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</office:font-face-decls>
  <office:automatic-styles>
    <style:style style:name="P1" style:parent-style-name="p" style:master-page-name="MP0" style:family="paragraph">
      <style:paragraph-properties fo:break-before="page"/>
    </style:style>
    <style:style style:name="T3" style:parent-style-name="Policepardéfaut" style:family="text">
      <style:text-properties/>
    </style:style>
    <style:style style:name="P2" style:parent-style-name="p" style:family="paragraph">
      <style:paragraph-properties fo:text-indent="0in">
        <style:drop-cap style:length="1" style:lines="3"/>
      </style:paragraph-properties>
    </style:style>
    <style:style style:name="T4" style:parent-style-name="Policepardéfaut" style:family="text">
      <style:text-properties fo:font-variant="small-caps"/>
    </style:style>
    <style:style style:name="T5" style:parent-style-name="Policepardéfaut" style:family="text">
      <style:text-properties fo:font-style="italic" style:font-style-asian="italic" style:font-style-complex="italic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fo:font-style="italic" style:font-style-asian="italic" style:font-style-complex="italic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fo:font-style="italic" style:font-style-asian="italic" style:font-style-complex="italic"/>
    </style:style>
    <style:style style:name="T12" style:parent-style-name="Policepardéfaut" style:family="text">
      <style:text-properties fo:font-style="italic" style:font-style-asian="italic" style:font-style-complex="italic"/>
    </style:style>
    <style:style style:name="T13" style:parent-style-name="Policepardéfaut" style:family="text">
      <style:text-properties fo:font-style="italic" style:font-style-asian="italic" style:font-style-complex="italic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/>
    </style:style>
    <style:style style:name="T16" style:parent-style-name="Policepardéfaut" style:family="text">
      <style:text-properties fo:font-style="italic" style:font-style-asian="italic" style:font-style-complex="italic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T24" style:parent-style-name="Policepardéfaut" style:family="text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T29" style:parent-style-name="Policepardéfaut" style:family="text">
      <style:text-properties fo:font-style="italic" style:font-style-asian="italic" style:font-style-complex="italic"/>
    </style:style>
    <style:style style:name="T30" style:parent-style-name="Policepardéfaut" style:family="text">
      <style:text-properties fo:font-style="italic" style:font-style-asian="italic" style:font-style-complex="italic"/>
    </style:style>
    <style:style style:name="T31" style:parent-style-name="Policepardéfaut" style:family="text">
      <style:text-properties fo:font-style="italic" style:font-style-asian="italic" style:font-style-complex="italic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T38" style:parent-style-name="Policepardéfaut" style:family="text">
      <style:text-properties fo:font-style="italic" style:font-style-asian="italic" style:font-style-complex="italic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T40" style:parent-style-name="Policepardéfaut" style:family="text">
      <style:text-properties fo:font-style="italic" style:font-style-asian="italic" style:font-style-complex="italic"/>
    </style:style>
    <style:style style:name="T41" style:parent-style-name="Policepardéfaut" style:family="text">
      <style:text-properties fo:font-style="italic" style:font-style-asian="italic" style:font-style-complex="italic"/>
    </style:style>
    <style:style style:name="T42" style:parent-style-name="Policepardéfaut" style:family="text">
      <style:text-properties fo:font-style="italic" style:font-style-asian="italic" style:font-style-complex="italic"/>
    </style:style>
    <style:style style:name="T43" style:parent-style-name="Policepardéfaut" style:family="text">
      <style:text-properties fo:font-style="italic" style:font-style-asian="italic" style:font-style-complex="italic"/>
    </style:style>
    <style:style style:name="T44" style:parent-style-name="Policepardéfaut" style:family="text">
      <style:text-properties fo:font-style="italic" style:font-style-asian="italic" style:font-style-complex="italic"/>
    </style:style>
    <style:style style:name="T45" style:parent-style-name="Policepardéfaut" style:family="text">
      <style:text-properties fo:font-style="italic" style:font-style-asian="italic" style:font-style-complex="italic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 style:font-style-complex="italic"/>
    </style:style>
    <style:style style:name="T48" style:parent-style-name="Policepardéfaut" style:family="text">
      <style:text-properties fo:font-style="italic" style:font-style-asian="italic" style:font-style-complex="italic"/>
    </style:style>
    <style:style style:name="T49" style:parent-style-name="Policepardéfaut" style:family="text">
      <style:text-properties fo:font-style="italic" style:font-style-asian="italic" style:font-style-complex="italic"/>
    </style:style>
    <style:style style:name="T50" style:parent-style-name="Policepardéfaut" style:family="text">
      <style:text-properties fo:font-style="italic" style:font-style-asian="italic" style:font-style-complex="italic"/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T52" style:parent-style-name="Policepardéfaut" style:family="text">
      <style:text-properties fo:font-style="italic" style:font-style-asian="italic" style:font-style-complex="italic"/>
    </style:style>
    <style:style style:name="T53" style:parent-style-name="Policepardéfaut" style:family="text">
      <style:text-properties fo:font-style="italic" style:font-style-asian="italic" style:font-style-complex="italic"/>
    </style:style>
    <style:style style:name="T54" style:parent-style-name="Policepardéfaut" style:family="text">
      <style:text-properties fo:font-style="italic" style:font-style-asian="italic" style:font-style-complex="italic"/>
    </style:style>
    <style:style style:name="T55" style:parent-style-name="Policepardéfaut" style:family="text">
      <style:text-properties fo:font-style="italic" style:font-style-asian="italic" style:font-style-complex="italic"/>
    </style:style>
    <style:style style:name="T56" style:parent-style-name="Policepardéfaut" style:family="text">
      <style:text-properties fo:font-style="italic" style:font-style-asian="italic" style:font-style-complex="italic"/>
    </style:style>
    <style:style style:name="T57" style:parent-style-name="Policepardéfaut" style:family="text">
      <style:text-properties fo:font-style="italic" style:font-style-asian="italic" style:font-style-complex="italic"/>
    </style:style>
    <style:style style:name="T58" style:parent-style-name="Policepardéfaut" style:family="text">
      <style:text-properties fo:font-style="italic" style:font-style-asian="italic" style:font-style-complex="italic"/>
    </style:style>
    <style:style style:name="T59" style:parent-style-name="Policepardéfaut" style:family="text">
      <style:text-properties fo:font-style="italic" style:font-style-asian="italic" style:font-style-complex="italic"/>
    </style:style>
    <style:style style:name="T60" style:parent-style-name="Policepardéfaut" style:family="text">
      <style:text-properties fo:font-style="italic" style:font-style-asian="italic" style:font-style-complex="italic"/>
    </style:style>
    <style:style style:name="T61" style:parent-style-name="Policepardéfaut" style:family="text">
      <style:text-properties fo:font-style="italic" style:font-style-asian="italic" style:font-style-complex="italic"/>
    </style:style>
    <style:style style:name="T62" style:parent-style-name="Policepardéfaut" style:family="text">
      <style:text-properties fo:font-style="italic" style:font-style-asian="italic" style:font-style-complex="italic"/>
    </style:style>
    <style:style style:name="T63" style:parent-style-name="Policepardéfaut" style:family="text">
      <style:text-properties fo:font-style="italic" style:font-style-asian="italic" style:font-style-complex="italic"/>
    </style:style>
    <style:style style:name="T64" style:parent-style-name="Policepardéfaut" style:family="text">
      <style:text-properties fo:font-style="italic" style:font-style-asian="italic" style:font-style-complex="italic"/>
    </style:style>
    <style:style style:name="T65" style:parent-style-name="Policepardéfaut" style:family="text">
      <style:text-properties fo:font-style="italic" style:font-style-asian="italic" style:font-style-complex="italic"/>
    </style:style>
    <style:style style:name="T66" style:parent-style-name="Policepardéfaut" style:family="text">
      <style:text-properties fo:font-style="italic" style:font-style-asian="italic" style:font-style-complex="italic"/>
    </style:style>
    <style:style style:name="T67" style:parent-style-name="Policepardéfaut" style:family="text">
      <style:text-properties fo:font-style="italic" style:font-style-asian="italic" style:font-style-complex="italic"/>
    </style:style>
    <style:style style:name="T68" style:parent-style-name="Policepardéfaut" style:family="text">
      <style:text-properties fo:font-style="italic" style:font-style-asian="italic" style:font-style-complex="italic"/>
    </style:style>
    <style:style style:name="T69" style:parent-style-name="Policepardéfaut" style:family="text">
      <style:text-properties fo:font-style="italic" style:font-style-asian="italic" style:font-style-complex="italic"/>
    </style:style>
    <style:style style:name="T70" style:parent-style-name="Policepardéfaut" style:family="text">
      <style:text-properties fo:font-style="italic" style:font-style-asian="italic" style:font-style-complex="italic"/>
    </style:style>
    <style:style style:name="T71" style:parent-style-name="Policepardéfaut" style:family="text">
      <style:text-properties fo:font-style="italic" style:font-style-asian="italic" style:font-style-complex="italic"/>
    </style:style>
    <style:style style:name="T72" style:parent-style-name="Policepardéfaut" style:family="text">
      <style:text-properties fo:font-style="italic" style:font-style-asian="italic" style:font-style-complex="italic"/>
    </style:style>
    <style:style style:name="T73" style:parent-style-name="Policepardéfaut" style:family="text">
      <style:text-properties fo:font-style="italic" style:font-style-asian="italic" style:font-style-complex="italic"/>
    </style:style>
    <style:style style:name="T74" style:parent-style-name="Policepardéfaut" style:family="text">
      <style:text-properties fo:font-style="italic" style:font-style-asian="italic" style:font-style-complex="italic"/>
    </style:style>
    <style:style style:name="T75" style:parent-style-name="Policepardéfaut" style:family="text">
      <style:text-properties fo:font-style="italic" style:font-style-asian="italic" style:font-style-complex="italic"/>
    </style:style>
    <style:style style:name="T76" style:parent-style-name="Policepardéfaut" style:family="text">
      <style:text-properties fo:font-style="italic" style:font-style-asian="italic" style:font-style-complex="italic"/>
    </style:style>
    <style:style style:name="T77" style:parent-style-name="Policepardéfaut" style:family="text">
      <style:text-properties fo:font-style="italic" style:font-style-asian="italic" style:font-style-complex="italic"/>
    </style:style>
    <style:style style:name="T78" style:parent-style-name="Policepardéfaut" style:family="text">
      <style:text-properties fo:font-style="italic" style:font-style-asian="italic" style:font-style-complex="italic"/>
    </style:style>
    <style:style style:name="T79" style:parent-style-name="Policepardéfaut" style:family="text">
      <style:text-properties fo:font-style="italic" style:font-style-asian="italic" style:font-style-complex="italic"/>
    </style:style>
    <style:style style:name="T80" style:parent-style-name="Policepardéfaut" style:family="text">
      <style:text-properties fo:font-style="italic" style:font-style-asian="italic" style:font-style-complex="italic"/>
    </style:style>
    <style:style style:name="T81" style:parent-style-name="Policepardéfaut" style:family="text">
      <style:text-properties fo:font-style="italic" style:font-style-asian="italic" style:font-style-complex="italic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T85" style:parent-style-name="Policepardéfaut" style:family="text">
      <style:text-properties fo:font-style="italic" style:font-style-asian="italic" style:font-style-complex="italic"/>
    </style:style>
    <style:style style:name="T86" style:parent-style-name="Policepardéfaut" style:family="text">
      <style:text-properties fo:font-style="italic" style:font-style-asian="italic" style:font-style-complex="italic"/>
    </style:style>
    <style:style style:name="T87" style:parent-style-name="Policepardéfaut" style:family="text">
      <style:text-properties fo:font-style="italic" style:font-style-asian="italic" style:font-style-complex="italic"/>
    </style:style>
    <style:style style:name="T88" style:parent-style-name="Policepardéfaut" style:family="text">
      <style:text-properties fo:font-style="italic" style:font-style-asian="italic" style:font-style-complex="italic"/>
    </style:style>
    <style:style style:name="T89" style:parent-style-name="Policepardéfaut" style:family="text">
      <style:text-properties fo:font-style="italic" style:font-style-asian="italic" style:font-style-complex="italic"/>
    </style:style>
    <style:style style:name="T90" style:parent-style-name="Policepardéfaut" style:family="text">
      <style:text-properties fo:font-style="italic" style:font-style-asian="italic" style:font-style-complex="italic"/>
    </style:style>
    <style:style style:name="T91" style:parent-style-name="Policepardéfaut" style:family="text">
      <style:text-properties fo:font-style="italic" style:font-style-asian="italic" style:font-style-complex="italic"/>
    </style:style>
    <style:style style:name="T92" style:parent-style-name="Policepardéfaut" style:family="text">
      <style:text-properties fo:font-style="italic" style:font-style-asian="italic" style:font-style-complex="italic"/>
    </style:style>
    <style:style style:name="T93" style:parent-style-name="Policepardéfaut" style:family="text">
      <style:text-properties fo:font-style="italic" style:font-style-asian="italic" style:font-style-complex="italic"/>
    </style:style>
    <style:style style:name="T94" style:parent-style-name="Policepardéfaut" style:family="text">
      <style:text-properties fo:font-style="italic" style:font-style-asian="italic" style:font-style-complex="italic"/>
    </style:style>
    <style:style style:name="T95" style:parent-style-name="Policepardéfaut" style:family="text">
      <style:text-properties fo:font-style="italic" style:font-style-asian="italic" style:font-style-complex="italic"/>
    </style:style>
    <style:style style:name="T96" style:parent-style-name="Policepardéfaut" style:family="text">
      <style:text-properties fo:font-style="italic" style:font-style-asian="italic" style:font-style-complex="italic"/>
    </style:style>
    <style:style style:name="T97" style:parent-style-name="Policepardéfaut" style:family="text">
      <style:text-properties fo:font-style="italic" style:font-style-asian="italic" style:font-style-complex="italic"/>
    </style:style>
    <style:style style:name="T98" style:parent-style-name="Policepardéfaut" style:family="text">
      <style:text-properties fo:font-style="italic" style:font-style-asian="italic" style:font-style-complex="italic"/>
    </style:style>
    <style:style style:name="T99" style:parent-style-name="Policepardéfaut" style:family="text">
      <style:text-properties fo:font-style="italic" style:font-style-asian="italic" style:font-style-complex="italic"/>
    </style:style>
    <style:style style:name="T100" style:parent-style-name="Policepardéfaut" style:family="text">
      <style:text-properties fo:font-style="italic" style:font-style-asian="italic" style:font-style-complex="italic"/>
    </style:style>
    <style:style style:name="T101" style:parent-style-name="Policepardéfaut" style:family="text">
      <style:text-properties fo:font-style="italic" style:font-style-asian="italic" style:font-style-complex="italic"/>
    </style:style>
    <style:style style:name="T102" style:parent-style-name="Policepardéfaut" style:family="text">
      <style:text-properties fo:font-style="italic" style:font-style-asian="italic" style:font-style-complex="italic"/>
    </style:style>
    <style:style style:name="T103" style:parent-style-name="Policepardéfaut" style:family="text">
      <style:text-properties fo:font-style="italic" style:font-style-asian="italic" style:font-style-complex="italic"/>
    </style:style>
    <style:style style:name="T104" style:parent-style-name="Policepardéfaut" style:family="text">
      <style:text-properties fo:font-style="italic" style:font-style-asian="italic" style:font-style-complex="italic"/>
    </style:style>
    <style:style style:name="T105" style:parent-style-name="Policepardéfaut" style:family="text">
      <style:text-properties fo:font-style="italic" style:font-style-asian="italic" style:font-style-complex="italic"/>
    </style:style>
    <style:style style:name="T106" style:parent-style-name="Policepardéfaut" style:family="text">
      <style:text-properties fo:font-style="italic" style:font-style-asian="italic" style:font-style-complex="italic"/>
    </style:style>
    <style:style style:name="T107" style:parent-style-name="Policepardéfaut" style:family="text">
      <style:text-properties fo:font-style="italic" style:font-style-asian="italic" style:font-style-complex="italic"/>
    </style:style>
    <style:style style:name="T108" style:parent-style-name="Policepardéfaut" style:family="text">
      <style:text-properties fo:font-style="italic" style:font-style-asian="italic" style:font-style-complex="italic"/>
    </style:style>
    <style:style style:name="T109" style:parent-style-name="Policepardéfaut" style:family="text">
      <style:text-properties fo:font-style="italic" style:font-style-asian="italic" style:font-style-complex="italic"/>
    </style:style>
    <style:style style:name="T110" style:parent-style-name="Policepardéfaut" style:family="text">
      <style:text-properties fo:font-style="italic" style:font-style-asian="italic" style:font-style-complex="italic"/>
    </style:style>
    <style:style style:name="T111" style:parent-style-name="Policepardéfaut" style:family="text">
      <style:text-properties fo:font-style="italic" style:font-style-asian="italic" style:font-style-complex="italic"/>
    </style:style>
    <style:style style:name="T112" style:parent-style-name="Policepardéfaut" style:family="text">
      <style:text-properties fo:font-style="italic" style:font-style-asian="italic" style:font-style-complex="italic"/>
    </style:style>
    <style:style style:name="T113" style:parent-style-name="Policepardéfaut" style:family="text">
      <style:text-properties fo:font-style="italic" style:font-style-asian="italic" style:font-style-complex="italic"/>
    </style:style>
    <style:style style:name="T114" style:parent-style-name="Policepardéfaut" style:family="text">
      <style:text-properties fo:font-style="italic" style:font-style-asian="italic" style:font-style-complex="italic"/>
    </style:style>
    <style:style style:name="T115" style:parent-style-name="Policepardéfaut" style:family="text">
      <style:text-properties fo:font-style="italic" style:font-style-asian="italic" style:font-style-complex="italic"/>
    </style:style>
    <style:style style:name="T116" style:parent-style-name="Policepardéfaut" style:family="text">
      <style:text-properties fo:font-style="italic" style:font-style-asian="italic" style:font-style-complex="italic"/>
    </style:style>
    <style:style style:name="T117" style:parent-style-name="Policepardéfaut" style:family="text">
      <style:text-properties fo:font-style="italic" style:font-style-asian="italic" style:font-style-complex="italic"/>
    </style:style>
    <style:style style:name="T118" style:parent-style-name="Policepardéfaut" style:family="text">
      <style:text-properties fo:font-style="italic" style:font-style-asian="italic" style:font-style-complex="italic"/>
    </style:style>
    <style:style style:name="T119" style:parent-style-name="Policepardéfaut" style:family="text">
      <style:text-properties fo:font-style="italic" style:font-style-asian="italic" style:font-style-complex="italic"/>
    </style:style>
    <style:style style:name="T120" style:parent-style-name="Policepardéfaut" style:family="text">
      <style:text-properties fo:font-style="italic" style:font-style-asian="italic" style:font-style-complex="italic"/>
    </style:style>
    <style:style style:name="T121" style:parent-style-name="Policepardéfaut" style:family="text">
      <style:text-properties fo:font-style="italic" style:font-style-asian="italic" style:font-style-complex="italic"/>
    </style:style>
    <style:style style:name="T122" style:parent-style-name="Policepardéfaut" style:family="text">
      <style:text-properties fo:font-style="italic" style:font-style-asian="italic" style:font-style-complex="italic"/>
    </style:style>
    <style:style style:name="T123" style:parent-style-name="Policepardéfaut" style:family="text">
      <style:text-properties fo:font-style="italic" style:font-style-asian="italic" style:font-style-complex="italic"/>
    </style:style>
    <style:style style:name="T124" style:parent-style-name="Policepardéfaut" style:family="text">
      <style:text-properties fo:font-style="italic" style:font-style-asian="italic" style:font-style-complex="italic"/>
    </style:style>
    <style:style style:name="T125" style:parent-style-name="Policepardéfaut" style:family="text">
      <style:text-properties fo:font-style="italic" style:font-style-asian="italic" style:font-style-complex="italic"/>
    </style:style>
    <style:style style:name="T126" style:parent-style-name="Policepardéfaut" style:family="text">
      <style:text-properties fo:font-style="italic" style:font-style-asian="italic" style:font-style-complex="italic"/>
    </style:style>
    <style:style style:name="T127" style:parent-style-name="Policepardéfaut" style:family="text">
      <style:text-properties fo:font-style="italic" style:font-style-asian="italic" style:font-style-complex="italic"/>
    </style:style>
    <style:style style:name="T128" style:parent-style-name="Policepardéfaut" style:family="text">
      <style:text-properties fo:font-style="italic" style:font-style-asian="italic" style:font-style-complex="italic"/>
    </style:style>
    <style:style style:name="T129" style:parent-style-name="Policepardéfaut" style:family="text">
      <style:text-properties fo:font-style="italic" style:font-style-asian="italic" style:font-style-complex="italic"/>
    </style:style>
    <style:style style:name="T130" style:parent-style-name="Policepardéfaut" style:family="text">
      <style:text-properties fo:font-style="italic" style:font-style-asian="italic" style:font-style-complex="italic"/>
    </style:style>
    <style:style style:name="T132" style:parent-style-name="Policepardéfaut" style:family="text">
      <style:text-properties/>
    </style:style>
    <style:style style:name="P131" style:parent-style-name="p" style:family="paragraph">
      <style:paragraph-properties fo:text-indent="0in">
        <style:drop-cap style:length="1" style:lines="3"/>
      </style:paragraph-properties>
    </style:style>
    <style:style style:name="T133" style:parent-style-name="Policepardéfaut" style:family="text">
      <style:text-properties fo:font-variant="small-caps"/>
    </style:style>
    <style:style style:name="T134" style:parent-style-name="Policepardéfaut" style:family="text">
      <style:text-properties fo:font-style="italic" style:font-style-asian="italic" style:font-style-complex="italic"/>
    </style:style>
    <style:style style:name="T135" style:parent-style-name="Policepardéfaut" style:family="text">
      <style:text-properties fo:font-style="italic" style:font-style-asian="italic" style:font-style-complex="italic"/>
    </style:style>
    <style:style style:name="T136" style:parent-style-name="Policepardéfaut" style:family="text">
      <style:text-properties fo:font-style="italic" style:font-style-asian="italic" style:font-style-complex="italic"/>
    </style:style>
    <style:style style:name="T137" style:parent-style-name="Policepardéfaut" style:family="text">
      <style:text-properties fo:font-style="italic" style:font-style-asian="italic" style:font-style-complex="italic"/>
    </style:style>
    <style:style style:name="T139" style:parent-style-name="Policepardéfaut" style:family="text">
      <style:text-properties/>
    </style:style>
    <style:style style:name="P138" style:parent-style-name="p" style:family="paragraph">
      <style:paragraph-properties fo:text-indent="0in">
        <style:drop-cap style:length="1" style:lines="3"/>
      </style:paragraph-properties>
    </style:style>
    <style:style style:name="T140" style:parent-style-name="Policepardéfaut" style:family="text">
      <style:text-properties fo:font-style="italic" style:font-style-asian="italic" style:font-style-complex="italic"/>
    </style:style>
    <style:style style:name="T141" style:parent-style-name="Policepardéfaut" style:family="text">
      <style:text-properties fo:font-style="italic" style:font-style-asian="italic" style:font-style-complex="italic"/>
    </style:style>
    <style:style style:name="T142" style:parent-style-name="Policepardéfaut" style:family="text">
      <style:text-properties fo:font-style="italic" style:font-style-asian="italic" style:font-style-complex="italic"/>
    </style:style>
    <style:style style:name="T143" style:parent-style-name="Policepardéfaut" style:family="text">
      <style:text-properties fo:font-style="italic" style:font-style-asian="italic" style:font-style-complex="italic"/>
    </style:style>
    <style:style style:name="T144" style:parent-style-name="Policepardéfaut" style:family="text">
      <style:text-properties fo:font-style="italic" style:font-style-asian="italic" style:font-style-complex="italic"/>
    </style:style>
    <style:style style:name="T145" style:parent-style-name="Policepardéfaut" style:family="text">
      <style:text-properties fo:font-style="italic" style:font-style-asian="italic" style:font-style-complex="italic"/>
    </style:style>
    <style:style style:name="T146" style:parent-style-name="Policepardéfaut" style:family="text">
      <style:text-properties fo:font-style="italic" style:font-style-asian="italic" style:font-style-complex="italic"/>
    </style:style>
    <style:style style:name="T147" style:parent-style-name="Policepardéfaut" style:family="text">
      <style:text-properties fo:font-style="italic" style:font-style-asian="italic" style:font-style-complex="italic"/>
    </style:style>
    <style:style style:name="T148" style:parent-style-name="Policepardéfaut" style:family="text">
      <style:text-properties fo:font-style="italic" style:font-style-asian="italic" style:font-style-complex="italic"/>
    </style:style>
    <style:style style:name="T149" style:parent-style-name="Policepardéfaut" style:family="text">
      <style:text-properties fo:font-style="italic" style:font-style-asian="italic" style:font-style-complex="italic"/>
    </style:style>
    <style:style style:name="T150" style:parent-style-name="Policepardéfaut" style:family="text">
      <style:text-properties fo:font-style="italic" style:font-style-asian="italic" style:font-style-complex="italic"/>
    </style:style>
    <style:style style:name="T151" style:parent-style-name="Policepardéfaut" style:family="text">
      <style:text-properties fo:font-style="italic" style:font-style-asian="italic" style:font-style-complex="italic"/>
    </style:style>
    <style:style style:name="T152" style:parent-style-name="Policepardéfaut" style:family="text">
      <style:text-properties fo:font-style="italic" style:font-style-asian="italic" style:font-style-complex="italic"/>
    </style:style>
    <style:style style:name="T153" style:parent-style-name="Policepardéfaut" style:family="text">
      <style:text-properties fo:font-style="italic" style:font-style-asian="italic" style:font-style-complex="italic"/>
    </style:style>
    <style:style style:name="T154" style:parent-style-name="Policepardéfaut" style:family="text">
      <style:text-properties fo:font-style="italic" style:font-style-asian="italic" style:font-style-complex="italic"/>
    </style:style>
    <style:style style:name="T155" style:parent-style-name="Policepardéfaut" style:family="text">
      <style:text-properties fo:font-style="italic" style:font-style-asian="italic" style:font-style-complex="italic"/>
    </style:style>
    <style:style style:name="T156" style:parent-style-name="Policepardéfaut" style:family="text">
      <style:text-properties fo:font-style="italic" style:font-style-asian="italic" style:font-style-complex="italic"/>
    </style:style>
    <style:style style:name="T157" style:parent-style-name="Policepardéfaut" style:family="text">
      <style:text-properties fo:font-style="italic" style:font-style-asian="italic" style:font-style-complex="italic"/>
    </style:style>
    <style:style style:name="T158" style:parent-style-name="Policepardéfaut" style:family="text">
      <style:text-properties fo:font-style="italic" style:font-style-asian="italic" style:font-style-complex="italic"/>
    </style:style>
    <style:style style:name="T159" style:parent-style-name="Policepardéfaut" style:family="text">
      <style:text-properties fo:font-style="italic" style:font-style-asian="italic" style:font-style-complex="italic"/>
    </style:style>
    <style:style style:name="T160" style:parent-style-name="Policepardéfaut" style:family="text">
      <style:text-properties fo:font-style="italic" style:font-style-asian="italic" style:font-style-complex="italic"/>
    </style:style>
    <style:style style:name="T161" style:parent-style-name="Policepardéfaut" style:family="text">
      <style:text-properties fo:font-style="italic" style:font-style-asian="italic" style:font-style-complex="italic"/>
    </style:style>
    <style:style style:name="T162" style:parent-style-name="Policepardéfaut" style:family="text">
      <style:text-properties fo:font-style="italic" style:font-style-asian="italic" style:font-style-complex="italic"/>
    </style:style>
    <style:style style:name="T163" style:parent-style-name="Policepardéfaut" style:family="text">
      <style:text-properties fo:font-style="italic" style:font-style-asian="italic" style:font-style-complex="italic"/>
    </style:style>
    <style:style style:name="T164" style:parent-style-name="Policepardéfaut" style:family="text">
      <style:text-properties fo:font-style="italic" style:font-style-asian="italic" style:font-style-complex="italic"/>
    </style:style>
    <style:style style:name="T165" style:parent-style-name="Policepardéfaut" style:family="text">
      <style:text-properties fo:font-style="italic" style:font-style-asian="italic" style:font-style-complex="italic"/>
    </style:style>
    <style:style style:name="T166" style:parent-style-name="Policepardéfaut" style:family="text">
      <style:text-properties fo:font-style="italic" style:font-style-asian="italic" style:font-style-complex="italic"/>
    </style:style>
    <style:style style:name="T167" style:parent-style-name="Policepardéfaut" style:family="text">
      <style:text-properties fo:font-style="italic" style:font-style-asian="italic" style:font-style-complex="italic"/>
    </style:style>
    <style:style style:name="T168" style:parent-style-name="Policepardéfaut" style:family="text">
      <style:text-properties fo:font-style="italic" style:font-style-asian="italic" style:font-style-complex="italic"/>
    </style:style>
    <style:style style:name="T169" style:parent-style-name="Policepardéfaut" style:family="text">
      <style:text-properties fo:font-style="italic" style:font-style-asian="italic" style:font-style-complex="italic"/>
    </style:style>
    <style:style style:name="T170" style:parent-style-name="Policepardéfaut" style:family="text">
      <style:text-properties fo:font-style="italic" style:font-style-asian="italic" style:font-style-complex="italic"/>
    </style:style>
    <style:style style:name="T171" style:parent-style-name="Policepardéfaut" style:family="text">
      <style:text-properties fo:font-style="italic" style:font-style-asian="italic" style:font-style-complex="italic"/>
    </style:style>
    <style:style style:name="T172" style:parent-style-name="Policepardéfaut" style:family="text">
      <style:text-properties fo:font-style="italic" style:font-style-asian="italic" style:font-style-complex="italic"/>
    </style:style>
    <style:style style:name="T173" style:parent-style-name="Policepardéfaut" style:family="text">
      <style:text-properties fo:font-style="italic" style:font-style-asian="italic" style:font-style-complex="italic"/>
    </style:style>
    <style:style style:name="T174" style:parent-style-name="Policepardéfaut" style:family="text">
      <style:text-properties fo:font-style="italic" style:font-style-asian="italic" style:font-style-complex="italic"/>
    </style:style>
    <style:style style:name="T175" style:parent-style-name="Policepardéfaut" style:family="text">
      <style:text-properties fo:font-style="italic" style:font-style-asian="italic" style:font-style-complex="italic"/>
    </style:style>
    <style:style style:name="T176" style:parent-style-name="Policepardéfaut" style:family="text">
      <style:text-properties fo:font-style="italic" style:font-style-asian="italic" style:font-style-complex="italic"/>
    </style:style>
    <style:style style:name="T177" style:parent-style-name="Policepardéfaut" style:family="text">
      <style:text-properties fo:font-style="italic" style:font-style-asian="italic" style:font-style-complex="italic"/>
    </style:style>
    <style:style style:name="T178" style:parent-style-name="Policepardéfaut" style:family="text">
      <style:text-properties fo:font-style="italic" style:font-style-asian="italic" style:font-style-complex="italic"/>
    </style:style>
    <style:style style:name="T179" style:parent-style-name="Policepardéfaut" style:family="text">
      <style:text-properties fo:font-style="italic" style:font-style-asian="italic" style:font-style-complex="italic"/>
    </style:style>
    <style:style style:name="T180" style:parent-style-name="Policepardéfaut" style:family="text">
      <style:text-properties fo:font-style="italic" style:font-style-asian="italic" style:font-style-complex="italic"/>
    </style:style>
    <style:style style:name="T181" style:parent-style-name="Policepardéfaut" style:family="text">
      <style:text-properties fo:font-style="italic" style:font-style-asian="italic" style:font-style-complex="italic"/>
    </style:style>
    <style:style style:name="T182" style:parent-style-name="Policepardéfaut" style:family="text">
      <style:text-properties fo:font-style="italic" style:font-style-asian="italic" style:font-style-complex="italic"/>
    </style:style>
    <style:style style:name="T183" style:parent-style-name="Policepardéfaut" style:family="text">
      <style:text-properties fo:font-style="italic" style:font-style-asian="italic" style:font-style-complex="italic"/>
    </style:style>
    <style:style style:name="T184" style:parent-style-name="Policepardéfaut" style:family="text">
      <style:text-properties fo:font-style="italic" style:font-style-asian="italic" style:font-style-complex="italic"/>
    </style:style>
    <style:style style:name="T185" style:parent-style-name="Policepardéfaut" style:family="text">
      <style:text-properties fo:font-style="italic" style:font-style-asian="italic" style:font-style-complex="italic"/>
    </style:style>
    <style:style style:name="T186" style:parent-style-name="Policepardéfaut" style:family="text">
      <style:text-properties fo:font-style="italic" style:font-style-asian="italic" style:font-style-complex="italic"/>
    </style:style>
    <style:style style:name="T187" style:parent-style-name="Policepardéfaut" style:family="text">
      <style:text-properties fo:font-style="italic" style:font-style-asian="italic" style:font-style-complex="italic"/>
    </style:style>
    <style:style style:name="T188" style:parent-style-name="Policepardéfaut" style:family="text">
      <style:text-properties fo:font-style="italic" style:font-style-asian="italic" style:font-style-complex="italic"/>
    </style:style>
    <style:style style:name="T189" style:parent-style-name="Policepardéfaut" style:family="text">
      <style:text-properties fo:font-style="italic" style:font-style-asian="italic" style:font-style-complex="italic"/>
    </style:style>
    <style:style style:name="T190" style:parent-style-name="Policepardéfaut" style:family="text">
      <style:text-properties fo:font-style="italic" style:font-style-asian="italic" style:font-style-complex="italic"/>
    </style:style>
    <style:style style:name="T191" style:parent-style-name="Policepardéfaut" style:family="text">
      <style:text-properties fo:font-style="italic" style:font-style-asian="italic" style:font-style-complex="italic"/>
    </style:style>
    <style:style style:name="T192" style:parent-style-name="Policepardéfaut" style:family="text">
      <style:text-properties fo:font-style="italic" style:font-style-asian="italic" style:font-style-complex="italic"/>
    </style:style>
    <style:style style:name="T193" style:parent-style-name="Policepardéfaut" style:family="text">
      <style:text-properties fo:font-style="italic" style:font-style-asian="italic" style:font-style-complex="italic"/>
    </style:style>
    <style:style style:name="T194" style:parent-style-name="Policepardéfaut" style:family="text">
      <style:text-properties fo:font-style="italic" style:font-style-asian="italic" style:font-style-complex="italic"/>
    </style:style>
    <style:style style:name="T195" style:parent-style-name="Policepardéfaut" style:family="text">
      <style:text-properties fo:font-style="italic" style:font-style-asian="italic" style:font-style-complex="italic"/>
    </style:style>
    <style:style style:name="T196" style:parent-style-name="Policepardéfaut" style:family="text">
      <style:text-properties fo:font-style="italic" style:font-style-asian="italic" style:font-style-complex="italic"/>
    </style:style>
    <style:style style:name="T197" style:parent-style-name="Policepardéfaut" style:family="text">
      <style:text-properties fo:font-style="italic" style:font-style-asian="italic" style:font-style-complex="italic"/>
    </style:style>
    <style:style style:name="T198" style:parent-style-name="Policepardéfaut" style:family="text">
      <style:text-properties fo:font-style="italic" style:font-style-asian="italic" style:font-style-complex="italic"/>
    </style:style>
    <style:style style:name="T199" style:parent-style-name="Policepardéfaut" style:family="text">
      <style:text-properties fo:font-style="italic" style:font-style-asian="italic" style:font-style-complex="italic"/>
    </style:style>
    <style:style style:name="T200" style:parent-style-name="Policepardéfaut" style:family="text">
      <style:text-properties fo:font-style="italic" style:font-style-asian="italic" style:font-style-complex="italic"/>
    </style:style>
    <style:style style:name="T201" style:parent-style-name="Policepardéfaut" style:family="text">
      <style:text-properties fo:font-style="italic" style:font-style-asian="italic" style:font-style-complex="italic"/>
    </style:style>
    <style:style style:name="T202" style:parent-style-name="Policepardéfaut" style:family="text">
      <style:text-properties fo:font-style="italic" style:font-style-asian="italic" style:font-style-complex="italic"/>
    </style:style>
    <style:style style:name="T203" style:parent-style-name="Policepardéfaut" style:family="text">
      <style:text-properties fo:font-style="italic" style:font-style-asian="italic" style:font-style-complex="italic"/>
    </style:style>
    <style:style style:name="T204" style:parent-style-name="Policepardéfaut" style:family="text">
      <style:text-properties fo:font-style="italic" style:font-style-asian="italic" style:font-style-complex="italic"/>
    </style:style>
    <style:style style:name="T205" style:parent-style-name="Policepardéfaut" style:family="text">
      <style:text-properties fo:font-style="italic" style:font-style-asian="italic" style:font-style-complex="italic"/>
    </style:style>
    <style:style style:name="T206" style:parent-style-name="Policepardéfaut" style:family="text">
      <style:text-properties fo:font-style="italic" style:font-style-asian="italic" style:font-style-complex="italic"/>
    </style:style>
    <style:style style:name="T207" style:parent-style-name="Policepardéfaut" style:family="text">
      <style:text-properties fo:font-style="italic" style:font-style-asian="italic" style:font-style-complex="italic"/>
    </style:style>
    <style:style style:name="T208" style:parent-style-name="Policepardéfaut" style:family="text">
      <style:text-properties fo:font-style="italic" style:font-style-asian="italic" style:font-style-complex="italic"/>
    </style:style>
    <style:style style:name="T209" style:parent-style-name="Policepardéfaut" style:family="text">
      <style:text-properties fo:font-style="italic" style:font-style-asian="italic" style:font-style-complex="italic"/>
    </style:style>
    <style:style style:name="T210" style:parent-style-name="Policepardéfaut" style:family="text">
      <style:text-properties fo:font-style="italic" style:font-style-asian="italic" style:font-style-complex="italic"/>
    </style:style>
    <style:style style:name="T211" style:parent-style-name="Policepardéfaut" style:family="text">
      <style:text-properties fo:font-style="italic" style:font-style-asian="italic" style:font-style-complex="italic"/>
    </style:style>
    <style:style style:name="T212" style:parent-style-name="Policepardéfaut" style:family="text">
      <style:text-properties fo:font-style="italic" style:font-style-asian="italic" style:font-style-complex="italic"/>
    </style:style>
    <style:style style:name="T213" style:parent-style-name="Policepardéfaut" style:family="text">
      <style:text-properties fo:font-style="italic" style:font-style-asian="italic" style:font-style-complex="italic"/>
    </style:style>
    <style:style style:name="T214" style:parent-style-name="Policepardéfaut" style:family="text">
      <style:text-properties fo:font-style="italic" style:font-style-asian="italic" style:font-style-complex="italic"/>
    </style:style>
    <style:style style:name="T215" style:parent-style-name="Policepardéfaut" style:family="text">
      <style:text-properties fo:font-style="italic" style:font-style-asian="italic" style:font-style-complex="italic"/>
    </style:style>
    <style:style style:name="T216" style:parent-style-name="Policepardéfaut" style:family="text">
      <style:text-properties fo:font-style="italic" style:font-style-asian="italic" style:font-style-complex="italic"/>
    </style:style>
    <style:style style:name="T217" style:parent-style-name="Policepardéfaut" style:family="text">
      <style:text-properties fo:font-style="italic" style:font-style-asian="italic" style:font-style-complex="italic"/>
    </style:style>
    <style:style style:name="T218" style:parent-style-name="Policepardéfaut" style:family="text">
      <style:text-properties fo:font-style="italic" style:font-style-asian="italic" style:font-style-complex="italic"/>
    </style:style>
    <style:style style:name="T219" style:parent-style-name="Policepardéfaut" style:family="text">
      <style:text-properties fo:font-style="italic" style:font-style-asian="italic" style:font-style-complex="italic"/>
    </style:style>
    <style:style style:name="T220" style:parent-style-name="Policepardéfaut" style:family="text">
      <style:text-properties fo:font-style="italic" style:font-style-asian="italic" style:font-style-complex="italic"/>
    </style:style>
    <style:style style:name="T221" style:parent-style-name="Policepardéfaut" style:family="text">
      <style:text-properties fo:font-style="italic" style:font-style-asian="italic" style:font-style-complex="italic"/>
    </style:style>
    <style:style style:name="T222" style:parent-style-name="Policepardéfaut" style:family="text">
      <style:text-properties fo:font-style="italic" style:font-style-asian="italic" style:font-style-complex="italic"/>
    </style:style>
    <style:style style:name="T223" style:parent-style-name="Policepardéfaut" style:family="text">
      <style:text-properties fo:font-style="italic" style:font-style-asian="italic" style:font-style-complex="italic"/>
    </style:style>
    <style:style style:name="T224" style:parent-style-name="Policepardéfaut" style:family="text">
      <style:text-properties fo:font-style="italic" style:font-style-asian="italic" style:font-style-complex="italic"/>
    </style:style>
    <style:style style:name="T225" style:parent-style-name="Policepardéfaut" style:family="text">
      <style:text-properties fo:font-style="italic" style:font-style-asian="italic" style:font-style-complex="italic"/>
    </style:style>
    <style:style style:name="T226" style:parent-style-name="Policepardéfaut" style:family="text">
      <style:text-properties fo:font-style="italic" style:font-style-asian="italic" style:font-style-complex="italic"/>
    </style:style>
    <style:style style:name="T227" style:parent-style-name="Policepardéfaut" style:family="text">
      <style:text-properties fo:font-style="italic" style:font-style-asian="italic" style:font-style-complex="italic"/>
    </style:style>
    <style:style style:name="T228" style:parent-style-name="Policepardéfaut" style:family="text">
      <style:text-properties fo:font-style="italic" style:font-style-asian="italic" style:font-style-complex="italic"/>
    </style:style>
    <style:style style:name="T229" style:parent-style-name="Policepardéfaut" style:family="text">
      <style:text-properties fo:font-style="italic" style:font-style-asian="italic" style:font-style-complex="italic"/>
    </style:style>
    <style:style style:name="T230" style:parent-style-name="Policepardéfaut" style:family="text">
      <style:text-properties fo:font-style="italic" style:font-style-asian="italic" style:font-style-complex="italic"/>
    </style:style>
    <style:style style:name="T231" style:parent-style-name="Policepardéfaut" style:family="text">
      <style:text-properties fo:font-style="italic" style:font-style-asian="italic" style:font-style-complex="italic"/>
    </style:style>
    <style:style style:name="T232" style:parent-style-name="Policepardéfaut" style:family="text">
      <style:text-properties fo:font-style="italic" style:font-style-asian="italic" style:font-style-complex="italic"/>
    </style:style>
    <style:style style:name="T233" style:parent-style-name="Policepardéfaut" style:family="text">
      <style:text-properties fo:font-style="italic" style:font-style-asian="italic" style:font-style-complex="italic"/>
    </style:style>
    <style:style style:name="T234" style:parent-style-name="Policepardéfaut" style:family="text">
      <style:text-properties fo:font-style="italic" style:font-style-asian="italic" style:font-style-complex="italic"/>
    </style:style>
    <style:style style:name="T235" style:parent-style-name="Policepardéfaut" style:family="text">
      <style:text-properties fo:font-style="italic" style:font-style-asian="italic" style:font-style-complex="italic"/>
    </style:style>
    <style:style style:name="T236" style:parent-style-name="Policepardéfaut" style:family="text">
      <style:text-properties fo:font-style="italic" style:font-style-asian="italic" style:font-style-complex="italic"/>
    </style:style>
    <style:style style:name="T237" style:parent-style-name="Policepardéfaut" style:family="text">
      <style:text-properties fo:font-style="italic" style:font-style-asian="italic" style:font-style-complex="italic"/>
    </style:style>
    <style:style style:name="T238" style:parent-style-name="Policepardéfaut" style:family="text">
      <style:text-properties fo:font-style="italic" style:font-style-asian="italic" style:font-style-complex="italic"/>
    </style:style>
    <style:style style:name="T239" style:parent-style-name="Policepardéfaut" style:family="text">
      <style:text-properties fo:font-style="italic" style:font-style-asian="italic" style:font-style-complex="italic"/>
    </style:style>
    <style:style style:name="T240" style:parent-style-name="Policepardéfaut" style:family="text">
      <style:text-properties fo:font-style="italic" style:font-style-asian="italic" style:font-style-complex="italic"/>
    </style:style>
    <style:style style:name="T241" style:parent-style-name="Policepardéfaut" style:family="text">
      <style:text-properties fo:font-style="italic" style:font-style-asian="italic" style:font-style-complex="italic"/>
    </style:style>
    <style:style style:name="T242" style:parent-style-name="Policepardéfaut" style:family="text">
      <style:text-properties fo:font-style="italic" style:font-style-asian="italic" style:font-style-complex="italic"/>
    </style:style>
    <style:style style:name="T243" style:parent-style-name="Policepardéfaut" style:family="text">
      <style:text-properties fo:font-style="italic" style:font-style-asian="italic" style:font-style-complex="italic"/>
    </style:style>
    <style:style style:name="T244" style:parent-style-name="Policepardéfaut" style:family="text">
      <style:text-properties fo:font-style="italic" style:font-style-asian="italic" style:font-style-complex="italic"/>
    </style:style>
    <style:style style:name="T245" style:parent-style-name="Policepardéfaut" style:family="text">
      <style:text-properties fo:font-style="italic" style:font-style-asian="italic" style:font-style-complex="italic"/>
    </style:style>
    <style:style style:name="T246" style:parent-style-name="Policepardéfaut" style:family="text">
      <style:text-properties fo:font-style="italic" style:font-style-asian="italic" style:font-style-complex="italic"/>
    </style:style>
    <style:style style:name="T247" style:parent-style-name="Policepardéfaut" style:family="text">
      <style:text-properties fo:font-style="italic" style:font-style-asian="italic" style:font-style-complex="italic"/>
    </style:style>
    <style:style style:name="T248" style:parent-style-name="Policepardéfaut" style:family="text">
      <style:text-properties fo:font-style="italic" style:font-style-asian="italic" style:font-style-complex="italic"/>
    </style:style>
    <style:style style:name="T249" style:parent-style-name="Policepardéfaut" style:family="text">
      <style:text-properties fo:font-style="italic" style:font-style-asian="italic" style:font-style-complex="italic"/>
    </style:style>
    <style:style style:name="T250" style:parent-style-name="Policepardéfaut" style:family="text">
      <style:text-properties fo:font-style="italic" style:font-style-asian="italic" style:font-style-complex="italic"/>
    </style:style>
    <style:style style:name="T251" style:parent-style-name="Policepardéfaut" style:family="text">
      <style:text-properties fo:font-style="italic" style:font-style-asian="italic" style:font-style-complex="italic"/>
    </style:style>
    <style:style style:name="T252" style:parent-style-name="Policepardéfaut" style:family="text">
      <style:text-properties fo:font-style="italic" style:font-style-asian="italic" style:font-style-complex="italic"/>
    </style:style>
    <style:style style:name="T253" style:parent-style-name="Policepardéfaut" style:family="text">
      <style:text-properties fo:font-style="italic" style:font-style-asian="italic" style:font-style-complex="italic"/>
    </style:style>
    <style:style style:name="T254" style:parent-style-name="Policepardéfaut" style:family="text">
      <style:text-properties fo:font-style="italic" style:font-style-asian="italic" style:font-style-complex="italic"/>
    </style:style>
    <style:style style:name="T255" style:parent-style-name="Policepardéfaut" style:family="text">
      <style:text-properties fo:font-style="italic" style:font-style-asian="italic" style:font-style-complex="italic"/>
    </style:style>
    <style:style style:name="T256" style:parent-style-name="Policepardéfaut" style:family="text">
      <style:text-properties fo:font-style="italic" style:font-style-asian="italic" style:font-style-complex="italic"/>
    </style:style>
    <style:style style:name="T257" style:parent-style-name="Policepardéfaut" style:family="text">
      <style:text-properties fo:font-style="italic" style:font-style-asian="italic" style:font-style-complex="italic"/>
    </style:style>
    <style:style style:name="T258" style:parent-style-name="Policepardéfaut" style:family="text">
      <style:text-properties fo:font-style="italic" style:font-style-asian="italic" style:font-style-complex="italic"/>
    </style:style>
    <style:style style:name="T259" style:parent-style-name="Policepardéfaut" style:family="text">
      <style:text-properties fo:font-style="italic" style:font-style-asian="italic" style:font-style-complex="italic"/>
    </style:style>
    <style:style style:name="T260" style:parent-style-name="Policepardéfaut" style:family="text">
      <style:text-properties fo:font-style="italic" style:font-style-asian="italic" style:font-style-complex="italic"/>
    </style:style>
    <style:style style:name="T261" style:parent-style-name="Policepardéfaut" style:family="text">
      <style:text-properties fo:font-style="italic" style:font-style-asian="italic" style:font-style-complex="italic"/>
    </style:style>
    <style:style style:name="T262" style:parent-style-name="Policepardéfaut" style:family="text">
      <style:text-properties fo:font-style="italic" style:font-style-asian="italic" style:font-style-complex="italic"/>
    </style:style>
    <style:style style:name="T263" style:parent-style-name="Policepardéfaut" style:family="text">
      <style:text-properties fo:font-style="italic" style:font-style-asian="italic" style:font-style-complex="italic"/>
    </style:style>
    <style:style style:name="T264" style:parent-style-name="Policepardéfaut" style:family="text">
      <style:text-properties fo:font-style="italic" style:font-style-asian="italic" style:font-style-complex="italic"/>
    </style:style>
    <style:style style:name="T265" style:parent-style-name="Policepardéfaut" style:family="text">
      <style:text-properties fo:font-style="italic" style:font-style-asian="italic" style:font-style-complex="italic"/>
    </style:style>
    <style:style style:name="T266" style:parent-style-name="Policepardéfaut" style:family="text">
      <style:text-properties fo:font-style="italic" style:font-style-asian="italic" style:font-style-complex="italic"/>
    </style:style>
    <style:style style:name="T267" style:parent-style-name="Policepardéfaut" style:family="text">
      <style:text-properties fo:font-style="italic" style:font-style-asian="italic" style:font-style-complex="italic"/>
    </style:style>
    <style:style style:name="T268" style:parent-style-name="Policepardéfaut" style:family="text">
      <style:text-properties fo:font-style="italic" style:font-style-asian="italic" style:font-style-complex="italic"/>
    </style:style>
    <style:style style:name="T269" style:parent-style-name="Policepardéfaut" style:family="text">
      <style:text-properties fo:font-style="italic" style:font-style-asian="italic" style:font-style-complex="italic"/>
    </style:style>
    <style:style style:name="T270" style:parent-style-name="Policepardéfaut" style:family="text">
      <style:text-properties fo:font-style="italic" style:font-style-asian="italic" style:font-style-complex="italic"/>
    </style:style>
    <style:style style:name="T271" style:parent-style-name="Policepardéfaut" style:family="text">
      <style:text-properties fo:font-style="italic" style:font-style-asian="italic" style:font-style-complex="italic"/>
    </style:style>
    <style:style style:name="T272" style:parent-style-name="Policepardéfaut" style:family="text">
      <style:text-properties fo:font-style="italic" style:font-style-asian="italic" style:font-style-complex="italic"/>
    </style:style>
    <style:style style:name="T273" style:parent-style-name="Policepardéfaut" style:family="text">
      <style:text-properties fo:font-style="italic" style:font-style-asian="italic" style:font-style-complex="italic"/>
    </style:style>
    <style:style style:name="T274" style:parent-style-name="Policepardéfaut" style:family="text">
      <style:text-properties fo:font-style="italic" style:font-style-asian="italic" style:font-style-complex="italic"/>
    </style:style>
    <style:style style:name="T275" style:parent-style-name="Policepardéfaut" style:family="text">
      <style:text-properties fo:font-style="italic" style:font-style-asian="italic" style:font-style-complex="italic"/>
    </style:style>
    <style:style style:name="T276" style:parent-style-name="Policepardéfaut" style:family="text">
      <style:text-properties fo:font-style="italic" style:font-style-asian="italic" style:font-style-complex="italic"/>
    </style:style>
    <style:style style:name="T277" style:parent-style-name="Policepardéfaut" style:family="text">
      <style:text-properties fo:font-style="italic" style:font-style-asian="italic" style:font-style-complex="italic"/>
    </style:style>
    <style:style style:name="T278" style:parent-style-name="Policepardéfaut" style:family="text">
      <style:text-properties fo:font-style="italic" style:font-style-asian="italic" style:font-style-complex="italic"/>
    </style:style>
    <style:style style:name="T279" style:parent-style-name="Policepardéfaut" style:family="text">
      <style:text-properties fo:font-style="italic" style:font-style-asian="italic" style:font-style-complex="italic"/>
    </style:style>
    <style:style style:name="T280" style:parent-style-name="Policepardéfaut" style:family="text">
      <style:text-properties fo:font-style="italic" style:font-style-asian="italic" style:font-style-complex="italic"/>
    </style:style>
    <style:style style:name="T281" style:parent-style-name="Policepardéfaut" style:family="text">
      <style:text-properties fo:font-style="italic" style:font-style-asian="italic" style:font-style-complex="italic"/>
    </style:style>
    <style:style style:name="T282" style:parent-style-name="Policepardéfaut" style:family="text">
      <style:text-properties fo:font-style="italic" style:font-style-asian="italic" style:font-style-complex="italic"/>
    </style:style>
    <style:style style:name="T283" style:parent-style-name="Policepardéfaut" style:family="text">
      <style:text-properties fo:font-style="italic" style:font-style-asian="italic" style:font-style-complex="italic"/>
    </style:style>
    <style:style style:name="T284" style:parent-style-name="Policepardéfaut" style:family="text">
      <style:text-properties fo:font-style="italic" style:font-style-asian="italic" style:font-style-complex="italic"/>
    </style:style>
    <style:style style:name="T285" style:parent-style-name="Policepardéfaut" style:family="text">
      <style:text-properties fo:font-style="italic" style:font-style-asian="italic" style:font-style-complex="italic"/>
    </style:style>
    <style:style style:name="T286" style:parent-style-name="Policepardéfaut" style:family="text">
      <style:text-properties fo:font-style="italic" style:font-style-asian="italic" style:font-style-complex="italic"/>
    </style:style>
    <style:style style:name="T287" style:parent-style-name="Policepardéfaut" style:family="text">
      <style:text-properties fo:font-style="italic" style:font-style-asian="italic" style:font-style-complex="italic"/>
    </style:style>
    <style:style style:name="T288" style:parent-style-name="Policepardéfaut" style:family="text">
      <style:text-properties fo:font-style="italic" style:font-style-asian="italic" style:font-style-complex="italic"/>
    </style:style>
    <style:style style:name="T289" style:parent-style-name="Policepardéfaut" style:family="text">
      <style:text-properties fo:font-style="italic" style:font-style-asian="italic" style:font-style-complex="italic"/>
    </style:style>
    <style:style style:name="T290" style:parent-style-name="Policepardéfaut" style:family="text">
      <style:text-properties fo:font-style="italic" style:font-style-asian="italic" style:font-style-complex="italic"/>
    </style:style>
    <style:style style:name="T291" style:parent-style-name="Policepardéfaut" style:family="text">
      <style:text-properties fo:font-style="italic" style:font-style-asian="italic" style:font-style-complex="italic"/>
    </style:style>
    <style:style style:name="T292" style:parent-style-name="Policepardéfaut" style:family="text">
      <style:text-properties fo:font-style="italic" style:font-style-asian="italic" style:font-style-complex="italic"/>
    </style:style>
    <style:style style:name="T293" style:parent-style-name="Policepardéfaut" style:family="text">
      <style:text-properties fo:font-style="italic" style:font-style-asian="italic" style:font-style-complex="italic"/>
    </style:style>
    <style:style style:name="T294" style:parent-style-name="Policepardéfaut" style:family="text">
      <style:text-properties fo:font-style="italic" style:font-style-asian="italic" style:font-style-complex="italic"/>
    </style:style>
    <style:style style:name="T295" style:parent-style-name="Policepardéfaut" style:family="text">
      <style:text-properties fo:font-style="italic" style:font-style-asian="italic" style:font-style-complex="italic"/>
    </style:style>
    <style:style style:name="T296" style:parent-style-name="Policepardéfaut" style:family="text">
      <style:text-properties fo:font-style="italic" style:font-style-asian="italic" style:font-style-complex="italic"/>
    </style:style>
    <style:style style:name="T297" style:parent-style-name="Policepardéfaut" style:family="text">
      <style:text-properties fo:font-style="italic" style:font-style-asian="italic" style:font-style-complex="italic"/>
    </style:style>
    <style:style style:name="T298" style:parent-style-name="Policepardéfaut" style:family="text">
      <style:text-properties fo:font-style="italic" style:font-style-asian="italic" style:font-style-complex="italic"/>
    </style:style>
    <style:style style:name="T299" style:parent-style-name="Policepardéfaut" style:family="text">
      <style:text-properties fo:font-style="italic" style:font-style-asian="italic" style:font-style-complex="italic"/>
    </style:style>
    <style:style style:name="T300" style:parent-style-name="Policepardéfaut" style:family="text">
      <style:text-properties fo:font-style="italic" style:font-style-asian="italic" style:font-style-complex="italic"/>
    </style:style>
    <style:style style:name="T301" style:parent-style-name="Policepardéfaut" style:family="text">
      <style:text-properties fo:font-style="italic" style:font-style-asian="italic" style:font-style-complex="italic"/>
    </style:style>
    <style:style style:name="T302" style:parent-style-name="Policepardéfaut" style:family="text">
      <style:text-properties fo:font-style="italic" style:font-style-asian="italic" style:font-style-complex="italic"/>
    </style:style>
    <style:style style:name="T303" style:parent-style-name="Policepardéfaut" style:family="text">
      <style:text-properties fo:font-style="italic" style:font-style-asian="italic" style:font-style-complex="italic"/>
    </style:style>
    <style:style style:name="T304" style:parent-style-name="Policepardéfaut" style:family="text">
      <style:text-properties fo:font-style="italic" style:font-style-asian="italic" style:font-style-complex="italic"/>
    </style:style>
    <style:style style:name="T305" style:parent-style-name="Policepardéfaut" style:family="text">
      <style:text-properties fo:font-style="italic" style:font-style-asian="italic" style:font-style-complex="italic"/>
    </style:style>
    <style:style style:name="T306" style:parent-style-name="Policepardéfaut" style:family="text">
      <style:text-properties fo:font-style="italic" style:font-style-asian="italic" style:font-style-complex="italic"/>
    </style:style>
    <style:style style:name="T307" style:parent-style-name="Policepardéfaut" style:family="text">
      <style:text-properties fo:font-style="italic" style:font-style-asian="italic" style:font-style-complex="italic"/>
    </style:style>
    <style:style style:name="T308" style:parent-style-name="Policepardéfaut" style:family="text">
      <style:text-properties fo:font-style="italic" style:font-style-asian="italic" style:font-style-complex="italic"/>
    </style:style>
    <style:style style:name="T309" style:parent-style-name="Policepardéfaut" style:family="text">
      <style:text-properties fo:font-style="italic" style:font-style-asian="italic" style:font-style-complex="italic"/>
    </style:style>
    <style:style style:name="T310" style:parent-style-name="Policepardéfaut" style:family="text">
      <style:text-properties fo:font-style="italic" style:font-style-asian="italic" style:font-style-complex="italic"/>
    </style:style>
    <style:style style:name="T311" style:parent-style-name="Policepardéfaut" style:family="text">
      <style:text-properties fo:font-style="italic" style:font-style-asian="italic" style:font-style-complex="italic"/>
    </style:style>
    <style:style style:name="T312" style:parent-style-name="Policepardéfaut" style:family="text">
      <style:text-properties fo:font-style="italic" style:font-style-asian="italic" style:font-style-complex="italic"/>
    </style:style>
    <style:style style:name="T313" style:parent-style-name="Policepardéfaut" style:family="text">
      <style:text-properties fo:font-style="italic" style:font-style-asian="italic" style:font-style-complex="italic"/>
    </style:style>
    <style:style style:name="T314" style:parent-style-name="Policepardéfaut" style:family="text">
      <style:text-properties fo:font-style="italic" style:font-style-asian="italic" style:font-style-complex="italic"/>
    </style:style>
    <style:style style:name="T315" style:parent-style-name="Policepardéfaut" style:family="text">
      <style:text-properties fo:font-style="italic" style:font-style-asian="italic" style:font-style-complex="italic"/>
    </style:style>
    <style:style style:name="T316" style:parent-style-name="Policepardéfaut" style:family="text">
      <style:text-properties fo:font-style="italic" style:font-style-asian="italic" style:font-style-complex="italic"/>
    </style:style>
    <style:style style:name="T317" style:parent-style-name="Policepardéfaut" style:family="text">
      <style:text-properties fo:font-style="italic" style:font-style-asian="italic" style:font-style-complex="italic"/>
    </style:style>
    <style:style style:name="T318" style:parent-style-name="Policepardéfaut" style:family="text">
      <style:text-properties fo:font-style="italic" style:font-style-asian="italic" style:font-style-complex="italic"/>
    </style:style>
    <style:style style:name="T319" style:parent-style-name="Policepardéfaut" style:family="text">
      <style:text-properties fo:font-style="italic" style:font-style-asian="italic" style:font-style-complex="italic"/>
    </style:style>
    <style:style style:name="T320" style:parent-style-name="Policepardéfaut" style:family="text">
      <style:text-properties fo:font-style="italic" style:font-style-asian="italic" style:font-style-complex="italic"/>
    </style:style>
    <style:style style:name="T321" style:parent-style-name="Policepardéfaut" style:family="text">
      <style:text-properties fo:font-style="italic" style:font-style-asian="italic" style:font-style-complex="italic"/>
    </style:style>
    <style:style style:name="T322" style:parent-style-name="Policepardéfaut" style:family="text">
      <style:text-properties fo:font-style="italic" style:font-style-asian="italic" style:font-style-complex="italic"/>
    </style:style>
    <style:style style:name="T323" style:parent-style-name="Policepardéfaut" style:family="text">
      <style:text-properties fo:font-style="italic" style:font-style-asian="italic" style:font-style-complex="italic"/>
    </style:style>
    <style:style style:name="T324" style:parent-style-name="Policepardéfaut" style:family="text">
      <style:text-properties fo:font-style="italic" style:font-style-asian="italic" style:font-style-complex="italic"/>
    </style:style>
    <style:style style:name="T325" style:parent-style-name="Policepardéfaut" style:family="text">
      <style:text-properties fo:font-style="italic" style:font-style-asian="italic" style:font-style-complex="italic"/>
    </style:style>
    <style:style style:name="T326" style:parent-style-name="Policepardéfaut" style:family="text">
      <style:text-properties fo:font-style="italic" style:font-style-asian="italic" style:font-style-complex="italic"/>
    </style:style>
    <style:style style:name="T327" style:parent-style-name="Policepardéfaut" style:family="text">
      <style:text-properties fo:font-style="italic" style:font-style-asian="italic" style:font-style-complex="italic"/>
    </style:style>
    <style:style style:name="T328" style:parent-style-name="Policepardéfaut" style:family="text">
      <style:text-properties fo:font-style="italic" style:font-style-asian="italic" style:font-style-complex="italic"/>
    </style:style>
    <style:style style:name="T329" style:parent-style-name="Policepardéfaut" style:family="text">
      <style:text-properties fo:font-style="italic" style:font-style-asian="italic" style:font-style-complex="italic"/>
    </style:style>
    <style:style style:name="T330" style:parent-style-name="Policepardéfaut" style:family="text">
      <style:text-properties fo:font-style="italic" style:font-style-asian="italic" style:font-style-complex="italic"/>
    </style:style>
    <style:style style:name="T331" style:parent-style-name="Policepardéfaut" style:family="text">
      <style:text-properties fo:font-style="italic" style:font-style-asian="italic" style:font-style-complex="italic"/>
    </style:style>
    <style:style style:name="T332" style:parent-style-name="Policepardéfaut" style:family="text">
      <style:text-properties fo:font-style="italic" style:font-style-asian="italic" style:font-style-complex="italic"/>
    </style:style>
    <style:style style:name="T333" style:parent-style-name="Policepardéfaut" style:family="text">
      <style:text-properties fo:font-style="italic" style:font-style-asian="italic" style:font-style-complex="italic"/>
    </style:style>
    <style:style style:name="T334" style:parent-style-name="Policepardéfaut" style:family="text">
      <style:text-properties fo:font-style="italic" style:font-style-asian="italic" style:font-style-complex="italic"/>
    </style:style>
    <style:style style:name="T335" style:parent-style-name="Policepardéfaut" style:family="text">
      <style:text-properties fo:font-style="italic" style:font-style-asian="italic" style:font-style-complex="italic"/>
    </style:style>
    <style:style style:name="T336" style:parent-style-name="Policepardéfaut" style:family="text">
      <style:text-properties fo:font-style="italic" style:font-style-asian="italic" style:font-style-complex="italic"/>
    </style:style>
    <style:style style:name="T337" style:parent-style-name="Policepardéfaut" style:family="text">
      <style:text-properties fo:font-style="italic" style:font-style-asian="italic" style:font-style-complex="italic"/>
    </style:style>
    <style:style style:name="T338" style:parent-style-name="Policepardéfaut" style:family="text">
      <style:text-properties fo:font-style="italic" style:font-style-asian="italic" style:font-style-complex="italic"/>
    </style:style>
    <style:style style:name="T339" style:parent-style-name="Policepardéfaut" style:family="text">
      <style:text-properties fo:font-style="italic" style:font-style-asian="italic" style:font-style-complex="italic"/>
    </style:style>
    <style:style style:name="T340" style:parent-style-name="Policepardéfaut" style:family="text">
      <style:text-properties fo:font-style="italic" style:font-style-asian="italic" style:font-style-complex="italic"/>
    </style:style>
    <style:style style:name="T341" style:parent-style-name="Policepardéfaut" style:family="text">
      <style:text-properties fo:font-style="italic" style:font-style-asian="italic" style:font-style-complex="italic"/>
    </style:style>
    <style:style style:name="T342" style:parent-style-name="Policepardéfaut" style:family="text">
      <style:text-properties fo:font-style="italic" style:font-style-asian="italic" style:font-style-complex="italic"/>
    </style:style>
    <style:style style:name="T343" style:parent-style-name="Policepardéfaut" style:family="text">
      <style:text-properties fo:font-style="italic" style:font-style-asian="italic" style:font-style-complex="italic"/>
    </style:style>
    <style:style style:name="T344" style:parent-style-name="Policepardéfaut" style:family="text">
      <style:text-properties fo:font-style="italic" style:font-style-asian="italic" style:font-style-complex="italic"/>
    </style:style>
    <style:style style:name="T345" style:parent-style-name="Policepardéfaut" style:family="text">
      <style:text-properties fo:font-style="italic" style:font-style-asian="italic" style:font-style-complex="italic"/>
    </style:style>
    <style:style style:name="T346" style:parent-style-name="Policepardéfaut" style:family="text">
      <style:text-properties fo:font-style="italic" style:font-style-asian="italic" style:font-style-complex="italic"/>
    </style:style>
    <style:style style:name="T347" style:parent-style-name="Policepardéfaut" style:family="text">
      <style:text-properties fo:font-style="italic" style:font-style-asian="italic" style:font-style-complex="italic"/>
    </style:style>
    <style:style style:name="T348" style:parent-style-name="Policepardéfaut" style:family="text">
      <style:text-properties fo:font-style="italic" style:font-style-asian="italic" style:font-style-complex="italic"/>
    </style:style>
    <style:style style:name="T349" style:parent-style-name="Policepardéfaut" style:family="text">
      <style:text-properties fo:font-style="italic" style:font-style-asian="italic" style:font-style-complex="italic"/>
    </style:style>
    <style:style style:name="T350" style:parent-style-name="Policepardéfaut" style:family="text">
      <style:text-properties fo:font-style="italic" style:font-style-asian="italic" style:font-style-complex="italic"/>
    </style:style>
    <style:style style:name="T351" style:parent-style-name="Policepardéfaut" style:family="text">
      <style:text-properties fo:font-style="italic" style:font-style-asian="italic" style:font-style-complex="italic"/>
    </style:style>
    <style:style style:name="T352" style:parent-style-name="Policepardéfaut" style:family="text">
      <style:text-properties fo:font-style="italic" style:font-style-asian="italic" style:font-style-complex="italic"/>
    </style:style>
    <style:style style:name="T353" style:parent-style-name="Policepardéfaut" style:family="text">
      <style:text-properties fo:font-style="italic" style:font-style-asian="italic" style:font-style-complex="italic"/>
    </style:style>
    <style:style style:name="T354" style:parent-style-name="Policepardéfaut" style:family="text">
      <style:text-properties fo:font-style="italic" style:font-style-asian="italic" style:font-style-complex="italic"/>
    </style:style>
    <style:style style:name="T355" style:parent-style-name="Policepardéfaut" style:family="text">
      <style:text-properties fo:font-style="italic" style:font-style-asian="italic" style:font-style-complex="italic"/>
    </style:style>
    <style:style style:name="T356" style:parent-style-name="Policepardéfaut" style:family="text">
      <style:text-properties fo:font-style="italic" style:font-style-asian="italic" style:font-style-complex="italic"/>
    </style:style>
    <style:style style:name="T357" style:parent-style-name="Policepardéfaut" style:family="text">
      <style:text-properties fo:font-style="italic" style:font-style-asian="italic" style:font-style-complex="italic"/>
    </style:style>
    <style:style style:name="T358" style:parent-style-name="Policepardéfaut" style:family="text">
      <style:text-properties fo:font-style="italic" style:font-style-asian="italic" style:font-style-complex="italic"/>
    </style:style>
    <style:style style:name="T359" style:parent-style-name="Policepardéfaut" style:family="text">
      <style:text-properties fo:font-style="italic" style:font-style-asian="italic" style:font-style-complex="italic"/>
    </style:style>
    <style:style style:name="T360" style:parent-style-name="Policepardéfaut" style:family="text">
      <style:text-properties fo:font-style="italic" style:font-style-asian="italic" style:font-style-complex="italic"/>
    </style:style>
    <style:style style:name="T361" style:parent-style-name="Policepardéfaut" style:family="text">
      <style:text-properties fo:font-style="italic" style:font-style-asian="italic" style:font-style-complex="italic"/>
    </style:style>
    <style:style style:name="T362" style:parent-style-name="Policepardéfaut" style:family="text">
      <style:text-properties fo:font-style="italic" style:font-style-asian="italic" style:font-style-complex="italic"/>
    </style:style>
    <style:style style:name="T363" style:parent-style-name="Policepardéfaut" style:family="text">
      <style:text-properties fo:font-style="italic" style:font-style-asian="italic" style:font-style-complex="italic"/>
    </style:style>
    <style:style style:name="T364" style:parent-style-name="Policepardéfaut" style:family="text">
      <style:text-properties fo:font-style="italic" style:font-style-asian="italic" style:font-style-complex="italic"/>
    </style:style>
    <style:style style:name="T365" style:parent-style-name="Policepardéfaut" style:family="text">
      <style:text-properties fo:font-style="italic" style:font-style-asian="italic" style:font-style-complex="italic"/>
    </style:style>
    <style:style style:name="T366" style:parent-style-name="Policepardéfaut" style:family="text">
      <style:text-properties fo:font-style="italic" style:font-style-asian="italic" style:font-style-complex="italic"/>
    </style:style>
    <style:style style:name="T367" style:parent-style-name="Policepardéfaut" style:family="text">
      <style:text-properties fo:font-style="italic" style:font-style-asian="italic" style:font-style-complex="italic"/>
    </style:style>
    <style:style style:name="T368" style:parent-style-name="Policepardéfaut" style:family="text">
      <style:text-properties fo:font-style="italic" style:font-style-asian="italic" style:font-style-complex="italic"/>
    </style:style>
    <style:style style:name="T369" style:parent-style-name="Policepardéfaut" style:family="text">
      <style:text-properties fo:font-style="italic" style:font-style-asian="italic" style:font-style-complex="italic"/>
    </style:style>
    <style:style style:name="T370" style:parent-style-name="Policepardéfaut" style:family="text">
      <style:text-properties fo:font-style="italic" style:font-style-asian="italic" style:font-style-complex="italic"/>
    </style:style>
    <style:style style:name="T371" style:parent-style-name="Policepardéfaut" style:family="text">
      <style:text-properties fo:font-style="italic" style:font-style-asian="italic" style:font-style-complex="italic"/>
    </style:style>
    <style:style style:name="T372" style:parent-style-name="Policepardéfaut" style:family="text">
      <style:text-properties fo:font-style="italic" style:font-style-asian="italic" style:font-style-complex="italic"/>
    </style:style>
    <style:style style:name="T373" style:parent-style-name="Policepardéfaut" style:family="text">
      <style:text-properties fo:font-style="italic" style:font-style-asian="italic" style:font-style-complex="italic"/>
    </style:style>
    <style:style style:name="T374" style:parent-style-name="Policepardéfaut" style:family="text">
      <style:text-properties fo:font-style="italic" style:font-style-asian="italic" style:font-style-complex="italic"/>
    </style:style>
    <style:style style:name="T375" style:parent-style-name="Policepardéfaut" style:family="text">
      <style:text-properties fo:font-style="italic" style:font-style-asian="italic" style:font-style-complex="italic"/>
    </style:style>
    <style:style style:name="T376" style:parent-style-name="Policepardéfaut" style:family="text">
      <style:text-properties fo:font-style="italic" style:font-style-asian="italic" style:font-style-complex="italic"/>
    </style:style>
    <style:style style:name="T377" style:parent-style-name="Policepardéfaut" style:family="text">
      <style:text-properties fo:font-style="italic" style:font-style-asian="italic" style:font-style-complex="italic"/>
    </style:style>
    <style:style style:name="T378" style:parent-style-name="Policepardéfaut" style:family="text">
      <style:text-properties fo:font-style="italic" style:font-style-asian="italic" style:font-style-complex="italic"/>
    </style:style>
    <style:style style:name="T379" style:parent-style-name="Policepardéfaut" style:family="text">
      <style:text-properties fo:font-style="italic" style:font-style-asian="italic" style:font-style-complex="italic"/>
    </style:style>
    <style:style style:name="T380" style:parent-style-name="Policepardéfaut" style:family="text">
      <style:text-properties fo:font-style="italic" style:font-style-asian="italic" style:font-style-complex="italic"/>
    </style:style>
    <style:style style:name="T381" style:parent-style-name="Policepardéfaut" style:family="text">
      <style:text-properties fo:font-style="italic" style:font-style-asian="italic" style:font-style-complex="italic"/>
    </style:style>
    <style:style style:name="T382" style:parent-style-name="Policepardéfaut" style:family="text">
      <style:text-properties fo:font-style="italic" style:font-style-asian="italic" style:font-style-complex="italic"/>
    </style:style>
    <style:style style:name="T383" style:parent-style-name="Policepardéfaut" style:family="text">
      <style:text-properties fo:font-style="italic" style:font-style-asian="italic" style:font-style-complex="italic"/>
    </style:style>
    <style:style style:name="T384" style:parent-style-name="Policepardéfaut" style:family="text">
      <style:text-properties fo:font-style="italic" style:font-style-asian="italic" style:font-style-complex="italic"/>
    </style:style>
    <style:style style:name="T385" style:parent-style-name="Policepardéfaut" style:family="text">
      <style:text-properties fo:font-style="italic" style:font-style-asian="italic" style:font-style-complex="italic"/>
    </style:style>
    <style:style style:name="T386" style:parent-style-name="Policepardéfaut" style:family="text">
      <style:text-properties fo:font-style="italic" style:font-style-asian="italic" style:font-style-complex="italic"/>
    </style:style>
    <style:style style:name="T387" style:parent-style-name="Policepardéfaut" style:family="text">
      <style:text-properties fo:font-style="italic" style:font-style-asian="italic" style:font-style-complex="italic"/>
    </style:style>
    <style:style style:name="T388" style:parent-style-name="Policepardéfaut" style:family="text">
      <style:text-properties fo:font-style="italic" style:font-style-asian="italic" style:font-style-complex="italic"/>
    </style:style>
    <style:style style:name="T389" style:parent-style-name="Policepardéfaut" style:family="text">
      <style:text-properties fo:font-style="italic" style:font-style-asian="italic" style:font-style-complex="italic"/>
    </style:style>
    <style:style style:name="T390" style:parent-style-name="Policepardéfaut" style:family="text">
      <style:text-properties fo:font-style="italic" style:font-style-asian="italic" style:font-style-complex="italic"/>
    </style:style>
    <style:style style:name="T391" style:parent-style-name="Policepardéfaut" style:family="text">
      <style:text-properties fo:font-style="italic" style:font-style-asian="italic" style:font-style-complex="italic"/>
    </style:style>
    <style:style style:name="T392" style:parent-style-name="Policepardéfaut" style:family="text">
      <style:text-properties fo:font-style="italic" style:font-style-asian="italic" style:font-style-complex="italic"/>
    </style:style>
    <style:style style:name="T393" style:parent-style-name="Policepardéfaut" style:family="text">
      <style:text-properties fo:font-style="italic" style:font-style-asian="italic" style:font-style-complex="italic"/>
    </style:style>
    <style:style style:name="T394" style:parent-style-name="Policepardéfaut" style:family="text">
      <style:text-properties fo:font-style="italic" style:font-style-asian="italic" style:font-style-complex="italic"/>
    </style:style>
    <style:style style:name="T395" style:parent-style-name="Policepardéfaut" style:family="text">
      <style:text-properties fo:font-style="italic" style:font-style-asian="italic" style:font-style-complex="italic"/>
    </style:style>
    <style:style style:name="T396" style:parent-style-name="Policepardéfaut" style:family="text">
      <style:text-properties fo:font-style="italic" style:font-style-asian="italic" style:font-style-complex="italic"/>
    </style:style>
    <style:style style:name="T397" style:parent-style-name="Policepardéfaut" style:family="text">
      <style:text-properties fo:font-style="italic" style:font-style-asian="italic" style:font-style-complex="italic"/>
    </style:style>
    <style:style style:name="T398" style:parent-style-name="Policepardéfaut" style:family="text">
      <style:text-properties fo:font-style="italic" style:font-style-asian="italic" style:font-style-complex="italic"/>
    </style:style>
    <style:style style:name="T399" style:parent-style-name="Policepardéfaut" style:family="text">
      <style:text-properties fo:font-style="italic" style:font-style-asian="italic" style:font-style-complex="italic"/>
    </style:style>
    <style:style style:name="T400" style:parent-style-name="Policepardéfaut" style:family="text">
      <style:text-properties fo:font-style="italic" style:font-style-asian="italic" style:font-style-complex="italic"/>
    </style:style>
    <style:style style:name="T401" style:parent-style-name="Policepardéfaut" style:family="text">
      <style:text-properties fo:font-style="italic" style:font-style-asian="italic" style:font-style-complex="italic"/>
    </style:style>
    <style:style style:name="T402" style:parent-style-name="Policepardéfaut" style:family="text">
      <style:text-properties fo:font-style="italic" style:font-style-asian="italic" style:font-style-complex="italic"/>
    </style:style>
    <style:style style:name="T403" style:parent-style-name="Policepardéfaut" style:family="text">
      <style:text-properties fo:font-style="italic" style:font-style-asian="italic" style:font-style-complex="italic"/>
    </style:style>
    <style:style style:name="T404" style:parent-style-name="Policepardéfaut" style:family="text">
      <style:text-properties fo:font-style="italic" style:font-style-asian="italic" style:font-style-complex="italic"/>
    </style:style>
    <style:style style:name="T405" style:parent-style-name="Policepardéfaut" style:family="text">
      <style:text-properties fo:font-style="italic" style:font-style-asian="italic" style:font-style-complex="italic"/>
    </style:style>
    <style:style style:name="T406" style:parent-style-name="Policepardéfaut" style:family="text">
      <style:text-properties fo:font-style="italic" style:font-style-asian="italic" style:font-style-complex="italic"/>
    </style:style>
    <style:style style:name="T407" style:parent-style-name="Policepardéfaut" style:family="text">
      <style:text-properties fo:font-style="italic" style:font-style-asian="italic" style:font-style-complex="italic"/>
    </style:style>
    <style:style style:name="T408" style:parent-style-name="Policepardéfaut" style:family="text">
      <style:text-properties fo:font-style="italic" style:font-style-asian="italic" style:font-style-complex="italic"/>
    </style:style>
    <style:style style:name="T409" style:parent-style-name="Policepardéfaut" style:family="text">
      <style:text-properties fo:font-style="italic" style:font-style-asian="italic" style:font-style-complex="italic"/>
    </style:style>
    <style:style style:name="T410" style:parent-style-name="Policepardéfaut" style:family="text">
      <style:text-properties fo:font-style="italic" style:font-style-asian="italic" style:font-style-complex="italic"/>
    </style:style>
    <style:style style:name="T411" style:parent-style-name="Policepardéfaut" style:family="text">
      <style:text-properties fo:font-style="italic" style:font-style-asian="italic" style:font-style-complex="italic"/>
    </style:style>
    <style:style style:name="T412" style:parent-style-name="Policepardéfaut" style:family="text">
      <style:text-properties fo:font-style="italic" style:font-style-asian="italic" style:font-style-complex="italic"/>
    </style:style>
    <style:style style:name="T413" style:parent-style-name="Policepardéfaut" style:family="text">
      <style:text-properties fo:font-style="italic" style:font-style-asian="italic" style:font-style-complex="italic"/>
    </style:style>
    <style:style style:name="T414" style:parent-style-name="Policepardéfaut" style:family="text">
      <style:text-properties fo:font-style="italic" style:font-style-asian="italic" style:font-style-complex="italic"/>
    </style:style>
    <style:style style:name="T415" style:parent-style-name="Policepardéfaut" style:family="text">
      <style:text-properties fo:font-style="italic" style:font-style-asian="italic" style:font-style-complex="italic"/>
    </style:style>
    <style:style style:name="T416" style:parent-style-name="Policepardéfaut" style:family="text">
      <style:text-properties fo:font-style="italic" style:font-style-asian="italic" style:font-style-complex="italic"/>
    </style:style>
    <style:style style:name="T417" style:parent-style-name="Policepardéfaut" style:family="text">
      <style:text-properties fo:font-style="italic" style:font-style-asian="italic" style:font-style-complex="italic"/>
    </style:style>
    <style:style style:name="T418" style:parent-style-name="Policepardéfaut" style:family="text">
      <style:text-properties fo:font-style="italic" style:font-style-asian="italic" style:font-style-complex="italic"/>
    </style:style>
    <style:style style:name="T419" style:parent-style-name="Policepardéfaut" style:family="text">
      <style:text-properties fo:font-style="italic" style:font-style-asian="italic" style:font-style-complex="italic"/>
    </style:style>
    <style:style style:name="T420" style:parent-style-name="Policepardéfaut" style:family="text">
      <style:text-properties fo:font-style="italic" style:font-style-asian="italic" style:font-style-complex="italic"/>
    </style:style>
    <style:style style:name="T421" style:parent-style-name="Policepardéfaut" style:family="text">
      <style:text-properties fo:font-style="italic" style:font-style-asian="italic" style:font-style-complex="italic"/>
    </style:style>
    <style:style style:name="T422" style:parent-style-name="Policepardéfaut" style:family="text">
      <style:text-properties fo:font-style="italic" style:font-style-asian="italic" style:font-style-complex="italic"/>
    </style:style>
    <style:style style:name="T423" style:parent-style-name="Policepardéfaut" style:family="text">
      <style:text-properties fo:font-style="italic" style:font-style-asian="italic" style:font-style-complex="italic"/>
    </style:style>
    <style:style style:name="T424" style:parent-style-name="Policepardéfaut" style:family="text">
      <style:text-properties fo:font-style="italic" style:font-style-asian="italic" style:font-style-complex="italic"/>
    </style:style>
    <style:style style:name="T425" style:parent-style-name="Policepardéfaut" style:family="text">
      <style:text-properties fo:font-style="italic" style:font-style-asian="italic" style:font-style-complex="italic"/>
    </style:style>
    <style:style style:name="T426" style:parent-style-name="Policepardéfaut" style:family="text">
      <style:text-properties fo:font-style="italic" style:font-style-asian="italic" style:font-style-complex="italic"/>
    </style:style>
    <style:style style:name="T427" style:parent-style-name="Policepardéfaut" style:family="text">
      <style:text-properties fo:font-style="italic" style:font-style-asian="italic" style:font-style-complex="italic"/>
    </style:style>
    <style:style style:name="T428" style:parent-style-name="Policepardéfaut" style:family="text">
      <style:text-properties fo:font-style="italic" style:font-style-asian="italic" style:font-style-complex="italic"/>
    </style:style>
    <style:style style:name="T429" style:parent-style-name="Policepardéfaut" style:family="text">
      <style:text-properties fo:font-style="italic" style:font-style-asian="italic" style:font-style-complex="italic"/>
    </style:style>
    <style:style style:name="T430" style:parent-style-name="Policepardéfaut" style:family="text">
      <style:text-properties fo:font-style="italic" style:font-style-asian="italic" style:font-style-complex="italic"/>
    </style:style>
    <style:style style:name="T431" style:parent-style-name="Policepardéfaut" style:family="text">
      <style:text-properties fo:font-style="italic" style:font-style-asian="italic" style:font-style-complex="italic"/>
    </style:style>
    <style:style style:name="T432" style:parent-style-name="Policepardéfaut" style:family="text">
      <style:text-properties fo:font-style="italic" style:font-style-asian="italic" style:font-style-complex="italic"/>
    </style:style>
    <style:style style:name="T433" style:parent-style-name="Policepardéfaut" style:family="text">
      <style:text-properties fo:font-style="italic" style:font-style-asian="italic" style:font-style-complex="italic"/>
    </style:style>
    <style:style style:name="T434" style:parent-style-name="Policepardéfaut" style:family="text">
      <style:text-properties fo:font-style="italic" style:font-style-asian="italic" style:font-style-complex="italic"/>
    </style:style>
    <style:style style:name="T435" style:parent-style-name="Policepardéfaut" style:family="text">
      <style:text-properties fo:font-style="italic" style:font-style-asian="italic" style:font-style-complex="italic"/>
    </style:style>
    <style:style style:name="T436" style:parent-style-name="Policepardéfaut" style:family="text">
      <style:text-properties fo:font-style="italic" style:font-style-asian="italic" style:font-style-complex="italic"/>
    </style:style>
    <style:style style:name="T437" style:parent-style-name="Policepardéfaut" style:family="text">
      <style:text-properties fo:font-style="italic" style:font-style-asian="italic" style:font-style-complex="italic"/>
    </style:style>
    <style:style style:name="T438" style:parent-style-name="Policepardéfaut" style:family="text">
      <style:text-properties fo:font-style="italic" style:font-style-asian="italic" style:font-style-complex="italic"/>
    </style:style>
    <style:style style:name="T439" style:parent-style-name="Policepardéfaut" style:family="text">
      <style:text-properties fo:font-style="italic" style:font-style-asian="italic" style:font-style-complex="italic"/>
    </style:style>
    <style:style style:name="T440" style:parent-style-name="Policepardéfaut" style:family="text">
      <style:text-properties fo:font-style="italic" style:font-style-asian="italic" style:font-style-complex="italic"/>
    </style:style>
    <style:style style:name="T441" style:parent-style-name="Policepardéfaut" style:family="text">
      <style:text-properties fo:font-style="italic" style:font-style-asian="italic" style:font-style-complex="italic"/>
    </style:style>
    <style:style style:name="T442" style:parent-style-name="Policepardéfaut" style:family="text">
      <style:text-properties fo:font-style="italic" style:font-style-asian="italic" style:font-style-complex="italic"/>
    </style:style>
    <style:style style:name="T443" style:parent-style-name="Policepardéfaut" style:family="text">
      <style:text-properties fo:font-style="italic" style:font-style-asian="italic" style:font-style-complex="italic"/>
    </style:style>
    <style:style style:name="T444" style:parent-style-name="Policepardéfaut" style:family="text">
      <style:text-properties fo:font-style="italic" style:font-style-asian="italic" style:font-style-complex="italic"/>
    </style:style>
    <style:style style:name="T445" style:parent-style-name="Policepardéfaut" style:family="text">
      <style:text-properties fo:font-style="italic" style:font-style-asian="italic" style:font-style-complex="italic"/>
    </style:style>
    <style:style style:name="T446" style:parent-style-name="Policepardéfaut" style:family="text">
      <style:text-properties fo:font-style="italic" style:font-style-asian="italic" style:font-style-complex="italic"/>
    </style:style>
    <style:style style:name="T447" style:parent-style-name="Policepardéfaut" style:family="text">
      <style:text-properties fo:font-style="italic" style:font-style-asian="italic" style:font-style-complex="italic"/>
    </style:style>
    <style:style style:name="T448" style:parent-style-name="Policepardéfaut" style:family="text">
      <style:text-properties fo:font-style="italic" style:font-style-asian="italic" style:font-style-complex="italic"/>
    </style:style>
    <style:style style:name="T449" style:parent-style-name="Policepardéfaut" style:family="text">
      <style:text-properties fo:font-style="italic" style:font-style-asian="italic" style:font-style-complex="italic"/>
    </style:style>
    <style:style style:name="T450" style:parent-style-name="Policepardéfaut" style:family="text">
      <style:text-properties fo:font-style="italic" style:font-style-asian="italic" style:font-style-complex="italic"/>
    </style:style>
    <style:style style:name="T451" style:parent-style-name="Policepardéfaut" style:family="text">
      <style:text-properties fo:font-style="italic" style:font-style-asian="italic" style:font-style-complex="italic"/>
    </style:style>
    <style:style style:name="T452" style:parent-style-name="Policepardéfaut" style:family="text">
      <style:text-properties fo:font-style="italic" style:font-style-asian="italic" style:font-style-complex="italic"/>
    </style:style>
    <style:style style:name="T453" style:parent-style-name="Policepardéfaut" style:family="text">
      <style:text-properties fo:font-style="italic" style:font-style-asian="italic" style:font-style-complex="italic"/>
    </style:style>
    <style:style style:name="T454" style:parent-style-name="Policepardéfaut" style:family="text">
      <style:text-properties fo:font-style="italic" style:font-style-asian="italic" style:font-style-complex="italic"/>
    </style:style>
    <style:style style:name="T455" style:parent-style-name="Policepardéfaut" style:family="text">
      <style:text-properties fo:font-style="italic" style:font-style-asian="italic" style:font-style-complex="italic"/>
    </style:style>
    <style:style style:name="T456" style:parent-style-name="Policepardéfaut" style:family="text">
      <style:text-properties fo:font-style="italic" style:font-style-asian="italic" style:font-style-complex="italic"/>
    </style:style>
    <style:style style:name="T457" style:parent-style-name="Policepardéfaut" style:family="text">
      <style:text-properties fo:font-style="italic" style:font-style-asian="italic" style:font-style-complex="italic"/>
    </style:style>
    <style:style style:name="T458" style:parent-style-name="Policepardéfaut" style:family="text">
      <style:text-properties fo:font-style="italic" style:font-style-asian="italic" style:font-style-complex="italic"/>
    </style:style>
    <style:style style:name="T459" style:parent-style-name="Policepardéfaut" style:family="text">
      <style:text-properties fo:font-style="italic" style:font-style-asian="italic" style:font-style-complex="italic"/>
    </style:style>
    <style:style style:name="T460" style:parent-style-name="Policepardéfaut" style:family="text">
      <style:text-properties fo:font-style="italic" style:font-style-asian="italic" style:font-style-complex="italic"/>
    </style:style>
    <style:style style:name="T461" style:parent-style-name="Policepardéfaut" style:family="text">
      <style:text-properties fo:font-style="italic" style:font-style-asian="italic" style:font-style-complex="italic"/>
    </style:style>
    <style:style style:name="T462" style:parent-style-name="Policepardéfaut" style:family="text">
      <style:text-properties fo:font-style="italic" style:font-style-asian="italic" style:font-style-complex="italic"/>
    </style:style>
    <style:style style:name="T463" style:parent-style-name="Policepardéfaut" style:family="text">
      <style:text-properties fo:font-style="italic" style:font-style-asian="italic" style:font-style-complex="italic"/>
    </style:style>
    <style:style style:name="T464" style:parent-style-name="Policepardéfaut" style:family="text">
      <style:text-properties fo:font-style="italic" style:font-style-asian="italic" style:font-style-complex="italic"/>
    </style:style>
    <style:style style:name="T465" style:parent-style-name="Policepardéfaut" style:family="text">
      <style:text-properties fo:font-style="italic" style:font-style-asian="italic" style:font-style-complex="italic"/>
    </style:style>
    <style:style style:name="T466" style:parent-style-name="Policepardéfaut" style:family="text">
      <style:text-properties fo:font-style="italic" style:font-style-asian="italic" style:font-style-complex="italic"/>
    </style:style>
    <style:style style:name="T467" style:parent-style-name="Policepardéfaut" style:family="text">
      <style:text-properties fo:font-style="italic" style:font-style-asian="italic" style:font-style-complex="italic"/>
    </style:style>
    <style:style style:name="T468" style:parent-style-name="Policepardéfaut" style:family="text">
      <style:text-properties fo:font-style="italic" style:font-style-asian="italic" style:font-style-complex="italic"/>
    </style:style>
    <style:style style:name="T469" style:parent-style-name="Policepardéfaut" style:family="text">
      <style:text-properties fo:font-style="italic" style:font-style-asian="italic" style:font-style-complex="italic"/>
    </style:style>
    <style:style style:name="T470" style:parent-style-name="Policepardéfaut" style:family="text">
      <style:text-properties fo:font-style="italic" style:font-style-asian="italic" style:font-style-complex="italic"/>
    </style:style>
    <style:style style:name="T471" style:parent-style-name="Policepardéfaut" style:family="text">
      <style:text-properties fo:font-style="italic" style:font-style-asian="italic" style:font-style-complex="italic"/>
    </style:style>
    <style:style style:name="T472" style:parent-style-name="Policepardéfaut" style:family="text">
      <style:text-properties fo:font-style="italic" style:font-style-asian="italic" style:font-style-complex="italic"/>
    </style:style>
    <style:style style:name="T473" style:parent-style-name="Policepardéfaut" style:family="text">
      <style:text-properties fo:font-style="italic" style:font-style-asian="italic" style:font-style-complex="italic"/>
    </style:style>
    <style:style style:name="T474" style:parent-style-name="Policepardéfaut" style:family="text">
      <style:text-properties fo:font-style="italic" style:font-style-asian="italic" style:font-style-complex="italic"/>
    </style:style>
    <style:style style:name="T475" style:parent-style-name="Policepardéfaut" style:family="text">
      <style:text-properties fo:font-style="italic" style:font-style-asian="italic" style:font-style-complex="italic"/>
    </style:style>
    <style:style style:name="T476" style:parent-style-name="Policepardéfaut" style:family="text">
      <style:text-properties fo:font-style="italic" style:font-style-asian="italic" style:font-style-complex="italic"/>
    </style:style>
    <style:style style:name="T477" style:parent-style-name="Policepardéfaut" style:family="text">
      <style:text-properties fo:font-style="italic" style:font-style-asian="italic" style:font-style-complex="italic"/>
    </style:style>
    <style:style style:name="T478" style:parent-style-name="Policepardéfaut" style:family="text">
      <style:text-properties fo:font-style="italic" style:font-style-asian="italic" style:font-style-complex="italic"/>
    </style:style>
    <style:style style:name="T479" style:parent-style-name="Policepardéfaut" style:family="text">
      <style:text-properties fo:font-style="italic" style:font-style-asian="italic" style:font-style-complex="italic"/>
    </style:style>
    <style:style style:name="T480" style:parent-style-name="Policepardéfaut" style:family="text">
      <style:text-properties fo:font-style="italic" style:font-style-asian="italic" style:font-style-complex="italic"/>
    </style:style>
    <style:style style:name="T481" style:parent-style-name="Policepardéfaut" style:family="text">
      <style:text-properties fo:font-style="italic" style:font-style-asian="italic" style:font-style-complex="italic"/>
    </style:style>
    <style:style style:name="T482" style:parent-style-name="Policepardéfaut" style:family="text">
      <style:text-properties fo:font-style="italic" style:font-style-asian="italic" style:font-style-complex="italic"/>
    </style:style>
    <style:style style:name="T483" style:parent-style-name="Policepardéfaut" style:family="text">
      <style:text-properties fo:font-style="italic" style:font-style-asian="italic" style:font-style-complex="italic"/>
    </style:style>
    <style:style style:name="T484" style:parent-style-name="Policepardéfaut" style:family="text">
      <style:text-properties fo:font-style="italic" style:font-style-asian="italic" style:font-style-complex="italic"/>
    </style:style>
    <style:style style:name="T485" style:parent-style-name="Policepardéfaut" style:family="text">
      <style:text-properties fo:font-style="italic" style:font-style-asian="italic" style:font-style-complex="italic"/>
    </style:style>
    <style:style style:name="T486" style:parent-style-name="Policepardéfaut" style:family="text">
      <style:text-properties fo:font-style="italic" style:font-style-asian="italic" style:font-style-complex="italic"/>
    </style:style>
    <style:style style:name="T487" style:parent-style-name="Policepardéfaut" style:family="text">
      <style:text-properties fo:font-style="italic" style:font-style-asian="italic" style:font-style-complex="italic"/>
    </style:style>
    <style:style style:name="T488" style:parent-style-name="Policepardéfaut" style:family="text">
      <style:text-properties fo:font-style="italic" style:font-style-asian="italic" style:font-style-complex="italic"/>
    </style:style>
    <style:style style:name="T489" style:parent-style-name="Policepardéfaut" style:family="text">
      <style:text-properties fo:font-style="italic" style:font-style-asian="italic" style:font-style-complex="italic"/>
    </style:style>
    <style:style style:name="T490" style:parent-style-name="Policepardéfaut" style:family="text">
      <style:text-properties fo:font-style="italic" style:font-style-asian="italic" style:font-style-complex="italic"/>
    </style:style>
    <style:style style:name="T491" style:parent-style-name="Policepardéfaut" style:family="text">
      <style:text-properties fo:font-style="italic" style:font-style-asian="italic" style:font-style-complex="italic"/>
    </style:style>
    <style:style style:name="T492" style:parent-style-name="Policepardéfaut" style:family="text">
      <style:text-properties fo:font-style="italic" style:font-style-asian="italic" style:font-style-complex="italic"/>
    </style:style>
    <style:style style:name="T493" style:parent-style-name="Policepardéfaut" style:family="text">
      <style:text-properties fo:font-style="italic" style:font-style-asian="italic" style:font-style-complex="italic"/>
    </style:style>
    <style:style style:name="T494" style:parent-style-name="Policepardéfaut" style:family="text">
      <style:text-properties fo:font-style="italic" style:font-style-asian="italic" style:font-style-complex="italic"/>
    </style:style>
    <style:style style:name="T495" style:parent-style-name="Policepardéfaut" style:family="text">
      <style:text-properties fo:font-style="italic" style:font-style-asian="italic" style:font-style-complex="italic"/>
    </style:style>
    <style:style style:name="T496" style:parent-style-name="Policepardéfaut" style:family="text">
      <style:text-properties fo:font-style="italic" style:font-style-asian="italic" style:font-style-complex="italic"/>
    </style:style>
    <style:style style:name="T497" style:parent-style-name="Policepardéfaut" style:family="text">
      <style:text-properties fo:font-style="italic" style:font-style-asian="italic" style:font-style-complex="italic"/>
    </style:style>
    <style:style style:name="T498" style:parent-style-name="Policepardéfaut" style:family="text">
      <style:text-properties fo:font-style="italic" style:font-style-asian="italic" style:font-style-complex="italic"/>
    </style:style>
    <style:style style:name="T499" style:parent-style-name="Policepardéfaut" style:family="text">
      <style:text-properties fo:font-style="italic" style:font-style-asian="italic" style:font-style-complex="italic"/>
    </style:style>
    <style:style style:name="T500" style:parent-style-name="Policepardéfaut" style:family="text">
      <style:text-properties fo:font-style="italic" style:font-style-asian="italic" style:font-style-complex="italic"/>
    </style:style>
    <style:style style:name="T501" style:parent-style-name="Policepardéfaut" style:family="text">
      <style:text-properties fo:font-style="italic" style:font-style-asian="italic" style:font-style-complex="italic"/>
    </style:style>
    <style:style style:name="T502" style:parent-style-name="Policepardéfaut" style:family="text">
      <style:text-properties fo:font-style="italic" style:font-style-asian="italic" style:font-style-complex="italic"/>
    </style:style>
    <style:style style:name="T503" style:parent-style-name="Policepardéfaut" style:family="text">
      <style:text-properties fo:font-style="italic" style:font-style-asian="italic" style:font-style-complex="italic"/>
    </style:style>
    <style:style style:name="T504" style:parent-style-name="Policepardéfaut" style:family="text">
      <style:text-properties fo:font-style="italic" style:font-style-asian="italic" style:font-style-complex="italic"/>
    </style:style>
    <style:style style:name="T505" style:parent-style-name="Policepardéfaut" style:family="text">
      <style:text-properties fo:font-style="italic" style:font-style-asian="italic" style:font-style-complex="italic"/>
    </style:style>
    <style:style style:name="T506" style:parent-style-name="Policepardéfaut" style:family="text">
      <style:text-properties fo:font-style="italic" style:font-style-asian="italic" style:font-style-complex="italic"/>
    </style:style>
    <style:style style:name="T507" style:parent-style-name="Policepardéfaut" style:family="text">
      <style:text-properties fo:font-style="italic" style:font-style-asian="italic" style:font-style-complex="italic"/>
    </style:style>
    <style:style style:name="T508" style:parent-style-name="Policepardéfaut" style:family="text">
      <style:text-properties fo:font-style="italic" style:font-style-asian="italic" style:font-style-complex="italic"/>
    </style:style>
    <style:style style:name="T509" style:parent-style-name="Policepardéfaut" style:family="text">
      <style:text-properties fo:font-style="italic" style:font-style-asian="italic" style:font-style-complex="italic"/>
    </style:style>
    <style:style style:name="T510" style:parent-style-name="Policepardéfaut" style:family="text">
      <style:text-properties fo:font-style="italic" style:font-style-asian="italic" style:font-style-complex="italic"/>
    </style:style>
    <style:style style:name="T511" style:parent-style-name="Policepardéfaut" style:family="text">
      <style:text-properties fo:font-style="italic" style:font-style-asian="italic" style:font-style-complex="italic"/>
    </style:style>
    <style:style style:name="T512" style:parent-style-name="Policepardéfaut" style:family="text">
      <style:text-properties fo:font-style="italic" style:font-style-asian="italic" style:font-style-complex="italic"/>
    </style:style>
    <style:style style:name="T513" style:parent-style-name="Policepardéfaut" style:family="text">
      <style:text-properties fo:font-style="italic" style:font-style-asian="italic" style:font-style-complex="italic"/>
    </style:style>
    <style:style style:name="T514" style:parent-style-name="Policepardéfaut" style:family="text">
      <style:text-properties fo:font-style="italic" style:font-style-asian="italic" style:font-style-complex="italic"/>
    </style:style>
    <style:style style:name="T515" style:parent-style-name="Policepardéfaut" style:family="text">
      <style:text-properties fo:font-style="italic" style:font-style-asian="italic" style:font-style-complex="italic"/>
    </style:style>
    <style:style style:name="T516" style:parent-style-name="Policepardéfaut" style:family="text">
      <style:text-properties fo:font-style="italic" style:font-style-asian="italic" style:font-style-complex="italic"/>
    </style:style>
    <style:style style:name="T517" style:parent-style-name="Policepardéfaut" style:family="text">
      <style:text-properties fo:font-style="italic" style:font-style-asian="italic" style:font-style-complex="italic"/>
    </style:style>
    <style:style style:name="T518" style:parent-style-name="Policepardéfaut" style:family="text">
      <style:text-properties fo:font-style="italic" style:font-style-asian="italic" style:font-style-complex="italic"/>
    </style:style>
    <style:style style:name="T519" style:parent-style-name="Policepardéfaut" style:family="text">
      <style:text-properties fo:font-style="italic" style:font-style-asian="italic" style:font-style-complex="italic"/>
    </style:style>
    <style:style style:name="T520" style:parent-style-name="Policepardéfaut" style:family="text">
      <style:text-properties fo:font-style="italic" style:font-style-asian="italic" style:font-style-complex="italic"/>
    </style:style>
    <style:style style:name="T521" style:parent-style-name="Policepardéfaut" style:family="text">
      <style:text-properties fo:font-style="italic" style:font-style-asian="italic" style:font-style-complex="italic"/>
    </style:style>
    <style:style style:name="T522" style:parent-style-name="Policepardéfaut" style:family="text">
      <style:text-properties fo:font-style="italic" style:font-style-asian="italic" style:font-style-complex="italic"/>
    </style:style>
    <style:style style:name="T523" style:parent-style-name="Policepardéfaut" style:family="text">
      <style:text-properties fo:font-style="italic" style:font-style-asian="italic" style:font-style-complex="italic"/>
    </style:style>
    <style:style style:name="T524" style:parent-style-name="Policepardéfaut" style:family="text">
      <style:text-properties fo:font-style="italic" style:font-style-asian="italic" style:font-style-complex="italic"/>
    </style:style>
    <style:style style:name="T525" style:parent-style-name="Policepardéfaut" style:family="text">
      <style:text-properties fo:font-style="italic" style:font-style-asian="italic" style:font-style-complex="italic"/>
    </style:style>
    <style:style style:name="T526" style:parent-style-name="Policepardéfaut" style:family="text">
      <style:text-properties fo:font-style="italic" style:font-style-asian="italic" style:font-style-complex="italic"/>
    </style:style>
    <style:style style:name="T527" style:parent-style-name="Policepardéfaut" style:family="text">
      <style:text-properties fo:font-style="italic" style:font-style-asian="italic" style:font-style-complex="italic"/>
    </style:style>
    <style:style style:name="T528" style:parent-style-name="Policepardéfaut" style:family="text">
      <style:text-properties fo:font-style="italic" style:font-style-asian="italic" style:font-style-complex="italic"/>
    </style:style>
    <style:style style:name="T529" style:parent-style-name="Policepardéfaut" style:family="text">
      <style:text-properties fo:font-style="italic" style:font-style-asian="italic" style:font-style-complex="italic"/>
    </style:style>
    <style:style style:name="T530" style:parent-style-name="Policepardéfaut" style:family="text">
      <style:text-properties fo:font-style="italic" style:font-style-asian="italic" style:font-style-complex="italic"/>
    </style:style>
    <style:style style:name="T531" style:parent-style-name="Policepardéfaut" style:family="text">
      <style:text-properties fo:font-style="italic" style:font-style-asian="italic" style:font-style-complex="italic"/>
    </style:style>
    <style:style style:name="T532" style:parent-style-name="Policepardéfaut" style:family="text">
      <style:text-properties fo:font-style="italic" style:font-style-asian="italic" style:font-style-complex="italic"/>
    </style:style>
    <style:style style:name="T533" style:parent-style-name="Policepardéfaut" style:family="text">
      <style:text-properties fo:font-style="italic" style:font-style-asian="italic" style:font-style-complex="italic"/>
    </style:style>
    <style:style style:name="T534" style:parent-style-name="Policepardéfaut" style:family="text">
      <style:text-properties fo:font-style="italic" style:font-style-asian="italic" style:font-style-complex="italic"/>
    </style:style>
    <style:style style:name="T535" style:parent-style-name="Policepardéfaut" style:family="text">
      <style:text-properties fo:font-style="italic" style:font-style-asian="italic" style:font-style-complex="italic"/>
    </style:style>
    <style:style style:name="T536" style:parent-style-name="Policepardéfaut" style:family="text">
      <style:text-properties fo:font-style="italic" style:font-style-asian="italic" style:font-style-complex="italic"/>
    </style:style>
    <style:style style:name="T537" style:parent-style-name="Policepardéfaut" style:family="text">
      <style:text-properties fo:font-style="italic" style:font-style-asian="italic" style:font-style-complex="italic"/>
    </style:style>
    <style:style style:name="T538" style:parent-style-name="Policepardéfaut" style:family="text">
      <style:text-properties fo:font-style="italic" style:font-style-asian="italic" style:font-style-complex="italic"/>
    </style:style>
    <style:style style:name="T539" style:parent-style-name="Policepardéfaut" style:family="text">
      <style:text-properties fo:font-style="italic" style:font-style-asian="italic" style:font-style-complex="italic"/>
    </style:style>
    <style:style style:name="T540" style:parent-style-name="Policepardéfaut" style:family="text">
      <style:text-properties fo:font-style="italic" style:font-style-asian="italic" style:font-style-complex="italic"/>
    </style:style>
    <style:style style:name="T541" style:parent-style-name="Policepardéfaut" style:family="text">
      <style:text-properties fo:font-style="italic" style:font-style-asian="italic" style:font-style-complex="italic"/>
    </style:style>
    <style:style style:name="T542" style:parent-style-name="Policepardéfaut" style:family="text">
      <style:text-properties fo:font-style="italic" style:font-style-asian="italic" style:font-style-complex="italic"/>
    </style:style>
    <style:style style:name="T543" style:parent-style-name="Policepardéfaut" style:family="text">
      <style:text-properties fo:font-style="italic" style:font-style-asian="italic" style:font-style-complex="italic"/>
    </style:style>
    <style:style style:name="T544" style:parent-style-name="Policepardéfaut" style:family="text">
      <style:text-properties fo:font-style="italic" style:font-style-asian="italic" style:font-style-complex="italic"/>
    </style:style>
    <style:style style:name="T545" style:parent-style-name="Policepardéfaut" style:family="text">
      <style:text-properties fo:font-style="italic" style:font-style-asian="italic" style:font-style-complex="italic"/>
    </style:style>
    <style:style style:name="T546" style:parent-style-name="Policepardéfaut" style:family="text">
      <style:text-properties fo:font-style="italic" style:font-style-asian="italic" style:font-style-complex="italic"/>
    </style:style>
    <style:style style:name="T547" style:parent-style-name="Policepardéfaut" style:family="text">
      <style:text-properties fo:font-style="italic" style:font-style-asian="italic" style:font-style-complex="italic"/>
    </style:style>
    <style:style style:name="T548" style:parent-style-name="Policepardéfaut" style:family="text">
      <style:text-properties fo:font-style="italic" style:font-style-asian="italic" style:font-style-complex="italic"/>
    </style:style>
    <style:style style:name="T549" style:parent-style-name="Policepardéfaut" style:family="text">
      <style:text-properties fo:font-style="italic" style:font-style-asian="italic" style:font-style-complex="italic"/>
    </style:style>
    <style:style style:name="T550" style:parent-style-name="Policepardéfaut" style:family="text">
      <style:text-properties fo:font-style="italic" style:font-style-asian="italic" style:font-style-complex="italic"/>
    </style:style>
    <style:style style:name="T551" style:parent-style-name="Policepardéfaut" style:family="text">
      <style:text-properties fo:font-style="italic" style:font-style-asian="italic" style:font-style-complex="italic"/>
    </style:style>
    <style:style style:name="T552" style:parent-style-name="Policepardéfaut" style:family="text">
      <style:text-properties fo:font-style="italic" style:font-style-asian="italic" style:font-style-complex="italic"/>
    </style:style>
    <style:style style:name="T553" style:parent-style-name="Policepardéfaut" style:family="text">
      <style:text-properties fo:font-style="italic" style:font-style-asian="italic" style:font-style-complex="italic"/>
    </style:style>
    <style:style style:name="T554" style:parent-style-name="Policepardéfaut" style:family="text">
      <style:text-properties fo:font-style="italic" style:font-style-asian="italic" style:font-style-complex="italic"/>
    </style:style>
    <style:style style:name="T555" style:parent-style-name="Policepardéfaut" style:family="text">
      <style:text-properties fo:font-style="italic" style:font-style-asian="italic" style:font-style-complex="italic"/>
    </style:style>
    <style:style style:name="T556" style:parent-style-name="Policepardéfaut" style:family="text">
      <style:text-properties fo:font-style="italic" style:font-style-asian="italic" style:font-style-complex="italic"/>
    </style:style>
    <style:style style:name="T557" style:parent-style-name="Policepardéfaut" style:family="text">
      <style:text-properties fo:font-style="italic" style:font-style-asian="italic" style:font-style-complex="italic"/>
    </style:style>
    <style:style style:name="T558" style:parent-style-name="Policepardéfaut" style:family="text">
      <style:text-properties fo:font-style="italic" style:font-style-asian="italic" style:font-style-complex="italic"/>
    </style:style>
    <style:style style:name="T559" style:parent-style-name="Policepardéfaut" style:family="text">
      <style:text-properties fo:font-style="italic" style:font-style-asian="italic" style:font-style-complex="italic"/>
    </style:style>
    <style:style style:name="T560" style:parent-style-name="Policepardéfaut" style:family="text">
      <style:text-properties fo:font-style="italic" style:font-style-asian="italic" style:font-style-complex="italic"/>
    </style:style>
    <style:style style:name="T561" style:parent-style-name="Policepardéfaut" style:family="text">
      <style:text-properties fo:font-style="italic" style:font-style-asian="italic" style:font-style-complex="italic"/>
    </style:style>
    <style:style style:name="T562" style:parent-style-name="Policepardéfaut" style:family="text">
      <style:text-properties fo:font-style="italic" style:font-style-asian="italic" style:font-style-complex="italic"/>
    </style:style>
    <style:style style:name="T563" style:parent-style-name="Policepardéfaut" style:family="text">
      <style:text-properties fo:font-style="italic" style:font-style-asian="italic" style:font-style-complex="italic"/>
    </style:style>
    <style:style style:name="T564" style:parent-style-name="Policepardéfaut" style:family="text">
      <style:text-properties fo:font-style="italic" style:font-style-asian="italic" style:font-style-complex="italic"/>
    </style:style>
    <style:style style:name="T565" style:parent-style-name="Policepardéfaut" style:family="text">
      <style:text-properties fo:font-style="italic" style:font-style-asian="italic" style:font-style-complex="italic"/>
    </style:style>
    <style:style style:name="T566" style:parent-style-name="Policepardéfaut" style:family="text">
      <style:text-properties fo:font-style="italic" style:font-style-asian="italic" style:font-style-complex="italic"/>
    </style:style>
    <style:style style:name="T567" style:parent-style-name="Policepardéfaut" style:family="text">
      <style:text-properties fo:font-style="italic" style:font-style-asian="italic" style:font-style-complex="italic"/>
    </style:style>
    <style:style style:name="T568" style:parent-style-name="Policepardéfaut" style:family="text">
      <style:text-properties fo:font-style="italic" style:font-style-asian="italic" style:font-style-complex="italic"/>
    </style:style>
    <style:style style:name="T569" style:parent-style-name="Policepardéfaut" style:family="text">
      <style:text-properties fo:font-style="italic" style:font-style-asian="italic" style:font-style-complex="italic"/>
    </style:style>
    <style:style style:name="T570" style:parent-style-name="Policepardéfaut" style:family="text">
      <style:text-properties fo:font-style="italic" style:font-style-asian="italic" style:font-style-complex="italic"/>
    </style:style>
    <style:style style:name="T571" style:parent-style-name="Policepardéfaut" style:family="text">
      <style:text-properties fo:font-style="italic" style:font-style-asian="italic" style:font-style-complex="italic"/>
    </style:style>
    <style:style style:name="T572" style:parent-style-name="Policepardéfaut" style:family="text">
      <style:text-properties fo:font-style="italic" style:font-style-asian="italic" style:font-style-complex="italic"/>
    </style:style>
    <style:style style:name="T573" style:parent-style-name="Policepardéfaut" style:family="text">
      <style:text-properties fo:font-style="italic" style:font-style-asian="italic" style:font-style-complex="italic"/>
    </style:style>
    <style:style style:name="T574" style:parent-style-name="Policepardéfaut" style:family="text">
      <style:text-properties fo:font-style="italic" style:font-style-asian="italic" style:font-style-complex="italic"/>
    </style:style>
    <style:style style:name="T575" style:parent-style-name="Policepardéfaut" style:family="text">
      <style:text-properties fo:font-style="italic" style:font-style-asian="italic" style:font-style-complex="italic"/>
    </style:style>
    <style:style style:name="T576" style:parent-style-name="Policepardéfaut" style:family="text">
      <style:text-properties fo:font-style="italic" style:font-style-asian="italic" style:font-style-complex="italic"/>
    </style:style>
    <style:style style:name="T577" style:parent-style-name="Policepardéfaut" style:family="text">
      <style:text-properties fo:font-style="italic" style:font-style-asian="italic" style:font-style-complex="italic"/>
    </style:style>
    <style:style style:name="T578" style:parent-style-name="Policepardéfaut" style:family="text">
      <style:text-properties fo:font-style="italic" style:font-style-asian="italic" style:font-style-complex="italic"/>
    </style:style>
    <style:style style:name="T579" style:parent-style-name="Policepardéfaut" style:family="text">
      <style:text-properties fo:font-style="italic" style:font-style-asian="italic" style:font-style-complex="italic"/>
    </style:style>
    <style:style style:name="T580" style:parent-style-name="Policepardéfaut" style:family="text">
      <style:text-properties fo:font-style="italic" style:font-style-asian="italic" style:font-style-complex="italic"/>
    </style:style>
    <style:style style:name="T581" style:parent-style-name="Policepardéfaut" style:family="text">
      <style:text-properties fo:font-style="italic" style:font-style-asian="italic" style:font-style-complex="italic"/>
    </style:style>
    <style:style style:name="T582" style:parent-style-name="Policepardéfaut" style:family="text">
      <style:text-properties fo:font-style="italic" style:font-style-asian="italic" style:font-style-complex="italic"/>
    </style:style>
    <style:style style:name="T583" style:parent-style-name="Policepardéfaut" style:family="text">
      <style:text-properties fo:font-style="italic" style:font-style-asian="italic" style:font-style-complex="italic"/>
    </style:style>
    <style:style style:name="T584" style:parent-style-name="Policepardéfaut" style:family="text">
      <style:text-properties fo:font-style="italic" style:font-style-asian="italic" style:font-style-complex="italic"/>
    </style:style>
    <style:style style:name="T585" style:parent-style-name="Policepardéfaut" style:family="text">
      <style:text-properties fo:font-style="italic" style:font-style-asian="italic" style:font-style-complex="italic"/>
    </style:style>
    <style:style style:name="T586" style:parent-style-name="Policepardéfaut" style:family="text">
      <style:text-properties fo:font-style="italic" style:font-style-asian="italic" style:font-style-complex="italic"/>
    </style:style>
    <style:style style:name="T587" style:parent-style-name="Policepardéfaut" style:family="text">
      <style:text-properties fo:font-style="italic" style:font-style-asian="italic" style:font-style-complex="italic"/>
    </style:style>
    <style:style style:name="T588" style:parent-style-name="Policepardéfaut" style:family="text">
      <style:text-properties fo:font-style="italic" style:font-style-asian="italic" style:font-style-complex="italic"/>
    </style:style>
    <style:style style:name="T589" style:parent-style-name="Policepardéfaut" style:family="text">
      <style:text-properties fo:font-style="italic" style:font-style-asian="italic" style:font-style-complex="italic"/>
    </style:style>
    <style:style style:name="T590" style:parent-style-name="Policepardéfaut" style:family="text">
      <style:text-properties fo:font-style="italic" style:font-style-asian="italic" style:font-style-complex="italic"/>
    </style:style>
    <style:style style:name="T591" style:parent-style-name="Policepardéfaut" style:family="text">
      <style:text-properties fo:font-style="italic" style:font-style-asian="italic" style:font-style-complex="italic"/>
    </style:style>
    <style:style style:name="T592" style:parent-style-name="Policepardéfaut" style:family="text">
      <style:text-properties fo:font-style="italic" style:font-style-asian="italic" style:font-style-complex="italic"/>
    </style:style>
    <style:style style:name="T593" style:parent-style-name="Policepardéfaut" style:family="text">
      <style:text-properties fo:font-style="italic" style:font-style-asian="italic" style:font-style-complex="italic"/>
    </style:style>
    <style:style style:name="T594" style:parent-style-name="Policepardéfaut" style:family="text">
      <style:text-properties fo:font-style="italic" style:font-style-asian="italic" style:font-style-complex="italic"/>
    </style:style>
    <style:style style:name="T595" style:parent-style-name="Policepardéfaut" style:family="text">
      <style:text-properties fo:font-style="italic" style:font-style-asian="italic" style:font-style-complex="italic"/>
    </style:style>
    <style:style style:name="T596" style:parent-style-name="Policepardéfaut" style:family="text">
      <style:text-properties fo:font-style="italic" style:font-style-asian="italic" style:font-style-complex="italic"/>
    </style:style>
    <style:style style:name="T597" style:parent-style-name="Policepardéfaut" style:family="text">
      <style:text-properties fo:font-style="italic" style:font-style-asian="italic" style:font-style-complex="italic"/>
    </style:style>
    <style:style style:name="T598" style:parent-style-name="Policepardéfaut" style:family="text">
      <style:text-properties fo:font-style="italic" style:font-style-asian="italic" style:font-style-complex="italic"/>
    </style:style>
    <style:style style:name="T599" style:parent-style-name="Policepardéfaut" style:family="text">
      <style:text-properties fo:font-style="italic" style:font-style-asian="italic" style:font-style-complex="italic"/>
    </style:style>
    <style:style style:name="T600" style:parent-style-name="Policepardéfaut" style:family="text">
      <style:text-properties fo:font-style="italic" style:font-style-asian="italic" style:font-style-complex="italic"/>
    </style:style>
    <style:style style:name="T601" style:parent-style-name="Policepardéfaut" style:family="text">
      <style:text-properties fo:font-style="italic" style:font-style-asian="italic" style:font-style-complex="italic"/>
    </style:style>
    <style:style style:name="T602" style:parent-style-name="Policepardéfaut" style:family="text">
      <style:text-properties fo:font-style="italic" style:font-style-asian="italic" style:font-style-complex="italic"/>
    </style:style>
    <style:style style:name="T603" style:parent-style-name="Policepardéfaut" style:family="text">
      <style:text-properties fo:font-style="italic" style:font-style-asian="italic" style:font-style-complex="italic"/>
    </style:style>
    <style:style style:name="T604" style:parent-style-name="Policepardéfaut" style:family="text">
      <style:text-properties fo:font-style="italic" style:font-style-asian="italic" style:font-style-complex="italic"/>
    </style:style>
    <style:style style:name="T605" style:parent-style-name="Policepardéfaut" style:family="text">
      <style:text-properties fo:font-style="italic" style:font-style-asian="italic" style:font-style-complex="italic"/>
    </style:style>
    <style:style style:name="T606" style:parent-style-name="Policepardéfaut" style:family="text">
      <style:text-properties fo:font-style="italic" style:font-style-asian="italic" style:font-style-complex="italic"/>
    </style:style>
    <style:style style:name="T607" style:parent-style-name="Policepardéfaut" style:family="text">
      <style:text-properties fo:font-style="italic" style:font-style-asian="italic" style:font-style-complex="italic"/>
    </style:style>
    <style:style style:name="T608" style:parent-style-name="Policepardéfaut" style:family="text">
      <style:text-properties fo:font-style="italic" style:font-style-asian="italic" style:font-style-complex="italic"/>
    </style:style>
    <style:style style:name="T609" style:parent-style-name="Policepardéfaut" style:family="text">
      <style:text-properties fo:font-style="italic" style:font-style-asian="italic" style:font-style-complex="italic"/>
    </style:style>
    <style:style style:name="T610" style:parent-style-name="Policepardéfaut" style:family="text">
      <style:text-properties fo:font-style="italic" style:font-style-asian="italic" style:font-style-complex="italic"/>
    </style:style>
    <style:style style:name="T611" style:parent-style-name="Policepardéfaut" style:family="text">
      <style:text-properties fo:font-style="italic" style:font-style-asian="italic" style:font-style-complex="italic"/>
    </style:style>
    <style:style style:name="T612" style:parent-style-name="Policepardéfaut" style:family="text">
      <style:text-properties fo:font-style="italic" style:font-style-asian="italic" style:font-style-complex="italic"/>
    </style:style>
    <style:style style:name="T613" style:parent-style-name="Policepardéfaut" style:family="text">
      <style:text-properties fo:font-style="italic" style:font-style-asian="italic" style:font-style-complex="italic"/>
    </style:style>
    <style:style style:name="T614" style:parent-style-name="Policepardéfaut" style:family="text">
      <style:text-properties fo:font-style="italic" style:font-style-asian="italic" style:font-style-complex="italic"/>
    </style:style>
    <style:style style:name="T615" style:parent-style-name="Policepardéfaut" style:family="text">
      <style:text-properties fo:font-style="italic" style:font-style-asian="italic" style:font-style-complex="italic"/>
    </style:style>
    <style:style style:name="T616" style:parent-style-name="Policepardéfaut" style:family="text">
      <style:text-properties fo:font-style="italic" style:font-style-asian="italic" style:font-style-complex="italic"/>
    </style:style>
    <style:style style:name="T617" style:parent-style-name="Policepardéfaut" style:family="text">
      <style:text-properties fo:font-style="italic" style:font-style-asian="italic" style:font-style-complex="italic"/>
    </style:style>
    <style:style style:name="T618" style:parent-style-name="Policepardéfaut" style:family="text">
      <style:text-properties fo:font-style="italic" style:font-style-asian="italic" style:font-style-complex="italic"/>
    </style:style>
    <style:style style:name="T619" style:parent-style-name="Policepardéfaut" style:family="text">
      <style:text-properties fo:font-style="italic" style:font-style-asian="italic" style:font-style-complex="italic"/>
    </style:style>
    <style:style style:name="T620" style:parent-style-name="Policepardéfaut" style:family="text">
      <style:text-properties fo:font-style="italic" style:font-style-asian="italic" style:font-style-complex="italic"/>
    </style:style>
    <style:style style:name="T621" style:parent-style-name="Policepardéfaut" style:family="text">
      <style:text-properties fo:font-style="italic" style:font-style-asian="italic" style:font-style-complex="italic"/>
    </style:style>
    <style:style style:name="T622" style:parent-style-name="Policepardéfaut" style:family="text">
      <style:text-properties fo:font-style="italic" style:font-style-asian="italic" style:font-style-complex="italic"/>
    </style:style>
    <style:style style:name="T623" style:parent-style-name="Policepardéfaut" style:family="text">
      <style:text-properties fo:font-style="italic" style:font-style-asian="italic" style:font-style-complex="italic"/>
    </style:style>
    <style:style style:name="T624" style:parent-style-name="Policepardéfaut" style:family="text">
      <style:text-properties fo:font-style="italic" style:font-style-asian="italic" style:font-style-complex="italic"/>
    </style:style>
    <style:style style:name="T625" style:parent-style-name="Policepardéfaut" style:family="text">
      <style:text-properties fo:font-style="italic" style:font-style-asian="italic" style:font-style-complex="italic"/>
    </style:style>
    <style:style style:name="T626" style:parent-style-name="Policepardéfaut" style:family="text">
      <style:text-properties fo:font-style="italic" style:font-style-asian="italic" style:font-style-complex="italic"/>
    </style:style>
    <style:style style:name="T627" style:parent-style-name="Policepardéfaut" style:family="text">
      <style:text-properties fo:font-style="italic" style:font-style-asian="italic" style:font-style-complex="italic"/>
    </style:style>
    <style:style style:name="T628" style:parent-style-name="Policepardéfaut" style:family="text">
      <style:text-properties fo:font-style="italic" style:font-style-asian="italic" style:font-style-complex="italic"/>
    </style:style>
    <style:style style:name="T629" style:parent-style-name="Policepardéfaut" style:family="text">
      <style:text-properties fo:font-style="italic" style:font-style-asian="italic" style:font-style-complex="italic"/>
    </style:style>
    <style:style style:name="T630" style:parent-style-name="Policepardéfaut" style:family="text">
      <style:text-properties fo:font-style="italic" style:font-style-asian="italic" style:font-style-complex="italic"/>
    </style:style>
    <style:style style:name="T631" style:parent-style-name="Policepardéfaut" style:family="text">
      <style:text-properties fo:font-style="italic" style:font-style-asian="italic" style:font-style-complex="italic"/>
    </style:style>
    <style:style style:name="T632" style:parent-style-name="Policepardéfaut" style:family="text">
      <style:text-properties fo:font-style="italic" style:font-style-asian="italic" style:font-style-complex="italic"/>
    </style:style>
    <style:style style:name="T633" style:parent-style-name="Policepardéfaut" style:family="text">
      <style:text-properties fo:font-style="italic" style:font-style-asian="italic" style:font-style-complex="italic"/>
    </style:style>
    <style:style style:name="T634" style:parent-style-name="Policepardéfaut" style:family="text">
      <style:text-properties fo:font-style="italic" style:font-style-asian="italic" style:font-style-complex="italic"/>
    </style:style>
    <style:style style:name="T635" style:parent-style-name="Policepardéfaut" style:family="text">
      <style:text-properties fo:font-style="italic" style:font-style-asian="italic" style:font-style-complex="italic"/>
    </style:style>
    <style:style style:name="T636" style:parent-style-name="Policepardéfaut" style:family="text">
      <style:text-properties fo:font-style="italic" style:font-style-asian="italic" style:font-style-complex="italic"/>
    </style:style>
    <style:style style:name="T637" style:parent-style-name="Policepardéfaut" style:family="text">
      <style:text-properties fo:font-style="italic" style:font-style-asian="italic" style:font-style-complex="italic"/>
    </style:style>
    <style:style style:name="T638" style:parent-style-name="Policepardéfaut" style:family="text">
      <style:text-properties fo:font-style="italic" style:font-style-asian="italic" style:font-style-complex="italic"/>
    </style:style>
    <style:style style:name="T639" style:parent-style-name="Policepardéfaut" style:family="text">
      <style:text-properties fo:font-style="italic" style:font-style-asian="italic" style:font-style-complex="italic"/>
    </style:style>
    <style:style style:name="T640" style:parent-style-name="Policepardéfaut" style:family="text">
      <style:text-properties fo:font-style="italic" style:font-style-asian="italic" style:font-style-complex="italic"/>
    </style:style>
    <style:style style:name="T641" style:parent-style-name="Policepardéfaut" style:family="text">
      <style:text-properties fo:font-style="italic" style:font-style-asian="italic" style:font-style-complex="italic"/>
    </style:style>
    <style:style style:name="T642" style:parent-style-name="Policepardéfaut" style:family="text">
      <style:text-properties fo:font-style="italic" style:font-style-asian="italic" style:font-style-complex="italic"/>
    </style:style>
    <style:style style:name="T643" style:parent-style-name="Policepardéfaut" style:family="text">
      <style:text-properties fo:font-style="italic" style:font-style-asian="italic" style:font-style-complex="italic"/>
    </style:style>
    <style:style style:name="T644" style:parent-style-name="Policepardéfaut" style:family="text">
      <style:text-properties fo:font-style="italic" style:font-style-asian="italic" style:font-style-complex="italic"/>
    </style:style>
    <style:style style:name="T645" style:parent-style-name="Policepardéfaut" style:family="text">
      <style:text-properties fo:font-style="italic" style:font-style-asian="italic" style:font-style-complex="italic"/>
    </style:style>
    <style:style style:name="T646" style:parent-style-name="Policepardéfaut" style:family="text">
      <style:text-properties fo:font-style="italic" style:font-style-asian="italic" style:font-style-complex="italic"/>
    </style:style>
    <style:style style:name="T647" style:parent-style-name="Policepardéfaut" style:family="text">
      <style:text-properties fo:font-style="italic" style:font-style-asian="italic" style:font-style-complex="italic"/>
    </style:style>
    <style:style style:name="T648" style:parent-style-name="Policepardéfaut" style:family="text">
      <style:text-properties fo:font-style="italic" style:font-style-asian="italic" style:font-style-complex="italic"/>
    </style:style>
    <style:style style:name="T649" style:parent-style-name="Policepardéfaut" style:family="text">
      <style:text-properties fo:font-style="italic" style:font-style-asian="italic" style:font-style-complex="italic"/>
    </style:style>
    <style:style style:name="T650" style:parent-style-name="Policepardéfaut" style:family="text">
      <style:text-properties fo:font-style="italic" style:font-style-asian="italic" style:font-style-complex="italic"/>
    </style:style>
    <style:style style:name="T651" style:parent-style-name="Policepardéfaut" style:family="text">
      <style:text-properties fo:font-style="italic" style:font-style-asian="italic" style:font-style-complex="italic"/>
    </style:style>
    <style:style style:name="T652" style:parent-style-name="Policepardéfaut" style:family="text">
      <style:text-properties fo:font-style="italic" style:font-style-asian="italic" style:font-style-complex="italic"/>
    </style:style>
    <style:style style:name="T653" style:parent-style-name="Policepardéfaut" style:family="text">
      <style:text-properties fo:font-style="italic" style:font-style-asian="italic" style:font-style-complex="italic"/>
    </style:style>
    <style:style style:name="T654" style:parent-style-name="Policepardéfaut" style:family="text">
      <style:text-properties fo:font-style="italic" style:font-style-asian="italic" style:font-style-complex="italic"/>
    </style:style>
    <style:style style:name="T655" style:parent-style-name="Policepardéfaut" style:family="text">
      <style:text-properties fo:font-style="italic" style:font-style-asian="italic" style:font-style-complex="italic"/>
    </style:style>
    <style:style style:name="T656" style:parent-style-name="Policepardéfaut" style:family="text">
      <style:text-properties fo:font-style="italic" style:font-style-asian="italic" style:font-style-complex="italic"/>
    </style:style>
    <style:style style:name="T657" style:parent-style-name="Policepardéfaut" style:family="text">
      <style:text-properties fo:font-style="italic" style:font-style-asian="italic" style:font-style-complex="italic"/>
    </style:style>
    <style:style style:name="T658" style:parent-style-name="Policepardéfaut" style:family="text">
      <style:text-properties fo:font-style="italic" style:font-style-asian="italic" style:font-style-complex="italic"/>
    </style:style>
    <style:style style:name="T659" style:parent-style-name="Policepardéfaut" style:family="text">
      <style:text-properties fo:font-style="italic" style:font-style-asian="italic" style:font-style-complex="italic"/>
    </style:style>
    <style:style style:name="T660" style:parent-style-name="Policepardéfaut" style:family="text">
      <style:text-properties fo:font-style="italic" style:font-style-asian="italic" style:font-style-complex="italic"/>
    </style:style>
    <style:style style:name="T661" style:parent-style-name="Policepardéfaut" style:family="text">
      <style:text-properties fo:font-style="italic" style:font-style-asian="italic" style:font-style-complex="italic"/>
    </style:style>
    <style:style style:name="T662" style:parent-style-name="Policepardéfaut" style:family="text">
      <style:text-properties fo:font-style="italic" style:font-style-asian="italic" style:font-style-complex="italic"/>
    </style:style>
    <style:style style:name="T663" style:parent-style-name="Policepardéfaut" style:family="text">
      <style:text-properties fo:font-style="italic" style:font-style-asian="italic" style:font-style-complex="italic"/>
    </style:style>
    <style:style style:name="T664" style:parent-style-name="Policepardéfaut" style:family="text">
      <style:text-properties fo:font-style="italic" style:font-style-asian="italic" style:font-style-complex="italic"/>
    </style:style>
    <style:style style:name="T665" style:parent-style-name="Policepardéfaut" style:family="text">
      <style:text-properties fo:font-style="italic" style:font-style-asian="italic" style:font-style-complex="italic"/>
    </style:style>
    <style:style style:name="T666" style:parent-style-name="Policepardéfaut" style:family="text">
      <style:text-properties fo:font-style="italic" style:font-style-asian="italic" style:font-style-complex="italic"/>
    </style:style>
    <style:style style:name="T667" style:parent-style-name="Policepardéfaut" style:family="text">
      <style:text-properties fo:font-style="italic" style:font-style-asian="italic" style:font-style-complex="italic"/>
    </style:style>
    <style:style style:name="T668" style:parent-style-name="Policepardéfaut" style:family="text">
      <style:text-properties fo:font-style="italic" style:font-style-asian="italic" style:font-style-complex="italic"/>
    </style:style>
    <style:style style:name="T669" style:parent-style-name="Policepardéfaut" style:family="text">
      <style:text-properties fo:font-style="italic" style:font-style-asian="italic" style:font-style-complex="italic"/>
    </style:style>
    <style:style style:name="T670" style:parent-style-name="Policepardéfaut" style:family="text">
      <style:text-properties fo:font-style="italic" style:font-style-asian="italic" style:font-style-complex="italic"/>
    </style:style>
    <style:style style:name="T671" style:parent-style-name="Policepardéfaut" style:family="text">
      <style:text-properties fo:font-style="italic" style:font-style-asian="italic" style:font-style-complex="italic"/>
    </style:style>
    <style:style style:name="T672" style:parent-style-name="Policepardéfaut" style:family="text">
      <style:text-properties fo:font-style="italic" style:font-style-asian="italic" style:font-style-complex="italic"/>
    </style:style>
    <style:style style:name="T673" style:parent-style-name="Policepardéfaut" style:family="text">
      <style:text-properties fo:font-style="italic" style:font-style-asian="italic" style:font-style-complex="italic"/>
    </style:style>
    <style:style style:name="T674" style:parent-style-name="Policepardéfaut" style:family="text">
      <style:text-properties fo:font-style="italic" style:font-style-asian="italic" style:font-style-complex="italic"/>
    </style:style>
    <style:style style:name="T675" style:parent-style-name="Policepardéfaut" style:family="text">
      <style:text-properties fo:font-style="italic" style:font-style-asian="italic" style:font-style-complex="italic"/>
    </style:style>
    <style:style style:name="T676" style:parent-style-name="Policepardéfaut" style:family="text">
      <style:text-properties fo:font-style="italic" style:font-style-asian="italic" style:font-style-complex="italic"/>
    </style:style>
    <style:style style:name="T677" style:parent-style-name="Policepardéfaut" style:family="text">
      <style:text-properties fo:font-style="italic" style:font-style-asian="italic" style:font-style-complex="italic"/>
    </style:style>
    <style:style style:name="T678" style:parent-style-name="Policepardéfaut" style:family="text">
      <style:text-properties fo:font-style="italic" style:font-style-asian="italic" style:font-style-complex="italic"/>
    </style:style>
    <style:style style:name="T679" style:parent-style-name="Policepardéfaut" style:family="text">
      <style:text-properties fo:font-style="italic" style:font-style-asian="italic" style:font-style-complex="italic"/>
    </style:style>
    <style:style style:name="T680" style:parent-style-name="Policepardéfaut" style:family="text">
      <style:text-properties fo:font-style="italic" style:font-style-asian="italic" style:font-style-complex="italic"/>
    </style:style>
    <style:style style:name="T681" style:parent-style-name="Policepardéfaut" style:family="text">
      <style:text-properties fo:font-style="italic" style:font-style-asian="italic" style:font-style-complex="italic"/>
    </style:style>
    <style:style style:name="T682" style:parent-style-name="Policepardéfaut" style:family="text">
      <style:text-properties fo:font-style="italic" style:font-style-asian="italic" style:font-style-complex="italic"/>
    </style:style>
    <style:style style:name="T683" style:parent-style-name="Policepardéfaut" style:family="text">
      <style:text-properties fo:font-style="italic" style:font-style-asian="italic" style:font-style-complex="italic"/>
    </style:style>
    <style:style style:name="T684" style:parent-style-name="Policepardéfaut" style:family="text">
      <style:text-properties fo:font-style="italic" style:font-style-asian="italic" style:font-style-complex="italic"/>
    </style:style>
    <style:style style:name="T685" style:parent-style-name="Policepardéfaut" style:family="text">
      <style:text-properties fo:font-style="italic" style:font-style-asian="italic" style:font-style-complex="italic"/>
    </style:style>
    <style:style style:name="T686" style:parent-style-name="Policepardéfaut" style:family="text">
      <style:text-properties fo:font-style="italic" style:font-style-asian="italic" style:font-style-complex="italic"/>
    </style:style>
    <style:style style:name="T687" style:parent-style-name="Policepardéfaut" style:family="text">
      <style:text-properties fo:font-style="italic" style:font-style-asian="italic" style:font-style-complex="italic"/>
    </style:style>
    <style:style style:name="T688" style:parent-style-name="Policepardéfaut" style:family="text">
      <style:text-properties fo:font-style="italic" style:font-style-asian="italic" style:font-style-complex="italic"/>
    </style:style>
    <style:style style:name="T689" style:parent-style-name="Policepardéfaut" style:family="text">
      <style:text-properties fo:font-style="italic" style:font-style-asian="italic" style:font-style-complex="italic"/>
    </style:style>
    <style:style style:name="T690" style:parent-style-name="Policepardéfaut" style:family="text">
      <style:text-properties fo:font-style="italic" style:font-style-asian="italic" style:font-style-complex="italic"/>
    </style:style>
    <style:style style:name="T691" style:parent-style-name="Policepardéfaut" style:family="text">
      <style:text-properties fo:font-style="italic" style:font-style-asian="italic" style:font-style-complex="italic"/>
    </style:style>
    <style:style style:name="T692" style:parent-style-name="Policepardéfaut" style:family="text">
      <style:text-properties fo:font-style="italic" style:font-style-asian="italic" style:font-style-complex="italic"/>
    </style:style>
    <style:style style:name="T693" style:parent-style-name="Policepardéfaut" style:family="text">
      <style:text-properties fo:font-style="italic" style:font-style-asian="italic" style:font-style-complex="italic"/>
    </style:style>
    <style:style style:name="T694" style:parent-style-name="Policepardéfaut" style:family="text">
      <style:text-properties fo:font-style="italic" style:font-style-asian="italic" style:font-style-complex="italic"/>
    </style:style>
    <style:style style:name="T695" style:parent-style-name="Policepardéfaut" style:family="text">
      <style:text-properties fo:font-style="italic" style:font-style-asian="italic" style:font-style-complex="italic"/>
    </style:style>
    <style:style style:name="T696" style:parent-style-name="Policepardéfaut" style:family="text">
      <style:text-properties fo:font-style="italic" style:font-style-asian="italic" style:font-style-complex="italic"/>
    </style:style>
    <style:style style:name="T697" style:parent-style-name="Policepardéfaut" style:family="text">
      <style:text-properties fo:font-style="italic" style:font-style-asian="italic" style:font-style-complex="italic"/>
    </style:style>
    <style:style style:name="T698" style:parent-style-name="Policepardéfaut" style:family="text">
      <style:text-properties fo:font-style="italic" style:font-style-asian="italic" style:font-style-complex="italic"/>
    </style:style>
    <style:style style:name="T699" style:parent-style-name="Policepardéfaut" style:family="text">
      <style:text-properties fo:font-style="italic" style:font-style-asian="italic" style:font-style-complex="italic"/>
    </style:style>
    <style:style style:name="T700" style:parent-style-name="Policepardéfaut" style:family="text">
      <style:text-properties fo:font-style="italic" style:font-style-asian="italic" style:font-style-complex="italic"/>
    </style:style>
    <style:style style:name="T701" style:parent-style-name="Policepardéfaut" style:family="text">
      <style:text-properties fo:font-style="italic" style:font-style-asian="italic" style:font-style-complex="italic"/>
    </style:style>
    <style:style style:name="T702" style:parent-style-name="Policepardéfaut" style:family="text">
      <style:text-properties fo:font-style="italic" style:font-style-asian="italic" style:font-style-complex="italic"/>
    </style:style>
    <style:style style:name="T703" style:parent-style-name="Policepardéfaut" style:family="text">
      <style:text-properties fo:font-style="italic" style:font-style-asian="italic" style:font-style-complex="italic"/>
    </style:style>
    <style:style style:name="T704" style:parent-style-name="Policepardéfaut" style:family="text">
      <style:text-properties fo:font-style="italic" style:font-style-asian="italic" style:font-style-complex="italic"/>
    </style:style>
    <style:style style:name="T705" style:parent-style-name="Policepardéfaut" style:family="text">
      <style:text-properties fo:font-style="italic" style:font-style-asian="italic" style:font-style-complex="italic"/>
    </style:style>
    <style:style style:name="T706" style:parent-style-name="Policepardéfaut" style:family="text">
      <style:text-properties fo:font-style="italic" style:font-style-asian="italic" style:font-style-complex="italic"/>
    </style:style>
    <style:style style:name="T707" style:parent-style-name="Policepardéfaut" style:family="text">
      <style:text-properties fo:font-style="italic" style:font-style-asian="italic" style:font-style-complex="italic"/>
    </style:style>
    <style:style style:name="T708" style:parent-style-name="Policepardéfaut" style:family="text">
      <style:text-properties fo:font-style="italic" style:font-style-asian="italic" style:font-style-complex="italic"/>
    </style:style>
    <style:style style:name="T709" style:parent-style-name="Policepardéfaut" style:family="text">
      <style:text-properties fo:font-style="italic" style:font-style-asian="italic" style:font-style-complex="italic"/>
    </style:style>
    <style:style style:name="T710" style:parent-style-name="Policepardéfaut" style:family="text">
      <style:text-properties fo:font-style="italic" style:font-style-asian="italic" style:font-style-complex="italic"/>
    </style:style>
    <style:style style:name="T711" style:parent-style-name="Policepardéfaut" style:family="text">
      <style:text-properties fo:font-style="italic" style:font-style-asian="italic" style:font-style-complex="italic"/>
    </style:style>
    <style:style style:name="T712" style:parent-style-name="Policepardéfaut" style:family="text">
      <style:text-properties fo:font-style="italic" style:font-style-asian="italic" style:font-style-complex="italic"/>
    </style:style>
    <style:style style:name="T713" style:parent-style-name="Policepardéfaut" style:family="text">
      <style:text-properties fo:font-style="italic" style:font-style-asian="italic" style:font-style-complex="italic"/>
    </style:style>
    <style:style style:name="T714" style:parent-style-name="Policepardéfaut" style:family="text">
      <style:text-properties fo:font-style="italic" style:font-style-asian="italic" style:font-style-complex="italic"/>
    </style:style>
    <style:style style:name="T715" style:parent-style-name="Policepardéfaut" style:family="text">
      <style:text-properties fo:font-style="italic" style:font-style-asian="italic" style:font-style-complex="italic"/>
    </style:style>
    <style:style style:name="T716" style:parent-style-name="Policepardéfaut" style:family="text">
      <style:text-properties fo:font-style="italic" style:font-style-asian="italic" style:font-style-complex="italic"/>
    </style:style>
    <style:style style:name="T717" style:parent-style-name="Policepardéfaut" style:family="text">
      <style:text-properties fo:font-style="italic" style:font-style-asian="italic" style:font-style-complex="italic"/>
    </style:style>
    <style:style style:name="T718" style:parent-style-name="Policepardéfaut" style:family="text">
      <style:text-properties fo:font-style="italic" style:font-style-asian="italic" style:font-style-complex="italic"/>
    </style:style>
    <style:style style:name="T719" style:parent-style-name="Policepardéfaut" style:family="text">
      <style:text-properties fo:font-style="italic" style:font-style-asian="italic" style:font-style-complex="italic"/>
    </style:style>
    <style:style style:name="T720" style:parent-style-name="Policepardéfaut" style:family="text">
      <style:text-properties fo:font-style="italic" style:font-style-asian="italic" style:font-style-complex="italic"/>
    </style:style>
    <style:style style:name="T721" style:parent-style-name="Policepardéfaut" style:family="text">
      <style:text-properties fo:font-style="italic" style:font-style-asian="italic" style:font-style-complex="italic"/>
    </style:style>
    <style:style style:name="T722" style:parent-style-name="Policepardéfaut" style:family="text">
      <style:text-properties fo:font-style="italic" style:font-style-asian="italic" style:font-style-complex="italic"/>
    </style:style>
    <style:style style:name="T723" style:parent-style-name="Policepardéfaut" style:family="text">
      <style:text-properties fo:font-style="italic" style:font-style-asian="italic" style:font-style-complex="italic"/>
    </style:style>
    <style:style style:name="T724" style:parent-style-name="Policepardéfaut" style:family="text">
      <style:text-properties fo:font-style="italic" style:font-style-asian="italic" style:font-style-complex="italic"/>
    </style:style>
    <style:style style:name="T725" style:parent-style-name="Policepardéfaut" style:family="text">
      <style:text-properties fo:font-style="italic" style:font-style-asian="italic" style:font-style-complex="italic"/>
    </style:style>
    <style:style style:name="T726" style:parent-style-name="Policepardéfaut" style:family="text">
      <style:text-properties fo:font-style="italic" style:font-style-asian="italic" style:font-style-complex="italic"/>
    </style:style>
    <style:style style:name="T727" style:parent-style-name="Policepardéfaut" style:family="text">
      <style:text-properties fo:font-style="italic" style:font-style-asian="italic" style:font-style-complex="italic"/>
    </style:style>
    <style:style style:name="T728" style:parent-style-name="Policepardéfaut" style:family="text">
      <style:text-properties fo:font-style="italic" style:font-style-asian="italic" style:font-style-complex="italic"/>
    </style:style>
    <style:style style:name="T729" style:parent-style-name="Policepardéfaut" style:family="text">
      <style:text-properties fo:font-style="italic" style:font-style-asian="italic" style:font-style-complex="italic"/>
    </style:style>
    <style:style style:name="T730" style:parent-style-name="Policepardéfaut" style:family="text">
      <style:text-properties fo:font-style="italic" style:font-style-asian="italic" style:font-style-complex="italic"/>
    </style:style>
    <style:style style:name="T731" style:parent-style-name="Policepardéfaut" style:family="text">
      <style:text-properties fo:font-style="italic" style:font-style-asian="italic" style:font-style-complex="italic"/>
    </style:style>
    <style:style style:name="T732" style:parent-style-name="Policepardéfaut" style:family="text">
      <style:text-properties fo:font-style="italic" style:font-style-asian="italic" style:font-style-complex="italic"/>
    </style:style>
    <style:style style:name="T733" style:parent-style-name="Policepardéfaut" style:family="text">
      <style:text-properties fo:font-style="italic" style:font-style-asian="italic" style:font-style-complex="italic"/>
    </style:style>
    <style:style style:name="T734" style:parent-style-name="Policepardéfaut" style:family="text">
      <style:text-properties fo:font-style="italic" style:font-style-asian="italic" style:font-style-complex="italic"/>
    </style:style>
    <style:style style:name="T735" style:parent-style-name="Policepardéfaut" style:family="text">
      <style:text-properties fo:font-style="italic" style:font-style-asian="italic" style:font-style-complex="italic"/>
    </style:style>
    <style:style style:name="T736" style:parent-style-name="Policepardéfaut" style:family="text">
      <style:text-properties fo:font-style="italic" style:font-style-asian="italic" style:font-style-complex="italic"/>
    </style:style>
    <style:style style:name="T737" style:parent-style-name="Policepardéfaut" style:family="text">
      <style:text-properties fo:font-style="italic" style:font-style-asian="italic" style:font-style-complex="italic"/>
    </style:style>
    <style:style style:name="T738" style:parent-style-name="Policepardéfaut" style:family="text">
      <style:text-properties fo:font-style="italic" style:font-style-asian="italic" style:font-style-complex="italic"/>
    </style:style>
    <style:style style:name="T739" style:parent-style-name="Policepardéfaut" style:family="text">
      <style:text-properties fo:font-style="italic" style:font-style-asian="italic" style:font-style-complex="italic"/>
    </style:style>
    <style:style style:name="T740" style:parent-style-name="Policepardéfaut" style:family="text">
      <style:text-properties fo:font-style="italic" style:font-style-asian="italic" style:font-style-complex="italic"/>
    </style:style>
    <style:style style:name="T741" style:parent-style-name="Policepardéfaut" style:family="text">
      <style:text-properties fo:font-style="italic" style:font-style-asian="italic" style:font-style-complex="italic"/>
    </style:style>
    <style:style style:name="T742" style:parent-style-name="Policepardéfaut" style:family="text">
      <style:text-properties fo:font-style="italic" style:font-style-asian="italic" style:font-style-complex="italic"/>
    </style:style>
    <style:style style:name="T743" style:parent-style-name="Policepardéfaut" style:family="text">
      <style:text-properties fo:font-style="italic" style:font-style-asian="italic" style:font-style-complex="italic"/>
    </style:style>
    <style:style style:name="T744" style:parent-style-name="Policepardéfaut" style:family="text">
      <style:text-properties fo:font-style="italic" style:font-style-asian="italic" style:font-style-complex="italic"/>
    </style:style>
    <style:style style:name="T745" style:parent-style-name="Policepardéfaut" style:family="text">
      <style:text-properties fo:font-style="italic" style:font-style-asian="italic" style:font-style-complex="italic"/>
    </style:style>
    <style:style style:name="T746" style:parent-style-name="Policepardéfaut" style:family="text">
      <style:text-properties fo:font-style="italic" style:font-style-asian="italic" style:font-style-complex="italic"/>
    </style:style>
    <style:style style:name="T747" style:parent-style-name="Policepardéfaut" style:family="text">
      <style:text-properties fo:font-style="italic" style:font-style-asian="italic" style:font-style-complex="italic"/>
    </style:style>
    <style:style style:name="T748" style:parent-style-name="Policepardéfaut" style:family="text">
      <style:text-properties fo:font-style="italic" style:font-style-asian="italic" style:font-style-complex="italic"/>
    </style:style>
    <style:style style:name="T749" style:parent-style-name="Policepardéfaut" style:family="text">
      <style:text-properties fo:font-style="italic" style:font-style-asian="italic" style:font-style-complex="italic"/>
    </style:style>
    <style:style style:name="T750" style:parent-style-name="Policepardéfaut" style:family="text">
      <style:text-properties fo:font-style="italic" style:font-style-asian="italic" style:font-style-complex="italic"/>
    </style:style>
    <style:style style:name="T751" style:parent-style-name="Policepardéfaut" style:family="text">
      <style:text-properties fo:font-style="italic" style:font-style-asian="italic" style:font-style-complex="italic"/>
    </style:style>
    <style:style style:name="T752" style:parent-style-name="Policepardéfaut" style:family="text">
      <style:text-properties fo:font-style="italic" style:font-style-asian="italic" style:font-style-complex="italic"/>
    </style:style>
    <style:style style:name="T753" style:parent-style-name="Policepardéfaut" style:family="text">
      <style:text-properties fo:font-style="italic" style:font-style-asian="italic" style:font-style-complex="italic"/>
    </style:style>
    <style:style style:name="T754" style:parent-style-name="Policepardéfaut" style:family="text">
      <style:text-properties fo:font-style="italic" style:font-style-asian="italic" style:font-style-complex="italic"/>
    </style:style>
    <style:style style:name="T755" style:parent-style-name="Policepardéfaut" style:family="text">
      <style:text-properties fo:font-style="italic" style:font-style-asian="italic" style:font-style-complex="italic"/>
    </style:style>
    <style:style style:name="T756" style:parent-style-name="Policepardéfaut" style:family="text">
      <style:text-properties fo:font-style="italic" style:font-style-asian="italic" style:font-style-complex="italic"/>
    </style:style>
    <style:style style:name="T757" style:parent-style-name="Policepardéfaut" style:family="text">
      <style:text-properties fo:font-style="italic" style:font-style-asian="italic" style:font-style-complex="italic"/>
    </style:style>
    <style:style style:name="T758" style:parent-style-name="Policepardéfaut" style:family="text">
      <style:text-properties fo:font-style="italic" style:font-style-asian="italic" style:font-style-complex="italic"/>
    </style:style>
    <style:style style:name="T759" style:parent-style-name="Policepardéfaut" style:family="text">
      <style:text-properties fo:font-style="italic" style:font-style-asian="italic" style:font-style-complex="italic"/>
    </style:style>
    <style:style style:name="T760" style:parent-style-name="Policepardéfaut" style:family="text">
      <style:text-properties fo:font-style="italic" style:font-style-asian="italic" style:font-style-complex="italic"/>
    </style:style>
    <style:style style:name="T761" style:parent-style-name="Policepardéfaut" style:family="text">
      <style:text-properties fo:font-style="italic" style:font-style-asian="italic" style:font-style-complex="italic"/>
    </style:style>
    <style:style style:name="T762" style:parent-style-name="Policepardéfaut" style:family="text">
      <style:text-properties fo:font-style="italic" style:font-style-asian="italic" style:font-style-complex="italic"/>
    </style:style>
    <style:style style:name="T763" style:parent-style-name="Policepardéfaut" style:family="text">
      <style:text-properties fo:font-style="italic" style:font-style-asian="italic" style:font-style-complex="italic"/>
    </style:style>
    <style:style style:name="T764" style:parent-style-name="Policepardéfaut" style:family="text">
      <style:text-properties fo:font-style="italic" style:font-style-asian="italic" style:font-style-complex="italic"/>
    </style:style>
    <style:style style:name="T765" style:parent-style-name="Policepardéfaut" style:family="text">
      <style:text-properties fo:font-style="italic" style:font-style-asian="italic" style:font-style-complex="italic"/>
    </style:style>
    <style:style style:name="T766" style:parent-style-name="Policepardéfaut" style:family="text">
      <style:text-properties fo:font-style="italic" style:font-style-asian="italic" style:font-style-complex="italic"/>
    </style:style>
    <style:style style:name="T767" style:parent-style-name="Policepardéfaut" style:family="text">
      <style:text-properties fo:font-style="italic" style:font-style-asian="italic" style:font-style-complex="italic"/>
    </style:style>
    <style:style style:name="T768" style:parent-style-name="Policepardéfaut" style:family="text">
      <style:text-properties fo:font-style="italic" style:font-style-asian="italic" style:font-style-complex="italic"/>
    </style:style>
    <style:style style:name="T769" style:parent-style-name="Policepardéfaut" style:family="text">
      <style:text-properties fo:font-style="italic" style:font-style-asian="italic" style:font-style-complex="italic"/>
    </style:style>
    <style:style style:name="T770" style:parent-style-name="Policepardéfaut" style:family="text">
      <style:text-properties fo:font-style="italic" style:font-style-asian="italic" style:font-style-complex="italic"/>
    </style:style>
    <style:style style:name="T771" style:parent-style-name="Policepardéfaut" style:family="text">
      <style:text-properties fo:font-style="italic" style:font-style-asian="italic" style:font-style-complex="italic"/>
    </style:style>
    <style:style style:name="T772" style:parent-style-name="Policepardéfaut" style:family="text">
      <style:text-properties fo:font-style="italic" style:font-style-asian="italic" style:font-style-complex="italic"/>
    </style:style>
    <style:style style:name="T773" style:parent-style-name="Policepardéfaut" style:family="text">
      <style:text-properties fo:font-style="italic" style:font-style-asian="italic" style:font-style-complex="italic"/>
    </style:style>
    <style:style style:name="T774" style:parent-style-name="Policepardéfaut" style:family="text">
      <style:text-properties fo:font-style="italic" style:font-style-asian="italic" style:font-style-complex="italic"/>
    </style:style>
    <style:style style:name="T775" style:parent-style-name="Policepardéfaut" style:family="text">
      <style:text-properties fo:font-style="italic" style:font-style-asian="italic" style:font-style-complex="italic"/>
    </style:style>
    <style:style style:name="T776" style:parent-style-name="Policepardéfaut" style:family="text">
      <style:text-properties fo:font-style="italic" style:font-style-asian="italic" style:font-style-complex="italic"/>
    </style:style>
    <style:style style:name="T777" style:parent-style-name="Policepardéfaut" style:family="text">
      <style:text-properties fo:font-style="italic" style:font-style-asian="italic" style:font-style-complex="italic"/>
    </style:style>
    <style:style style:name="T778" style:parent-style-name="Policepardéfaut" style:family="text">
      <style:text-properties fo:font-style="italic" style:font-style-asian="italic" style:font-style-complex="italic"/>
    </style:style>
    <style:style style:name="T779" style:parent-style-name="Policepardéfaut" style:family="text">
      <style:text-properties fo:font-style="italic" style:font-style-asian="italic" style:font-style-complex="italic"/>
    </style:style>
    <style:style style:name="T780" style:parent-style-name="Policepardéfaut" style:family="text">
      <style:text-properties fo:font-style="italic" style:font-style-asian="italic" style:font-style-complex="italic"/>
    </style:style>
    <style:style style:name="T781" style:parent-style-name="Policepardéfaut" style:family="text">
      <style:text-properties fo:font-style="italic" style:font-style-asian="italic" style:font-style-complex="italic"/>
    </style:style>
    <style:style style:name="T782" style:parent-style-name="Policepardéfaut" style:family="text">
      <style:text-properties fo:font-style="italic" style:font-style-asian="italic" style:font-style-complex="italic"/>
    </style:style>
    <style:style style:name="T783" style:parent-style-name="Policepardéfaut" style:family="text">
      <style:text-properties fo:font-style="italic" style:font-style-asian="italic" style:font-style-complex="italic"/>
    </style:style>
    <style:style style:name="T784" style:parent-style-name="Policepardéfaut" style:family="text">
      <style:text-properties fo:font-style="italic" style:font-style-asian="italic" style:font-style-complex="italic"/>
    </style:style>
    <style:style style:name="T785" style:parent-style-name="Policepardéfaut" style:family="text">
      <style:text-properties fo:font-style="italic" style:font-style-asian="italic" style:font-style-complex="italic"/>
    </style:style>
    <style:style style:name="T786" style:parent-style-name="Policepardéfaut" style:family="text">
      <style:text-properties fo:font-style="italic" style:font-style-asian="italic" style:font-style-complex="italic"/>
    </style:style>
    <style:style style:name="T787" style:parent-style-name="Policepardéfaut" style:family="text">
      <style:text-properties fo:font-style="italic" style:font-style-asian="italic" style:font-style-complex="italic"/>
    </style:style>
    <style:style style:name="T788" style:parent-style-name="Policepardéfaut" style:family="text">
      <style:text-properties fo:font-style="italic" style:font-style-asian="italic" style:font-style-complex="italic"/>
    </style:style>
    <style:style style:name="T789" style:parent-style-name="Policepardéfaut" style:family="text">
      <style:text-properties fo:font-style="italic" style:font-style-asian="italic" style:font-style-complex="italic"/>
    </style:style>
    <style:style style:name="T790" style:parent-style-name="Policepardéfaut" style:family="text">
      <style:text-properties fo:font-style="italic" style:font-style-asian="italic" style:font-style-complex="italic"/>
    </style:style>
    <style:style style:name="T791" style:parent-style-name="Policepardéfaut" style:family="text">
      <style:text-properties fo:font-style="italic" style:font-style-asian="italic" style:font-style-complex="italic"/>
    </style:style>
    <style:style style:name="T792" style:parent-style-name="Policepardéfaut" style:family="text">
      <style:text-properties fo:font-style="italic" style:font-style-asian="italic" style:font-style-complex="italic"/>
    </style:style>
    <style:style style:name="T793" style:parent-style-name="Policepardéfaut" style:family="text">
      <style:text-properties fo:font-style="italic" style:font-style-asian="italic" style:font-style-complex="italic"/>
    </style:style>
    <style:style style:name="T794" style:parent-style-name="Policepardéfaut" style:family="text">
      <style:text-properties fo:font-style="italic" style:font-style-asian="italic" style:font-style-complex="italic"/>
    </style:style>
    <style:style style:name="T795" style:parent-style-name="Policepardéfaut" style:family="text">
      <style:text-properties fo:font-style="italic" style:font-style-asian="italic" style:font-style-complex="italic"/>
    </style:style>
    <style:style style:name="T796" style:parent-style-name="Policepardéfaut" style:family="text">
      <style:text-properties fo:font-style="italic" style:font-style-asian="italic" style:font-style-complex="italic"/>
    </style:style>
    <style:style style:name="T797" style:parent-style-name="Policepardéfaut" style:family="text">
      <style:text-properties fo:font-style="italic" style:font-style-asian="italic" style:font-style-complex="italic"/>
    </style:style>
    <style:style style:name="T798" style:parent-style-name="Policepardéfaut" style:family="text">
      <style:text-properties fo:font-style="italic" style:font-style-asian="italic" style:font-style-complex="italic"/>
    </style:style>
    <style:style style:name="T799" style:parent-style-name="Policepardéfaut" style:family="text">
      <style:text-properties fo:font-style="italic" style:font-style-asian="italic" style:font-style-complex="italic"/>
    </style:style>
    <style:style style:name="T800" style:parent-style-name="Policepardéfaut" style:family="text">
      <style:text-properties fo:font-style="italic" style:font-style-asian="italic" style:font-style-complex="italic"/>
    </style:style>
    <style:style style:name="T801" style:parent-style-name="Policepardéfaut" style:family="text">
      <style:text-properties fo:font-style="italic" style:font-style-asian="italic" style:font-style-complex="italic"/>
    </style:style>
    <style:style style:name="T802" style:parent-style-name="Policepardéfaut" style:family="text">
      <style:text-properties fo:font-style="italic" style:font-style-asian="italic" style:font-style-complex="italic"/>
    </style:style>
    <style:style style:name="T803" style:parent-style-name="Policepardéfaut" style:family="text">
      <style:text-properties fo:font-style="italic" style:font-style-asian="italic" style:font-style-complex="italic"/>
    </style:style>
    <style:style style:name="T804" style:parent-style-name="Policepardéfaut" style:family="text">
      <style:text-properties fo:font-style="italic" style:font-style-asian="italic" style:font-style-complex="italic"/>
    </style:style>
    <style:style style:name="T805" style:parent-style-name="Policepardéfaut" style:family="text">
      <style:text-properties fo:font-style="italic" style:font-style-asian="italic" style:font-style-complex="italic"/>
    </style:style>
    <style:style style:name="T806" style:parent-style-name="Policepardéfaut" style:family="text">
      <style:text-properties fo:font-style="italic" style:font-style-asian="italic" style:font-style-complex="italic"/>
    </style:style>
    <style:style style:name="T807" style:parent-style-name="Policepardéfaut" style:family="text">
      <style:text-properties fo:font-style="italic" style:font-style-asian="italic" style:font-style-complex="italic"/>
    </style:style>
    <style:style style:name="T808" style:parent-style-name="Policepardéfaut" style:family="text">
      <style:text-properties fo:font-style="italic" style:font-style-asian="italic" style:font-style-complex="italic"/>
    </style:style>
    <style:style style:name="T809" style:parent-style-name="Policepardéfaut" style:family="text">
      <style:text-properties fo:font-style="italic" style:font-style-asian="italic" style:font-style-complex="italic"/>
    </style:style>
    <style:style style:name="T810" style:parent-style-name="Policepardéfaut" style:family="text">
      <style:text-properties fo:font-style="italic" style:font-style-asian="italic" style:font-style-complex="italic"/>
    </style:style>
    <style:style style:name="T811" style:parent-style-name="Policepardéfaut" style:family="text">
      <style:text-properties fo:font-style="italic" style:font-style-asian="italic" style:font-style-complex="italic"/>
    </style:style>
    <style:style style:name="T812" style:parent-style-name="Policepardéfaut" style:family="text">
      <style:text-properties fo:font-style="italic" style:font-style-asian="italic" style:font-style-complex="italic"/>
    </style:style>
    <style:style style:name="T813" style:parent-style-name="Policepardéfaut" style:family="text">
      <style:text-properties fo:font-style="italic" style:font-style-asian="italic" style:font-style-complex="italic"/>
    </style:style>
    <style:style style:name="T814" style:parent-style-name="Policepardéfaut" style:family="text">
      <style:text-properties fo:font-style="italic" style:font-style-asian="italic" style:font-style-complex="italic"/>
    </style:style>
    <style:style style:name="T815" style:parent-style-name="Policepardéfaut" style:family="text">
      <style:text-properties fo:font-style="italic" style:font-style-asian="italic" style:font-style-complex="italic"/>
    </style:style>
    <style:style style:name="T816" style:parent-style-name="Policepardéfaut" style:family="text">
      <style:text-properties fo:font-style="italic" style:font-style-asian="italic" style:font-style-complex="italic"/>
    </style:style>
    <style:style style:name="T817" style:parent-style-name="Policepardéfaut" style:family="text">
      <style:text-properties fo:font-style="italic" style:font-style-asian="italic" style:font-style-complex="italic"/>
    </style:style>
    <style:style style:name="T818" style:parent-style-name="Policepardéfaut" style:family="text">
      <style:text-properties fo:font-style="italic" style:font-style-asian="italic" style:font-style-complex="italic"/>
    </style:style>
    <style:style style:name="T819" style:parent-style-name="Policepardéfaut" style:family="text">
      <style:text-properties fo:font-style="italic" style:font-style-asian="italic" style:font-style-complex="italic"/>
    </style:style>
    <style:style style:name="T820" style:parent-style-name="Policepardéfaut" style:family="text">
      <style:text-properties fo:font-style="italic" style:font-style-asian="italic" style:font-style-complex="italic"/>
    </style:style>
    <style:style style:name="T821" style:parent-style-name="Policepardéfaut" style:family="text">
      <style:text-properties fo:font-style="italic" style:font-style-asian="italic" style:font-style-complex="italic"/>
    </style:style>
    <style:style style:name="T822" style:parent-style-name="Policepardéfaut" style:family="text">
      <style:text-properties fo:font-style="italic" style:font-style-asian="italic" style:font-style-complex="italic"/>
    </style:style>
    <style:style style:name="T823" style:parent-style-name="Policepardéfaut" style:family="text">
      <style:text-properties fo:font-style="italic" style:font-style-asian="italic" style:font-style-complex="italic"/>
    </style:style>
    <style:style style:name="T824" style:parent-style-name="Policepardéfaut" style:family="text">
      <style:text-properties fo:font-style="italic" style:font-style-asian="italic" style:font-style-complex="italic"/>
    </style:style>
    <style:style style:name="T825" style:parent-style-name="Policepardéfaut" style:family="text">
      <style:text-properties fo:font-style="italic" style:font-style-asian="italic" style:font-style-complex="italic"/>
    </style:style>
    <style:style style:name="T826" style:parent-style-name="Policepardéfaut" style:family="text">
      <style:text-properties fo:font-style="italic" style:font-style-asian="italic" style:font-style-complex="italic"/>
    </style:style>
    <style:style style:name="T827" style:parent-style-name="Policepardéfaut" style:family="text">
      <style:text-properties fo:font-style="italic" style:font-style-asian="italic" style:font-style-complex="italic"/>
    </style:style>
    <style:style style:name="T828" style:parent-style-name="Policepardéfaut" style:family="text">
      <style:text-properties fo:font-style="italic" style:font-style-asian="italic" style:font-style-complex="italic"/>
    </style:style>
    <style:style style:name="T829" style:parent-style-name="Policepardéfaut" style:family="text">
      <style:text-properties fo:font-style="italic" style:font-style-asian="italic" style:font-style-complex="italic"/>
    </style:style>
    <style:style style:name="T830" style:parent-style-name="Policepardéfaut" style:family="text">
      <style:text-properties fo:font-style="italic" style:font-style-asian="italic" style:font-style-complex="italic"/>
    </style:style>
    <style:style style:name="T831" style:parent-style-name="Policepardéfaut" style:family="text">
      <style:text-properties fo:font-style="italic" style:font-style-asian="italic" style:font-style-complex="italic"/>
    </style:style>
    <style:style style:name="T832" style:parent-style-name="Policepardéfaut" style:family="text">
      <style:text-properties fo:font-style="italic" style:font-style-asian="italic" style:font-style-complex="italic"/>
    </style:style>
    <style:style style:name="T833" style:parent-style-name="Policepardéfaut" style:family="text">
      <style:text-properties fo:font-style="italic" style:font-style-asian="italic" style:font-style-complex="italic"/>
    </style:style>
    <style:style style:name="T834" style:parent-style-name="Policepardéfaut" style:family="text">
      <style:text-properties fo:font-style="italic" style:font-style-asian="italic" style:font-style-complex="italic"/>
    </style:style>
    <style:style style:name="T835" style:parent-style-name="Policepardéfaut" style:family="text">
      <style:text-properties fo:font-style="italic" style:font-style-asian="italic" style:font-style-complex="italic"/>
    </style:style>
    <style:style style:name="T836" style:parent-style-name="Policepardéfaut" style:family="text">
      <style:text-properties fo:font-style="italic" style:font-style-asian="italic" style:font-style-complex="italic"/>
    </style:style>
    <style:style style:name="T837" style:parent-style-name="Policepardéfaut" style:family="text">
      <style:text-properties fo:font-style="italic" style:font-style-asian="italic" style:font-style-complex="italic"/>
    </style:style>
    <style:style style:name="T838" style:parent-style-name="Policepardéfaut" style:family="text">
      <style:text-properties fo:font-style="italic" style:font-style-asian="italic" style:font-style-complex="italic"/>
    </style:style>
    <style:style style:name="T839" style:parent-style-name="Policepardéfaut" style:family="text">
      <style:text-properties fo:font-style="italic" style:font-style-asian="italic" style:font-style-complex="italic"/>
    </style:style>
    <style:style style:name="T840" style:parent-style-name="Policepardéfaut" style:family="text">
      <style:text-properties fo:font-style="italic" style:font-style-asian="italic" style:font-style-complex="italic"/>
    </style:style>
    <style:style style:name="T841" style:parent-style-name="Policepardéfaut" style:family="text">
      <style:text-properties fo:font-style="italic" style:font-style-asian="italic" style:font-style-complex="italic"/>
    </style:style>
    <style:style style:name="T842" style:parent-style-name="Policepardéfaut" style:family="text">
      <style:text-properties fo:font-style="italic" style:font-style-asian="italic" style:font-style-complex="italic"/>
    </style:style>
    <style:style style:name="T843" style:parent-style-name="Policepardéfaut" style:family="text">
      <style:text-properties fo:font-style="italic" style:font-style-asian="italic" style:font-style-complex="italic"/>
    </style:style>
    <style:style style:name="T844" style:parent-style-name="Policepardéfaut" style:family="text">
      <style:text-properties fo:font-style="italic" style:font-style-asian="italic" style:font-style-complex="italic"/>
    </style:style>
    <style:style style:name="T845" style:parent-style-name="Policepardéfaut" style:family="text">
      <style:text-properties fo:font-style="italic" style:font-style-asian="italic" style:font-style-complex="italic"/>
    </style:style>
    <style:style style:name="T846" style:parent-style-name="Policepardéfaut" style:family="text">
      <style:text-properties fo:font-style="italic" style:font-style-asian="italic" style:font-style-complex="italic"/>
    </style:style>
    <style:style style:name="T847" style:parent-style-name="Policepardéfaut" style:family="text">
      <style:text-properties fo:font-style="italic" style:font-style-asian="italic" style:font-style-complex="italic"/>
    </style:style>
    <style:style style:name="T848" style:parent-style-name="Policepardéfaut" style:family="text">
      <style:text-properties fo:font-style="italic" style:font-style-asian="italic" style:font-style-complex="italic"/>
    </style:style>
    <style:style style:name="T849" style:parent-style-name="Policepardéfaut" style:family="text">
      <style:text-properties fo:font-style="italic" style:font-style-asian="italic" style:font-style-complex="italic"/>
    </style:style>
    <style:style style:name="T850" style:parent-style-name="Policepardéfaut" style:family="text">
      <style:text-properties fo:font-style="italic" style:font-style-asian="italic" style:font-style-complex="italic"/>
    </style:style>
    <style:style style:name="T851" style:parent-style-name="Policepardéfaut" style:family="text">
      <style:text-properties fo:font-style="italic" style:font-style-asian="italic" style:font-style-complex="italic"/>
    </style:style>
    <style:style style:name="T852" style:parent-style-name="Policepardéfaut" style:family="text">
      <style:text-properties fo:font-style="italic" style:font-style-asian="italic" style:font-style-complex="italic"/>
    </style:style>
    <style:style style:name="T853" style:parent-style-name="Policepardéfaut" style:family="text">
      <style:text-properties fo:font-style="italic" style:font-style-asian="italic" style:font-style-complex="italic"/>
    </style:style>
    <style:style style:name="T854" style:parent-style-name="Policepardéfaut" style:family="text">
      <style:text-properties fo:font-style="italic" style:font-style-asian="italic" style:font-style-complex="italic"/>
    </style:style>
    <style:style style:name="T855" style:parent-style-name="Policepardéfaut" style:family="text">
      <style:text-properties fo:font-style="italic" style:font-style-asian="italic" style:font-style-complex="italic"/>
    </style:style>
    <style:style style:name="T856" style:parent-style-name="Policepardéfaut" style:family="text">
      <style:text-properties fo:font-style="italic" style:font-style-asian="italic" style:font-style-complex="italic"/>
    </style:style>
    <style:style style:name="T857" style:parent-style-name="Policepardéfaut" style:family="text">
      <style:text-properties fo:font-style="italic" style:font-style-asian="italic" style:font-style-complex="italic"/>
    </style:style>
    <style:style style:name="T858" style:parent-style-name="Policepardéfaut" style:family="text">
      <style:text-properties fo:font-style="italic" style:font-style-asian="italic" style:font-style-complex="italic"/>
    </style:style>
    <style:style style:name="T859" style:parent-style-name="Policepardéfaut" style:family="text">
      <style:text-properties fo:font-style="italic" style:font-style-asian="italic" style:font-style-complex="italic"/>
    </style:style>
    <style:style style:name="T860" style:parent-style-name="Policepardéfaut" style:family="text">
      <style:text-properties fo:font-style="italic" style:font-style-asian="italic" style:font-style-complex="italic"/>
    </style:style>
    <style:style style:name="T861" style:parent-style-name="Policepardéfaut" style:family="text">
      <style:text-properties fo:font-style="italic" style:font-style-asian="italic" style:font-style-complex="italic"/>
    </style:style>
    <style:style style:name="T862" style:parent-style-name="Policepardéfaut" style:family="text">
      <style:text-properties fo:font-style="italic" style:font-style-asian="italic" style:font-style-complex="italic"/>
    </style:style>
    <style:style style:name="T863" style:parent-style-name="Policepardéfaut" style:family="text">
      <style:text-properties fo:font-style="italic" style:font-style-asian="italic" style:font-style-complex="italic"/>
    </style:style>
    <style:style style:name="T864" style:parent-style-name="Policepardéfaut" style:family="text">
      <style:text-properties fo:font-style="italic" style:font-style-asian="italic" style:font-style-complex="italic"/>
    </style:style>
    <style:style style:name="T865" style:parent-style-name="Policepardéfaut" style:family="text">
      <style:text-properties fo:font-style="italic" style:font-style-asian="italic" style:font-style-complex="italic"/>
    </style:style>
    <style:style style:name="T866" style:parent-style-name="Policepardéfaut" style:family="text">
      <style:text-properties fo:font-style="italic" style:font-style-asian="italic" style:font-style-complex="italic"/>
    </style:style>
    <style:style style:name="T867" style:parent-style-name="Policepardéfaut" style:family="text">
      <style:text-properties fo:font-style="italic" style:font-style-asian="italic" style:font-style-complex="italic"/>
    </style:style>
    <style:style style:name="T868" style:parent-style-name="Policepardéfaut" style:family="text">
      <style:text-properties fo:font-style="italic" style:font-style-asian="italic" style:font-style-complex="italic"/>
    </style:style>
    <style:style style:name="T869" style:parent-style-name="Policepardéfaut" style:family="text">
      <style:text-properties fo:font-style="italic" style:font-style-asian="italic" style:font-style-complex="italic"/>
    </style:style>
    <style:style style:name="T870" style:parent-style-name="Policepardéfaut" style:family="text">
      <style:text-properties fo:font-style="italic" style:font-style-asian="italic" style:font-style-complex="italic"/>
    </style:style>
    <style:style style:name="T871" style:parent-style-name="Policepardéfaut" style:family="text">
      <style:text-properties fo:font-style="italic" style:font-style-asian="italic" style:font-style-complex="italic"/>
    </style:style>
    <style:style style:name="T872" style:parent-style-name="Policepardéfaut" style:family="text">
      <style:text-properties fo:font-style="italic" style:font-style-asian="italic" style:font-style-complex="italic"/>
    </style:style>
    <style:style style:name="T873" style:parent-style-name="Policepardéfaut" style:family="text">
      <style:text-properties fo:font-style="italic" style:font-style-asian="italic" style:font-style-complex="italic"/>
    </style:style>
    <style:style style:name="T874" style:parent-style-name="Policepardéfaut" style:family="text">
      <style:text-properties fo:font-style="italic" style:font-style-asian="italic" style:font-style-complex="italic"/>
    </style:style>
    <style:style style:name="T875" style:parent-style-name="Policepardéfaut" style:family="text">
      <style:text-properties fo:font-style="italic" style:font-style-asian="italic" style:font-style-complex="italic"/>
    </style:style>
    <style:style style:name="T876" style:parent-style-name="Policepardéfaut" style:family="text">
      <style:text-properties fo:font-style="italic" style:font-style-asian="italic" style:font-style-complex="italic"/>
    </style:style>
    <style:style style:name="T877" style:parent-style-name="Policepardéfaut" style:family="text">
      <style:text-properties fo:font-style="italic" style:font-style-asian="italic" style:font-style-complex="italic"/>
    </style:style>
    <style:style style:name="T878" style:parent-style-name="Policepardéfaut" style:family="text">
      <style:text-properties fo:font-style="italic" style:font-style-asian="italic" style:font-style-complex="italic"/>
    </style:style>
    <style:style style:name="T879" style:parent-style-name="Policepardéfaut" style:family="text">
      <style:text-properties fo:font-style="italic" style:font-style-asian="italic" style:font-style-complex="italic"/>
    </style:style>
    <style:style style:name="T880" style:parent-style-name="Policepardéfaut" style:family="text">
      <style:text-properties fo:font-style="italic" style:font-style-asian="italic" style:font-style-complex="italic"/>
    </style:style>
    <style:style style:name="T881" style:parent-style-name="Policepardéfaut" style:family="text">
      <style:text-properties fo:font-style="italic" style:font-style-asian="italic" style:font-style-complex="italic"/>
    </style:style>
    <style:style style:name="T882" style:parent-style-name="Policepardéfaut" style:family="text">
      <style:text-properties fo:font-style="italic" style:font-style-asian="italic" style:font-style-complex="italic"/>
    </style:style>
    <style:style style:name="T883" style:parent-style-name="Policepardéfaut" style:family="text">
      <style:text-properties fo:font-style="italic" style:font-style-asian="italic" style:font-style-complex="italic"/>
    </style:style>
    <style:style style:name="T884" style:parent-style-name="Policepardéfaut" style:family="text">
      <style:text-properties fo:font-style="italic" style:font-style-asian="italic" style:font-style-complex="italic"/>
    </style:style>
    <style:style style:name="T885" style:parent-style-name="Policepardéfaut" style:family="text">
      <style:text-properties fo:font-style="italic" style:font-style-asian="italic" style:font-style-complex="italic"/>
    </style:style>
    <style:style style:name="T886" style:parent-style-name="Policepardéfaut" style:family="text">
      <style:text-properties fo:font-style="italic" style:font-style-asian="italic" style:font-style-complex="italic"/>
    </style:style>
    <style:style style:name="T887" style:parent-style-name="Policepardéfaut" style:family="text">
      <style:text-properties fo:font-style="italic" style:font-style-asian="italic" style:font-style-complex="italic"/>
    </style:style>
    <style:style style:name="T888" style:parent-style-name="Policepardéfaut" style:family="text">
      <style:text-properties fo:font-style="italic" style:font-style-asian="italic" style:font-style-complex="italic"/>
    </style:style>
    <style:style style:name="T889" style:parent-style-name="Policepardéfaut" style:family="text">
      <style:text-properties fo:font-style="italic" style:font-style-asian="italic" style:font-style-complex="italic"/>
    </style:style>
    <style:style style:name="T890" style:parent-style-name="Policepardéfaut" style:family="text">
      <style:text-properties fo:font-style="italic" style:font-style-asian="italic" style:font-style-complex="italic"/>
    </style:style>
    <style:style style:name="T891" style:parent-style-name="Policepardéfaut" style:family="text">
      <style:text-properties fo:font-style="italic" style:font-style-asian="italic" style:font-style-complex="italic"/>
    </style:style>
    <style:style style:name="T892" style:parent-style-name="Policepardéfaut" style:family="text">
      <style:text-properties fo:font-style="italic" style:font-style-asian="italic" style:font-style-complex="italic"/>
    </style:style>
    <style:style style:name="T893" style:parent-style-name="Policepardéfaut" style:family="text">
      <style:text-properties fo:font-style="italic" style:font-style-asian="italic" style:font-style-complex="italic"/>
    </style:style>
    <style:style style:name="T894" style:parent-style-name="Policepardéfaut" style:family="text">
      <style:text-properties fo:font-style="italic" style:font-style-asian="italic" style:font-style-complex="italic"/>
    </style:style>
    <style:style style:name="T895" style:parent-style-name="Policepardéfaut" style:family="text">
      <style:text-properties fo:font-style="italic" style:font-style-asian="italic" style:font-style-complex="italic"/>
    </style:style>
    <style:style style:name="T896" style:parent-style-name="Policepardéfaut" style:family="text">
      <style:text-properties fo:font-style="italic" style:font-style-asian="italic" style:font-style-complex="italic"/>
    </style:style>
    <style:style style:name="T897" style:parent-style-name="Policepardéfaut" style:family="text">
      <style:text-properties fo:font-style="italic" style:font-style-asian="italic" style:font-style-complex="italic"/>
    </style:style>
    <style:style style:name="T898" style:parent-style-name="Policepardéfaut" style:family="text">
      <style:text-properties fo:font-style="italic" style:font-style-asian="italic" style:font-style-complex="italic"/>
    </style:style>
    <style:style style:name="T899" style:parent-style-name="Policepardéfaut" style:family="text">
      <style:text-properties fo:font-style="italic" style:font-style-asian="italic" style:font-style-complex="italic"/>
    </style:style>
    <style:style style:name="T900" style:parent-style-name="Policepardéfaut" style:family="text">
      <style:text-properties fo:font-style="italic" style:font-style-asian="italic" style:font-style-complex="italic"/>
    </style:style>
    <style:style style:name="T901" style:parent-style-name="Policepardéfaut" style:family="text">
      <style:text-properties fo:font-style="italic" style:font-style-asian="italic" style:font-style-complex="italic"/>
    </style:style>
    <style:style style:name="T902" style:parent-style-name="Policepardéfaut" style:family="text">
      <style:text-properties fo:font-style="italic" style:font-style-asian="italic" style:font-style-complex="italic"/>
    </style:style>
    <style:style style:name="T903" style:parent-style-name="Policepardéfaut" style:family="text">
      <style:text-properties fo:font-style="italic" style:font-style-asian="italic" style:font-style-complex="italic"/>
    </style:style>
    <style:style style:name="T904" style:parent-style-name="Policepardéfaut" style:family="text">
      <style:text-properties fo:font-style="italic" style:font-style-asian="italic" style:font-style-complex="italic"/>
    </style:style>
    <style:style style:name="T905" style:parent-style-name="Policepardéfaut" style:family="text">
      <style:text-properties fo:font-style="italic" style:font-style-asian="italic" style:font-style-complex="italic"/>
    </style:style>
    <style:style style:name="T906" style:parent-style-name="Policepardéfaut" style:family="text">
      <style:text-properties fo:font-style="italic" style:font-style-asian="italic" style:font-style-complex="italic"/>
    </style:style>
    <style:style style:name="T907" style:parent-style-name="Policepardéfaut" style:family="text">
      <style:text-properties fo:font-style="italic" style:font-style-asian="italic" style:font-style-complex="italic"/>
    </style:style>
    <style:style style:name="T908" style:parent-style-name="Policepardéfaut" style:family="text">
      <style:text-properties fo:font-style="italic" style:font-style-asian="italic" style:font-style-complex="italic"/>
    </style:style>
    <style:style style:name="T909" style:parent-style-name="Policepardéfaut" style:family="text">
      <style:text-properties fo:font-style="italic" style:font-style-asian="italic" style:font-style-complex="italic"/>
    </style:style>
    <style:style style:name="T910" style:parent-style-name="Policepardéfaut" style:family="text">
      <style:text-properties fo:font-style="italic" style:font-style-asian="italic" style:font-style-complex="italic"/>
    </style:style>
    <style:style style:name="T911" style:parent-style-name="Policepardéfaut" style:family="text">
      <style:text-properties fo:font-style="italic" style:font-style-asian="italic" style:font-style-complex="italic"/>
    </style:style>
    <style:style style:name="T912" style:parent-style-name="Policepardéfaut" style:family="text">
      <style:text-properties fo:font-style="italic" style:font-style-asian="italic" style:font-style-complex="italic"/>
    </style:style>
    <style:style style:name="T913" style:parent-style-name="Policepardéfaut" style:family="text">
      <style:text-properties fo:font-style="italic" style:font-style-asian="italic" style:font-style-complex="italic"/>
    </style:style>
    <style:style style:name="T914" style:parent-style-name="Policepardéfaut" style:family="text">
      <style:text-properties fo:font-style="italic" style:font-style-asian="italic" style:font-style-complex="italic"/>
    </style:style>
    <style:style style:name="T915" style:parent-style-name="Policepardéfaut" style:family="text">
      <style:text-properties fo:font-style="italic" style:font-style-asian="italic" style:font-style-complex="italic"/>
    </style:style>
    <style:style style:name="T916" style:parent-style-name="Policepardéfaut" style:family="text">
      <style:text-properties fo:font-style="italic" style:font-style-asian="italic" style:font-style-complex="italic"/>
    </style:style>
    <style:style style:name="T917" style:parent-style-name="Policepardéfaut" style:family="text">
      <style:text-properties fo:font-style="italic" style:font-style-asian="italic" style:font-style-complex="italic"/>
    </style:style>
    <style:style style:name="T918" style:parent-style-name="Policepardéfaut" style:family="text">
      <style:text-properties fo:font-style="italic" style:font-style-asian="italic" style:font-style-complex="italic"/>
    </style:style>
    <style:style style:name="T919" style:parent-style-name="Policepardéfaut" style:family="text">
      <style:text-properties fo:font-style="italic" style:font-style-asian="italic" style:font-style-complex="italic"/>
    </style:style>
    <style:style style:name="T920" style:parent-style-name="Policepardéfaut" style:family="text">
      <style:text-properties fo:font-style="italic" style:font-style-asian="italic" style:font-style-complex="italic"/>
    </style:style>
    <style:style style:name="T921" style:parent-style-name="Policepardéfaut" style:family="text">
      <style:text-properties fo:font-style="italic" style:font-style-asian="italic" style:font-style-complex="italic"/>
    </style:style>
    <style:style style:name="T922" style:parent-style-name="Policepardéfaut" style:family="text">
      <style:text-properties fo:font-style="italic" style:font-style-asian="italic" style:font-style-complex="italic"/>
    </style:style>
    <style:style style:name="T923" style:parent-style-name="Policepardéfaut" style:family="text">
      <style:text-properties fo:font-style="italic" style:font-style-asian="italic" style:font-style-complex="italic"/>
    </style:style>
    <style:style style:name="T924" style:parent-style-name="Policepardéfaut" style:family="text">
      <style:text-properties fo:font-style="italic" style:font-style-asian="italic" style:font-style-complex="italic"/>
    </style:style>
    <style:style style:name="T925" style:parent-style-name="Policepardéfaut" style:family="text">
      <style:text-properties fo:font-style="italic" style:font-style-asian="italic" style:font-style-complex="italic"/>
    </style:style>
    <style:style style:name="T926" style:parent-style-name="Policepardéfaut" style:family="text">
      <style:text-properties fo:font-style="italic" style:font-style-asian="italic" style:font-style-complex="italic"/>
    </style:style>
    <style:style style:name="T927" style:parent-style-name="Policepardéfaut" style:family="text">
      <style:text-properties fo:font-style="italic" style:font-style-asian="italic" style:font-style-complex="italic"/>
    </style:style>
    <style:style style:name="T928" style:parent-style-name="Policepardéfaut" style:family="text">
      <style:text-properties fo:font-style="italic" style:font-style-asian="italic" style:font-style-complex="italic"/>
    </style:style>
    <style:style style:name="T929" style:parent-style-name="Policepardéfaut" style:family="text">
      <style:text-properties fo:font-style="italic" style:font-style-asian="italic" style:font-style-complex="italic"/>
    </style:style>
    <style:style style:name="T930" style:parent-style-name="Policepardéfaut" style:family="text">
      <style:text-properties fo:font-style="italic" style:font-style-asian="italic" style:font-style-complex="italic"/>
    </style:style>
    <style:style style:name="T931" style:parent-style-name="Policepardéfaut" style:family="text">
      <style:text-properties fo:font-style="italic" style:font-style-asian="italic" style:font-style-complex="italic"/>
    </style:style>
    <style:style style:name="T932" style:parent-style-name="Policepardéfaut" style:family="text">
      <style:text-properties fo:font-style="italic" style:font-style-asian="italic" style:font-style-complex="italic"/>
    </style:style>
    <style:style style:name="T933" style:parent-style-name="Policepardéfaut" style:family="text">
      <style:text-properties fo:font-style="italic" style:font-style-asian="italic" style:font-style-complex="italic"/>
    </style:style>
    <style:style style:name="T934" style:parent-style-name="Policepardéfaut" style:family="text">
      <style:text-properties fo:font-style="italic" style:font-style-asian="italic" style:font-style-complex="italic"/>
    </style:style>
    <style:style style:name="T935" style:parent-style-name="Policepardéfaut" style:family="text">
      <style:text-properties fo:font-style="italic" style:font-style-asian="italic" style:font-style-complex="italic"/>
    </style:style>
    <style:style style:name="T936" style:parent-style-name="Policepardéfaut" style:family="text">
      <style:text-properties fo:font-style="italic" style:font-style-asian="italic" style:font-style-complex="italic"/>
    </style:style>
    <style:style style:name="T937" style:parent-style-name="Policepardéfaut" style:family="text">
      <style:text-properties fo:font-style="italic" style:font-style-asian="italic" style:font-style-complex="italic"/>
    </style:style>
    <style:style style:name="T938" style:parent-style-name="Policepardéfaut" style:family="text">
      <style:text-properties fo:font-style="italic" style:font-style-asian="italic" style:font-style-complex="italic"/>
    </style:style>
    <style:style style:name="T939" style:parent-style-name="Policepardéfaut" style:family="text">
      <style:text-properties fo:font-style="italic" style:font-style-asian="italic" style:font-style-complex="italic"/>
    </style:style>
    <style:style style:name="T940" style:parent-style-name="Policepardéfaut" style:family="text">
      <style:text-properties fo:font-style="italic" style:font-style-asian="italic" style:font-style-complex="italic"/>
    </style:style>
    <style:style style:name="T941" style:parent-style-name="Policepardéfaut" style:family="text">
      <style:text-properties fo:font-style="italic" style:font-style-asian="italic" style:font-style-complex="italic"/>
    </style:style>
    <style:style style:name="T942" style:parent-style-name="Policepardéfaut" style:family="text">
      <style:text-properties fo:font-style="italic" style:font-style-asian="italic" style:font-style-complex="italic"/>
    </style:style>
    <style:style style:name="T943" style:parent-style-name="Policepardéfaut" style:family="text">
      <style:text-properties fo:font-style="italic" style:font-style-asian="italic" style:font-style-complex="italic"/>
    </style:style>
    <style:style style:name="T944" style:parent-style-name="Policepardéfaut" style:family="text">
      <style:text-properties fo:font-style="italic" style:font-style-asian="italic" style:font-style-complex="italic"/>
    </style:style>
    <style:style style:name="T945" style:parent-style-name="Policepardéfaut" style:family="text">
      <style:text-properties fo:font-style="italic" style:font-style-asian="italic" style:font-style-complex="italic"/>
    </style:style>
    <style:style style:name="T946" style:parent-style-name="Policepardéfaut" style:family="text">
      <style:text-properties fo:font-style="italic" style:font-style-asian="italic" style:font-style-complex="italic"/>
    </style:style>
    <style:style style:name="T947" style:parent-style-name="Policepardéfaut" style:family="text">
      <style:text-properties fo:font-style="italic" style:font-style-asian="italic" style:font-style-complex="italic"/>
    </style:style>
    <style:style style:name="T948" style:parent-style-name="Policepardéfaut" style:family="text">
      <style:text-properties fo:font-style="italic" style:font-style-asian="italic" style:font-style-complex="italic"/>
    </style:style>
    <style:style style:name="T949" style:parent-style-name="Policepardéfaut" style:family="text">
      <style:text-properties fo:font-style="italic" style:font-style-asian="italic" style:font-style-complex="italic"/>
    </style:style>
    <style:style style:name="T950" style:parent-style-name="Policepardéfaut" style:family="text">
      <style:text-properties fo:font-style="italic" style:font-style-asian="italic" style:font-style-complex="italic"/>
    </style:style>
    <style:style style:name="T951" style:parent-style-name="Policepardéfaut" style:family="text">
      <style:text-properties fo:font-style="italic" style:font-style-asian="italic" style:font-style-complex="italic"/>
    </style:style>
    <style:style style:name="T952" style:parent-style-name="Policepardéfaut" style:family="text">
      <style:text-properties fo:font-style="italic" style:font-style-asian="italic" style:font-style-complex="italic"/>
    </style:style>
    <style:style style:name="T953" style:parent-style-name="Policepardéfaut" style:family="text">
      <style:text-properties fo:font-style="italic" style:font-style-asian="italic" style:font-style-complex="italic"/>
    </style:style>
    <style:style style:name="T954" style:parent-style-name="Policepardéfaut" style:family="text">
      <style:text-properties fo:font-style="italic" style:font-style-asian="italic" style:font-style-complex="italic"/>
    </style:style>
    <style:style style:name="T955" style:parent-style-name="Policepardéfaut" style:family="text">
      <style:text-properties fo:font-style="italic" style:font-style-asian="italic" style:font-style-complex="italic"/>
    </style:style>
    <style:style style:name="T956" style:parent-style-name="Policepardéfaut" style:family="text">
      <style:text-properties fo:font-style="italic" style:font-style-asian="italic" style:font-style-complex="italic"/>
    </style:style>
    <style:style style:name="T957" style:parent-style-name="Policepardéfaut" style:family="text">
      <style:text-properties fo:font-style="italic" style:font-style-asian="italic" style:font-style-complex="italic"/>
    </style:style>
    <style:style style:name="T958" style:parent-style-name="Policepardéfaut" style:family="text">
      <style:text-properties fo:font-style="italic" style:font-style-asian="italic" style:font-style-complex="italic"/>
    </style:style>
    <style:style style:name="T959" style:parent-style-name="Policepardéfaut" style:family="text">
      <style:text-properties fo:font-style="italic" style:font-style-asian="italic" style:font-style-complex="italic"/>
    </style:style>
    <style:style style:name="T960" style:parent-style-name="Policepardéfaut" style:family="text">
      <style:text-properties fo:font-style="italic" style:font-style-asian="italic" style:font-style-complex="italic"/>
    </style:style>
    <style:style style:name="T961" style:parent-style-name="Policepardéfaut" style:family="text">
      <style:text-properties fo:font-style="italic" style:font-style-asian="italic" style:font-style-complex="italic"/>
    </style:style>
    <style:style style:name="T962" style:parent-style-name="Policepardéfaut" style:family="text">
      <style:text-properties fo:font-style="italic" style:font-style-asian="italic" style:font-style-complex="italic"/>
    </style:style>
    <style:style style:name="T963" style:parent-style-name="Policepardéfaut" style:family="text">
      <style:text-properties fo:font-style="italic" style:font-style-asian="italic" style:font-style-complex="italic"/>
    </style:style>
    <style:style style:name="T964" style:parent-style-name="Policepardéfaut" style:family="text">
      <style:text-properties fo:font-style="italic" style:font-style-asian="italic" style:font-style-complex="italic"/>
    </style:style>
    <style:style style:name="T965" style:parent-style-name="Policepardéfaut" style:family="text">
      <style:text-properties fo:font-style="italic" style:font-style-asian="italic" style:font-style-complex="italic"/>
    </style:style>
    <style:style style:name="T966" style:parent-style-name="Policepardéfaut" style:family="text">
      <style:text-properties fo:font-style="italic" style:font-style-asian="italic" style:font-style-complex="italic"/>
    </style:style>
    <style:style style:name="T967" style:parent-style-name="Policepardéfaut" style:family="text">
      <style:text-properties fo:font-style="italic" style:font-style-asian="italic" style:font-style-complex="italic"/>
    </style:style>
    <style:style style:name="T968" style:parent-style-name="Policepardéfaut" style:family="text">
      <style:text-properties fo:font-style="italic" style:font-style-asian="italic" style:font-style-complex="italic"/>
    </style:style>
    <style:style style:name="T969" style:parent-style-name="Policepardéfaut" style:family="text">
      <style:text-properties fo:font-style="italic" style:font-style-asian="italic" style:font-style-complex="italic"/>
    </style:style>
    <style:style style:name="T970" style:parent-style-name="Policepardéfaut" style:family="text">
      <style:text-properties fo:font-style="italic" style:font-style-asian="italic" style:font-style-complex="italic"/>
    </style:style>
    <style:style style:name="T971" style:parent-style-name="Policepardéfaut" style:family="text">
      <style:text-properties fo:font-style="italic" style:font-style-asian="italic" style:font-style-complex="italic"/>
    </style:style>
    <style:style style:name="T972" style:parent-style-name="Policepardéfaut" style:family="text">
      <style:text-properties fo:font-style="italic" style:font-style-asian="italic" style:font-style-complex="italic"/>
    </style:style>
    <style:style style:name="T973" style:parent-style-name="Policepardéfaut" style:family="text">
      <style:text-properties fo:font-style="italic" style:font-style-asian="italic" style:font-style-complex="italic"/>
    </style:style>
    <style:style style:name="T974" style:parent-style-name="Policepardéfaut" style:family="text">
      <style:text-properties fo:font-style="italic" style:font-style-asian="italic" style:font-style-complex="italic"/>
    </style:style>
    <style:style style:name="T975" style:parent-style-name="Policepardéfaut" style:family="text">
      <style:text-properties fo:font-style="italic" style:font-style-asian="italic" style:font-style-complex="italic"/>
    </style:style>
    <style:style style:name="T976" style:parent-style-name="Policepardéfaut" style:family="text">
      <style:text-properties fo:font-style="italic" style:font-style-asian="italic" style:font-style-complex="italic"/>
    </style:style>
    <style:style style:name="T977" style:parent-style-name="Policepardéfaut" style:family="text">
      <style:text-properties fo:font-style="italic" style:font-style-asian="italic" style:font-style-complex="italic"/>
    </style:style>
    <style:style style:name="T978" style:parent-style-name="Policepardéfaut" style:family="text">
      <style:text-properties fo:font-style="italic" style:font-style-asian="italic" style:font-style-complex="italic"/>
    </style:style>
    <style:style style:name="T979" style:parent-style-name="Policepardéfaut" style:family="text">
      <style:text-properties fo:font-style="italic" style:font-style-asian="italic" style:font-style-complex="italic"/>
    </style:style>
    <style:style style:name="T980" style:parent-style-name="Policepardéfaut" style:family="text">
      <style:text-properties fo:font-style="italic" style:font-style-asian="italic" style:font-style-complex="italic"/>
    </style:style>
    <style:style style:name="T981" style:parent-style-name="Policepardéfaut" style:family="text">
      <style:text-properties fo:font-style="italic" style:font-style-asian="italic" style:font-style-complex="italic"/>
    </style:style>
    <style:style style:name="T982" style:parent-style-name="Policepardéfaut" style:family="text">
      <style:text-properties fo:font-style="italic" style:font-style-asian="italic" style:font-style-complex="italic"/>
    </style:style>
    <style:style style:name="T983" style:parent-style-name="Policepardéfaut" style:family="text">
      <style:text-properties fo:font-style="italic" style:font-style-asian="italic" style:font-style-complex="italic"/>
    </style:style>
    <style:style style:name="T984" style:parent-style-name="Policepardéfaut" style:family="text">
      <style:text-properties fo:font-style="italic" style:font-style-asian="italic" style:font-style-complex="italic"/>
    </style:style>
    <style:style style:name="T985" style:parent-style-name="Policepardéfaut" style:family="text">
      <style:text-properties fo:font-style="italic" style:font-style-asian="italic" style:font-style-complex="italic"/>
    </style:style>
    <style:style style:name="T986" style:parent-style-name="Policepardéfaut" style:family="text">
      <style:text-properties fo:font-style="italic" style:font-style-asian="italic" style:font-style-complex="italic"/>
    </style:style>
    <style:style style:name="T987" style:parent-style-name="Policepardéfaut" style:family="text">
      <style:text-properties fo:font-style="italic" style:font-style-asian="italic" style:font-style-complex="italic"/>
    </style:style>
    <style:style style:name="T988" style:parent-style-name="Policepardéfaut" style:family="text">
      <style:text-properties fo:font-style="italic" style:font-style-asian="italic" style:font-style-complex="italic"/>
    </style:style>
    <style:style style:name="T989" style:parent-style-name="Policepardéfaut" style:family="text">
      <style:text-properties fo:font-style="italic" style:font-style-asian="italic" style:font-style-complex="italic"/>
    </style:style>
    <style:style style:name="T990" style:parent-style-name="Policepardéfaut" style:family="text">
      <style:text-properties fo:font-style="italic" style:font-style-asian="italic" style:font-style-complex="italic"/>
    </style:style>
    <style:style style:name="T991" style:parent-style-name="Policepardéfaut" style:family="text">
      <style:text-properties fo:font-style="italic" style:font-style-asian="italic" style:font-style-complex="italic"/>
    </style:style>
    <style:style style:name="T992" style:parent-style-name="Policepardéfaut" style:family="text">
      <style:text-properties fo:font-style="italic" style:font-style-asian="italic" style:font-style-complex="italic"/>
    </style:style>
    <style:style style:name="T993" style:parent-style-name="Policepardéfaut" style:family="text">
      <style:text-properties fo:font-style="italic" style:font-style-asian="italic" style:font-style-complex="italic"/>
    </style:style>
    <style:style style:name="T994" style:parent-style-name="Policepardéfaut" style:family="text">
      <style:text-properties fo:font-style="italic" style:font-style-asian="italic" style:font-style-complex="italic"/>
    </style:style>
    <style:style style:name="T995" style:parent-style-name="Policepardéfaut" style:family="text">
      <style:text-properties fo:font-style="italic" style:font-style-asian="italic" style:font-style-complex="italic"/>
    </style:style>
    <style:style style:name="T996" style:parent-style-name="Policepardéfaut" style:family="text">
      <style:text-properties fo:font-style="italic" style:font-style-asian="italic" style:font-style-complex="italic"/>
    </style:style>
    <style:style style:name="T997" style:parent-style-name="Policepardéfaut" style:family="text">
      <style:text-properties fo:font-style="italic" style:font-style-asian="italic" style:font-style-complex="italic"/>
    </style:style>
    <style:style style:name="T998" style:parent-style-name="Policepardéfaut" style:family="text">
      <style:text-properties fo:font-style="italic" style:font-style-asian="italic" style:font-style-complex="italic"/>
    </style:style>
    <style:style style:name="T999" style:parent-style-name="Policepardéfaut" style:family="text">
      <style:text-properties fo:font-style="italic" style:font-style-asian="italic" style:font-style-complex="italic"/>
    </style:style>
    <style:style style:name="T1000" style:parent-style-name="Policepardéfaut" style:family="text">
      <style:text-properties fo:font-style="italic" style:font-style-asian="italic" style:font-style-complex="italic"/>
    </style:style>
    <style:style style:name="T1001" style:parent-style-name="Policepardéfaut" style:family="text">
      <style:text-properties fo:font-style="italic" style:font-style-asian="italic" style:font-style-complex="italic"/>
    </style:style>
    <style:style style:name="T1002" style:parent-style-name="Policepardéfaut" style:family="text">
      <style:text-properties fo:font-style="italic" style:font-style-asian="italic" style:font-style-complex="italic"/>
    </style:style>
    <style:style style:name="T1003" style:parent-style-name="Policepardéfaut" style:family="text">
      <style:text-properties fo:font-style="italic" style:font-style-asian="italic" style:font-style-complex="italic"/>
    </style:style>
    <style:style style:name="T1004" style:parent-style-name="Policepardéfaut" style:family="text">
      <style:text-properties fo:font-style="italic" style:font-style-asian="italic" style:font-style-complex="italic"/>
    </style:style>
    <style:style style:name="T1005" style:parent-style-name="Policepardéfaut" style:family="text">
      <style:text-properties fo:font-style="italic" style:font-style-asian="italic" style:font-style-complex="italic"/>
    </style:style>
    <style:style style:name="T1006" style:parent-style-name="Policepardéfaut" style:family="text">
      <style:text-properties fo:font-style="italic" style:font-style-asian="italic" style:font-style-complex="italic"/>
    </style:style>
    <style:style style:name="T1007" style:parent-style-name="Policepardéfaut" style:family="text">
      <style:text-properties fo:font-style="italic" style:font-style-asian="italic" style:font-style-complex="italic"/>
    </style:style>
    <style:style style:name="T1008" style:parent-style-name="Policepardéfaut" style:family="text">
      <style:text-properties fo:font-style="italic" style:font-style-asian="italic" style:font-style-complex="italic"/>
    </style:style>
    <style:style style:name="T1009" style:parent-style-name="Policepardéfaut" style:family="text">
      <style:text-properties fo:font-style="italic" style:font-style-asian="italic" style:font-style-complex="italic"/>
    </style:style>
    <style:style style:name="T1010" style:parent-style-name="Policepardéfaut" style:family="text">
      <style:text-properties fo:font-style="italic" style:font-style-asian="italic" style:font-style-complex="italic"/>
    </style:style>
    <style:style style:name="T1011" style:parent-style-name="Policepardéfaut" style:family="text">
      <style:text-properties fo:font-style="italic" style:font-style-asian="italic" style:font-style-complex="italic"/>
    </style:style>
    <style:style style:name="T1012" style:parent-style-name="Policepardéfaut" style:family="text">
      <style:text-properties fo:font-style="italic" style:font-style-asian="italic" style:font-style-complex="italic"/>
    </style:style>
    <style:style style:name="T1013" style:parent-style-name="Policepardéfaut" style:family="text">
      <style:text-properties fo:font-style="italic" style:font-style-asian="italic" style:font-style-complex="italic"/>
    </style:style>
    <style:style style:name="T1014" style:parent-style-name="Policepardéfaut" style:family="text">
      <style:text-properties fo:font-style="italic" style:font-style-asian="italic" style:font-style-complex="italic"/>
    </style:style>
    <style:style style:name="T1015" style:parent-style-name="Policepardéfaut" style:family="text">
      <style:text-properties fo:font-style="italic" style:font-style-asian="italic" style:font-style-complex="italic"/>
    </style:style>
    <style:style style:name="T1016" style:parent-style-name="Policepardéfaut" style:family="text">
      <style:text-properties fo:font-style="italic" style:font-style-asian="italic" style:font-style-complex="italic"/>
    </style:style>
    <style:style style:name="T1017" style:parent-style-name="Policepardéfaut" style:family="text">
      <style:text-properties fo:font-style="italic" style:font-style-asian="italic" style:font-style-complex="italic"/>
    </style:style>
    <style:style style:name="T1018" style:parent-style-name="Policepardéfaut" style:family="text">
      <style:text-properties fo:font-style="italic" style:font-style-asian="italic" style:font-style-complex="italic"/>
    </style:style>
    <style:style style:name="T1019" style:parent-style-name="Policepardéfaut" style:family="text">
      <style:text-properties fo:font-style="italic" style:font-style-asian="italic" style:font-style-complex="italic"/>
    </style:style>
    <style:style style:name="T1020" style:parent-style-name="Policepardéfaut" style:family="text">
      <style:text-properties fo:font-style="italic" style:font-style-asian="italic" style:font-style-complex="italic"/>
    </style:style>
    <style:style style:name="T1021" style:parent-style-name="Policepardéfaut" style:family="text">
      <style:text-properties fo:font-style="italic" style:font-style-asian="italic" style:font-style-complex="italic"/>
    </style:style>
    <style:style style:name="T1022" style:parent-style-name="Policepardéfaut" style:family="text">
      <style:text-properties fo:font-style="italic" style:font-style-asian="italic" style:font-style-complex="italic"/>
    </style:style>
    <style:style style:name="T1023" style:parent-style-name="Policepardéfaut" style:family="text">
      <style:text-properties fo:font-style="italic" style:font-style-asian="italic" style:font-style-complex="italic"/>
    </style:style>
    <style:style style:name="T1024" style:parent-style-name="Policepardéfaut" style:family="text">
      <style:text-properties fo:font-style="italic" style:font-style-asian="italic" style:font-style-complex="italic"/>
    </style:style>
    <style:style style:name="T1025" style:parent-style-name="Policepardéfaut" style:family="text">
      <style:text-properties fo:font-style="italic" style:font-style-asian="italic" style:font-style-complex="italic"/>
    </style:style>
    <style:style style:name="T1026" style:parent-style-name="Policepardéfaut" style:family="text">
      <style:text-properties fo:font-style="italic" style:font-style-asian="italic" style:font-style-complex="italic"/>
    </style:style>
    <style:style style:name="T1027" style:parent-style-name="Policepardéfaut" style:family="text">
      <style:text-properties fo:font-style="italic" style:font-style-asian="italic" style:font-style-complex="italic"/>
    </style:style>
    <style:style style:name="T1028" style:parent-style-name="Policepardéfaut" style:family="text">
      <style:text-properties fo:font-style="italic" style:font-style-asian="italic" style:font-style-complex="italic"/>
    </style:style>
    <style:style style:name="T1029" style:parent-style-name="Policepardéfaut" style:family="text">
      <style:text-properties fo:font-style="italic" style:font-style-asian="italic" style:font-style-complex="italic"/>
    </style:style>
    <style:style style:name="T1030" style:parent-style-name="Policepardéfaut" style:family="text">
      <style:text-properties fo:font-style="italic" style:font-style-asian="italic" style:font-style-complex="italic"/>
    </style:style>
    <style:style style:name="T1031" style:parent-style-name="Policepardéfaut" style:family="text">
      <style:text-properties fo:font-style="italic" style:font-style-asian="italic" style:font-style-complex="italic"/>
    </style:style>
    <style:style style:name="T1032" style:parent-style-name="Policepardéfaut" style:family="text">
      <style:text-properties fo:font-style="italic" style:font-style-asian="italic" style:font-style-complex="italic"/>
    </style:style>
    <style:style style:name="T1033" style:parent-style-name="Policepardéfaut" style:family="text">
      <style:text-properties fo:font-style="italic" style:font-style-asian="italic" style:font-style-complex="italic"/>
    </style:style>
    <style:style style:name="T1034" style:parent-style-name="Policepardéfaut" style:family="text">
      <style:text-properties fo:font-style="italic" style:font-style-asian="italic" style:font-style-complex="italic"/>
    </style:style>
    <style:style style:name="T1035" style:parent-style-name="Policepardéfaut" style:family="text">
      <style:text-properties fo:font-style="italic" style:font-style-asian="italic" style:font-style-complex="italic"/>
    </style:style>
    <style:style style:name="T1036" style:parent-style-name="Policepardéfaut" style:family="text">
      <style:text-properties fo:font-style="italic" style:font-style-asian="italic" style:font-style-complex="italic"/>
    </style:style>
    <style:style style:name="T1037" style:parent-style-name="Policepardéfaut" style:family="text">
      <style:text-properties fo:font-style="italic" style:font-style-asian="italic" style:font-style-complex="italic"/>
    </style:style>
    <style:style style:name="T1038" style:parent-style-name="Policepardéfaut" style:family="text">
      <style:text-properties fo:font-style="italic" style:font-style-asian="italic" style:font-style-complex="italic"/>
    </style:style>
    <style:style style:name="T1039" style:parent-style-name="Policepardéfaut" style:family="text">
      <style:text-properties fo:font-style="italic" style:font-style-asian="italic" style:font-style-complex="italic"/>
    </style:style>
    <style:style style:name="T1040" style:parent-style-name="Policepardéfaut" style:family="text">
      <style:text-properties fo:font-style="italic" style:font-style-asian="italic" style:font-style-complex="italic"/>
    </style:style>
    <style:style style:name="T1041" style:parent-style-name="Policepardéfaut" style:family="text">
      <style:text-properties fo:font-style="italic" style:font-style-asian="italic" style:font-style-complex="italic"/>
    </style:style>
    <style:style style:name="T1042" style:parent-style-name="Policepardéfaut" style:family="text">
      <style:text-properties fo:font-style="italic" style:font-style-asian="italic" style:font-style-complex="italic"/>
    </style:style>
    <style:style style:name="T1043" style:parent-style-name="Policepardéfaut" style:family="text">
      <style:text-properties fo:font-style="italic" style:font-style-asian="italic" style:font-style-complex="italic"/>
    </style:style>
    <style:style style:name="T1044" style:parent-style-name="Policepardéfaut" style:family="text">
      <style:text-properties fo:font-style="italic" style:font-style-asian="italic" style:font-style-complex="italic"/>
    </style:style>
    <style:style style:name="T1045" style:parent-style-name="Policepardéfaut" style:family="text">
      <style:text-properties fo:font-style="italic" style:font-style-asian="italic" style:font-style-complex="italic"/>
    </style:style>
    <style:style style:name="T1046" style:parent-style-name="Policepardéfaut" style:family="text">
      <style:text-properties fo:font-style="italic" style:font-style-asian="italic" style:font-style-complex="italic"/>
    </style:style>
    <style:style style:name="T1047" style:parent-style-name="Policepardéfaut" style:family="text">
      <style:text-properties fo:font-style="italic" style:font-style-asian="italic" style:font-style-complex="italic"/>
    </style:style>
    <style:style style:name="T1048" style:parent-style-name="Policepardéfaut" style:family="text">
      <style:text-properties fo:font-style="italic" style:font-style-asian="italic" style:font-style-complex="italic"/>
    </style:style>
    <style:style style:name="T1049" style:parent-style-name="Policepardéfaut" style:family="text">
      <style:text-properties fo:font-style="italic" style:font-style-asian="italic" style:font-style-complex="italic"/>
    </style:style>
    <style:style style:name="T1050" style:parent-style-name="Policepardéfaut" style:family="text">
      <style:text-properties fo:font-style="italic" style:font-style-asian="italic" style:font-style-complex="italic"/>
    </style:style>
    <style:style style:name="T1051" style:parent-style-name="Policepardéfaut" style:family="text">
      <style:text-properties fo:font-style="italic" style:font-style-asian="italic" style:font-style-complex="italic"/>
    </style:style>
    <style:style style:name="T1052" style:parent-style-name="Policepardéfaut" style:family="text">
      <style:text-properties fo:font-style="italic" style:font-style-asian="italic" style:font-style-complex="italic"/>
    </style:style>
    <style:style style:name="T1053" style:parent-style-name="Policepardéfaut" style:family="text">
      <style:text-properties fo:font-style="italic" style:font-style-asian="italic" style:font-style-complex="italic"/>
    </style:style>
    <style:style style:name="T1054" style:parent-style-name="Policepardéfaut" style:family="text">
      <style:text-properties fo:font-style="italic" style:font-style-asian="italic" style:font-style-complex="italic"/>
    </style:style>
    <style:style style:name="T1055" style:parent-style-name="Policepardéfaut" style:family="text">
      <style:text-properties fo:font-style="italic" style:font-style-asian="italic" style:font-style-complex="italic"/>
    </style:style>
    <style:style style:name="T1056" style:parent-style-name="Policepardéfaut" style:family="text">
      <style:text-properties fo:font-style="italic" style:font-style-asian="italic" style:font-style-complex="italic"/>
    </style:style>
    <style:style style:name="T1057" style:parent-style-name="Policepardéfaut" style:family="text">
      <style:text-properties fo:font-style="italic" style:font-style-asian="italic" style:font-style-complex="italic"/>
    </style:style>
    <style:style style:name="T1058" style:parent-style-name="Policepardéfaut" style:family="text">
      <style:text-properties fo:font-style="italic" style:font-style-asian="italic" style:font-style-complex="italic"/>
    </style:style>
    <style:style style:name="T1059" style:parent-style-name="Policepardéfaut" style:family="text">
      <style:text-properties fo:font-style="italic" style:font-style-asian="italic" style:font-style-complex="italic"/>
    </style:style>
    <style:style style:name="T1060" style:parent-style-name="Policepardéfaut" style:family="text">
      <style:text-properties fo:font-style="italic" style:font-style-asian="italic" style:font-style-complex="italic"/>
    </style:style>
    <style:style style:name="T1061" style:parent-style-name="Policepardéfaut" style:family="text">
      <style:text-properties fo:font-style="italic" style:font-style-asian="italic" style:font-style-complex="italic"/>
    </style:style>
    <style:style style:name="T1062" style:parent-style-name="Policepardéfaut" style:family="text">
      <style:text-properties fo:font-style="italic" style:font-style-asian="italic" style:font-style-complex="italic"/>
    </style:style>
    <style:style style:name="T1063" style:parent-style-name="Policepardéfaut" style:family="text">
      <style:text-properties fo:font-style="italic" style:font-style-asian="italic" style:font-style-complex="italic"/>
    </style:style>
    <style:style style:name="T1064" style:parent-style-name="Policepardéfaut" style:family="text">
      <style:text-properties fo:font-style="italic" style:font-style-asian="italic" style:font-style-complex="italic"/>
    </style:style>
    <style:style style:name="T1065" style:parent-style-name="Policepardéfaut" style:family="text">
      <style:text-properties fo:font-style="italic" style:font-style-asian="italic" style:font-style-complex="italic"/>
    </style:style>
    <style:style style:name="T1066" style:parent-style-name="Policepardéfaut" style:family="text">
      <style:text-properties fo:font-style="italic" style:font-style-asian="italic" style:font-style-complex="italic"/>
    </style:style>
    <style:style style:name="T1067" style:parent-style-name="Policepardéfaut" style:family="text">
      <style:text-properties fo:font-style="italic" style:font-style-asian="italic" style:font-style-complex="italic"/>
    </style:style>
    <style:style style:name="T1068" style:parent-style-name="Policepardéfaut" style:family="text">
      <style:text-properties fo:font-style="italic" style:font-style-asian="italic" style:font-style-complex="italic"/>
    </style:style>
    <style:style style:name="T1069" style:parent-style-name="Policepardéfaut" style:family="text">
      <style:text-properties fo:font-style="italic" style:font-style-asian="italic" style:font-style-complex="italic"/>
    </style:style>
    <style:style style:name="T1070" style:parent-style-name="Policepardéfaut" style:family="text">
      <style:text-properties fo:font-style="italic" style:font-style-asian="italic" style:font-style-complex="italic"/>
    </style:style>
    <style:style style:name="T1071" style:parent-style-name="Policepardéfaut" style:family="text">
      <style:text-properties fo:font-style="italic" style:font-style-asian="italic" style:font-style-complex="italic"/>
    </style:style>
    <style:style style:name="T1072" style:parent-style-name="Policepardéfaut" style:family="text">
      <style:text-properties fo:font-style="italic" style:font-style-asian="italic" style:font-style-complex="italic"/>
    </style:style>
    <style:style style:name="T1073" style:parent-style-name="Policepardéfaut" style:family="text">
      <style:text-properties fo:font-style="italic" style:font-style-asian="italic" style:font-style-complex="italic"/>
    </style:style>
    <style:style style:name="T1074" style:parent-style-name="Policepardéfaut" style:family="text">
      <style:text-properties fo:font-style="italic" style:font-style-asian="italic" style:font-style-complex="italic"/>
    </style:style>
    <style:style style:name="T1075" style:parent-style-name="Policepardéfaut" style:family="text">
      <style:text-properties fo:font-style="italic" style:font-style-asian="italic" style:font-style-complex="italic"/>
    </style:style>
    <style:style style:name="T1076" style:parent-style-name="Policepardéfaut" style:family="text">
      <style:text-properties fo:font-style="italic" style:font-style-asian="italic" style:font-style-complex="italic"/>
    </style:style>
    <style:style style:name="T1077" style:parent-style-name="Policepardéfaut" style:family="text">
      <style:text-properties fo:font-style="italic" style:font-style-asian="italic" style:font-style-complex="italic"/>
    </style:style>
    <style:style style:name="T1078" style:parent-style-name="Policepardéfaut" style:family="text">
      <style:text-properties fo:font-style="italic" style:font-style-asian="italic" style:font-style-complex="italic"/>
    </style:style>
    <style:style style:name="T1079" style:parent-style-name="Policepardéfaut" style:family="text">
      <style:text-properties fo:font-style="italic" style:font-style-asian="italic" style:font-style-complex="italic"/>
    </style:style>
    <style:style style:name="T1080" style:parent-style-name="Policepardéfaut" style:family="text">
      <style:text-properties fo:font-style="italic" style:font-style-asian="italic" style:font-style-complex="italic"/>
    </style:style>
    <style:style style:name="T1081" style:parent-style-name="Policepardéfaut" style:family="text">
      <style:text-properties fo:font-style="italic" style:font-style-asian="italic" style:font-style-complex="italic"/>
    </style:style>
    <style:style style:name="T1082" style:parent-style-name="Policepardéfaut" style:family="text">
      <style:text-properties fo:font-style="italic" style:font-style-asian="italic" style:font-style-complex="italic"/>
    </style:style>
    <style:style style:name="T1083" style:parent-style-name="Policepardéfaut" style:family="text">
      <style:text-properties fo:font-style="italic" style:font-style-asian="italic" style:font-style-complex="italic"/>
    </style:style>
    <style:style style:name="T1084" style:parent-style-name="Policepardéfaut" style:family="text">
      <style:text-properties fo:font-style="italic" style:font-style-asian="italic" style:font-style-complex="italic"/>
    </style:style>
    <style:style style:name="T1085" style:parent-style-name="Policepardéfaut" style:family="text">
      <style:text-properties fo:font-style="italic" style:font-style-asian="italic" style:font-style-complex="italic"/>
    </style:style>
    <style:style style:name="T1086" style:parent-style-name="Policepardéfaut" style:family="text">
      <style:text-properties fo:font-style="italic" style:font-style-asian="italic" style:font-style-complex="italic"/>
    </style:style>
    <style:style style:name="T1087" style:parent-style-name="Policepardéfaut" style:family="text">
      <style:text-properties fo:font-style="italic" style:font-style-asian="italic" style:font-style-complex="italic"/>
    </style:style>
    <style:style style:name="T1088" style:parent-style-name="Policepardéfaut" style:family="text">
      <style:text-properties fo:font-style="italic" style:font-style-asian="italic" style:font-style-complex="italic"/>
    </style:style>
    <style:style style:name="T1089" style:parent-style-name="Policepardéfaut" style:family="text">
      <style:text-properties fo:font-style="italic" style:font-style-asian="italic" style:font-style-complex="italic"/>
    </style:style>
    <style:style style:name="T1090" style:parent-style-name="Policepardéfaut" style:family="text">
      <style:text-properties fo:font-style="italic" style:font-style-asian="italic" style:font-style-complex="italic"/>
    </style:style>
    <style:style style:name="T1091" style:parent-style-name="Policepardéfaut" style:family="text">
      <style:text-properties fo:font-style="italic" style:font-style-asian="italic" style:font-style-complex="italic"/>
    </style:style>
    <style:style style:name="T1092" style:parent-style-name="Policepardéfaut" style:family="text">
      <style:text-properties fo:font-style="italic" style:font-style-asian="italic" style:font-style-complex="italic"/>
    </style:style>
    <style:style style:name="T1093" style:parent-style-name="Policepardéfaut" style:family="text">
      <style:text-properties fo:font-style="italic" style:font-style-asian="italic" style:font-style-complex="italic"/>
    </style:style>
    <style:style style:name="T1094" style:parent-style-name="Policepardéfaut" style:family="text">
      <style:text-properties fo:font-style="italic" style:font-style-asian="italic" style:font-style-complex="italic"/>
    </style:style>
    <style:style style:name="T1095" style:parent-style-name="Policepardéfaut" style:family="text">
      <style:text-properties fo:font-style="italic" style:font-style-asian="italic" style:font-style-complex="italic"/>
    </style:style>
    <style:style style:name="T1096" style:parent-style-name="Policepardéfaut" style:family="text">
      <style:text-properties fo:font-style="italic" style:font-style-asian="italic" style:font-style-complex="italic"/>
    </style:style>
    <style:style style:name="T1097" style:parent-style-name="Policepardéfaut" style:family="text">
      <style:text-properties fo:font-style="italic" style:font-style-asian="italic" style:font-style-complex="italic"/>
    </style:style>
    <style:style style:name="T1098" style:parent-style-name="Policepardéfaut" style:family="text">
      <style:text-properties fo:font-style="italic" style:font-style-asian="italic" style:font-style-complex="italic"/>
    </style:style>
    <style:style style:name="T1099" style:parent-style-name="Policepardéfaut" style:family="text">
      <style:text-properties fo:font-style="italic" style:font-style-asian="italic" style:font-style-complex="italic"/>
    </style:style>
    <style:style style:name="T1100" style:parent-style-name="Policepardéfaut" style:family="text">
      <style:text-properties fo:font-style="italic" style:font-style-asian="italic" style:font-style-complex="italic"/>
    </style:style>
    <style:style style:name="T1101" style:parent-style-name="Policepardéfaut" style:family="text">
      <style:text-properties fo:font-style="italic" style:font-style-asian="italic" style:font-style-complex="italic"/>
    </style:style>
    <style:style style:name="T1102" style:parent-style-name="Policepardéfaut" style:family="text">
      <style:text-properties fo:font-style="italic" style:font-style-asian="italic" style:font-style-complex="italic"/>
    </style:style>
    <style:style style:name="T1103" style:parent-style-name="Policepardéfaut" style:family="text">
      <style:text-properties fo:font-style="italic" style:font-style-asian="italic" style:font-style-complex="italic"/>
    </style:style>
    <style:style style:name="T1104" style:parent-style-name="Policepardéfaut" style:family="text">
      <style:text-properties fo:font-style="italic" style:font-style-asian="italic" style:font-style-complex="italic"/>
    </style:style>
    <style:style style:name="T1105" style:parent-style-name="Policepardéfaut" style:family="text">
      <style:text-properties fo:font-style="italic" style:font-style-asian="italic" style:font-style-complex="italic"/>
    </style:style>
    <style:style style:name="T1106" style:parent-style-name="Policepardéfaut" style:family="text">
      <style:text-properties fo:font-style="italic" style:font-style-asian="italic" style:font-style-complex="italic"/>
    </style:style>
    <style:style style:name="T1107" style:parent-style-name="Policepardéfaut" style:family="text">
      <style:text-properties fo:font-style="italic" style:font-style-asian="italic" style:font-style-complex="italic"/>
    </style:style>
    <style:style style:name="T1108" style:parent-style-name="Policepardéfaut" style:family="text">
      <style:text-properties fo:font-style="italic" style:font-style-asian="italic" style:font-style-complex="italic"/>
    </style:style>
    <style:style style:name="T1109" style:parent-style-name="Policepardéfaut" style:family="text">
      <style:text-properties fo:font-style="italic" style:font-style-asian="italic" style:font-style-complex="italic"/>
    </style:style>
    <style:style style:name="T1110" style:parent-style-name="Policepardéfaut" style:family="text">
      <style:text-properties fo:font-style="italic" style:font-style-asian="italic" style:font-style-complex="italic"/>
    </style:style>
    <style:style style:name="T1111" style:parent-style-name="Policepardéfaut" style:family="text">
      <style:text-properties fo:font-style="italic" style:font-style-asian="italic" style:font-style-complex="italic"/>
    </style:style>
    <style:style style:name="T1112" style:parent-style-name="Policepardéfaut" style:family="text">
      <style:text-properties fo:font-style="italic" style:font-style-asian="italic" style:font-style-complex="italic"/>
    </style:style>
    <style:style style:name="T1113" style:parent-style-name="Policepardéfaut" style:family="text">
      <style:text-properties fo:font-style="italic" style:font-style-asian="italic" style:font-style-complex="italic"/>
    </style:style>
    <style:style style:name="T1114" style:parent-style-name="Policepardéfaut" style:family="text">
      <style:text-properties fo:font-style="italic" style:font-style-asian="italic" style:font-style-complex="italic"/>
    </style:style>
    <style:style style:name="T1115" style:parent-style-name="Policepardéfaut" style:family="text">
      <style:text-properties fo:font-style="italic" style:font-style-asian="italic" style:font-style-complex="italic"/>
    </style:style>
    <style:style style:name="T1116" style:parent-style-name="Policepardéfaut" style:family="text">
      <style:text-properties fo:font-style="italic" style:font-style-asian="italic" style:font-style-complex="italic"/>
    </style:style>
    <style:style style:name="T1117" style:parent-style-name="Policepardéfaut" style:family="text">
      <style:text-properties fo:font-style="italic" style:font-style-asian="italic" style:font-style-complex="italic"/>
    </style:style>
    <style:style style:name="T1118" style:parent-style-name="Policepardéfaut" style:family="text">
      <style:text-properties fo:font-style="italic" style:font-style-asian="italic" style:font-style-complex="italic"/>
    </style:style>
    <style:style style:name="T1119" style:parent-style-name="Policepardéfaut" style:family="text">
      <style:text-properties fo:font-style="italic" style:font-style-asian="italic" style:font-style-complex="italic"/>
    </style:style>
    <style:style style:name="T1120" style:parent-style-name="Policepardéfaut" style:family="text">
      <style:text-properties fo:font-style="italic" style:font-style-asian="italic" style:font-style-complex="italic"/>
    </style:style>
    <style:style style:name="T1121" style:parent-style-name="Policepardéfaut" style:family="text">
      <style:text-properties fo:font-style="italic" style:font-style-asian="italic" style:font-style-complex="italic"/>
    </style:style>
    <style:style style:name="T1122" style:parent-style-name="Policepardéfaut" style:family="text">
      <style:text-properties fo:font-style="italic" style:font-style-asian="italic" style:font-style-complex="italic"/>
    </style:style>
    <style:style style:name="T1123" style:parent-style-name="Policepardéfaut" style:family="text">
      <style:text-properties fo:font-style="italic" style:font-style-asian="italic" style:font-style-complex="italic"/>
    </style:style>
    <style:style style:name="T1124" style:parent-style-name="Policepardéfaut" style:family="text">
      <style:text-properties fo:font-style="italic" style:font-style-asian="italic" style:font-style-complex="italic"/>
    </style:style>
    <style:style style:name="T1125" style:parent-style-name="Policepardéfaut" style:family="text">
      <style:text-properties fo:font-style="italic" style:font-style-asian="italic" style:font-style-complex="italic"/>
    </style:style>
    <style:style style:name="T1126" style:parent-style-name="Policepardéfaut" style:family="text">
      <style:text-properties fo:font-style="italic" style:font-style-asian="italic" style:font-style-complex="italic"/>
    </style:style>
    <style:style style:name="T1127" style:parent-style-name="Policepardéfaut" style:family="text">
      <style:text-properties fo:font-style="italic" style:font-style-asian="italic" style:font-style-complex="italic"/>
    </style:style>
    <style:style style:name="T1128" style:parent-style-name="Policepardéfaut" style:family="text">
      <style:text-properties fo:font-style="italic" style:font-style-asian="italic" style:font-style-complex="italic"/>
    </style:style>
    <style:style style:name="T1129" style:parent-style-name="Policepardéfaut" style:family="text">
      <style:text-properties fo:font-style="italic" style:font-style-asian="italic" style:font-style-complex="italic"/>
    </style:style>
    <style:style style:name="T1130" style:parent-style-name="Policepardéfaut" style:family="text">
      <style:text-properties fo:font-style="italic" style:font-style-asian="italic" style:font-style-complex="italic"/>
    </style:style>
    <style:style style:name="T1131" style:parent-style-name="Policepardéfaut" style:family="text">
      <style:text-properties fo:font-style="italic" style:font-style-asian="italic" style:font-style-complex="italic"/>
    </style:style>
    <style:style style:name="T1132" style:parent-style-name="Policepardéfaut" style:family="text">
      <style:text-properties fo:font-style="italic" style:font-style-asian="italic" style:font-style-complex="italic"/>
    </style:style>
    <style:style style:name="T1133" style:parent-style-name="Policepardéfaut" style:family="text">
      <style:text-properties fo:font-style="italic" style:font-style-asian="italic" style:font-style-complex="italic"/>
    </style:style>
    <style:style style:name="T1134" style:parent-style-name="Policepardéfaut" style:family="text">
      <style:text-properties fo:font-style="italic" style:font-style-asian="italic" style:font-style-complex="italic"/>
    </style:style>
    <style:style style:name="T1135" style:parent-style-name="Policepardéfaut" style:family="text">
      <style:text-properties fo:font-style="italic" style:font-style-asian="italic" style:font-style-complex="italic"/>
    </style:style>
    <style:style style:name="T1136" style:parent-style-name="Policepardéfaut" style:family="text">
      <style:text-properties fo:font-style="italic" style:font-style-asian="italic" style:font-style-complex="italic"/>
    </style:style>
    <style:style style:name="T1137" style:parent-style-name="Policepardéfaut" style:family="text">
      <style:text-properties fo:font-style="italic" style:font-style-asian="italic" style:font-style-complex="italic"/>
    </style:style>
    <style:style style:name="T1138" style:parent-style-name="Policepardéfaut" style:family="text">
      <style:text-properties fo:font-style="italic" style:font-style-asian="italic" style:font-style-complex="italic"/>
    </style:style>
    <style:style style:name="T1139" style:parent-style-name="Policepardéfaut" style:family="text">
      <style:text-properties fo:font-style="italic" style:font-style-asian="italic" style:font-style-complex="italic"/>
    </style:style>
    <style:style style:name="T1140" style:parent-style-name="Policepardéfaut" style:family="text">
      <style:text-properties fo:font-style="italic" style:font-style-asian="italic" style:font-style-complex="italic"/>
    </style:style>
    <style:style style:name="T1141" style:parent-style-name="Policepardéfaut" style:family="text">
      <style:text-properties fo:font-style="italic" style:font-style-asian="italic" style:font-style-complex="italic"/>
    </style:style>
    <style:style style:name="T1142" style:parent-style-name="Policepardéfaut" style:family="text">
      <style:text-properties fo:font-style="italic" style:font-style-asian="italic" style:font-style-complex="italic"/>
    </style:style>
    <style:style style:name="T1143" style:parent-style-name="Policepardéfaut" style:family="text">
      <style:text-properties fo:font-style="italic" style:font-style-asian="italic" style:font-style-complex="italic"/>
    </style:style>
    <style:style style:name="T1144" style:parent-style-name="Policepardéfaut" style:family="text">
      <style:text-properties fo:font-style="italic" style:font-style-asian="italic" style:font-style-complex="italic"/>
    </style:style>
    <style:style style:name="T1145" style:parent-style-name="Policepardéfaut" style:family="text">
      <style:text-properties fo:font-style="italic" style:font-style-asian="italic" style:font-style-complex="italic"/>
    </style:style>
    <style:style style:name="T1146" style:parent-style-name="Policepardéfaut" style:family="text">
      <style:text-properties fo:font-style="italic" style:font-style-asian="italic" style:font-style-complex="italic"/>
    </style:style>
    <style:style style:name="T1147" style:parent-style-name="Policepardéfaut" style:family="text">
      <style:text-properties fo:font-style="italic" style:font-style-asian="italic" style:font-style-complex="italic"/>
    </style:style>
    <style:style style:name="T1148" style:parent-style-name="Policepardéfaut" style:family="text">
      <style:text-properties fo:font-style="italic" style:font-style-asian="italic" style:font-style-complex="italic"/>
    </style:style>
    <style:style style:name="T1149" style:parent-style-name="Policepardéfaut" style:family="text">
      <style:text-properties fo:font-style="italic" style:font-style-asian="italic" style:font-style-complex="italic"/>
    </style:style>
    <style:style style:name="T1150" style:parent-style-name="Policepardéfaut" style:family="text">
      <style:text-properties fo:font-style="italic" style:font-style-asian="italic" style:font-style-complex="italic"/>
    </style:style>
    <style:style style:name="T1151" style:parent-style-name="Policepardéfaut" style:family="text">
      <style:text-properties fo:font-style="italic" style:font-style-asian="italic" style:font-style-complex="italic"/>
    </style:style>
    <style:style style:name="T1152" style:parent-style-name="Policepardéfaut" style:family="text">
      <style:text-properties fo:font-style="italic" style:font-style-asian="italic" style:font-style-complex="italic"/>
    </style:style>
    <style:style style:name="T1153" style:parent-style-name="Policepardéfaut" style:family="text">
      <style:text-properties fo:font-style="italic" style:font-style-asian="italic" style:font-style-complex="italic"/>
    </style:style>
    <style:style style:name="T1154" style:parent-style-name="Policepardéfaut" style:family="text">
      <style:text-properties fo:font-style="italic" style:font-style-asian="italic" style:font-style-complex="italic"/>
    </style:style>
    <style:style style:name="T1155" style:parent-style-name="Policepardéfaut" style:family="text">
      <style:text-properties fo:font-style="italic" style:font-style-asian="italic" style:font-style-complex="italic"/>
    </style:style>
    <style:style style:name="T1156" style:parent-style-name="Policepardéfaut" style:family="text">
      <style:text-properties fo:font-style="italic" style:font-style-asian="italic" style:font-style-complex="italic"/>
    </style:style>
    <style:style style:name="T1157" style:parent-style-name="Policepardéfaut" style:family="text">
      <style:text-properties fo:font-style="italic" style:font-style-asian="italic" style:font-style-complex="italic"/>
    </style:style>
    <style:style style:name="T1158" style:parent-style-name="Policepardéfaut" style:family="text">
      <style:text-properties fo:font-style="italic" style:font-style-asian="italic" style:font-style-complex="italic"/>
    </style:style>
    <style:style style:name="T1159" style:parent-style-name="Policepardéfaut" style:family="text">
      <style:text-properties fo:font-style="italic" style:font-style-asian="italic" style:font-style-complex="italic"/>
    </style:style>
    <style:style style:name="T1160" style:parent-style-name="Policepardéfaut" style:family="text">
      <style:text-properties fo:font-style="italic" style:font-style-asian="italic" style:font-style-complex="italic"/>
    </style:style>
    <style:style style:name="T1161" style:parent-style-name="Policepardéfaut" style:family="text">
      <style:text-properties fo:font-style="italic" style:font-style-asian="italic" style:font-style-complex="italic"/>
    </style:style>
    <style:style style:name="T1162" style:parent-style-name="Policepardéfaut" style:family="text">
      <style:text-properties fo:font-style="italic" style:font-style-asian="italic" style:font-style-complex="italic"/>
    </style:style>
    <style:style style:name="T1163" style:parent-style-name="Policepardéfaut" style:family="text">
      <style:text-properties fo:font-style="italic" style:font-style-asian="italic" style:font-style-complex="italic"/>
    </style:style>
    <style:style style:name="T1164" style:parent-style-name="Policepardéfaut" style:family="text">
      <style:text-properties fo:font-style="italic" style:font-style-asian="italic" style:font-style-complex="italic"/>
    </style:style>
    <style:style style:name="T1165" style:parent-style-name="Policepardéfaut" style:family="text">
      <style:text-properties fo:font-style="italic" style:font-style-asian="italic" style:font-style-complex="italic"/>
    </style:style>
    <style:style style:name="T1166" style:parent-style-name="Policepardéfaut" style:family="text">
      <style:text-properties fo:font-style="italic" style:font-style-asian="italic" style:font-style-complex="italic"/>
    </style:style>
    <style:style style:name="T1167" style:parent-style-name="Policepardéfaut" style:family="text">
      <style:text-properties fo:font-style="italic" style:font-style-asian="italic" style:font-style-complex="italic"/>
    </style:style>
    <style:style style:name="T1168" style:parent-style-name="Policepardéfaut" style:family="text">
      <style:text-properties fo:font-style="italic" style:font-style-asian="italic" style:font-style-complex="italic"/>
    </style:style>
    <style:style style:name="T1169" style:parent-style-name="Policepardéfaut" style:family="text">
      <style:text-properties fo:font-style="italic" style:font-style-asian="italic" style:font-style-complex="italic"/>
    </style:style>
    <style:style style:name="T1170" style:parent-style-name="Policepardéfaut" style:family="text">
      <style:text-properties fo:font-style="italic" style:font-style-asian="italic" style:font-style-complex="italic"/>
    </style:style>
    <style:style style:name="T1171" style:parent-style-name="Policepardéfaut" style:family="text">
      <style:text-properties fo:font-style="italic" style:font-style-asian="italic" style:font-style-complex="italic"/>
    </style:style>
    <style:style style:name="T1172" style:parent-style-name="Policepardéfaut" style:family="text">
      <style:text-properties fo:font-style="italic" style:font-style-asian="italic" style:font-style-complex="italic"/>
    </style:style>
    <style:style style:name="T1173" style:parent-style-name="Policepardéfaut" style:family="text">
      <style:text-properties fo:font-style="italic" style:font-style-asian="italic" style:font-style-complex="italic"/>
    </style:style>
    <style:style style:name="T1174" style:parent-style-name="Policepardéfaut" style:family="text">
      <style:text-properties fo:font-style="italic" style:font-style-asian="italic" style:font-style-complex="italic"/>
    </style:style>
    <style:style style:name="T1175" style:parent-style-name="Policepardéfaut" style:family="text">
      <style:text-properties fo:font-style="italic" style:font-style-asian="italic" style:font-style-complex="italic"/>
    </style:style>
    <style:style style:name="T1176" style:parent-style-name="Policepardéfaut" style:family="text">
      <style:text-properties fo:font-style="italic" style:font-style-asian="italic" style:font-style-complex="italic"/>
    </style:style>
    <style:style style:name="T1177" style:parent-style-name="Policepardéfaut" style:family="text">
      <style:text-properties fo:font-style="italic" style:font-style-asian="italic" style:font-style-complex="italic"/>
    </style:style>
    <style:style style:name="T1178" style:parent-style-name="Policepardéfaut" style:family="text">
      <style:text-properties fo:font-style="italic" style:font-style-asian="italic" style:font-style-complex="italic"/>
    </style:style>
    <style:style style:name="T1179" style:parent-style-name="Policepardéfaut" style:family="text">
      <style:text-properties fo:font-style="italic" style:font-style-asian="italic" style:font-style-complex="italic"/>
    </style:style>
    <style:style style:name="T1180" style:parent-style-name="Policepardéfaut" style:family="text">
      <style:text-properties fo:font-style="italic" style:font-style-asian="italic" style:font-style-complex="italic"/>
    </style:style>
    <style:style style:name="T1181" style:parent-style-name="Policepardéfaut" style:family="text">
      <style:text-properties fo:font-style="italic" style:font-style-asian="italic" style:font-style-complex="italic"/>
    </style:style>
    <style:style style:name="T1182" style:parent-style-name="Policepardéfaut" style:family="text">
      <style:text-properties fo:font-style="italic" style:font-style-asian="italic" style:font-style-complex="italic"/>
    </style:style>
    <style:style style:name="T1183" style:parent-style-name="Policepardéfaut" style:family="text">
      <style:text-properties fo:font-style="italic" style:font-style-asian="italic" style:font-style-complex="italic"/>
    </style:style>
    <style:style style:name="T1184" style:parent-style-name="Policepardéfaut" style:family="text">
      <style:text-properties fo:font-style="italic" style:font-style-asian="italic" style:font-style-complex="italic"/>
    </style:style>
    <style:style style:name="T1185" style:parent-style-name="Policepardéfaut" style:family="text">
      <style:text-properties fo:font-style="italic" style:font-style-asian="italic" style:font-style-complex="italic"/>
    </style:style>
    <style:style style:name="T1186" style:parent-style-name="Policepardéfaut" style:family="text">
      <style:text-properties fo:font-style="italic" style:font-style-asian="italic" style:font-style-complex="italic"/>
    </style:style>
    <style:style style:name="T1187" style:parent-style-name="Policepardéfaut" style:family="text">
      <style:text-properties fo:font-style="italic" style:font-style-asian="italic" style:font-style-complex="italic"/>
    </style:style>
    <style:style style:name="T1188" style:parent-style-name="Policepardéfaut" style:family="text">
      <style:text-properties fo:font-style="italic" style:font-style-asian="italic" style:font-style-complex="italic"/>
    </style:style>
    <style:style style:name="T1189" style:parent-style-name="Policepardéfaut" style:family="text">
      <style:text-properties fo:font-style="italic" style:font-style-asian="italic" style:font-style-complex="italic"/>
    </style:style>
    <style:style style:name="T1190" style:parent-style-name="Policepardéfaut" style:family="text">
      <style:text-properties fo:font-style="italic" style:font-style-asian="italic" style:font-style-complex="italic"/>
    </style:style>
    <style:style style:name="T1191" style:parent-style-name="Policepardéfaut" style:family="text">
      <style:text-properties fo:font-style="italic" style:font-style-asian="italic" style:font-style-complex="italic"/>
    </style:style>
    <style:style style:name="T1192" style:parent-style-name="Policepardéfaut" style:family="text">
      <style:text-properties fo:font-style="italic" style:font-style-asian="italic" style:font-style-complex="italic"/>
    </style:style>
    <style:style style:name="T1193" style:parent-style-name="Policepardéfaut" style:family="text">
      <style:text-properties fo:font-style="italic" style:font-style-asian="italic" style:font-style-complex="italic"/>
    </style:style>
    <style:style style:name="T1194" style:parent-style-name="Policepardéfaut" style:family="text">
      <style:text-properties fo:font-style="italic" style:font-style-asian="italic" style:font-style-complex="italic"/>
    </style:style>
    <style:style style:name="T1195" style:parent-style-name="Policepardéfaut" style:family="text">
      <style:text-properties fo:font-style="italic" style:font-style-asian="italic" style:font-style-complex="italic"/>
    </style:style>
    <style:style style:name="T1196" style:parent-style-name="Policepardéfaut" style:family="text">
      <style:text-properties fo:font-style="italic" style:font-style-asian="italic" style:font-style-complex="italic"/>
    </style:style>
    <style:style style:name="T1197" style:parent-style-name="Policepardéfaut" style:family="text">
      <style:text-properties fo:font-style="italic" style:font-style-asian="italic" style:font-style-complex="italic"/>
    </style:style>
    <style:style style:name="T1198" style:parent-style-name="Policepardéfaut" style:family="text">
      <style:text-properties fo:font-style="italic" style:font-style-asian="italic" style:font-style-complex="italic"/>
    </style:style>
    <style:style style:name="T1199" style:parent-style-name="Policepardéfaut" style:family="text">
      <style:text-properties fo:font-style="italic" style:font-style-asian="italic" style:font-style-complex="italic"/>
    </style:style>
    <style:style style:name="T1200" style:parent-style-name="Policepardéfaut" style:family="text">
      <style:text-properties fo:font-style="italic" style:font-style-asian="italic" style:font-style-complex="italic"/>
    </style:style>
    <style:style style:name="T1201" style:parent-style-name="Policepardéfaut" style:family="text">
      <style:text-properties fo:font-style="italic" style:font-style-asian="italic" style:font-style-complex="italic"/>
    </style:style>
    <style:style style:name="T1202" style:parent-style-name="Policepardéfaut" style:family="text">
      <style:text-properties fo:font-style="italic" style:font-style-asian="italic" style:font-style-complex="italic"/>
    </style:style>
    <style:style style:name="T1203" style:parent-style-name="Policepardéfaut" style:family="text">
      <style:text-properties fo:font-style="italic" style:font-style-asian="italic" style:font-style-complex="italic"/>
    </style:style>
    <style:style style:name="T1204" style:parent-style-name="Policepardéfaut" style:family="text">
      <style:text-properties fo:font-style="italic" style:font-style-asian="italic" style:font-style-complex="italic"/>
    </style:style>
    <style:style style:name="T1205" style:parent-style-name="Policepardéfaut" style:family="text">
      <style:text-properties fo:font-style="italic" style:font-style-asian="italic" style:font-style-complex="italic"/>
    </style:style>
    <style:style style:name="T1206" style:parent-style-name="Policepardéfaut" style:family="text">
      <style:text-properties fo:font-style="italic" style:font-style-asian="italic" style:font-style-complex="italic"/>
    </style:style>
    <style:style style:name="T1207" style:parent-style-name="Policepardéfaut" style:family="text">
      <style:text-properties fo:font-style="italic" style:font-style-asian="italic" style:font-style-complex="italic"/>
    </style:style>
    <style:style style:name="T1208" style:parent-style-name="Policepardéfaut" style:family="text">
      <style:text-properties fo:font-style="italic" style:font-style-asian="italic" style:font-style-complex="italic"/>
    </style:style>
    <style:style style:name="T1209" style:parent-style-name="Policepardéfaut" style:family="text">
      <style:text-properties fo:font-style="italic" style:font-style-asian="italic" style:font-style-complex="italic"/>
    </style:style>
    <style:style style:name="T1210" style:parent-style-name="Policepardéfaut" style:family="text">
      <style:text-properties fo:font-style="italic" style:font-style-asian="italic" style:font-style-complex="italic"/>
    </style:style>
    <style:style style:name="T1211" style:parent-style-name="Policepardéfaut" style:family="text">
      <style:text-properties fo:font-style="italic" style:font-style-asian="italic" style:font-style-complex="italic"/>
    </style:style>
    <style:style style:name="T1212" style:parent-style-name="Policepardéfaut" style:family="text">
      <style:text-properties fo:font-style="italic" style:font-style-asian="italic" style:font-style-complex="italic"/>
    </style:style>
    <style:style style:name="T1213" style:parent-style-name="Policepardéfaut" style:family="text">
      <style:text-properties fo:font-style="italic" style:font-style-asian="italic" style:font-style-complex="italic"/>
    </style:style>
    <style:style style:name="T1214" style:parent-style-name="Policepardéfaut" style:family="text">
      <style:text-properties fo:font-style="italic" style:font-style-asian="italic" style:font-style-complex="italic"/>
    </style:style>
    <style:style style:name="T1215" style:parent-style-name="Policepardéfaut" style:family="text">
      <style:text-properties fo:font-style="italic" style:font-style-asian="italic" style:font-style-complex="italic"/>
    </style:style>
    <style:style style:name="T1216" style:parent-style-name="Policepardéfaut" style:family="text">
      <style:text-properties fo:font-style="italic" style:font-style-asian="italic" style:font-style-complex="italic"/>
    </style:style>
    <style:style style:name="T1217" style:parent-style-name="Policepardéfaut" style:family="text">
      <style:text-properties fo:font-style="italic" style:font-style-asian="italic" style:font-style-complex="italic"/>
    </style:style>
    <style:style style:name="T1218" style:parent-style-name="Policepardéfaut" style:family="text">
      <style:text-properties fo:font-style="italic" style:font-style-asian="italic" style:font-style-complex="italic"/>
    </style:style>
    <style:style style:name="T1219" style:parent-style-name="Policepardéfaut" style:family="text">
      <style:text-properties fo:font-style="italic" style:font-style-asian="italic" style:font-style-complex="italic"/>
    </style:style>
    <style:style style:name="T1220" style:parent-style-name="Policepardéfaut" style:family="text">
      <style:text-properties fo:font-style="italic" style:font-style-asian="italic" style:font-style-complex="italic"/>
    </style:style>
    <style:style style:name="T1221" style:parent-style-name="Policepardéfaut" style:family="text">
      <style:text-properties fo:font-style="italic" style:font-style-asian="italic" style:font-style-complex="italic"/>
    </style:style>
    <style:style style:name="T1222" style:parent-style-name="Policepardéfaut" style:family="text">
      <style:text-properties fo:font-style="italic" style:font-style-asian="italic" style:font-style-complex="italic"/>
    </style:style>
    <style:style style:name="T1223" style:parent-style-name="Policepardéfaut" style:family="text">
      <style:text-properties fo:font-style="italic" style:font-style-asian="italic" style:font-style-complex="italic"/>
    </style:style>
    <style:style style:name="T1224" style:parent-style-name="Policepardéfaut" style:family="text">
      <style:text-properties fo:font-style="italic" style:font-style-asian="italic" style:font-style-complex="italic"/>
    </style:style>
    <style:style style:name="T1225" style:parent-style-name="Policepardéfaut" style:family="text">
      <style:text-properties fo:font-style="italic" style:font-style-asian="italic" style:font-style-complex="italic"/>
    </style:style>
    <style:style style:name="T1226" style:parent-style-name="Policepardéfaut" style:family="text">
      <style:text-properties fo:font-style="italic" style:font-style-asian="italic" style:font-style-complex="italic"/>
    </style:style>
    <style:style style:name="T1227" style:parent-style-name="Policepardéfaut" style:family="text">
      <style:text-properties fo:font-style="italic" style:font-style-asian="italic" style:font-style-complex="italic"/>
    </style:style>
    <style:style style:name="T1228" style:parent-style-name="Policepardéfaut" style:family="text">
      <style:text-properties fo:font-style="italic" style:font-style-asian="italic" style:font-style-complex="italic"/>
    </style:style>
    <style:style style:name="T1229" style:parent-style-name="Policepardéfaut" style:family="text">
      <style:text-properties fo:font-style="italic" style:font-style-asian="italic" style:font-style-complex="italic"/>
    </style:style>
    <style:style style:name="T1230" style:parent-style-name="Policepardéfaut" style:family="text">
      <style:text-properties fo:font-style="italic" style:font-style-asian="italic" style:font-style-complex="italic"/>
    </style:style>
    <style:style style:name="T1231" style:parent-style-name="Policepardéfaut" style:family="text">
      <style:text-properties fo:font-style="italic" style:font-style-asian="italic" style:font-style-complex="italic"/>
    </style:style>
    <style:style style:name="T1232" style:parent-style-name="Policepardéfaut" style:family="text">
      <style:text-properties fo:font-style="italic" style:font-style-asian="italic" style:font-style-complex="italic"/>
    </style:style>
    <style:style style:name="T1233" style:parent-style-name="Policepardéfaut" style:family="text">
      <style:text-properties fo:font-style="italic" style:font-style-asian="italic" style:font-style-complex="italic"/>
    </style:style>
    <style:style style:name="T1234" style:parent-style-name="Policepardéfaut" style:family="text">
      <style:text-properties fo:font-style="italic" style:font-style-asian="italic" style:font-style-complex="italic"/>
    </style:style>
    <style:style style:name="T1235" style:parent-style-name="Policepardéfaut" style:family="text">
      <style:text-properties fo:font-style="italic" style:font-style-asian="italic" style:font-style-complex="italic"/>
    </style:style>
    <style:style style:name="T1236" style:parent-style-name="Policepardéfaut" style:family="text">
      <style:text-properties fo:font-style="italic" style:font-style-asian="italic" style:font-style-complex="italic"/>
    </style:style>
    <style:style style:name="T1237" style:parent-style-name="Policepardéfaut" style:family="text">
      <style:text-properties fo:font-style="italic" style:font-style-asian="italic" style:font-style-complex="italic"/>
    </style:style>
    <style:style style:name="T1238" style:parent-style-name="Policepardéfaut" style:family="text">
      <style:text-properties fo:font-style="italic" style:font-style-asian="italic" style:font-style-complex="italic"/>
    </style:style>
    <style:style style:name="T1239" style:parent-style-name="Policepardéfaut" style:family="text">
      <style:text-properties fo:font-style="italic" style:font-style-asian="italic" style:font-style-complex="italic"/>
    </style:style>
    <style:style style:name="T1240" style:parent-style-name="Policepardéfaut" style:family="text">
      <style:text-properties fo:font-style="italic" style:font-style-asian="italic" style:font-style-complex="italic"/>
    </style:style>
    <style:style style:name="T1241" style:parent-style-name="Policepardéfaut" style:family="text">
      <style:text-properties fo:font-style="italic" style:font-style-asian="italic" style:font-style-complex="italic"/>
    </style:style>
    <style:style style:name="T1242" style:parent-style-name="Policepardéfaut" style:family="text">
      <style:text-properties fo:font-style="italic" style:font-style-asian="italic" style:font-style-complex="italic"/>
    </style:style>
    <style:style style:name="T1243" style:parent-style-name="Policepardéfaut" style:family="text">
      <style:text-properties fo:font-style="italic" style:font-style-asian="italic" style:font-style-complex="italic"/>
    </style:style>
    <style:style style:name="T1244" style:parent-style-name="Policepardéfaut" style:family="text">
      <style:text-properties fo:font-style="italic" style:font-style-asian="italic" style:font-style-complex="italic"/>
    </style:style>
    <style:style style:name="T1245" style:parent-style-name="Policepardéfaut" style:family="text">
      <style:text-properties fo:font-style="italic" style:font-style-asian="italic" style:font-style-complex="italic"/>
    </style:style>
    <style:style style:name="T1246" style:parent-style-name="Policepardéfaut" style:family="text">
      <style:text-properties fo:font-style="italic" style:font-style-asian="italic" style:font-style-complex="italic"/>
    </style:style>
    <style:style style:name="T1247" style:parent-style-name="Policepardéfaut" style:family="text">
      <style:text-properties fo:font-style="italic" style:font-style-asian="italic" style:font-style-complex="italic"/>
    </style:style>
    <style:style style:name="T1248" style:parent-style-name="Policepardéfaut" style:family="text">
      <style:text-properties fo:font-style="italic" style:font-style-asian="italic" style:font-style-complex="italic"/>
    </style:style>
    <style:style style:name="T1249" style:parent-style-name="Policepardéfaut" style:family="text">
      <style:text-properties fo:font-style="italic" style:font-style-asian="italic" style:font-style-complex="italic"/>
    </style:style>
    <style:style style:name="T1250" style:parent-style-name="Policepardéfaut" style:family="text">
      <style:text-properties fo:font-style="italic" style:font-style-asian="italic" style:font-style-complex="italic"/>
    </style:style>
    <style:style style:name="T1251" style:parent-style-name="Policepardéfaut" style:family="text">
      <style:text-properties fo:font-style="italic" style:font-style-asian="italic" style:font-style-complex="italic"/>
    </style:style>
    <style:style style:name="T1252" style:parent-style-name="Policepardéfaut" style:family="text">
      <style:text-properties fo:font-style="italic" style:font-style-asian="italic" style:font-style-complex="italic"/>
    </style:style>
    <style:style style:name="T1253" style:parent-style-name="Policepardéfaut" style:family="text">
      <style:text-properties fo:font-style="italic" style:font-style-asian="italic" style:font-style-complex="italic"/>
    </style:style>
    <style:style style:name="T1254" style:parent-style-name="Policepardéfaut" style:family="text">
      <style:text-properties fo:font-style="italic" style:font-style-asian="italic" style:font-style-complex="italic"/>
    </style:style>
    <style:style style:name="T1255" style:parent-style-name="Policepardéfaut" style:family="text">
      <style:text-properties fo:font-style="italic" style:font-style-asian="italic" style:font-style-complex="italic"/>
    </style:style>
    <style:style style:name="T1256" style:parent-style-name="Policepardéfaut" style:family="text">
      <style:text-properties fo:font-style="italic" style:font-style-asian="italic" style:font-style-complex="italic"/>
    </style:style>
    <style:style style:name="T1257" style:parent-style-name="Policepardéfaut" style:family="text">
      <style:text-properties fo:font-style="italic" style:font-style-asian="italic" style:font-style-complex="italic"/>
    </style:style>
    <style:style style:name="T1258" style:parent-style-name="Policepardéfaut" style:family="text">
      <style:text-properties fo:font-style="italic" style:font-style-asian="italic" style:font-style-complex="italic"/>
    </style:style>
    <style:style style:name="T1259" style:parent-style-name="Policepardéfaut" style:family="text">
      <style:text-properties fo:font-style="italic" style:font-style-asian="italic" style:font-style-complex="italic"/>
    </style:style>
    <style:style style:name="T1260" style:parent-style-name="Policepardéfaut" style:family="text">
      <style:text-properties fo:font-style="italic" style:font-style-asian="italic" style:font-style-complex="italic"/>
    </style:style>
    <style:style style:name="T1261" style:parent-style-name="Policepardéfaut" style:family="text">
      <style:text-properties fo:font-style="italic" style:font-style-asian="italic" style:font-style-complex="italic"/>
    </style:style>
    <style:style style:name="T1262" style:parent-style-name="Policepardéfaut" style:family="text">
      <style:text-properties fo:font-style="italic" style:font-style-asian="italic" style:font-style-complex="italic"/>
    </style:style>
    <style:style style:name="T1263" style:parent-style-name="Policepardéfaut" style:family="text">
      <style:text-properties fo:font-style="italic" style:font-style-asian="italic" style:font-style-complex="italic"/>
    </style:style>
    <style:style style:name="T1264" style:parent-style-name="Policepardéfaut" style:family="text">
      <style:text-properties fo:font-style="italic" style:font-style-asian="italic" style:font-style-complex="italic"/>
    </style:style>
    <style:style style:name="T1265" style:parent-style-name="Policepardéfaut" style:family="text">
      <style:text-properties fo:font-style="italic" style:font-style-asian="italic" style:font-style-complex="italic"/>
    </style:style>
    <style:style style:name="T1266" style:parent-style-name="Policepardéfaut" style:family="text">
      <style:text-properties fo:font-style="italic" style:font-style-asian="italic" style:font-style-complex="italic"/>
    </style:style>
    <style:style style:name="T1267" style:parent-style-name="Policepardéfaut" style:family="text">
      <style:text-properties fo:font-style="italic" style:font-style-asian="italic" style:font-style-complex="italic"/>
    </style:style>
    <style:style style:name="T1268" style:parent-style-name="Policepardéfaut" style:family="text">
      <style:text-properties fo:font-style="italic" style:font-style-asian="italic" style:font-style-complex="italic"/>
    </style:style>
    <style:style style:name="T1269" style:parent-style-name="Policepardéfaut" style:family="text">
      <style:text-properties fo:font-style="italic" style:font-style-asian="italic" style:font-style-complex="italic"/>
    </style:style>
    <style:style style:name="T1270" style:parent-style-name="Policepardéfaut" style:family="text">
      <style:text-properties fo:font-style="italic" style:font-style-asian="italic" style:font-style-complex="italic"/>
    </style:style>
    <style:style style:name="T1271" style:parent-style-name="Policepardéfaut" style:family="text">
      <style:text-properties fo:font-style="italic" style:font-style-asian="italic" style:font-style-complex="italic"/>
    </style:style>
    <style:style style:name="T1272" style:parent-style-name="Policepardéfaut" style:family="text">
      <style:text-properties fo:font-style="italic" style:font-style-asian="italic" style:font-style-complex="italic"/>
    </style:style>
    <style:style style:name="T1273" style:parent-style-name="Policepardéfaut" style:family="text">
      <style:text-properties fo:font-style="italic" style:font-style-asian="italic" style:font-style-complex="italic"/>
    </style:style>
    <style:style style:name="T1274" style:parent-style-name="Policepardéfaut" style:family="text">
      <style:text-properties fo:font-style="italic" style:font-style-asian="italic" style:font-style-complex="italic"/>
    </style:style>
    <style:style style:name="T1275" style:parent-style-name="Policepardéfaut" style:family="text">
      <style:text-properties fo:font-style="italic" style:font-style-asian="italic" style:font-style-complex="italic"/>
    </style:style>
    <style:style style:name="T1276" style:parent-style-name="Policepardéfaut" style:family="text">
      <style:text-properties fo:font-style="italic" style:font-style-asian="italic" style:font-style-complex="italic"/>
    </style:style>
    <style:style style:name="T1277" style:parent-style-name="Policepardéfaut" style:family="text">
      <style:text-properties fo:font-style="italic" style:font-style-asian="italic" style:font-style-complex="italic"/>
    </style:style>
    <style:style style:name="T1278" style:parent-style-name="Policepardéfaut" style:family="text">
      <style:text-properties fo:font-style="italic" style:font-style-asian="italic" style:font-style-complex="italic"/>
    </style:style>
    <style:style style:name="T1279" style:parent-style-name="Policepardéfaut" style:family="text">
      <style:text-properties fo:font-style="italic" style:font-style-asian="italic" style:font-style-complex="italic"/>
    </style:style>
    <style:style style:name="T1280" style:parent-style-name="Policepardéfaut" style:family="text">
      <style:text-properties fo:font-style="italic" style:font-style-asian="italic" style:font-style-complex="italic"/>
    </style:style>
    <style:style style:name="T1281" style:parent-style-name="Policepardéfaut" style:family="text">
      <style:text-properties fo:font-style="italic" style:font-style-asian="italic" style:font-style-complex="italic"/>
    </style:style>
    <style:style style:name="T1282" style:parent-style-name="Policepardéfaut" style:family="text">
      <style:text-properties fo:font-style="italic" style:font-style-asian="italic" style:font-style-complex="italic"/>
    </style:style>
    <style:style style:name="T1283" style:parent-style-name="Policepardéfaut" style:family="text">
      <style:text-properties fo:font-style="italic" style:font-style-asian="italic" style:font-style-complex="italic"/>
    </style:style>
    <style:style style:name="T1284" style:parent-style-name="Policepardéfaut" style:family="text">
      <style:text-properties fo:font-style="italic" style:font-style-asian="italic" style:font-style-complex="italic"/>
    </style:style>
    <style:style style:name="T1285" style:parent-style-name="Policepardéfaut" style:family="text">
      <style:text-properties fo:font-style="italic" style:font-style-asian="italic" style:font-style-complex="italic"/>
    </style:style>
    <style:style style:name="T1286" style:parent-style-name="Policepardéfaut" style:family="text">
      <style:text-properties fo:font-style="italic" style:font-style-asian="italic" style:font-style-complex="italic"/>
    </style:style>
    <style:style style:name="T1287" style:parent-style-name="Policepardéfaut" style:family="text">
      <style:text-properties fo:font-style="italic" style:font-style-asian="italic" style:font-style-complex="italic"/>
    </style:style>
    <style:style style:name="T1288" style:parent-style-name="Policepardéfaut" style:family="text">
      <style:text-properties fo:font-style="italic" style:font-style-asian="italic" style:font-style-complex="italic"/>
    </style:style>
    <style:style style:name="T1289" style:parent-style-name="Policepardéfaut" style:family="text">
      <style:text-properties fo:font-style="italic" style:font-style-asian="italic" style:font-style-complex="italic"/>
    </style:style>
    <style:style style:name="T1290" style:parent-style-name="Policepardéfaut" style:family="text">
      <style:text-properties fo:font-style="italic" style:font-style-asian="italic" style:font-style-complex="italic"/>
    </style:style>
    <style:style style:name="T1291" style:parent-style-name="Policepardéfaut" style:family="text">
      <style:text-properties fo:font-style="italic" style:font-style-asian="italic" style:font-style-complex="italic"/>
    </style:style>
    <style:style style:name="T1292" style:parent-style-name="Policepardéfaut" style:family="text">
      <style:text-properties fo:font-style="italic" style:font-style-asian="italic" style:font-style-complex="italic"/>
    </style:style>
    <style:style style:name="T1293" style:parent-style-name="Policepardéfaut" style:family="text">
      <style:text-properties fo:font-style="italic" style:font-style-asian="italic" style:font-style-complex="italic"/>
    </style:style>
    <style:style style:name="T1294" style:parent-style-name="Policepardéfaut" style:family="text">
      <style:text-properties fo:font-style="italic" style:font-style-asian="italic" style:font-style-complex="italic"/>
    </style:style>
    <style:style style:name="T1295" style:parent-style-name="Policepardéfaut" style:family="text">
      <style:text-properties fo:font-style="italic" style:font-style-asian="italic" style:font-style-complex="italic"/>
    </style:style>
    <style:style style:name="T1296" style:parent-style-name="Policepardéfaut" style:family="text">
      <style:text-properties fo:font-style="italic" style:font-style-asian="italic" style:font-style-complex="italic"/>
    </style:style>
    <style:style style:name="T1297" style:parent-style-name="Policepardéfaut" style:family="text">
      <style:text-properties fo:font-style="italic" style:font-style-asian="italic" style:font-style-complex="italic"/>
    </style:style>
    <style:style style:name="T1298" style:parent-style-name="Policepardéfaut" style:family="text">
      <style:text-properties fo:font-style="italic" style:font-style-asian="italic" style:font-style-complex="italic"/>
    </style:style>
    <style:style style:name="T1299" style:parent-style-name="Policepardéfaut" style:family="text">
      <style:text-properties fo:font-style="italic" style:font-style-asian="italic" style:font-style-complex="italic"/>
    </style:style>
    <style:style style:name="T1300" style:parent-style-name="Policepardéfaut" style:family="text">
      <style:text-properties fo:font-style="italic" style:font-style-asian="italic" style:font-style-complex="italic"/>
    </style:style>
    <style:style style:name="T1301" style:parent-style-name="Policepardéfaut" style:family="text">
      <style:text-properties fo:font-style="italic" style:font-style-asian="italic" style:font-style-complex="italic"/>
    </style:style>
    <style:style style:name="T1302" style:parent-style-name="Policepardéfaut" style:family="text">
      <style:text-properties fo:font-style="italic" style:font-style-asian="italic" style:font-style-complex="italic"/>
    </style:style>
    <style:style style:name="T1303" style:parent-style-name="Policepardéfaut" style:family="text">
      <style:text-properties fo:font-style="italic" style:font-style-asian="italic" style:font-style-complex="italic"/>
    </style:style>
    <style:style style:name="T1304" style:parent-style-name="Policepardéfaut" style:family="text">
      <style:text-properties fo:font-style="italic" style:font-style-asian="italic" style:font-style-complex="italic"/>
    </style:style>
    <style:style style:name="T1305" style:parent-style-name="Policepardéfaut" style:family="text">
      <style:text-properties fo:font-style="italic" style:font-style-asian="italic" style:font-style-complex="italic"/>
    </style:style>
    <style:style style:name="T1306" style:parent-style-name="Policepardéfaut" style:family="text">
      <style:text-properties fo:font-style="italic" style:font-style-asian="italic" style:font-style-complex="italic"/>
    </style:style>
    <style:style style:name="T1307" style:parent-style-name="Policepardéfaut" style:family="text">
      <style:text-properties fo:font-style="italic" style:font-style-asian="italic" style:font-style-complex="italic"/>
    </style:style>
    <style:style style:name="T1308" style:parent-style-name="Policepardéfaut" style:family="text">
      <style:text-properties fo:font-style="italic" style:font-style-asian="italic" style:font-style-complex="italic"/>
    </style:style>
    <style:style style:name="T1309" style:parent-style-name="Policepardéfaut" style:family="text">
      <style:text-properties fo:font-style="italic" style:font-style-asian="italic" style:font-style-complex="italic"/>
    </style:style>
    <style:style style:name="T1310" style:parent-style-name="Policepardéfaut" style:family="text">
      <style:text-properties fo:font-style="italic" style:font-style-asian="italic" style:font-style-complex="italic"/>
    </style:style>
    <style:style style:name="T1311" style:parent-style-name="Policepardéfaut" style:family="text">
      <style:text-properties fo:font-style="italic" style:font-style-asian="italic" style:font-style-complex="italic"/>
    </style:style>
    <style:style style:name="T1312" style:parent-style-name="Policepardéfaut" style:family="text">
      <style:text-properties fo:font-style="italic" style:font-style-asian="italic" style:font-style-complex="italic"/>
    </style:style>
    <style:style style:name="T1313" style:parent-style-name="Policepardéfaut" style:family="text">
      <style:text-properties fo:font-style="italic" style:font-style-asian="italic" style:font-style-complex="italic"/>
    </style:style>
    <style:style style:name="T1314" style:parent-style-name="Policepardéfaut" style:family="text">
      <style:text-properties fo:font-style="italic" style:font-style-asian="italic" style:font-style-complex="italic"/>
    </style:style>
    <style:style style:name="T1315" style:parent-style-name="Policepardéfaut" style:family="text">
      <style:text-properties fo:font-style="italic" style:font-style-asian="italic" style:font-style-complex="italic"/>
    </style:style>
    <style:style style:name="T1316" style:parent-style-name="Policepardéfaut" style:family="text">
      <style:text-properties fo:font-style="italic" style:font-style-asian="italic" style:font-style-complex="italic"/>
    </style:style>
    <style:style style:name="T1317" style:parent-style-name="Policepardéfaut" style:family="text">
      <style:text-properties fo:font-style="italic" style:font-style-asian="italic" style:font-style-complex="italic"/>
    </style:style>
    <style:style style:name="T1318" style:parent-style-name="Policepardéfaut" style:family="text">
      <style:text-properties fo:font-style="italic" style:font-style-asian="italic" style:font-style-complex="italic"/>
    </style:style>
    <style:style style:name="T1319" style:parent-style-name="Policepardéfaut" style:family="text">
      <style:text-properties fo:font-style="italic" style:font-style-asian="italic" style:font-style-complex="italic"/>
    </style:style>
    <style:style style:name="T1320" style:parent-style-name="Policepardéfaut" style:family="text">
      <style:text-properties fo:font-style="italic" style:font-style-asian="italic" style:font-style-complex="italic"/>
    </style:style>
    <style:style style:name="T1321" style:parent-style-name="Policepardéfaut" style:family="text">
      <style:text-properties fo:font-style="italic" style:font-style-asian="italic" style:font-style-complex="italic"/>
    </style:style>
    <style:style style:name="T1322" style:parent-style-name="Policepardéfaut" style:family="text">
      <style:text-properties fo:font-style="italic" style:font-style-asian="italic" style:font-style-complex="italic"/>
    </style:style>
    <style:style style:name="T1323" style:parent-style-name="Policepardéfaut" style:family="text">
      <style:text-properties fo:font-style="italic" style:font-style-asian="italic" style:font-style-complex="italic"/>
    </style:style>
    <style:style style:name="T1324" style:parent-style-name="Policepardéfaut" style:family="text">
      <style:text-properties fo:font-style="italic" style:font-style-asian="italic" style:font-style-complex="italic"/>
    </style:style>
    <style:style style:name="T1325" style:parent-style-name="Policepardéfaut" style:family="text">
      <style:text-properties fo:font-style="italic" style:font-style-asian="italic" style:font-style-complex="italic"/>
    </style:style>
    <style:style style:name="T1326" style:parent-style-name="Policepardéfaut" style:family="text">
      <style:text-properties fo:font-style="italic" style:font-style-asian="italic" style:font-style-complex="italic"/>
    </style:style>
    <style:style style:name="T1327" style:parent-style-name="Policepardéfaut" style:family="text">
      <style:text-properties fo:font-style="italic" style:font-style-asian="italic" style:font-style-complex="italic"/>
    </style:style>
    <style:style style:name="T1328" style:parent-style-name="Policepardéfaut" style:family="text">
      <style:text-properties fo:font-style="italic" style:font-style-asian="italic" style:font-style-complex="italic"/>
    </style:style>
    <style:style style:name="T1329" style:parent-style-name="Policepardéfaut" style:family="text">
      <style:text-properties fo:font-style="italic" style:font-style-asian="italic" style:font-style-complex="italic"/>
    </style:style>
    <style:style style:name="T1330" style:parent-style-name="Policepardéfaut" style:family="text">
      <style:text-properties fo:font-style="italic" style:font-style-asian="italic" style:font-style-complex="italic"/>
    </style:style>
    <style:style style:name="T1331" style:parent-style-name="Policepardéfaut" style:family="text">
      <style:text-properties fo:font-style="italic" style:font-style-asian="italic" style:font-style-complex="italic"/>
    </style:style>
    <style:style style:name="T1332" style:parent-style-name="Policepardéfaut" style:family="text">
      <style:text-properties fo:font-style="italic" style:font-style-asian="italic" style:font-style-complex="italic"/>
    </style:style>
    <style:style style:name="T1333" style:parent-style-name="Policepardéfaut" style:family="text">
      <style:text-properties fo:font-style="italic" style:font-style-asian="italic" style:font-style-complex="italic"/>
    </style:style>
    <style:style style:name="T1334" style:parent-style-name="Policepardéfaut" style:family="text">
      <style:text-properties fo:font-style="italic" style:font-style-asian="italic" style:font-style-complex="italic"/>
    </style:style>
    <style:style style:name="T1335" style:parent-style-name="Policepardéfaut" style:family="text">
      <style:text-properties fo:font-style="italic" style:font-style-asian="italic" style:font-style-complex="italic"/>
    </style:style>
    <style:style style:name="T1336" style:parent-style-name="Policepardéfaut" style:family="text">
      <style:text-properties fo:font-style="italic" style:font-style-asian="italic" style:font-style-complex="italic"/>
    </style:style>
    <style:style style:name="T1337" style:parent-style-name="Policepardéfaut" style:family="text">
      <style:text-properties fo:font-style="italic" style:font-style-asian="italic" style:font-style-complex="italic"/>
    </style:style>
    <style:style style:name="T1338" style:parent-style-name="Policepardéfaut" style:family="text">
      <style:text-properties fo:font-style="italic" style:font-style-asian="italic" style:font-style-complex="italic"/>
    </style:style>
    <style:style style:name="T1339" style:parent-style-name="Policepardéfaut" style:family="text">
      <style:text-properties fo:font-style="italic" style:font-style-asian="italic" style:font-style-complex="italic"/>
    </style:style>
    <style:style style:name="T1340" style:parent-style-name="Policepardéfaut" style:family="text">
      <style:text-properties fo:font-style="italic" style:font-style-asian="italic" style:font-style-complex="italic"/>
    </style:style>
    <style:style style:name="T1341" style:parent-style-name="Policepardéfaut" style:family="text">
      <style:text-properties fo:font-style="italic" style:font-style-asian="italic" style:font-style-complex="italic"/>
    </style:style>
    <style:style style:name="T1342" style:parent-style-name="Policepardéfaut" style:family="text">
      <style:text-properties fo:font-style="italic" style:font-style-asian="italic" style:font-style-complex="italic"/>
    </style:style>
    <style:style style:name="T1343" style:parent-style-name="Policepardéfaut" style:family="text">
      <style:text-properties fo:font-style="italic" style:font-style-asian="italic" style:font-style-complex="italic"/>
    </style:style>
    <style:style style:name="T1344" style:parent-style-name="Policepardéfaut" style:family="text">
      <style:text-properties fo:font-style="italic" style:font-style-asian="italic" style:font-style-complex="italic"/>
    </style:style>
    <style:style style:name="T1345" style:parent-style-name="Policepardéfaut" style:family="text">
      <style:text-properties fo:font-style="italic" style:font-style-asian="italic" style:font-style-complex="italic"/>
    </style:style>
    <style:style style:name="T1346" style:parent-style-name="Policepardéfaut" style:family="text">
      <style:text-properties fo:font-style="italic" style:font-style-asian="italic" style:font-style-complex="italic"/>
    </style:style>
    <style:style style:name="T1347" style:parent-style-name="Policepardéfaut" style:family="text">
      <style:text-properties fo:font-style="italic" style:font-style-asian="italic" style:font-style-complex="italic"/>
    </style:style>
    <style:style style:name="T1348" style:parent-style-name="Policepardéfaut" style:family="text">
      <style:text-properties fo:font-style="italic" style:font-style-asian="italic" style:font-style-complex="italic"/>
    </style:style>
    <style:style style:name="T1349" style:parent-style-name="Policepardéfaut" style:family="text">
      <style:text-properties fo:font-style="italic" style:font-style-asian="italic" style:font-style-complex="italic"/>
    </style:style>
    <style:style style:name="T1350" style:parent-style-name="Policepardéfaut" style:family="text">
      <style:text-properties fo:font-style="italic" style:font-style-asian="italic" style:font-style-complex="italic"/>
    </style:style>
    <style:style style:name="T1351" style:parent-style-name="Policepardéfaut" style:family="text">
      <style:text-properties fo:font-style="italic" style:font-style-asian="italic" style:font-style-complex="italic"/>
    </style:style>
    <style:style style:name="T1352" style:parent-style-name="Policepardéfaut" style:family="text">
      <style:text-properties fo:font-style="italic" style:font-style-asian="italic" style:font-style-complex="italic"/>
    </style:style>
    <style:style style:name="T1353" style:parent-style-name="Policepardéfaut" style:family="text">
      <style:text-properties fo:font-style="italic" style:font-style-asian="italic" style:font-style-complex="italic"/>
    </style:style>
    <style:style style:name="T1354" style:parent-style-name="Policepardéfaut" style:family="text">
      <style:text-properties fo:font-style="italic" style:font-style-asian="italic" style:font-style-complex="italic"/>
    </style:style>
    <style:style style:name="T1355" style:parent-style-name="Policepardéfaut" style:family="text">
      <style:text-properties fo:font-style="italic" style:font-style-asian="italic" style:font-style-complex="italic"/>
    </style:style>
    <style:style style:name="T1356" style:parent-style-name="Policepardéfaut" style:family="text">
      <style:text-properties fo:font-style="italic" style:font-style-asian="italic" style:font-style-complex="italic"/>
    </style:style>
    <style:style style:name="T1357" style:parent-style-name="Policepardéfaut" style:family="text">
      <style:text-properties fo:font-style="italic" style:font-style-asian="italic" style:font-style-complex="italic"/>
    </style:style>
    <style:style style:name="T1358" style:parent-style-name="Policepardéfaut" style:family="text">
      <style:text-properties fo:font-style="italic" style:font-style-asian="italic" style:font-style-complex="italic"/>
    </style:style>
    <style:style style:name="T1359" style:parent-style-name="Policepardéfaut" style:family="text">
      <style:text-properties fo:font-style="italic" style:font-style-asian="italic" style:font-style-complex="italic"/>
    </style:style>
    <style:style style:name="T1360" style:parent-style-name="Policepardéfaut" style:family="text">
      <style:text-properties fo:font-style="italic" style:font-style-asian="italic" style:font-style-complex="italic"/>
    </style:style>
    <style:style style:name="T1361" style:parent-style-name="Policepardéfaut" style:family="text">
      <style:text-properties fo:font-style="italic" style:font-style-asian="italic" style:font-style-complex="italic"/>
    </style:style>
    <style:style style:name="T1362" style:parent-style-name="Policepardéfaut" style:family="text">
      <style:text-properties fo:font-style="italic" style:font-style-asian="italic" style:font-style-complex="italic"/>
    </style:style>
    <style:style style:name="T1363" style:parent-style-name="Policepardéfaut" style:family="text">
      <style:text-properties fo:font-style="italic" style:font-style-asian="italic" style:font-style-complex="italic"/>
    </style:style>
    <style:style style:name="T1364" style:parent-style-name="Policepardéfaut" style:family="text">
      <style:text-properties fo:font-style="italic" style:font-style-asian="italic" style:font-style-complex="italic"/>
    </style:style>
    <style:style style:name="T1365" style:parent-style-name="Policepardéfaut" style:family="text">
      <style:text-properties fo:font-style="italic" style:font-style-asian="italic" style:font-style-complex="italic"/>
    </style:style>
    <style:style style:name="T1366" style:parent-style-name="Policepardéfaut" style:family="text">
      <style:text-properties fo:font-style="italic" style:font-style-asian="italic" style:font-style-complex="italic"/>
    </style:style>
    <style:style style:name="T1367" style:parent-style-name="Policepardéfaut" style:family="text">
      <style:text-properties fo:font-style="italic" style:font-style-asian="italic" style:font-style-complex="italic"/>
    </style:style>
    <style:style style:name="T1368" style:parent-style-name="Policepardéfaut" style:family="text">
      <style:text-properties fo:font-style="italic" style:font-style-asian="italic" style:font-style-complex="italic"/>
    </style:style>
    <style:style style:name="T1369" style:parent-style-name="Policepardéfaut" style:family="text">
      <style:text-properties fo:font-style="italic" style:font-style-asian="italic" style:font-style-complex="italic"/>
    </style:style>
    <style:style style:name="T1370" style:parent-style-name="Policepardéfaut" style:family="text">
      <style:text-properties fo:font-style="italic" style:font-style-asian="italic" style:font-style-complex="italic"/>
    </style:style>
    <style:style style:name="T1371" style:parent-style-name="Policepardéfaut" style:family="text">
      <style:text-properties fo:font-style="italic" style:font-style-asian="italic" style:font-style-complex="italic"/>
    </style:style>
    <style:style style:name="T1372" style:parent-style-name="Policepardéfaut" style:family="text">
      <style:text-properties fo:font-style="italic" style:font-style-asian="italic" style:font-style-complex="italic"/>
    </style:style>
    <style:style style:name="T1373" style:parent-style-name="Policepardéfaut" style:family="text">
      <style:text-properties fo:font-style="italic" style:font-style-asian="italic" style:font-style-complex="italic"/>
    </style:style>
    <style:style style:name="T1374" style:parent-style-name="Policepardéfaut" style:family="text">
      <style:text-properties fo:font-style="italic" style:font-style-asian="italic" style:font-style-complex="italic"/>
    </style:style>
    <style:style style:name="T1375" style:parent-style-name="Policepardéfaut" style:family="text">
      <style:text-properties fo:font-style="italic" style:font-style-asian="italic" style:font-style-complex="italic"/>
    </style:style>
    <style:style style:name="T1376" style:parent-style-name="Policepardéfaut" style:family="text">
      <style:text-properties fo:font-style="italic" style:font-style-asian="italic" style:font-style-complex="italic"/>
    </style:style>
    <style:style style:name="T1377" style:parent-style-name="Policepardéfaut" style:family="text">
      <style:text-properties fo:font-style="italic" style:font-style-asian="italic" style:font-style-complex="italic"/>
    </style:style>
    <style:style style:name="T1378" style:parent-style-name="Policepardéfaut" style:family="text">
      <style:text-properties fo:font-style="italic" style:font-style-asian="italic" style:font-style-complex="italic"/>
    </style:style>
    <style:style style:name="T1379" style:parent-style-name="Policepardéfaut" style:family="text">
      <style:text-properties fo:font-style="italic" style:font-style-asian="italic" style:font-style-complex="italic"/>
    </style:style>
    <style:style style:name="T1380" style:parent-style-name="Policepardéfaut" style:family="text">
      <style:text-properties fo:font-style="italic" style:font-style-asian="italic" style:font-style-complex="italic"/>
    </style:style>
    <style:style style:name="T1381" style:parent-style-name="Policepardéfaut" style:family="text">
      <style:text-properties fo:font-style="italic" style:font-style-asian="italic" style:font-style-complex="italic"/>
    </style:style>
    <style:style style:name="T1382" style:parent-style-name="Policepardéfaut" style:family="text">
      <style:text-properties fo:font-style="italic" style:font-style-asian="italic" style:font-style-complex="italic"/>
    </style:style>
    <style:style style:name="T1383" style:parent-style-name="Policepardéfaut" style:family="text">
      <style:text-properties fo:font-style="italic" style:font-style-asian="italic" style:font-style-complex="italic"/>
    </style:style>
    <style:style style:name="T1384" style:parent-style-name="Policepardéfaut" style:family="text">
      <style:text-properties fo:font-style="italic" style:font-style-asian="italic" style:font-style-complex="italic"/>
    </style:style>
    <style:style style:name="T1385" style:parent-style-name="Policepardéfaut" style:family="text">
      <style:text-properties fo:font-style="italic" style:font-style-asian="italic" style:font-style-complex="italic"/>
    </style:style>
    <style:style style:name="T1386" style:parent-style-name="Policepardéfaut" style:family="text">
      <style:text-properties fo:font-style="italic" style:font-style-asian="italic" style:font-style-complex="italic"/>
    </style:style>
    <style:style style:name="T1387" style:parent-style-name="Policepardéfaut" style:family="text">
      <style:text-properties fo:font-style="italic" style:font-style-asian="italic" style:font-style-complex="italic"/>
    </style:style>
    <style:style style:name="T1388" style:parent-style-name="Policepardéfaut" style:family="text">
      <style:text-properties fo:font-style="italic" style:font-style-asian="italic" style:font-style-complex="italic"/>
    </style:style>
    <style:style style:name="T1389" style:parent-style-name="Policepardéfaut" style:family="text">
      <style:text-properties fo:font-style="italic" style:font-style-asian="italic" style:font-style-complex="italic"/>
    </style:style>
    <style:style style:name="T1390" style:parent-style-name="Policepardéfaut" style:family="text">
      <style:text-properties fo:font-style="italic" style:font-style-asian="italic" style:font-style-complex="italic"/>
    </style:style>
    <style:style style:name="T1391" style:parent-style-name="Policepardéfaut" style:family="text">
      <style:text-properties fo:font-style="italic" style:font-style-asian="italic" style:font-style-complex="italic"/>
    </style:style>
    <style:style style:name="T1392" style:parent-style-name="Policepardéfaut" style:family="text">
      <style:text-properties fo:font-style="italic" style:font-style-asian="italic" style:font-style-complex="italic"/>
    </style:style>
    <style:style style:name="T1393" style:parent-style-name="Policepardéfaut" style:family="text">
      <style:text-properties fo:font-style="italic" style:font-style-asian="italic" style:font-style-complex="italic"/>
    </style:style>
    <style:style style:name="T1394" style:parent-style-name="Policepardéfaut" style:family="text">
      <style:text-properties fo:font-style="italic" style:font-style-asian="italic" style:font-style-complex="italic"/>
    </style:style>
    <style:style style:name="T1395" style:parent-style-name="Policepardéfaut" style:family="text">
      <style:text-properties fo:font-style="italic" style:font-style-asian="italic" style:font-style-complex="italic"/>
    </style:style>
    <style:style style:name="T1396" style:parent-style-name="Policepardéfaut" style:family="text">
      <style:text-properties fo:font-style="italic" style:font-style-asian="italic" style:font-style-complex="italic"/>
    </style:style>
    <style:style style:name="T1397" style:parent-style-name="Policepardéfaut" style:family="text">
      <style:text-properties fo:font-style="italic" style:font-style-asian="italic" style:font-style-complex="italic"/>
    </style:style>
    <style:style style:name="T1398" style:parent-style-name="Policepardéfaut" style:family="text">
      <style:text-properties fo:font-style="italic" style:font-style-asian="italic" style:font-style-complex="italic"/>
    </style:style>
    <style:style style:name="T1399" style:parent-style-name="Policepardéfaut" style:family="text">
      <style:text-properties fo:font-style="italic" style:font-style-asian="italic" style:font-style-complex="italic"/>
    </style:style>
    <style:style style:name="T1400" style:parent-style-name="Policepardéfaut" style:family="text">
      <style:text-properties fo:font-style="italic" style:font-style-asian="italic" style:font-style-complex="italic"/>
    </style:style>
    <style:style style:name="T1401" style:parent-style-name="Policepardéfaut" style:family="text">
      <style:text-properties fo:font-style="italic" style:font-style-asian="italic" style:font-style-complex="italic"/>
    </style:style>
    <style:style style:name="T1402" style:parent-style-name="Policepardéfaut" style:family="text">
      <style:text-properties fo:font-style="italic" style:font-style-asian="italic" style:font-style-complex="italic"/>
    </style:style>
    <style:style style:name="T1403" style:parent-style-name="Policepardéfaut" style:family="text">
      <style:text-properties fo:font-style="italic" style:font-style-asian="italic" style:font-style-complex="italic"/>
    </style:style>
    <style:style style:name="T1404" style:parent-style-name="Policepardéfaut" style:family="text">
      <style:text-properties fo:font-style="italic" style:font-style-asian="italic" style:font-style-complex="italic"/>
    </style:style>
    <style:style style:name="T1405" style:parent-style-name="Policepardéfaut" style:family="text">
      <style:text-properties fo:font-style="italic" style:font-style-asian="italic" style:font-style-complex="italic"/>
    </style:style>
    <style:style style:name="T1406" style:parent-style-name="Policepardéfaut" style:family="text">
      <style:text-properties fo:font-style="italic" style:font-style-asian="italic" style:font-style-complex="italic"/>
    </style:style>
    <style:style style:name="T1407" style:parent-style-name="Policepardéfaut" style:family="text">
      <style:text-properties fo:font-style="italic" style:font-style-asian="italic" style:font-style-complex="italic"/>
    </style:style>
    <style:style style:name="T1408" style:parent-style-name="Policepardéfaut" style:family="text">
      <style:text-properties fo:font-style="italic" style:font-style-asian="italic" style:font-style-complex="italic"/>
    </style:style>
    <style:style style:name="T1409" style:parent-style-name="Policepardéfaut" style:family="text">
      <style:text-properties fo:font-style="italic" style:font-style-asian="italic" style:font-style-complex="italic"/>
    </style:style>
    <style:style style:name="T1410" style:parent-style-name="Policepardéfaut" style:family="text">
      <style:text-properties fo:font-style="italic" style:font-style-asian="italic" style:font-style-complex="italic"/>
    </style:style>
    <style:style style:name="T1411" style:parent-style-name="Policepardéfaut" style:family="text">
      <style:text-properties fo:font-style="italic" style:font-style-asian="italic" style:font-style-complex="italic"/>
    </style:style>
    <style:style style:name="T1412" style:parent-style-name="Policepardéfaut" style:family="text">
      <style:text-properties fo:font-style="italic" style:font-style-asian="italic" style:font-style-complex="italic"/>
    </style:style>
    <style:style style:name="T1413" style:parent-style-name="Policepardéfaut" style:family="text">
      <style:text-properties fo:font-style="italic" style:font-style-asian="italic" style:font-style-complex="italic"/>
    </style:style>
    <style:style style:name="T1414" style:parent-style-name="Policepardéfaut" style:family="text">
      <style:text-properties fo:font-style="italic" style:font-style-asian="italic" style:font-style-complex="italic"/>
    </style:style>
    <style:style style:name="T1415" style:parent-style-name="Policepardéfaut" style:family="text">
      <style:text-properties fo:font-style="italic" style:font-style-asian="italic" style:font-style-complex="italic"/>
    </style:style>
    <style:style style:name="T1416" style:parent-style-name="Policepardéfaut" style:family="text">
      <style:text-properties fo:font-style="italic" style:font-style-asian="italic" style:font-style-complex="italic"/>
    </style:style>
    <style:style style:name="T1417" style:parent-style-name="Policepardéfaut" style:family="text">
      <style:text-properties fo:font-style="italic" style:font-style-asian="italic" style:font-style-complex="italic"/>
    </style:style>
    <style:style style:name="T1418" style:parent-style-name="Policepardéfaut" style:family="text">
      <style:text-properties fo:font-style="italic" style:font-style-asian="italic" style:font-style-complex="italic"/>
    </style:style>
    <style:style style:name="T1419" style:parent-style-name="Policepardéfaut" style:family="text">
      <style:text-properties fo:font-style="italic" style:font-style-asian="italic" style:font-style-complex="italic"/>
    </style:style>
    <style:style style:name="T1420" style:parent-style-name="Policepardéfaut" style:family="text">
      <style:text-properties fo:font-style="italic" style:font-style-asian="italic" style:font-style-complex="italic"/>
    </style:style>
    <style:style style:name="T1421" style:parent-style-name="Policepardéfaut" style:family="text">
      <style:text-properties fo:font-style="italic" style:font-style-asian="italic" style:font-style-complex="italic"/>
    </style:style>
    <style:style style:name="T1422" style:parent-style-name="Policepardéfaut" style:family="text">
      <style:text-properties fo:font-style="italic" style:font-style-asian="italic" style:font-style-complex="italic"/>
    </style:style>
    <style:style style:name="T1423" style:parent-style-name="Policepardéfaut" style:family="text">
      <style:text-properties fo:font-style="italic" style:font-style-asian="italic" style:font-style-complex="italic"/>
    </style:style>
    <style:style style:name="T1424" style:parent-style-name="Policepardéfaut" style:family="text">
      <style:text-properties fo:font-style="italic" style:font-style-asian="italic" style:font-style-complex="italic"/>
    </style:style>
    <style:style style:name="T1425" style:parent-style-name="Policepardéfaut" style:family="text">
      <style:text-properties fo:font-style="italic" style:font-style-asian="italic" style:font-style-complex="italic"/>
    </style:style>
    <style:style style:name="T1426" style:parent-style-name="Policepardéfaut" style:family="text">
      <style:text-properties fo:font-style="italic" style:font-style-asian="italic" style:font-style-complex="italic"/>
    </style:style>
    <style:style style:name="T1427" style:parent-style-name="Policepardéfaut" style:family="text">
      <style:text-properties fo:font-style="italic" style:font-style-asian="italic" style:font-style-complex="italic"/>
    </style:style>
    <style:style style:name="T1429" style:parent-style-name="Policepardéfaut" style:family="text">
      <style:text-properties/>
    </style:style>
    <style:style style:name="P1428" style:parent-style-name="p" style:family="paragraph">
      <style:paragraph-properties fo:text-indent="0in">
        <style:drop-cap style:length="1" style:lines="3"/>
      </style:paragraph-properties>
    </style:style>
    <style:style style:name="T1430" style:parent-style-name="Policepardéfaut" style:family="text">
      <style:text-properties fo:font-style="italic" style:font-style-asian="italic" style:font-style-complex="italic"/>
    </style:style>
    <style:style style:name="T1431" style:parent-style-name="Policepardéfaut" style:family="text">
      <style:text-properties fo:font-style="italic" style:font-style-asian="italic" style:font-style-complex="italic"/>
    </style:style>
    <style:style style:name="T1432" style:parent-style-name="Policepardéfaut" style:family="text">
      <style:text-properties fo:font-style="italic" style:font-style-asian="italic" style:font-style-complex="italic"/>
    </style:style>
    <style:style style:name="T1433" style:parent-style-name="Policepardéfaut" style:family="text">
      <style:text-properties fo:font-style="italic" style:font-style-asian="italic" style:font-style-complex="italic"/>
    </style:style>
    <style:style style:name="T1434" style:parent-style-name="Policepardéfaut" style:family="text">
      <style:text-properties fo:font-style="italic" style:font-style-asian="italic" style:font-style-complex="italic"/>
    </style:style>
    <style:style style:name="T1435" style:parent-style-name="Policepardéfaut" style:family="text">
      <style:text-properties fo:font-style="italic" style:font-style-asian="italic"/>
    </style:style>
    <style:style style:name="T1436" style:parent-style-name="Policepardéfaut" style:family="text">
      <style:text-properties fo:font-style="italic" style:font-style-asian="italic"/>
    </style:style>
    <style:style style:name="T1437" style:parent-style-name="Policepardéfaut" style:family="text">
      <style:text-properties fo:font-style="italic" style:font-style-asian="italic"/>
    </style:style>
    <style:style style:name="T1438" style:parent-style-name="Policepardéfaut" style:family="text">
      <style:text-properties fo:font-style="italic" style:font-style-asian="italic"/>
    </style:style>
    <style:style style:name="T1439" style:parent-style-name="Policepardéfaut" style:family="text">
      <style:text-properties fo:font-style="italic" style:font-style-asian="italic"/>
    </style:style>
    <style:style style:name="T1440" style:parent-style-name="Policepardéfaut" style:family="text">
      <style:text-properties fo:font-style="italic" style:font-style-asian="italic"/>
    </style:style>
    <style:style style:name="T1441" style:parent-style-name="Policepardéfaut" style:family="text">
      <style:text-properties fo:font-style="italic" style:font-style-asian="italic"/>
    </style:style>
    <style:style style:name="T1442" style:parent-style-name="Policepardéfaut" style:family="text">
      <style:text-properties fo:font-style="italic" style:font-style-asian="italic"/>
    </style:style>
    <style:style style:name="T1443" style:parent-style-name="Policepardéfaut" style:family="text">
      <style:text-properties fo:font-style="italic" style:font-style-asian="italic"/>
    </style:style>
    <style:style style:name="T1444" style:parent-style-name="Policepardéfaut" style:family="text">
      <style:text-properties fo:font-style="italic" style:font-style-asian="italic"/>
    </style:style>
    <style:style style:name="T1445" style:parent-style-name="Policepardéfaut" style:family="text">
      <style:text-properties fo:font-style="italic" style:font-style-asian="italic"/>
    </style:style>
    <style:style style:name="T1446" style:parent-style-name="Policepardéfaut" style:family="text">
      <style:text-properties fo:font-style="italic" style:font-style-asian="italic"/>
    </style:style>
    <style:style style:name="T1447" style:parent-style-name="Policepardéfaut" style:family="text">
      <style:text-properties fo:font-variant="small-caps"/>
    </style:style>
    <style:style style:name="T1449" style:parent-style-name="Policepardéfaut" style:family="text">
      <style:text-properties/>
    </style:style>
    <style:style style:name="P1448" style:parent-style-name="p" style:family="paragraph">
      <style:paragraph-properties fo:text-indent="0in">
        <style:drop-cap style:length="1" style:lines="3"/>
      </style:paragraph-properties>
    </style:style>
    <style:style style:name="T1450" style:parent-style-name="Policepardéfaut" style:family="text">
      <style:text-properties fo:font-variant="small-caps"/>
    </style:style>
    <style:style style:name="T1451" style:parent-style-name="Policepardéfaut" style:family="text">
      <style:text-properties fo:font-style="italic" style:font-style-asian="italic"/>
    </style:style>
    <style:style style:name="T1452" style:parent-style-name="Policepardéfaut" style:family="text">
      <style:text-properties fo:font-style="italic" style:font-style-asian="italic"/>
    </style:style>
    <style:style style:name="T1453" style:parent-style-name="Policepardéfaut" style:family="text">
      <style:text-properties fo:font-style="italic" style:font-style-asian="italic"/>
    </style:style>
    <style:style style:name="T1454" style:parent-style-name="Policepardéfaut" style:family="text">
      <style:text-properties fo:font-style="italic" style:font-style-asian="italic"/>
    </style:style>
    <style:style style:name="T1455" style:parent-style-name="Policepardéfaut" style:family="text">
      <style:text-properties fo:font-style="italic" style:font-style-asian="italic"/>
    </style:style>
    <style:style style:name="T1456" style:parent-style-name="Policepardéfaut" style:family="text">
      <style:text-properties fo:font-style="italic" style:font-style-asian="italic"/>
    </style:style>
    <style:style style:name="T1457" style:parent-style-name="Policepardéfaut" style:family="text">
      <style:text-properties fo:font-style="italic" style:font-style-asian="italic"/>
    </style:style>
    <style:style style:name="T1458" style:parent-style-name="Policepardéfaut" style:family="text">
      <style:text-properties fo:font-style="italic" style:font-style-asian="italic"/>
    </style:style>
    <style:style style:name="T1459" style:parent-style-name="Policepardéfaut" style:family="text">
      <style:text-properties fo:font-variant="small-caps"/>
    </style:style>
    <style:style style:name="T1461" style:parent-style-name="Policepardéfaut" style:family="text">
      <style:text-properties/>
    </style:style>
    <style:style style:name="P1460" style:parent-style-name="p" style:family="paragraph">
      <style:paragraph-properties fo:text-indent="0in">
        <style:drop-cap style:length="1" style:lines="3"/>
      </style:paragraph-properties>
    </style:style>
    <style:style style:name="T1462" style:parent-style-name="Policepardéfaut" style:family="text">
      <style:text-properties fo:font-variant="small-caps"/>
    </style:style>
    <style:style style:name="T1463" style:parent-style-name="Policepardéfaut" style:family="text">
      <style:text-properties fo:font-style="italic" style:font-style-asian="italic"/>
    </style:style>
    <style:style style:name="T1464" style:parent-style-name="Policepardéfaut" style:family="text">
      <style:text-properties fo:font-style="italic" style:font-style-asian="italic"/>
    </style:style>
    <style:style style:name="T1465" style:parent-style-name="Policepardéfaut" style:family="text">
      <style:text-properties fo:font-style="italic" style:font-style-asian="italic"/>
    </style:style>
    <style:style style:name="T1466" style:parent-style-name="Policepardéfaut" style:family="text">
      <style:text-properties fo:font-style="italic" style:font-style-asian="italic"/>
    </style:style>
    <style:style style:name="T1467" style:parent-style-name="Policepardéfaut" style:family="text">
      <style:text-properties fo:font-style="italic" style:font-style-asian="italic"/>
    </style:style>
    <style:style style:name="T1468" style:parent-style-name="Policepardéfaut" style:family="text">
      <style:text-properties fo:font-style="italic" style:font-style-asian="italic"/>
    </style:style>
    <style:style style:name="T1469" style:parent-style-name="Policepardéfaut" style:family="text">
      <style:text-properties fo:font-style="italic" style:font-style-asian="italic"/>
    </style:style>
    <style:style style:name="T1470" style:parent-style-name="Policepardéfaut" style:family="text">
      <style:text-properties fo:font-style="italic" style:font-style-asian="italic"/>
    </style:style>
    <style:style style:name="T1471" style:parent-style-name="Policepardéfaut" style:family="text">
      <style:text-properties fo:font-style="italic" style:font-style-asian="italic"/>
    </style:style>
    <style:style style:name="T1472" style:parent-style-name="Policepardéfaut" style:family="text">
      <style:text-properties fo:font-style="italic" style:font-style-asian="italic"/>
    </style:style>
    <style:style style:name="P1473" style:parent-style-name="Titre2" style:family="paragraph">
      <style:text-properties fo:font-variant="small-caps"/>
    </style:style>
    <style:style style:name="T1475" style:parent-style-name="Policepardéfaut" style:family="text">
      <style:text-properties/>
    </style:style>
    <style:style style:name="P1474" style:parent-style-name="p" style:family="paragraph">
      <style:paragraph-properties fo:text-indent="0in">
        <style:drop-cap style:length="1" style:lines="3"/>
      </style:paragraph-properties>
    </style:style>
    <style:style style:name="T1476" style:parent-style-name="Policepardéfaut" style:family="text">
      <style:text-properties fo:font-style="italic" style:font-style-asian="italic"/>
    </style:style>
    <style:style style:name="T1477" style:parent-style-name="Policepardéfaut" style:family="text">
      <style:text-properties fo:font-style="italic" style:font-style-asian="italic"/>
    </style:style>
    <style:style style:name="T1478" style:parent-style-name="Policepardéfaut" style:family="text">
      <style:text-properties fo:font-style="italic" style:font-style-asian="italic"/>
    </style:style>
    <style:style style:name="T1479" style:parent-style-name="Policepardéfaut" style:family="text">
      <style:text-properties fo:font-style="italic" style:font-style-asian="italic"/>
    </style:style>
    <style:style style:name="T1480" style:parent-style-name="Policepardéfaut" style:family="text">
      <style:text-properties fo:font-style="italic" style:font-style-asian="italic"/>
    </style:style>
    <style:style style:name="T1481" style:parent-style-name="Policepardéfaut" style:family="text">
      <style:text-properties fo:font-style="italic" style:font-style-asian="italic"/>
    </style:style>
    <style:style style:name="T1482" style:parent-style-name="Policepardéfaut" style:family="text">
      <style:text-properties fo:font-style="italic" style:font-style-asian="italic"/>
    </style:style>
    <style:style style:name="T1483" style:parent-style-name="Policepardéfaut" style:family="text">
      <style:text-properties fo:font-style="italic" style:font-style-asian="italic"/>
    </style:style>
    <style:style style:name="T1484" style:parent-style-name="Policepardéfaut" style:family="text">
      <style:text-properties fo:font-style="italic" style:font-style-asian="italic"/>
    </style:style>
    <style:style style:name="T1485" style:parent-style-name="Policepardéfaut" style:family="text">
      <style:text-properties fo:font-style="italic" style:font-style-asian="italic"/>
    </style:style>
    <style:style style:name="P1486" style:parent-style-name="Titre2" style:family="paragraph">
      <style:text-properties fo:font-variant="small-caps"/>
    </style:style>
    <style:style style:name="T1488" style:parent-style-name="Policepardéfaut" style:family="text">
      <style:text-properties/>
    </style:style>
    <style:style style:name="P1487" style:parent-style-name="p" style:family="paragraph">
      <style:paragraph-properties fo:text-indent="0in">
        <style:drop-cap style:length="1" style:lines="3"/>
      </style:paragraph-properties>
    </style:style>
    <style:style style:name="T1489" style:parent-style-name="Policepardéfaut" style:family="text">
      <style:text-properties fo:font-style="italic" style:font-style-asian="italic"/>
    </style:style>
    <style:style style:name="T1490" style:parent-style-name="Policepardéfaut" style:family="text">
      <style:text-properties fo:font-style="italic" style:font-style-asian="italic"/>
    </style:style>
    <style:style style:name="T1491" style:parent-style-name="Policepardéfaut" style:family="text">
      <style:text-properties fo:font-style="italic" style:font-style-asian="italic"/>
    </style:style>
    <style:style style:name="T1492" style:parent-style-name="Policepardéfaut" style:family="text">
      <style:text-properties fo:font-style="italic" style:font-style-asian="italic"/>
    </style:style>
    <style:style style:name="T1493" style:parent-style-name="Policepardéfaut" style:family="text">
      <style:text-properties fo:font-style="italic" style:font-style-asian="italic"/>
    </style:style>
    <style:style style:name="T1494" style:parent-style-name="Policepardéfaut" style:family="text">
      <style:text-properties fo:font-style="italic" style:font-style-asian="italic"/>
    </style:style>
    <style:style style:name="T1495" style:parent-style-name="Policepardéfaut" style:family="text">
      <style:text-properties fo:font-style="italic" style:font-style-asian="italic"/>
    </style:style>
    <style:style style:name="T1496" style:parent-style-name="Policepardéfaut" style:family="text">
      <style:text-properties fo:font-style="italic" style:font-style-asian="italic"/>
    </style:style>
    <style:style style:name="T1497" style:parent-style-name="Policepardéfaut" style:family="text">
      <style:text-properties fo:font-style="italic" style:font-style-asian="italic"/>
    </style:style>
    <style:style style:name="T1498" style:parent-style-name="Policepardéfaut" style:family="text">
      <style:text-properties fo:font-style="italic" style:font-style-asian="italic"/>
    </style:style>
    <style:style style:name="P1499" style:parent-style-name="Titre2" style:family="paragraph">
      <style:text-properties fo:font-variant="small-caps"/>
    </style:style>
    <style:style style:name="T1501" style:parent-style-name="Policepardéfaut" style:family="text">
      <style:text-properties/>
    </style:style>
    <style:style style:name="P1500" style:parent-style-name="p" style:family="paragraph">
      <style:paragraph-properties fo:text-indent="0in">
        <style:drop-cap style:length="1" style:lines="3"/>
      </style:paragraph-properties>
    </style:style>
    <style:style style:name="P1502" style:parent-style-name="Titre3" style:family="paragraph">
      <style:text-properties fo:font-style="italic" style:font-style-asian="italic"/>
    </style:style>
    <style:style style:name="T1504" style:parent-style-name="Policepardéfaut" style:family="text">
      <style:text-properties/>
    </style:style>
    <style:style style:name="P1503" style:parent-style-name="p" style:family="paragraph">
      <style:paragraph-properties fo:text-indent="0in">
        <style:drop-cap style:length="1" style:lines="3"/>
      </style:paragraph-properties>
    </style:style>
    <style:style style:name="T1505" style:parent-style-name="Policepardéfaut" style:family="text">
      <style:text-properties fo:font-variant="small-caps"/>
    </style:style>
    <style:style style:name="T1506" style:parent-style-name="Policepardéfaut" style:family="text">
      <style:text-properties fo:font-style="italic" style:font-style-asian="italic"/>
    </style:style>
    <style:style style:name="T1507" style:parent-style-name="Policepardéfaut" style:family="text">
      <style:text-properties fo:font-style="italic" style:font-style-asian="italic"/>
    </style:style>
    <style:style style:name="T1508" style:parent-style-name="Policepardéfaut" style:family="text">
      <style:text-properties fo:font-style="italic" style:font-style-asian="italic"/>
    </style:style>
    <style:style style:name="T1509" style:parent-style-name="Policepardéfaut" style:family="text">
      <style:text-properties fo:font-style="italic" style:font-style-asian="italic"/>
    </style:style>
    <style:style style:name="T1510" style:parent-style-name="Policepardéfaut" style:family="text">
      <style:text-properties fo:font-style="italic" style:font-style-asian="italic"/>
    </style:style>
    <style:style style:name="T1511" style:parent-style-name="Policepardéfaut" style:family="text">
      <style:text-properties fo:font-style="italic" style:font-style-asian="italic"/>
    </style:style>
    <style:style style:name="T1512" style:parent-style-name="Policepardéfaut" style:family="text">
      <style:text-properties fo:font-style="italic" style:font-style-asian="italic"/>
    </style:style>
    <style:style style:name="T1513" style:parent-style-name="Policepardéfaut" style:family="text">
      <style:text-properties fo:font-style="italic" style:font-style-asian="italic"/>
    </style:style>
    <style:style style:name="T1514" style:parent-style-name="Policepardéfaut" style:family="text">
      <style:text-properties fo:font-style="italic" style:font-style-asian="italic"/>
    </style:style>
    <style:style style:name="T1515" style:parent-style-name="Policepardéfaut" style:family="text">
      <style:text-properties fo:font-style="italic" style:font-style-asian="italic"/>
    </style:style>
    <style:style style:name="T1516" style:parent-style-name="Policepardéfaut" style:family="text">
      <style:text-properties fo:font-style="italic" style:font-style-asian="italic"/>
    </style:style>
    <style:style style:name="T1517" style:parent-style-name="Policepardéfaut" style:family="text">
      <style:text-properties fo:font-style="italic" style:font-style-asian="italic"/>
    </style:style>
    <style:style style:name="T1518" style:parent-style-name="Policepardéfaut" style:family="text">
      <style:text-properties fo:font-style="italic" style:font-style-asian="italic"/>
    </style:style>
    <style:style style:name="T1519" style:parent-style-name="Policepardéfaut" style:family="text">
      <style:text-properties fo:font-style="italic" style:font-style-asian="italic"/>
    </style:style>
    <style:style style:name="P1520" style:parent-style-name="Titre2" style:family="paragraph">
      <style:text-properties fo:font-variant="small-caps"/>
    </style:style>
    <style:style style:name="T1522" style:parent-style-name="Policepardéfaut" style:family="text">
      <style:text-properties/>
    </style:style>
    <style:style style:name="P1521" style:parent-style-name="p" style:family="paragraph">
      <style:paragraph-properties fo:text-indent="0in">
        <style:drop-cap style:length="1" style:lines="3"/>
      </style:paragraph-properties>
    </style:style>
    <style:style style:name="T1523" style:parent-style-name="Policepardéfaut" style:family="text">
      <style:text-properties fo:font-variant="small-caps"/>
    </style:style>
    <style:style style:name="T1524" style:parent-style-name="Policepardéfaut" style:family="text">
      <style:text-properties fo:font-style="italic" style:font-style-asian="italic"/>
    </style:style>
    <style:style style:name="T1525" style:parent-style-name="Policepardéfaut" style:family="text">
      <style:text-properties fo:font-style="italic" style:font-style-asian="italic"/>
    </style:style>
    <style:style style:name="T1526" style:parent-style-name="Policepardéfaut" style:family="text">
      <style:text-properties fo:font-style="italic" style:font-style-asian="italic"/>
    </style:style>
    <style:style style:name="T1527" style:parent-style-name="Policepardéfaut" style:family="text">
      <style:text-properties fo:font-style="italic" style:font-style-asian="italic"/>
    </style:style>
    <style:style style:name="T1528" style:parent-style-name="Policepardéfaut" style:family="text">
      <style:text-properties fo:font-style="italic" style:font-style-asian="italic"/>
    </style:style>
    <style:style style:name="T1529" style:parent-style-name="Policepardéfaut" style:family="text">
      <style:text-properties fo:font-style="italic" style:font-style-asian="italic"/>
    </style:style>
    <style:style style:name="T1530" style:parent-style-name="Policepardéfaut" style:family="text">
      <style:text-properties fo:font-style="italic" style:font-style-asian="italic"/>
    </style:style>
    <style:style style:name="T1531" style:parent-style-name="Policepardéfaut" style:family="text">
      <style:text-properties fo:font-style="italic" style:font-style-asian="italic"/>
    </style:style>
    <style:style style:name="P1532" style:parent-style-name="Titre2" style:family="paragraph">
      <style:text-properties fo:font-variant="small-caps"/>
    </style:style>
    <style:style style:name="T1534" style:parent-style-name="Policepardéfaut" style:family="text">
      <style:text-properties/>
    </style:style>
    <style:style style:name="P1533" style:parent-style-name="p" style:family="paragraph">
      <style:paragraph-properties fo:text-indent="0in">
        <style:drop-cap style:length="1" style:lines="3"/>
      </style:paragraph-properties>
    </style:style>
    <style:style style:name="T1535" style:parent-style-name="Policepardéfaut" style:family="text">
      <style:text-properties fo:font-style="italic" style:font-style-asian="italic"/>
    </style:style>
    <style:style style:name="T1536" style:parent-style-name="Policepardéfaut" style:family="text">
      <style:text-properties fo:font-style="italic" style:font-style-asian="italic"/>
    </style:style>
    <style:style style:name="T1537" style:parent-style-name="Policepardéfaut" style:family="text">
      <style:text-properties fo:font-style="italic" style:font-style-asian="italic"/>
    </style:style>
    <style:style style:name="T1538" style:parent-style-name="Policepardéfaut" style:family="text">
      <style:text-properties fo:font-style="italic" style:font-style-asian="italic"/>
    </style:style>
    <style:style style:name="T1539" style:parent-style-name="Policepardéfaut" style:family="text">
      <style:text-properties fo:font-style="italic" style:font-style-asian="italic"/>
    </style:style>
    <style:style style:name="T1540" style:parent-style-name="Policepardéfaut" style:family="text">
      <style:text-properties fo:font-style="italic" style:font-style-asian="italic"/>
    </style:style>
    <style:style style:name="T1541" style:parent-style-name="Policepardéfaut" style:family="text">
      <style:text-properties fo:font-style="italic" style:font-style-asian="italic"/>
    </style:style>
    <style:style style:name="T1542" style:parent-style-name="Policepardéfaut" style:family="text">
      <style:text-properties fo:font-style="italic" style:font-style-asian="italic"/>
    </style:style>
    <style:style style:name="P1543" style:parent-style-name="Titre2" style:family="paragraph">
      <style:text-properties fo:font-variant="small-caps"/>
    </style:style>
    <style:style style:name="T1545" style:parent-style-name="Policepardéfaut" style:family="text">
      <style:text-properties/>
    </style:style>
    <style:style style:name="P1544" style:parent-style-name="p" style:family="paragraph">
      <style:paragraph-properties fo:text-indent="0in">
        <style:drop-cap style:length="1" style:lines="3"/>
      </style:paragraph-properties>
    </style:style>
    <style:style style:name="T1546" style:parent-style-name="Policepardéfaut" style:family="text">
      <style:text-properties fo:font-style="italic" style:font-style-asian="italic" style:font-style-complex="italic"/>
    </style:style>
    <style:style style:name="T1547" style:parent-style-name="Policepardéfaut" style:family="text">
      <style:text-properties fo:font-style="italic" style:font-style-asian="italic"/>
    </style:style>
    <style:style style:name="T1548" style:parent-style-name="Policepardéfaut" style:family="text">
      <style:text-properties fo:font-style="italic" style:font-style-asian="italic"/>
    </style:style>
    <style:style style:name="T1549" style:parent-style-name="Policepardéfaut" style:family="text">
      <style:text-properties fo:font-style="italic" style:font-style-asian="italic"/>
    </style:style>
    <style:style style:name="T1550" style:parent-style-name="Policepardéfaut" style:family="text">
      <style:text-properties fo:font-style="italic" style:font-style-asian="italic"/>
    </style:style>
    <style:style style:name="T1551" style:parent-style-name="Policepardéfaut" style:family="text">
      <style:text-properties fo:font-style="italic" style:font-style-asian="italic"/>
    </style:style>
    <style:style style:name="T1552" style:parent-style-name="Policepardéfaut" style:family="text">
      <style:text-properties fo:font-style="italic" style:font-style-asian="italic"/>
    </style:style>
    <style:style style:name="T1553" style:parent-style-name="Policepardéfaut" style:family="text">
      <style:text-properties fo:font-style="italic" style:font-style-asian="italic"/>
    </style:style>
    <style:style style:name="T1554" style:parent-style-name="Policepardéfaut" style:family="text">
      <style:text-properties fo:font-style="italic" style:font-style-asian="italic"/>
    </style:style>
    <style:style style:name="T1555" style:parent-style-name="Policepardéfaut" style:family="text">
      <style:text-properties fo:font-style="italic" style:font-style-asian="italic"/>
    </style:style>
    <style:style style:name="T1556" style:parent-style-name="Policepardéfaut" style:family="text">
      <style:text-properties fo:font-style="italic" style:font-style-asian="italic"/>
    </style:style>
    <style:style style:name="T1557" style:parent-style-name="Policepardéfaut" style:family="text">
      <style:text-properties fo:font-style="italic" style:font-style-asian="italic"/>
    </style:style>
    <style:style style:name="T1558" style:parent-style-name="Policepardéfaut" style:family="text">
      <style:text-properties fo:font-style="italic" style:font-style-asian="italic"/>
    </style:style>
    <style:style style:name="P1559" style:parent-style-name="Titre2" style:family="paragraph">
      <style:text-properties fo:font-variant="small-caps"/>
    </style:style>
    <style:style style:name="T1561" style:parent-style-name="Policepardéfaut" style:family="text">
      <style:text-properties/>
    </style:style>
    <style:style style:name="P1560" style:parent-style-name="p" style:family="paragraph">
      <style:paragraph-properties fo:text-indent="0in">
        <style:drop-cap style:length="1" style:lines="3"/>
      </style:paragraph-properties>
    </style:style>
    <style:style style:name="T1562" style:parent-style-name="Policepardéfaut" style:family="text">
      <style:text-properties fo:font-style="italic" style:font-style-asian="italic"/>
    </style:style>
    <style:style style:name="T1563" style:parent-style-name="Policepardéfaut" style:family="text">
      <style:text-properties fo:font-style="italic" style:font-style-asian="italic"/>
    </style:style>
    <style:style style:name="T1564" style:parent-style-name="Policepardéfaut" style:family="text">
      <style:text-properties fo:font-style="italic" style:font-style-asian="italic"/>
    </style:style>
    <style:style style:name="T1565" style:parent-style-name="Policepardéfaut" style:family="text">
      <style:text-properties fo:font-style="italic" style:font-style-asian="italic"/>
    </style:style>
    <style:style style:name="T1566" style:parent-style-name="Policepardéfaut" style:family="text">
      <style:text-properties fo:font-style="italic" style:font-style-asian="italic"/>
    </style:style>
    <style:style style:name="T1567" style:parent-style-name="Policepardéfaut" style:family="text">
      <style:text-properties fo:font-style="italic" style:font-style-asian="italic"/>
    </style:style>
    <style:style style:name="P1568" style:parent-style-name="Titre2" style:family="paragraph">
      <style:text-properties fo:font-variant="small-caps"/>
    </style:style>
    <style:style style:name="T1570" style:parent-style-name="Policepardéfaut" style:family="text">
      <style:text-properties/>
    </style:style>
    <style:style style:name="P1569" style:parent-style-name="p" style:family="paragraph">
      <style:paragraph-properties fo:text-indent="0in">
        <style:drop-cap style:length="1" style:lines="3"/>
      </style:paragraph-properties>
    </style:style>
    <style:style style:name="P1571" style:parent-style-name="Titre1" style:family="paragraph">
      <style:text-properties fo:font-style="italic" style:font-style-asian="italic"/>
    </style:style>
    <style:style style:name="T1573" style:parent-style-name="Policepardéfaut" style:family="text">
      <style:text-properties/>
    </style:style>
    <style:style style:name="P1572" style:parent-style-name="p" style:family="paragraph">
      <style:paragraph-properties fo:text-indent="0in">
        <style:drop-cap style:length="1" style:lines="3"/>
      </style:paragraph-properties>
    </style:style>
    <style:style style:name="T1574" style:parent-style-name="Policepardéfaut" style:family="text">
      <style:text-properties fo:font-variant="small-caps"/>
    </style:style>
    <style:style style:name="T1575" style:parent-style-name="Policepardéfaut" style:family="text">
      <style:text-properties fo:font-style="italic" style:font-style-asian="italic"/>
    </style:style>
    <style:style style:name="T1576" style:parent-style-name="Policepardéfaut" style:family="text">
      <style:text-properties fo:font-style="italic" style:font-style-asian="italic"/>
    </style:style>
    <style:style style:name="T1577" style:parent-style-name="Policepardéfaut" style:family="text">
      <style:text-properties fo:font-style="italic" style:font-style-asian="italic"/>
    </style:style>
    <style:style style:name="T1578" style:parent-style-name="Policepardéfaut" style:family="text">
      <style:text-properties fo:font-style="italic" style:font-style-asian="italic"/>
    </style:style>
    <style:style style:name="T1579" style:parent-style-name="Policepardéfaut" style:family="text">
      <style:text-properties fo:font-style="italic" style:font-style-asian="italic"/>
    </style:style>
    <style:style style:name="T1580" style:parent-style-name="Policepardéfaut" style:family="text">
      <style:text-properties fo:font-style="italic" style:font-style-asian="italic"/>
    </style:style>
    <style:style style:name="T1581" style:parent-style-name="Policepardéfaut" style:family="text">
      <style:text-properties fo:font-style="italic" style:font-style-asian="italic"/>
    </style:style>
    <style:style style:name="T1582" style:parent-style-name="Policepardéfaut" style:family="text">
      <style:text-properties fo:font-style="italic" style:font-style-asian="italic"/>
    </style:style>
    <style:style style:name="P1583" style:parent-style-name="Titre2" style:family="paragraph">
      <style:text-properties fo:font-variant="small-caps"/>
    </style:style>
    <style:style style:name="T1585" style:parent-style-name="Policepardéfaut" style:family="text">
      <style:text-properties/>
    </style:style>
    <style:style style:name="P1584" style:parent-style-name="p" style:family="paragraph">
      <style:paragraph-properties fo:text-indent="0in">
        <style:drop-cap style:length="1" style:lines="3"/>
      </style:paragraph-properties>
    </style:style>
    <style:style style:name="T1586" style:parent-style-name="Policepardéfaut" style:family="text">
      <style:text-properties fo:font-style="italic" style:font-style-asian="italic"/>
    </style:style>
    <style:style style:name="T1587" style:parent-style-name="Policepardéfaut" style:family="text">
      <style:text-properties fo:font-style="italic" style:font-style-asian="italic"/>
    </style:style>
    <style:style style:name="T1588" style:parent-style-name="Policepardéfaut" style:family="text">
      <style:text-properties fo:font-style="italic" style:font-style-asian="italic"/>
    </style:style>
    <style:style style:name="T1589" style:parent-style-name="Policepardéfaut" style:family="text">
      <style:text-properties fo:font-style="italic" style:font-style-asian="italic"/>
    </style:style>
    <style:style style:name="T1590" style:parent-style-name="Policepardéfaut" style:family="text">
      <style:text-properties fo:font-style="italic" style:font-style-asian="italic"/>
    </style:style>
    <style:style style:name="T1591" style:parent-style-name="Policepardéfaut" style:family="text">
      <style:text-properties fo:font-style="italic" style:font-style-asian="italic"/>
    </style:style>
    <style:style style:name="T1592" style:parent-style-name="Policepardéfaut" style:family="text">
      <style:text-properties fo:font-style="italic" style:font-style-asian="italic"/>
    </style:style>
    <style:style style:name="T1593" style:parent-style-name="Policepardéfaut" style:family="text">
      <style:text-properties fo:font-style="italic" style:font-style-asian="italic"/>
    </style:style>
    <style:style style:name="T1594" style:parent-style-name="Policepardéfaut" style:family="text">
      <style:text-properties fo:font-style="italic" style:font-style-asian="italic"/>
    </style:style>
    <style:style style:name="T1595" style:parent-style-name="Policepardéfaut" style:family="text">
      <style:text-properties fo:font-style="italic" style:font-style-asian="italic"/>
    </style:style>
    <style:style style:name="T1596" style:parent-style-name="Policepardéfaut" style:family="text">
      <style:text-properties fo:font-variant="small-caps"/>
    </style:style>
    <style:style style:name="T1598" style:parent-style-name="Policepardéfaut" style:family="text">
      <style:text-properties/>
    </style:style>
    <style:style style:name="P1597" style:parent-style-name="p" style:family="paragraph">
      <style:paragraph-properties fo:text-indent="0in">
        <style:drop-cap style:length="1" style:lines="3"/>
      </style:paragraph-properties>
    </style:style>
    <style:style style:name="T1599" style:parent-style-name="Policepardéfaut" style:family="text">
      <style:text-properties fo:font-variant="small-caps"/>
    </style:style>
    <style:style style:name="T1600" style:parent-style-name="Policepardéfaut" style:family="text">
      <style:text-properties fo:font-style="italic" style:font-style-asian="italic"/>
    </style:style>
    <style:style style:name="T1601" style:parent-style-name="Policepardéfaut" style:family="text">
      <style:text-properties fo:font-style="italic" style:font-style-asian="italic"/>
    </style:style>
    <style:style style:name="T1602" style:parent-style-name="Policepardéfaut" style:family="text">
      <style:text-properties fo:font-style="italic" style:font-style-asian="italic"/>
    </style:style>
    <style:style style:name="T1603" style:parent-style-name="Policepardéfaut" style:family="text">
      <style:text-properties fo:font-style="italic" style:font-style-asian="italic"/>
    </style:style>
    <style:style style:name="T1604" style:parent-style-name="Policepardéfaut" style:family="text">
      <style:text-properties fo:font-style="italic" style:font-style-asian="italic"/>
    </style:style>
    <style:style style:name="T1605" style:parent-style-name="Policepardéfaut" style:family="text">
      <style:text-properties fo:font-style="italic" style:font-style-asian="italic"/>
    </style:style>
    <style:style style:name="T1606" style:parent-style-name="Policepardéfaut" style:family="text">
      <style:text-properties fo:font-style="italic" style:font-style-asian="italic"/>
    </style:style>
    <style:style style:name="T1607" style:parent-style-name="Policepardéfaut" style:family="text">
      <style:text-properties fo:font-style="italic" style:font-style-asian="italic"/>
    </style:style>
    <style:style style:name="T1608" style:parent-style-name="Policepardéfaut" style:family="text">
      <style:text-properties fo:font-variant="small-caps"/>
    </style:style>
    <style:style style:name="P1609" style:parent-style-name="p" style:family="paragraph">
      <style:paragraph-properties fo:text-indent="0in"/>
    </style:style>
    <style:style style:name="T1610" style:parent-style-name="Policepardéfaut" style:family="text">
      <style:text-properties fo:font-variant="small-caps"/>
    </style:style>
    <style:style style:name="T1611" style:parent-style-name="Policepardéfaut" style:family="text">
      <style:text-properties fo:font-style="italic" style:font-style-asian="italic"/>
    </style:style>
    <style:style style:name="T1612" style:parent-style-name="Policepardéfaut" style:family="text">
      <style:text-properties fo:font-style="italic" style:font-style-asian="italic"/>
    </style:style>
    <style:style style:name="T1613" style:parent-style-name="Policepardéfaut" style:family="text">
      <style:text-properties fo:font-style="italic" style:font-style-asian="italic"/>
    </style:style>
    <style:style style:name="T1614" style:parent-style-name="Policepardéfaut" style:family="text">
      <style:text-properties fo:font-style="italic" style:font-style-asian="italic"/>
    </style:style>
    <style:style style:name="T1615" style:parent-style-name="Policepardéfaut" style:family="text">
      <style:text-properties fo:font-style="italic" style:font-style-asian="italic"/>
    </style:style>
    <style:style style:name="T1616" style:parent-style-name="Policepardéfaut" style:family="text">
      <style:text-properties fo:font-style="italic" style:font-style-asian="italic"/>
    </style:style>
    <style:style style:name="T1617" style:parent-style-name="Policepardéfaut" style:family="text">
      <style:text-properties fo:font-style="italic" style:font-style-asian="italic"/>
    </style:style>
    <style:style style:name="T1618" style:parent-style-name="Policepardéfaut" style:family="text">
      <style:text-properties fo:font-style="italic" style:font-style-asian="italic"/>
    </style:style>
    <style:style style:name="T1619" style:parent-style-name="Policepardéfaut" style:family="text">
      <style:text-properties fo:font-style="italic" style:font-style-asian="italic"/>
    </style:style>
    <style:style style:name="T1620" style:parent-style-name="Policepardéfaut" style:family="text">
      <style:text-properties fo:font-style="italic" style:font-style-asian="italic"/>
    </style:style>
    <style:style style:name="P1621" style:parent-style-name="Titre2" style:family="paragraph">
      <style:text-properties fo:font-variant="small-caps"/>
    </style:style>
    <style:style style:name="T1623" style:parent-style-name="Policepardéfaut" style:family="text">
      <style:text-properties/>
    </style:style>
    <style:style style:name="P1622" style:parent-style-name="p" style:family="paragraph">
      <style:paragraph-properties fo:text-indent="0in">
        <style:drop-cap style:length="1" style:lines="3"/>
      </style:paragraph-properties>
    </style:style>
    <style:style style:name="T1624" style:parent-style-name="Policepardéfaut" style:family="text">
      <style:text-properties fo:font-style="italic" style:font-style-asian="italic"/>
    </style:style>
    <style:style style:name="T1625" style:parent-style-name="Policepardéfaut" style:family="text">
      <style:text-properties fo:font-style="italic" style:font-style-asian="italic"/>
    </style:style>
    <style:style style:name="T1626" style:parent-style-name="Policepardéfaut" style:family="text">
      <style:text-properties fo:font-style="italic" style:font-style-asian="italic"/>
    </style:style>
    <style:style style:name="T1627" style:parent-style-name="Policepardéfaut" style:family="text">
      <style:text-properties fo:font-style="italic" style:font-style-asian="italic"/>
    </style:style>
    <style:style style:name="T1628" style:parent-style-name="Policepardéfaut" style:family="text">
      <style:text-properties fo:font-style="italic" style:font-style-asian="italic"/>
    </style:style>
    <style:style style:name="T1629" style:parent-style-name="Policepardéfaut" style:family="text">
      <style:text-properties fo:font-style="italic" style:font-style-asian="italic"/>
    </style:style>
    <style:style style:name="T1630" style:parent-style-name="Policepardéfaut" style:family="text">
      <style:text-properties fo:font-style="italic" style:font-style-asian="italic"/>
    </style:style>
    <style:style style:name="T1631" style:parent-style-name="Policepardéfaut" style:family="text">
      <style:text-properties fo:font-style="italic" style:font-style-asian="italic"/>
    </style:style>
    <style:style style:name="T1632" style:parent-style-name="Policepardéfaut" style:family="text">
      <style:text-properties fo:font-style="italic" style:font-style-asian="italic"/>
    </style:style>
    <style:style style:name="T1633" style:parent-style-name="Policepardéfaut" style:family="text">
      <style:text-properties fo:font-style="italic" style:font-style-asian="italic"/>
    </style:style>
    <style:style style:name="T1634" style:parent-style-name="Policepardéfaut" style:family="text">
      <style:text-properties fo:font-style="italic" style:font-style-asian="italic"/>
    </style:style>
    <style:style style:name="T1635" style:parent-style-name="Policepardéfaut" style:family="text">
      <style:text-properties fo:font-style="italic" style:font-style-asian="italic"/>
    </style:style>
    <style:style style:name="T1636" style:parent-style-name="Policepardéfaut" style:family="text">
      <style:text-properties fo:font-style="italic" style:font-style-asian="italic"/>
    </style:style>
    <style:style style:name="T1637" style:parent-style-name="Policepardéfaut" style:family="text">
      <style:text-properties fo:font-style="italic" style:font-style-asian="italic"/>
    </style:style>
    <style:style style:name="T1638" style:parent-style-name="Policepardéfaut" style:family="text">
      <style:text-properties fo:font-style="italic" style:font-style-asian="italic"/>
    </style:style>
    <style:style style:name="T1639" style:parent-style-name="Policepardéfaut" style:family="text">
      <style:text-properties fo:font-style="italic" style:font-style-asian="italic"/>
    </style:style>
    <style:style style:name="T1640" style:parent-style-name="Policepardéfaut" style:family="text">
      <style:text-properties fo:font-style="italic" style:font-style-asian="italic"/>
    </style:style>
    <style:style style:name="T1641" style:parent-style-name="Policepardéfaut" style:family="text">
      <style:text-properties fo:font-style="italic" style:font-style-asian="italic"/>
    </style:style>
    <style:style style:name="T1642" style:parent-style-name="Policepardéfaut" style:family="text">
      <style:text-properties fo:font-style="italic" style:font-style-asian="italic"/>
    </style:style>
    <style:style style:name="P1643" style:parent-style-name="Titre2" style:family="paragraph">
      <style:text-properties fo:font-variant="small-caps"/>
    </style:style>
    <style:style style:name="T1645" style:parent-style-name="Policepardéfaut" style:family="text">
      <style:text-properties/>
    </style:style>
    <style:style style:name="P1644" style:parent-style-name="p" style:family="paragraph">
      <style:paragraph-properties fo:text-indent="0in">
        <style:drop-cap style:length="1" style:lines="3"/>
      </style:paragraph-properties>
    </style:style>
    <style:style style:name="T1646" style:parent-style-name="Policepardéfaut" style:family="text">
      <style:text-properties fo:font-variant="small-caps"/>
    </style:style>
    <style:style style:name="P1647" style:parent-style-name="p" style:family="paragraph">
      <style:paragraph-properties fo:text-indent="0in"/>
    </style:style>
    <style:style style:name="T1648" style:parent-style-name="Policepardéfaut" style:family="text">
      <style:text-properties fo:language="it" fo:country="IT"/>
    </style:style>
    <style:style style:name="T1649" style:parent-style-name="Policepardéfaut" style:family="text">
      <style:text-properties fo:language="it" fo:country="IT"/>
    </style:style>
    <style:style style:name="T1650" style:parent-style-name="Policepardéfaut" style:family="text">
      <style:text-properties fo:language="it" fo:country="IT"/>
    </style:style>
    <style:style style:name="T1651" style:parent-style-name="Policepardéfaut" style:family="text">
      <style:text-properties fo:language="it" fo:country="IT"/>
    </style:style>
    <style:style style:name="T1652" style:parent-style-name="Policepardéfaut" style:family="text">
      <style:text-properties fo:language="it" fo:country="IT"/>
    </style:style>
    <style:style style:name="T1653" style:parent-style-name="Policepardéfaut" style:family="text">
      <style:text-properties fo:language="it" fo:country="IT"/>
    </style:style>
    <style:style style:name="T1654" style:parent-style-name="Policepardéfaut" style:family="text">
      <style:text-properties fo:language="it" fo:country="IT"/>
    </style:style>
    <style:style style:name="T1655" style:parent-style-name="Policepardéfaut" style:family="text">
      <style:text-properties fo:language="it" fo:country="IT"/>
    </style:style>
    <style:style style:name="T1656" style:parent-style-name="Policepardéfaut" style:family="text">
      <style:text-properties fo:language="it" fo:country="IT"/>
    </style:style>
    <style:style style:name="T1657" style:parent-style-name="Policepardéfaut" style:family="text">
      <style:text-properties fo:language="it" fo:country="IT"/>
    </style:style>
    <style:style style:name="T1658" style:parent-style-name="Policepardéfaut" style:family="text">
      <style:text-properties fo:language="it" fo:country="IT"/>
    </style:style>
    <style:style style:name="T1659" style:parent-style-name="Policepardéfaut" style:family="text">
      <style:text-properties fo:language="it" fo:country="IT"/>
    </style:style>
    <style:style style:name="T1660" style:parent-style-name="Policepardéfaut" style:family="text">
      <style:text-properties fo:language="it" fo:country="IT"/>
    </style:style>
    <style:style style:name="T1661" style:parent-style-name="Policepardéfaut" style:family="text">
      <style:text-properties fo:language="it" fo:country="IT"/>
    </style:style>
    <style:style style:name="T1662" style:parent-style-name="Policepardéfaut" style:family="text">
      <style:text-properties fo:language="it" fo:country="IT"/>
    </style:style>
    <style:style style:name="T1663" style:parent-style-name="Policepardéfaut" style:family="text">
      <style:text-properties fo:language="it" fo:country="IT"/>
    </style:style>
    <style:style style:name="T1664" style:parent-style-name="Policepardéfaut" style:family="text">
      <style:text-properties fo:language="it" fo:country="IT"/>
    </style:style>
    <style:style style:name="T1665" style:parent-style-name="Policepardéfaut" style:family="text">
      <style:text-properties fo:language="it" fo:country="IT"/>
    </style:style>
    <style:style style:name="T1666" style:parent-style-name="Policepardéfaut" style:family="text">
      <style:text-properties fo:language="it" fo:country="IT"/>
    </style:style>
    <style:style style:name="T1667" style:parent-style-name="Policepardéfaut" style:family="text">
      <style:text-properties fo:language="it" fo:country="IT"/>
    </style:style>
    <style:style style:name="T1668" style:parent-style-name="Policepardéfaut" style:family="text">
      <style:text-properties fo:language="it" fo:country="IT"/>
    </style:style>
    <style:style style:name="T1669" style:parent-style-name="Policepardéfaut" style:family="text">
      <style:text-properties fo:language="it" fo:country="IT"/>
    </style:style>
    <style:style style:name="T1670" style:parent-style-name="Policepardéfaut" style:family="text">
      <style:text-properties fo:language="it" fo:country="IT"/>
    </style:style>
    <style:style style:name="T1671" style:parent-style-name="Policepardéfaut" style:family="text">
      <style:text-properties fo:language="it" fo:country="IT"/>
    </style:style>
    <style:style style:name="T1672" style:parent-style-name="Policepardéfaut" style:family="text">
      <style:text-properties fo:language="it" fo:country="IT"/>
    </style:style>
    <style:style style:name="T1673" style:parent-style-name="Policepardéfaut" style:family="text">
      <style:text-properties fo:language="it" fo:country="IT"/>
    </style:style>
    <style:style style:name="T1674" style:parent-style-name="Policepardéfaut" style:family="text">
      <style:text-properties fo:language="it" fo:country="IT"/>
    </style:style>
    <style:style style:name="T1675" style:parent-style-name="Policepardéfaut" style:family="text">
      <style:text-properties fo:language="it" fo:country="IT"/>
    </style:style>
    <style:style style:name="T1676" style:parent-style-name="Policepardéfaut" style:family="text">
      <style:text-properties fo:language="it" fo:country="IT"/>
    </style:style>
    <style:style style:name="T1677" style:parent-style-name="Policepardéfaut" style:family="text">
      <style:text-properties fo:language="it" fo:country="IT"/>
    </style:style>
    <style:style style:name="T1678" style:parent-style-name="Policepardéfaut" style:family="text">
      <style:text-properties fo:language="it" fo:country="IT"/>
    </style:style>
    <style:style style:name="T1679" style:parent-style-name="Policepardéfaut" style:family="text">
      <style:text-properties fo:language="it" fo:country="IT"/>
    </style:style>
    <style:style style:name="T1680" style:parent-style-name="Policepardéfaut" style:family="text">
      <style:text-properties fo:language="it" fo:country="IT"/>
    </style:style>
    <style:style style:name="T1681" style:parent-style-name="Policepardéfaut" style:family="text">
      <style:text-properties fo:language="it" fo:country="IT"/>
    </style:style>
    <style:style style:name="T1682" style:parent-style-name="Policepardéfaut" style:family="text">
      <style:text-properties fo:language="it" fo:country="IT"/>
    </style:style>
    <style:style style:name="T1683" style:parent-style-name="Policepardéfaut" style:family="text">
      <style:text-properties fo:language="it" fo:country="IT"/>
    </style:style>
    <style:style style:name="T1684" style:parent-style-name="Policepardéfaut" style:family="text">
      <style:text-properties fo:language="it" fo:country="IT"/>
    </style:style>
    <style:style style:name="T1685" style:parent-style-name="Policepardéfaut" style:family="text">
      <style:text-properties fo:language="it" fo:country="IT"/>
    </style:style>
    <style:style style:name="T1686" style:parent-style-name="Policepardéfaut" style:family="text">
      <style:text-properties fo:language="it" fo:country="IT"/>
    </style:style>
    <style:style style:name="T1687" style:parent-style-name="Policepardéfaut" style:family="text">
      <style:text-properties fo:language="it" fo:country="IT"/>
    </style:style>
    <style:style style:name="T1688" style:parent-style-name="Policepardéfaut" style:family="text">
      <style:text-properties fo:language="it" fo:country="IT"/>
    </style:style>
    <style:style style:name="T1689" style:parent-style-name="Policepardéfaut" style:family="text">
      <style:text-properties fo:language="it" fo:country="IT"/>
    </style:style>
    <style:style style:name="T1690" style:parent-style-name="Policepardéfaut" style:family="text">
      <style:text-properties fo:language="it" fo:country="IT"/>
    </style:style>
    <style:style style:name="T1691" style:parent-style-name="Policepardéfaut" style:family="text">
      <style:text-properties fo:language="it" fo:country="IT"/>
    </style:style>
    <style:style style:name="T1692" style:parent-style-name="Policepardéfaut" style:family="text">
      <style:text-properties fo:language="it" fo:country="IT"/>
    </style:style>
    <style:style style:name="T1693" style:parent-style-name="Policepardéfaut" style:family="text">
      <style:text-properties fo:language="it" fo:country="IT"/>
    </style:style>
    <style:style style:name="T1694" style:parent-style-name="Policepardéfaut" style:family="text">
      <style:text-properties fo:language="it" fo:country="IT"/>
    </style:style>
    <style:style style:name="T1695" style:parent-style-name="Policepardéfaut" style:family="text">
      <style:text-properties fo:language="it" fo:country="IT"/>
    </style:style>
    <style:style style:name="T1696" style:parent-style-name="Policepardéfaut" style:family="text">
      <style:text-properties fo:language="it" fo:country="IT"/>
    </style:style>
    <style:style style:name="T1697" style:parent-style-name="Policepardéfaut" style:family="text">
      <style:text-properties fo:language="it" fo:country="IT"/>
    </style:style>
    <style:style style:name="T1698" style:parent-style-name="Policepardéfaut" style:family="text">
      <style:text-properties fo:language="it" fo:country="IT"/>
    </style:style>
    <style:style style:name="T1699" style:parent-style-name="Policepardéfaut" style:family="text">
      <style:text-properties fo:language="it" fo:country="IT"/>
    </style:style>
    <style:style style:name="T1700" style:parent-style-name="Policepardéfaut" style:family="text">
      <style:text-properties fo:language="it" fo:country="IT"/>
    </style:style>
    <style:style style:name="T1701" style:parent-style-name="Policepardéfaut" style:family="text">
      <style:text-properties fo:language="it" fo:country="IT"/>
    </style:style>
    <style:style style:name="T1702" style:parent-style-name="Policepardéfaut" style:family="text">
      <style:text-properties fo:language="it" fo:country="IT"/>
    </style:style>
    <style:style style:name="T1703" style:parent-style-name="Policepardéfaut" style:family="text">
      <style:text-properties fo:language="it" fo:country="IT"/>
    </style:style>
    <style:style style:name="T1704" style:parent-style-name="Policepardéfaut" style:family="text">
      <style:text-properties fo:language="it" fo:country="IT"/>
    </style:style>
    <style:style style:name="T1705" style:parent-style-name="Policepardéfaut" style:family="text">
      <style:text-properties fo:language="it" fo:country="IT"/>
    </style:style>
    <style:style style:name="T1706" style:parent-style-name="Policepardéfaut" style:family="text">
      <style:text-properties fo:language="it" fo:country="IT"/>
    </style:style>
    <style:style style:name="T1707" style:parent-style-name="Policepardéfaut" style:family="text">
      <style:text-properties fo:language="it" fo:country="IT"/>
    </style:style>
    <style:style style:name="T1708" style:parent-style-name="Policepardéfaut" style:family="text">
      <style:text-properties fo:language="it" fo:country="IT"/>
    </style:style>
    <style:style style:name="T1709" style:parent-style-name="Policepardéfaut" style:family="text">
      <style:text-properties fo:language="it" fo:country="IT"/>
    </style:style>
    <style:style style:name="T1710" style:parent-style-name="Policepardéfaut" style:family="text">
      <style:text-properties fo:language="it" fo:country="IT"/>
    </style:style>
    <style:style style:name="T1711" style:parent-style-name="Policepardéfaut" style:family="text">
      <style:text-properties fo:language="it" fo:country="IT"/>
    </style:style>
    <style:style style:name="T1712" style:parent-style-name="Policepardéfaut" style:family="text">
      <style:text-properties fo:language="it" fo:country="IT"/>
    </style:style>
    <style:style style:name="T1713" style:parent-style-name="Policepardéfaut" style:family="text">
      <style:text-properties fo:language="it" fo:country="IT"/>
    </style:style>
    <style:style style:name="T1714" style:parent-style-name="Policepardéfaut" style:family="text">
      <style:text-properties fo:language="it" fo:country="IT"/>
    </style:style>
    <style:style style:name="T1715" style:parent-style-name="Policepardéfaut" style:family="text">
      <style:text-properties fo:language="it" fo:country="IT"/>
    </style:style>
    <style:style style:name="T1716" style:parent-style-name="Policepardéfaut" style:family="text">
      <style:text-properties fo:language="it" fo:country="IT"/>
    </style:style>
    <style:style style:name="T1717" style:parent-style-name="Policepardéfaut" style:family="text">
      <style:text-properties fo:language="it" fo:country="IT"/>
    </style:style>
    <style:style style:name="T1718" style:parent-style-name="Policepardéfaut" style:family="text">
      <style:text-properties fo:language="it" fo:country="IT"/>
    </style:style>
    <style:style style:name="T1719" style:parent-style-name="Policepardéfaut" style:family="text">
      <style:text-properties fo:language="it" fo:country="IT"/>
    </style:style>
    <style:style style:name="T1720" style:parent-style-name="Policepardéfaut" style:family="text">
      <style:text-properties fo:language="it" fo:country="IT"/>
    </style:style>
    <style:style style:name="T1721" style:parent-style-name="Policepardéfaut" style:family="text">
      <style:text-properties fo:language="it" fo:country="IT"/>
    </style:style>
    <style:style style:name="T1722" style:parent-style-name="Policepardéfaut" style:family="text">
      <style:text-properties fo:language="it" fo:country="IT"/>
    </style:style>
    <style:style style:name="T1723" style:parent-style-name="Policepardéfaut" style:family="text">
      <style:text-properties fo:language="it" fo:country="IT"/>
    </style:style>
    <style:style style:name="T1724" style:parent-style-name="Policepardéfaut" style:family="text">
      <style:text-properties fo:language="it" fo:country="IT"/>
    </style:style>
    <style:style style:name="T1725" style:parent-style-name="Policepardéfaut" style:family="text">
      <style:text-properties fo:language="it" fo:country="IT"/>
    </style:style>
    <style:style style:name="T1726" style:parent-style-name="Policepardéfaut" style:family="text">
      <style:text-properties fo:language="it" fo:country="IT"/>
    </style:style>
    <style:style style:name="T1727" style:parent-style-name="Policepardéfaut" style:family="text">
      <style:text-properties fo:language="it" fo:country="IT"/>
    </style:style>
    <style:style style:name="T1728" style:parent-style-name="Policepardéfaut" style:family="text">
      <style:text-properties fo:language="it" fo:country="IT"/>
    </style:style>
    <style:style style:name="T1729" style:parent-style-name="Policepardéfaut" style:family="text">
      <style:text-properties fo:language="it" fo:country="IT"/>
    </style:style>
    <style:style style:name="T1730" style:parent-style-name="Policepardéfaut" style:family="text">
      <style:text-properties fo:language="it" fo:country="IT"/>
    </style:style>
    <style:style style:name="T1731" style:parent-style-name="Policepardéfaut" style:family="text">
      <style:text-properties fo:language="it" fo:country="IT"/>
    </style:style>
    <style:style style:name="T1732" style:parent-style-name="Policepardéfaut" style:family="text">
      <style:text-properties fo:language="it" fo:country="IT"/>
    </style:style>
    <style:style style:name="T1733" style:parent-style-name="Policepardéfaut" style:family="text">
      <style:text-properties fo:language="it" fo:country="IT"/>
    </style:style>
    <style:style style:name="T1734" style:parent-style-name="Policepardéfaut" style:family="text">
      <style:text-properties fo:language="it" fo:country="IT"/>
    </style:style>
    <style:style style:name="T1735" style:parent-style-name="Policepardéfaut" style:family="text">
      <style:text-properties fo:language="it" fo:country="IT"/>
    </style:style>
    <style:style style:name="T1736" style:parent-style-name="Policepardéfaut" style:family="text">
      <style:text-properties fo:language="it" fo:country="IT"/>
    </style:style>
    <style:style style:name="T1737" style:parent-style-name="Policepardéfaut" style:family="text">
      <style:text-properties fo:language="it" fo:country="IT"/>
    </style:style>
    <style:style style:name="T1738" style:parent-style-name="Policepardéfaut" style:family="text">
      <style:text-properties fo:language="it" fo:country="IT"/>
    </style:style>
    <style:style style:name="T1739" style:parent-style-name="Policepardéfaut" style:family="text">
      <style:text-properties fo:language="it" fo:country="IT"/>
    </style:style>
    <style:style style:name="T1740" style:parent-style-name="Policepardéfaut" style:family="text">
      <style:text-properties fo:language="it" fo:country="IT"/>
    </style:style>
    <style:style style:name="T1741" style:parent-style-name="Policepardéfaut" style:family="text">
      <style:text-properties fo:language="it" fo:country="IT"/>
    </style:style>
    <style:style style:name="T1742" style:parent-style-name="Policepardéfaut" style:family="text">
      <style:text-properties fo:language="it" fo:country="IT"/>
    </style:style>
    <style:style style:name="T1743" style:parent-style-name="Policepardéfaut" style:family="text">
      <style:text-properties fo:language="it" fo:country="IT"/>
    </style:style>
    <style:style style:name="T1744" style:parent-style-name="Policepardéfaut" style:family="text">
      <style:text-properties fo:language="it" fo:country="IT"/>
    </style:style>
    <style:style style:name="T1745" style:parent-style-name="Policepardéfaut" style:family="text">
      <style:text-properties fo:language="it" fo:country="IT"/>
    </style:style>
    <style:style style:name="T1746" style:parent-style-name="Policepardéfaut" style:family="text">
      <style:text-properties fo:language="it" fo:country="IT"/>
    </style:style>
    <style:style style:name="T1747" style:parent-style-name="Policepardéfaut" style:family="text">
      <style:text-properties fo:language="it" fo:country="IT"/>
    </style:style>
    <style:style style:name="T1748" style:parent-style-name="Policepardéfaut" style:family="text">
      <style:text-properties fo:language="it" fo:country="IT"/>
    </style:style>
    <style:style style:name="T1749" style:parent-style-name="Policepardéfaut" style:family="text">
      <style:text-properties fo:language="it" fo:country="IT"/>
    </style:style>
    <style:style style:name="T1750" style:parent-style-name="Policepardéfaut" style:family="text">
      <style:text-properties fo:language="it" fo:country="IT"/>
    </style:style>
    <style:style style:name="T1751" style:parent-style-name="Policepardéfaut" style:family="text">
      <style:text-properties fo:language="it" fo:country="IT"/>
    </style:style>
    <style:style style:name="T1752" style:parent-style-name="Policepardéfaut" style:family="text">
      <style:text-properties fo:language="it" fo:country="IT"/>
    </style:style>
    <style:style style:name="T1753" style:parent-style-name="Policepardéfaut" style:family="text">
      <style:text-properties fo:language="it" fo:country="IT"/>
    </style:style>
    <style:style style:name="T1754" style:parent-style-name="Policepardéfaut" style:family="text">
      <style:text-properties fo:language="it" fo:country="IT"/>
    </style:style>
    <style:style style:name="T1755" style:parent-style-name="Policepardéfaut" style:family="text">
      <style:text-properties fo:language="it" fo:country="IT"/>
    </style:style>
    <style:style style:name="T1756" style:parent-style-name="Policepardéfaut" style:family="text">
      <style:text-properties fo:language="it" fo:country="IT"/>
    </style:style>
    <style:style style:name="T1757" style:parent-style-name="Policepardéfaut" style:family="text">
      <style:text-properties fo:language="it" fo:country="IT"/>
    </style:style>
    <style:style style:name="T1758" style:parent-style-name="Policepardéfaut" style:family="text">
      <style:text-properties fo:language="it" fo:country="IT"/>
    </style:style>
    <style:style style:name="T1759" style:parent-style-name="Policepardéfaut" style:family="text">
      <style:text-properties fo:language="it" fo:country="IT"/>
    </style:style>
    <style:style style:name="T1760" style:parent-style-name="Policepardéfaut" style:family="text">
      <style:text-properties fo:language="it" fo:country="IT"/>
    </style:style>
    <style:style style:name="T1761" style:parent-style-name="Policepardéfaut" style:family="text">
      <style:text-properties fo:language="it" fo:country="IT"/>
    </style:style>
    <style:style style:name="T1762" style:parent-style-name="Policepardéfaut" style:family="text">
      <style:text-properties fo:language="it" fo:country="IT"/>
    </style:style>
    <style:style style:name="T1763" style:parent-style-name="Policepardéfaut" style:family="text">
      <style:text-properties fo:language="it" fo:country="IT"/>
    </style:style>
    <style:style style:name="T1764" style:parent-style-name="Policepardéfaut" style:family="text">
      <style:text-properties fo:language="it" fo:country="IT"/>
    </style:style>
    <style:style style:name="T1765" style:parent-style-name="Policepardéfaut" style:family="text">
      <style:text-properties fo:language="it" fo:country="IT"/>
    </style:style>
    <style:style style:name="T1766" style:parent-style-name="Policepardéfaut" style:family="text">
      <style:text-properties fo:language="it" fo:country="IT"/>
    </style:style>
    <style:style style:name="T1767" style:parent-style-name="Policepardéfaut" style:family="text">
      <style:text-properties fo:language="it" fo:country="IT"/>
    </style:style>
    <style:style style:name="T1768" style:parent-style-name="Policepardéfaut" style:family="text">
      <style:text-properties fo:language="it" fo:country="IT"/>
    </style:style>
    <style:style style:name="T1769" style:parent-style-name="Policepardéfaut" style:family="text">
      <style:text-properties fo:language="it" fo:country="IT"/>
    </style:style>
    <style:style style:name="T1770" style:parent-style-name="Policepardéfaut" style:family="text">
      <style:text-properties fo:language="it" fo:country="IT"/>
    </style:style>
    <style:style style:name="T1771" style:parent-style-name="Policepardéfaut" style:family="text">
      <style:text-properties fo:language="it" fo:country="IT"/>
    </style:style>
    <style:style style:name="T1772" style:parent-style-name="Policepardéfaut" style:family="text">
      <style:text-properties fo:language="it" fo:country="IT"/>
    </style:style>
    <style:style style:name="T1773" style:parent-style-name="Policepardéfaut" style:family="text">
      <style:text-properties fo:language="it" fo:country="IT"/>
    </style:style>
    <style:style style:name="T1774" style:parent-style-name="Policepardéfaut" style:family="text">
      <style:text-properties fo:language="it" fo:country="IT"/>
    </style:style>
    <style:style style:name="T1775" style:parent-style-name="Policepardéfaut" style:family="text">
      <style:text-properties fo:language="it" fo:country="IT"/>
    </style:style>
    <style:style style:name="T1776" style:parent-style-name="Policepardéfaut" style:family="text">
      <style:text-properties fo:language="it" fo:country="IT"/>
    </style:style>
    <style:style style:name="T1777" style:parent-style-name="Policepardéfaut" style:family="text">
      <style:text-properties fo:language="it" fo:country="IT"/>
    </style:style>
    <style:style style:name="T1778" style:parent-style-name="Policepardéfaut" style:family="text">
      <style:text-properties fo:language="it" fo:country="IT"/>
    </style:style>
    <style:style style:name="T1779" style:parent-style-name="Policepardéfaut" style:family="text">
      <style:text-properties fo:language="it" fo:country="IT"/>
    </style:style>
    <style:style style:name="T1780" style:parent-style-name="Policepardéfaut" style:family="text">
      <style:text-properties fo:language="it" fo:country="IT"/>
    </style:style>
    <style:style style:name="T1781" style:parent-style-name="Policepardéfaut" style:family="text">
      <style:text-properties fo:language="it" fo:country="IT"/>
    </style:style>
    <style:style style:name="T1782" style:parent-style-name="Policepardéfaut" style:family="text">
      <style:text-properties fo:language="it" fo:country="IT"/>
    </style:style>
    <style:style style:name="T1783" style:parent-style-name="Policepardéfaut" style:family="text">
      <style:text-properties fo:language="it" fo:country="IT"/>
    </style:style>
    <style:style style:name="T1784" style:parent-style-name="Policepardéfaut" style:family="text">
      <style:text-properties fo:language="it" fo:country="IT"/>
    </style:style>
    <style:style style:name="T1785" style:parent-style-name="Policepardéfaut" style:family="text">
      <style:text-properties fo:language="it" fo:country="IT"/>
    </style:style>
    <style:style style:name="T1786" style:parent-style-name="Policepardéfaut" style:family="text">
      <style:text-properties fo:language="it" fo:country="IT"/>
    </style:style>
    <style:style style:name="T1787" style:parent-style-name="Policepardéfaut" style:family="text">
      <style:text-properties fo:language="it" fo:country="IT"/>
    </style:style>
    <style:style style:name="T1788" style:parent-style-name="Policepardéfaut" style:family="text">
      <style:text-properties fo:language="it" fo:country="IT"/>
    </style:style>
    <style:style style:name="T1789" style:parent-style-name="Policepardéfaut" style:family="text">
      <style:text-properties fo:language="it" fo:country="IT"/>
    </style:style>
    <style:style style:name="T1790" style:parent-style-name="Policepardéfaut" style:family="text">
      <style:text-properties fo:language="it" fo:country="IT"/>
    </style:style>
    <style:style style:name="T1791" style:parent-style-name="Policepardéfaut" style:family="text">
      <style:text-properties fo:language="it" fo:country="IT"/>
    </style:style>
    <style:style style:name="T1792" style:parent-style-name="Policepardéfaut" style:family="text">
      <style:text-properties fo:language="it" fo:country="IT"/>
    </style:style>
    <style:style style:name="T1793" style:parent-style-name="Policepardéfaut" style:family="text">
      <style:text-properties fo:language="it" fo:country="IT"/>
    </style:style>
    <style:style style:name="T1794" style:parent-style-name="Policepardéfaut" style:family="text">
      <style:text-properties fo:language="it" fo:country="IT"/>
    </style:style>
    <style:style style:name="T1795" style:parent-style-name="Policepardéfaut" style:family="text">
      <style:text-properties fo:language="it" fo:country="IT"/>
    </style:style>
    <style:style style:name="T1796" style:parent-style-name="Policepardéfaut" style:family="text">
      <style:text-properties fo:language="it" fo:country="IT"/>
    </style:style>
    <style:style style:name="T1797" style:parent-style-name="Policepardéfaut" style:family="text">
      <style:text-properties fo:language="it" fo:country="IT"/>
    </style:style>
    <style:style style:name="T1798" style:parent-style-name="Policepardéfaut" style:family="text">
      <style:text-properties fo:language="it" fo:country="IT"/>
    </style:style>
    <style:style style:name="T1799" style:parent-style-name="Policepardéfaut" style:family="text">
      <style:text-properties fo:language="it" fo:country="IT"/>
    </style:style>
    <style:style style:name="T1800" style:parent-style-name="Policepardéfaut" style:family="text">
      <style:text-properties fo:language="it" fo:country="IT"/>
    </style:style>
    <style:style style:name="T1801" style:parent-style-name="Policepardéfaut" style:family="text">
      <style:text-properties fo:language="it" fo:country="IT"/>
    </style:style>
    <style:style style:name="T1802" style:parent-style-name="Policepardéfaut" style:family="text">
      <style:text-properties fo:language="it" fo:country="IT"/>
    </style:style>
    <style:style style:name="T1803" style:parent-style-name="Policepardéfaut" style:family="text">
      <style:text-properties fo:language="it" fo:country="IT"/>
    </style:style>
    <style:style style:name="T1804" style:parent-style-name="Policepardéfaut" style:family="text">
      <style:text-properties fo:language="it" fo:country="IT"/>
    </style:style>
    <style:style style:name="T1805" style:parent-style-name="Policepardéfaut" style:family="text">
      <style:text-properties fo:language="it" fo:country="IT"/>
    </style:style>
    <style:style style:name="T1806" style:parent-style-name="Policepardéfaut" style:family="text">
      <style:text-properties fo:language="it" fo:country="IT"/>
    </style:style>
    <style:style style:name="T1807" style:parent-style-name="Policepardéfaut" style:family="text">
      <style:text-properties fo:language="it" fo:country="IT"/>
    </style:style>
    <style:style style:name="T1808" style:parent-style-name="Policepardéfaut" style:family="text">
      <style:text-properties fo:language="it" fo:country="IT"/>
    </style:style>
    <style:style style:name="T1809" style:parent-style-name="Policepardéfaut" style:family="text">
      <style:text-properties fo:language="it" fo:country="IT"/>
    </style:style>
    <style:style style:name="T1810" style:parent-style-name="Policepardéfaut" style:family="text">
      <style:text-properties fo:language="it" fo:country="IT"/>
    </style:style>
    <style:style style:name="T1811" style:parent-style-name="Policepardéfaut" style:family="text">
      <style:text-properties fo:language="it" fo:country="IT"/>
    </style:style>
    <style:style style:name="T1812" style:parent-style-name="Policepardéfaut" style:family="text">
      <style:text-properties fo:language="it" fo:country="IT"/>
    </style:style>
    <style:style style:name="T1813" style:parent-style-name="Policepardéfaut" style:family="text">
      <style:text-properties fo:language="it" fo:country="IT"/>
    </style:style>
    <style:style style:name="T1814" style:parent-style-name="Policepardéfaut" style:family="text">
      <style:text-properties fo:language="it" fo:country="IT"/>
    </style:style>
    <style:style style:name="T1815" style:parent-style-name="Policepardéfaut" style:family="text">
      <style:text-properties fo:language="it" fo:country="IT"/>
    </style:style>
    <style:style style:name="T1816" style:parent-style-name="Policepardéfaut" style:family="text">
      <style:text-properties fo:language="it" fo:country="IT"/>
    </style:style>
    <style:style style:name="T1817" style:parent-style-name="Policepardéfaut" style:family="text">
      <style:text-properties fo:language="it" fo:country="IT"/>
    </style:style>
    <style:style style:name="T1818" style:parent-style-name="Policepardéfaut" style:family="text">
      <style:text-properties fo:language="it" fo:country="IT"/>
    </style:style>
    <style:style style:name="T1819" style:parent-style-name="Policepardéfaut" style:family="text">
      <style:text-properties fo:language="it" fo:country="IT"/>
    </style:style>
    <style:style style:name="T1820" style:parent-style-name="Policepardéfaut" style:family="text">
      <style:text-properties fo:language="it" fo:country="IT"/>
    </style:style>
    <style:style style:name="T1821" style:parent-style-name="Policepardéfaut" style:family="text">
      <style:text-properties fo:language="it" fo:country="IT"/>
    </style:style>
    <style:style style:name="T1822" style:parent-style-name="Policepardéfaut" style:family="text">
      <style:text-properties fo:language="it" fo:country="IT"/>
    </style:style>
    <style:style style:name="T1823" style:parent-style-name="Policepardéfaut" style:family="text">
      <style:text-properties fo:language="it" fo:country="IT"/>
    </style:style>
    <style:style style:name="T1824" style:parent-style-name="Policepardéfaut" style:family="text">
      <style:text-properties fo:language="it" fo:country="IT"/>
    </style:style>
    <style:style style:name="T1825" style:parent-style-name="Policepardéfaut" style:family="text">
      <style:text-properties fo:language="it" fo:country="IT"/>
    </style:style>
    <style:style style:name="T1826" style:parent-style-name="Policepardéfaut" style:family="text">
      <style:text-properties fo:language="it" fo:country="IT"/>
    </style:style>
    <style:style style:name="T1827" style:parent-style-name="Policepardéfaut" style:family="text">
      <style:text-properties fo:language="it" fo:country="IT"/>
    </style:style>
    <style:style style:name="T1828" style:parent-style-name="Policepardéfaut" style:family="text">
      <style:text-properties fo:language="it" fo:country="IT"/>
    </style:style>
    <style:style style:name="T1829" style:parent-style-name="Policepardéfaut" style:family="text">
      <style:text-properties fo:language="it" fo:country="IT"/>
    </style:style>
    <style:style style:name="T1830" style:parent-style-name="Policepardéfaut" style:family="text">
      <style:text-properties fo:language="it" fo:country="IT"/>
    </style:style>
    <style:style style:name="T1831" style:parent-style-name="Policepardéfaut" style:family="text">
      <style:text-properties fo:language="it" fo:country="IT"/>
    </style:style>
    <style:style style:name="T1832" style:parent-style-name="Policepardéfaut" style:family="text">
      <style:text-properties fo:language="it" fo:country="IT"/>
    </style:style>
    <style:style style:name="T1833" style:parent-style-name="Policepardéfaut" style:family="text">
      <style:text-properties fo:language="it" fo:country="IT"/>
    </style:style>
    <style:style style:name="T1834" style:parent-style-name="Policepardéfaut" style:family="text">
      <style:text-properties fo:language="it" fo:country="IT"/>
    </style:style>
    <style:style style:name="T1835" style:parent-style-name="Policepardéfaut" style:family="text">
      <style:text-properties fo:language="it" fo:country="IT"/>
    </style:style>
    <style:style style:name="T1836" style:parent-style-name="Policepardéfaut" style:family="text">
      <style:text-properties fo:language="it" fo:country="IT"/>
    </style:style>
    <style:style style:name="T1837" style:parent-style-name="Policepardéfaut" style:family="text">
      <style:text-properties fo:language="it" fo:country="IT"/>
    </style:style>
    <style:style style:name="T1838" style:parent-style-name="Policepardéfaut" style:family="text">
      <style:text-properties fo:language="it" fo:country="IT"/>
    </style:style>
    <style:style style:name="T1839" style:parent-style-name="Policepardéfaut" style:family="text">
      <style:text-properties fo:language="it" fo:country="IT"/>
    </style:style>
    <style:style style:name="T1840" style:parent-style-name="Policepardéfaut" style:family="text">
      <style:text-properties fo:language="it" fo:country="IT"/>
    </style:style>
    <style:style style:name="T1841" style:parent-style-name="Policepardéfaut" style:family="text">
      <style:text-properties fo:language="it" fo:country="IT"/>
    </style:style>
    <style:style style:name="T1842" style:parent-style-name="Policepardéfaut" style:family="text">
      <style:text-properties fo:language="it" fo:country="IT"/>
    </style:style>
    <style:style style:name="T1843" style:parent-style-name="Policepardéfaut" style:family="text">
      <style:text-properties fo:language="it" fo:country="IT"/>
    </style:style>
    <style:style style:name="T1844" style:parent-style-name="Policepardéfaut" style:family="text">
      <style:text-properties fo:language="it" fo:country="IT"/>
    </style:style>
    <style:style style:name="T1845" style:parent-style-name="Policepardéfaut" style:family="text">
      <style:text-properties fo:language="it" fo:country="IT"/>
    </style:style>
    <style:style style:name="T1846" style:parent-style-name="Policepardéfaut" style:family="text">
      <style:text-properties fo:language="it" fo:country="IT"/>
    </style:style>
    <style:style style:name="T1847" style:parent-style-name="Policepardéfaut" style:family="text">
      <style:text-properties fo:language="it" fo:country="IT"/>
    </style:style>
    <style:style style:name="T1848" style:parent-style-name="Policepardéfaut" style:family="text">
      <style:text-properties fo:language="it" fo:country="IT"/>
    </style:style>
    <style:style style:name="T1849" style:parent-style-name="Policepardéfaut" style:family="text">
      <style:text-properties fo:language="it" fo:country="IT"/>
    </style:style>
    <style:style style:name="T1850" style:parent-style-name="Policepardéfaut" style:family="text">
      <style:text-properties fo:language="it" fo:country="IT"/>
    </style:style>
    <style:style style:name="T1851" style:parent-style-name="Policepardéfaut" style:family="text">
      <style:text-properties fo:language="it" fo:country="IT"/>
    </style:style>
    <style:style style:name="T1852" style:parent-style-name="Policepardéfaut" style:family="text">
      <style:text-properties fo:language="it" fo:country="IT"/>
    </style:style>
    <style:style style:name="T1853" style:parent-style-name="Policepardéfaut" style:family="text">
      <style:text-properties fo:language="it" fo:country="IT"/>
    </style:style>
    <style:style style:name="T1854" style:parent-style-name="Policepardéfaut" style:family="text">
      <style:text-properties fo:language="it" fo:country="IT"/>
    </style:style>
    <style:style style:name="T1855" style:parent-style-name="Policepardéfaut" style:family="text">
      <style:text-properties fo:language="it" fo:country="IT"/>
    </style:style>
    <style:style style:name="T1856" style:parent-style-name="Policepardéfaut" style:family="text">
      <style:text-properties fo:language="it" fo:country="IT"/>
    </style:style>
    <style:style style:name="T1857" style:parent-style-name="Policepardéfaut" style:family="text">
      <style:text-properties fo:language="it" fo:country="IT"/>
    </style:style>
    <style:style style:name="T1858" style:parent-style-name="Policepardéfaut" style:family="text">
      <style:text-properties fo:language="it" fo:country="IT"/>
    </style:style>
    <style:style style:name="T1859" style:parent-style-name="Policepardéfaut" style:family="text">
      <style:text-properties fo:language="it" fo:country="IT"/>
    </style:style>
    <style:style style:name="T1860" style:parent-style-name="Policepardéfaut" style:family="text">
      <style:text-properties fo:language="it" fo:country="IT"/>
    </style:style>
    <style:style style:name="T1861" style:parent-style-name="Policepardéfaut" style:family="text">
      <style:text-properties fo:language="it" fo:country="IT"/>
    </style:style>
    <style:style style:name="T1862" style:parent-style-name="Policepardéfaut" style:family="text">
      <style:text-properties fo:language="it" fo:country="IT"/>
    </style:style>
    <style:style style:name="T1863" style:parent-style-name="Policepardéfaut" style:family="text">
      <style:text-properties fo:language="it" fo:country="IT"/>
    </style:style>
    <style:style style:name="T1864" style:parent-style-name="Policepardéfaut" style:family="text">
      <style:text-properties fo:language="it" fo:country="IT"/>
    </style:style>
    <style:style style:name="T1865" style:parent-style-name="Policepardéfaut" style:family="text">
      <style:text-properties fo:language="it" fo:country="IT"/>
    </style:style>
    <style:style style:name="T1866" style:parent-style-name="Policepardéfaut" style:family="text">
      <style:text-properties fo:language="it" fo:country="IT"/>
    </style:style>
    <style:style style:name="T1867" style:parent-style-name="Policepardéfaut" style:family="text">
      <style:text-properties fo:language="it" fo:country="IT"/>
    </style:style>
    <style:style style:name="T1868" style:parent-style-name="Policepardéfaut" style:family="text">
      <style:text-properties fo:language="it" fo:country="IT"/>
    </style:style>
    <style:style style:name="T1869" style:parent-style-name="Policepardéfaut" style:family="text">
      <style:text-properties fo:language="it" fo:country="IT"/>
    </style:style>
    <style:style style:name="T1870" style:parent-style-name="Policepardéfaut" style:family="text">
      <style:text-properties fo:language="it" fo:country="IT"/>
    </style:style>
    <style:style style:name="T1871" style:parent-style-name="Policepardéfaut" style:family="text">
      <style:text-properties fo:language="it" fo:country="IT"/>
    </style:style>
    <style:style style:name="T1872" style:parent-style-name="Policepardéfaut" style:family="text">
      <style:text-properties fo:language="it" fo:country="IT"/>
    </style:style>
    <style:style style:name="T1873" style:parent-style-name="Policepardéfaut" style:family="text">
      <style:text-properties fo:language="it" fo:country="IT"/>
    </style:style>
    <style:style style:name="T1874" style:parent-style-name="Policepardéfaut" style:family="text">
      <style:text-properties fo:language="it" fo:country="IT"/>
    </style:style>
    <style:style style:name="T1875" style:parent-style-name="Policepardéfaut" style:family="text">
      <style:text-properties fo:language="it" fo:country="IT"/>
    </style:style>
    <style:style style:name="T1876" style:parent-style-name="Policepardéfaut" style:family="text">
      <style:text-properties fo:language="it" fo:country="IT"/>
    </style:style>
    <style:style style:name="T1877" style:parent-style-name="Policepardéfaut" style:family="text">
      <style:text-properties fo:language="it" fo:country="IT"/>
    </style:style>
    <style:style style:name="T1878" style:parent-style-name="Policepardéfaut" style:family="text">
      <style:text-properties fo:language="it" fo:country="IT"/>
    </style:style>
    <style:style style:name="T1879" style:parent-style-name="Policepardéfaut" style:family="text">
      <style:text-properties fo:language="it" fo:country="IT"/>
    </style:style>
    <style:style style:name="T1880" style:parent-style-name="Policepardéfaut" style:family="text">
      <style:text-properties fo:language="it" fo:country="IT"/>
    </style:style>
    <style:style style:name="T1881" style:parent-style-name="Policepardéfaut" style:family="text">
      <style:text-properties fo:language="it" fo:country="IT"/>
    </style:style>
    <style:style style:name="T1882" style:parent-style-name="Policepardéfaut" style:family="text">
      <style:text-properties fo:language="it" fo:country="IT"/>
    </style:style>
    <style:style style:name="T1883" style:parent-style-name="Policepardéfaut" style:family="text">
      <style:text-properties fo:language="it" fo:country="IT"/>
    </style:style>
    <style:style style:name="T1884" style:parent-style-name="Policepardéfaut" style:family="text">
      <style:text-properties fo:language="it" fo:country="IT"/>
    </style:style>
    <style:style style:name="T1885" style:parent-style-name="Policepardéfaut" style:family="text">
      <style:text-properties fo:language="it" fo:country="IT"/>
    </style:style>
    <style:style style:name="T1886" style:parent-style-name="Policepardéfaut" style:family="text">
      <style:text-properties fo:language="it" fo:country="IT"/>
    </style:style>
    <style:style style:name="T1887" style:parent-style-name="Policepardéfaut" style:family="text">
      <style:text-properties fo:language="it" fo:country="IT"/>
    </style:style>
    <style:style style:name="T1888" style:parent-style-name="Policepardéfaut" style:family="text">
      <style:text-properties fo:language="it" fo:country="IT"/>
    </style:style>
    <style:style style:name="T1889" style:parent-style-name="Policepardéfaut" style:family="text">
      <style:text-properties fo:language="it" fo:country="IT"/>
    </style:style>
    <style:style style:name="T1890" style:parent-style-name="Policepardéfaut" style:family="text">
      <style:text-properties fo:language="it" fo:country="IT"/>
    </style:style>
    <style:style style:name="T1891" style:parent-style-name="Policepardéfaut" style:family="text">
      <style:text-properties fo:language="it" fo:country="IT"/>
    </style:style>
    <style:style style:name="T1892" style:parent-style-name="Policepardéfaut" style:family="text">
      <style:text-properties fo:language="it" fo:country="IT"/>
    </style:style>
    <style:style style:name="T1893" style:parent-style-name="Policepardéfaut" style:family="text">
      <style:text-properties fo:language="it" fo:country="IT"/>
    </style:style>
    <style:style style:name="T1894" style:parent-style-name="Policepardéfaut" style:family="text">
      <style:text-properties fo:language="it" fo:country="IT"/>
    </style:style>
    <style:style style:name="T1895" style:parent-style-name="Policepardéfaut" style:family="text">
      <style:text-properties fo:language="it" fo:country="IT"/>
    </style:style>
    <style:style style:name="T1896" style:parent-style-name="Policepardéfaut" style:family="text">
      <style:text-properties fo:language="it" fo:country="IT"/>
    </style:style>
    <style:style style:name="T1897" style:parent-style-name="Policepardéfaut" style:family="text">
      <style:text-properties fo:language="it" fo:country="IT"/>
    </style:style>
    <style:style style:name="T1898" style:parent-style-name="Policepardéfaut" style:family="text">
      <style:text-properties fo:language="it" fo:country="IT"/>
    </style:style>
    <style:style style:name="T1899" style:parent-style-name="Policepardéfaut" style:family="text">
      <style:text-properties fo:language="it" fo:country="IT"/>
    </style:style>
    <style:style style:name="T1900" style:parent-style-name="Policepardéfaut" style:family="text">
      <style:text-properties fo:language="it" fo:country="IT"/>
    </style:style>
    <style:style style:name="T1901" style:parent-style-name="Policepardéfaut" style:family="text">
      <style:text-properties fo:language="it" fo:country="IT"/>
    </style:style>
    <style:style style:name="T1902" style:parent-style-name="Policepardéfaut" style:family="text">
      <style:text-properties fo:language="it" fo:country="IT"/>
    </style:style>
    <style:style style:name="T1903" style:parent-style-name="Policepardéfaut" style:family="text">
      <style:text-properties fo:language="it" fo:country="IT"/>
    </style:style>
    <style:style style:name="T1904" style:parent-style-name="Policepardéfaut" style:family="text">
      <style:text-properties fo:language="it" fo:country="IT"/>
    </style:style>
    <style:style style:name="T1905" style:parent-style-name="Policepardéfaut" style:family="text">
      <style:text-properties fo:language="it" fo:country="IT"/>
    </style:style>
    <style:style style:name="T1906" style:parent-style-name="Policepardéfaut" style:family="text">
      <style:text-properties fo:language="it" fo:country="IT"/>
    </style:style>
    <style:style style:name="T1907" style:parent-style-name="Policepardéfaut" style:family="text">
      <style:text-properties fo:language="it" fo:country="IT"/>
    </style:style>
    <style:style style:name="T1908" style:parent-style-name="Policepardéfaut" style:family="text">
      <style:text-properties fo:font-style="italic" style:font-style-asian="italic" fo:language="it" fo:country="IT"/>
    </style:style>
    <style:style style:name="T1909" style:parent-style-name="Policepardéfaut" style:family="text">
      <style:text-properties fo:font-style="italic" style:font-style-asian="italic" fo:language="it" fo:country="IT"/>
    </style:style>
    <style:style style:name="T1910" style:parent-style-name="Policepardéfaut" style:family="text">
      <style:text-properties fo:font-style="italic" style:font-style-asian="italic" fo:language="it" fo:country="IT"/>
    </style:style>
    <style:style style:name="T1911" style:parent-style-name="Policepardéfaut" style:family="text">
      <style:text-properties fo:font-style="italic" style:font-style-asian="italic" fo:language="it" fo:country="IT"/>
    </style:style>
    <style:style style:name="T1913" style:parent-style-name="Policepardéfaut" style:family="text">
      <style:text-properties fo:language="it" fo:country="IT"/>
    </style:style>
    <style:style style:name="P1912" style:parent-style-name="p" style:family="paragraph">
      <style:paragraph-properties fo:text-indent="0in">
        <style:drop-cap style:length="1" style:lines="3"/>
      </style:paragraph-properties>
    </style:style>
    <style:style style:name="T1914" style:parent-style-name="Policepardéfaut" style:family="text">
      <style:text-properties fo:language="it" fo:country="IT"/>
    </style:style>
    <style:style style:name="T1915" style:parent-style-name="Policepardéfaut" style:family="text">
      <style:text-properties fo:language="it" fo:country="IT"/>
    </style:style>
    <style:style style:name="T1916" style:parent-style-name="Policepardéfaut" style:family="text">
      <style:text-properties fo:language="it" fo:country="IT"/>
    </style:style>
    <style:style style:name="T1917" style:parent-style-name="Policepardéfaut" style:family="text">
      <style:text-properties fo:language="it" fo:country="IT"/>
    </style:style>
    <style:style style:name="T1918" style:parent-style-name="Policepardéfaut" style:family="text">
      <style:text-properties fo:language="it" fo:country="IT"/>
    </style:style>
    <style:style style:name="T1919" style:parent-style-name="Policepardéfaut" style:family="text">
      <style:text-properties fo:language="it" fo:country="IT"/>
    </style:style>
    <style:style style:name="T1920" style:parent-style-name="Policepardéfaut" style:family="text">
      <style:text-properties fo:language="it" fo:country="IT"/>
    </style:style>
    <style:style style:name="T1921" style:parent-style-name="Policepardéfaut" style:family="text">
      <style:text-properties fo:language="it" fo:country="IT"/>
    </style:style>
    <style:style style:name="T1922" style:parent-style-name="Policepardéfaut" style:family="text">
      <style:text-properties fo:language="it" fo:country="IT"/>
    </style:style>
    <style:style style:name="T1923" style:parent-style-name="Policepardéfaut" style:family="text">
      <style:text-properties fo:language="it" fo:country="IT"/>
    </style:style>
    <style:style style:name="T1924" style:parent-style-name="Policepardéfaut" style:family="text">
      <style:text-properties fo:language="it" fo:country="IT"/>
    </style:style>
    <style:style style:name="T1925" style:parent-style-name="Policepardéfaut" style:family="text">
      <style:text-properties fo:language="it" fo:country="IT"/>
    </style:style>
    <style:style style:name="T1926" style:parent-style-name="Policepardéfaut" style:family="text">
      <style:text-properties fo:language="it" fo:country="IT"/>
    </style:style>
    <style:style style:name="T1927" style:parent-style-name="Policepardéfaut" style:family="text">
      <style:text-properties fo:language="it" fo:country="IT"/>
    </style:style>
    <style:style style:name="T1928" style:parent-style-name="Policepardéfaut" style:family="text">
      <style:text-properties fo:language="it" fo:country="IT"/>
    </style:style>
    <style:style style:name="T1929" style:parent-style-name="Policepardéfaut" style:family="text">
      <style:text-properties fo:language="it" fo:country="IT"/>
    </style:style>
    <style:style style:name="T1930" style:parent-style-name="Policepardéfaut" style:family="text">
      <style:text-properties fo:language="it" fo:country="IT"/>
    </style:style>
    <style:style style:name="T1931" style:parent-style-name="Policepardéfaut" style:family="text">
      <style:text-properties fo:language="it" fo:country="IT"/>
    </style:style>
    <style:style style:name="T1932" style:parent-style-name="Policepardéfaut" style:family="text">
      <style:text-properties fo:language="it" fo:country="IT"/>
    </style:style>
    <style:style style:name="T1933" style:parent-style-name="Policepardéfaut" style:family="text">
      <style:text-properties fo:language="it" fo:country="IT"/>
    </style:style>
    <style:style style:name="T1934" style:parent-style-name="Policepardéfaut" style:family="text">
      <style:text-properties fo:language="it" fo:country="IT"/>
    </style:style>
    <style:style style:name="T1935" style:parent-style-name="Policepardéfaut" style:family="text">
      <style:text-properties fo:language="it" fo:country="IT"/>
    </style:style>
    <style:style style:name="T1936" style:parent-style-name="Policepardéfaut" style:family="text">
      <style:text-properties fo:language="it" fo:country="IT"/>
    </style:style>
    <style:style style:name="T1937" style:parent-style-name="Policepardéfaut" style:family="text">
      <style:text-properties fo:language="it" fo:country="IT"/>
    </style:style>
    <style:style style:name="T1938" style:parent-style-name="Policepardéfaut" style:family="text">
      <style:text-properties fo:language="it" fo:country="IT"/>
    </style:style>
    <style:style style:name="T1939" style:parent-style-name="Policepardéfaut" style:family="text">
      <style:text-properties fo:language="it" fo:country="IT"/>
    </style:style>
    <style:style style:name="T1940" style:parent-style-name="Policepardéfaut" style:family="text">
      <style:text-properties fo:language="it" fo:country="IT"/>
    </style:style>
    <style:style style:name="T1941" style:parent-style-name="Policepardéfaut" style:family="text">
      <style:text-properties fo:language="it" fo:country="IT"/>
    </style:style>
    <style:style style:name="T1942" style:parent-style-name="Policepardéfaut" style:family="text">
      <style:text-properties fo:language="it" fo:country="IT"/>
    </style:style>
    <style:style style:name="T1943" style:parent-style-name="Policepardéfaut" style:family="text">
      <style:text-properties fo:language="it" fo:country="IT"/>
    </style:style>
    <style:style style:name="T1944" style:parent-style-name="Policepardéfaut" style:family="text">
      <style:text-properties fo:language="it" fo:country="IT"/>
    </style:style>
    <style:style style:name="T1945" style:parent-style-name="Policepardéfaut" style:family="text">
      <style:text-properties fo:language="it" fo:country="IT"/>
    </style:style>
    <style:style style:name="T1946" style:parent-style-name="Policepardéfaut" style:family="text">
      <style:text-properties fo:language="it" fo:country="IT"/>
    </style:style>
    <style:style style:name="T1947" style:parent-style-name="Policepardéfaut" style:family="text">
      <style:text-properties fo:language="it" fo:country="IT"/>
    </style:style>
    <style:style style:name="T1948" style:parent-style-name="Policepardéfaut" style:family="text">
      <style:text-properties fo:language="it" fo:country="IT"/>
    </style:style>
    <style:style style:name="T1949" style:parent-style-name="Policepardéfaut" style:family="text">
      <style:text-properties fo:language="it" fo:country="IT"/>
    </style:style>
    <style:style style:name="T1950" style:parent-style-name="Policepardéfaut" style:family="text">
      <style:text-properties fo:language="it" fo:country="IT"/>
    </style:style>
    <style:style style:name="T1951" style:parent-style-name="Policepardéfaut" style:family="text">
      <style:text-properties fo:language="it" fo:country="IT"/>
    </style:style>
    <style:style style:name="T1952" style:parent-style-name="Policepardéfaut" style:family="text">
      <style:text-properties fo:language="it" fo:country="IT"/>
    </style:style>
    <style:style style:name="T1953" style:parent-style-name="Policepardéfaut" style:family="text">
      <style:text-properties fo:language="it" fo:country="IT"/>
    </style:style>
    <style:style style:name="T1954" style:parent-style-name="Policepardéfaut" style:family="text">
      <style:text-properties fo:language="it" fo:country="IT"/>
    </style:style>
    <style:style style:name="T1955" style:parent-style-name="Policepardéfaut" style:family="text">
      <style:text-properties fo:language="it" fo:country="IT"/>
    </style:style>
    <style:style style:name="T1956" style:parent-style-name="Policepardéfaut" style:family="text">
      <style:text-properties fo:language="it" fo:country="IT"/>
    </style:style>
    <style:style style:name="T1957" style:parent-style-name="Policepardéfaut" style:family="text">
      <style:text-properties fo:language="it" fo:country="IT"/>
    </style:style>
    <style:style style:name="T1958" style:parent-style-name="Policepardéfaut" style:family="text">
      <style:text-properties fo:language="it" fo:country="IT"/>
    </style:style>
    <style:style style:name="T1959" style:parent-style-name="Policepardéfaut" style:family="text">
      <style:text-properties fo:language="it" fo:country="IT"/>
    </style:style>
    <style:style style:name="T1960" style:parent-style-name="Policepardéfaut" style:family="text">
      <style:text-properties fo:language="it" fo:country="IT"/>
    </style:style>
    <style:style style:name="T1961" style:parent-style-name="Policepardéfaut" style:family="text">
      <style:text-properties fo:language="it" fo:country="IT"/>
    </style:style>
    <style:style style:name="T1962" style:parent-style-name="Policepardéfaut" style:family="text">
      <style:text-properties fo:language="it" fo:country="IT"/>
    </style:style>
    <style:style style:name="T1963" style:parent-style-name="Policepardéfaut" style:family="text">
      <style:text-properties fo:language="it" fo:country="IT"/>
    </style:style>
    <style:style style:name="T1964" style:parent-style-name="Policepardéfaut" style:family="text">
      <style:text-properties fo:language="it" fo:country="IT"/>
    </style:style>
    <style:style style:name="T1965" style:parent-style-name="Policepardéfaut" style:family="text">
      <style:text-properties fo:language="it" fo:country="IT"/>
    </style:style>
    <style:style style:name="T1966" style:parent-style-name="Policepardéfaut" style:family="text">
      <style:text-properties fo:language="it" fo:country="IT"/>
    </style:style>
    <style:style style:name="T1967" style:parent-style-name="Policepardéfaut" style:family="text">
      <style:text-properties fo:language="it" fo:country="IT"/>
    </style:style>
    <style:style style:name="T1968" style:parent-style-name="Policepardéfaut" style:family="text">
      <style:text-properties fo:language="it" fo:country="IT"/>
    </style:style>
    <style:style style:name="T1969" style:parent-style-name="Policepardéfaut" style:family="text">
      <style:text-properties fo:language="it" fo:country="IT"/>
    </style:style>
    <style:style style:name="T1970" style:parent-style-name="Policepardéfaut" style:family="text">
      <style:text-properties fo:language="it" fo:country="IT"/>
    </style:style>
    <style:style style:name="T1971" style:parent-style-name="Policepardéfaut" style:family="text">
      <style:text-properties fo:language="it" fo:country="IT"/>
    </style:style>
    <style:style style:name="T1972" style:parent-style-name="Policepardéfaut" style:family="text">
      <style:text-properties fo:language="it" fo:country="IT"/>
    </style:style>
    <style:style style:name="T1973" style:parent-style-name="Policepardéfaut" style:family="text">
      <style:text-properties fo:language="it" fo:country="IT"/>
    </style:style>
    <style:style style:name="T1974" style:parent-style-name="Policepardéfaut" style:family="text">
      <style:text-properties fo:language="it" fo:country="IT"/>
    </style:style>
    <style:style style:name="T1975" style:parent-style-name="Policepardéfaut" style:family="text">
      <style:text-properties fo:language="it" fo:country="IT"/>
    </style:style>
    <style:style style:name="T1976" style:parent-style-name="Policepardéfaut" style:family="text">
      <style:text-properties fo:language="it" fo:country="IT"/>
    </style:style>
    <style:style style:name="T1977" style:parent-style-name="Policepardéfaut" style:family="text">
      <style:text-properties fo:language="it" fo:country="IT"/>
    </style:style>
    <style:style style:name="T1978" style:parent-style-name="Policepardéfaut" style:family="text">
      <style:text-properties fo:language="it" fo:country="IT"/>
    </style:style>
    <style:style style:name="T1979" style:parent-style-name="Policepardéfaut" style:family="text">
      <style:text-properties fo:language="it" fo:country="IT"/>
    </style:style>
    <style:style style:name="T1980" style:parent-style-name="Policepardéfaut" style:family="text">
      <style:text-properties fo:language="it" fo:country="IT"/>
    </style:style>
    <style:style style:name="T1981" style:parent-style-name="Policepardéfaut" style:family="text">
      <style:text-properties fo:language="it" fo:country="IT"/>
    </style:style>
    <style:style style:name="T1982" style:parent-style-name="Policepardéfaut" style:family="text">
      <style:text-properties fo:language="it" fo:country="IT"/>
    </style:style>
    <style:style style:name="T1983" style:parent-style-name="Policepardéfaut" style:family="text">
      <style:text-properties fo:language="it" fo:country="IT"/>
    </style:style>
    <style:style style:name="T1984" style:parent-style-name="Policepardéfaut" style:family="text">
      <style:text-properties fo:language="it" fo:country="IT"/>
    </style:style>
    <style:style style:name="T1985" style:parent-style-name="Policepardéfaut" style:family="text">
      <style:text-properties fo:language="it" fo:country="IT"/>
    </style:style>
    <style:style style:name="T1986" style:parent-style-name="Policepardéfaut" style:family="text">
      <style:text-properties fo:language="it" fo:country="IT"/>
    </style:style>
    <style:style style:name="T1987" style:parent-style-name="Policepardéfaut" style:family="text">
      <style:text-properties fo:language="it" fo:country="IT"/>
    </style:style>
    <style:style style:name="T1988" style:parent-style-name="Policepardéfaut" style:family="text">
      <style:text-properties fo:language="it" fo:country="IT"/>
    </style:style>
    <style:style style:name="T1989" style:parent-style-name="Policepardéfaut" style:family="text">
      <style:text-properties fo:language="it" fo:country="IT"/>
    </style:style>
    <style:style style:name="T1990" style:parent-style-name="Policepardéfaut" style:family="text">
      <style:text-properties fo:language="it" fo:country="IT"/>
    </style:style>
    <style:style style:name="T1991" style:parent-style-name="Policepardéfaut" style:family="text">
      <style:text-properties fo:language="it" fo:country="IT"/>
    </style:style>
    <style:style style:name="T1992" style:parent-style-name="Policepardéfaut" style:family="text">
      <style:text-properties fo:language="it" fo:country="IT"/>
    </style:style>
    <style:style style:name="T1993" style:parent-style-name="Policepardéfaut" style:family="text">
      <style:text-properties fo:language="it" fo:country="IT"/>
    </style:style>
    <style:style style:name="T1994" style:parent-style-name="Policepardéfaut" style:family="text">
      <style:text-properties fo:language="it" fo:country="IT"/>
    </style:style>
    <style:style style:name="T1995" style:parent-style-name="Policepardéfaut" style:family="text">
      <style:text-properties fo:language="it" fo:country="IT"/>
    </style:style>
    <style:style style:name="T1996" style:parent-style-name="Policepardéfaut" style:family="text">
      <style:text-properties fo:language="it" fo:country="IT"/>
    </style:style>
    <style:style style:name="T1997" style:parent-style-name="Policepardéfaut" style:family="text">
      <style:text-properties fo:language="it" fo:country="IT"/>
    </style:style>
    <style:style style:name="T1998" style:parent-style-name="Policepardéfaut" style:family="text">
      <style:text-properties fo:language="it" fo:country="IT"/>
    </style:style>
    <style:style style:name="T1999" style:parent-style-name="Policepardéfaut" style:family="text">
      <style:text-properties fo:language="it" fo:country="IT"/>
    </style:style>
    <style:style style:name="T2000" style:parent-style-name="Policepardéfaut" style:family="text">
      <style:text-properties fo:language="it" fo:country="IT"/>
    </style:style>
    <style:style style:name="T2001" style:parent-style-name="Policepardéfaut" style:family="text">
      <style:text-properties fo:language="it" fo:country="IT"/>
    </style:style>
    <style:style style:name="T2002" style:parent-style-name="Policepardéfaut" style:family="text">
      <style:text-properties fo:language="it" fo:country="IT"/>
    </style:style>
    <style:style style:name="T2003" style:parent-style-name="Policepardéfaut" style:family="text">
      <style:text-properties fo:language="it" fo:country="IT"/>
    </style:style>
    <style:style style:name="T2004" style:parent-style-name="Policepardéfaut" style:family="text">
      <style:text-properties fo:language="it" fo:country="IT"/>
    </style:style>
    <style:style style:name="T2005" style:parent-style-name="Policepardéfaut" style:family="text">
      <style:text-properties fo:language="it" fo:country="IT"/>
    </style:style>
    <style:style style:name="T2006" style:parent-style-name="Policepardéfaut" style:family="text">
      <style:text-properties fo:language="it" fo:country="IT"/>
    </style:style>
    <style:style style:name="T2007" style:parent-style-name="Policepardéfaut" style:family="text">
      <style:text-properties fo:language="it" fo:country="IT"/>
    </style:style>
    <style:style style:name="T2008" style:parent-style-name="Policepardéfaut" style:family="text">
      <style:text-properties fo:language="it" fo:country="IT"/>
    </style:style>
    <style:style style:name="T2009" style:parent-style-name="Policepardéfaut" style:family="text">
      <style:text-properties fo:language="it" fo:country="IT"/>
    </style:style>
    <style:style style:name="T2010" style:parent-style-name="Policepardéfaut" style:family="text">
      <style:text-properties fo:language="it" fo:country="IT"/>
    </style:style>
    <style:style style:name="T2011" style:parent-style-name="Policepardéfaut" style:family="text">
      <style:text-properties fo:language="it" fo:country="IT"/>
    </style:style>
    <style:style style:name="T2012" style:parent-style-name="Policepardéfaut" style:family="text">
      <style:text-properties fo:language="it" fo:country="IT"/>
    </style:style>
    <style:style style:name="T2013" style:parent-style-name="Policepardéfaut" style:family="text">
      <style:text-properties fo:language="it" fo:country="IT"/>
    </style:style>
    <style:style style:name="T2014" style:parent-style-name="Policepardéfaut" style:family="text">
      <style:text-properties fo:language="it" fo:country="IT"/>
    </style:style>
    <style:style style:name="T2015" style:parent-style-name="Policepardéfaut" style:family="text">
      <style:text-properties fo:language="it" fo:country="IT"/>
    </style:style>
    <style:style style:name="T2016" style:parent-style-name="Policepardéfaut" style:family="text">
      <style:text-properties fo:language="it" fo:country="IT"/>
    </style:style>
    <style:style style:name="T2017" style:parent-style-name="Policepardéfaut" style:family="text">
      <style:text-properties fo:language="it" fo:country="IT"/>
    </style:style>
    <style:style style:name="T2018" style:parent-style-name="Policepardéfaut" style:family="text">
      <style:text-properties fo:language="it" fo:country="IT"/>
    </style:style>
    <style:style style:name="T2019" style:parent-style-name="Policepardéfaut" style:family="text">
      <style:text-properties fo:language="it" fo:country="IT"/>
    </style:style>
    <style:style style:name="T2020" style:parent-style-name="Policepardéfaut" style:family="text">
      <style:text-properties fo:language="it" fo:country="IT"/>
    </style:style>
    <style:style style:name="T2021" style:parent-style-name="Policepardéfaut" style:family="text">
      <style:text-properties fo:language="it" fo:country="IT"/>
    </style:style>
    <style:style style:name="T2022" style:parent-style-name="Policepardéfaut" style:family="text">
      <style:text-properties fo:language="it" fo:country="IT"/>
    </style:style>
    <style:style style:name="T2023" style:parent-style-name="Policepardéfaut" style:family="text">
      <style:text-properties fo:language="it" fo:country="IT"/>
    </style:style>
    <style:style style:name="T2024" style:parent-style-name="Policepardéfaut" style:family="text">
      <style:text-properties fo:language="it" fo:country="IT"/>
    </style:style>
    <style:style style:name="T2025" style:parent-style-name="Policepardéfaut" style:family="text">
      <style:text-properties fo:language="it" fo:country="IT"/>
    </style:style>
    <style:style style:name="T2026" style:parent-style-name="Policepardéfaut" style:family="text">
      <style:text-properties fo:language="it" fo:country="IT"/>
    </style:style>
    <style:style style:name="T2027" style:parent-style-name="Policepardéfaut" style:family="text">
      <style:text-properties fo:language="it" fo:country="IT"/>
    </style:style>
    <style:style style:name="T2028" style:parent-style-name="Policepardéfaut" style:family="text">
      <style:text-properties fo:language="it" fo:country="IT"/>
    </style:style>
    <style:style style:name="T2029" style:parent-style-name="Policepardéfaut" style:family="text">
      <style:text-properties fo:language="it" fo:country="IT"/>
    </style:style>
    <style:style style:name="T2030" style:parent-style-name="Policepardéfaut" style:family="text">
      <style:text-properties fo:language="it" fo:country="IT"/>
    </style:style>
    <style:style style:name="T2031" style:parent-style-name="Policepardéfaut" style:family="text">
      <style:text-properties fo:language="it" fo:country="IT"/>
    </style:style>
    <style:style style:name="T2032" style:parent-style-name="Policepardéfaut" style:family="text">
      <style:text-properties fo:language="it" fo:country="IT"/>
    </style:style>
    <style:style style:name="T2033" style:parent-style-name="Policepardéfaut" style:family="text">
      <style:text-properties fo:language="it" fo:country="IT"/>
    </style:style>
    <style:style style:name="T2034" style:parent-style-name="Policepardéfaut" style:family="text">
      <style:text-properties fo:language="it" fo:country="IT"/>
    </style:style>
    <style:style style:name="T2035" style:parent-style-name="Policepardéfaut" style:family="text">
      <style:text-properties fo:language="it" fo:country="IT"/>
    </style:style>
    <style:style style:name="T2036" style:parent-style-name="Policepardéfaut" style:family="text">
      <style:text-properties fo:language="it" fo:country="IT"/>
    </style:style>
    <style:style style:name="T2037" style:parent-style-name="Policepardéfaut" style:family="text">
      <style:text-properties fo:language="it" fo:country="IT"/>
    </style:style>
    <style:style style:name="T2038" style:parent-style-name="Policepardéfaut" style:family="text">
      <style:text-properties fo:language="it" fo:country="IT"/>
    </style:style>
    <style:style style:name="T2039" style:parent-style-name="Policepardéfaut" style:family="text">
      <style:text-properties fo:language="it" fo:country="IT"/>
    </style:style>
    <style:style style:name="T2040" style:parent-style-name="Policepardéfaut" style:family="text">
      <style:text-properties fo:language="it" fo:country="IT"/>
    </style:style>
    <style:style style:name="T2041" style:parent-style-name="Policepardéfaut" style:family="text">
      <style:text-properties fo:language="it" fo:country="IT"/>
    </style:style>
    <style:style style:name="T2042" style:parent-style-name="Policepardéfaut" style:family="text">
      <style:text-properties fo:language="it" fo:country="IT"/>
    </style:style>
    <style:style style:name="T2043" style:parent-style-name="Policepardéfaut" style:family="text">
      <style:text-properties fo:language="it" fo:country="IT"/>
    </style:style>
    <style:style style:name="T2044" style:parent-style-name="Policepardéfaut" style:family="text">
      <style:text-properties fo:language="it" fo:country="IT"/>
    </style:style>
    <style:style style:name="T2045" style:parent-style-name="Policepardéfaut" style:family="text">
      <style:text-properties fo:language="it" fo:country="IT"/>
    </style:style>
    <style:style style:name="T2046" style:parent-style-name="Policepardéfaut" style:family="text">
      <style:text-properties fo:language="it" fo:country="IT"/>
    </style:style>
    <style:style style:name="T2047" style:parent-style-name="Policepardéfaut" style:family="text">
      <style:text-properties fo:language="it" fo:country="IT"/>
    </style:style>
    <style:style style:name="T2048" style:parent-style-name="Policepardéfaut" style:family="text">
      <style:text-properties fo:language="it" fo:country="IT"/>
    </style:style>
    <style:style style:name="T2049" style:parent-style-name="Policepardéfaut" style:family="text">
      <style:text-properties fo:language="it" fo:country="IT"/>
    </style:style>
    <style:style style:name="T2050" style:parent-style-name="Policepardéfaut" style:family="text">
      <style:text-properties fo:language="it" fo:country="IT"/>
    </style:style>
    <style:style style:name="T2051" style:parent-style-name="Policepardéfaut" style:family="text">
      <style:text-properties fo:language="it" fo:country="IT"/>
    </style:style>
    <style:style style:name="T2052" style:parent-style-name="Policepardéfaut" style:family="text">
      <style:text-properties fo:language="it" fo:country="IT"/>
    </style:style>
    <style:style style:name="T2053" style:parent-style-name="Policepardéfaut" style:family="text">
      <style:text-properties fo:language="it" fo:country="IT"/>
    </style:style>
    <style:style style:name="T2054" style:parent-style-name="Policepardéfaut" style:family="text">
      <style:text-properties fo:language="it" fo:country="IT"/>
    </style:style>
    <style:style style:name="T2055" style:parent-style-name="Policepardéfaut" style:family="text">
      <style:text-properties fo:language="it" fo:country="IT"/>
    </style:style>
    <style:style style:name="T2056" style:parent-style-name="Policepardéfaut" style:family="text">
      <style:text-properties fo:language="it" fo:country="IT"/>
    </style:style>
    <style:style style:name="T2057" style:parent-style-name="Policepardéfaut" style:family="text">
      <style:text-properties fo:language="it" fo:country="IT"/>
    </style:style>
    <style:style style:name="T2058" style:parent-style-name="Policepardéfaut" style:family="text">
      <style:text-properties fo:language="it" fo:country="IT"/>
    </style:style>
    <style:style style:name="T2059" style:parent-style-name="Policepardéfaut" style:family="text">
      <style:text-properties fo:language="it" fo:country="IT"/>
    </style:style>
    <style:style style:name="T2060" style:parent-style-name="Policepardéfaut" style:family="text">
      <style:text-properties fo:language="it" fo:country="IT"/>
    </style:style>
    <style:style style:name="T2061" style:parent-style-name="Policepardéfaut" style:family="text">
      <style:text-properties fo:language="it" fo:country="IT"/>
    </style:style>
    <style:style style:name="T2062" style:parent-style-name="Policepardéfaut" style:family="text">
      <style:text-properties fo:language="it" fo:country="IT"/>
    </style:style>
    <style:style style:name="T2063" style:parent-style-name="Policepardéfaut" style:family="text">
      <style:text-properties fo:language="it" fo:country="IT"/>
    </style:style>
    <style:style style:name="T2064" style:parent-style-name="Policepardéfaut" style:family="text">
      <style:text-properties fo:language="it" fo:country="IT"/>
    </style:style>
    <style:style style:name="T2065" style:parent-style-name="Policepardéfaut" style:family="text">
      <style:text-properties fo:language="it" fo:country="IT"/>
    </style:style>
    <style:style style:name="T2066" style:parent-style-name="Policepardéfaut" style:family="text">
      <style:text-properties fo:language="it" fo:country="IT"/>
    </style:style>
    <style:style style:name="T2067" style:parent-style-name="Policepardéfaut" style:family="text">
      <style:text-properties fo:language="it" fo:country="IT"/>
    </style:style>
    <style:style style:name="T2068" style:parent-style-name="Policepardéfaut" style:family="text">
      <style:text-properties fo:language="it" fo:country="IT"/>
    </style:style>
    <style:style style:name="T2069" style:parent-style-name="Policepardéfaut" style:family="text">
      <style:text-properties fo:language="it" fo:country="IT"/>
    </style:style>
    <style:style style:name="T2070" style:parent-style-name="Policepardéfaut" style:family="text">
      <style:text-properties fo:language="it" fo:country="IT"/>
    </style:style>
    <style:style style:name="T2071" style:parent-style-name="Policepardéfaut" style:family="text">
      <style:text-properties fo:language="it" fo:country="IT"/>
    </style:style>
    <style:style style:name="T2072" style:parent-style-name="Policepardéfaut" style:family="text">
      <style:text-properties fo:language="it" fo:country="IT"/>
    </style:style>
    <style:style style:name="T2073" style:parent-style-name="Policepardéfaut" style:family="text">
      <style:text-properties fo:language="it" fo:country="IT"/>
    </style:style>
    <style:style style:name="T2074" style:parent-style-name="Policepardéfaut" style:family="text">
      <style:text-properties fo:language="it" fo:country="IT"/>
    </style:style>
    <style:style style:name="T2075" style:parent-style-name="Policepardéfaut" style:family="text">
      <style:text-properties fo:language="it" fo:country="IT"/>
    </style:style>
    <style:style style:name="T2076" style:parent-style-name="Policepardéfaut" style:family="text">
      <style:text-properties fo:language="it" fo:country="IT"/>
    </style:style>
    <style:style style:name="T2077" style:parent-style-name="Policepardéfaut" style:family="text">
      <style:text-properties fo:language="it" fo:country="IT"/>
    </style:style>
    <style:style style:name="T2078" style:parent-style-name="Policepardéfaut" style:family="text">
      <style:text-properties fo:language="it" fo:country="IT"/>
    </style:style>
    <style:style style:name="T2079" style:parent-style-name="Policepardéfaut" style:family="text">
      <style:text-properties fo:language="it" fo:country="IT"/>
    </style:style>
    <style:style style:name="T2080" style:parent-style-name="Policepardéfaut" style:family="text">
      <style:text-properties fo:language="it" fo:country="IT"/>
    </style:style>
    <style:style style:name="T2081" style:parent-style-name="Policepardéfaut" style:family="text">
      <style:text-properties fo:language="it" fo:country="IT"/>
    </style:style>
    <style:style style:name="T2082" style:parent-style-name="Policepardéfaut" style:family="text">
      <style:text-properties fo:language="it" fo:country="IT"/>
    </style:style>
    <style:style style:name="T2083" style:parent-style-name="Policepardéfaut" style:family="text">
      <style:text-properties fo:language="it" fo:country="IT"/>
    </style:style>
    <style:style style:name="T2084" style:parent-style-name="Policepardéfaut" style:family="text">
      <style:text-properties fo:language="it" fo:country="IT"/>
    </style:style>
    <style:style style:name="T2085" style:parent-style-name="Policepardéfaut" style:family="text">
      <style:text-properties fo:language="it" fo:country="IT"/>
    </style:style>
    <style:style style:name="T2086" style:parent-style-name="Policepardéfaut" style:family="text">
      <style:text-properties fo:language="it" fo:country="IT"/>
    </style:style>
    <style:style style:name="T2087" style:parent-style-name="Policepardéfaut" style:family="text">
      <style:text-properties fo:language="it" fo:country="IT"/>
    </style:style>
    <style:style style:name="T2088" style:parent-style-name="Policepardéfaut" style:family="text">
      <style:text-properties fo:language="it" fo:country="IT"/>
    </style:style>
    <style:style style:name="T2089" style:parent-style-name="Policepardéfaut" style:family="text">
      <style:text-properties fo:language="it" fo:country="IT"/>
    </style:style>
    <style:style style:name="T2090" style:parent-style-name="Policepardéfaut" style:family="text">
      <style:text-properties fo:language="it" fo:country="IT"/>
    </style:style>
    <style:style style:name="T2091" style:parent-style-name="Policepardéfaut" style:family="text">
      <style:text-properties fo:language="it" fo:country="IT"/>
    </style:style>
    <style:style style:name="T2092" style:parent-style-name="Policepardéfaut" style:family="text">
      <style:text-properties fo:language="it" fo:country="IT"/>
    </style:style>
    <style:style style:name="T2093" style:parent-style-name="Policepardéfaut" style:family="text">
      <style:text-properties fo:language="it" fo:country="IT"/>
    </style:style>
    <style:style style:name="T2094" style:parent-style-name="Policepardéfaut" style:family="text">
      <style:text-properties fo:language="it" fo:country="IT"/>
    </style:style>
    <style:style style:name="T2095" style:parent-style-name="Policepardéfaut" style:family="text">
      <style:text-properties fo:language="it" fo:country="IT"/>
    </style:style>
    <style:style style:name="T2096" style:parent-style-name="Policepardéfaut" style:family="text">
      <style:text-properties fo:language="it" fo:country="IT"/>
    </style:style>
    <style:style style:name="T2097" style:parent-style-name="Policepardéfaut" style:family="text">
      <style:text-properties fo:language="it" fo:country="IT"/>
    </style:style>
    <style:style style:name="T2098" style:parent-style-name="Policepardéfaut" style:family="text">
      <style:text-properties fo:language="it" fo:country="IT"/>
    </style:style>
    <style:style style:name="T2099" style:parent-style-name="Policepardéfaut" style:family="text">
      <style:text-properties fo:language="it" fo:country="IT"/>
    </style:style>
    <style:style style:name="T2100" style:parent-style-name="Policepardéfaut" style:family="text">
      <style:text-properties fo:language="it" fo:country="IT"/>
    </style:style>
    <style:style style:name="T2101" style:parent-style-name="Policepardéfaut" style:family="text">
      <style:text-properties fo:language="it" fo:country="IT"/>
    </style:style>
    <style:style style:name="T2102" style:parent-style-name="Policepardéfaut" style:family="text">
      <style:text-properties fo:language="it" fo:country="IT"/>
    </style:style>
    <style:style style:name="T2103" style:parent-style-name="Policepardéfaut" style:family="text">
      <style:text-properties fo:language="it" fo:country="IT"/>
    </style:style>
    <style:style style:name="T2104" style:parent-style-name="Policepardéfaut" style:family="text">
      <style:text-properties fo:language="it" fo:country="IT"/>
    </style:style>
    <style:style style:name="T2105" style:parent-style-name="Policepardéfaut" style:family="text">
      <style:text-properties fo:language="it" fo:country="IT"/>
    </style:style>
    <style:style style:name="T2106" style:parent-style-name="Policepardéfaut" style:family="text">
      <style:text-properties fo:language="it" fo:country="IT"/>
    </style:style>
    <style:style style:name="T2107" style:parent-style-name="Policepardéfaut" style:family="text">
      <style:text-properties fo:language="it" fo:country="IT"/>
    </style:style>
    <style:style style:name="T2108" style:parent-style-name="Policepardéfaut" style:family="text">
      <style:text-properties fo:language="it" fo:country="IT"/>
    </style:style>
    <style:style style:name="T2109" style:parent-style-name="Policepardéfaut" style:family="text">
      <style:text-properties fo:language="it" fo:country="IT"/>
    </style:style>
    <style:style style:name="T2110" style:parent-style-name="Policepardéfaut" style:family="text">
      <style:text-properties fo:language="it" fo:country="IT"/>
    </style:style>
    <style:style style:name="T2111" style:parent-style-name="Policepardéfaut" style:family="text">
      <style:text-properties fo:language="it" fo:country="IT"/>
    </style:style>
    <style:style style:name="T2112" style:parent-style-name="Policepardéfaut" style:family="text">
      <style:text-properties fo:language="it" fo:country="IT"/>
    </style:style>
    <style:style style:name="T2113" style:parent-style-name="Policepardéfaut" style:family="text">
      <style:text-properties fo:language="it" fo:country="IT"/>
    </style:style>
    <style:style style:name="T2114" style:parent-style-name="Policepardéfaut" style:family="text">
      <style:text-properties fo:language="it" fo:country="IT"/>
    </style:style>
    <style:style style:name="T2115" style:parent-style-name="Policepardéfaut" style:family="text">
      <style:text-properties fo:language="it" fo:country="IT"/>
    </style:style>
    <style:style style:name="T2116" style:parent-style-name="Policepardéfaut" style:family="text">
      <style:text-properties fo:language="it" fo:country="IT"/>
    </style:style>
    <style:style style:name="T2117" style:parent-style-name="Policepardéfaut" style:family="text">
      <style:text-properties fo:language="it" fo:country="IT"/>
    </style:style>
    <style:style style:name="T2118" style:parent-style-name="Policepardéfaut" style:family="text">
      <style:text-properties fo:language="it" fo:country="IT"/>
    </style:style>
    <style:style style:name="T2119" style:parent-style-name="Policepardéfaut" style:family="text">
      <style:text-properties fo:language="it" fo:country="IT"/>
    </style:style>
    <style:style style:name="T2120" style:parent-style-name="Policepardéfaut" style:family="text">
      <style:text-properties fo:language="it" fo:country="IT"/>
    </style:style>
    <style:style style:name="T2121" style:parent-style-name="Policepardéfaut" style:family="text">
      <style:text-properties fo:language="it" fo:country="IT"/>
    </style:style>
    <style:style style:name="T2122" style:parent-style-name="Policepardéfaut" style:family="text">
      <style:text-properties fo:language="it" fo:country="IT"/>
    </style:style>
    <style:style style:name="T2123" style:parent-style-name="Policepardéfaut" style:family="text">
      <style:text-properties fo:language="it" fo:country="IT"/>
    </style:style>
    <style:style style:name="T2124" style:parent-style-name="Policepardéfaut" style:family="text">
      <style:text-properties fo:language="it" fo:country="IT"/>
    </style:style>
    <style:style style:name="T2125" style:parent-style-name="Policepardéfaut" style:family="text">
      <style:text-properties fo:language="it" fo:country="IT"/>
    </style:style>
    <style:style style:name="T2126" style:parent-style-name="Policepardéfaut" style:family="text">
      <style:text-properties fo:language="it" fo:country="IT"/>
    </style:style>
    <style:style style:name="T2127" style:parent-style-name="Policepardéfaut" style:family="text">
      <style:text-properties fo:language="it" fo:country="IT"/>
    </style:style>
    <style:style style:name="T2128" style:parent-style-name="Policepardéfaut" style:family="text">
      <style:text-properties fo:language="it" fo:country="IT"/>
    </style:style>
    <style:style style:name="T2129" style:parent-style-name="Policepardéfaut" style:family="text">
      <style:text-properties fo:language="it" fo:country="IT"/>
    </style:style>
    <style:style style:name="T2130" style:parent-style-name="Policepardéfaut" style:family="text">
      <style:text-properties fo:language="it" fo:country="IT"/>
    </style:style>
    <style:style style:name="T2131" style:parent-style-name="Policepardéfaut" style:family="text">
      <style:text-properties fo:language="it" fo:country="IT"/>
    </style:style>
    <style:style style:name="T2132" style:parent-style-name="Policepardéfaut" style:family="text">
      <style:text-properties fo:language="it" fo:country="IT"/>
    </style:style>
    <style:style style:name="T2133" style:parent-style-name="Policepardéfaut" style:family="text">
      <style:text-properties fo:language="it" fo:country="IT"/>
    </style:style>
    <style:style style:name="T2134" style:parent-style-name="Policepardéfaut" style:family="text">
      <style:text-properties fo:language="it" fo:country="IT"/>
    </style:style>
    <style:style style:name="T2135" style:parent-style-name="Policepardéfaut" style:family="text">
      <style:text-properties fo:language="it" fo:country="IT"/>
    </style:style>
    <style:style style:name="T2136" style:parent-style-name="Policepardéfaut" style:family="text">
      <style:text-properties fo:language="it" fo:country="IT"/>
    </style:style>
    <style:style style:name="T2137" style:parent-style-name="Policepardéfaut" style:family="text">
      <style:text-properties fo:language="it" fo:country="IT"/>
    </style:style>
    <style:style style:name="T2138" style:parent-style-name="Policepardéfaut" style:family="text">
      <style:text-properties fo:language="it" fo:country="IT"/>
    </style:style>
    <style:style style:name="T2139" style:parent-style-name="Policepardéfaut" style:family="text">
      <style:text-properties fo:language="it" fo:country="IT"/>
    </style:style>
    <style:style style:name="T2140" style:parent-style-name="Policepardéfaut" style:family="text">
      <style:text-properties fo:language="it" fo:country="IT"/>
    </style:style>
    <style:style style:name="T2141" style:parent-style-name="Policepardéfaut" style:family="text">
      <style:text-properties fo:language="it" fo:country="IT"/>
    </style:style>
    <style:style style:name="T2142" style:parent-style-name="Policepardéfaut" style:family="text">
      <style:text-properties fo:language="it" fo:country="IT"/>
    </style:style>
    <style:style style:name="T2143" style:parent-style-name="Policepardéfaut" style:family="text">
      <style:text-properties fo:language="it" fo:country="IT"/>
    </style:style>
    <style:style style:name="T2144" style:parent-style-name="Policepardéfaut" style:family="text">
      <style:text-properties fo:language="it" fo:country="IT"/>
    </style:style>
    <style:style style:name="T2145" style:parent-style-name="Policepardéfaut" style:family="text">
      <style:text-properties fo:language="it" fo:country="IT"/>
    </style:style>
    <style:style style:name="T2146" style:parent-style-name="Policepardéfaut" style:family="text">
      <style:text-properties fo:language="it" fo:country="IT"/>
    </style:style>
    <style:style style:name="T2147" style:parent-style-name="Policepardéfaut" style:family="text">
      <style:text-properties fo:language="it" fo:country="IT"/>
    </style:style>
    <style:style style:name="T2148" style:parent-style-name="Policepardéfaut" style:family="text">
      <style:text-properties fo:language="it" fo:country="IT"/>
    </style:style>
    <style:style style:name="T2149" style:parent-style-name="Policepardéfaut" style:family="text">
      <style:text-properties fo:language="it" fo:country="IT"/>
    </style:style>
    <style:style style:name="T2150" style:parent-style-name="Policepardéfaut" style:family="text">
      <style:text-properties fo:language="it" fo:country="IT"/>
    </style:style>
    <style:style style:name="T2151" style:parent-style-name="Policepardéfaut" style:family="text">
      <style:text-properties fo:language="it" fo:country="IT"/>
    </style:style>
    <style:style style:name="T2152" style:parent-style-name="Policepardéfaut" style:family="text">
      <style:text-properties fo:language="it" fo:country="IT"/>
    </style:style>
    <style:style style:name="T2153" style:parent-style-name="Policepardéfaut" style:family="text">
      <style:text-properties fo:language="it" fo:country="IT"/>
    </style:style>
    <style:style style:name="T2154" style:parent-style-name="Policepardéfaut" style:family="text">
      <style:text-properties fo:language="it" fo:country="IT"/>
    </style:style>
    <style:style style:name="T2155" style:parent-style-name="Policepardéfaut" style:family="text">
      <style:text-properties fo:language="it" fo:country="IT"/>
    </style:style>
    <style:style style:name="T2156" style:parent-style-name="Policepardéfaut" style:family="text">
      <style:text-properties fo:language="it" fo:country="IT"/>
    </style:style>
    <style:style style:name="T2157" style:parent-style-name="Policepardéfaut" style:family="text">
      <style:text-properties fo:language="it" fo:country="IT"/>
    </style:style>
    <style:style style:name="T2158" style:parent-style-name="Policepardéfaut" style:family="text">
      <style:text-properties fo:language="it" fo:country="IT"/>
    </style:style>
    <style:style style:name="T2159" style:parent-style-name="Policepardéfaut" style:family="text">
      <style:text-properties fo:language="it" fo:country="IT"/>
    </style:style>
    <style:style style:name="T2160" style:parent-style-name="Policepardéfaut" style:family="text">
      <style:text-properties fo:language="it" fo:country="IT"/>
    </style:style>
    <style:style style:name="T2161" style:parent-style-name="Policepardéfaut" style:family="text">
      <style:text-properties fo:language="it" fo:country="IT"/>
    </style:style>
    <style:style style:name="T2162" style:parent-style-name="Policepardéfaut" style:family="text">
      <style:text-properties fo:language="it" fo:country="IT"/>
    </style:style>
    <style:style style:name="T2163" style:parent-style-name="Policepardéfaut" style:family="text">
      <style:text-properties fo:language="it" fo:country="IT"/>
    </style:style>
    <style:style style:name="T2164" style:parent-style-name="Policepardéfaut" style:family="text">
      <style:text-properties fo:language="it" fo:country="IT"/>
    </style:style>
    <style:style style:name="T2165" style:parent-style-name="Policepardéfaut" style:family="text">
      <style:text-properties fo:language="it" fo:country="IT"/>
    </style:style>
    <style:style style:name="T2166" style:parent-style-name="Policepardéfaut" style:family="text">
      <style:text-properties fo:language="it" fo:country="IT"/>
    </style:style>
    <style:style style:name="T2167" style:parent-style-name="Policepardéfaut" style:family="text">
      <style:text-properties fo:font-style="italic" style:font-style-asian="italic" style:font-style-complex="italic" fo:language="it" fo:country="IT"/>
    </style:style>
    <style:style style:name="T2168" style:parent-style-name="Policepardéfaut" style:family="text">
      <style:text-properties fo:font-style="italic" style:font-style-asian="italic" style:font-style-complex="italic" fo:language="it" fo:country="IT"/>
    </style:style>
    <style:style style:name="T2169" style:parent-style-name="Policepardéfaut" style:family="text">
      <style:text-properties fo:font-style="italic" style:font-style-asian="italic" style:font-style-complex="italic" fo:language="it" fo:country="IT"/>
    </style:style>
    <style:style style:name="T2170" style:parent-style-name="Policepardéfaut" style:family="text">
      <style:text-properties fo:font-style="italic" style:font-style-asian="italic" style:font-style-complex="italic" fo:language="it" fo:country="IT"/>
    </style:style>
    <style:style style:name="T2171" style:parent-style-name="Policepardéfaut" style:family="text">
      <style:text-properties fo:font-style="italic" style:font-style-asian="italic" style:font-style-complex="italic" fo:language="it" fo:country="IT"/>
    </style:style>
    <style:style style:name="T2172" style:parent-style-name="Policepardéfaut" style:family="text">
      <style:text-properties fo:font-style="italic" style:font-style-asian="italic" style:font-style-complex="italic" fo:language="it" fo:country="IT"/>
    </style:style>
    <style:style style:name="T2173" style:parent-style-name="Policepardéfaut" style:family="text">
      <style:text-properties fo:font-style="italic" style:font-style-asian="italic" style:font-style-complex="italic" fo:language="it" fo:country="IT"/>
    </style:style>
    <style:style style:name="T2174" style:parent-style-name="Policepardéfaut" style:family="text">
      <style:text-properties fo:font-style="italic" style:font-style-asian="italic" style:font-style-complex="italic" fo:language="it" fo:country="IT"/>
    </style:style>
    <style:style style:name="T2175" style:parent-style-name="Policepardéfaut" style:family="text">
      <style:text-properties fo:font-style="italic" style:font-style-asian="italic" style:font-style-complex="italic" fo:language="it" fo:country="IT"/>
    </style:style>
    <style:style style:name="T2176" style:parent-style-name="Policepardéfaut" style:family="text">
      <style:text-properties fo:font-style="italic" style:font-style-asian="italic" style:font-style-complex="italic" fo:language="it" fo:country="IT"/>
    </style:style>
    <style:style style:name="T2177" style:parent-style-name="Policepardéfaut" style:family="text">
      <style:text-properties fo:font-style="italic" style:font-style-asian="italic" style:font-style-complex="italic" fo:language="it" fo:country="IT"/>
    </style:style>
    <style:style style:name="T2178" style:parent-style-name="Policepardéfaut" style:family="text">
      <style:text-properties fo:font-style="italic" style:font-style-asian="italic" style:font-style-complex="italic" fo:language="it" fo:country="IT"/>
    </style:style>
    <style:style style:name="T2179" style:parent-style-name="Policepardéfaut" style:family="text">
      <style:text-properties fo:font-style="italic" style:font-style-asian="italic" style:font-style-complex="italic" fo:language="it" fo:country="IT"/>
    </style:style>
    <style:style style:name="T2180" style:parent-style-name="Policepardéfaut" style:family="text">
      <style:text-properties fo:font-style="italic" style:font-style-asian="italic" style:font-style-complex="italic" fo:language="it" fo:country="IT"/>
    </style:style>
    <style:style style:name="T2181" style:parent-style-name="Policepardéfaut" style:family="text">
      <style:text-properties fo:font-style="italic" style:font-style-asian="italic" style:font-style-complex="italic" fo:language="it" fo:country="IT"/>
    </style:style>
    <style:style style:name="T2182" style:parent-style-name="Policepardéfaut" style:family="text">
      <style:text-properties fo:font-style="italic" style:font-style-asian="italic" style:font-style-complex="italic" fo:language="it" fo:country="IT"/>
    </style:style>
    <style:style style:name="T2183" style:parent-style-name="Policepardéfaut" style:family="text">
      <style:text-properties fo:font-style="italic" style:font-style-asian="italic" style:font-style-complex="italic" fo:language="it" fo:country="IT"/>
    </style:style>
    <style:style style:name="T2184" style:parent-style-name="Policepardéfaut" style:family="text">
      <style:text-properties fo:font-variant="small-caps" fo:language="it" fo:country="IT"/>
    </style:style>
    <style:style style:name="T2186" style:parent-style-name="Policepardéfaut" style:family="text">
      <style:text-properties fo:language="it" fo:country="IT"/>
    </style:style>
    <style:style style:name="P2185" style:parent-style-name="p" style:family="paragraph">
      <style:paragraph-properties fo:text-indent="0in">
        <style:drop-cap style:length="1" style:lines="3"/>
      </style:paragraph-properties>
    </style:style>
    <style:style style:name="T2187" style:parent-style-name="Policepardéfaut" style:family="text">
      <style:text-properties fo:language="it" fo:country="IT"/>
    </style:style>
    <style:style style:name="T2188" style:parent-style-name="Policepardéfaut" style:family="text">
      <style:text-properties fo:language="it" fo:country="IT"/>
    </style:style>
    <style:style style:name="T2189" style:parent-style-name="Policepardéfaut" style:family="text">
      <style:text-properties fo:language="it" fo:country="IT"/>
    </style:style>
    <style:style style:name="T2190" style:parent-style-name="Policepardéfaut" style:family="text">
      <style:text-properties fo:language="it" fo:country="IT"/>
    </style:style>
    <style:style style:name="T2191" style:parent-style-name="Policepardéfaut" style:family="text">
      <style:text-properties fo:language="it" fo:country="IT"/>
    </style:style>
    <style:style style:name="T2192" style:parent-style-name="Policepardéfaut" style:family="text">
      <style:text-properties fo:language="it" fo:country="IT"/>
    </style:style>
    <style:style style:name="T2193" style:parent-style-name="Policepardéfaut" style:family="text">
      <style:text-properties fo:language="it" fo:country="IT"/>
    </style:style>
    <style:style style:name="T2194" style:parent-style-name="Policepardéfaut" style:family="text">
      <style:text-properties fo:language="it" fo:country="IT"/>
    </style:style>
    <style:style style:name="T2195" style:parent-style-name="Policepardéfaut" style:family="text">
      <style:text-properties fo:language="it" fo:country="IT"/>
    </style:style>
    <style:style style:name="T2196" style:parent-style-name="Policepardéfaut" style:family="text">
      <style:text-properties fo:language="it" fo:country="IT"/>
    </style:style>
    <style:style style:name="T2197" style:parent-style-name="Policepardéfaut" style:family="text">
      <style:text-properties fo:language="it" fo:country="IT"/>
    </style:style>
    <style:style style:name="T2198" style:parent-style-name="Policepardéfaut" style:family="text">
      <style:text-properties fo:language="it" fo:country="IT"/>
    </style:style>
    <style:style style:name="P2199" style:parent-style-name="p" style:family="paragraph">
      <style:text-properties fo:language="it" fo:country="IT"/>
    </style:style>
    <style:style style:name="T2200" style:parent-style-name="Policepardéfaut" style:family="text">
      <style:text-properties fo:language="it" fo:country="IT"/>
    </style:style>
    <style:style style:name="T2201" style:parent-style-name="Policepardéfaut" style:family="text">
      <style:text-properties fo:language="it" fo:country="IT"/>
    </style:style>
    <style:style style:name="T2202" style:parent-style-name="Policepardéfaut" style:family="text">
      <style:text-properties fo:language="it" fo:country="IT"/>
    </style:style>
    <style:style style:name="T2203" style:parent-style-name="Policepardéfaut" style:family="text">
      <style:text-properties fo:language="it" fo:country="IT"/>
    </style:style>
    <style:style style:name="T2204" style:parent-style-name="Policepardéfaut" style:family="text">
      <style:text-properties fo:language="it" fo:country="IT"/>
    </style:style>
    <style:style style:name="T2205" style:parent-style-name="Policepardéfaut" style:family="text">
      <style:text-properties fo:language="it" fo:country="IT"/>
    </style:style>
    <style:style style:name="T2206" style:parent-style-name="Policepardéfaut" style:family="text">
      <style:text-properties fo:language="it" fo:country="IT"/>
    </style:style>
    <style:style style:name="T2207" style:parent-style-name="Policepardéfaut" style:family="text">
      <style:text-properties fo:language="it" fo:country="IT"/>
    </style:style>
    <style:style style:name="T2208" style:parent-style-name="Policepardéfaut" style:family="text">
      <style:text-properties fo:language="it" fo:country="IT"/>
    </style:style>
    <style:style style:name="T2209" style:parent-style-name="Policepardéfaut" style:family="text">
      <style:text-properties fo:language="it" fo:country="IT"/>
    </style:style>
    <style:style style:name="T2210" style:parent-style-name="Policepardéfaut" style:family="text">
      <style:text-properties fo:language="it" fo:country="IT"/>
    </style:style>
    <style:style style:name="T2211" style:parent-style-name="Policepardéfaut" style:family="text">
      <style:text-properties fo:language="it" fo:country="IT"/>
    </style:style>
    <style:style style:name="T2212" style:parent-style-name="Policepardéfaut" style:family="text">
      <style:text-properties fo:language="it" fo:country="IT"/>
    </style:style>
    <style:style style:name="T2213" style:parent-style-name="Policepardéfaut" style:family="text">
      <style:text-properties fo:language="it" fo:country="IT"/>
    </style:style>
    <style:style style:name="T2214" style:parent-style-name="Policepardéfaut" style:family="text">
      <style:text-properties fo:language="it" fo:country="IT"/>
    </style:style>
    <style:style style:name="T2215" style:parent-style-name="Policepardéfaut" style:family="text">
      <style:text-properties fo:language="it" fo:country="IT"/>
    </style:style>
    <style:style style:name="T2216" style:parent-style-name="Policepardéfaut" style:family="text">
      <style:text-properties fo:language="it" fo:country="IT"/>
    </style:style>
    <style:style style:name="T2217" style:parent-style-name="Policepardéfaut" style:family="text">
      <style:text-properties fo:language="it" fo:country="IT"/>
    </style:style>
    <style:style style:name="T2218" style:parent-style-name="Policepardéfaut" style:family="text">
      <style:text-properties fo:language="it" fo:country="IT"/>
    </style:style>
    <style:style style:name="T2219" style:parent-style-name="Policepardéfaut" style:family="text">
      <style:text-properties fo:language="it" fo:country="IT"/>
    </style:style>
    <style:style style:name="T2220" style:parent-style-name="Policepardéfaut" style:family="text">
      <style:text-properties fo:language="it" fo:country="IT"/>
    </style:style>
    <style:style style:name="T2221" style:parent-style-name="Policepardéfaut" style:family="text">
      <style:text-properties fo:language="it" fo:country="IT"/>
    </style:style>
    <style:style style:name="T2222" style:parent-style-name="Policepardéfaut" style:family="text">
      <style:text-properties fo:language="it" fo:country="IT"/>
    </style:style>
    <style:style style:name="T2223" style:parent-style-name="Policepardéfaut" style:family="text">
      <style:text-properties fo:language="it" fo:country="IT"/>
    </style:style>
    <style:style style:name="T2224" style:parent-style-name="Policepardéfaut" style:family="text">
      <style:text-properties fo:language="it" fo:country="IT"/>
    </style:style>
    <style:style style:name="T2225" style:parent-style-name="Policepardéfaut" style:family="text">
      <style:text-properties fo:language="it" fo:country="IT"/>
    </style:style>
    <style:style style:name="T2226" style:parent-style-name="Policepardéfaut" style:family="text">
      <style:text-properties fo:language="it" fo:country="IT"/>
    </style:style>
    <style:style style:name="T2227" style:parent-style-name="Policepardéfaut" style:family="text">
      <style:text-properties fo:language="it" fo:country="IT"/>
    </style:style>
    <style:style style:name="T2228" style:parent-style-name="Policepardéfaut" style:family="text">
      <style:text-properties fo:language="it" fo:country="IT"/>
    </style:style>
    <style:style style:name="T2229" style:parent-style-name="Policepardéfaut" style:family="text">
      <style:text-properties fo:language="it" fo:country="IT"/>
    </style:style>
    <style:style style:name="T2230" style:parent-style-name="Policepardéfaut" style:family="text">
      <style:text-properties fo:language="it" fo:country="IT"/>
    </style:style>
    <style:style style:name="T2231" style:parent-style-name="Policepardéfaut" style:family="text">
      <style:text-properties fo:language="it" fo:country="IT"/>
    </style:style>
    <style:style style:name="T2232" style:parent-style-name="Policepardéfaut" style:family="text">
      <style:text-properties fo:language="it" fo:country="IT"/>
    </style:style>
    <style:style style:name="T2233" style:parent-style-name="Policepardéfaut" style:family="text">
      <style:text-properties fo:language="it" fo:country="IT"/>
    </style:style>
    <style:style style:name="T2234" style:parent-style-name="Policepardéfaut" style:family="text">
      <style:text-properties fo:language="it" fo:country="IT"/>
    </style:style>
    <style:style style:name="T2235" style:parent-style-name="Policepardéfaut" style:family="text">
      <style:text-properties fo:language="it" fo:country="IT"/>
    </style:style>
    <style:style style:name="T2236" style:parent-style-name="Policepardéfaut" style:family="text">
      <style:text-properties fo:language="it" fo:country="IT"/>
    </style:style>
    <style:style style:name="T2237" style:parent-style-name="Policepardéfaut" style:family="text">
      <style:text-properties fo:language="it" fo:country="IT"/>
    </style:style>
    <style:style style:name="T2238" style:parent-style-name="Policepardéfaut" style:family="text">
      <style:text-properties fo:language="it" fo:country="IT"/>
    </style:style>
    <style:style style:name="T2239" style:parent-style-name="Policepardéfaut" style:family="text">
      <style:text-properties fo:language="it" fo:country="IT"/>
    </style:style>
    <style:style style:name="T2240" style:parent-style-name="Policepardéfaut" style:family="text">
      <style:text-properties fo:language="it" fo:country="IT"/>
    </style:style>
    <style:style style:name="T2241" style:parent-style-name="Policepardéfaut" style:family="text">
      <style:text-properties fo:language="it" fo:country="IT"/>
    </style:style>
    <style:style style:name="T2242" style:parent-style-name="Policepardéfaut" style:family="text">
      <style:text-properties fo:language="it" fo:country="IT"/>
    </style:style>
    <style:style style:name="T2243" style:parent-style-name="Policepardéfaut" style:family="text">
      <style:text-properties fo:language="it" fo:country="IT"/>
    </style:style>
    <style:style style:name="T2244" style:parent-style-name="Policepardéfaut" style:family="text">
      <style:text-properties fo:language="it" fo:country="IT"/>
    </style:style>
    <style:style style:name="T2245" style:parent-style-name="Policepardéfaut" style:family="text">
      <style:text-properties fo:language="it" fo:country="IT"/>
    </style:style>
    <style:style style:name="T2246" style:parent-style-name="Policepardéfaut" style:family="text">
      <style:text-properties fo:language="it" fo:country="IT"/>
    </style:style>
    <style:style style:name="T2247" style:parent-style-name="Policepardéfaut" style:family="text">
      <style:text-properties fo:language="it" fo:country="IT"/>
    </style:style>
    <style:style style:name="T2248" style:parent-style-name="Policepardéfaut" style:family="text">
      <style:text-properties fo:language="it" fo:country="IT"/>
    </style:style>
    <style:style style:name="T2249" style:parent-style-name="Policepardéfaut" style:family="text">
      <style:text-properties fo:language="it" fo:country="IT"/>
    </style:style>
    <style:style style:name="T2250" style:parent-style-name="Policepardéfaut" style:family="text">
      <style:text-properties fo:language="it" fo:country="IT"/>
    </style:style>
    <style:style style:name="T2251" style:parent-style-name="Policepardéfaut" style:family="text">
      <style:text-properties fo:language="it" fo:country="IT"/>
    </style:style>
    <style:style style:name="T2252" style:parent-style-name="Policepardéfaut" style:family="text">
      <style:text-properties fo:language="it" fo:country="IT"/>
    </style:style>
    <style:style style:name="T2253" style:parent-style-name="Policepardéfaut" style:family="text">
      <style:text-properties fo:language="it" fo:country="IT"/>
    </style:style>
    <style:style style:name="T2254" style:parent-style-name="Policepardéfaut" style:family="text">
      <style:text-properties fo:language="it" fo:country="IT"/>
    </style:style>
    <style:style style:name="T2255" style:parent-style-name="Policepardéfaut" style:family="text">
      <style:text-properties fo:language="it" fo:country="IT"/>
    </style:style>
    <style:style style:name="T2256" style:parent-style-name="Policepardéfaut" style:family="text">
      <style:text-properties fo:language="it" fo:country="IT"/>
    </style:style>
    <style:style style:name="T2257" style:parent-style-name="Policepardéfaut" style:family="text">
      <style:text-properties fo:language="it" fo:country="IT"/>
    </style:style>
    <style:style style:name="T2258" style:parent-style-name="Policepardéfaut" style:family="text">
      <style:text-properties fo:language="it" fo:country="IT"/>
    </style:style>
    <style:style style:name="T2259" style:parent-style-name="Policepardéfaut" style:family="text">
      <style:text-properties fo:language="it" fo:country="IT"/>
    </style:style>
    <style:style style:name="T2260" style:parent-style-name="Policepardéfaut" style:family="text">
      <style:text-properties fo:language="it" fo:country="IT"/>
    </style:style>
    <style:style style:name="T2261" style:parent-style-name="Policepardéfaut" style:family="text">
      <style:text-properties fo:language="it" fo:country="IT"/>
    </style:style>
    <style:style style:name="T2262" style:parent-style-name="Policepardéfaut" style:family="text">
      <style:text-properties fo:language="it" fo:country="IT"/>
    </style:style>
    <style:style style:name="T2263" style:parent-style-name="Policepardéfaut" style:family="text">
      <style:text-properties fo:language="it" fo:country="IT"/>
    </style:style>
    <style:style style:name="T2264" style:parent-style-name="Policepardéfaut" style:family="text">
      <style:text-properties fo:language="it" fo:country="IT"/>
    </style:style>
    <style:style style:name="T2265" style:parent-style-name="Policepardéfaut" style:family="text">
      <style:text-properties fo:language="it" fo:country="IT"/>
    </style:style>
    <style:style style:name="T2266" style:parent-style-name="Policepardéfaut" style:family="text">
      <style:text-properties fo:language="it" fo:country="IT"/>
    </style:style>
    <style:style style:name="T2267" style:parent-style-name="Policepardéfaut" style:family="text">
      <style:text-properties fo:language="it" fo:country="IT"/>
    </style:style>
    <style:style style:name="T2268" style:parent-style-name="Policepardéfaut" style:family="text">
      <style:text-properties fo:language="it" fo:country="IT"/>
    </style:style>
    <style:style style:name="T2269" style:parent-style-name="Policepardéfaut" style:family="text">
      <style:text-properties fo:language="it" fo:country="IT"/>
    </style:style>
    <style:style style:name="T2270" style:parent-style-name="Policepardéfaut" style:family="text">
      <style:text-properties fo:language="it" fo:country="IT"/>
    </style:style>
    <style:style style:name="T2271" style:parent-style-name="Policepardéfaut" style:family="text">
      <style:text-properties fo:language="it" fo:country="IT"/>
    </style:style>
    <style:style style:name="T2272" style:parent-style-name="Policepardéfaut" style:family="text">
      <style:text-properties fo:language="it" fo:country="IT"/>
    </style:style>
    <style:style style:name="T2273" style:parent-style-name="Policepardéfaut" style:family="text">
      <style:text-properties fo:language="it" fo:country="IT"/>
    </style:style>
    <style:style style:name="T2274" style:parent-style-name="Policepardéfaut" style:family="text">
      <style:text-properties fo:language="it" fo:country="IT"/>
    </style:style>
    <style:style style:name="T2275" style:parent-style-name="Policepardéfaut" style:family="text">
      <style:text-properties fo:language="it" fo:country="IT"/>
    </style:style>
    <style:style style:name="T2276" style:parent-style-name="Policepardéfaut" style:family="text">
      <style:text-properties fo:language="it" fo:country="IT"/>
    </style:style>
    <style:style style:name="T2277" style:parent-style-name="Policepardéfaut" style:family="text">
      <style:text-properties fo:language="it" fo:country="IT"/>
    </style:style>
    <style:style style:name="T2278" style:parent-style-name="Policepardéfaut" style:family="text">
      <style:text-properties fo:language="it" fo:country="IT"/>
    </style:style>
    <style:style style:name="T2279" style:parent-style-name="Policepardéfaut" style:family="text">
      <style:text-properties fo:language="it" fo:country="IT"/>
    </style:style>
    <style:style style:name="T2280" style:parent-style-name="Policepardéfaut" style:family="text">
      <style:text-properties fo:language="it" fo:country="IT"/>
    </style:style>
    <style:style style:name="T2281" style:parent-style-name="Policepardéfaut" style:family="text">
      <style:text-properties fo:language="it" fo:country="IT"/>
    </style:style>
    <style:style style:name="T2282" style:parent-style-name="Policepardéfaut" style:family="text">
      <style:text-properties fo:language="it" fo:country="IT"/>
    </style:style>
    <style:style style:name="T2283" style:parent-style-name="Policepardéfaut" style:family="text">
      <style:text-properties fo:language="it" fo:country="IT"/>
    </style:style>
    <style:style style:name="T2284" style:parent-style-name="Policepardéfaut" style:family="text">
      <style:text-properties fo:language="it" fo:country="IT"/>
    </style:style>
    <style:style style:name="T2285" style:parent-style-name="Policepardéfaut" style:family="text">
      <style:text-properties fo:language="it" fo:country="IT"/>
    </style:style>
    <style:style style:name="T2286" style:parent-style-name="Policepardéfaut" style:family="text">
      <style:text-properties fo:language="it" fo:country="IT"/>
    </style:style>
    <style:style style:name="T2287" style:parent-style-name="Policepardéfaut" style:family="text">
      <style:text-properties fo:language="it" fo:country="IT"/>
    </style:style>
    <style:style style:name="T2288" style:parent-style-name="Policepardéfaut" style:family="text">
      <style:text-properties fo:language="it" fo:country="IT"/>
    </style:style>
    <style:style style:name="T2289" style:parent-style-name="Policepardéfaut" style:family="text">
      <style:text-properties fo:language="it" fo:country="IT"/>
    </style:style>
    <style:style style:name="T2290" style:parent-style-name="Policepardéfaut" style:family="text">
      <style:text-properties fo:language="it" fo:country="IT"/>
    </style:style>
    <style:style style:name="T2291" style:parent-style-name="Policepardéfaut" style:family="text">
      <style:text-properties fo:language="it" fo:country="IT"/>
    </style:style>
    <style:style style:name="T2292" style:parent-style-name="Policepardéfaut" style:family="text">
      <style:text-properties fo:language="it" fo:country="IT"/>
    </style:style>
    <style:style style:name="T2293" style:parent-style-name="Policepardéfaut" style:family="text">
      <style:text-properties fo:language="it" fo:country="IT"/>
    </style:style>
    <style:style style:name="T2294" style:parent-style-name="Policepardéfaut" style:family="text">
      <style:text-properties fo:language="it" fo:country="IT"/>
    </style:style>
    <style:style style:name="T2295" style:parent-style-name="Policepardéfaut" style:family="text">
      <style:text-properties fo:language="it" fo:country="IT"/>
    </style:style>
    <style:style style:name="T2296" style:parent-style-name="Policepardéfaut" style:family="text">
      <style:text-properties fo:language="it" fo:country="IT"/>
    </style:style>
    <style:style style:name="T2297" style:parent-style-name="Policepardéfaut" style:family="text">
      <style:text-properties fo:language="it" fo:country="IT"/>
    </style:style>
    <style:style style:name="T2298" style:parent-style-name="Policepardéfaut" style:family="text">
      <style:text-properties fo:language="it" fo:country="IT"/>
    </style:style>
    <style:style style:name="T2299" style:parent-style-name="Policepardéfaut" style:family="text">
      <style:text-properties fo:language="it" fo:country="IT"/>
    </style:style>
    <style:style style:name="T2300" style:parent-style-name="Policepardéfaut" style:family="text">
      <style:text-properties fo:language="it" fo:country="IT"/>
    </style:style>
    <style:style style:name="T2301" style:parent-style-name="Policepardéfaut" style:family="text">
      <style:text-properties fo:language="it" fo:country="IT"/>
    </style:style>
    <style:style style:name="T2302" style:parent-style-name="Policepardéfaut" style:family="text">
      <style:text-properties fo:language="it" fo:country="IT"/>
    </style:style>
    <style:style style:name="T2303" style:parent-style-name="Policepardéfaut" style:family="text">
      <style:text-properties fo:language="it" fo:country="IT"/>
    </style:style>
    <style:style style:name="T2304" style:parent-style-name="Policepardéfaut" style:family="text">
      <style:text-properties fo:language="it" fo:country="IT"/>
    </style:style>
    <style:style style:name="T2305" style:parent-style-name="Policepardéfaut" style:family="text">
      <style:text-properties fo:language="it" fo:country="IT"/>
    </style:style>
    <style:style style:name="T2306" style:parent-style-name="Policepardéfaut" style:family="text">
      <style:text-properties fo:language="it" fo:country="IT"/>
    </style:style>
    <style:style style:name="T2307" style:parent-style-name="Policepardéfaut" style:family="text">
      <style:text-properties fo:language="it" fo:country="IT"/>
    </style:style>
    <style:style style:name="T2308" style:parent-style-name="Policepardéfaut" style:family="text">
      <style:text-properties fo:language="it" fo:country="IT"/>
    </style:style>
    <style:style style:name="T2309" style:parent-style-name="Policepardéfaut" style:family="text">
      <style:text-properties fo:language="it" fo:country="IT"/>
    </style:style>
    <style:style style:name="T2310" style:parent-style-name="Policepardéfaut" style:family="text">
      <style:text-properties fo:language="it" fo:country="IT"/>
    </style:style>
    <style:style style:name="T2311" style:parent-style-name="Policepardéfaut" style:family="text">
      <style:text-properties fo:language="it" fo:country="IT"/>
    </style:style>
    <style:style style:name="T2312" style:parent-style-name="Policepardéfaut" style:family="text">
      <style:text-properties fo:language="it" fo:country="IT"/>
    </style:style>
    <style:style style:name="T2313" style:parent-style-name="Policepardéfaut" style:family="text">
      <style:text-properties fo:language="it" fo:country="IT"/>
    </style:style>
    <style:style style:name="T2314" style:parent-style-name="Policepardéfaut" style:family="text">
      <style:text-properties fo:language="it" fo:country="IT"/>
    </style:style>
    <style:style style:name="T2315" style:parent-style-name="Policepardéfaut" style:family="text">
      <style:text-properties fo:language="it" fo:country="IT"/>
    </style:style>
    <style:style style:name="T2316" style:parent-style-name="Policepardéfaut" style:family="text">
      <style:text-properties fo:language="it" fo:country="IT"/>
    </style:style>
    <style:style style:name="T2317" style:parent-style-name="Policepardéfaut" style:family="text">
      <style:text-properties fo:language="it" fo:country="IT"/>
    </style:style>
    <style:style style:name="T2318" style:parent-style-name="Policepardéfaut" style:family="text">
      <style:text-properties fo:language="it" fo:country="IT"/>
    </style:style>
    <style:style style:name="T2319" style:parent-style-name="Policepardéfaut" style:family="text">
      <style:text-properties fo:language="it" fo:country="IT"/>
    </style:style>
    <style:style style:name="T2320" style:parent-style-name="Policepardéfaut" style:family="text">
      <style:text-properties fo:language="it" fo:country="IT"/>
    </style:style>
    <style:style style:name="T2321" style:parent-style-name="Policepardéfaut" style:family="text">
      <style:text-properties fo:language="it" fo:country="IT"/>
    </style:style>
    <style:style style:name="T2322" style:parent-style-name="Policepardéfaut" style:family="text">
      <style:text-properties fo:language="it" fo:country="IT"/>
    </style:style>
    <style:style style:name="T2323" style:parent-style-name="Policepardéfaut" style:family="text">
      <style:text-properties fo:language="it" fo:country="IT"/>
    </style:style>
    <style:style style:name="T2324" style:parent-style-name="Policepardéfaut" style:family="text">
      <style:text-properties fo:language="it" fo:country="IT"/>
    </style:style>
    <style:style style:name="T2325" style:parent-style-name="Policepardéfaut" style:family="text">
      <style:text-properties fo:language="it" fo:country="IT"/>
    </style:style>
    <style:style style:name="T2326" style:parent-style-name="Policepardéfaut" style:family="text">
      <style:text-properties fo:language="it" fo:country="IT"/>
    </style:style>
    <style:style style:name="T2327" style:parent-style-name="Policepardéfaut" style:family="text">
      <style:text-properties fo:language="it" fo:country="IT"/>
    </style:style>
    <style:style style:name="T2328" style:parent-style-name="Policepardéfaut" style:family="text">
      <style:text-properties fo:language="it" fo:country="IT"/>
    </style:style>
    <style:style style:name="T2329" style:parent-style-name="Policepardéfaut" style:family="text">
      <style:text-properties fo:language="it" fo:country="IT"/>
    </style:style>
    <style:style style:name="T2330" style:parent-style-name="Policepardéfaut" style:family="text">
      <style:text-properties fo:language="it" fo:country="IT"/>
    </style:style>
    <style:style style:name="T2331" style:parent-style-name="Policepardéfaut" style:family="text">
      <style:text-properties fo:language="it" fo:country="IT"/>
    </style:style>
    <style:style style:name="T2332" style:parent-style-name="Policepardéfaut" style:family="text">
      <style:text-properties fo:language="it" fo:country="IT"/>
    </style:style>
    <style:style style:name="T2333" style:parent-style-name="Policepardéfaut" style:family="text">
      <style:text-properties fo:language="it" fo:country="IT"/>
    </style:style>
    <style:style style:name="T2334" style:parent-style-name="Policepardéfaut" style:family="text">
      <style:text-properties fo:language="it" fo:country="IT"/>
    </style:style>
    <style:style style:name="T2335" style:parent-style-name="Policepardéfaut" style:family="text">
      <style:text-properties fo:language="it" fo:country="IT"/>
    </style:style>
    <style:style style:name="T2336" style:parent-style-name="Policepardéfaut" style:family="text">
      <style:text-properties fo:language="it" fo:country="IT"/>
    </style:style>
    <style:style style:name="T2337" style:parent-style-name="Policepardéfaut" style:family="text">
      <style:text-properties fo:language="it" fo:country="IT"/>
    </style:style>
    <style:style style:name="T2338" style:parent-style-name="Policepardéfaut" style:family="text">
      <style:text-properties fo:language="it" fo:country="IT"/>
    </style:style>
    <style:style style:name="T2339" style:parent-style-name="Policepardéfaut" style:family="text">
      <style:text-properties fo:language="it" fo:country="IT"/>
    </style:style>
    <style:style style:name="T2340" style:parent-style-name="Policepardéfaut" style:family="text">
      <style:text-properties fo:language="it" fo:country="IT"/>
    </style:style>
    <style:style style:name="T2341" style:parent-style-name="Policepardéfaut" style:family="text">
      <style:text-properties fo:language="it" fo:country="IT"/>
    </style:style>
    <style:style style:name="T2342" style:parent-style-name="Policepardéfaut" style:family="text">
      <style:text-properties fo:language="it" fo:country="IT"/>
    </style:style>
    <style:style style:name="T2343" style:parent-style-name="Policepardéfaut" style:family="text">
      <style:text-properties fo:language="it" fo:country="IT"/>
    </style:style>
    <style:style style:name="T2344" style:parent-style-name="Policepardéfaut" style:family="text">
      <style:text-properties fo:language="it" fo:country="IT"/>
    </style:style>
    <style:style style:name="T2345" style:parent-style-name="Policepardéfaut" style:family="text">
      <style:text-properties fo:language="it" fo:country="IT"/>
    </style:style>
    <style:style style:name="T2346" style:parent-style-name="Policepardéfaut" style:family="text">
      <style:text-properties fo:language="it" fo:country="IT"/>
    </style:style>
    <style:style style:name="T2347" style:parent-style-name="Policepardéfaut" style:family="text">
      <style:text-properties fo:language="it" fo:country="IT"/>
    </style:style>
    <style:style style:name="T2348" style:parent-style-name="Policepardéfaut" style:family="text">
      <style:text-properties fo:language="it" fo:country="IT"/>
    </style:style>
    <style:style style:name="T2349" style:parent-style-name="Policepardéfaut" style:family="text">
      <style:text-properties fo:language="it" fo:country="IT"/>
    </style:style>
    <style:style style:name="T2350" style:parent-style-name="Policepardéfaut" style:family="text">
      <style:text-properties fo:language="it" fo:country="IT"/>
    </style:style>
    <style:style style:name="T2351" style:parent-style-name="Policepardéfaut" style:family="text">
      <style:text-properties fo:language="it" fo:country="IT"/>
    </style:style>
    <style:style style:name="T2352" style:parent-style-name="Policepardéfaut" style:family="text">
      <style:text-properties fo:language="it" fo:country="IT"/>
    </style:style>
    <style:style style:name="T2353" style:parent-style-name="Policepardéfaut" style:family="text">
      <style:text-properties fo:language="it" fo:country="IT"/>
    </style:style>
    <style:style style:name="T2354" style:parent-style-name="Policepardéfaut" style:family="text">
      <style:text-properties fo:language="it" fo:country="IT"/>
    </style:style>
    <style:style style:name="T2355" style:parent-style-name="Policepardéfaut" style:family="text">
      <style:text-properties fo:language="it" fo:country="IT"/>
    </style:style>
    <style:style style:name="T2356" style:parent-style-name="Policepardéfaut" style:family="text">
      <style:text-properties fo:language="it" fo:country="IT"/>
    </style:style>
    <style:style style:name="T2357" style:parent-style-name="Policepardéfaut" style:family="text">
      <style:text-properties fo:language="it" fo:country="IT"/>
    </style:style>
    <style:style style:name="T2358" style:parent-style-name="Policepardéfaut" style:family="text">
      <style:text-properties fo:language="it" fo:country="IT"/>
    </style:style>
    <style:style style:name="T2359" style:parent-style-name="Policepardéfaut" style:family="text">
      <style:text-properties fo:language="it" fo:country="IT"/>
    </style:style>
    <style:style style:name="T2360" style:parent-style-name="Policepardéfaut" style:family="text">
      <style:text-properties fo:language="it" fo:country="IT"/>
    </style:style>
    <style:style style:name="T2361" style:parent-style-name="Policepardéfaut" style:family="text">
      <style:text-properties fo:language="it" fo:country="IT"/>
    </style:style>
    <style:style style:name="T2362" style:parent-style-name="Policepardéfaut" style:family="text">
      <style:text-properties fo:language="it" fo:country="IT"/>
    </style:style>
    <style:style style:name="T2363" style:parent-style-name="Policepardéfaut" style:family="text">
      <style:text-properties fo:language="it" fo:country="IT"/>
    </style:style>
    <style:style style:name="T2364" style:parent-style-name="Policepardéfaut" style:family="text">
      <style:text-properties fo:language="it" fo:country="IT"/>
    </style:style>
    <style:style style:name="T2365" style:parent-style-name="Policepardéfaut" style:family="text">
      <style:text-properties fo:language="it" fo:country="IT"/>
    </style:style>
    <style:style style:name="T2366" style:parent-style-name="Policepardéfaut" style:family="text">
      <style:text-properties fo:language="it" fo:country="IT"/>
    </style:style>
    <style:style style:name="T2367" style:parent-style-name="Policepardéfaut" style:family="text">
      <style:text-properties fo:language="it" fo:country="IT"/>
    </style:style>
    <style:style style:name="T2368" style:parent-style-name="Policepardéfaut" style:family="text">
      <style:text-properties fo:language="it" fo:country="IT"/>
    </style:style>
    <style:style style:name="T2369" style:parent-style-name="Policepardéfaut" style:family="text">
      <style:text-properties fo:language="it" fo:country="IT"/>
    </style:style>
    <style:style style:name="T2370" style:parent-style-name="Policepardéfaut" style:family="text">
      <style:text-properties fo:language="it" fo:country="IT"/>
    </style:style>
    <style:style style:name="T2371" style:parent-style-name="Policepardéfaut" style:family="text">
      <style:text-properties fo:language="it" fo:country="IT"/>
    </style:style>
    <style:style style:name="T2372" style:parent-style-name="Policepardéfaut" style:family="text">
      <style:text-properties fo:language="it" fo:country="IT"/>
    </style:style>
    <style:style style:name="T2373" style:parent-style-name="Policepardéfaut" style:family="text">
      <style:text-properties fo:language="it" fo:country="IT"/>
    </style:style>
    <style:style style:name="T2374" style:parent-style-name="Policepardéfaut" style:family="text">
      <style:text-properties fo:language="it" fo:country="IT"/>
    </style:style>
    <style:style style:name="T2375" style:parent-style-name="Policepardéfaut" style:family="text">
      <style:text-properties fo:language="it" fo:country="IT"/>
    </style:style>
    <style:style style:name="T2376" style:parent-style-name="Policepardéfaut" style:family="text">
      <style:text-properties fo:language="it" fo:country="IT"/>
    </style:style>
    <style:style style:name="T2377" style:parent-style-name="Policepardéfaut" style:family="text">
      <style:text-properties fo:language="it" fo:country="IT"/>
    </style:style>
    <style:style style:name="T2378" style:parent-style-name="Policepardéfaut" style:family="text">
      <style:text-properties fo:language="it" fo:country="IT"/>
    </style:style>
    <style:style style:name="T2379" style:parent-style-name="Policepardéfaut" style:family="text">
      <style:text-properties fo:language="it" fo:country="IT"/>
    </style:style>
    <style:style style:name="T2380" style:parent-style-name="Policepardéfaut" style:family="text">
      <style:text-properties fo:language="it" fo:country="IT"/>
    </style:style>
    <style:style style:name="T2381" style:parent-style-name="Policepardéfaut" style:family="text">
      <style:text-properties fo:language="it" fo:country="IT"/>
    </style:style>
    <style:style style:name="T2382" style:parent-style-name="Policepardéfaut" style:family="text">
      <style:text-properties fo:language="it" fo:country="IT"/>
    </style:style>
    <style:style style:name="T2383" style:parent-style-name="Policepardéfaut" style:family="text">
      <style:text-properties fo:language="it" fo:country="IT"/>
    </style:style>
    <style:style style:name="T2384" style:parent-style-name="Policepardéfaut" style:family="text">
      <style:text-properties fo:language="it" fo:country="IT"/>
    </style:style>
    <style:style style:name="T2385" style:parent-style-name="Policepardéfaut" style:family="text">
      <style:text-properties fo:language="it" fo:country="IT"/>
    </style:style>
    <style:style style:name="T2386" style:parent-style-name="Policepardéfaut" style:family="text">
      <style:text-properties fo:language="it" fo:country="IT"/>
    </style:style>
    <style:style style:name="T2387" style:parent-style-name="Policepardéfaut" style:family="text">
      <style:text-properties fo:language="it" fo:country="IT"/>
    </style:style>
    <style:style style:name="T2388" style:parent-style-name="Policepardéfaut" style:family="text">
      <style:text-properties fo:language="it" fo:country="IT"/>
    </style:style>
    <style:style style:name="T2389" style:parent-style-name="Policepardéfaut" style:family="text">
      <style:text-properties fo:language="it" fo:country="IT"/>
    </style:style>
    <style:style style:name="T2390" style:parent-style-name="Policepardéfaut" style:family="text">
      <style:text-properties fo:language="it" fo:country="IT"/>
    </style:style>
    <style:style style:name="T2391" style:parent-style-name="Policepardéfaut" style:family="text">
      <style:text-properties fo:language="it" fo:country="IT"/>
    </style:style>
    <style:style style:name="T2392" style:parent-style-name="Policepardéfaut" style:family="text">
      <style:text-properties fo:language="it" fo:country="IT"/>
    </style:style>
    <style:style style:name="T2393" style:parent-style-name="Policepardéfaut" style:family="text">
      <style:text-properties fo:language="it" fo:country="IT"/>
    </style:style>
    <style:style style:name="T2394" style:parent-style-name="Policepardéfaut" style:family="text">
      <style:text-properties fo:language="it" fo:country="IT"/>
    </style:style>
    <style:style style:name="T2395" style:parent-style-name="Policepardéfaut" style:family="text">
      <style:text-properties fo:language="it" fo:country="IT"/>
    </style:style>
    <style:style style:name="T2396" style:parent-style-name="Policepardéfaut" style:family="text">
      <style:text-properties fo:language="it" fo:country="IT"/>
    </style:style>
    <style:style style:name="T2397" style:parent-style-name="Policepardéfaut" style:family="text">
      <style:text-properties fo:language="it" fo:country="IT"/>
    </style:style>
    <style:style style:name="T2398" style:parent-style-name="Policepardéfaut" style:family="text">
      <style:text-properties fo:language="it" fo:country="IT"/>
    </style:style>
    <style:style style:name="T2399" style:parent-style-name="Policepardéfaut" style:family="text">
      <style:text-properties fo:language="it" fo:country="IT"/>
    </style:style>
    <style:style style:name="T2400" style:parent-style-name="Policepardéfaut" style:family="text">
      <style:text-properties fo:language="it" fo:country="IT"/>
    </style:style>
    <style:style style:name="T2401" style:parent-style-name="Policepardéfaut" style:family="text">
      <style:text-properties fo:language="it" fo:country="IT"/>
    </style:style>
    <style:style style:name="T2402" style:parent-style-name="Policepardéfaut" style:family="text">
      <style:text-properties fo:language="it" fo:country="IT"/>
    </style:style>
    <style:style style:name="T2403" style:parent-style-name="Policepardéfaut" style:family="text">
      <style:text-properties fo:language="it" fo:country="IT"/>
    </style:style>
    <style:style style:name="T2404" style:parent-style-name="Policepardéfaut" style:family="text">
      <style:text-properties fo:language="it" fo:country="IT"/>
    </style:style>
    <style:style style:name="T2405" style:parent-style-name="Policepardéfaut" style:family="text">
      <style:text-properties fo:language="it" fo:country="IT"/>
    </style:style>
    <style:style style:name="T2406" style:parent-style-name="Policepardéfaut" style:family="text">
      <style:text-properties fo:language="it" fo:country="IT"/>
    </style:style>
    <style:style style:name="T2407" style:parent-style-name="Policepardéfaut" style:family="text">
      <style:text-properties fo:language="it" fo:country="IT"/>
    </style:style>
    <style:style style:name="T2408" style:parent-style-name="Policepardéfaut" style:family="text">
      <style:text-properties fo:language="it" fo:country="IT"/>
    </style:style>
    <style:style style:name="T2409" style:parent-style-name="Policepardéfaut" style:family="text">
      <style:text-properties fo:language="it" fo:country="IT"/>
    </style:style>
    <style:style style:name="T2410" style:parent-style-name="Policepardéfaut" style:family="text">
      <style:text-properties fo:language="it" fo:country="IT"/>
    </style:style>
    <style:style style:name="T2411" style:parent-style-name="Policepardéfaut" style:family="text">
      <style:text-properties fo:language="it" fo:country="IT"/>
    </style:style>
    <style:style style:name="T2412" style:parent-style-name="Policepardéfaut" style:family="text">
      <style:text-properties fo:language="it" fo:country="IT"/>
    </style:style>
    <style:style style:name="T2413" style:parent-style-name="Policepardéfaut" style:family="text">
      <style:text-properties fo:language="it" fo:country="IT"/>
    </style:style>
    <style:style style:name="T2414" style:parent-style-name="Policepardéfaut" style:family="text">
      <style:text-properties fo:language="it" fo:country="IT"/>
    </style:style>
    <style:style style:name="T2415" style:parent-style-name="Policepardéfaut" style:family="text">
      <style:text-properties fo:language="it" fo:country="IT"/>
    </style:style>
    <style:style style:name="T2416" style:parent-style-name="Policepardéfaut" style:family="text">
      <style:text-properties fo:language="it" fo:country="IT"/>
    </style:style>
    <style:style style:name="T2417" style:parent-style-name="Policepardéfaut" style:family="text">
      <style:text-properties fo:language="it" fo:country="IT"/>
    </style:style>
    <style:style style:name="T2418" style:parent-style-name="Policepardéfaut" style:family="text">
      <style:text-properties fo:language="it" fo:country="IT"/>
    </style:style>
    <style:style style:name="T2419" style:parent-style-name="Policepardéfaut" style:family="text">
      <style:text-properties fo:language="it" fo:country="IT"/>
    </style:style>
    <style:style style:name="T2420" style:parent-style-name="Policepardéfaut" style:family="text">
      <style:text-properties fo:language="it" fo:country="IT"/>
    </style:style>
    <style:style style:name="T2421" style:parent-style-name="Policepardéfaut" style:family="text">
      <style:text-properties fo:language="it" fo:country="IT"/>
    </style:style>
    <style:style style:name="T2422" style:parent-style-name="Policepardéfaut" style:family="text">
      <style:text-properties fo:language="it" fo:country="IT"/>
    </style:style>
    <style:style style:name="T2423" style:parent-style-name="Policepardéfaut" style:family="text">
      <style:text-properties fo:language="it" fo:country="IT"/>
    </style:style>
    <style:style style:name="T2424" style:parent-style-name="Policepardéfaut" style:family="text">
      <style:text-properties fo:language="it" fo:country="IT"/>
    </style:style>
    <style:style style:name="T2425" style:parent-style-name="Policepardéfaut" style:family="text">
      <style:text-properties fo:language="it" fo:country="IT"/>
    </style:style>
    <style:style style:name="T2426" style:parent-style-name="Policepardéfaut" style:family="text">
      <style:text-properties fo:language="it" fo:country="IT"/>
    </style:style>
    <style:style style:name="T2427" style:parent-style-name="Policepardéfaut" style:family="text">
      <style:text-properties fo:language="it" fo:country="IT"/>
    </style:style>
    <style:style style:name="T2428" style:parent-style-name="Policepardéfaut" style:family="text">
      <style:text-properties fo:language="it" fo:country="IT"/>
    </style:style>
    <style:style style:name="T2429" style:parent-style-name="Policepardéfaut" style:family="text">
      <style:text-properties fo:language="it" fo:country="IT"/>
    </style:style>
    <style:style style:name="T2430" style:parent-style-name="Policepardéfaut" style:family="text">
      <style:text-properties fo:language="it" fo:country="IT"/>
    </style:style>
    <style:style style:name="T2431" style:parent-style-name="Policepardéfaut" style:family="text">
      <style:text-properties fo:language="it" fo:country="IT"/>
    </style:style>
    <style:style style:name="T2432" style:parent-style-name="Policepardéfaut" style:family="text">
      <style:text-properties fo:language="it" fo:country="IT"/>
    </style:style>
    <style:style style:name="T2433" style:parent-style-name="Policepardéfaut" style:family="text">
      <style:text-properties fo:language="it" fo:country="IT"/>
    </style:style>
    <style:style style:name="T2434" style:parent-style-name="Policepardéfaut" style:family="text">
      <style:text-properties fo:language="it" fo:country="IT"/>
    </style:style>
    <style:style style:name="T2435" style:parent-style-name="Policepardéfaut" style:family="text">
      <style:text-properties fo:language="it" fo:country="IT"/>
    </style:style>
    <style:style style:name="T2436" style:parent-style-name="Policepardéfaut" style:family="text">
      <style:text-properties fo:language="it" fo:country="IT"/>
    </style:style>
    <style:style style:name="T2437" style:parent-style-name="Policepardéfaut" style:family="text">
      <style:text-properties fo:language="it" fo:country="IT"/>
    </style:style>
    <style:style style:name="T2438" style:parent-style-name="Policepardéfaut" style:family="text">
      <style:text-properties fo:language="it" fo:country="IT"/>
    </style:style>
    <style:style style:name="T2439" style:parent-style-name="Policepardéfaut" style:family="text">
      <style:text-properties fo:language="it" fo:country="IT"/>
    </style:style>
    <style:style style:name="T2440" style:parent-style-name="Policepardéfaut" style:family="text">
      <style:text-properties fo:language="it" fo:country="IT"/>
    </style:style>
    <style:style style:name="T2441" style:parent-style-name="Policepardéfaut" style:family="text">
      <style:text-properties fo:language="it" fo:country="IT"/>
    </style:style>
    <style:style style:name="T2442" style:parent-style-name="Policepardéfaut" style:family="text">
      <style:text-properties fo:language="it" fo:country="IT"/>
    </style:style>
    <style:style style:name="T2443" style:parent-style-name="Policepardéfaut" style:family="text">
      <style:text-properties fo:language="it" fo:country="IT"/>
    </style:style>
    <style:style style:name="T2444" style:parent-style-name="Policepardéfaut" style:family="text">
      <style:text-properties fo:language="it" fo:country="IT"/>
    </style:style>
    <style:style style:name="T2445" style:parent-style-name="Policepardéfaut" style:family="text">
      <style:text-properties fo:language="it" fo:country="IT"/>
    </style:style>
    <style:style style:name="T2446" style:parent-style-name="Policepardéfaut" style:family="text">
      <style:text-properties fo:language="it" fo:country="IT"/>
    </style:style>
    <style:style style:name="T2447" style:parent-style-name="Policepardéfaut" style:family="text">
      <style:text-properties fo:language="it" fo:country="IT"/>
    </style:style>
    <style:style style:name="T2448" style:parent-style-name="Policepardéfaut" style:family="text">
      <style:text-properties fo:language="it" fo:country="IT"/>
    </style:style>
    <style:style style:name="T2449" style:parent-style-name="Policepardéfaut" style:family="text">
      <style:text-properties fo:language="it" fo:country="IT"/>
    </style:style>
    <style:style style:name="T2450" style:parent-style-name="Policepardéfaut" style:family="text">
      <style:text-properties fo:language="it" fo:country="IT"/>
    </style:style>
    <style:style style:name="T2451" style:parent-style-name="Policepardéfaut" style:family="text">
      <style:text-properties fo:language="it" fo:country="IT"/>
    </style:style>
    <style:style style:name="T2452" style:parent-style-name="Policepardéfaut" style:family="text">
      <style:text-properties fo:language="it" fo:country="IT"/>
    </style:style>
    <style:style style:name="T2453" style:parent-style-name="Policepardéfaut" style:family="text">
      <style:text-properties fo:language="it" fo:country="IT"/>
    </style:style>
    <style:style style:name="T2454" style:parent-style-name="Policepardéfaut" style:family="text">
      <style:text-properties fo:language="it" fo:country="IT"/>
    </style:style>
    <style:style style:name="T2455" style:parent-style-name="Policepardéfaut" style:family="text">
      <style:text-properties fo:language="it" fo:country="IT"/>
    </style:style>
    <style:style style:name="T2456" style:parent-style-name="Policepardéfaut" style:family="text">
      <style:text-properties fo:language="it" fo:country="IT"/>
    </style:style>
    <style:style style:name="T2457" style:parent-style-name="Policepardéfaut" style:family="text">
      <style:text-properties fo:language="it" fo:country="IT"/>
    </style:style>
    <style:style style:name="T2458" style:parent-style-name="Policepardéfaut" style:family="text">
      <style:text-properties fo:language="it" fo:country="IT"/>
    </style:style>
    <style:style style:name="T2459" style:parent-style-name="Policepardéfaut" style:family="text">
      <style:text-properties fo:language="it" fo:country="IT"/>
    </style:style>
    <style:style style:name="T2460" style:parent-style-name="Policepardéfaut" style:family="text">
      <style:text-properties fo:language="it" fo:country="IT"/>
    </style:style>
    <style:style style:name="T2461" style:parent-style-name="Policepardéfaut" style:family="text">
      <style:text-properties fo:language="it" fo:country="IT"/>
    </style:style>
    <style:style style:name="T2462" style:parent-style-name="Policepardéfaut" style:family="text">
      <style:text-properties fo:language="it" fo:country="IT"/>
    </style:style>
    <style:style style:name="T2463" style:parent-style-name="Policepardéfaut" style:family="text">
      <style:text-properties fo:language="it" fo:country="IT"/>
    </style:style>
    <style:style style:name="T2464" style:parent-style-name="Policepardéfaut" style:family="text">
      <style:text-properties fo:language="it" fo:country="IT"/>
    </style:style>
    <style:style style:name="T2465" style:parent-style-name="Policepardéfaut" style:family="text">
      <style:text-properties fo:language="it" fo:country="IT"/>
    </style:style>
    <style:style style:name="T2466" style:parent-style-name="Policepardéfaut" style:family="text">
      <style:text-properties fo:language="it" fo:country="IT"/>
    </style:style>
    <style:style style:name="T2467" style:parent-style-name="Policepardéfaut" style:family="text">
      <style:text-properties fo:language="it" fo:country="IT"/>
    </style:style>
    <style:style style:name="T2468" style:parent-style-name="Policepardéfaut" style:family="text">
      <style:text-properties fo:language="it" fo:country="IT"/>
    </style:style>
    <style:style style:name="T2469" style:parent-style-name="Policepardéfaut" style:family="text">
      <style:text-properties fo:language="it" fo:country="IT"/>
    </style:style>
    <style:style style:name="T2470" style:parent-style-name="Policepardéfaut" style:family="text">
      <style:text-properties fo:language="it" fo:country="IT"/>
    </style:style>
    <style:style style:name="T2471" style:parent-style-name="Policepardéfaut" style:family="text">
      <style:text-properties fo:language="it" fo:country="IT"/>
    </style:style>
    <style:style style:name="T2472" style:parent-style-name="Policepardéfaut" style:family="text">
      <style:text-properties fo:language="it" fo:country="IT"/>
    </style:style>
    <style:style style:name="T2473" style:parent-style-name="Policepardéfaut" style:family="text">
      <style:text-properties fo:language="it" fo:country="IT"/>
    </style:style>
    <style:style style:name="T2474" style:parent-style-name="Policepardéfaut" style:family="text">
      <style:text-properties fo:language="it" fo:country="IT"/>
    </style:style>
    <style:style style:name="T2475" style:parent-style-name="Policepardéfaut" style:family="text">
      <style:text-properties fo:language="it" fo:country="IT"/>
    </style:style>
    <style:style style:name="T2476" style:parent-style-name="Policepardéfaut" style:family="text">
      <style:text-properties fo:language="it" fo:country="IT"/>
    </style:style>
    <style:style style:name="T2477" style:parent-style-name="Policepardéfaut" style:family="text">
      <style:text-properties fo:language="it" fo:country="IT"/>
    </style:style>
    <style:style style:name="T2478" style:parent-style-name="Policepardéfaut" style:family="text">
      <style:text-properties fo:language="it" fo:country="IT"/>
    </style:style>
    <style:style style:name="T2479" style:parent-style-name="Policepardéfaut" style:family="text">
      <style:text-properties fo:language="it" fo:country="IT"/>
    </style:style>
    <style:style style:name="T2480" style:parent-style-name="Policepardéfaut" style:family="text">
      <style:text-properties fo:language="it" fo:country="IT"/>
    </style:style>
    <style:style style:name="T2481" style:parent-style-name="Policepardéfaut" style:family="text">
      <style:text-properties fo:language="it" fo:country="IT"/>
    </style:style>
    <style:style style:name="T2482" style:parent-style-name="Policepardéfaut" style:family="text">
      <style:text-properties fo:language="it" fo:country="IT"/>
    </style:style>
    <style:style style:name="T2483" style:parent-style-name="Policepardéfaut" style:family="text">
      <style:text-properties fo:language="it" fo:country="IT"/>
    </style:style>
    <style:style style:name="T2484" style:parent-style-name="Policepardéfaut" style:family="text">
      <style:text-properties fo:language="it" fo:country="IT"/>
    </style:style>
    <style:style style:name="T2485" style:parent-style-name="Policepardéfaut" style:family="text">
      <style:text-properties fo:language="it" fo:country="IT"/>
    </style:style>
    <style:style style:name="T2486" style:parent-style-name="Policepardéfaut" style:family="text">
      <style:text-properties fo:language="it" fo:country="IT"/>
    </style:style>
    <style:style style:name="T2487" style:parent-style-name="Policepardéfaut" style:family="text">
      <style:text-properties fo:language="it" fo:country="IT"/>
    </style:style>
    <style:style style:name="T2488" style:parent-style-name="Policepardéfaut" style:family="text">
      <style:text-properties fo:language="it" fo:country="IT"/>
    </style:style>
    <style:style style:name="T2489" style:parent-style-name="Policepardéfaut" style:family="text">
      <style:text-properties fo:language="it" fo:country="IT"/>
    </style:style>
    <style:style style:name="T2490" style:parent-style-name="Policepardéfaut" style:family="text">
      <style:text-properties fo:language="it" fo:country="IT"/>
    </style:style>
    <style:style style:name="T2491" style:parent-style-name="Policepardéfaut" style:family="text">
      <style:text-properties fo:language="it" fo:country="IT"/>
    </style:style>
    <style:style style:name="T2492" style:parent-style-name="Policepardéfaut" style:family="text">
      <style:text-properties fo:language="it" fo:country="IT"/>
    </style:style>
    <style:style style:name="T2493" style:parent-style-name="Policepardéfaut" style:family="text">
      <style:text-properties fo:language="it" fo:country="IT"/>
    </style:style>
    <style:style style:name="T2494" style:parent-style-name="Policepardéfaut" style:family="text">
      <style:text-properties fo:language="it" fo:country="IT"/>
    </style:style>
    <style:style style:name="T2495" style:parent-style-name="Policepardéfaut" style:family="text">
      <style:text-properties fo:language="it" fo:country="IT"/>
    </style:style>
    <style:style style:name="T2496" style:parent-style-name="Policepardéfaut" style:family="text">
      <style:text-properties fo:language="it" fo:country="IT"/>
    </style:style>
    <style:style style:name="T2497" style:parent-style-name="Policepardéfaut" style:family="text">
      <style:text-properties fo:language="it" fo:country="IT"/>
    </style:style>
    <style:style style:name="T2498" style:parent-style-name="Policepardéfaut" style:family="text">
      <style:text-properties fo:language="it" fo:country="IT"/>
    </style:style>
    <style:style style:name="T2499" style:parent-style-name="Policepardéfaut" style:family="text">
      <style:text-properties fo:language="it" fo:country="IT"/>
    </style:style>
    <style:style style:name="T2500" style:parent-style-name="Policepardéfaut" style:family="text">
      <style:text-properties fo:language="it" fo:country="IT"/>
    </style:style>
    <style:style style:name="T2501" style:parent-style-name="Policepardéfaut" style:family="text">
      <style:text-properties fo:language="it" fo:country="IT"/>
    </style:style>
    <style:style style:name="T2502" style:parent-style-name="Policepardéfaut" style:family="text">
      <style:text-properties fo:language="it" fo:country="IT"/>
    </style:style>
    <style:style style:name="T2503" style:parent-style-name="Policepardéfaut" style:family="text">
      <style:text-properties fo:language="it" fo:country="IT"/>
    </style:style>
    <style:style style:name="T2504" style:parent-style-name="Policepardéfaut" style:family="text">
      <style:text-properties fo:language="it" fo:country="IT"/>
    </style:style>
    <style:style style:name="T2505" style:parent-style-name="Policepardéfaut" style:family="text">
      <style:text-properties fo:language="it" fo:country="IT"/>
    </style:style>
    <style:style style:name="T2506" style:parent-style-name="Policepardéfaut" style:family="text">
      <style:text-properties fo:language="it" fo:country="IT"/>
    </style:style>
    <style:style style:name="T2507" style:parent-style-name="Policepardéfaut" style:family="text">
      <style:text-properties fo:language="it" fo:country="IT"/>
    </style:style>
    <style:style style:name="T2508" style:parent-style-name="Policepardéfaut" style:family="text">
      <style:text-properties fo:language="it" fo:country="IT"/>
    </style:style>
    <style:style style:name="T2509" style:parent-style-name="Policepardéfaut" style:family="text">
      <style:text-properties fo:language="it" fo:country="IT"/>
    </style:style>
    <style:style style:name="T2510" style:parent-style-name="Policepardéfaut" style:family="text">
      <style:text-properties fo:language="it" fo:country="IT"/>
    </style:style>
    <style:style style:name="T2511" style:parent-style-name="Policepardéfaut" style:family="text">
      <style:text-properties fo:language="it" fo:country="IT"/>
    </style:style>
    <style:style style:name="T2512" style:parent-style-name="Policepardéfaut" style:family="text">
      <style:text-properties fo:language="it" fo:country="IT"/>
    </style:style>
    <style:style style:name="T2513" style:parent-style-name="Policepardéfaut" style:family="text">
      <style:text-properties fo:language="it" fo:country="IT"/>
    </style:style>
    <style:style style:name="T2514" style:parent-style-name="Policepardéfaut" style:family="text">
      <style:text-properties fo:language="it" fo:country="IT"/>
    </style:style>
    <style:style style:name="T2515" style:parent-style-name="Policepardéfaut" style:family="text">
      <style:text-properties fo:language="it" fo:country="IT"/>
    </style:style>
    <style:style style:name="T2516" style:parent-style-name="Policepardéfaut" style:family="text">
      <style:text-properties fo:language="it" fo:country="IT"/>
    </style:style>
    <style:style style:name="T2517" style:parent-style-name="Policepardéfaut" style:family="text">
      <style:text-properties fo:language="it" fo:country="IT"/>
    </style:style>
    <style:style style:name="T2518" style:parent-style-name="Policepardéfaut" style:family="text">
      <style:text-properties fo:language="it" fo:country="IT"/>
    </style:style>
    <style:style style:name="T2519" style:parent-style-name="Policepardéfaut" style:family="text">
      <style:text-properties fo:language="it" fo:country="IT"/>
    </style:style>
    <style:style style:name="T2520" style:parent-style-name="Policepardéfaut" style:family="text">
      <style:text-properties fo:language="it" fo:country="IT"/>
    </style:style>
    <style:style style:name="T2521" style:parent-style-name="Policepardéfaut" style:family="text">
      <style:text-properties fo:language="it" fo:country="IT"/>
    </style:style>
    <style:style style:name="T2522" style:parent-style-name="Policepardéfaut" style:family="text">
      <style:text-properties fo:language="it" fo:country="IT"/>
    </style:style>
    <style:style style:name="T2523" style:parent-style-name="Policepardéfaut" style:family="text">
      <style:text-properties fo:language="it" fo:country="IT"/>
    </style:style>
    <style:style style:name="T2524" style:parent-style-name="Policepardéfaut" style:family="text">
      <style:text-properties fo:language="it" fo:country="IT"/>
    </style:style>
    <style:style style:name="T2525" style:parent-style-name="Policepardéfaut" style:family="text">
      <style:text-properties fo:language="it" fo:country="IT"/>
    </style:style>
    <style:style style:name="T2526" style:parent-style-name="Policepardéfaut" style:family="text">
      <style:text-properties fo:language="it" fo:country="IT"/>
    </style:style>
    <style:style style:name="T2527" style:parent-style-name="Policepardéfaut" style:family="text">
      <style:text-properties fo:language="it" fo:country="IT"/>
    </style:style>
    <style:style style:name="T2528" style:parent-style-name="Policepardéfaut" style:family="text">
      <style:text-properties fo:language="it" fo:country="IT"/>
    </style:style>
    <style:style style:name="T2529" style:parent-style-name="Policepardéfaut" style:family="text">
      <style:text-properties fo:language="it" fo:country="IT"/>
    </style:style>
    <style:style style:name="T2530" style:parent-style-name="Policepardéfaut" style:family="text">
      <style:text-properties fo:language="it" fo:country="IT"/>
    </style:style>
    <style:style style:name="T2531" style:parent-style-name="Policepardéfaut" style:family="text">
      <style:text-properties fo:language="it" fo:country="IT"/>
    </style:style>
    <style:style style:name="T2532" style:parent-style-name="Policepardéfaut" style:family="text">
      <style:text-properties fo:language="it" fo:country="IT"/>
    </style:style>
    <style:style style:name="T2533" style:parent-style-name="Policepardéfaut" style:family="text">
      <style:text-properties fo:language="it" fo:country="IT"/>
    </style:style>
    <style:style style:name="T2534" style:parent-style-name="Policepardéfaut" style:family="text">
      <style:text-properties fo:language="it" fo:country="IT"/>
    </style:style>
    <style:style style:name="T2535" style:parent-style-name="Policepardéfaut" style:family="text">
      <style:text-properties fo:language="it" fo:country="IT"/>
    </style:style>
    <style:style style:name="T2536" style:parent-style-name="Policepardéfaut" style:family="text">
      <style:text-properties fo:language="it" fo:country="IT"/>
    </style:style>
    <style:style style:name="T2537" style:parent-style-name="Policepardéfaut" style:family="text">
      <style:text-properties fo:language="it" fo:country="IT"/>
    </style:style>
    <style:style style:name="T2538" style:parent-style-name="Policepardéfaut" style:family="text">
      <style:text-properties fo:language="it" fo:country="IT"/>
    </style:style>
    <style:style style:name="T2539" style:parent-style-name="Policepardéfaut" style:family="text">
      <style:text-properties fo:language="it" fo:country="IT"/>
    </style:style>
    <style:style style:name="T2540" style:parent-style-name="Policepardéfaut" style:family="text">
      <style:text-properties fo:language="it" fo:country="IT"/>
    </style:style>
    <style:style style:name="T2541" style:parent-style-name="Policepardéfaut" style:family="text">
      <style:text-properties fo:language="it" fo:country="IT"/>
    </style:style>
    <style:style style:name="T2542" style:parent-style-name="Policepardéfaut" style:family="text">
      <style:text-properties fo:language="it" fo:country="IT"/>
    </style:style>
    <style:style style:name="T2543" style:parent-style-name="Policepardéfaut" style:family="text">
      <style:text-properties fo:language="it" fo:country="IT"/>
    </style:style>
    <style:style style:name="T2544" style:parent-style-name="Policepardéfaut" style:family="text">
      <style:text-properties fo:language="it" fo:country="IT"/>
    </style:style>
    <style:style style:name="T2545" style:parent-style-name="Policepardéfaut" style:family="text">
      <style:text-properties fo:language="it" fo:country="IT"/>
    </style:style>
    <style:style style:name="T2546" style:parent-style-name="Policepardéfaut" style:family="text">
      <style:text-properties fo:language="it" fo:country="IT"/>
    </style:style>
    <style:style style:name="T2547" style:parent-style-name="Policepardéfaut" style:family="text">
      <style:text-properties fo:language="it" fo:country="IT"/>
    </style:style>
    <style:style style:name="T2548" style:parent-style-name="Policepardéfaut" style:family="text">
      <style:text-properties fo:language="it" fo:country="IT"/>
    </style:style>
    <style:style style:name="T2549" style:parent-style-name="Policepardéfaut" style:family="text">
      <style:text-properties fo:language="it" fo:country="IT"/>
    </style:style>
    <style:style style:name="T2550" style:parent-style-name="Policepardéfaut" style:family="text">
      <style:text-properties fo:language="it" fo:country="IT"/>
    </style:style>
    <style:style style:name="T2551" style:parent-style-name="Policepardéfaut" style:family="text">
      <style:text-properties fo:language="it" fo:country="IT"/>
    </style:style>
    <style:style style:name="T2552" style:parent-style-name="Policepardéfaut" style:family="text">
      <style:text-properties fo:language="it" fo:country="IT"/>
    </style:style>
    <style:style style:name="T2553" style:parent-style-name="Policepardéfaut" style:family="text">
      <style:text-properties fo:language="it" fo:country="IT"/>
    </style:style>
    <style:style style:name="T2554" style:parent-style-name="Policepardéfaut" style:family="text">
      <style:text-properties fo:language="it" fo:country="IT"/>
    </style:style>
    <style:style style:name="T2555" style:parent-style-name="Policepardéfaut" style:family="text">
      <style:text-properties fo:language="it" fo:country="IT"/>
    </style:style>
    <style:style style:name="T2556" style:parent-style-name="Policepardéfaut" style:family="text">
      <style:text-properties fo:language="it" fo:country="IT"/>
    </style:style>
    <style:style style:name="T2557" style:parent-style-name="Policepardéfaut" style:family="text">
      <style:text-properties fo:language="it" fo:country="IT"/>
    </style:style>
    <style:style style:name="T2558" style:parent-style-name="Policepardéfaut" style:family="text">
      <style:text-properties fo:language="it" fo:country="IT"/>
    </style:style>
    <style:style style:name="T2559" style:parent-style-name="Policepardéfaut" style:family="text">
      <style:text-properties fo:language="it" fo:country="IT"/>
    </style:style>
    <style:style style:name="T2560" style:parent-style-name="Policepardéfaut" style:family="text">
      <style:text-properties fo:language="it" fo:country="IT"/>
    </style:style>
    <style:style style:name="T2561" style:parent-style-name="Policepardéfaut" style:family="text">
      <style:text-properties fo:language="it" fo:country="IT"/>
    </style:style>
    <style:style style:name="T2562" style:parent-style-name="Policepardéfaut" style:family="text">
      <style:text-properties fo:language="it" fo:country="IT"/>
    </style:style>
    <style:style style:name="T2563" style:parent-style-name="Policepardéfaut" style:family="text">
      <style:text-properties fo:language="it" fo:country="IT"/>
    </style:style>
    <style:style style:name="T2564" style:parent-style-name="Policepardéfaut" style:family="text">
      <style:text-properties fo:language="it" fo:country="IT"/>
    </style:style>
    <style:style style:name="T2565" style:parent-style-name="Policepardéfaut" style:family="text">
      <style:text-properties fo:language="it" fo:country="IT"/>
    </style:style>
    <style:style style:name="T2566" style:parent-style-name="Policepardéfaut" style:family="text">
      <style:text-properties fo:language="it" fo:country="IT"/>
    </style:style>
    <style:style style:name="T2567" style:parent-style-name="Policepardéfaut" style:family="text">
      <style:text-properties fo:language="it" fo:country="IT"/>
    </style:style>
    <style:style style:name="T2568" style:parent-style-name="Policepardéfaut" style:family="text">
      <style:text-properties fo:language="it" fo:country="IT"/>
    </style:style>
    <style:style style:name="T2569" style:parent-style-name="Policepardéfaut" style:family="text">
      <style:text-properties fo:language="it" fo:country="IT"/>
    </style:style>
    <style:style style:name="T2570" style:parent-style-name="Policepardéfaut" style:family="text">
      <style:text-properties fo:language="it" fo:country="IT"/>
    </style:style>
    <style:style style:name="T2571" style:parent-style-name="Policepardéfaut" style:family="text">
      <style:text-properties fo:language="it" fo:country="IT"/>
    </style:style>
    <style:style style:name="T2572" style:parent-style-name="Policepardéfaut" style:family="text">
      <style:text-properties fo:language="it" fo:country="IT"/>
    </style:style>
    <style:style style:name="T2573" style:parent-style-name="Policepardéfaut" style:family="text">
      <style:text-properties fo:language="it" fo:country="IT"/>
    </style:style>
    <style:style style:name="T2574" style:parent-style-name="Policepardéfaut" style:family="text">
      <style:text-properties fo:language="it" fo:country="IT"/>
    </style:style>
    <style:style style:name="T2575" style:parent-style-name="Policepardéfaut" style:family="text">
      <style:text-properties fo:language="it" fo:country="IT"/>
    </style:style>
    <style:style style:name="T2576" style:parent-style-name="Policepardéfaut" style:family="text">
      <style:text-properties fo:language="it" fo:country="IT"/>
    </style:style>
    <style:style style:name="T2577" style:parent-style-name="Policepardéfaut" style:family="text">
      <style:text-properties fo:language="it" fo:country="IT"/>
    </style:style>
    <style:style style:name="T2578" style:parent-style-name="Policepardéfaut" style:family="text">
      <style:text-properties fo:language="it" fo:country="IT"/>
    </style:style>
    <style:style style:name="T2579" style:parent-style-name="Policepardéfaut" style:family="text">
      <style:text-properties fo:language="it" fo:country="IT"/>
    </style:style>
    <style:style style:name="T2580" style:parent-style-name="Policepardéfaut" style:family="text">
      <style:text-properties fo:language="it" fo:country="IT"/>
    </style:style>
    <style:style style:name="T2581" style:parent-style-name="Policepardéfaut" style:family="text">
      <style:text-properties fo:language="it" fo:country="IT"/>
    </style:style>
    <style:style style:name="T2582" style:parent-style-name="Policepardéfaut" style:family="text">
      <style:text-properties fo:language="it" fo:country="IT"/>
    </style:style>
    <style:style style:name="T2583" style:parent-style-name="Policepardéfaut" style:family="text">
      <style:text-properties fo:language="it" fo:country="IT"/>
    </style:style>
    <style:style style:name="T2584" style:parent-style-name="Policepardéfaut" style:family="text">
      <style:text-properties fo:language="it" fo:country="IT"/>
    </style:style>
    <style:style style:name="T2585" style:parent-style-name="Policepardéfaut" style:family="text">
      <style:text-properties fo:language="it" fo:country="IT"/>
    </style:style>
    <style:style style:name="T2586" style:parent-style-name="Policepardéfaut" style:family="text">
      <style:text-properties fo:language="it" fo:country="IT"/>
    </style:style>
    <style:style style:name="T2587" style:parent-style-name="Policepardéfaut" style:family="text">
      <style:text-properties fo:language="it" fo:country="IT"/>
    </style:style>
    <style:style style:name="T2588" style:parent-style-name="Policepardéfaut" style:family="text">
      <style:text-properties fo:language="it" fo:country="IT"/>
    </style:style>
    <style:style style:name="T2589" style:parent-style-name="Policepardéfaut" style:family="text">
      <style:text-properties fo:language="it" fo:country="IT"/>
    </style:style>
    <style:style style:name="T2590" style:parent-style-name="Policepardéfaut" style:family="text">
      <style:text-properties fo:language="it" fo:country="IT"/>
    </style:style>
    <style:style style:name="T2591" style:parent-style-name="Policepardéfaut" style:family="text">
      <style:text-properties fo:language="it" fo:country="IT"/>
    </style:style>
    <style:style style:name="T2592" style:parent-style-name="Policepardéfaut" style:family="text">
      <style:text-properties fo:language="it" fo:country="IT"/>
    </style:style>
    <style:style style:name="T2593" style:parent-style-name="Policepardéfaut" style:family="text">
      <style:text-properties fo:language="it" fo:country="IT"/>
    </style:style>
    <style:style style:name="T2594" style:parent-style-name="Policepardéfaut" style:family="text">
      <style:text-properties fo:language="it" fo:country="IT"/>
    </style:style>
    <style:style style:name="T2595" style:parent-style-name="Policepardéfaut" style:family="text">
      <style:text-properties fo:language="it" fo:country="IT"/>
    </style:style>
    <style:style style:name="T2596" style:parent-style-name="Policepardéfaut" style:family="text">
      <style:text-properties fo:language="it" fo:country="IT"/>
    </style:style>
    <style:style style:name="T2597" style:parent-style-name="Policepardéfaut" style:family="text">
      <style:text-properties fo:language="it" fo:country="IT"/>
    </style:style>
    <style:style style:name="T2598" style:parent-style-name="Policepardéfaut" style:family="text">
      <style:text-properties fo:language="it" fo:country="IT"/>
    </style:style>
    <style:style style:name="T2599" style:parent-style-name="Policepardéfaut" style:family="text">
      <style:text-properties fo:language="it" fo:country="IT"/>
    </style:style>
    <style:style style:name="T2600" style:parent-style-name="Policepardéfaut" style:family="text">
      <style:text-properties fo:language="it" fo:country="IT"/>
    </style:style>
    <style:style style:name="T2601" style:parent-style-name="Policepardéfaut" style:family="text">
      <style:text-properties fo:language="it" fo:country="IT"/>
    </style:style>
    <style:style style:name="T2602" style:parent-style-name="Policepardéfaut" style:family="text">
      <style:text-properties fo:language="it" fo:country="IT"/>
    </style:style>
    <style:style style:name="T2603" style:parent-style-name="Policepardéfaut" style:family="text">
      <style:text-properties fo:language="it" fo:country="IT"/>
    </style:style>
    <style:style style:name="T2604" style:parent-style-name="Policepardéfaut" style:family="text">
      <style:text-properties fo:language="it" fo:country="IT"/>
    </style:style>
    <style:style style:name="T2605" style:parent-style-name="Policepardéfaut" style:family="text">
      <style:text-properties fo:language="it" fo:country="IT"/>
    </style:style>
    <style:style style:name="T2606" style:parent-style-name="Policepardéfaut" style:family="text">
      <style:text-properties fo:language="it" fo:country="IT"/>
    </style:style>
    <style:style style:name="T2607" style:parent-style-name="Policepardéfaut" style:family="text">
      <style:text-properties fo:language="it" fo:country="IT"/>
    </style:style>
    <style:style style:name="T2608" style:parent-style-name="Policepardéfaut" style:family="text">
      <style:text-properties fo:language="it" fo:country="IT"/>
    </style:style>
    <style:style style:name="T2609" style:parent-style-name="Policepardéfaut" style:family="text">
      <style:text-properties fo:language="it" fo:country="IT"/>
    </style:style>
    <style:style style:name="T2610" style:parent-style-name="Policepardéfaut" style:family="text">
      <style:text-properties fo:language="it" fo:country="IT"/>
    </style:style>
    <style:style style:name="T2611" style:parent-style-name="Policepardéfaut" style:family="text">
      <style:text-properties fo:language="it" fo:country="IT"/>
    </style:style>
    <style:style style:name="T2612" style:parent-style-name="Policepardéfaut" style:family="text">
      <style:text-properties fo:language="it" fo:country="IT"/>
    </style:style>
    <style:style style:name="T2613" style:parent-style-name="Policepardéfaut" style:family="text">
      <style:text-properties fo:language="it" fo:country="IT"/>
    </style:style>
    <style:style style:name="T2614" style:parent-style-name="Policepardéfaut" style:family="text">
      <style:text-properties fo:language="it" fo:country="IT"/>
    </style:style>
    <style:style style:name="T2615" style:parent-style-name="Policepardéfaut" style:family="text">
      <style:text-properties fo:language="it" fo:country="IT"/>
    </style:style>
    <style:style style:name="T2616" style:parent-style-name="Policepardéfaut" style:family="text">
      <style:text-properties fo:language="it" fo:country="IT"/>
    </style:style>
    <style:style style:name="T2617" style:parent-style-name="Policepardéfaut" style:family="text">
      <style:text-properties fo:language="it" fo:country="IT"/>
    </style:style>
    <style:style style:name="T2618" style:parent-style-name="Policepardéfaut" style:family="text">
      <style:text-properties fo:language="it" fo:country="IT"/>
    </style:style>
    <style:style style:name="T2619" style:parent-style-name="Policepardéfaut" style:family="text">
      <style:text-properties fo:language="it" fo:country="IT"/>
    </style:style>
    <style:style style:name="T2620" style:parent-style-name="Policepardéfaut" style:family="text">
      <style:text-properties fo:language="it" fo:country="IT"/>
    </style:style>
    <style:style style:name="T2621" style:parent-style-name="Policepardéfaut" style:family="text">
      <style:text-properties fo:language="it" fo:country="IT"/>
    </style:style>
    <style:style style:name="T2622" style:parent-style-name="Policepardéfaut" style:family="text">
      <style:text-properties fo:language="it" fo:country="IT"/>
    </style:style>
    <style:style style:name="T2623" style:parent-style-name="Policepardéfaut" style:family="text">
      <style:text-properties fo:language="it" fo:country="IT"/>
    </style:style>
    <style:style style:name="T2624" style:parent-style-name="Policepardéfaut" style:family="text">
      <style:text-properties fo:language="it" fo:country="IT"/>
    </style:style>
    <style:style style:name="T2625" style:parent-style-name="Policepardéfaut" style:family="text">
      <style:text-properties fo:language="it" fo:country="IT"/>
    </style:style>
    <style:style style:name="T2626" style:parent-style-name="Policepardéfaut" style:family="text">
      <style:text-properties fo:language="it" fo:country="IT"/>
    </style:style>
    <style:style style:name="T2627" style:parent-style-name="Policepardéfaut" style:family="text">
      <style:text-properties fo:language="it" fo:country="IT"/>
    </style:style>
    <style:style style:name="T2628" style:parent-style-name="Policepardéfaut" style:family="text">
      <style:text-properties fo:language="it" fo:country="IT"/>
    </style:style>
    <style:style style:name="T2629" style:parent-style-name="Policepardéfaut" style:family="text">
      <style:text-properties fo:language="it" fo:country="IT"/>
    </style:style>
    <style:style style:name="T2630" style:parent-style-name="Policepardéfaut" style:family="text">
      <style:text-properties fo:language="it" fo:country="IT"/>
    </style:style>
    <style:style style:name="T2631" style:parent-style-name="Policepardéfaut" style:family="text">
      <style:text-properties fo:language="it" fo:country="IT"/>
    </style:style>
    <style:style style:name="T2632" style:parent-style-name="Policepardéfaut" style:family="text">
      <style:text-properties fo:language="it" fo:country="IT"/>
    </style:style>
    <style:style style:name="T2633" style:parent-style-name="Policepardéfaut" style:family="text">
      <style:text-properties fo:language="it" fo:country="IT"/>
    </style:style>
    <style:style style:name="T2634" style:parent-style-name="Policepardéfaut" style:family="text">
      <style:text-properties fo:language="it" fo:country="IT"/>
    </style:style>
    <style:style style:name="T2635" style:parent-style-name="Policepardéfaut" style:family="text">
      <style:text-properties fo:language="it" fo:country="IT"/>
    </style:style>
    <style:style style:name="T2636" style:parent-style-name="Policepardéfaut" style:family="text">
      <style:text-properties fo:language="it" fo:country="IT"/>
    </style:style>
    <style:style style:name="T2637" style:parent-style-name="Policepardéfaut" style:family="text">
      <style:text-properties fo:language="it" fo:country="IT"/>
    </style:style>
    <style:style style:name="T2638" style:parent-style-name="Policepardéfaut" style:family="text">
      <style:text-properties fo:language="it" fo:country="IT"/>
    </style:style>
    <style:style style:name="T2639" style:parent-style-name="Policepardéfaut" style:family="text">
      <style:text-properties fo:language="it" fo:country="IT"/>
    </style:style>
    <style:style style:name="T2640" style:parent-style-name="Policepardéfaut" style:family="text">
      <style:text-properties fo:language="it" fo:country="IT"/>
    </style:style>
    <style:style style:name="T2641" style:parent-style-name="Policepardéfaut" style:family="text">
      <style:text-properties fo:language="it" fo:country="IT"/>
    </style:style>
    <style:style style:name="T2642" style:parent-style-name="Policepardéfaut" style:family="text">
      <style:text-properties fo:language="it" fo:country="IT"/>
    </style:style>
    <style:style style:name="T2643" style:parent-style-name="Policepardéfaut" style:family="text">
      <style:text-properties fo:language="it" fo:country="IT"/>
    </style:style>
    <style:style style:name="T2644" style:parent-style-name="Policepardéfaut" style:family="text">
      <style:text-properties fo:language="it" fo:country="IT"/>
    </style:style>
    <style:style style:name="T2645" style:parent-style-name="Policepardéfaut" style:family="text">
      <style:text-properties fo:font-style="italic" style:font-style-asian="italic" style:font-style-complex="italic" fo:language="it" fo:country="IT"/>
    </style:style>
    <style:style style:name="T2646" style:parent-style-name="Policepardéfaut" style:family="text">
      <style:text-properties fo:font-style="italic" style:font-style-asian="italic" style:font-style-complex="italic" fo:language="it" fo:country="IT"/>
    </style:style>
    <style:style style:name="T2647" style:parent-style-name="Policepardéfaut" style:family="text">
      <style:text-properties fo:font-style="italic" style:font-style-asian="italic" style:font-style-complex="italic" fo:language="it" fo:country="IT"/>
    </style:style>
    <style:style style:name="T2648" style:parent-style-name="Policepardéfaut" style:family="text">
      <style:text-properties fo:font-style="italic" style:font-style-asian="italic" style:font-style-complex="italic" fo:language="it" fo:country="IT"/>
    </style:style>
    <style:style style:name="T2649" style:parent-style-name="Policepardéfaut" style:family="text">
      <style:text-properties fo:font-style="italic" style:font-style-asian="italic" style:font-style-complex="italic" fo:language="it" fo:country="IT"/>
    </style:style>
    <style:style style:name="T2650" style:parent-style-name="Policepardéfaut" style:family="text">
      <style:text-properties fo:font-style="italic" style:font-style-asian="italic" style:font-style-complex="italic" fo:language="it" fo:country="IT"/>
    </style:style>
    <style:style style:name="T2651" style:parent-style-name="Policepardéfaut" style:family="text">
      <style:text-properties fo:font-style="italic" style:font-style-asian="italic" style:font-style-complex="italic" fo:language="it" fo:country="IT"/>
    </style:style>
    <style:style style:name="T2652" style:parent-style-name="Policepardéfaut" style:family="text">
      <style:text-properties fo:font-style="italic" style:font-style-asian="italic" style:font-style-complex="italic" fo:language="it" fo:country="IT"/>
    </style:style>
    <style:style style:name="T2653" style:parent-style-name="Policepardéfaut" style:family="text">
      <style:text-properties fo:font-style="italic" style:font-style-asian="italic" style:font-style-complex="italic" fo:language="it" fo:country="IT"/>
    </style:style>
    <style:style style:name="T2654" style:parent-style-name="Policepardéfaut" style:family="text">
      <style:text-properties fo:font-style="italic" style:font-style-asian="italic" style:font-style-complex="italic" fo:language="it" fo:country="IT"/>
    </style:style>
    <style:style style:name="T2655" style:parent-style-name="Policepardéfaut" style:family="text">
      <style:text-properties fo:font-style="italic" style:font-style-asian="italic" style:font-style-complex="italic" fo:language="it" fo:country="IT"/>
    </style:style>
    <style:style style:name="T2656" style:parent-style-name="Policepardéfaut" style:family="text">
      <style:text-properties fo:font-style="italic" style:font-style-asian="italic" style:font-style-complex="italic" fo:language="it" fo:country="IT"/>
    </style:style>
    <style:style style:name="T2657" style:parent-style-name="Policepardéfaut" style:family="text">
      <style:text-properties fo:font-variant="small-caps" fo:language="it" fo:country="IT"/>
    </style:style>
    <style:style style:name="T2659" style:parent-style-name="Policepardéfaut" style:family="text">
      <style:text-properties fo:language="it" fo:country="IT"/>
    </style:style>
    <style:style style:name="P2658" style:parent-style-name="p" style:family="paragraph">
      <style:paragraph-properties fo:text-indent="0in">
        <style:drop-cap style:length="1" style:lines="3"/>
      </style:paragraph-properties>
    </style:style>
    <style:style style:name="T2660" style:parent-style-name="Policepardéfaut" style:family="text">
      <style:text-properties fo:language="it" fo:country="IT"/>
    </style:style>
    <style:style style:name="T2661" style:parent-style-name="Policepardéfaut" style:family="text">
      <style:text-properties fo:language="it" fo:country="IT"/>
    </style:style>
    <style:style style:name="T2662" style:parent-style-name="Policepardéfaut" style:family="text">
      <style:text-properties fo:language="it" fo:country="IT"/>
    </style:style>
    <style:style style:name="T2663" style:parent-style-name="Policepardéfaut" style:family="text">
      <style:text-properties fo:language="it" fo:country="IT"/>
    </style:style>
    <style:style style:name="T2664" style:parent-style-name="Policepardéfaut" style:family="text">
      <style:text-properties fo:language="it" fo:country="IT"/>
    </style:style>
    <style:style style:name="T2665" style:parent-style-name="Policepardéfaut" style:family="text">
      <style:text-properties fo:language="it" fo:country="IT"/>
    </style:style>
    <style:style style:name="T2666" style:parent-style-name="Policepardéfaut" style:family="text">
      <style:text-properties fo:language="it" fo:country="IT"/>
    </style:style>
    <style:style style:name="T2667" style:parent-style-name="Policepardéfaut" style:family="text">
      <style:text-properties fo:language="it" fo:country="IT"/>
    </style:style>
    <style:style style:name="T2668" style:parent-style-name="Policepardéfaut" style:family="text">
      <style:text-properties fo:language="it" fo:country="IT"/>
    </style:style>
    <style:style style:name="T2669" style:parent-style-name="Policepardéfaut" style:family="text">
      <style:text-properties fo:language="it" fo:country="IT"/>
    </style:style>
    <style:style style:name="T2670" style:parent-style-name="Policepardéfaut" style:family="text">
      <style:text-properties fo:language="it" fo:country="IT"/>
    </style:style>
    <style:style style:name="T2671" style:parent-style-name="Policepardéfaut" style:family="text">
      <style:text-properties fo:language="it" fo:country="IT"/>
    </style:style>
    <style:style style:name="T2672" style:parent-style-name="Policepardéfaut" style:family="text">
      <style:text-properties fo:language="it" fo:country="IT"/>
    </style:style>
    <style:style style:name="T2673" style:parent-style-name="Policepardéfaut" style:family="text">
      <style:text-properties fo:language="it" fo:country="IT"/>
    </style:style>
    <style:style style:name="T2674" style:parent-style-name="Policepardéfaut" style:family="text">
      <style:text-properties fo:language="it" fo:country="IT"/>
    </style:style>
    <style:style style:name="T2675" style:parent-style-name="Policepardéfaut" style:family="text">
      <style:text-properties fo:language="it" fo:country="IT"/>
    </style:style>
    <style:style style:name="T2676" style:parent-style-name="Policepardéfaut" style:family="text">
      <style:text-properties fo:language="it" fo:country="IT"/>
    </style:style>
    <style:style style:name="T2677" style:parent-style-name="Policepardéfaut" style:family="text">
      <style:text-properties fo:language="it" fo:country="IT"/>
    </style:style>
    <style:style style:name="T2678" style:parent-style-name="Policepardéfaut" style:family="text">
      <style:text-properties fo:language="it" fo:country="IT"/>
    </style:style>
    <style:style style:name="T2679" style:parent-style-name="Policepardéfaut" style:family="text">
      <style:text-properties fo:language="it" fo:country="IT"/>
    </style:style>
    <style:style style:name="T2680" style:parent-style-name="Policepardéfaut" style:family="text">
      <style:text-properties fo:language="it" fo:country="IT"/>
    </style:style>
    <style:style style:name="T2681" style:parent-style-name="Policepardéfaut" style:family="text">
      <style:text-properties fo:language="it" fo:country="IT"/>
    </style:style>
    <style:style style:name="T2682" style:parent-style-name="Policepardéfaut" style:family="text">
      <style:text-properties fo:language="it" fo:country="IT"/>
    </style:style>
    <style:style style:name="T2683" style:parent-style-name="Policepardéfaut" style:family="text">
      <style:text-properties fo:language="it" fo:country="IT"/>
    </style:style>
    <style:style style:name="T2684" style:parent-style-name="Policepardéfaut" style:family="text">
      <style:text-properties fo:language="it" fo:country="IT"/>
    </style:style>
    <style:style style:name="T2685" style:parent-style-name="Policepardéfaut" style:family="text">
      <style:text-properties fo:language="it" fo:country="IT"/>
    </style:style>
    <style:style style:name="T2686" style:parent-style-name="Policepardéfaut" style:family="text">
      <style:text-properties fo:language="it" fo:country="IT"/>
    </style:style>
    <style:style style:name="T2687" style:parent-style-name="Policepardéfaut" style:family="text">
      <style:text-properties fo:language="it" fo:country="IT"/>
    </style:style>
    <style:style style:name="T2688" style:parent-style-name="Policepardéfaut" style:family="text">
      <style:text-properties fo:language="it" fo:country="IT"/>
    </style:style>
    <style:style style:name="T2689" style:parent-style-name="Policepardéfaut" style:family="text">
      <style:text-properties fo:language="it" fo:country="IT"/>
    </style:style>
    <style:style style:name="T2690" style:parent-style-name="Policepardéfaut" style:family="text">
      <style:text-properties fo:language="it" fo:country="IT"/>
    </style:style>
    <style:style style:name="T2691" style:parent-style-name="Policepardéfaut" style:family="text">
      <style:text-properties fo:language="it" fo:country="IT"/>
    </style:style>
    <style:style style:name="T2692" style:parent-style-name="Policepardéfaut" style:family="text">
      <style:text-properties fo:language="it" fo:country="IT"/>
    </style:style>
    <style:style style:name="T2693" style:parent-style-name="Policepardéfaut" style:family="text">
      <style:text-properties fo:language="it" fo:country="IT"/>
    </style:style>
    <style:style style:name="T2694" style:parent-style-name="Policepardéfaut" style:family="text">
      <style:text-properties fo:language="it" fo:country="IT"/>
    </style:style>
    <style:style style:name="T2695" style:parent-style-name="Policepardéfaut" style:family="text">
      <style:text-properties fo:language="it" fo:country="IT"/>
    </style:style>
    <style:style style:name="T2696" style:parent-style-name="Policepardéfaut" style:family="text">
      <style:text-properties fo:language="it" fo:country="IT"/>
    </style:style>
    <style:style style:name="T2697" style:parent-style-name="Policepardéfaut" style:family="text">
      <style:text-properties fo:language="it" fo:country="IT"/>
    </style:style>
    <style:style style:name="T2698" style:parent-style-name="Policepardéfaut" style:family="text">
      <style:text-properties fo:language="it" fo:country="IT"/>
    </style:style>
    <style:style style:name="T2699" style:parent-style-name="Policepardéfaut" style:family="text">
      <style:text-properties fo:language="it" fo:country="IT"/>
    </style:style>
    <style:style style:name="T2700" style:parent-style-name="Policepardéfaut" style:family="text">
      <style:text-properties fo:language="it" fo:country="IT"/>
    </style:style>
    <style:style style:name="T2701" style:parent-style-name="Policepardéfaut" style:family="text">
      <style:text-properties fo:language="it" fo:country="IT"/>
    </style:style>
    <style:style style:name="T2702" style:parent-style-name="Policepardéfaut" style:family="text">
      <style:text-properties fo:language="it" fo:country="IT"/>
    </style:style>
    <style:style style:name="T2703" style:parent-style-name="Policepardéfaut" style:family="text">
      <style:text-properties fo:language="it" fo:country="IT"/>
    </style:style>
    <style:style style:name="T2704" style:parent-style-name="Policepardéfaut" style:family="text">
      <style:text-properties fo:language="it" fo:country="IT"/>
    </style:style>
    <style:style style:name="T2705" style:parent-style-name="Policepardéfaut" style:family="text">
      <style:text-properties fo:language="it" fo:country="IT"/>
    </style:style>
    <style:style style:name="T2706" style:parent-style-name="Policepardéfaut" style:family="text">
      <style:text-properties fo:language="it" fo:country="IT"/>
    </style:style>
    <style:style style:name="T2707" style:parent-style-name="Policepardéfaut" style:family="text">
      <style:text-properties fo:language="it" fo:country="IT"/>
    </style:style>
    <style:style style:name="T2708" style:parent-style-name="Policepardéfaut" style:family="text">
      <style:text-properties fo:language="it" fo:country="IT"/>
    </style:style>
    <style:style style:name="T2709" style:parent-style-name="Policepardéfaut" style:family="text">
      <style:text-properties fo:language="it" fo:country="IT"/>
    </style:style>
    <style:style style:name="T2710" style:parent-style-name="Policepardéfaut" style:family="text">
      <style:text-properties fo:language="it" fo:country="IT"/>
    </style:style>
    <style:style style:name="T2711" style:parent-style-name="Policepardéfaut" style:family="text">
      <style:text-properties fo:language="it" fo:country="IT"/>
    </style:style>
    <style:style style:name="T2712" style:parent-style-name="Policepardéfaut" style:family="text">
      <style:text-properties fo:language="it" fo:country="IT"/>
    </style:style>
    <style:style style:name="T2713" style:parent-style-name="Policepardéfaut" style:family="text">
      <style:text-properties fo:language="it" fo:country="IT"/>
    </style:style>
    <style:style style:name="T2714" style:parent-style-name="Policepardéfaut" style:family="text">
      <style:text-properties fo:language="it" fo:country="IT"/>
    </style:style>
    <style:style style:name="T2715" style:parent-style-name="Policepardéfaut" style:family="text">
      <style:text-properties fo:language="it" fo:country="IT"/>
    </style:style>
    <style:style style:name="T2716" style:parent-style-name="Policepardéfaut" style:family="text">
      <style:text-properties fo:language="it" fo:country="IT"/>
    </style:style>
    <style:style style:name="T2717" style:parent-style-name="Policepardéfaut" style:family="text">
      <style:text-properties fo:language="it" fo:country="IT"/>
    </style:style>
    <style:style style:name="T2718" style:parent-style-name="Policepardéfaut" style:family="text">
      <style:text-properties fo:language="it" fo:country="IT"/>
    </style:style>
    <style:style style:name="T2719" style:parent-style-name="Policepardéfaut" style:family="text">
      <style:text-properties fo:language="it" fo:country="IT"/>
    </style:style>
    <style:style style:name="T2720" style:parent-style-name="Policepardéfaut" style:family="text">
      <style:text-properties fo:language="it" fo:country="IT"/>
    </style:style>
    <style:style style:name="T2721" style:parent-style-name="Policepardéfaut" style:family="text">
      <style:text-properties fo:language="it" fo:country="IT"/>
    </style:style>
    <style:style style:name="T2722" style:parent-style-name="Policepardéfaut" style:family="text">
      <style:text-properties fo:language="it" fo:country="IT"/>
    </style:style>
    <style:style style:name="T2723" style:parent-style-name="Policepardéfaut" style:family="text">
      <style:text-properties fo:language="it" fo:country="IT"/>
    </style:style>
    <style:style style:name="T2724" style:parent-style-name="Policepardéfaut" style:family="text">
      <style:text-properties fo:language="it" fo:country="IT"/>
    </style:style>
    <style:style style:name="T2725" style:parent-style-name="Policepardéfaut" style:family="text">
      <style:text-properties fo:language="it" fo:country="IT"/>
    </style:style>
    <style:style style:name="T2726" style:parent-style-name="Policepardéfaut" style:family="text">
      <style:text-properties fo:language="it" fo:country="IT"/>
    </style:style>
    <style:style style:name="T2727" style:parent-style-name="Policepardéfaut" style:family="text">
      <style:text-properties fo:language="it" fo:country="IT"/>
    </style:style>
    <style:style style:name="T2728" style:parent-style-name="Policepardéfaut" style:family="text">
      <style:text-properties fo:language="it" fo:country="IT"/>
    </style:style>
    <style:style style:name="T2729" style:parent-style-name="Policepardéfaut" style:family="text">
      <style:text-properties fo:language="it" fo:country="IT"/>
    </style:style>
    <style:style style:name="T2730" style:parent-style-name="Policepardéfaut" style:family="text">
      <style:text-properties fo:language="it" fo:country="IT"/>
    </style:style>
    <style:style style:name="T2731" style:parent-style-name="Policepardéfaut" style:family="text">
      <style:text-properties fo:language="it" fo:country="IT"/>
    </style:style>
    <style:style style:name="T2732" style:parent-style-name="Policepardéfaut" style:family="text">
      <style:text-properties fo:language="it" fo:country="IT"/>
    </style:style>
    <style:style style:name="T2733" style:parent-style-name="Policepardéfaut" style:family="text">
      <style:text-properties fo:language="it" fo:country="IT"/>
    </style:style>
    <style:style style:name="T2734" style:parent-style-name="Policepardéfaut" style:family="text">
      <style:text-properties fo:language="it" fo:country="IT"/>
    </style:style>
    <style:style style:name="T2735" style:parent-style-name="Policepardéfaut" style:family="text">
      <style:text-properties fo:language="it" fo:country="IT"/>
    </style:style>
    <style:style style:name="T2736" style:parent-style-name="Policepardéfaut" style:family="text">
      <style:text-properties fo:language="it" fo:country="IT"/>
    </style:style>
    <style:style style:name="T2737" style:parent-style-name="Policepardéfaut" style:family="text">
      <style:text-properties fo:language="it" fo:country="IT"/>
    </style:style>
    <style:style style:name="T2738" style:parent-style-name="Policepardéfaut" style:family="text">
      <style:text-properties fo:language="it" fo:country="IT"/>
    </style:style>
    <style:style style:name="T2739" style:parent-style-name="Policepardéfaut" style:family="text">
      <style:text-properties fo:language="it" fo:country="IT"/>
    </style:style>
    <style:style style:name="T2740" style:parent-style-name="Policepardéfaut" style:family="text">
      <style:text-properties fo:language="it" fo:country="IT"/>
    </style:style>
    <style:style style:name="T2741" style:parent-style-name="Policepardéfaut" style:family="text">
      <style:text-properties fo:language="it" fo:country="IT"/>
    </style:style>
    <style:style style:name="T2742" style:parent-style-name="Policepardéfaut" style:family="text">
      <style:text-properties fo:language="it" fo:country="IT"/>
    </style:style>
    <style:style style:name="T2743" style:parent-style-name="Policepardéfaut" style:family="text">
      <style:text-properties fo:language="it" fo:country="IT"/>
    </style:style>
    <style:style style:name="T2744" style:parent-style-name="Policepardéfaut" style:family="text">
      <style:text-properties fo:language="it" fo:country="IT"/>
    </style:style>
    <style:style style:name="T2745" style:parent-style-name="Policepardéfaut" style:family="text">
      <style:text-properties fo:language="it" fo:country="IT"/>
    </style:style>
    <style:style style:name="T2746" style:parent-style-name="Policepardéfaut" style:family="text">
      <style:text-properties fo:language="it" fo:country="IT"/>
    </style:style>
    <style:style style:name="T2747" style:parent-style-name="Policepardéfaut" style:family="text">
      <style:text-properties fo:language="it" fo:country="IT"/>
    </style:style>
    <style:style style:name="T2748" style:parent-style-name="Policepardéfaut" style:family="text">
      <style:text-properties fo:language="it" fo:country="IT"/>
    </style:style>
    <style:style style:name="T2749" style:parent-style-name="Policepardéfaut" style:family="text">
      <style:text-properties fo:language="it" fo:country="IT"/>
    </style:style>
    <style:style style:name="T2750" style:parent-style-name="Policepardéfaut" style:family="text">
      <style:text-properties fo:language="it" fo:country="IT"/>
    </style:style>
    <style:style style:name="T2751" style:parent-style-name="Policepardéfaut" style:family="text">
      <style:text-properties fo:language="it" fo:country="IT"/>
    </style:style>
    <style:style style:name="T2752" style:parent-style-name="Policepardéfaut" style:family="text">
      <style:text-properties fo:language="it" fo:country="IT"/>
    </style:style>
    <style:style style:name="T2753" style:parent-style-name="Policepardéfaut" style:family="text">
      <style:text-properties fo:language="it" fo:country="IT"/>
    </style:style>
    <style:style style:name="T2754" style:parent-style-name="Policepardéfaut" style:family="text">
      <style:text-properties fo:language="it" fo:country="IT"/>
    </style:style>
    <style:style style:name="T2755" style:parent-style-name="Policepardéfaut" style:family="text">
      <style:text-properties fo:language="it" fo:country="IT"/>
    </style:style>
    <style:style style:name="T2756" style:parent-style-name="Policepardéfaut" style:family="text">
      <style:text-properties fo:language="it" fo:country="IT"/>
    </style:style>
    <style:style style:name="T2757" style:parent-style-name="Policepardéfaut" style:family="text">
      <style:text-properties fo:language="it" fo:country="IT"/>
    </style:style>
    <style:style style:name="T2758" style:parent-style-name="Policepardéfaut" style:family="text">
      <style:text-properties fo:language="it" fo:country="IT"/>
    </style:style>
    <style:style style:name="T2759" style:parent-style-name="Policepardéfaut" style:family="text">
      <style:text-properties fo:language="it" fo:country="IT"/>
    </style:style>
    <style:style style:name="T2760" style:parent-style-name="Policepardéfaut" style:family="text">
      <style:text-properties fo:language="it" fo:country="IT"/>
    </style:style>
    <style:style style:name="T2761" style:parent-style-name="Policepardéfaut" style:family="text">
      <style:text-properties fo:language="it" fo:country="IT"/>
    </style:style>
    <style:style style:name="T2762" style:parent-style-name="Policepardéfaut" style:family="text">
      <style:text-properties fo:language="it" fo:country="IT"/>
    </style:style>
    <style:style style:name="T2763" style:parent-style-name="Policepardéfaut" style:family="text">
      <style:text-properties fo:language="it" fo:country="IT"/>
    </style:style>
    <style:style style:name="T2764" style:parent-style-name="Policepardéfaut" style:family="text">
      <style:text-properties fo:language="it" fo:country="IT"/>
    </style:style>
    <style:style style:name="T2765" style:parent-style-name="Policepardéfaut" style:family="text">
      <style:text-properties fo:language="it" fo:country="IT"/>
    </style:style>
    <style:style style:name="T2766" style:parent-style-name="Policepardéfaut" style:family="text">
      <style:text-properties fo:language="it" fo:country="IT"/>
    </style:style>
    <style:style style:name="T2767" style:parent-style-name="Policepardéfaut" style:family="text">
      <style:text-properties fo:language="it" fo:country="IT"/>
    </style:style>
    <style:style style:name="T2768" style:parent-style-name="Policepardéfaut" style:family="text">
      <style:text-properties fo:language="it" fo:country="IT"/>
    </style:style>
    <style:style style:name="T2769" style:parent-style-name="Policepardéfaut" style:family="text">
      <style:text-properties fo:language="it" fo:country="IT"/>
    </style:style>
    <style:style style:name="T2770" style:parent-style-name="Policepardéfaut" style:family="text">
      <style:text-properties fo:language="it" fo:country="IT"/>
    </style:style>
    <style:style style:name="T2771" style:parent-style-name="Policepardéfaut" style:family="text">
      <style:text-properties fo:language="it" fo:country="IT"/>
    </style:style>
    <style:style style:name="T2772" style:parent-style-name="Policepardéfaut" style:family="text">
      <style:text-properties fo:language="it" fo:country="IT"/>
    </style:style>
    <style:style style:name="T2773" style:parent-style-name="Policepardéfaut" style:family="text">
      <style:text-properties fo:language="it" fo:country="IT"/>
    </style:style>
    <style:style style:name="T2774" style:parent-style-name="Policepardéfaut" style:family="text">
      <style:text-properties fo:language="it" fo:country="IT"/>
    </style:style>
    <style:style style:name="T2775" style:parent-style-name="Policepardéfaut" style:family="text">
      <style:text-properties fo:language="it" fo:country="IT"/>
    </style:style>
    <style:style style:name="T2776" style:parent-style-name="Policepardéfaut" style:family="text">
      <style:text-properties fo:language="it" fo:country="IT"/>
    </style:style>
    <style:style style:name="T2777" style:parent-style-name="Policepardéfaut" style:family="text">
      <style:text-properties fo:language="it" fo:country="IT"/>
    </style:style>
    <style:style style:name="T2778" style:parent-style-name="Policepardéfaut" style:family="text">
      <style:text-properties fo:language="it" fo:country="IT"/>
    </style:style>
    <style:style style:name="T2779" style:parent-style-name="Policepardéfaut" style:family="text">
      <style:text-properties fo:language="it" fo:country="IT"/>
    </style:style>
    <style:style style:name="T2780" style:parent-style-name="Policepardéfaut" style:family="text">
      <style:text-properties fo:language="it" fo:country="IT"/>
    </style:style>
    <style:style style:name="T2781" style:parent-style-name="Policepardéfaut" style:family="text">
      <style:text-properties fo:language="it" fo:country="IT"/>
    </style:style>
    <style:style style:name="T2782" style:parent-style-name="Policepardéfaut" style:family="text">
      <style:text-properties fo:language="it" fo:country="IT"/>
    </style:style>
    <style:style style:name="T2783" style:parent-style-name="Policepardéfaut" style:family="text">
      <style:text-properties fo:language="it" fo:country="IT"/>
    </style:style>
    <style:style style:name="T2784" style:parent-style-name="Policepardéfaut" style:family="text">
      <style:text-properties fo:language="it" fo:country="IT"/>
    </style:style>
    <style:style style:name="T2785" style:parent-style-name="Policepardéfaut" style:family="text">
      <style:text-properties fo:language="it" fo:country="IT"/>
    </style:style>
    <style:style style:name="T2786" style:parent-style-name="Policepardéfaut" style:family="text">
      <style:text-properties fo:language="it" fo:country="IT"/>
    </style:style>
    <style:style style:name="T2787" style:parent-style-name="Policepardéfaut" style:family="text">
      <style:text-properties fo:language="it" fo:country="IT"/>
    </style:style>
    <style:style style:name="T2788" style:parent-style-name="Policepardéfaut" style:family="text">
      <style:text-properties fo:language="it" fo:country="IT"/>
    </style:style>
    <style:style style:name="T2789" style:parent-style-name="Policepardéfaut" style:family="text">
      <style:text-properties fo:language="it" fo:country="IT"/>
    </style:style>
    <style:style style:name="T2790" style:parent-style-name="Policepardéfaut" style:family="text">
      <style:text-properties fo:language="it" fo:country="IT"/>
    </style:style>
    <style:style style:name="T2791" style:parent-style-name="Policepardéfaut" style:family="text">
      <style:text-properties fo:language="it" fo:country="IT"/>
    </style:style>
    <style:style style:name="T2792" style:parent-style-name="Policepardéfaut" style:family="text">
      <style:text-properties fo:language="it" fo:country="IT"/>
    </style:style>
    <style:style style:name="T2793" style:parent-style-name="Policepardéfaut" style:family="text">
      <style:text-properties fo:language="it" fo:country="IT"/>
    </style:style>
    <style:style style:name="T2794" style:parent-style-name="Policepardéfaut" style:family="text">
      <style:text-properties fo:language="it" fo:country="IT"/>
    </style:style>
    <style:style style:name="T2795" style:parent-style-name="Policepardéfaut" style:family="text">
      <style:text-properties fo:language="it" fo:country="IT"/>
    </style:style>
    <style:style style:name="T2796" style:parent-style-name="Policepardéfaut" style:family="text">
      <style:text-properties fo:language="it" fo:country="IT"/>
    </style:style>
    <style:style style:name="T2797" style:parent-style-name="Policepardéfaut" style:family="text">
      <style:text-properties fo:language="it" fo:country="IT"/>
    </style:style>
    <style:style style:name="T2798" style:parent-style-name="Policepardéfaut" style:family="text">
      <style:text-properties fo:language="it" fo:country="IT"/>
    </style:style>
    <style:style style:name="T2799" style:parent-style-name="Policepardéfaut" style:family="text">
      <style:text-properties fo:language="it" fo:country="IT"/>
    </style:style>
    <style:style style:name="T2800" style:parent-style-name="Policepardéfaut" style:family="text">
      <style:text-properties fo:language="it" fo:country="IT"/>
    </style:style>
    <style:style style:name="T2801" style:parent-style-name="Policepardéfaut" style:family="text">
      <style:text-properties fo:language="it" fo:country="IT"/>
    </style:style>
    <style:style style:name="T2802" style:parent-style-name="Policepardéfaut" style:family="text">
      <style:text-properties fo:language="it" fo:country="IT"/>
    </style:style>
    <style:style style:name="T2803" style:parent-style-name="Policepardéfaut" style:family="text">
      <style:text-properties fo:language="it" fo:country="IT"/>
    </style:style>
    <style:style style:name="T2804" style:parent-style-name="Policepardéfaut" style:family="text">
      <style:text-properties fo:language="it" fo:country="IT"/>
    </style:style>
    <style:style style:name="T2805" style:parent-style-name="Policepardéfaut" style:family="text">
      <style:text-properties fo:language="it" fo:country="IT"/>
    </style:style>
    <style:style style:name="T2806" style:parent-style-name="Policepardéfaut" style:family="text">
      <style:text-properties fo:language="it" fo:country="IT"/>
    </style:style>
    <style:style style:name="T2807" style:parent-style-name="Policepardéfaut" style:family="text">
      <style:text-properties fo:language="it" fo:country="IT"/>
    </style:style>
    <style:style style:name="T2808" style:parent-style-name="Policepardéfaut" style:family="text">
      <style:text-properties fo:language="it" fo:country="IT"/>
    </style:style>
    <style:style style:name="T2809" style:parent-style-name="Policepardéfaut" style:family="text">
      <style:text-properties fo:language="it" fo:country="IT"/>
    </style:style>
    <style:style style:name="T2810" style:parent-style-name="Policepardéfaut" style:family="text">
      <style:text-properties fo:language="it" fo:country="IT"/>
    </style:style>
    <style:style style:name="T2811" style:parent-style-name="Policepardéfaut" style:family="text">
      <style:text-properties fo:language="it" fo:country="IT"/>
    </style:style>
    <style:style style:name="T2812" style:parent-style-name="Policepardéfaut" style:family="text">
      <style:text-properties fo:language="it" fo:country="IT"/>
    </style:style>
    <style:style style:name="T2813" style:parent-style-name="Policepardéfaut" style:family="text">
      <style:text-properties fo:language="it" fo:country="IT"/>
    </style:style>
    <style:style style:name="T2814" style:parent-style-name="Policepardéfaut" style:family="text">
      <style:text-properties fo:language="it" fo:country="IT"/>
    </style:style>
    <style:style style:name="T2815" style:parent-style-name="Policepardéfaut" style:family="text">
      <style:text-properties fo:language="it" fo:country="IT"/>
    </style:style>
    <style:style style:name="T2816" style:parent-style-name="Policepardéfaut" style:family="text">
      <style:text-properties fo:language="it" fo:country="IT"/>
    </style:style>
    <style:style style:name="T2817" style:parent-style-name="Policepardéfaut" style:family="text">
      <style:text-properties fo:language="it" fo:country="IT"/>
    </style:style>
    <style:style style:name="T2818" style:parent-style-name="Policepardéfaut" style:family="text">
      <style:text-properties fo:language="it" fo:country="IT"/>
    </style:style>
    <style:style style:name="T2819" style:parent-style-name="Policepardéfaut" style:family="text">
      <style:text-properties fo:language="it" fo:country="IT"/>
    </style:style>
    <style:style style:name="T2820" style:parent-style-name="Policepardéfaut" style:family="text">
      <style:text-properties fo:language="it" fo:country="IT"/>
    </style:style>
    <style:style style:name="T2821" style:parent-style-name="Policepardéfaut" style:family="text">
      <style:text-properties fo:language="it" fo:country="IT"/>
    </style:style>
    <style:style style:name="T2822" style:parent-style-name="Policepardéfaut" style:family="text">
      <style:text-properties fo:language="it" fo:country="IT"/>
    </style:style>
    <style:style style:name="T2823" style:parent-style-name="Policepardéfaut" style:family="text">
      <style:text-properties fo:language="it" fo:country="IT"/>
    </style:style>
    <style:style style:name="T2824" style:parent-style-name="Policepardéfaut" style:family="text">
      <style:text-properties fo:language="it" fo:country="IT"/>
    </style:style>
    <style:style style:name="T2825" style:parent-style-name="Policepardéfaut" style:family="text">
      <style:text-properties fo:language="it" fo:country="IT"/>
    </style:style>
    <style:style style:name="T2826" style:parent-style-name="Policepardéfaut" style:family="text">
      <style:text-properties fo:language="it" fo:country="IT"/>
    </style:style>
    <style:style style:name="T2827" style:parent-style-name="Policepardéfaut" style:family="text">
      <style:text-properties fo:language="it" fo:country="IT"/>
    </style:style>
    <style:style style:name="T2828" style:parent-style-name="Policepardéfaut" style:family="text">
      <style:text-properties fo:language="it" fo:country="IT"/>
    </style:style>
    <style:style style:name="T2829" style:parent-style-name="Policepardéfaut" style:family="text">
      <style:text-properties fo:language="it" fo:country="IT"/>
    </style:style>
    <style:style style:name="T2830" style:parent-style-name="Policepardéfaut" style:family="text">
      <style:text-properties fo:font-style="italic" style:font-style-asian="italic"/>
    </style:style>
    <style:style style:name="T2831" style:parent-style-name="Policepardéfaut" style:family="text">
      <style:text-properties fo:font-style="italic" style:font-style-asian="italic"/>
    </style:style>
    <style:style style:name="T2832" style:parent-style-name="Policepardéfaut" style:family="text">
      <style:text-properties fo:font-style="italic" style:font-style-asian="italic"/>
    </style:style>
    <style:style style:name="T2833" style:parent-style-name="Policepardéfaut" style:family="text">
      <style:text-properties fo:font-style="italic" style:font-style-asian="italic"/>
    </style:style>
    <style:style style:name="T2834" style:parent-style-name="Policepardéfaut" style:family="text">
      <style:text-properties fo:font-style="italic" style:font-style-asian="italic"/>
    </style:style>
    <style:style style:name="T2835" style:parent-style-name="Policepardéfaut" style:family="text">
      <style:text-properties fo:font-style="italic" style:font-style-asian="italic"/>
    </style:style>
    <style:style style:name="T2836" style:parent-style-name="Policepardéfaut" style:family="text">
      <style:text-properties fo:font-style="italic" style:font-style-asian="italic"/>
    </style:style>
    <style:style style:name="T2837" style:parent-style-name="Policepardéfaut" style:family="text">
      <style:text-properties fo:font-style="italic" style:font-style-asian="italic"/>
    </style:style>
    <style:style style:name="T2838" style:parent-style-name="Policepardéfaut" style:family="text">
      <style:text-properties fo:font-style="italic" style:font-style-asian="italic"/>
    </style:style>
    <style:style style:name="T2839" style:parent-style-name="Policepardéfaut" style:family="text">
      <style:text-properties fo:font-style="italic" style:font-style-asian="italic"/>
    </style:style>
    <style:style style:name="T2840" style:parent-style-name="Policepardéfaut" style:family="text">
      <style:text-properties fo:font-style="italic" style:font-style-asian="italic"/>
    </style:style>
    <style:style style:name="T2841" style:parent-style-name="Policepardéfaut" style:family="text">
      <style:text-properties fo:font-style="italic" style:font-style-asian="italic"/>
    </style:style>
    <style:style style:name="T2842" style:parent-style-name="Policepardéfaut" style:family="text">
      <style:text-properties fo:font-style="italic" style:font-style-asian="italic"/>
    </style:style>
    <style:style style:name="T2843" style:parent-style-name="Policepardéfaut" style:family="text">
      <style:text-properties fo:font-style="italic" style:font-style-asian="italic"/>
    </style:style>
    <style:style style:name="T2844" style:parent-style-name="Policepardéfaut" style:family="text">
      <style:text-properties fo:font-style="italic" style:font-style-asian="italic"/>
    </style:style>
    <style:style style:name="T2845" style:parent-style-name="Policepardéfaut" style:family="text">
      <style:text-properties fo:font-style="italic" style:font-style-asian="italic"/>
    </style:style>
    <style:style style:name="T2846" style:parent-style-name="Policepardéfaut" style:family="text">
      <style:text-properties fo:font-style="italic" style:font-style-asian="italic"/>
    </style:style>
    <style:style style:name="T2847" style:parent-style-name="Policepardéfaut" style:family="text">
      <style:text-properties fo:font-style="italic" style:font-style-asian="italic"/>
    </style:style>
    <style:style style:name="T2848" style:parent-style-name="Policepardéfaut" style:family="text">
      <style:text-properties fo:font-style="italic" style:font-style-asian="italic"/>
    </style:style>
    <style:style style:name="T2849" style:parent-style-name="Policepardéfaut" style:family="text">
      <style:text-properties fo:font-variant="small-caps"/>
    </style:style>
    <style:style style:name="T2851" style:parent-style-name="Policepardéfaut" style:family="text">
      <style:text-properties/>
    </style:style>
    <style:style style:name="P2850" style:parent-style-name="p" style:family="paragraph">
      <style:paragraph-properties fo:text-indent="0in">
        <style:drop-cap style:length="1" style:lines="3"/>
      </style:paragraph-properties>
    </style:style>
    <style:style style:name="T2852" style:parent-style-name="Policepardéfaut" style:family="text">
      <style:text-properties fo:font-style="italic" style:font-style-asian="italic"/>
    </style:style>
    <style:style style:name="T2853" style:parent-style-name="Policepardéfaut" style:family="text">
      <style:text-properties fo:font-style="italic" style:font-style-asian="italic"/>
    </style:style>
    <style:style style:name="T2854" style:parent-style-name="Policepardéfaut" style:family="text">
      <style:text-properties fo:font-style="italic" style:font-style-asian="italic"/>
    </style:style>
    <style:style style:name="T2855" style:parent-style-name="Policepardéfaut" style:family="text">
      <style:text-properties fo:font-style="italic" style:font-style-asian="italic"/>
    </style:style>
    <style:style style:name="T2856" style:parent-style-name="Policepardéfaut" style:family="text">
      <style:text-properties fo:font-style="italic" style:font-style-asian="italic"/>
    </style:style>
    <style:style style:name="T2857" style:parent-style-name="Policepardéfaut" style:family="text">
      <style:text-properties fo:font-style="italic" style:font-style-asian="italic"/>
    </style:style>
    <style:style style:name="T2858" style:parent-style-name="Policepardéfaut" style:family="text">
      <style:text-properties fo:font-style="italic" style:font-style-asian="italic"/>
    </style:style>
    <style:style style:name="T2859" style:parent-style-name="Policepardéfaut" style:family="text">
      <style:text-properties fo:font-style="italic" style:font-style-asian="italic"/>
    </style:style>
    <style:style style:name="T2860" style:parent-style-name="Policepardéfaut" style:family="text">
      <style:text-properties fo:font-style="italic" style:font-style-asian="italic"/>
    </style:style>
    <style:style style:name="T2861" style:parent-style-name="Policepardéfaut" style:family="text">
      <style:text-properties fo:font-style="italic" style:font-style-asian="italic"/>
    </style:style>
    <style:style style:name="T2862" style:parent-style-name="Policepardéfaut" style:family="text">
      <style:text-properties fo:font-style="italic" style:font-style-asian="italic"/>
    </style:style>
    <style:style style:name="T2863" style:parent-style-name="Policepardéfaut" style:family="text">
      <style:text-properties fo:font-style="italic" style:font-style-asian="italic"/>
    </style:style>
    <style:style style:name="T2864" style:parent-style-name="Policepardéfaut" style:family="text">
      <style:text-properties fo:font-style="italic" style:font-style-asian="italic"/>
    </style:style>
    <style:style style:name="T2865" style:parent-style-name="Policepardéfaut" style:family="text">
      <style:text-properties fo:font-style="italic" style:font-style-asian="italic"/>
    </style:style>
    <style:style style:name="T2866" style:parent-style-name="Policepardéfaut" style:family="text">
      <style:text-properties fo:font-style="italic" style:font-style-asian="italic"/>
    </style:style>
    <style:style style:name="T2867" style:parent-style-name="Policepardéfaut" style:family="text">
      <style:text-properties fo:font-variant="small-caps"/>
    </style:style>
    <style:style style:name="T2869" style:parent-style-name="Policepardéfaut" style:family="text">
      <style:text-properties/>
    </style:style>
    <style:style style:name="P2868" style:parent-style-name="p" style:family="paragraph">
      <style:paragraph-properties fo:text-indent="0in">
        <style:drop-cap style:length="1" style:lines="3"/>
      </style:paragraph-properties>
    </style:style>
    <style:style style:name="T2870" style:parent-style-name="Policepardéfaut" style:family="text">
      <style:text-properties fo:font-variant="small-caps"/>
    </style:style>
    <style:style style:name="T2871" style:parent-style-name="Policepardéfaut" style:family="text">
      <style:text-properties fo:font-style="italic" style:font-style-asian="italic" style:font-style-complex="italic"/>
    </style:style>
    <style:style style:name="T2872" style:parent-style-name="Policepardéfaut" style:family="text">
      <style:text-properties fo:font-style="italic" style:font-style-asian="italic" style:font-style-complex="italic"/>
    </style:style>
    <style:style style:name="T2873" style:parent-style-name="Policepardéfaut" style:family="text">
      <style:text-properties fo:font-style="italic" style:font-style-asian="italic" style:font-style-complex="italic"/>
    </style:style>
    <style:style style:name="T2874" style:parent-style-name="Policepardéfaut" style:family="text">
      <style:text-properties fo:font-style="italic" style:font-style-asian="italic"/>
    </style:style>
    <style:style style:name="T2875" style:parent-style-name="Policepardéfaut" style:family="text">
      <style:text-properties fo:font-style="italic" style:font-style-asian="italic"/>
    </style:style>
    <style:style style:name="T2876" style:parent-style-name="Policepardéfaut" style:family="text">
      <style:text-properties fo:font-style="italic" style:font-style-asian="italic"/>
    </style:style>
    <style:style style:name="T2877" style:parent-style-name="Policepardéfaut" style:family="text">
      <style:text-properties fo:font-style="italic" style:font-style-asian="italic"/>
    </style:style>
    <style:style style:name="T2878" style:parent-style-name="Policepardéfaut" style:family="text">
      <style:text-properties fo:font-style="italic" style:font-style-asian="italic"/>
    </style:style>
    <style:style style:name="T2879" style:parent-style-name="Policepardéfaut" style:family="text">
      <style:text-properties fo:font-style="italic" style:font-style-asian="italic"/>
    </style:style>
    <style:style style:name="T2880" style:parent-style-name="Policepardéfaut" style:family="text">
      <style:text-properties fo:font-style="italic" style:font-style-asian="italic"/>
    </style:style>
    <style:style style:name="P2881" style:parent-style-name="Titre2" style:family="paragraph">
      <style:text-properties fo:font-variant="small-caps"/>
    </style:style>
    <style:style style:name="T2883" style:parent-style-name="Policepardéfaut" style:family="text">
      <style:text-properties/>
    </style:style>
    <style:style style:name="P2882" style:parent-style-name="p" style:family="paragraph">
      <style:paragraph-properties fo:text-indent="0in">
        <style:drop-cap style:length="1" style:lines="3"/>
      </style:paragraph-properties>
    </style:style>
    <style:style style:name="P2884" style:parent-style-name="Titre1" style:family="paragraph">
      <style:text-properties fo:font-style="italic" style:font-style-asian="italic"/>
    </style:style>
    <style:style style:name="T2886" style:parent-style-name="Policepardéfaut" style:family="text">
      <style:text-properties/>
    </style:style>
    <style:style style:name="P2885" style:parent-style-name="p" style:family="paragraph">
      <style:paragraph-properties fo:text-indent="0in">
        <style:drop-cap style:length="1" style:lines="3"/>
      </style:paragraph-properties>
    </style:style>
    <style:style style:name="T2887" style:parent-style-name="Policepardéfaut" style:family="text">
      <style:text-properties fo:font-variant="small-caps"/>
    </style:style>
    <style:style style:name="T2888" style:parent-style-name="Policepardéfaut" style:family="text">
      <style:text-properties fo:font-style="italic" style:font-style-asian="italic"/>
    </style:style>
    <style:style style:name="T2889" style:parent-style-name="Policepardéfaut" style:family="text">
      <style:text-properties fo:font-style="italic" style:font-style-asian="italic"/>
    </style:style>
    <style:style style:name="T2890" style:parent-style-name="Policepardéfaut" style:family="text">
      <style:text-properties fo:font-style="italic" style:font-style-asian="italic"/>
    </style:style>
    <style:style style:name="T2891" style:parent-style-name="Policepardéfaut" style:family="text">
      <style:text-properties fo:font-style="italic" style:font-style-asian="italic"/>
    </style:style>
    <style:style style:name="T2892" style:parent-style-name="Policepardéfaut" style:family="text">
      <style:text-properties fo:font-style="italic" style:font-style-asian="italic"/>
    </style:style>
    <style:style style:name="T2893" style:parent-style-name="Policepardéfaut" style:family="text">
      <style:text-properties fo:font-style="italic" style:font-style-asian="italic"/>
    </style:style>
    <style:style style:name="T2894" style:parent-style-name="Policepardéfaut" style:family="text">
      <style:text-properties fo:font-style="italic" style:font-style-asian="italic"/>
    </style:style>
    <style:style style:name="T2895" style:parent-style-name="Policepardéfaut" style:family="text">
      <style:text-properties fo:font-style="italic" style:font-style-asian="italic"/>
    </style:style>
    <style:style style:name="T2896" style:parent-style-name="Policepardéfaut" style:family="text">
      <style:text-properties fo:font-style="italic" style:font-style-asian="italic"/>
    </style:style>
    <style:style style:name="T2897" style:parent-style-name="Policepardéfaut" style:family="text">
      <style:text-properties fo:font-style="italic" style:font-style-asian="italic"/>
    </style:style>
    <style:style style:name="T2898" style:parent-style-name="Policepardéfaut" style:family="text">
      <style:text-properties fo:font-style="italic" style:font-style-asian="italic"/>
    </style:style>
    <style:style style:name="T2899" style:parent-style-name="Policepardéfaut" style:family="text">
      <style:text-properties fo:font-style="italic" style:font-style-asian="italic"/>
    </style:style>
    <style:style style:name="P2900" style:parent-style-name="Titre2" style:family="paragraph">
      <style:text-properties fo:font-variant="small-caps"/>
    </style:style>
    <style:style style:name="T2902" style:parent-style-name="Policepardéfaut" style:family="text">
      <style:text-properties/>
    </style:style>
    <style:style style:name="P2901" style:parent-style-name="p" style:family="paragraph">
      <style:paragraph-properties fo:text-indent="0in">
        <style:drop-cap style:length="1" style:lines="3"/>
      </style:paragraph-properties>
    </style:style>
    <style:style style:name="T2903" style:parent-style-name="Policepardéfaut" style:family="text">
      <style:text-properties fo:font-style="italic" style:font-style-asian="italic"/>
    </style:style>
    <style:style style:name="T2904" style:parent-style-name="Policepardéfaut" style:family="text">
      <style:text-properties fo:font-style="italic" style:font-style-asian="italic"/>
    </style:style>
    <style:style style:name="T2905" style:parent-style-name="Policepardéfaut" style:family="text">
      <style:text-properties fo:font-style="italic" style:font-style-asian="italic"/>
    </style:style>
    <style:style style:name="T2906" style:parent-style-name="Policepardéfaut" style:family="text">
      <style:text-properties fo:font-style="italic" style:font-style-asian="italic"/>
    </style:style>
    <style:style style:name="T2907" style:parent-style-name="Policepardéfaut" style:family="text">
      <style:text-properties fo:font-style="italic" style:font-style-asian="italic"/>
    </style:style>
    <style:style style:name="T2908" style:parent-style-name="Policepardéfaut" style:family="text">
      <style:text-properties fo:font-style="italic" style:font-style-asian="italic"/>
    </style:style>
    <style:style style:name="T2909" style:parent-style-name="Policepardéfaut" style:family="text">
      <style:text-properties fo:font-style="italic" style:font-style-asian="italic"/>
    </style:style>
    <style:style style:name="T2910" style:parent-style-name="Policepardéfaut" style:family="text">
      <style:text-properties fo:font-style="italic" style:font-style-asian="italic"/>
    </style:style>
    <style:style style:name="P2911" style:parent-style-name="Titre2" style:family="paragraph">
      <style:text-properties fo:font-variant="small-caps"/>
    </style:style>
    <style:style style:name="T2913" style:parent-style-name="Policepardéfaut" style:family="text">
      <style:text-properties/>
    </style:style>
    <style:style style:name="P2912" style:parent-style-name="p" style:family="paragraph">
      <style:paragraph-properties fo:text-indent="0in">
        <style:drop-cap style:length="1" style:lines="3"/>
      </style:paragraph-properties>
    </style:style>
    <style:style style:name="T2914" style:parent-style-name="Policepardéfaut" style:family="text">
      <style:text-properties fo:font-variant="small-caps"/>
    </style:style>
    <style:style style:name="T2915" style:parent-style-name="Policepardéfaut" style:family="text">
      <style:text-properties fo:font-style="italic" style:font-style-asian="italic"/>
    </style:style>
    <style:style style:name="T2916" style:parent-style-name="Policepardéfaut" style:family="text">
      <style:text-properties fo:font-style="italic" style:font-style-asian="italic"/>
    </style:style>
    <style:style style:name="T2917" style:parent-style-name="Policepardéfaut" style:family="text">
      <style:text-properties fo:font-style="italic" style:font-style-asian="italic"/>
    </style:style>
    <style:style style:name="T2918" style:parent-style-name="Policepardéfaut" style:family="text">
      <style:text-properties fo:font-style="italic" style:font-style-asian="italic"/>
    </style:style>
    <style:style style:name="T2919" style:parent-style-name="Policepardéfaut" style:family="text">
      <style:text-properties fo:font-style="italic" style:font-style-asian="italic"/>
    </style:style>
    <style:style style:name="T2920" style:parent-style-name="Policepardéfaut" style:family="text">
      <style:text-properties fo:font-style="italic" style:font-style-asian="italic"/>
    </style:style>
    <style:style style:name="T2921" style:parent-style-name="Policepardéfaut" style:family="text">
      <style:text-properties fo:font-style="italic" style:font-style-asian="italic"/>
    </style:style>
    <style:style style:name="T2922" style:parent-style-name="Policepardéfaut" style:family="text">
      <style:text-properties fo:font-style="italic" style:font-style-asian="italic"/>
    </style:style>
    <style:style style:name="P2923" style:parent-style-name="Titre2" style:family="paragraph">
      <style:text-properties fo:font-variant="small-caps"/>
    </style:style>
    <style:style style:name="T2925" style:parent-style-name="Policepardéfaut" style:family="text">
      <style:text-properties/>
    </style:style>
    <style:style style:name="P2924" style:parent-style-name="p" style:family="paragraph">
      <style:paragraph-properties fo:text-indent="0in">
        <style:drop-cap style:length="1" style:lines="3"/>
      </style:paragraph-properties>
    </style:style>
    <style:style style:name="T2926" style:parent-style-name="Policepardéfaut" style:family="text">
      <style:text-properties fo:font-variant="small-caps"/>
    </style:style>
    <style:style style:name="T2927" style:parent-style-name="Policepardéfaut" style:family="text">
      <style:text-properties fo:font-style="italic" style:font-style-asian="italic"/>
    </style:style>
    <style:style style:name="T2928" style:parent-style-name="Policepardéfaut" style:family="text">
      <style:text-properties fo:font-style="italic" style:font-style-asian="italic"/>
    </style:style>
    <style:style style:name="T2929" style:parent-style-name="Policepardéfaut" style:family="text">
      <style:text-properties fo:font-style="italic" style:font-style-asian="italic"/>
    </style:style>
    <style:style style:name="T2930" style:parent-style-name="Policepardéfaut" style:family="text">
      <style:text-properties fo:font-style="italic" style:font-style-asian="italic"/>
    </style:style>
    <style:style style:name="T2931" style:parent-style-name="Policepardéfaut" style:family="text">
      <style:text-properties fo:font-style="italic" style:font-style-asian="italic"/>
    </style:style>
    <style:style style:name="T2932" style:parent-style-name="Policepardéfaut" style:family="text">
      <style:text-properties fo:font-style="italic" style:font-style-asian="italic"/>
    </style:style>
    <style:style style:name="T2933" style:parent-style-name="Policepardéfaut" style:family="text">
      <style:text-properties fo:font-style="italic" style:font-style-asian="italic"/>
    </style:style>
    <style:style style:name="T2934" style:parent-style-name="Policepardéfaut" style:family="text">
      <style:text-properties fo:font-style="italic" style:font-style-asian="italic"/>
    </style:style>
    <style:style style:name="T2935" style:parent-style-name="Policepardéfaut" style:family="text">
      <style:text-properties fo:font-style="italic" style:font-style-asian="italic"/>
    </style:style>
    <style:style style:name="T2936" style:parent-style-name="Policepardéfaut" style:family="text">
      <style:text-properties fo:font-style="italic" style:font-style-asian="italic"/>
    </style:style>
    <style:style style:name="T2937" style:parent-style-name="Policepardéfaut" style:family="text">
      <style:text-properties fo:font-style="italic" style:font-style-asian="italic"/>
    </style:style>
    <style:style style:name="T2938" style:parent-style-name="Policepardéfaut" style:family="text">
      <style:text-properties fo:font-style="italic" style:font-style-asian="italic"/>
    </style:style>
    <style:style style:name="T2939" style:parent-style-name="Policepardéfaut" style:family="text">
      <style:text-properties fo:font-style="italic" style:font-style-asian="italic"/>
    </style:style>
    <style:style style:name="P2940" style:parent-style-name="Titre2" style:family="paragraph">
      <style:text-properties fo:font-variant="small-caps"/>
    </style:style>
    <style:style style:name="T2942" style:parent-style-name="Policepardéfaut" style:family="text">
      <style:text-properties/>
    </style:style>
    <style:style style:name="P2941" style:parent-style-name="p" style:family="paragraph">
      <style:paragraph-properties fo:text-indent="0in">
        <style:drop-cap style:length="1" style:lines="3"/>
      </style:paragraph-properties>
    </style:style>
    <style:style style:name="T2943" style:parent-style-name="Policepardéfaut" style:family="text">
      <style:text-properties fo:font-style="italic" style:font-style-asian="italic"/>
    </style:style>
    <style:style style:name="T2944" style:parent-style-name="Policepardéfaut" style:family="text">
      <style:text-properties fo:font-style="italic" style:font-style-asian="italic"/>
    </style:style>
    <style:style style:name="T2945" style:parent-style-name="Policepardéfaut" style:family="text">
      <style:text-properties fo:font-style="italic" style:font-style-asian="italic"/>
    </style:style>
    <style:style style:name="T2946" style:parent-style-name="Policepardéfaut" style:family="text">
      <style:text-properties fo:font-style="italic" style:font-style-asian="italic"/>
    </style:style>
    <style:style style:name="T2947" style:parent-style-name="Policepardéfaut" style:family="text">
      <style:text-properties fo:font-style="italic" style:font-style-asian="italic"/>
    </style:style>
    <style:style style:name="T2948" style:parent-style-name="Policepardéfaut" style:family="text">
      <style:text-properties fo:font-style="italic" style:font-style-asian="italic"/>
    </style:style>
    <style:style style:name="T2949" style:parent-style-name="Policepardéfaut" style:family="text">
      <style:text-properties fo:font-style="italic" style:font-style-asian="italic"/>
    </style:style>
    <style:style style:name="T2950" style:parent-style-name="Policepardéfaut" style:family="text">
      <style:text-properties fo:font-style="italic" style:font-style-asian="italic"/>
    </style:style>
    <style:style style:name="T2951" style:parent-style-name="Policepardéfaut" style:family="text">
      <style:text-properties fo:font-style="italic" style:font-style-asian="italic"/>
    </style:style>
    <style:style style:name="T2952" style:parent-style-name="Policepardéfaut" style:family="text">
      <style:text-properties fo:font-style="italic" style:font-style-asian="italic"/>
    </style:style>
    <style:style style:name="P2953" style:parent-style-name="Titre2" style:family="paragraph">
      <style:text-properties fo:font-variant="small-caps"/>
    </style:style>
    <style:style style:name="T2955" style:parent-style-name="Policepardéfaut" style:family="text">
      <style:text-properties/>
    </style:style>
    <style:style style:name="P2954" style:parent-style-name="p" style:family="paragraph">
      <style:paragraph-properties fo:text-indent="0in">
        <style:drop-cap style:length="1" style:lines="3"/>
      </style:paragraph-properties>
    </style:style>
    <style:style style:name="T2956" style:parent-style-name="Policepardéfaut" style:family="text">
      <style:text-properties fo:font-style="italic" style:font-style-asian="italic" style:font-style-complex="italic"/>
    </style:style>
    <style:style style:name="T2957" style:parent-style-name="Policepardéfaut" style:family="text">
      <style:text-properties fo:font-style="italic" style:font-style-asian="italic"/>
    </style:style>
    <style:style style:name="T2958" style:parent-style-name="Policepardéfaut" style:family="text">
      <style:text-properties fo:font-style="italic" style:font-style-asian="italic"/>
    </style:style>
    <style:style style:name="T2959" style:parent-style-name="Policepardéfaut" style:family="text">
      <style:text-properties fo:font-style="italic" style:font-style-asian="italic"/>
    </style:style>
    <style:style style:name="T2960" style:parent-style-name="Policepardéfaut" style:family="text">
      <style:text-properties fo:font-style="italic" style:font-style-asian="italic"/>
    </style:style>
    <style:style style:name="T2961" style:parent-style-name="Policepardéfaut" style:family="text">
      <style:text-properties fo:font-style="italic" style:font-style-asian="italic"/>
    </style:style>
    <style:style style:name="T2962" style:parent-style-name="Policepardéfaut" style:family="text">
      <style:text-properties fo:font-style="italic" style:font-style-asian="italic"/>
    </style:style>
    <style:style style:name="T2963" style:parent-style-name="Policepardéfaut" style:family="text">
      <style:text-properties fo:font-style="italic" style:font-style-asian="italic"/>
    </style:style>
    <style:style style:name="T2964" style:parent-style-name="Policepardéfaut" style:family="text">
      <style:text-properties fo:font-style="italic" style:font-style-asian="italic"/>
    </style:style>
    <style:style style:name="T2965" style:parent-style-name="Policepardéfaut" style:family="text">
      <style:text-properties fo:font-style="italic" style:font-style-asian="italic"/>
    </style:style>
    <style:style style:name="T2966" style:parent-style-name="Policepardéfaut" style:family="text">
      <style:text-properties fo:font-style="italic" style:font-style-asian="italic"/>
    </style:style>
    <style:style style:name="P2967" style:parent-style-name="Titre2" style:family="paragraph">
      <style:text-properties fo:font-variant="small-caps"/>
    </style:style>
    <style:style style:name="T2969" style:parent-style-name="Policepardéfaut" style:family="text">
      <style:text-properties/>
    </style:style>
    <style:style style:name="P2968" style:parent-style-name="p" style:family="paragraph">
      <style:paragraph-properties fo:text-indent="0in">
        <style:drop-cap style:length="1" style:lines="3"/>
      </style:paragraph-properties>
    </style:style>
    <style:style style:name="T2970" style:parent-style-name="Policepardéfaut" style:family="text">
      <style:text-properties fo:font-variant="small-caps"/>
    </style:style>
    <style:style style:name="T2971" style:parent-style-name="Policepardéfaut" style:family="text">
      <style:text-properties fo:font-style="italic" style:font-style-asian="italic"/>
    </style:style>
    <style:style style:name="T2972" style:parent-style-name="Policepardéfaut" style:family="text">
      <style:text-properties fo:font-style="italic" style:font-style-asian="italic"/>
    </style:style>
    <style:style style:name="T2973" style:parent-style-name="Policepardéfaut" style:family="text">
      <style:text-properties fo:font-style="italic" style:font-style-asian="italic"/>
    </style:style>
    <style:style style:name="T2974" style:parent-style-name="Policepardéfaut" style:family="text">
      <style:text-properties fo:font-style="italic" style:font-style-asian="italic"/>
    </style:style>
    <style:style style:name="T2975" style:parent-style-name="Policepardéfaut" style:family="text">
      <style:text-properties fo:font-style="italic" style:font-style-asian="italic"/>
    </style:style>
    <style:style style:name="T2976" style:parent-style-name="Policepardéfaut" style:family="text">
      <style:text-properties fo:font-style="italic" style:font-style-asian="italic"/>
    </style:style>
    <style:style style:name="T2977" style:parent-style-name="Policepardéfaut" style:family="text">
      <style:text-properties fo:font-style="italic" style:font-style-asian="italic"/>
    </style:style>
    <style:style style:name="T2978" style:parent-style-name="Policepardéfaut" style:family="text">
      <style:text-properties fo:font-style="italic" style:font-style-asian="italic"/>
    </style:style>
    <style:style style:name="T2979" style:parent-style-name="Policepardéfaut" style:family="text">
      <style:text-properties fo:font-style="italic" style:font-style-asian="italic"/>
    </style:style>
    <style:style style:name="T2980" style:parent-style-name="Policepardéfaut" style:family="text">
      <style:text-properties fo:font-style="italic" style:font-style-asian="italic"/>
    </style:style>
    <style:style style:name="T2981" style:parent-style-name="Policepardéfaut" style:family="text">
      <style:text-properties fo:font-variant="small-caps"/>
    </style:style>
    <style:style style:name="T2983" style:parent-style-name="Policepardéfaut" style:family="text">
      <style:text-properties/>
    </style:style>
    <style:style style:name="P2982" style:parent-style-name="p" style:family="paragraph">
      <style:paragraph-properties fo:text-indent="0in">
        <style:drop-cap style:length="1" style:lines="3"/>
      </style:paragraph-properties>
    </style:style>
    <style:style style:name="T2984" style:parent-style-name="Policepardéfaut" style:family="text">
      <style:text-properties fo:font-variant="small-caps"/>
    </style:style>
    <style:style style:name="P2985" style:parent-style-name="p" style:family="paragraph">
      <style:paragraph-properties fo:text-indent="0.1972in"/>
    </style:style>
    <style:style style:name="T2986" style:parent-style-name="Policepardéfaut" style:family="text">
      <style:text-properties fo:font-style="italic" style:font-style-asian="italic"/>
    </style:style>
    <style:style style:name="T2987" style:parent-style-name="Policepardéfaut" style:family="text">
      <style:text-properties fo:font-style="italic" style:font-style-asian="italic"/>
    </style:style>
    <style:style style:name="T2988" style:parent-style-name="Policepardéfaut" style:family="text">
      <style:text-properties fo:font-style="italic" style:font-style-asian="italic"/>
    </style:style>
    <style:style style:name="T2989" style:parent-style-name="Policepardéfaut" style:family="text">
      <style:text-properties fo:font-style="italic" style:font-style-asian="italic"/>
    </style:style>
    <style:style style:name="T2990" style:parent-style-name="Policepardéfaut" style:family="text">
      <style:text-properties fo:font-style="italic" style:font-style-asian="italic"/>
    </style:style>
    <style:style style:name="T2991" style:parent-style-name="Policepardéfaut" style:family="text">
      <style:text-properties fo:font-style="italic" style:font-style-asian="italic"/>
    </style:style>
    <style:style style:name="T2992" style:parent-style-name="Policepardéfaut" style:family="text">
      <style:text-properties fo:font-style="italic" style:font-style-asian="italic"/>
    </style:style>
    <style:style style:name="T2993" style:parent-style-name="Policepardéfaut" style:family="text">
      <style:text-properties fo:font-style="italic" style:font-style-asian="italic"/>
    </style:style>
    <style:style style:name="P2994" style:parent-style-name="Titre2" style:family="paragraph">
      <style:text-properties fo:font-variant="small-caps"/>
    </style:style>
    <style:style style:name="T2996" style:parent-style-name="Policepardéfaut" style:family="text">
      <style:text-properties/>
    </style:style>
    <style:style style:name="P2995" style:parent-style-name="p" style:family="paragraph">
      <style:paragraph-properties fo:text-indent="0in">
        <style:drop-cap style:length="1" style:lines="3"/>
      </style:paragraph-properties>
    </style:style>
    <style:style style:name="P2997" style:parent-style-name="p" style:family="paragraph">
      <style:paragraph-properties fo:text-indent="0.1972in"/>
    </style:style>
    <style:style style:name="T2998" style:parent-style-name="Policepardéfaut" style:family="text">
      <style:text-properties fo:font-style="italic" style:font-style-asian="italic"/>
    </style:style>
    <style:style style:name="T2999" style:parent-style-name="Policepardéfaut" style:family="text">
      <style:text-properties fo:font-style="italic" style:font-style-asian="italic"/>
    </style:style>
    <style:style style:name="T3000" style:parent-style-name="Policepardéfaut" style:family="text">
      <style:text-properties fo:font-style="italic" style:font-style-asian="italic"/>
    </style:style>
    <style:style style:name="T3001" style:parent-style-name="Policepardéfaut" style:family="text">
      <style:text-properties fo:font-style="italic" style:font-style-asian="italic"/>
    </style:style>
    <style:style style:name="T3002" style:parent-style-name="Policepardéfaut" style:family="text">
      <style:text-properties fo:font-style="italic" style:font-style-asian="italic"/>
    </style:style>
    <style:style style:name="T3003" style:parent-style-name="Policepardéfaut" style:family="text">
      <style:text-properties fo:font-style="italic" style:font-style-asian="italic"/>
    </style:style>
    <style:style style:name="T3004" style:parent-style-name="Policepardéfaut" style:family="text">
      <style:text-properties fo:font-style="italic" style:font-style-asian="italic"/>
    </style:style>
    <style:style style:name="T3005" style:parent-style-name="Policepardéfaut" style:family="text">
      <style:text-properties fo:font-style="italic" style:font-style-asian="italic"/>
    </style:style>
    <style:style style:name="T3006" style:parent-style-name="Policepardéfaut" style:family="text">
      <style:text-properties fo:font-style="italic" style:font-style-asian="italic"/>
    </style:style>
    <style:style style:name="T3007" style:parent-style-name="Policepardéfaut" style:family="text">
      <style:text-properties fo:font-style="italic" style:font-style-asian="italic"/>
    </style:style>
    <style:style style:name="P3008" style:parent-style-name="Titre2" style:family="paragraph">
      <style:text-properties fo:font-variant="small-caps"/>
    </style:style>
    <style:style style:name="T3010" style:parent-style-name="Policepardéfaut" style:family="text">
      <style:text-properties/>
    </style:style>
    <style:style style:name="P3009" style:parent-style-name="p" style:family="paragraph">
      <style:paragraph-properties fo:text-indent="0in">
        <style:drop-cap style:length="1" style:lines="3"/>
      </style:paragraph-properties>
    </style:style>
    <style:style style:name="T3011" style:parent-style-name="Policepardéfaut" style:family="text">
      <style:text-properties fo:font-variant="small-caps"/>
    </style:style>
    <style:style style:name="P3012" style:parent-style-name="l" style:family="paragraph">
      <style:text-properties fo:font-style="italic" style:font-style-asian="italic"/>
    </style:style>
    <style:style style:name="P3013" style:parent-style-name="l" style:family="paragraph">
      <style:text-properties fo:font-style="italic" style:font-style-asian="italic"/>
    </style:style>
    <style:style style:name="P3014" style:parent-style-name="l" style:family="paragraph">
      <style:text-properties fo:font-style="italic" style:font-style-asian="italic"/>
    </style:style>
    <style:style style:name="P3015" style:parent-style-name="l" style:family="paragraph">
      <style:text-properties fo:font-style="italic" style:font-style-asian="italic"/>
    </style:style>
    <style:style style:name="T3016" style:parent-style-name="Policepardéfaut" style:family="text">
      <style:text-properties fo:font-style="italic" style:font-style-asian="italic"/>
    </style:style>
    <style:style style:name="T3017" style:parent-style-name="Policepardéfaut" style:family="text">
      <style:text-properties fo:font-style="italic" style:font-style-asian="italic"/>
    </style:style>
    <style:style style:name="T3018" style:parent-style-name="Policepardéfaut" style:family="text">
      <style:text-properties fo:font-style="italic" style:font-style-asian="italic"/>
    </style:style>
    <style:style style:name="T3019" style:parent-style-name="Policepardéfaut" style:family="text">
      <style:text-properties fo:font-style="italic" style:font-style-asian="italic"/>
    </style:style>
    <style:style style:name="T3020" style:parent-style-name="Policepardéfaut" style:family="text">
      <style:text-properties fo:font-style="italic" style:font-style-asian="italic"/>
    </style:style>
    <style:style style:name="T3021" style:parent-style-name="Policepardéfaut" style:family="text">
      <style:text-properties fo:font-style="italic" style:font-style-asian="italic"/>
    </style:style>
    <style:style style:name="T3022" style:parent-style-name="Policepardéfaut" style:family="text">
      <style:text-properties fo:font-style="italic" style:font-style-asian="italic"/>
    </style:style>
    <style:style style:name="T3023" style:parent-style-name="Policepardéfaut" style:family="text">
      <style:text-properties fo:font-style="italic" style:font-style-asian="italic"/>
    </style:style>
    <style:style style:name="T3024" style:parent-style-name="Policepardéfaut" style:family="text">
      <style:text-properties fo:font-style="italic" style:font-style-asian="italic"/>
    </style:style>
    <style:style style:name="T3025" style:parent-style-name="Policepardéfaut" style:family="text">
      <style:text-properties fo:font-style="italic" style:font-style-asian="italic"/>
    </style:style>
    <style:style style:name="P3026" style:parent-style-name="Titre2" style:family="paragraph">
      <style:text-properties fo:font-variant="small-caps"/>
    </style:style>
    <style:style style:name="T3028" style:parent-style-name="Policepardéfaut" style:family="text">
      <style:text-properties/>
    </style:style>
    <style:style style:name="P3027" style:parent-style-name="p" style:family="paragraph">
      <style:paragraph-properties fo:text-indent="0in">
        <style:drop-cap style:length="1" style:lines="3"/>
      </style:paragraph-properties>
    </style:style>
    <style:style style:name="T3029" style:parent-style-name="Policepardéfaut" style:family="text">
      <style:text-properties fo:font-style="italic" style:font-style-asian="italic"/>
    </style:style>
    <style:style style:name="T3030" style:parent-style-name="Policepardéfaut" style:family="text">
      <style:text-properties fo:font-style="italic" style:font-style-asian="italic"/>
    </style:style>
    <style:style style:name="T3031" style:parent-style-name="Policepardéfaut" style:family="text">
      <style:text-properties fo:font-style="italic" style:font-style-asian="italic"/>
    </style:style>
    <style:style style:name="T3033" style:parent-style-name="Policepardéfaut" style:family="text">
      <style:text-properties/>
    </style:style>
    <style:style style:name="P3032" style:parent-style-name="p" style:family="paragraph">
      <style:paragraph-properties fo:text-indent="0in">
        <style:drop-cap style:length="1" style:lines="3"/>
      </style:paragraph-properties>
    </style:style>
    <style:style style:name="T3034" style:parent-style-name="Policepardéfaut" style:family="text">
      <style:text-properties fo:font-variant="small-caps"/>
    </style:style>
    <style:style style:name="T3035" style:parent-style-name="Policepardéfaut" style:family="text">
      <style:text-properties fo:font-style="italic" style:font-style-asian="italic"/>
    </style:style>
    <style:style style:name="T3036" style:parent-style-name="Policepardéfaut" style:family="text">
      <style:text-properties fo:font-style="italic" style:font-style-asian="italic"/>
    </style:style>
    <style:style style:name="T3037" style:parent-style-name="Policepardéfaut" style:family="text">
      <style:text-properties fo:font-style="italic" style:font-style-asian="italic"/>
    </style:style>
    <style:style style:name="T3038" style:parent-style-name="Policepardéfaut" style:family="text">
      <style:text-properties fo:font-style="italic" style:font-style-asian="italic"/>
    </style:style>
    <style:style style:name="T3039" style:parent-style-name="Policepardéfaut" style:family="text">
      <style:text-properties fo:font-style="italic" style:font-style-asian="italic"/>
    </style:style>
    <style:style style:name="T3040" style:parent-style-name="Policepardéfaut" style:family="text">
      <style:text-properties fo:font-style="italic" style:font-style-asian="italic"/>
    </style:style>
    <style:style style:name="P3041" style:parent-style-name="Titre2" style:family="paragraph">
      <style:text-properties fo:font-variant="small-caps"/>
    </style:style>
    <style:style style:name="T3043" style:parent-style-name="Policepardéfaut" style:family="text">
      <style:text-properties/>
    </style:style>
    <style:style style:name="P3042" style:parent-style-name="p" style:family="paragraph">
      <style:paragraph-properties fo:text-indent="0in">
        <style:drop-cap style:length="1" style:lines="3"/>
      </style:paragraph-properties>
    </style:style>
    <style:style style:name="T3044" style:parent-style-name="Policepardéfaut" style:family="text">
      <style:text-properties fo:font-style="italic" style:font-style-asian="italic"/>
    </style:style>
    <style:style style:name="T3045" style:parent-style-name="Policepardéfaut" style:family="text">
      <style:text-properties fo:font-style="italic" style:font-style-asian="italic"/>
    </style:style>
    <style:style style:name="T3046" style:parent-style-name="Policepardéfaut" style:family="text">
      <style:text-properties fo:font-style="italic" style:font-style-asian="italic"/>
    </style:style>
    <style:style style:name="P3047" style:parent-style-name="Titre2" style:family="paragraph">
      <style:text-properties fo:font-variant="small-caps"/>
    </style:style>
    <style:style style:name="T3049" style:parent-style-name="Policepardéfaut" style:family="text">
      <style:text-properties/>
    </style:style>
    <style:style style:name="P3048" style:parent-style-name="p" style:family="paragraph">
      <style:paragraph-properties fo:text-indent="0in">
        <style:drop-cap style:length="1" style:lines="3"/>
      </style:paragraph-properties>
    </style:style>
    <style:style style:name="T3050" style:parent-style-name="Policepardéfaut" style:family="text">
      <style:text-properties fo:font-style="italic" style:font-style-asian="italic"/>
    </style:style>
    <style:style style:name="T3051" style:parent-style-name="Policepardéfaut" style:family="text">
      <style:text-properties fo:font-style="italic" style:font-style-asian="italic"/>
    </style:style>
    <style:style style:name="T3052" style:parent-style-name="Policepardéfaut" style:family="text">
      <style:text-properties fo:font-style="italic" style:font-style-asian="italic"/>
    </style:style>
    <style:style style:name="T3053" style:parent-style-name="Policepardéfaut" style:family="text">
      <style:text-properties fo:font-style="italic" style:font-style-asian="italic"/>
    </style:style>
    <style:style style:name="T3054" style:parent-style-name="Policepardéfaut" style:family="text">
      <style:text-properties fo:font-style="italic" style:font-style-asian="italic"/>
    </style:style>
    <style:style style:name="T3055" style:parent-style-name="Policepardéfaut" style:family="text">
      <style:text-properties fo:font-style="italic" style:font-style-asian="italic"/>
    </style:style>
    <style:style style:name="T3056" style:parent-style-name="Policepardéfaut" style:family="text">
      <style:text-properties fo:font-style="italic" style:font-style-asian="italic"/>
    </style:style>
    <style:style style:name="T3057" style:parent-style-name="Policepardéfaut" style:family="text">
      <style:text-properties fo:font-style="italic" style:font-style-asian="italic"/>
    </style:style>
    <style:style style:name="T3058" style:parent-style-name="Policepardéfaut" style:family="text">
      <style:text-properties fo:font-style="italic" style:font-style-asian="italic"/>
    </style:style>
    <style:style style:name="T3059" style:parent-style-name="Policepardéfaut" style:family="text">
      <style:text-properties fo:font-style="italic" style:font-style-asian="italic"/>
    </style:style>
    <style:style style:name="T3060" style:parent-style-name="Policepardéfaut" style:family="text">
      <style:text-properties fo:font-style="italic" style:font-style-asian="italic"/>
    </style:style>
    <style:style style:name="T3061" style:parent-style-name="Policepardéfaut" style:family="text">
      <style:text-properties fo:font-style="italic" style:font-style-asian="italic"/>
    </style:style>
    <style:style style:name="T3062" style:parent-style-name="Policepardéfaut" style:family="text">
      <style:text-properties fo:font-style="italic" style:font-style-asian="italic"/>
    </style:style>
    <style:style style:name="T3063" style:parent-style-name="Policepardéfaut" style:family="text">
      <style:text-properties fo:font-style="italic" style:font-style-asian="italic"/>
    </style:style>
    <style:style style:name="T3064" style:parent-style-name="Policepardéfaut" style:family="text">
      <style:text-properties fo:font-style="italic" style:font-style-asian="italic"/>
    </style:style>
    <style:style style:name="P3065" style:parent-style-name="Titre2" style:family="paragraph">
      <style:text-properties fo:font-variant="small-caps"/>
    </style:style>
    <style:style style:name="T3067" style:parent-style-name="Policepardéfaut" style:family="text">
      <style:text-properties/>
    </style:style>
    <style:style style:name="P3066" style:parent-style-name="p" style:family="paragraph">
      <style:paragraph-properties fo:text-indent="0in">
        <style:drop-cap style:length="1" style:lines="3"/>
      </style:paragraph-properties>
    </style:style>
    <style:style style:name="T3068" style:parent-style-name="Policepardéfaut" style:family="text">
      <style:text-properties fo:font-variant="small-caps"/>
    </style:style>
    <style:style style:name="T3069" style:parent-style-name="Policepardéfaut" style:family="text">
      <style:text-properties fo:font-style="italic" style:font-style-asian="italic"/>
    </style:style>
    <style:style style:name="T3070" style:parent-style-name="Policepardéfaut" style:family="text">
      <style:text-properties fo:font-style="italic" style:font-style-asian="italic"/>
    </style:style>
    <style:style style:name="T3071" style:parent-style-name="Policepardéfaut" style:family="text">
      <style:text-properties fo:font-style="italic" style:font-style-asian="italic"/>
    </style:style>
    <style:style style:name="T3072" style:parent-style-name="Policepardéfaut" style:family="text">
      <style:text-properties fo:font-style="italic" style:font-style-asian="italic"/>
    </style:style>
    <style:style style:name="T3073" style:parent-style-name="Policepardéfaut" style:family="text">
      <style:text-properties fo:font-style="italic" style:font-style-asian="italic"/>
    </style:style>
    <style:style style:name="T3074" style:parent-style-name="Policepardéfaut" style:family="text">
      <style:text-properties fo:font-style="italic" style:font-style-asian="italic"/>
    </style:style>
    <style:style style:name="T3075" style:parent-style-name="Policepardéfaut" style:family="text">
      <style:text-properties fo:font-style="italic" style:font-style-asian="italic"/>
    </style:style>
    <style:style style:name="P3076" style:parent-style-name="Titre2" style:family="paragraph">
      <style:text-properties fo:font-variant="small-caps"/>
    </style:style>
    <style:style style:name="T3078" style:parent-style-name="Policepardéfaut" style:family="text">
      <style:text-properties/>
    </style:style>
    <style:style style:name="P3077" style:parent-style-name="p" style:family="paragraph">
      <style:paragraph-properties fo:text-indent="0in">
        <style:drop-cap style:length="1" style:lines="3"/>
      </style:paragraph-properties>
    </style:style>
    <style:style style:name="T3079" style:parent-style-name="Policepardéfaut" style:family="text">
      <style:text-properties fo:font-style="italic" style:font-style-asian="italic"/>
    </style:style>
    <style:style style:name="T3080" style:parent-style-name="Policepardéfaut" style:family="text">
      <style:text-properties fo:font-style="italic" style:font-style-asian="italic"/>
    </style:style>
    <style:style style:name="T3081" style:parent-style-name="Policepardéfaut" style:family="text">
      <style:text-properties fo:font-style="italic" style:font-style-asian="italic"/>
    </style:style>
    <style:style style:name="T3082" style:parent-style-name="Policepardéfaut" style:family="text">
      <style:text-properties fo:font-style="italic" style:font-style-asian="italic"/>
    </style:style>
    <style:style style:name="T3083" style:parent-style-name="Policepardéfaut" style:family="text">
      <style:text-properties fo:font-style="italic" style:font-style-asian="italic"/>
    </style:style>
    <style:style style:name="T3084" style:parent-style-name="Policepardéfaut" style:family="text">
      <style:text-properties fo:font-style="italic" style:font-style-asian="italic"/>
    </style:style>
    <style:style style:name="T3085" style:parent-style-name="Policepardéfaut" style:family="text">
      <style:text-properties fo:font-style="italic" style:font-style-asian="italic"/>
    </style:style>
    <style:style style:name="T3086" style:parent-style-name="Policepardéfaut" style:family="text">
      <style:text-properties fo:font-style="italic" style:font-style-asian="italic"/>
    </style:style>
    <style:style style:name="T3087" style:parent-style-name="Policepardéfaut" style:family="text">
      <style:text-properties fo:font-style="italic" style:font-style-asian="italic"/>
    </style:style>
    <style:style style:name="T3088" style:parent-style-name="Policepardéfaut" style:family="text">
      <style:text-properties fo:font-style="italic" style:font-style-asian="italic"/>
    </style:style>
    <style:style style:name="T3089" style:parent-style-name="Policepardéfaut" style:family="text">
      <style:text-properties fo:font-style="italic" style:font-style-asian="italic"/>
    </style:style>
    <style:style style:name="T3090" style:parent-style-name="Policepardéfaut" style:family="text">
      <style:text-properties fo:font-style="italic" style:font-style-asian="italic"/>
    </style:style>
    <style:style style:name="P3091" style:parent-style-name="Titre2" style:family="paragraph">
      <style:text-properties fo:font-variant="small-caps"/>
    </style:style>
    <style:style style:name="T3093" style:parent-style-name="Policepardéfaut" style:family="text">
      <style:text-properties/>
    </style:style>
    <style:style style:name="P3092" style:parent-style-name="p" style:family="paragraph">
      <style:paragraph-properties fo:text-indent="0in">
        <style:drop-cap style:length="1" style:lines="3"/>
      </style:paragraph-properties>
    </style:style>
    <style:style style:name="T3094" style:parent-style-name="Policepardéfaut" style:family="text">
      <style:text-properties fo:font-style="italic" style:font-style-asian="italic" style:font-style-complex="italic"/>
    </style:style>
    <style:style style:name="T3095" style:parent-style-name="Policepardéfaut" style:family="text">
      <style:text-properties fo:font-style="italic" style:font-style-asian="italic" style:font-style-complex="italic"/>
    </style:style>
    <style:style style:name="T3096" style:parent-style-name="Policepardéfaut" style:family="text">
      <style:text-properties fo:font-style="italic" style:font-style-asian="italic" style:font-style-complex="italic"/>
    </style:style>
    <style:style style:name="T3097" style:parent-style-name="Policepardéfaut" style:family="text">
      <style:text-properties fo:font-style="italic" style:font-style-asian="italic" style:font-style-complex="italic"/>
    </style:style>
    <style:style style:name="T3098" style:parent-style-name="Policepardéfaut" style:family="text">
      <style:text-properties fo:font-style="italic" style:font-style-asian="italic"/>
    </style:style>
    <style:style style:name="T3099" style:parent-style-name="Policepardéfaut" style:family="text">
      <style:text-properties fo:font-style="italic" style:font-style-asian="italic"/>
    </style:style>
    <style:style style:name="T3100" style:parent-style-name="Policepardéfaut" style:family="text">
      <style:text-properties fo:font-style="italic" style:font-style-asian="italic"/>
    </style:style>
    <style:style style:name="T3101" style:parent-style-name="Policepardéfaut" style:family="text">
      <style:text-properties fo:font-style="italic" style:font-style-asian="italic"/>
    </style:style>
    <style:style style:name="T3102" style:parent-style-name="Policepardéfaut" style:family="text">
      <style:text-properties fo:font-style="italic" style:font-style-asian="italic"/>
    </style:style>
    <style:style style:name="T3103" style:parent-style-name="Policepardéfaut" style:family="text">
      <style:text-properties fo:font-style="italic" style:font-style-asian="italic"/>
    </style:style>
    <style:style style:name="T3104" style:parent-style-name="Policepardéfaut" style:family="text">
      <style:text-properties fo:font-style="italic" style:font-style-asian="italic"/>
    </style:style>
    <style:style style:name="T3105" style:parent-style-name="Policepardéfaut" style:family="text">
      <style:text-properties fo:font-style="italic" style:font-style-asian="italic"/>
    </style:style>
    <style:style style:name="T3106" style:parent-style-name="Policepardéfaut" style:family="text">
      <style:text-properties fo:font-style="italic" style:font-style-asian="italic"/>
    </style:style>
    <style:style style:name="T3107" style:parent-style-name="Policepardéfaut" style:family="text">
      <style:text-properties fo:font-style="italic" style:font-style-asian="italic"/>
    </style:style>
    <style:style style:name="P3108" style:parent-style-name="Titre2" style:family="paragraph">
      <style:text-properties fo:font-variant="small-caps"/>
    </style:style>
    <style:style style:name="T3110" style:parent-style-name="Policepardéfaut" style:family="text">
      <style:text-properties/>
    </style:style>
    <style:style style:name="P3109" style:parent-style-name="p" style:family="paragraph">
      <style:paragraph-properties fo:text-indent="0in">
        <style:drop-cap style:length="1" style:lines="3"/>
      </style:paragraph-properties>
    </style:style>
    <style:style style:name="T3111" style:parent-style-name="Policepardéfaut" style:family="text">
      <style:text-properties fo:font-variant="small-caps"/>
    </style:style>
    <style:style style:name="T3112" style:parent-style-name="Policepardéfaut" style:family="text">
      <style:text-properties fo:font-style="italic" style:font-style-asian="italic"/>
    </style:style>
    <style:style style:name="T3113" style:parent-style-name="Policepardéfaut" style:family="text">
      <style:text-properties fo:font-style="italic" style:font-style-asian="italic"/>
    </style:style>
    <style:style style:name="T3114" style:parent-style-name="Policepardéfaut" style:family="text">
      <style:text-properties fo:font-style="italic" style:font-style-asian="italic"/>
    </style:style>
    <style:style style:name="T3115" style:parent-style-name="Policepardéfaut" style:family="text">
      <style:text-properties fo:font-style="italic" style:font-style-asian="italic"/>
    </style:style>
    <style:style style:name="T3116" style:parent-style-name="Policepardéfaut" style:family="text">
      <style:text-properties fo:font-style="italic" style:font-style-asian="italic"/>
    </style:style>
    <style:style style:name="T3117" style:parent-style-name="Policepardéfaut" style:family="text">
      <style:text-properties fo:font-style="italic" style:font-style-asian="italic"/>
    </style:style>
    <style:style style:name="T3118" style:parent-style-name="Policepardéfaut" style:family="text">
      <style:text-properties fo:font-style="italic" style:font-style-asian="italic"/>
    </style:style>
    <style:style style:name="T3119" style:parent-style-name="Policepardéfaut" style:family="text">
      <style:text-properties fo:font-style="italic" style:font-style-asian="italic"/>
    </style:style>
    <style:style style:name="T3120" style:parent-style-name="Policepardéfaut" style:family="text">
      <style:text-properties fo:font-style="italic" style:font-style-asian="italic"/>
    </style:style>
    <style:style style:name="T3121" style:parent-style-name="Policepardéfaut" style:family="text">
      <style:text-properties fo:font-style="italic" style:font-style-asian="italic"/>
    </style:style>
    <style:style style:name="T3122" style:parent-style-name="Policepardéfaut" style:family="text">
      <style:text-properties fo:font-style="italic" style:font-style-asian="italic"/>
    </style:style>
    <style:style style:name="T3123" style:parent-style-name="Policepardéfaut" style:family="text">
      <style:text-properties fo:font-style="italic" style:font-style-asian="italic"/>
    </style:style>
    <style:style style:name="P3124" style:parent-style-name="Titre2" style:family="paragraph">
      <style:text-properties fo:font-variant="small-caps"/>
    </style:style>
    <style:style style:name="T3126" style:parent-style-name="Policepardéfaut" style:family="text">
      <style:text-properties/>
    </style:style>
    <style:style style:name="P3125" style:parent-style-name="p" style:family="paragraph">
      <style:paragraph-properties fo:text-indent="0in">
        <style:drop-cap style:length="1" style:lines="3"/>
      </style:paragraph-properties>
    </style:style>
    <style:style style:name="T3127" style:parent-style-name="Policepardéfaut" style:family="text">
      <style:text-properties fo:font-style="italic" style:font-style-asian="italic"/>
    </style:style>
    <style:style style:name="T3128" style:parent-style-name="Policepardéfaut" style:family="text">
      <style:text-properties fo:font-style="italic" style:font-style-asian="italic"/>
    </style:style>
    <style:style style:name="T3129" style:parent-style-name="Policepardéfaut" style:family="text">
      <style:text-properties fo:font-style="italic" style:font-style-asian="italic"/>
    </style:style>
    <style:style style:name="T3130" style:parent-style-name="Policepardéfaut" style:family="text">
      <style:text-properties fo:font-style="italic" style:font-style-asian="italic"/>
    </style:style>
    <style:style style:name="T3131" style:parent-style-name="Policepardéfaut" style:family="text">
      <style:text-properties fo:font-style="italic" style:font-style-asian="italic"/>
    </style:style>
    <style:style style:name="T3132" style:parent-style-name="Policepardéfaut" style:family="text">
      <style:text-properties fo:font-style="italic" style:font-style-asian="italic"/>
    </style:style>
    <style:style style:name="T3133" style:parent-style-name="Policepardéfaut" style:family="text">
      <style:text-properties fo:font-style="italic" style:font-style-asian="italic"/>
    </style:style>
    <style:style style:name="T3134" style:parent-style-name="Policepardéfaut" style:family="text">
      <style:text-properties fo:font-style="italic" style:font-style-asian="italic"/>
    </style:style>
    <style:style style:name="T3135" style:parent-style-name="Policepardéfaut" style:family="text">
      <style:text-properties fo:font-style="italic" style:font-style-asian="italic"/>
    </style:style>
    <style:style style:name="T3136" style:parent-style-name="Policepardéfaut" style:family="text">
      <style:text-properties fo:font-style="italic" style:font-style-asian="italic"/>
    </style:style>
    <style:style style:name="P3137" style:parent-style-name="Titre2" style:family="paragraph">
      <style:text-properties fo:font-variant="small-caps"/>
    </style:style>
    <style:style style:name="T3139" style:parent-style-name="Policepardéfaut" style:family="text">
      <style:text-properties/>
    </style:style>
    <style:style style:name="P3138" style:parent-style-name="p" style:family="paragraph">
      <style:paragraph-properties fo:text-indent="0in">
        <style:drop-cap style:length="1" style:lines="3"/>
      </style:paragraph-properties>
    </style:style>
    <style:style style:name="T3140" style:parent-style-name="Policepardéfaut" style:family="text">
      <style:text-properties fo:font-variant="small-caps"/>
    </style:style>
    <style:style style:name="T3141" style:parent-style-name="Policepardéfaut" style:family="text">
      <style:text-properties fo:font-style="italic" style:font-style-asian="italic"/>
    </style:style>
    <style:style style:name="T3142" style:parent-style-name="Policepardéfaut" style:family="text">
      <style:text-properties fo:font-style="italic" style:font-style-asian="italic"/>
    </style:style>
    <style:style style:name="T3143" style:parent-style-name="Policepardéfaut" style:family="text">
      <style:text-properties fo:font-style="italic" style:font-style-asian="italic"/>
    </style:style>
    <style:style style:name="T3144" style:parent-style-name="Policepardéfaut" style:family="text">
      <style:text-properties fo:font-style="italic" style:font-style-asian="italic"/>
    </style:style>
    <style:style style:name="T3145" style:parent-style-name="Policepardéfaut" style:family="text">
      <style:text-properties fo:font-style="italic" style:font-style-asian="italic"/>
    </style:style>
    <style:style style:name="T3146" style:parent-style-name="Policepardéfaut" style:family="text">
      <style:text-properties fo:font-style="italic" style:font-style-asian="italic"/>
    </style:style>
    <style:style style:name="T3147" style:parent-style-name="Policepardéfaut" style:family="text">
      <style:text-properties fo:font-style="italic" style:font-style-asian="italic"/>
    </style:style>
    <style:style style:name="T3148" style:parent-style-name="Policepardéfaut" style:family="text">
      <style:text-properties fo:font-style="italic" style:font-style-asian="italic"/>
    </style:style>
    <style:style style:name="T3149" style:parent-style-name="Policepardéfaut" style:family="text">
      <style:text-properties fo:font-style="italic" style:font-style-asian="italic"/>
    </style:style>
    <style:style style:name="T3150" style:parent-style-name="Policepardéfaut" style:family="text">
      <style:text-properties fo:font-style="italic" style:font-style-asian="italic"/>
    </style:style>
    <style:style style:name="P3151" style:parent-style-name="Titre2" style:family="paragraph">
      <style:text-properties fo:font-variant="small-caps"/>
    </style:style>
    <style:style style:name="T3153" style:parent-style-name="Policepardéfaut" style:family="text">
      <style:text-properties/>
    </style:style>
    <style:style style:name="P3152" style:parent-style-name="p" style:family="paragraph">
      <style:paragraph-properties fo:text-indent="0in">
        <style:drop-cap style:length="1" style:lines="3"/>
      </style:paragraph-properties>
    </style:style>
    <style:style style:name="T3154" style:parent-style-name="Policepardéfaut" style:family="text">
      <style:text-properties fo:font-style="italic" style:font-style-asian="italic"/>
    </style:style>
    <style:style style:name="T3155" style:parent-style-name="Policepardéfaut" style:family="text">
      <style:text-properties fo:font-style="italic" style:font-style-asian="italic"/>
    </style:style>
    <style:style style:name="T3156" style:parent-style-name="Policepardéfaut" style:family="text">
      <style:text-properties fo:font-style="italic" style:font-style-asian="italic"/>
    </style:style>
    <style:style style:name="T3157" style:parent-style-name="Policepardéfaut" style:family="text">
      <style:text-properties fo:font-style="italic" style:font-style-asian="italic"/>
    </style:style>
    <style:style style:name="T3158" style:parent-style-name="Policepardéfaut" style:family="text">
      <style:text-properties fo:font-style="italic" style:font-style-asian="italic"/>
    </style:style>
    <style:style style:name="T3159" style:parent-style-name="Policepardéfaut" style:family="text">
      <style:text-properties fo:font-style="italic" style:font-style-asian="italic"/>
    </style:style>
    <style:style style:name="T3160" style:parent-style-name="Policepardéfaut" style:family="text">
      <style:text-properties fo:font-style="italic" style:font-style-asian="italic"/>
    </style:style>
    <style:style style:name="T3161" style:parent-style-name="Policepardéfaut" style:family="text">
      <style:text-properties fo:font-style="italic" style:font-style-asian="italic"/>
    </style:style>
    <style:style style:name="T3162" style:parent-style-name="Policepardéfaut" style:family="text">
      <style:text-properties fo:font-style="italic" style:font-style-asian="italic"/>
    </style:style>
    <style:style style:name="T3163" style:parent-style-name="Policepardéfaut" style:family="text">
      <style:text-properties fo:font-style="italic" style:font-style-asian="italic"/>
    </style:style>
    <style:style style:name="T3164" style:parent-style-name="Policepardéfaut" style:family="text">
      <style:text-properties fo:font-style="italic" style:font-style-asian="italic"/>
    </style:style>
    <style:style style:name="T3165" style:parent-style-name="Policepardéfaut" style:family="text">
      <style:text-properties fo:font-style="italic" style:font-style-asian="italic"/>
    </style:style>
    <style:style style:name="P3166" style:parent-style-name="Titre2" style:family="paragraph">
      <style:text-properties fo:font-variant="small-caps"/>
    </style:style>
    <style:style style:name="T3168" style:parent-style-name="Policepardéfaut" style:family="text">
      <style:text-properties/>
    </style:style>
    <style:style style:name="P3167" style:parent-style-name="p" style:family="paragraph">
      <style:paragraph-properties fo:text-indent="0in">
        <style:drop-cap style:length="1" style:lines="3"/>
      </style:paragraph-properties>
    </style:style>
    <style:style style:name="T3169" style:parent-style-name="Policepardéfaut" style:family="text">
      <style:text-properties fo:font-variant="small-caps"/>
    </style:style>
    <style:style style:name="T3170" style:parent-style-name="Policepardéfaut" style:family="text">
      <style:text-properties fo:font-style="italic" style:font-style-asian="italic" style:font-style-complex="italic"/>
    </style:style>
    <style:style style:name="T3171" style:parent-style-name="Policepardéfaut" style:family="text">
      <style:text-properties fo:font-style="italic" style:font-style-asian="italic"/>
    </style:style>
    <style:style style:name="T3173" style:parent-style-name="Policepardéfaut" style:family="text">
      <style:text-properties/>
    </style:style>
    <style:style style:name="P3172" style:parent-style-name="p" style:family="paragraph">
      <style:paragraph-properties fo:text-indent="0in">
        <style:drop-cap style:length="1" style:lines="3"/>
      </style:paragraph-properties>
    </style:style>
    <style:style style:name="T3174" style:parent-style-name="Policepardéfaut" style:family="text">
      <style:text-properties fo:font-style="italic" style:font-style-asian="italic"/>
    </style:style>
    <style:style style:name="T3175" style:parent-style-name="Policepardéfaut" style:family="text">
      <style:text-properties fo:font-style="italic" style:font-style-asian="italic"/>
    </style:style>
    <style:style style:name="T3176" style:parent-style-name="Policepardéfaut" style:family="text">
      <style:text-properties fo:font-style="italic" style:font-style-asian="italic"/>
    </style:style>
    <style:style style:name="T3177" style:parent-style-name="Policepardéfaut" style:family="text">
      <style:text-properties fo:font-style="italic" style:font-style-asian="italic"/>
    </style:style>
    <style:style style:name="T3178" style:parent-style-name="Policepardéfaut" style:family="text">
      <style:text-properties fo:font-style="italic" style:font-style-asian="italic"/>
    </style:style>
    <style:style style:name="T3179" style:parent-style-name="Policepardéfaut" style:family="text">
      <style:text-properties fo:font-style="italic" style:font-style-asian="italic"/>
    </style:style>
    <style:style style:name="T3180" style:parent-style-name="Policepardéfaut" style:family="text">
      <style:text-properties fo:font-style="italic" style:font-style-asian="italic"/>
    </style:style>
    <style:style style:name="T3181" style:parent-style-name="Policepardéfaut" style:family="text">
      <style:text-properties fo:font-style="italic" style:font-style-asian="italic"/>
    </style:style>
    <style:style style:name="T3182" style:parent-style-name="Policepardéfaut" style:family="text">
      <style:text-properties fo:font-style="italic" style:font-style-asian="italic"/>
    </style:style>
    <style:style style:name="T3183" style:parent-style-name="Policepardéfaut" style:family="text">
      <style:text-properties fo:font-style="italic" style:font-style-asian="italic"/>
    </style:style>
    <style:style style:name="T3184" style:parent-style-name="Policepardéfaut" style:family="text">
      <style:text-properties fo:font-style="italic" style:font-style-asian="italic"/>
    </style:style>
    <style:style style:name="T3185" style:parent-style-name="Policepardéfaut" style:family="text">
      <style:text-properties fo:font-style="italic" style:font-style-asian="italic"/>
    </style:style>
    <style:style style:name="T3186" style:parent-style-name="Policepardéfaut" style:family="text">
      <style:text-properties fo:font-variant="small-caps"/>
    </style:style>
    <style:style style:name="T3188" style:parent-style-name="Policepardéfaut" style:family="text">
      <style:text-properties/>
    </style:style>
    <style:style style:name="P3187" style:parent-style-name="p" style:family="paragraph">
      <style:paragraph-properties fo:text-indent="0in">
        <style:drop-cap style:length="1" style:lines="3"/>
      </style:paragraph-properties>
    </style:style>
    <style:style style:name="T3189" style:parent-style-name="Policepardéfaut" style:family="text">
      <style:text-properties fo:font-style="italic" style:font-style-asian="italic"/>
    </style:style>
    <style:style style:name="T3190" style:parent-style-name="Policepardéfaut" style:family="text">
      <style:text-properties fo:font-style="italic" style:font-style-asian="italic"/>
    </style:style>
    <style:style style:name="T3191" style:parent-style-name="Policepardéfaut" style:family="text">
      <style:text-properties fo:font-style="italic" style:font-style-asian="italic"/>
    </style:style>
    <style:style style:name="T3192" style:parent-style-name="Policepardéfaut" style:family="text">
      <style:text-properties fo:font-style="italic" style:font-style-asian="italic"/>
    </style:style>
    <style:style style:name="T3193" style:parent-style-name="Policepardéfaut" style:family="text">
      <style:text-properties fo:font-style="italic" style:font-style-asian="italic"/>
    </style:style>
    <style:style style:name="P3194" style:parent-style-name="Titre2" style:family="paragraph">
      <style:text-properties fo:font-variant="small-caps"/>
    </style:style>
    <style:style style:name="T3196" style:parent-style-name="Policepardéfaut" style:family="text">
      <style:text-properties/>
    </style:style>
    <style:style style:name="P3195" style:parent-style-name="p" style:family="paragraph">
      <style:paragraph-properties fo:text-indent="0in">
        <style:drop-cap style:length="1" style:lines="3"/>
      </style:paragraph-properties>
    </style:style>
    <style:style style:name="T3197" style:parent-style-name="Policepardéfaut" style:family="text">
      <style:text-properties fo:font-style="italic" style:font-style-asian="italic"/>
    </style:style>
    <style:style style:name="T3198" style:parent-style-name="Policepardéfaut" style:family="text">
      <style:text-properties fo:font-style="italic" style:font-style-asian="italic"/>
    </style:style>
    <style:style style:name="T3199" style:parent-style-name="Policepardéfaut" style:family="text">
      <style:text-properties fo:font-style="italic" style:font-style-asian="italic"/>
    </style:style>
    <style:style style:name="T3200" style:parent-style-name="Policepardéfaut" style:family="text">
      <style:text-properties fo:font-style="italic" style:font-style-asian="italic"/>
    </style:style>
    <style:style style:name="T3201" style:parent-style-name="Policepardéfaut" style:family="text">
      <style:text-properties fo:font-style="italic" style:font-style-asian="italic"/>
    </style:style>
    <style:style style:name="T3202" style:parent-style-name="Policepardéfaut" style:family="text">
      <style:text-properties fo:font-style="italic" style:font-style-asian="italic"/>
    </style:style>
    <style:style style:name="T3203" style:parent-style-name="Policepardéfaut" style:family="text">
      <style:text-properties fo:font-style="italic" style:font-style-asian="italic"/>
    </style:style>
    <style:style style:name="T3204" style:parent-style-name="Policepardéfaut" style:family="text">
      <style:text-properties fo:font-style="italic" style:font-style-asian="italic"/>
    </style:style>
    <style:style style:name="T3205" style:parent-style-name="Policepardéfaut" style:family="text">
      <style:text-properties fo:font-style="italic" style:font-style-asian="italic"/>
    </style:style>
    <style:style style:name="T3206" style:parent-style-name="Policepardéfaut" style:family="text">
      <style:text-properties fo:font-style="italic" style:font-style-asian="italic"/>
    </style:style>
    <style:style style:name="T3207" style:parent-style-name="Policepardéfaut" style:family="text">
      <style:text-properties fo:font-style="italic" style:font-style-asian="italic"/>
    </style:style>
    <style:style style:name="T3208" style:parent-style-name="Policepardéfaut" style:family="text">
      <style:text-properties fo:font-style="italic" style:font-style-asian="italic"/>
    </style:style>
    <style:style style:name="T3209" style:parent-style-name="Policepardéfaut" style:family="text">
      <style:text-properties fo:font-style="italic" style:font-style-asian="italic"/>
    </style:style>
    <style:style style:name="P3210" style:parent-style-name="Titre2" style:family="paragraph">
      <style:text-properties fo:font-variant="small-caps"/>
    </style:style>
    <style:style style:name="T3212" style:parent-style-name="Policepardéfaut" style:family="text">
      <style:text-properties/>
    </style:style>
    <style:style style:name="P3211" style:parent-style-name="p" style:family="paragraph">
      <style:paragraph-properties fo:text-indent="0in">
        <style:drop-cap style:length="1" style:lines="3"/>
      </style:paragraph-properties>
    </style:style>
    <style:style style:name="T3213" style:parent-style-name="Policepardéfaut" style:family="text">
      <style:text-properties fo:language="en" fo:country="US"/>
    </style:style>
    <style:style style:name="T3214" style:parent-style-name="Policepardéfaut" style:family="text">
      <style:text-properties fo:language="en" fo:country="US"/>
    </style:style>
    <style:style style:name="T3215" style:parent-style-name="Policepardéfaut" style:family="text">
      <style:text-properties fo:language="en" fo:country="US"/>
    </style:style>
    <style:style style:name="T3216" style:parent-style-name="Policepardéfaut" style:family="text">
      <style:text-properties fo:language="en" fo:country="US"/>
    </style:style>
    <style:style style:name="T3217" style:parent-style-name="Policepardéfaut" style:family="text">
      <style:text-properties fo:language="en" fo:country="US"/>
    </style:style>
    <style:style style:name="T3218" style:parent-style-name="Policepardéfaut" style:family="text">
      <style:text-properties fo:language="en" fo:country="US"/>
    </style:style>
    <style:style style:name="T3219" style:parent-style-name="Policepardéfaut" style:family="text">
      <style:text-properties fo:language="en" fo:country="US"/>
    </style:style>
    <style:style style:name="T3220" style:parent-style-name="Policepardéfaut" style:family="text">
      <style:text-properties fo:language="en" fo:country="US"/>
    </style:style>
    <style:style style:name="T3221" style:parent-style-name="Policepardéfaut" style:family="text">
      <style:text-properties fo:language="en" fo:country="US"/>
    </style:style>
    <style:style style:name="T3222" style:parent-style-name="Policepardéfaut" style:family="text">
      <style:text-properties fo:language="en" fo:country="US"/>
    </style:style>
    <style:style style:name="T3223" style:parent-style-name="Policepardéfaut" style:family="text">
      <style:text-properties fo:language="en" fo:country="US"/>
    </style:style>
    <style:style style:name="T3224" style:parent-style-name="Policepardéfaut" style:family="text">
      <style:text-properties fo:language="en" fo:country="US"/>
    </style:style>
    <style:style style:name="T3225" style:parent-style-name="Policepardéfaut" style:family="text">
      <style:text-properties fo:language="en" fo:country="US"/>
    </style:style>
    <style:style style:name="T3226" style:parent-style-name="Policepardéfaut" style:family="text">
      <style:text-properties fo:language="en" fo:country="US"/>
    </style:style>
    <style:style style:name="T3227" style:parent-style-name="Policepardéfaut" style:family="text">
      <style:text-properties fo:language="en" fo:country="US"/>
    </style:style>
    <style:style style:name="T3228" style:parent-style-name="Policepardéfaut" style:family="text">
      <style:text-properties fo:language="en" fo:country="US"/>
    </style:style>
    <style:style style:name="T3229" style:parent-style-name="Policepardéfaut" style:family="text">
      <style:text-properties fo:language="en" fo:country="US"/>
    </style:style>
    <style:style style:name="T3230" style:parent-style-name="Policepardéfaut" style:family="text">
      <style:text-properties fo:language="en" fo:country="US"/>
    </style:style>
    <style:style style:name="T3231" style:parent-style-name="Policepardéfaut" style:family="text">
      <style:text-properties fo:language="en" fo:country="US"/>
    </style:style>
    <style:style style:name="T3232" style:parent-style-name="Policepardéfaut" style:family="text">
      <style:text-properties fo:language="en" fo:country="US"/>
    </style:style>
    <style:style style:name="T3233" style:parent-style-name="Policepardéfaut" style:family="text">
      <style:text-properties fo:language="en" fo:country="US"/>
    </style:style>
    <style:style style:name="T3234" style:parent-style-name="Policepardéfaut" style:family="text">
      <style:text-properties fo:language="en" fo:country="US"/>
    </style:style>
    <style:style style:name="T3235" style:parent-style-name="Policepardéfaut" style:family="text">
      <style:text-properties fo:language="en" fo:country="US"/>
    </style:style>
    <style:style style:name="T3236" style:parent-style-name="Policepardéfaut" style:family="text">
      <style:text-properties fo:language="en" fo:country="US"/>
    </style:style>
    <style:style style:name="T3237" style:parent-style-name="Policepardéfaut" style:family="text">
      <style:text-properties fo:language="en" fo:country="US"/>
    </style:style>
    <style:style style:name="T3238" style:parent-style-name="Policepardéfaut" style:family="text">
      <style:text-properties fo:language="en" fo:country="US"/>
    </style:style>
    <style:style style:name="T3239" style:parent-style-name="Policepardéfaut" style:family="text">
      <style:text-properties fo:language="en" fo:country="US"/>
    </style:style>
    <style:style style:name="T3240" style:parent-style-name="Policepardéfaut" style:family="text">
      <style:text-properties fo:language="en" fo:country="US"/>
    </style:style>
    <style:style style:name="T3241" style:parent-style-name="Policepardéfaut" style:family="text">
      <style:text-properties fo:language="en" fo:country="US"/>
    </style:style>
    <style:style style:name="T3242" style:parent-style-name="Policepardéfaut" style:family="text">
      <style:text-properties fo:language="en" fo:country="US"/>
    </style:style>
    <style:style style:name="T3243" style:parent-style-name="Policepardéfaut" style:family="text">
      <style:text-properties fo:language="en" fo:country="US"/>
    </style:style>
    <style:style style:name="T3244" style:parent-style-name="Policepardéfaut" style:family="text">
      <style:text-properties fo:language="en" fo:country="US"/>
    </style:style>
    <style:style style:name="T3245" style:parent-style-name="Policepardéfaut" style:family="text">
      <style:text-properties fo:language="en" fo:country="US"/>
    </style:style>
    <style:style style:name="T3246" style:parent-style-name="Policepardéfaut" style:family="text">
      <style:text-properties fo:language="en" fo:country="US"/>
    </style:style>
    <style:style style:name="T3247" style:parent-style-name="Policepardéfaut" style:family="text">
      <style:text-properties fo:language="en" fo:country="US"/>
    </style:style>
    <style:style style:name="T3248" style:parent-style-name="Policepardéfaut" style:family="text">
      <style:text-properties fo:language="en" fo:country="US"/>
    </style:style>
    <style:style style:name="T3249" style:parent-style-name="Policepardéfaut" style:family="text">
      <style:text-properties fo:language="en" fo:country="US"/>
    </style:style>
    <style:style style:name="T3250" style:parent-style-name="Policepardéfaut" style:family="text">
      <style:text-properties fo:language="en" fo:country="US"/>
    </style:style>
    <style:style style:name="T3251" style:parent-style-name="Policepardéfaut" style:family="text">
      <style:text-properties fo:language="en" fo:country="US"/>
    </style:style>
    <style:style style:name="T3252" style:parent-style-name="Policepardéfaut" style:family="text">
      <style:text-properties fo:language="en" fo:country="US"/>
    </style:style>
    <style:style style:name="T3253" style:parent-style-name="Policepardéfaut" style:family="text">
      <style:text-properties fo:language="en" fo:country="US"/>
    </style:style>
    <style:style style:name="T3254" style:parent-style-name="Policepardéfaut" style:family="text">
      <style:text-properties fo:language="en" fo:country="US"/>
    </style:style>
    <style:style style:name="T3255" style:parent-style-name="Policepardéfaut" style:family="text">
      <style:text-properties fo:language="en" fo:country="US"/>
    </style:style>
    <style:style style:name="T3256" style:parent-style-name="Policepardéfaut" style:family="text">
      <style:text-properties fo:language="en" fo:country="US"/>
    </style:style>
    <style:style style:name="T3257" style:parent-style-name="Policepardéfaut" style:family="text">
      <style:text-properties fo:font-style="italic" style:font-style-asian="italic" fo:language="en" fo:country="US"/>
    </style:style>
    <style:style style:name="T3258" style:parent-style-name="Policepardéfaut" style:family="text">
      <style:text-properties fo:font-style="italic" style:font-style-asian="italic" fo:language="en" fo:country="US"/>
    </style:style>
    <style:style style:name="T3259" style:parent-style-name="Policepardéfaut" style:family="text">
      <style:text-properties fo:font-style="italic" style:font-style-asian="italic" fo:language="en" fo:country="US"/>
    </style:style>
    <style:style style:name="T3260" style:parent-style-name="Policepardéfaut" style:family="text">
      <style:text-properties fo:font-style="italic" style:font-style-asian="italic" fo:language="en" fo:country="US"/>
    </style:style>
    <style:style style:name="T3261" style:parent-style-name="Policepardéfaut" style:family="text">
      <style:text-properties fo:font-style="italic" style:font-style-asian="italic" fo:language="en" fo:country="US"/>
    </style:style>
    <style:style style:name="T3262" style:parent-style-name="Policepardéfaut" style:family="text">
      <style:text-properties fo:font-style="italic" style:font-style-asian="italic" fo:language="en" fo:country="US"/>
    </style:style>
    <style:style style:name="T3263" style:parent-style-name="Policepardéfaut" style:family="text">
      <style:text-properties fo:font-style="italic" style:font-style-asian="italic" fo:language="en" fo:country="US"/>
    </style:style>
    <style:style style:name="T3264" style:parent-style-name="Policepardéfaut" style:family="text">
      <style:text-properties fo:font-style="italic" style:font-style-asian="italic" fo:language="en" fo:country="US"/>
    </style:style>
    <style:style style:name="T3265" style:parent-style-name="Policepardéfaut" style:family="text">
      <style:text-properties fo:font-style="italic" style:font-style-asian="italic" fo:language="en" fo:country="US"/>
    </style:style>
    <style:style style:name="T3266" style:parent-style-name="Policepardéfaut" style:family="text">
      <style:text-properties fo:font-style="italic" style:font-style-asian="italic" fo:language="en" fo:country="US"/>
    </style:style>
    <style:style style:name="T3267" style:parent-style-name="Policepardéfaut" style:family="text">
      <style:text-properties fo:font-style="italic" style:font-style-asian="italic" fo:language="en" fo:country="US"/>
    </style:style>
    <style:style style:name="T3268" style:parent-style-name="Policepardéfaut" style:family="text">
      <style:text-properties fo:font-style="italic" style:font-style-asian="italic" fo:language="en" fo:country="US"/>
    </style:style>
    <style:style style:name="T3269" style:parent-style-name="Policepardéfaut" style:family="text">
      <style:text-properties fo:font-variant="small-caps" fo:language="en" fo:country="US"/>
    </style:style>
    <style:style style:name="T3271" style:parent-style-name="Policepardéfaut" style:family="text">
      <style:text-properties fo:language="en" fo:country="US"/>
    </style:style>
    <style:style style:name="P3270" style:parent-style-name="p" style:family="paragraph">
      <style:paragraph-properties fo:text-indent="0in">
        <style:drop-cap style:length="1" style:lines="3"/>
      </style:paragraph-properties>
    </style:style>
    <style:style style:name="T3272" style:parent-style-name="Policepardéfaut" style:family="text">
      <style:text-properties fo:language="en" fo:country="US"/>
    </style:style>
    <style:style style:name="T3273" style:parent-style-name="Policepardéfaut" style:family="text">
      <style:text-properties fo:language="en" fo:country="US"/>
    </style:style>
    <style:style style:name="T3274" style:parent-style-name="Policepardéfaut" style:family="text">
      <style:text-properties fo:language="en" fo:country="US"/>
    </style:style>
    <style:style style:name="T3275" style:parent-style-name="Policepardéfaut" style:family="text">
      <style:text-properties fo:language="en" fo:country="US"/>
    </style:style>
    <style:style style:name="T3276" style:parent-style-name="Policepardéfaut" style:family="text">
      <style:text-properties fo:font-style="italic" style:font-style-asian="italic"/>
    </style:style>
    <style:style style:name="T3277" style:parent-style-name="Policepardéfaut" style:family="text">
      <style:text-properties fo:font-style="italic" style:font-style-asian="italic"/>
    </style:style>
    <style:style style:name="T3278" style:parent-style-name="Policepardéfaut" style:family="text">
      <style:text-properties fo:font-style="italic" style:font-style-asian="italic"/>
    </style:style>
    <style:style style:name="T3279" style:parent-style-name="Policepardéfaut" style:family="text">
      <style:text-properties fo:font-style="italic" style:font-style-asian="italic"/>
    </style:style>
    <style:style style:name="T3280" style:parent-style-name="Policepardéfaut" style:family="text">
      <style:text-properties fo:font-style="italic" style:font-style-asian="italic"/>
    </style:style>
    <style:style style:name="T3281" style:parent-style-name="Policepardéfaut" style:family="text">
      <style:text-properties fo:font-style="italic" style:font-style-asian="italic"/>
    </style:style>
    <style:style style:name="T3282" style:parent-style-name="Policepardéfaut" style:family="text">
      <style:text-properties fo:font-style="italic" style:font-style-asian="italic"/>
    </style:style>
    <style:style style:name="T3283" style:parent-style-name="Policepardéfaut" style:family="text">
      <style:text-properties fo:font-style="italic" style:font-style-asian="italic"/>
    </style:style>
    <style:style style:name="T3284" style:parent-style-name="Policepardéfaut" style:family="text">
      <style:text-properties fo:font-style="italic" style:font-style-asian="italic"/>
    </style:style>
    <style:style style:name="T3285" style:parent-style-name="Policepardéfaut" style:family="text">
      <style:text-properties fo:font-style="italic" style:font-style-asian="italic"/>
    </style:style>
    <style:style style:name="T3286" style:parent-style-name="Policepardéfaut" style:family="text">
      <style:text-properties fo:font-style="italic" style:font-style-asian="italic"/>
    </style:style>
    <style:style style:name="T3287" style:parent-style-name="Policepardéfaut" style:family="text">
      <style:text-properties fo:font-style="italic" style:font-style-asian="italic"/>
    </style:style>
    <style:style style:name="P3288" style:parent-style-name="Titre2" style:family="paragraph">
      <style:text-properties fo:font-variant="small-caps"/>
    </style:style>
    <style:style style:name="T3290" style:parent-style-name="Policepardéfaut" style:family="text">
      <style:text-properties/>
    </style:style>
    <style:style style:name="P3289" style:parent-style-name="p" style:family="paragraph">
      <style:paragraph-properties fo:text-indent="0in">
        <style:drop-cap style:length="1" style:lines="3"/>
      </style:paragraph-properties>
    </style:style>
    <style:style style:name="T3291" style:parent-style-name="Policepardéfaut" style:family="text">
      <style:text-properties fo:font-style="italic" style:font-style-asian="italic"/>
    </style:style>
    <style:style style:name="T3292" style:parent-style-name="Policepardéfaut" style:family="text">
      <style:text-properties fo:font-style="italic" style:font-style-asian="italic"/>
    </style:style>
    <style:style style:name="T3293" style:parent-style-name="Policepardéfaut" style:family="text">
      <style:text-properties fo:font-style="italic" style:font-style-asian="italic"/>
    </style:style>
    <style:style style:name="T3294" style:parent-style-name="Policepardéfaut" style:family="text">
      <style:text-properties fo:font-style="italic" style:font-style-asian="italic"/>
    </style:style>
    <style:style style:name="T3295" style:parent-style-name="Policepardéfaut" style:family="text">
      <style:text-properties fo:font-style="italic" style:font-style-asian="italic"/>
    </style:style>
    <style:style style:name="T3296" style:parent-style-name="Policepardéfaut" style:family="text">
      <style:text-properties fo:font-style="italic" style:font-style-asian="italic"/>
    </style:style>
    <style:style style:name="T3297" style:parent-style-name="Policepardéfaut" style:family="text">
      <style:text-properties fo:font-style="italic" style:font-style-asian="italic"/>
    </style:style>
    <style:style style:name="T3298" style:parent-style-name="Policepardéfaut" style:family="text">
      <style:text-properties fo:font-style="italic" style:font-style-asian="italic"/>
    </style:style>
    <style:style style:name="T3299" style:parent-style-name="Policepardéfaut" style:family="text">
      <style:text-properties fo:font-style="italic" style:font-style-asian="italic"/>
    </style:style>
    <style:style style:name="T3300" style:parent-style-name="Policepardéfaut" style:family="text">
      <style:text-properties fo:font-style="italic" style:font-style-asian="italic"/>
    </style:style>
    <style:style style:name="T3301" style:parent-style-name="Policepardéfaut" style:family="text">
      <style:text-properties fo:font-variant="small-caps"/>
    </style:style>
    <style:style style:name="T3303" style:parent-style-name="Policepardéfaut" style:family="text">
      <style:text-properties/>
    </style:style>
    <style:style style:name="P3302" style:parent-style-name="p" style:family="paragraph">
      <style:paragraph-properties fo:text-indent="0in">
        <style:drop-cap style:length="1" style:lines="3"/>
      </style:paragraph-properties>
    </style:style>
    <style:style style:name="T3304" style:parent-style-name="Policepardéfaut" style:family="text">
      <style:text-properties fo:font-style="italic" style:font-style-asian="italic"/>
    </style:style>
    <style:style style:name="T3305" style:parent-style-name="Policepardéfaut" style:family="text">
      <style:text-properties fo:font-style="italic" style:font-style-asian="italic"/>
    </style:style>
    <style:style style:name="T3306" style:parent-style-name="Policepardéfaut" style:family="text">
      <style:text-properties fo:font-style="italic" style:font-style-asian="italic"/>
    </style:style>
    <style:style style:name="T3307" style:parent-style-name="Policepardéfaut" style:family="text">
      <style:text-properties fo:font-style="italic" style:font-style-asian="italic"/>
    </style:style>
    <style:style style:name="T3308" style:parent-style-name="Policepardéfaut" style:family="text">
      <style:text-properties fo:font-style="italic" style:font-style-asian="italic"/>
    </style:style>
    <style:style style:name="T3309" style:parent-style-name="Policepardéfaut" style:family="text">
      <style:text-properties fo:font-style="italic" style:font-style-asian="italic"/>
    </style:style>
    <style:style style:name="T3310" style:parent-style-name="Policepardéfaut" style:family="text">
      <style:text-properties fo:font-style="italic" style:font-style-asian="italic"/>
    </style:style>
    <style:style style:name="T3311" style:parent-style-name="Policepardéfaut" style:family="text">
      <style:text-properties fo:font-style="italic" style:font-style-asian="italic"/>
    </style:style>
    <style:style style:name="T3312" style:parent-style-name="Policepardéfaut" style:family="text">
      <style:text-properties fo:font-style="italic" style:font-style-asian="italic"/>
    </style:style>
    <style:style style:name="T3313" style:parent-style-name="Policepardéfaut" style:family="text">
      <style:text-properties fo:font-style="italic" style:font-style-asian="italic"/>
    </style:style>
    <style:style style:name="P3314" style:parent-style-name="Titre2" style:family="paragraph">
      <style:text-properties fo:font-variant="small-caps"/>
    </style:style>
    <style:style style:name="T3316" style:parent-style-name="Policepardéfaut" style:family="text">
      <style:text-properties/>
    </style:style>
    <style:style style:name="P3315" style:parent-style-name="p" style:family="paragraph">
      <style:paragraph-properties fo:text-indent="0in">
        <style:drop-cap style:length="1" style:lines="3"/>
      </style:paragraph-properties>
    </style:style>
    <style:style style:name="T3317" style:parent-style-name="Policepardéfaut" style:family="text">
      <style:text-properties fo:font-style="italic" style:font-style-asian="italic" style:font-style-complex="italic"/>
    </style:style>
    <style:style style:name="T3318" style:parent-style-name="Policepardéfaut" style:family="text">
      <style:text-properties fo:font-style="italic" style:font-style-asian="italic" style:font-style-complex="italic"/>
    </style:style>
    <style:style style:name="T3319" style:parent-style-name="Policepardéfaut" style:family="text">
      <style:text-properties fo:font-style="italic" style:font-style-asian="italic" style:font-style-complex="italic"/>
    </style:style>
    <style:style style:name="T3320" style:parent-style-name="Policepardéfaut" style:family="text">
      <style:text-properties fo:font-style="italic" style:font-style-asian="italic" style:font-style-complex="italic"/>
    </style:style>
    <style:style style:name="T3321" style:parent-style-name="Policepardéfaut" style:family="text">
      <style:text-properties fo:font-style="italic" style:font-style-asian="italic" style:font-style-complex="italic"/>
    </style:style>
    <style:style style:name="T3322" style:parent-style-name="Policepardéfaut" style:family="text">
      <style:text-properties fo:font-style="italic" style:font-style-asian="italic" style:font-style-complex="italic"/>
    </style:style>
    <style:style style:name="T3323" style:parent-style-name="Policepardéfaut" style:family="text">
      <style:text-properties fo:font-style="italic" style:font-style-asian="italic" style:font-style-complex="italic"/>
    </style:style>
    <style:style style:name="P3324" style:parent-style-name="Titre2" style:family="paragraph">
      <style:text-properties fo:font-variant="small-caps"/>
    </style:style>
    <style:style style:name="T3326" style:parent-style-name="Policepardéfaut" style:family="text">
      <style:text-properties/>
    </style:style>
    <style:style style:name="P3325" style:parent-style-name="p" style:family="paragraph">
      <style:paragraph-properties fo:text-indent="0in">
        <style:drop-cap style:length="1" style:lines="3"/>
      </style:paragraph-properties>
    </style:style>
    <style:style style:name="T3327" style:parent-style-name="Policepardéfaut" style:family="text">
      <style:text-properties fo:font-style="italic" style:font-style-asian="italic"/>
    </style:style>
    <style:style style:name="T3328" style:parent-style-name="Policepardéfaut" style:family="text">
      <style:text-properties fo:font-style="italic" style:font-style-asian="italic"/>
    </style:style>
    <style:style style:name="T3329" style:parent-style-name="Policepardéfaut" style:family="text">
      <style:text-properties fo:font-style="italic" style:font-style-asian="italic"/>
    </style:style>
    <style:style style:name="T3330" style:parent-style-name="Policepardéfaut" style:family="text">
      <style:text-properties fo:font-style="italic" style:font-style-asian="italic"/>
    </style:style>
    <style:style style:name="T3331" style:parent-style-name="Policepardéfaut" style:family="text">
      <style:text-properties fo:font-style="italic" style:font-style-asian="italic"/>
    </style:style>
    <style:style style:name="T3332" style:parent-style-name="Policepardéfaut" style:family="text">
      <style:text-properties fo:font-style="italic" style:font-style-asian="italic"/>
    </style:style>
    <style:style style:name="T3333" style:parent-style-name="Policepardéfaut" style:family="text">
      <style:text-properties fo:font-style="italic" style:font-style-asian="italic"/>
    </style:style>
    <style:style style:name="T3334" style:parent-style-name="Policepardéfaut" style:family="text">
      <style:text-properties fo:font-style="italic" style:font-style-asian="italic"/>
    </style:style>
    <style:style style:name="T3335" style:parent-style-name="Policepardéfaut" style:family="text">
      <style:text-properties fo:font-style="italic" style:font-style-asian="italic"/>
    </style:style>
    <style:style style:name="T3336" style:parent-style-name="Policepardéfaut" style:family="text">
      <style:text-properties fo:font-style="italic" style:font-style-asian="italic"/>
    </style:style>
    <style:style style:name="T3337" style:parent-style-name="Policepardéfaut" style:family="text">
      <style:text-properties fo:font-style="italic" style:font-style-asian="italic"/>
    </style:style>
    <style:style style:name="T3338" style:parent-style-name="Policepardéfaut" style:family="text">
      <style:text-properties fo:font-style="italic" style:font-style-asian="italic"/>
    </style:style>
    <style:style style:name="T3339" style:parent-style-name="Policepardéfaut" style:family="text">
      <style:text-properties fo:font-style="italic" style:font-style-asian="italic"/>
    </style:style>
    <style:style style:name="T3340" style:parent-style-name="Policepardéfaut" style:family="text">
      <style:text-properties fo:font-style="italic" style:font-style-asian="italic"/>
    </style:style>
    <style:style style:name="T3341" style:parent-style-name="Policepardéfaut" style:family="text">
      <style:text-properties fo:font-style="italic" style:font-style-asian="italic"/>
    </style:style>
    <style:style style:name="T3342" style:parent-style-name="Policepardéfaut" style:family="text">
      <style:text-properties fo:font-variant="small-caps"/>
    </style:style>
    <style:style style:name="T3344" style:parent-style-name="Policepardéfaut" style:family="text">
      <style:text-properties/>
    </style:style>
    <style:style style:name="P3343" style:parent-style-name="p" style:family="paragraph">
      <style:paragraph-properties fo:text-indent="0in">
        <style:drop-cap style:length="1" style:lines="3"/>
      </style:paragraph-properties>
    </style:style>
    <style:style style:name="T3345" style:parent-style-name="Policepardéfaut" style:family="text">
      <style:text-properties fo:font-style="italic" style:font-style-asian="italic"/>
    </style:style>
    <style:style style:name="T3346" style:parent-style-name="Policepardéfaut" style:family="text">
      <style:text-properties fo:font-style="italic" style:font-style-asian="italic"/>
    </style:style>
    <style:style style:name="T3347" style:parent-style-name="Policepardéfaut" style:family="text">
      <style:text-properties fo:font-style="italic" style:font-style-asian="italic"/>
    </style:style>
    <style:style style:name="T3348" style:parent-style-name="Policepardéfaut" style:family="text">
      <style:text-properties fo:font-style="italic" style:font-style-asian="italic"/>
    </style:style>
    <style:style style:name="T3349" style:parent-style-name="Policepardéfaut" style:family="text">
      <style:text-properties fo:font-style="italic" style:font-style-asian="italic"/>
    </style:style>
    <style:style style:name="T3350" style:parent-style-name="Policepardéfaut" style:family="text">
      <style:text-properties fo:font-style="italic" style:font-style-asian="italic"/>
    </style:style>
    <style:style style:name="T3351" style:parent-style-name="Policepardéfaut" style:family="text">
      <style:text-properties fo:font-style="italic" style:font-style-asian="italic"/>
    </style:style>
    <style:style style:name="T3352" style:parent-style-name="Policepardéfaut" style:family="text">
      <style:text-properties fo:font-style="italic" style:font-style-asian="italic"/>
    </style:style>
    <style:style style:name="T3353" style:parent-style-name="Policepardéfaut" style:family="text">
      <style:text-properties fo:font-style="italic" style:font-style-asian="italic"/>
    </style:style>
    <style:style style:name="T3354" style:parent-style-name="Policepardéfaut" style:family="text">
      <style:text-properties fo:font-style="italic" style:font-style-asian="italic"/>
    </style:style>
    <style:style style:name="T3355" style:parent-style-name="Policepardéfaut" style:family="text">
      <style:text-properties fo:font-style="italic" style:font-style-asian="italic"/>
    </style:style>
    <style:style style:name="T3356" style:parent-style-name="Policepardéfaut" style:family="text">
      <style:text-properties fo:font-style="italic" style:font-style-asian="italic"/>
    </style:style>
    <style:style style:name="T3357" style:parent-style-name="Policepardéfaut" style:family="text">
      <style:text-properties fo:font-style="italic" style:font-style-asian="italic"/>
    </style:style>
    <style:style style:name="P3358" style:parent-style-name="Titre2" style:family="paragraph">
      <style:text-properties fo:font-variant="small-caps"/>
    </style:style>
    <style:style style:name="T3360" style:parent-style-name="Policepardéfaut" style:family="text">
      <style:text-properties/>
    </style:style>
    <style:style style:name="P3359" style:parent-style-name="p" style:family="paragraph">
      <style:paragraph-properties fo:text-indent="0in">
        <style:drop-cap style:length="1" style:lines="3"/>
      </style:paragraph-properties>
    </style:style>
    <style:style style:name="T3361" style:parent-style-name="Policepardéfaut" style:family="text">
      <style:text-properties fo:font-style="italic" style:font-style-asian="italic"/>
    </style:style>
    <style:style style:name="T3362" style:parent-style-name="Policepardéfaut" style:family="text">
      <style:text-properties fo:font-style="italic" style:font-style-asian="italic"/>
    </style:style>
    <style:style style:name="T3363" style:parent-style-name="Policepardéfaut" style:family="text">
      <style:text-properties fo:font-style="italic" style:font-style-asian="italic"/>
    </style:style>
    <style:style style:name="T3365" style:parent-style-name="Policepardéfaut" style:family="text">
      <style:text-properties/>
    </style:style>
    <style:style style:name="P3364" style:parent-style-name="p" style:family="paragraph">
      <style:paragraph-properties fo:text-indent="0in">
        <style:drop-cap style:length="1" style:lines="3"/>
      </style:paragraph-properties>
    </style:style>
    <style:style style:name="T3366" style:parent-style-name="Policepardéfaut" style:family="text">
      <style:text-properties fo:font-style="italic" style:font-style-asian="italic"/>
    </style:style>
    <style:style style:name="T3367" style:parent-style-name="Policepardéfaut" style:family="text">
      <style:text-properties fo:font-style="italic" style:font-style-asian="italic"/>
    </style:style>
    <style:style style:name="T3368" style:parent-style-name="Policepardéfaut" style:family="text">
      <style:text-properties fo:font-style="italic" style:font-style-asian="italic"/>
    </style:style>
    <style:style style:name="T3369" style:parent-style-name="Policepardéfaut" style:family="text">
      <style:text-properties fo:font-style="italic" style:font-style-asian="italic"/>
    </style:style>
    <style:style style:name="P3370" style:parent-style-name="Titre2" style:family="paragraph">
      <style:text-properties fo:font-variant="small-caps"/>
    </style:style>
    <style:style style:name="T3372" style:parent-style-name="Policepardéfaut" style:family="text">
      <style:text-properties/>
    </style:style>
    <style:style style:name="P3371" style:parent-style-name="p" style:family="paragraph">
      <style:paragraph-properties fo:text-indent="0in">
        <style:drop-cap style:length="1" style:lines="3"/>
      </style:paragraph-properties>
    </style:style>
    <style:style style:name="P3373" style:parent-style-name="p" style:family="paragraph">
      <style:paragraph-properties fo:text-indent="0.1972in"/>
    </style:style>
    <style:style style:name="T3374" style:parent-style-name="Policepardéfaut" style:family="text">
      <style:text-properties fo:font-style="italic" style:font-style-asian="italic"/>
    </style:style>
    <style:style style:name="T3375" style:parent-style-name="Policepardéfaut" style:family="text">
      <style:text-properties fo:font-style="italic" style:font-style-asian="italic"/>
    </style:style>
    <style:style style:name="T3376" style:parent-style-name="Policepardéfaut" style:family="text">
      <style:text-properties fo:font-style="italic" style:font-style-asian="italic"/>
    </style:style>
    <style:style style:name="T3377" style:parent-style-name="Policepardéfaut" style:family="text">
      <style:text-properties fo:font-style="italic" style:font-style-asian="italic"/>
    </style:style>
    <style:style style:name="T3378" style:parent-style-name="Policepardéfaut" style:family="text">
      <style:text-properties fo:font-style="italic" style:font-style-asian="italic"/>
    </style:style>
    <style:style style:name="T3379" style:parent-style-name="Policepardéfaut" style:family="text">
      <style:text-properties fo:font-style="italic" style:font-style-asian="italic"/>
    </style:style>
    <style:style style:name="T3380" style:parent-style-name="Policepardéfaut" style:family="text">
      <style:text-properties fo:font-style="italic" style:font-style-asian="italic"/>
    </style:style>
    <style:style style:name="T3381" style:parent-style-name="Policepardéfaut" style:family="text">
      <style:text-properties fo:font-style="italic" style:font-style-asian="italic"/>
    </style:style>
    <style:style style:name="P3382" style:parent-style-name="Titre2" style:family="paragraph">
      <style:text-properties fo:font-variant="small-caps"/>
    </style:style>
    <style:style style:name="T3384" style:parent-style-name="Policepardéfaut" style:family="text">
      <style:text-properties/>
    </style:style>
    <style:style style:name="P3383" style:parent-style-name="p" style:family="paragraph">
      <style:paragraph-properties fo:text-indent="0in">
        <style:drop-cap style:length="1" style:lines="3"/>
      </style:paragraph-properties>
    </style:style>
    <style:style style:name="T3385" style:parent-style-name="Policepardéfaut" style:family="text">
      <style:text-properties fo:font-style="italic" style:font-style-asian="italic" style:font-style-complex="italic"/>
    </style:style>
    <style:style style:name="T3386" style:parent-style-name="Policepardéfaut" style:family="text">
      <style:text-properties fo:font-style="italic" style:font-style-asian="italic" style:font-style-complex="italic"/>
    </style:style>
    <style:style style:name="T3387" style:parent-style-name="Policepardéfaut" style:family="text">
      <style:text-properties fo:font-style="italic" style:font-style-asian="italic" style:font-style-complex="italic"/>
    </style:style>
    <style:style style:name="T3388" style:parent-style-name="Policepardéfaut" style:family="text">
      <style:text-properties fo:font-style="italic" style:font-style-asian="italic" style:font-style-complex="italic"/>
    </style:style>
    <style:style style:name="T3389" style:parent-style-name="Policepardéfaut" style:family="text">
      <style:text-properties fo:font-style="italic" style:font-style-asian="italic" style:font-style-complex="italic"/>
    </style:style>
    <style:style style:name="P3390" style:parent-style-name="Titre2" style:family="paragraph">
      <style:text-properties fo:font-variant="small-caps"/>
    </style:style>
    <style:style style:name="T3392" style:parent-style-name="Policepardéfaut" style:family="text">
      <style:text-properties/>
    </style:style>
    <style:style style:name="P3391" style:parent-style-name="p" style:family="paragraph">
      <style:paragraph-properties fo:text-indent="0in">
        <style:drop-cap style:length="1" style:lines="3"/>
      </style:paragraph-properties>
    </style:style>
    <style:style style:name="T3393" style:parent-style-name="Policepardéfaut" style:family="text">
      <style:text-properties fo:font-style="italic" style:font-style-asian="italic"/>
    </style:style>
    <style:style style:name="T3394" style:parent-style-name="Policepardéfaut" style:family="text">
      <style:text-properties fo:font-style="italic" style:font-style-asian="italic"/>
    </style:style>
    <style:style style:name="T3395" style:parent-style-name="Policepardéfaut" style:family="text">
      <style:text-properties fo:font-style="italic" style:font-style-asian="italic"/>
    </style:style>
    <style:style style:name="T3396" style:parent-style-name="Policepardéfaut" style:family="text">
      <style:text-properties fo:font-style="italic" style:font-style-asian="italic"/>
    </style:style>
    <style:style style:name="T3397" style:parent-style-name="Policepardéfaut" style:family="text">
      <style:text-properties fo:font-style="italic" style:font-style-asian="italic"/>
    </style:style>
    <style:style style:name="T3398" style:parent-style-name="Policepardéfaut" style:family="text">
      <style:text-properties fo:font-style="italic" style:font-style-asian="italic"/>
    </style:style>
    <style:style style:name="T3399" style:parent-style-name="Policepardéfaut" style:family="text">
      <style:text-properties fo:font-style="italic" style:font-style-asian="italic"/>
    </style:style>
    <style:style style:name="T3400" style:parent-style-name="Policepardéfaut" style:family="text">
      <style:text-properties fo:font-style="italic" style:font-style-asian="italic"/>
    </style:style>
    <style:style style:name="P3401" style:parent-style-name="Titre2" style:family="paragraph">
      <style:text-properties fo:font-variant="small-caps"/>
    </style:style>
    <style:style style:name="T3403" style:parent-style-name="Policepardéfaut" style:family="text">
      <style:text-properties/>
    </style:style>
    <style:style style:name="P3402" style:parent-style-name="p" style:family="paragraph">
      <style:paragraph-properties fo:text-indent="0in">
        <style:drop-cap style:length="1" style:lines="3"/>
      </style:paragraph-properties>
    </style:style>
    <style:style style:name="T3404" style:parent-style-name="Policepardéfaut" style:family="text">
      <style:text-properties fo:font-style="italic" style:font-style-asian="italic"/>
    </style:style>
    <style:style style:name="T3405" style:parent-style-name="Policepardéfaut" style:family="text">
      <style:text-properties fo:font-style="italic" style:font-style-asian="italic"/>
    </style:style>
    <style:style style:name="T3406" style:parent-style-name="Policepardéfaut" style:family="text">
      <style:text-properties fo:font-style="italic" style:font-style-asian="italic"/>
    </style:style>
    <style:style style:name="T3407" style:parent-style-name="Policepardéfaut" style:family="text">
      <style:text-properties fo:font-style="italic" style:font-style-asian="italic"/>
    </style:style>
    <style:style style:name="T3408" style:parent-style-name="Policepardéfaut" style:family="text">
      <style:text-properties fo:font-style="italic" style:font-style-asian="italic"/>
    </style:style>
    <style:style style:name="T3409" style:parent-style-name="Policepardéfaut" style:family="text">
      <style:text-properties fo:font-style="italic" style:font-style-asian="italic"/>
    </style:style>
    <style:style style:name="T3410" style:parent-style-name="Policepardéfaut" style:family="text">
      <style:text-properties fo:font-style="italic" style:font-style-asian="italic"/>
    </style:style>
    <style:style style:name="P3411" style:parent-style-name="Titre2" style:family="paragraph">
      <style:text-properties fo:font-variant="small-caps"/>
    </style:style>
    <style:style style:name="T3413" style:parent-style-name="Policepardéfaut" style:family="text">
      <style:text-properties/>
    </style:style>
    <style:style style:name="P3412" style:parent-style-name="p" style:family="paragraph">
      <style:paragraph-properties fo:text-indent="0in">
        <style:drop-cap style:length="1" style:lines="3"/>
      </style:paragraph-properties>
    </style:style>
    <style:style style:name="T3414" style:parent-style-name="Policepardéfaut" style:family="text">
      <style:text-properties fo:font-style="italic" style:font-style-asian="italic"/>
    </style:style>
    <style:style style:name="T3415" style:parent-style-name="Policepardéfaut" style:family="text">
      <style:text-properties fo:font-style="italic" style:font-style-asian="italic"/>
    </style:style>
    <style:style style:name="T3416" style:parent-style-name="Policepardéfaut" style:family="text">
      <style:text-properties fo:font-style="italic" style:font-style-asian="italic"/>
    </style:style>
    <style:style style:name="T3417" style:parent-style-name="Policepardéfaut" style:family="text">
      <style:text-properties fo:font-style="italic" style:font-style-asian="italic"/>
    </style:style>
    <style:style style:name="T3418" style:parent-style-name="Policepardéfaut" style:family="text">
      <style:text-properties fo:font-style="italic" style:font-style-asian="italic"/>
    </style:style>
    <style:style style:name="P3419" style:parent-style-name="Titre2" style:family="paragraph">
      <style:text-properties fo:font-variant="small-caps"/>
    </style:style>
    <style:style style:name="T3421" style:parent-style-name="Policepardéfaut" style:family="text">
      <style:text-properties/>
    </style:style>
    <style:style style:name="P3420" style:parent-style-name="p" style:family="paragraph">
      <style:paragraph-properties fo:text-indent="0in">
        <style:drop-cap style:length="1" style:lines="3"/>
      </style:paragraph-properties>
    </style:style>
    <style:style style:name="T3422" style:parent-style-name="Policepardéfaut" style:family="text">
      <style:text-properties fo:font-style="italic" style:font-style-asian="italic"/>
    </style:style>
    <style:style style:name="T3423" style:parent-style-name="Policepardéfaut" style:family="text">
      <style:text-properties fo:font-style="italic" style:font-style-asian="italic"/>
    </style:style>
    <style:style style:name="T3424" style:parent-style-name="Policepardéfaut" style:family="text">
      <style:text-properties fo:font-style="italic" style:font-style-asian="italic"/>
    </style:style>
    <style:style style:name="P3425" style:parent-style-name="Titre2" style:family="paragraph">
      <style:text-properties fo:font-variant="small-caps"/>
    </style:style>
    <style:style style:name="T3427" style:parent-style-name="Policepardéfaut" style:family="text">
      <style:text-properties/>
    </style:style>
    <style:style style:name="P3426" style:parent-style-name="p" style:family="paragraph">
      <style:paragraph-properties fo:text-indent="0in">
        <style:drop-cap style:length="1" style:lines="3"/>
      </style:paragraph-properties>
    </style:style>
    <style:style style:name="T3428" style:parent-style-name="Policepardéfaut" style:family="text">
      <style:text-properties fo:font-variant="small-caps"/>
    </style:style>
    <style:style style:name="T3429" style:parent-style-name="Policepardéfaut" style:family="text">
      <style:text-properties fo:language="en" fo:country="US"/>
    </style:style>
    <style:style style:name="T3430" style:parent-style-name="Policepardéfaut" style:family="text">
      <style:text-properties fo:language="en" fo:country="US"/>
    </style:style>
    <style:style style:name="T3431" style:parent-style-name="Policepardéfaut" style:family="text">
      <style:text-properties fo:language="en" fo:country="US"/>
    </style:style>
    <style:style style:name="T3432" style:parent-style-name="Policepardéfaut" style:family="text">
      <style:text-properties fo:language="en" fo:country="US"/>
    </style:style>
    <style:style style:name="T3433" style:parent-style-name="Policepardéfaut" style:family="text">
      <style:text-properties fo:language="en" fo:country="US"/>
    </style:style>
    <style:style style:name="T3434" style:parent-style-name="Policepardéfaut" style:family="text">
      <style:text-properties fo:language="en" fo:country="US"/>
    </style:style>
    <style:style style:name="T3435" style:parent-style-name="Policepardéfaut" style:family="text">
      <style:text-properties fo:language="en" fo:country="US"/>
    </style:style>
    <style:style style:name="T3436" style:parent-style-name="Policepardéfaut" style:family="text">
      <style:text-properties fo:language="en" fo:country="US"/>
    </style:style>
    <style:style style:name="T3437" style:parent-style-name="Policepardéfaut" style:family="text">
      <style:text-properties fo:language="en" fo:country="US"/>
    </style:style>
    <style:style style:name="T3438" style:parent-style-name="Policepardéfaut" style:family="text">
      <style:text-properties fo:language="en" fo:country="US"/>
    </style:style>
    <style:style style:name="T3439" style:parent-style-name="Policepardéfaut" style:family="text">
      <style:text-properties fo:language="en" fo:country="US"/>
    </style:style>
    <style:style style:name="T3440" style:parent-style-name="Policepardéfaut" style:family="text">
      <style:text-properties fo:language="en" fo:country="US"/>
    </style:style>
    <style:style style:name="T3441" style:parent-style-name="Policepardéfaut" style:family="text">
      <style:text-properties fo:language="en" fo:country="US"/>
    </style:style>
    <style:style style:name="T3442" style:parent-style-name="Policepardéfaut" style:family="text">
      <style:text-properties fo:language="en" fo:country="US"/>
    </style:style>
    <style:style style:name="T3443" style:parent-style-name="Policepardéfaut" style:family="text">
      <style:text-properties fo:language="en" fo:country="US"/>
    </style:style>
    <style:style style:name="T3444" style:parent-style-name="Policepardéfaut" style:family="text">
      <style:text-properties fo:language="en" fo:country="US"/>
    </style:style>
    <style:style style:name="T3445" style:parent-style-name="Policepardéfaut" style:family="text">
      <style:text-properties fo:language="en" fo:country="US"/>
    </style:style>
    <style:style style:name="T3446" style:parent-style-name="Policepardéfaut" style:family="text">
      <style:text-properties fo:language="en" fo:country="US"/>
    </style:style>
    <style:style style:name="T3447" style:parent-style-name="Policepardéfaut" style:family="text">
      <style:text-properties fo:language="en" fo:country="US"/>
    </style:style>
    <style:style style:name="T3448" style:parent-style-name="Policepardéfaut" style:family="text">
      <style:text-properties fo:language="en" fo:country="US"/>
    </style:style>
    <style:style style:name="T3449" style:parent-style-name="Policepardéfaut" style:family="text">
      <style:text-properties fo:language="en" fo:country="US"/>
    </style:style>
    <style:style style:name="T3450" style:parent-style-name="Policepardéfaut" style:family="text">
      <style:text-properties fo:language="en" fo:country="US"/>
    </style:style>
    <style:style style:name="T3451" style:parent-style-name="Policepardéfaut" style:family="text">
      <style:text-properties fo:language="en" fo:country="US"/>
    </style:style>
    <style:style style:name="T3452" style:parent-style-name="Policepardéfaut" style:family="text">
      <style:text-properties fo:language="en" fo:country="US"/>
    </style:style>
    <style:style style:name="T3453" style:parent-style-name="Policepardéfaut" style:family="text">
      <style:text-properties fo:language="en" fo:country="US"/>
    </style:style>
    <style:style style:name="T3454" style:parent-style-name="Policepardéfaut" style:family="text">
      <style:text-properties fo:language="en" fo:country="US"/>
    </style:style>
    <style:style style:name="T3455" style:parent-style-name="Policepardéfaut" style:family="text">
      <style:text-properties fo:language="en" fo:country="US"/>
    </style:style>
    <style:style style:name="T3456" style:parent-style-name="Policepardéfaut" style:family="text">
      <style:text-properties fo:language="en" fo:country="US"/>
    </style:style>
    <style:style style:name="T3457" style:parent-style-name="Policepardéfaut" style:family="text">
      <style:text-properties fo:language="en" fo:country="US"/>
    </style:style>
    <style:style style:name="T3458" style:parent-style-name="Policepardéfaut" style:family="text">
      <style:text-properties fo:language="en" fo:country="US"/>
    </style:style>
    <style:style style:name="T3459" style:parent-style-name="Policepardéfaut" style:family="text">
      <style:text-properties fo:language="en" fo:country="US"/>
    </style:style>
    <style:style style:name="T3460" style:parent-style-name="Policepardéfaut" style:family="text">
      <style:text-properties fo:language="en" fo:country="US"/>
    </style:style>
    <style:style style:name="T3461" style:parent-style-name="Policepardéfaut" style:family="text">
      <style:text-properties fo:language="en" fo:country="US"/>
    </style:style>
    <style:style style:name="T3462" style:parent-style-name="Policepardéfaut" style:family="text">
      <style:text-properties fo:language="en" fo:country="US"/>
    </style:style>
    <style:style style:name="T3463" style:parent-style-name="Policepardéfaut" style:family="text">
      <style:text-properties fo:language="en" fo:country="US"/>
    </style:style>
    <style:style style:name="T3464" style:parent-style-name="Policepardéfaut" style:family="text">
      <style:text-properties fo:language="en" fo:country="US"/>
    </style:style>
    <style:style style:name="T3465" style:parent-style-name="Policepardéfaut" style:family="text">
      <style:text-properties fo:language="en" fo:country="US"/>
    </style:style>
    <style:style style:name="T3466" style:parent-style-name="Policepardéfaut" style:family="text">
      <style:text-properties fo:language="en" fo:country="US"/>
    </style:style>
    <style:style style:name="T3467" style:parent-style-name="Policepardéfaut" style:family="text">
      <style:text-properties fo:language="en" fo:country="US"/>
    </style:style>
    <style:style style:name="T3468" style:parent-style-name="Policepardéfaut" style:family="text">
      <style:text-properties fo:language="en" fo:country="US"/>
    </style:style>
    <style:style style:name="T3469" style:parent-style-name="Policepardéfaut" style:family="text">
      <style:text-properties fo:language="en" fo:country="US"/>
    </style:style>
    <style:style style:name="T3470" style:parent-style-name="Policepardéfaut" style:family="text">
      <style:text-properties fo:language="en" fo:country="US"/>
    </style:style>
    <style:style style:name="T3471" style:parent-style-name="Policepardéfaut" style:family="text">
      <style:text-properties fo:language="en" fo:country="US"/>
    </style:style>
    <style:style style:name="T3472" style:parent-style-name="Policepardéfaut" style:family="text">
      <style:text-properties fo:language="en" fo:country="US"/>
    </style:style>
    <style:style style:name="T3473" style:parent-style-name="Policepardéfaut" style:family="text">
      <style:text-properties fo:language="en" fo:country="US"/>
    </style:style>
    <style:style style:name="T3474" style:parent-style-name="Policepardéfaut" style:family="text">
      <style:text-properties fo:language="en" fo:country="US"/>
    </style:style>
    <style:style style:name="T3475" style:parent-style-name="Policepardéfaut" style:family="text">
      <style:text-properties fo:language="en" fo:country="US"/>
    </style:style>
    <style:style style:name="T3476" style:parent-style-name="Policepardéfaut" style:family="text">
      <style:text-properties fo:language="en" fo:country="US"/>
    </style:style>
    <style:style style:name="T3477" style:parent-style-name="Policepardéfaut" style:family="text">
      <style:text-properties fo:language="en" fo:country="US"/>
    </style:style>
    <style:style style:name="T3478" style:parent-style-name="Policepardéfaut" style:family="text">
      <style:text-properties fo:language="en" fo:country="US"/>
    </style:style>
    <style:style style:name="T3479" style:parent-style-name="Policepardéfaut" style:family="text">
      <style:text-properties fo:language="en" fo:country="US"/>
    </style:style>
    <style:style style:name="T3480" style:parent-style-name="Policepardéfaut" style:family="text">
      <style:text-properties fo:language="en" fo:country="US"/>
    </style:style>
    <style:style style:name="T3481" style:parent-style-name="Policepardéfaut" style:family="text">
      <style:text-properties fo:language="en" fo:country="US"/>
    </style:style>
    <style:style style:name="T3482" style:parent-style-name="Policepardéfaut" style:family="text">
      <style:text-properties fo:language="en" fo:country="US"/>
    </style:style>
    <style:style style:name="T3483" style:parent-style-name="Policepardéfaut" style:family="text">
      <style:text-properties fo:language="en" fo:country="US"/>
    </style:style>
    <style:style style:name="T3484" style:parent-style-name="Policepardéfaut" style:family="text">
      <style:text-properties fo:language="en" fo:country="US"/>
    </style:style>
    <style:style style:name="T3485" style:parent-style-name="Policepardéfaut" style:family="text">
      <style:text-properties fo:language="en" fo:country="US"/>
    </style:style>
    <style:style style:name="T3486" style:parent-style-name="Policepardéfaut" style:family="text">
      <style:text-properties fo:language="en" fo:country="US"/>
    </style:style>
    <style:style style:name="T3487" style:parent-style-name="Policepardéfaut" style:family="text">
      <style:text-properties fo:language="en" fo:country="US"/>
    </style:style>
    <style:style style:name="T3488" style:parent-style-name="Policepardéfaut" style:family="text">
      <style:text-properties fo:language="en" fo:country="US"/>
    </style:style>
    <style:style style:name="T3489" style:parent-style-name="Policepardéfaut" style:family="text">
      <style:text-properties fo:language="en" fo:country="US"/>
    </style:style>
    <style:style style:name="T3490" style:parent-style-name="Policepardéfaut" style:family="text">
      <style:text-properties fo:language="en" fo:country="US"/>
    </style:style>
    <style:style style:name="T3491" style:parent-style-name="Policepardéfaut" style:family="text">
      <style:text-properties fo:language="en" fo:country="US"/>
    </style:style>
    <style:style style:name="T3492" style:parent-style-name="Policepardéfaut" style:family="text">
      <style:text-properties fo:language="en" fo:country="US"/>
    </style:style>
    <style:style style:name="T3493" style:parent-style-name="Policepardéfaut" style:family="text">
      <style:text-properties fo:language="en" fo:country="US"/>
    </style:style>
    <style:style style:name="T3494" style:parent-style-name="Policepardéfaut" style:family="text">
      <style:text-properties fo:language="en" fo:country="US"/>
    </style:style>
    <style:style style:name="T3495" style:parent-style-name="Policepardéfaut" style:family="text">
      <style:text-properties fo:language="en" fo:country="US"/>
    </style:style>
    <style:style style:name="T3496" style:parent-style-name="Policepardéfaut" style:family="text">
      <style:text-properties fo:language="en" fo:country="US"/>
    </style:style>
    <style:style style:name="T3497" style:parent-style-name="Policepardéfaut" style:family="text">
      <style:text-properties fo:language="en" fo:country="US"/>
    </style:style>
    <style:style style:name="T3498" style:parent-style-name="Policepardéfaut" style:family="text">
      <style:text-properties fo:language="en" fo:country="US"/>
    </style:style>
    <style:style style:name="T3499" style:parent-style-name="Policepardéfaut" style:family="text">
      <style:text-properties fo:language="en" fo:country="US"/>
    </style:style>
    <style:style style:name="T3500" style:parent-style-name="Policepardéfaut" style:family="text">
      <style:text-properties fo:language="en" fo:country="US"/>
    </style:style>
    <style:style style:name="T3501" style:parent-style-name="Policepardéfaut" style:family="text">
      <style:text-properties fo:language="en" fo:country="US"/>
    </style:style>
    <style:style style:name="T3502" style:parent-style-name="Policepardéfaut" style:family="text">
      <style:text-properties fo:language="en" fo:country="US"/>
    </style:style>
    <style:style style:name="T3503" style:parent-style-name="Policepardéfaut" style:family="text">
      <style:text-properties fo:language="en" fo:country="US"/>
    </style:style>
    <style:style style:name="T3504" style:parent-style-name="Policepardéfaut" style:family="text">
      <style:text-properties fo:language="en" fo:country="US"/>
    </style:style>
    <style:style style:name="T3505" style:parent-style-name="Policepardéfaut" style:family="text">
      <style:text-properties fo:language="en" fo:country="US"/>
    </style:style>
    <style:style style:name="T3506" style:parent-style-name="Policepardéfaut" style:family="text">
      <style:text-properties fo:language="en" fo:country="US"/>
    </style:style>
    <style:style style:name="T3507" style:parent-style-name="Policepardéfaut" style:family="text">
      <style:text-properties fo:language="en" fo:country="US"/>
    </style:style>
    <style:style style:name="T3508" style:parent-style-name="Policepardéfaut" style:family="text">
      <style:text-properties fo:language="en" fo:country="US"/>
    </style:style>
    <style:style style:name="T3509" style:parent-style-name="Policepardéfaut" style:family="text">
      <style:text-properties fo:language="en" fo:country="US"/>
    </style:style>
    <style:style style:name="T3510" style:parent-style-name="Policepardéfaut" style:family="text">
      <style:text-properties fo:language="en" fo:country="US"/>
    </style:style>
    <style:style style:name="T3511" style:parent-style-name="Policepardéfaut" style:family="text">
      <style:text-properties fo:language="en" fo:country="US"/>
    </style:style>
    <style:style style:name="T3512" style:parent-style-name="Policepardéfaut" style:family="text">
      <style:text-properties fo:language="en" fo:country="US"/>
    </style:style>
    <style:style style:name="T3513" style:parent-style-name="Policepardéfaut" style:family="text">
      <style:text-properties fo:language="en" fo:country="US"/>
    </style:style>
    <style:style style:name="T3514" style:parent-style-name="Policepardéfaut" style:family="text">
      <style:text-properties fo:language="en" fo:country="US"/>
    </style:style>
    <style:style style:name="T3515" style:parent-style-name="Policepardéfaut" style:family="text">
      <style:text-properties fo:language="en" fo:country="US"/>
    </style:style>
    <style:style style:name="T3516" style:parent-style-name="Policepardéfaut" style:family="text">
      <style:text-properties fo:language="en" fo:country="US"/>
    </style:style>
    <style:style style:name="T3517" style:parent-style-name="Policepardéfaut" style:family="text">
      <style:text-properties fo:language="en" fo:country="US"/>
    </style:style>
    <style:style style:name="T3518" style:parent-style-name="Policepardéfaut" style:family="text">
      <style:text-properties fo:language="en" fo:country="US"/>
    </style:style>
    <style:style style:name="T3519" style:parent-style-name="Policepardéfaut" style:family="text">
      <style:text-properties fo:language="en" fo:country="US"/>
    </style:style>
    <style:style style:name="T3520" style:parent-style-name="Policepardéfaut" style:family="text">
      <style:text-properties fo:language="en" fo:country="US"/>
    </style:style>
    <style:style style:name="T3521" style:parent-style-name="Policepardéfaut" style:family="text">
      <style:text-properties fo:language="en" fo:country="US"/>
    </style:style>
    <style:style style:name="T3522" style:parent-style-name="Policepardéfaut" style:family="text">
      <style:text-properties fo:language="en" fo:country="US"/>
    </style:style>
    <style:style style:name="T3523" style:parent-style-name="Policepardéfaut" style:family="text">
      <style:text-properties fo:language="en" fo:country="US"/>
    </style:style>
    <style:style style:name="T3524" style:parent-style-name="Policepardéfaut" style:family="text">
      <style:text-properties fo:language="en" fo:country="US"/>
    </style:style>
    <style:style style:name="T3525" style:parent-style-name="Policepardéfaut" style:family="text">
      <style:text-properties fo:font-style="italic" style:font-style-asian="italic"/>
    </style:style>
    <style:style style:name="T3526" style:parent-style-name="Policepardéfaut" style:family="text">
      <style:text-properties fo:font-style="italic" style:font-style-asian="italic"/>
    </style:style>
    <style:style style:name="T3527" style:parent-style-name="Policepardéfaut" style:family="text">
      <style:text-properties fo:font-style="italic" style:font-style-asian="italic"/>
    </style:style>
    <style:style style:name="T3528" style:parent-style-name="Policepardéfaut" style:family="text">
      <style:text-properties fo:font-style="italic" style:font-style-asian="italic"/>
    </style:style>
    <style:style style:name="T3529" style:parent-style-name="Policepardéfaut" style:family="text">
      <style:text-properties fo:font-style="italic" style:font-style-asian="italic"/>
    </style:style>
    <style:style style:name="T3530" style:parent-style-name="Policepardéfaut" style:family="text">
      <style:text-properties fo:font-style="italic" style:font-style-asian="italic"/>
    </style:style>
    <style:style style:name="T3531" style:parent-style-name="Policepardéfaut" style:family="text">
      <style:text-properties fo:font-style="italic" style:font-style-asian="italic"/>
    </style:style>
    <style:style style:name="T3532" style:parent-style-name="Policepardéfaut" style:family="text">
      <style:text-properties fo:font-style="italic" style:font-style-asian="italic"/>
    </style:style>
    <style:style style:name="T3533" style:parent-style-name="Policepardéfaut" style:family="text">
      <style:text-properties fo:font-style="italic" style:font-style-asian="italic"/>
    </style:style>
    <style:style style:name="T3534" style:parent-style-name="Policepardéfaut" style:family="text">
      <style:text-properties fo:font-style="italic" style:font-style-asian="italic"/>
    </style:style>
    <style:style style:name="T3535" style:parent-style-name="Policepardéfaut" style:family="text">
      <style:text-properties fo:font-style="italic" style:font-style-asian="italic"/>
    </style:style>
    <style:style style:name="T3536" style:parent-style-name="Policepardéfaut" style:family="text">
      <style:text-properties fo:font-style="italic" style:font-style-asian="italic"/>
    </style:style>
    <style:style style:name="T3537" style:parent-style-name="Policepardéfaut" style:family="text">
      <style:text-properties fo:font-variant="small-caps"/>
    </style:style>
    <style:style style:name="T3539" style:parent-style-name="Policepardéfaut" style:family="text">
      <style:text-properties/>
    </style:style>
    <style:style style:name="P3538" style:parent-style-name="p" style:family="paragraph">
      <style:paragraph-properties fo:text-indent="0in">
        <style:drop-cap style:length="1" style:lines="3"/>
      </style:paragraph-properties>
    </style:style>
    <style:style style:name="P3540" style:parent-style-name="p" style:family="paragraph">
      <style:paragraph-properties fo:text-indent="0.1972in"/>
    </style:style>
    <style:style style:name="P3541" style:parent-style-name="p" style:family="paragraph">
      <style:paragraph-properties fo:text-indent="0.1972in"/>
    </style:style>
    <style:style style:name="T3542" style:parent-style-name="Policepardéfaut" style:family="text">
      <style:text-properties fo:font-style="italic" style:font-style-asian="italic" style:font-style-complex="italic"/>
    </style:style>
    <style:style style:name="T3543" style:parent-style-name="Policepardéfaut" style:family="text">
      <style:text-properties fo:font-style="italic" style:font-style-asian="italic" style:font-style-complex="italic"/>
    </style:style>
    <style:style style:name="T3544" style:parent-style-name="Policepardéfaut" style:family="text">
      <style:text-properties fo:font-style="italic" style:font-style-asian="italic" style:font-style-complex="italic"/>
    </style:style>
    <style:style style:name="T3545" style:parent-style-name="Policepardéfaut" style:family="text">
      <style:text-properties fo:font-style="italic" style:font-style-asian="italic" style:font-style-complex="italic"/>
    </style:style>
    <style:style style:name="T3546" style:parent-style-name="Policepardéfaut" style:family="text">
      <style:text-properties fo:font-style="italic" style:font-style-asian="italic" style:font-style-complex="italic"/>
    </style:style>
    <style:style style:name="T3547" style:parent-style-name="Policepardéfaut" style:family="text">
      <style:text-properties fo:font-style="italic" style:font-style-asian="italic" style:font-style-complex="italic"/>
    </style:style>
    <style:style style:name="T3548" style:parent-style-name="Policepardéfaut" style:family="text">
      <style:text-properties fo:font-style="italic" style:font-style-asian="italic" style:font-style-complex="italic"/>
    </style:style>
    <style:style style:name="T3549" style:parent-style-name="Policepardéfaut" style:family="text">
      <style:text-properties fo:font-style="italic" style:font-style-asian="italic" style:font-style-complex="italic"/>
    </style:style>
    <style:style style:name="P3550" style:parent-style-name="Titre2" style:family="paragraph">
      <style:text-properties fo:font-variant="small-caps"/>
    </style:style>
    <style:style style:name="T3552" style:parent-style-name="Policepardéfaut" style:family="text">
      <style:text-properties/>
    </style:style>
    <style:style style:name="P3551" style:parent-style-name="p" style:family="paragraph">
      <style:paragraph-properties fo:text-indent="0in">
        <style:drop-cap style:length="1" style:lines="3"/>
      </style:paragraph-properties>
    </style:style>
    <style:style style:name="T3553" style:parent-style-name="Policepardéfaut" style:family="text">
      <style:text-properties fo:font-style="italic" style:font-style-asian="italic"/>
    </style:style>
    <style:style style:name="T3554" style:parent-style-name="Policepardéfaut" style:family="text">
      <style:text-properties fo:font-style="italic" style:font-style-asian="italic"/>
    </style:style>
    <style:style style:name="T3555" style:parent-style-name="Policepardéfaut" style:family="text">
      <style:text-properties fo:font-style="italic" style:font-style-asian="italic"/>
    </style:style>
    <style:style style:name="T3556" style:parent-style-name="Policepardéfaut" style:family="text">
      <style:text-properties fo:font-style="italic" style:font-style-asian="italic"/>
    </style:style>
    <style:style style:name="T3557" style:parent-style-name="Policepardéfaut" style:family="text">
      <style:text-properties fo:font-style="italic" style:font-style-asian="italic"/>
    </style:style>
    <style:style style:name="T3558" style:parent-style-name="Policepardéfaut" style:family="text">
      <style:text-properties fo:font-style="italic" style:font-style-asian="italic"/>
    </style:style>
    <style:style style:name="T3559" style:parent-style-name="Policepardéfaut" style:family="text">
      <style:text-properties fo:font-style="italic" style:font-style-asian="italic"/>
    </style:style>
    <style:style style:name="T3560" style:parent-style-name="Policepardéfaut" style:family="text">
      <style:text-properties fo:font-style="italic" style:font-style-asian="italic"/>
    </style:style>
    <style:style style:name="T3561" style:parent-style-name="Policepardéfaut" style:family="text">
      <style:text-properties fo:font-style="italic" style:font-style-asian="italic"/>
    </style:style>
    <style:style style:name="T3562" style:parent-style-name="Policepardéfaut" style:family="text">
      <style:text-properties fo:font-style="italic" style:font-style-asian="italic"/>
    </style:style>
    <style:style style:name="T3563" style:parent-style-name="Policepardéfaut" style:family="text">
      <style:text-properties fo:font-style="italic" style:font-style-asian="italic"/>
    </style:style>
    <style:style style:name="T3564" style:parent-style-name="Policepardéfaut" style:family="text">
      <style:text-properties fo:font-style="italic" style:font-style-asian="italic"/>
    </style:style>
    <style:style style:name="T3565" style:parent-style-name="Policepardéfaut" style:family="text">
      <style:text-properties fo:font-style="italic" style:font-style-asian="italic"/>
    </style:style>
    <style:style style:name="T3566" style:parent-style-name="Policepardéfaut" style:family="text">
      <style:text-properties fo:font-style="italic" style:font-style-asian="italic"/>
    </style:style>
    <style:style style:name="T3567" style:parent-style-name="Policepardéfaut" style:family="text">
      <style:text-properties fo:font-style="italic" style:font-style-asian="italic"/>
    </style:style>
    <style:style style:name="T3568" style:parent-style-name="Policepardéfaut" style:family="text">
      <style:text-properties fo:font-style="italic" style:font-style-asian="italic"/>
    </style:style>
    <style:style style:name="T3569" style:parent-style-name="Policepardéfaut" style:family="text">
      <style:text-properties fo:font-style="italic" style:font-style-asian="italic"/>
    </style:style>
    <style:style style:name="T3570" style:parent-style-name="Policepardéfaut" style:family="text">
      <style:text-properties fo:font-style="italic" style:font-style-asian="italic"/>
    </style:style>
    <style:style style:name="T3571" style:parent-style-name="Policepardéfaut" style:family="text">
      <style:text-properties fo:font-style="italic" style:font-style-asian="italic"/>
    </style:style>
    <style:style style:name="T3572" style:parent-style-name="Policepardéfaut" style:family="text">
      <style:text-properties fo:font-style="italic" style:font-style-asian="italic"/>
    </style:style>
    <style:style style:name="T3573" style:parent-style-name="Policepardéfaut" style:family="text">
      <style:text-properties fo:font-style="italic" style:font-style-asian="italic"/>
    </style:style>
    <style:style style:name="T3574" style:parent-style-name="Policepardéfaut" style:family="text">
      <style:text-properties fo:font-style="italic" style:font-style-asian="italic"/>
    </style:style>
    <style:style style:name="T3575" style:parent-style-name="Policepardéfaut" style:family="text">
      <style:text-properties fo:font-style="italic" style:font-style-asian="italic"/>
    </style:style>
    <style:style style:name="T3576" style:parent-style-name="Policepardéfaut" style:family="text">
      <style:text-properties fo:font-style="italic" style:font-style-asian="italic"/>
    </style:style>
    <style:style style:name="T3577" style:parent-style-name="Policepardéfaut" style:family="text">
      <style:text-properties fo:font-style="italic" style:font-style-asian="italic"/>
    </style:style>
    <style:style style:name="T3578" style:parent-style-name="Policepardéfaut" style:family="text">
      <style:text-properties fo:font-style="italic" style:font-style-asian="italic"/>
    </style:style>
    <style:style style:name="T3579" style:parent-style-name="Policepardéfaut" style:family="text">
      <style:text-properties fo:font-style="italic" style:font-style-asian="italic"/>
    </style:style>
    <style:style style:name="T3580" style:parent-style-name="Policepardéfaut" style:family="text">
      <style:text-properties fo:font-style="italic" style:font-style-asian="italic"/>
    </style:style>
    <style:style style:name="T3581" style:parent-style-name="Policepardéfaut" style:family="text">
      <style:text-properties fo:font-style="italic" style:font-style-asian="italic"/>
    </style:style>
    <style:style style:name="T3582" style:parent-style-name="Policepardéfaut" style:family="text">
      <style:text-properties fo:font-style="italic" style:font-style-asian="italic"/>
    </style:style>
    <style:style style:name="T3583" style:parent-style-name="Policepardéfaut" style:family="text">
      <style:text-properties fo:font-style="italic" style:font-style-asian="italic"/>
    </style:style>
    <style:style style:name="T3584" style:parent-style-name="Policepardéfaut" style:family="text">
      <style:text-properties fo:font-style="italic" style:font-style-asian="italic"/>
    </style:style>
    <style:style style:name="T3585" style:parent-style-name="Policepardéfaut" style:family="text">
      <style:text-properties fo:font-style="italic" style:font-style-asian="italic"/>
    </style:style>
    <style:style style:name="T3586" style:parent-style-name="Policepardéfaut" style:family="text">
      <style:text-properties fo:font-style="italic" style:font-style-asian="italic"/>
    </style:style>
    <style:style style:name="T3587" style:parent-style-name="Policepardéfaut" style:family="text">
      <style:text-properties fo:font-style="italic" style:font-style-asian="italic"/>
    </style:style>
    <style:style style:name="T3588" style:parent-style-name="Policepardéfaut" style:family="text">
      <style:text-properties fo:font-style="italic" style:font-style-asian="italic"/>
    </style:style>
    <style:style style:name="T3589" style:parent-style-name="Policepardéfaut" style:family="text">
      <style:text-properties fo:font-style="italic" style:font-style-asian="italic"/>
    </style:style>
    <style:style style:name="T3590" style:parent-style-name="Policepardéfaut" style:family="text">
      <style:text-properties fo:font-style="italic" style:font-style-asian="italic"/>
    </style:style>
    <style:style style:name="T3591" style:parent-style-name="Policepardéfaut" style:family="text">
      <style:text-properties fo:font-style="italic" style:font-style-asian="italic"/>
    </style:style>
    <style:style style:name="P3592" style:parent-style-name="Titre2" style:family="paragraph">
      <style:text-properties fo:font-variant="small-caps"/>
    </style:style>
    <style:style style:name="T3594" style:parent-style-name="Policepardéfaut" style:family="text">
      <style:text-properties/>
    </style:style>
    <style:style style:name="P3593" style:parent-style-name="p" style:family="paragraph">
      <style:paragraph-properties fo:text-indent="0in">
        <style:drop-cap style:length="1" style:lines="3"/>
      </style:paragraph-properties>
    </style:style>
    <style:style style:name="T3595" style:parent-style-name="Policepardéfaut" style:family="text">
      <style:text-properties fo:language="en" fo:country="US"/>
    </style:style>
    <style:style style:name="T3596" style:parent-style-name="Policepardéfaut" style:family="text">
      <style:text-properties fo:language="en" fo:country="US"/>
    </style:style>
    <style:style style:name="T3597" style:parent-style-name="Policepardéfaut" style:family="text">
      <style:text-properties fo:language="en" fo:country="US"/>
    </style:style>
    <style:style style:name="T3598" style:parent-style-name="Policepardéfaut" style:family="text">
      <style:text-properties fo:language="en" fo:country="US"/>
    </style:style>
    <style:style style:name="T3599" style:parent-style-name="Policepardéfaut" style:family="text">
      <style:text-properties fo:language="en" fo:country="US"/>
    </style:style>
    <style:style style:name="T3600" style:parent-style-name="Policepardéfaut" style:family="text">
      <style:text-properties fo:language="en" fo:country="US"/>
    </style:style>
    <style:style style:name="T3601" style:parent-style-name="Policepardéfaut" style:family="text">
      <style:text-properties fo:language="en" fo:country="US"/>
    </style:style>
    <style:style style:name="T3602" style:parent-style-name="Policepardéfaut" style:family="text">
      <style:text-properties fo:language="en" fo:country="US"/>
    </style:style>
    <style:style style:name="T3603" style:parent-style-name="Policepardéfaut" style:family="text">
      <style:text-properties fo:language="en" fo:country="US"/>
    </style:style>
    <style:style style:name="T3604" style:parent-style-name="Policepardéfaut" style:family="text">
      <style:text-properties fo:language="en" fo:country="US"/>
    </style:style>
    <style:style style:name="T3605" style:parent-style-name="Policepardéfaut" style:family="text">
      <style:text-properties fo:language="en" fo:country="US"/>
    </style:style>
    <style:style style:name="T3606" style:parent-style-name="Policepardéfaut" style:family="text">
      <style:text-properties fo:language="en" fo:country="US"/>
    </style:style>
    <style:style style:name="T3607" style:parent-style-name="Policepardéfaut" style:family="text">
      <style:text-properties fo:language="en" fo:country="US"/>
    </style:style>
    <style:style style:name="T3608" style:parent-style-name="Policepardéfaut" style:family="text">
      <style:text-properties fo:language="en" fo:country="US"/>
    </style:style>
    <style:style style:name="T3609" style:parent-style-name="Policepardéfaut" style:family="text">
      <style:text-properties fo:language="en" fo:country="US"/>
    </style:style>
    <style:style style:name="T3610" style:parent-style-name="Policepardéfaut" style:family="text">
      <style:text-properties fo:language="en" fo:country="US"/>
    </style:style>
    <style:style style:name="T3611" style:parent-style-name="Policepardéfaut" style:family="text">
      <style:text-properties fo:language="en" fo:country="US"/>
    </style:style>
    <style:style style:name="T3612" style:parent-style-name="Policepardéfaut" style:family="text">
      <style:text-properties fo:language="en" fo:country="US"/>
    </style:style>
    <style:style style:name="T3613" style:parent-style-name="Policepardéfaut" style:family="text">
      <style:text-properties fo:language="en" fo:country="US"/>
    </style:style>
    <style:style style:name="T3614" style:parent-style-name="Policepardéfaut" style:family="text">
      <style:text-properties fo:language="en" fo:country="US"/>
    </style:style>
    <style:style style:name="T3615" style:parent-style-name="Policepardéfaut" style:family="text">
      <style:text-properties fo:language="en" fo:country="US"/>
    </style:style>
    <style:style style:name="T3616" style:parent-style-name="Policepardéfaut" style:family="text">
      <style:text-properties fo:language="en" fo:country="US"/>
    </style:style>
    <style:style style:name="T3617" style:parent-style-name="Policepardéfaut" style:family="text">
      <style:text-properties fo:language="en" fo:country="US"/>
    </style:style>
    <style:style style:name="T3618" style:parent-style-name="Policepardéfaut" style:family="text">
      <style:text-properties fo:language="en" fo:country="US"/>
    </style:style>
    <style:style style:name="T3619" style:parent-style-name="Policepardéfaut" style:family="text">
      <style:text-properties fo:language="en" fo:country="US"/>
    </style:style>
    <style:style style:name="T3620" style:parent-style-name="Policepardéfaut" style:family="text">
      <style:text-properties fo:language="en" fo:country="US"/>
    </style:style>
    <style:style style:name="T3621" style:parent-style-name="Policepardéfaut" style:family="text">
      <style:text-properties fo:language="en" fo:country="US"/>
    </style:style>
    <style:style style:name="T3622" style:parent-style-name="Policepardéfaut" style:family="text">
      <style:text-properties fo:language="en" fo:country="US"/>
    </style:style>
    <style:style style:name="T3623" style:parent-style-name="Policepardéfaut" style:family="text">
      <style:text-properties fo:language="en" fo:country="US"/>
    </style:style>
    <style:style style:name="T3624" style:parent-style-name="Policepardéfaut" style:family="text">
      <style:text-properties fo:language="en" fo:country="US"/>
    </style:style>
    <style:style style:name="T3625" style:parent-style-name="Policepardéfaut" style:family="text">
      <style:text-properties fo:language="en" fo:country="US"/>
    </style:style>
    <style:style style:name="T3626" style:parent-style-name="Policepardéfaut" style:family="text">
      <style:text-properties fo:language="en" fo:country="US"/>
    </style:style>
    <style:style style:name="T3627" style:parent-style-name="Policepardéfaut" style:family="text">
      <style:text-properties fo:language="en" fo:country="US"/>
    </style:style>
    <style:style style:name="T3628" style:parent-style-name="Policepardéfaut" style:family="text">
      <style:text-properties fo:language="en" fo:country="US"/>
    </style:style>
    <style:style style:name="T3629" style:parent-style-name="Policepardéfaut" style:family="text">
      <style:text-properties fo:language="en" fo:country="US"/>
    </style:style>
    <style:style style:name="T3631" style:parent-style-name="Policepardéfaut" style:family="text">
      <style:text-properties/>
    </style:style>
    <style:style style:name="P3630" style:parent-style-name="p" style:family="paragraph">
      <style:paragraph-properties fo:text-indent="0in">
        <style:drop-cap style:length="1" style:lines="3"/>
      </style:paragraph-properties>
    </style:style>
    <style:style style:name="T3632" style:parent-style-name="Policepardéfaut" style:family="text">
      <style:text-properties fo:language="en" fo:country="US"/>
    </style:style>
    <style:style style:name="T3633" style:parent-style-name="Policepardéfaut" style:family="text">
      <style:text-properties fo:language="en" fo:country="US"/>
    </style:style>
    <style:style style:name="T3634" style:parent-style-name="Policepardéfaut" style:family="text">
      <style:text-properties fo:language="en" fo:country="US"/>
    </style:style>
    <style:style style:name="T3635" style:parent-style-name="Policepardéfaut" style:family="text">
      <style:text-properties fo:language="en" fo:country="US"/>
    </style:style>
    <style:style style:name="T3636" style:parent-style-name="Policepardéfaut" style:family="text">
      <style:text-properties fo:language="en" fo:country="US"/>
    </style:style>
    <style:style style:name="T3637" style:parent-style-name="Policepardéfaut" style:family="text">
      <style:text-properties fo:language="en" fo:country="US"/>
    </style:style>
    <style:style style:name="T3638" style:parent-style-name="Policepardéfaut" style:family="text">
      <style:text-properties fo:language="en" fo:country="US"/>
    </style:style>
    <style:style style:name="T3639" style:parent-style-name="Policepardéfaut" style:family="text">
      <style:text-properties fo:language="en" fo:country="US"/>
    </style:style>
    <style:style style:name="T3640" style:parent-style-name="Policepardéfaut" style:family="text">
      <style:text-properties fo:language="en" fo:country="US"/>
    </style:style>
    <style:style style:name="T3641" style:parent-style-name="Policepardéfaut" style:family="text">
      <style:text-properties fo:language="en" fo:country="US"/>
    </style:style>
    <style:style style:name="T3642" style:parent-style-name="Policepardéfaut" style:family="text">
      <style:text-properties fo:language="en" fo:country="US"/>
    </style:style>
    <style:style style:name="T3643" style:parent-style-name="Policepardéfaut" style:family="text">
      <style:text-properties fo:language="en" fo:country="US"/>
    </style:style>
    <style:style style:name="T3644" style:parent-style-name="Policepardéfaut" style:family="text">
      <style:text-properties fo:language="en" fo:country="US"/>
    </style:style>
    <style:style style:name="T3645" style:parent-style-name="Policepardéfaut" style:family="text">
      <style:text-properties fo:language="en" fo:country="US"/>
    </style:style>
    <style:style style:name="T3646" style:parent-style-name="Policepardéfaut" style:family="text">
      <style:text-properties fo:language="en" fo:country="US"/>
    </style:style>
    <style:style style:name="T3647" style:parent-style-name="Policepardéfaut" style:family="text">
      <style:text-properties fo:language="en" fo:country="US"/>
    </style:style>
    <style:style style:name="T3648" style:parent-style-name="Policepardéfaut" style:family="text">
      <style:text-properties fo:language="en" fo:country="US"/>
    </style:style>
    <style:style style:name="T3649" style:parent-style-name="Policepardéfaut" style:family="text">
      <style:text-properties fo:language="en" fo:country="US"/>
    </style:style>
    <style:style style:name="T3650" style:parent-style-name="Policepardéfaut" style:family="text">
      <style:text-properties fo:language="en" fo:country="US"/>
    </style:style>
    <style:style style:name="T3651" style:parent-style-name="Policepardéfaut" style:family="text">
      <style:text-properties fo:language="en" fo:country="US"/>
    </style:style>
    <style:style style:name="T3652" style:parent-style-name="Policepardéfaut" style:family="text">
      <style:text-properties fo:language="en" fo:country="US"/>
    </style:style>
    <style:style style:name="T3653" style:parent-style-name="Policepardéfaut" style:family="text">
      <style:text-properties fo:language="en" fo:country="US"/>
    </style:style>
    <style:style style:name="T3654" style:parent-style-name="Policepardéfaut" style:family="text">
      <style:text-properties fo:language="en" fo:country="US"/>
    </style:style>
    <style:style style:name="T3655" style:parent-style-name="Policepardéfaut" style:family="text">
      <style:text-properties fo:language="en" fo:country="US"/>
    </style:style>
    <style:style style:name="T3656" style:parent-style-name="Policepardéfaut" style:family="text">
      <style:text-properties fo:language="en" fo:country="US"/>
    </style:style>
    <style:style style:name="T3657" style:parent-style-name="Policepardéfaut" style:family="text">
      <style:text-properties fo:language="en" fo:country="US"/>
    </style:style>
    <style:style style:name="T3658" style:parent-style-name="Policepardéfaut" style:family="text">
      <style:text-properties fo:language="en" fo:country="US"/>
    </style:style>
    <style:style style:name="T3659" style:parent-style-name="Policepardéfaut" style:family="text">
      <style:text-properties fo:language="en" fo:country="US"/>
    </style:style>
    <style:style style:name="T3660" style:parent-style-name="Policepardéfaut" style:family="text">
      <style:text-properties fo:language="en" fo:country="US"/>
    </style:style>
    <style:style style:name="T3661" style:parent-style-name="Policepardéfaut" style:family="text">
      <style:text-properties fo:language="en" fo:country="US"/>
    </style:style>
    <style:style style:name="T3662" style:parent-style-name="Policepardéfaut" style:family="text">
      <style:text-properties fo:language="en" fo:country="US"/>
    </style:style>
    <style:style style:name="T3663" style:parent-style-name="Policepardéfaut" style:family="text">
      <style:text-properties fo:language="en" fo:country="US"/>
    </style:style>
    <style:style style:name="T3664" style:parent-style-name="Policepardéfaut" style:family="text">
      <style:text-properties fo:language="en" fo:country="US"/>
    </style:style>
    <style:style style:name="T3665" style:parent-style-name="Policepardéfaut" style:family="text">
      <style:text-properties fo:language="en" fo:country="US"/>
    </style:style>
    <style:style style:name="T3666" style:parent-style-name="Policepardéfaut" style:family="text">
      <style:text-properties fo:language="en" fo:country="US"/>
    </style:style>
    <style:style style:name="T3667" style:parent-style-name="Policepardéfaut" style:family="text">
      <style:text-properties fo:language="en" fo:country="US"/>
    </style:style>
    <style:style style:name="T3668" style:parent-style-name="Policepardéfaut" style:family="text">
      <style:text-properties fo:language="en" fo:country="US"/>
    </style:style>
    <style:style style:name="T3669" style:parent-style-name="Policepardéfaut" style:family="text">
      <style:text-properties fo:language="en" fo:country="US"/>
    </style:style>
    <style:style style:name="T3670" style:parent-style-name="Policepardéfaut" style:family="text">
      <style:text-properties fo:language="en" fo:country="US"/>
    </style:style>
    <style:style style:name="T3671" style:parent-style-name="Policepardéfaut" style:family="text">
      <style:text-properties fo:language="en" fo:country="US"/>
    </style:style>
    <style:style style:name="T3672" style:parent-style-name="Policepardéfaut" style:family="text">
      <style:text-properties fo:language="en" fo:country="US"/>
    </style:style>
    <style:style style:name="T3673" style:parent-style-name="Policepardéfaut" style:family="text">
      <style:text-properties fo:language="en" fo:country="US"/>
    </style:style>
    <style:style style:name="T3674" style:parent-style-name="Policepardéfaut" style:family="text">
      <style:text-properties fo:language="en" fo:country="US"/>
    </style:style>
    <style:style style:name="T3675" style:parent-style-name="Policepardéfaut" style:family="text">
      <style:text-properties fo:language="en" fo:country="US"/>
    </style:style>
    <style:style style:name="T3676" style:parent-style-name="Policepardéfaut" style:family="text">
      <style:text-properties fo:language="en" fo:country="US"/>
    </style:style>
    <style:style style:name="T3677" style:parent-style-name="Policepardéfaut" style:family="text">
      <style:text-properties fo:language="en" fo:country="US"/>
    </style:style>
    <style:style style:name="T3678" style:parent-style-name="Policepardéfaut" style:family="text">
      <style:text-properties fo:font-style="italic" style:font-style-asian="italic"/>
    </style:style>
    <style:style style:name="T3679" style:parent-style-name="Policepardéfaut" style:family="text">
      <style:text-properties fo:font-style="italic" style:font-style-asian="italic"/>
    </style:style>
    <style:style style:name="T3680" style:parent-style-name="Policepardéfaut" style:family="text">
      <style:text-properties fo:font-style="italic" style:font-style-asian="italic"/>
    </style:style>
    <style:style style:name="T3681" style:parent-style-name="Policepardéfaut" style:family="text">
      <style:text-properties fo:font-style="italic" style:font-style-asian="italic"/>
    </style:style>
    <style:style style:name="T3682" style:parent-style-name="Policepardéfaut" style:family="text">
      <style:text-properties fo:font-style="italic" style:font-style-asian="italic"/>
    </style:style>
    <style:style style:name="T3683" style:parent-style-name="Policepardéfaut" style:family="text">
      <style:text-properties fo:font-style="italic" style:font-style-asian="italic"/>
    </style:style>
    <style:style style:name="T3684" style:parent-style-name="Policepardéfaut" style:family="text">
      <style:text-properties fo:font-style="italic" style:font-style-asian="italic"/>
    </style:style>
    <style:style style:name="T3685" style:parent-style-name="Policepardéfaut" style:family="text">
      <style:text-properties fo:font-style="italic" style:font-style-asian="italic"/>
    </style:style>
    <style:style style:name="T3686" style:parent-style-name="Policepardéfaut" style:family="text">
      <style:text-properties fo:font-style="italic" style:font-style-asian="italic"/>
    </style:style>
    <style:style style:name="T3687" style:parent-style-name="Policepardéfaut" style:family="text">
      <style:text-properties fo:font-style="italic" style:font-style-asian="italic"/>
    </style:style>
    <style:style style:name="P3688" style:parent-style-name="Titre2" style:family="paragraph">
      <style:text-properties fo:font-variant="small-caps"/>
    </style:style>
    <style:style style:name="T3690" style:parent-style-name="Policepardéfaut" style:family="text">
      <style:text-properties/>
    </style:style>
    <style:style style:name="P3689" style:parent-style-name="p" style:family="paragraph">
      <style:paragraph-properties fo:text-indent="0in">
        <style:drop-cap style:length="1" style:lines="3"/>
      </style:paragraph-properties>
    </style:style>
    <style:style style:name="T3691" style:parent-style-name="Policepardéfaut" style:family="text">
      <style:text-properties fo:font-style="italic" style:font-style-asian="italic"/>
    </style:style>
    <style:style style:name="T3692" style:parent-style-name="Policepardéfaut" style:family="text">
      <style:text-properties fo:font-style="italic" style:font-style-asian="italic"/>
    </style:style>
    <style:style style:name="T3693" style:parent-style-name="Policepardéfaut" style:family="text">
      <style:text-properties fo:font-style="italic" style:font-style-asian="italic"/>
    </style:style>
    <style:style style:name="T3694" style:parent-style-name="Policepardéfaut" style:family="text">
      <style:text-properties fo:font-style="italic" style:font-style-asian="italic"/>
    </style:style>
    <style:style style:name="T3695" style:parent-style-name="Policepardéfaut" style:family="text">
      <style:text-properties fo:font-style="italic" style:font-style-asian="italic"/>
    </style:style>
    <style:style style:name="T3696" style:parent-style-name="Policepardéfaut" style:family="text">
      <style:text-properties fo:font-style="italic" style:font-style-asian="italic"/>
    </style:style>
    <style:style style:name="P3697" style:parent-style-name="Titre2" style:family="paragraph">
      <style:text-properties fo:font-variant="small-caps"/>
    </style:style>
    <style:style style:name="T3699" style:parent-style-name="Policepardéfaut" style:family="text">
      <style:text-properties/>
    </style:style>
    <style:style style:name="P3698" style:parent-style-name="p" style:family="paragraph">
      <style:paragraph-properties fo:text-indent="0in">
        <style:drop-cap style:length="1" style:lines="3"/>
      </style:paragraph-properties>
    </style:style>
    <style:style style:name="T3700" style:parent-style-name="Policepardéfaut" style:family="text">
      <style:text-properties fo:font-style="italic" style:font-style-asian="italic"/>
    </style:style>
    <style:style style:name="T3701" style:parent-style-name="Policepardéfaut" style:family="text">
      <style:text-properties fo:font-style="italic" style:font-style-asian="italic"/>
    </style:style>
    <style:style style:name="T3702" style:parent-style-name="Policepardéfaut" style:family="text">
      <style:text-properties fo:font-style="italic" style:font-style-asian="italic"/>
    </style:style>
    <style:style style:name="T3703" style:parent-style-name="Policepardéfaut" style:family="text">
      <style:text-properties fo:font-style="italic" style:font-style-asian="italic"/>
    </style:style>
    <style:style style:name="T3704" style:parent-style-name="Policepardéfaut" style:family="text">
      <style:text-properties fo:font-style="italic" style:font-style-asian="italic"/>
    </style:style>
    <style:style style:name="T3705" style:parent-style-name="Policepardéfaut" style:family="text">
      <style:text-properties fo:font-style="italic" style:font-style-asian="italic"/>
    </style:style>
    <style:style style:name="T3706" style:parent-style-name="Policepardéfaut" style:family="text">
      <style:text-properties fo:font-style="italic" style:font-style-asian="italic"/>
    </style:style>
    <style:style style:name="T3707" style:parent-style-name="Policepardéfaut" style:family="text">
      <style:text-properties fo:font-style="italic" style:font-style-asian="italic"/>
    </style:style>
    <style:style style:name="T3708" style:parent-style-name="Policepardéfaut" style:family="text">
      <style:text-properties fo:font-variant="small-caps"/>
    </style:style>
    <style:style style:name="T3710" style:parent-style-name="Policepardéfaut" style:family="text">
      <style:text-properties/>
    </style:style>
    <style:style style:name="P3709" style:parent-style-name="p" style:family="paragraph">
      <style:paragraph-properties fo:text-indent="0in">
        <style:drop-cap style:length="1" style:lines="3"/>
      </style:paragraph-properties>
    </style:style>
    <style:style style:name="T3711" style:parent-style-name="Policepardéfaut" style:family="text">
      <style:text-properties fo:font-style="italic" style:font-style-asian="italic"/>
    </style:style>
    <style:style style:name="T3712" style:parent-style-name="Policepardéfaut" style:family="text">
      <style:text-properties fo:font-style="italic" style:font-style-asian="italic"/>
    </style:style>
    <style:style style:name="T3713" style:parent-style-name="Policepardéfaut" style:family="text">
      <style:text-properties fo:font-style="italic" style:font-style-asian="italic"/>
    </style:style>
    <style:style style:name="T3714" style:parent-style-name="Policepardéfaut" style:family="text">
      <style:text-properties fo:font-style="italic" style:font-style-asian="italic"/>
    </style:style>
    <style:style style:name="T3715" style:parent-style-name="Policepardéfaut" style:family="text">
      <style:text-properties fo:font-style="italic" style:font-style-asian="italic"/>
    </style:style>
    <style:style style:name="T3716" style:parent-style-name="Policepardéfaut" style:family="text">
      <style:text-properties fo:font-style="italic" style:font-style-asian="italic"/>
    </style:style>
    <style:style style:name="T3717" style:parent-style-name="Policepardéfaut" style:family="text">
      <style:text-properties fo:font-style="italic" style:font-style-asian="italic"/>
    </style:style>
    <style:style style:name="T3718" style:parent-style-name="Policepardéfaut" style:family="text">
      <style:text-properties fo:font-style="italic" style:font-style-asian="italic"/>
    </style:style>
    <style:style style:name="T3719" style:parent-style-name="Policepardéfaut" style:family="text">
      <style:text-properties fo:font-variant="small-caps"/>
    </style:style>
    <style:style style:name="T3721" style:parent-style-name="Policepardéfaut" style:family="text">
      <style:text-properties/>
    </style:style>
    <style:style style:name="P3720" style:parent-style-name="p" style:family="paragraph">
      <style:paragraph-properties fo:text-indent="0in">
        <style:drop-cap style:length="1" style:lines="3"/>
      </style:paragraph-properties>
    </style:style>
    <style:style style:name="T3722" style:parent-style-name="Policepardéfaut" style:family="text">
      <style:text-properties fo:font-style="italic" style:font-style-asian="italic"/>
    </style:style>
    <style:style style:name="T3723" style:parent-style-name="Policepardéfaut" style:family="text">
      <style:text-properties fo:font-style="italic" style:font-style-asian="italic"/>
    </style:style>
    <style:style style:name="T3724" style:parent-style-name="Policepardéfaut" style:family="text">
      <style:text-properties fo:font-style="italic" style:font-style-asian="italic"/>
    </style:style>
    <style:style style:name="T3725" style:parent-style-name="Policepardéfaut" style:family="text">
      <style:text-properties fo:font-style="italic" style:font-style-asian="italic"/>
    </style:style>
    <style:style style:name="T3726" style:parent-style-name="Policepardéfaut" style:family="text">
      <style:text-properties fo:font-style="italic" style:font-style-asian="italic"/>
    </style:style>
    <style:style style:name="T3727" style:parent-style-name="Policepardéfaut" style:family="text">
      <style:text-properties fo:font-style="italic" style:font-style-asian="italic"/>
    </style:style>
    <style:style style:name="T3728" style:parent-style-name="Policepardéfaut" style:family="text">
      <style:text-properties fo:font-style="italic" style:font-style-asian="italic"/>
    </style:style>
    <style:style style:name="T3729" style:parent-style-name="Policepardéfaut" style:family="text">
      <style:text-properties fo:font-style="italic" style:font-style-asian="italic"/>
    </style:style>
    <style:style style:name="P3730" style:parent-style-name="Titre2" style:family="paragraph">
      <style:text-properties fo:font-variant="small-caps"/>
    </style:style>
    <style:style style:name="T3732" style:parent-style-name="Policepardéfaut" style:family="text">
      <style:text-properties/>
    </style:style>
    <style:style style:name="P3731" style:parent-style-name="p" style:family="paragraph">
      <style:paragraph-properties fo:text-indent="0in">
        <style:drop-cap style:length="1" style:lines="3"/>
      </style:paragraph-properties>
    </style:style>
    <style:style style:name="T3733" style:parent-style-name="Policepardéfaut" style:family="text">
      <style:text-properties fo:font-style="italic" style:font-style-asian="italic"/>
    </style:style>
    <style:style style:name="T3734" style:parent-style-name="Policepardéfaut" style:family="text">
      <style:text-properties fo:font-style="italic" style:font-style-asian="italic"/>
    </style:style>
    <style:style style:name="T3735" style:parent-style-name="Policepardéfaut" style:family="text">
      <style:text-properties fo:font-style="italic" style:font-style-asian="italic"/>
    </style:style>
    <style:style style:name="T3736" style:parent-style-name="Policepardéfaut" style:family="text">
      <style:text-properties fo:font-style="italic" style:font-style-asian="italic"/>
    </style:style>
    <style:style style:name="T3737" style:parent-style-name="Policepardéfaut" style:family="text">
      <style:text-properties fo:font-style="italic" style:font-style-asian="italic"/>
    </style:style>
    <style:style style:name="T3738" style:parent-style-name="Policepardéfaut" style:family="text">
      <style:text-properties fo:font-style="italic" style:font-style-asian="italic"/>
    </style:style>
    <style:style style:name="T3739" style:parent-style-name="Policepardéfaut" style:family="text">
      <style:text-properties fo:font-style="italic" style:font-style-asian="italic"/>
    </style:style>
    <style:style style:name="T3740" style:parent-style-name="Policepardéfaut" style:family="text">
      <style:text-properties fo:font-style="italic" style:font-style-asian="italic"/>
    </style:style>
    <style:style style:name="P3741" style:parent-style-name="Titre2" style:family="paragraph">
      <style:text-properties fo:font-variant="small-caps"/>
    </style:style>
    <style:style style:name="T3743" style:parent-style-name="Policepardéfaut" style:family="text">
      <style:text-properties/>
    </style:style>
    <style:style style:name="P3742" style:parent-style-name="p" style:family="paragraph">
      <style:paragraph-properties fo:text-indent="0in">
        <style:drop-cap style:length="1" style:lines="3"/>
      </style:paragraph-properties>
    </style:style>
    <style:style style:name="T3744" style:parent-style-name="Policepardéfaut" style:family="text">
      <style:text-properties fo:font-style="italic" style:font-style-asian="italic"/>
    </style:style>
    <style:style style:name="T3745" style:parent-style-name="Policepardéfaut" style:family="text">
      <style:text-properties fo:font-style="italic" style:font-style-asian="italic"/>
    </style:style>
    <style:style style:name="T3746" style:parent-style-name="Policepardéfaut" style:family="text">
      <style:text-properties fo:font-style="italic" style:font-style-asian="italic"/>
    </style:style>
    <style:style style:name="T3747" style:parent-style-name="Policepardéfaut" style:family="text">
      <style:text-properties fo:font-style="italic" style:font-style-asian="italic"/>
    </style:style>
    <style:style style:name="T3748" style:parent-style-name="Policepardéfaut" style:family="text">
      <style:text-properties fo:font-style="italic" style:font-style-asian="italic"/>
    </style:style>
    <style:style style:name="T3749" style:parent-style-name="Policepardéfaut" style:family="text">
      <style:text-properties fo:font-style="italic" style:font-style-asian="italic"/>
    </style:style>
    <style:style style:name="T3750" style:parent-style-name="Policepardéfaut" style:family="text">
      <style:text-properties fo:font-style="italic" style:font-style-asian="italic"/>
    </style:style>
    <style:style style:name="T3751" style:parent-style-name="Policepardéfaut" style:family="text">
      <style:text-properties fo:font-style="italic" style:font-style-asian="italic"/>
    </style:style>
    <style:style style:name="P3752" style:parent-style-name="Titre2" style:family="paragraph">
      <style:text-properties fo:font-variant="small-caps"/>
    </style:style>
    <style:style style:name="T3754" style:parent-style-name="Policepardéfaut" style:family="text">
      <style:text-properties/>
    </style:style>
    <style:style style:name="P3753" style:parent-style-name="p" style:family="paragraph">
      <style:paragraph-properties fo:text-indent="0in">
        <style:drop-cap style:length="1" style:lines="3"/>
      </style:paragraph-properties>
    </style:style>
    <style:style style:name="T3755" style:parent-style-name="Policepardéfaut" style:family="text">
      <style:text-properties fo:font-style="italic" style:font-style-asian="italic"/>
    </style:style>
    <style:style style:name="T3756" style:parent-style-name="Policepardéfaut" style:family="text">
      <style:text-properties fo:font-style="italic" style:font-style-asian="italic"/>
    </style:style>
    <style:style style:name="T3757" style:parent-style-name="Policepardéfaut" style:family="text">
      <style:text-properties fo:font-style="italic" style:font-style-asian="italic"/>
    </style:style>
    <style:style style:name="T3758" style:parent-style-name="Policepardéfaut" style:family="text">
      <style:text-properties fo:font-style="italic" style:font-style-asian="italic"/>
    </style:style>
    <style:style style:name="T3759" style:parent-style-name="Policepardéfaut" style:family="text">
      <style:text-properties fo:font-style="italic" style:font-style-asian="italic"/>
    </style:style>
    <style:style style:name="T3760" style:parent-style-name="Policepardéfaut" style:family="text">
      <style:text-properties fo:font-style="italic" style:font-style-asian="italic"/>
    </style:style>
    <style:style style:name="T3761" style:parent-style-name="Policepardéfaut" style:family="text">
      <style:text-properties fo:font-style="italic" style:font-style-asian="italic"/>
    </style:style>
    <style:style style:name="T3762" style:parent-style-name="Policepardéfaut" style:family="text">
      <style:text-properties fo:font-style="italic" style:font-style-asian="italic"/>
    </style:style>
    <style:style style:name="P3763" style:parent-style-name="Titre2" style:family="paragraph">
      <style:text-properties fo:font-variant="small-caps"/>
    </style:style>
    <style:style style:name="T3765" style:parent-style-name="Policepardéfaut" style:family="text">
      <style:text-properties/>
    </style:style>
    <style:style style:name="P3764" style:parent-style-name="p" style:family="paragraph">
      <style:paragraph-properties fo:text-indent="0in">
        <style:drop-cap style:length="1" style:lines="3"/>
      </style:paragraph-properties>
    </style:style>
    <style:style style:name="T3766" style:parent-style-name="Policepardéfaut" style:family="text">
      <style:text-properties fo:font-style="italic" style:font-style-asian="italic"/>
    </style:style>
    <style:style style:name="T3767" style:parent-style-name="Policepardéfaut" style:family="text">
      <style:text-properties fo:font-style="italic" style:font-style-asian="italic"/>
    </style:style>
    <style:style style:name="T3768" style:parent-style-name="Policepardéfaut" style:family="text">
      <style:text-properties fo:font-style="italic" style:font-style-asian="italic"/>
    </style:style>
    <style:style style:name="T3769" style:parent-style-name="Policepardéfaut" style:family="text">
      <style:text-properties fo:font-style="italic" style:font-style-asian="italic"/>
    </style:style>
    <style:style style:name="P3770" style:parent-style-name="Titre2" style:family="paragraph">
      <style:text-properties fo:font-variant="small-caps"/>
    </style:style>
    <style:style style:name="T3772" style:parent-style-name="Policepardéfaut" style:family="text">
      <style:text-properties/>
    </style:style>
    <style:style style:name="P3771" style:parent-style-name="p" style:family="paragraph">
      <style:paragraph-properties fo:text-indent="0in">
        <style:drop-cap style:length="1" style:lines="3"/>
      </style:paragraph-properties>
    </style:style>
    <style:style style:name="T3773" style:parent-style-name="Policepardéfaut" style:family="text">
      <style:text-properties fo:font-style="italic" style:font-style-asian="italic"/>
    </style:style>
    <style:style style:name="T3774" style:parent-style-name="Policepardéfaut" style:family="text">
      <style:text-properties fo:font-style="italic" style:font-style-asian="italic"/>
    </style:style>
    <style:style style:name="T3775" style:parent-style-name="Policepardéfaut" style:family="text">
      <style:text-properties fo:font-style="italic" style:font-style-asian="italic"/>
    </style:style>
    <style:style style:name="T3776" style:parent-style-name="Policepardéfaut" style:family="text">
      <style:text-properties fo:font-style="italic" style:font-style-asian="italic"/>
    </style:style>
    <style:style style:name="T3777" style:parent-style-name="Policepardéfaut" style:family="text">
      <style:text-properties fo:font-style="italic" style:font-style-asian="italic"/>
    </style:style>
    <style:style style:name="T3778" style:parent-style-name="Policepardéfaut" style:family="text">
      <style:text-properties fo:font-style="italic" style:font-style-asian="italic"/>
    </style:style>
    <style:style style:name="T3779" style:parent-style-name="Policepardéfaut" style:family="text">
      <style:text-properties fo:font-style="italic" style:font-style-asian="italic"/>
    </style:style>
    <style:style style:name="T3780" style:parent-style-name="Policepardéfaut" style:family="text">
      <style:text-properties fo:font-style="italic" style:font-style-asian="italic"/>
    </style:style>
    <style:style style:name="T3781" style:parent-style-name="Policepardéfaut" style:family="text">
      <style:text-properties fo:font-style="italic" style:font-style-asian="italic"/>
    </style:style>
    <style:style style:name="T3782" style:parent-style-name="Policepardéfaut" style:family="text">
      <style:text-properties fo:font-style="italic" style:font-style-asian="italic"/>
    </style:style>
    <style:style style:name="P3783" style:parent-style-name="Titre2" style:family="paragraph">
      <style:text-properties fo:font-variant="small-caps"/>
    </style:style>
    <style:style style:name="T3785" style:parent-style-name="Policepardéfaut" style:family="text">
      <style:text-properties/>
    </style:style>
    <style:style style:name="P3784" style:parent-style-name="p" style:family="paragraph">
      <style:paragraph-properties fo:text-indent="0in">
        <style:drop-cap style:length="1" style:lines="3"/>
      </style:paragraph-properties>
    </style:style>
    <style:style style:name="P3786" style:parent-style-name="Titre1" style:family="paragraph">
      <style:text-properties fo:font-style="italic" style:font-style-asian="italic"/>
    </style:style>
    <style:style style:name="T3788" style:parent-style-name="Policepardéfaut" style:family="text">
      <style:text-properties/>
    </style:style>
    <style:style style:name="P3787" style:parent-style-name="p" style:family="paragraph">
      <style:paragraph-properties fo:text-indent="0in">
        <style:drop-cap style:length="1" style:lines="3"/>
      </style:paragraph-properties>
    </style:style>
    <style:style style:name="T3789" style:parent-style-name="Policepardéfaut" style:family="text">
      <style:text-properties fo:font-style="italic" style:font-style-asian="italic"/>
    </style:style>
    <style:style style:name="T3790" style:parent-style-name="Policepardéfaut" style:family="text">
      <style:text-properties fo:font-style="italic" style:font-style-asian="italic"/>
    </style:style>
    <style:style style:name="T3791" style:parent-style-name="Policepardéfaut" style:family="text">
      <style:text-properties fo:font-style="italic" style:font-style-asian="italic"/>
    </style:style>
    <style:style style:name="T3792" style:parent-style-name="Policepardéfaut" style:family="text">
      <style:text-properties fo:font-style="italic" style:font-style-asian="italic"/>
    </style:style>
    <style:style style:name="P3793" style:parent-style-name="Titre2" style:family="paragraph">
      <style:text-properties fo:font-variant="small-caps"/>
    </style:style>
    <style:style style:name="T3795" style:parent-style-name="Policepardéfaut" style:family="text">
      <style:text-properties/>
    </style:style>
    <style:style style:name="P3794" style:parent-style-name="p" style:family="paragraph">
      <style:paragraph-properties fo:text-indent="0in">
        <style:drop-cap style:length="1" style:lines="3"/>
      </style:paragraph-properties>
    </style:style>
    <style:style style:name="T3796" style:parent-style-name="Policepardéfaut" style:family="text">
      <style:text-properties fo:font-style="italic" style:font-style-asian="italic" style:font-style-complex="italic"/>
    </style:style>
    <style:style style:name="T3797" style:parent-style-name="Policepardéfaut" style:family="text">
      <style:text-properties fo:font-style="italic" style:font-style-asian="italic" style:font-style-complex="italic"/>
    </style:style>
    <style:style style:name="T3798" style:parent-style-name="Policepardéfaut" style:family="text">
      <style:text-properties fo:font-style="italic" style:font-style-asian="italic" style:font-style-complex="italic"/>
    </style:style>
    <style:style style:name="T3799" style:parent-style-name="Policepardéfaut" style:family="text">
      <style:text-properties fo:font-style="italic" style:font-style-asian="italic" style:font-style-complex="italic"/>
    </style:style>
    <style:style style:name="T3800" style:parent-style-name="Policepardéfaut" style:family="text">
      <style:text-properties fo:font-style="italic" style:font-style-asian="italic" style:font-style-complex="italic"/>
    </style:style>
    <style:style style:name="T3801" style:parent-style-name="Policepardéfaut" style:family="text">
      <style:text-properties fo:font-style="italic" style:font-style-asian="italic" style:font-style-complex="italic"/>
    </style:style>
    <style:style style:name="P3802" style:parent-style-name="Titre2" style:family="paragraph">
      <style:text-properties fo:font-variant="small-caps"/>
    </style:style>
    <style:style style:name="T3804" style:parent-style-name="Policepardéfaut" style:family="text">
      <style:text-properties/>
    </style:style>
    <style:style style:name="P3803" style:parent-style-name="p" style:family="paragraph">
      <style:paragraph-properties fo:text-indent="0in">
        <style:drop-cap style:length="1" style:lines="3"/>
      </style:paragraph-properties>
    </style:style>
    <style:style style:name="T3805" style:parent-style-name="Policepardéfaut" style:family="text">
      <style:text-properties fo:font-style="italic" style:font-style-asian="italic"/>
    </style:style>
    <style:style style:name="T3806" style:parent-style-name="Policepardéfaut" style:family="text">
      <style:text-properties fo:font-style="italic" style:font-style-asian="italic"/>
    </style:style>
    <style:style style:name="T3807" style:parent-style-name="Policepardéfaut" style:family="text">
      <style:text-properties fo:font-style="italic" style:font-style-asian="italic"/>
    </style:style>
    <style:style style:name="P3808" style:parent-style-name="Titre2" style:family="paragraph">
      <style:text-properties fo:font-variant="small-caps"/>
    </style:style>
    <style:style style:name="T3810" style:parent-style-name="Policepardéfaut" style:family="text">
      <style:text-properties/>
    </style:style>
    <style:style style:name="P3809" style:parent-style-name="p" style:family="paragraph">
      <style:paragraph-properties fo:text-indent="0in">
        <style:drop-cap style:length="1" style:lines="3"/>
      </style:paragraph-properties>
    </style:style>
    <style:style style:name="T3811" style:parent-style-name="Policepardéfaut" style:family="text">
      <style:text-properties fo:font-style="italic" style:font-style-asian="italic" style:font-style-complex="italic"/>
    </style:style>
    <style:style style:name="T3812" style:parent-style-name="Policepardéfaut" style:family="text">
      <style:text-properties fo:font-style="italic" style:font-style-asian="italic"/>
    </style:style>
    <style:style style:name="P3813" style:parent-style-name="Titre2" style:family="paragraph">
      <style:text-properties fo:font-variant="small-caps"/>
    </style:style>
    <style:style style:name="T3815" style:parent-style-name="Policepardéfaut" style:family="text">
      <style:text-properties/>
    </style:style>
    <style:style style:name="P3814" style:parent-style-name="p" style:family="paragraph">
      <style:paragraph-properties fo:text-indent="0in">
        <style:drop-cap style:length="1" style:lines="3"/>
      </style:paragraph-properties>
    </style:style>
    <style:style style:name="T3816" style:parent-style-name="Policepardéfaut" style:family="text">
      <style:text-properties fo:font-style="italic" style:font-style-asian="italic"/>
    </style:style>
    <style:style style:name="T3817" style:parent-style-name="Policepardéfaut" style:family="text">
      <style:text-properties fo:font-style="italic" style:font-style-asian="italic"/>
    </style:style>
    <style:style style:name="T3818" style:parent-style-name="Policepardéfaut" style:family="text">
      <style:text-properties fo:font-style="italic" style:font-style-asian="italic"/>
    </style:style>
    <style:style style:name="T3819" style:parent-style-name="Policepardéfaut" style:family="text">
      <style:text-properties fo:font-style="italic" style:font-style-asian="italic"/>
    </style:style>
    <style:style style:name="T3820" style:parent-style-name="Policepardéfaut" style:family="text">
      <style:text-properties fo:font-style="italic" style:font-style-asian="italic"/>
    </style:style>
    <style:style style:name="T3821" style:parent-style-name="Policepardéfaut" style:family="text">
      <style:text-properties fo:font-style="italic" style:font-style-asian="italic"/>
    </style:style>
    <style:style style:name="T3822" style:parent-style-name="Policepardéfaut" style:family="text">
      <style:text-properties fo:font-style="italic" style:font-style-asian="italic"/>
    </style:style>
    <style:style style:name="T3823" style:parent-style-name="Policepardéfaut" style:family="text">
      <style:text-properties fo:font-style="italic" style:font-style-asian="italic"/>
    </style:style>
    <style:style style:name="P3824" style:parent-style-name="Titre2" style:family="paragraph">
      <style:text-properties fo:font-variant="small-caps"/>
    </style:style>
    <style:style style:name="T3826" style:parent-style-name="Policepardéfaut" style:family="text">
      <style:text-properties/>
    </style:style>
    <style:style style:name="P3825" style:parent-style-name="p" style:family="paragraph">
      <style:paragraph-properties fo:text-indent="0in">
        <style:drop-cap style:length="1" style:lines="3"/>
      </style:paragraph-properties>
    </style:style>
    <style:style style:name="T3827" style:parent-style-name="Policepardéfaut" style:family="text">
      <style:text-properties fo:font-style="italic" style:font-style-asian="italic"/>
    </style:style>
    <style:style style:name="T3828" style:parent-style-name="Policepardéfaut" style:family="text">
      <style:text-properties fo:font-style="italic" style:font-style-asian="italic"/>
    </style:style>
    <style:style style:name="T3829" style:parent-style-name="Policepardéfaut" style:family="text">
      <style:text-properties fo:font-style="italic" style:font-style-asian="italic"/>
    </style:style>
    <style:style style:name="T3830" style:parent-style-name="Policepardéfaut" style:family="text">
      <style:text-properties fo:font-style="italic" style:font-style-asian="italic"/>
    </style:style>
    <style:style style:name="T3831" style:parent-style-name="Policepardéfaut" style:family="text">
      <style:text-properties fo:font-style="italic" style:font-style-asian="italic"/>
    </style:style>
    <style:style style:name="T3832" style:parent-style-name="Policepardéfaut" style:family="text">
      <style:text-properties fo:font-style="italic" style:font-style-asian="italic"/>
    </style:style>
    <style:style style:name="T3833" style:parent-style-name="Policepardéfaut" style:family="text">
      <style:text-properties fo:font-style="italic" style:font-style-asian="italic"/>
    </style:style>
    <style:style style:name="T3834" style:parent-style-name="Policepardéfaut" style:family="text">
      <style:text-properties fo:font-style="italic" style:font-style-asian="italic"/>
    </style:style>
    <style:style style:name="T3835" style:parent-style-name="Policepardéfaut" style:family="text">
      <style:text-properties fo:font-style="italic" style:font-style-asian="italic"/>
    </style:style>
    <style:style style:name="T3836" style:parent-style-name="Policepardéfaut" style:family="text">
      <style:text-properties fo:font-style="italic" style:font-style-asian="italic"/>
    </style:style>
    <style:style style:name="T3837" style:parent-style-name="Policepardéfaut" style:family="text">
      <style:text-properties fo:font-style="italic" style:font-style-asian="italic"/>
    </style:style>
    <style:style style:name="T3838" style:parent-style-name="Policepardéfaut" style:family="text">
      <style:text-properties fo:font-style="italic" style:font-style-asian="italic"/>
    </style:style>
    <style:style style:name="T3839" style:parent-style-name="Policepardéfaut" style:family="text">
      <style:text-properties fo:font-style="italic" style:font-style-asian="italic"/>
    </style:style>
    <style:style style:name="T3840" style:parent-style-name="Policepardéfaut" style:family="text">
      <style:text-properties fo:font-style="italic" style:font-style-asian="italic"/>
    </style:style>
    <style:style style:name="T3841" style:parent-style-name="Policepardéfaut" style:family="text">
      <style:text-properties fo:font-style="italic" style:font-style-asian="italic"/>
    </style:style>
    <style:style style:name="T3842" style:parent-style-name="Policepardéfaut" style:family="text">
      <style:text-properties fo:font-style="italic" style:font-style-asian="italic"/>
    </style:style>
    <style:style style:name="T3843" style:parent-style-name="Policepardéfaut" style:family="text">
      <style:text-properties fo:font-style="italic" style:font-style-asian="italic"/>
    </style:style>
    <style:style style:name="P3844" style:parent-style-name="Titre2" style:family="paragraph">
      <style:text-properties fo:font-variant="small-caps"/>
    </style:style>
    <style:style style:name="T3846" style:parent-style-name="Policepardéfaut" style:family="text">
      <style:text-properties/>
    </style:style>
    <style:style style:name="P3845" style:parent-style-name="p" style:family="paragraph">
      <style:paragraph-properties fo:text-indent="0in">
        <style:drop-cap style:length="1" style:lines="3"/>
      </style:paragraph-properties>
    </style:style>
    <style:style style:name="T3847" style:parent-style-name="Policepardéfaut" style:family="text">
      <style:text-properties fo:font-style="italic" style:font-style-asian="italic"/>
    </style:style>
    <style:style style:name="T3848" style:parent-style-name="Policepardéfaut" style:family="text">
      <style:text-properties fo:font-style="italic" style:font-style-asian="italic"/>
    </style:style>
    <style:style style:name="T3849" style:parent-style-name="Policepardéfaut" style:family="text">
      <style:text-properties fo:font-style="italic" style:font-style-asian="italic"/>
    </style:style>
    <style:style style:name="P3850" style:parent-style-name="Titre2" style:family="paragraph">
      <style:text-properties fo:font-variant="small-caps"/>
    </style:style>
    <style:style style:name="T3852" style:parent-style-name="Policepardéfaut" style:family="text">
      <style:text-properties/>
    </style:style>
    <style:style style:name="P3851" style:parent-style-name="p" style:family="paragraph">
      <style:paragraph-properties fo:text-indent="0in">
        <style:drop-cap style:length="1" style:lines="3"/>
      </style:paragraph-properties>
    </style:style>
    <style:style style:name="T3853" style:parent-style-name="Policepardéfaut" style:family="text">
      <style:text-properties fo:font-style="italic" style:font-style-asian="italic" style:font-style-complex="italic"/>
    </style:style>
    <style:style style:name="T3854" style:parent-style-name="Policepardéfaut" style:family="text">
      <style:text-properties fo:font-style="italic" style:font-style-asian="italic" style:font-style-complex="italic"/>
    </style:style>
    <style:style style:name="T3855" style:parent-style-name="Policepardéfaut" style:family="text">
      <style:text-properties fo:font-style="italic" style:font-style-asian="italic" style:font-style-complex="italic"/>
    </style:style>
    <style:style style:name="T3856" style:parent-style-name="Policepardéfaut" style:family="text">
      <style:text-properties fo:font-style="italic" style:font-style-asian="italic"/>
    </style:style>
    <style:style style:name="T3857" style:parent-style-name="Policepardéfaut" style:family="text">
      <style:text-properties fo:font-style="italic" style:font-style-asian="italic"/>
    </style:style>
    <style:style style:name="T3858" style:parent-style-name="Policepardéfaut" style:family="text">
      <style:text-properties fo:font-style="italic" style:font-style-asian="italic"/>
    </style:style>
    <style:style style:name="T3859" style:parent-style-name="Policepardéfaut" style:family="text">
      <style:text-properties fo:font-style="italic" style:font-style-asian="italic"/>
    </style:style>
    <style:style style:name="T3860" style:parent-style-name="Policepardéfaut" style:family="text">
      <style:text-properties fo:font-style="italic" style:font-style-asian="italic"/>
    </style:style>
    <style:style style:name="T3861" style:parent-style-name="Policepardéfaut" style:family="text">
      <style:text-properties fo:font-style="italic" style:font-style-asian="italic"/>
    </style:style>
    <style:style style:name="T3862" style:parent-style-name="Policepardéfaut" style:family="text">
      <style:text-properties fo:font-style="italic" style:font-style-asian="italic"/>
    </style:style>
    <style:style style:name="T3863" style:parent-style-name="Policepardéfaut" style:family="text">
      <style:text-properties fo:font-style="italic" style:font-style-asian="italic"/>
    </style:style>
    <style:style style:name="T3864" style:parent-style-name="Policepardéfaut" style:family="text">
      <style:text-properties fo:font-style="italic" style:font-style-asian="italic"/>
    </style:style>
    <style:style style:name="T3865" style:parent-style-name="Policepardéfaut" style:family="text">
      <style:text-properties fo:font-style="italic" style:font-style-asian="italic"/>
    </style:style>
    <style:style style:name="T3866" style:parent-style-name="Policepardéfaut" style:family="text">
      <style:text-properties fo:font-style="italic" style:font-style-asian="italic"/>
    </style:style>
    <style:style style:name="T3867" style:parent-style-name="Policepardéfaut" style:family="text">
      <style:text-properties fo:font-style="italic" style:font-style-asian="italic"/>
    </style:style>
    <style:style style:name="T3868" style:parent-style-name="Policepardéfaut" style:family="text">
      <style:text-properties fo:font-style="italic" style:font-style-asian="italic"/>
    </style:style>
    <style:style style:name="T3869" style:parent-style-name="Policepardéfaut" style:family="text">
      <style:text-properties fo:font-style="italic" style:font-style-asian="italic"/>
    </style:style>
    <style:style style:name="P3870" style:parent-style-name="Titre2" style:family="paragraph">
      <style:text-properties fo:font-variant="small-caps"/>
    </style:style>
    <style:style style:name="T3872" style:parent-style-name="Policepardéfaut" style:family="text">
      <style:text-properties/>
    </style:style>
    <style:style style:name="P3871" style:parent-style-name="p" style:family="paragraph">
      <style:paragraph-properties fo:text-indent="0in">
        <style:drop-cap style:length="1" style:lines="3"/>
      </style:paragraph-properties>
    </style:style>
    <style:style style:name="T3873" style:parent-style-name="Policepardéfaut" style:family="text">
      <style:text-properties fo:font-style="italic" style:font-style-asian="italic"/>
    </style:style>
    <style:style style:name="T3874" style:parent-style-name="Policepardéfaut" style:family="text">
      <style:text-properties fo:font-style="italic" style:font-style-asian="italic"/>
    </style:style>
    <style:style style:name="T3875" style:parent-style-name="Policepardéfaut" style:family="text">
      <style:text-properties fo:font-style="italic" style:font-style-asian="italic"/>
    </style:style>
    <style:style style:name="T3876" style:parent-style-name="Policepardéfaut" style:family="text">
      <style:text-properties fo:font-style="italic" style:font-style-asian="italic"/>
    </style:style>
    <style:style style:name="T3877" style:parent-style-name="Policepardéfaut" style:family="text">
      <style:text-properties fo:font-style="italic" style:font-style-asian="italic"/>
    </style:style>
    <style:style style:name="T3878" style:parent-style-name="Policepardéfaut" style:family="text">
      <style:text-properties fo:font-variant="small-caps"/>
    </style:style>
    <style:style style:name="T3880" style:parent-style-name="Policepardéfaut" style:family="text">
      <style:text-properties/>
    </style:style>
    <style:style style:name="P3879" style:parent-style-name="p" style:family="paragraph">
      <style:paragraph-properties fo:text-indent="0in">
        <style:drop-cap style:length="1" style:lines="3"/>
      </style:paragraph-properties>
    </style:style>
    <style:style style:name="T3881" style:parent-style-name="Policepardéfaut" style:family="text">
      <style:text-properties fo:font-style="italic" style:font-style-asian="italic"/>
    </style:style>
    <style:style style:name="T3882" style:parent-style-name="Policepardéfaut" style:family="text">
      <style:text-properties fo:font-style="italic" style:font-style-asian="italic"/>
    </style:style>
    <style:style style:name="T3883" style:parent-style-name="Policepardéfaut" style:family="text">
      <style:text-properties fo:font-style="italic" style:font-style-asian="italic"/>
    </style:style>
    <style:style style:name="T3884" style:parent-style-name="Policepardéfaut" style:family="text">
      <style:text-properties fo:font-style="italic" style:font-style-asian="italic"/>
    </style:style>
    <style:style style:name="T3885" style:parent-style-name="Policepardéfaut" style:family="text">
      <style:text-properties fo:font-style="italic" style:font-style-asian="italic"/>
    </style:style>
    <style:style style:name="T3886" style:parent-style-name="Policepardéfaut" style:family="text">
      <style:text-properties fo:font-style="italic" style:font-style-asian="italic"/>
    </style:style>
    <style:style style:name="T3887" style:parent-style-name="Policepardéfaut" style:family="text">
      <style:text-properties fo:font-style="italic" style:font-style-asian="italic"/>
    </style:style>
    <style:style style:name="T3888" style:parent-style-name="Policepardéfaut" style:family="text">
      <style:text-properties fo:font-style="italic" style:font-style-asian="italic"/>
    </style:style>
    <style:style style:name="P3889" style:parent-style-name="Titre2" style:family="paragraph">
      <style:text-properties fo:font-variant="small-caps"/>
    </style:style>
    <style:style style:name="T3891" style:parent-style-name="Policepardéfaut" style:family="text">
      <style:text-properties/>
    </style:style>
    <style:style style:name="P3890" style:parent-style-name="p" style:family="paragraph">
      <style:paragraph-properties fo:text-indent="0in">
        <style:drop-cap style:length="1" style:lines="3"/>
      </style:paragraph-properties>
    </style:style>
    <style:style style:name="P3892" style:parent-style-name="Titre1" style:family="paragraph">
      <style:text-properties fo:font-style="italic" style:font-style-asian="italic"/>
    </style:style>
    <style:style style:name="T3894" style:parent-style-name="Policepardéfaut" style:family="text">
      <style:text-properties/>
    </style:style>
    <style:style style:name="P3893" style:parent-style-name="p" style:family="paragraph">
      <style:paragraph-properties fo:text-indent="0in">
        <style:drop-cap style:length="1" style:lines="3"/>
      </style:paragraph-properties>
    </style:style>
    <style:style style:name="T3895" style:parent-style-name="Policepardéfaut" style:family="text">
      <style:text-properties fo:font-style="italic" style:font-style-asian="italic"/>
    </style:style>
    <style:style style:name="T3896" style:parent-style-name="Policepardéfaut" style:family="text">
      <style:text-properties fo:font-style="italic" style:font-style-asian="italic"/>
    </style:style>
    <style:style style:name="T3897" style:parent-style-name="Policepardéfaut" style:family="text">
      <style:text-properties fo:font-style="italic" style:font-style-asian="italic"/>
    </style:style>
    <style:style style:name="T3898" style:parent-style-name="Policepardéfaut" style:family="text">
      <style:text-properties fo:font-style="italic" style:font-style-asian="italic"/>
    </style:style>
    <style:style style:name="T3899" style:parent-style-name="Policepardéfaut" style:family="text">
      <style:text-properties fo:font-style="italic" style:font-style-asian="italic"/>
    </style:style>
    <style:style style:name="T3900" style:parent-style-name="Policepardéfaut" style:family="text">
      <style:text-properties fo:font-variant="small-caps"/>
    </style:style>
    <style:style style:name="T3902" style:parent-style-name="Policepardéfaut" style:family="text">
      <style:text-properties/>
    </style:style>
    <style:style style:name="P3901" style:parent-style-name="p" style:family="paragraph">
      <style:paragraph-properties fo:text-indent="0in">
        <style:drop-cap style:length="1" style:lines="3"/>
      </style:paragraph-properties>
    </style:style>
    <style:style style:name="P3903" style:parent-style-name="p" style:family="paragraph">
      <style:paragraph-properties fo:text-indent="0.1972in"/>
    </style:style>
    <style:style style:name="T3904" style:parent-style-name="Policepardéfaut" style:family="text">
      <style:text-properties fo:font-style="italic" style:font-style-asian="italic"/>
    </style:style>
    <style:style style:name="T3905" style:parent-style-name="Policepardéfaut" style:family="text">
      <style:text-properties fo:font-style="italic" style:font-style-asian="italic"/>
    </style:style>
    <style:style style:name="T3906" style:parent-style-name="Policepardéfaut" style:family="text">
      <style:text-properties fo:font-style="italic" style:font-style-asian="italic"/>
    </style:style>
    <style:style style:name="T3907" style:parent-style-name="Policepardéfaut" style:family="text">
      <style:text-properties fo:font-style="italic" style:font-style-asian="italic"/>
    </style:style>
    <style:style style:name="T3908" style:parent-style-name="Policepardéfaut" style:family="text">
      <style:text-properties fo:font-style="italic" style:font-style-asian="italic"/>
    </style:style>
    <style:style style:name="T3909" style:parent-style-name="Policepardéfaut" style:family="text">
      <style:text-properties fo:font-style="italic" style:font-style-asian="italic"/>
    </style:style>
    <style:style style:name="T3910" style:parent-style-name="Policepardéfaut" style:family="text">
      <style:text-properties fo:font-style="italic" style:font-style-asian="italic"/>
    </style:style>
    <style:style style:name="T3911" style:parent-style-name="Policepardéfaut" style:family="text">
      <style:text-properties fo:font-style="italic" style:font-style-asian="italic"/>
    </style:style>
    <style:style style:name="T3912" style:parent-style-name="Policepardéfaut" style:family="text">
      <style:text-properties fo:font-style="italic" style:font-style-asian="italic"/>
    </style:style>
    <style:style style:name="T3913" style:parent-style-name="Policepardéfaut" style:family="text">
      <style:text-properties fo:font-style="italic" style:font-style-asian="italic"/>
    </style:style>
    <style:style style:name="P3914" style:parent-style-name="Titre2" style:family="paragraph">
      <style:text-properties fo:font-variant="small-caps"/>
    </style:style>
    <style:style style:name="T3916" style:parent-style-name="Policepardéfaut" style:family="text">
      <style:text-properties/>
    </style:style>
    <style:style style:name="P3915" style:parent-style-name="p" style:family="paragraph">
      <style:paragraph-properties fo:text-indent="0in">
        <style:drop-cap style:length="1" style:lines="3"/>
      </style:paragraph-properties>
    </style:style>
    <style:style style:name="P3917" style:parent-style-name="p" style:family="paragraph">
      <style:paragraph-properties fo:text-indent="0.1972in"/>
    </style:style>
    <style:style style:name="T3918" style:parent-style-name="Policepardéfaut" style:family="text">
      <style:text-properties fo:font-style="italic" style:font-style-asian="italic"/>
    </style:style>
    <style:style style:name="T3919" style:parent-style-name="Policepardéfaut" style:family="text">
      <style:text-properties fo:font-style="italic" style:font-style-asian="italic"/>
    </style:style>
    <style:style style:name="T3920" style:parent-style-name="Policepardéfaut" style:family="text">
      <style:text-properties fo:font-style="italic" style:font-style-asian="italic"/>
    </style:style>
    <style:style style:name="T3921" style:parent-style-name="Policepardéfaut" style:family="text">
      <style:text-properties fo:font-style="italic" style:font-style-asian="italic"/>
    </style:style>
    <style:style style:name="T3922" style:parent-style-name="Policepardéfaut" style:family="text">
      <style:text-properties fo:font-style="italic" style:font-style-asian="italic"/>
    </style:style>
    <style:style style:name="T3923" style:parent-style-name="Policepardéfaut" style:family="text">
      <style:text-properties fo:font-style="italic" style:font-style-asian="italic"/>
    </style:style>
    <style:style style:name="T3924" style:parent-style-name="Policepardéfaut" style:family="text">
      <style:text-properties fo:font-style="italic" style:font-style-asian="italic"/>
    </style:style>
    <style:style style:name="T3925" style:parent-style-name="Policepardéfaut" style:family="text">
      <style:text-properties fo:font-style="italic" style:font-style-asian="italic"/>
    </style:style>
    <style:style style:name="P3926" style:parent-style-name="Titre2" style:family="paragraph">
      <style:text-properties fo:font-variant="small-caps"/>
    </style:style>
    <style:style style:name="T3928" style:parent-style-name="Policepardéfaut" style:family="text">
      <style:text-properties/>
    </style:style>
    <style:style style:name="P3927" style:parent-style-name="p" style:family="paragraph">
      <style:paragraph-properties fo:text-indent="0in">
        <style:drop-cap style:length="1" style:lines="3"/>
      </style:paragraph-properties>
    </style:style>
    <style:style style:name="T3929" style:parent-style-name="Policepardéfaut" style:family="text">
      <style:text-properties fo:font-style="italic" style:font-style-asian="italic"/>
    </style:style>
    <style:style style:name="T3930" style:parent-style-name="Policepardéfaut" style:family="text">
      <style:text-properties fo:font-style="italic" style:font-style-asian="italic"/>
    </style:style>
    <style:style style:name="T3931" style:parent-style-name="Policepardéfaut" style:family="text">
      <style:text-properties fo:font-style="italic" style:font-style-asian="italic"/>
    </style:style>
    <style:style style:name="T3932" style:parent-style-name="Policepardéfaut" style:family="text">
      <style:text-properties fo:font-style="italic" style:font-style-asian="italic"/>
    </style:style>
    <style:style style:name="T3933" style:parent-style-name="Policepardéfaut" style:family="text">
      <style:text-properties fo:font-style="italic" style:font-style-asian="italic"/>
    </style:style>
    <style:style style:name="P3934" style:parent-style-name="Titre2" style:family="paragraph">
      <style:text-properties fo:font-variant="small-caps"/>
    </style:style>
    <style:style style:name="T3936" style:parent-style-name="Policepardéfaut" style:family="text">
      <style:text-properties/>
    </style:style>
    <style:style style:name="P3935" style:parent-style-name="p" style:family="paragraph">
      <style:paragraph-properties fo:text-indent="0in">
        <style:drop-cap style:length="1" style:lines="3"/>
      </style:paragraph-properties>
    </style:style>
    <style:style style:name="T3937" style:parent-style-name="Policepardéfaut" style:family="text">
      <style:text-properties fo:font-style="italic" style:font-style-asian="italic" style:font-style-complex="italic"/>
    </style:style>
    <style:style style:name="T3938" style:parent-style-name="Policepardéfaut" style:family="text">
      <style:text-properties fo:font-style="italic" style:font-style-asian="italic" style:font-style-complex="italic"/>
    </style:style>
    <style:style style:name="T3939" style:parent-style-name="Policepardéfaut" style:family="text">
      <style:text-properties fo:font-style="italic" style:font-style-asian="italic" style:font-style-complex="italic"/>
    </style:style>
    <style:style style:name="T3940" style:parent-style-name="Policepardéfaut" style:family="text">
      <style:text-properties fo:font-style="italic" style:font-style-asian="italic" style:font-style-complex="italic"/>
    </style:style>
    <style:style style:name="T3941" style:parent-style-name="Policepardéfaut" style:family="text">
      <style:text-properties fo:font-variant="small-caps"/>
    </style:style>
    <style:style style:name="T3943" style:parent-style-name="Policepardéfaut" style:family="text">
      <style:text-properties/>
    </style:style>
    <style:style style:name="P3942" style:parent-style-name="p" style:family="paragraph">
      <style:paragraph-properties fo:text-indent="0in">
        <style:drop-cap style:length="1" style:lines="3"/>
      </style:paragraph-properties>
    </style:style>
    <style:style style:name="T3944" style:parent-style-name="Policepardéfaut" style:family="text">
      <style:text-properties fo:font-style="italic" style:font-style-asian="italic" style:font-style-complex="italic"/>
    </style:style>
    <style:style style:name="T3945" style:parent-style-name="Policepardéfaut" style:family="text">
      <style:text-properties fo:font-style="italic" style:font-style-asian="italic" style:font-style-complex="italic"/>
    </style:style>
    <style:style style:name="T3946" style:parent-style-name="Policepardéfaut" style:family="text">
      <style:text-properties fo:font-style="italic" style:font-style-asian="italic" style:font-style-complex="italic"/>
    </style:style>
    <style:style style:name="T3947" style:parent-style-name="Policepardéfaut" style:family="text">
      <style:text-properties fo:font-style="italic" style:font-style-asian="italic" style:font-style-complex="italic"/>
    </style:style>
    <style:style style:name="T3948" style:parent-style-name="Policepardéfaut" style:family="text">
      <style:text-properties fo:font-style="italic" style:font-style-asian="italic" style:font-style-complex="italic"/>
    </style:style>
    <style:style style:name="T3950" style:parent-style-name="Policepardéfaut" style:family="text">
      <style:text-properties/>
    </style:style>
    <style:style style:name="P3949" style:parent-style-name="p" style:family="paragraph">
      <style:paragraph-properties fo:text-indent="0in">
        <style:drop-cap style:length="1" style:lines="3"/>
      </style:paragraph-properties>
    </style:style>
    <style:style style:name="T3951" style:parent-style-name="Policepardéfaut" style:family="text">
      <style:text-properties fo:font-style="italic" style:font-style-asian="italic"/>
    </style:style>
    <style:style style:name="T3952" style:parent-style-name="Policepardéfaut" style:family="text">
      <style:text-properties fo:font-style="italic" style:font-style-asian="italic"/>
    </style:style>
    <style:style style:name="T3953" style:parent-style-name="Policepardéfaut" style:family="text">
      <style:text-properties fo:font-style="italic" style:font-style-asian="italic"/>
    </style:style>
    <style:style style:name="T3954" style:parent-style-name="Policepardéfaut" style:family="text">
      <style:text-properties fo:font-style="italic" style:font-style-asian="italic"/>
    </style:style>
    <style:style style:name="T3955" style:parent-style-name="Policepardéfaut" style:family="text">
      <style:text-properties fo:font-style="italic" style:font-style-asian="italic"/>
    </style:style>
    <style:style style:name="T3956" style:parent-style-name="Policepardéfaut" style:family="text">
      <style:text-properties fo:font-style="italic" style:font-style-asian="italic"/>
    </style:style>
    <style:style style:name="T3957" style:parent-style-name="Policepardéfaut" style:family="text">
      <style:text-properties fo:font-style="italic" style:font-style-asian="italic"/>
    </style:style>
    <style:style style:name="T3958" style:parent-style-name="Policepardéfaut" style:family="text">
      <style:text-properties fo:font-style="italic" style:font-style-asian="italic"/>
    </style:style>
    <style:style style:name="P3959" style:parent-style-name="Titre2" style:family="paragraph">
      <style:text-properties fo:font-variant="small-caps"/>
    </style:style>
    <style:style style:name="T3961" style:parent-style-name="Policepardéfaut" style:family="text">
      <style:text-properties/>
    </style:style>
    <style:style style:name="P3960" style:parent-style-name="p" style:family="paragraph">
      <style:paragraph-properties fo:text-indent="0in">
        <style:drop-cap style:length="1" style:lines="3"/>
      </style:paragraph-properties>
    </style:style>
    <style:style style:name="T3962" style:parent-style-name="Policepardéfaut" style:family="text">
      <style:text-properties fo:font-style="italic" style:font-style-asian="italic"/>
    </style:style>
    <style:style style:name="T3963" style:parent-style-name="Policepardéfaut" style:family="text">
      <style:text-properties fo:font-style="italic" style:font-style-asian="italic"/>
    </style:style>
    <style:style style:name="T3964" style:parent-style-name="Policepardéfaut" style:family="text">
      <style:text-properties fo:font-style="italic" style:font-style-asian="italic"/>
    </style:style>
    <style:style style:name="T3965" style:parent-style-name="Policepardéfaut" style:family="text">
      <style:text-properties fo:font-style="italic" style:font-style-asian="italic"/>
    </style:style>
    <style:style style:name="T3966" style:parent-style-name="Policepardéfaut" style:family="text">
      <style:text-properties fo:font-style="italic" style:font-style-asian="italic"/>
    </style:style>
    <style:style style:name="T3967" style:parent-style-name="Policepardéfaut" style:family="text">
      <style:text-properties fo:font-style="italic" style:font-style-asian="italic"/>
    </style:style>
    <style:style style:name="P3968" style:parent-style-name="Titre2" style:family="paragraph">
      <style:text-properties fo:font-variant="small-caps"/>
    </style:style>
    <style:style style:name="T3970" style:parent-style-name="Policepardéfaut" style:family="text">
      <style:text-properties/>
    </style:style>
    <style:style style:name="P3969" style:parent-style-name="p" style:family="paragraph">
      <style:paragraph-properties fo:text-indent="0in">
        <style:drop-cap style:length="2" style:lines="3"/>
      </style:paragraph-properties>
    </style:style>
    <style:style style:name="T3971" style:parent-style-name="Policepardéfaut" style:family="text">
      <style:text-properties fo:font-style="italic" style:font-style-asian="italic" style:font-style-complex="italic"/>
    </style:style>
    <style:style style:name="T3972" style:parent-style-name="Policepardéfaut" style:family="text">
      <style:text-properties fo:font-style="italic" style:font-style-asian="italic" style:font-style-complex="italic"/>
    </style:style>
    <style:style style:name="T3973" style:parent-style-name="Policepardéfaut" style:family="text">
      <style:text-properties fo:font-style="italic" style:font-style-asian="italic" style:font-style-complex="italic"/>
    </style:style>
    <style:style style:name="T3974" style:parent-style-name="Policepardéfaut" style:family="text">
      <style:text-properties fo:font-style="italic" style:font-style-asian="italic" style:font-style-complex="italic"/>
    </style:style>
    <style:style style:name="T3975" style:parent-style-name="Policepardéfaut" style:family="text">
      <style:text-properties fo:font-style="italic" style:font-style-asian="italic" style:font-style-complex="italic"/>
    </style:style>
    <style:style style:name="T3976" style:parent-style-name="Policepardéfaut" style:family="text">
      <style:text-properties fo:font-style="italic" style:font-style-asian="italic" style:font-style-complex="italic"/>
    </style:style>
    <style:style style:name="T3977" style:parent-style-name="Policepardéfaut" style:family="text">
      <style:text-properties fo:font-style="italic" style:font-style-asian="italic" style:font-style-complex="italic"/>
    </style:style>
    <style:style style:name="T3978" style:parent-style-name="Policepardéfaut" style:family="text">
      <style:text-properties fo:font-style="italic" style:font-style-asian="italic" style:font-style-complex="italic"/>
    </style:style>
    <style:style style:name="T3979" style:parent-style-name="Policepardéfaut" style:family="text">
      <style:text-properties fo:font-style="italic" style:font-style-asian="italic" style:font-style-complex="italic"/>
    </style:style>
    <style:style style:name="T3980" style:parent-style-name="Policepardéfaut" style:family="text">
      <style:text-properties fo:font-style="italic" style:font-style-asian="italic" style:font-style-complex="italic"/>
    </style:style>
    <style:style style:name="P3981" style:parent-style-name="l" style:family="paragraph">
      <style:text-properties fo:font-style="italic" style:font-style-asian="italic"/>
    </style:style>
    <style:style style:name="P3982" style:parent-style-name="l" style:family="paragraph">
      <style:text-properties fo:font-style="italic" style:font-style-asian="italic"/>
    </style:style>
    <style:style style:name="T3983" style:parent-style-name="Policepardéfaut" style:family="text">
      <style:text-properties fo:font-style="italic" style:font-style-asian="italic" style:font-style-complex="italic"/>
    </style:style>
    <style:style style:name="T3984" style:parent-style-name="Policepardéfaut" style:family="text">
      <style:text-properties fo:font-style="italic" style:font-style-asian="italic" style:font-style-complex="italic"/>
    </style:style>
    <style:style style:name="T3985" style:parent-style-name="Policepardéfaut" style:family="text">
      <style:text-properties fo:font-style="italic" style:font-style-asian="italic"/>
    </style:style>
    <style:style style:name="T3986" style:parent-style-name="Policepardéfaut" style:family="text">
      <style:text-properties fo:font-style="italic" style:font-style-asian="italic"/>
    </style:style>
    <style:style style:name="T3987" style:parent-style-name="Policepardéfaut" style:family="text">
      <style:text-properties fo:font-style="italic" style:font-style-asian="italic"/>
    </style:style>
    <style:style style:name="T3989" style:parent-style-name="Policepardéfaut" style:family="text">
      <style:text-properties/>
    </style:style>
    <style:style style:name="P3988" style:parent-style-name="p" style:family="paragraph">
      <style:paragraph-properties fo:text-indent="0in">
        <style:drop-cap style:length="1" style:lines="3"/>
      </style:paragraph-properties>
    </style:style>
    <style:style style:name="T3990" style:parent-style-name="Policepardéfaut" style:family="text">
      <style:text-properties fo:font-style="italic" style:font-style-asian="italic"/>
    </style:style>
    <style:style style:name="T3991" style:parent-style-name="Policepardéfaut" style:family="text">
      <style:text-properties fo:font-style="italic" style:font-style-asian="italic"/>
    </style:style>
    <style:style style:name="T3992" style:parent-style-name="Policepardéfaut" style:family="text">
      <style:text-properties fo:font-style="italic" style:font-style-asian="italic"/>
    </style:style>
    <style:style style:name="T3993" style:parent-style-name="Policepardéfaut" style:family="text">
      <style:text-properties fo:font-style="italic" style:font-style-asian="italic"/>
    </style:style>
    <style:style style:name="T3994" style:parent-style-name="Policepardéfaut" style:family="text">
      <style:text-properties fo:font-style="italic" style:font-style-asian="italic"/>
    </style:style>
    <style:style style:name="P3995" style:parent-style-name="Titre2" style:family="paragraph">
      <style:text-properties fo:font-variant="small-caps"/>
    </style:style>
    <style:style style:name="T3997" style:parent-style-name="Policepardéfaut" style:family="text">
      <style:text-properties/>
    </style:style>
    <style:style style:name="P3996" style:parent-style-name="p" style:family="paragraph">
      <style:paragraph-properties fo:text-indent="0in">
        <style:drop-cap style:length="1" style:lines="3"/>
      </style:paragraph-properties>
    </style:style>
    <style:style style:name="T3998" style:parent-style-name="Policepardéfaut" style:family="text">
      <style:text-properties fo:font-style="italic" style:font-style-asian="italic"/>
    </style:style>
    <style:style style:name="T3999" style:parent-style-name="Policepardéfaut" style:family="text">
      <style:text-properties fo:font-style="italic" style:font-style-asian="italic"/>
    </style:style>
    <style:style style:name="T4000" style:parent-style-name="Policepardéfaut" style:family="text">
      <style:text-properties fo:font-style="italic" style:font-style-asian="italic" style:font-style-complex="italic"/>
    </style:style>
    <style:style style:name="T4002" style:parent-style-name="Policepardéfaut" style:family="text">
      <style:text-properties/>
    </style:style>
    <style:style style:name="P4001" style:parent-style-name="p" style:family="paragraph">
      <style:paragraph-properties fo:text-indent="0in">
        <style:drop-cap style:length="1" style:lines="3"/>
      </style:paragraph-properties>
    </style:style>
    <style:style style:name="T4003" style:parent-style-name="Policepardéfaut" style:family="text">
      <style:text-properties fo:font-style="italic" style:font-style-asian="italic" style:font-style-complex="italic"/>
    </style:style>
    <style:style style:name="T4004" style:parent-style-name="Policepardéfaut" style:family="text">
      <style:text-properties fo:font-style="italic" style:font-style-asian="italic" style:font-style-complex="italic"/>
    </style:style>
    <style:style style:name="T4005" style:parent-style-name="Policepardéfaut" style:family="text">
      <style:text-properties fo:font-style="italic" style:font-style-asian="italic" style:font-style-complex="italic"/>
    </style:style>
    <style:style style:name="T4006" style:parent-style-name="Policepardéfaut" style:family="text">
      <style:text-properties fo:font-style="italic" style:font-style-asian="italic" style:font-style-complex="italic"/>
    </style:style>
    <style:style style:name="T4007" style:parent-style-name="Policepardéfaut" style:family="text">
      <style:text-properties fo:font-style="italic" style:font-style-asian="italic" style:font-style-complex="italic"/>
    </style:style>
    <style:style style:name="P4008" style:parent-style-name="Titre2" style:family="paragraph">
      <style:text-properties fo:font-variant="small-caps"/>
    </style:style>
    <style:style style:name="T4010" style:parent-style-name="Policepardéfaut" style:family="text">
      <style:text-properties/>
    </style:style>
    <style:style style:name="P4009" style:parent-style-name="p" style:family="paragraph">
      <style:paragraph-properties fo:text-indent="0in">
        <style:drop-cap style:length="1" style:lines="3"/>
      </style:paragraph-properties>
    </style:style>
    <style:style style:name="T4011" style:parent-style-name="Policepardéfaut" style:family="text">
      <style:text-properties fo:font-style="italic" style:font-style-asian="italic"/>
    </style:style>
    <style:style style:name="T4012" style:parent-style-name="Policepardéfaut" style:family="text">
      <style:text-properties fo:font-style="italic" style:font-style-asian="italic"/>
    </style:style>
    <style:style style:name="T4013" style:parent-style-name="Policepardéfaut" style:family="text">
      <style:text-properties fo:font-style="italic" style:font-style-asian="italic"/>
    </style:style>
    <style:style style:name="P4014" style:parent-style-name="Titre2" style:family="paragraph">
      <style:text-properties fo:font-variant="small-caps"/>
    </style:style>
    <style:style style:name="T4016" style:parent-style-name="Policepardéfaut" style:family="text">
      <style:text-properties/>
    </style:style>
    <style:style style:name="P4015" style:parent-style-name="p" style:family="paragraph">
      <style:paragraph-properties fo:text-indent="0in">
        <style:drop-cap style:length="1" style:lines="3"/>
      </style:paragraph-properties>
    </style:style>
    <style:style style:name="T4017" style:parent-style-name="Policepardéfaut" style:family="text">
      <style:text-properties fo:font-style="italic" style:font-style-asian="italic"/>
    </style:style>
    <style:style style:name="T4018" style:parent-style-name="Policepardéfaut" style:family="text">
      <style:text-properties fo:font-style="italic" style:font-style-asian="italic"/>
    </style:style>
    <style:style style:name="T4019" style:parent-style-name="Policepardéfaut" style:family="text">
      <style:text-properties fo:font-style="italic" style:font-style-asian="italic"/>
    </style:style>
    <style:style style:name="P4020" style:parent-style-name="Titre2" style:family="paragraph">
      <style:text-properties fo:font-variant="small-caps"/>
    </style:style>
    <style:style style:name="T4022" style:parent-style-name="Policepardéfaut" style:family="text">
      <style:text-properties/>
    </style:style>
    <style:style style:name="P4021" style:parent-style-name="p" style:family="paragraph">
      <style:paragraph-properties fo:text-indent="0in">
        <style:drop-cap style:length="1" style:lines="3"/>
      </style:paragraph-properties>
    </style:style>
    <style:style style:name="T4023" style:parent-style-name="Policepardéfaut" style:family="text">
      <style:text-properties fo:font-style="italic" style:font-style-asian="italic"/>
    </style:style>
    <style:style style:name="T4024" style:parent-style-name="Policepardéfaut" style:family="text">
      <style:text-properties fo:font-style="italic" style:font-style-asian="italic"/>
    </style:style>
    <style:style style:name="T4025" style:parent-style-name="Policepardéfaut" style:family="text">
      <style:text-properties fo:font-style="italic" style:font-style-asian="italic"/>
    </style:style>
    <style:style style:name="T4026" style:parent-style-name="Policepardéfaut" style:family="text">
      <style:text-properties fo:font-style="italic" style:font-style-asian="italic"/>
    </style:style>
    <style:style style:name="P4027" style:parent-style-name="Titre2" style:family="paragraph">
      <style:text-properties fo:font-variant="small-caps"/>
    </style:style>
    <style:style style:name="T4029" style:parent-style-name="Policepardéfaut" style:family="text">
      <style:text-properties/>
    </style:style>
    <style:style style:name="P4028" style:parent-style-name="p" style:family="paragraph">
      <style:paragraph-properties fo:text-indent="0in">
        <style:drop-cap style:length="1" style:lines="3"/>
      </style:paragraph-properties>
    </style:style>
    <style:style style:name="T4030" style:parent-style-name="Policepardéfaut" style:family="text">
      <style:text-properties fo:font-style="italic" style:font-style-asian="italic" style:font-style-complex="italic"/>
    </style:style>
    <style:style style:name="T4031" style:parent-style-name="Policepardéfaut" style:family="text">
      <style:text-properties fo:font-style="italic" style:font-style-asian="italic" style:font-style-complex="italic"/>
    </style:style>
    <style:style style:name="T4032" style:parent-style-name="Policepardéfaut" style:family="text">
      <style:text-properties fo:font-style="italic" style:font-style-asian="italic" style:font-style-complex="italic"/>
    </style:style>
    <style:style style:name="P4033" style:parent-style-name="Titre2" style:family="paragraph">
      <style:text-properties fo:font-variant="small-caps"/>
    </style:style>
    <style:style style:name="T4035" style:parent-style-name="Policepardéfaut" style:family="text">
      <style:text-properties/>
    </style:style>
    <style:style style:name="P4034" style:parent-style-name="p" style:family="paragraph">
      <style:paragraph-properties fo:text-indent="0in">
        <style:drop-cap style:length="1" style:lines="3"/>
      </style:paragraph-properties>
    </style:style>
    <style:style style:name="T4036" style:parent-style-name="Policepardéfaut" style:family="text">
      <style:text-properties fo:font-style="italic" style:font-style-asian="italic"/>
    </style:style>
    <style:style style:name="T4037" style:parent-style-name="Policepardéfaut" style:family="text">
      <style:text-properties fo:font-style="italic" style:font-style-asian="italic"/>
    </style:style>
    <style:style style:name="T4038" style:parent-style-name="Policepardéfaut" style:family="text">
      <style:text-properties fo:font-style="italic" style:font-style-asian="italic"/>
    </style:style>
    <style:style style:name="T4039" style:parent-style-name="Policepardéfaut" style:family="text">
      <style:text-properties fo:font-style="italic" style:font-style-asian="italic"/>
    </style:style>
    <style:style style:name="T4040" style:parent-style-name="Policepardéfaut" style:family="text">
      <style:text-properties fo:font-style="italic" style:font-style-asian="italic"/>
    </style:style>
    <style:style style:name="T4041" style:parent-style-name="Policepardéfaut" style:family="text">
      <style:text-properties fo:font-style="italic" style:font-style-asian="italic"/>
    </style:style>
    <style:style style:name="P4042" style:parent-style-name="Titre2" style:family="paragraph">
      <style:text-properties fo:font-variant="small-caps"/>
    </style:style>
    <style:style style:name="T4044" style:parent-style-name="Policepardéfaut" style:family="text">
      <style:text-properties/>
    </style:style>
    <style:style style:name="P4043" style:parent-style-name="p" style:family="paragraph">
      <style:paragraph-properties fo:text-indent="0in">
        <style:drop-cap style:length="1" style:lines="3"/>
      </style:paragraph-properties>
    </style:style>
    <style:style style:name="T4045" style:parent-style-name="Policepardéfaut" style:family="text">
      <style:text-properties fo:font-style="italic" style:font-style-asian="italic"/>
    </style:style>
    <style:style style:name="T4046" style:parent-style-name="Policepardéfaut" style:family="text">
      <style:text-properties fo:font-style="italic" style:font-style-asian="italic"/>
    </style:style>
    <style:style style:name="T4047" style:parent-style-name="Policepardéfaut" style:family="text">
      <style:text-properties fo:font-style="italic" style:font-style-asian="italic"/>
    </style:style>
    <style:style style:name="P4048" style:parent-style-name="Titre2" style:family="paragraph">
      <style:text-properties fo:font-variant="small-caps"/>
    </style:style>
    <style:style style:name="T4050" style:parent-style-name="Policepardéfaut" style:family="text">
      <style:text-properties/>
    </style:style>
    <style:style style:name="P4049" style:parent-style-name="p" style:family="paragraph">
      <style:paragraph-properties fo:text-indent="0in">
        <style:drop-cap style:length="1" style:lines="3"/>
      </style:paragraph-properties>
    </style:style>
    <style:style style:name="T4051" style:parent-style-name="Policepardéfaut" style:family="text">
      <style:text-properties fo:font-style="italic" style:font-style-asian="italic" style:font-style-complex="italic"/>
    </style:style>
    <style:style style:name="T4052" style:parent-style-name="Policepardéfaut" style:family="text">
      <style:text-properties fo:font-style="italic" style:font-style-asian="italic" style:font-style-complex="italic"/>
    </style:style>
    <style:style style:name="T4053" style:parent-style-name="Policepardéfaut" style:family="text">
      <style:text-properties fo:font-style="italic" style:font-style-asian="italic" style:font-style-complex="italic"/>
    </style:style>
    <style:style style:name="T4054" style:parent-style-name="Policepardéfaut" style:family="text">
      <style:text-properties fo:font-style="italic" style:font-style-asian="italic" style:font-style-complex="italic"/>
    </style:style>
    <style:style style:name="T4055" style:parent-style-name="Policepardéfaut" style:family="text">
      <style:text-properties fo:font-style="italic" style:font-style-asian="italic" style:font-style-complex="italic"/>
    </style:style>
    <style:style style:name="T4056" style:parent-style-name="Policepardéfaut" style:family="text">
      <style:text-properties fo:font-style="italic" style:font-style-asian="italic" style:font-style-complex="italic"/>
    </style:style>
    <style:style style:name="T4057" style:parent-style-name="Policepardéfaut" style:family="text">
      <style:text-properties fo:font-style="italic" style:font-style-asian="italic" style:font-style-complex="italic"/>
    </style:style>
    <style:style style:name="P4058" style:parent-style-name="Titre2" style:family="paragraph">
      <style:text-properties fo:font-variant="small-caps"/>
    </style:style>
    <style:style style:name="T4060" style:parent-style-name="Policepardéfaut" style:family="text">
      <style:text-properties/>
    </style:style>
    <style:style style:name="P4059" style:parent-style-name="p" style:family="paragraph">
      <style:paragraph-properties fo:text-indent="0in">
        <style:drop-cap style:length="1" style:lines="3"/>
      </style:paragraph-properties>
    </style:style>
    <style:style style:name="T4061" style:parent-style-name="Policepardéfaut" style:family="text">
      <style:text-properties fo:font-style="italic" style:font-style-asian="italic" style:font-style-complex="italic"/>
    </style:style>
    <style:style style:name="T4062" style:parent-style-name="Policepardéfaut" style:family="text">
      <style:text-properties fo:font-style="italic" style:font-style-asian="italic" style:font-style-complex="italic"/>
    </style:style>
    <style:style style:name="T4063" style:parent-style-name="Policepardéfaut" style:family="text">
      <style:text-properties fo:font-style="italic" style:font-style-asian="italic" style:font-style-complex="italic"/>
    </style:style>
    <style:style style:name="T4064" style:parent-style-name="Policepardéfaut" style:family="text">
      <style:text-properties fo:font-style="italic" style:font-style-asian="italic" style:font-style-complex="italic"/>
    </style:style>
    <style:style style:name="P4065" style:parent-style-name="Titre2" style:family="paragraph">
      <style:text-properties fo:font-variant="small-caps"/>
    </style:style>
    <style:style style:name="T4067" style:parent-style-name="Policepardéfaut" style:family="text">
      <style:text-properties/>
    </style:style>
    <style:style style:name="P4066" style:parent-style-name="p" style:family="paragraph">
      <style:paragraph-properties fo:text-indent="0in">
        <style:drop-cap style:length="1" style:lines="3"/>
      </style:paragraph-properties>
    </style:style>
    <style:style style:name="T4068" style:parent-style-name="Policepardéfaut" style:family="text">
      <style:text-properties fo:font-style="italic" style:font-style-asian="italic"/>
    </style:style>
    <style:style style:name="T4069" style:parent-style-name="Policepardéfaut" style:family="text">
      <style:text-properties fo:font-style="italic" style:font-style-asian="italic"/>
    </style:style>
    <style:style style:name="T4070" style:parent-style-name="Policepardéfaut" style:family="text">
      <style:text-properties fo:font-style="italic" style:font-style-asian="italic"/>
    </style:style>
    <style:style style:name="T4071" style:parent-style-name="Policepardéfaut" style:family="text">
      <style:text-properties fo:font-style="italic" style:font-style-asian="italic"/>
    </style:style>
    <style:style style:name="T4072" style:parent-style-name="Policepardéfaut" style:family="text">
      <style:text-properties fo:font-style="italic" style:font-style-asian="italic"/>
    </style:style>
    <style:style style:name="T4073" style:parent-style-name="Policepardéfaut" style:family="text">
      <style:text-properties fo:font-style="italic" style:font-style-asian="italic"/>
    </style:style>
    <style:style style:name="T4074" style:parent-style-name="Policepardéfaut" style:family="text">
      <style:text-properties fo:font-style="italic" style:font-style-asian="italic"/>
    </style:style>
    <style:style style:name="T4075" style:parent-style-name="Policepardéfaut" style:family="text">
      <style:text-properties fo:font-style="italic" style:font-style-asian="italic"/>
    </style:style>
    <style:style style:name="T4076" style:parent-style-name="Policepardéfaut" style:family="text">
      <style:text-properties fo:font-style="italic" style:font-style-asian="italic"/>
    </style:style>
    <style:style style:name="T4077" style:parent-style-name="Policepardéfaut" style:family="text">
      <style:text-properties fo:font-style="italic" style:font-style-asian="italic"/>
    </style:style>
    <style:style style:name="T4078" style:parent-style-name="Policepardéfaut" style:family="text">
      <style:text-properties fo:font-style="italic" style:font-style-asian="italic"/>
    </style:style>
    <style:style style:name="T4079" style:parent-style-name="Policepardéfaut" style:family="text">
      <style:text-properties fo:font-style="italic" style:font-style-asian="italic"/>
    </style:style>
    <style:style style:name="T4080" style:parent-style-name="Policepardéfaut" style:family="text">
      <style:text-properties fo:font-style="italic" style:font-style-asian="italic"/>
    </style:style>
    <style:style style:name="P4081" style:parent-style-name="Titre2" style:family="paragraph">
      <style:text-properties fo:font-variant="small-caps"/>
    </style:style>
    <style:style style:name="T4083" style:parent-style-name="Policepardéfaut" style:family="text">
      <style:text-properties/>
    </style:style>
    <style:style style:name="P4082" style:parent-style-name="p" style:family="paragraph">
      <style:paragraph-properties fo:text-indent="0in">
        <style:drop-cap style:length="1" style:lines="3"/>
      </style:paragraph-properties>
    </style:style>
    <style:style style:name="T4084" style:parent-style-name="Policepardéfaut" style:family="text">
      <style:text-properties fo:font-style="italic" style:font-style-asian="italic" style:font-style-complex="italic"/>
    </style:style>
    <style:style style:name="T4085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title : Les facetieuses iournees, contenans cent certaines et agreables Nouvelles la plus part advenuës de nostre temps, les autres recueillies &amp;amp; choisies de tous les plus<text:s/>excellents autheurs estrangers qui en ont escrit</text:p>
      <text:p text:style-name="p">author : Gabriel Chappuys</text:p>
      <text:p text:style-name="p">publisher : Sorbonne Université, LABEX OBVIL</text:p>
      <text:p text:style-name="p">issued : 2019</text:p>
      <text:p text:style-name="p">idno : http://http://obvil.sorbonne-universite.site/corpus//</text:p>
      <text:p text:style-name="p">source : Gabriel Chappuys, Les facetieuses iournees, contenans cent certaines et agreables Nouvelles la plus part advenuës de nostre temps, les autres recueillies &amp;amp; choisies de tous les plus excellents autheurs estrangers qui en ont escrit. Par G.C.D.T. Gabriel Chappuis tourangeau, Paris, Jean Houzé, 1584. Cote : Bibliothèque du château de Chantilly, Cabinet des livres, III-D-006.</text:p>
      <text:p text:style-name="p">created : 1584</text:p>
      <text:p text:style-name="p"><text:span text:style-name="pb">[n.p.][n.p.]</text:span><text:line-break/>A TRES-NOBLE ET VER(-)<text:line-break/>TVEVX SEIGNEVR, BAS(-)<text:line-break/>tian Iamette, salut &amp; felicité.</text:p>
      <text:p text:style-name="P2"><text:span text:style-name="T3">M</text:span><text:span text:style-name="T4">Onsievr</text:span>,<text:s/><text:span text:style-name="T5">me souue(-)</text:span><text:span text:style-name="T6"><text:line-break/></text:span><text:span text:style-name="T7">n(a2)t, il ya huict ou neufmois</text:span><text:span text:style-name="T8"><text:line-break/></text:span><text:span text:style-name="T9">(lors que le Seigneur Iea</text:span><text:span text:style-name="T10">n</text:span><text:span text:style-name="T11"><text:line-break/></text:span><text:span text:style-name="T12">Pierre Duzio, duquel ie suis</text:span><text:span text:style-name="T13"><text:line-break/></text:span><text:span text:style-name="T14">affectioné seruiteur, monta</text:span><text:span text:style-name="T15"><text:line-break/></text:span><text:span text:style-name="T16">en sa carroche, en vostre</text:span><text:span text:style-name="T17"><text:line-break/></text:span><text:span text:style-name="T18">maison, pour s'en retourner</text:span><text:span text:style-name="T19"><text:line-break/></text:span><text:span text:style-name="T20">au Lionnois) de la gracieuseté de laquelle, pour l'a(-)</text:span><text:span text:style-name="T21"><text:line-break/></text:span><text:span text:style-name="T22">mour de luy, vous vsastes enuers tous ceux qui e(-)</text:span><text:span text:style-name="T23"><text:line-break/></text:span><text:span text:style-name="T24">stoient en sa compagnie (en laquell</text:span><text:span text:style-name="T25">e il me fit l'hon(-)</text:span><text:span text:style-name="T26"><text:line-break/></text:span><text:span text:style-name="T27">neur de me receuoir) ie fus incontinent meu d'vn</text:span><text:span text:style-name="T28"><text:line-break/></text:span><text:span text:style-name="T29">bon zele &amp; ardente affection en vostre endroit,</text:span><text:span text:style-name="T30"><text:line-break/></text:span><text:span text:style-name="T31">comme ie suis &amp; ay tousiours esté enuers les gen(-)</text:span><text:span text:style-name="T32"><text:line-break/></text:span><text:span text:style-name="T33">tils personnages de vostre nation, ausquels i'ay</text:span><text:span text:style-name="T34"><text:line-break/></text:span><text:span text:style-name="T35">voué vne bonne partie de mes labeurs<text:s/></text:span><text:span text:style-name="T36">&amp; tradu(-)</text:span><text:span text:style-name="T37"><text:line-break/></text:span><text:span text:style-name="T38">ctions faictes des escrits des plus rares, subtils &amp;</text:span><text:span text:style-name="T39"><text:line-break/></text:span><text:span text:style-name="T40">nobles esprits que i'ay peu choisir, d'Italie &amp;</text:span><text:span text:style-name="T41"><text:line-break/></text:span><text:span text:style-name="pb">[n.p.]</text:span><text:span text:style-name="T42"><text:line-break/></text:span><text:span text:style-name="T43">d'Hespagne. Au moyen dequoy ayant apres mes</text:span><text:span text:style-name="T44"><text:line-break/></text:span><text:span text:style-name="T45">plus serieuses estudes, assemblé pour le plaisir &amp;</text:span><text:span text:style-name="T46"><text:line-break/></text:span><text:span text:style-name="T47">recreation, cent facetieuses nouuelles, &amp;<text:s/></text:span><text:span text:style-name="T48">conside(-)</text:span><text:span text:style-name="T49"><text:line-break/></text:span><text:span text:style-name="T50">rant que vostre tresnoble esprit ne peut estre tous(-)</text:span><text:span text:style-name="T51"><text:line-break/></text:span><text:span text:style-name="T52">iours bandé &amp; apliqué aux affaires d'importance,</text:span><text:span text:style-name="T53"><text:line-break/></text:span><text:span text:style-name="T54">ains a besoin de quelque honneste relasche &amp; plai(-)</text:span><text:span text:style-name="T55"><text:line-break/></text:span><text:span text:style-name="T56">sir, ie vous les ay hardiment dediees, m'a&lt;ATTcaractere&gt;eurant</text:span><text:span text:style-name="T57"><text:line-break/></text:span><text:span text:style-name="T58">que veu la bonté &amp; l'huma</text:span><text:span text:style-name="T59">nité que chacun peut</text:span><text:span text:style-name="T60"><text:line-break/></text:span><text:span text:style-name="T61">remarquer en vostre noble visage, &amp; vostre</text:span><text:span text:style-name="T62"><text:line-break/></text:span><text:span text:style-name="T63">naturelle vertu, qui aura plus d'egard à ma</text:span><text:span text:style-name="T64"><text:line-break/></text:span><text:span text:style-name="T65">sincere intention enuers vous, qu'au merite d'i(-)</text:span><text:span text:style-name="T66"><text:line-break/></text:span><text:span text:style-name="T67">celles, vous les accepterez volontiers, &amp; les</text:span><text:span text:style-name="T68"><text:line-break/></text:span><text:span text:style-name="T69">aurez pour agreables, pour y desennuyer vostre es(-</text:span><text:span text:style-name="T70">)</text:span><text:span text:style-name="T71"><text:line-break/></text:span><text:span text:style-name="T72">prit genereux, &amp; le descharger aucunefois du pe(-)</text:span><text:span text:style-name="T73"><text:line-break/></text:span><text:span text:style-name="T74">sant faix &amp; fardeau de voz grands &amp; honorables</text:span><text:span text:style-name="T75"><text:line-break/></text:span><text:soft-page-break/><text:span text:style-name="T76">negoces. Ie pourrois neantmoins estre accusé de</text:span><text:span text:style-name="T77"><text:line-break/></text:span><text:span text:style-name="T78">temerité de vous les adresser, veu que vous auez</text:span><text:span text:style-name="T79"><text:line-break/></text:span><text:span text:style-name="T80">en vostre langue, Boccace &amp; autres Italiens ayans</text:span><text:span text:style-name="T81"><text:line-break/></text:span><text:span text:style-name="T82">escrit ex</text:span><text:span text:style-name="T83">cellement de ce subiect, esquels vous pou(-)</text:span><text:span text:style-name="T84"><text:line-break/></text:span><text:span text:style-name="T85">uez prendre trop plus de plaisir qu'icy, ioint que i'en</text:span><text:span text:style-name="T86"><text:line-break/></text:span><text:span text:style-name="T87">ay tiré plusieurs de diuers autheurs de vostre mes(-)</text:span><text:span text:style-name="T88"><text:line-break/></text:span><text:span text:style-name="T89">me nation, comme de Breuio, de Gratia, de Firenz(-)</text:span><text:span text:style-name="T90"><text:line-break/></text:span><text:span text:style-name="T91">uola, de Molza, d'Erasto, de Salernitano, de Para</text:span><text:span text:style-name="T92">(-)</text:span><text:span text:style-name="T93"><text:line-break/></text:span><text:span text:style-name="T94">bosco, d'Arlotto, &amp; autres : mais ie seray excusable,</text:span><text:span text:style-name="T95"><text:line-break/></text:span><text:span text:style-name="T96">&amp; parauanture ne sera mon labeur indigne de quel</text:span><text:span text:style-name="T97"><text:line-break/></text:span><text:span text:style-name="T98">que louange, quand on pensera que de plusieurs i'ay</text:span><text:span text:style-name="T99"><text:line-break/></text:span><text:span text:style-name="T100">choisy les plus belles &amp; facetieuses, pour releuer</text:span><text:span text:style-name="T101"><text:line-break/></text:span><text:span text:style-name="pb">[n.p.]</text:span><text:span text:style-name="T102"><text:line-break/></text:span><text:span text:style-name="T103">l'a(-)miable lecteur, de la peine de le</text:span><text:span text:style-name="T104">s aller chercher en</text:span><text:span text:style-name="T105"><text:line-break/></text:span><text:span text:style-name="T106">tant de lieux, &amp; outre cela, vous y en trouuerez</text:span><text:span text:style-name="T107"><text:line-break/></text:span><text:span text:style-name="T108">au&lt;ATTcaractere&gt;i plusieurs de nostre France, certaines &amp; assez</text:span><text:span text:style-name="T109"><text:line-break/></text:span><text:span text:style-name="T110">recreatifues, qui vous pourront contenter, si d'auan(-)</text:span><text:span text:style-name="T111"><text:line-break/></text:span><text:span text:style-name="T112">ture, vous auez desia veu en vostre langue, ou bien</text:span><text:span text:style-name="T113"><text:line-break/></text:span><text:span text:style-name="T114">en commun deuis</text:span><text:span text:style-name="T115">, ouy reciter aucunes des autres. A</text:span><text:span text:style-name="T116"><text:line-break/></text:span><text:span text:style-name="T117">tant receuez de bon cœur, ce mien petit present, de la</text:span><text:span text:style-name="T118"><text:line-break/></text:span><text:span text:style-name="T119">part de celuy qui vous baise humblement les mains,</text:span><text:span text:style-name="T120"><text:line-break/></text:span><text:span text:style-name="T121">&amp; qui prie Dieu le Createur,</text:span></text:p>
      <text:p text:style-name="p"/>
      <text:p text:style-name="p"><text:span text:style-name="T122">Monsieur, vous donner en parfaicte santé heu(-)</text:span><text:span text:style-name="T123"><text:line-break/></text:span><text:span text:style-name="T124">reuse &amp; longue vie, de Paris ce iou</text:span><text:span text:style-name="T125">r</text:span><text:span text:style-name="T126"><text:line-break/></text:span><text:span text:style-name="T127">d'Auril</text:span><text:s/>1584.</text:p>
      <text:p text:style-name="p"/>
      <text:p text:style-name="p"><text:span text:style-name="T128">Vostre humble &amp; bien affectionné seruiteur</text:span><text:span text:style-name="T129"><text:line-break/></text:span><text:span text:style-name="T130">G. C. D. T.</text:span></text:p>
      <text:h text:style-name="Titre1" text:outline-level="1"><text:span text:style-name="pb">[n.p.]</text:span><text:line-break/>L'AVTHEVR AVX LECTEVRS.</text:h>
      <text:p text:style-name="P131"><text:span text:style-name="T132">A</text:span><text:span text:style-name="T133">My</text:span><text:s/>Lecteur qui te veux aucunes<text:line-break/>fois recreer l'esprit, ie t'ay amassé ces<text:line-break/>Nouuelles n(o2) encores veuës ny ouyes<text:line-break/>de nos François, pour les plus plaisan(-)<text:line-break/>tes qui se puissent lire, selon qu'en<text:line-break/>imitant le gentil Bocace, elles ont esté recitees en<text:line-break/>dix iournees, par dix personnes, cinq Dames Fran(-)<text:line-break/>çoises &amp; cinq ieunes hommes François, estans sor(-)<text:line-break/>tis de Tours, aux mois printaniers, pour prendre du(-)<text:line-break/>rant<text:s/>ce temps le plaisir des bois, des ch(a2)ps, des prez,<text:line-break/>des ruisseaux, des monts, des estangs, des beaux ver(-)<text:line-break/>gers &amp; iardins de plaisance, desquels le beau pays de<text:line-break/>Touraine est plein. En quoy apres que le matin ils<text:line-break/>auoyent contenté leurs yeux, apres disner, pour vne<text:line-break/>plus grande recreation de leurs esprits, ils prenoyent<text:line-break/>plaisir, assis au milieu d'vn plaisant verger, à racon(-)<text:line-break/>ter chacun sa nouuelle, iusques à l'heure de soupper :<text:line-break/><text:soft-page-break/>&amp; apres soupper ils s'amusoyent à chanter &amp; baller<text:line-break/>iusques à ce que l'heure<text:s/>les inuitast d'aller prendre<text:line-break/>leur repos : &amp; c(o2)tinuerent ainsi iusques au dixiesme<text:line-break/>iour, auquel ils mirent fin à ce plaisir. Et pource que<text:line-break/>là où n'y a point de chef qui commande, ne se void<text:line-break/>autre chose que desordre &amp; confusion : ils auoient<text:line-break/>ordonné que l'vn commanderoit apres l'autre, auec<text:line-break/>le tiltre de Roy aux hommes, &amp; de Royne aux fem<text:line-break/>mes : &amp; auec l'honneur d'vne belle couronne sur le<text:line-break/><text:span text:style-name="pb">[n.p.]</text:span><text:line-break/>chef de quiconque commanderoit : &amp; a esté ceste or(-)<text:line-break/>donnance loüablement gardee &amp; entretenue ius(-)<text:line-break/>ques à la fin des dix iournees : &amp; madame Constan(-)<text:line-break/>ce esleuë &amp; nommee de toute la compagnie pour la<text:line-break/>premiere qui gouuerneroit, c(o2)me elle fit à son grand<text:line-break/>honneur : à laquelle a succedé Lise : à Lise, Lauinie : à<text:line-break/>Lauinie, Laure : à Laure, Florette : à Florette, Philon :<text:line-break/>à Philon, de rechef Lauinie : à icelle, Phil(a2)dre : à Phi(-)<text:line-break/>landre de rechef Laure : &amp; à ceste cy, Sisimbre : aux<text:line-break/>quels nous auons donné ces noms faincts, pource<text:line-break/>qu'ils n'ont voulu estre nommez par les leurs pro(-)<text:line-break/>pres. Voyez à ceste heure comme<text:s/>Phil(o2) par le com(-)<text:line-break/>mandement de la Royne Constance commence à<text:line-break/>reciter sa Nouuelle, &amp; comme les autres suiuent, se<text:line-break/>lon qu'il leur est commandé, sans estre neantmoins<text:line-break/>astraincts à aucune certaine matiere : mais ayans li(-)<text:line-break/>berté de discourir de tout ce<text:s/>qu'il leur plaist, comme<text:line-break/>tu orras.</text:p>
      <text:h text:style-name="Titre1" text:outline-level="1"><text:span text:style-name="pb">[n.p.]</text:span><text:line-break/>TABLE DES MATIERES CONTE(-)<text:line-break/>nues en ce present liure, a, signifie la premie(-)<text:line-break/>re page, b, la seconde.</text:h>
      <text:p text:style-name="p"><text:span text:style-name="T134">Iournee</text:span><text:s/>1 :</text:p>
      <text:p text:style-name="p"><text:span text:style-name="T135">Nouuelle</text:span><text:s/>1.<text:s/><text:span text:style-name="T136">fo.</text:span>1.<text:span text:style-name="T137">a</text:span></text:p>
      <text:p text:style-name="P138"><text:span text:style-name="T139">I</text:span><text:span text:style-name="T140">Vles ayme Camille, laquelle pour complaire à sa mai(-)</text:span><text:span text:style-name="T141"><text:line-break/></text:span><text:span text:style-name="T142">stresse, faict semblant</text:span><text:span text:style-name="T143"><text:s/>d'aymer Gismond, &amp; pensant le</text:span><text:span text:style-name="T144"><text:line-break/></text:span><text:span text:style-name="T145">mettre en la maison, y met Iules, lequel cuidant estre cou(-)</text:span><text:span text:style-name="T146"><text:line-break/></text:span><text:span text:style-name="T147">ché auec Camille, couche auec la maistresse, laquelle pen(-)</text:span><text:span text:style-name="T148"><text:line-break/></text:span><text:span text:style-name="T149">pensant estre au lict auec Gismond, est couchée auec Iu(-)</text:span><text:span text:style-name="T150"><text:line-break/></text:span><text:span text:style-name="T151">les.</text:span></text:p>
      <text:p text:style-name="p"><text:span text:style-name="T152">Nouuelle</text:span><text:s/>2.<text:span text:style-name="T153">fo.</text:span>6.<text:span text:style-name="T154">a</text:span></text:p>
      <text:p text:style-name="p"><text:span text:style-name="T155">Vne certaine Dame e</text:span><text:span text:style-name="T156">n l'abscence de son mary, ayant vn</text:span><text:span text:style-name="T157"><text:line-break/></text:span><text:span text:style-name="T158">seruiteur en sa maison, assez puissant &amp; membru, mais</text:span><text:span text:style-name="T159"><text:line-break/></text:span><text:span text:style-name="T160">vn peu simple &amp; idiot, le fit coucher en sa chambre, auec</text:span><text:span text:style-name="T161"><text:line-break/></text:span><text:span text:style-name="T162">elle, faignant qu'elle auoit peur du Lutin ou Loupgarou,</text:span><text:span text:style-name="T163"><text:line-break/></text:span><text:span text:style-name="T164">&amp; ce qui en aduint.</text:span></text:p>
      <text:p text:style-name="p"><text:span text:style-name="T165">Nouuelle</text:span><text:s/>3.<text:span text:style-name="T166">fo.</text:span>11.<text:span text:style-name="T167">a</text:span></text:p>
      <text:soft-page-break/>
      <text:p text:style-name="p"><text:span text:style-name="T168">Deux Cheualie</text:span><text:span text:style-name="T169">rs forcent deux Damoiselles filles d'vn</text:span><text:span text:style-name="T170"><text:line-break/></text:span><text:span text:style-name="T171">gentilhomme Pisan, le Duc Alexandre on oit parler, &amp;</text:span><text:span text:style-name="T172"><text:line-break/></text:span><text:span text:style-name="T173">marie les filles aux Cheualiers, pour honorer le pere, &amp; puis</text:span><text:span text:style-name="T174"><text:line-break/></text:span><text:span text:style-name="T175">pour satisfaire à la Iustice, il les faict decapiter tous deux,</text:span><text:span text:style-name="T176"><text:line-break/></text:span><text:span text:style-name="T177">&amp; marie les filles &amp; Damoiselles de r</text:span><text:span text:style-name="T178">echef.</text:span></text:p>
      <text:p text:style-name="p"><text:span text:style-name="T179">Nouuelle</text:span><text:s/>4.<text:span text:style-name="T180">fo.</text:span>14.<text:span text:style-name="T181">a</text:span></text:p>
      <text:p text:style-name="p"><text:span text:style-name="T182">Vne gentile femme ne veut poinct de mary, s'il ne res(-)</text:span><text:span text:style-name="T183"><text:line-break/></text:span><text:span text:style-name="T184">semble à celuy qui est mort, la Roine luy presente &amp; en(-)</text:span><text:span text:style-name="T185"><text:line-break/></text:span><text:span text:style-name="T186">uoye vn sien seruiteur auec vne mi&lt;ATTcaractere&gt;iue. La Dame n'en sça(-)</text:span><text:span text:style-name="T187"><text:line-break/></text:span><text:span text:style-name="T188">chant rien prend le seruiteur, lequel amo</text:span><text:span text:style-name="T189">ureux d'elle, de(-)</text:span><text:span text:style-name="T190"><text:line-break/></text:span><text:span text:style-name="T191">uient son mary, &amp; se faict riche auec elle.</text:span></text:p>
      <text:p text:style-name="p"><text:span text:style-name="T192">Nouuelle</text:span><text:s/>5.<text:span text:style-name="T193">fo.</text:span>17.<text:span text:style-name="T194">b</text:span></text:p>
      <text:p text:style-name="p"><text:span text:style-name="pb">[n.p.]</text:span><text:line-break/><text:span text:style-name="T195">Thomas banny de la maison, va en France, il s'em(-)</text:span><text:span text:style-name="T196"><text:line-break/></text:span><text:span text:style-name="T197">ploye vaillamment : &amp;</text:span><text:span text:style-name="T198"><text:s/>pourtant ayant la grace &amp; fa(-)</text:span><text:span text:style-name="T199"><text:line-break/></text:span><text:span text:style-name="T200">ueur du Roy, vne fille d'vn comte deuient amoureu(-)</text:span><text:span text:style-name="T201"><text:line-break/></text:span><text:span text:style-name="T202">se de luy, &amp; le requiert d'amour, il luy refuse sa</text:span><text:span text:style-name="T203"><text:line-break/></text:span><text:span text:style-name="T204">faueur : le comte le vient à sçauoir, &amp; luy donne sa</text:span><text:span text:style-name="T205"><text:line-break/></text:span><text:span text:style-name="T206">fille.</text:span></text:p>
      <text:p text:style-name="p"><text:span text:style-name="T207">Nouuelle</text:span><text:s/>6.<text:span text:style-name="T208">fo.</text:span>20.<text:span text:style-name="T209">a</text:span></text:p>
      <text:p text:style-name="p"><text:span text:style-name="T210">Fuluio deuient amoureux a Tigoli, il ent</text:span><text:span text:style-name="T211">re en la maison</text:span><text:span text:style-name="T212"><text:line-break/></text:span><text:span text:style-name="T213">de son amoureuse en habit de femme, laquelle l'ayant trou(-)</text:span><text:span text:style-name="T214"><text:line-break/></text:span><text:span text:style-name="T215">ué vn masle, fait son profit d'vne telle auanture &amp; tandis</text:span><text:span text:style-name="T216"><text:line-break/></text:span><text:span text:style-name="T217">qu'ils viuent d'accord, le mary s'apperçoit que Fuluio est</text:span><text:span text:style-name="T218"><text:line-break/></text:span><text:span text:style-name="T219">masle, &amp; p(e2)se par ses parolles &amp; celles d'vn si(e2) amy, q</text:span><text:span text:style-name="T220">u'ils</text:span><text:span text:style-name="T221"><text:line-break/></text:span><text:span text:style-name="T222">soit deuenu ainsi en sa maison, &amp; le retient en sa maison,</text:span><text:span text:style-name="T223"><text:line-break/></text:span><text:span text:style-name="T224">a ce mesme effect, pour faire des enfans masles.</text:span></text:p>
      <text:p text:style-name="p"><text:span text:style-name="T225">Nouuelle</text:span><text:s/>7.<text:span text:style-name="T226">fo.</text:span>24.<text:span text:style-name="T227">b</text:span></text:p>
      <text:p text:style-name="p"><text:span text:style-name="T228">Iean ayme Thonie laquelle, pour la promesse d'vne paire</text:span><text:span text:style-name="T229"><text:line-break/></text:span><text:span text:style-name="T230">de manches, luy fit plaisir : &amp; pource qu'il ne les luy bailla</text:span><text:span text:style-name="T231"><text:line-break/></text:span><text:span text:style-name="T232">pas,</text:span><text:span text:style-name="T233"><text:s/>estant d'accord auec son mary, le faict venir en la mai(-)</text:span><text:span text:style-name="T234"><text:line-break/></text:span><text:span text:style-name="T235">son, où ils luy font de luy mesme prendre la penitence de</text:span><text:span text:style-name="T236"><text:line-break/></text:span><text:span text:style-name="T237">sa faute.</text:span></text:p>
      <text:p text:style-name="p"><text:span text:style-name="T238">Nouuelle.</text:span><text:s/>8.<text:span text:style-name="T239">fo.</text:span>28.<text:span text:style-name="T240">a</text:span></text:p>
      <text:p text:style-name="p"><text:span text:style-name="T241">La sœur Apellagia se retirant en sa chambrette, cepen(-)</text:span><text:span text:style-name="T242"><text:line-break/></text:span><text:span text:style-name="T243">dant que les autres faisoient leurs prieres, trouue</text:span><text:span text:style-name="T244"><text:s/>vn reme(-)</text:span><text:span text:style-name="T245"><text:line-break/></text:span><text:span text:style-name="T246">de singulier aux tentations de la chair : &amp; comme il ne fust</text:span><text:span text:style-name="T247"><text:line-break/></text:span><text:span text:style-name="T248">agreable à l'abai&lt;ATTcaractere&gt;e, elle fut enuoyee hors du monastere.</text:span></text:p>
      <text:p text:style-name="p"><text:span text:style-name="T249">Nouuelle.</text:span><text:s/>9.<text:span text:style-name="T250">fo.</text:span>30.<text:span text:style-name="T251">b</text:span></text:p>
      <text:p text:style-name="p"><text:span text:style-name="T252">De deux amis l'vn deuient amoureux d'vne veufue, la(-)</text:span><text:span text:style-name="T253"><text:line-break/></text:span><text:span text:style-name="T254">quelle luy desrobe ce qu'il a &amp; puis l</text:span><text:span text:style-name="T255">e chasse : cestuy là aydé</text:span><text:span text:style-name="T256"><text:line-break/></text:span><text:span text:style-name="T257">par son amy, regangna la faueur d'icelle : &amp; cepend(a2)t qu'el</text:span><text:span text:style-name="T258"><text:line-break/></text:span><text:span text:style-name="T259">le prend son plaisir auec vn nouueau amant, il les tue tous</text:span><text:span text:style-name="T260"><text:line-break/></text:span><text:span text:style-name="T261">deux : &amp; estant condamné à mort, il est deliuré par le moy(e2)</text:span><text:span text:style-name="T262"><text:line-break/></text:span><text:span text:style-name="T263">d'vn sien amy.</text:span></text:p>
      <text:p text:style-name="p"><text:span text:style-name="pb">[n.p.]</text:span><text:line-break/><text:span text:style-name="T264">Nouuelle</text:span><text:s/>10.<text:span text:style-name="T265">fo.</text:span>34<text:span text:style-name="T266">b.</text:span></text:p>
      <text:p text:style-name="p"><text:span text:style-name="T267">Al</text:span><text:span text:style-name="T268">iprand iouit de la femme de Brunet, lequel finement de</text:span><text:span text:style-name="T269"><text:line-break/></text:span><text:span text:style-name="T270">ceu par l'amant, luy conduit sa femme sur vne nauire. Ali(-)</text:span><text:span text:style-name="T271"><text:line-break/></text:span><text:soft-page-break/><text:span text:style-name="T272">prandl'emmene. Brunet retourne en la maison &amp; ne la trou</text:span><text:span text:style-name="T273"><text:line-break/></text:span><text:span text:style-name="T274">ue point.</text:span></text:p>
      <text:p text:style-name="p"><text:span text:style-name="T275">Iournee</text:span><text:s/>2.</text:p>
      <text:p text:style-name="p"><text:span text:style-name="T276">Nouuelle</text:span><text:s/>1.<text:span text:style-name="T277">fo.</text:span>38.<text:span text:style-name="T278">a.</text:span></text:p>
      <text:p text:style-name="p"><text:span text:style-name="T279">Vn ieune homme estant amoureux de Su Zanne</text:span><text:span text:style-name="T280">, prent a(-)</text:span><text:span text:style-name="T281"><text:line-break/></text:span><text:span text:style-name="T282">mitié auec vn more de la maison, lequel pratiquant auec la</text:span><text:span text:style-name="T283"><text:line-break/></text:span><text:span text:style-name="T284">fille, &amp; ayant sa compagnie, faict veoir le tout au ieune G(e2)(-)</text:span><text:span text:style-name="T285"><text:line-break/></text:span><text:span text:style-name="T286">tilhomme : il la reprent, &amp; elle meurt de douleur &amp; des(-)</text:span><text:span text:style-name="T287"><text:line-break/></text:span><text:span text:style-name="T288">plaisir.</text:span></text:p>
      <text:p text:style-name="p"><text:span text:style-name="T289">Nouuelle</text:span><text:s/>2.<text:span text:style-name="T290">fo.</text:span>40.<text:span text:style-name="T291">b</text:span></text:p>
      <text:p text:style-name="p"><text:span text:style-name="T292">Le Sieur Anthoine Baganotte ay</text:span><text:span text:style-name="T293">me madame Lucrece, la(-)</text:span><text:span text:style-name="T294"><text:line-break/></text:span><text:span text:style-name="T295">quelle ne se souciant poinct de luy, iouit secrettement de son</text:span><text:span text:style-name="T296"><text:line-break/></text:span><text:span text:style-name="T297">amour, &amp; couche auec vn amy dudict sieur Anthoine : en</text:span><text:span text:style-name="T298"><text:line-break/></text:span><text:span text:style-name="T299">fin par le moyen dudit amy, il est mis en la grace &amp; faueur</text:span><text:span text:style-name="T300"><text:line-break/></text:span><text:span text:style-name="T301">d'icelle, &amp; en deuient possesseur.</text:span></text:p>
      <text:p text:style-name="p"><text:span text:style-name="T302">Nouuelle</text:span><text:s/>3.<text:span text:style-name="T303">fo.</text:span>44<text:span text:style-name="T304">a</text:span></text:p>
      <text:p text:style-name="p"><text:span text:style-name="T305">Adriane aimee par vn Florentin, est menee parvne ruse</text:span><text:span text:style-name="T306"><text:line-break/></text:span><text:span text:style-name="T307">en la maison d'iceluy, où luy estant ostee par vn Seigneur de</text:span><text:span text:style-name="T308"><text:line-break/></text:span><text:span text:style-name="T309">nuict, elle est mise en prison, le Florentin la deliure, &amp; le</text:span><text:span text:style-name="T310"><text:line-break/></text:span><text:span text:style-name="T311">seigneur demeure tout honteux.</text:span></text:p>
      <text:p text:style-name="p"><text:span text:style-name="T312">Nouuelle</text:span><text:s/>4.<text:span text:style-name="T313">fo.</text:span>47.<text:span text:style-name="T314">a</text:span></text:p>
      <text:p text:style-name="p"><text:span text:style-name="T315">Ferrand de Salerne aymant la</text:span><text:span text:style-name="T316"><text:s/>fille d'vn Cheualier, est</text:span><text:span text:style-name="T317"><text:line-break/></text:span><text:span text:style-name="T318">descouuert, la ieune fille est enuoyee par le pere a la mort. Et</text:span><text:span text:style-name="T319"><text:line-break/></text:span><text:span text:style-name="T320">comme on l'eust laissé aller, la deguisant &amp; transformant,</text:span><text:span text:style-name="T321"><text:line-break/></text:span><text:span text:style-name="T322">elle retourne à Salerne, où ayant trouué Ferrant heritier du</text:span><text:span text:style-name="T323"><text:line-break/></text:span><text:span text:style-name="T324">Cheualier, le prend pour son mary.</text:span></text:p>
      <text:p text:style-name="p"><text:span text:style-name="T325">Nouuelle</text:span><text:s/>5.<text:span text:style-name="T326">fo.</text:span>50.<text:span text:style-name="T327">b</text:span></text:p>
      <text:p text:style-name="p"><text:span text:style-name="pb">[n.p.]</text:span><text:line-break/><text:span text:style-name="T328">Vn fils du comte de Saluce aime Briseide fille du Mar(-)</text:span><text:span text:style-name="T329"><text:line-break/></text:span><text:span text:style-name="T330">quis de Montferrat : &amp; en peu de temps l'ayant aduisee</text:span><text:span text:style-name="T331"><text:line-break/></text:span><text:span text:style-name="T332">de l'amour, qu'il luy porte, il obtient d'elle ce qu'il desire.</text:span><text:span text:style-name="T333"><text:line-break/></text:span><text:span text:style-name="T334">Estant trouué d'auanture par le Marquis en lieu, où il</text:span><text:span text:style-name="T335"><text:line-break/></text:span><text:span text:style-name="T336">ne pouuo</text:span><text:span text:style-name="T337">it excuser sa faulte, ny fuir, il fut decapité, par le</text:span><text:span text:style-name="T338"><text:line-break/></text:span><text:span text:style-name="T339">commandement dudict marquis, &amp; la teste en fut portee à</text:span><text:span text:style-name="T340"><text:line-break/></text:span><text:span text:style-name="T341">Briseide, laquelle en vengeance de cela, par vne horrible a(-)</text:span><text:span text:style-name="T342"><text:line-break/></text:span><text:span text:style-name="T343">stuce, elle trouue moyen de faire que le pere de son amant</text:span><text:span text:style-name="T344"><text:line-break/></text:span><text:span text:style-name="T345">mort, la priue semblabl</text:span><text:span text:style-name="T346">ement de la vie.</text:span></text:p>
      <text:p text:style-name="p"><text:span text:style-name="T347">Nouuelle</text:span><text:s/>6.<text:span text:style-name="T348">fo.</text:span>57.<text:span text:style-name="T349">a</text:span></text:p>
      <text:p text:style-name="p"><text:span text:style-name="T350">Faustin ayme Eugenie, &amp;</text:span><text:span text:style-name="T351"><text:s/>a cause de la ialousie que le</text:span><text:span text:style-name="T352"><text:line-break/></text:span><text:span text:style-name="T353">pere &amp; la mere en ont, Il est contrainct, s'il la veut voir</text:span><text:span text:style-name="T354"><text:line-break/></text:span><text:span text:style-name="T355">d'aller to(us) les matins de bonne heure à l'Eglise, où la mere la</text:span><text:span text:style-name="T356"><text:line-break/></text:span><text:span text:style-name="T357">menoit à la messe. Nastagie de Rodiotti alloit au</text:span><text:span text:style-name="T358">&lt;ATTcaractere&gt;</text:span><text:span text:style-name="T359">i pour son</text:span><text:span text:style-name="T360"><text:line-break/></text:span><text:span text:style-name="T361">profit en ladicte eglise</text:span><text:span text:style-name="T362">, &amp; à ladicte messe, au grand destour</text:span><text:span text:style-name="T363"><text:line-break/></text:span><text:span text:style-name="T364">bier du plaisir des deux amans, à laquelle chose Faustin</text:span><text:span text:style-name="T365"><text:line-break/></text:span><text:span text:style-name="T366">pourueut tresbien parvne gentile ruse, le faisantrecomman(-)</text:span><text:span text:style-name="T367"><text:line-break/></text:span><text:span text:style-name="T368">der au Curé, pour Iuif faict Chrestien.</text:span></text:p>
      <text:p text:style-name="p"><text:span text:style-name="T369">Nouuelle</text:span><text:s/>7.<text:span text:style-name="T370">fo.</text:span>60.<text:span text:style-name="T371">b</text:span></text:p>
      <text:p text:style-name="p"><text:span text:style-name="T372">Olderic ayme Lucie : Ils donnent ordre de</text:span><text:span text:style-name="T373"><text:s/>se trouuer tous</text:span><text:span text:style-name="T374"><text:line-break/></text:span><text:span text:style-name="T375">deux ensemble, entres autres, vn soir que le Mary de ladi(-)</text:span><text:span text:style-name="T376"><text:line-break/></text:span><text:span text:style-name="T377">cte Lucie deuoit passer le temps, &amp; estre auec quelques siens</text:span><text:span text:style-name="T378"><text:line-break/></text:span><text:soft-page-break/><text:span text:style-name="T379">amys, lequel contre l'opinion des deux, demeure en la mai(-)</text:span><text:span text:style-name="T380"><text:line-break/></text:span><text:span text:style-name="T381">son : à quoy Olderic prouuoit par vne merueilleuse ru(-</text:span><text:span text:style-name="T382">)</text:span><text:span text:style-name="T383"><text:line-break/></text:span><text:span text:style-name="T384">se, &amp; le mesme soir prend son plaisir auec Lucie, malgré</text:span><text:span text:style-name="T385"><text:line-break/></text:span><text:span text:style-name="T386">le mary.</text:span></text:p>
      <text:p text:style-name="p"><text:span text:style-name="T387">Nouuelle</text:span><text:s/>8.<text:span text:style-name="T388">fo.</text:span>62.<text:span text:style-name="T389">b</text:span></text:p>
      <text:p text:style-name="p"><text:span text:style-name="T390">Benoist surprins par vn medecin mary d'vne qu'il ay(-)</text:span><text:span text:style-name="T391"><text:line-break/></text:span><text:span text:style-name="T392">moit, est d'icelle, pour le mieux, faict entrer en vne grande</text:span><text:span text:style-name="T393"><text:line-break/></text:span><text:span text:style-name="T394">malle. Le medecin ayant à faire vn voyage, emporte q</text:span><text:span text:style-name="T395">uant</text:span><text:span text:style-name="T396"><text:line-break/></text:span><text:span text:style-name="T397">&amp; luy la malle. pensant qu'il n'y eust dedans rien</text:span><text:span text:style-name="T398"><text:line-break/></text:span><text:span text:style-name="pb">[n.p.]</text:span><text:span text:style-name="T399"><text:line-break/></text:span><text:span text:style-name="T400">autre chose que des chemises &amp; vnguents. Certains lar(-)</text:span><text:span text:style-name="T401"><text:line-break/></text:span><text:span text:style-name="T402">rons &amp; brigans ostent la malle au medecin, &amp;</text:span><text:span text:style-name="T403"><text:line-break/></text:span><text:span text:style-name="T404">l'ayant ouuerte, tout à l'instant la laissent, ayans tres(-)</text:span><text:span text:style-name="T405"><text:line-break/></text:span><text:span text:style-name="T406">grande peur : &amp; Benoist sortan</text:span><text:span text:style-name="T407">t d'icelle, se trouue incon(-)</text:span><text:span text:style-name="T408"><text:line-break/></text:span><text:span text:style-name="T409">tinent deliuré d'vn si grand danger, &amp; puis a pour la</text:span><text:span text:style-name="T410"><text:line-break/></text:span><text:span text:style-name="T411">nuict vn tresbon logis.</text:span></text:p>
      <text:p text:style-name="p"><text:span text:style-name="T412">Nouuelle</text:span><text:s/>9.<text:span text:style-name="T413">fo.</text:span>65.<text:span text:style-name="T414">b</text:span></text:p>
      <text:p text:style-name="p"><text:span text:style-name="T415">Deux Capitaines de Galleres, l'vn Venitien, l'au(-)</text:span><text:span text:style-name="T416"><text:line-break/></text:span><text:span text:style-name="T417">tre Florentin, debatent ensemble de la doctrine &amp; sça(-)</text:span><text:span text:style-name="T418"><text:line-break/></text:span><text:span text:style-name="T419">uoir de leurs Prest</text:span><text:span text:style-name="T420">res qu'ils meinent auec eux, chacun</text:span><text:span text:style-name="T421"><text:line-break/></text:span><text:span text:style-name="T422">disant auoir le plus sçauant. Ilz accordent d'en ve(-)</text:span><text:span text:style-name="T423"><text:line-break/></text:span><text:span text:style-name="T424">nir à la preuue : &amp; pour ce faire, par deux iours di(-)</text:span><text:span text:style-name="T425"><text:line-break/></text:span><text:span text:style-name="T426">uers se donnent à disner l'vn à l'autre, &amp; font prescher</text:span><text:span text:style-name="T427"><text:line-break/></text:span><text:span text:style-name="T428">leurs Chappelains, &amp; celuy du Florentin gaigne &amp; em(</text:span><text:span text:style-name="T429">-)</text:span><text:span text:style-name="T430"><text:line-break/></text:span><text:span text:style-name="T431">porte la victoire de l'autre.</text:span></text:p>
      <text:p text:style-name="p"><text:span text:style-name="T432">Nouuelle</text:span><text:s/>10.<text:span text:style-name="T433">fo.</text:span>68.<text:span text:style-name="T434">b</text:span></text:p>
      <text:p text:style-name="p"><text:span text:style-name="T435">Le Curé Arlotto est enuoyé Ambassadeur vers le</text:span><text:span text:style-name="T436"><text:line-break/></text:span><text:span text:style-name="T437">Roy René, de la part des galleres Florentines pour obtenir</text:span><text:span text:style-name="T438"><text:line-break/></text:span><text:span text:style-name="T439">passeport &amp; saufconduit : lequel il obtient, en reprenant la</text:span><text:span text:style-name="T440"><text:line-break/></text:span><text:span text:style-name="T441">folie du Roy qui tiroit d'vne cerbac</text:span><text:span text:style-name="T442">ane.</text:span></text:p>
      <text:p text:style-name="p"><text:span text:style-name="T443">Iournee</text:span><text:s/>3.</text:p>
      <text:p text:style-name="p"><text:span text:style-name="T444">Nouuelle</text:span><text:s/>1.<text:span text:style-name="T445">fo.</text:span>72.<text:span text:style-name="T446">a</text:span></text:p>
      <text:p text:style-name="p"><text:span text:style-name="T447">Paul de Bernard marchand, s'en va à vne foire, il</text:span><text:span text:style-name="T448"><text:line-break/></text:span><text:span text:style-name="T449">retourne le soir en sa maison : &amp; la trouue ornee de ta(-)</text:span><text:span text:style-name="T450"><text:line-break/></text:span><text:span text:style-name="T451">pisseries, &amp; les tables mises &amp; accommodees, auec plu(-)</text:span><text:span text:style-name="T452"><text:line-break/></text:span><text:span text:style-name="T453">sieurs flambeaux &amp; lumieres. La femme d'iceluy &amp; l'a(-)</text:span><text:span text:style-name="T454"><text:line-break/></text:span><text:span text:style-name="T455">mant d'icelle fuient, &amp; puis le matin ensuiuant ils man(-)</text:span><text:span text:style-name="T456"><text:line-break/></text:span><text:span text:style-name="T457">gent tous ensemble amiablement le souper.</text:span></text:p>
      <text:p text:style-name="p"><text:span text:style-name="pb">[n.p.]</text:span><text:line-break/><text:span text:style-name="T458">Nouuelle</text:span><text:s/>2.<text:span text:style-name="T459">fo.</text:span>77.<text:span text:style-name="T460">b</text:span></text:p>
      <text:p text:style-name="p"><text:span text:style-name="T461">D'vne nouuelle espouse qui coucha la premiere nuict de</text:span><text:span text:style-name="T462"><text:line-break/></text:span><text:span text:style-name="T463">ses nopces, auec autre que son mary, pensant neant(-)</text:span><text:span text:style-name="T464"><text:line-break/></text:span><text:span text:style-name="T465">moins estre auec so</text:span><text:span text:style-name="T466">n espoux : comme la mesme nuict elle</text:span><text:span text:style-name="T467"><text:line-break/></text:span><text:span text:style-name="T468">le sçeut, &amp; n'en fit autre semblant, de peur de scanda(-)</text:span><text:span text:style-name="T469"><text:line-break/></text:span><text:span text:style-name="T470">le &amp; deshonneur.</text:span></text:p>
      <text:p text:style-name="p"><text:span text:style-name="T471">Nouuelle</text:span><text:s/>3.<text:span text:style-name="T472">fo.</text:span>81.<text:span text:style-name="T473">a</text:span></text:p>
      <text:p text:style-name="p"><text:span text:style-name="T474">Belfagor Archidiable est enuoyé par Pluton en ce mon(-)</text:span><text:span text:style-name="T475"><text:line-break/></text:span><text:span text:style-name="T476">de, auec obligation de prendre femme. Il vient, &amp; la</text:span><text:span text:style-name="T477"><text:line-break/></text:span><text:span text:style-name="T478">prend, &amp; ne pouu</text:span><text:span text:style-name="T479">ant endurer &amp; souffrir l'insolence d'i(-)</text:span><text:span text:style-name="T480"><text:line-break/></text:span><text:span text:style-name="T481">celle, il s'en retourne en enfer.</text:span></text:p>
      <text:soft-page-break/>
      <text:p text:style-name="p"><text:span text:style-name="T482">Nouuelle</text:span><text:s/>4.<text:span text:style-name="T483">fo.</text:span>87.<text:span text:style-name="T484">a</text:span></text:p>
      <text:p text:style-name="p"><text:span text:style-name="T485">La fille d'vn riche marchand nommee Anne, aime vn</text:span><text:span text:style-name="T486"><text:line-break/></text:span><text:span text:style-name="T487">facteur de son pere, &amp; couche auec luy : ce qu'estant sçeu,</text:span><text:span text:style-name="T488"><text:line-break/></text:span><text:span text:style-name="T489">elle fut rusee, &amp; par vn traict de simplicité qu'el</text:span><text:span text:style-name="T490">le feignit,</text:span><text:span text:style-name="T491"><text:line-break/></text:span><text:span text:style-name="T492">voyant qu'elle ne pouuoit plus celer sa grossesse : elle trouue</text:span><text:span text:style-name="T493"><text:line-break/></text:span><text:span text:style-name="T494">moyen d'appaiser son pere &amp; sa mere, qui la baillerent en</text:span><text:span text:style-name="T495"><text:line-break/></text:span><text:span text:style-name="T496">mariage au facteur nommé Aubin.</text:span></text:p>
      <text:p text:style-name="p"><text:span text:style-name="T497">Nouuelle</text:span><text:s/>5.<text:span text:style-name="T498">fo.</text:span>91.<text:span text:style-name="T499">a</text:span></text:p>
      <text:p text:style-name="p"><text:span text:style-name="T500">Zanobi faict vœu pour estre Consul : l'estant, on luy ad(-)</text:span><text:span text:style-name="T501"><text:line-break/></text:span><text:span text:style-name="T502">dresse vne<text:s/></text:span><text:span text:style-name="T503">fille pour sati faire à son vœu. Il promet</text:span><text:span text:style-name="T504"><text:line-break/></text:span><text:span text:style-name="T505">cent liures pour son mary, lequel s'en va, &amp; pour a(-)</text:span><text:span text:style-name="T506"><text:line-break/></text:span><text:span text:style-name="T507">uoir les cent liures, trouue vn fainct mary qui consom(-)</text:span><text:span text:style-name="T508"><text:line-break/></text:span><text:span text:style-name="T509">me le mariage.</text:span></text:p>
      <text:p text:style-name="p"><text:span text:style-name="T510">Nouuelle</text:span><text:s/>6.<text:span text:style-name="T511">fo.</text:span>95.<text:span text:style-name="T512">b</text:span></text:p>
      <text:p text:style-name="p"><text:span text:style-name="T513">Santolo &amp; Fallalbachio, deux bons compagnons, pen(-)</text:span><text:span text:style-name="T514"><text:line-break/></text:span><text:span text:style-name="T515">sant attrappe</text:span><text:span text:style-name="T516">r vne espouse nouuelle emmenee par son mary,</text:span><text:span text:style-name="T517"><text:line-break/></text:span><text:span text:style-name="T518">pour auoir d'elle, selon la coustume du païs, quelque chose</text:span><text:span text:style-name="T519"><text:line-break/></text:span><text:span text:style-name="T520">pour faire le lendemain bonne chere, sont finement attrap(-)</text:span><text:span text:style-name="T521"><text:line-break/></text:span><text:span text:style-name="T522">pez en compagnie.</text:span></text:p>
      <text:p text:style-name="p"><text:span text:style-name="T523">Nouuelle</text:span><text:s/>7.<text:span text:style-name="T524">fo.</text:span>99.<text:span text:style-name="T525">b</text:span></text:p>
      <text:p text:style-name="p"><text:span text:style-name="pb">[n.p.]</text:span><text:line-break/><text:span text:style-name="T526">Le Curé Arlotto, pour donner conseil à vn sien</text:span><text:span text:style-name="T527"><text:s/>pauure</text:span><text:span text:style-name="T528"><text:line-break/></text:span><text:span text:style-name="T529">parroi</text:span><text:span text:style-name="T530">&lt;ATTcaractere&gt;</text:span><text:span text:style-name="T531">ien maltraicté de sa femme, luy recite la nouuelle</text:span><text:span text:style-name="T532"><text:line-break/></text:span><text:span text:style-name="T533">d'vn Cordonnier qui fut au pont aux Oyes, par le conseil de</text:span><text:span text:style-name="T534"><text:line-break/></text:span><text:span text:style-name="T535">l'hermite de Pouille.</text:span></text:p>
      <text:p text:style-name="p"><text:span text:style-name="T536">Nouuelle</text:span><text:s/>8.<text:span text:style-name="T537">fo.</text:span>103.<text:span text:style-name="T538">a</text:span></text:p>
      <text:p text:style-name="p"><text:span text:style-name="T539">Arlotto estant allé auec vn Gentilhomme disner en la</text:span><text:span text:style-name="T540"><text:line-break/></text:span><text:span text:style-name="T541">maison du Cardinal de<text:s/></text:span><text:span text:style-name="T542">Pauie, fut picqué par ledict sieur</text:span><text:span text:style-name="T543"><text:line-break/></text:span><text:span text:style-name="T544">Cardinal : &amp; Arlotto le luy rendit bien vert, en le faisant</text:span><text:span text:style-name="T545"><text:line-break/></text:span><text:span text:style-name="T546">taire tout coy, de honte qu'il en eut.</text:span></text:p>
      <text:p text:style-name="p"><text:span text:style-name="T547">Nouuelle</text:span><text:s/>9.<text:span text:style-name="T548">fo.</text:span>105.<text:span text:style-name="T549">a</text:span></text:p>
      <text:p text:style-name="p"><text:span text:style-name="T550">Sire Pierre ayant vne mauuaise femme fort testue, s'en</text:span><text:span text:style-name="T551"><text:line-break/></text:span><text:span text:style-name="T552">va au conseil d'vn Cordelier sien amy, qui alle</text:span><text:span text:style-name="T553">gue à la fem</text:span><text:span text:style-name="T554"><text:line-break/></text:span><text:span text:style-name="T555">me l'histoire &amp; exemple d'vne autre femme testue, &amp; Ca(-)</text:span><text:span text:style-name="T556"><text:line-break/></text:span><text:span text:style-name="T557">therine femme dudict Pierre, ne deuient meilleure, sans</text:span><text:span text:style-name="T558"><text:line-break/></text:span><text:span text:style-name="T559">l'huile de cotteret, dont elle est oincte pour l'adoucir.</text:span></text:p>
      <text:p text:style-name="p"><text:span text:style-name="T560">Nouuelle</text:span><text:s/>10.<text:span text:style-name="T561">fo.</text:span>107.<text:span text:style-name="T562">b</text:span></text:p>
      <text:p text:style-name="p"><text:span text:style-name="T563">Le Curé Arlotto importuné d'vn debte, par le garç(</text:span><text:span text:style-name="T564">o2) &amp;</text:span><text:span text:style-name="T565"><text:line-break/></text:span><text:span text:style-name="T566">facteur d'vn Drappier, trouue finement le moyen pour s'en</text:span><text:span text:style-name="T567"><text:line-break/></text:span><text:span text:style-name="T568">desfaire &amp; faict bien battre &amp; frotter le facteur, faisant</text:span><text:span text:style-name="T569"><text:line-break/></text:span><text:span text:style-name="T570">croire à l'Abbé &amp; moynes du mont S. Miniat, qu'il estoit</text:span><text:span text:style-name="T571"><text:line-break/></text:span><text:span text:style-name="T572">demoniaque &amp; possedé du Diable.</text:span></text:p>
      <text:p text:style-name="p"><text:span text:style-name="T573">Iournee</text:span><text:s/>4.</text:p>
      <text:p text:style-name="p"><text:span text:style-name="T574">Nouuelle</text:span><text:s/>1.<text:span text:style-name="T575">fo.</text:span>111.<text:span text:style-name="T576">b</text:span></text:p>
      <text:p text:style-name="p"><text:span text:style-name="T577">Maistre Antho</text:span><text:span text:style-name="T578">ine Gerualle medecin prend femme, elle</text:span><text:span text:style-name="T579"><text:line-break/></text:span><text:span text:style-name="T580">luy faict vne fille en deux mois, &amp; le medecin par vne</text:span><text:span text:style-name="T581"><text:line-break/></text:span><text:span text:style-name="T582">prompte proposition, l'ayant renuoyee à la maison, s'en de(-)</text:span><text:span text:style-name="T583"><text:line-break/></text:span><text:span text:style-name="T584">liure.</text:span></text:p>
      <text:p text:style-name="p"><text:span text:style-name="T585">Nouuelle</text:span><text:s/>2.<text:span text:style-name="T586">fo.</text:span>113.<text:span text:style-name="T587">a</text:span></text:p>
      <text:soft-page-break/>
      <text:p text:style-name="p"><text:span text:style-name="T588">Estrange amour d'vne ieune veufue de Blois enuers son</text:span><text:span text:style-name="T589"><text:line-break/></text:span><text:span text:style-name="T590">frere, qu'elle ne c</text:span><text:span text:style-name="T591">ognoist point, &amp; ce qui en aduient.</text:span></text:p>
      <text:p text:style-name="p"><text:span text:style-name="T592">Nouuelle</text:span><text:s/>3.<text:span text:style-name="T593">fo.</text:span>116.<text:span text:style-name="T594">b</text:span></text:p>
      <text:p text:style-name="p"><text:span text:style-name="T595">La Princesse d'Eutopie accusee à tort d'auoir prostitué</text:span><text:line-break/><text:span text:style-name="pb">[n.p.]</text:span><text:line-break/><text:span text:style-name="T596">son honneur, &amp; s'estre abandonnee à Dom Ferrand de</text:span><text:span text:style-name="T597"><text:line-break/></text:span><text:span text:style-name="T598">Castille, est en fin par ledict Ferr(a2)d de Castille deliuree &amp;</text:span><text:span text:style-name="T599"><text:line-break/></text:span><text:span text:style-name="T600">mise en liberté, pour</text:span><text:span text:style-name="T601">ce qu'il tue le faux accusateur, &amp; la</text:span><text:span text:style-name="T602"><text:line-break/></text:span><text:span text:style-name="T603">Princesse luy est donnee en mariage, suiuant l'ordonnance</text:span><text:span text:style-name="T604"><text:line-break/></text:span><text:span text:style-name="T605">&amp; proclamation du Prince son pere, qui la donnoit en ma(-)</text:span><text:span text:style-name="T606"><text:line-break/></text:span><text:span text:style-name="T607">riage au victorieux.</text:span></text:p>
      <text:p text:style-name="p"><text:span text:style-name="T608">Nouuelle</text:span><text:s/>4.<text:span text:style-name="T609">fo.</text:span>120.<text:span text:style-name="T610">a</text:span></text:p>
      <text:p text:style-name="p"><text:span text:style-name="T611">Heleine de Raguse deuient amoureuse d'vn moyne, &amp;</text:span><text:span text:style-name="T612"><text:line-break/></text:span><text:span text:style-name="T613">nouant ou<text:s/></text:span><text:span text:style-name="T614">nageant, elle s'en va le trouuer en sa chambret(-)</text:span><text:span text:style-name="T615"><text:line-break/></text:span><text:span text:style-name="T616">te, &amp; estant descouuerte par ses freres, &amp; deceue par vne</text:span><text:span text:style-name="T617"><text:line-break/></text:span><text:span text:style-name="T618">lumiere, elle se pert &amp; noye miserablement.</text:span></text:p>
      <text:p text:style-name="p"><text:span text:style-name="T619">Nouuelle</text:span><text:s/>5.<text:span text:style-name="T620">fo.</text:span>123.<text:span text:style-name="T621">b</text:span></text:p>
      <text:p text:style-name="p"><text:span text:style-name="T622">Le Curé Arlotto Florentin, estant en la ville de Londres</text:span><text:span text:style-name="T623"><text:line-break/></text:span><text:span text:style-name="T624">en Angleterre, est prié de</text:span><text:span text:style-name="T625"><text:s/>dire la Messe : &amp; apres l'auoir</text:span><text:span text:style-name="T626"><text:line-break/></text:span><text:span text:style-name="T627">dicte, voulant vser d'vne certaine coustume &amp; ceremonie</text:span><text:span text:style-name="T628"><text:line-break/></text:span><text:span text:style-name="T629">qu'ils ont (ou auoit de ce temps là) il taxe l'yurongnerie</text:span><text:span text:style-name="T630"><text:line-break/></text:span><text:span text:style-name="T631">des Anglois, qui disoient que la rougeur de leur visage &amp;</text:span><text:span text:style-name="T632"><text:line-break/></text:span><text:span text:style-name="T633">de leurs yeux procedoit de l'air trop subtil de le</text:span><text:span text:style-name="T634">ur pays.</text:span></text:p>
      <text:p text:style-name="p"><text:span text:style-name="T635">Nouuelle</text:span><text:s/>6.<text:span text:style-name="T636">fo.</text:span>127.<text:span text:style-name="T637">a</text:span></text:p>
      <text:p text:style-name="p"><text:span text:style-name="T638">Arlotto estant à Naples taxe le Roy Alphonse d'Ar(-)</text:span><text:span text:style-name="T639"><text:line-break/></text:span><text:span text:style-name="T640">vagon d'erreur, &amp; le monstre couché sur son liure, c(o2)me de(-)</text:span><text:span text:style-name="T641"><text:line-break/></text:span><text:span text:style-name="T642">biteur, pour vne faute commise d'auoir baillé 5555. escus</text:span><text:span text:style-name="T643"><text:line-break/></text:span><text:span text:style-name="T644">d'or à vn Alemand, qui n'auoit rien pour aller ache</text:span><text:span text:style-name="T645">ter des</text:span><text:span text:style-name="T646"><text:line-break/></text:span><text:span text:style-name="T647">cheuaux en son pays mesmes d'Alemagne.</text:span></text:p>
      <text:p text:style-name="p"><text:span text:style-name="T648">Nouuelle</text:span><text:s/>7.<text:span text:style-name="T649">fo.</text:span>128.<text:span text:style-name="T650">b</text:span></text:p>
      <text:p text:style-name="p"><text:span text:style-name="T651">Arlotto a deux Notaires en sa maison, pour vn soir, l'vn</text:span><text:span text:style-name="T652"><text:line-break/></text:span><text:span text:style-name="T653">desquels est mal monté de cheual, quoy qu'on l'eust asseuré</text:span><text:span text:style-name="T654"><text:line-break/></text:span><text:span text:style-name="T655">que son cheual allast comme vne nauire. A son partir du</text:span><text:span text:style-name="T656"><text:line-break/></text:span><text:span text:style-name="T657">matin le cheual<text:s/></text:span><text:span text:style-name="T658">ne bouge d'vne place pour l'esperon. Arlot(-)</text:span><text:span text:style-name="T659"><text:line-break/></text:span><text:span text:style-name="T660">to le charge d'vne barre &amp; perche, &amp; monstre à le faire</text:span><text:span text:style-name="T661"><text:line-break/></text:span><text:span text:style-name="T662">aller comme vne nauire.</text:span></text:p>
      <text:p text:style-name="p"><text:span text:style-name="T663">Nouuelle</text:span><text:s/>8.<text:span text:style-name="T664">fo.</text:span>130.<text:span text:style-name="T665">b</text:span></text:p>
      <text:p text:style-name="p"><text:span text:style-name="pb">[n.p.]</text:span><text:line-break/><text:span text:style-name="T666">Vn riche païsan meurt le iour du Vedredy S. en la par(-)</text:span><text:span text:style-name="T667"><text:line-break/></text:span><text:span text:style-name="T668">roisse du Curé Arlotto : la mere se deult &amp;</text:span><text:span text:style-name="T669"><text:s/>plaint que les</text:span><text:span text:style-name="T670"><text:line-break/></text:span><text:span text:style-name="T671">cloches ne sonnent à son enterrement, &amp; requiert au moins</text:span><text:span text:style-name="T672"><text:line-break/></text:span><text:span text:style-name="T673">le son de quelque chose : elle faict tant par importunité que</text:span><text:span text:style-name="T674"><text:line-break/></text:span><text:span text:style-name="T675">son fils est enterré &amp; porté à l'Eglise au son d'vne corne(-)</text:span><text:span text:style-name="T676"><text:line-break/></text:span><text:span text:style-name="T677">muse.</text:span></text:p>
      <text:p text:style-name="p"><text:span text:style-name="T678">Nouuelle</text:span><text:s/>9.<text:span text:style-name="T679">fo.</text:span>132.<text:span text:style-name="T680">a</text:span></text:p>
      <text:p text:style-name="p"><text:span text:style-name="T681">Vn Angeuin estant arriué tard en</text:span><text:span text:style-name="T682"><text:s/>vne hostellerie, tout</text:span><text:span text:style-name="T683"><text:line-break/></text:span><text:span text:style-name="T684">trempé &amp; mouillé, &amp; ayant trouué deuant le feu plusieurs</text:span><text:span text:style-name="T685"><text:line-break/></text:span><text:span text:style-name="T686">gaudisseurs du lieu qui s'amusoient à iouer &amp; à boire, &amp;</text:span><text:span text:style-name="T687"><text:line-break/></text:span><text:span text:style-name="T688">qui l'empeschoient de se chauffer à son aise, trouua vn sub(-)</text:span><text:span text:style-name="T689"><text:line-break/></text:span><text:span text:style-name="T690">til moyen pour les faire sortir &amp; se mocquer d'eux.</text:span></text:p>
      <text:soft-page-break/>
      <text:p text:style-name="p"><text:span text:style-name="T691">Nouu</text:span><text:span text:style-name="T692">elle</text:span><text:s/>10.<text:span text:style-name="T693">fo.</text:span>134.<text:span text:style-name="T694">b</text:span></text:p>
      <text:p text:style-name="p"><text:span text:style-name="T695">Vn certain banquier de Sienne estant en peine pour huict</text:span><text:span text:style-name="T696"><text:line-break/></text:span><text:span text:style-name="T697">mille deux cens ducats qu'il auoit receus, &amp; estant en pro(-)</text:span><text:span text:style-name="T698"><text:line-break/></text:span><text:span text:style-name="T699">cez prest d'estre condamné à les rendre deux fois, ayant dé(-)</text:span><text:span text:style-name="T700"><text:line-break/></text:span><text:span text:style-name="T701">ja eu deux sentences contre luy, à la troisiesme gaigne s</text:span><text:span text:style-name="T702">a</text:span><text:span text:style-name="T703"><text:line-break/></text:span><text:span text:style-name="T704">cause par le moyen d'vn sien amy ignorant des loix &amp;</text:span><text:span text:style-name="T705"><text:line-break/></text:span><text:span text:style-name="T706">bonnes lettres.</text:span></text:p>
      <text:p text:style-name="p"><text:span text:style-name="T707">Iournee</text:span><text:s/>5.</text:p>
      <text:p text:style-name="p"><text:span text:style-name="T708">Nouuelle</text:span><text:s/>1.<text:span text:style-name="T709">fo.</text:span>139.<text:span text:style-name="T710">a</text:span></text:p>
      <text:p text:style-name="p"><text:span text:style-name="T711">Le Curé Arlotto s'estant acheminé à nostre Dame de Lo(-)</text:span><text:span text:style-name="T712"><text:line-break/></text:span><text:span text:style-name="T713">rette en compagnie de quatre Florentins, reprime bien l'im(-)</text:span><text:span text:style-name="T714"><text:line-break/></text:span><text:span text:style-name="T715">portunité, gloire &amp;</text:span><text:span text:style-name="T716"><text:s/>outrecuidance d'vn qui vouloit tous(-)</text:span><text:span text:style-name="T717"><text:line-break/></text:span><text:span text:style-name="T718">iours parler le premier, &amp; estre a</text:span><text:span text:style-name="T719">&lt;ATTcaractere&gt;</text:span><text:span text:style-name="T720">is au hault bout, comme</text:span><text:span text:style-name="T721"><text:line-break/></text:span><text:span text:style-name="T722">le plus honorable : &amp; trouue vn plaisant moyen de le faire</text:span><text:span text:style-name="T723"><text:line-break/></text:span><text:span text:style-name="T724">chasser &amp; battre par l'hoste sans qu'ils s'en meslassent.</text:span></text:p>
      <text:p text:style-name="p"><text:span text:style-name="T725">Nouuelle</text:span><text:s/>2.<text:span text:style-name="T726">fo.</text:span>140.<text:span text:style-name="T727">b</text:span></text:p>
      <text:p text:style-name="p"><text:span text:style-name="T728">Arlotto</text:span><text:span text:style-name="T729"><text:s/>faict rougir de honte certaines Dames Florenti(-)</text:span><text:span text:style-name="T730"><text:line-break/></text:span><text:span text:style-name="T731">nes, lesquelles luy disoient mal d'vne sienne parente qui e(-)</text:span><text:span text:style-name="T732"><text:line-break/></text:span><text:span text:style-name="T733">stoit femme de bien.</text:span></text:p>
      <text:p text:style-name="p"><text:span text:style-name="T734">Nouuelle</text:span><text:s/>3.<text:span text:style-name="T735">fo.</text:span>142.<text:span text:style-name="T736">a</text:span></text:p>
      <text:p text:style-name="p"><text:span text:style-name="pb">[n.p.]</text:span><text:line-break/><text:span text:style-name="T737">Vn ieune homme nommé Anthoine, estant en vn</text:span><text:span text:style-name="T738"><text:line-break/></text:span><text:span text:style-name="T739">sien lieu aux champs, deui(e2)t amoureux de la ieu</text:span><text:span text:style-name="T740">ne &amp; bel(-)</text:span><text:span text:style-name="T741"><text:line-break/></text:span><text:span text:style-name="T742">le femme d'vn officier d'Amboise : laquelle apres toutes les</text:span><text:span text:style-name="T743"><text:line-break/></text:span><text:span text:style-name="T744">poursuites desquelles il se peut aduiser, le repousse tousiours :</text:span><text:span text:style-name="T745"><text:line-break/></text:span><text:span text:style-name="T746">&amp; l'ay(a2)t vne fois par ruses &amp; surprinses entre ses mains,</text:span><text:span text:style-name="T747"><text:line-break/></text:span><text:span text:style-name="T748">trouue moyen d'eschapper, tant elle est accorte &amp; ver(-)</text:span><text:span text:style-name="T749"><text:line-break/></text:span><text:span text:style-name="T750">tueuse.</text:span></text:p>
      <text:p text:style-name="p"><text:span text:style-name="T751">Nouuelle</text:span><text:s/>4.<text:span text:style-name="T752">fo.</text:span>146.<text:span text:style-name="T753">a</text:span></text:p>
      <text:p text:style-name="p"><text:span text:style-name="T754">Vn maistre d'hostel du Duc Borso, qui estoit vn maistre</text:span><text:span text:style-name="T755"><text:line-break/></text:span><text:span text:style-name="T756">menteur &amp; semeur de bourdes, les plus estranges du mon(-)</text:span><text:span text:style-name="T757"><text:line-break/></text:span><text:span text:style-name="T758">de, prend vn seruiteur pour les affermer : &amp; luy donne vn</text:span><text:span text:style-name="T759"><text:line-break/></text:span><text:span text:style-name="T760">vieil hault de chausses, &amp; le seruiteur voyant qu'elles</text:span><text:span text:style-name="T761"><text:s/>ne</text:span><text:span text:style-name="T762"><text:line-break/></text:span><text:span text:style-name="T763">valoient rien, le faict cognoistre en bonne compagnie pour</text:span><text:span text:style-name="T764"><text:line-break/></text:span><text:span text:style-name="T765">vn notable menteur.</text:span></text:p>
      <text:p text:style-name="p"><text:span text:style-name="T766">Nouuelle</text:span><text:s/>5.<text:span text:style-name="T767">fo.</text:span>147.<text:span text:style-name="T768">b</text:span></text:p>
      <text:p text:style-name="p"><text:span text:style-name="T769">Le gr(a2)d Vicaire de Fiesole se voulant venger d'Arlotto,</text:span><text:span text:style-name="T770"><text:line-break/></text:span><text:span text:style-name="T771">pense finement faire entrer Arlotto en la prison de l'Eues(-)</text:span><text:span text:style-name="T772"><text:line-break/></text:span><text:span text:style-name="T773">ché. Arlotto sent la malice, &amp; p</text:span><text:span text:style-name="T774">ar vne contre ruse, y faict</text:span><text:span text:style-name="T775"><text:line-break/></text:span><text:span text:style-name="T776">entrer le Vicaire mesme : &amp; l'enferme là dedans, &amp; puis</text:span><text:span text:style-name="T777"><text:line-break/></text:span><text:span text:style-name="T778">porte les clefs de la prison à l'Euesque, auquel il raconte</text:span><text:span text:style-name="T779"><text:line-break/></text:span><text:span text:style-name="T780">tout le faict pour rire.</text:span></text:p>
      <text:p text:style-name="p"><text:span text:style-name="T781">Nouuelle</text:span><text:s/>6.<text:span text:style-name="T782">fo.</text:span>149<text:span text:style-name="T783">b</text:span></text:p>
      <text:p text:style-name="p"><text:span text:style-name="T784">Arlotto voyant vn fascheux vieillard en la compagnie</text:span><text:span text:style-name="T785"><text:line-break/></text:span><text:span text:style-name="T786">de certains ieu</text:span><text:span text:style-name="T787">nes Gentils hommes, ausquels il contredisoit</text:span><text:span text:style-name="T788"><text:line-break/></text:span><text:span text:style-name="T789">à tous propos, trouua bien le moyen de le faire taire par vn</text:span><text:span text:style-name="T790"><text:line-break/></text:span><text:span text:style-name="T791">conte qu'il faict à la compagnie du mesmevieillard, qui</text:span><text:span text:style-name="T792"><text:line-break/></text:span><text:span text:style-name="T793">auoit trouué sa femme auec vn amant.</text:span></text:p>
      <text:p text:style-name="p"><text:span text:style-name="T794">Nouuelle</text:span><text:s/>7.<text:span text:style-name="T795">fo.</text:span>151<text:s/><text:span text:style-name="T796">a.</text:span></text:p>
      <text:soft-page-break/>
      <text:p text:style-name="p"><text:span text:style-name="T797">Barlachia qui estoit vn plaisant hom</text:span><text:span text:style-name="T798">me Florentin, ay(a2)t</text:span><text:span text:style-name="T799"><text:line-break/></text:span><text:span text:style-name="T800">esté trompé par aucuns de ses amis, les trompe le iour de Ca(-)</text:span><text:span text:style-name="T801"><text:line-break/></text:span><text:span text:style-name="T802">resme-prenant : &amp; recite bien à propos l'histoire de trois</text:span><text:span text:style-name="T803"><text:line-break/></text:span><text:span text:style-name="T804">voyageurs, desquels les deux voulurent tromper le tiers, &amp;</text:span><text:span text:style-name="T805"><text:line-break/></text:span><text:span text:style-name="pb">[n.p.]</text:span><text:span text:style-name="T806"><text:line-break/></text:span><text:span text:style-name="T807">le tiers les trompa.</text:span></text:p>
      <text:p text:style-name="p"><text:span text:style-name="T808">Nouuelle</text:span><text:s/>8.<text:span text:style-name="T809">fo.</text:span>153.<text:span text:style-name="T810">a</text:span></text:p>
      <text:p text:style-name="p"><text:span text:style-name="T811">Barl</text:span><text:span text:style-name="T812">achie ayant esté fort malade, &amp; le bruit ay(a2)t couru</text:span><text:span text:style-name="T813"><text:line-break/></text:span><text:span text:style-name="T814">de sa mort, s'en alla est(a2)t guary, au pallais du Duc de Flo(-)</text:span><text:span text:style-name="T815"><text:line-break/></text:span><text:span text:style-name="T816">rence, qui pensoit qu'il fut mort : &amp; Barlachie par vne g(e2)(-)</text:span><text:span text:style-name="T817"><text:line-break/></text:span><text:span text:style-name="T818">tille responce emporta vn don du Duc.</text:span></text:p>
      <text:p text:style-name="p"><text:span text:style-name="T819">Nouuelle</text:span><text:s/>9.<text:span text:style-name="T820">fo.</text:span>154.<text:span text:style-name="T821">b</text:span></text:p>
      <text:p text:style-name="p"><text:span text:style-name="T822">Caracalla<text:s/></text:span><text:span text:style-name="T823">noble bourgeois de la ville de Florence a</text:span><text:span text:style-name="T824"><text:line-break/></text:span><text:span text:style-name="T825">en sa maison à soupper notable compagnie : &amp; pour</text:span><text:span text:style-name="T826"><text:line-break/></text:span><text:span text:style-name="T827">l'entretenir de plaisans deuis, enuoye querir, &amp; faict</text:span><text:span text:style-name="T828"><text:line-break/></text:span><text:span text:style-name="T829">venir Barlachia, lequel ioue d'vn bon traict en souppant :</text:span><text:span text:style-name="T830"><text:line-break/></text:span><text:span text:style-name="T831">&amp; apres soupper raconte à la compagnie vne plaisan</text:span><text:span text:style-name="T832">te</text:span><text:span text:style-name="T833"><text:line-break/></text:span><text:span text:style-name="T834">nouuelle qui fit rire tous ceux qui l'ouirent, &amp; les con(-)</text:span><text:span text:style-name="T835"><text:line-break/></text:span><text:span text:style-name="T836">tenta fort.</text:span></text:p>
      <text:p text:style-name="p"><text:span text:style-name="T837">Nouuelle</text:span><text:s/>10.<text:span text:style-name="T838">fo.</text:span>156.<text:span text:style-name="T839">a</text:span></text:p>
      <text:p text:style-name="p"><text:span text:style-name="T840">Vn ieune Florentin ioue d'vn subtil tour à vn paï(-)</text:span><text:span text:style-name="T841"><text:line-break/></text:span><text:span text:style-name="T842">san qui menoit vn asne, lequel il luy oste sans s'en ap(-)</text:span><text:span text:style-name="T843"><text:line-break/></text:span><text:span text:style-name="T844">perceuoir : &amp; gaigne vn soupper, apres lequel il</text:span><text:span text:style-name="T845"><text:s/>ioue d'v(-)</text:span><text:span text:style-name="T846"><text:line-break/></text:span><text:span text:style-name="T847">ne cassade à Stradino, au lict duquel il met vn cheual,</text:span><text:span text:style-name="T848"><text:line-break/></text:span><text:span text:style-name="T849">auquel il accouple &amp; lie les pieds : &amp; Stradino se cou(-)</text:span><text:span text:style-name="T850"><text:line-break/></text:span><text:span text:style-name="T851">chant, sans y penser, croit que ce soit vn diable, &amp;</text:span><text:span text:style-name="T852"><text:line-break/></text:span><text:span text:style-name="T853">crie misericorde.</text:span></text:p>
      <text:p text:style-name="p"><text:span text:style-name="T854">Sixiesme iournee.</text:span></text:p>
      <text:p text:style-name="p"><text:span text:style-name="T855">Nouuelle</text:span><text:s/>1.<text:span text:style-name="T856">fo.</text:span>158.<text:span text:style-name="T857">b</text:span></text:p>
      <text:p text:style-name="p"><text:span text:style-name="T858">Le fils d'vn Roy don</text:span><text:span text:style-name="T859">ne à vn autre Roy, qui estoit chassé :</text:span><text:span text:style-name="T860"><text:line-break/></text:span><text:span text:style-name="T861">le pere luy demande pourquoy il donnoit, il en rend raison</text:span><text:span text:style-name="T862"><text:line-break/></text:span><text:span text:style-name="T863">&amp; en est fort loué.</text:span></text:p>
      <text:p text:style-name="p"><text:span text:style-name="T864">Nouuelle</text:span><text:s/>2.<text:span text:style-name="T865">fo.</text:span>160.<text:span text:style-name="T866">a</text:span></text:p>
      <text:p text:style-name="p"><text:span text:style-name="T867">Vne ieune Dame abandonnee par son amant, va de nuict</text:span><text:span text:style-name="T868"><text:line-break/></text:span><text:span text:style-name="T869">le trouuer pour le tuer. Le Cheualier du guet la descouure,</text:span><text:span text:style-name="T870"><text:line-break/></text:span><text:span text:style-name="T871">&amp; luy</text:span><text:span text:style-name="T872"><text:s/>faict compagnie. Il void son grand courage : il</text:span><text:span text:style-name="T873"><text:line-break/></text:span><text:span text:style-name="pb">[n.p.]</text:span><text:span text:style-name="T874"><text:line-break/></text:span><text:span text:style-name="T875">resueille l'amant, &amp; leur faict faire la paix, les accor(-)</text:span><text:span text:style-name="T876"><text:line-break/></text:span><text:span text:style-name="T877">dans ensemble.</text:span></text:p>
      <text:p text:style-name="p"><text:span text:style-name="T878">Nouuelle</text:span><text:s/>3.<text:span text:style-name="T879">fo.</text:span>162.<text:span text:style-name="T880">b</text:span></text:p>
      <text:p text:style-name="p"><text:span text:style-name="T881">Loys &amp; Laure s'enfuient de leurs peres. Ils arriuent</text:span><text:span text:style-name="T882"><text:line-break/></text:span><text:span text:style-name="T883">par mauuaise fortune, en vne cauerne de brigands, qu</text:span><text:span text:style-name="T884">i</text:span><text:span text:style-name="T885"><text:line-break/></text:span><text:span text:style-name="T886">tuent Loys amant. Laure ayant impetré la faueur de le</text:span><text:span text:style-name="T887"><text:line-break/></text:span><text:span text:style-name="T888">voir, s'occit. La chose est descouuerte, &amp; tous les bri(-)</text:span><text:span text:style-name="T889"><text:line-break/></text:span><text:span text:style-name="T890">gands sont bruslez.</text:span></text:p>
      <text:p text:style-name="p"><text:span text:style-name="T891">Nouuelle</text:span><text:s/>4.<text:span text:style-name="T892">fo.</text:span>166.<text:span text:style-name="T893">b</text:span></text:p>
      <text:p text:style-name="p"><text:span text:style-name="T894">Democrate homme riche prepare vne chasse : Trasileo en(-)</text:span><text:span text:style-name="T895"><text:line-break/></text:span><text:span text:style-name="T896">tre &amp; se met dans la peau d'vne Ourse, &amp; se</text:span><text:span text:style-name="T897"><text:s/>cache en sa</text:span><text:span text:style-name="T898"><text:line-break/></text:span><text:span text:style-name="T899">maison pour le tuer. Il sort &amp; se deslie pour desrober, &amp; il</text:span><text:span text:style-name="T900"><text:line-break/></text:span><text:span text:style-name="T901">est tué au lieu de l'Ource.</text:span></text:p>
      <text:soft-page-break/>
      <text:p text:style-name="p"><text:span text:style-name="T902">Nouuelle</text:span><text:s/>5.<text:span text:style-name="T903">fo.</text:span>168.<text:span text:style-name="T904">b.</text:span></text:p>
      <text:p text:style-name="p"><text:span text:style-name="T905">Vn mary deuient ialoux de sa femme : elle se donne</text:span><text:span text:style-name="T906"><text:line-break/></text:span><text:span text:style-name="T907">plaisir auec son amant : le ialoux les veut prendre sur le</text:span><text:span text:style-name="T908"><text:line-break/></text:span><text:span text:style-name="T909">faict : Il est enfermé<text:s/></text:span><text:span text:style-name="T910">en vn grenier, &amp; se iettant à cause</text:span><text:span text:style-name="T911"><text:line-break/></text:span><text:span text:style-name="T912">d'vn feu par terre, il meurt.</text:span></text:p>
      <text:p text:style-name="p"><text:span text:style-name="T913">Nouuelle</text:span><text:s/>6.<text:span text:style-name="T914">fo.</text:span>171.<text:span text:style-name="T915">b</text:span></text:p>
      <text:p text:style-name="p"><text:span text:style-name="T916">Iacomin Bellini deuenu sans cause ialoux de sa femme</text:span><text:span text:style-name="T917"><text:line-break/></text:span><text:span text:style-name="T918">luy donne souuent des coups, &amp; portant icelle ayant trou(-)</text:span><text:span text:style-name="T919"><text:line-break/></text:span><text:span text:style-name="T920">ué vn amant, elle se recree auec luy.</text:span></text:p>
      <text:p text:style-name="p"><text:span text:style-name="T921">Nouuelle</text:span><text:s/>7.<text:span text:style-name="T922">fo.</text:span>173.<text:span text:style-name="T923">a</text:span></text:p>
      <text:p text:style-name="p"><text:span text:style-name="T924">Conrad Milanois amoureux d'vne dame appellee Nelle,</text:span><text:span text:style-name="T925"><text:line-break/></text:span><text:span text:style-name="T926">apres plusieurs accidens l'obtient.</text:span></text:p>
      <text:p text:style-name="p"><text:span text:style-name="T927">Nouuelle</text:span><text:s/>8.<text:span text:style-name="T928">fo.</text:span>183.<text:span text:style-name="T929">b</text:span></text:p>
      <text:p text:style-name="p"><text:span text:style-name="T930">Corsine requise par vn sien fils, estudiant à Bolongne,</text:span><text:span text:style-name="T931"><text:line-break/></text:span><text:span text:style-name="T932">d'vne chemise cousue de la main d'vne f(e2)me, auec le moins</text:span><text:span text:style-name="T933"><text:line-break/></text:span><text:span text:style-name="T934">de pensees &amp; ennuis, en trouue</text:span><text:span text:style-name="T935"><text:s/>vne, laquelle monstrant à</text:span><text:span text:style-name="T936"><text:line-break/></text:span><text:span text:style-name="T937">Corsine vn homme pendu, luy faict voir &amp; cognoistre que</text:span><text:span text:style-name="T938"><text:line-break/></text:span><text:span text:style-name="T939">elle est la plus triste &amp; dolente femme qui se trouue, encore</text:span><text:span text:style-name="T940"><text:line-break/></text:span><text:span text:style-name="T941">qu'elle semble autre.</text:span></text:p>
      <text:p text:style-name="p"><text:span text:style-name="pb">[n.p.]</text:span><text:line-break/><text:span text:style-name="T942">Nouuelle</text:span><text:s/>9.<text:span text:style-name="T943">fo.</text:span>185<text:span text:style-name="T944">b.</text:span></text:p>
      <text:p text:style-name="p"><text:span text:style-name="T945">Vn Romain vient en France, où il trouue vne sienne sœur</text:span><text:span text:style-name="T946"><text:line-break/></text:span><text:span text:style-name="T947">d'auan</text:span><text:span text:style-name="T948">ture, qui auoit esté desbauchee par vn François, la(-)</text:span><text:span text:style-name="T949"><text:line-break/></text:span><text:span text:style-name="T950">quelle le sauua d'vn extreme danger auquel il se trouue, ne</text:span><text:span text:style-name="T951"><text:line-break/></text:span><text:span text:style-name="T952">la cognoi</text:span><text:span text:style-name="T953">&lt;ATTcaractere&gt;</text:span><text:span text:style-name="T954">(a2)t point, &amp; ce qui depuis en aduint à l'vn &amp; à</text:span><text:span text:style-name="T955"><text:line-break/></text:span><text:span text:style-name="T956">l'autre.</text:span></text:p>
      <text:p text:style-name="p"><text:span text:style-name="T957">Nouuelle</text:span><text:s/>10.<text:span text:style-name="T958">fo.</text:span>192.<text:span text:style-name="T959">b</text:span></text:p>
      <text:p text:style-name="p"><text:span text:style-name="T960">Deux Gentilshommes intimes amis,<text:s/></text:span><text:span text:style-name="T961">aiment vne Damoi(-)</text:span><text:span text:style-name="T962"><text:line-break/></text:span><text:span text:style-name="T963">selle, ils pourchassent son amour : la Damoiselle aime le sieur</text:span><text:span text:style-name="T964"><text:line-break/></text:span><text:span text:style-name="T965">Verdin, qui estoit le nom du plus ieune, &amp; ne faict conte de</text:span><text:span text:style-name="T966"><text:line-break/></text:span><text:span text:style-name="T967">l'autre nommé le sieur de la Forest, lequel par vn breuet</text:span><text:span text:style-name="T968"><text:line-break/></text:span><text:span text:style-name="T969">qu'il donne, faict que son compagnon est hay &amp; luy ai</text:span><text:span text:style-name="T970">mé.</text:span></text:p>
      <text:p text:style-name="p"><text:span text:style-name="T971">La tromperie estant descouuerte par le moyen d'vn Ne(-)</text:span><text:span text:style-name="T972"><text:line-break/></text:span><text:span text:style-name="T973">gromantien, Verdin a</text:span><text:span text:style-name="T974">&lt;ATTcaractere&gt;</text:span><text:span text:style-name="T975">igne le combat à la Forest &amp; le tue,</text:span><text:span text:style-name="T976"><text:line-break/></text:span><text:span text:style-name="T977">le Negromant deuient amoureux de la Damoiselle : &amp; par</text:span><text:span text:style-name="T978"><text:line-break/></text:span><text:span text:style-name="T979">vn contraire charme, faict que l'amour qu'elle portoit au</text:span><text:span text:style-name="T980"><text:line-break/></text:span><text:span text:style-name="T981">sieur Verdin</text:span><text:span text:style-name="T982"><text:s/>se pert, de maniere qu'elle ne le cognoist plus,</text:span><text:span text:style-name="T983"><text:line-break/></text:span><text:span text:style-name="T984">&amp; s'addonne au Negromant, duquel l'art toutesfois ne</text:span><text:span text:style-name="T985"><text:line-break/></text:span><text:span text:style-name="T986">peut tant à cause d'vn sinet qui luy auoit esté baillé contre</text:span><text:span text:style-name="T987"><text:line-break/></text:span><text:span text:style-name="T988">les charmes, qu'il peust iouir d'elle : le sieur Verdin meurt</text:span><text:span text:style-name="T989"><text:line-break/></text:span><text:span text:style-name="T990">de desplaisir : &amp; de la mort<text:s/></text:span><text:span text:style-name="T991">d'iceluy, apres que la force du</text:span><text:span text:style-name="T992"><text:line-break/></text:span><text:span text:style-name="T993">charme pratiqué par le Negrom(a2)t fut passee, elle fut telle(-)</text:span><text:span text:style-name="T994"><text:line-break/></text:span><text:span text:style-name="T995">ment outree de douleur &amp; de desespoir, qu'elle se tua : &amp;</text:span><text:span text:style-name="T996"><text:line-break/></text:span><text:span text:style-name="T997">le Negromancien fut condamnè à la mort.</text:span></text:p>
      <text:p text:style-name="p"><text:span text:style-name="T998">Iournee</text:span><text:s/>7.</text:p>
      <text:p text:style-name="p"><text:span text:style-name="T999">Nouuelle</text:span><text:s/>1.<text:span text:style-name="T1000">fo.</text:span>205.<text:span text:style-name="T1001">a</text:span></text:p>
      <text:p text:style-name="p"><text:span text:style-name="T1002">Le sieur Fr(a2)çois iouissant<text:s/></text:span><text:span text:style-name="T1003">d'vne femme à Milan, s'en va,</text:span><text:span text:style-name="T1004"><text:line-break/></text:span><text:span text:style-name="T1005">elle s'abandonne en l'absence d'iceluy, à vn amy du sieur</text:span><text:span text:style-name="T1006"><text:line-break/></text:span><text:span text:style-name="T1007">François, lequel estant retourné, &amp; ayant descouuert l'af(-)</text:span><text:span text:style-name="T1008"><text:line-break/></text:span><text:soft-page-break/><text:span text:style-name="T1009">faire, tue son amy, la femme le poursuit, &amp; il gaigne au pied</text:span><text:span text:style-name="T1010"><text:line-break/></text:span><text:span text:style-name="T1011">&amp; s'enfuit.</text:span></text:p>
      <text:p text:style-name="p"><text:span text:style-name="pb">[n.p.]</text:span><text:line-break/><text:span text:style-name="T1012">Nouuelle</text:span><text:s/>2.<text:span text:style-name="T1013">fo.</text:span>213.<text:span text:style-name="T1014">a</text:span></text:p>
      <text:p text:style-name="p"><text:span text:style-name="T1015">Valere</text:span><text:span text:style-name="T1016"><text:s/>estant deuenu amoureux de Beatrix, la requiert</text:span><text:span text:style-name="T1017"><text:line-break/></text:span><text:span text:style-name="T1018">de son amour. Le mary d'icelle sçachant cela, faict en la</text:span><text:span text:style-name="T1019"><text:line-break/></text:span><text:span text:style-name="T1020">presence de Valere, à la femme d'iceluy, ce qu'il vouloit fai(-)</text:span><text:span text:style-name="T1021"><text:line-break/></text:span><text:span text:style-name="T1022">re à la sienne.</text:span></text:p>
      <text:p text:style-name="p"><text:span text:style-name="T1023">Nouuelle</text:span><text:s/>3.<text:span text:style-name="T1024">fo.</text:span>216.<text:span text:style-name="T1025">b</text:span></text:p>
      <text:p text:style-name="p"><text:span text:style-name="T1026">Gautier voulant entrer en la maison de sa dame, e</text:span><text:span text:style-name="T1027">stant</text:span><text:span text:style-name="T1028"><text:line-break/></text:span><text:span text:style-name="T1029">accueilly au lieu d'vn parent d'elle, est assailly de quatre :</text:span><text:span text:style-name="T1030"><text:line-break/></text:span><text:span text:style-name="T1031">&amp; estant defendu par son mary, il est conduit en sa mai(-)</text:span><text:span text:style-name="T1032"><text:line-break/></text:span><text:span text:style-name="T1033">son, où il faict ce pourquoy faire, il estoit allé trouuer sa</text:span><text:span text:style-name="T1034"><text:line-break/></text:span><text:span text:style-name="T1035">dame.</text:span></text:p>
      <text:p text:style-name="p"><text:span text:style-name="T1036">Nouuelle</text:span><text:s/>4.<text:span text:style-name="T1037">fo.</text:span>218.<text:span text:style-name="T1038">b</text:span></text:p>
      <text:p text:style-name="p"><text:span text:style-name="T1039">Hermogene ietté par son pere en la mer,<text:s/></text:span><text:span text:style-name="T1040">pour l'enuie de</text:span><text:span text:style-name="T1041"><text:line-break/></text:span><text:span text:style-name="T1042">sa fortune à venir, deuient Roy, le pere ne le cognoissant</text:span><text:span text:style-name="T1043"><text:line-break/></text:span><text:span text:style-name="T1044">point, va le trouuer, &amp; sçachant qu'il estoit son fils, ayant</text:span><text:span text:style-name="T1045"><text:line-break/></text:span><text:span text:style-name="T1046">honte, luy demande pardon, &amp; vit auec luy.</text:span></text:p>
      <text:p text:style-name="p"><text:span text:style-name="T1047">Nouuelle</text:span><text:s/>5.<text:span text:style-name="T1048">fo.</text:span>223.<text:span text:style-name="T1049">a</text:span></text:p>
      <text:p text:style-name="p"><text:span text:style-name="T1050">G(o2)nelle plaisant &amp; bouffon du Duc Borso, trouue moy(e</text:span><text:span text:style-name="T1051">2)</text:span><text:span text:style-name="T1052"><text:line-break/></text:span><text:span text:style-name="T1053">de tirer subtilement argent de son maistre, par vne gentille</text:span><text:span text:style-name="T1054"><text:line-break/></text:span><text:span text:style-name="T1055">gageure qu'il faict auec luy, soustenant qu'il y auoit à Fer(-)</text:span><text:span text:style-name="T1056"><text:line-break/></text:span><text:span text:style-name="T1057">rare vn nombre grand de medecins.</text:span></text:p>
      <text:p text:style-name="p"><text:span text:style-name="T1058">Nouuelle</text:span><text:s/>6.<text:span text:style-name="T1059">fo.</text:span>224.<text:span text:style-name="T1060">b</text:span></text:p>
      <text:p text:style-name="p"><text:span text:style-name="T1061">Comme vn nouuel espoux cognoist si sa femme est pucel(-)</text:span><text:span text:style-name="T1062"><text:line-break/></text:span><text:span text:style-name="T1063">le la premiere nu</text:span><text:span text:style-name="T1064">ict de ses nopces, &amp; par vn subtil moyen</text:span><text:span text:style-name="T1065"><text:line-break/></text:span><text:span text:style-name="T1066">(à son deshonneur neantmoins) il gaigne cent escus &amp; vn</text:span><text:span text:style-name="T1067"><text:line-break/></text:span><text:span text:style-name="T1068">courtault d'vn sien amy.</text:span></text:p>
      <text:p text:style-name="p"><text:span text:style-name="T1069">Nouuelle</text:span><text:s/>7.<text:span text:style-name="T1070">fo.</text:span>229.<text:span text:style-name="T1071">b</text:span></text:p>
      <text:p text:style-name="p"><text:span text:style-name="T1072">Vn certain Gentilh(o2)me Anglois est amoureux à la cour</text:span><text:span text:style-name="T1073"><text:line-break/></text:span><text:span text:style-name="T1074">de France, d'vne Damoiselle de grand lieu : laquelle apres</text:span><text:span text:style-name="T1075"><text:line-break/></text:span><text:span text:style-name="T1076">auoir prins son passet(e2)ps de sa folle amour, luy io ue d'vn b(o2)</text:span><text:span text:style-name="T1077"><text:line-break/></text:span><text:span text:style-name="T1078">tour, &amp; le faict foitter par des pages &amp; laquais.</text:span></text:p>
      <text:p text:style-name="p"><text:span text:style-name="T1079">Nouuelle</text:span><text:s/>8.<text:span text:style-name="T1080">fo.</text:span>236.<text:span text:style-name="T1081">a</text:span></text:p>
      <text:p text:style-name="p"><text:span text:style-name="pb">[n.p.]</text:span><text:line-break/><text:span text:style-name="T1082">Vn marchand ialoux nourrit vne pie : afin qu'elle luy</text:span><text:span text:style-name="T1083"><text:line-break/></text:span><text:span text:style-name="T1084">raconte touchant sa femme, ce qui se faict en la maison</text:span><text:span text:style-name="T1085"> : la</text:span><text:span text:style-name="T1086"><text:line-break/></text:span><text:span text:style-name="T1087">pie parle à la legere &amp; de trauers, par l'artifice de la fem(-)</text:span><text:span text:style-name="T1088"><text:line-break/></text:span><text:span text:style-name="T1089">me, &amp; pour ceste cause le marchand tue la pie.</text:span></text:p>
      <text:p text:style-name="p"><text:span text:style-name="T1090">Nouuelle</text:span><text:s/>9.<text:span text:style-name="T1091">fo.</text:span>237.<text:span text:style-name="T1092">b</text:span></text:p>
      <text:p text:style-name="p"><text:span text:style-name="T1093">Certains hommes de Velletre ennemis de Rome, dece(-)</text:span><text:span text:style-name="T1094"><text:line-break/></text:span><text:span text:style-name="T1095">uant par ruse &amp;</text:span><text:span text:style-name="T1096"><text:s/>subtil moyen Crassus tres-auare, ruinent</text:span><text:span text:style-name="T1097"><text:line-break/></text:span><text:span text:style-name="T1098">le bel edifice de Rome.</text:span></text:p>
      <text:p text:style-name="p"><text:span text:style-name="T1099">Nouuelle</text:span><text:s/>10.<text:span text:style-name="T1100">fo.</text:span>240.<text:span text:style-name="T1101">a</text:span></text:p>
      <text:p text:style-name="p"><text:span text:style-name="T1102">Bocciuol Romain se faisant enseigner l'art d'amour, deuient</text:span><text:span text:style-name="T1103"><text:line-break/></text:span><text:span text:style-name="T1104">amoureux de la f(e2)me du maistre qui l'(e2)seigne, &amp; ay(a2)t ob(-)</text:span><text:span text:style-name="T1105"><text:line-break/></text:span><text:span text:style-name="T1106">tenu d'elle ce qu'il desiroit, le maistre</text:span><text:span text:style-name="T1107"><text:s/>s'en apperçoit, il cher(-)</text:span><text:span text:style-name="T1108"><text:line-break/></text:span><text:span text:style-name="T1109">che Bocciuol en sa mais(o2), il ne le trouue po(i2)t, &amp; la f(e2)me sau(-)</text:span><text:span text:style-name="T1110"><text:line-break/></text:span><text:span text:style-name="T1111">uant l'amant, faict croire que son mary soit deuenu fol.</text:span></text:p>
      <text:soft-page-break/>
      <text:p text:style-name="p"><text:span text:style-name="T1112">Iournee</text:span><text:s/>8.</text:p>
      <text:p text:style-name="p"><text:span text:style-name="T1113">Nouuelle</text:span><text:s/>1.<text:span text:style-name="T1114">fo.</text:span>247.<text:span text:style-name="T1115">a</text:span></text:p>
      <text:p text:style-name="p"><text:span text:style-name="T1116">Galeas de la Vallee aime vne femme, &amp;</text:span><text:span text:style-name="T1117"><text:s/>la faict pour(-)</text:span><text:span text:style-name="T1118"><text:line-break/></text:span><text:span text:style-name="T1119">traire : elle deuient amoureuse du peintre, &amp; ne veult plus</text:span><text:span text:style-name="T1120"><text:line-break/></text:span><text:span text:style-name="T1121">voir Galeas.</text:span></text:p>
      <text:p text:style-name="p"><text:span text:style-name="T1122">Nouuelle</text:span><text:s/>2.<text:span text:style-name="T1123">fo.</text:span>249.<text:span text:style-name="T1124">b</text:span></text:p>
      <text:p text:style-name="p"><text:span text:style-name="T1125">Vne honneste Damoiselle Espagnolle aime vn Gentil(-)</text:span><text:span text:style-name="T1126"><text:line-break/></text:span><text:span text:style-name="T1127">homme qui la veut abuser : elle cognoist la fraude, &amp; pour</text:span><text:span text:style-name="T1128"><text:line-break/></text:span><text:span text:style-name="T1129">se garder de pareilles trousses,<text:s/></text:span><text:span text:style-name="T1130">elle se met en religion : le Gen(-)</text:span><text:span text:style-name="T1131"><text:line-break/></text:span><text:span text:style-name="T1132">tilhomme depuis se repent, &amp; en consideration de cela, faict</text:span><text:span text:style-name="T1133"><text:line-break/></text:span><text:span text:style-name="T1134">la guerre c(o2)tre le Turc pour l'aduancement de la foy Chre(-)</text:span><text:span text:style-name="T1135"><text:line-break/></text:span><text:span text:style-name="T1136">stienne.</text:span></text:p>
      <text:p text:style-name="p"><text:span text:style-name="T1137">Nouuelle</text:span><text:s/>3.<text:span text:style-name="T1138">fo.</text:span>254.<text:span text:style-name="T1139">b</text:span></text:p>
      <text:p text:style-name="p"><text:span text:style-name="T1140">Mocqueries ou trousses iouees par vne femme à son</text:span><text:span text:style-name="T1141"><text:line-break/></text:span><text:span text:style-name="T1142">mary, auec plusi</text:span><text:span text:style-name="T1143">eurs accidens, par le moyen des enchan(-)</text:span><text:span text:style-name="T1144"><text:line-break/></text:span><text:span text:style-name="T1145">temens.</text:span></text:p>
      <text:p text:style-name="p"><text:span text:style-name="T1146">Nouuelle</text:span><text:s/>4.<text:span text:style-name="T1147">fo.</text:span>260.<text:span text:style-name="T1148">b</text:span></text:p>
      <text:p text:style-name="p"><text:span text:style-name="pb">[n.p.]</text:span><text:line-break/><text:span text:style-name="T1149">Bonnes trousses du Curé Arlotto, lequel osta quatre</text:span><text:span text:style-name="T1150"><text:line-break/></text:span><text:span text:style-name="T1151">tenches à vn Siennois.</text:span></text:p>
      <text:p text:style-name="p"><text:span text:style-name="T1152">Nouuelle</text:span><text:s/>5.<text:span text:style-name="T1153">fo.</text:span>262.<text:span text:style-name="T1154">a</text:span></text:p>
      <text:p text:style-name="p"><text:span text:style-name="T1155">Vne femme laquelle ayant vn mary ialoux : &amp; toutes(-)</text:span><text:span text:style-name="T1156"><text:line-break/></text:span><text:span text:style-name="T1157">fois deuot, trouue moyen d'auo</text:span><text:span text:style-name="T1158">ir souuent, &amp; iouyr de son</text:span><text:span text:style-name="T1159"><text:line-break/></text:span><text:span text:style-name="T1160">amy en habit d'hermite &amp; sainct homme, &amp; trompe fine(-)</text:span><text:span text:style-name="T1161"><text:line-break/></text:span><text:span text:style-name="T1162">ment son mary qui auoit eu quelque souspçon d'elle.</text:span></text:p>
      <text:p text:style-name="p"><text:span text:style-name="T1163">Nouuelle</text:span><text:s/>6.<text:span text:style-name="T1164">fo.</text:span>267.<text:span text:style-name="T1165">b</text:span></text:p>
      <text:p text:style-name="p"><text:span text:style-name="T1166">Nicolas allant à Valence, est conduict par vne grande</text:span><text:span text:style-name="T1167"><text:line-break/></text:span><text:span text:style-name="T1168">tempeste &amp; orage en Barbarie, où il est vendu.<text:s/></text:span><text:span text:style-name="T1169">La femme</text:span><text:span text:style-name="T1170"><text:line-break/></text:span><text:span text:style-name="T1171">de son maistre en deuient amoureuse, &amp; se faict Chrestien(-)</text:span><text:span text:style-name="T1172"><text:line-break/></text:span><text:span text:style-name="T1173">ne pour l'amour de luy : &amp; s'enfuyant auec elle, il s'en</text:span><text:span text:style-name="T1174"><text:line-break/></text:span><text:span text:style-name="T1175">vient en Sicile, où estans cogneus ils sont enuoyez en ar(-)</text:span><text:span text:style-name="T1176"><text:line-break/></text:span><text:span text:style-name="T1177">riere au Roy : mais ils sont portez par vne tempeste à Liuor(-)</text:span><text:span text:style-name="T1178"><text:line-break/></text:span><text:span text:style-name="T1179">ne,<text:s/></text:span><text:span text:style-name="T1180">où est(a2)s prins par les Corsaires : ils se rachetent, &amp; est(a2)s</text:span><text:span text:style-name="T1181"><text:line-break/></text:span><text:span text:style-name="T1182">venus à Florence, ils viuent heureusement.</text:span></text:p>
      <text:p text:style-name="p"><text:span text:style-name="T1183">Nouuelle</text:span><text:s/>7.<text:span text:style-name="T1184">fo.</text:span>276<text:span text:style-name="T1185">b</text:span></text:p>
      <text:p text:style-name="p"><text:span text:style-name="T1186">Ambroise va pour coucher auec Rosine, &amp; est(a2)t prins,</text:span><text:span text:style-name="T1187"><text:line-break/></text:span><text:span text:style-name="T1188">vn autre couche auec elle ceste mesme nuict.</text:span></text:p>
      <text:p text:style-name="p"><text:span text:style-name="T1189">Nouuelle</text:span><text:s/>8.<text:span text:style-name="T1190">fo.</text:span>278.<text:span text:style-name="T1191">b</text:span></text:p>
      <text:p text:style-name="p"><text:span text:style-name="T1192">Vn Gen</text:span><text:span text:style-name="T1193">tilhomme de Bourgongne espouse vne Damoisel(-)</text:span><text:span text:style-name="T1194"><text:line-break/></text:span><text:span text:style-name="T1195">le, &amp; le soir de ses nopces l'ayant trouuee auec l'imperfe(-)</text:span><text:span text:style-name="T1196"><text:line-break/></text:span><text:span text:style-name="T1197">ction d'estre boiteuse (ce qu'il sçauoit) borgne, auec vn œil</text:span><text:span text:style-name="T1198"><text:line-break/></text:span><text:span text:style-name="T1199">contrefaict, bossue, &amp; auec cauteres sur son corps. Il trouua</text:span><text:span text:style-name="T1200"><text:line-break/></text:span><text:span text:style-name="T1201">le moyen, sans la touch</text:span><text:span text:style-name="T1202">er la nuict, de se desfaire d'elle, se</text:span><text:span text:style-name="T1203"><text:line-break/></text:span><text:span text:style-name="T1204">disant inhabile à l'œuure de mariage, &amp; s'excusa propre(-)</text:span><text:span text:style-name="T1205"><text:line-break/></text:span><text:span text:style-name="T1206">ment enuers les parens de son espousee.</text:span></text:p>
      <text:p text:style-name="p"><text:span text:style-name="T1207">Nouuelle</text:span><text:s/>9.<text:span text:style-name="T1208">fo.</text:span>282.<text:span text:style-name="T1209">b</text:span></text:p>
      <text:p text:style-name="p"><text:span text:style-name="T1210">Vn medecin riche &amp; ignorant, apprend d'vn pauure &amp;</text:span><text:span text:style-name="T1211"><text:line-break/></text:span><text:span text:style-name="T1212">sçau(a2)t c(o2)me il faut faire &amp; pratiquer la<text:s/></text:span><text:span text:style-name="T1213">medecine, le riche</text:span><text:span text:style-name="T1214"><text:line-break/></text:span><text:span text:style-name="T1215">se sert du precepte de cestuy-là, &amp; est chassé par le malade.</text:span></text:p>
      <text:p text:style-name="p"><text:span text:style-name="T1216">Nouuelle</text:span><text:s/>10.<text:span text:style-name="T1217">fo.</text:span>283.<text:span text:style-name="T1218">b</text:span></text:p>
      <text:soft-page-break/>
      <text:p text:style-name="p"><text:span text:style-name="pb">[n.p.]</text:span><text:line-break/><text:span text:style-name="T1219">Gedin trouuant son beaupere couché auec sa femme, se mit</text:span><text:span text:style-name="T1220"><text:line-break/></text:span><text:span text:style-name="T1221">à crier contre luy : ce pendant la femme saulte dehors par vne</text:span><text:span text:style-name="T1222"><text:line-break/></text:span><text:span text:style-name="T1223">fenestre, &amp; s'enfuit en che</text:span><text:span text:style-name="T1224">mise en la maison d'vn sien amou</text:span><text:span text:style-name="T1225"><text:line-break/></text:span><text:span text:style-name="T1226">reux, sans le scauoir.</text:span></text:p>
      <text:p text:style-name="p"><text:span text:style-name="T1227">Iournee</text:span><text:s/>9.</text:p>
      <text:p text:style-name="p"><text:span text:style-name="T1228">Nouuelle</text:span><text:s/>1.<text:span text:style-name="T1229">fo.</text:span>287.<text:span text:style-name="T1230">b</text:span></text:p>
      <text:p text:style-name="p"><text:span text:style-name="T1231">Vn Cheualier Romain à cause des parolles de sa femme,</text:span><text:span text:style-name="T1232"><text:line-break/></text:span><text:span text:style-name="T1233">tue vn Chien qui luyauoit sauué son fils d'vn serpent, pen(-)</text:span><text:span text:style-name="T1234"><text:line-break/></text:span><text:span text:style-name="T1235">sant que le chien eust tué le fils.</text:span></text:p>
      <text:p text:style-name="p"><text:span text:style-name="T1236">Nouuelle</text:span><text:s/>2.<text:span text:style-name="T1237">fo.</text:span>289.<text:span text:style-name="T1238">a</text:span></text:p>
      <text:p text:style-name="p"><text:span text:style-name="T1239">Vne belle mere ou marastre t(e2)te d'amour son beau fils : Il ne</text:span><text:span text:style-name="T1240"><text:line-break/></text:span><text:span text:style-name="T1241">luy veut pas consentir, elle luy baille la poison : vne esclaue</text:span><text:span text:style-name="T1242"><text:line-break/></text:span><text:span text:style-name="T1243">qui la luy baille est prins : le medecin descouure que c'est de</text:span><text:span text:style-name="T1244"><text:line-break/></text:span><text:span text:style-name="T1245">la pouldre, pour faire dormir &amp;</text:span><text:span text:style-name="T1246"><text:s/>assopir les sens : l'esclaue est</text:span><text:span text:style-name="T1247"><text:line-break/></text:span><text:span text:style-name="T1248">puny : Et le beau fils resuscite ou se resueille.</text:span></text:p>
      <text:p text:style-name="p"><text:span text:style-name="T1249">Nouuelle</text:span><text:s/>3.<text:span text:style-name="T1250">fo.</text:span>294.<text:span text:style-name="T1251">a</text:span></text:p>
      <text:p text:style-name="p"><text:span text:style-name="T1252">Accident (par l'iniure de la fortune) dangereux &amp; e(-)</text:span><text:span text:style-name="T1253"><text:line-break/></text:span><text:span text:style-name="T1254">strange, certainement aduenu à vn Seigneur Francois, s'en</text:span><text:span text:style-name="T1255"><text:line-break/></text:span><text:span text:style-name="T1256">retournant de Rome en France, sans se d</text:span><text:span text:style-name="T1257">outer d'aucun mal :</text:span><text:span text:style-name="T1258"><text:line-break/></text:span><text:span text:style-name="T1259">&amp; comme il fut en danger d'estre tué auec tous ses gens.</text:span></text:p>
      <text:p text:style-name="p"><text:span text:style-name="T1260">Nouuelle</text:span><text:s/>4.<text:span text:style-name="T1261">fo.</text:span>300.<text:span text:style-name="T1262">a</text:span></text:p>
      <text:p text:style-name="p"><text:span text:style-name="T1263">Le Sieur Rambert franceschini est aymé d'vne femme, de(-)</text:span><text:span text:style-name="T1264"><text:line-break/></text:span><text:span text:style-name="T1265">uant laquelle estant venu sans luy faire caresses, elle luy</text:span><text:span text:style-name="T1266"><text:line-break/></text:span><text:span text:style-name="T1267">donne vne prune, &amp; l'enuoye auec congé.</text:span></text:p>
      <text:p text:style-name="p"><text:span text:style-name="T1268">N</text:span><text:span text:style-name="T1269">ouuelle</text:span><text:s/>5.<text:span text:style-name="T1270">fo.</text:span>303.<text:span text:style-name="T1271">a</text:span></text:p>
      <text:p text:style-name="p"><text:span text:style-name="T1272">Vn païsan fit semblant de croire qu'vn enfant faict par</text:span><text:span text:style-name="T1273"><text:line-break/></text:span><text:span text:style-name="T1274">sa femme soit sien, &amp; l'ayant faict mal arriuer, Il veut que</text:span><text:span text:style-name="T1275"><text:line-break/></text:span><text:span text:style-name="T1276">sa femme croye que le soleil l'ait deffait.</text:span></text:p>
      <text:p text:style-name="p"><text:span text:style-name="T1277">Nouuelle</text:span><text:s/>6.<text:span text:style-name="T1278">fo.</text:span>304.<text:span text:style-name="T1279">b</text:span></text:p>
      <text:p text:style-name="p"><text:span text:style-name="T1280">Lucrece ayme Paul des Scotti, laquelle estant abandonnee</text:span><text:span text:style-name="T1281"><text:line-break/></text:span><text:span text:style-name="T1282">pour vne autre femme, trouue moyen de tuer la nouuelle</text:span><text:span text:style-name="T1283"><text:line-break/></text:span><text:span text:style-name="pb">[n.p.]</text:span><text:span text:style-name="T1284"><text:line-break/></text:span><text:span text:style-name="T1285">aimee : &amp; l'amant s'estant appercue de cecy, apres plusieurs</text:span><text:span text:style-name="T1286"><text:line-break/></text:span><text:span text:style-name="T1287">regrets &amp; lamentations, se plaignant d'elle, s'empoi(-)</text:span><text:span text:style-name="T1288"><text:line-break/></text:span><text:span text:style-name="T1289">sonne.</text:span></text:p>
      <text:p text:style-name="p"><text:span text:style-name="T1290">Nouuelle</text:span><text:s/>7.<text:span text:style-name="T1291">fo.</text:span>311.<text:span text:style-name="T1292">a</text:span></text:p>
      <text:p text:style-name="p"><text:span text:style-name="T1293">Philemon adopté par Archelaus seigneur Fr(a2)çois</text:span><text:span text:style-name="T1294">, faict</text:span><text:span text:style-name="T1295"><text:line-break/></text:span><text:span text:style-name="T1296">mal. La marastre l'accuse au pere. Iceluy estant prins, ma(-)</text:span><text:span text:style-name="T1297"><text:line-break/></text:span><text:span text:style-name="T1298">chine la mort de sa marastre. En fin consentant que le pere</text:span><text:span text:style-name="T1299"><text:line-break/></text:span><text:span text:style-name="T1300">soit tué, il se faict seigneur &amp; maistre.</text:span></text:p>
      <text:p text:style-name="p"><text:span text:style-name="T1301">Nouuelle</text:span><text:s/>8.<text:span text:style-name="T1302">fo.</text:span>320.<text:span text:style-name="T1303">b</text:span></text:p>
      <text:p text:style-name="p"><text:span text:style-name="T1304">Simon Pigne deuient amoureux de Libre, femme de La(-)</text:span><text:span text:style-name="T1305"><text:line-break/></text:span><text:span text:style-name="T1306">zare Guisa</text:span><text:span text:style-name="T1307">t païsan : &amp; ayant esté trouué en la maison</text:span><text:span text:style-name="T1308"><text:line-break/></text:span><text:span text:style-name="T1309">par le mary, il est vilainement batu, &amp; sen retourne en sa</text:span><text:span text:style-name="T1310"><text:line-break/></text:span><text:span text:style-name="T1311">maison.</text:span></text:p>
      <text:p text:style-name="p"><text:span text:style-name="T1312">Nouuelle</text:span><text:s/>9.<text:span text:style-name="T1313">fo.</text:span>324.<text:span text:style-name="T1314">a</text:span></text:p>
      <text:p text:style-name="p"><text:span text:style-name="T1315">Ligurine est enleuee au sac de Genes, &amp; vn long temps</text:span><text:span text:style-name="T1316"><text:line-break/></text:span><text:span text:style-name="T1317">apres elle est recogneue des siens, &amp; mise en vn Mona(-)</text:span><text:span text:style-name="T1318"><text:line-break/></text:span><text:span text:style-name="T1319">stere.</text:span></text:p>
      <text:soft-page-break/>
      <text:p text:style-name="p"><text:span text:style-name="T1320">Nouuell</text:span><text:span text:style-name="T1321">e</text:span><text:s/>10.<text:span text:style-name="T1322">fo.</text:span>327.<text:span text:style-name="T1323">a</text:span></text:p>
      <text:p text:style-name="p"><text:span text:style-name="T1324">Christofle amoureux d'Apatalee, prend d'elle par trom(-)</text:span><text:span text:style-name="T1325"><text:line-break/></text:span><text:span text:style-name="T1326">perie le plaisir amoureux, pource qu'elle s'estoit tousiours</text:span><text:span text:style-name="T1327"><text:line-break/></text:span><text:span text:style-name="T1328">monstree rigoureuse en son endroit.</text:span></text:p>
      <text:p text:style-name="p"><text:span text:style-name="T1329">Iournee</text:span><text:s/>10.</text:p>
      <text:p text:style-name="p"><text:span text:style-name="T1330">Nouuelle</text:span><text:s/>1.<text:span text:style-name="T1331">fo.</text:span>333.</text:p>
      <text:p text:style-name="p"><text:span text:style-name="T1332">Vn ieune homme aime, &amp; n'est point aimé : il emmene</text:span><text:span text:style-name="T1333"><text:line-break/></text:span><text:span text:style-name="T1334">l'aim</text:span><text:span text:style-name="T1335">ee à l'improuueu. Vn autre ieune amant qui estoit</text:span><text:span text:style-name="T1336"><text:line-break/></text:span><text:span text:style-name="T1337">aimé d'elle s'en apperçoit : il le suit &amp; les trouue qui dor(-)</text:span><text:span text:style-name="T1338"><text:line-break/></text:span><text:span text:style-name="T1339">ment : en attendant il s'endort, &amp; l'autre fuit.</text:span></text:p>
      <text:p text:style-name="p"><text:span text:style-name="T1340">Nouuelle</text:span><text:s/>2.<text:span text:style-name="T1341">fo.</text:span>335.<text:span text:style-name="T1342">a</text:span></text:p>
      <text:p text:style-name="p"><text:span text:style-name="T1343">Dom Iean Emmanuel tue sept mores, &amp; entre en la clo(-)</text:span><text:span text:style-name="T1344"><text:line-break/></text:span><text:span text:style-name="T1345">sture des lions, &amp;</text:span><text:span text:style-name="T1346"><text:s/>en sort à sauueté pour l'amour d'vne</text:span><text:span text:style-name="T1347"><text:line-break/></text:span><text:span text:style-name="T1348">Dame.</text:span></text:p>
      <text:p text:style-name="p"><text:span text:style-name="pb">[n.p.]</text:span><text:line-break/><text:span text:style-name="T1349">Nouuelle</text:span><text:s/>3.<text:span text:style-name="T1350">fo.</text:span>337.<text:span text:style-name="T1351">b</text:span></text:p>
      <text:p text:style-name="p"><text:span text:style-name="T1352">Anthoine Caruleo faict desrober vne tres-belle ium(e2)t,</text:span><text:span text:style-name="T1353"><text:line-break/></text:span><text:span text:style-name="T1354">&amp;</text:span><text:span text:style-name="T1355"><text:s/>en fin est tr(o2)pé &amp; moqué par le maistre de la iument.</text:span></text:p>
      <text:p text:style-name="p"><text:span text:style-name="T1356">Nouuelle</text:span><text:s/>4.<text:span text:style-name="T1357">fo.</text:span>339.<text:span text:style-name="T1358">b</text:span></text:p>
      <text:p text:style-name="p"><text:span text:style-name="T1359">Vn Comte de Prat prend femme, le Roy Iean s'en amoure</text:span><text:span text:style-name="T1360"><text:line-break/></text:span><text:span text:style-name="T1361">d'elle, &amp; priuant le Comte d'icelle, la faict sienne.</text:span></text:p>
      <text:p text:style-name="p"><text:span text:style-name="T1362">Nouuelle</text:span><text:s/>5.<text:span text:style-name="T1363">fo.</text:span>342.<text:span text:style-name="T1364">a</text:span></text:p>
      <text:p text:style-name="p"><text:span text:style-name="T1365">Vne ieune femme tue son mary ialoux &amp; cache le cor</text:span><text:span text:style-name="T1366">ps :</text:span><text:span text:style-name="T1367"><text:line-break/></text:span><text:span text:style-name="T1368">Il est trouué par vn estrange accident, &amp; elle est deca(-)</text:span><text:span text:style-name="T1369"><text:line-break/></text:span><text:span text:style-name="T1370">pitee.</text:span></text:p>
      <text:p text:style-name="p"><text:span text:style-name="T1371">Nouuelle</text:span><text:s/>6.<text:span text:style-name="T1372">fo.</text:span>343.<text:span text:style-name="T1373">b</text:span></text:p>
      <text:p text:style-name="p"><text:span text:style-name="T1374">Pantee femme d'Abradat, sçachant deuoir estre Royne</text:span><text:span text:style-name="T1375"><text:line-break/></text:span><text:span text:style-name="T1376">&amp;</text:span><text:span text:style-name="T1377"><text:s/>femme de Cyrus, ne le veut pour l'amour du mary. Cy(-)</text:span><text:span text:style-name="T1378"><text:line-break/></text:span><text:span text:style-name="T1379">rus pour ceste cause la donne au mary &amp; l'aime fort.</text:span></text:p>
      <text:p text:style-name="p"><text:span text:style-name="T1380">Nouuelle</text:span><text:s/>7.<text:span text:style-name="T1381">fo.</text:span>346.<text:span text:style-name="T1382">a</text:span></text:p>
      <text:p text:style-name="p"><text:span text:style-name="T1383">Deux ieunes hommes vestus de blanc, sont par vne bonne</text:span><text:span text:style-name="T1384"><text:line-break/></text:span><text:span text:style-name="T1385">trousse mocquez &amp; gaudis d'vn autre ieune homme.</text:span></text:p>
      <text:p text:style-name="p"><text:span text:style-name="T1386">Nouuelle</text:span><text:s/>8.<text:span text:style-name="T1387">fo.</text:span>348.<text:span text:style-name="T1388">a</text:span></text:p>
      <text:p text:style-name="p"><text:span text:style-name="T1389">Hip</text:span><text:span text:style-name="T1390">ocrate medecin voyant vn sien nepueu auoir gua(-)</text:span><text:span text:style-name="T1391"><text:line-break/></text:span><text:span text:style-name="T1392">ry vn Prince d'vne maladie : au moyen de quoy il</text:span><text:span text:style-name="T1393"><text:line-break/></text:span><text:span text:style-name="T1394">estoit fort grandement honoré du Roy de Hongrie, meu</text:span><text:span text:style-name="T1395"><text:line-break/></text:span><text:span text:style-name="T1396">d'enuie, le tue : &amp; ectant deuenu malade, voulant mon(-)</text:span><text:span text:style-name="T1397"><text:line-break/></text:span><text:span text:style-name="T1398">strer sa grande excellence &amp; experience, pensan</text:span><text:span text:style-name="T1399">t se guarir,</text:span><text:span text:style-name="T1400"><text:line-break/></text:span><text:span text:style-name="T1401">se faict mourir auec vne eau.</text:span></text:p>
      <text:p text:style-name="p"><text:span text:style-name="T1402">Nouuelle</text:span><text:s/>9.<text:span text:style-name="T1403">fo.</text:span>351.<text:span text:style-name="T1404">a</text:span></text:p>
      <text:p text:style-name="p"><text:span text:style-name="T1405">Roland Riguce ayant donné ordre, pour se trouuer vn</text:span><text:span text:style-name="T1406"><text:line-break/></text:span><text:span text:style-name="T1407">soir, auec sa dame &amp; amoureuse, est empesché par le mary</text:span><text:span text:style-name="T1408"><text:line-break/></text:span><text:span text:style-name="T1409">d'icelle, mais iceluy par vn nouuel aduis, le faisant sortir</text:span><text:span text:style-name="T1410"><text:line-break/></text:span><text:span text:style-name="T1411">de la maison, print le<text:s/></text:span><text:span text:style-name="T1412">plaisir amoureux de l'Amie.</text:span></text:p>
      <text:p text:style-name="p"><text:span text:style-name="pb">[n.p.]</text:span><text:line-break/><text:span text:style-name="T1413">Nouuelle</text:span><text:s/>10.<text:span text:style-name="T1414">fo.</text:span>353.<text:span text:style-name="T1415">a</text:span></text:p>
      <text:p text:style-name="p"><text:span text:style-name="T1416">Anthoine aime Isabeau, laquelle l'aime pareillement,</text:span><text:span text:style-name="T1417"><text:line-break/></text:span><text:span text:style-name="T1418">desirant estre ioincte en mariage auec luy : vn autre trouue</text:span><text:span text:style-name="T1419"><text:line-break/></text:span><text:span text:style-name="T1420">finement le moyen de rompre ceste amitié : s'insinue aux</text:span><text:span text:style-name="T1421"><text:line-break/></text:span><text:span text:style-name="T1422">bonnes graces de lamere de la</text:span><text:span text:style-name="T1423"><text:s/>fille, &amp; l'espouse : &amp; sça(-)</text:span><text:span text:style-name="T1424"><text:line-break/></text:span><text:soft-page-break/><text:span text:style-name="T1425">chant le tort, en fin, qu'il auoit faict au premier amant,</text:span><text:span text:style-name="T1426"><text:line-break/></text:span><text:span text:style-name="T1427">permet par la poursuite d'iceluy, qu'il iouisse d'elle.</text:span></text:p>
      <text:p text:style-name="p">FIN.</text:p>
      <text:h text:style-name="Titre1" text:outline-level="1"><text:span text:style-name="pb">[n.p.]</text:span><text:line-break/>Extraict du Priuilege du Roy.</text:h>
      <text:p text:style-name="P1428"><text:span text:style-name="T1429">P</text:span>Ar grace &amp; priuilege du Roy il est permis à Iean Hou(-)<text:line-break/>zé Libraire<text:s/>à Paris d'Imprimer ou faire imprimer v(e2)dre,<text:line-break/>&amp; distribuer vn liure intitulé<text:s/><text:span text:style-name="T1430">Les facetieuses Iournees Conten(a2)t</text:span><text:span text:style-name="T1431"><text:line-break/></text:span><text:span text:style-name="T1432">cent certaines &amp; agreables Nouuelles la plus part de ce temps &amp;c.</text:span><text:span text:style-name="T1433"><text:line-break/></text:span><text:span text:style-name="T1434">par G. C. D. T.</text:span><text:s/>auec deffences à tous Libraires &amp; Im(-)<text:line-break/>primeurs &amp; autres<text:s/>de quelque estat, qualité ou condi(-)<text:line-break/>tion qu'ils soient, d'Imprimer ou faire Imprimer, ny expo(-)<text:line-break/>ser en vente ledict liure sans le congé ou permission dudict<text:line-break/>Houzé, &amp; ce iusques au temps &amp; terme de neuf ans finis &amp;<text:line-break/>accomplis, sur peine de confiscation de<text:s/>tous les liures qui<text:line-break/>se trouueront imprimez &amp; d'amande arbitraire : c(o2)me plus<text:line-break/>à plein est declaré és lettres patentes donnees à Paris levn(-)<text:line-break/>ziesme iour d'Auril. 1584.</text:p>
      <text:h text:style-name="Titre2" text:outline-level="2"><text:span text:style-name="pb">[n.p.]</text:span><text:line-break/>IVLES AYME CAMILLE,<text:line-break/><text:span text:style-name="T1435">laquelle pour complaire à sa maistresse, fait sem(-)</text:span><text:span text:style-name="T1436"><text:line-break/></text:span><text:span text:style-name="T1437">bla</text:span><text:span text:style-name="T1438">nt d'aymer Gismond, &amp; pensant le mettre en</text:span><text:span text:style-name="T1439"><text:line-break/></text:span><text:span text:style-name="T1440">la maison, y met Iules, lequel cuidant estre couché</text:span><text:span text:style-name="T1441"><text:line-break/></text:span><text:span text:style-name="T1442">auec Camille, couche auec la maistresse, laquelle</text:span><text:span text:style-name="T1443"><text:line-break/></text:span><text:span text:style-name="T1444">pensant estre au lict, auec Gismond, est couchée</text:span><text:span text:style-name="T1445"><text:line-break/></text:span><text:span text:style-name="T1446">auec Iules.</text:span></text:h>
      <text:h text:style-name="Titre2" text:outline-level="2">N<text:span text:style-name="T1447">ovvelle i.</text:span></text:h>
      <text:p text:style-name="P1448"><text:span text:style-name="T1449">I</text:span>L m'est aduis, Messieurs, &amp;<text:line-break/>Dames, qu'en matiere de con(-)<text:line-break/>tes &amp; nouuelles, il n'ya chose<text:line-break/>plus agreable &amp; plaisante à ra(-)<text:line-break/>conter &amp; ouir que tromperie.<text:line-break/>Et pour ceste cause, puis qu'il<text:line-break/>à pleu à la Reine me c(o2)man(-)<text:line-break/>der que i'aye à entrer en ieu,<text:line-break/>pour commencer ma nouuelle (encores que ie ne me(-)<text:line-break/>ritasse cest honneur, &amp; qu'il y en ait icy d'autres plus<text:line-break/>suffisantes que moy pour d(o2)ner commencement aux<text:line-break/>plaisirs &amp; passetemps par nous proposez) ie vous en<text:line-break/>reciteray vne qui est aduenue, en semblable matiere,<text:line-break/>&amp; que ie pense vous deuoir estre fort agreable, pour<text:line-break/><text:span text:style-name="pb">[n.p.]</text:span><text:line-break/>ce que veritablement ie l'ay choisie entre plusieurs,<text:line-break/>qui me sont venuës en memoire.</text:p>
      <text:soft-page-break/>
      <text:p text:style-name="p"><text:span text:style-name="T1450">Il</text:span><text:s/>y auoit à Florence vn tresriche Marchand appel(-)<text:line-break/>lé Iulian de Dondi, lequel auoit vne femme qui estoit<text:line-break/>reputée de son temps, la plus belle femme qui fust en<text:line-break/>ceste ville là, mais sur toutes autres choses desquelles<text:line-break/>on parloit d'elle, estoit son honnesteté, laquelle elle a(-)<text:line-break/>uoit en tresgrande recomm(a2)dation, de maniere qu'au<text:line-break/>regard d'icelle, tant cherie, elle ne faisoit cas, &amp; n'e(-)<text:line-break/>stimoit<text:s/>rien aucune autre chose : &amp; fust en l'Eglise, au<text:line-break/>marché, en la place publique, à l'huis, à la fenestre de<text:line-break/>sa maison, elle ne faisoit pas sembl(a2)t de voir vn h(o2)me,<text:line-break/>tant s'en faut qu'elle le regardast ou assist aucunement<text:line-break/>sa veuë sur luy : de maniere qu'il aduint que plusieurs<text:line-break/>hommes, lesquels à cause de sa merueilleuse &amp; infinie<text:line-break/>beauté, s'estoient extremement en amouréz d'elle : ay(-)<text:line-break/>ant cogneu, en fin, comme elle estant sauuage, ne vou(-)<text:line-break/>lant pas seulement asseoir son regard sur les h(o2)mes, &amp;<text:line-break/>pour<text:s/>recompense de leur amour &amp; seruice, donner le<text:line-break/>fruict d'vne seule œillade, en peu de temps ont rompu<text:line-break/>leur entreprinse, &amp; plustost que plus tard se sont de(-)<text:line-break/>portez de l'aymer : desquels les cris arriuans souuen(-)<text:line-break/>tesfois iusques au Ciel, ont contraint &amp; forcé, (com(-)<text:line-break/>me ie pense) Amour, à faire &amp; executer leur v(e2)gean(-)<text:line-break/>ce. Car comme en ce mesme temps, fust à Flor(e2)ce vn<text:line-break/>ieune homme, de grande maison, nommé, M. Iules,<text:line-break/>lequel au iugement d'vn chacun, estoit reputé le plus<text:line-break/>beau &amp; le mieux formé ieune homme, qui fust en la<text:line-break/>ville de Florence, la belle ieune femme, au moyen de<text:line-break/>la grande &amp; extreme beauté d'iceluy, ne peut faire,<text:line-break/>qu'en fin, elle ne rompist, la durté de son gentil cœur,<text:line-break/>&amp; qu'elle ne fust contrainte de faire place à l'amour,<text:line-break/><text:span text:style-name="pb">[2]</text:span><text:line-break/>lequel elle auoit fierement long temps exclus d'ice(-)<text:line-break/>luy : car elle deuint merueilleusement amoureuse d'i(-)<text:line-break/>celuy : ce neantmoins, pour entretenir tousiours sa<text:line-break/>maniere de faire, sans se découurir en aucune chose,<text:line-break/>elle admiroit les beautez d'iceluy en son cœur, &amp; pre(-)<text:line-break/>noit plaisir secrettement en icelle. Bien est il vray que<text:line-break/>quelquefois, elle en deuisoit en secret, à vne sienne<text:line-break/>seruante qu'elle auoit en sa maison, &amp; laquelle auoit<text:line-break/>esté nourrie &amp; esleuée quant &amp; elle mesme, en la mai<text:line-break/>son de son pere : à raison de quoy<text:s/>elle se fioit du tout<text:line-break/>en elle, de toutes choses, &amp; ne luy cachoit rien, tant se(-)<text:line-break/>cret deust il estre : &amp; ainsi luy en parlant quelquesfois,<text:line-break/>elle supportoit le mieux qu'il luy estoit possible, son<text:line-break/>amour encores debile, &amp; ne faisant que commencer.<text:line-break/>Ayant esté l'espace de plusieurs iours, en ce tourment<text:line-break/>amoureux, en fin, éguillonnée du Prince des Am(a2)ts,<text:line-break/>il luy tomba en pensée de iouir de ce sien amour, de<text:line-break/>sorte que Iules mesmes, ne se peust apperceuoir d'au(-)<text:line-break/>cune chose, tant s'en faut qu'elle voulust qu'aucun au(-)<text:line-break/><text:soft-page-break/>tre la cogneust. Car elle donna ordre que Camille (qui<text:line-break/>estoit le nom de sa chambriere, que i'ay dict cy des(-)<text:line-break/>sus) &amp; par regards, œillades, &amp; gestes &amp; signes amou(-)<text:line-break/>reux, toutesfois &amp; quantes qu'elle verroit ce Iules,<text:line-break/>l'entretinst &amp; l'amusast, pensant qu'il peust aisement<text:line-break/>aduenir, qu'il deuint amoureux d'elle, &amp; qu'il assist en<text:line-break/>elle, son amitié, au moyen de toutes ces caresses &amp; se(-)<text:line-break/>crettes mignardises d'amour, suffisantes vrayement<text:line-break/>d'attirer les cœurs les plus farouches &amp; reuesches qui<text:line-break/>se<text:s/>puissent trouuer au monde. Car outre ce qu'elle e(-)<text:line-break/>stoit fort g(e2)tile &amp; iolie, &amp; qu'elle auoit en elle, beau(-)<text:line-break/>coup de parties &amp; graces de nature assez attrayantes,<text:line-break/>elle portoit vn habillem(e2)t de bonne grace, ny du tout<text:line-break/><text:span text:style-name="pb">[n.p.]</text:span><text:line-break/>de maistresse, pource<text:s/>qu'elle sernoit, ny du tout de<text:line-break/>chambriere, pource que samaistresse la cherissoit &amp; en<text:line-break/>faisoit plus de cas qu'elle n'eust pas faict d'vne autre<text:line-break/>seruante, ay(a2)t esté, comme i'ay déja touché cy dessus,<text:line-break/>nourrie &amp; esleuée auec elle, en la maison de ses par(e2)s,<text:line-break/>&amp; cest habillement luy donnoit vne grace merueilleu(-)<text:line-break/>se, qui la faisoit veritablement souhaiter de plusieurs<text:line-break/>ieunes hommes qui la contemploient volontiers. Et<text:line-break/>comme ces deux femmes fussent vne matinée, entre<text:line-break/>les autres, à S. Croix, ie ne sçay quel iour de feste, Iu(-)<text:line-break/>les y estant d'auanture, la bonne &amp; obeissante cham(-)<text:line-break/>briere, l'ayant apperceu, parmy les autres ieunes hom(-)<text:line-break/>mes, qui se pourmenoi(e2)t à quartier, mettoit assez pro(-)<text:line-break/>prement en execution les commandements &amp; char(-)<text:line-break/>ges que luy auoit donné sa maistresse : bien que ce fust<text:line-break/>en vain, pource que Iules, parauanture pource qu'il e(-)<text:line-break/>stoit trop ieune, &amp; peu vsité encore à telles ioustes, ou<text:line-break/>bien ne s'en apperceuoit à l'heure, ou bien faisoit sem(-)<text:line-break/>blant de ne le cognoistre. Et d'auanture<text:s/>vn autre ieu(-)<text:line-break/>ne homme Florentin appellé Gismond, s'estoit acc(o2)(-)<text:line-break/>pagné de Iules, &amp; ce ieune Sigismond ayant depuis<text:line-break/>quelques iours, assis amoureusem(e2)t ses yeux sur ceste<text:line-break/>Camille, s'apperceut incontinent de ses œillades,<text:line-break/>qu'elle dardoit &amp; iettoit si souuent : &amp; pour ceste cau(-)<text:line-break/>se, il pensa incontinent à vne sienne petite malice, &amp;<text:line-break/>attendant l'occasion &amp; la commodité propre de l'e(-)<text:line-break/>uenter &amp; de la faire sortir dehors, icelle luy semblant<text:line-break/>estre venue, il l'a mit incontinent en effect. Car com(-)<text:line-break/>me<text:s/>ces iours là, le mary d'Agnolette (qui estoit le<text:line-break/>nom de la ieune femme amoureuse de Iules) deust<text:line-break/>aller dehors de Florence, &amp; voiager sur les champs,<text:line-break/>pour plusieurs iours, Gismond qui n'attendoit autre<text:line-break/><text:span text:style-name="pb">[3]</text:span><text:line-break/>chose que cela, passoit quasi tous les soirs, entre les<text:line-break/>neuf &amp; dix heures du soir par la rue, où ces femmes se<text:line-break/>tenoient, &amp; vne fois entre autres, il vid de bonne for(-)<text:line-break/><text:soft-page-break/>tune, Camille, par vne fenestre assez basse, qui estoit<text:line-break/>sur la planeure du degré, &amp; regardoit en vne petite<text:line-break/>rue à costé de la maison, laquelle, à cause de la chaleur<text:line-break/>qui estoit déja grande, s'en alloit, auec vne chandelle<text:line-break/>en la main, tirer vn peu d'eau pour sa maistresse. Aussi<text:line-break/>tost que Gismond l'eustveuë, s'estant acoudé sur la fe(-)<text:line-break/>nestre, il commença d'vne voix assez basse à l'appeller<text:line-break/>par son nom, Camille, Camille. Ayant ouy ceste voix,<text:line-break/>elle fut fort émerueillée, &amp; au lieu de fermer la fene(-)<text:line-break/>stre, &amp; aller où elle auoit affaire, tirer de l'eau, comme<text:line-break/>il falloit, &amp; deuoit faire quiconque n'eust voulu don(-)<text:line-break/>ner ny receuoir la baye, elle<text:s/>cacha sa chandelle, &amp; s'e(-)<text:line-break/>st(a2)t approchée de la fenestre, elle commença à dire,<text:line-break/>Qui est là ? Et Gismond respondant incontinent dist,<text:line-break/>Qu'il estoit l'amy qu'elle sçauoit bi(e2) qui luy vouloit<text:line-break/>dire deux mots. Quel amy, ou non amy, dist elle<text:line-break/>à lors ? Vous feriez mieux de passer chemin, &amp; d'al(-)<text:line-break/>ler où vous auez affaire, vous deuriez auoir honte,<text:line-break/>par la croix Dieu, si noz hommes estoient ceans,<text:line-break/>aussi bien qu'ils sont allez dehors, &amp; ne se trou(-)<text:line-break/>uent pour le present, en ceste ville, vous ne feriez<text:line-break/>pas ainsi. Il paroist bien qu'il n'y a ceans que des<text:line-break/>femmes, ostez vous delà, &amp; vous retirez à la mal(-)<text:line-break/>l'heure, malheureux que vous estes, ou ie vous bail(-)<text:line-break/>leray de ce que ie tiens sur la teste. Gismond qui s'e(-)<text:line-break/>stoit trouué plusieurs fois à telles querelles &amp; de(-)<text:line-break/>bats, &amp; qui sçauoit bien que la vraye negatiue de<text:line-break/>de vous autres (dist il s'adressant aux Dames) ou la<text:line-break/>vraye maniere de dire nenny, a accoustumé estre<text:line-break/><text:span text:style-name="pb">[n.p.]</text:span><text:line-break/>de ne prester l'aureille à la moindre parolle de tels<text:line-break/>guerriers &amp;<text:s/>champions d'amour, ne s'espouuanta d'v(-)<text:line-break/>ne telle resp(o2)ce, ains auec les plus douces parolles du<text:line-break/>monde, il la pria de rechef luy faire tant de bien &amp; fa(-)<text:line-break/>ueur de luy ouurir l'huis, &amp; en fin, il luy dist, qu'il e(-)<text:line-break/>stoit Iules. Quand ceste bonne galoise ouyt nommer<text:line-break/>Iules, elle commença à caler voile, &amp; respondant vn<text:line-break/>peu moins rudement qu'elle auoit faict au parauant,<text:line-break/>&amp; laissant les parolles trop rudes &amp; rigoureuses, elle<text:line-break/>dist. Quel Iules ? Qu'ay-ie affaire auec Iules ? il est bon<text:line-break/>là, asseurement si vous estiez Iules, vous ne seriez pas<text:line-break/>icy maintenant, car ie sçay bien que les gentils &amp; ver(-)<text:line-break/>tueux ieunes hommes c(o2)me il est, ne vont de nuict,<text:line-break/>pour donner facherie aux femmes d'autruy, &amp; mes(-)<text:line-break/>mement en la maison de gens de bien &amp; d'honneur,<text:line-break/>telle que ceste cy. Camille m'amie, respondit à ceste<text:line-break/>heure là, Gismond, le grand amour que ie vous por(-)<text:line-break/>te, me contraint faire des choses, que parauanture ie<text:line-break/>ne deurois pas faire, &amp; pour ceste cause, si ie vous viens<text:line-break/>facher &amp; ennuyer à ceste heure, ne vous en<text:s/>émerueil(-)<text:line-break/><text:soft-page-break/>lez pas : car i'ay si grand enuie de vous découurir mon<text:line-break/>cœur, qu'il n'y a chose que ie ne fisse tres-volontiers,<text:line-break/>pour vous dire seulem(e2)t deux mots. Parquoy, m'amie<text:line-break/>&amp; m(o2) esper(a2)ce, ie vous prie m'ouurir vn peu l'huis<text:line-break/>&amp; ne me soyez s'il vous plaist, tant peu courtoise, &amp;<text:line-break/>mal gracieuse, que de me refuser vne si petite chose<text:line-break/>&amp; de si peu d'importance. Camille oyant ces parolles<text:line-break/>tant douces &amp; pitoiables, le cœur commença à luy at(-)<text:line-break/>tendrir, &amp; tenant pour certain que Gismond fust Iu(-)<text:line-break/>les, elle fut preste de luy ouurir l'huis tout soudain, ce<text:line-break/>neantmoins pensant qu'il estoit bon de sçauoir, par<text:line-break/>quelque enseigne, ou contre signe, si c'estoit luy, elle<text:line-break/><text:span text:style-name="pb">[4]</text:span><text:line-break/>delibera attendre vn autre soir, &amp; ainsi riant à demy,<text:line-break/>elle luy respondit. Allez, allez, benais, pensez vous que<text:line-break/>ie ne cognoisse pas bien que vous n'estes pas Iules. Si<text:line-break/>ie cognoissois que vous le fussiez, certainement ie ne<text:line-break/>ferois pas difficulté, de vous ouurir l'huis, non pour<text:line-break/>aucun mal, que vous pourriez penser, mais seulement<text:line-break/>pour sçauoir, ce<text:s/>que vous me voulez, &amp; dire puis<text:line-break/>apres à monsieur &amp; maistre Julian, les belles brauades<text:line-break/>que vous faites, quand il n'est pas ceans, &amp; si vous n'e(-)<text:line-break/>stiez Iules, ie me reputerois la plus triste femme de<text:line-break/>Borge : mais passez demain icy deuant, à trois heures<text:s/>a(-)<text:line-break/>pres midy, ie vous attendray sur la porte, &amp; pour m(o2)(-)<text:line-break/>strer que vous estes Iules, quand vous serez au droict<text:line-break/>de nostre huis, mouchez vous de ce mouchoir (&amp; elle<text:line-break/>luy baille vn beau mouchoir tout ouuragé de soye<text:line-break/>noire) &amp; ce faisant ie vous promets,<text:s/>que si vous venez<text:line-break/>icy demain au soir, à telle heure, qu'il est maintenant,<text:line-break/>ie vous ouuriray, &amp; vous feray facilement entrer, &amp;<text:line-break/>pourrez me dire ce que vous voudrez, pourueu que ce<text:line-break/>que vous me direz soit honneste : &amp; ayant dict cela,<text:line-break/>sans luy vouloir neantmoins, toucher la main, elle<text:line-break/>luy ferma la fenestre au nez, &amp; s'en estant inconti(-)<text:line-break/>nent allée vers sa maistresse, elle luy raconta comme<text:line-break/>tout le faict s'estoit passé, laquelle leuant les mains<text:line-break/>au ciel, tenant pour certain que le temps fust ve(-)<text:line-break/>nu, que sa<text:s/>pensée d'eust estre mise en effect, ou<text:line-break/>effectuée, la baisant &amp; embrassant bien mille fois,<text:line-break/>elle la remercia d'vn deuoir &amp; seruice qui luy<text:line-break/>estoit tant agreable. Ce pendant Gismond s'en<text:line-break/>estant allé, &amp; s'estant mis dedans le lict, ne peut<text:line-break/>onques fermer ou clorre l'œil, de toute celle nuict, p(e2)(-)<text:line-break/>sant comme il deuoit faire que Iules fist le signe que<text:line-break/><text:span text:style-name="pb">[n.p.]</text:span><text:line-break/>Camille luy auoit en chargé &amp; d(o2)né, &amp; en ceste pen(-)<text:line-break/>sée, s'estant leué, sur l'heure de la messe, il s'en alla en<text:line-break/>l'Eglise de l'Annonciation, où ayant trouué vn sien<text:line-break/>amy, qui estoit iournellement, tousiours auec Iules<text:line-break/><text:soft-page-break/>appelle Hierosme, il luy raconta ce qui luy estoit ad(-)<text:line-break/>uenu la nuict passee, &amp; luy demanda ayde &amp; conseil<text:line-break/>sur le fait de l'enseigne, qui auoit esté enioint par Ca(-)<text:line-break/>mille de donner,<text:s/>ce iour là. Hierosme luy respondit<text:line-break/>incontinent, qu'il ne se souciast point, &amp; que s'il n'y<text:line-break/>auoit autre chose que cela à faire, il ne se deuoit point<text:line-break/>donner de peine, qu'à l'heure deuë &amp; ordonnée, il<text:line-break/>prouuerroit à tout ce qui estoit de besoin : &amp; ce disant,<text:line-break/>s'estant faict bailler le beau mouchoir auec l'ouurage<text:line-break/>de soye, il print congé de luy, &amp; prenant l'heure qu'il<text:line-break/>pensa estre commode &amp; bien à propos, s'en estant<text:line-break/>allé trouuer Iules, par maniere de recreation, il le tira<text:line-break/>du logis, &amp; ainsi passant d'vn propos<text:s/>en autre, il le me(-)<text:line-break/>na vers la maison d'Agnolette, sans que Iules s'en ap(-)<text:line-break/>perceust, &amp; quand ils furent au droict de l'huis, Hie(-)<text:line-break/>rosme dist à Iules, luy ayant premierement baillé ce<text:line-break/>mouchoir : Seigneur Iules nettoyez vous le nez, car<text:line-break/>vous l'auez souille : &amp; pourtant Iules, sans penser à<text:line-break/>aucune chose ayant prins le mouchoir, se nettoya le<text:line-break/>nez, de maniere que Camille &amp; Agnolette creurent<text:line-break/>fermement qu'il ne s'estoit nettoyé le nez pour autre<text:line-break/>chose, sinon pour accomplir le contresigne enchargé<text:line-break/>&amp; donné,<text:s/>&amp; en furent merueilleusement contentes à<text:line-break/>ceste heure là. Apres, les deux ieunes h(o2)mes, s'(e2) aller(e2)t<text:line-break/>vers la place de S. Ie(a2), où est(a2)s arriuez, Hierosme print<text:line-break/>congé de Iules, &amp; s'en alla trouuer Gismond, qui l'at(-)<text:line-break/>tendoit en grande deuotion,<text:s/>&amp; luy ayant raconté<text:line-break/>comme les choses s'estoient passées &amp; estoient bien<text:line-break/><text:span text:style-name="pb">[5]</text:span><text:line-break/>aduenues, sans dire dauantage, le laissant tant ioyeux,<text:line-break/>comme celuy qui auoit déja beaucoup gangné, pour<text:line-break/>venir à bout de ses amoureux desseins, il print con(-)<text:line-break/>gé de luy, &amp; se retira en sa maison. Le soir venu, en(-)<text:line-break/>tour les neuf heures, Gismond print son chemin vers<text:line-break/>la maison du Seigneur Iulian, où estoient les deux<text:line-break/>femmes Agnolette &amp; Camille, &amp; s'estant mis au pied<text:line-break/>de la fenestre où il s'estoit accordé l'autre soir de de(-)<text:line-break/>uant, il attendoit la venue de Camille, &amp; n'y fut gue(-)<text:line-break/>res qu'icelle sollicitée de celle qui en auoit plus gran(-)<text:line-break/>de enuie &amp; volonté que luy, s'en vint à la fenestre, &amp;<text:line-break/>l'ayant veu &amp; recogneu pour celuy de l'autre soir, elle<text:line-break/>luy fit signe qu'il s'en allast<text:s/>à l'huis. Alors, il s'y en alla<text:line-break/>soudain, &amp; l'ayant trouué ouuert, il entra librement<text:line-break/>en la maison, &amp; voulant, aussi tost qu'il fust entré,<text:line-break/>commencer à embrasser &amp; baiser Camille, icelle com(-)<text:line-break/>me loyalle à sa maistresse, ne le voulut aucunem(e2)t, &amp;<text:line-break/>luy dist qu'il s'arrestast &amp; deportast de telles insol(e2)ces,<text:line-break/>sans faire auc(u2) bruit, iusques à ceque sa maistresse s'en<text:line-break/>fust allée coucher, &amp; en cest endroit, faign(a2)t d'estre ap<text:line-break/>pellée, elle le laissa, &amp; s'en alla vers Agnolette, laquel(-)<text:line-break/><text:soft-page-break/>le attendoit, en tresgrand desir la fin de ceste chose, &amp;<text:line-break/>ay(a2)t entendu que Iules estoit en la maison, le progres<text:line-break/>&amp; c(o2)tinuati(o2) de ceste mi(e2)ne nouuelle vous fera ent(e2)(-)<text:line-break/>dre, sans que ie le vous dye, si elle en fut tres-aise &amp;<text:line-break/>contente : car ayant déja faict<text:s/>aprester en vne chambre<text:line-break/>prochaine de la Sale, vn tresbeau lict, auec des lin(-)<text:line-break/>ceux fort deliez, elle luy commanda de le mener en<text:line-break/>ceste Chambre, &amp; de le faire coucher en ce lict, &amp;<text:line-break/>pourtant Camille, s'en retourna, sans lumiere ny ch(a2)(-)<text:line-break/>delle, vers Gismond, sans qu'il pensast en ri(e2) le mena<text:line-break/>en la chambre, le fit despouillet &amp; le mit ded(a2)s le lict,<text:line-break/><text:span text:style-name="pb">[n.p.]</text:span><text:line-break/>&amp; puis faignant d'aller voir si sa maistresse estoit en(-)<text:line-break/>dormie, elle sortit dehors, &amp; incontinent madame A(-)<text:line-break/>gnolette, toute lauée, toute parfumée, s'en vint au lieu<text:line-break/>de Camille, tout bellement vers luy, &amp; se couche à<text:line-break/>son costé, &amp; combien que l'obscurité de la nuict, s'ef(-)<text:line-break/>forceast de cacher sa beauté, elle estoit neantmoins<text:line-break/>telle &amp; si grande, que aydée par sa blancheur, à peine<text:line-break/>se pouuoit elle cacher. Ces deux amants doncques<text:line-break/>p(e2)sans coucher, l'vn auec Camille, &amp; l'autre auec Iu(-)<text:line-break/>les, sans beaucoup de paroles, pour ne se découurir<text:line-break/>l'vn à l'autre, ils se faisoient toutes les plus grandes ca(-)<text:line-break/>resses que vous pouuez penser, par sauoureux baisers<text:line-break/>&amp; estroits embrassem(e2)s, &amp; par tout ce qui estoit con(-)<text:line-break/>uenable à vne telle couple, &amp; si aucunefois quelque<text:line-break/>amoureuse parolle leur sortoit de la bouche, ils la di(-)<text:line-break/>soient si bas, que le plus souuent ils ne s'entendoient<text:line-break/>pas l'vn l'autre, &amp; chacun d'eux s'en esmerueilloit, &amp;<text:line-break/>tous deux en estoient bi(e2) aises, &amp; n'eussent voulu par(-)<text:line-break/>ler plus hault. Mais ce qui me fait venir la plus gran(-)<text:line-break/>de enuie &amp; desir de rire, quand i'y pense, est vn con(-)<text:line-break/>tentement d'esprit que tout deux auoient, d'estre<text:s/>ve(-)<text:line-break/>nus, par vne tant belle tromperie, à receuoir le fruict<text:line-break/>de leurs desirs, &amp; tandis qu'elle se resiouissoit de le<text:line-break/>tromper, ils se trompoient tous deux, si doucement,<text:line-break/>que chacun prenoit plaisir en la tr(o2)perie &amp; deception,<text:line-break/>en laquelle, sans iamais s'apperceuoir l'vn de l'autre,<text:line-break/>ils demeurerent en si grand soulas, plaisir &amp; ioye, tou(-)<text:line-break/>te celle nuict, qu'ils eussent esté contens qu'elle eust<text:line-break/>duré vn an, &amp; quand il fut presque iour, &amp; que le t(e2)ps<text:line-break/>proche de l'Aurore, fut venu, madame Agnolette s'e(-)<text:line-break/>stant leuée, &amp; faignant aller faire ie ne sçay quoy, el(-)<text:line-break/>le r'enuoya Camille en sa place, laquelle ayant faict<text:line-break/><text:span text:style-name="pb">[6]</text:span><text:line-break/>reuestir Gismond, le plustost qu'elle peut, elle le mit<text:line-break/>secretement de hors, par vne petite porte qui sortoit<text:line-break/>derriere la maison. Mais à fin que ceste fois ne fust pas<text:line-break/>la derniere, comme elle auoit esté la premiere, ils don(-)<text:line-break/>nerent ordre, toutes les fois que Iulian leur en don(-)<text:line-break/><text:soft-page-break/>neroit le loisir, &amp; deliberent prendre ensemble tels<text:line-break/>deduits, &amp; passetemps, &amp; pourtant sans iamais rien<text:line-break/>sçauoir<text:s/>l'vn de l'autre, ils se trouuerent beaucoup d'au<text:line-break/>tres fois ensemble, pour auoir de tant agreables nuits.<text:line-break/>Considerez donc, mes Dames, si l'astuce de ceste fem(-)<text:line-break/>me estoit grande, laquelle souz le nom d'autruy, sans<text:line-break/>danger de son honneur, se donnoit du bon<text:s/>temps, au(-)<text:line-break/>trement que de paroles.</text:p>
      <text:h text:style-name="Titre2" text:outline-level="2">VNE CERTAINE DAME, EN L'AB(-)<text:line-break/><text:span text:style-name="T1451">sence de son mary, ayant vn seruiteur en la maison, assez</text:span><text:span text:style-name="T1452"><text:line-break/></text:span><text:span text:style-name="T1453">puissant &amp; membru, mais vn peu simple &amp; idiot, le fit</text:span><text:span text:style-name="T1454"><text:line-break/></text:span><text:span text:style-name="T1455">coucher en sa Chambre, auec elle feign(a2)t qu'elle auoit peur</text:span><text:span text:style-name="T1456"><text:line-break/></text:span><text:span text:style-name="T1457">du Lutin : ou</text:span><text:span text:style-name="T1458"><text:s/>Loupgarou &amp; ce qui en aduint.</text:span></text:h>
      <text:h text:style-name="Titre2" text:outline-level="2"><text:span text:style-name="T1459">novvelle ii</text:span>.</text:h>
      <text:p text:style-name="P1460"><text:span text:style-name="T1461">C</text:span><text:span text:style-name="T1462">Hacvn</text:span><text:s/>veritablement loua fort l'a(-)<text:line-break/>stuce &amp; finesse de la ieune Dame, &amp; fut<text:line-break/>arresté qu'elle s'estoit sagement portée<text:line-break/>en ceste affaire : &amp; toutesfois chacun cer(-)<text:line-break/>tifia que combien que les choses cachées<text:line-break/>soient<text:s/>à demy pardonnées, elles sont neantmoins<text:line-break/>veues de Dieu, auquel rien, tant soit il tenu secret, ne<text:line-break/>peut estre caché, pource que les yeux d'iceluy pene(-)<text:line-break/>trent par tout, iusques au c(e2)tre de la terre, &amp; que pour<text:line-break/>ceste cause la femme ne doit se mettre à faire autre<text:line-break/><text:span text:style-name="pb">[n.p.]</text:span><text:line-break/>chose que bien, &amp; ce qu'elle cognoist estre louable. Et<text:line-break/>apres qu'ils eurent tous dict l'vn apres l'autre, beau(-)<text:line-break/>coup de choses, touchant ceste matiere, la Reine dist à<text:line-break/>Sisimbre, C'est à vous de c(o2)m(e2)cer la vostre, qu(a2)dil vo(us)<text:line-break/>plaira. Et Sisimbre c(o2)mença à dire en ceste maniere.</text:p>
      <text:p text:style-name="p">Il y auoit à Tours vne ieune Dame nommée Ie(a2)ne<text:line-break/>(ie tairay son surnom de peur de faire tort à la maison<text:line-break/>honorable de laquelle elle estoit issue) femme d'vn b(o2)<text:line-break/>riche &amp; honorable marchand, laquelle soit que son<text:line-break/>mary fust chiche &amp; échars de ce que les femmes<text:line-break/>demandent de leurs maris, ou soit qu'elle aymast le<text:line-break/>change, &amp; se voulust faire frotter son lard par autre,<text:line-break/>ou soit qu'elle eust en haine les embrassemens legiti(-)<text:line-break/>mes de sa partie, pour cherir<text:s/>les illicites, fut esprinse<text:line-break/>de l'amour d'vn gros lourdaut de Seruiteur, qui estoit<text:line-break/>en la maison, qui auoit la taille d'estre bien fourny du<text:line-break/>morceau friand propre aux ieunes dames, c(o2)tre le mal<text:line-break/>de colique, combien qu'auc(u2)s tiennent qu'il soit plus<text:line-break/>propre à l'amarris : mais ce seruiteur estoit vn peu sot<text:line-break/>&amp; niais. Et deuant que i'entre plus auant en matiere,<text:line-break/>ie vous diray comment elle s'en emmouracha. Elle se<text:line-break/>leua vn iour plus matin qu'elle n'auoit accoustumé,<text:line-break/>ie ne scay si c'estoit pour auoir la puce en<text:s/>l'aureille c(o2)(-)<text:line-break/><text:soft-page-break/>me l'on dit, estant son mary absent, qui s'en estoit allé<text:line-break/>à la foire à Lion, acheter &amp; vendre de la marchandise,<text:line-break/>&amp; passant madame Ieanne, par la chambre de son va(-)<text:line-break/>let, pour aller au derriere de son logis, elle vid sur le<text:line-break/>lict couché<text:s/>&amp; étendu le valet (nommé Pierre natif<text:line-break/>de Loches) lequel, à cause de la grande &amp; excessiue<text:line-break/>chaleur, qui auoit regné celle nuict, se voyoit tout<text:line-break/>nud sur le lict sans chemise mesmes, &amp; la Dame le<text:line-break/>voyant en tel poinct, bien proportionné de tous ses<text:line-break/><text:span text:style-name="pb">[7]</text:span><text:line-break/>membres, eniambé à l'auantage, eut enuie d'essayer<text:line-break/>s'il allait le trot ou le galop, &amp; demeura assez long<text:line-break/>temps à Philosopher sur les œuures de nature deli(-)<text:line-break/>berée d'y estudier plus auant, puis qu'elle en voyoit<text:line-break/>deuant ses yeux le lieure ouuert. Elle passe outre, &amp;<text:line-break/>ayant faict assez longue visite au retour de la belle<text:line-break/>Symmetrie &amp; mesure du corps &amp; membre de ce<text:line-break/>Pierre, qui dormoit &amp; ronfloit en ce point à la fres(-)<text:line-break/>cheur du matin, elle s'en alla en sa chambre la plus<text:line-break/>pensiue du monde, &amp; assez embrasée du feu amou(-)<text:line-break/>reux, pour auquel obuier, par quelque doux rafre(-)<text:line-break/>chissement, à fin qu'ostant la cause de sa maladie, el(-)<text:line-break/>le retournast à sa premiere temperature, &amp; fust de(-)<text:line-break/>liuree de cest excez de chaleur, ou fieure ardente &amp;<text:line-break/>continuë, ayant mis en besongne ses<text:s/>seruantes,<text:line-break/>l'vne à vne chose, &amp; l'autre à l'autre, elle fit ap(-)<text:line-break/>peller Pierre, par vne chambriere, laquelle l'ayant<text:line-break/>veu au mesme point que sa maistresse l'auoit trou(-)<text:line-break/>ué, cuida de peur tomber à la renuerse, &amp; ietta vn si<text:line-break/>grand cry, que le pauure garçon se reueilla, &amp; la<text:line-break/>chambriere s'en fuit disant, qu'elle auoit veu le<text:line-break/>grand Diable d'enfer. Cependant Pierre vestit tout<text:line-break/>soudain sa chemise, &amp; estant debout, la Cham(-)<text:line-break/>briere retournant tremblant, &amp; de la couleur d'vn<text:line-break/>charbon en feu, tant cest obiect terrible &amp; non a(-)<text:line-break/>coustumé l'auoit estonnée &amp; mise en altere, l'ayant<text:line-break/>trouué comme monstrueux : &amp; s'estant vn peu r'as(-)<text:line-break/>seurée, elle luy dist, en souzriant, d'auoir veu l'e(-)<text:line-break/>chantillon d'vne tant belle piece, Pierre, va par(-)<text:line-break/>ler à madame, que diable tu<text:s/>dors haulte heure, sans<text:line-break/>auoir honte de faire peur aux filles. Comment dist<text:line-break/>Pierre, fait on peur en dormant ? qu'auez vous à<text:line-break/><text:span text:style-name="pb">[n.p.]</text:span><text:line-break/>á vous espouuanter : voila ce qu'il disoit en attachant<text:line-break/>son hault de chausse, &amp; la chambriere le regardoit,<text:line-break/>pensant tousiours à son gr(a2)d diable y ait part, que vo(-)<text:line-break/>lontiers, à voir sa contenance, elle eust bi(e2) voulu cha(-)<text:line-break/>stier &amp; mettre en son Enfer, &amp; le hastoit pour aller<text:line-break/>parler à madame. Quand il fut tout prest, il entra en la<text:line-break/>Chambre de la maistresse, &amp; la seruante<text:s/>descendit les<text:line-break/><text:soft-page-break/>degrez, ruminant tousiours ce qu'elle auoit veu. La<text:line-break/>maistresse le voyant le fit entrer en son cabinet, ayant<text:line-break/>ferme l'huis de la chambre, &amp; faignant de luy vou(-)<text:line-break/>loir faire escrire quelque chose, pour les affaires<text:line-break/>de la maison, elle luy dist. Pierre, tu scais bien, que<text:line-break/>les femmes sont volontiers craintiues, de leur natu(-)<text:line-break/>rel, principallement de nuict, &amp; ceste crainte m'ayant<text:line-break/>saisy l'esprit, il m'est aduis que ie voy tousiours le Lu(-)<text:line-break/>tin deuant moy, soit que ierepose, soit que ie ne repose<text:line-break/>pas, combien que ie pense bien, &amp; le croy, que tout<text:line-break/>cela ne soit qu'vne folle apprehension, &amp; que de faict<text:line-break/>rien ne se presente à mes yeux. Toutesfois asseure toy<text:line-break/>que i'en perds le repos, &amp; que le plus souuent ie ne<text:line-break/>sçaurois dormir &amp; me cache dedans les draps de peur<text:line-break/>de voir aucune chose : ayant ceste opinion que si mon<text:line-break/>mary estoit icy, comme ie l'ay plusieurs fois experi(-)<text:line-break/>menté, ie n'aurois pas telle aprehension, laquelle me<text:line-break/>continuant, me pourroit tellement espouuanter, que<text:line-break/>i'en mourrois sur les pieds.<text:s/>Parquoy, si la compagnie<text:line-break/>d'vne mienne chambriere m'estoit suffisante, pour<text:line-break/>me deliurerde ceste crainte, ie la ferois coucher, en m(o2)<text:line-break/>lict, mais tu sçais bi(e2) que les filles sont peureuses aussi<text:line-break/>bien que ie sçaurois estre. Et pourtant te cognoissant<text:line-break/>bon<text:s/>garçon &amp; fidele à ton maistre &amp; à moy, ie veux<text:line-break/>que tu couches en ma chambre : toutesfois de peur<text:line-break/><text:span text:style-name="pb">[8]</text:span><text:line-break/>de scandale, ie ne veux pas, qu'aucune de mes cham(-)<text:line-break/>brieres le sache, mais que tu viennes les soirs, apres<text:line-break/>qu'elles seront couchées, &amp; par ce moyen tu me deli(-)<text:line-break/>ureras d'vne grande peine en laquelle ie suis toutes les<text:line-break/>nuicts, à cause du Lutin, qu'il me semble fermement<text:line-break/>voir deu(a2)t moy. Et ne faut pas que tu craignes, car la<text:line-break/>presence d'vn h(o2)me ou garçon tel que tu és, a la puis(-)<text:line-break/>sance de le faire fuir, comme i'ay autresfois ouy dire<text:line-break/>à vn homme digne de foy, &amp; bien entendu en ces be(-)<text:line-break/>songnes là, pource qu'il ya vn nerf sur les hommes,<text:line-break/>lequel venant à tirer, est vn remede singulier contre<text:line-break/>la maladie qui me tient. Sachez donc que ie ne veux<text:line-break/>pas que tu failles tous les soirs à venir coucher en ma<text:line-break/>chambre auec moy, &amp; n'en aduerty personne, &amp; si tu<text:line-break/>le fais, ie te donneray vn accoustrement, &amp; feray que<text:line-break/>tu auras tousiours la bonne grace &amp; faueur de ton<text:line-break/>maistre. Il fault donc dist le Valet, que vous luy don(-)<text:line-break/>niez à ent(e2)dre le seruice qu'en cela ievous auray faict,<text:line-break/>à fin qu'il m'en sache gré, &amp; qu'en son absence aussi<text:line-break/>i'ay charge de luy de vous chasser le Lutin. Il ne fau(-)<text:line-break/>dra pas que tu luy en parles en façon quelconque de<text:line-break/>peur d'inconuenient : car il<text:s/>pourroit dire que tu serois<text:line-break/>venu à moy pour autre occasion. Et quelle respondit<text:line-break/>le Badaut, qui ne meritoit ceste fortune. La dame co(-)<text:line-break/><text:soft-page-break/>gnoiss(a2)t sa simplicité, le voulut entretenir en icelle, &amp;<text:line-break/>resp(o2)dit, qu'il failloit celer ce dessein à s(o2) mary,<text:s/>pource<text:line-break/>(q2) s'il le sçauoit, il pourroit dire, qu'il entroit en sa ch(a2)(-)<text:line-break/>bre pour luy desrober enson cabinet ce qu'il y auoit le<text:line-break/>plus cher &amp; precieux, &amp; qu'(e2) ceste maniere, ne le trou<text:line-break/>ueroit pas b(o2), mais qu'elle trouueroit bi(e2) autrem(e2)t le<text:line-break/>moy(e2) de l'(e2)tretenir en la grace d'iceluy, &amp; fairequ'il l'a<text:line-break/>uançast en la mais(o2) par dessus tous les autres facteurs,<text:line-break/><text:span text:style-name="pb">[n.p.]</text:span><text:line-break/>qui estoient tous aux champs, excepté celuy qui ven(-)<text:line-break/>doit à la boutique. Le valet s'accorda à la volonté de<text:line-break/>sa maistresse,<text:s/>&amp; luy dist qu'il n'en diroit mot, puis<text:line-break/>qu'ainsi alloit, &amp; (q2) le soir mesme il s'en iroit la trou(-)<text:line-break/>uer &amp; qu'il sçauoit bien vne oraison pour coniurer<text:line-break/>le Lutin &amp; Loup-guarou c(o2)me l'on dit, que sa grand<text:line-break/>Mere luy auoit aprins estant ieune gars, &amp; lors<text:s/>la Da(-)<text:line-break/>me pensant qu'elle auoit demeuré auec luy assez long<text:line-break/>temps au cabinet, elle luy dist qu'il se retirast, &amp; dist à<text:line-break/>ceux qui luy demanderoient ce qu'il faisoit là dedans,<text:line-break/>qu'il escriuoit vne missiue pour sa maistresse, à fin de<text:line-break/>l'enuoyer à Lyon à son<text:s/>Maistre. Ce qu'il fit, car quand<text:line-break/>il fut dehors il pratiqua gentim(e2)t ceste excuse, s'efor(-)<text:line-break/>ceant de se resouuenir de l'Oraison, à fin de secourir<text:line-break/>sa maistresse. En disnant, ce valet qui n'estoit des plus<text:line-break/>sages, mouroit d'entamer à sa maistresse le propos du<text:line-break/>Lutin, mais craignant qu'il decouurist le pot aux ro(-)<text:line-break/>ses, elle tournoit incontinent, comme l'on dit, la truye<text:line-break/>au foin, &amp; luy commandoit de faire quelque chose,<text:line-break/>pour l'empescher de dire aucune chose, &amp; luy faisoit<text:line-break/>signe, à ce qu'il ne dist mot, mais le sot n'y entendoit<text:line-break/>que le hault Alemand. Et apres disner, elle tascha de<text:line-break/>le tirer à part, pour l'aduiser de ne toucher deu(a2)t ceux<text:line-break/>de la maison, aucune chose de ce qu'ils auoient c(o2)ue(-)<text:line-break/>nu &amp; ord(o2)né ensemble, &amp; luy fit la bouche, &amp; le pau(-)<text:line-break/>ure niais faisoit tout ce qui luy estoit commandé par<text:line-break/>sa maistresse. Le soit venu, qu(a2)d l'on vint à soupper,<text:line-break/>la Dame Ieanne auoit le frere de son mary qui estoit<text:line-break/>venu soupper auec elle, &amp; y auoit mené sa femme, à<text:line-break/>fin de la rejouir en l'absence de son mary lequel la luy<text:line-break/>auoit recomm(a2)dée à son depart, &amp; comme entre plu(-)<text:line-break/>sieurs propos tenus en table, le beau frere de la Dame<text:line-break/><text:span text:style-name="pb">[9]</text:span><text:line-break/>Ieanne fust venu à parler des esprits qui retourn(e2)t de<text:line-break/>nuict, le Valet Pierre qui les seruoit en table, &amp; qui<text:line-break/>souloit parler assez librement pource que volontiers<text:line-break/>l'on y prenoit plaisir à cause de sa simplicité, ne se sou(-)<text:line-break/>uen(a2)t plus de ceque sa maistresse luy auoit enioint, de<text:line-break/>ne dire mot de leur deliberation, commencea à dire,<text:line-break/>à propos, que le Lutin venoit de nuict en la Cham(-)<text:line-break/>bre de sa maistresse &amp; qu'il le chasseroit bien. La mai(-)<text:line-break/><text:soft-page-break/>tresse à ceste heure là s'efforcea de couurir ceste faulte<text:line-break/>disant, Tu seras tousiours vn sot, queveux tu dire auec<text:line-break/>ton Lutin ? ce qu'elle dist en souzriant &amp; sans changer<text:line-break/>couleur pour monstrer, que c'estoit vne pure folie,<text:line-break/>sachans déja bien tous ceux qui estoient en table, que<text:line-break/>ce valet estoit, comme i'ay dict tant de fois, de la<text:line-break/>liuree de ceux là qui n'ont pas le cerueau bien faict.<text:line-break/>La Dame, Ieanne ne laissa pas de p(e2)ser que ce badaux<text:line-break/>la mettoit en grand danger d'estre blasmee, ce qu'elle<text:line-break/>craignoit plus que chose du monde. Ce neantmoins,<text:line-break/>se souuenant du bourdon qu'elle auoit veu le matin,<text:line-break/>elle auoit enuie d'en faire vn voyage, &amp; ne pouuoit<text:line-break/>l'oster de sa fantasie, estant resolue de l'employer &amp;<text:line-break/>de le faire taire à l'aduenir, le rendant plus aduisé qu'il<text:line-break/>n'estoit, car elle pensoit en soy-mesme que quand il<text:line-break/>auroit gousté des douxfruicts de l'amour, il seroit plus<text:line-break/>gaillard, fin &amp; discret, pour sçauoir taire telles faueurs,<text:line-break/>de maniere qu'estant lourd, il deuiendroit accort, de<text:line-break/>leger, il deuiendroit aduisé, de sot bien aprins, suiuant<text:line-break/>le prouerbe qu'amour aprent aux asnes à dancer. Par(-)<text:line-break/>quoy estant en ceste opinion, apres que son frere &amp;<text:line-break/>sa sœur furent partiz, &amp; qu'ils s'en furent retournez<text:line-break/>en<text:s/>leur maison, estant l'heure de s'en aller coucher, el(-)<text:line-break/>le fit signe à Pierre de ne faire faulte de venir : &amp;<text:line-break/><text:span text:style-name="pb">[n.p.]</text:span><text:line-break/>sou(-)dain par vn baisser de teste il luy fit responce qu'il e(-)<text:line-break/>stoit tout prest. Et pour ceste cause, quand tous ceux<text:line-break/>de la maison furent couchez, &amp; mesmes les seruantes<text:line-break/>apres auoir mis leur maistresse au lict, &amp; nettoye les<text:line-break/>habillemens d'icelle, Pierre n'entendant plus person(-)<text:line-break/>ne par la maison, &amp; ne voyant plus aucune lumiere,<text:line-break/>s'en alla droit à la porte de la chambre de sa maistres(-)<text:line-break/>se, laquelle il ouurit tout bellement : &amp; icelle sent(a2)t<text:line-break/>ouurir l'huis, &amp; cognoiss(a2)t que c'estoit Pierre, le voy(a2)t<text:line-break/>aprocher de son lict, dist assez hault, Mon Dieu est ce<text:line-break/>point le Lutin, Nenny non, dist le Valet, c'est vostre<text:line-break/>valet Pierre : n'ayez<text:s/>peur ma maistresse, nous le ferons<text:line-break/>bien retirer &amp; de belle heure. Le pauure sot s'estoit mis<text:line-break/>en vne chaire pres du lict de sa maistresse, faisant à<text:line-break/>l'obscur plusieurs signes de la croix pour chasser les es(-)<text:line-break/>prits de nuict, &amp; disoit en ie ne sçay quels termes son<text:line-break/>oraison, mais la Dame, qui ne se guarissoit pas de tels<text:line-break/>propos, luy commencea à dire, Pierre, ie ne me sens<text:line-break/>pas assez asseuree &amp; suis en vne extreme peur, Si vous<text:line-break/>ne venez vous mettre au long de moy : ce faisant ie<text:line-break/>reposeray plus à m(o2) aise : car il y a plus de quinze iours<text:line-break/>que ie n'ay clos l'œil, à cause de ceste peur que i'ay de<text:line-break/>tant de visions &amp; fantosmes. Pierre à ceste heure là<text:line-break/>ayant compassion de sa maistresse, luy dist à l'heure,<text:line-break/>Dame, i'en suis content : &amp; ayant dict cela il comm(e2)(-)<text:line-break/><text:soft-page-break/>cea à se despouiller, &amp; estant en chemise il se coucha<text:line-break/>le long de sa maistresse, sans penser à aucun mal. La<text:line-break/>maistresse, apres auoir vn peu attendu, &amp; voyant que<text:line-break/>le badin estoit la c(o2)me vne souche de bois, commen(-)<text:line-break/>cea à luy dire, Pierre vois tu rien,<text:s/>vois tu pas là le Lu(-)<text:line-break/>tin, aproche i'en ay grande peur, tiens moy bien<text:line-break/>embrassee, à fin que ie ne pense en luy. Pierre qui<text:line-break/><text:span text:style-name="pb">[10]</text:span><text:line-break/>marmotoit son oraison, faisant tousiours le signe de<text:line-break/>la Croix, se tourna deuers sa maistresse &amp; commencea<text:line-break/>à l'embrasser estroitement, comme elle luy auoit dict,<text:line-break/>&amp; comme il la tenoit ainsi embrassee, ie croy que na(-)<text:line-break/>ture commencea aussi à l'eschauffer vn peu en son<text:line-break/>harnois, de maniere que le feu si pres des estouppes<text:line-break/>commencea à s'y prendre, &amp; par ruse &amp; moyen,<text:line-break/>pensay-ie bien que Pierre s'acquitta de ce qu'il n'eust<text:line-break/>iamais eu l'esprit de faire, non pas mesmes de penser,<text:line-break/>en toute sa vie, car tenant ainsi sa maistresse embras(-)<text:line-break/>sée, il se sentit epoiçonné de ie ne sçay quel desir, le(-)<text:line-break/>quel venant naturellement luy fit oublier ses oraisons<text:line-break/>&amp; autres choses qu'il auoit commencé de faire contre<text:line-break/>le Lutin, &amp; se porta à ceste heure là, sans auoir aupa(-)<text:line-break/>rauant faict aucun aprentissage, tant brauement en la<text:line-break/>Lutte de Venus, que la Dame cogneut bien, qu'il<text:line-break/>auoit meilleur rable que son mary, &amp; en ceste maniere<text:line-break/>Pierre chassa le Lutin plus de sept ou huict fois la<text:line-break/>nuict, &amp; qu(a2)d apres auoir vn peu dormy, il prenoit en<text:line-break/>uye à la bonne Dame de rec(o2)mencer le c(o2)bat, elle<text:line-break/>reueilloit ce bon Valet, &amp; luy faisoit, seulement en le<text:line-break/>touchant de la main, emoudre ses armes, &amp; luy disoit<text:line-break/>Pierre iay peur du Lutin, si tu fais comme tu as déja<text:line-break/>faict plusieurs fois ceste-nuict, tu le chasseras, car ie le<text:line-break/>sens bien. Alors le galant, estoit déja si bien apris à<text:line-break/>chasser &amp; coniurer le Lutin de sa maistresse,<text:s/>qu'il<text:line-break/>montoit, &amp; batoit fort &amp; ferme de son marteau de(-)<text:line-break/>sus l'enclume, comme si toute sa vie, il eust demeuré<text:line-break/>à la forge : &amp; ayant faict, il disoir à sa maistresse, qu'el(-)<text:line-break/>le ne se souciast plus, &amp; qu'il la garderoit bien d'ores(-)<text:line-break/>nauant de ce mech(a2)t Lutin, puis qu'il en auoit trou(-)<text:line-break/>ué la maniere. Ayant c(o2)tinué ceste vie toute la nuict,<text:line-break/><text:span text:style-name="pb">[n.p.]</text:span><text:line-break/>&amp; le iour aproch(a2)t, elle dict à Pierre, qu'il tint secret<text:line-break/>tout ce mystere, &amp; qu'il n'en dict mot à pers(o2)ne, &amp;<text:line-break/>l'enuoya coucher en son lict, l'aduertiss(a2)t de retour(-)<text:line-break/>ner tous les soirs à ceste effect. Ce qu'il faisoit, &amp; n'y<text:line-break/>failloit pas vne nuict, tant il estoit curieux de chasser le<text:line-break/>Lutin de sa Dame. Mais il y auoit vne petite fille qui<text:line-break/>couchoit en la ch(a2)bre mesmes aagée enuiron de trois<text:line-break/>ou<text:s/>quatre ans laquelle se venant à reueiller, enten(-)<text:line-break/>doit bien tout ce que la maistresse &amp; Pierre disoient<text:line-break/><text:soft-page-break/>du Lutin, toutes les nuicts, &amp; quand son Pere fut re(-)<text:line-break/>tourné de Lion elle luy commencea à dire que Pierre<text:line-break/>auoit couché aulict de sa mere, &amp; auoit chassé le Lu(-)<text:line-break/>tin, &amp; que sa mere n'auoit plus de peur. Le pere oyant<text:line-break/>ces propos que la petite fille tenoit souu(e2)t, print gar(-)<text:line-break/>de aux contenances de sa femme, &amp; vid bien qu'elle<text:line-break/>cyant dire cela à la petite fille, la premiere fois, elle en<text:line-break/>changea de couleur : ce qu'il le fit presumer qu'il en<text:line-break/>estoit quelque chose, &amp; regardoit déja ce Pierre d'vn<text:line-break/>tresmauuais œil, estant deliberé deluy iouer vn mau(-)<text:line-break/>uais tour &amp; à sa f(e2)me aussi si ces choses estoi(e2)t vrayes.<text:line-break/>Et sa femme le voyant en peine, luy dict : Mon amy<text:line-break/>croyez vous vn enfant, me pensez vous si folle &amp;<text:line-break/>mal aduisée de m'abandonner à vn valet, vous me<text:line-break/>faictes tort &amp; à vous mesme aussi, si vous n'ostez ceste<text:line-break/>fantasie, ie ne viuray pas long temps, &amp; vous m(o2)stre(-)<text:line-break/>ray par ma prochaine fin, causce<text:s/>de la douleur de vo(-)<text:line-break/>stre ennuy, que ie suis innoc(e2)te. Si vous estes ialoux,<text:line-break/>ie n'auray iamais bien auec vous. Et pour vous dire<text:line-break/>que c'est, vo(us) sçauez que ie suis assez peureuses &amp; pour<text:line-break/>ceste cause en vostre abs(e2)ce i'ay faict coucher Per(-)<text:line-break/>rette ma seru(a2)te en m(o2) lict qu(a2)t &amp; moy, craign(a2)t ce<text:line-break/>que l'on dict du Lutin, &amp; c'est ce que nostre petite fille<text:line-break/><text:span text:style-name="pb">[11]</text:span><text:line-break/>vous a voulu donner à entendre. Le mary ne se fiant<text:line-break/>du tout en cecy, voulut s'en certifier autrement, &amp;<text:line-break/>saign(a2)t d'aller dehors pour vne nuict ou deux, il trou(-)<text:line-break/>ua le moyen d'entrer secretement dedans la maison<text:line-break/>de nuict, pour cognoistre la verité du faict, &amp; estant<text:line-break/>allé en la chambre de Pierre, il le vid en son lict, &amp; le<text:line-break/>matin deuant le iour, il entra en sa chambre où sa f(e2)(-)<text:line-break/>me estoit couchée, &amp; vid auec elle, la seruante nom(-)<text:line-break/>me Perrete, laquelle, comme fine &amp; rusée, elle auoit<text:line-break/>expressement faict coucher en son lict se doutant que<text:line-break/>s(o2) mary s'estoit absenté ceste nuict pour le doute qu'il<text:line-break/>auoit à cause de ce que sa fille<text:s/>luy auoit dict, &amp; à fin de<text:line-break/>la surpr(e2)dre. Et voy(a2)t le mary que le tout se rappor(-)<text:line-break/>toit à ce qu'elle luy auoit dict, il s'appaisa, &amp; creut fer(-)<text:line-break/>mem(e2)t que sa f(e2)me luy estoit loyalle, laquelle en apres<text:line-break/>ne laissa pas de chasser le Lutin auec le<text:s/>Valet, quand<text:line-break/>elle pouuoit.</text:p>
      <text:soft-page-break/>
      <text:h text:style-name="Titre2" text:outline-level="2">DEVX CHEVALIERS FORCENT<text:line-break/><text:span text:style-name="T1463">deux Damoiselles filles d'vn Gentilhomme Pisan, le Due</text:span><text:span text:style-name="T1464"><text:line-break/></text:span><text:span text:style-name="T1465">Alexandre en oit parler : &amp; Marie les filles aux Cheua(-)</text:span><text:span text:style-name="T1466"><text:line-break/></text:span><text:span text:style-name="T1467">liers, pour honorer le pere : &amp; puis pour satisfaire à la iu(-)</text:span><text:span text:style-name="T1468"><text:line-break/></text:span><text:span text:style-name="T1469">stice, il les fait decapiter</text:span><text:span text:style-name="T1470"><text:s/>tous deux, &amp; marie les filles,</text:span><text:span text:style-name="T1471"><text:line-break/></text:span><text:span text:style-name="T1472">&amp; Damoiselles de rechef.</text:span></text:h>
      <text:h text:style-name="P1473" text:outline-level="2">novvelle iii.</text:h>
      <text:p text:style-name="P1474"><text:span text:style-name="T1475">C</text:span>E pendant que les Dames tenoient di(-)<text:line-break/>uers propos de l'infortunée &amp; malheu(-)<text:line-break/>reuse Laure, louant fort la prudence de<text:line-break/>son mary, Constance qui estoit assise<text:line-break/>pres de Sisimbre, pensant bien qu'elle<text:line-break/>estoit venue à son tour, pour dire la sienne, auoit déja<text:line-break/><text:span text:style-name="pb">[n.p.]</text:span><text:line-break/>la bouche ouuerte, pour parler, comme celle qui s'e(-)<text:line-break/>stoit déja preparée, &amp; qui s'esoit aduisée de bonne<text:line-break/>heure, de ce qu'elle auoit à deduire, pour le plaisir &amp;<text:line-break/>entretenement d'vne t(a2)tbonne &amp; honorable compa(-)<text:line-break/>gnie, quand la Reine luy enchargea de discourir. Par<text:line-break/>quoy elle commença incontinent à dire ainsi.</text:p>
      <text:p text:style-name="p">C'est, pour tout vray, vne belle chose. qu(a2)d les Prin(-)<text:line-break/>ces, qui representent en terre l'image de Dieu, se pro(-)<text:line-break/>posent &amp; mettent ordinairement deuant les yeux, de<text:line-break/>ne nuire à personne, &amp; d'ayder à vn chacun, pour ce<text:line-break/>que s'employ(a2)t ainsi, selon le deuoir, &amp; faisant le deu<text:line-break/>de leur haute charge, ils plaisent &amp; sont merueilleu(-)<text:line-break/>sement agreables à sa diuine maiesté. Et<text:s/>font droict<text:line-break/>&amp; iustice à leurs peuples &amp; suiects. Et si iamais aucun<text:line-break/>de noz Princes a onques aymé &amp; eu fort à cœur sem(-)<text:line-break/>blable chose, nostre grand &amp; tresuertueux Duc, Ale(-)<text:line-break/>xandre de Medicis l'y a eu grandement, lequel estant<text:line-break/>comme i'ay dict, valeureux &amp;<text:s/>liberal Seigneur, mon(-)<text:line-break/>stra par la nouuelle ensuiu(a2)te, que ie vous veux, moy(-)<text:line-break/>ennant l'aide de Dieu, raconter, presentement, com(-)<text:line-break/>me le Prince se doit efforcer de tout son pouuoir de<text:line-break/>maintenir la Iustice, qui est vn des principaux pi(-)<text:line-break/>liers &amp; moy(e2)s de la paisible principauté &amp; Seigneurie.</text:p>
      <text:p text:style-name="p">Il ny a donc pas beaucoup d'années, que le Duc<text:line-break/>estant allé à Pise, auec sa court, &amp;<text:s/>tout son train, qui<text:line-break/>estoit grand, selon qu'il appartenoit à vn tel Prince,<text:line-break/>pour voir ceste ville là, &amp; pour donner ordre, aux af(-)<text:line-break/>faires de son Estat, qu'il auoit, c(o2)me sage Prince qu'il<text:line-break/>estoit, en grande recommandation, il fut honorable(-)<text:line-break/>ment receu &amp; auec grande feste, par ce peuple là :<text:line-break/>mais entre ceux qui le courtiserent beaucoup, fut vn<text:line-break/>Cheualier des premiers de la ville, lequel s'efforcea<text:line-break/><text:span text:style-name="pb">[12]</text:span><text:line-break/>&amp; fit tant que le Duc logea en sa maison, &amp; sans es(-)<text:line-break/><text:soft-page-break/>pargner aucune chose de ce qui estoit necessaire, pour<text:line-break/>les apprests, qu'il failloit faire à vn tel Prince, il luy fit<text:line-break/>vn festin solennel, auquel il voulut que la plus grande<text:line-break/>partie des Dames de Pise, fussent inuitées, pource que<text:line-break/>le Duc aymoit fort les Dames. Mais entre les sus(-)<text:line-break/>dites s'ytrouuerent deux d'extreme beauté, qui estoi(e2)t<text:line-break/>ses Filles, toutes deux Damoiselles gaillardes &amp; hon(-)<text:line-break/>nestes autant que l'on sçauroit dire, lesquelles certai(-)<text:line-break/>nement paroissoient entre les autres comme deux So(-)<text:line-break/>leils entre les moindres estoilles, tant Dieu les auoit<text:line-break/>douees &amp; pourueues d'vne gracieuse &amp; agreable beau(-)<text:line-break/>té, plus diuine qu'humaine. Or aduint qu'en ce fe(-)<text:line-break/>stin, deux gentilshommes fort aymez &amp; fauorisez du<text:line-break/>Duc, deuindrent amoureux de ces ieunes &amp; tresbel(-)<text:line-break/>les Damoiselles, de maniere qu'estans à cause de la fa(-)<text:line-break/>ueur du Prince, de laquelle ils se tenoyent forts, mer(-)<text:line-break/>ueilleusement enflez, hautains superbes, comme il<text:line-break/>aduient ordinairement en certains Courtisans (i'en(-)<text:line-break/>tens des vicieux) ayans communiqué le faict ensem(-)<text:line-break/>ble, deliberer(e2)t, quoy qui en deust aduenir, de c(o2)ten(-)<text:line-break/>ter leurs lubriques &amp; sales apetits, auec ces h(o2)nestes &amp;<text:line-break/>vertueuses Damoiselles. Et pourceste cause, comme le<text:line-break/>Prince deust partir de Pise, le lendemain, ils propose(-)<text:line-break/>rent d'executer leur intention, la nuict prochaine. Et<text:line-break/>ayans eu, par vne estrange &amp; secrette maniere, l'ami(-)<text:line-break/>tié &amp; intelligence d'vne chambriere de la maison du<text:line-break/>Cheualier, laquelle couchoit en la chambre des Da(-)<text:line-break/>moiselles : l'ayans corrompue &amp; gaignée, selon la cou(-)<text:line-break/>stume de telles gens, par argent &amp; promesses, ils l'ad(-)<text:line-break/>uiserent de tout ce qu'ils vouloient faire. La nuict ve(-)<text:line-break/>nue, s'est(a2)t tr(a2)sportez secretem(e2)t au pied des fenestres<text:line-break/><text:span text:style-name="pb">[n.p.]</text:span><text:line-break/>de la chambre, où les Damoiselles dormoyent &amp; re(-)<text:line-break/>posoient en leur dict, il monterent estans<text:s/>aidez par la<text:line-break/>Chambriere, &amp; par le moyen d'vne eschelle, sur vne<text:line-break/>muraille, &amp; puis estans dessus, ils s'attacherent à gran(-)<text:line-break/>de peine, à vn autre mur, par le moyen d'vne eschelle<text:line-break/>de corde, qui y p(e2)doit, auec grand danger de leurs<text:line-break/>vies, s'ils fussent tombez de là, en terre : ce qui leur<text:line-break/>eust esté propre, si Dieu ne leur eust reserué, puis apres<text:line-break/>pour leur maudite volonté, qu'ils effectuerent, vne<text:line-break/>puniti(o2) exemplaire &amp; publique. Ils firent tant qu'ils<text:line-break/>paruindr(e2)t en fin en la chambre des Damoiselles, les(-)<text:line-break/>quelles estoient fort endormies, parquoy s'estans des(-)<text:line-break/>pouillez, &amp; couchez pres d'elles, il commencerent à<text:line-break/>se recreer. Les Damoiselles, lesquelles iusques à ceste<text:line-break/>heure là, auoient paisiblement dormy, se sentans ma(-)<text:line-break/>nier, demourer(e2)t vn peu coyes, s(a2)s dire mot, pour voir<text:line-break/>que ce seroit, pour ce que chacune d'icelles p(e2)soit en<text:line-break/>elle mesme que ce fust sa compagne, comme celles<text:line-break/><text:soft-page-break/>qui auoient accoustumé aucunefois de se iouer &amp; fol(-)<text:line-break/>lastrer ens(e2)ble : mais cognoissans puis apres, par effect<text:line-break/>que<text:s/>les deportemens passoient les signes, &amp; s'apperce<text:line-break/>uans qu'elles auoient esté deceues, elles commence(-)<text:line-break/>rent à crier à haute voix, A l'ayde à l'ayde. Le Pere<text:line-break/>&amp; les seruiteurs de la maison s'en allerent inconti(-)<text:line-break/>nent là où ils ouyrent le bruit, &amp; ayans veu les pau(-)<text:line-break/>ures filles, qui ploroient &amp; se tourmentoi(e2)t de la plus<text:line-break/>estrange façon du monde, chacun se mit à chercher<text:line-break/>par la maison, &amp; comme l'vn vint d'auanture à regar(-)<text:line-break/>der aux fenestres, il y trouua les eschelles de cordes en<text:line-break/>cores attachees : parquoy le Cheualier, ay(a2)t fait pr(e2)dre<text:line-break/>la seru(a2)te, voulut ent(e2)dre &amp; sçauoir d'elle qui auoi(e2)t<text:line-break/>esté ceux qui luy auoi(e2)t fait vn tel desh(o2)neur. Et pour<text:line-break/><text:span text:style-name="pb">[13]</text:span><text:line-break/>ce faire &amp; tirer par force d'elle la verité, sçach(a2)t qu'elle<text:line-break/>ne luy auouroit rien de son bon gré, il la mit aux tour<text:line-break/>m(e2)ts, lesquels elle ne peut endurer, &amp; pour ceste cause<text:line-break/>elle luy dist &amp; manifesta le tout ainsi comme il s'estoit<text:line-break/>passé entre les deux Gentils-hommes &amp; elle, &amp; le<text:line-break/>Cheualier, lequel pour cepiteux desastre, estoit le plus<text:line-break/>triste &amp; desplaisant que l'on veit iamais, s'en estant<text:line-break/>allé vers le Duc, luy dist, Monseigneur, ie vous prie<text:line-break/>m'escouter, car ie vous ay mainten(a2)t apporté les fruits<text:line-break/>que i'ay recueilliz de vous auoir receu en ma maison,<text:line-break/>&amp; d'auoir vsé enuers vostre excellence &amp; grandeur, de<text:line-break/>la courtoisie que veritablement elle merite, &amp; de la(-)<text:line-break/>quelle ie me suis peu aduiser, ie vous apporte dy ie de<text:line-break/>ceste reception les fruicts amers, non pour vostre res(-)<text:line-break/>pect, Monseigneur, mais bien de ceux-là, qui vous ser(-)<text:line-break/>uent,<text:s/>&amp; qui sont à vostre suite, &amp; en cest endroit il<text:line-break/>rac(o2)ta au Duc de point en point tout ce qui luy estoit<text:line-break/>aduenu, &amp; quand il eust dict tout ce qu'il vouloit, il<text:line-break/>fit entrer les deux Damoiselles, lesquelles pleur(a2)s fort<text:line-break/>amerement, &amp; iettans vn ruisseau de larmes, se mir(e2)t<text:line-break/>à genoux deuant le Prince, &amp; l'inciterent à l'armoyer<text:line-break/>de grande compassion qu'il eut de leur desastre. Et<text:line-break/>pour ceste cause, meu d'vne fort grande colere &amp; in(-)<text:line-break/>dignation, à peu qu'il ne iouast tout sur le champ, vn<text:line-break/>mauuais party aux<text:s/>deux Gentilshommes, mais ayant<text:line-break/>refrené sa fureur, il se retint ay(a2)t déja pensé à ce qu'il<text:line-break/>vouloit faire. Et apres que par paroles assez douces &amp;<text:line-break/>amiables, il eut consolé le Cheualier, &amp; les deux h(o2)(-)<text:line-break/>nestes Damoiselles, il leur d(o2)na c(o2)gé &amp; les<text:s/>r(e2)uoya en<text:line-break/>leur maison, promettant qu'il leur feroit iustice, telle<text:line-break/>qu'ils auroient occasion de se contenter de luy. Le len(-)<text:line-break/>demain ayant faict venir à soy le Cheualier, &amp; ayant<text:line-break/><text:span text:style-name="pb">[n.p.]</text:span><text:line-break/>différé son partement à vn autre iour, il voulut faire<text:line-break/>vn festin,<text:s/>lequel il fit ordonner, &amp; auquel il fit inuiter<text:line-break/><text:soft-page-break/>&amp; appeller non seulement les hommes, mais aussi<text:line-break/>toutes les honorables Dames &amp; Damoiselles de lavil(-)<text:line-break/>le. Et s'estans tous trouuez à l'heure ordonnee en la<text:line-break/>grande sale preparee pour le festin, où l'on entendoit,<text:line-break/>auec vne douce harmonie diuers sons d'excellens in(-)<text:line-break/>struments, le Duc sortit d'vne chambre, &amp; estant au<text:line-break/>milieu, des deux Damoiselles, les tenans toutes deux<text:line-break/>par la main, il fit incontinent appeller les deux Gen(-)<text:line-break/>tils-hommes, &amp; raconta à chacun le cas qui leur estoit<text:line-break/>aduenu. Et s'astant puis apres tourné vers les deux<text:line-break/>Gentils-hommes, il leur commanda que baillant la<text:line-break/>main aux deux Damoiselles, ils les prinssent, pour<text:line-break/>femmes &amp; espouses &amp; donnassent à chacune, dix mil(-)<text:line-break/>le Florins d'or, pour douaire. Les ieunes Gentils-hom(-)<text:line-break/>mes tant espouuentez &amp; esbahis, se voyans en extre(-)<text:line-break/>me danger, &amp; publiquement decouuers, furent con(-)<text:line-break/>tens de tout ce qu'il pleut au Duc leur maistre &amp;<text:line-break/>Seigneur, &amp; pour ceste cause ayans touché la main<text:line-break/>aux ieunes &amp; belles Damoiselles, &amp; conté la som(-)<text:line-break/>me susdite &amp; ordonnee, pour dot ausdictes Damoi(-)<text:line-break/>selles, par le Prince, la feste se redoubla, auec vn<text:line-break/>grand plaisir &amp; contentement d'vn chacun. Mais<text:line-break/>le Duc, tandis que l'on dançoit en la sale, s'en alla en<text:line-break/>la place publique, ou ayant assemblé les Gen(-)<text:line-break/>tils-hommes &amp; le peuple, apres auoir faict<text:line-break/>faire silence, il leur dist, Mes amis, les choses<text:line-break/>mal faites me sont fort desplaisantes, &amp; pour ceste<text:line-break/>cause ay-ie voulu, que mes seruiteurs, apres la faulte<text:line-break/>commise s'amendent, &amp; pour ce que ce qui s'est en(-)<text:line-break/>suiuy &amp; est aduenu est accompté à grace &amp; faueur,<text:line-break/><text:span text:style-name="pb">[14]</text:span><text:line-break/>ie veux maintenant &amp; entens que la iustice ait lieu,<text:line-break/>pource (q2) i'ayme mieux mourir que faillir du deuoir.<text:line-break/>Vous aurez donques patience, &amp; comme sages, vous<text:line-break/>cognoistrez que ie fay<text:s/>bien. Et ayant dict cela, il fitve(-)<text:line-break/>nir les deux Gentils-hommes, &amp; les fit tous deux de(-)<text:line-break/>capiter, non sans larmes &amp; regret du peuple. Et vn<text:line-break/>peu apres les ayans faict honorablement enseuelir, il<text:line-break/>donna tous leurs bi(e2)s aux deux Damoiselles, &amp; deu(a2)t<text:line-break/>que la feste fust finie, il appella à soy des Principaux<text:line-break/>Gentils-h(o2)mes de Pise, &amp; voulut qu'ils prinssent les<text:line-break/>deux Damoiselles a femmes, lesquelz ne voulur(e2)t pas<text:line-break/>desobeyr au Prince &amp; espouser(e2)t les deux sœurs, c(o2)ti(-)<text:line-break/>nuant la feste, &amp; setrouu(a2)s, au moy(e2) de ces mariages,<text:line-break/>&amp; l'est(a2)s desia assez d'eux mesmes, riches &amp; contens,<text:line-break/>vesquirent depuis longuem(e2)t auec les deux Damoi(-)<text:line-break/>selles en paix &amp; singuliere amitié.</text:p>
      <text:soft-page-break/>
      <text:h text:style-name="Titre2" text:outline-level="2">VNE GENTIL-FEMME VEVFVE NE<text:line-break/><text:span text:style-name="T1476">veut point de mary s'il ne ressemble à celuy qu</text:span><text:span text:style-name="T1477">i est mort :</text:span><text:span text:style-name="T1478"><text:line-break/></text:span><text:span text:style-name="T1479">la Reine l'y presente &amp; luy enuoye vn sien seruiteur, auec</text:span><text:span text:style-name="T1480"><text:line-break/></text:span><text:span text:style-name="T1481">vne mi&lt;ATTcaractere&gt;iue : La Dame ne sçachant rien, prend le serui(-)</text:span><text:span text:style-name="T1482"><text:line-break/></text:span><text:span text:style-name="T1483">teur, lequel amoureux d'elle, deuient son mary, &amp; se faict</text:span><text:span text:style-name="T1484"><text:line-break/></text:span><text:span text:style-name="T1485">riche, auec elle.</text:span></text:h>
      <text:h text:style-name="P1486" text:outline-level="2">novvelle. iiii.</text:h>
      <text:p text:style-name="P1487"><text:span text:style-name="T1488">L</text:span>A compagnie fut meuë<text:s/>à compassion<text:line-break/>de la mort des deux gentils hommes<text:line-break/>espoux, iustement punis de leur folie,<text:line-break/>par le Duc Alexandre, duquel les hom(-)<text:line-break/>mes deuiserent bonne piece, &amp; dirent<text:line-break/>de luy beaucoup de choses, comme d'vn Cesar, &amp;<text:line-break/><text:span text:style-name="pb">[n.p.]</text:span><text:line-break/>disant que Cosme Duc de Florence &amp; de<text:s/>Siene luy a(-)<text:line-break/>uoit succedé, resemblant vn Auguste, la Reine vou(-)<text:line-break/>lut que Lisa suiuist le plaisir &amp; passetemps encom(-)<text:line-break/>mencé, lequel ayant receu le commandement, com(-)<text:line-break/>mencea à discourir en ceste maniere.</text:p>
      <text:p text:style-name="p">Le Duc Alexandre homme merueilleux en son<text:line-break/>temps, a esté certainement digne de grand honneur<text:line-break/>&amp; louange : &amp; comme il l'a esté en toutes autres si(e2)(-)<text:line-break/>nes œuures, aussi le doit on fort louer en ceste cy.<text:line-break/>Mais ie n'estime aucunement moindre la liberalité<text:line-break/>de laquelle Isabelle Reine d'Angleterre vsa enuers<text:line-break/>vn sien seruiteur, consideré que ceste là est femme,<text:line-break/>&amp; d'autant plus louable, qu'estant ieune &amp; pucelle,<text:line-break/>elle cognent la grande &amp; intime affection de celuy<text:line-break/>qu'elle recompensa : mais à fin que vous en iugiez<text:line-break/>comme il appartient, la chose fut telle.</text:p>
      <text:p text:style-name="p">Il y<text:s/>auoit autres fois en la ville de Londres, où dé(-)<text:line-break/>meurent les Rois d'Angleterre, &amp; à present vne sa(-)<text:line-break/>ge Reine, &amp; pense que soit encores auiourd'huy v(-)<text:line-break/>ne belle &amp; honnorable gentil-femme, &amp; riche, com(-)<text:line-break/>me estant Dame de beaucoup de chasteaux, laquelle<text:line-break/>print pour son mary vn gentil-homme fort grand,<text:line-break/>mais tant beau &amp; agreable, &amp; tant à son gré que rien<text:line-break/>plus. Parquoy s'enamourant vn iour plus que l'autre<text:line-break/>de ce sien mary qui s'appelloit Odoard, aduint que la<text:line-break/>fortune, laquelle permet peu souuent que l'homme<text:line-break/>iouisse parfaictement des plaisirs &amp; felicitez de ce<text:line-break/>monde, ne voulut pas qu'elle fust long temps ioyeu(-)<text:line-break/>se &amp; contente auec son mary. Car estant iceluy de(-)<text:line-break/>uenu griefuement malade d'vne douleur de teste, il<text:line-break/>mourut de là à deux moys. Il n'y a langue<text:s/>humaine<text:line-break/>qui peust exprimer la facherie qu'en eut sa femme<text:line-break/><text:span text:style-name="pb">[15]</text:span><text:line-break/>&amp; le dueil qu'elle en mena iour &amp; nuict. Elle le pleu(-)<text:line-break/><text:soft-page-break/>ra, &amp; l'appella long temps, elle ne vouloit penser<text:line-break/>en autre chose qu'en son mary, ny parler d'autre cho(-)<text:line-break/>se que de son mary, tant elle<text:s/>l'aymoit, mesmes apres<text:line-break/>la mort, &amp; auoit en sa douleur &amp; facherie des moyens<text:line-break/>extraordinaires. A ceste cause, les parens la consolant<text:line-break/>luy disoient, que puis qu'il auoit pleu à Dieu qu'Odo(-)<text:line-break/>ard mourust &amp; allast de vie à trespas, elle ne se deuoit<text:line-break/>pas du tout desesperer, pource que l'on trouueroit en<text:line-break/>ce Royaume d'autresh(o2)mes c(o2)me luy, qui l'aymeroi(e2)t<text:line-break/>bien aut(a2)t que faisoir Odoard, &amp; que puis que l'on ne<text:line-break/>pouuoit pas reuoquer ce qui estoit déja faict, &amp; gar(-)<text:line-break/>der qu'il ne fust faict &amp; passé, elle<text:s/>deuoit penser à sa<text:line-break/>vie &amp; santé, sans se tourmenter ainsi d'vn homme<text:line-break/>qui estoit suiect à mourir comme les autres, &amp; lequel<text:line-break/>mesmes estoit né à ceste c(o2)dition là. Mais elle ne vou(-)<text:line-break/>lant prester l'aureille à chose aucune, leur resp(o2)doit,<text:line-break/>qu'Odoard n'auoit point de pareil, ny enbeauté, ny en<text:line-break/>vertu &amp; courtoisie, non seulement en ce Royaume,<text:line-break/>mais aussi en tout le reste du m(o2)de, &amp; que puis que la<text:line-break/>cruelle mort le luy auoit osté, &amp; qu'elle l'auoit perdu,<text:line-break/>elle vouloit demourer veufue, c(o2)me elle estoit, encores<text:line-break/>qu'elle fust ieune, pource qu'elle sçauoit bien, qu'elle<text:line-break/>ne pourroit estre satisfaicte, si elle se marioit vne au(-)<text:line-break/>trefois, &amp; que si dauanture elle se marioit, elle vou(-)<text:line-break/>loit vn mary semblable à Odoard, aussi beau, gen(-)<text:line-break/>til &amp; qualifié, comme il auoit esté : &amp; disoit plusieurs<text:line-break/>autres choses, ausquelles on ne sçauoit que repliquer,<text:line-break/>de maniere que chacun se taisoit &amp; la laissoit dire<text:line-break/>tout ce qu'elle vouloit. Or aduint que s'estant publiée<text:line-break/>enla Court la volonté de la Dame veufue, comme<text:line-break/>chacun fust<text:s/>emerueillé de la disposition &amp; vouloir de<text:line-break/><text:span text:style-name="pb">[n.p.]</text:span><text:line-break/>ceste gentil-femme, la Reine presente en eut &amp; sentit<text:line-break/>vn plaisir infini, comme celle qui l'aymoit beaucoup,<text:line-break/>&amp; proposa en elle mesme de faire ce que vous en(-)<text:line-break/>tendrez. Il y auoit au seruice de la chambre de<text:s/>la Rei(-)<text:line-break/>ne, vn gentil-homme Anglois, noble &amp; fort vertueux,<text:line-break/>mais pauure, lequel estant des plus gaillards, adroicts,<text:line-break/>&amp; beaux ieunes hommes, qui fussent en ce pays, s'e(-)<text:line-break/>stoit déja ard(e2)m(e2)t esprins de l'amour de la veufue, du<text:line-break/>viuant d'Odard, mais il l'aymoit de soy seul, pource<text:line-break/>qu'il auoit peu souuent le moyen de la pouuoir voir,<text:line-break/>attendu qu'estant occupé à la Court, il ne pouuoit pas<text:line-break/>s'eslongner beaucoup de la Reine. Dautre part la Da(-)<text:line-break/>me aymée demouroit hors de Londres, en ses Cha(-)<text:line-break/>steaux, &amp; ne<text:s/>venoit gueres en la ville, sinon pour visi(-)<text:line-break/>ter la Reine : ce neantmoins faisant manifestement<text:line-break/>profession de l'aymer, il n'y auoit chose qu'il n'eust<text:line-break/>faicte pour l'amour d'elle : à raison dequoy, ceste sien(-)<text:line-break/>ne amour, estoit non seulement cogneue à la<text:s/>Court,<text:line-break/><text:soft-page-break/>mais aussi estoit paruenue aux aureilles de la Reine.<text:line-break/>Icelle donc ayant appellé à soy ce gentil-homme, &amp;<text:line-break/>escript vne lettre, elle la luy bailla, &amp; luy dict qu'il la<text:line-break/>portast à madame Isabelle (car la veufue auoit nom<text:line-break/>ainsi) pour chose d'importance,<text:s/>&amp; qu'il fist ce que la<text:line-break/>veufue luy enchargeroit. Le g(e2)til-h(o2)me ay(a2)t prins la<text:line-break/>lettre, se mit enchemin tout ioyeux, pource qu'il di(-)<text:line-break/>soit en soymesme toutioyeux. Ie n'ay iamais peu voir<text:line-break/>ceste mienne Dame à mon plaisir &amp; vol(o2)té, tant s'en<text:line-break/>fault que iamais i'aye peu parler à elle, &amp; maintenant<text:line-break/>il me fautaller la trouuer. Ie la verray neantmoins : ie<text:line-break/>l'orray parler : mais quoy ? doy ie pas puis apres me re(-)<text:line-break/>tirer d'elle ? &amp; que me seruira donques cela, sinon de<text:line-break/>m'aioindre &amp; aiouster peine sur peine, &amp; mal sur<text:line-break/><text:span text:style-name="pb">[16]</text:span><text:line-break/>mal. Dieu sçait si ie la verray iamais plus : il vaudroit<text:line-break/>mieux que ie ne l'eusse iamais veuë, &amp; discourant<text:line-break/>ainsi en soymesme, il arriua où la veufue habitoit. Par<text:line-break/>quoy ayant faict entendre sa venue, &amp; que la Reine<text:line-break/>sa maistresse l'enuoyoit luy presenter vne lettre, on le<text:line-break/>meina vers la veufue madame Isabelle, &amp; quand il fut<text:line-break/>deuant elle, il changea entierement de couleur, &amp; ne<text:line-break/>pouuant à peine deslier la langue, &amp; proferer vn mot,<text:line-break/>il luy presenta la lettre auec reuerence, &amp; la Dame<text:line-break/>l'ayant ouuerte, commencea à la lire, en soymesme,<text:line-break/>regardant tousiours l'amoureux au visage. Mais apres<text:line-break/>que madame Isabelle eut leu deux lignes, elle com(-)<text:line-break/>mencea à regarder attentiuement le ieune gentil-h(o2)(-)<text:line-break/>me &amp; donnant ores vne œilla de à luy, ores vne autre<text:line-break/>à la lettre, elle paruint au bout d'icelle, &amp; soudain<text:line-break/>toute ioyeuse, elle s'en alla deuers le ieune gentil-h(o2)(-)<text:line-break/>me, qui s'emerueilloit de son regard, &amp; quand elle fut<text:line-break/>pres de luy, elle luy iette les bras au col, disant. Mon<text:line-break/>seigneur soit le bien venu.<text:s/>Chacun de vous peut pen(-)<text:line-break/>ser, si le gentil-homme à ceste heure là fut emerueillé.<text:line-break/>Il demeura comme tout esperdu, &amp; ne sachant que<text:line-break/>cela vouloit dire, pour ce que l'honnesteté de la veuf(-)<text:line-break/>ue estoit merueilleuse, il attendoit à quelle fin reüssi(-)<text:line-break/>roit<text:s/>telle chose : &amp; pour ceste cause s'estant apperceuë<text:line-break/>de sa merueille, elle luy dict. Monsieur, nostre Reine<text:line-break/>sçachant qu'elle estoit ma volonté, depuis que ie n'ay<text:line-break/>point de mary, a voulu prouuoir &amp; donner ordre à<text:line-break/>mes affaires, &amp; pourceste cause, elle me commande,<text:line-break/>par ceste missiue, que ie vous prenne pour mon mary,<text:line-break/>&amp; monseigneur, comme celuy qui n'estes aucunem(e2)t<text:line-break/>inferieur, ou moindre qu'Odard. Parquoy estant tres(-)<text:line-break/>humble seruante de sa Maiesté, ne voul(a2)t pas faire<text:line-break/><text:span text:style-name="pb">[n.p.]</text:span><text:line-break/>au(-)trement qu'elle me commande, ie me donne à vous,<text:line-break/>auec tous mes biens, &amp; pour ceste cause, ie vous em(-)<text:line-break/><text:soft-page-break/>brasse comme mon seigneur. Et ayant dict ainsi, elle<text:line-break/>l'embrassa de rechef, &amp; fut pareillement embrassée &amp;<text:line-break/>baisée par le gentil-homme, remply de tant secrette<text:line-break/>allegresse, qu'il<text:s/>ne tenoit en soymesme, pource que c(o2)<text:line-break/>tre toute son esperance, il auoit obtenu, non seulem(e2)t<text:line-break/>la dame qu'il desiroit, &amp; aymoit grandement, mais<text:line-break/>aussi s'estoit en peu de temps, faict tresriche, &amp; d'h(o2)(-)<text:line-break/>me priué, estoit deuenu Seigneur. Tout homme qui<text:line-break/>obtient chose par luy desirée, &amp; non attendue, peut<text:line-break/>penser quel fut à ceste heure là son cœur. Il tint plu(-)<text:line-break/>sieurs propos à la Dame, en l'honneur de la Reine, &amp;<text:line-break/>trouuant ce faict trop grand cas, il luy tomboit aucu(-)<text:line-break/>ne fois vn doute en l'esprit, pource qu'il pensoit en<text:line-break/>soymesme, que ce fust parauanture vne moquerie, &amp;<text:line-break/>trousse que la Reine luy eust iouée ; pour prendre son<text:line-break/>plaisir de luy. Parquoy le soir commenceant à s'apro(-)<text:line-break/>cher, &amp; le g(e2)tilhomme ayant dict à madame Isabelle,<text:line-break/>que la Reine attendoit la responce, &amp; que pour ceste<text:line-break/>cause il entendoit s'en retourner au lieu d'où il estoit<text:line-break/>party, la Dame luy respondit, qu'il luy eust faict plai(-)<text:line-break/>sir de demeurer auec elle, mais puis qu'il estoit besoin<text:line-break/>de retourner deuers sa maiesté, qu'elle en estoit<text:s/>fort<text:line-break/>c(o2)t(e2)te, &amp; qu'ayant neantmoins fourny à son deuoir &amp;<text:line-break/>deu de sa charge, il retournast en sa maison. Et ayant<text:line-break/>dict cela, &amp; fait monter plusieurs de ses gentil(-)<text:line-break/>hommes &amp; seruiteurs à cheual, Elle fit honorablem(e2)t<text:line-break/>accompagner son nouueau mary à<text:s/>la Court, &amp; qu(a2)d<text:line-break/>il fut arriué, il se presente à la Reine, &amp; luy bailla la<text:line-break/>lettre &amp; responce de la veufue, &amp; la Reine la voulut<text:line-break/>lire si hault que chacun l'ouist : &amp; pour ceste cause, le<text:line-break/><text:span text:style-name="pb">[17]</text:span><text:line-break/>gentil-homme oyant, que sa dame, par icelle, remer(-)<text:line-break/>cioit<text:s/>sa Maiesté, de luy auoir donné le ieune gentil(-)<text:line-break/>homme pour mary, &amp; luy faisoit sçauoir qu'elle en<text:line-break/>estoit tresioyeuse &amp; contente, &amp; qu'en signe de ce(-)<text:line-break/>la, elle l'auoit embrassé &amp; baisé plusieurs fois, accer(-)<text:line-break/>tainé du doubte qu'il auoit auparauant, plus que ia(-)<text:line-break/>mais ioyeux, s'estant ietté en terre à genoux, il baisa les<text:line-break/>pieds à sa Maiesté, laquelle riant, luy dist. I'ay adui(-)<text:line-break/>sé &amp; prouueu à ton faict, à ce que tu iouisses de la Da(-)<text:line-break/>me que tu aimois grandement, sçaches donques vser<text:line-break/>de ta fortune auec discretion, &amp; te souuienne qu'elle<text:line-break/>aimoit singulierement Odoard : Ne luy fauts donc<text:line-break/>pas, puis que ie ne t'ay pas failly, &amp; ayant dict cela, el(-)<text:line-break/>le luy donna congé. Le Gentil-homme remonté<text:line-break/>à cheual, auec grand train &amp; compagnie, s'en retour(-)<text:line-break/>na vers<text:s/>sa Dame, laquelle l'ayant receu auec tresgran(-)<text:line-break/>de feste &amp; allegresse, apres auoir faict vn solennel fe(-)<text:line-break/>stin, la nuict ensuyuant se mit entre ses bras, &amp; faicte<text:line-break/>sienne, elle l'ayma, &amp; luy elle vniquement, &amp; demeu(-)<text:line-break/><text:soft-page-break/>rerent long temps ensemble en grand<text:s/>plaisir &amp; con(-)<text:line-break/>tentement.</text:p>
      <text:h text:style-name="Titre2" text:outline-level="2">THOMAS BANNY DE LA MAISON<text:line-break/><text:span text:style-name="T1489">va en France, il s'employe vaillamment : &amp; pourtant</text:span><text:span text:style-name="T1490"><text:line-break/></text:span><text:span text:style-name="T1491">ayant la grace &amp; faueur du Roy, vne fille d'vn Comte</text:span><text:span text:style-name="T1492"><text:line-break/></text:span><text:span text:style-name="T1493">deuient amoureuse de luy, &amp; le requiert d'amour, il luy</text:span><text:span text:style-name="T1494"><text:line-break/></text:span><text:span text:style-name="T1495">refuse sa faueur : le Comte le vient à sç</text:span><text:span text:style-name="T1496">auoir, &amp; luy donne</text:span><text:span text:style-name="T1497"><text:line-break/></text:span><text:span text:style-name="T1498">sa fille à femme.</text:span></text:h>
      <text:h text:style-name="P1499" text:outline-level="2">novvelle v.</text:h>
      <text:p text:style-name="p"><text:span text:style-name="pb">[n.p.]</text:span></text:p>
      <text:p text:style-name="P1500"><text:span text:style-name="T1501">L</text:span>E gracieux &amp; honneste Philandre, ay(a2)t<text:line-break/>cogneu que madame Lisa auoit ache(-)<text:line-break/>ué sa nouuelle, &amp; que son tour estoit<text:line-break/>venu pour discourir &amp; dire la sien(-)<text:line-break/>ne, commencea doucement en ceste<text:line-break/>maniere.</text:p>
      <text:p text:style-name="p">Il<text:s/>y auoit autresfois à Tolede ville fameuse, vn che(-)<text:line-break/>ualier d'ancienne maison appellé M. Pierre Lopez,<text:line-break/>lequel auoit vn fils, &amp; non plus, qui auoit nom Tho(-)<text:line-break/>mas, ieune, beau, fort, gaillard &amp; de gr(a2)d cœur, lequel<text:line-break/>hantant les nobles ieunes hommes de son aage estoit<text:line-break/>souuent auec eux, à pr(e2)dre son plaisir. Or aduint qu'e(-)<text:line-break/>stant vne nuict, auec quelques siens compagnons,<text:line-break/>s'esleua vne grande noise &amp; baterie, en laquelle se<text:line-break/>portant courageusement &amp; vaillamment, il tua vn<text:line-break/>noble ieune homme fauorisé du Roy, parquoy crai(-)<text:line-break/>gnant l'ire de son Seigneur (encore qu'il eust faict ce(-)<text:line-break/>la en defendant son corps) il delibera se departir, &amp; de<text:line-break/>s'en aller par le monde, chercher son auanture, &amp; ay(a2)t<text:line-break/>eu argent &amp; cheuaux de son pere, auec quelques serui(-)<text:line-break/>teurs pour l'accompagner, il print congé, &amp; ayant en(-)<text:line-break/>tendu que le Roy de France faisoit la guerre aux An(-)<text:line-break/>glois, il proposa d'aller au camp des François, pour<text:line-break/>faire preuue de sa valeur, pour ceste cause estant arri(-)<text:line-break/>ué en l'armee, de bonne fortune, il se mit h(o2)me d'ar(-)<text:line-break/>mes de la c(o2)pagnie du C(o2)te d'Armignac, qui estoit<text:line-break/>parent du Roy, &amp; General de l'armee. Et quand l'oc(-)<text:line-break/>casi(o2) se presentoit, il s'emploioit si bi(e2) aux escarmou(-)<text:line-break/>ches, &amp; assaults des villes, que l'on ne parloit au c(a2)p<text:line-break/>que<text:s/>de luy &amp; sa grande valeur. A raison dequoy, ay(a2)t<text:line-break/>merueilleusem(e2)t le bruit (c(o2)me l'effect y estoit) d'vn<text:line-break/>des plus braues h(o2)mes qui fust en l'armee, il gaigna si<text:line-break/><text:span text:style-name="pb">[18]</text:span><text:line-break/>bi(e2) la faueur, du General, qu'il n'y auoit h(o2)me, qui eust<text:line-break/>plus de pouuoir &amp; credit que luy. Le Roy oyant cela<text:line-break/>fut amoureux de sa valeur, &amp; luy ayant donné b(o2)s ga(-)<text:line-break/>ges &amp; pension honneste, il le fit le plus gr(a2)d Cheualier<text:line-break/>de son c(a2)p, faisant d'iceluy si grande estime, qu'il pen(-)<text:line-break/><text:soft-page-break/>soit n'estre en luy de pouuoir vaincre sans son Tho(-)<text:line-break/>mas. Mais l'hiuer s'aprochant le Roy ay(a2)t faict retirer<text:line-break/>s(o2) armee, s'(e2) retourna à Paris, auec la fleur de ses Che(-)<text:line-break/>ualiers, &amp; auec son Thomas, où se voul(a2)t d(o2)ner quel(-)<text:line-break/>que plaisir, &amp; monstrer signe d'alegresse des victoires<text:line-break/>acquises, il delibera faire vne feste, à laquelle, il fit in(-)<text:line-break/>uiter &amp; sem(o2)dre les premiers Bar(o2)s, &amp; les premieres<text:line-break/>&amp; principalles dames du Royaume. Et est(a2)t venu à la<text:line-break/>Cour, vn gr(a2)d n(o2)bre de gentils-femmes entre autres<text:line-break/>y vint vne fille,<text:s/>du C(o2)te d'Armignac, belle &amp; gentile à<text:line-break/>merueille. Quand la feste fut commencee, en ce lieu,<text:line-break/>au grand c(o2)tentement d'vn chacun, aduint que la fil(-)<text:line-break/>le du Comte, ayant veu Thomas, duquel elle auoit<text:line-break/>ouy dire de si gr(a2)des choses, deuint fort amoureuse<text:s/>de<text:line-break/>luy, à ceste cause commenceant &amp; par gestes &amp; par<text:line-break/>regard, à le solliciter, elle fit tant qu'il s'apperceu de<text:line-break/>son amour : mais le Cheualier qui estoit vertueux, se<text:line-break/>souuenant des plaisirs receuz par le Comte, commen(-)<text:line-break/>cea à faire semblant de ne s'apperceuoir de l'amour<text:line-break/>de la Damoiselle. Parquoy estant entree en tres grans<text:line-break/>ennuis, desquels elle estoit t(a2)t forcence qu'elle en per(-)<text:line-break/>doit quasi l'entendement, elle ne vouloit plus viure.<text:line-break/>Et estant meuë de ceste pensee, elle delibera le son(-)<text:line-break/>der par lettres, &amp; ayant mis ce qu'elle auoit propo(-)<text:line-break/>sé, en execution, elle escriuit choses tant ardentes, &amp;<text:line-break/>tant affectueuses, qu'elle eust émeu vn cœur plus dur<text:line-break/>que Pierre : &amp; ayant appellé vn scruiteur, elle luy<text:line-break/><text:span text:style-name="pb">[n.p.]</text:span><text:line-break/>en(-)chargea de porter la lettre, au Cheualier Thomas, la(-)<text:line-break/>quelle estoit deceste teneur.</text:p>
      <text:h text:style-name="P1502" text:outline-level="3">Mi&lt;ATTcaractere&gt;iue de la Damoiselle fille du Comte au<text:line-break/>Cheualier Thomas.</text:h>
      <text:p text:style-name="P1503"><text:span text:style-name="T1504">M</text:span><text:span text:style-name="T1505">Onseignevr</text:span>, ie ne doute pas que<text:line-break/>vous ne trouuiez estrange, qu'vne ieune<text:line-break/>Damoiselle vous commence à escrire<text:line-break/>d'vne chose, laquelle se venant à sçauoir<text:line-break/>ne luy pourroit tomber qu'à grand blas(-)<text:line-break/>me &amp; deshonneur, n'estoit que la force d'vn larron<text:line-break/>Cupidonneau la contrainte de ce faire. Cest aueugle<text:line-break/>m'a osté le cœur, &amp; l'a transmis en vous, dés l'heure<text:line-break/>que ie vous veis, de maniere qu'en vostre absence, ie<text:line-break/>ne fais que languir : &amp; s'il ne vous plaist m'octroyer<text:line-break/>vostre grace &amp; faueur, ie suis en point de me laisser<text:line-break/>bien tost mourir, pource que ce corps n'en peut plus<text:line-break/>estant despourueu &amp; destitué de son ame que vous<text:line-break/>auez, parauanture, sans que vous le<text:s/>pensiez. Il ne me<text:line-break/>deplaist pas de vous estre serue, mais il me desplaist<text:line-break/>estant fille, qu'il faille que ie requere, au lieu que ie<text:line-break/>deusse estre requise, toutesfois comme la necessité<text:line-break/><text:soft-page-break/>&amp; Amour n'ayent point de loy, ie vous prie m'excu(-)<text:line-break/>ser, si contre la coustume de mon sexe, qui est volon(-)<text:line-break/>tiers h(o2)teux en tel cas, ie vous prie m'octroyer vostre<text:line-break/>amour &amp; faueur, &amp; ce faisant ie me reputeray la plus<text:line-break/>ioyeuse &amp; c(o2)tente damoiselle du m(o2)de : au lieu que si<text:line-break/>d'auanture vous me refusez ce que ie vous demande,<text:line-break/>ie penseray estre la plus infortunee Damoiselle qui<text:line-break/>fut iamais, &amp; tiendray ma ruine pour toute certaine,<text:line-break/>m'est(a2)t descouuerte de chose, que iene voudrois, pour<text:line-break/>tout le bi(e2) du monde, estre sceuë, c(o2)me celle que l'A(-)<text:line-break/>mour a enchantee, &amp; tellem(e2)t vaincue, par la force de<text:line-break/><text:span text:style-name="pb">[19]</text:span><text:line-break/>voz beaux attraicts &amp; gr(a2)de beauté, que force luy a<text:line-break/>esté auoir recours à vous qui la pouez des enchanter,<text:line-break/>&amp; luy rendre l'esprit, qui est prest de l'abandonner,<text:line-break/>si vous ne luy enuoyez nouuelles de son salut, en luy<text:line-break/>accordant vostre amour, ce que si vous faites, elle se<text:line-break/>pourra venter d'estre aymee du plus beau &amp; vertueux<text:line-break/>Gentil-homme qui soit au monde : &amp; si vous ne le fai(-)<text:line-break/>tes, ains que de receuoir l'(e2)nuy d'estre par vous vili(-)<text:line-break/>p(e2)dée, elle est resoluë mettre fin à sa triste vie, qui ne<text:line-break/>dep(e2)d (q2) de vous. Et att(e2)dant sentence de cond(a2)nati(o2)<text:line-break/>ou salut, ie fay fin, &amp; vous baise h(u2)blem(e2)t les mains.</text:p>
      <text:p text:style-name="p">Le seruiteur ay(a2)t prins la lettre, &amp; p(e2)sant qu'il y eust<text:line-break/>quelque chose, qui n'allast bi(e2), la porte n(o2) à Thomas,<text:line-break/>mais au C(o2)te son maistre, lequel l'ayant leuë, fut bi(e2)<text:line-break/>esbahy &amp; deplais(a2)t tout ensemble, c(o2)me chacun peut<text:line-break/>p(e2)ser. Il p(e2)sa tout plein de choses, pour punir sa mau(-)<text:line-break/>uaise fille, mais deu(a2)t qu'il se fust arresté du tout là des<text:line-break/>sus, il delibera d'esprouuer la vertu de Thomas, &amp; suy(-)<text:line-break/>u(a2)t icelleproceder en ce cas. Parquoy ay(a2)t clos la lettre,<text:line-break/>il la r(e2)dit au page, &amp; luy enchargea de la porter au Che<text:line-break/>ualier, au n(o2) de sa fille, &amp; qu'il luy dem(a2)dast resp(o2)ce.<text:line-break/>Ce (q2) le seruiteur ay(a2)t faict, Thomas print ioyeusem(e2)t<text:line-break/>la lettre, &amp; l'ay(a2)tveuë, s'estant arresté plus que iamais<text:line-break/>en sa premiere proposition &amp; vol(o2)té, il luy fit resp(o2)ce,<text:line-break/>c(o2)trele gré de la Damoiselle, &amp; c(o2)clut finalem(e2)t, qu'il<text:line-break/>se soumettroit à tout g(e2)re de trescruelle mort, plustost<text:line-break/>qu'offenser le C(o2)te son maistre non seulem(e2)t de faict,<text:line-break/>mais aussi de p(e2)see : mais que si du c(o2)sentement de son<text:line-break/>pere, elle luy vouloit estre femme &amp; espouse, il c(o2)sen(-)<text:line-break/>tiroit à<text:s/>ceste heure là à sa vol(o2)té, encore que pour le<text:line-break/>regard du degré, il y eust tresgr(a2)de differ(e2)ce &amp; inega(-)<text:line-break/>lité entre eux deux : qu'il n'(e2)t(e2)doit pas faire autrem(e2)t<text:line-break/><text:span text:style-name="pb">[n.p.]</text:span><text:line-break/>&amp; que si elle auoit autre chose en la f(a2)tasie, qu'elle s'(e2)<text:line-break/>deportast hardiment, pource qu'il n'en feroit iamais<text:line-break/>autre chose. Ayant cacheté &amp; fermé la lettre, il la bail(-)<text:line-break/>la au seruiteur pour la porter à la Damoiselle. Et iceluy<text:line-break/>l'ayant baillee au Comte, selon la charge qu'il en auoit<text:line-break/><text:soft-page-break/>il se mitigea en partie, par la<text:s/>resp(o2)ce du Cheualier, &amp;<text:line-break/>appaisa vn peu le courroux conceu contre sa fille, &amp;<text:line-break/>ayant prins nouuelle deliberation, il s'en alla au Roy,<text:line-break/>auquel il raconta tout ce qui estoit aduenu, adioust(a2)t<text:line-break/>ce qu'il vouloit faire. Le Roy, oyant ces nouuelles, ne<text:line-break/>fut aucunement esmerueillé de la Damoiselle, sçach(a2)t<text:line-break/>fort bien que la nature est fort puissante en ceste part,<text:line-break/>mais il s'estonna de la grande constance du Cheualier<text:line-break/>tant qu'il redoubla l'amour qu'il luy portoit, &amp; luy fit<text:line-break/>plus grand h(o2)neur que de coustume,<text:s/>ayant en ceste<text:line-break/>affaire, entendu la grande &amp; admirablevertu d'iceluy.<text:line-break/>Et ay(a2)t discouru, auec le Comte, de beaucoup de cho(-)<text:line-break/>ses, il luy c(o2)m(a2)da de mettre à fin tout ce qu'il auoit in(-)<text:line-break/>tention de faire. Parquoy il fit appeller le Cheualier, &amp;<text:line-break/>deuant que le Comte partist de là, ils luy baillerent la<text:line-break/>Damoiselle pour femme, &amp; le C(o2)te tout ioyeux, ay(a2)t<text:line-break/>des le lendemain fait appeller à la Court, les gentils(-)<text:line-break/>hommes, il fit bailler en la presence du Roy, la main,<text:line-break/>à la Damoiselle, laquelle plus contente que iamais, se<text:line-break/>voyant auoir pour mary celuy, de l'amour duquel elle<text:line-break/>s'estoit de là en auant desesperee, loua Dieu, il ne faut<text:line-break/>pas demander icy, si elle fut ioyeuse. Ie sçay bien que<text:line-break/>les festes se firent tres-gr(a2)des, &amp; qu'icelle viu(a2)t puis<text:line-break/>apres honnestement, se tint, auec son Cheualier, long<text:line-break/>temps, en paix &amp; amour.</text:p>
      <text:h text:style-name="Titre2" text:outline-level="2"><text:span text:style-name="pb">[20]</text:span><text:line-break/>FVLVIO DEVIENT AMOVREVX<text:line-break/><text:span text:style-name="T1506">à Tigoli : il entre en la maison de son amoureuse en habit</text:span><text:span text:style-name="T1507"><text:line-break/></text:span><text:span text:style-name="T1508">de femme, laquelle l'ayant trouué vn masle, fait son pro(-)</text:span><text:span text:style-name="T1509"><text:line-break/></text:span><text:span text:style-name="T1510">fit d'vne telle amanture : &amp; tand</text:span><text:span text:style-name="T1511">is, qu'ils viuet d'accord :</text:span><text:span text:style-name="T1512"><text:line-break/></text:span><text:span text:style-name="T1513">le mary s'appercoit que Fuluio est masle. &amp; pense par ses</text:span><text:span text:style-name="T1514"><text:line-break/></text:span><text:span text:style-name="T1515">parolles &amp; celles d'vn sien amy, qu'il soit deuenu ainsi</text:span><text:span text:style-name="T1516"><text:line-break/></text:span><text:span text:style-name="T1517">en sa maison, &amp; le retient en sa maison, à ce mesme effect,</text:span><text:span text:style-name="T1518"><text:line-break/></text:span><text:span text:style-name="T1519">pour faire des enfans masles.</text:span></text:h>
      <text:h text:style-name="P1520" text:outline-level="2">novvelle vi.</text:h>
      <text:p text:style-name="P1521"><text:span text:style-name="T1522">A</text:span><text:span text:style-name="T1523">Pres</text:span><text:s/>que<text:s/>toute la compagnie eut fait<text:line-break/>grand cas de la constance de Thomas,<text:line-break/>&amp; de la prudence du Comte pere de<text:line-break/>la Damoiselle, qui s'estoit mise en gr(a2)d<text:line-break/>hazard, de requerir vn gentilh(o2)me d'a(-)<text:line-break/>mour, Folquet voyant que c'estoit son rang, n'att(e2)dit<text:line-break/>pas que la Reine print la peine de luy commander de<text:line-break/>dire &amp; reciter la sienne : Et apres que toute la compa(-)<text:line-break/>gnie fut attentifue, il commencea à dire ainsi.</text:p>
      <text:p text:style-name="p">Ie vous veux raconter vn cas aduenu pres de Ro(-)<text:line-break/>me il n'y a pas long temps, par laquelle (puis qu'il est<text:line-break/>permis à chacun de nous, de traiter ce qui mieux nous<text:line-break/><text:soft-page-break/>vient à gré, selon que i'ay remarqué, par les nouuelles<text:line-break/>precedentes, qui se sont trouuees de different suiect)<text:line-break/>vous cognoistrez combien est profitable à l'humaine<text:line-break/>race de se vouloir bien l'vn à l'autre, quand vous re(-)<text:line-break/>marquerez de quelle peine les sages c(o2)seils d'vn amy,<text:line-break/>ont tire vn pauure ieune homme.</text:p>
      <text:p text:style-name="p">Il y auoit à Tigoli, ancienne ville des Latins,<text:line-break/>vn gentil-homme appellé Anthoine Fornari, auquel<text:line-break/>tomba en pensee de prendre femme, lors que les<text:line-break/><text:span text:style-name="pb">[n.p.]</text:span><text:line-break/>au(-)tres en ont mille repentances &amp; facheries : &amp; selon la<text:line-break/>coustume de ceux là qui sont aagez, il n'en vouloit<text:line-break/>point si elle n'estoit ieune &amp; belle : ce qui luy vint à<text:line-break/>souhait : pource qu'vn des Coronati, appellé Iuste, se<text:line-break/>trouuant chargé de beaucoup de filles, pour gaigner<text:line-break/>vne partie d'vn gros dot, luy en bailla vne belle &amp; G(e2)(-)<text:line-break/>tile, laquelle se voyant marier à vn vieil radoteux, &amp;<text:line-break/>priuer des plaisirs, pour lesquels elle auoit desiré si l(o2)g<text:line-break/>t(e2)ps abandonner la propre maison, l'amour du pere,<text:line-break/>&amp; les caresses de la mere, elle en fut forttroublée : &amp; en<text:line-break/>finle tousser, le cracher &amp; autres trophees de la vieilles<text:line-break/>se, de ce sien mary, luy furent t(a2)t ennuieux, qu'elle p(e2)(-)<text:line-break/>sa y trouuer quelque remede, &amp; se mit en fantasie, tou<text:line-break/>tes les fois qu'elle<text:s/>en auroit la commodité, de prendre<text:line-break/>quelqu'vn, qui sçeust mieux prouuoir aux necessitez<text:line-break/>de sa ieunesse, que n'auoit pas sçeu faire son pere mes(-)<text:line-break/>me, &amp; la fortune fut beaucoup plus fauorable à sa p(e2)(-)<text:line-break/>sée, qu'elle mesme n'eust sçeu demander. Car comme<text:line-break/>par maniere de recreati(o2), fust allé, vn esté, à Tigoli vn<text:line-break/>ieune Romain appellé Fuluio Macaro, auec vn sien<text:line-break/>amy appellé Menico Coscia, il vit plusieurs fois ceste<text:line-break/>ieune femme : &amp; la trouuant belle, comme à la verité<text:line-break/>elle l'estoit, il en deuint fort amoureux, &amp; conferant<text:line-break/>ceste sienne amitié &amp; amour à ce Menico, il se recom(-)<text:line-break/>manda à luy, t(a2)t qu'il peut. Menico, qui estoit vn gr(a2)d<text:line-break/>mesnager, &amp; qui pouuoit retirer ses mains de toute<text:line-break/>paste, sans luy repliquer beaucoup de parolles, luy<text:line-break/>dist, qu'il ne se<text:s/>souciast point, &amp; que s'il vouloit suiure<text:line-break/>son aduis, il feroit tant, qu'il se trouueroit, à son plai(-)<text:line-break/>sir, auec la ieune femme. Fuluio respondit qu'il estoit<text:line-break/>prest, à faire toute chose, qu'il voudroit pourueu qu'il<text:line-break/>d(o2)nast bi(e2) tost quelque ordre à<text:s/>son mal. I'ay ouy dire<text:line-break/><text:span text:style-name="pb">[21]</text:span><text:line-break/>continua à l'heure, Menico, que le Mary de ta mai(-)<text:line-break/>stresse cherche vne ieune chambriere de quatorze à<text:line-break/>quinze ans, pour seruir en la maison, &amp; la marier puis<text:line-break/>apres au bout d'vn temps, comme l'on a accoustumé<text:line-break/>de faire à Rome. Il<text:s/>faut que tu ailles demourer auec<text:line-break/>luy, pour tout le temps que tu voudras &amp; oy com(-)<text:line-break/>ment. Nostre voisin, qui nous fait aucunefois quelque<text:line-break/><text:soft-page-break/>plaisir, comme tu sçais, est bien m(o2) amy : il me dist hier<text:line-break/>matin, deuisant auec moy, qu'il auoit charge de trou(-)<text:line-break/>uer vne chambriere, &amp; qu'en peu de iours il deuoit al(-)<text:line-break/>ler la luy mener en sa maison. Il est pauure homme<text:line-break/>&amp; fait volontiers plaisir aux gens de bien. En luy d(o2)(-)<text:line-break/>nant vn peu à boire, il ne faut pas douter, qu'il ne fasse<text:line-break/>tout ce que nous voudrons. Il te faudra habiller en<text:line-break/>paisanne, &amp; faignant que tu sois sa parente, il te met(-)<text:line-break/>tra en la maison de ta maistresse, où tu auras moy(e2) de<text:line-break/>venir à fin de ton entreprinse : tu n'as point de barbe,<text:line-break/>&amp; as vn visage de femme, de maniere que le plus sou(-)<text:line-break/>uent<text:s/>l'on pense que tu sois vne femme vestue en h(o2)(-)<text:line-break/>me, &amp; puis quand tu veux, tu as la langue du paisan.<text:line-break/>Le pauure amoureux s'accorda à tout, pensant déja<text:line-break/>estre auec sa Dame, à luy aider à faire les besongnes<text:line-break/>de la maison. Ayant donc trouué ce voisin à propos,<text:line-break/>il fut content de leur obeit, &amp; donnerent ordre à ce<text:line-break/>qui se deuoit faire : &amp; deuant qu'il fust vn moys, Ful(-)<text:line-break/>uio se trouua en la maison de sa maistresse, comme sa<text:line-break/>chambriere, &amp; commencea à la seruir de telle dilig(e2)(-)<text:line-break/>ce, qu'en peu de temps, non<text:s/>seulement Lauinia (car la<text:line-break/>maistresse se nommoit ainsi) mais toute la maison,<text:line-break/>l'ayma beaucoup. Et tandis que Lucia (car la nouuelle<text:line-break/>chambriere s'estoit ainsi faict appeller) demouroit en<text:line-break/>ceste maniere, elle attendoit l'occasion de seruir sa<text:line-break/><text:span text:style-name="pb">[n.p.]</text:span><text:line-break/>maistresse d'autre chose que de luy refaire s(o2) lict. Ad(-)<text:line-break/>uint que le sieur Anthoine, s'en alla à Rome, pour y<text:line-break/>demeurer ie ne sçay combien de iours. Et pour ceste<text:line-break/>cause, Lauinia se voyant demourée seule, eut enuie de<text:line-break/>mener Lucia coucher auec elle, &amp; quand elles furent<text:line-break/>toutes deux, le premier soir, couchées au lict, &amp; que<text:line-break/>l'vne contente de ceste bonne aduenture, attendoit<text:line-break/>que l'autre s'endormist, pour receuoit le guerdon de<text:line-break/>ses peines &amp; trauaux, quand elle dormiroit, l'autre qui<text:line-break/>auoit parauenture quelqu'vn en fantasie, qui luy se(-)<text:line-break/>couast mieux la poussiére de son peliçon que ne fai(-)<text:line-break/>soit pas son mary, comm(e2)cea, auec vn tresgrand desir<text:line-break/>à l'embrasser &amp; baiser, &amp; se iouant &amp; follastrant ainsi<text:line-break/>qu'il aduient bien souuent, elle mit les mains là où se<text:line-break/>cognoist le<text:s/>masle d'entre la femelle : &amp; trouuant qu'el(-)<text:line-break/>le n'estoit pas femme comme elle, elle fut fort emer(-)<text:line-break/>ueillée, &amp; retira tout en vn coup sa main aussi sou(-)<text:line-break/>dain, qu'elle eust faict, si dessouz vn panier plain d'her<text:line-break/>bes, elles eust trouué à l'improuueu vn serpent : &amp; t(a2)(-)<text:line-break/>dis que Lucia, sans oser dire ou faire aucune chose, at(-)<text:line-break/>tendoit l'issue de cecy, Lauinia craign(a2)t que ce ne fust<text:line-break/>elle, commencea à la regarder attentiuem(e2)t, &amp; voy(a2)t<text:line-break/>qu'elle estoit Lucia, n'osant luy dire mot, &amp; craign(a2)t<text:line-break/>que ne luy eust semblé d'auanture ce qui n'estoit, elle<text:line-break/><text:soft-page-break/>voulut de rechef mettre la main à telle merueille : &amp;<text:line-break/>retrouu(a2)t ce qu'elle auoit trouué la premiere fois, elle<text:line-break/>estoit en doute, si elle dormoit, où si elle estoit reueil(-)<text:line-break/>lée : &amp; puis pensant que parauanture le toucher la<text:line-break/>pouuoit abuser, ayant leué la couuerture du lict, elle<text:line-break/>voulut voir ce qui en estoit : &amp; vid vne forme d'hom(-)<text:line-break/>me, &amp; pensa que ceste transmutation, laissant la mer(-)<text:line-break/>ueille, estoit miraculeusement aduenue, à fin qu'elle<text:line-break/><text:span text:style-name="pb">[22]</text:span><text:line-break/>peust asseurement s'esiouir &amp; esbatre les ans de sa ieu(-)<text:line-break/>nesse. Parquoy toute rauie d'vn aise extreme, elle se<text:line-break/>tourna &amp; luy dist : Qu'est ce que ie voy, ce soir ? Il n'y a<text:line-break/>pas long temps que tu estois femme, &amp; maintenant<text:line-break/>ie te voy estre deuenu vn masle :<text:s/>comment cela peut il<text:line-break/>estre aduenu ? iay peur d'estre troublée, de voir vne cho<text:line-break/>se pour l'autre, ou que tu ne sois quelque esprit malin,<text:line-break/>qui fois venu ce soir au lieu de Lucia, me faire venir la<text:line-break/>tentation de la chair. Certainem(e2)t il me faut voir c(o2)(-)<text:line-break/>me va cest affaire, &amp; ce disant, elle se la mit dessouz<text:line-break/>&amp; apres quelques caresses qu'elle luy fit, elle cogneut<text:line-break/>que ce n'estoit pas vn esprit ench(a2)té, &amp; qu'elle ne s'a(-)<text:line-break/>busoit point, dequoy elle eut la consolation, que vous<text:line-break/>mesmes, mes dames, pouuez<text:s/>penser. Et c(o2)mencea par<text:line-break/>douces parolles à la prier luy dire c(o2)me cela se faisoit.<text:line-break/>Parquoy Lucia, luy raconta le tout, de puis le premier<text:line-break/>iour qu'elle s'enamoura, iusques à ceste heure là : de(-)<text:line-break/>quoy elle fut merueilleusem(e2)t cont(e2)te, voy(a2)t qu'elle<text:line-break/>estoit aymée d'vn si beau ieune h(o2)me, de façon qu'il<text:line-break/>n'auoit fuy t(a2)t de malaise &amp; d(a2)gers pour l'amour d'el(-)<text:line-break/>le. Elle esprouua par six fois, si elle n'estoit point abu(-)<text:line-break/>sée, &amp; vint iusques à la septiesme preuue, demour(a2)s si<text:line-break/>long t(e2)ps tous deux dedans le lict, que le soleil estoit<text:line-break/>déja entré par les fentes des fenestres : &amp; ayans aduisé<text:line-break/>que de iour Lucia demourast femme entre les autres<text:line-break/>seruiteurs de la mais(o2), &amp; puis la nuict, ou quand ils au(-)<text:line-break/>roient la c(o2)modité, elle retournast masle, tous ioyeux<text:line-break/>ils sortir(e2)t de la ch(a2)bre : &amp; c(o2)tinu(a2)t cest accord ils de(-)<text:line-break/>mourerent plusieurs mois, sans qu'aucun de la mais(o2)<text:line-break/>s'apperceust d'aucune chose. Mais le sieur Anthoine,<text:line-break/>combien qu'il fust aagé, comme ie vous ay dict, &amp;<text:line-break/>qu'assez mal vol(o2)tiers s(o2) asne portast vnefois le mois<text:line-break/><text:span text:style-name="pb">[n.p.]</text:span><text:line-break/>du grain à son moulin, voyant aller ceste Lucia par la<text:line-break/>maison, &amp; la trouuant iolie, s'estoit deliberé de luy<text:line-break/>donner vne charge, &amp; l'en auoir plusieurs fois sollici(-)<text:line-break/>tée, &amp; Lucia craignant<text:s/>quelque scandale, en parla à<text:line-break/>Lauinia, &amp; la pria de le retirer de telle poursuite. Elle<text:line-break/>s'en alla donc à luy crier tant qu'elle peut, &amp; luy dict,<text:line-break/>faisant bonne mine, Regardez vn peu le braue &amp;<text:line-break/>hardy champion, qui veut maintenant faire les prou(-)<text:line-break/><text:soft-page-break/>esses des<text:s/>Cheualiers : que diantre ferois tu si tu estois<text:line-break/>ieune &amp; puissant, puis que mainten(a2)t (q2) tu as vn pied<text:line-break/>en la fosse, tu me veux faire vne tant honorable mar(-)<text:line-break/>que au front. Laisse vieil fol, laisse le peché, comme il<text:line-break/>t'a laissé, cognois tu pas, (q2) si<text:s/>tu estois tout acier, tu ne fe<text:line-break/>rois la pointe à vne eguille de Dames : ce te sera vn bel<text:line-break/>honneur, quand tu auras conduit ceste pauure fille, à<text:line-break/>peu que tu ne me l'as faict dire. Est ce là le mary, ô la<text:line-break/>grande ioye qu'en auront le pere &amp; la mere, ô que les<text:line-break/>par(e2)ts d'icelle seront aises, qu(a2)d ils orront dire, qu'ils<text:line-break/>ont baillé la brebis à garder au loup. Dy moy vn peu,<text:line-break/>si l'on faisoit ainsi à ce qui est tien, que dirois tu ? sçais<text:line-break/>tu qu'il y a ? si tu ne fais autres choses, tu me feras pen(-)<text:line-break/>ser à ce que ie n'ay iamais pensé iusques icy : ouy, ouy<text:line-break/>ie te feray bi(e2) rire vn iour, ie te feray trouuer ce que tu<text:line-break/>vas cherchant : car puis que ie voy que ie ne gaigne<text:line-break/>rien, à me bien comporter, ie verray s'il me seruira de<text:line-break/>me porter mal : en fin qui veut auoir<text:s/>bien en ce mon(-)<text:line-break/>de, il faut faire mal : &amp; acc(o2)pagn(a2)t ces parolles dernie(-)<text:line-break/>res, de quelques petites larmes qu'elle auoit faict cou(-)<text:line-break/>ler de ses yeux, par force, elle attendrit tellement le<text:line-break/>cœur de bon vieillard, qu'il luy demanda pardon, &amp;<text:line-break/>luy pmit de ne luy dire iamais aucune chose. Mais ses<text:line-break/>promesses ne seruir(e2)t gueres, pource que de là à<text:line-break/><text:span text:style-name="pb">[23]</text:span><text:line-break/>quel(-)ques iours, estant Lauinia allée à quelques nopces, &amp;<text:line-break/>ay(a2)t laissé Lucia en la mais(o2), le hardy vieillard la trou(-)<text:line-break/>uant en ie ne sçay quel<text:s/>endroit de la maison, endor(-)<text:line-break/>mie, il luy mist la main dessouz la cotte, &amp; luy leuant<text:line-break/>la chemise, pour en faire à son plaisir, il trouua ce qu'il<text:line-break/>ne cherchoit pas. Parquoy tout emerueillé, &amp; est(o2)né,<text:line-break/>il commencea à luy demander, par les plus brusques<text:line-break/>parolles du monde, que c'estoit. Lucia ayant déja pen(-)<text:line-break/>sé auec Lauinia vne excuse, si cela d'auanture luy adue(-)<text:line-break/>noit, &amp; sachant qu'il estoit vn bon homme croyant<text:line-break/>aussy tost le mensonge que la verité, qui n'estoit si ter(-)<text:line-break/>rible de faict, comme il demonstroit par parolles, ne<text:line-break/>s'effroya aucunement, ains plorant à chaudes larmes,<text:line-break/>elle le pria d'escouter ses raisons. Sachez, dict elle,<text:line-break/>que quand ie vins en ceste maison, que maudite soit<text:line-break/>l'heure que iamais i'y mis le pied, puis qu'vne t(a2)t des(-)<text:line-break/>honneste<text:s/>chose me deuoit aduenir, ie n'estois pas c(o2)(-)<text:line-break/>me ie suis à present, car depuis troys moys en ça, cecy<text:line-break/>m'est aduenu : &amp; faisant vn iour vne fosse, ceste chose<text:line-break/>me commencea à sortir dehors petite, petite, &amp; puis<text:line-break/>peu à peu elle s'est grossie comme vous voyez, &amp; si ie<text:line-break/>n'eusse veu dauanture à vn de voz petis neueux vne<text:line-break/>telle chose, ie pensois que ce fust quelque en flure : elle<text:line-break/>me fache aucunefois, &amp; en suis tant honteuse, que ie<text:line-break/>n'en ay iamais rien voulu dire à pers(o2)ne. Parquoy n'y<text:line-break/><text:soft-page-break/>ayant point de ma faute, ie vous prie auoir pitié de m(o2)<text:line-break/>faict, &amp; n'en parler à creature du monde, car ie vous<text:line-break/>promets que i'aymerois mieux mourir, que si l'on sça(-)<text:line-break/>uoit d'vne pauure fille vne chose tant desh(o2)neste que<text:line-break/>ceste-cy. Le vieillard la voyant plorer, commencea<text:line-break/>quasi à croire qu'elle disoit vray, ce neantmoins celuy<text:line-break/>semblant vne grande chose, &amp; pensant aux caresses<text:line-break/><text:span text:style-name="pb">[n.p.]</text:span><text:line-break/>que Lauinia auoit accoustumé luy faire, il auoit peur<text:line-break/>qu'il n'y eust quelque fourbe &amp; tromperie, &amp; que La(-)<text:line-break/>uinia n'eust iouy de telle fortune.<text:s/>Parquoy il c(o2)m(e2)cea<text:line-break/>à luy demander, si elle en auoit iamais eu aucun res(e2)(-)<text:line-break/>timent. Elle dist qu'elle ne sçauoit que c'estoit. Si<text:line-break/>Dieu, dist elle, me sauue d'vn si grand mal, il n'y a<text:line-break/>homme qui le sache que vous : &amp; pleust à Dieu que ie<text:line-break/>peusse retourner comme i'estois auparauant : car à vo(us)<text:line-break/>dire le vray, i'en ay receu tant de douleur, que ie suis<text:line-break/>certaine que i'en mourray bien tost : car outre la honte<text:line-break/>que i'auray quand ie vous verray, pensant que vous<text:line-break/>le sçauez il m'est aduis que ie suis la plus empeschée<text:line-break/>du monde, de sentir batre cecy, à peu que ie n'ay dict,<text:line-break/>entre les iambes. Or sus, ma fille, dist le vieillard,<text:line-break/>demeure ainsi, sans en rien dire à personne : on poura<text:line-break/>trouuer parau(a2)ture quelque medecine qui te guarira :<text:line-break/>laisse moy faire. Mais sur tout n'en dy rien à ta me(-)<text:line-break/>stresse : &amp; ainsi sans dire autre chose, estant tout con(-)<text:line-break/>fus, il se partit d'elle, &amp; s'en alla trouuer le medecin<text:line-break/>du lieu, qui s'appelloit Maistre Consul, &amp; ie ne sçay<text:line-break/>quels autres, pour leur parler de ce faict. Ce pendant<text:line-break/>Lauinia s'en retourna en la maison, &amp; ayant entendu<text:line-break/>de Lucia, comme les affaires s'estoient passees, ie vous<text:line-break/>laisse penser, si elle en fut mal contente, quant à moy<text:line-break/>i'estime que ceste nouuelle luy fut plus facheuse, que<text:line-break/>quand elle ouit dire qu'elle auoit vn mary tant vieil.<text:line-break/>Anthoine qui estoit allé, c(o2)me ie vous ay dict, s'infor(-)<text:line-break/>mer de cela, l'ay(a2)t ent(e2)du, de l'vn en vne maniere, &amp;<text:line-break/>d'vn autre en vne autre, s'en retourna en la maison pl(us)<text:line-break/>c(o2)fus que deuant : &amp; sans rien dire à aucun de ce soir,<text:line-break/>il delibera s'en aller le matin à Rome, chercher quel(-)<text:line-break/>que h(o2)me, &lt;ATTcaractere&gt; luy en peust mieux parler. Le matin d(o2)c<text:line-break/><text:span text:style-name="pb">[24]</text:span><text:line-break/>il m(o2)ta à cheual, &amp; s'achemina vers Rome : où estant<text:line-break/>desc(e2)du en la maison d'vn sien amy, il s'en alla au lieu<text:line-break/>des estudes, p(e2)sant y trouuer mieux qu'ailleurs quel(-)<text:line-break/>qu'vn qui sçeust luy tirer vne telle pulce de l'aureille :<text:line-break/>&amp; de bonne fortune il rencontra l'amy qui luy auoit<text:line-break/>faict mener Lucia en sa maison, lequel aucune(-)<text:line-break/>fois auoit accoustumé de hanter en ce lieu, par passe(-)<text:line-break/>t(e2)ps, &amp; le voy(a2)t bien vestu &amp; honoré de plusieurs, il<text:line-break/>p(e2)sa incontin(e2)t qu'il fust quelque gr(a2)d Bachelier : par(-)<text:line-break/><text:soft-page-break/>quoy l'ay(a2)t tiré à part, il se print secrettem(e2)t à luy de(-)<text:line-break/>m(a2)der de ses affaires. Menico qui cognoissoit fort bi(e2)<text:line-break/>le vieillard, &amp; s'apperceut incontinent de la besongne<text:line-break/>ri(a2)t en soy mesme, dist : Vous estes bi(e2) adressé : &amp; apres<text:line-break/>vn long discours, il luy donna fort bien à ent(e2)dre, que<text:line-break/>non seulement cela estoit possible, mais qu'il estoit<text:line-break/>aduenu autresfois : &amp; à fin qu'il le creust plus aisém(e2)t,<text:line-break/>il le mena en la boutique d'vn Libraire appellé Iaques<text:line-break/>Giunte &amp; s'estant faict bailler vn Pline en langue vul(-)<text:line-break/>gaire, il luy monstra ce qu'il dit de ce faict, au sept(-)<text:line-break/>iesme liure, chapitre quatriesme : &amp; luy fit voir<text:line-break/>semblablement ce que Baptiste Fulgose en escrit au<text:line-break/>chapitre des miracles : de maniere qu'il appaisa telle(-)<text:line-break/>ment le cœur de l'(e2)nuié vieillard, (q2) si tout le monde<text:line-break/>fust venu là, il ne luy eust peu faire croire, que la<text:line-break/>chose peust estre aultrement. Menico voyant qu'il<text:line-break/>en auoit dedans le dos, &amp; qu'il le croyoit ferme(-)<text:line-break/>ment, entrant d'vn propos en autre, il commencea<text:line-break/>à luy persuader, qu'il n'(e2)uoyast ceste ch(a2)briere hors de<text:line-break/>sa maison : pource que celuy estoit vn bon presage, &amp;<text:line-break/>qu'elle feroit faire les enf(a2)s masles : &amp; que qu(a2)d il la<text:line-break/>voudroit (e2)uoyer, il la luy adressast &amp; qu'il la pr(e2)droit<text:line-break/>vol(o2)tiers, &amp; fit t(a2)t par s(o2) beau dire, (q2) le b(o2) vieillard ne<text:line-break/><text:span text:style-name="pb">[n.p.]</text:span><text:line-break/>l'eust voulu bailler pour argent. Et ayant remercié ce<text:line-break/>sçauant Docteur, en luy offrant tout son pouuoir, il<text:line-break/>print congé de luy &amp; s'en retourna à Tigoli, pour<text:line-break/>voir s'il pourroit faire faire à sa s(e2)me vn enfant masle :<text:line-break/>où estant arriué, le soir mesme, il fit tout son effort, à<text:line-break/>ce que l'augure ne fust en vain, &amp; Lauinia luy aida<text:line-break/>vaillamment : car elle deuint enceinte d'vn fils masle :<text:line-break/>qui fut cause que Lucia demoura en la maison, tant<text:line-break/>qu'elle voulut, sans que le vieillard s'apperceust de ri(e2).</text:p>
      <text:h text:style-name="Titre2" text:outline-level="2">IEAN AYME THONIE, LAQVELLE,<text:line-break/><text:span text:style-name="T1524">pour la promesse d'vne pair</text:span><text:span text:style-name="T1525">e de manche, luy fit plaisir : &amp;</text:span><text:span text:style-name="T1526"><text:line-break/></text:span><text:span text:style-name="T1527">pource qu'il ne les luy bailla pas, estant d'accord auec son</text:span><text:span text:style-name="T1528"><text:line-break/></text:span><text:span text:style-name="T1529">mary, le fait venir en la maison, où ils luy font de luy mes(-)</text:span><text:span text:style-name="T1530"><text:line-break/></text:span><text:span text:style-name="T1531">me prendre la penitence, de sa faulte.</text:span></text:h>
      <text:h text:style-name="P1532" text:outline-level="2">novvelle. vii.</text:h>
      <text:p text:style-name="P1533"><text:span text:style-name="T1534">L</text:span>A nouuelle de Folquet donna assez oc(-)<text:line-break/>casion de rire à toute la compagnie : &amp;<text:line-break/>Lauinia fut reputée fort heureuse, de ce<text:line-break/>qu'elle auoit iouy si long temps de son<text:line-break/>amour, sans aucun danger : mais le ieune<text:line-break/>homme fut fort blasmé, lequel en si gran de ieunesse, se<text:line-break/>laissa en flammer d'vne ardeur tant effrenée, que pour<text:line-break/>contenter &amp; saouler son deshoneste appetit, il s'estoit<text:line-break/>mis à souffrir tant de peine &amp; malaise, en vne manie(-)<text:line-break/><text:soft-page-break/>re de vie si sale, &amp; mesmes au temps qu'il deuoit entrer<text:line-break/>au chemin de vertu : &amp; quasi tous blasmoient ce Me(-)<text:line-break/>cico, lequel non seulement luy auoit donné ay de &amp;<text:line-break/>conseil, d'entrer en vne tant desh(o2)neste vie, mais ay(a2)t<text:line-break/>eu occasion de l'en retirer, luy auoit faict perseuerer. Et<text:line-break/><text:span text:style-name="pb">[25]</text:span><text:line-break/>apres tous ces discours, la Reine commanda à Gelse<text:line-break/>de rac(o2)ter sa nouuelle : &amp; iceluy, apres vne honeste re(-)<text:line-break/>uerence qu'il fist à la Reine, commencea à dire ainsi.</text:p>
      <text:p text:style-name="p">Il n'ya pas long temps qu'aux m(o2)tagnes de Pistoye<text:line-break/>y auoit vn Prestre, appellé M. Iean du Ciuel, Curé de<text:line-break/>l'Eglise de Sa(i2)cte Marie : lequel pour suyure les mœurs<text:line-break/>des Prestres de ce païs la deuint extremement a(-)<text:line-break/>moureux d'vne sienne parroissienne, appellée Thonie,<text:line-break/>laquelle estoit femme d'vn des principaux du village,<text:line-break/>appellé Iean, &amp; surnommé de tous Ciarpaglia. Ceste<text:line-break/>Thonie auoit parauanture vingt deux ans, &amp; estoit vn<text:line-break/>peu brunette : à cause du Soleil, &amp; r(o2)de, res(e2)bl(a2)te vne<text:line-break/>demie colonne de marbre, qui a demeuré plusieurs<text:line-break/>années souz terre : &amp; entre les autres vertus qu'elle a(-)<text:line-break/>uoit, de tenir bien nets les sillons quand elle marroit,<text:line-break/>elle estoit la plus belle balladine,<text:s/>qui fust en ces quar(-)<text:line-break/>tiers là &amp; estoit de si bonne haleine qu'elle eust lassé<text:line-break/>cent h(o2)mes : &amp; bien heureux estoit celuy, qui pouuoit<text:line-break/>danser auec elle seulement vne danse : &amp; vous peux<text:line-break/>dire, qu'il en est aduenu grande question &amp; querelle.<text:line-break/>Or ceste Thonie faisoit quelque besongne pour ceb(o2)<text:line-break/>Curé lequel saultoit d'alegresse, &amp; bondissoit comme<text:line-break/>vn poulain de trente mois : &amp; prenant courage &amp; s'en(-)<text:line-break/>hardiss(a2)t en son endroit, sans parler toutesfois de cho(-)<text:line-break/>se, qui fust depuis la ceinture en bas, il se tenoit auec<text:line-break/>elle, &amp; luy contoit les plus belles nouuelles pour rire,<text:line-break/>que vo(us) veistes iamais. Mais elle qui estoit rusée, pour<text:line-break/>voir comme il estoit fort aux tentations de la bourse,<text:line-break/>elle luy demandoit tousiours quelque petite chose,<text:line-break/>qu(a2)d elle sçauoit qu'il alloit à la ville : &amp; monsieur le<text:line-break/>Curé employoit vol(o2)tiers son arg(e2)t : &amp; att(e2)doit qu'elle<text:line-break/>luy dist, Curé, venez vo(us) en coucher auec moy : &amp; ainsi<text:line-break/><text:span text:style-name="pb">[n.p.]</text:span><text:line-break/>cela dura deux mois, &amp; cependant elle tiroit tousiours<text:line-break/>quelque chose de luy, sans passer outre. En fin, comme<text:line-break/>la Thonie persistast à demander de plus en pl(us), choses<text:line-break/>plus grandes que ce quelle demandoit du commen(-)<text:line-break/>cement, le Curé pensa que ce seroit bi(e2) faict à luy, aussi<text:line-break/>tost qu'il en auroit la commodité, quoy qui en peust<text:line-break/>aduenir, de la requerir de son honneur : &amp; prenant gar(-)<text:line-break/>de vne fois entre les autres, qu'elle fust seule, il luy<text:line-break/>porta vne salade deson iardin, de la meilleure grace du<text:line-break/>monde : &amp; apres la luy auoir baillée il s'assit audroict<text:line-break/>d'elle, &amp; l'ayant vn peu regardée<text:s/>attentiuement, il<text:line-break/><text:soft-page-break/>commencea à luy dire, Dea que Thonie me semble<text:line-break/>belle : y a il bourgeoise aucune en Pistoye, qui soit t(a2)t<text:line-break/>plaisante &amp; si auenante que vous estes ? regardez si ces<text:line-break/>deux leüres ne semblent pas les bords de ma pantou(-)<text:line-break/>fle du iour des festes. O la grande felicité que seroit de<text:line-break/>pouuoir, y mettre la dent en sorte que la marque y de(-)<text:line-break/>meurast iusques à vendange. Ie vous iure que si ie<text:line-break/>n'estois Prestre, &amp; que vous voulussiez vous marier,<text:line-break/>ie ferois tant que ie vous aurois à mon commande(-)<text:line-break/>ment : ô le grand plaisir que ie me donnerois : ie me<text:line-break/>guarirois bien de ce mal que ie sens, &amp; m'osterois bi(e2)<text:line-break/>l'appetit du corps. Cependant la Thonie ores le regar(-)<text:line-break/>doit, ore sembloit qu'elle voulust le menacer : &amp; qu(a2)d<text:line-break/>il eut acheué de parler, secou(a2)t vn peu la teste, elle luy<text:line-break/>respondit : Allez allez : si ie ne vous plais, il suffit que ie<text:line-break/>plaise à mon Ciarpaglia. Le Prestre prenant cœur re(-)<text:line-break/>pliqua qu'elle luy plaisoit encore plus qu'elle ne sçau(-)<text:line-break/>roit faire à son Ciarpaglia. Que payeray-ie, dist il,<text:line-break/>pour toucher seulement vne fois, ces deux tetons que<text:line-break/>tu as au sein, qui me font brusler plus viste, que ne f(o2)t<text:line-break/>les etouppes, quand noz hommes y ont mis le feu &amp;<text:line-break/><text:span text:style-name="pb">[26]</text:span><text:line-break/>que le vent souffle. Pour ceste cause la Thonie dispo(-)<text:line-break/>sée &amp; preste de le contenter, mais plustost auaricieuse,<text:line-break/>c(o2)me sont les femmes, dist. Mais qu'auray-ie de vous,<text:line-break/>qu(a2)d i'auray faict ce (q2) vo(us) voulez ? Vne paire de belles<text:line-break/>m(a2)ches rouges, respondit le Curé, qui auoit desia b(a2)dé<text:line-break/>l'arbaleste. A ceste heure là il s'aprocha d'elle, &amp; sans<text:line-break/>tarder, elle souffrit qu'il fist d'elle ce qu'il auoit enuie<text:line-break/>d'auoir, pour le plus grand contentement qu'il eust<text:line-break/>sçeu souhaiter au monde. Ce faict le Curé s'en alla &amp;<text:line-break/>se passe vn iour &amp; deux, sans que la Thonie vist le<text:line-break/>Curé, qui n'apportoit ny manches ny manchons.<text:line-break/>Thonie commencea à se courroucer, &amp; vn soir entre<text:line-break/>aultres, elle luy dist vne grande iniure. Le Curé luy<text:line-break/>respondit assez brusquement, &amp; en sorte qu'elle se<text:line-break/>sentit offensée des parolles d'iceluy, &amp; delibera s'en<text:line-break/>venger : &amp; se mordant, elle dist ensoy-mesme, Si ie<text:line-break/>ne t'en fais repentir, ie veux mourir : mais i'ay esté bi(e2)<text:line-break/>folle d'auoir eu affaire auec telles gens, comme si ie<text:line-break/>n'auois ouy dire mille fois ce qui en est. Et pour m(o2)(-)<text:line-break/>strer qu'elle estoit bien courroucée, elle demoura trois<text:line-break/>ou quatre iours, sans le vouloir voir. Et depuis, pour<text:line-break/>auoir occasion plus facile &amp; vn moyen plus aisé de se<text:line-break/>v(e2)ger, selon vn sien dessein, elle c(o2)mencea de rechef à<text:line-break/>l'entretenir, par milles belles parolles, &amp; sans pl(us) parler<text:line-break/>des m(a2)ches, elle m(o2)stra auoir faict la paix auec luy. Et<text:line-break/>vn iour entre autre, luy sembl(a2)t le t(e2)ps venu à propos,<text:line-break/>pour ce qu'elle auoit int(e2)ti(o2) de faire, elle l'appella à soy<text:line-break/>doucem(e2)t, &amp; dis(a2)t (q2) s(o2) Ciarpaglia estoit allé à Cuti(-)<text:line-break/><text:soft-page-break/>glian,<text:s/>elle le pria, (q2) s'il vouloit auoir s(o2) passet(e2)ps il vint<text:line-break/>en sa mais(o2), sur l'heure de my dy, &amp; qu'elle l'att(e2)droit<text:line-break/>seule : &amp; (q2) si d'au(a2)ture il ne la trouuoit, &amp; ne luy s(e2)blast<text:line-break/>trop facheux de l'attendre vn peu, elle ne tarderoit pas<text:line-break/><text:span text:style-name="pb">[n.p.]</text:span><text:line-break/>beaucoup à venir. Monsieur le curé fut fort ioyeux<text:line-break/>de telle requeste : &amp; quand l'heure assignée fust ve(-)<text:line-break/>nue, il fit toute ce que Thonie luy auoit commandé.<text:line-break/>Or ceste mauuaise f(e2)me auoit dict à son mary le mes(-)<text:line-break/>me iour, comme ce Prestre l'auoit requise de son h(o2)(-)<text:line-break/>neur plusieurs fois : parquoy to(us) deux d'accord, pour<text:line-break/>luy en d(o2)ner vn chastim(e2)t, ils auoi(e2)t faict ordonner<text:line-break/>tout ce (q2) vo(us) auez ouy : &amp; aussi tost qu'elle apperceut<text:line-break/>(q2) le Curé estoit entré en la mais(o2), ay(a2)t<text:s/>faict signe à Ci(-)<text:line-break/>arpaglia &amp; à vn sien frere, qui attendoient l'affaire,<text:line-break/>s'est(a2)t acheminée tout bellement au deu(a2)t d'eux, elle<text:line-break/>trouua le gal(a2)t qui estoit sur le lict à gambader, lequel<text:line-break/>à peine l'eut veuë que sans craindre aucune chose il<text:line-break/>alla au deuant, &amp; la saluant gracieusement, il luy vou(-)<text:line-break/>lut ietter les mains au col, pour luy donner vn baiser à<text:line-break/>la Françoise, mais à peine s'estoit il aproché d'elle, que<text:line-break/>Ciarpaglia se monstra, criant c(o2)me vn fol, Ah ribauld<text:line-break/>Prestre, ie t'y ay prins : est<text:s/>ce ainsi que font les bons re(-)<text:line-break/>ligieux ? allez allez garder les pourceaux, &amp; demourer<text:line-break/>par les estables, &amp; non par les Eglises, à gouuerner les<text:line-break/>Chrestiens, &amp; se tournant deuers son frere de la plus<text:line-break/>grande furie du monde, il luy dist. Ne me tiens point,<text:line-break/>ostes toy : ie te frapperay laisse moy aller : ie veux egor(-)<text:line-break/>ger ceste putain, &amp; veux manger le cœur à ce traistre<text:line-break/>Prestre. Le Prestre, tandis que cestuy cy disoit ces pa(-)<text:line-break/>rolles, pissant souz luy de peur, s'estoit mis dessouz le<text:line-break/>lict, &amp; se mettoit à plorer &amp; à crier tant qu'il pouuoit,<text:line-break/>misericorde : mais c'estoit en vain, pource que Ciarpa(-)<text:line-break/>glia estoit deliberé de faire que pour ceste fois les se(-)<text:line-break/>culiers donnassent la penitence au Prestre : oyez si elle<text:line-break/>fut cruelle. Il auoit en sa ch(a2)bre vn coffre, où sa f(e2)me<text:line-break/>tenoit ses besongnes : il l'ouurit &amp; le vuida : &amp; ay(a2)t tiré<text:line-break/><text:span text:style-name="pb">[27]</text:span><text:line-break/>par force le Prestre de dessouz le lict, &amp; luy ayant fait<text:line-break/>mettre bas les chausses, lesquelles, tandis qu'il atten(-)<text:line-break/>doit Thonie, il auoit detachées pour ne la tenir c(o2)me<text:line-break/>ie pense en malaise : &amp; luy print les couillons, lesquels<text:line-break/>il auoit grands &amp; de bonne mesure, &amp; les mit en ce<text:line-break/>coffre, &amp; ayant abbatu le couuercle : il les enferma à<text:line-break/>la clef, &amp; s'estant faict bailler vn rasoir par son frere,<text:line-break/>tout plein de tache, duquel aucunefois sa s(e2)me luy fai<text:line-break/>soit la barbe, il le mit dessus le coffre, &amp; sans dire autre<text:line-break/>chose, ayant tiré à soy l'huis de la chambre, il s'en alla<text:line-break/>faire ses besongnes. Estant donc le pauure Prestre de(-)<text:line-break/>moure en l'estat (q2) vo(us) pouuez c(o2)siderer, il fut attaint<text:line-break/><text:soft-page-break/>tout en vn coup d'vne si gr(a2)de douleur, que le cœur<text:line-break/>luy cuida faillir : &amp; c(o2)bien que le couuercle ne iognist<text:line-break/>bien, &amp; s'en fallust vn demy doict, à rais(o2) dequoy du<text:line-break/>c(o2)m(e2)cement il s(e2)toit peu ou point de mal, ce neant(-)<text:line-break/>moins toutes les foisqu'il voyoit ce rasoir, &amp; p(e2)soit où<text:line-break/>il se trouuoit lié, il auoit le cœur si serré, (q2) ie m'esbahy<text:line-break/>qu'il ne mouroit. Et voyant (q2) pers(o2)ne ne venoit le se(-)<text:line-break/>courir, &amp; (q2) la matiere qui s'estoit c(o2)m(e2)cée à engrossir<text:line-break/>luy donnoit<text:s/>vn peu de passion &amp; douleur, il se mit à<text:line-break/>crier à l'aide, &amp; voyant que l'aide ne venoit point, il se<text:line-break/>mit à vouloit rompre la serrure : &amp; en s'y efforce(a2)t, il<text:line-break/>vint à tirer la peau de ses besongnes en sorte, qu'il les<text:line-break/>fit enfler, au moyen dequoy elles luy<text:s/>firent vne dou(-)<text:line-break/>leur insuportable. Et n'esperant auc(u2)n salut, il pre(-)<text:line-break/>noit en main ce rasoir, en intention de sortir d'vn si<text:line-break/>grand tourment, au moins en mour(a2)t, &amp; puis surprins<text:line-break/>d'vne vilité de courage &amp; d'vne compassion de soy(-)<text:line-break/>mesme, il disoit en plorant, Ah, seray-ie tant cruel c(o2)(-)<text:line-break/>tre moymesme, (q2) ie me mette en vn danger si manife(-)<text:line-break/>ste ? que maudite soit Thonie, &amp; le premier iour (q2) iela<text:line-break/><text:span text:style-name="pb">[n.p.]</text:span><text:line-break/>veis : &amp; estant chargé d'vne tresgrande douleur &amp;<text:line-break/>ne pouuant plus ouurir la bouche, il<text:s/>se taisoit : vn peu<text:line-break/>apres, regardant ce rasoir, il le prenoit, &amp; se l'apro(-)<text:line-break/>choit, &amp; coupant legerement, il regardoit c(o2)me il fai(-)<text:line-break/>soit mal, &amp; à peine l'auoit il aproché qu'il luy venoit<text:line-break/>vne sueur froide, &amp; vne peur, auec vn certain default<text:line-break/>de cœur, qui le faisoit mourir : &amp; ne sachant plus que<text:line-break/>faire, il se mit estant lassé, à bouchons, sur le coffre, &amp;<text:line-break/>ores pleur(a2)t, ores souspir(a2)t, ores cri(a2)t, il s'ennuya tant<text:line-break/>que la douleur luy augmenta si bien, que ne la pou(-)<text:line-break/>uant plus supporter, il fut contraint chercher le moy(e2)<text:line-break/>de sortir de cest empeschement. Parquoy faisant de<text:line-break/>necessité vertu, &amp; ayant prins en main le rasoir, il exe(-)<text:line-break/>cuta de soymesmes la vengeance de Ciarpaglia, &amp; de(-)<text:line-break/>moura sans couillons : &amp; sentit vne si grande douleur,<text:line-break/>que<text:s/>iettant vn cry, comme d'vn toreau, quand il est<text:line-break/>frappé, il tomba demy mort en terre. Et coururent à<text:line-break/>ce bruit aucuns, qui furent enuoyez par Ciarpaglia<text:line-break/>auec ie ne sçay quels enchantemens, &amp; besongnes,<text:line-break/>qui firent tant, qu'il ne perdit pas la vie : si l'on peut<text:line-break/>dire que l'homme qui n'est plus homme viue. Voyla<text:line-break/>donc la fin de ce venerable Prestre, auquel ne fust ve(-)<text:line-break/>ritablement aduenu ce desastre, s'il eust faict, comme<text:line-break/>plusieurs sages de s(o2) ordre, lesquels ne s'amus(e2)t pas à<text:line-break/>follastrer &amp; faire l'amour,<text:s/>mais s'apliqu(e2)t à tout heu(-)<text:line-break/>re à auancer la gloire &amp; royaume de Dieu, au grand<text:line-break/>bien &amp; vtilité du Christianisme.</text:p>
      <text:soft-page-break/>
      <text:h text:style-name="Titre2" text:outline-level="2">LA SOEVR APELAGIA SE RE(-)<text:line-break/><text:span text:style-name="T1535">tirant en sa chambrette cependant que les autres faisoient</text:span><text:span text:style-name="T1536"><text:line-break/></text:span><text:span text:style-name="T1537">leurs prieres, trouue vn remede singulier aux<text:s/></text:span><text:span text:style-name="T1538">tentations</text:span><text:span text:style-name="T1539"><text:line-break/></text:span><text:span text:style-name="T1540">de la chair : &amp; comme il ne fust agreable à l Abesse, elle fut</text:span><text:span text:style-name="T1541"><text:line-break/></text:span><text:span text:style-name="T1542">enuyoée hors du monastere.</text:span></text:h>
      <text:h text:style-name="P1543" text:outline-level="2">nouvelle viii</text:h>
      <text:p text:style-name="p"><text:span text:style-name="pb">[28]</text:span></text:p>
      <text:p text:style-name="P1544"><text:span text:style-name="T1545">C</text:span>Hacun rioit au commencement de la nou(-)<text:line-break/>uelle que Celse auoit racontée : mais pens(a2)t<text:line-break/>puis apres, aux cruels ennuys du pauure &amp;<text:line-break/>infortuné Prestre, il n'y eut pas vn qui ne<text:line-break/>fust emeu à compassion tresgrande, car bien qu'il s(e2)(-)<text:line-break/>blast à tous, qu'il eust merité cela &amp; encore pire, si est<text:line-break/>ce qu'il ne se peut faire que la benigne &amp; gratieuse na(-)<text:line-break/>ture de ceste bonne compagnie, n'incitait la pieté à<text:line-break/>faire son operation : &amp; apres que l'on eut vn peu parlé<text:line-break/>de luy, la Reine commanda à Fleurette qui estoit fort<text:line-break/>facetieuse de parler apres : laquelle toute ioyeuse com(-)<text:line-break/>mencea en ceste maniere.</text:p>
      <text:p text:style-name="p">Puis que ie vo(us) voy tous fachez du triste &amp; piteux<text:line-break/>accident de messire Iean, ie vous veux consoler par vn<text:line-break/>tresbon remede à la t(e2)tati(o2) de la chair, trouué, par vne<text:line-break/>sage Religieuse : lequel ie vo(us) rac(o2)teray d'aut(a2)t pl(us) vo(-)<text:line-break/>l(o2)tiers, (q2) ie croy, (q2) pour estre ieunes, vo(us) en auez tous<text:line-break/>aucunefois, affaire, à fin (q2) quand vo(us) voudrez, vous sa<text:line-break/>chiez chasser &amp; repousser la tentation de la chair.</text:p>
      <text:p text:style-name="p">Il y auoit à Peruse, &amp; est encores auiourd'huy vn<text:line-break/>Monastere assez riche, &amp; plein de nobles f(e2)mes Peru(-)<text:line-break/>siennes, lequel pour n'auoir sçeu ceste mi(e2)ne recepte,<text:line-break/>s'estoit fort esl(o2)gné de la reglé de leur pere S. Benoist,<text:line-break/>pource (q2) la pl(us) gr(a2)de partie des sœurs &amp; possible tou(-)<text:line-break/>tes, est(a2)t ne(a2)tmoins d'accord auec l'Abesse, ent(e2)doi(e2)t<text:line-break/>à se pourchasser des plaisirs, desquels ou le desord(o2)né<text:line-break/>appetit du dot, ou l'auarice des peres, ou le despit des<text:line-break/>marastres, ou la vol(o2)té des meres, ou autres s(e2)blables<text:line-break/>accidents les auoient priuées : &amp; estoient venues à tel<text:line-break/>poinct, qu'il s(e2)bloit que l'honnesteté se<text:s/>deust trouuer<text:line-break/>en tout autre lieu, plus c(o2)uenablem(e2)t, qu'en ce Mona(-)<text:line-break/>stere : de maniere (q2) l'Euesque fut contraint, plus par le<text:line-break/><text:span text:style-name="pb">[n.p.]</text:span><text:line-break/>bruit qui en venoit à ses aureilles ordinairement, de<text:line-break/>ceux de la ville, que pour aucun soing particulier ou<text:line-break/>diligence,, trouuer quelque remede á ceste leur tant<text:line-break/>sale &amp; deshonneste vie : parquoy il donna ordre qu'v(-)<text:line-break/>ne partie d'elles fust chassée dehors, &amp; principallem(e2)t<text:line-break/>celles, lesquelles enuieillies &amp; (i2)ueterées au mal, estoi(e2)t<text:line-break/>peu propres à r'entrer au bon chemin : &amp; en reserra<text:line-break/>vne autre partie, &amp; y en mit d'autres, tant seculieres,<text:line-break/><text:soft-page-break/>que d'autres monasteres, de meilleure vie, &amp; mieux<text:line-break/>aprouuée : entre lesquelles se trouua vne venerable vi(-)<text:line-break/>eille, laquelle auoit demeuré plus de quarante ans au<text:line-break/>monastere du<text:s/>Mont Luci : auec vn tresgrand bruit de<text:line-break/>saincteté. Il la mit au gouuernem(e2)t de toutes les au(-)<text:line-break/>tres, &amp; la fit Abesse. Icelle, par nouuelle ord(o2)n(a2)ce, en<text:line-break/>faisant obseruer &amp; garder les vieilles, par exemple, &amp;<text:line-break/>bons aduertissem(e2)s, fit en sorte qu'elle rengea ce mo(-)<text:line-break/>nastere à vne c(o2)uenable reigle. Entre les aultres c(o2)sti(-)<text:line-break/>tuti(o2)s, ceste Abesse auoit fait, qu'entre Midy &amp; le Ves(-)<text:line-break/>pre, au son d'vne certaine cloche, qu'elle faisoit s(o2)ner,<text:line-break/>chacune N(o2)nain estoit tenue &amp; obligée tous les iours,<text:line-break/>de s'en aller en l'Eglise, ou en leur chambrette, ou la<text:line-break/>c(o2)modité se presenteroit le mieux, &amp; là au moins, les(-)<text:line-break/>pace d'vne demye heure, estans en oraison, prier Dieu,<text:line-break/>qu'il leur ostast toute mauuaise tentation, que la chair<text:line-break/>leur pourroit faire sentir : &amp; quand elle en voyoit qu'el<text:line-break/>qu'vne plus feruante &amp; addonnée à ceste œuure<text:line-break/>saincte, elle la iugeoit de volonté de mieux viure<text:line-break/>qu'aucune autre : c(o2)me celle qui pensoit, &amp; à la verité<text:line-break/>ne pensoit mal, que retranchant cest eguilon, les<text:line-break/>autres besongnes &amp; affaires d'icelles, se portassent<text:line-break/>bien. Mais comme l'on voit que les choses violen(-)<text:line-break/>tes ordinairement ne durent gueres, &amp; comme il est<text:line-break/><text:span text:style-name="pb">[29]</text:span><text:line-break/>aisé à la mauuaise eau, de retourner prendre son cours<text:line-break/>ancien &amp; accoustumé, aduint qu'entre les autres de<text:line-break/>deuant, qui estoient demeurees, se trouua vne Non(-)<text:line-break/>nain &amp; sœur appellee, Apelagie, laquelle estant ieu(-)<text:line-break/>ne &amp; belle, ne peut long temps durer à paistre son ap(-)<text:line-break/>petit déja corrompu, auec cloches &amp; prieres, pource<text:line-break/>qu'ay(a2)t esté amoureuse, mesmes deuant les reforma(-)<text:line-break/>tions, d'vnieune Perusien, noble, fort riche, &amp; grande(-)<text:line-break/>ment fauorisé de Iean Paul Baglione, &amp; luy d'elle, ils<text:line-break/>auoient tant faict, qu'ils se trouuoient assez souuent<text:line-break/>ensemble, en la chambrette de la ieune Religieuse,<text:line-break/>trois &amp; quatre iours, pour vne fois, &amp; tant secrette(-)<text:line-break/>m(e2)t qu'il estoit quasi impossible qu'aucune des sœurs<text:line-break/>s'en apperceust. Et pource qu'elle ne pouuoit pas de(-)<text:line-break/>meurer tout le iour en la chambre enfermee auec luy<text:line-break/>comme elle eust voulu, &amp; pour ne faire semblant de<text:line-break/>rien, &amp; luy estant force aussi, pour quelques affaires<text:line-break/>du Monastere, de demeurer par le Conuent, auec les<text:line-break/>autres sœurs, quand elle oyoit ceste heureuse cloche,<text:line-break/>elle s'en couroit en sa chambrette, soubs le pretexte<text:line-break/>de la priere, d'vn tel zele, qu'il sembloit qu'elle allast<text:line-break/>à la gloire : en sorte que l'Abesse qui ne s'estoit iamais<text:line-break/>apperceue d'aucune chose, la voiant si pronte à ceste<text:line-break/>intention, en auoit la meilleure opinion du monde : &amp;<text:line-break/>aduenant vn iour entre autres, qu'vne des Nonnains<text:line-break/><text:soft-page-break/>du parauant, estant allee au iardin cueillir vne salade,<text:line-break/>pour l'enuoyer à vne sienne parente &amp; comme la clo(-)<text:line-break/>che de la tentation, commenceast à sonner, la bonne<text:line-break/>Nonnain, de peur que le seruiteur s'en allast sans elle,<text:line-break/>laissa la priere, &amp; s'amusa à acheuer d'emplir vn si(e2) pa(-)<text:line-break/>nier : de laquelle chose furent incontinent portees les<text:line-break/>nouuelles à l'Abesse, laquelle la fit venir &amp; en mena<text:line-break/><text:span text:style-name="pb">[n.p.]</text:span><text:line-break/>vn grand bruit, &amp; entre autres choses qu'elle luy dist,<text:line-break/>&amp; qui luy fur(e2)t les plus cuisantes, fur(e2)t qu'elle aprinst<text:line-break/>de sœur Apelagie, laquelle ne se trouuoit iamais en<text:line-break/>affaire de si grande importance, qu'elle ne laissast in(-)<text:line-break/>continent qu'elle oyoit sonner la cloche. Quand ceste<text:line-break/>cy qui cognoissoit les poullets du Conuent parauentu(-)<text:line-break/>re mieux que l'Abesse, ouyt qu'on luy reprochoit &amp;<text:line-break/>proposoit pour exemple la sœur Apelagie, n'en<text:line-break/>voulut pas d'auantage, &amp; toute courroucee dist en<text:line-break/>elle mesme, Certainement il me faut voir d'où vient<text:line-break/>ce Zele &amp; ceste tant grande deuotion : ie decouuriray<text:line-break/>quelque chose si ie m'y mets. Ie suis deliberee devoir<text:line-break/>ce qu'elle va faire en sa chambre : laissez venir le iour de<text:line-break/>demain, ie gaieray que ie fairé rire tout ceConuent. Et<text:line-break/>disant ainsi toute fachee elle attendoit que le lende(-)<text:line-break/>main, vint l'heure de la cloche de la tentati(o2) : laquel(-)<text:line-break/>le estant venue, aussi tost qu'elle vid courir Apelagie<text:line-break/>en sa chambrette, pour fuir la tentation, s'estant tout<text:line-break/>bellement aprochee de l'huis, &amp; ayant faict vn per(-)<text:line-break/>tuis, auec la pointe d'vn cousteau, en vne certaine fen(-)<text:line-break/>te qui estoit rebouschee par ded(a2)s auec du papier, el(-)<text:line-break/>le s'apperceut que la sage Religieuse auoit trouué le<text:line-break/>vray moyen, defuir la tentati(o2). Parquoy toute ioyeu(-)<text:line-break/>se, sans faire aucun bruit, elle s'en vint à l'Abesse,<text:line-break/>&amp; luy raconta comme se passoient les affaires, &amp;<text:line-break/>la mena voir le faict : Ie ne<text:s/>vous sçaurois dire la fa(-)<text:line-break/>cherie qu'eut l'Abesse d'entendre choses si deshonne(-)<text:line-break/>stes, &amp; pensa bien qu'elle auoit perdu son temps &amp;<text:line-break/>sa peine à faire tant de reformations. A ceste cause, e(-)<text:line-break/>stant en colere &amp; furie, elle s'en alla en la Chambre<text:line-break/>d'Apelagie, &amp; s'estant faict ouurir l'huis par force, elle<text:line-break/>entra dedans, &amp; ayant veu des yeux, ce que d'auanture<text:line-break/><text:span text:style-name="pb">[30]</text:span><text:line-break/>elle n'auoit par le passé, faict de p(e2)see, elle cuida choir<text:line-break/>&amp; se pasmer de douleur. Et puis s'estant tournee à la<text:line-break/>Nonnain, elle luy dist. Estoit ce là donques la cause de<text:line-break/>ta deuotion, mechante fille ? est ce pourquoy tu cou(-)<text:line-break/>rois si volontiers t'enfermer icy, femme mondaine,<text:line-break/>carnaciere, vituperable ? sont ce les fruicts que tu as re(-)<text:line-break/>cueilliz det(a2)t de rem(o2)strances qui t'(o2)t esté faictes, des<text:line-break/>sermons que tu as ouy, &amp; de tant de reformati(o2)s ? Suy(-)<text:line-break/>ie donc sortie du Mont Luci, pour voir vn si grand<text:line-break/><text:soft-page-break/>deshonneur, pourvoir de mes yeux, en deux mois icy,<text:line-break/>ce que de là, ie n'ay onques comprins, en pensee, en<text:line-break/>quarante ans ? Ia Dieu ne plaise<text:s/>que ie vueille plus de(-)<text:line-break/>mourer icy, &amp; que i'aye le cœur de demourer en lieu<text:line-break/>où l'(e2)nemy du diable ait t(a2)t de forces &amp; t(a2)t de hardies(-)<text:line-break/>se : &amp; ay(a2)t tenu telles paroles à la N(o2)nain, elle ne vou(-)<text:line-break/>lut dire autre chose à celuy qui estoit auec elle, sçach(a2)t<text:line-break/>bi(e2)qu'il n'estoit h(o2)me qui craignist telles benedicti(o2)s,<text:line-break/>seulement l'aduisa de se souuenir, c(o2)bi(e2) de ieunes h(o2)(-)<text:line-break/>mes estoi(e2)t mal arriuez de son t(e2)ps, pour auoir voulu<text:line-break/>faire vn t(a2)t desh(o2)neste outrage à Dieu,<text:s/>qui auroit bi(e2)<text:line-break/>le moy(e2) de se v(e2)ger : &amp; puis s'estant tourneevne autre<text:line-break/>fois, vers la Nonnain, elle adiousta, mais ie prendray<text:line-break/>de ceste malheureuse telle vengeance, qui sera conue(-)<text:line-break/>nable à vn tel peché. Mais Apelagie ennuyee de t(a2)t de<text:line-break/>bruit, luy dist Madame, vous faites vn grand bruit,<text:line-break/>sans cause : vous auez grand tort, suyuant m(o2) opinion,<text:line-break/>dites moy, vn peu pourquoy auez vous c(o2)mandé, que<text:line-break/>l'(o2)fasse tous les iours au s(o2) de la clochevne priere par(-)<text:line-break/>ticuliere, si n(o2) à fin que chacune de no(us) fuye la t(e2)tati(o2)<text:line-break/>de la chair ? Quel moy(e2) d(o2)c sçauriez vous trouuer, t(a2)t<text:line-break/>b(o2) &amp; asseuré, que cestuy-cy que i'ay trouué, à present ?<text:line-break/>Les<text:s/><text:span text:style-name="T1546">Pater noster, &amp; Aue Maria</text:span><text:s/>sel(o2) vostre mode, me<text:line-break/><text:span text:style-name="pb">[n.p.]</text:span><text:line-break/>s(e2)(-)blent faire croistre &amp; non pas diminuer, là où si ie<text:line-break/>fais quelquefois le iour, en ceste maniere, ie m'en vay<text:line-break/>puis apres le soir coucher, aut(a2)t deschargee &amp; libre de<text:line-break/>telles fantasies, qu'aucune autresœur, qui soit ce(a2)s. Par<text:line-break/>quoy ou laissez moy fuir la tentati(o2) à ma mode, ou me<text:line-break/>d(o2)nez c(o2)gé de sortir, pour m'en aller où ie verray estre<text:line-break/>à poinct. Car ie ne veux pas rompre tout le iour les<text:line-break/>aureilles à Dieu, pour me trouuer puis apres la nuict,<text:line-break/>en plus grande tentation que iamais. L'Abesse consi(-)<text:line-break/>derant vne responce tant hardie, &amp; brusque, considera<text:line-break/>qu'il valoit mieux l'enuoyer hors du Monastere, que<text:line-break/>la retenir contre son gré, priee &amp; commandee par ce<text:line-break/>ieune homme, qui estoit à ceste heure-là plus accou(-)<text:line-break/>stumé à commander qu'à prier. Ainsi elle l'enuoya &amp;<text:line-break/>luy donna son congé<text:s/>d'aller où elle voudroit. Et le soir<text:line-break/>mesme, elle s'en alla en la maison de son amant, se re(-)<text:line-break/>poser, où par plusieurs mois apres, elle fuit la tentati(o2)<text:line-break/>de la chair, sans sonner la cloche.</text:p>
      <text:soft-page-break/>
      <text:h text:style-name="Titre2" text:outline-level="2">DE DEVX AMIS L'VN DEVIENT<text:line-break/><text:span text:style-name="T1547">amoureux d'vne veufue laquelle luy de</text:span><text:span text:style-name="T1548">srobe ce qu'il a,</text:span><text:span text:style-name="T1549"><text:line-break/></text:span><text:span text:style-name="T1550">&amp; puis le chassé : cestuy-là aydé par son amy, regangne</text:span><text:span text:style-name="T1551"><text:line-break/></text:span><text:span text:style-name="T1552">la faueur d'icelle : &amp; ce pendant qu'elle prend son plaisir</text:span><text:span text:style-name="T1553"><text:line-break/></text:span><text:span text:style-name="T1554">auec vn nouueau amant, il les tue tous deux : &amp; estant</text:span><text:span text:style-name="T1555"><text:line-break/></text:span><text:span text:style-name="T1556">condamné à mort, il est deliuré par le moyen d'vn sien</text:span><text:span text:style-name="T1557"><text:line-break/></text:span><text:span text:style-name="T1558">amy.</text:span></text:h>
      <text:h text:style-name="P1559" text:outline-level="2">novvelle ix.</text:h>
      <text:p text:style-name="P1560"><text:span text:style-name="T1561">L</text:span>Es ieunes hommes &amp; dames se mir(e2)t fort<text:line-break/>à rire, de la belle responce de la Nonnain,<text:line-break/>&amp; du b(o2) remede qu'elle auoit trouué, pour<text:line-break/>la tentation : &amp; vouloient commencer vne<text:line-break/>dispute, qui eust duré long temps, si la Reine ne l'eust<text:line-break/><text:span text:style-name="pb">[31]</text:span><text:line-break/>faict cesser. La dispute estoit cestecy qu'elles femmes<text:line-break/>estoient le plus à blasmer, ou celles lesquelles ay(a2)s vn<text:line-break/>mary, &amp; pouuans auec luy passer la tentation, la pas(-)<text:line-break/>sent auec vn autre, ou les pauures nonnains, lesquelles<text:line-break/>n'ayans moyen licite, de pouuoir tirer fruict de leurs<text:line-break/>iardins abandonnez, en tirent aucunesfois à la desro(-)<text:line-break/>bee, quelque petite salade : mais elle qui auoit peur que<text:line-break/>l'on ne dist des choses que les Apoticaires n'ont pas,<text:line-break/>prenant occasion de rompre leurs discours, se tourna<text:line-break/>vers Lauinie, &amp; luy commanda de faire son deuoir :<text:line-break/>&amp; elle qui estoit plus aagee &amp; hardie (q2) les autres, c(o2)(-)<text:line-break/>mencea en ceste maniere.</text:p>
      <text:p text:style-name="p">Il y auoit, il n'y a pas long temps à Florence, deux<text:line-break/>ieunes hommes de hault lignage, &amp; de gr(a2)des riches(-)<text:line-break/>ses, l'vn appellé Lapo Tornaquinci, &amp; l'autre appellé<text:line-break/>Nicolas de glialbizi, lesquels des leur enfance auoi(e2)t<text:line-break/>contracté vne amitié si estroite qu'il ne sembloit pas<text:line-break/>qu'ils peussent viure sinon ensemble : &amp; ayans demou(-)<text:line-break/>ré en cest estroit lien d'amitié depuis vn long temps,<text:line-break/>le pere de Nicolas mourut, &amp; luy laissa du bien, pour<text:line-break/>plus de trente mille escuz : &amp; comme Lapo eust besoin<text:line-break/>de quelques centaines d'escus, Nicolas sans attendre<text:line-break/>qu'il en fust requis, non seulement luy subuint, mais<text:line-break/>luy monstra de faict &amp; de parolles, qu'il deuoit estre<text:line-break/>maistre de son bien, comme luy mesme : signes vraye(-)<text:line-break/>ment d'vn cœur noble &amp; vertueux, donnant bonne<text:line-break/>esperance, si la trop libre ieunesse naturellemen encli(-)<text:line-break/>ne au mal, le bien acquis sans peine, &amp; les c(o2)pagnies<text:line-break/>non fort louables, ne l'eussent mis en mauuaise voye<text:line-break/>&amp; train. Car suiuant la trace de ceux là, qui s'en vont<text:line-break/>le soir pauures au lict, &amp; le matin se leuent riches, &amp;<text:line-break/>ont esté vn peu en malaise, quelques vns l'accostèrent<text:line-break/><text:span text:style-name="pb">[n.p.]</text:span><text:line-break/>de tant mauuaise vie que rien plus, l'accompagnans<text:line-break/><text:soft-page-break/>ores à<text:s/>vne feste, ores à vne autre, &amp; le men(a2)s d'vne me<text:line-break/>chante femme vers vne autre, ils luy faisoi(e2)t desp(e2)dre<text:line-break/>tant d'argent que c'estoit pitié : dequoy l'amy s'apper(-)<text:line-break/>ceuant, lequel estoit vn ieune homme fort posé &amp;<text:line-break/>discret, en fut bien marry, &amp; luy remonstrant en vray<text:line-break/>amy, le reprenoit des choses malfaictes, &amp; l'aduisoit<text:line-break/>de faire tous les b(o2)s offices, ausquels l'estroicte amitié<text:line-break/>qui estoit entre eux l'obligeoit : mais tout cela ne ser(-)<text:line-break/>uoit de ri(e2), pource que les nouueaux amis pouuoient<text:line-break/>plus,<text:s/>auec leurs desh(o2)nestes plaisirs, &amp; les mauuaises<text:line-break/>persuasions, que Lapo, auec ses bons aduertissemens :<text:line-break/>lesquels s'appereu(a2)s de ses manieres, en dir(e2)t tant de<text:line-break/>mal à Nicolas, qu'il commencea à le fuir, &amp; delaisser,<text:line-break/>m(o2)str(a2)t qu'il vouloit viure<text:s/>à sa f(a2)tasie, &amp; Lapo voy(a2)t<text:line-break/>cela, se retira d'entour luy. Aduint que le pauure ieu(-)<text:line-break/>ne h(o2)me entendant à suiure la vie qu'il ne deuoit, eut<text:line-break/>ce qu'il ne pensoit pas, pource qu'il y auoit en ce t(e2)ps<text:line-break/>là, à Florence vne veufue, ieune, belle, &amp; gaillarde, de<text:line-break/>tresgracieuse maniere (ie dy à ceux qui se veulent per(-)<text:line-break/>dre, &amp; suyure la desh(o2)neste lubricité c(o2)me cestuy cy<text:line-break/>que i'allegue, à fin que si aucun est tr(a2)sporté d'vne t(a2)t<text:line-break/>folle amour y pr(e2)ne ex(e2)ple) laquelle ay(a2)t accoustumé,<text:line-break/>mesmes du temps de son mary à faire plus de cas du<text:line-break/>bien que de l'h(o2)neur, sans regarder de quel lieu elle<text:line-break/>estoit issue, &amp; à qui elle auoit esté mariee, pour ce que<text:line-break/>l'vn &amp; l'autre estoit tresnoble, donnoit facilement son<text:line-break/>amour aux ieunes hommes, lesquels, non seulement<text:line-break/>estoi(e2)t beaux de leur personne, mais riches &amp; ay(a2)s la<text:line-break/>bourse bi(e2) garnie, &amp; ainsi depuis qu'elle estoit veufue,<text:line-break/>&amp; deu(a2)t, elle auoit secrettem(e2)t r(o2)gné les ailes à plus<text:line-break/>d'vne couple, se monstr(a2)t ne(a2)tmoins à qui ne la<text:line-break/><text:span text:style-name="pb">[32]</text:span><text:line-break/>co(-)gnoissoit vne S. Brigide. Aussi tost qu'elle cogneut<text:line-break/>la vie de Nicolas, elle y appliqua tout son dessein : &amp;<text:line-break/>ay(a2)t trouué le moy(e2) d'auoir vn peu de familiaritéauec<text:line-break/>luy, elle c(o2)mencea à se m(o2)strer, sans dire mot amou(-)<text:line-break/>reuse de luy, &amp; puis<text:s/>feign(a2)t qu'elle ne se pouuoit plus<text:line-break/>cacher, elle c(o2)mencea par lettres &amp; ambassades, à le<text:line-break/>solliciter iour &amp; nuict, &amp; pourt(a2)t, ces amis (q2) i'ay dict<text:line-break/>de ce Nicolas luy estimoi(e2)t beaucoup cest amour, &amp;<text:line-break/>luy esleuoi(e2)t iusques au ciel ceste b(o2)ne dame qui fai(-)<text:line-break/>soit de l'amoureuse : au moyen dequoy ils auoi(e2)t beau(-)<text:line-break/>coup de repeuës fr(a2)ches, pource qu'ils luy en faisoi(e2)t<text:line-break/>souu(e2)t venir l'eau en la bouche, de maniere qu'il n'a(-)<text:line-break/>uoit iamais bien, s'il ne se trouuoit, là où elle estoit,<text:line-break/>ou s'il ne parloit d'elle, auec ces bons garnim(e2)s qui le<text:line-break/>h(a2)toient. Tant y a qu'elle fit t(a2)t, que faign(a2)t se c(o2)som(-)<text:line-break/>mer &amp; destruire, elle se trouua auec luy seule à seul, à<text:line-break/>faire ce qu'il auoit faict déja auec plusieurs autres, &amp;<text:line-break/>pource qu'elle estoit belle &amp; auen(a2)te, c(o2)mevous a esté<text:line-break/><text:soft-page-break/>dit, &amp; qu'elle sçauoit mieux le moy(e2) &amp; ruze de faire<text:line-break/>affoller vn h(o2)me, que toute autre de son mestier, ores<text:line-break/>auec les meilleures parolles du monde, ores auec les<text:line-break/>plus aspres &amp; rudes, ores faign(a2)t<text:s/>ne pouuoir pl(us) viure,<text:line-break/>pour l'amour d'elle, ores le mettant en ialousie, à cause<text:line-break/>d'vn autre amant, le contraign(a2)t de la pr(e2)dre à femme<text:line-break/>&amp; l'espouser, &amp; peu apres, n'en voul(a2)t, ores le chass(a2)t,<text:line-break/>ores le rappellant, ores faisant semblant qu'elle<text:s/>estoit<text:line-break/>enceinte de luy, elle mena tellement le malheureux<text:line-break/>qu'il ne sçauoit pas luy mesme, en quel m(o2)de il estoit.<text:line-break/>Il auoit oublié toute autre chose, il auoit laissé les affai<text:line-break/>res, il auoit aband(o2)né les amis nouueaux &amp; anciens,<text:line-break/>quitté les ieux &amp; ne faisoit, sin(o2) ce (q2)lle vouloit &amp; c(o2)(-)<text:line-break/>m(a2)doit. Et aussi tost qu'elle s'apperceut que l'oiseau<text:line-break/><text:span text:style-name="pb">[n.p.]</text:span><text:line-break/>estoit prins laissant toutes autres affaires, elle n'enten(-)<text:line-break/>doit, qu'à luy rongner les ailes, à fin qu'il ne peust fuir<text:line-break/>ou échapper, &amp; en peu de<text:s/>temps, elle les luy rongna<text:line-break/>tellement, que Lapo, qui luy estoit vray amy, non seu(-)<text:line-break/>lement en fut faché, mais aussi ces autres faints amis,<text:line-break/>&amp; gale bon temps, comme l'on dit, qui l'auoient con(-)<text:line-break/>duict à ce poinct : comme ceux qui consideroient que<text:line-break/>tout ce<text:s/>que la ieune Dame luy emportoit, leur estoit<text:line-break/>tiré de leur propre escarcelle : &amp; en auoient mille<text:line-break/>raisons, pource que la mauuaise femme, par ses astuces<text:line-break/>&amp; ruses, auoit reduit le pauure Nicolas à tel poinct,<text:line-break/>qu'il n'auoit plus gueres de chose, pour s'entretenir,<text:line-break/>comme il deuoit : Et à ceste heure là il cogneut qu'il<text:line-break/>luy eust mieux valu, auoir presté l'aureille aux rem(o2)(-)<text:line-break/>strances de son bon amy, qu'aux douces flateries des<text:line-break/>faincts amis qui vindrent depuis, &amp; aussi cogneut la<text:line-break/>piteuse fin de l'amour des femmes, lesquelles font<text:line-break/>plaisir de leur corps, non par vn amoureux Zele, mais<text:line-break/>par vne grande auarice : pource que Lucrece, qui estoit<text:line-break/>le nom de la veufue, voyant que le bien luy failloit,<text:line-break/>&amp; qu'il estoit reduit presque à l'extremité, auoit aussi<text:line-break/>conduit à fin<text:s/>son amour simulé, de maniere qu'elle ne<text:line-break/>se soucioit plus de luy, &amp; s'estoit addonné à emplumer<text:line-break/>vn autre, feignant l'aimer, pource qu'il estoitriche. Or<text:line-break/>Nicolas voyant que ses affaires alloient tous les iours<text:line-break/>de mal en pis, &amp; qu'il estoit tant mal-traicté<text:s/>de celle<text:line-break/>qu'il aimoit mieux que sa propre vie, ne laissant de<text:line-break/>suiure ceste folle amour ou fureur, &amp; desirant d'estre<text:line-break/>auec Lucrece, comme par le passé, &amp; n'y pouuant ve(-)<text:line-break/>nir, estoit le plus desolé du monde, &amp; ne sçauoit que<text:line-break/>faire : Les amis du bon temps,<text:s/>qui s'en estoient venuz<text:line-break/>auec le bien, s'en estoient allez aussi auec le bien. Les<text:line-break/><text:span text:style-name="pb">[33]</text:span><text:line-break/>parens ne le vouloyent voir : les voisins s'en rioyent :<text:line-break/>les estrangers disoient : Il luy est bien employé : les trai(-)<text:line-break/><text:soft-page-break/>stres le persecutoyent : Lucrece ne le cognoissoit plus :<text:line-break/>toutes lesquelles choses qu'il consideroit plusieurs<text:line-break/>fois en soymesme, le firent choir en vn tel desespoir,<text:line-break/>que pour dernier remede, il s'aduisa, par vne estrange<text:line-break/>mort, mettre fin à tant d'ennuys : &amp; d'auanture eust il<text:line-break/>mis sa pensée en effaict, n'eust esté que pensant à l'a(-)<text:line-break/>mitié qui auoit esté si grande entre luy &amp; Lapo, &amp; te(-)<text:line-break/>nant pour certain, qu'il n'auoit perdu la souuenance<text:line-break/>d'vne si grande amour, &amp; pensa que posposant toute<text:line-break/>occasion, il estoit bon d'aller le trouuer, &amp; luy ayant<text:line-break/>raconté<text:s/>ses miseres &amp; infortunes, luy demander par(-)<text:line-break/>don : &amp; ainsi sans dire autre chose est(a2)t allé le trouuer,<text:line-break/>il fit tout ainsi qu'il auoit dict. Lapo le voyant, par ses<text:line-break/>parolles en plus grande ruine, qu'il ne pensoit pas, en<text:line-break/>eut grande compassion &amp; douleur, &amp; cognoissant<text:line-break/>qu'il auoit besoin d'aide, &amp; non pas de conseil, il luy<text:line-break/>dist doucement, Mon amy Nicolas, ie ne veux pas fai(-)<text:line-break/>re comme ceux lesquels ayans aduerty leur amy, sans<text:line-break/>auoir rien gaigné de luy remonstrer, ont accoustumé<text:line-break/>de luy reprocher leurs conseils : car il m'est aduis que<text:line-break/>ceux là ne cherchent autre chose que louer eux mes(-)<text:line-break/>mes, &amp; blasmer ceux là qui n'ont voulu adiouster foy<text:line-break/>à leurs aduertissemens. Vous sçauez que quand ie vo(us)<text:line-break/>veis entrer &amp; prendre ce chemin, qui vous a con(-)<text:line-break/>duit là où<text:s/>ie ne voudrois pas, ie vous ay tenu les pro(-)<text:line-break/>pos d'vn bon amy : maintenant que l'affaire est en tel<text:line-break/>estat, que les parolles ne suffisent pas, ie ne veux faillir<text:line-break/>de mon deuoir : ains faisant m(o2) compte, que i'ay failly<text:line-break/>auec vous, i'en veux souffrir &amp; porter quant &amp; vous<text:line-break/>aussi la penitence : bien que ce me sera vne assez douce<text:line-break/><text:span text:style-name="pb">[n.p.]</text:span><text:line-break/>penitence de me voir l'occasion de demonstrer mon<text:line-break/>cœur à vn amy : ce qui est vn office louable, &amp; qui<text:line-break/>a tousiours esté digne de rec(o2)mandation, sel(o2) que le<text:line-break/>petit nombre<text:s/>de ceux là qui l'ont faict &amp; exercé le<text:line-break/>peut clairement tesmoigner : au nombre desquels, ie<text:line-break/>m'estimeray heureux d'estre mis, de maniere que lais(-)<text:line-break/>sant à part les parolles : ie vi(e2)dray aux effects auec vo(us).<text:line-break/>Venez donc auec moy : &amp; sans dire autre chose, l'ay(a2)t<text:line-break/>prins par la main, il le mena en sa chambre, &amp; ayant<text:line-break/>ouuert vn coffret, où il tenoit son argent, il luy en<text:line-break/>donna vne telle quantité, qu'il peut bien cognoistre,<text:line-break/>comme il l'aymoit : &amp; puis il le consola par tres-douces<text:line-break/>parolles : luy faisant<text:s/>entendre, qu'ayant employé cest<text:line-break/>argent, il ne faudroit pas de luy en aider autant de<text:line-break/>fois, qu'il en auroit besoin : &amp; luy ayant faict vn pre(-)<text:line-break/>sent tant liberal, &amp; donné si bonne esperance pour<text:line-break/>l'aduenir, il commencea à luy blasmer sa vie passée, de<text:line-break/>façon, que bien qu'il ne peut du tout oublier l'amour,<text:line-break/>il fut rep(e2)tant de ce qu'il auoit faict, &amp; n'aymoit Lu(-)<text:line-break/><text:soft-page-break/>crece (q2) contre son gré &amp; par force, desirant l'occasion<text:line-break/>d'estaindre vne si grande fureur. Mais la bonne dame<text:line-break/>sachant que sa bouse estoit referrée, ne voulant per(-)<text:line-break/>dre ceste bonne fortune, commencea vne autrefois,<text:line-break/>à le solliciter si souuent &amp; par lettres &amp; par ambassa(-)<text:line-break/>des, qu'il fut contraint retourner de rechef entre ses<text:line-break/>bras : &amp; fit tant par belles parolles, qu'elle luy tira des<text:line-break/>mains vne<text:s/>bonne somme d'argent, &amp; luy eust tout<text:line-break/>tiré, n'eust esté que se trouuant vne nuict en la mai(-)<text:line-break/>son d'icelle, &amp; s'estant apres les plaisirs amoureux en(-)<text:line-break/>dormy, elle qui ne dormoit pas encore, ouyt vn autre<text:line-break/>amant, à certains signes, passer pardeuant sa maison :<text:line-break/>parquoy, il luy print enuie d'aller iusques à la porte, &amp;<text:line-break/><text:span text:style-name="pb">[34]</text:span><text:line-break/>s'esbatre vn peu auec luy : à ceste cause s'estant leuée<text:line-break/>&amp; ayant prins vn leger manteau, elle s'en alla tout<text:line-break/>bellement à vne petite porte secrette de sa maison, &amp;<text:line-break/>l'ay(a2)t ouuerte, elle<text:s/>fist entrer l'amant : vne parolle atti(-)<text:line-break/>re l'autre, &amp; les parolles, le faict, &amp; prindrent tant<text:line-break/>d'asseurance au sommeil de Nicolas, qu'ils demoure(-)<text:line-break/>rent plus qu'il n'estoit besoin : pource (q2) Nicolas en ces<text:line-break/>entrefaictes se reueilla, &amp; ne trouu(a2)t Lucrece pres de<text:line-break/>luy, il fut fort émerueillé, &amp; se douta de ce qui estoit :<text:line-break/>parquoy il se leua, se vestit au mieux qu'il peut, &amp; ay(-)<text:line-break/>ant ceinct vne sienne espée, il s'en alla doucement où<text:line-break/>ils estoient : &amp; deuant qu'aucun s'apperceust de rien,<text:line-break/>il fut pres d'eux &amp; les ay(a2)t veu estenduz sur certains<text:line-break/>facs de farine, il fut à l'inst(a2)t pousse de si gr(a2)de fureur,<text:line-break/>que sans c(o2)siderer ce qu'il faisoit, il mit la main à l'es(-)<text:line-break/>pée &amp; les tua tous deux. Et au bruict qui se fit, to(us) ceux<text:line-break/>de la maison accoururent. Nicolas estant sorty de la<text:line-break/>mais(o2), &amp; pens(a2)t auoir faict vn beau coup auec l'espée<text:line-break/>sanglante en la main, s'en estoit allé vers la maison de<text:line-break/>Lapo : desirant se reiouir auec luy de ce faict, quand il<text:line-break/>r(e2)c(o2)tra les g(e2)s du Guet, lesquels le<text:s/>voy(a2)s en ce point,<text:line-break/>le menerent en prison, où facilement, &amp; sans aucun<text:line-break/>tourment, il confessa comme la chose estoit passee :<text:line-break/>&amp; pourtant comme homicide, il fut cond(a2)né à mort :<text:line-break/>mais l'amy considerant qu'il estot temps à ceste heure<text:line-break/>là de m(o2)strer la gr(a2)de force d'amitié, fit tant par par(e2)s<text:line-break/>amis, &amp; argent, qu'il luy sauua la vie, &amp; fut seulem(e2)t<text:line-break/>condanné à vn perpetuel exil, en Barlette en Pouille,<text:line-break/>&amp; ne fut pas content de cela, mais laissant sa douce<text:line-break/>patrie, il s'en alla auec luy en vne facheuse<text:s/>&amp; estrange :<text:line-break/>où il luy aida &amp; le secourut de toutes choses necessaires<text:line-break/>&amp; là s'apliquans à l'estude des lettres, qu'ils auoyent a<text:line-break/><text:span text:style-name="pb">[n.p.]</text:span><text:line-break/>bandonné, &amp; à mille autres louables exercices, ils se<text:line-break/>firent tous deux parfaitement aymer des princes du<text:line-break/>païs, &amp; du Roy<text:s/>mesmes, qui firent tant à l'endroit des<text:line-break/><text:soft-page-break/>Florentins, que Nicolas peust habiter à Naples à son<text:line-break/>plaisir : où il demoura honorablement, &amp; quand il fut<text:line-break/>mort, Lapo le fit porter à Florence, &amp; honorablem(e2)t<text:line-break/>enseuelir, pres de ses autres parens, &amp; ord(o2)na, &amp;<text:s/>vou(-)<text:line-break/>lut qu'estant mort, on l'enterrast prest de Lapo, à fin<text:line-break/>que la mort ne separast les corps de ceux là desquels<text:line-break/>les esprits ne s'estoient onques peu separer, par tant<text:line-break/>d'aspres &amp; facheux accidents.</text:p>
      <text:h text:style-name="Titre2" text:outline-level="2">ALIPRAND IOVIT DE LA FEMME<text:line-break/><text:span text:style-name="T1562">de Brunet, lequel finement<text:s/></text:span><text:span text:style-name="T1563">deceu par l'amant, luy conduit</text:span><text:span text:style-name="T1564"><text:line-break/></text:span><text:span text:style-name="T1565">sa femme sur vne nauire. Aliprand l'emmene : Brunet re(-)</text:span><text:span text:style-name="T1566"><text:line-break/></text:span><text:span text:style-name="T1567">tourne en la maison, &amp; ne la trouue point.</text:span></text:h>
      <text:h text:style-name="P1568" text:outline-level="2">novvelle. x.</text:h>
      <text:p text:style-name="P1569"><text:span text:style-name="T1570">Q</text:span>Vand chacun eust dict son aduis sur le re(-)<text:line-break/>cit de ceste nouuelle susdite, la Reine c(o2)(-)<text:line-break/>manda à Laure, demourcé la derniere, de<text:line-break/>dire la sienne : &amp; à ceste cause se monstrant<text:line-break/>sorrobeissante, elle commancea à dire ainsi. Il a esté<text:line-break/>dict autresfois en ce lieu, combien sont subtiles les<text:line-break/>preuoyances d'amour : mais pource que ceste matiere<text:line-break/>me plaist beaucoup, ie vous diray ce qui m'est venu<text:line-break/>en l'esprit à l'improuueu.</text:p>
      <text:p text:style-name="p">Il n'y a pas beaucoup d'années qu'à Barlette, y a(-)<text:line-break/>uoit vn bon homme appellé Brunet, lequel se voul(a2)t<text:line-break/>maintenir auec sa famille, Se mit à loger sur la grande<text:line-break/>place de la ville, &amp; ayant vne belle &amp;<text:s/>gaillarde f(e2)me<text:line-break/>appellée Iulia, il auoit tousiours deuant sa maison, vn<text:line-break/><text:span text:style-name="pb">[35]</text:span><text:line-break/>grand nombre de ieunes hommes, lesquels œilladoi(e2)t<text:line-break/>&amp; contemployent la bonne grace de ceste sienne bel(-)<text:line-break/>le femme : dequoy Brunet (encores qu'il fust ialoux)<text:line-break/>estoit fort aise, pource qu'il luy s(e2)bloit qu'il fust h(o2)me<text:line-break/>de beaucoup d'affaire. Or aduint qu'vn ieune Padou<text:line-break/>an marchant, appellé Aliprand, ay(a2)t acheté grande<text:line-break/>qu(a2)tité de bleds, pour les mener en L(o2)bardie, arriua à<text:line-break/>Barlette, où il ne demoura pas longt(e2)ps, qu'il fut parlé,<text:line-break/>par aucuns de ses amis, de la beauté &amp; gaillardise de<text:line-break/>ceste femme, &amp; mesmes luy fut dict que si aucun y en(-)<text:line-break/>tendoit, &amp; luy faisoit l'amour, elle ne se m(o2)streroit pas<text:line-break/>tousiours farouche &amp; retiue. Aliprand oyant ces nou(-)<text:line-break/>uelles, desirant plus la voir que de bien loger, s'en alla<text:line-break/>loger auec Brunet, lequel pensant tirer beaucoup de<text:line-break/>gain &amp; profit de sa venue, le receut ioyeusem(e2)t, &amp; le<text:line-break/>fit fort honorer par sa femme. Parquoy le ieune h(o2)me<text:line-break/>estant deuenu fort familier en ceste maison, obtint en<text:line-break/>peu de t(e2)ps de la femme tout ce qu'il desiroit. A ceste<text:line-break/>cause Iulia n'estant pas moins amoureuse du ieune<text:line-break/>homme, que luy d'elle, &amp; voyant que la garde du ma(-)<text:line-break/><text:soft-page-break/>ry les empeschoit tellement, qu'ils ne pouuoyent pas<text:line-break/>iouir à leur aise l'vn de lautre, outre ce qu'Aliprand<text:line-break/>ne pouuoit pas demourer long temps à Barlette, Ali(-)<text:line-break/>prand delibera, quand il s'en iroit, emmener quant &amp;<text:line-break/>luy Iulia, pource qu'il luy estoit aduis que c'estoit mal<text:line-break/>faict, qu'vne tant gentile &amp; belle ieune femme qu'es(-)<text:line-break/>toit Iulia, fust acc(o2)pagnée d'vn h(o2)me tant mecanique<text:line-break/>&amp; vil qu'estoit Brunet : Ay(a2)t donc aduisé auec la dame<text:line-break/>du moy(e2) qu'il falloit tenir pour venir à fin de s(o2) vou(-)<text:line-break/>loir (att(e2)du qu'il falloit finement proceder, pour le re(-)<text:line-break/>gard des amis de l'hoste, &amp; du lieu) il pensa &amp; s'aduisa<text:line-break/>de l'(e2)mener qu(a2)t &amp; luy, par vne maniere n(o2)moins plai<text:line-break/><text:span text:style-name="pb">[n.p.]</text:span><text:line-break/>sante &amp; belle, qu'est(a2)ge &amp; d(a2)gereuse. Delaquelle ay(-)<text:line-break/>ant à plein informé la ieune dame, &amp; ayant entendu<text:line-break/>que la nauire, preste de faire voile<text:s/>&amp; s'en aller, n'at(-)<text:line-break/>tendoit autre (q2) luy, il appella Brunet &amp; luy dist, Bru(-)<text:line-break/>net, veu (q2) vous m'auez beaucoup honoré &amp; caressé en<text:line-break/>vostre mais(o2), il m'est aduis (q2) ie peux me fier beaucoup<text:line-break/>de vous, &amp; vous employer à faire plaisir à vn mi(e2) amy<text:line-break/>que i'ayme autant que moymesme. Ie veux demain<text:line-break/>m'embarquer &amp; m'en aller, Dieu ayd(a2)t. Et pourceque<text:line-break/>i'ay icy en vn lieu secret, vn ieune Venitien, que ie<text:line-break/>veux mener quant &amp; moy, &amp; lequel est malade, de ma<text:line-break/>niere que l'on ne le sçauroit mener sur bestes à<text:s/>selle, si<text:line-break/>non à son tresgrand dommage, ie me suis aduisé : que<text:line-break/>par le moyen de vostre caualle de charge, l'enleu(a2)t du<text:line-break/>lieu où il est, vous le meniez quand &amp; moy, iusques à<text:line-break/>Monopolis, habillé en f(e2)me, à fin qu'il ne soit cogneu<text:line-break/>de personne. Quant au payement faites en ce (q2) vous<text:line-break/>voudrez : car ie suis certain que vous aurez tout ce que<text:line-break/>vous sçaurez demander de bouche à ceux là à qui il<text:line-break/>appartient : outre ce (q2) ie vous en demoureray à iamais<text:line-break/>obligé. Mais ie vous prie bien (q2) vous n'en dissiez rien<text:line-break/>à pers(o2)ne du m(o2)de, ny mesmes à vostre f(e2)me : car vo(us)<text:line-break/>sçauez c(o2)me les f(e2)mes sont peu secrettes : &amp; pour ceste<text:line-break/>cause soyez aduise &amp; discret en ceste affaire, &amp; vo(us) dis(-)<text:line-break/>posez de m'y aider, &amp; ie vous en seray tenu toute ma<text:line-break/>vie, outre la<text:s/>b(o2)ne rec(o2)pense que vo(us) en aurez. Brunet<text:line-break/>ayant ouy ceste bourde, qu'il n'entendoit pas pourt(a2)t,<text:line-break/>&amp; ayant c(o2)sideré que ce ne luy seroit pas gr(a2)d empes(-)<text:line-break/>chement de faire plaisir à vn amy, &amp; qu'il en pourroit<text:line-break/>beaucoup amander &amp; tirer du gain &amp; proffit, il resp(o2)(-)<text:line-break/>dit, qu'il estoit tousiours prest à sa volonté. Parquoy<text:line-break/>Alipr(a2)t ayant payé Brunet, &amp; ayant d(o2)né ordre à<text:line-break/><text:span text:style-name="pb">[36]</text:span><text:line-break/>tou(-)te autre sienne affaire, Brunet enchargea à sa femme<text:line-break/>de s'en aller sur le point du iour, en la mais(o2) de<text:s/>sa me(-)<text:line-break/>re, &amp; l'at(e2)dre iusques à son retour, &amp; ayant d(o2)né char<text:line-break/>ge à vn seruiteur, pour le gouuernement de la mais(o2),<text:line-break/><text:soft-page-break/>ils s'en aller(e2)t reposer. Alipr(a2)d qui n'auoit gueres dor(-)<text:line-break/>my de la nuict, appela Brunet à la my-nuict, &amp; luy dict<text:line-break/>qu'il equippast la caualle, pource qu'il pouuoit partir.<text:line-break/>Parquoy Brunet s'estant leué &amp; ayant equippé toute<text:line-break/>chose, ferma l'huis, &amp; ayant baillé la clef à sa f(e2)me, &amp;<text:line-break/>rec(o2)m(a2)dé la mais(o2), il s'en alla trouuer Alipr(a2)d, &amp; luy<text:line-break/>dist. Me voici qu'auons nous<text:s/>à faire ? Alipr(a2)d qui estoit<text:line-break/>à ceste heure là m(o2)té à cheual, dist. Allez vous en auec<text:line-break/>la caualle hors de la porte de la ville, &amp; m'attendez là,<text:line-break/>&amp; ie m'en iray vers le ieune h(o2)me, &amp; ie le pr(e2)dray en<text:line-break/>croupe : &amp; puis qu(a2)d ie vous seray venu trouuer, nous<text:line-break/>le mettr(o2)s à cheual. Brunet dict à ceste heure là. Soit<text:line-break/>au n(o2) de Dieu : ie le veux bien : &amp; ay(a2)t dict ces parol(-)<text:line-break/>les, il s'achemina deuers la porte. Alipr(a2)d s'en retourna<text:line-break/>au logis, &amp; ayant trouué le seruiteur qui dormoit au<text:line-break/>pres du<text:s/>feu, il luy dist : qu'il auoit oublié, vne si(e2)ne bon<text:line-break/>gette, qu'il auoit mise dessouz le cheuet du lict, &amp; que<text:line-break/>pour ceste cause il la vouloit. Le seruiteur qui mal vo(-)<text:line-break/>lontiers enduroit la peine, luy ayant ouuer l'huis luy<text:line-break/>dist, qu'il s'en allast la querir : &amp; à ceste cause Alipr(a2)d<text:line-break/>estant venu à Iulia, l'ayant en vn instant deguisée a(-)<text:line-break/>uec certains habits qu'il auoit portez, &amp; l'ay(a2)t accou(-)<text:line-break/>strée en sorte, qu'h(o2)me du m(o2)de ne l'eust peu cognoi(-)<text:line-break/>stre, il la fit monter en croupe, &amp; s'en<text:s/>alla où Brunet<text:line-break/>l'att(e2)doit, &amp; l'ay(a2)t bi(e2) mise à cheual, Brunet l'ay(a2)t ay(-)<text:line-break/>dée &amp; acc(o2)modée à fin qu'elle ne t(o2)bast en chemin(a2)t,<text:line-break/>ils se mirent en chemin, &amp; quand ils furenr arriuez à<text:line-break/>Monopolis, où estoit la nauire d'Aliprand, Brunet<text:line-break/><text:span text:style-name="pb">[n.</text:span><text:span text:style-name="pb">p.]</text:span><text:line-break/>fut satisfaict &amp; bien contenté de sa peine, &amp; fut ren(-)<text:line-break/>uoyé en sa maison : cependant Aliprant commencea<text:line-break/>à faire voile &amp; s'en alla auec Dieu. Brunet tout ioyeux<text:line-break/>pour auoir gaigné beaucoup, s'en retourna à Barlette,<text:line-break/>où ayant trouué (q2) sa f(e2)me s'en<text:s/>estoit allée à l'au(a2)ture,<text:line-break/>pensa comme la chose s'estoit passée, mais s'est(a2)t trop<text:line-break/>tard repenty de sa sottise, il la pleura long temps ame(-)<text:line-break/>rem(e2)t, &amp; les ieunes gens amoureux arriuez en la mai(-)<text:line-break/>son d'Aliprand, iouir(e2)t longuem(e2)t de leur amour. Le<text:line-break/>Soleil estoit déja bas, &amp; tendant au vespre, &amp; la cha(-)<text:line-break/>leur diminuée en gr(a2)d partie, quand les nouuelles des<text:line-break/>ieunes dames, &amp; ieunes h(o2)mes là assemblez se trou(-)<text:line-break/>uerent finies : &amp; pour ceste cause, la Reine dist plais(a2)(-)<text:line-break/>ment &amp; de bonnne grace, Il ne reste plus aucune<text:line-break/>chose à faire, cheres &amp; bien aymées compagnes, pour<text:line-break/>mon gouuernem(e2)t de la presente iournée, sin(o2) de vo(us)<text:line-break/>d(o2)ner &amp; n(o2)mer vne Reine nouuelle, laquelle dispose,<text:line-break/>selon son iugement de celle qui est à venir, sa vie<text:s/>&amp; la<text:line-break/>nostre à vn plaisir &amp; passetemps honeste, &amp; bien que<text:line-break/>le iour semble d'icy à la nuict durer, pource que qui<text:line-break/>ne prend vn peu de temps d'au(a2)cement, ne s'emble se<text:line-break/><text:soft-page-break/>pouuoir bien prouuoir à l'aduenit, &amp; afin que l'on se<text:line-break/>puisse preparer à ce que la Reine nouuelle iugera estre<text:line-break/>à faire &amp; conuenable pour demain matin, i'estime qu'<text:line-break/>à ceste heure l'ondoit encommencer les iournées en(-)<text:line-break/>suiu(a2)tes. Parquoy à l'h(o2)neur &amp; reuer(e2)ce de celuy, au(-)<text:line-break/>quel toutes choses viu(e2)t, &amp; à la c(o2)solati(o2) &amp; recreati(o2)<text:line-break/>de nous tous, Lisa tres-discrette ieune dame, comme<text:line-break/>Reine, gouuernera &amp; regira nostre Royaume. Et ay(a2)t<text:line-break/>dict cela, elle se leua debout sur pieds &amp; s'estant<text:line-break/>tirée la guirlande &amp; coronne de laurier, elle la mit<text:line-break/>auec reuerence sur Lisa, laquelle premierement elle,<text:line-break/><text:span text:style-name="pb">[37]</text:span><text:line-break/>&amp; puis toutes les autres, auec les ieunes hommes, sa(-)<text:line-break/>luerent comme Reine, &amp; s'offrirent gayement &amp; de<text:line-break/>bonne grace à sa Seigneurie. Lisa estant aucunement<text:line-break/>rougie de honte &amp; deuenue vermeille au visage, com(-)<text:line-break/>me vn bouton de rose, se voyant couronnee Reine,<text:line-break/>&amp; se souuenant des parolles que la Reine precedente<text:line-break/>auoit dites, ayant reprins cœur la remercia fort, du<text:line-break/>iugement qu'elle auoit faict d'elle, &amp; ayant donné or(-)<text:line-break/>dre à tout ce qui se deuoit faire, pour la iournee en(-)<text:line-break/>suiuante, &amp; ayant aduisé auec le maistre d'hostel, où<text:line-break/>&amp; comment ils passeroient le temps, s'est(a2)t leuee auec<text:line-break/>toute la gaillarde compagnie, ils s'appliquerent tous à<text:line-break/>diuers plaisirs : mais deu(a2)t que l'vn partist d'auec l'au(-)<text:line-break/>tre la Reine voulut que Philon chantast<text:s/>sur la viole,<text:line-break/>dequoy il s'aquitta fort bien, &amp; furent chantees enco(-)<text:line-break/>re autres chansons, apres lesquelles, la Reine ayant<text:line-break/>faict allumer les flambeaux, &amp; s'achemin(a2)t pas à pas<text:line-break/>deuers sa chambre, accompagnee de tous les autres,<text:line-break/>elle leur donna congé, &amp;<text:s/>estans tous partis qui ça qui<text:line-break/>de là, ils s'en allerent reposer iusques au nouueau<text:line-break/>iour.</text:p>
      <text:p text:style-name="p">Fin de la premiere Iournee.</text:p>
      <text:h text:style-name="Titre1" text:outline-level="1"><text:span text:style-name="pb">[n.p.]</text:span><text:line-break/>SECONDE IOVRNEE.</text:h>
      <text:h text:style-name="P1571" text:outline-level="1">Des Cent Nouuelles les plus recreatifues &amp; mieux<text:line-break/>choisies qui se pui&lt;ATTcaractere&gt;ent trouuer.</text:h>
      <text:p text:style-name="P1572"><text:span text:style-name="T1573">D</text:span><text:span text:style-name="T1574">Epvis</text:span><text:s/>que le Soleil<text:s/>dorant par<text:line-break/>ses rayons voisins, les monta(-)<text:line-break/>gnes, donna signe aux hommes<text:line-break/>de la venue du iour, Folquet,<text:line-break/>qui estoit vn plaisant ieune hom(-)<text:line-break/>me, s'estant leué commencea<text:line-break/>plaisamment en riant, à appel(-)<text:line-break/><text:soft-page-break/>ler tous les autres, les reprenant &amp; tanceant de ce<text:line-break/>qu'ils demouroient si long temps au lict. A ceste cau(-)<text:line-break/>se la Reine s'estant leuee, &amp; ayant faict leuer tous les<text:line-break/>autres, donna ordre que l'on allast à l'Eglise prier Dieu<text:line-break/>&amp; puis apres auoir tous ensemble long temps deuisé,<text:line-break/>ils disnerent alaigrement : vne partie d'eux se reposa<text:line-break/>selon la coustume, &amp; l'autre partie se mit vn peu à<text:line-break/>iouer. Mais quand la Reine voulut que chacun se r(a2)(-)<text:line-break/>geast au lieu accoustumé, l'on s'assist, comme l'on se<text:line-break/>peut trouuer, &amp; comme il vint à poinct, &amp; la Reine<text:line-break/>commanda à Philandre de commencer les nouuelles<text:line-break/>de ceste iournee, laquelle pour ceste cause, apres vne<text:line-break/>honneste reuerence, commencea à dire ainsi.</text:p>
      <text:h text:style-name="Titre2" text:outline-level="2"><text:span text:style-name="pb">[38]</text:span><text:line-break/>VN IEVNE HOMME ESTANT A(-)<text:line-break/><text:span text:style-name="T1575">moureux de Susanne pr(e2)d amitié auec vn More de la ma</text:span><text:span text:style-name="T1576"><text:line-break/></text:span><text:span text:style-name="T1577">son, lequel pratiquant auec la fille, &amp; ay</text:span><text:span text:style-name="T1578">ant sa compagnie</text:span><text:span text:style-name="T1579"><text:line-break/></text:span><text:span text:style-name="T1580">fait voir le tout au ieune gentilhomme : il la reprend, &amp;</text:span><text:span text:style-name="T1581"><text:line-break/></text:span><text:span text:style-name="T1582">elle meurt de douleur &amp; desplaisir.</text:span></text:h>
      <text:h text:style-name="P1583" text:outline-level="2">novvelle i.</text:h>
      <text:p text:style-name="P1584"><text:span text:style-name="T1585">M</text:span>Es Dames ie ne veux partir de la matie(-)<text:line-break/>re des affaires &amp;<text:s/>besongnes d'Amour,<text:line-break/>mais pource qu'il n'est pas tousiours fa(-)<text:line-break/>uorable à ses seruiteurs, ievous feray en(-)<text:line-break/>tendre vn estrange accident, par lequel<text:line-break/>vous pourrez vous gardez devous moquer desh(o2)mes.</text:p>
      <text:p text:style-name="p">Ie dy donc qu'il n'y a pas long temps qu'il y auoit<text:line-break/>à<text:s/>Ancone, vn très-riche marchand, lequel auoit vne<text:line-break/>fille apellee d'vn chacun Susanne, ieune &amp; belle, mais<text:line-break/>elle estoit merueilleusement glorieuse : car cognoissant<text:line-break/>qu'elle estoit belle, elle se contenoit &amp; se faisoit<text:line-break/>valloit, faisant de la reserree, d'autant<text:s/>plus qu'elle<text:line-break/>voyoit estre plus grand le nombre de ceux-là, qui e(-)<text:line-break/>stoient amoureux d'elle, &amp; qui luy faisoi(e2)t la court. Or<text:line-break/>aduint qu'vn très-beau ieune h(o2)me &amp; fort vertueux,<text:line-break/>s'enflamma de l'amour de cestecy, de sorte qu'enco(-)<text:line-break/>re qu'il fust de plus gr(a2)d degré &amp; qualité que tout au(-)<text:line-break/>tre de ceste ville là, il l'eust prinse à f(e2)me : mais craign(a2)t<text:line-break/>d'estre reprins, &amp; que l'(o2) dist de luy, que pour le bi(e2) il<text:line-break/>l'eust voulu prendre, ne sevoulant marier sel(o2) qu'il luy<text:line-break/>appartenoit, &amp; qu'il<text:s/>estoit c(o2)uenable à sa noblesse an(-)<text:line-break/>ci(e2)ne, il se gardoit de l'espouser. Ce neantmoinslepere<text:line-break/>de la fille estoit tousiours apres luy, à fin qu'il la print<text:line-break/>en mariage : mais le ieune h(o2)me ne voul(a2)t encore acce<text:line-break/><text:span text:style-name="pb">[n.p.]</text:span><text:line-break/>pter aucun party, tenoit la chose en suspens, mettant<text:line-break/>tousiours du t(e2)ps entre deux, pour voir si en ces entre<text:line-break/>faites, il pourroit venir à fin de ce qu'il auoit en pen(-)<text:line-break/><text:soft-page-break/>see de faire. Parquoy s'efforceant de tout son pouuoir<text:line-break/>d'auoir familiarité auec quelqu'vn de la maison de la<text:line-break/>ieune fille, il gaigna l'amitié d'vnMore du pere, appel(-)<text:line-break/>lé Alonce, ieune homme, puissant, &amp; encores qu'il fust<text:line-break/>noir de bon regard, lequel auec vne grand chaine au<text:line-break/>col, seruoità porter charges, pour argent, à qui l'en re(-)<text:line-break/>queroit. A ceste cause le ieune homme, l'employ(a2)t bi(e2)<text:line-break/>souuent, le menoit aucunefois en sa maison, luyfais(a2)t<text:line-break/>les plus grandes caresses du monde, &amp; luy donnant<text:line-break/>aucunefois à boire &amp; à m(a2)ger, &amp; aucunefois de l'ar(-)<text:line-break/>gent, de maniere qu'Alonce estoit deuenu plus serui(-)<text:line-break/>teur de cestuy-cy, que non pas de son propre maistre.<text:line-break/>Parquoy le ieune homme pensant bien l'auoir telle(-)<text:line-break/>ment gaigné, qu'il pouuoit se fier &amp; asseurer de luy, il<text:line-break/>luy commencea à dire, qu'il le recommandast à sa da(-)<text:line-break/>me : &amp; ayant c(o2)tinué en cela quelques iours,<text:s/>il luy dist<text:line-break/>en fin. Mon amy Alonce, ie suis contraint de te por(-)<text:line-break/>ter vne grande enuie, pourceque la fortune t'a permis<text:line-break/>de voir &amp; de parler tous les iours à ta maistresse, qui<text:line-break/>est tant belle, &amp; appettee de plusieurs ieunes hommes<text:line-break/>de ceste ville. Le More<text:s/>oyant cela &amp; sçachant fort bi(e2)<text:line-break/>le mariage qui se traitoit entre luy &amp; son maistre, &amp;<text:line-break/>portant quelque affection à ce Gentilhomme, qu'il<text:line-break/>cognoissoit tant vertueux &amp; modeste, il luy dist vn<text:line-break/>iour entre autres, qu'il se deuoit deporter de pl(us) aimer<text:line-break/>Susanne, pource qu'elle estoit vne mauuaise fille, at(-)<text:line-break/>tendu que luy-mesme plustost par contrainte qu'au(-)<text:line-break/>trement, auoit eu plusieurs fois affaire à elle, &amp; en<text:line-break/>auoit iouy à son plaisir. Quand le ieune homme ouit<text:line-break/><text:span text:style-name="pb">[39]</text:span><text:line-break/>ces propos, il demoura tout est(o2)né, &amp;<text:s/>aussi ébahy que<text:line-break/>si le monde fust tombé dessus luy, &amp; commenceant à<text:line-break/>l'examiner par le menu, il en trouuoit tousiours plus<text:line-break/>qu'il n'eust voulu, &amp; mesmes le More s'offroit au cas<text:line-break/>qu'il ne le voulust croire, de le luy faire voir manife(-)<text:line-break/>stement. Parquoy le ieune homme ayant accepté l'of<text:line-break/>fre, pourvenir à fin de son desir, il accorda auec luy du<text:line-break/>moyen, &amp; se fit faire vne chaisne semblable à celle du<text:line-break/>More, &amp; le soir mesme qu'il deuoit aller voir l'effect<text:line-break/>&amp; experience de telle chose, il se feit tout peindre de<text:line-break/>noir, par vn sien amy peintre, &amp; print les accoustre(-)<text:line-break/>mens d'Alonce, &amp; se desguisa si bien en luy, que<text:line-break/>l'on ne l'eust prins pour autre que pour Alonce,<text:line-break/>Et quand la nuict fut venue, Alonce fit entrer<text:line-break/>cestuy-cy non seulement en la maison, mais au<text:line-break/>sale &amp; puant<text:s/>lieu où il auoit accoustumé d'embras(-)<text:line-break/>ser Susanne, &amp; estant informé de luy des parolles qu'il<text:line-break/>tenoit à la fille, Alonce s'en alla dormir en l'estable.<text:line-break/>Or le ieunchomme ayant attenduvn peu, il ouytou(-)<text:line-break/>urir tout doucement l'huis où il estoit, &amp; regard(a2)t bi(e2)<text:line-break/><text:soft-page-break/>il vit son aimee Susanne, auec vne petite chandelle en<text:line-break/>la main, laquelle alloit par tous les coings, ragardant<text:line-break/>&amp; guettant si d'auanture y auoit point quelqu'vn, &amp;<text:line-break/>voyant qu'il n'y auoit point d'autre que son Alonce,<text:line-break/>comme elle croyoit, elle s'approcha du lict, &amp; voyant<text:line-break/>cestuy-cy qui estoit noir, elle amortist sa petite lumie(-)<text:line-break/>re, &amp; se coucha aupres de luy, à son costé, &amp; elle mes(-)<text:line-break/>me, selon sa coustume, commencea, à solliciter &amp; en(-)<text:line-break/>nuyer le ieune homme, croyant que fust le more. Ice(-)<text:line-break/>luy<text:s/>voyant cela, fut attaint d'vne douleur si grande<text:line-break/>qu'il cuida plusieurs fois se manifester pour luy dire<text:line-break/><text:span text:style-name="pb">[n.p.]</text:span><text:line-break/>iniure &amp; vilennie, mais considerant qu'il ne satis(-)<text:line-break/>feroit pas à son desir, s'il n'accomplissoit entiere(-)<text:line-break/>ment l'œuure, fit tant que dontant<text:s/>la douleur &amp; fa(-)<text:line-break/>cherie, il luy donna vne fois la paix &amp; l'embrassa<text:line-break/>à son plaisir. Et quand il en eut prins ce qu'il vou(-)<text:line-break/>lut, il commencea en grande colere, à luy dire &amp; te(-)<text:line-break/>nir tels propos. Ah ribaude &amp; deshonneste fille, où<text:line-break/>sont maintenant tes beautez ? où sont maintenant tes<text:line-break/>facons de faire &amp; ton hypocrisie, &amp; gloire, te pensant<text:line-break/>estre la plus belle creature de ceste ville ? où sont les<text:line-break/>trouppes de tes amoureux, lesquels tu paissois de vai(-)<text:line-break/>nes esper(a2)ces, en te moqu(a2)t d'eux ? où est ta folle opi(-)<text:line-break/>ni(o2) de m'auoir pour mary ? quelle chair me voulois tu<text:line-break/>d(o1)ner, l'ay(a2)t déjà donnee à t(o2) pu(a2)t &amp; sale more ? ah be<text:line-break/>ste infame &amp; vituperable, à qui te pensois tu iouer ? Ie<text:line-break/>taschois auparauant, de te plaire, par toutes les choses,<text:line-break/>que ie<text:s/>pensois t'estre agreables, mais voyant que tout<text:line-break/>cela ne me seruoit de rien, i'ay eu recours au c(o2)traire,<text:line-break/>&amp; au lieu des gentils &amp; beaux habits que ie portois,<text:line-break/>pour l'amour de toy, i'ay prins celuy que tu vois. Me<text:line-break/>cognois tu ? penses tu que ie sois celuy<text:s/>que tu as tant<text:line-break/>malicieusem(e2)t deceu si long temps, par tes seintes ap(-)<text:line-break/>parences de bonté ? Ah miserable ? c(o2)ment n'as tu h(o2)te<text:line-break/>de toy-mesme ? c(o2)ment ne t'arraches tu les yeux, pour<text:line-break/>ne voir ton vitupere &amp; deshonneur ? t(o2) More, encore<text:line-break/>que ie<text:s/>te certifie que d'orenauant tu ne iouiras plus de<text:line-break/>celuy, qui m'a deslié de tes indignes liens, pource qu'il<text:line-break/>merite que ie le deslie de sa seruitude, &amp; que ie le<text:line-break/>fasse franc, puis qu'il ma faict libre. D'au(a2)tage, ie veux<text:line-break/>que toute la ville entende tes deportemens, à fin que<text:line-break/>l'on cognoisse qui tu es, veu que l'on a pensé par tes<text:line-break/>ruses &amp; saintises que tu fusses autre que tu n'es<text:line-break/><text:span text:style-name="pb">[40]</text:span><text:line-break/>malheureuse putain. Mais ie ne serois iamais saoul de<text:line-break/>reprendre ta mechanceté, si ces draps &amp; habits que<text:line-break/>i'ay à l'entour de moy, ne me puoyent si fort : &amp; pour<text:line-break/>ceste cause va t'en &amp; appelle ton Amant qui est en l'e(-)<text:line-break/>stable, car ie m'en vay. Susanne qui auoit cogneu le<text:line-break/><text:soft-page-break/>ieune homme à la premiere parolle qui luy estoit sor(-)<text:line-break/>tie de la bouche, demoura tellement éperdue &amp; trou(-)<text:line-break/>blee, que si elle eust peu, elle se fust à ceste heure làtuee<text:line-break/>des ses propres mains : &amp; tandis qu'il parla, elle ne fit<text:line-break/>iamais autre chose que plorer, &amp; depuis qu'elle ouit<text:line-break/>qu'on le chassoit, ayant appellé tout bellement le<text:line-break/>More, elle les mit tous deux hors de la porte, &amp; ay(-)<text:line-break/>ant bien fermé l'huis, &amp; estant fachee &amp; dolente<text:line-break/>iusques au mourir, respandant vne infinité de lar(-)<text:line-break/>mes de ses deux yeux qui ressembloient vne fontaine,<text:line-break/>elle s'en retourna en sa chambre, où demeurant tous(-)<text:line-break/>iours auec quelque couleur de raison &amp; occasion, soit<text:line-break/>que la douleur, ou la poison en fust cause, elle mourut<text:line-break/>delà à peu de iours. Et le ieune homme demourant li(-)<text:line-break/>bre ayant publiée la chose par tout, acheta le More &amp;<text:line-break/>luy ayant donné liberté, vesquit le reste de son temps,<text:line-break/>heureux, sans plus vouloir deuenir amoureux.</text:p>
      <text:h text:style-name="Titre2" text:outline-level="2">LE SIEVR ANTHOINE BAGA(-)<text:line-break/><text:span text:style-name="T1586">notte ayme madame Lucrece, laquelle ne se souciant point</text:span><text:span text:style-name="T1587"><text:line-break/></text:span><text:span text:style-name="T1588">de luy, iouit secrettement de son amour, &amp; couche auec</text:span><text:span text:style-name="T1589"><text:line-break/></text:span><text:span text:style-name="T1590">vn amy dudit sieur Anthoine : en fin par le moyen dudie</text:span><text:span text:style-name="T1591"><text:line-break/></text:span><text:span text:style-name="T1592">amy, il est mis en la</text:span><text:span text:style-name="T1593"><text:s/>grace &amp; faueur d'icelle, &amp; en deuien :</text:span><text:span text:style-name="T1594"><text:line-break/></text:span><text:span text:style-name="T1595">possesseur.</text:span></text:h>
      <text:h text:style-name="Titre2" text:outline-level="2"><text:span text:style-name="pb">[n.p.]</text:span><text:line-break/><text:span text:style-name="T1596">novvelle. ii.</text:span></text:h>
      <text:p text:style-name="P1597"><text:span text:style-name="T1598">L</text:span><text:span text:style-name="T1599">Accident</text:span><text:s/>de Susanne émeut, vn peu<text:line-break/>à pitié les tendres cœurs des ieunes<text:line-break/>Dames dela compagnie, encores qu'el(-)<text:line-break/>les la reprinssent fort comme attainte<text:line-break/>d'vn faict tant malheureux &amp;<text:s/>execra(-)<text:line-break/>ble : &amp; Philandre estoit entré déja pour la defendre,<text:line-break/>quand la Reine plustost, indignee qu'autrement, cli(-)<text:line-break/>gnant &amp; saisant signe de lœil imposa silence à Philan(-)<text:line-break/>dre &amp; enchargea à Philon de suyure &amp; raconter sa<text:line-break/>nouuelle, lequel fut pront à ce comm(a2)dement &amp; c(o2)(-)<text:line-break/>mencea à dire en ceste maniere.</text:p>
      <text:p text:style-name="p">Tresnobles &amp; gracieuses Dames, il ne faut douter<text:line-break/>aucunement que si nous voulons regarder aux loix<text:line-break/>amoureuses, nous cognoistrons qu'elles sont telles &amp;<text:line-break/>de si grande puissance, &amp; force que non seulement el(-)<text:line-break/>les rompentcelles de l'amitié, mais aussi plusieurs fois<text:line-break/>les diuines. Parquoy i'estime, que comme les embus(-)<text:line-break/>ches, de l'amour trompeur, sont infinies, ainsi merit(e2)t<text:line-break/>infiniment d'estre louez ceux là, lesquels precipitam(-)<text:line-break/>ment tombez es flammes d'iceluy, gardant les tres(-)<text:line-break/>sainctes loix de l'amitié, par la bride de la raison, ont<text:line-break/>t(e2)peré leurs enflammez desirs &amp; pensees non saines.<text:line-break/><text:soft-page-break/>Surquoy ie vous veux raconter, comme vn gentil &amp;<text:line-break/>vertueux ieune homme qui aimoit tresard(e2)ment, s'est<text:line-break/>porté.</text:p>
      <text:p text:style-name="p">Il y auoit autresfois à Padoue tresancienne &amp; tres(-)<text:line-break/>noble ville, vnCheualier, qui meritoit d'estre fort ho(-)<text:line-break/>noré &amp; respecté à cause de sa vertu &amp; noblesse de sang,<text:line-break/>lequel estant ieune &amp; riche, despendoit quasi tout son<text:line-break/>bien &amp; reuenu en courtoisie,<text:s/>en dons, presens &amp; à<text:line-break/><text:span text:style-name="pb">[41]</text:span><text:line-break/>te(-)nir maison ouuerte, faisant des banquets magnifiques<text:line-break/>Or aduint qu'il s'enflamma extremement de l'amour<text:line-break/>d'vne tresbelle femme veusue, laquelle ne se soucioit<text:line-break/>pas beaucoup de luy, pource qu'elle le voyoit ieune :<text:line-break/>mais estant fine, rusee &amp; fort acorte, elle s'esbatoit &amp;<text:line-break/>prenoit secretement ses plaisirs auec vn grand amy<text:line-break/>d'iceluy, gentilhomme Vic(e2)tin, qui s'appelloit le Sei(-)<text:line-break/>gneur Vincent de Schio, &amp; personne ne sçauoit rien<text:line-break/>de leur amour, hors mis vne sienne seruante, &amp; vn<text:line-break/>compagnon de Schio. Le Cheualier ayant en vain<text:line-break/>essayé plusieurs moy(e2)s d'acquerir la faueur de laveuf(-)<text:line-break/>ue, qui ne l'aimoit point &amp; ne luy monstroit bonvisa(-)<text:line-break/>ge, estoit le plus dolent &amp; desplaisant homme du m(o2)(-)<text:line-break/>de. Parquoy aduint qu'vn soit d'Esté, ne se souci(a2)tice(-)<text:line-break/>luy, t(a2)t à cause de la chaleur qui estoit gr(a2)de, que pour<text:line-break/>la passi(o2) qu'il s(e2)toit, de s'(e2) aller coucher &amp; mettre de(-)<text:line-break/>d(a2)s le lict, s'estant assis en la court de sa maison, p(e2)sant<text:line-break/>profondem(e2)t en l'amour de Madame Lucrece, y vint<text:line-break/>le Seigneur Lois de Conti de Panego, lequel sçachant<text:line-break/>ceste si(e2)ne amour, &amp; est(a2)t bi(e2) son amy, venoit là pour<text:line-break/>le consoler : &amp; apres auoir vn peu deuisé ensemble de<text:line-break/>leurs amours, le C(o2)te dist. Seigneur Cheualier, si vous<text:line-break/>voulez entrer en la maison de Madame Lucrece, ievo(us)<text:line-break/>y meneray &amp; vous mettray ded(a2)s. Et c(o2)ment, dist le<text:line-break/>Cheualier m'y ferez vous entrer ? Ie vous le diray, res(-)<text:line-break/>p(o2)dit le C(o2)te. Passant deu(a2)t la maison, d'icelle, &amp; frap<text:line-break/>pant à l'huis, ie me suis apperceu qu'il n'estoit pas fer(-)<text:line-break/>mé auec les clefs. Parquoy i'ay bien le cœur d'y entrer,<text:line-break/>allons nousyen, que sçait on quelle au(a2)ture sera la no(-)<text:line-break/>stre ? Que no(us) nuira d'essayer ? la fortune le plus souu(e2)t<text:line-break/>est fauorable &amp; ayde ceux là qui sont hardis. Le C(o2)te<text:line-break/>estoit vn des plus G(e2)tils &amp; gaillards ieunes hommes<text:line-break/><text:span text:style-name="pb">[n.p.]</text:span><text:line-break/>de Padoue, &amp; puis de bon esprit, agreable &amp; bien<text:line-break/>moriginé, lequel employoit quasi tout son temps au<text:line-break/>faict des femmes, &amp; n'y auoit fenestre ou mur tant<text:line-break/>hault fust il, sur lequel il ne montast ou auec echelle<text:line-break/>de corde, ou auec quelque lance, &amp; ne se trouuoit por(-)<text:line-break/>te tant bien fermee, pourueu qu'elle ne fust appuyee,<text:line-break/>laquelle il nourrist auec crochets, &amp; autres instrum(e2)s,<text:line-break/>desquels il auoit tousiours abondance, pour s'en ser(-)<text:line-break/><text:soft-page-break/>uir en tels accidents. Le Cheualier donc adioustant<text:line-break/>foy entiere aux parolles du Comte, &amp; le cognoissant<text:line-break/>preux &amp; vaillant homme, s'estant leué sur pieds, &amp;<text:line-break/>ayant prins vne petite lanterne de celles qui se ferm(e2)t<text:line-break/>de maniere qu'elles ne rendent lumiere, &amp; que l'(o2) ap(-)<text:line-break/>pelle lanternes sourdes, ils s'acheminerent deuers la<text:line-break/>maison de Madame Lucrece : &amp; y estans arriuez, le C(o2)<text:line-break/>te ayant auec l'vn de ses ferremens ouuert la porte, ils<text:line-break/>entrerent au dedans, &amp; ayans premierement bien es(-)<text:line-break/>pié, s'il y auoit personne à l'entree, ayans fermé l'huis<text:line-break/>sur eux &amp; mis le verrouil, ils s'en allerent en la salle,<text:line-break/>où estans paruenuz, ils virent dedans vn trou de mu(-)<text:line-break/>raille, qui estoit fort gros, vne lumiere, &amp; au deuant<text:line-break/>vne demie pierre mise, de maniere que la clarté à pei(-)<text:line-break/>ne se voyoit, &amp; le Comte voyant cela qui estoit ac(-)<text:line-break/>cort &amp; fort aduisé, se douta &amp; soupçonna que quel(-)<text:line-break/>qu'vn estoit en la maison ou y deuoit venir. Parquoy<text:line-break/>ayant enuoyé le Cheualier en bas à la porte, il luy en(-)<text:line-break/>chargea d'attendre s'il y<text:s/>vi(e2)droit personne, ou s'il en(-)<text:line-break/>tendroit aucun signe : &amp; iceluy estant demouré en la<text:line-break/>sale auec ceste lanterne, ayant ouuert auec l'vn de ses<text:line-break/>ferremens, l'huis d'vne chambre, qui estoit au droict<text:line-break/>du degré, il entra dedans, &amp; vid dessus vn lict trois<text:line-break/>personnes qui dormoient profondement, qui estoi(e2)t<text:line-break/><text:span text:style-name="pb">[42]</text:span><text:line-break/>les deux Chambrieres de madame Lucrece, &amp; vn h(o2)(-)<text:line-break/>me (q2) l'vne d'icelles tenoit entre ses bras : parquoy s'e(-)<text:line-break/>st(a2)t tout bellem(e2)t party delà, il s'(e2) alla en vne autre ch(a2)<text:line-break/>bre de la(q2)lle ne pouu(a2)t pas aisement ouurir l'huis, il<text:line-break/>tint pour certain (q2) c'estoit en la ch(a2)bre de madame Lu<text:line-break/>crece : &amp; pour ceste cause ay(a2)t plus gr(a2)d desir d'y en(-)<text:line-break/>trer, il s'efforçoit de l'ouurir &amp; auec ses ferremens, &amp;<text:line-break/>auec les genoux, pouss(a2)t le plus qu'il pouuoit douce(-)<text:line-break/>m(e2)t. Le Cheualier qui auoit demouté déja l(o2)g t(e2)ps en<text:line-break/>bas à la porte, craign(a2)t que le iour l'accueillist là, est(a2)t<text:line-break/>venu à la salle, &amp; s'est(a2)t aproché du C(o2)te, le pria qu'ils<text:line-break/>s'(e2) allass(e2)t, &amp; t(a2)dis qu'il le sollicitoit, aduint que Ma(-)<text:line-break/>dame Lucrece, à cause que le C(o2)te fourg(o2)noit ainsi à<text:line-break/>l'huis, se resueilla, &amp; ay(a2)t craché deux fois, se teut. Ce<text:line-break/>(q2) oy(a2)t ceux là qui estoient dehors, &amp; pensans qu'elle<text:line-break/>viendroit incontin(e2)t leur ouurir la ch(a2)bre, ils demou(-)<text:line-break/>rer(e2)t cois, &amp; apres auoir vn peu att(e2)du en vain, ils tou(-)<text:line-break/>cherent de rechef à l'huis. La Dame, qui sentoit four(-)<text:line-break/>gonner à vne autre porte, &amp; auec autres ferremens, se<text:line-break/>souciant peu d'eux, ne se meut point. Parquoy le<text:s/>Che(-)<text:line-break/>ualier craignant, comme celuy qui l'aimoit fort, qu'e(-)<text:line-break/>stant iceluy veu d'elle, &amp; apperceu, elle ne se courrou(-)<text:line-break/>ceast, il pria le Comte qu'ils se retirassent : &amp; ainsi ay(a2)s<text:line-break/>amorty leur petite lanterne, ils c(o2)mencerent à deualer<text:line-break/>les degrez,<text:s/>&amp; est(a2)s à peine au milieu, le C(o2)te s'arresta<text:line-break/><text:soft-page-break/>&amp; dist. Deu(o2)s nous ainsi nous en aller, sans auoirrien<text:line-break/>faict ? certainem(e2)t ce nous sera vn grand desh(o2)neur si<text:line-break/>nous nous en all(o2)s ainsi. Puis que vous n'auez trouué<text:line-break/>vostre aduenture, auec madame Lucrece, i'esprouue(-)<text:line-break/>ray la mi(e2)ne s'il vo(us) plaist, auec l'vne de ses ch(a2)brieres.<text:line-break/>Le cheualier encor (q2) malvol(o2)tiers, il le fit, dit pourluy<text:line-break/>c(o2)plaire, qu'il y allast, &amp; qu'il l'att(e2)droit, &amp; s'assitaux<text:line-break/><text:span text:style-name="pb">[n.p.]</text:span><text:line-break/>pieds des degrez. Le C(o2)te estant retourné en la sale,<text:line-break/>&amp; entré en la chambre, s'estant aproché du lict, esten(-)<text:line-break/>dant le bras, pour mettre la main sur vne des ch(a2)brie(-)<text:line-break/>res, d'auanture le mit sur le visage de l'homme, lequel<text:line-break/>s'estant resueillé, &amp; l'ayant soudainement prinse,<text:s/>dist.<text:line-break/>Compere est il temps de s'en aller ? Le Comte s'estant<text:line-break/>apperceu de sa faulte, dist franchement. Ouy Compe(-)<text:line-break/>re, allons. A ceste heure là Camille, car ainsi se nom(-)<text:line-break/>moit celuy qui estoit couché auec les ch(a2)brieres, print<text:line-break/>ses chausses &amp; son pourpoint &amp; commencea à se ve(-)<text:line-break/>stir, &amp; le C(o2)te l'attendoit qui auoit enuie de cognoistre<text:line-break/>qu'il estoit. D'autre costé Schio, qui estoit auec Mada(-)<text:line-break/>me Lucrece, ay(a2)t par deux foisouy toucher à l'huis de<text:line-break/>la ch(a2)bre, se faisant à croire que c'estoit Camille, qui<text:line-break/>l'eust appellé à fin d'eux en aller, s'estant déja habil(-)<text:line-break/>lé, &amp; ayant prins congé, auec vn doux baiser, de sa<text:line-break/>Dame, s'en alla &amp; passant deuant le chambre des Ch(a2)(-)<text:line-break/>brieres, &amp; la voy(a2)t ouuerte, estimant que Camille fust<text:line-break/>allé en bas à la porte l'attendre, commencea à descen(-)<text:line-break/>dre les degrez, &amp; est(a2)t quasi au bout, il vit le Cheualier,<text:line-break/>lequel croyant que fust le Comte de luy, se leua de(-)<text:line-break/>bout, &amp; pourtant il dist, Compere estes vous icy. Le<text:line-break/>Cheualier oyant cela, &amp; se souuenant que le Comte<text:line-break/>&amp; luy ne s'appelloient pas Compere, &amp; puis cognois(-)<text:line-break/>sant que ce n'estoit pas la voix du Comte, luy dist, ay(a2)t<text:line-break/>des armes en la main : Ouy ie suis icy, desc(e2)dez en bas.<text:line-break/>Parquoy le Schio descendant tousiours, &amp; ne voyant<text:line-break/>goute, alla donner d'auanture du bras droict, contre la<text:line-break/>pointe d'vne iaueline, qui estoit dressee vers luy, à rai(-)<text:line-break/>son dequoy ayant senty la pointure, il voulut crier,<text:line-break/>mais le Cheualier s'estant apperceu de cela, dist qu'il<text:line-break/>ne criast point, ou qu'il le tueroit. Le Schio oyant<text:line-break/><text:span text:style-name="pb">[43</text:span><text:span text:style-name="pb">]</text:span><text:line-break/>ce(-)la, craignant que cestuy cy fust quelqu'vn des parens<text:line-break/>de la veufue, &amp; qu'il le tuast là, le pria qu'il le laissast<text:line-break/>aller. Le Cheualier l'ayant à ceste heure là clairem(e2)t<text:line-break/>recogneu à la voix, pource qu'il estoit son grand amy,<text:line-break/>layant appellé par son nom dist, qu'il n'eust point de<text:line-break/>peur, pource qu'il estoit Anthoine Bagarotte son<text:line-break/>amy, &amp; ayant dict cela, ils s'embrasserent estroi(-)<text:line-break/>tement, faisans en cest endroit, la plus douce paix<text:line-break/>du monde Le Schio qui auoit beaucoup de fois deui(-)<text:line-break/><text:soft-page-break/>sé auec madame<text:s/>Lucrece de l'amour du Cheualier, sça<text:line-break/>chant comme il l'aimoit ardemment, &amp; puis ayant<text:line-break/>ent(e2)du d'elle les ioustes, festes &amp; prouesses, qu'il auoit<text:line-break/>faictes pour l'amour d'elle, eut pitié du Cheualier, qui<text:line-break/>estoit gentil &amp; vertueux, &amp; le voulut à ceste heure<text:s/>là<text:line-break/>mener en la chambre de la veufue, luy promett(a2)t qu'à<text:line-break/>l'aduenir, il ne s'empescheroit iamais d'elle, ains qu'il<text:line-break/>l'en laisseroit iouir librement. Le Cheualier oy(a2)t cela,<text:line-break/>pensant aux diuines beautez &amp; bonnes graces de la<text:line-break/>dame, &amp; au desir tres-ardent<text:s/>qu'il auoit de la tenir en(-)<text:line-break/>tre ses bras, &amp; mesmes considerant la b(o2)ne auanture,<text:line-break/>que la fortune luy presentoit, se sentoit destruire &amp;<text:line-break/>consommer comme la neige au Soleil, du desir qu'il<text:line-break/>auoit d'y aller, &amp; fut plusieurs fois pour accepter l'of(-)<text:line-break/>fre.<text:s/>Ce neantmoins estant de grand &amp; noble cœur,<text:line-break/>s'est(a2)t du tout recueilly en soy, &amp; soumettant ses ap(-)<text:line-break/>petits à la raison, &amp; surmontant soy-mesme, remer(-)<text:line-break/>ciant t(a2)t qu'il luy fut possible, Schio, delibera n'y aller<text:line-break/>point, mais qu'il luy pleust la luy<text:s/>faire auoir, à son de(-)<text:line-break/>partement de Padouë, sçachant bien que Schio s'(e2) de(-)<text:line-break/>uoit aller en brief. Schio luy promit gracieusem(e2)t qu'il<text:line-break/>le feroit, &amp; luy ayant dem(a2)dé s'il estoit là tout seul, &amp;<text:line-break/>ayant entendu que le C(o2)te de Panego yestoit, &amp; qu'il<text:line-break/><text:span text:style-name="pb">[n.p.]</text:span><text:line-break/>estoit allé en la chambre des chambrieres, craignant<text:line-break/>le scandale qui pouuoit aisément suruenir entre luy<text:line-break/>&amp; Camille, ils s'acheminerent tous deux le plustost<text:line-break/>qu'ils peurent deuers la chambre. Camille qui estoit<text:line-break/>déja vestu, ayant prins congé de son amoureuse, deui(-)<text:line-break/>sant auec le Comte des plaisirs qu'il auoit eu la nuict,<text:line-break/>deualoit les degrez : &amp; ayans ouy ceux là quivenoient<text:line-break/>à l'encontre, s'estant arresté, il se tourna deuers le c(o2)(-)<text:line-break/>re &amp; luy dist, Compere oy tu ce que i'oy ? Ceux cy qui<text:line-break/>viennent à l'encontre seront parau(a2)ture des seruiteurs<text:line-break/>de la maison, qui nous descouuriront, parquoy ie se(-)<text:line-break/>rois d'aduis que retournans arriere, nous nous en al(-)<text:line-break/>lassions, par le toict &amp; couuerture de la maison. Le<text:line-break/>Comte sçachant que le Cheualier estoit<text:s/>demeuré en<text:line-break/>bas à l'attendre, pensant que fust luy, respondit. Ne<text:line-break/>crais point compere, ne laissons pas d'aller. Camille<text:line-break/>sentant déja ceux là s'aprocher, presque tout en co(-)<text:line-break/>lere s'estant tourné pour s'en retourner arriere, dist.<text:line-break/>Tu es obstiné &amp; fol, ils nous surprendront inconti(-)<text:line-break/>nent, ie m'en veux aller, &amp; s'en vouloit partir : mais le<text:line-break/>Comte l'ayant prins par la main, &amp; la tenant bien ser(-)<text:line-break/>rcene le laissoit point. Sur ce, Schio &amp; le Cheualier<text:line-break/>estans suruenuz, &amp; oyans le bruit que ceux là faisoi(e2)t,<text:line-break/>Schio dist, C(o2)pere demeure icy, ie suis Schio. Camille<text:line-break/>oyant cela, &amp; pensant songer, dist. Comment que tu<text:line-break/>es Schio ? Si tu es Schio, qui est celuy qui vient quant<text:line-break/><text:soft-page-break/>&amp; moy, &amp; me tient par la main, &amp; qui est celuy qui est<text:line-break/>qu(a2)t &amp; toy ? Ne te soucie pas, distà ceste heure là Schio,<text:line-break/>ils sont nos amis, &amp; tu les cognoistras incontinent,<text:line-break/>&amp; est(a2)s tout bellem(e2)t sortiz de la maison, ils s'en alle(-)<text:line-break/>r(e2)t au ch(a2)p des Hermites. Et s'estans assis là sur l'her(-)<text:line-break/>be fresche, ils deuiserent là long t(e2)ps,<text:s/>de leurs plaisirs<text:line-break/><text:span text:style-name="pb">[44]</text:span><text:line-break/>amoureux de tous quatre, mais d'auantage de Schio &amp;<text:line-break/>de Camille qui auoi(e2)t iouy ceste nuict là, de leurs da(-)<text:line-break/>mes : &amp; c(o2)me le iour aprochast déja, mett(a2)s fin à leurs<text:line-break/>propos, retourn(a2)s tous en leurs maisons, qui çà &amp; qui<text:line-break/>de là, ils s'en aller(e2)t reposer. Schio de là à peu de iours<text:line-break/>estant appellé de son pere &amp; voul(a2)t tenir sa promesse<text:line-break/>au Cheualier, ayant premier donné ordre auec Ma(-)<text:line-break/>dame Lucrece, &amp; aduisé comme cela se deuoit faire,<text:line-break/>le coucha amiablement entre les bras de la veufue,<text:line-break/>laquelle l'embrassant doucement &amp; le cognoissant<text:line-break/>de sens meur &amp; de haulte esperance, passa guayement<text:line-break/>le temps auec luy &amp; l'ayma fort tout le temps qu'il<text:line-break/>se tint à Padoue.</text:p>
      <text:h text:style-name="Titre2" text:outline-level="2">ADRIANE AYMEE PAR VN FLO(-)<text:line-break/><text:span text:style-name="T1600">rentin, est menee par vne ruse en la mais</text:span><text:span text:style-name="T1601">on d'iceluy, oi</text:span><text:span text:style-name="T1602"><text:line-break/></text:span><text:span text:style-name="T1603">luy estant ostee par vn Seigneur de nuict, elle est mise en</text:span><text:span text:style-name="T1604"><text:line-break/></text:span><text:span text:style-name="T1605">prison, le Florentin la deliure, &amp; le Seigneur demoure tous</text:span><text:span text:style-name="T1606"><text:line-break/></text:span><text:span text:style-name="T1607">honteux.</text:span></text:h>
      <text:h text:style-name="Titre2" text:outline-level="2"><text:span text:style-name="T1608">nouvelle. iii.</text:span></text:h>
      <text:p text:style-name="P1609">T<text:span text:style-name="T1610">Ovte</text:span><text:s/>la compagnie rioit des accid(e2)ts<text:line-break/>passez, en la nouuelle de Phil(o2) : &amp; c(o2)me<text:line-break/>chac(u2)<text:s/>se teust, la Reine voulut que Flo(-)<text:line-break/>rette, suiuist &amp; rac(o2)tast la si(e2)ne, laquelle<text:line-break/>ne voul(a2)t desobeyr à la Reine, commen(-)<text:line-break/>cea à dire incontinent.</text:p>
      <text:p text:style-name="p">Puis qu'entre tous les discours qui se font, il sem(-)<text:line-break/>ble, que ceux d'amour delect(e2)t beaucoup &amp;<text:s/>donnent<text:line-break/>vn grand plaisir, &amp; principallement en vne telle<text:line-break/>compagnie, ie vous veux raconter vn accident<text:line-break/><text:span text:style-name="pb">[n.p.]</text:span><text:line-break/>inopiné, lequel eut vne fin heureuse &amp; inopinee.</text:p>
      <text:p text:style-name="p">Ie dydonc qu'il n'y a pas long temps qu'estoit à Ve(-)<text:line-break/>nise vn march(a2)d appellé Iean, lequel estant tresriche,<text:line-break/>&amp; homme franc &amp; loyal, auoit pour espouse, vne ieu(-)<text:line-break/>ne femme, la plus belle &amp; la plus gaillarde qui fust de<text:line-break/>ce temps là, en la ville : &amp; outre ce qu'elle estoit hon(-)<text:line-break/>neste, elle estoit aussi fort vertueuse, &amp; comme elle<text:line-break/>trauaillast en broderie, &amp; gagnast en gros, ils auoient<text:line-break/>acquis vn grand bruit &amp; renom honorable.<text:line-break/>Plusieurs nobles &amp; gaillards ieunes hommes s'estoient ardem(-)<text:line-break/>ment en amourez de ceste-cy qui auoit nom Adriane,<text:line-break/><text:soft-page-break/>mais elle ne faisoit pas grand compte de tous, &amp; à ce(-)<text:line-break/>ste<text:s/>cause, le mary aiant cogneu la modestie de sa fem(-)<text:line-break/>me vertueuse &amp; honneste, luy bailla toutes ses affai(-)<text:line-break/>res en gouuernem(e2)t, la laissant aller où elle vouloit.<text:line-break/>Or aduint qu'entre les amoureux de Madame Adria(-)<text:line-break/>ne, y auoit vn Florentin ieune &amp; fort<text:s/>accort, le(-)<text:line-break/>quel auoit beaucoup d'affaires á Venise, pour le faict<text:line-break/>de la marchandise. Cestuy-cy s'estant bien aduisé que<text:line-break/>la ieune Dame ne faisoit point de cas du bien d'au(-)<text:line-break/>truy, ny des prieres, pensa par tromperie auoir d'elle,<text:line-break/>ce qu'il n'esperoit, par chose du monde, pouuoir ob(-)<text:line-break/>tenir : Parquoy ayant en sa maison vne Sclau(o2)ne, fort<text:line-break/>experimentee aux affaires du monde, &amp; rusee autant<text:line-break/>qu'autre qui se peust trouuer, il l'informa de tout ce<text:line-break/>qu'elle auoit à faire. Icelle donc ayant prins vn panier<text:line-break/>auec<text:s/>quelques herbages dedans, s'en alla en la maison<text:line-break/>de Iean, &amp; l'ayant salué d'vn visage fort gaillard, elle<text:line-break/>luy dit. Monsieur, l'Abesse de Saincte Claire, vous en(-)<text:line-break/>uoye des herbes de nostre iardin, &amp; vous prie que vo(us)<text:line-break/>luy enuoyez vne liure d'or, pour faire vne preuue &amp;<text:line-break/>essay d'vn certain ouurage, que ses Nonnains doiuent<text:line-break/><text:span text:style-name="pb">[45]</text:span><text:line-break/>faire, &amp; si l'or reüssit &amp; vient bien à cest ouurage,<text:line-break/>elle en fera employer beaucoup de liures par mois. Le<text:line-break/>Maistre fort ioyeux de ceste aduanture, remercia fort<text:line-break/>l'Abesse du present, &amp; ayant choisy vne liure d'or du<text:line-break/>meilleur qu'il eust, &amp; y ayant mis le pris, il luy dist,<text:line-break/>qu'il luy en bailleroit &amp; vendroit tousiours de ceste<text:line-break/>sorte là. La Messagere fort contente de ce qui estoit<text:line-break/>aduenu, s'en retourna toute ioyeuse à son maistre, &amp;<text:line-break/>ayant aduisé de rechef à ce qui estoit à faire, elle re(-)<text:line-break/>tourna incontinent apres au Seigneur Iean, auec vn<text:line-break/>panier plein de fruicts, &amp; luy dict. Madame l'Abesse<text:line-break/>se recommande bien à vous, &amp; dit que l'or s'est trouué<text:line-break/>fort bon &amp; m'enuoye en prendre dix liures, &amp; veut<text:line-break/>que vostre f(e2)me prenne ces fruicts pour l'amour d'el(-)<text:line-break/>le, pource qu'elle desire la cognoistre, ayant entendu<text:line-break/>comme elle est bonne ouuriere &amp; excellente à bro(-)<text:line-break/>der, &amp; voudroit bien qu'elle monstrast à ses N(o2)nais<text:line-break/>quelque belle chose de sa<text:s/>main : &amp; pour ceste cause,<text:line-break/>vous prie qu'il vous plaise l'(e2)uoyerauec ses Niepces,<text:line-break/>à la feste de la dedicati(o2) de S. Claire, qui sera ded(a2)speu<text:line-break/>de iours, pour demourer quelques iours auec elle : &amp; à<text:line-break/>fin (q2) vo(us) le fassiez plus volontiers, elle a<text:s/>commandé<text:line-break/>à certaines gentil-femmes ses parentes, que passant<text:line-break/>par vostre maison, ils la fassent embarquer, &amp; la mei(-)<text:line-break/>nent au Monastere, où ayant demouré &amp; seiourné vn<text:line-break/>peu à son plaisir, elles vous la rameneront en la mais(o2).<text:line-break/>Le Seigneur Iean qui sçauoit<text:s/>bien la coustume des<text:line-break/>femmes, ne pensa aucunement à la tromperie, &amp; d'au(-)<text:line-break/><text:soft-page-break/>tant moins qu'il pensoit que tout cela procedast de<text:line-break/>l'Abesse. A ceste cause, cognoissant bien &amp; s'asseurant<text:line-break/>de l'honnesteté de sa femme, il respondit, qu'il le fe(-)<text:line-break/>roit volontiers, &amp; qu'il se sentiroit bien honoré &amp;<text:line-break/><text:span text:style-name="pb">[n.p.]</text:span><text:line-break/>fa(-)uorisé, que l'Abesse l'enuoyast querit pour la voir : &amp;<text:line-break/>luy ay(a2)t baillé l'or, &amp; s'estant bien payé d'iceluy, il de<text:line-break/>moura auec sa femme fort content d'vne telle amitié,<text:line-break/>La vieille estant retournée &amp; son maistre, luy racon(-)<text:line-break/>ta, comme l'affaire se passoit : parquoy oyant que son<text:line-break/>aduis succedoit heureusement, il fut le plus content<text:line-break/>du monde. Mais quand la feste de la dedication de l'E(-)<text:line-break/>glise de S. Claire fut venue, le Florentin, selon qu'il a(-)<text:line-break/>uoit ordonné, se fit venir huict des bonnes bagues de<text:line-break/>femmes qui sont communes à tous les hommes qui<text:line-break/>les veulent, &amp; les ay(a2)t. faict honorablement vestir, &amp;<text:line-break/>mettre en ordre &amp; equipage conuenable aux damoi(-)<text:line-break/>selles &amp; grandes dames, il les fit mettre en vne gon(-)<text:line-break/>dolle, &amp; les fit acheminer, auec la vieille Sclauonne<text:line-break/>vers S. Croix, où le bon M. Iean demouroit. Estant là<text:line-break/>venuz, la vieille inuita madame Adriane d'entrer en la<text:line-break/>gondolle, disant, Madame, les parentes de madame<text:line-break/>l'Abesse vous attendent en la gondolle, pour vous me<text:line-break/>ner en l'Abaye. Parquoy, elle se fit toute belle, &amp; seve(-)<text:line-break/>stit richement, &amp; s'estant embarquée elle fut ioyeuse(-)<text:line-break/>ment receuë des femmes, lesquelles apres les gracieux<text:line-break/>accueils &amp; caresses, firent acheminer la gondolle<text:line-break/>deuers Sainct Apostre, où<text:s/>le Florentin estoit : &amp; est(a2)s<text:line-break/>là arriuées, l'vne des femmes dist. Voulons nous pas<text:line-break/>appeller madame Francoise &amp; madame Paole, qui ont<text:line-break/>esté inuitées des premieres ? &amp; c(o2)me les autres euss(e2)t<text:line-break/>respondu ouy, on frappa à l'huis du Florentin : &amp; à<text:line-break/>ceste<text:s/>cause s'estant vne More mise à la fenestre, leur<text:line-break/>respondit : Madame vous prie de monter en hault,<text:line-break/>pource qu'elle n'est pas encore habillée, à fin qu'il ne<text:line-break/>vous fache d'attendre. Parquoy estant toutes descen(-)<text:line-break/>dues, elles prindrent Adriane par la main, &amp; la<text:line-break/><text:span text:style-name="pb">[46]</text:span><text:line-break/>me(-)nerent en la maison : &amp; quand elles furent en la sale,<text:line-break/>estans entrées en vne ch(a2)bre, elles n'aller(e2)t pas beau(-)<text:line-break/>coup au(a2)t, qu'est(a2)t disparues &amp; ecartées ores l'vne &amp;<text:line-break/>ores l'autre, Adriane demoura seule. Et (i2)c(o2)tin(e2)t apres,<text:line-break/>le Flor(e2)tin accourut l'(e2)brasser, les bras ouuers, &amp; lay(a2)t<text:line-break/>en peu de parolles, acertenée de la ruse &amp; tr(o2)perie, il<text:line-break/>la pria par la longue amour, qu'il luy auoit portée, &amp;<text:line-break/>qu'il luy portoit, &amp; par la meintenue de son h(o2)neur, (q2)<text:line-break/>sans resister,<text:s/>elle luy d(o2)nast, ce que ne le voulant, elle<text:line-break/>n'eust peu refuser. La ieune dame qui du c(o2)m(e2)cem(e2)t<text:line-break/>demoura toute estonnée &amp; esperdue, se voyant en tel<text:line-break/>lieu, fit de necessité vertu : car ay(a2)t ioyeusement soupé<text:line-break/><text:soft-page-break/>auec le Florentin, elle se disposa<text:s/>faindre de c(o2)plaire à<text:line-break/>sa vol(o2)té, &amp; t(a2)dis qu'ils deuisoi(e2)t ainsi de leurs amours<text:line-break/>aduint que sur les huict heures du soir, à cause de la<text:line-break/>cuisine que l'on faisoit, le feu s'enfl(a2)ma &amp; print en la<text:line-break/>maison, parquoy s'estant leué vn grand bruit de ce feu<text:line-break/>par tout, vn Seigneur de la nuict, qui aymoit extre(-)<text:line-break/>mement Adriane, allant par la rue, vint d'auanture<text:line-break/>là où estoit ce feu : parquoy ayant mis la porte au<text:line-break/>dedans, selon que son office requeroit, monta soudain<text:line-break/>en hault, &amp; ayant enchargé à ses gens<text:s/>de pouruoir &amp;<text:line-break/>amortir le feu, pour garder l'ordre accoustumé, il se<text:line-break/>mit deu(a2)t la ch(a2)bre du maistre de la mais(o2), de peur (q2)<text:line-break/>le peuple le desrobast : &amp; ne fut pas plustost dessus<text:line-break/>l'huis, qu'il vid le Florentin auec Adriane, lesquels<text:line-break/>s'estans rangez ensemble en vn coin tous peureux, s'en<text:line-break/>vouloient fuir de la maison. Mais le Seigneur l'ayant<text:line-break/>veuë à cause des gr(a2)ds feuz qui y estoi(e2)t, changea<text:line-break/>en vn instant la feruente amitié qu'il luy portoit, en<text:line-break/>vne tres gr(a2)de haine, c(o2)siderant c(o2)bien<text:s/>estoit desh(o2)(-)<text:line-break/>neste celle, laquelle faisant profession de<text:line-break/><text:span text:style-name="pb">[n.p.]</text:span><text:line-break/>tres-gran(-)de honnesteté, estoit à ceste heure là tant impudente,<text:line-break/>que de se tenir en la maison d'vn estranger. Mais apres<text:line-break/>que le feu fut amorty, meu d'vn aigre &amp; merueilleux<text:line-break/>dépit &amp; courroux contre elle, il delibera sans autre<text:line-break/>égard, de la faire accompagner le matin ensuiuant, au<text:line-break/>lieu public, auec le tabourin : Parquoy l'ayant ostée<text:line-break/>d'entre la main du Florentin, il la fit mener en vne<text:line-break/>prison prochaine de là. Le Florentin voyant cela, &amp;<text:line-break/>estant bien faché d'auoir tant miserablement perdu<text:line-break/>ce qu'il auoit acquis auec vne si gr(a2)de industrie, apres<text:line-break/>auoir vn peu reprins vigueur, pensa (auec l'aide &amp;<text:line-break/>moyen d'Amour &amp; son sens) de recouurer Adriane.<text:line-break/>Parquoy sachant bien le lieu de la prison &amp; la<text:s/>qualité<text:line-break/>de ceux là qui gardoyent tels lieux, il dist à la vieille<text:line-break/>ce qu'il auoit intention de faire. Parquoy icelle estant<text:line-break/>allée à eux, les pria qu'il leur pleust, que l'on donnast<text:line-break/>à manger à ceste pauure chambriere qui auoit esté<text:line-break/>mise le soir en prison, contre tout deuoir, par son mai(-)<text:line-break/>stre, pource qu'elle n'auoit pas encore souppé, quand<text:line-break/>elle fut prinse : &amp; disant cela, elle leur donna quelques<text:line-break/>flacons de vin &amp; autres choses à manger qu'elle auoit<text:line-break/>finement porté auec elle : Les gardes &amp; Geoliers oy(a2)t<text:line-break/>cela, eurent aisement pitié &amp; laisserent entrer la vieille<text:line-break/>en la prison, &amp; ayant incontinent faict vestir la ieune<text:line-break/>dame Adriane des habillemens qu'elle mesme por(-)<text:line-break/>toit, l'enuoya dehors, &amp; les gardes penserent que ce<text:line-break/>fust la vieille. Parquoy la ieune Dame se trouuant de(-)<text:line-break/>liurée, s'en retourna toute ioyeuse en la maison du<text:line-break/>Florentin. Mais quand le matin fut venu, le Seigneur<text:line-break/><text:soft-page-break/>de la nuict ayant r'apporté le faict à ses compagn(o2)s,<text:line-break/>fut ordonné que l'on ameneroit la femme deu(a2)t eux,<text:line-break/>mais couuerte en sorte que personne ne la vist.<text:line-break/><text:span text:style-name="pb">[47]</text:span><text:line-break/>Par(-)quoy comme les sergens l'eussent tirée de prison, ils<text:line-break/>la menerent deuant messieurs du guet, pensans tous(-)<text:line-break/>iours que fust la ieune damme Adriane : &amp; quand<text:line-break/>la vieille se vid deuant eux, elle commencea à crier,<text:line-break/>qu'on luy fist iustice, pource que le Seigneur, contre<text:line-break/>toute raison l'auoit retenue en cest embrasement, &amp;<text:line-break/>luy auoit faict auoir la plus mauuaise nuict du m(o2)de,<text:line-break/>&amp; qu'elle ne sçauoit luy auoir faict tort, en chose quel(-)<text:line-break/>conque, ne le cognoissant point, &amp; qu'estant vieille &amp;<text:line-break/>seruante d'autruy, elle pouuoit peu nuire à vn gentil(-)<text:line-break/>homme tel que luy. Le Seigneur de la Nuict voyant<text:line-break/>celle cy, &amp; entendant les parolles d'icelle, demoura<text:line-break/>tout esperdu. Parquoy chacun voyant que ce seigneur<text:line-break/>s'estoit abusé, ils mirent la pauure vieille en liberté, di(-)<text:line-break/>sant tousiours que la cruelle passion du Seigneur, le<text:line-break/>faisant egarer du droit sentier, luy auoit faict sembler<text:line-break/>que la laide vieille, fust Adriane, de laquelle il estoit<text:line-break/>tant ardemment amoureux.</text:p>
      <text:h text:style-name="Titre2" text:outline-level="2">FERRANT DE SALERNE AYMANT<text:line-break/><text:span text:style-name="T1611">l</text:span><text:span text:style-name="T1612">a fille d'vn Cheualier, est decouuert : la ieune Fille est en(-)</text:span><text:span text:style-name="T1613"><text:line-break/></text:span><text:span text:style-name="T1614">uoyée par le Pere à la mort. Et comme on l'eust laissé aller,</text:span><text:span text:style-name="T1615"><text:line-break/></text:span><text:span text:style-name="T1616">la desguisant &amp; transformant, elle retourne à Salerne, où</text:span><text:span text:style-name="T1617"><text:line-break/></text:span><text:span text:style-name="T1618">ayant trouué Ferrant heritier du Cheualier, le prend pour</text:span><text:span text:style-name="T1619"><text:line-break/></text:span><text:span text:style-name="T1620">son mary.</text:span></text:h>
      <text:h text:style-name="P1621" text:outline-level="2">novvelle iiii.</text:h>
      <text:p text:style-name="P1622"><text:span text:style-name="T1623">L</text:span>A precedente nouuelle auoit esté agreable<text:line-break/>à toute la compagnie, quand la Reine se<text:line-break/>mit à dire ainsi, voyant qu'elle estoit venue<text:line-break/>elle mesme à son rang.</text:p>
      <text:p text:style-name="p">Belle Dames, bién qu'Amour maistrise quasi la<text:line-break/><text:span text:style-name="pb">[n.p.]</text:span><text:line-break/>plus grande partie des choses du monde, la Fortune<text:line-break/>ne (a2)tmoins a aussi s(o2) lieu icy bas : &amp; c(o2)me les miracles<text:line-break/>d'amours sont merueilleux, ceux là aussi de la fortune<text:line-break/>sont infiniz. Parquoy ay(a2)s à employer noz discours &amp;<text:line-break/>deuis, quasi pour le plus, entour ces deux plus grands<text:line-break/>bi(e2)s, ie<text:s/>vo(us) veux faire ouyr vn des accid(e2)s de Fortune.</text:p>
      <text:p text:style-name="p">Ie dy donc qu'il y auoit autrefois à Salerne vn<text:line-break/>gentil &amp; riche cheualier, appellé Giuffredi Roncalle,<text:line-break/>auquel estant presque vieil, vint à faillir &amp; mourir sa<text:line-break/>femme, qui luy laissa vne fille vnique appellée Vi(-)<text:line-break/>ctoire, vertueuse &amp; belle ieune fille &amp; fort discrete.<text:line-break/>Elle estoit merueilleusement aymée du Pere, de ma(-)<text:line-break/>niere (q2) ne c(o2)sider(a2)t pl(us) oultre, il la tenoit en la mais(o2),<text:line-break/><text:soft-page-break/>sans la marier, &amp; combien qu'elle luy fust dem(a2)dée, il<text:line-break/>ne la<text:s/>logeoit pas pourtant, ne venant iamais à chef<text:line-break/>d'aucune chose, en ce faict, encommencée. Or aduint,<text:line-break/>que comme vn ieune homme appellé Ferrant, hantast<text:line-break/>&amp; frequentast en la maison de ce Cheualier, &amp; se re(-)<text:line-break/>tinst fort, souz ombre qu'il estoit parent de la def(u2)cte,<text:line-break/>Victoire le voyant ieune, beau, gaillard &amp; de louables<text:line-break/>gestes &amp; conten(a2)ces, deuint fort amoureuse de luy, &amp;<text:line-break/>tenoit songneusement son amour caché : Le ieune<text:line-break/>homme s'en apperceuant, sans euiter aucunement le<text:line-break/>coup, c(o2)mencea semblablem(e2)t à l'aymer. Et trouu(a2)t<text:line-break/>mauuais, qu'estant Giuffredi son par(e2)t, il la requist de<text:line-break/>chose qui fust moins que honeste, il demouroit entre<text:line-break/>deux : mais en fin ne pouu(a2)t plus resister aux facheux<text:line-break/>coups d'amour, il d(o2)na tel ordre auec elle, qu'(e2) peu de<text:line-break/>iours ils c(o2)clur(e2)t ce (q2) l'vn &amp; l'autre cherchoit, se por<text:line-break/>t(a2)s si discretem(e2)t, qu'ils iouir(e2)t long temps de leur a(-)<text:line-break/>mour, sans qu'il aduint autre chose. Mais ils ne peur(e2)t<text:line-break/>pas s'opposer du tout à l'inique Fortune, pource<text:line-break/><text:span text:style-name="pb">[48]</text:span><text:line-break/>qu'estant vne nuict ensemble, tres ioyeux &amp; contens,<text:line-break/>sans autre soupçon, aduint qu'ils fur(e2)t apperceuz par<text:line-break/>vn seruiteur de la maison, c(o2)tre, ce qu'ils pensoient,<text:line-break/>lequel ay(a2)t inc(o2)tin(e2)t appellé le Cheualier, luy declara<text:line-break/>tout le faict, &amp; s'en alla auec quelques autres où les a(-)<text:line-break/>mans estoient couchez, qui fur(e2)t prins à main sauue,<text:line-break/>au c(o2)ble de leurs plaisirs. Mais Ferrant est(a2)t ieune, &amp;<text:line-break/>puiss(a2)t, se deffend(a2)t courageusement se deffit de leurs<text:line-break/>bras, &amp; se fais(a2)t faire place auec l'espée au poing, s'en(-)<text:line-break/>fuit sans estre cogneu d'aucun. Le Sieur Giufredi est(a2)t<text:line-break/>demouré dolent &amp; desplaisant à merueille, voulut<text:line-break/>sçauoir de sa fille qui estoit le ieune h(o2)me qui s'en e(-)<text:line-break/>stoit fuy. Et elle c(o2)me sage, cognoissant (q2) son pere ne<text:line-break/>luy sauueroit pas la vie, &amp; qu'il la feroit mourit, pour<text:line-break/>n'endurer vn si grand outrage, delibera (quoy qui en<text:line-break/>deust aduenir) de sauuer la vie à son Am(a2)t : &amp; à ceste<text:line-break/>cause, elle luy respondit d'vn grand courage, qu'elle<text:line-break/>endureroit toute mort auant que luy dire qui<text:s/>estoit<text:line-break/>le ieune homme qui couchoit auec elle, &amp; iouissoit de<text:line-break/>sa beauté. Le pere enflammé dire &amp; courroux, luy ay(-)<text:line-break/>ant faict diuers tourmens, &amp; voyant qu'elle estoit<text:line-break/>tousiours plus ferme, delibera de la faire mourir : &amp;<text:line-break/>incontinent, sans vouloir plus ny<text:s/>escouter ny voir, il<text:line-break/>comm(a2)da à deux siens seruiteurs, que l'ayant embar(-)<text:line-break/>quée ils la menassent sur la mer, &amp; la iettassent dedans,<text:line-break/>pour l'y noyer, Les seruiteurs, encores qu'ils le fissent<text:line-break/>contre leur gré, furent neantmoins contraints par le<text:line-break/>commandement de leur maistre, &amp; la firent embar(-)<text:line-break/>quer : &amp; pource qu'ils l'alloyent faire mourir, contre<text:line-break/>leur gré, &amp; à regret, tant ils en auoyent compassion,<text:line-break/><text:soft-page-break/>ils delibererent luy sauuer la vie, &amp; la mettre en liber(-)<text:line-break/>té : parquoy ayans prins ses besongnes, &amp; luy<text:s/>ayans<text:line-break/><text:span text:style-name="pb">[n.p.]</text:span><text:line-break/>baillé vn sayon &amp; vne cappe, auec quelque argent,<text:line-break/>qu'elle auoit, lequel ils luy laisserent, il la prierent de<text:line-break/>s'eslongner de ces contrées, &amp; la laisserent aller. La<text:line-break/>ieune fille s'estant du tout transformée &amp; deguisée<text:line-break/>s'en alla en intention de<text:s/>s'eslongner tant que pers(o2)ne<text:line-break/>ne sceust iamais aucune nouuelle d'icelle. Parquoy s'e<text:line-break/>stant mise en chemin, &amp; allant &amp; ne sachant où, elle<text:line-break/>chemina tout le reste de la nuict auec vn ennuy extre(-)<text:line-break/>me, &amp; se trouuant au poinct du iour pres de Nocere,<text:line-break/>elle rencontra vne compagnie de personnes, qui s'en<text:line-break/>alloit à Naples, &amp; s'en estant familierement accostee,<text:line-break/>elle print amitié &amp; accointance auec vn gentil-h(o2)me<text:line-break/>Calauresien, lequel trouuant la ieune fille de bonne<text:line-break/>grace &amp; regard, il luy demanda d'où elle estoit, &amp; si<text:line-break/>elle vouloit s'accommoder auec luy, pour seruiteur.<text:line-break/>La ieune fille que auoit déja des son enfance, aprins<text:line-break/>d'vne sienne vieille, ceste langue, luy respondit, Mon(-)<text:line-break/>sieur, ie suis de Pouille, &amp; ne suis party de la maison,<text:line-break/>pour autre chose, que pour trouuer quelque bonne<text:line-break/>fortune : mais pource que ie suis issu de sang noble, ie<text:line-break/>ne me voudrois pas mettre à seruices qui fussent in(-)<text:line-break/>dignes &amp; viles. Le Calauresien dist à ceste heure là :<text:line-break/>Aurois tu la volonté de gouuerner vn Espreuier ? La<text:line-break/>ieune fille respondit, que ouy, pource qu'en la maison<text:line-break/>de son pere, elle auoit prins plaisirs en tels oiseaux.<text:line-break/>Parquoy estans tombez d'accord ensemble, ils arri(-)<text:line-break/>uerent en peu de iours à Naples, où le Gentil-hom(-)<text:line-break/>me maistre de la fille, la mit en ordre : &amp; comme le Ca(-)<text:line-break/>lauresien eust presenté quelques espreuiers au Roy,<text:line-break/>lesquels il accepta volontiers, il voulut aussi que le<text:line-break/>Pouillesien (car il appelloir ainsi la fille) demourast<text:line-break/>auec luy, pour le gouuernement de ses oiseaux : &amp; à<text:line-break/><text:span text:style-name="pb">[49]</text:span><text:line-break/>ceste cause le Pouillesi(e2) commence(a2)t à seruir, acquit<text:line-break/>en peu de t(e2)ps, la faueur de son maistre, en sorte qu'il<text:line-break/>estoit des premiers &amp; fauorits de la Court, &amp; crois(-)<text:line-break/>sát tousiours en cest estat, il y demeura t(a2)t qu'il pleut<text:line-break/>à la Fortune de dresser &amp; acheminer ses affaires par<text:line-break/>autre voye. Le pere de la fille est(a2)t demouré remply<text:line-break/>de douleur, &amp; s'estant le bruit d'vn tel affaire diuul(-)<text:line-break/>gué &amp; semé par tout, il se tenoit le plus du t(e2)ps ca(-)<text:line-break/>ché en sa maison, &amp; viuoit solitaire &amp; mel(a2)colique<text:line-break/>outre mesure. Ferr(a2)t d'autre costé, ay(a2)t l(o2)guem(e2)t re(-)<text:line-break/>gretté sa Dame, &amp; ay(a2)t sçeu que le Cheualier ne sça<text:line-break/>uoit pas qui auoit esté le ieune h(o2)me, qui s'(e2) estoit<text:line-break/>fuy de sa maison, quel(q2)s iours apres, pour s'ex(e2)pter<text:line-break/>parau(a2)ture de tout soupç(o2), meu aussi<text:s/>à pitié, il s'(e2) alla<text:line-break/><text:soft-page-break/>en la maison du vieillard, &amp; le plus souu(e2)t il l'acc(o2)(-)<text:line-break/>pagnoit aux ch(a2)ps, se m(o2)strant tousiours humble &amp;<text:line-break/>obeissant en son endroit, c(o2)me s'il eust esté s(o2)propre<text:line-break/>fils. Dequoy le Cheaulier estoit fort aise, p(e2)sant que<text:line-break/>cestuycy seul l'aimast, &amp; pour ceste cause, lecognois(-)<text:line-break/>s(a2)t fort amiable, il proposa en son esprit de l'adopter<text:line-break/>pour son fils, ce qu'ay(a2)t faict, ay(a2)t disposé de toutes<text:line-break/>ses affaires, &amp; luy ay(a2)t laissé, partestam(e2)t to(us) ses bi(e2)s<text:line-break/>&amp;<text:s/>richesses, il mourut bi(e2) tost apres. Parquoy Ferr(a2)t<text:line-break/>est(a2)t deuenu Seig(n2)r de tous les biens &amp; moyens du<text:line-break/>Cheualier, &amp; se souuen(a2)t tousiours de sa bi(e2) aymee<text:line-break/>dame &amp; maistresse, il viuoit en peine &amp; facherie,<text:line-break/>pour l'amour d'elle. Or aduint que<text:s/>ce p(e2)d(a2)t, le Roy<text:line-break/>delibera passer en Calabre : d(o2)t le Pouillesi(e2) fut fort<text:line-break/>ioyeux, c(o2)me desirant ent(e2)dre nouuelles, non seule(-)<text:line-break/>ment de son pere, mais aussi de son Am(a2)t. Parquoy<text:line-break/>estant le Court arriuee à Salerne, estant les gens du<text:line-break/>Roy<text:s/>logez par les maisons, sel(o2) leur degré &amp;<text:line-break/><text:span text:style-name="pb">[n.p.]</text:span><text:line-break/>condi(-)tion, aduint (comme il pleut à la Fortune, qui voulut<text:line-break/>tirer la ieune fille, de peines &amp; trauaux) que Ferr(a2)t<text:line-break/>d'auanture receut en la maison le Pouillesi(e2), auec vn<text:line-break/>si(e2) c(o2)pagnon &amp; qu(a2)d<text:s/>la ieune fille fut en sa maison<text:line-break/>chacun peut iuger c(o2)me cela luy fut agreable. Fer(-)<text:line-break/>rant les honora &amp; caressa gr(a2)dement, &amp; leur bailla<text:line-break/>à soupper au mesme lieu où il auoit accoustumé, par<text:line-break/>le passé, de se recreer &amp; ébatre auec son amoureuse.<text:line-break/>Et soupp(a2)s ainsi, t(a2)dis que Ferr(a2)t regardoit le Pouil(-)<text:line-break/>lesi(e2), il se souuenoit de sa chere maistresse, iett(a2)t tous<text:line-break/>iours dehors, quelques cuisans souspirs. Et la ieune<text:line-break/>fille pareillement voyant que Ferrant estoit Sei(-)<text:line-break/>gneur de la maison, &amp; ne voy(a2)t son pere, ny aucune<text:line-break/>autre des personnes, qu'elle auoit laissees, à son de(-)<text:line-break/>partement, desir(a2)t sçauoir, &amp; estre informee de tout,<text:line-break/>elle auoit peur de luy en demander nouuelles, &amp; t(a2)(-)<text:line-break/>dis qu'elle estoit en ceste p(e2)see, son c(o2)pagnon d'au(a2)(-)<text:line-break/>ture dem(a2)da à Ferr(a2)t, si les armes qui estoi(e2)t dépein(-)<text:line-break/>tes en ce lieu, estoi(e2)t siennes : à ceste cause, il resp(o2)dit<text:line-break/>que non, mais qu'elles auoient esté à vn honorable<text:line-break/>Cheualier, le(q2)l en sa mort, est(a2)t demouré sans hoirs,<text:line-break/>l'auoit faict son heritier. Quand la ieune fille ouit<text:line-break/>parler ainsi, elle fut r(e2)plie d'vne secrette ioye, se pou(-)<text:line-break/>u(a2)t à peine tenir de plorer, mais apres soupper, elle<text:line-break/>print Ferr(a2)t par la main, &amp; son c(o2)pagn(o2), &amp; ay(a2)t lais(-)<text:line-break/>sé tout autre en table, elle les mena en vne ch(a2)bre, où<text:line-break/>s'estant assis, c(o2)me elle voulut c(o2)mencer a parler, elle<text:line-break/>t(o2)ba pasmee &amp; demymorte en terre : mais apres qu'el<text:line-break/>le fut reuenue à soy, auec gr(a2)de merueille de Ferr(a2)t<text:line-break/>&amp; de son compagn(o2), qui luy aider(e2)t &amp; la secourur(e2)t<text:line-break/>en ce default, iett(a2)t les bras, au col de Ferr(a2)t, elle luy<text:line-break/><text:soft-page-break/>dist. O m(o2) amy est il possible que vous ne me<text:line-break/><text:span text:style-name="pb">[50]</text:span><text:line-break/>recon(-)gnoissiez pas ? A ceste heure là Ferr(a2)t, qui auoit plu(-)<text:line-break/>sieurs fois p(e2)sé que cestuy-cy fust sa maistresse, est(a2)t<text:line-break/>certifié du doubte, &amp; vaincu d'vne extreme amitié,<text:line-break/>l'ay(a2)t estroitem(e2)t embrassee, luy dist. Ah, m'amie,<text:line-break/>estes vous encores viuantes ? &amp; ay(a2)t dict cela, le cœur<text:line-break/>luy vint à faillir &amp; se laissa choir sur elle. Parquoy e(-)<text:line-break/>st(a2)s retournez en eux mesmes, ils c(o2)mencerent à ra(-)<text:line-break/>conter les accid(e2)ts qui leur estoient aduenuz iusques<text:line-break/>à ceste heure là. Et Ferr(a2)t cognoissant qu'il ne falloit<text:line-break/>differer plus l(o2)g t(e2)ps le faict, fit appeller tous ses pa(-)<text:line-break/>r(e2)s, &amp; qu(a2)d ils fur(e2)t venuz, il les pria de l'acc(o2)pagner<text:line-break/>iusques au palais du Roy, pource que par leur faueur,<text:line-break/>il luy vouloit presenter vn placet, &amp; luy demander<text:line-break/>vne grace apparten(a2)te à vn feu de du Cheualier tres(-)<text:line-break/>passé. Parquoy estans entrez où estoit le Roy,<text:s/>Ferrant<text:line-break/>print sa Dame par la main, en la presence de chacun,<text:line-break/>&amp; luy rac(o2)ta tout ce qui luy estoit aduenu, &amp; decla(-)<text:line-break/>ra de point en point, qui estoit la ieune fille, &amp; que<text:line-break/>dés le commencement, s'aymans ardemment, ils<text:line-break/>s'estoient prins pour mary &amp; femme, &amp;<text:s/>qu'ils vou(-)<text:line-break/>loient, moyennant la grace &amp; faueur de sa Maie(-)<text:line-break/>sté, mettre publiquement en effect, ce qui auoit e(-)<text:line-break/>sté celé à tous iusques à ceste heure là. Le Roy auec<text:line-break/>tous les assistans, oyant ainsi parler Ferrant, demoura<text:line-break/>fort estonné, &amp; chacun fut<text:s/>bien aise que la fin re(-)<text:line-break/>tournast à l'honneur &amp; bien de l'vn &amp; de l'autre : &amp;<text:line-break/>n'y eut pas vn qui ne louast grandement les œuures<text:line-break/>de Ferrant. Le matin ensuiuant le Roy ayant faict<text:line-break/>venir à soy, les amants, comme s'ils eussent esté ses<text:line-break/>enfans, les fit publiquem(e2)t espouser, faisant vne ma(-)<text:line-break/>gnifique &amp; Royalle feste, par toute la ville, &amp; leur<text:line-break/>ay(a2)t donné de belles &amp; riches besongnes, il les laissa<text:line-break/><text:span text:style-name="pb">[n.p.]</text:span><text:line-break/>en sa grace, en laquelle s'entretenant, ils vesquirent<text:line-break/>apres, auec vne tresgrande amour &amp; fidelité entre<text:line-break/>eux, &amp; eurent des beaux, riches, &amp; bien morigenez<text:line-break/>enfans.</text:p>
      <text:soft-page-break/>
      <text:h text:style-name="Titre2" text:outline-level="2">VN FILS DV COMTE DE SALV(-)<text:line-break/><text:span text:style-name="T1624">ce aime Briseide fille du Marquis de Montferrat : &amp;</text:span><text:span text:style-name="T1625"><text:s/>en</text:span><text:span text:style-name="T1626"><text:line-break/></text:span><text:span text:style-name="T1627">peu de temps l'ayant aduisee de l'amour, qu'il luy porte,</text:span><text:span text:style-name="T1628"><text:line-break/></text:span><text:span text:style-name="T1629">il obtient d'elle ce qu'il desire. Estant retrouué d'auan(-)</text:span><text:span text:style-name="T1630"><text:line-break/></text:span><text:span text:style-name="T1631">ture par le Marquis en lieu, où il ne pouuoit excuser sa</text:span><text:span text:style-name="T1632"><text:line-break/></text:span><text:span text:style-name="T1633">faulte, ny fuyr, il fut decapité, par lecommandement du(-)</text:span><text:span text:style-name="T1634"><text:line-break/></text:span><text:span text:style-name="T1635">dict Marquis, &amp; l</text:span><text:span text:style-name="T1636">a teste en fut portee à Briseide, laquel</text:span><text:span text:style-name="T1637"><text:line-break/></text:span><text:span text:style-name="T1638">le en vengeance de cela, par vne horrible astuce, elle trou</text:span><text:span text:style-name="T1639"><text:line-break/></text:span><text:span text:style-name="T1640">ue moyen de faire que le pere de son Amant mort, lapri(-)</text:span><text:span text:style-name="T1641"><text:line-break/></text:span><text:span text:style-name="T1642">ue semblablement de vie.</text:span></text:h>
      <text:h text:style-name="P1643" text:outline-level="2">novvelle v.</text:h>
      <text:p text:style-name="P1644"><text:span text:style-name="T1645">A</text:span><text:span text:style-name="T1646">Pres</text:span><text:s/>que la Reine eut mis fin à sa<text:line-break/>Nouuelle, qui donna vn grand con(-)<text:line-break/>tentement à toute la compagnie, elle<text:line-break/>fit signe à Sisimbre, qu'il eust à con(-)<text:line-break/>tinuer apres elle, lequel obeissant pr(o2)(-)<text:line-break/>ptement, dist ainsi.</text:p>
      <text:p text:style-name="P1647">La Reine nous a raconté, à nostre gr(a2)d plaisir &amp; re(-)<text:line-break/>creati(o2) l'histoire de deux Amans, laquelle ayant du<text:line-break/>commencement, &amp; par l'espace d'vn temps esté fort<text:line-break/>estrange, pour ce que la Fortune y a ioué des siennes,<text:line-break/>a eu finalement vne heureuse issue : mais si vous vou<text:line-break/>lez estre attentifs, ie vous en veux raconter vne au<text:line-break/>contraire, où la Fortune a prins plaisir d'exercer vne<text:line-break/>cruauté trop extreme, comme vous orrez.</text:p>
      <text:p text:style-name="p"><text:span text:style-name="pb">[51]</text:span><text:line-break/>Il y a déjà long temps qu'il y auoit vn Marquis de<text:line-break/>Montferrat, qui se n(o2)moit Loys, personnage vraye(-)<text:line-break/>ment tant sage, tant iuste &amp; courtois, que non seule(-)<text:line-break/>ment sa lumiere offusquoit &amp; obscurcissoit celle des<text:line-break/>Ducs &amp; autres gr(a2)ds Seigneurs, qui viuoient de son<text:line-break/>t(e2)ps, mais aussi estoit aux h(o2)mes la memoire &amp; sou(-)<text:line-break/>uen(a2)ce de tout h(o2)me vertueux, qui eust onques esté<text:line-break/>par le passé. Cestuy-cy (c(o2)me l'on doit croire) a esté<text:line-break/>fort aymé de tout le monde, à cause de ses vertus, &amp;<text:line-break/>pour sa valeur, mais il a esté tenu de ses subiects, en<text:line-break/>telle reuerence, honneur &amp; amitié, qu'ils l'adoroi(e2)t<text:line-break/>quasi, comme leur seul vray idole, &amp; deité. Ce gen(-)<text:line-break/>til Seigneur se trouuant sans aucun enfant &amp; estant<text:line-break/>accompagné d'vne femme, laquelle encore qu'elle<text:line-break/>fust ieune, il cognoissoit peu feconde, viuoit en vne<text:line-break/>gr(a2)de facherie, mais comme il pleut au gouuerneur<text:line-break/>de tout bien tost apres, ayant faict plusieurs prieres<text:line-break/>à Dieu, il s'apperceut que<text:s/>sa femme estoit grosse &amp;<text:line-break/>enceinte, &amp; pour ceste cause, il se reputa le plus heu(-)<text:line-break/>reux h(o2)me du m(o2)de &amp; c(o2)m(e2)cea à auoir luy mesme le<text:line-break/>soin &amp; gouuernem(e2)t de voir qu'aucune inc(o2)modité<text:line-break/>ne luy peust empescher vne chose qu'il attendoit<text:line-break/><text:soft-page-break/>auec vn si grand desir. Le t(e2)ps de l'enfantement vint<text:line-break/>&amp; la Marquise enfanta vne fille, laquelle se m(o2)stra<text:line-break/>de forme &amp; figure tant gentile, qu'elle donna à tous<text:line-break/>vne egalle esper(a2)ce de deuoir estre la plus belle fem(-)<text:line-break/>me du m(o2)de. Cestecy crut, estant nourrie &amp; esleuee<text:line-break/>souz les vestiges &amp; mœurs du Pere &amp; de la mere l'(e2)(-)<text:line-break/>blablem(e2)t sage &amp; merueilleusement gentile, &amp; auec<text:line-break/>elle, crurent aussi d'vne tant admirable maniere les<text:line-break/>c(o2)tenances, mœurs, graces &amp; beauté d'icelle : qu'elles<text:line-break/>surpasserent de beaucoup l'esperance, encore qu'elle<text:line-break/><text:span text:style-name="pb">[n.p.]</text:span><text:line-break/>eust esté grande, que depuis le iour de sa naissance,<text:line-break/>auoi(e2)t eu d'elle tous ceux, qui l'auoyent veuë au ber(-)<text:line-break/>ceau. La ren(o2)mee de la beauté de cestecy fut tresgr(a2)(-)<text:line-break/>de par tout, &amp; tousiours oyoit on parler<text:s/>d'elle, auec<text:line-break/>merueille, à ceux qui l'auoy(e2)t veuë, de maniere que<text:line-break/>plusieurs enfans de tres-grands Seigneurs &amp; Princes<text:line-break/>se fians de la ren(o2)mee, en deuindrent amoureux &amp;<text:line-break/>chercherent sa compagnie : mais le pere qui n'auoit<text:line-break/>(q2) ce fruict, &amp; qui estoit certain de n'auoir iamais au(-)<text:line-break/>tres enf(a2)s de sa f(e2)me, laquelle estoit desormais vieil(-)<text:line-break/>le &amp; naturellem(e2)t peu fec(o2)de, ne pouuoit se resoudre<text:line-break/>pour la separer de soy en aucune maniere, l'aym(a2)t en<text:line-break/>outre, au signe, lequel à peine se peut p(e2)ser. Plusieurs<text:line-break/>d(o2)c se trouuer(e2)t qui aymer(e2)t sa beauté en vain, mais<text:line-break/>entre autres, vn fils du C(o2)te de Saluce n(o2)mé Pierre<text:line-break/>brusla de l'amour de ceste cy, &amp; s'(e2) enfl(a2)ma trop plus<text:line-break/>que tout autre. Cestuy cy fut de son t(e2)ps, vntres vail(-)<text:line-break/>l(a2)t Cheualier, beau, merueilleusem(e2)t g(e2)til &amp; aduisé.<text:line-break/>Cestuycy, pour la petite dist(a2)ce qui estoit d'vn si(e2) cha<text:line-break/>steau en la ville, où le marquis faisoit sa residence, &amp;<text:line-break/>tenoit fa f(e2)me, sa fille &amp; les autres si(e2)nes plus cheres<text:line-break/>besongnes, voyoit souu(e2)tesfois Flaminia (car la tres(-)<text:line-break/>belle ieune damoiselle s'appelloit ainsi) &amp; elle pareil<text:line-break/>em(e2)t souuentesfois, luy : aucune fois en laiouste, qui<text:line-break/>se faisoit bi(e2) souu(e2)t, pour le plaisir &amp; passet(e2)ps d'icel<text:line-break/>le, aucunesfois, à piquer cheuaux, &amp; aucunesfois à<text:line-break/>iouer à la lutte, &amp; en mile autresfaits d'vn Cheualier,<text:line-break/>esquels il a tousiours esté le pl(us) loué &amp; rec(o2)m(a2)dé, &amp;<text:line-break/>d'elle &amp; du pere, (q2) tout autre qui se soit trouué à tel<text:line-break/>spectacle. Et ce ieune Seigneur estoit t(a2)t esprins de<text:line-break/>l'amour de Flaminia, qu'il passoit l'extremité, mais il<text:line-break/>procedoit finement en ses affaires, cachant à chacun<text:line-break/>sa pensee. Mais vn iour vaincu d'amoureuse passion<text:line-break/><text:span text:style-name="pb">[52]</text:span><text:span text:style-name="T1648"><text:line-break/></text:span><text:span text:style-name="T1649">qui le tourmentoit trop cruellement, estant quasi de(-)</text:span><text:span text:style-name="T1650"><text:line-break/></text:span><text:span text:style-name="T1651">sesperé, il delibera en soy-mesme<text:s/></text:span><text:span text:style-name="T1652">de faire vn sien va(-)</text:span><text:span text:style-name="T1653"><text:line-break/></text:span><text:span text:style-name="T1654">let consentant de ceste si(e2)ne amour, &amp; demander le</text:span><text:span text:style-name="T1655"><text:line-break/></text:span><text:span text:style-name="T1656">conseil &amp; ay de d'iceluy, touchant ceste affaire, ayant</text:span><text:span text:style-name="T1657"><text:line-break/></text:span><text:span text:style-name="T1658">vol(o2)té de descouurir son affecti(o2) à Flaminia, en quel</text:span><text:span text:style-name="T1659"><text:line-break/></text:span><text:soft-page-break/><text:span text:style-name="T1660">que maniere, p(e2)sant ne pouuoir pl(us) desormais viure,</text:span><text:span text:style-name="T1661"><text:line-break/></text:span><text:span text:style-name="T1662">sans<text:s/></text:span><text:span text:style-name="T1663">quel(q2) secours d'icelle, lequel il n'esperoit auoir</text:span><text:span text:style-name="T1664"><text:line-break/></text:span><text:span text:style-name="T1665">en aucune maniere, sin(o2) à la dérobee : car il sçauoit bi(e2)</text:span><text:span text:style-name="T1666"><text:line-break/></text:span><text:span text:style-name="T1667">que le Marquis ne la luy accorderoit iamais pour f(e2)(-)</text:span><text:span text:style-name="T1668"><text:line-break/></text:span><text:span text:style-name="T1669">me à cause de leur inegalité : L'amoureux ieune Sei(-)</text:span><text:span text:style-name="T1670"><text:line-break/></text:span><text:span text:style-name="T1671">gneur ne demoura beaucoup</text:span><text:span text:style-name="T1672"><text:s/>à descouurir &amp; son a(-)</text:span><text:span text:style-name="T1673"><text:line-break/></text:span><text:span text:style-name="T1674">mour &amp; son int(e2)ti(o2) à vn valet qui estoit appellé deto(us)</text:span><text:span text:style-name="T1675"><text:line-break/></text:span><text:span text:style-name="T1676">Rinconetto, le(q2)l c(o2)me pers(o2)ne aduisee, ay(a2)t soudain</text:span><text:span text:style-name="T1677"><text:line-break/></text:span><text:span text:style-name="T1678">c(o2)sideré le d(a2)ger au(q2)l luy &amp; s(o2) maistre se mestoit de</text:span><text:span text:style-name="T1679"><text:line-break/></text:span><text:span text:style-name="T1680">cercher telle chose, fit tout ce qu'i</text:span><text:span text:style-name="T1681">l peut, pour le reti(-)</text:span><text:span text:style-name="T1682"><text:line-break/></text:span><text:span text:style-name="T1683">rer d'vne telle pensee. Mais voyant qu'il negaignoit</text:span><text:span text:style-name="T1684"><text:line-break/></text:span><text:span text:style-name="T1685">rien, &amp; aymant son maistre, il se mit à penser com(-)</text:span><text:span text:style-name="T1686"><text:line-break/></text:span><text:span text:style-name="T1687">ment il pourroit le moins dangereusement aduiser</text:span><text:span text:style-name="T1688"><text:line-break/></text:span><text:span text:style-name="T1689">Flaminia de l'amour que son maistre luy portoit. Et</text:span><text:span text:style-name="T1690"><text:line-break/></text:span><text:span text:style-name="T1691">pour le mieux il s'aduis</text:span><text:span text:style-name="T1692">a que Pierre luy escriuist vne</text:span><text:span text:style-name="T1693"><text:line-break/></text:span><text:span text:style-name="T1694">missiue, &amp; luy narrast le tout le cognoiss(a2)t h(o2)me ha(-)</text:span><text:span text:style-name="T1695"><text:line-break/></text:span><text:span text:style-name="T1696">bile tant à escrire qu'en plusieurs autres vertuz, se de(-)</text:span><text:span text:style-name="T1697"><text:line-break/></text:span><text:span text:style-name="T1698">liberant en apres trouuer moy(e2) defaire que ceste let(-)</text:span><text:span text:style-name="T1699"><text:line-break/></text:span><text:span text:style-name="T1700">tre tombast seurement entre les mains de Fla</text:span><text:span text:style-name="T1701">minia,</text:span><text:span text:style-name="T1702"><text:line-break/></text:span><text:span text:style-name="T1703">escrite non de la main de Pierre, duquel on cognois(-)</text:span><text:span text:style-name="T1704"><text:line-break/></text:span><text:span text:style-name="T1705">soit trop bien l'escriture, mais de la sienne mesme, &amp;</text:span><text:span text:style-name="T1706"><text:line-break/></text:span><text:span text:style-name="T1707">à fin (q2) s'il aduenoit quelque chose, il fust excusé, &amp;</text:span><text:span text:style-name="T1708"><text:line-break/></text:span><text:span text:style-name="T1709">que l'(o2) peust dire quel(q2)autre auoir faict cela, pour le</text:span><text:span text:style-name="T1710"><text:line-break/></text:span><text:span text:style-name="T1711">mettre en la disgra</text:span><text:span text:style-name="T1712">ce du Marquis. S'estant donc deli(-)</text:span><text:span text:style-name="T1713"><text:line-break/></text:span><text:span text:style-name="T1714">beré de garder vn tel moyen, il luy fit entendre le</text:span><text:span text:style-name="T1715"><text:line-break/></text:span><text:span text:style-name="T1716">tout. I celuy vn peu apres ay(a2)t bi(e2) p(e2)sé à ce qu'il vou</text:span><text:span text:style-name="T1717"><text:line-break/></text:span><text:span text:style-name="T1718">loit escrire à Flaminia, il luy escriuit vne missiue, la</text:span><text:span text:style-name="T1719"><text:line-break/></text:span><text:span text:style-name="pb">[n.p.]</text:span><text:span text:style-name="T1720"><text:line-break/></text:span><text:span text:style-name="T1721">quelle il bailla incotinent à Rinconet</text:span><text:span text:style-name="T1722">to, à fin qu'il la</text:span><text:span text:style-name="T1723"><text:line-break/></text:span><text:span text:style-name="T1724">rescriuist de sa main, faisant d'icelle ce qu'ils auoient</text:span><text:span text:style-name="T1725"><text:line-break/></text:span><text:span text:style-name="T1726">aduisé ensemble. Rinconetto ayant prins la lettre, &amp;</text:span><text:span text:style-name="T1727"><text:line-break/></text:span><text:span text:style-name="T1728">l'ayant recopiee (car il auoit déja tres bi(e2) p(e2)se en soy(-)</text:span><text:span text:style-name="T1729"><text:line-break/></text:span><text:span text:style-name="T1730">mesme lemoyen qu'il deuoit tenir, pour la faire par(-)</text:span><text:span text:style-name="T1731"><text:line-break/></text:span><text:span text:style-name="T1732">uenir</text:span><text:span text:style-name="T1733"><text:s/>és mains de Flaminia) il se mit à executer l'af(-)</text:span><text:span text:style-name="T1734"><text:line-break/></text:span><text:span text:style-name="T1735">faire. Flaminia auoit accoustumé d'escrire souu(e2)tes(-)</text:span><text:span text:style-name="T1736"><text:line-break/></text:span><text:span text:style-name="T1737">fois à vne fille du Daulphin, pareillement ieune &amp;</text:span><text:span text:style-name="T1738"><text:line-break/></text:span><text:span text:style-name="T1739">belle, bi(e2)morigenee &amp; g(e2)tile, laquelle au c(o2)traire la re</text:span><text:span text:style-name="T1740"><text:line-break/></text:span><text:span text:style-name="T1741">saluoit &amp; par presens &amp; souu(</text:span><text:span text:style-name="T1742">e2)t par lettres. Rinco(-)</text:span><text:span text:style-name="T1743"><text:line-break/></text:span><text:span text:style-name="T1744">netto qui se vouloit seruir de ceste coustume &amp; ami(-)</text:span><text:span text:style-name="T1745"><text:line-break/></text:span><text:span text:style-name="T1746">tié, vn iour qui luy sembla propre, que le Marquis</text:span><text:span text:style-name="T1747"><text:line-break/></text:span><text:span text:style-name="T1748">estoit allé à la chasse, où il auoit accoustumé de se re(-)</text:span><text:span text:style-name="T1749"><text:line-break/></text:span><text:span text:style-name="T1750">creer, au moins l'espace de trois iours, sans iamais ve</text:span><text:span text:style-name="T1751"><text:line-break/></text:span><text:span text:style-name="T1752">nir en<text:s/></text:span><text:span text:style-name="T1753">la ville, auec la barbe contrefaicte, &amp; autres</text:span><text:span text:style-name="T1754"><text:line-break/></text:span><text:span text:style-name="T1755">choses qui le pouuoi(e2)t bi(e2) celer, vestu en maniere de</text:span><text:span text:style-name="T1756"><text:line-break/></text:span><text:span text:style-name="T1757">Courrier, il entra en la ville, &amp; ay(a2)t porté vn paquet</text:span><text:span text:style-name="T1758"><text:line-break/></text:span><text:span text:style-name="T1759">de lettres, qui sembloient enuoyees de Fr(a2)ce à Fla(-)</text:span><text:span text:style-name="T1760"><text:line-break/></text:span><text:span text:style-name="T1761">minia, par la fille du Daulphin, i</text:span><text:span text:style-name="T1762">l les bailla &amp; rec(o2)(-)</text:span><text:span text:style-name="T1763"><text:line-break/></text:span><text:span text:style-name="T1764">manda à vne sienne Damoiselle de ch(a2)bre, faignant</text:span><text:span text:style-name="T1765"><text:line-break/></text:span><text:span text:style-name="T1766">auoir des lettres de trop gr(a2)de importance, pour Ro(-)</text:span><text:span text:style-name="T1767"><text:line-break/></text:span><text:span text:style-name="T1768">me, qui le gardoit d'att(e2)dre ce que Flaminia luy vou</text:span><text:span text:style-name="T1769"><text:line-break/></text:span><text:soft-page-break/><text:span text:style-name="T1770">droit c(o2)mander, adioustant qu'il auoit commande(-)</text:span><text:span text:style-name="T1771"><text:line-break/></text:span><text:span text:style-name="T1772">m(e2)t ex</text:span><text:span text:style-name="T1773">pres de se pres(e2)ter à elle au retour. Est(a2)t party</text:span><text:span text:style-name="T1774"><text:line-break/></text:span><text:span text:style-name="T1775">auec telle excuse, il piqua &amp; sortit de la ville, &amp; s'(e2) al(-)</text:span><text:span text:style-name="T1776"><text:line-break/></text:span><text:span text:style-name="T1777">la en vn petit bois proche de là, où il tua son cheual</text:span><text:span text:style-name="T1778"><text:line-break/></text:span><text:span text:style-name="T1779">en lieu solitaire, &amp; r(o2)pit son m(a2)teau en plus de mille</text:span><text:span text:style-name="T1780"><text:line-break/></text:span><text:span text:style-name="T1781">pieces, laiss(a2)t<text:s/></text:span><text:span text:style-name="T1782">apres en mille lieux, à fin (q2) pas tels indi</text:span><text:span text:style-name="T1783"><text:line-break/></text:span><text:span text:style-name="T1784">ces, l'(o2) ne peut cognoistre qu'il eut esté celuy qui eust</text:span><text:span text:style-name="T1785"><text:line-break/></text:span><text:span text:style-name="T1786">apporté les missiues à Flaminia. La damoiselle de ch(a2)</text:span><text:span text:style-name="T1787"><text:line-break/></text:span><text:span text:style-name="T1788">bre pres(e2)ta les lettres à sa maistresse, luy narr(a2)t la ma(-)</text:span><text:span text:style-name="T1789"><text:line-break/></text:span><text:span text:style-name="T1790">niere que le Courrier au</text:span><text:span text:style-name="T1791">oit tenue en les luy baillant,</text:span><text:span text:style-name="T1792"><text:line-break/></text:span><text:span text:style-name="pb">[53]</text:span><text:span text:style-name="T1793"><text:line-break/></text:span><text:span text:style-name="T1794">&amp; en outre, le c(o2)mandem(e2)t qu'il auoit de la Daul(-)</text:span><text:span text:style-name="T1795"><text:line-break/></text:span><text:span text:style-name="T1796">phine de se presenter à elle, aussi tost qu'il auroit sa</text:span><text:span text:style-name="T1797"><text:line-break/></text:span><text:span text:style-name="T1798">despesche de Rome. Flaminia les print auec vn gr(a2)d</text:span><text:span text:style-name="T1799"><text:line-break/></text:span><text:span text:style-name="T1800">desplaisir, &amp; premierement les ay(a2)t baisées, sel</text:span><text:span text:style-name="T1801">on sa</text:span><text:span text:style-name="T1802"><text:line-break/></text:span><text:span text:style-name="T1803">coustume, &amp; s'estant retiree seule en vne autre ch(a2)(-)</text:span><text:span text:style-name="T1804"><text:line-break/></text:span><text:span text:style-name="T1805">bre, elle ouurit le paquet, auquel elle trouua force</text:span><text:span text:style-name="T1806"><text:line-break/></text:span><text:span text:style-name="T1807">papier blanc plié, en maniere de lettres, à ceste cause</text:span><text:span text:style-name="T1808"><text:line-break/></text:span><text:span text:style-name="T1809">s'esmerueillant, &amp; regardant soigneusement si elle</text:span><text:span text:style-name="T1810"><text:line-break/></text:span><text:span text:style-name="T1811">verroit seulement vn mot escript</text:span><text:span text:style-name="T1812">, finalem(e2)t luy vint</text:span><text:span text:style-name="T1813"><text:line-break/></text:span><text:span text:style-name="T1814">entre les mains celle qui estoit toute escrite, laquelle</text:span><text:span text:style-name="T1815"><text:line-break/></text:span><text:span text:style-name="T1816">elle ouurit auec tres(-)</text:span><text:span text:style-name="T1817"><text:line-break/></text:span><text:span text:style-name="T1818">grande ioye, esperant entendre</text:span><text:span text:style-name="T1819"><text:line-break/></text:span><text:span text:style-name="T1820">d'icelle la cause des autres qui estoient ainsi pliees</text:span><text:span text:style-name="T1821"><text:line-break/></text:span><text:span text:style-name="T1822">sans aucune escriture. La belle dame comm(e2)ça d(o2)c</text:span><text:span text:style-name="T1823"><text:line-break/></text:span><text:span text:style-name="T1824">à lire, t</text:span><text:span text:style-name="T1825">ant quelle vint iusques au bout, auec vn tres(-)</text:span><text:span text:style-name="T1826"><text:line-break/></text:span><text:span text:style-name="T1827">grand estonnem(e2)t de la hardiesse de celuy qui la luy</text:span><text:span text:style-name="T1828"><text:line-break/></text:span><text:span text:style-name="T1829">auoit enuoyee. Ceste-cy comme bi(e2) aduisee, s'estoit</text:span><text:span text:style-name="T1830"><text:line-break/></text:span><text:span text:style-name="T1831">bien apperceuë auparauant que Pierre luy portoit</text:span><text:span text:style-name="T1832"><text:line-break/></text:span><text:span text:style-name="T1833">vn tres-grand'amour, le iugeant aux prouesses q</text:span><text:span text:style-name="T1834">ue</text:span><text:span text:style-name="T1835"><text:line-break/></text:span><text:span text:style-name="T1836">il auoit faites vne infinité de fois, en sa presence, &amp;</text:span><text:span text:style-name="T1837"><text:line-break/></text:span><text:span text:style-name="T1838">à certains autres signes que le ieune homme faisoit</text:span><text:span text:style-name="T1839"><text:line-break/></text:span><text:span text:style-name="T1840">en la regard(a2)t, bien qu'il eust eu vn tresgr(a2)d esgard</text:span><text:span text:style-name="T1841"><text:line-break/></text:span><text:span text:style-name="T1842">de faire que ny elle ny autre se peust apperceuoir de</text:span><text:span text:style-name="T1843"><text:line-break/></text:span><text:span text:style-name="T1844">cela : &amp; Amour lequel peu souue</text:span><text:span text:style-name="T1845">nt permet &amp; con(-)</text:span><text:span text:style-name="T1846"><text:line-break/></text:span><text:span text:style-name="T1847">sent qu'aucun aime en vain, aimant chose libre, &amp;</text:span><text:span text:style-name="T1848"><text:line-break/></text:span><text:span text:style-name="T1849">desioincte du lien d'autruy, auoit neantmoins faict</text:span><text:span text:style-name="T1850"><text:line-break/></text:span><text:span text:style-name="T1851">sentir auparauant quelque pointure à ceste-cy, bien</text:span><text:span text:style-name="T1852"><text:line-break/></text:span><text:span text:style-name="T1853">que ce fust legerement. Mais maintenant qu'il luy</text:span><text:span text:style-name="T1854"><text:line-break/></text:span><text:span text:style-name="T1855">sembla que le temps estoit propre</text:span><text:span text:style-name="T1856"><text:s/>d'auoir honneur</text:span><text:span text:style-name="T1857"><text:line-break/></text:span><text:span text:style-name="T1858">de son entreprinse, il luy lancea de la plus gr(a2)de for(-)</text:span><text:span text:style-name="T1859"><text:line-break/></text:span><text:span text:style-name="T1860">ce qu'il peust tout en vn temps, &amp; la flamme &amp; le</text:span><text:span text:style-name="T1861"><text:line-break/></text:span><text:span text:style-name="T1862">traict au cœur, si auant, qu'en vn instant, elle ne de(-)</text:span><text:span text:style-name="T1863"><text:line-break/></text:span><text:span text:style-name="T1864">uint pas moins amoureuse de Pierre, que Pierre</text:span><text:span text:style-name="T1865"><text:line-break/></text:span><text:span text:style-name="pb">[n.p.]</text:span><text:span text:style-name="T1866"><text:line-break/></text:span><text:span text:style-name="T1867">estoit d'elle. P</text:span><text:span text:style-name="T1868">arquoy commenceant sur ce à penser</text:span><text:span text:style-name="T1869"><text:line-break/></text:span><text:span text:style-name="T1870">diligemment, elle se vint tout d'vn coup souuenir</text:span><text:span text:style-name="T1871"><text:line-break/></text:span><text:span text:style-name="T1872">c(o2)bien de trauaux, de deshonneurs &amp; morts auoi(e2)t</text:span><text:span text:style-name="T1873"><text:line-break/></text:span><text:span text:style-name="T1874">desia souffert tant d'autres amans, pour se vouloir</text:span><text:span text:style-name="T1875"><text:line-break/></text:span><text:span text:style-name="T1876">ainsi secretement aymer, &amp; iouïr les vns des autres,</text:span><text:span text:style-name="T1877"><text:line-break/></text:span><text:soft-page-break/><text:span text:style-name="T1878">comme elle<text:s/></text:span><text:span text:style-name="T1879">auoit desia tresbien p(e2)sé qu'il leur estoit</text:span><text:span text:style-name="T1880"><text:line-break/></text:span><text:span text:style-name="T1881">force de faire. Pensant en outre que l'on ne pourroit</text:span><text:span text:style-name="T1882"><text:line-break/></text:span><text:span text:style-name="T1883">donner aucun commencement, ny à tel ordre, ny à</text:span><text:span text:style-name="T1884"><text:line-break/></text:span><text:span text:style-name="T1885">tel plasir, sans le sçeu d'vne tierce, &amp; parau(a2)ture d'v(-)</text:span><text:span text:style-name="T1886"><text:line-break/></text:span><text:span text:style-name="T1887">ne quatriesme personne, elle estoit en vne tr</text:span><text:span text:style-name="T1888">es-gran(-)</text:span><text:span text:style-name="T1889"><text:line-break/></text:span><text:span text:style-name="T1890">de peine. Mais la vertu qu'amour transmet en ses fi(-)</text:span><text:span text:style-name="T1891"><text:line-break/></text:span><text:span text:style-name="T1892">de les seruiteurs, reiettant vn iour vaillamment tou(-)</text:span><text:span text:style-name="T1893"><text:line-break/></text:span><text:span text:style-name="T1894">te pensee ennemie, monstra à l'amoureuse Flaminia</text:span><text:span text:style-name="T1895"><text:line-break/></text:span><text:span text:style-name="T1896">toute voye facile, tout danger vain, &amp; en fin toute</text:span><text:span text:style-name="T1897"><text:line-break/></text:span><text:span text:style-name="T1898">cruelle &amp; rigoureuse mort, douce</text:span><text:span text:style-name="T1899"><text:s/>&amp; gracieuse vie.</text:span><text:span text:style-name="T1900"><text:line-break/></text:span><text:span text:style-name="T1901">Parquoy ay(a2)t deliberé se descouurir à vne si(e2)ne vieil(-)</text:span><text:span text:style-name="T1902"><text:line-break/></text:span><text:span text:style-name="T1903">le &amp; loyalle chambriere, loüant fort en soymesme le</text:span><text:span text:style-name="T1904"><text:line-break/></text:span><text:span text:style-name="T1905">moyen que Pierre auoit tenu pour luy faire seure(-)</text:span><text:span text:style-name="T1906"><text:line-break/></text:span><text:span text:style-name="T1907">ment receuoir la lettre, elle luy donna telle response.</text:span></text:p>
      <text:h text:style-name="Titre3" text:outline-level="3"><text:span text:style-name="T1908">Response de Fla</text:span><text:span text:style-name="T1909">minia à la mi&lt;ATTcaractere&gt;iue de Pierre,</text:span><text:span text:style-name="T1910"><text:line-break/></text:span><text:span text:style-name="T1911">fils du Comte de Saluce.</text:span></text:h>
      <text:p text:style-name="P1912"><text:span text:style-name="T1913">S</text:span><text:span text:style-name="T1914">Eigneur Pierre, veritablement vostre hardiesse a</text:span><text:span text:style-name="T1915"><text:line-break/></text:span><text:span text:style-name="T1916">esté grande, la quelle tout en vn mesme temps</text:span><text:span text:style-name="T1917"><text:line-break/></text:span><text:span text:style-name="T1918">vous rend digne enuers moy de haine eternelle, &amp;</text:span><text:span text:style-name="T1919"><text:line-break/></text:span><text:span text:style-name="T1920">d'amour inestimable. Quand ie pense à toute<text:s/></text:span><text:span text:style-name="T1921">heure,</text:span><text:span text:style-name="T1922"><text:line-break/></text:span><text:span text:style-name="T1923">qu'auec l'esper(a2)ce de trouuer en moy peu d'honne(-)</text:span><text:span text:style-name="T1924"><text:line-break/></text:span><text:span text:style-name="T1925">steté, vous m'ayez escrit de tel subiect que vous</text:span><text:span text:style-name="T1926"><text:line-break/></text:span><text:span text:style-name="T1927">auez faict, ie ne peux faire que ie ne me</text:span><text:span text:style-name="T1928"><text:line-break/></text:span><text:span text:style-name="T1929">plaigne de vous, &amp; que ie ne me tienne merueil(-)</text:span><text:span text:style-name="T1930"><text:line-break/></text:span><text:span text:style-name="T1931">leusement outragee : mais quand ie considere bien la</text:span><text:span text:style-name="T1932"><text:line-break/></text:span><text:span text:style-name="pb">[54]</text:span><text:span text:style-name="T1933"><text:line-break/></text:span><text:span text:style-name="T1934">chose en apres, ie pense que ie suis extremement ay(-)</text:span><text:span text:style-name="T1935"><text:line-break/></text:span><text:span text:style-name="T1936">mee, puis que vostre hardiesse m'en rend certaine,</text:span><text:span text:style-name="T1937"><text:line-break/></text:span><text:span text:style-name="T1938">laquelle n'eust pas esté telle en vous, si vne tres-gr(a2)(-)</text:span><text:span text:style-name="T1939"><text:line-break/></text:span><text:span text:style-name="T1940">de force d'amour ne luy eust aidé, n'ayant iusques à</text:span><text:span text:style-name="T1941"><text:line-break/></text:span><text:span text:style-name="T1942">present on ques eu signe, duq</text:span><text:span text:style-name="T1943">uel vous ayez peu com(-)</text:span><text:span text:style-name="T1944"><text:line-break/></text:span><text:span text:style-name="T1945">prendre qu'il y ait en moy aucune estincelle de pen(-)</text:span><text:span text:style-name="T1946"><text:line-break/></text:span><text:span text:style-name="T1947">see en vous ny en homme qui viue : ie veux dy-ie,</text:span><text:span text:style-name="T1948"><text:line-break/></text:span><text:span text:style-name="T1949">croire que vous m'aymez infiniment, &amp; ie vous en</text:span><text:span text:style-name="T1950"><text:line-break/></text:span><text:span text:style-name="T1951">veux recomp(e2)ser, non pas seulement donner pard(o2).</text:span><text:span text:style-name="T1952"><text:line-break/></text:span><text:span text:style-name="T1953">Parquoy vous ferez ce<text:s/></text:span><text:span text:style-name="T1954">que vous enchargera la mes(-)</text:span><text:span text:style-name="T1955"><text:line-break/></text:span><text:span text:style-name="T1956">sagere de la presente, &amp; vous resiouissez, si ma faueur</text:span><text:span text:style-name="T1957"><text:line-break/></text:span><text:span text:style-name="T1958">le peut faire. Ayant acheué d'escrire la lettre, l'ay(a2)t</text:span><text:span text:style-name="T1959"><text:line-break/></text:span><text:span text:style-name="T1960">pliee, elle appella vne sienne vieille chambriere, à</text:span><text:span text:style-name="T1961"><text:line-break/></text:span><text:span text:style-name="T1962">laquelle elle commença à dire ainsi en lieu secret,</text:span><text:span text:style-name="T1963"><text:line-break/></text:span><text:span text:style-name="T1964">apres<text:s/></text:span><text:span text:style-name="T1965">plusieurs souspirs, Iulia, ie t'ay tousiours se(-)</text:span><text:span text:style-name="T1966"><text:line-break/></text:span><text:span text:style-name="T1967">coutue, sans que tu m'en ayes requise, en tout ce</text:span><text:span text:style-name="T1968"><text:line-break/></text:span><text:span text:style-name="T1969">que i'ay cogneu que tu en ayes eu besoing, comme</text:span><text:span text:style-name="T1970"><text:line-break/></text:span><text:span text:style-name="T1971">tu sçais bien toy-mesme, mieux que tout autre, &amp; si</text:span><text:span text:style-name="T1972"><text:line-break/></text:span><text:span text:style-name="T1973">ie t'ay donné en toute occasion, signe manifeste, &amp;</text:span><text:span text:style-name="T1974"><text:line-break/></text:span><text:span text:style-name="T1975">t'</text:span><text:span text:style-name="T1976">ay demonstré, comme tes belles façons &amp; manie(-)</text:span><text:span text:style-name="T1977"><text:line-break/></text:span><text:span text:style-name="T1978">res m'ont pleu, &amp; apres, maintenant que tu es</text:span><text:span text:style-name="T1979"><text:line-break/></text:span><text:span text:style-name="T1980">vieille, &amp; qu'à mon iugement tu n'as besoing</text:span><text:span text:style-name="T1981"><text:line-break/></text:span><text:span text:style-name="T1982">d'autre chose, ie te veux donner plus grand signe</text:span><text:span text:style-name="T1983"><text:line-break/></text:span><text:soft-page-break/><text:span text:style-name="T1984">de la grande amitié que ie te porte, que ie n'ay en(-)</text:span><text:span text:style-name="T1985"><text:line-break/></text:span><text:span text:style-name="T1986">cores faict</text:span><text:span text:style-name="T1987"><text:s/>par le passé, à fin que partant de ce</text:span><text:span text:style-name="T1988"><text:line-break/></text:span><text:span text:style-name="T1989">monde, tu puisses mourir consolee &amp; certaine</text:span><text:span text:style-name="T1990"><text:line-break/></text:span><text:span text:style-name="T1991">d'auoir esté aymee, au plus grand degré d'amour</text:span><text:span text:style-name="T1992"><text:line-break/></text:span><text:span text:style-name="T1993">que l'on puisse penser, choisir &amp; desirer, de cel(-)</text:span><text:span text:style-name="T1994"><text:line-break/></text:span><text:span text:style-name="T1995">le qui t'estime beaucoup. I'ay tousiours, comme tu</text:span><text:span text:style-name="T1996"><text:line-break/></text:span><text:span text:style-name="T1997">sçais, mis entre tes</text:span><text:span text:style-name="T1998"><text:s/>mains mes plus cheres bes(o2)gnes,</text:span><text:span text:style-name="T1999"><text:line-break/></text:span><text:span text:style-name="T2000">&amp; me suis fiee en toy, plus qu'en aucune autre de</text:span><text:span text:style-name="T2001"><text:line-break/></text:span><text:span text:style-name="T2002">tout mon secret, bien que iusques à present tu ayes</text:span><text:span text:style-name="T2003"><text:line-break/></text:span><text:span text:style-name="pb">[n.p.]</text:span><text:span text:style-name="T2004"><text:line-break/></text:span><text:span text:style-name="T2005">sçeu de moy, chose de peu d'importance, &amp; de peu</text:span><text:span text:style-name="T2006"><text:line-break/></text:span><text:span text:style-name="T2007">de preuue de ta fidelité : ce ne(a2)t moins tu as tousiours</text:span><text:span text:style-name="T2008"><text:line-break/></text:span><text:span text:style-name="T2009">es</text:span><text:span text:style-name="T2010">té seule, qui as sçeu &amp; cogneu mon cœur. Mainte(-)</text:span><text:span text:style-name="T2011"><text:line-break/></text:span><text:span text:style-name="T2012">nant, au moyen d'amour, tu entendras de moy chose</text:span><text:span text:style-name="T2013"><text:line-break/></text:span><text:span text:style-name="T2014">par la quelle tu verras la confiance, que ie dy auoit</text:span><text:span text:style-name="T2015"><text:line-break/></text:span><text:span text:style-name="T2016">eu tousiours plus en toy qu'(e2) autre, auoir esté vraye :</text:span><text:span text:style-name="T2017"><text:line-break/></text:span><text:span text:style-name="T2018">&amp; considerant icelle, tu concluras aussi n</text:span><text:span text:style-name="T2019">ecessaire(-)</text:span><text:span text:style-name="T2020"><text:line-break/></text:span><text:span text:style-name="T2021">ment, que ie t'ay tousiours aymee comme ma pro(-)</text:span><text:span text:style-name="T2022"><text:line-break/></text:span><text:span text:style-name="T2023">pre vie. Et puis elle luy narra en bref tout ce qui e(-)</text:span><text:span text:style-name="T2024"><text:line-break/></text:span><text:span text:style-name="T2025">stoit aduenu de Pierre, adioustant qu'elle ne pouuoit</text:span><text:span text:style-name="T2026"><text:line-break/></text:span><text:span text:style-name="T2027">iamais estre à autre qu'à luy. Et puis auec les meil(-)</text:span><text:span text:style-name="T2028"><text:line-break/></text:span><text:span text:style-name="T2029">leures raisons qu'elle peu</text:span><text:span text:style-name="T2030">t, prouu(a2)t vaines toutes les</text:span><text:span text:style-name="T2031"><text:line-break/></text:span><text:span text:style-name="T2032">choses qui pouuoient aduenir contraires à ceste en(-)</text:span><text:span text:style-name="T2033"><text:line-break/></text:span><text:span text:style-name="T2034">treprinse, elle la requist de son ayde &amp; secours. La</text:span><text:span text:style-name="T2035"><text:line-break/></text:span><text:span text:style-name="T2036">b(o2)ne vieille ayant ouy cela, fut la plus dolente fem(-)</text:span><text:span text:style-name="T2037"><text:line-break/></text:span><text:span text:style-name="T2038">me du monde, &amp; s'efforçea le mieux qu'elle peut</text:span><text:span text:style-name="T2039"><text:line-break/></text:span><text:span text:style-name="T2040">de luy fai</text:span><text:span text:style-name="T2041">re haïr Pierre, &amp; puis de luy ramenteuoir</text:span><text:span text:style-name="T2042"><text:line-break/></text:span><text:span text:style-name="T2043">la honte &amp; la ruine qui pouuoit fort aisément nai(-)</text:span><text:span text:style-name="T2044"><text:line-break/></text:span><text:span text:style-name="T2045">stre de ceste entreprise. Mais voyant qu'elle ne gai(-)</text:span><text:span text:style-name="T2046"><text:line-break/></text:span><text:span text:style-name="T2047">gnoit rien, pource que la Damoiselle luy demand(a2)t</text:span><text:span text:style-name="T2048"><text:line-break/></text:span><text:span text:style-name="T2049">son ay de, &amp; reiettant son c(o2)seil, disoit qu'elle</text:span><text:span text:style-name="T2050"><text:s/>se tue(-)</text:span><text:span text:style-name="T2051"><text:line-break/></text:span><text:span text:style-name="T2052">roit soy-mesme, elle dist ainsi : Flaminia, i'eusse bien</text:span><text:span text:style-name="T2053"><text:line-break/></text:span><text:span text:style-name="T2054">voulu (&amp; Dieu sçait que ie l'ay long temps desiré)</text:span><text:span text:style-name="T2055"><text:line-break/></text:span><text:span text:style-name="T2056">que l'occasi(o2) se fust presentee, fust-ce auec ma mort,</text:span><text:span text:style-name="T2057"><text:line-break/></text:span><text:span text:style-name="T2058">de vous certifier vn iour, que i'ay tousiours fort bien</text:span><text:span text:style-name="T2059"><text:line-break/></text:span><text:span text:style-name="T2060">cogneu, l'amitié que vo</text:span><text:span text:style-name="T2061">us m'auez portee, mais ie</text:span><text:span text:style-name="T2062"><text:line-break/></text:span><text:span text:style-name="T2063">n'eusse pas voulu vous le monstrer en tel subiect.</text:span><text:span text:style-name="T2064"><text:line-break/></text:span><text:span text:style-name="T2065">Non pour craindre le danger de ma vie, de laquelle</text:span><text:span text:style-name="T2066"><text:line-break/></text:span><text:span text:style-name="T2067">ie fais cas seulement pource que vous m'aimez, mais</text:span><text:span text:style-name="T2068"><text:line-break/></text:span><text:span text:style-name="T2069">bien le danger auquel vous vous mettez, de perdre</text:span><text:span text:style-name="T2070"><text:line-break/></text:span><text:span text:style-name="T2071">l'honneur. Mais puis que v</text:span><text:span text:style-name="T2072">ous n'auez iusques à</text:span><text:span text:style-name="T2073"><text:line-break/></text:span><text:span text:style-name="T2074">present descouuert autre moyen de faire preuue de</text:span><text:span text:style-name="T2075"><text:line-break/></text:span><text:span text:style-name="pb">[55]</text:span><text:span text:style-name="T2076"><text:line-break/></text:span><text:span text:style-name="T2077">mon amitié enuers vous, ie veux en cecy vous con(-)</text:span><text:span text:style-name="T2078"><text:line-break/></text:span><text:span text:style-name="T2079">tenter à plein, à ceste cause comm(a2)dez, &amp; sans plus</text:span><text:span text:style-name="T2080"><text:line-break/></text:span><text:span text:style-name="T2081">vous c(o2)tredire en aucune chose, ie feray ce que vous</text:span><text:span text:style-name="T2082"><text:line-break/></text:span><text:span text:style-name="T2083">m'enchargerez que</text:span><text:span text:style-name="T2084"><text:s/>ie fasse. La vieille se teut en cest</text:span><text:span text:style-name="T2085"><text:line-break/></text:span><text:span text:style-name="T2086">endroit, &amp; pleurant quasi, elle demeura attendant ce</text:span><text:span text:style-name="T2087"><text:line-break/></text:span><text:span text:style-name="T2088">que Flaminia luy voudroit encharger. Laquelle a(-)</text:span><text:span text:style-name="T2089"><text:line-break/></text:span><text:span text:style-name="T2090">pres l'auoir bien remerciee &amp; asseuree de ce qu'elle</text:span><text:span text:style-name="T2091"><text:line-break/></text:span><text:soft-page-break/><text:span text:style-name="T2092">craignoit, luy bailla la lettre, qu'elle auoit escrite vn</text:span><text:span text:style-name="T2093"><text:line-break/></text:span><text:span text:style-name="T2094">peu</text:span><text:span text:style-name="T2095"><text:s/>auparauant, pour responce à la sienne, &amp; luy</text:span><text:span text:style-name="T2096"><text:line-break/></text:span><text:span text:style-name="T2097">enchargea de la luy porter le plustost, &amp; le plus se(-)</text:span><text:span text:style-name="T2098"><text:line-break/></text:span><text:span text:style-name="T2099">crettement qu'il luy seroit possible, &amp; de l'aduiser</text:span><text:span text:style-name="T2100"><text:line-break/></text:span><text:span text:style-name="T2101">de se trouuer la nuict ensuiuant sur les onze heures,</text:span><text:span text:style-name="T2102"><text:line-break/></text:span><text:span text:style-name="T2103">aux murailles de la ville, du costé d'Occident,</text:span><text:span text:style-name="T2104"><text:s/>&amp; que</text:span><text:span text:style-name="T2105"><text:line-break/></text:span><text:span text:style-name="T2106">elle le feroit entrer, ayant les clefs d'vne petite porte</text:span><text:span text:style-name="T2107"><text:line-break/></text:span><text:span text:style-name="T2108">faicte en ce lieu pour le secours de la ville. La vieille,</text:span><text:span text:style-name="T2109"><text:line-break/></text:span><text:span text:style-name="T2110">encore quelle trouuast ceste entreprinse fort dange(-)</text:span><text:span text:style-name="T2111"><text:line-break/></text:span><text:span text:style-name="T2112">reuse, fit neantmoins tant que Pierre receut la let(-)</text:span><text:span text:style-name="T2113"><text:line-break/></text:span><text:span text:style-name="T2114">tre &amp; l'ambassade tout</text:span><text:span text:style-name="T2115"><text:s/>ensemble. A ceste cause il se</text:span><text:span text:style-name="T2116"><text:line-break/></text:span><text:span text:style-name="T2117">reputa le plus heureux homme qui fut iamais, &amp;</text:span><text:span text:style-name="T2118"><text:line-break/></text:span><text:span text:style-name="T2119">communiqu(a2)t le tout au loyal Rinconeto, qui luy</text:span><text:span text:style-name="T2120"><text:line-break/></text:span><text:span text:style-name="T2121">conseilloit de faire tout ce que la damoiselle luy en(-)</text:span><text:span text:style-name="T2122"><text:line-break/></text:span><text:span text:style-name="T2123">chargeoit, il commença auec le plus grand desir du</text:span><text:span text:style-name="T2124"><text:line-break/></text:span><text:span text:style-name="T2125">monde à attendre la</text:span><text:span text:style-name="T2126"><text:s/>nuict. Icelle estant venuë, il se</text:span><text:span text:style-name="T2127"><text:line-break/></text:span><text:span text:style-name="T2128">trouua incontinent au lieu desiré, où Flaminia qui</text:span><text:span text:style-name="T2129"><text:line-break/></text:span><text:span text:style-name="T2130">l'y attendoit, la receut auec grande ioye. Les deux</text:span><text:span text:style-name="T2131"><text:line-break/></text:span><text:span text:style-name="T2132">am(a2)s se tindrent pour ceste nuict en vne petite ch(a2)(-)</text:span><text:span text:style-name="T2133"><text:line-break/></text:span><text:span text:style-name="T2134">brette, qui estoit faicte là tout expres, là où l'on fai(</text:span><text:span text:style-name="T2135">-)</text:span><text:span text:style-name="T2136"><text:line-break/></text:span><text:span text:style-name="T2137">soit garde en tout temps de guerre, auec l'extreme</text:span><text:span text:style-name="T2138"><text:line-break/></text:span><text:span text:style-name="T2139">contentement &amp; plaisir que l'on peut p(e2)ser, &amp; puis</text:span><text:span text:style-name="T2140"><text:line-break/></text:span><text:span text:style-name="T2141">ils donnerent discretem(e2)t ordre à leur amour, auec</text:span><text:span text:style-name="T2142"><text:line-break/></text:span><text:span text:style-name="T2143">intention &amp; promesse de se trouuer toutes les nuicts</text:span><text:span text:style-name="T2144"><text:line-break/></text:span><text:span text:style-name="T2145">en ce lieu iusques à ce que le Marquis qu</text:span><text:span text:style-name="T2146">i estoit à la</text:span><text:span text:style-name="T2147"><text:line-break/></text:span><text:span text:style-name="pb">[n.p.]</text:span><text:span text:style-name="T2148"><text:line-break/></text:span><text:span text:style-name="T2149">chasse à ceste heure là, retournast, ou tant qu'ils</text:span><text:span text:style-name="T2150"><text:line-break/></text:span><text:span text:style-name="T2151">pourroient s'aider &amp; seruir de l'ordre &amp; moyen esta(-)</text:span><text:span text:style-name="T2152"><text:line-break/></text:span><text:span text:style-name="T2153">bly &amp; encommencé. Pierre estant party fort con(-)</text:span><text:span text:style-name="T2154"><text:line-break/></text:span><text:span text:style-name="T2155">tent vne heure d</text:span>eu(a2)t le iour, &amp; s'en estant retourné<text:line-break/>en son chasteau, il dist à Rinconetto tout ce qui luy<text:line-break/>estoit aduenu : &amp; la nuict ensuiuant il s'en retourna<text:line-break/>au lieu destiné à leurs plaisirs, ains à sa mort. Car le<text:line-break/>cruel destin qui conduisoit le ieune Gentilhomme<text:line-break/>à vne miserable fin, consentit que le Marquis auec<text:line-break/>peu de compagnie de ses Cheualiers &amp; Gentils h(o2)(-)<text:line-break/>mes, suiuant vn puissant cerf, arriuast là où il estoit,<text:line-break/>&amp; tournast les yeux comme s'il eust sçeu le tout,<text:line-break/>du costé où le pauure amant deuinant son mal<text:line-break/>se cachoit. Le Marquis voyant cela, certifié de tout<text:line-break/>ce qui luy<text:s/>estoit aduenu, commanda à quatre des<text:line-break/>sergens d'aller le couurir de manteaux, sans luy de(-)<text:line-break/>mander qui il estoit &amp; ce qu'il faisoit là, &amp; de le<text:line-break/>mener quant &amp; luy en la ville sans faire bruit. Le<text:line-break/>commandement d'iceluy fut executé sans bruit,<text:line-break/>pource que le<text:s/>miserable ne voulut aucunement re(-)<text:line-break/>sister ny dire mot. A ceste cause il fut prins sans<text:line-break/>le sçeu de Flaminia, &amp; mené en la ville ceste mesme<text:line-break/>nuict en la compagnie du Marquis, sans qu'aucun<text:line-break/>sçeust qu'il estoit. Flaminia salua son pere d'vn<text:line-break/><text:soft-page-break/>visage tres-ioyeux, &amp; puis quand il en fut temps<text:line-break/>elle print congé de luy. Et pour aduiser l'Amant<text:line-break/>de tout, elle s'en alla à la porte accoustumee, &amp; n'y<text:line-break/>trouuant aucun, elle pensa que Pierre auoit enten(-)<text:line-break/>du en quelque maniere la venuë du Marquis, &amp;<text:line-break/>que pour ceste cause &amp;<text:s/>raison il n'estoit venu. Par(-)<text:line-break/>quoy elle fut assez contente de cela, &amp; le loüa fort<text:line-break/>en elle mesme. Le Marquis deuinant quasi son<text:line-break/><text:span text:style-name="pb">[56]</text:span><text:line-break/>deshonneur, &amp; ne sçachant ny cognoissant encore<text:line-break/>qui le luy auoit faict, ayant premierement com(-)<text:line-break/>mandé à ceux qui s'estoient trouuez auec luy de ne<text:line-break/>dire mot de tout ce qu'ils auoient veu &amp; apperceu,<text:line-break/>&amp; puis ayant renuoyé chacun, se fit amener celle<text:line-break/>mesme nuict celuy que la fortune ennemie luy a(-)<text:line-break/>uoit mis entre ses mains, &amp; l'ayant recogneu, il se<text:line-break/>plaignit grandement de luy. Pierre ne sçeut ny ne<text:line-break/>voulut nier aucune chose, mais se voulut bien ex(-)<text:line-break/>cuser auec vne infinité de raisons qui ne luy serui(-)<text:line-break/>rent aucunement. Et pourtant le Marquis com(-)<text:line-break/>manda qu'il fust decapité ceste mesme nuict, &amp; que<text:line-break/>sa teste fust portee à Flaminia, à laquelle on dist<text:line-break/>telles parolles de sa part : Flaminia, voicy la teste<text:line-break/>&amp; la fin de celuy qui a esté le chef &amp; principe de<text:line-break/>tout ton des honneur &amp; scandale : ton pere te l'en(-)<text:line-break/>uoye, esperant que tu en reçoiues l'ennuy &amp; fas(-)<text:line-break/>cherie que ta faute merite. Flaminia la print har(-)<text:line-break/>diment &amp; dist, Que l'on die à mon pere qu'il aura<text:line-break/>bi(e2) tost le ch(a2)ge d'vn tant precieux d(o2). Et ayant<text:line-break/>renuoyé le seruiteur apres plusieurs larmes, sous(-)<text:line-break/>pirs, sanglots &amp; regrets, ayant bien baisé mille<text:line-break/>fois le pasle<text:s/>visage du cher amant, elle sortit secret(-)<text:line-break/>tement toute seule par la petite porte par laquelle<text:line-break/>elle souloit le faire entrer, &amp; s'en alla auec la te(-)<text:line-break/>ste de Pierre au chasteau du pere d'iceluy, &amp;<text:line-break/>ayant appellé vne des gardes, elle dist que pour<text:line-break/>affaires<text:s/>de tres-grande importance elle vouloit<text:line-break/>parler au Seigneur. Parquoy, sans sçauoit qui el(-)<text:line-break/>le estoit, elle fut menee deuant le pere de Pierre,<text:line-break/>auquel elle dist qu'elle vouloit secrettement mani(-)<text:line-break/>fester quelques choses d'importance, &amp; pourtant<text:line-break/><text:span text:style-name="pb">[n.p.]</text:span><text:line-break/>ne<text:s/>la cognoissant pas aussi, il se retira en vne cham(-)<text:line-break/>bre auec elle. Flaminia alors ayant descouuert la te(-)<text:line-break/>ste qu'elle auoit portee en vn linge de lin fort blanc,<text:line-break/>luy dist ainsi : Voila le fruict de la semence que tu as<text:line-break/>si bien sçeu garder, voila la teste de ton fils, lequel<text:line-break/>pour n'auoir eu honte de tascher à m'oster l'h(o2)neur,<text:line-break/>a merité que ie n'aye faict aucune difficulté de luy<text:line-break/>oster la vie. Et n'estant saoule &amp; contente du dom(-)<text:line-break/><text:soft-page-break/>mage &amp; perte d'vne tant mauuaise race, ie vi(e2)s pour<text:line-break/>me saouler de ta douleur, estant asseuree que tu ne<text:line-break/>m'offenseras en aucune part, veu que tu sçais bien<text:line-break/>de qui ie suis fille. Le pauure vieillard cogneut bien<text:line-break/>Flaminia, &amp; le pasle visage de son fils bien aimé.<text:line-break/>Parquoy estant forcené, sans considerer que si elle<text:line-break/>eust commis vn tel acte, elle eust tousiours eu crain(-)<text:line-break/>te de son nom, &amp; ne se fust ainsi hardim(e2)t presentee<text:line-break/>deuant luy, auec le vray &amp; horrible obiect d'vne si(e2)(-)<text:line-break/>ne tant grande douleur, se ietta sur elle de telle furie<text:line-break/>&amp; force que feroit vn Lion bien affamé sur vn<text:line-break/>agneau, &amp; luy donna plus de mille coups de poi(-)<text:line-break/>gnard, &amp; la fit mourir. Tout cela se sçeut, &amp; pour ce(-)<text:line-break/>ste cause s'esleua entre ces deux Seigneurs vne tres(-)<text:line-break/>cruelle guerre. Voylà la fin qu'eurent les deux in(-)<text:line-break/>fortunez amans : par laquelle<text:s/>on peut comprendre<text:line-break/>comme ceux-là sont sots, lesquels n'estans pas con(-)<text:line-break/>tens de ce que Dieu fait tous les iours pour eux,<text:line-break/>prient &amp; souhaittent tousiours d'auantage, sans se<text:line-break/>remettre à l'infinie bonté &amp; sapience d'iceluy. L'in(-)<text:line-break/>fortuné Marquis viuoit en<text:s/>grande tristesse pour n'a(-)<text:line-break/>uoir enfans, &amp; ne sçach(a2)t autre chose, il prioit pour<text:line-break/>sa ruine &amp; deshonneur, &amp; pouuoit partant de gra(-)<text:line-break/>ces &amp; dons qu'il auoit eu d'enhault, sans chercher<text:line-break/><text:span text:style-name="pb">[57]</text:span><text:span text:style-name="T2156"><text:line-break/></text:span><text:span text:style-name="T2157"><text:s/>autre chose, viure heureux, au lieu que pour ce en</text:span><text:span text:style-name="T2158"><text:line-break/></text:span><text:span text:style-name="T2159">quoy il a p</text:span><text:span text:style-name="T2160">ensé c(o2)sister toute sa felicité, il est mort</text:span><text:span text:style-name="T2161"><text:line-break/></text:span><text:span text:style-name="T2162">tant triste &amp; miserable qu'il laissa tout le monde</text:span><text:span text:style-name="T2163"><text:line-break/></text:span><text:span text:style-name="T2164">plein de compassion de luy.</text:span></text:p>
      <text:h text:style-name="Titre2" text:outline-level="2"><text:span text:style-name="T2165">FAVSTIN AYME EVGENIE, ET</text:span><text:span text:style-name="T2166"><text:line-break/></text:span><text:span text:style-name="T2167">à cause de la ialousie que le pere &amp; la mere en ont, il est</text:span><text:span text:style-name="T2168"><text:line-break/></text:span><text:span text:style-name="T2169">contrainct, s'il la veult voir, d'aller tou</text:span><text:span text:style-name="T2170">s les matins de</text:span><text:span text:style-name="T2171"><text:line-break/></text:span><text:span text:style-name="T2172">bonne heure à l'Eglise, où la mere la menoit à la Messe.</text:span><text:span text:style-name="T2173"><text:line-break/></text:span><text:span text:style-name="T2174">Nastagio de Rodiotti alloit au&lt;ATTcaractere&gt;i pour son profit en la(-)</text:span><text:span text:style-name="T2175"><text:line-break/></text:span><text:span text:style-name="T2176">dicte Eglise, &amp; à ladicte Messe, au grand destourbier</text:span><text:span text:style-name="T2177"><text:line-break/></text:span><text:span text:style-name="T2178">du plaisir des deux am(a2), à laquelle chose Faustin prou(</text:span><text:span text:style-name="T2179">-)</text:span><text:span text:style-name="T2180"><text:line-break/></text:span><text:span text:style-name="T2181">ueut tresbien par vne gentille ruse, le faisant recom(-)</text:span><text:span text:style-name="T2182"><text:line-break/></text:span><text:span text:style-name="T2183">mander au Curé, pour Iuif faict Chrestien.</text:span></text:h>
      <text:h text:style-name="Titre2" text:outline-level="2"><text:span text:style-name="T2184">novvelle. vi.</text:span></text:h>
      <text:p text:style-name="P2185"><text:span text:style-name="T2186">A</text:span><text:span text:style-name="T2187">Vssi tost que Sisimbre eut acheué</text:span><text:span text:style-name="T2188"><text:line-break/></text:span><text:span text:style-name="T2189">ceste piteuse &amp; tragique nouuelle,</text:span><text:span text:style-name="T2190"><text:line-break/></text:span><text:span text:style-name="T2191">chacun s'apprestoit d'en dire ce que</text:span><text:span text:style-name="T2192"><text:line-break/></text:span><text:span text:style-name="T2193">bon leur sembloit, quand la Rein</text:span><text:span text:style-name="T2194">e c(o2)(-)</text:span><text:span text:style-name="T2195"><text:line-break/></text:span><text:span text:style-name="T2196">manda à Folquet de suiure, lequel c(o2)(-)</text:span><text:span text:style-name="T2197"><text:line-break/></text:span><text:span text:style-name="T2198">mença à dire en ceste maniere.</text:span></text:p>
      <text:p text:style-name="P2199">La precedente nouuelle racontee par le seigneur<text:line-break/>Sisimbre, nous à rendus tout tristes, pource qu'elle<text:line-break/><text:soft-page-break/>ne traite que de fascheux &amp;<text:s/>tristes accid(e2)s, de ruine,<text:line-break/>de misere, de mort &amp; de sang, de maniere que pour<text:line-break/>vous effacer de la memoire l'ennuy que vous pou(-)<text:line-break/>uez auoir conceu d'vne telle tragedie, ie vous veux<text:line-break/>raconter quelque chose de plus plaisant &amp; recrea(-)<text:line-break/>tif, neantmoins sur<text:s/>le sujet d'amour.</text:p>
      <text:p text:style-name="p"><text:span text:style-name="T2200">[n.p.]</text:span><text:span text:style-name="T2201"><text:line-break/></text:span><text:span text:style-name="T2202">Il y auoit autresfois en la riche &amp; noble ville de</text:span><text:span text:style-name="T2203"><text:line-break/></text:span><text:span text:style-name="T2204">Bresse, vn vertueux &amp; accort ieune homme,</text:span><text:span text:style-name="T2205"><text:line-break/></text:span><text:span text:style-name="T2206">nommé Faustin, noble de sang, beau de corps,</text:span><text:span text:style-name="T2207"><text:line-break/></text:span><text:span text:style-name="T2208">d'esprit gentil, &amp; riche autant qu'aucun autre de</text:span><text:span text:style-name="T2209"><text:line-break/></text:span><text:span text:style-name="T2210">son temps, estant en celà fort fauorisé de<text:s/></text:span><text:span text:style-name="T2211">Dieu,</text:span><text:span text:style-name="T2212"><text:line-break/></text:span><text:span text:style-name="T2213">de la fortune &amp; de la nature. Cestuy-cy estoit a(-)</text:span><text:span text:style-name="T2214"><text:line-break/></text:span><text:span text:style-name="T2215">moureux &amp; brusloit extremement des beautez &amp;</text:span><text:span text:style-name="T2216"><text:line-break/></text:span><text:span text:style-name="T2217">de la valeur d'vne ieune fille appellee Eugenie, la(-)</text:span><text:span text:style-name="T2218"><text:line-break/></text:span><text:span text:style-name="T2219">quelle aimoit aussi ardemment le ieune homme,</text:span><text:span text:style-name="T2220"><text:line-break/></text:span><text:span text:style-name="T2221">qui ne laissoit passer aucune occasion, &amp; n'espar(-)</text:span><text:span text:style-name="T2222"><text:line-break/></text:span><text:span text:style-name="T2223">gnoit aucune peine pour la veoir, &amp; luy failloit</text:span><text:span text:style-name="T2224"><text:line-break/></text:span><text:span text:style-name="T2225">faire mille aguets &amp; descouuertes, pource que le</text:span><text:span text:style-name="T2226"><text:line-break/></text:span><text:span text:style-name="T2227">pere &amp; la mere qui s'estoient apperceus de cecy,</text:span><text:span text:style-name="T2228"><text:line-break/></text:span><text:span text:style-name="T2229">sans toutesfois l'auoir iamais peu tirer de la bouche</text:span><text:span text:style-name="T2230"><text:line-break/></text:span><text:span text:style-name="T2231">de la fille, la luy celoient par vne iuste force, crai</text:span><text:span text:style-name="T2232">(-)</text:span><text:span text:style-name="T2233"><text:line-break/></text:span><text:span text:style-name="T2234">gnant que pis aduint, pensant n'estre possible que</text:span><text:span text:style-name="T2235"><text:line-break/></text:span><text:span text:style-name="T2236">le ieune homme la voulust prendre à femme, pour</text:span><text:span text:style-name="T2237"><text:line-break/></text:span><text:span text:style-name="T2238">l'inegalité &amp; de sang &amp; de richesse, de laquelle le</text:span><text:span text:style-name="T2239"><text:line-break/></text:span><text:span text:style-name="T2240">ieune homme estoit abondant : ils la tenoient donc</text:span><text:span text:style-name="T2241"><text:line-break/></text:span><text:span text:style-name="T2242">la plus esloignee qu'ils pouuoient, &amp; cachee aux</text:span><text:span text:style-name="T2243"><text:line-break/></text:span><text:span text:style-name="T2244">y</text:span><text:span text:style-name="T2245">eux de Faustin. La mere qui estoit vn peu plus</text:span><text:span text:style-name="T2246"><text:line-break/></text:span><text:span text:style-name="T2247">deuote que les autres, ne vouloit pas qu'elle perdist</text:span><text:span text:style-name="T2248"><text:line-break/></text:span><text:span text:style-name="T2249">iamais la Messe tous les matins, de maniere qu'elle</text:span><text:span text:style-name="T2250"><text:line-break/></text:span><text:span text:style-name="T2251">la menoit tous les iours en vne Eglise qui estoit pres</text:span><text:span text:style-name="T2252"><text:line-break/></text:span><text:span text:style-name="T2253">de leur maison : mais si matin, qu'aucun de qual</text:span><text:span text:style-name="T2254">ité</text:span><text:span text:style-name="T2255"><text:line-break/></text:span><text:span text:style-name="T2256">ne la voyoit, &amp; à peine à ceste heure là les forger(o2)s</text:span><text:span text:style-name="T2257"><text:line-break/></text:span><text:span text:style-name="T2258">&amp; autres maneuuriers qui ont accoustumé de tra(-)</text:span><text:span text:style-name="T2259"><text:line-break/></text:span><text:span text:style-name="T2260">uailler &amp; commencer leur mestier plus matin que</text:span><text:span text:style-name="T2261"><text:line-break/></text:span><text:span text:style-name="T2262">les autres, estoient leuez : &amp; disoit-on expres, pour</text:span><text:span text:style-name="T2263"><text:line-break/></text:span><text:span text:style-name="T2264">l'amour de ceste ieune fille, la Messe en c</text:span><text:span text:style-name="T2265">este Eglise</text:span><text:span text:style-name="T2266"><text:line-break/></text:span><text:span text:style-name="T2267">de si bonne heure. Vn certain marchand de bleds</text:span><text:span text:style-name="T2268"><text:line-break/></text:span><text:span text:style-name="T2269">venu peu de iours auparauant habiter en ceste ville</text:span><text:span text:style-name="T2270"><text:line-break/></text:span><text:span text:style-name="pb">[58]</text:span><text:span text:style-name="T2271"><text:line-break/></text:span><text:span text:style-name="T2272">de Bresse, qui se nommoit le seigneur Nastagio de</text:span><text:span text:style-name="T2273"><text:line-break/></text:span><text:span text:style-name="T2274">Rodiotti, auoit accoustumé d'aller à ceste Messe. Il</text:span><text:span text:style-name="T2275"><text:line-break/></text:span><text:span text:style-name="T2276">estoit homme, lequel outre sa machan</text:span><text:span text:style-name="T2277">dise se mesloit</text:span><text:span text:style-name="T2278"><text:line-break/></text:span><text:span text:style-name="T2279">de toute autre chose, auec gaing, mais il estoit si</text:span><text:span text:style-name="T2280"><text:line-break/></text:span><text:span text:style-name="T2281">deuot, qu'il n'eust commis aucune vsure, ny faict</text:span><text:span text:style-name="T2282"><text:line-break/></text:span><text:span text:style-name="T2283">aucun tel marché, que premierement il n'eust ouy la</text:span><text:span text:style-name="T2284"><text:line-break/></text:span><text:span text:style-name="T2285">Messe, pensant parauanture par ce bien, qui ne luy</text:span><text:span text:style-name="T2286"><text:line-break/></text:span><text:span text:style-name="T2287">seruoit, recompenser le mal qu'il f</text:span><text:span text:style-name="T2288">aisoit, qui estoit</text:span><text:span text:style-name="T2289"><text:line-break/></text:span><text:span text:style-name="T2290">tres-grand, &amp; en estre excusé enuers Dieu. Cestuy(-)</text:span><text:span text:style-name="T2291"><text:line-break/></text:span><text:span text:style-name="T2292">cy alloit à ceste Messe, &amp; n'en perdoit pas vne : ce qui</text:span><text:span text:style-name="T2293"><text:line-break/></text:span><text:soft-page-break/><text:span text:style-name="T2294">luy tournoit à bien, pource qu'à l'heure que les au(-)</text:span><text:span text:style-name="T2295"><text:line-break/></text:span><text:span text:style-name="T2296">tres se leuoient, il estoit despesché &amp; exempt de ce(-)</text:span><text:span text:style-name="T2297"><text:line-break/></text:span><text:span text:style-name="T2298">ste obligation,<text:s/></text:span><text:span text:style-name="T2299">car il auoit prins cela pour obligation,</text:span><text:span text:style-name="T2300"><text:line-break/></text:span><text:span text:style-name="T2301">qui payast tout son debte. Faustin, par le moyen</text:span><text:span text:style-name="T2302"><text:line-break/></text:span><text:span text:style-name="T2303">d'Eugenie, ouyt parler de ceste Messe qui se disoit</text:span><text:span text:style-name="T2304"><text:line-break/></text:span><text:span text:style-name="T2305">ainsi de bonne heure, &amp; de ceux qui y alloient, &amp; de</text:span><text:span text:style-name="T2306"><text:line-break/></text:span><text:span text:style-name="T2307">toute autre particularité necessaire. A ceste cause e(-)</text:span><text:span text:style-name="T2308"><text:line-break/></text:span><text:span text:style-name="T2309">stan</text:span><text:span text:style-name="T2310">t tres content, esperant pouuoir veoir sa mai(-)</text:span><text:span text:style-name="T2311"><text:line-break/></text:span><text:span text:style-name="T2312">stresse qu'il aimoit tant, se mist à se leuer de bonne</text:span><text:span text:style-name="T2313"><text:line-break/></text:span><text:span text:style-name="T2314">heure, &amp; aller aussi en ladicte Eglise &amp; ouyr la pre(-)</text:span><text:span text:style-name="T2315"><text:line-break/></text:span><text:span text:style-name="T2316">miere Messe en la compagnie de sa bien aymee, mais</text:span><text:span text:style-name="T2317"><text:line-break/></text:span><text:span text:style-name="T2318">vestu autrement qu'il auoit accoustumé d'alle</text:span><text:span text:style-name="T2319">r à au(-)</text:span><text:span text:style-name="T2320"><text:line-break/></text:span><text:span text:style-name="T2321">tre heure, faisant celà, à fin que la mere d'Eugenie ne</text:span><text:span text:style-name="T2322"><text:line-break/></text:span><text:span text:style-name="T2323">le cogneust, car il sçauoit bien qu'elle ne menoit sa</text:span><text:span text:style-name="T2324"><text:line-break/></text:span><text:span text:style-name="T2325">fille si matin à la Messe que pour la cacher de ses</text:span><text:span text:style-name="T2326"><text:line-break/></text:span><text:span text:style-name="T2327">yeux. Le ieune homme continua sa deuotion plu(-)</text:span><text:span text:style-name="T2328"><text:line-break/></text:span><text:span text:style-name="T2329">fieurs iours, iouyss(a2)t de la veu</text:span><text:span text:style-name="T2330">ë bi(e2) aymee au mieux</text:span><text:span text:style-name="T2331"><text:line-break/></text:span><text:span text:style-name="T2332">qu'il pouuoit, de laquelle luy ostoit vne grande par(-)</text:span><text:span text:style-name="T2333"><text:line-break/></text:span><text:span text:style-name="T2334">tie la presence de Nastagio, lequel se mettoit tous(-)</text:span><text:span text:style-name="T2335"><text:line-break/></text:span><text:span text:style-name="T2336">iours aupres de l'Autel, comme s'il l'eust faict tout</text:span><text:span text:style-name="T2337"><text:line-break/></text:span><text:span text:style-name="T2338">expres, au droict aspect &amp; regard des deux, de</text:span><text:span text:style-name="T2339"><text:line-break/></text:span><text:span text:style-name="T2340">sorte &amp; maniere qu'i</text:span><text:span text:style-name="T2341">ls ne pouuoient se donner la</text:span><text:span text:style-name="T2342"><text:line-break/></text:span><text:span text:style-name="pb">[n.p.]</text:span><text:span text:style-name="T2343"><text:line-break/></text:span><text:span text:style-name="T2344">moindre œillade qu'il ne l'apperçeust incontinent,</text:span><text:span text:style-name="T2345"><text:line-break/></text:span><text:span text:style-name="T2346">pource qu'il prenoit attentiuem(e2)t garde à eux. Fau(-)</text:span><text:span text:style-name="T2347"><text:line-break/></text:span><text:span text:style-name="T2348">stin donc fut fort ennuyé &amp; desplaisant de la com(-)</text:span><text:span text:style-name="T2349"><text:line-break/></text:span><text:span text:style-name="T2350">pagnie de cestuy-cy, &amp; s'estant addonné à penser</text:span><text:span text:style-name="T2351"><text:line-break/></text:span><text:span text:style-name="T2352">quel moyen</text:span><text:span text:style-name="T2353"><text:s/>il deuoit tenir pour chasser cestuy-cy</text:span><text:span text:style-name="T2354"><text:line-break/></text:span><text:span text:style-name="T2355">de l'Eglise, il s'aduisa d'vn bon moyen, infaillible &amp;</text:span><text:span text:style-name="T2356"><text:line-break/></text:span><text:span text:style-name="T2357">ioyeux. Il s'en alla trouuer incontinent le Curé de</text:span><text:span text:style-name="T2358"><text:line-break/></text:span><text:span text:style-name="T2359">ceste Eglise &amp; luy dist : Monsieur, ce a tousiours esté</text:span><text:span text:style-name="T2360"><text:line-break/></text:span><text:span text:style-name="T2361">vne œuure tres loüable d'aider à vn chacun, &amp; mer(-)</text:span><text:span text:style-name="T2362"><text:line-break/></text:span><text:span text:style-name="T2363">ueilleusement aggreable à Dieu, lequel pour nous</text:span><text:span text:style-name="T2364"><text:line-break/></text:span><text:span text:style-name="T2365">ayder &amp; secourir n'a pas espargné soymesme, car il</text:span><text:span text:style-name="T2366"><text:line-break/></text:span><text:span text:style-name="T2367">a voulu mourir, comme vous deuez sçauoir mieux</text:span><text:span text:style-name="T2368"><text:line-break/></text:span><text:span text:style-name="T2369">que moy : &amp; bien qu'il soit tousiours bon d'aider</text:span><text:span text:style-name="T2370"><text:line-break/></text:span><text:span text:style-name="T2371">en toute maniere &amp; estat que ce soit, il m'est ad(-)</text:span><text:span text:style-name="T2372"><text:line-break/></text:span><text:span text:style-name="T2373">uis qu</text:span><text:span text:style-name="T2374">e le merite que nous acquerons quand nous</text:span><text:span text:style-name="T2375"><text:line-break/></text:span><text:span text:style-name="T2376">faisons bien expressément à celuy que nous voyons</text:span><text:span text:style-name="T2377"><text:line-break/></text:span><text:span text:style-name="T2378">auec grande necessité &amp; honte, en requerir autruy(-)</text:span><text:span text:style-name="T2379"><text:line-break/></text:span><text:span text:style-name="T2380">I'ay veu beaucoup de fois que ie suis allé à la</text:span><text:span text:style-name="T2381"><text:line-break/></text:span><text:span text:style-name="T2382">premiere Messe, se trouuer en ceste vostre Eglise</text:span><text:span text:style-name="T2383"><text:line-break/></text:span><text:span text:style-name="T2384">vn certain ho</text:span><text:span text:style-name="T2385">mme, lequel ie sçay pour certain a(-)</text:span><text:span text:style-name="T2386"><text:line-break/></text:span><text:span text:style-name="T2387">uoir esté Iuif, &amp; maintenant (Dieu mercy qui luy</text:span><text:span text:style-name="T2388"><text:line-break/></text:span><text:span text:style-name="T2389">a mis ainsi au cœur) il est faict Chrestien, &amp; vit</text:span><text:span text:style-name="T2390"><text:line-break/></text:span><text:span text:style-name="T2391">tant sainctement, religieusement &amp; chastement,</text:span><text:span text:style-name="T2392"><text:line-break/></text:span><text:span text:style-name="T2393">que ie ne pense pas que le Soleil voye vn meil(-)</text:span><text:span text:style-name="T2394"><text:line-break/></text:span><text:span text:style-name="T2395">leur homme que luy :<text:s/></text:span><text:span text:style-name="T2396">mais au contraire ie ne pen(-)</text:span><text:span text:style-name="T2397"><text:line-break/></text:span><text:span text:style-name="T2398">se pas que la terre en soustienne vn plus pauure</text:span><text:span text:style-name="T2399"><text:line-break/></text:span><text:span text:style-name="T2400">&amp; indigent, vn plus honteux apres &amp; plus mo(-)</text:span><text:span text:style-name="T2401"><text:line-break/></text:span><text:soft-page-break/><text:span text:style-name="T2402">deste qu'il est, &amp; vous iure par la bonté &amp; be(-)</text:span><text:span text:style-name="T2403"><text:line-break/></text:span><text:span text:style-name="T2404">nignité d'iceluy, que ie luy ay voulu donner</text:span><text:span text:style-name="T2405"><text:line-break/></text:span><text:span text:style-name="T2406">mille fois l'aumosne, &amp; à peine l'</text:span><text:span text:style-name="T2407">a il voulu pren(-)</text:span><text:span text:style-name="T2408"><text:line-break/></text:span><text:span text:style-name="T2409">dre. Parquoy seroit-ce vne œuure saincte &amp; di(-)</text:span><text:span text:style-name="T2410"><text:line-break/></text:span><text:span text:style-name="T2411">gne de vous qui estes religieux, de narrer par vn</text:span><text:span text:style-name="T2412"><text:line-break/></text:span><text:span text:style-name="pb">[59]</text:span><text:span text:style-name="T2413"><text:line-break/></text:span><text:span text:style-name="T2414">matin quand l'Eglise seroit pleine de vos parrois(-)</text:span><text:span text:style-name="T2415"><text:line-break/></text:span><text:span text:style-name="T2416">siens, la conuersion &amp; la bonté de cest homme, &amp;</text:span><text:span text:style-name="T2417"><text:line-break/></text:span><text:span text:style-name="T2418">faire en sorte qu'il eust vne b</text:span><text:span text:style-name="T2419">onne aumosne. Et</text:span><text:span text:style-name="T2420"><text:line-break/></text:span><text:span text:style-name="T2421">s'il vous plaist faire ainsi, donnez moy aduis du</text:span><text:span text:style-name="T2422"><text:line-break/></text:span><text:span text:style-name="T2423">iour, &amp; combien qu'il se trouue quasi trop matin</text:span><text:span text:style-name="T2424"><text:line-break/></text:span><text:span text:style-name="T2425">en vostre Eglise, ie feray en sorte que plusieurs</text:span><text:span text:style-name="T2426"><text:line-break/></text:span><text:span text:style-name="T2427">miens amis ne sçachans autre chose, l'y trouuer(o2)t</text:span><text:span text:style-name="T2428"><text:line-break/></text:span><text:span text:style-name="T2429">ceste mesme matinee, &amp; nous luy feron</text:span><text:span text:style-name="T2430">s auoir v(-)</text:span><text:span text:style-name="T2431"><text:line-break/></text:span><text:span text:style-name="T2432">ne bonne charité. Monsieur le Prestre, qui n'e(-)</text:span><text:span text:style-name="T2433"><text:line-break/></text:span><text:span text:style-name="T2434">stoit prestre, comme plusieurs du iourd'huy, &amp;</text:span><text:span text:style-name="T2435"><text:line-break/></text:span><text:span text:style-name="T2436">qui ne portoit point d'enuie aux aumosnes d'au(-)</text:span><text:span text:style-name="T2437"><text:line-break/></text:span><text:span text:style-name="T2438">truy, &amp; lequel pour vn pur zele de charité, &amp; de</text:span><text:span text:style-name="T2439"><text:line-break/></text:span><text:span text:style-name="T2440">l'amour qu'il portoit à Dieu, &amp; non pour faire</text:span><text:span text:style-name="T2441"><text:line-break/></text:span><text:span text:style-name="T2442">marchandise de la bonté de nostre Redempteur,</text:span><text:span text:style-name="T2443"><text:line-break/></text:span><text:span text:style-name="T2444">gardoit le temple diuin, luy promit gaillardement</text:span><text:span text:style-name="T2445"><text:line-break/></text:span><text:span text:style-name="T2446">le Dimanche ensuiuant qu'il y auroit beaucoup de</text:span><text:span text:style-name="T2447"><text:line-break/></text:span><text:span text:style-name="T2448">monde, pource que ce iour estoit la Dedicace de</text:span><text:span text:style-name="T2449"><text:line-break/></text:span><text:span text:style-name="T2450">l'Eglise, faire l'office comme il deuoit, &amp; fut bien</text:span><text:span text:style-name="T2451"><text:line-break/></text:span><text:span text:style-name="T2452">fasché qu'</text:span><text:span text:style-name="T2453">il ne l'auoit sçeu plustost. Faustin luy ay(a2)t</text:span><text:span text:style-name="T2454"><text:line-break/></text:span><text:span text:style-name="T2455">premierement bien donné la semblance de cestuy(-)</text:span><text:span text:style-name="T2456"><text:line-break/></text:span><text:span text:style-name="T2457">cy, tant des vestemens, que du visage, &amp; du reste,</text:span><text:span text:style-name="T2458"><text:line-break/></text:span><text:span text:style-name="T2459">print congé du bon Curé, &amp; ayant deuisé de tout</text:span><text:span text:style-name="T2460"><text:line-break/></text:span><text:span text:style-name="T2461">auec aucuns siens ieunes compagnons, il attendit</text:span><text:span text:style-name="T2462"><text:line-break/></text:span><text:span text:style-name="T2463">affectueu</text:span><text:span text:style-name="T2464">sement le Dimanche, &amp; quand il fut venu</text:span><text:span text:style-name="T2465"><text:line-break/></text:span><text:span text:style-name="T2466">il se trouua à la premiere Messe auec plusieurs autres</text:span><text:span text:style-name="T2467"><text:line-break/></text:span><text:span text:style-name="T2468">ieunes hommes, &amp; s'y trouua aussi le bon Nastagio</text:span><text:span text:style-name="T2469"><text:line-break/></text:span><text:span text:style-name="T2470">qui s'estoit mis au lieu accoustumé auec autre com(-)</text:span><text:span text:style-name="T2471"><text:line-break/></text:span><text:span text:style-name="T2472">pagnie, qui estoit là venuë, à cause de la Dedicace de</text:span><text:span text:style-name="T2473"><text:line-break/></text:span><text:span text:style-name="T2474">la</text:span><text:span text:style-name="T2475">dicte Eglise. Apres que monsieur le Curé eut leu</text:span><text:span text:style-name="T2476"><text:line-break/></text:span><text:span text:style-name="T2477">l'Eu(a2)gile &amp; le Credo, &amp; dit aucunes autres oraisons,</text:span><text:span text:style-name="T2478"><text:line-break/></text:span><text:span text:style-name="T2479">s'estant premierement essuyé deux ou trois fois le</text:span><text:span text:style-name="T2480"><text:line-break/></text:span><text:span text:style-name="T2481">front, &amp; ayant craché autant de fois, s'estant tourné</text:span><text:span text:style-name="T2482"><text:line-break/></text:span><text:span text:style-name="pb">[n.p.]</text:span><text:span text:style-name="T2483"><text:line-break/></text:span><text:span text:style-name="T2484">vers le peuple, il commença en ceste ma</text:span><text:span text:style-name="T2485">niere vn sien</text:span><text:span text:style-name="T2486"><text:line-break/></text:span><text:span text:style-name="T2487">petit sermon. Mes amis &amp; freres deuots, vous sça(-)</text:span><text:span text:style-name="T2488"><text:line-break/></text:span><text:span text:style-name="T2489">uez pource que Iesus Christ vous l'a manifestem(e2)t</text:span><text:span text:style-name="T2490"><text:line-break/></text:span><text:span text:style-name="T2491">demonstré, vous ayant en cela luy-mesme seruy d'e(-)</text:span><text:span text:style-name="T2492"><text:line-break/></text:span><text:span text:style-name="T2493">xemple, outre ce qu'il vous en a tousiours aduerty</text:span><text:span text:style-name="T2494"><text:line-break/></text:span><text:span text:style-name="T2495">de paroles, que le plus grand pla</text:span><text:span text:style-name="T2496">isir que nous autres</text:span><text:span text:style-name="T2497"><text:line-break/></text:span><text:span text:style-name="T2498">hommes puissions faire au souuerain Pere eternel,</text:span><text:span text:style-name="T2499"><text:line-break/></text:span><text:span text:style-name="T2500">est d'auoir pitié du prochain, l'aimant &amp; luy ay(-)</text:span><text:span text:style-name="T2501"><text:line-break/></text:span><text:span text:style-name="T2502">dant tousiours de ce qu'il a besoing de tout nostre</text:span><text:span text:style-name="T2503"><text:line-break/></text:span><text:span text:style-name="T2504">pouuoir. Ie ne pense pas donc qu'il me soit main(-)</text:span><text:span text:style-name="T2505"><text:line-break/></text:span><text:span text:style-name="T2506">tenant difficile tirer de vou</text:span><text:span text:style-name="T2507">s le fruict que ie desire :</text:span><text:span text:style-name="T2508"><text:line-break/></text:span><text:soft-page-break/><text:span text:style-name="T2509">&amp; pource que vous sçauez quel bien c'est, &amp; pour(-)</text:span><text:span text:style-name="T2510"><text:line-break/></text:span><text:span text:style-name="T2511">ce que ie vous cognois tant pleins de charité, que</text:span><text:span text:style-name="T2512"><text:line-break/></text:span><text:span text:style-name="T2513">toutes les fois qu'il se presente deuant vous vn pau(-)</text:span><text:span text:style-name="T2514"><text:line-break/></text:span><text:span text:style-name="T2515">ure honteux &amp; necessiteux, vous luy aydez par</text:span><text:span text:style-name="T2516"><text:line-break/></text:span><text:span text:style-name="T2517">compassion. Le voicy qu</text:span><text:span text:style-name="T2518">e ie vous monstre, &amp; le</text:span><text:span text:style-name="T2519"><text:line-break/></text:span><text:span text:style-name="T2520">vous recommande, tendant &amp; dressant la main vers</text:span><text:span text:style-name="T2521"><text:line-break/></text:span><text:span text:style-name="T2522">Nastagio, &amp; le monstrant à tous, qui s'estoi(e2)t ap(-)</text:span><text:span text:style-name="T2523"><text:line-break/></text:span><text:span text:style-name="T2524">prochez de l'Autel pour mieux ouyr le prestre, &amp;</text:span><text:span text:style-name="T2525"><text:line-break/></text:span><text:span text:style-name="T2526">adiousta qu'il estoit Iuif, &amp; qu'il auoit quitté &amp; laissé</text:span><text:span text:style-name="T2527"><text:line-break/></text:span><text:span text:style-name="T2528">tout son bien &amp; ses<text:s/></text:span><text:span text:style-name="T2529">moyens auec la faulse foy qu'il</text:span><text:span text:style-name="T2530"><text:line-break/></text:span><text:span text:style-name="T2531">tenoit. Nastagio ne croyoit point que ces parolles</text:span><text:span text:style-name="T2532"><text:line-break/></text:span><text:span text:style-name="T2533">eussent esté dictes pour l'amour de luy, combien que</text:span><text:span text:style-name="T2534"><text:line-break/></text:span><text:span text:style-name="T2535">la main du prestre l'eust demonstré &amp; enseigné, &amp;</text:span><text:span text:style-name="T2536"><text:line-break/></text:span><text:span text:style-name="T2537">pour ceste cause ne se mouuant aucunement, il luy</text:span><text:span text:style-name="T2538"><text:line-break/></text:span><text:span text:style-name="T2539">vint enuie de mettre</text:span><text:span text:style-name="T2540"><text:s/>la main à la bourse, &amp; faire ce</text:span><text:span text:style-name="T2541"><text:line-break/></text:span><text:span text:style-name="T2542">que vne infinité d'autres commençoient déja à</text:span><text:span text:style-name="T2543"><text:line-break/></text:span><text:span text:style-name="T2544">faire. Faustin fut le premier lequel estant venu là</text:span><text:span text:style-name="T2545"><text:line-break/></text:span><text:span text:style-name="T2546">où Nastagio estoit, luy presenta l'aumosne : là des(-)</text:span><text:span text:style-name="T2547"><text:line-break/></text:span><text:span text:style-name="T2548">sus Nastagio fut vn peu troublé, &amp; dist d'vne voix</text:span><text:span text:style-name="T2549"><text:line-break/></text:span><text:span text:style-name="T2550">basse. I'ay meilleu</text:span><text:span text:style-name="T2551">re bourse que tu n'as d'aureilles. A</text:span><text:span text:style-name="T2552"><text:line-break/></text:span><text:span text:style-name="T2553">ces parolles, le Prestre qui estoit encore tourné vers</text:span><text:span text:style-name="T2554"><text:line-break/></text:span><text:span text:style-name="pb">[60]</text:span><text:span text:style-name="T2555"><text:line-break/></text:span><text:span text:style-name="T2556">le peuple, pour veoir quel fruict procederoit de ses</text:span><text:span text:style-name="T2557"><text:line-break/></text:span><text:span text:style-name="T2558">parolles, ne cognoissant Faustin pour celuy qui luy</text:span><text:span text:style-name="T2559"><text:line-break/></text:span><text:span text:style-name="T2560">auoit faict faire celà, dist : Monsieur, &amp; vous autres</text:span><text:span text:style-name="T2561"><text:line-break/></text:span><text:span text:style-name="T2562">ne laissez pas de luy donner l'aumosne, &amp; ne prenez</text:span><text:span text:style-name="T2563"><text:line-break/></text:span><text:span text:style-name="T2564">pas garde à ses paroles, car il est trop modeste &amp;</text:span><text:span text:style-name="T2565"><text:line-break/></text:span><text:span text:style-name="T2566">honteux : &amp; si on ne la luy peut faire prendre au(-)</text:span><text:span text:style-name="T2567"><text:line-break/></text:span><text:span text:style-name="T2568">trement, que l'on la luy mette dedans le sein, en sa</text:span><text:span text:style-name="T2569"><text:line-break/></text:span><text:span text:style-name="T2570">chemise, en ses chausses ça &amp; là, où il viendr</text:span><text:span text:style-name="T2571">a mieux</text:span><text:span text:style-name="T2572"><text:line-break/></text:span><text:span text:style-name="T2573">à point pourueu qu'il l'emporte quant &amp; soy : &amp;</text:span><text:span text:style-name="T2574"><text:line-break/></text:span><text:span text:style-name="T2575">puis estant du tout tourné deuers Nastagio seul, il</text:span><text:span text:style-name="T2576"><text:line-break/></text:span><text:span text:style-name="T2577">adiousta : Mon amy, n'ayez point de honte, car</text:span><text:span text:style-name="T2578"><text:line-break/></text:span><text:span text:style-name="T2579">plus grands personnages que toy sont deuenus plus</text:span><text:span text:style-name="T2580"><text:line-break/></text:span><text:span text:style-name="T2581">necessiteux que tu n'es : à ceste cause, tu ne dois</text:span><text:span text:style-name="T2582"><text:s/>pas</text:span><text:span text:style-name="T2583"><text:line-break/></text:span><text:span text:style-name="T2584">auoir honte, n'ayant pas esté le premier, ains ie veux</text:span><text:span text:style-name="T2585"><text:line-break/></text:span><text:span text:style-name="T2586">que tu t'attribues à honneur ceste tienne necessité,</text:span><text:span text:style-name="T2587"><text:line-break/></text:span><text:span text:style-name="T2588">puis que non seulement elle ne t'aduient pour auc(u2)</text:span><text:span text:style-name="T2589"><text:line-break/></text:span><text:span text:style-name="T2590">tien mesfaict, ou mauuais gouuernement, mais bien</text:span><text:span text:style-name="T2591"><text:line-break/></text:span><text:span text:style-name="T2592">pour embrasser la verité, &amp; te faire am</text:span><text:span text:style-name="T2593">y de nostre</text:span><text:span text:style-name="T2594"><text:line-break/></text:span><text:span text:style-name="T2595">sauueur Iesus Christ. Le Curé n'eust plustost ache(-)</text:span><text:span text:style-name="T2596"><text:line-break/></text:span><text:span text:style-name="T2597">ué ces paroles, que le peuple vint à la foule, auec</text:span><text:span text:style-name="T2598"><text:line-break/></text:span><text:span text:style-name="T2599">argent à la main pour donner à Nastagio, qui n'eut</text:span><text:span text:style-name="T2600"><text:line-break/></text:span><text:span text:style-name="T2601">pas le moyen &amp; loisir de respondre au Prestre, à</text:span><text:span text:style-name="T2602"><text:line-break/></text:span><text:span text:style-name="T2603">cause de la multitude qui venoit pour<text:s/></text:span><text:span text:style-name="T2604">luy donner :</text:span><text:span text:style-name="T2605"><text:line-break/></text:span><text:span text:style-name="T2606">&amp; à ceste occasion il fut tout plein d'aumosnes, &amp;</text:span><text:span text:style-name="T2607"><text:line-break/></text:span><text:span text:style-name="T2608">tout foulé. Qu(a2)d la furie fut vn peu cessee, &amp; la gr(a2)(-)</text:span><text:span text:style-name="T2609"><text:line-break/></text:span><text:span text:style-name="T2610">de presse, il commença à crier contre le prestre, auec</text:span><text:span text:style-name="T2611"><text:line-break/></text:span><text:span text:style-name="T2612">les parolles les plus iniurieuses &amp; pleines de mena(-)</text:span><text:span text:style-name="T2613"><text:line-break/></text:span><text:span text:style-name="T2614">ces du monde : &amp; le</text:span><text:span text:style-name="T2615"><text:s/>prestre ayant cogneu à la fin</text:span><text:span text:style-name="T2616"><text:line-break/></text:span><text:soft-page-break/><text:span text:style-name="T2617">qu'il auoit esté mal informé, fit son excuse le mieux</text:span><text:span text:style-name="T2618"><text:line-break/></text:span><text:span text:style-name="T2619">qu'il peut, &amp; luy demanda pardon. Ce ne(a2)tmoins</text:span><text:span text:style-name="T2620"><text:line-break/></text:span><text:span text:style-name="T2621">voulust ou non, le bon Nastagio fut ce matin</text:span><text:span text:style-name="T2622"><text:line-break/></text:span><text:span text:style-name="T2623">recommandé pour Iuif, faict Chrestien : ce qui</text:span><text:span text:style-name="T2624"><text:line-break/></text:span><text:span text:style-name="pb">[n.p.]</text:span><text:span text:style-name="T2625"><text:line-break/></text:span><text:span text:style-name="T2626">donna grande occasion<text:s/></text:span><text:span text:style-name="T2627">de rire à tous ceux de la</text:span><text:span text:style-name="T2628"><text:line-break/></text:span><text:span text:style-name="T2629">ville, &amp; seruit beaucoup aux deux gentils amans,</text:span><text:span text:style-name="T2630"><text:line-break/></text:span><text:span text:style-name="T2631">pource que depuis ceste heure là il ne retourna plus</text:span><text:span text:style-name="T2632"><text:line-break/></text:span><text:span text:style-name="T2633">en ladicte Eglise, où il auoit esté recommandé pour</text:span><text:span text:style-name="T2634"><text:line-break/></text:span><text:span text:style-name="T2635">nouueau Chrestien, au lieu qu'il en deuoit à bon</text:span><text:span text:style-name="T2636"><text:line-break/></text:span><text:span text:style-name="T2637">droict estre chassé comme v</text:span><text:span text:style-name="T2638">n vieil Iuif qu'il estoit,</text:span><text:span text:style-name="T2639"><text:line-break/></text:span><text:span text:style-name="T2640">veu les contracts &amp; marchez qu'il faisoit tous les</text:span><text:span text:style-name="T2641"><text:line-break/></text:span><text:span text:style-name="T2642">iours auec vsure.</text:span></text:p>
      <text:h text:style-name="Titre2" text:outline-level="2"><text:span text:style-name="T2643">OLDERIC AYME LVCIE : ILS</text:span><text:span text:style-name="T2644"><text:line-break/></text:span><text:span text:style-name="T2645">donnent ordre de se trouuer tous deux ensemble, entre</text:span><text:span text:style-name="T2646"><text:line-break/></text:span><text:span text:style-name="T2647">autres, vn soir que le mary de ladicte Lucie deuoit pas(-)</text:span><text:span text:style-name="T2648"><text:line-break/></text:span><text:span text:style-name="T2649">ser le temps, &amp; estre<text:s/></text:span><text:span text:style-name="T2650">auec quelques siens amis, lequel</text:span><text:span text:style-name="T2651"><text:line-break/></text:span><text:span text:style-name="T2652">contre l'opinion des deux demeure en la maison : à quoy</text:span><text:span text:style-name="T2653"><text:line-break/></text:span><text:span text:style-name="T2654">Olderic prouuoit par vne merueilleuse ruse, &amp; le mes(-)</text:span><text:span text:style-name="T2655"><text:line-break/></text:span><text:span text:style-name="T2656">me soir prend son plaisir auec Lucie, malgré le mary.</text:span></text:h>
      <text:h text:style-name="Titre2" text:outline-level="2"><text:span text:style-name="T2657">Novvelle vii.</text:span></text:h>
      <text:p text:style-name="P2658"><text:span text:style-name="T2659">T</text:span><text:span text:style-name="T2660">Oute la compagnie se mist fort à rire</text:span><text:span text:style-name="T2661"><text:line-break/></text:span><text:span text:style-name="T2662">d'As</text:span><text:span text:style-name="T2663">tagio, auquel l'on auoit ioué vne</text:span><text:span text:style-name="T2664"><text:line-break/></text:span><text:span text:style-name="T2665">si bonne trousse, &amp; eust encore rit d'a(-)</text:span><text:span text:style-name="T2666"><text:line-break/></text:span><text:span text:style-name="T2667">uantage, si la Reine n'eust faict signe à</text:span><text:span text:style-name="T2668"><text:line-break/></text:span><text:span text:style-name="T2669">Celse de dire sa nouuelle, pource qu'il</text:span><text:span text:style-name="T2670"><text:line-break/></text:span><text:span text:style-name="T2671">estoit venu à son rang : lequel s'estant déja du tout a(-)</text:span><text:span text:style-name="T2672"><text:line-break/></text:span><text:span text:style-name="T2673">presté de s'acquiter de son deuoir, co</text:span><text:span text:style-name="T2674">mmencea à dire</text:span><text:span text:style-name="T2675"><text:line-break/></text:span><text:span text:style-name="T2676">ainsi :</text:span></text:p>
      <text:p text:style-name="p"><text:span text:style-name="T2677">Le seigneur Folquet a recité vne nouuelle fort re(-)</text:span><text:span text:style-name="T2678"><text:line-break/></text:span><text:span text:style-name="T2679">creatiue, pour le bon tour, &amp;</text:span><text:span text:style-name="T2680"><text:s/>la ruse de laquelle l'on</text:span><text:span text:style-name="T2681"><text:line-break/></text:span><text:span text:style-name="T2682">vsa au pauure Nastagio : ce qui m'a faict souuenir</text:span><text:span text:style-name="T2683"><text:line-break/></text:span><text:span text:style-name="T2684">d'vne autre astuce, laquelle ie vous veux faire main(-)</text:span><text:span text:style-name="T2685"><text:line-break/></text:span><text:span text:style-name="T2686">tenant entendre s'il vous plaist me prester tous</text:span><text:span text:style-name="T2687"><text:line-break/></text:span><text:span text:style-name="pb">[61]</text:span><text:span text:style-name="T2688"><text:line-break/></text:span><text:span text:style-name="T2689">at(-)tentifuement l'aureille.</text:span></text:p>
      <text:p text:style-name="p"><text:span text:style-name="T2690">Il n'y a pas long temps qu'il y auoit e</text:span><text:span text:style-name="T2691">n la ville de</text:span><text:span text:style-name="T2692"><text:line-break/></text:span><text:span text:style-name="T2693">Parme, vn ieune homme appellé Olderic Modenois,</text:span><text:span text:style-name="T2694"><text:line-break/></text:span><text:span text:style-name="T2695">illustre de sang &amp; de valeur, lequel se tenoit à Par(-)</text:span><text:span text:style-name="T2696"><text:line-break/></text:span><text:span text:style-name="T2697">me, à cause qu'il s'estoit élongné de Modene, pour</text:span><text:span text:style-name="T2698"><text:line-break/></text:span><text:span text:style-name="T2699">quelques querelles legeres. Iceluy pour euiter oisiue(-)</text:span><text:span text:style-name="T2700"><text:line-break/></text:span><text:span text:style-name="T2701">té, se mit à faire seruice à v</text:span><text:span text:style-name="T2702">ne tresbelle ieune femme</text:span><text:span text:style-name="T2703"><text:line-break/></text:span><text:span text:style-name="T2704">espouse d'vn certain Abert de Albertuzi, &amp; fit tant</text:span><text:span text:style-name="T2705"><text:line-break/></text:span><text:span text:style-name="T2706">en peu de temps, &amp; se gouuerna si bien &amp; si secrette(-)</text:span><text:span text:style-name="T2707"><text:line-break/></text:span><text:span text:style-name="T2708">ment en ce sien amour, qu'il obtint de sa dame &amp; bi(e2)</text:span><text:span text:style-name="T2709"><text:line-break/></text:span><text:span text:style-name="T2710">aymee ce qu'il desiroit, sans qu'aucun s'en aperceust,</text:span><text:span text:style-name="T2711"><text:line-break/></text:span><text:span text:style-name="T2712">hors mis vne</text:span><text:span text:style-name="T2713"><text:s/>chambriere : mais à cause de la ialousie</text:span><text:span text:style-name="T2714"><text:line-break/></text:span><text:soft-page-break/><text:span text:style-name="T2715">du mary, lequel ne sortoit pas souuent de la maison</text:span><text:span text:style-name="T2716"><text:line-break/></text:span><text:span text:style-name="T2717">il ne pouuoit pas, sinon rarement, gouster &amp; essayer</text:span><text:span text:style-name="T2718"><text:line-break/></text:span><text:span text:style-name="T2719">les fruicts amoureux. Vn iour entre les autres, ayant</text:span><text:span text:style-name="T2720"><text:line-break/></text:span><text:span text:style-name="T2721">iceluy aduisé auec Lucie (car celle qu'il seruoit s'ap(</text:span><text:span text:style-name="T2722">-)</text:span><text:span text:style-name="T2723"><text:line-break/></text:span><text:span text:style-name="T2724">pelloit ainsi) de se trouuer le soir ensemble, ayant eu</text:span><text:span text:style-name="T2725"><text:line-break/></text:span><text:span text:style-name="T2726">la certitude qu'il luy seroit ouuert, s'il venoit en la</text:span><text:span text:style-name="T2727"><text:line-break/></text:span><text:span text:style-name="T2728">maison de Lucie, pource que le mary deuoit propre(-)</text:span><text:span text:style-name="T2729"><text:line-break/></text:span><text:span text:style-name="T2730">m(e2)t ce soir là mesme, se trouuer auec quelques siens</text:span><text:span text:style-name="T2731"><text:line-break/></text:span><text:span text:style-name="T2732">amis à soupper, cest aduis, &amp; or</text:span><text:span text:style-name="T2733">dre se trouua nul &amp;</text:span><text:span text:style-name="T2734"><text:line-break/></text:span><text:span text:style-name="T2735">vain, car ledit Albert, ou par ialousie, ou pour autre</text:span><text:span text:style-name="T2736"><text:line-break/></text:span><text:span text:style-name="T2737">occasion, n'y alla point. Toutesfois l'Amant delibera</text:span><text:span text:style-name="T2738"><text:line-break/></text:span><text:span text:style-name="T2739">ce mesme soir, malgré quiconque le voulustempes(-)</text:span><text:span text:style-name="T2740"><text:line-break/></text:span><text:span text:style-name="T2741">cher, par vne nouuelle &amp; gentile astuce, auoir le</text:span><text:span text:style-name="T2742"><text:line-break/></text:span><text:span text:style-name="T2743">plaisir accoustumé, &amp; ayan</text:span><text:span text:style-name="T2744">t soudain trouué vn sien</text:span><text:span text:style-name="T2745"><text:line-break/></text:span><text:span text:style-name="T2746">tresfidele compagnon, nommé Troyan, aussi Mode(-)</text:span><text:span text:style-name="T2747"><text:line-break/></text:span><text:span text:style-name="T2748">nois, qui estoit consentant à sçauoir comme il alloit</text:span><text:span text:style-name="T2749"><text:line-break/></text:span><text:span text:style-name="T2750">de son amour, il luy enchargea ce qu'il deuoit faire,</text:span><text:span text:style-name="T2751"><text:line-break/></text:span><text:span text:style-name="T2752">aussi tost que le Soleil se seroit caché, &amp; puis il com(-)</text:span><text:span text:style-name="T2753"><text:line-break/></text:span><text:span text:style-name="T2754">mencea à atten</text:span><text:span text:style-name="T2755">dre l'heure designee, qui n'estoit pas</text:span><text:span text:style-name="T2756"><text:line-break/></text:span><text:span text:style-name="T2757">loin, &amp; se proumenant deuant la maison de sa dame,</text:span><text:span text:style-name="T2758"><text:line-break/></text:span><text:span text:style-name="pb">[n.p.]</text:span><text:span text:style-name="T2759"><text:line-break/></text:span><text:span text:style-name="T2760">qui auoit parauenture vne porte qui se pouuoit ou(-)</text:span><text:span text:style-name="T2761"><text:line-break/></text:span><text:span text:style-name="T2762">urir, auec vne petite corde attachee au ressort de la</text:span><text:span text:style-name="T2763"><text:line-break/></text:span><text:span text:style-name="T2764">serrure, laquelle à peine se monstroit dehors, par v</text:span><text:span text:style-name="T2765">n</text:span><text:span text:style-name="T2766"><text:line-break/></text:span><text:span text:style-name="T2767">petit trou : mais l'amoureux ieune homme sçauoit</text:span><text:span text:style-name="T2768"><text:line-break/></text:span><text:span text:style-name="T2769">bien la trouuer. L'heure venue, Troian, comme il</text:span><text:span text:style-name="T2770"><text:line-break/></text:span><text:span text:style-name="T2771">auoit esté aduisé entre eux, assaillit Olderic, d'vne</text:span><text:span text:style-name="T2772"><text:line-break/></text:span><text:span text:style-name="T2773">tresgrande hardiesse, auec vn autre compagnon, &amp;</text:span><text:span text:style-name="T2774"><text:line-break/></text:span><text:span text:style-name="T2775">Olderic n'ayant armes pour se deffendre, s'estant a(-</text:span><text:span text:style-name="T2776">)</text:span><text:span text:style-name="T2777"><text:line-break/></text:span><text:span text:style-name="T2778">proché de la porte de sa Dame tirant la petite corde,</text:span><text:span text:style-name="T2779"><text:line-break/></text:span><text:span text:style-name="T2780">l'ouurit &amp; y entra : &amp; le ialoux, qui auoit fort bi(e2) veu</text:span><text:span text:style-name="T2781"><text:line-break/></text:span><text:span text:style-name="T2782">tout cela d'vne fenestre, &amp; qui eust pensé toute au(-)</text:span><text:span text:style-name="T2783"><text:line-break/></text:span><text:span text:style-name="T2784">tre chose que ce qui estoit, le receut fort gracieuse(-)</text:span><text:span text:style-name="T2785"><text:line-break/></text:span><text:span text:style-name="T2786">ment, ensemble sa femme, laq</text:span><text:span text:style-name="T2787">uelle ne sçachant pas</text:span><text:span text:style-name="T2788"><text:line-break/></text:span><text:span text:style-name="T2789">l'astuce de l'Amant, estoit deuenue toute pasle &amp;</text:span><text:span text:style-name="T2790"><text:line-break/></text:span><text:span text:style-name="T2791">tremblante : &amp; ne fit pourt(a2)t aucun semblant de co(-)</text:span><text:span text:style-name="T2792"><text:line-break/></text:span><text:span text:style-name="T2793">gnoistre cestuy cy, estant le propre des femmes de</text:span><text:span text:style-name="T2794"><text:line-break/></text:span><text:span text:style-name="T2795">deuenir pasles &amp; esperdues en tels accid(e2)ts. Vn peu(-)</text:span><text:span text:style-name="T2796"><text:line-break/></text:span><text:span text:style-name="T2797">apres, comme Alber</text:span><text:span text:style-name="T2798">t demandast au ieune homme,</text:span><text:span text:style-name="T2799"><text:line-break/></text:span><text:span text:style-name="T2800">s'il cognoissoit celuy qui l'auoit voulu frapper, &amp;</text:span><text:span text:style-name="T2801"><text:line-break/></text:span><text:span text:style-name="T2802">pourquoy il luy en vouloit, il fut tresbien informé</text:span><text:span text:style-name="T2803"><text:line-break/></text:span><text:span text:style-name="T2804">par vne briefue responce, &amp; prié, pour l'amour de</text:span><text:span text:style-name="T2805"><text:line-break/></text:span><text:span text:style-name="T2806">Dieu, de sortir vn peu en la rue, &amp; guetter s'il y auoit</text:span><text:span text:style-name="T2807"><text:line-break/></text:span><text:span text:style-name="T2808">quelqu'vn qui pas</text:span><text:span text:style-name="T2809">sast, ou se tint là, pour malfaire, à</text:span><text:span text:style-name="T2810"><text:line-break/></text:span><text:span text:style-name="T2811">fin qu'il s'en peust aller asseurement à ses affaires.</text:span><text:span text:style-name="T2812"><text:line-break/></text:span><text:span text:style-name="T2813">Albert, encores qu'il fust tresialoux, estant homme</text:span><text:span text:style-name="T2814"><text:line-break/></text:span><text:span text:style-name="T2815">benin &amp; raisonnable, &amp; ne voulant en aucune ma(-)</text:span><text:span text:style-name="T2816"><text:line-break/></text:span><text:span text:style-name="T2817">niere, que le ieune homme passast la nuict en sa mai(-)</text:span><text:span text:style-name="T2818"><text:line-break/></text:span><text:span text:style-name="T2819">son n</text:span><text:span text:style-name="T2820">e sçachant comment il deuoit commencer à</text:span><text:span text:style-name="T2821"><text:line-break/></text:span><text:span text:style-name="T2822">luy donner congé, sortit volontiers de la maison, &amp;</text:span><text:span text:style-name="T2823"><text:line-break/></text:span><text:soft-page-break/><text:span text:style-name="T2824">tournant d'vne rue en vne autre, il vint en fin où</text:span><text:span text:style-name="T2825"><text:line-break/></text:span><text:span text:style-name="T2826">Troian &amp; son compagnon, qui l'auoient veu sortir</text:span><text:span text:style-name="T2827"><text:line-break/></text:span><text:span text:style-name="T2828">dehors (pource que la Lune luisoit bien) l'attendoi(e2)t</text:span><text:span text:style-name="T2829"><text:line-break/></text:span><text:span text:style-name="pb">[62]</text:span><text:line-break/>&amp;<text:s/>qu(a2)d il fut pres d'eux, l'vn dist, Voicy le bourreau<text:line-break/>qui a retiré nostre ennemy en sa maison, chargeons<text:line-break/>le, puis qu'il nous a gardez de tuer cest autre : &amp; ay(a2)s<text:line-break/>dict cela, ils se ietterent sur luy de la plus grande fu(-)<text:line-break/>rie du monde, ayant neantmoins chacun d'eux tour(-)<text:line-break/>né le dos du costé de la maison d'iceluy, de peur qu'il<text:line-break/>s'y enfuit. Le pauure homme tout espouuanté, s'(e2)<text:line-break/>fuit tant qu'il peut, en la maison de quelques siens<text:line-break/>parens, &amp; fut suiuy, bonne piece, de Troi(a2) &amp; de son<text:line-break/>compagnon. Long<text:s/>temps apres, les parens l'accom(-)<text:line-break/>pagnerent en sa maison, en laquelle il trouua sa fem(-)<text:line-break/>me toute seule, pource qu'elle auoit faict retirer fine(-)<text:line-break/>ment le ieune homme, apres auoir prins ensemble<text:line-break/>beaucoup de plaisir de leur amour, à fin que le mary<text:line-break/>qui estoit fort ialoux, ne soupçonnast aucun mal &amp;<text:line-break/>deuinast parauanture le tout. Olderic, par vne telle<text:line-break/>astuce eut, en despit du pauure ialoux, le bon soir, &amp;<text:line-break/>beaucoup de fois depuis, cuida creuer de rire, de ce(-)<text:line-break/>ste trousse, auec sa douce &amp; bi(e2) aymee Lucie, la tenant<text:line-break/>entre se bras.</text:p>
      <text:h text:style-name="Titre2" text:outline-level="2">BENOIST SVRPRINS PAR VN<text:line-break/><text:span text:style-name="T2830">medecin mary d'vne qu'il aymoit, est d'icelle, pour le</text:span><text:span text:style-name="T2831"><text:line-break/></text:span><text:span text:style-name="T2832">mieux, faict entrer en vne grande malle. Le Medecin</text:span><text:span text:style-name="T2833"><text:line-break/></text:span><text:span text:style-name="T2834">ayant à faire vn voyage, emporte quant &amp; luy la malle,,</text:span><text:span text:style-name="T2835"><text:line-break/></text:span><text:span text:style-name="T2836">pensant qu'il n'y eust dedans autre chose</text:span><text:span text:style-name="T2837"><text:s/>que des chemi(-)</text:span><text:span text:style-name="T2838"><text:line-break/></text:span><text:span text:style-name="T2839">ses &amp; onguents. Certains larrons &amp; brigands ostent la</text:span><text:span text:style-name="T2840"><text:line-break/></text:span><text:span text:style-name="T2841">malle au medecin, &amp; l'ayans ouuerte, tout à l'instant</text:span><text:span text:style-name="T2842"><text:line-break/></text:span><text:span text:style-name="T2843">la laissent, ayans tresgrande peur : &amp; Benoist sortant</text:span><text:span text:style-name="T2844"><text:line-break/></text:span><text:span text:style-name="T2845">d'icelle, se trouue incontinent deliuré d'vn si grand dan(-)</text:span><text:span text:style-name="T2846"><text:line-break/></text:span><text:span text:style-name="T2847">ger, &amp; puis a<text:s/></text:span><text:span text:style-name="T2848">pour la nuict vn tresbon logis.</text:span></text:h>
      <text:h text:style-name="Titre2" text:outline-level="2"><text:span text:style-name="pb">[n.p.]</text:span><text:line-break/><text:span text:style-name="T2849">novvelle viii</text:span>.</text:h>
      <text:p text:style-name="P2850"><text:span text:style-name="T2851">C</text:span>Hacun rioit du bon tour qu'Olderic ioua<text:line-break/>au ialoux Albert, quand la Reine se vint<text:line-break/>à tourner deuers Lauinie, à laquelle, elle<text:line-break/>enchargea de dire la sienne : &amp; aussi tost<text:line-break/>qu'elle eut receu le c(o2)mmandement, elle commen(-)<text:line-break/>cea à dire en ceste maniere.</text:p>
      <text:p text:style-name="p">Il y auoit à Treuise, il n'y a pas tant d'annees, que<text:line-break/>plusieurs ne se trouuent viuans, qui se souuiennent<text:line-break/>d'vn tel accident, vn ieune homme lequel (taisant<text:line-break/>son vray nom, pour bonne occasion) nous appeller(o2)s<text:line-break/>Benoist tresgentil &amp; bien aprins ieunehomme, mer(-)<text:line-break/><text:soft-page-break/>ueilleusement accort &amp; vertueux : lequel deuint ex(-)<text:line-break/>tremement amoureux d'vne belle &amp; gaillarde ieune<text:line-break/>femme, de laquelle semblablement taisant le propre<text:line-break/>nom, nous l'appeller(o2)s Luciette, laquelle estoit fem(-)<text:line-break/>me d'vn excell(e2)t Medecin en chirurgie, lequel pour<text:line-break/>estre déja homme aagé, &amp; pour les grandes affaires<text:line-break/>qu'il auoit en son art, ne se soucioit pas beaucoup de<text:line-break/>sa femme, laquelle estant ieune &amp; fresche, se reiouis(-)<text:line-break/>sant peu de son gain &amp; pratiques, delibera trouuer<text:line-break/>vn meilleur medecin à son mal, que son mary n'e(-)<text:line-break/>stoit pas, encore qu'il fust Docteur de Paris, &amp; bien<text:line-break/>estimé. Et ayant déja cogneu à mille preuues &amp; si(-)<text:line-break/>gnes l'amour que Benoist luy portoit, elle delibere<text:line-break/>luy decouurir sa playe, &amp; luy demander medecine.<text:line-break/>Et à ceste cause elle appella vne sienne Chambriere<text:line-break/>malicieuse &amp; fine, que le Docteur appelloit Argutie,<text:line-break/>pour estre telle, &amp; luy enchargea d'allér trouuer le<text:line-break/>ieune homme, &amp; luy dire, d'elle mesme pour l'a(-)<text:line-break/>mour de luy de qui elle auoit receu beaucoup de<text:line-break/><text:span text:style-name="pb">[63]</text:span><text:line-break/>pre(-)sens, qu'elle auoit t(a2)t faict enuers sa maistresse, qu'el(-)<text:line-break/>le s'estoit disposee de se donner à luy pour amante :<text:line-break/>Argutie ne demeura pas vne heure à executer ceste<text:line-break/>charge : à raison dequoy Benoist se reputa le plus<text:s/>c(o2)(-)<text:line-break/>tent homme du monde, &amp; le l(e2)demain, selon qu'Ar(-)<text:line-break/>gutie luy auoit enchargé, il s'en alla sur les cinq heu(-)<text:line-break/>res du soir, en la maison de Luciette, par l'huis de der<text:line-break/>riere, pour estre plus asseuré des yeux des voisins, &amp;<text:line-break/>luy fut ouuert, &amp; fut<text:s/>receu tresioyeusement. Ce qui<text:line-break/>s'ensuiuit entre eux se peut bien penser, ils continue(-)<text:line-break/>rent cest ordre &amp; moyen plusieurs mois, sans qu'au(-)<text:line-break/>cun s'apper ceust iamais de cela, &amp; auec vne gr(a2)de as<text:line-break/>sur(a2)ce : pource (q2) le Docteur se trouuoit tousiours<text:s/>ne(-)<text:line-break/>cessairem(e2)t à ceste heure là, hors de la mais(o2), en prati<text:line-break/>que. Mais c(o2)me la fortune voulut, vniour (q2) Luciette<text:line-break/>auoit faict venir son Amant, il eut aduis d'vn Gentil(-)<text:line-break/>homme de Venise, duquelle le fils auoit esté vilaine(-)<text:line-break/>ment blessé, de<text:s/>maniere qu'il luy fut necessaire se<text:line-break/>resouldre d'aller incontinent à Venise : &amp; à l'heure<text:line-break/>mesme que Benoist estoit entré en la maison, par la<text:line-break/>porte de derriere selon sa coustume, il frappa à la<text:line-break/>porte de deuant, à ceste cause, Luciette fut contrain(-)<text:line-break/>te de<text:s/>cacher Benoist, n'ayant pas le loisir de le faire<text:line-break/>sortir par où il estoit entré, elle le mit donc dedans<text:line-break/>vne malle, qui luy vint le mieux à propos : en laquelle<text:line-break/>y auoit quelques chemises fines du medecin, &amp; vn<text:line-break/>tres precieux onguent, duquel il auoit accoustumé se<text:line-break/>seruir en cures d'importance. Quand benoist fut ca(-)<text:line-break/>ché &amp; à peine enfermé souz la clef, le Docteur s'en<text:line-break/>alla en haut auec vn g(a2)gne denier &amp; porte faix, qu'il<text:line-break/><text:soft-page-break/>auoit mené quant &amp; luy, &amp; dist. Ma femme, il m'en<text:line-break/>fault aller tout presentement, quoy<text:s/>que le fouldre<text:line-break/><text:span text:style-name="pb">[n.p.]</text:span><text:line-break/>deust tomber du ciel, à Venise, pour penser le fils<text:line-break/>d'vn gentil-homme qui est mon gr(a2)d amy : parquoy<text:line-break/>sans repliquer (car ie le veux ainsi) aydez à mettre<text:line-break/>sur les espaules de ce porte faicts, la malle de mes<text:line-break/>chemises fines, car ie<text:s/>n'auray faute que de ceste là,<text:line-break/>à fin de me pouuoir seruit de mes chemises &amp; d'au(-)<text:line-break/>tres besongnes que i'ay dedans. Luciette ayant ouy<text:line-break/>cela, fut la plus dolente femme du monde, mais<text:line-break/>cognoissant son mary vn peu terrible &amp; bijarre,<text:line-break/>comme sont le plus souuent<text:s/>ces songeurs de phi(-)<text:line-break/>losophie, sans repliquer autre chose, pensant qu'au<text:line-break/>tre chose ne luy deust seruit, ou bien que le Do(-)<text:line-break/>cteur ouurist la malle, pour en tirer au moins son<text:line-break/>onguent, &amp; trouuast deuant elle cestuy qu'elle<text:line-break/>auoit caché, l'accommode &amp; aida à mettre sur les<text:line-break/>espaules du porte-faix, le recommandant à Dieu.<text:line-break/>Le portefaix le porta en vne barque que le Gentil(-)<text:line-break/>homme auoit expressement enuoyee, pour amener<text:line-break/>Monsieur le Medecin, lequel s'embarqua soudain,<text:line-break/>&amp; arriua à venise, pouuoit estre sur les neuf ou dix<text:line-break/>heures : &amp; sans aller premierement descendre en<text:line-break/>la maison du Gentil-homme se fit mener par les<text:line-break/>bateliers, à la maison d'vn autre Medecin sien amy<text:line-break/>pour bailler sa malle à garder, en laquelle le pauure<text:line-break/>benoist estoit enseuely deuant sa mort, promett(-)<text:line-break/>tant à Dieu, de n'auoir iamais plus affaire à Luciette,<text:line-break/>s'il pouuoit sortir de là sain &amp; sauf, ce que neant(-)<text:line-break/>moins il ne pouuoit croire. En fin la malle fut mise<text:line-break/>en la maison de l'amy du Docteur, &amp; laissee en bas<text:line-break/>en vne petite court, pres de la porte. Cela faict<text:line-break/>le Medecin s'en alla en la maison du<text:line-break/><text:span text:style-name="pb">[64]</text:span><text:line-break/>Gentil-hom(-)me. Aucuns larrons, qui d'auanture auoient veu<text:line-break/>mettre la malle là dedans, &amp; pensoient qu'il y eust<text:line-break/>beaucoup d'argent, proiecterent entre eux de la de(-)<text:line-break/>rober, &amp; l'emporter, &amp; qu'ils le<text:s/>pourroient aise(-)<text:line-break/>ment faire, pource qu'il n'y auoit pas gueres de<text:line-break/>gens en ceste maison là. Parquoy, quand il leur<text:line-break/>sembla temps, ayans tiré dehors des crochets &amp;<text:line-break/>autres serremens propres à ouurir les portes, ils ou(-)<text:line-break/>urirent ceste là, sans aucun bruit, &amp;<text:s/>desroberent<text:line-break/>tout doucement ceste malle. A ceste heure là l'in(-)<text:line-break/>fortuné Benoist se sentant tout bellement enleuer,<text:line-break/>sans sçauoir qui c'estoit, &amp; sans ouyr aucun mot,<text:line-break/>commencea à auoir la plus grande peur du monde,<text:line-break/>tenant pour certain qu'on le menoit mourir à ceste<text:line-break/>heure là : &amp; recommandant son ame à Dieu, il at(-)<text:line-break/><text:soft-page-break/>tendoit ce que l'on feroit de luy. Les larrons porte(-)<text:line-break/>rent longuement le pauure &amp; infortuné Benoist, &amp;<text:line-break/>en fin le mirent bas, en vne petite rue solitaire &amp;<text:line-break/>cachee, où ces larrons auoient deliberé de partir &amp;<text:line-break/>diuiser leur butin. Quand donc la malle fut déchar(-)<text:line-break/>gee, vn des larrons commencea à dire, Or sus vou(-)<text:line-break/>lons nous pas egorger cestuy cy, qui estoit vn ier(-)<text:line-break/>gon vsité entre eux, qui vouloit signifier, ouurir<text:line-break/>la malle : l'autre dist, ouy ie<text:s/>vous prie, &amp; luy ti(-)<text:line-break/>rons bien tost les trippes du ventre. O quels sous(-)<text:line-break/>pirs le pauure Benoist iettoit à ceste heure là. Il pen(-)<text:line-break/>soit veritablement que le Medecin sçauoit bi(e2) lave(-)<text:line-break/>rité de luy, &amp; qu'il faisoit faire cela, à quelques siens<text:line-break/>seruiteurs, cependant vn autre adiousta. Mais pour(-)<text:line-break/>quoy arrestons nous tant, tirons luy le cœur, &amp; ne le<text:line-break/>laissons plus là. A ceste parolle le malheureux se<text:line-break/><text:span text:style-name="pb">[n.p.]</text:span><text:line-break/>re(-)commanda à Dieu, &amp; le larron n'eust plustost ache(-)<text:line-break/>ué ces parolles, qu'il donna de toute sa force d'vne<text:line-break/>hache sur la malle qui estoit de bois couuerte de cuir,<text:line-break/>de maniere, qu'il la fendit &amp; rompit, &amp; cuida mes(-)<text:line-break/>mes ateindre la teste &amp; la ceruelle du pauure Benoist,<text:line-break/>lequel espouuanté, ietta vn tresgrand &amp; hault cry<text:line-break/>disant : Misericorde, ayez pitié de ma vie : les larrons<text:line-break/>oyans la voix, ne sçachans que faire, &amp; estans tous<text:line-break/>espouuantez, s'enfuirent, qui çà, qui là, comme s'ils<text:line-break/>eussent eu le feu sur le dos ou trente mille diables à<text:line-break/>la queuë. Le ieune homme voyant cela, lequel estoit<text:line-break/>déja à demy<text:s/>hors de la malle ou valise, &amp; comme ac(-)<text:line-break/>cort cognoissant que ceux-là estoient larrons, quil'a(-)<text:line-break/>uoient mené là &amp; que les parolles desquelles ils a(-)<text:line-break/>uoi(e2)t vsé, estoi(e2)t, iarg(o2)s desquels ils se seruoy(e2)t ainsi,<text:line-break/>fut le plus content du monde. Parquoy remerciant<text:line-break/>Dieu, d'auoir eu vne t(a2)t douce &amp; inesperee fin, d'vn<text:line-break/>si estrange commencement il sortit, &amp; tastant de<text:line-break/>la main vne muraille, pource qu'il faisoit fort noir,<text:line-break/>&amp; ne sçachant où il estoit, ne pouuant chercher<text:line-break/>autrement, il fit tant, qu'il trouua vne porte, à la(-)<text:line-break/>quelle il frappa tant, qu'il fut ouy, &amp; on luy ouurit<text:line-break/>par merueille &amp; pitié : Ceste maison estoit d'auan(-)<text:line-break/>ture la demeure d'vne tresbelle Courtisane, laquelle<text:line-break/>au moyen de la Lune, estoit tousiours opresse d'vne<text:line-break/>maladie, qui luy souloit tousiours venir en ce t(e2)ps-là :<text:line-break/>&amp; à ceste cause son Amant l'auoit pour ceste nuict<text:line-break/>refusee, &amp; couchoit seule. Benoist ayant premiere(-)<text:line-break/>ment faict porter la malle en ceste maison, raconta à<text:line-break/>ceste cy tout son accident, sans toutesfois nommer<text:line-break/>autre<text:s/>que soy. Parquoy la Courtisanne s'en mit à rire<text:line-break/>tant qu'elle peut : &amp; au contraire, elle qui estoit ieune<text:line-break/><text:span text:style-name="pb">[65]</text:span><text:line-break/><text:soft-page-break/>&amp; gaillarde, &amp; qui trouuoit ce ieune homme gentil<text:line-break/>&amp; aduisé, luy raconta la fantasie facheuse de son A(-)<text:line-break/>mant, à laquelle Benoist respondit. A le sot, il le faut<text:line-break/>tuer, puis qu'il ne sçait pas manger les figues auec<text:line-break/>l'escorce, ou les pesches, si elles ne sont plumees : on<text:line-break/>ne se deuroit iamais empescher de ces dégoutez là :<text:line-break/>&amp; par telles &amp; semblables parolles, comme sage, il<text:line-break/>se coucha aupres d'elle,<text:s/>sans question, &amp; ne sçay c(o2)(-)<text:line-break/>ment en peu de iours il s'en retourna à Treuise sain<text:line-break/>&amp; dispos, &amp; raconta le tout à la Luciette, laquelle<text:line-break/>l'auoit mille fois ploré &amp; regretté pour mort, s'att(e2)(-)<text:line-break/>d(a2)t bien d'aller apres luy, par les mains de son mary,<text:line-break/>lequel se fit faire autres chemises, &amp; autre onguent,<text:line-break/>s'il en voulut, sans sçauoir iamais nouuelles de sa<text:line-break/>malle, pource que Benoist l'auoit laissee à la Courti(-)<text:line-break/>sane, en don, auec ce qui estoit dedans. Longtemps<text:line-break/>apres, monsieur le Medecin mourut : parquoy le<text:line-break/>ieune homme, enseignant &amp; declar(a2)t le secret à vne<text:line-break/>autre ieune femme, luy rac(o2)ta le miracle, &amp; en brief<text:line-break/>il fut sien par tout.</text:p>
      <text:h text:style-name="Titre2" text:outline-level="2">DEVX CAPITAINES DE GALE(-)<text:line-break/><text:span text:style-name="T2852">res, l'vn Venitien, l'autre Florentin, debatent ensemble</text:span><text:span text:style-name="T2853"><text:line-break/></text:span><text:span text:style-name="T2854">de la doctrine &amp; sçauoir de leurs<text:s/></text:span><text:span text:style-name="T2855">prestres, qu'ils men(e2)t</text:span><text:span text:style-name="T2856"><text:line-break/></text:span><text:span text:style-name="T2857">auec eux, chacun disant auoir le plus sçauant : ils accor(-)</text:span><text:span text:style-name="T2858"><text:line-break/></text:span><text:span text:style-name="T2859">dent d'en venir à la preuue : &amp; pour ce faire par deux</text:span><text:span text:style-name="T2860"><text:line-break/></text:span><text:span text:style-name="T2861">iours diuers se d(o2)n(e2)t à disner l'vn à l'autre, &amp; font pres(-)</text:span><text:span text:style-name="T2862"><text:line-break/></text:span><text:span text:style-name="T2863">cher leurs Chappellains, &amp; celuy du Florentin<text:s/></text:span><text:span text:style-name="T2864">gangne</text:span><text:span text:style-name="T2865"><text:line-break/></text:span><text:span text:style-name="T2866">&amp; emporte la victoire de l'autre.</text:span></text:h>
      <text:h text:style-name="Titre2" text:outline-level="2"><text:span text:style-name="pb">[n.p.]</text:span><text:line-break/><text:span text:style-name="T2867">novvelle ix</text:span>.</text:h>
      <text:p text:style-name="P2868"><text:span text:style-name="T2869">Q</text:span><text:span text:style-name="T2870">Vand</text:span><text:s/>chacun eut ry tout son saoul<text:line-break/>de l'accident aduenu à Benoist, la Rei<text:line-break/>ne enchargea à Constance de parler,<text:line-break/>laquelle s'estant desia preparee com(-)<text:line-break/>mencea en ceste maniere.</text:p>
      <text:p text:style-name="p">Combien que ie sçache bien que les nouuelles du<text:line-break/>sabiect d'amour soient trouues, de plusieurs agrea(-)<text:line-break/>bles &amp; fort recreatiues, ce neantmoins, puis qu'il est<text:line-break/>permis à chacun de nous de traiter &amp; discourir de<text:line-break/>telle matiere que bon semblera, laissant amour à part<text:line-break/>pour vn peu, à<text:s/>fin de diuersisier nostre plaisir, ie vous<text:line-break/>veux raconter s'il vous plaist m'ouyr, vn plaisant<text:line-break/>sermon du Curé Arlotto, qui parauanture ne vous<text:line-break/>fera pas moins rire que les precedentes nouuelles<text:line-break/>icy racontees.</text:p>
      <text:p text:style-name="p">Comme les galeres des Venitiens fussent venues<text:line-break/>au port des Schiuses, celles des Florentins y arriue(-)<text:line-break/><text:soft-page-break/>rent, qui estoient toutes allees à Bruge, pour l'expe(-)<text:line-break/>dition &amp; depesche de leurs marchandises, &amp; com(-)<text:line-break/>me ils seiournassent là pour quelquetemps, ils se mi(-)<text:line-break/>rent à s'entrehanter les vns aux autres, tellement<text:line-break/>qu'ils se portoient les vns aux autres grande fami(-)<text:line-break/>liarité &amp; amitié. Vn iour, comme les Capitaines de(-)<text:line-break/>uisassent de diuerses choses, pour passer le temps, le<text:line-break/>Venitien dist au Florentin, I'ay entendu que vous<text:line-break/>auez vne coustume à Florence,<text:s/>laquelle estant vraye,<text:line-break/>est à blasmer, sçauoir est que vous menez, pour gens<text:line-break/>d'Eglise, tous prestres ignorans &amp; vicieux : &amp; que<text:line-break/>pour ceste cause, quand l'on dit iniure à vn Prestre,<text:line-break/>vous auez accoustumé de l'appeller Prestre de galere,<text:line-break/>pource qu'on ne luy sçauroit pas dire pis. Nous<text:line-break/><text:span text:style-name="pb">[66]</text:span><text:line-break/>au(-)tres, à Venise, faisons tout le contraire, car nous ne<text:line-break/>pren(o2)s pas sur les galleres, autres que l'restres de b(o2)(-)<text:line-break/>ne renommee, &amp; lettrez : &amp; qu'ainsi soit, i'ay sus<text:line-break/>ma Col(o2)nelle vn habile homme, maistre &amp; docteur<text:line-break/>en la sacree Theologie, lequel a presché en toutes<text:line-break/>les principalles villes d'Italie, esquelles il a receu<text:line-break/>beaucoup d'honneur. Sur ce le Capitaine Florentin<text:line-break/>fit responce &amp; dist. Quiconque vous a dit cela, s'est<text:line-break/>sort abusé, car nos galeres sont autant bien ornees &amp;<text:line-break/>pourueues de bons &amp; sçauans prestres, que les vo(-)<text:line-break/>stres ou encores mieux. Ie n'ay pas sur ma Colon(-)<text:line-break/>nelle vn docteur en Theologie, mais i'ay bien vn bon<text:line-break/>&amp; vertueux Prestre, &amp; parauanture non moins let(-)<text:line-break/>tré, que vostre docteur, &amp; qu(a2)d vous voudrez ie vo(us)<text:line-break/>en feray voir la preuue. Le Venitien dist qu'il en e(-)<text:line-break/>stoit bien content, &amp; qu'en cela il luy feroit vn gr(a2)d<text:line-break/>plaisir : &amp; adiousta : Et pour ce faire plus commode(-)<text:line-break/>ment, ie vous donneray demain à disner : amenez vo(-)<text:line-break/>stre compagnie &amp; ie feray prescher mon Prestre,<text:line-break/>&amp; le lendemain vous ferez prescher le vostre : &amp; si<text:line-break/>le mien emporte la victoire, &amp; l'honneur, en cest h(o2)(-)<text:line-break/>neste debat, vous payerez ce que iustement ie iuge(-)<text:line-break/>ray se deuoir payer, &amp; si au c(o2)traire le vostre gangne<text:line-break/>&amp; se monstre plus habile homme que le mien, ie<text:line-break/>payeray ce que vous voudrez. Parquoy le l(e2)demain<text:line-break/>le Capitaine venitien fit aprester vn beau disner, au(-)<text:line-break/>quel se trouuerent le Capitaine Florentin, les patr(o2)s,<text:line-break/>quelques marchands, les officiers de Bruge, &amp; le Cu(-)<text:line-break/>ré Arlotto, &amp; estans quasi au milieu du disner, le do(-)<text:line-break/>cteur en Theologie commencea à prescher, &amp; fit<text:line-break/>vn sermon fort beau &amp; docte, &amp; contenta assez vn<text:line-break/>chacun. Le matin ensuyuant, le Capitaine Veniti(e2)<text:line-break/><text:span text:style-name="pb">[n.p.]</text:span><text:line-break/>auec les patrons, ses officiers, &amp; certains marchands,<text:line-break/>s'en allerent disner auec le Florentin, qui auoit faict<text:line-break/><text:soft-page-break/>apprester vn beau banquet &amp; quasi sur le poinct de<text:line-break/>lauer la main, pour se soir en table, le Capitaine Flo(-)<text:line-break/>rentin dist au Curé Arlotto, qu'il falloit que ce ma(-)<text:line-break/>tin il<text:s/>preschast en table, &amp; luy raconta le faict de<text:line-break/>l'accord &amp; conuention qui estoit entre eux. Le Curé<text:line-break/>Arlotto fut bien emerueillé, &amp; faché qu'il n'en auoit<text:line-break/>esté aduerty plustost, &amp; respondit, Comment vou(-)<text:line-break/>lez vous que ie puisse auoir honneur &amp; emporter la<text:line-break/>victoire d'vn tant braue homme doué de si grande<text:line-break/>doctrine, enuieilly à l'estude &amp; t(a2)t exercé à prescher ?<text:line-break/>lequel a quant &amp; soy vn grand nombre de liures, de<text:line-break/>maniere que ie gageray qu'il auoit estudié plus de<text:line-break/>huict iours auparau(a2)t le sermon qu'il fit hier. Vous<text:line-break/>sçauez bien que ie suis ignorant, que iamais ie ne<text:line-break/>veis liures, &amp; à peine peux-ie lire, sur mon messel, &amp;<text:line-break/>vous ne me donnez pas de loysir &amp; temps de penser<text:line-break/>vn mot. Le Capitaine repliqua. Vous m'auez enten(-)<text:line-break/>du, Si vous receuez honte ce matin, vous perdrez du<text:line-break/>tout ma faueur, &amp; noz galeres seront blasmees. Le<text:line-break/>Curé estant en vn moment retourné à soy, luy res(-)<text:line-break/>pondit, Capitaine, iamais ie ne m'armay de corcelet,<text:line-break/>que ie n'aye bien sçeu m'en seruir, &amp; tousiours suis(-)<text:line-break/>ie retourné auec la victoire en<text:s/>la maison : &amp; s'e(-)<text:line-break/>stant mis gaillardement en table, apres auoir vn<text:line-break/>peu arrousé sa conscience, de deux ou trois verres<text:line-break/>de bon vin, tandis que l'on disnoit, il se leua debout,<text:line-break/>&amp; apres vn long preambule, il commencea à dire<text:line-break/>ainsi. Messieurs les Capitaines,<text:s/>patrons, Gentils(-)<text:line-break/>hommes, marchands, &amp; vous autres honorables<text:line-break/>freres ie suis indignement monté en ce lieu, non<text:line-break/><text:span text:style-name="pb">[67]</text:span><text:line-break/>par presomption, mais par obeissance, où ie parle(-)<text:line-break/>ray vn peu à voz reuerences, &amp; diuiseray ce mien<text:line-break/>sermon en trois briefues parties, de peur de vous en(-)<text:line-break/>nuyer : i'entendray la premiere, &amp; non pas vous,<text:line-break/>combien qu'elle soit assez claire. vous entendez<text:line-break/>l'autre, &amp; non pas moy : &amp; quant à la troisiesme &amp;<text:line-break/>derniere, vous ne l'entendrez ny moy aussi. La pre(-)<text:line-break/>miere que i'entendray &amp; non pas<text:s/>vous, est que i'ay<text:line-break/>presché maintesfois à ces miens des galeres, que<text:line-break/>c'est de charité, &amp; combien la saincte aumosne est<text:line-break/>agreable à Dieu, comme elle nous guide &amp; conduit<text:line-break/>pres de luy. Et à fin qu'ils ne se puissent pas excuser,<text:line-break/>disans, Nous sommes icy en lieu, où ne se trouuent<text:line-break/>point de pauures : nous ne sçauons à qui donner<text:line-break/>l'aumosne. Ie leur ay plusieurs fois monstré la cala(-)<text:line-break/>mité en laquelle ie me trouue, &amp; la grande necessi(-)<text:line-break/>té que i'ay d'vn manteau. Ils m'ont fort bien ouy,<text:line-break/>&amp; ne m'ont pas encore voulu<text:s/>entendre. Parquoy<text:line-break/>ie vous aduise de rechef ce matin, de faire ceste œu(-)<text:line-break/><text:soft-page-break/>ure pie &amp; charitable, c(o2)siderez &amp; voyez que ie n'ay<text:line-break/>que ce manteau, qui ne vaut rien &amp; est tout vsé, de<text:line-break/>maniere que ie ne m'en peux plus seruir, &amp; me veut<text:line-break/>laisser. Leuez à ceste<text:s/>cause, voz esprits en hault, mes<text:line-break/>bien aymez, &amp; pensez de quel merite est la saincte<text:line-break/>aumosne, par l'exemple de sainct Martin, lequel<text:line-break/>pour la moitié d'vn manteau, qu'il donna pour l'a(-)<text:line-break/>mour de Dieu, gangna le Royaume du Ciel : ie vous<text:line-break/>laisse maintenant penser &amp; considerer, combien vous<text:line-break/>gangnerez de m'en donner vn entier, &amp; comme ce<text:line-break/>faict sera agreable à Dieu, vous oyez à toute heu(-)<text:line-break/>re les predicateurs, qui alleguent vne infinité de<text:line-break/><text:span text:style-name="pb">[n.p.]</text:span><text:line-break/>docteurs, qui disent que ceste charité est vne ex(-)<text:line-break/>cellente œuure, &amp; beaucoup meritoire : &amp; la trom(-)<text:line-break/>pette du sainct Esprit : &amp; Sainct Paul Apostre, ne<text:line-break/>crie en ses Epistres, autre chose que la chari(-)<text:line-break/>té, &amp; dit (q2) si toutes les b(o2)tez regnoient en quelqu'vn<text:line-break/>&amp; qu'il parlast de la langue des Anges, &amp; que la cha(-)<text:line-break/>rité ne se trouuast en luy, toute son œuure ne serui<text:line-break/>roit de rien. Car mes biens aymez, ie vous en aduer(-)<text:line-break/>ry &amp; remonstre, comme vostre pere spirituel, que<text:line-break/>vous pensiez à la passion de nostre Seigneur, lequel<text:line-break/>par charité de nous s'est luy mesme abandonné<text:s/>à la<text:line-break/>mort. Ie suis certain que si ie vous preschois d'icy<text:line-break/>à demain au matin, vous n'entendriez pas ceste<text:line-break/>partie là, laquelle i'entens seul, qui ay besoin de<text:line-break/>manteau : &amp; pourtant i'y mettray fin. Ie suis aucu(-)<text:line-break/>nefois entré en la seconde partie, &amp; i'en suis bien<text:line-break/>tost sorty, pource que vous l'entendez &amp; non pas<text:line-break/>moy. Ce qui est de voz changes que vous faictes<text:line-break/>à Rome, à Naples, Lion, Bruge, &amp; autres lieux :<text:line-break/>vous faictes marché, pour trois &amp; quatre moys,<text:line-break/>iusques au retour des foires à douze &amp; quatorze pour<text:line-break/>cent : &amp; neantmoins l'argent ne sort de Venise,<text:line-break/>Genes, Rome, Naples, Florence, ou autres lieux où<text:line-break/>se faict vn tel accord. Ie pense que ce soit vne trom(-)<text:line-break/>perie, vsure &amp; larcin expres. Mais si ie suis en An(-)<text:line-break/>gleterre, en France, en Hespagne ou en autre lieu<text:line-break/>loin, &amp; ie veux venir en Italie ou en autre pays, &amp;<text:line-break/>ie laisse mille du cats, qui me sont remis &amp; baillez à<text:line-break/>Rome, &amp; ie donne, de mon gré &amp; discretion qua(-)<text:line-break/>tre ou cinq pour cent, selon la distance du lieu, cela<text:line-break/>ne me semble pas peché, mais licite gain, à cause<text:line-break/><text:span text:style-name="pb">[68]</text:span><text:line-break/>du danger (si on le porte sur soy) &amp; de la vie, &amp; de<text:line-break/>l'argent. Voila la seconde partie laquelle vous en(-)<text:line-break/>tendez &amp; non pas moy, de voz changes &amp; trafiques.<text:line-break/>La troisiesme &amp; derniere que vous n'entendez pas<text:line-break/>ny vous ny moy, est de la Saincte Trinité, la solen(-)<text:line-break/><text:soft-page-break/>nité de laquelle se celebre auiourd'huy, &amp; si l'E(-)<text:line-break/>glise n'en faisoit auiourd'huy la feste, ie ne fusse pas<text:line-break/>entré en ceste difficile &amp; profonde matiere &amp; tres(-)<text:line-break/>digne article, lequel comme fideles Chrestiens, nous<text:line-break/>deuons, sans doute croire, &amp; tenir pour certain : &amp;<text:line-break/>qui ne le croira sincerement, se tienne tout asseuré<text:line-break/>qu'il perira à iamais. Autresfois y a eu de grandes<text:line-break/>disputes sur cest article, de tant de docteurs, ce ne(-)<text:line-break/>antmoins il n'est pas encore decidé, de maniere<text:line-break/>qu'auec raisons vous le puissiez comprendre, &amp;<text:line-break/>moy aussi, pource que nous sommes ignorans :<text:line-break/>mais pource que nous voyons à toute heure infiniz<text:line-break/>miracles, nous deuons croire par foy ce qu'en brief<text:line-break/>nous fera aller en la vie eternelle, iouir &amp; posseder<text:line-break/>ce trine immense &amp; vnique<text:s/>bien,<text:s/><text:span text:style-name="T2871">Pax &amp; benedictio</text:span><text:span text:style-name="T2872"><text:line-break/></text:span><text:span text:style-name="T2873">&amp;c.</text:span></text:p>
      <text:p text:style-name="p">Apres que le sermon fut acheué, le Capitaine<text:line-break/>Venitien auec tous les autres qui estoient auec luy<text:line-break/>confesserent que le Curé Arlotto auoit mieux pres(-)<text:line-break/>ché que leur maistre &amp; Docteur en Theologie, le(-)<text:line-break/>quel mesmes confessa qu'il estoit vaincu par Arlot(-)<text:line-break/>to &amp; le loua fort. Et quand il sceut qu'il estoit, &amp;<text:line-break/>comme par vn instinct naturel &amp; non accidental,<text:line-break/>il auoit parlé, il fut fort esbahy de son tres-grand<text:line-break/>esprit, &amp; le recommanda fort au Capitaine Flo(-)<text:line-break/>rentin, &amp; l'ayant fort loué, il luy donna trente<text:line-break/><text:span text:style-name="pb">[n.p.]</text:span><text:line-break/>aulnes de drap de Medine, &amp; trente escus d'or, &amp;<text:line-break/>luy fit de grandes offres, &amp; remercia par semblable<text:line-break/>le Capitaine Florentin de son banquet &amp; du conten(-)<text:line-break/>tement qu'il auoit receu du Curé Arlotto son Chap(-)<text:line-break/>pelain.</text:p>
      <text:h text:style-name="Titre2" text:outline-level="2">LE CVRE ARLOTTO, EST EN(-)<text:line-break/><text:span text:style-name="T2874">uoyé Ambassadeur vers le Roy René, de la part des</text:span><text:span text:style-name="T2875"><text:line-break/></text:span><text:span text:style-name="T2876">Galleres Florentines, pour obtenir passe port &amp; Sauf(-)</text:span><text:span text:style-name="T2877"><text:line-break/></text:span><text:span text:style-name="T2878">conduit : lequel il obtient, en reprenant la folie du Roy,</text:span><text:span text:style-name="T2879"><text:line-break/></text:span><text:span text:style-name="T2880">qui tiroit d'vne cerbacane.</text:span></text:h>
      <text:h text:style-name="P2881" text:outline-level="2">novvelle. x.</text:h>
      <text:p text:style-name="P2882"><text:span text:style-name="T2883">L</text:span>A nouuelle de Madame Constance fut<text:line-break/>fort recreatifue, &amp; donna vn grand<text:line-break/>plaisir à toute la compagnie, &amp; Laure<text:line-break/>voyant qu'il n'y auoit plus qu'elle à par<text:line-break/>ler &amp; clorre les discours de la iouruee,<text:line-break/>n'attendit pas que la Reine luy commandast de re(-)<text:line-break/>citer sa nouuelle, mais la regardant de fort bonne<text:line-break/>grace, se souzriant, commencea à dire en ceste<text:line-break/>maniere.</text:p>
      <text:soft-page-break/>
      <text:p text:style-name="p">Madame Constance, par sa precedente nouuelle<text:line-break/>m'a faict souuenir d'vn autre bon tour de ce mesme<text:line-break/>autheur Arlotto, selon que i'ay autresfois ouy reci(-)<text:line-break/>ter de luy en bonne compagnie, dont ie vous<text:s/>veux<text:line-break/>maintenant en brief faire part, s'il vous plaist me<text:line-break/>prester attentifuement l'aureille, &amp; escouter aussi<text:line-break/>volontiers la derniere nouuelle de ceste Iournee que<text:line-break/>la premiere.</text:p>
      <text:p text:style-name="p"><text:span text:style-name="pb">[69]</text:span><text:line-break/>Les galeres des Florentins arriuerent vn iour<text:line-break/>pres de Prouence, &amp; s'arresterent à vn certain port,<text:line-break/>assez voisin &amp; proche du Roy René, pource qu'il<text:line-break/>n'en estoit enuiron qu'à neuf lieuës. Et en ce lieu ils<text:line-break/>trouuerent d'auanture certains Catelans auec plu(-)<text:line-break/>sieurs vaisseaux chargez de marchandises qui de(-)<text:line-break/>uoi(e2)t passer par les ports de ce Roy : mais ils n'osoi(e2)t<text:line-break/>pas se hazarder à ce faire, pour la cra(i2)te qu'ils auoi(e2)t<text:line-break/>des Prouençaux, lesquels leur estoient ennemis, e(-)<text:line-break/>stans bien asseurez que s'ils passoient, il leur aduien(-)<text:line-break/>droit quelque infortune, &amp; qu'ils seroient en dan(-)<text:line-break/>ger de perdre leurs marchandises, &amp; parauanture la<text:line-break/>vie, qu'ils tenoyent encore plus chere. Le Capitai(-)<text:line-break/>ne qui se nommoit Barthelemy Martel, fit venir à<text:line-break/>soy Arlotto, &amp; luy dist. Il faut que vous alliez, Am(-)<text:line-break/>bassadeur auec le Chancelier, vers le<text:s/>Roy René, à<text:line-break/>fin d'impetrer vn sauf-conduict pour ces Catelans :<text:line-break/>car quant à nous, l'ayans, &amp; emmenans ceux-cy, noz<text:line-break/>galleres gaigneront plus de huict mille ducats. Par(-)<text:line-break/>quoy il luy bailla pour collegue &amp; compagnon en<text:line-break/>ceste Ambassade le Chancelier : &amp; comme il se fist<text:line-break/>bailler argent pour les frais &amp; despense, qu'ils de(-)<text:line-break/>uoient faire en ce voyage, à Charles Guasconi Se(-)<text:line-break/>cretaire, il le leur vouloit c(o2)ter. Et Arlotto qui ne<text:line-break/>vouloit point l'argent par compte pour son profit,<text:line-break/>luy dist. Ie m'en vay, Ambassadeur vers vn Roy, &amp;<text:line-break/>neantmoins comme si vous auiez à faire à vn hom(-)<text:line-break/>me de moindre degré &amp; office, vous me voulez c(o2)(-)<text:line-break/>ter argent. Charles qui estoit tout gentil &amp; gaillard,<text:line-break/>dist à ceste heure là : Pard(o2)nez moy s'il vous plaist,<text:line-break/>i'ay failly, vous auez raison. Et tout soudain, sans<text:line-break/>prendre la peine de comter, il luy bailla en vn petit<text:line-break/><text:span text:style-name="pb">[n.p.]</text:span><text:line-break/>sac, plus d'argent qu'il ne luy falloit pas. Et ainsi<text:line-break/>estans tous prests, ils s'en allerent pour executer<text:line-break/>leur charge &amp; commission d'Ambassadeurs : &amp;<text:line-break/>quand ils furent partis, ils s'arresterent enuiron à<text:line-break/>cinq lieuës de là, où ils disnerent, soupperent,<text:line-break/>&amp; sejournerent iusques au lendemain matin : &amp;<text:line-break/>puis s'en allerent en la ville où le Roy estoit.<text:line-break/>Et quand ils y furent paruenus, estans descen(-)<text:line-break/><text:soft-page-break/>dus de cheual, Arlotto s'en voulut aller ouyr la<text:line-break/>Messe, &amp; puis se refraischir deuant qu'aller se<text:line-break/>presenter &amp; parler au Roy. Le Chancelier qui<text:line-break/>estoit auec luy, &amp; qui desiroit despescher matiere,<text:line-break/>pour s'en retourner trouuer le Capitaine au port,<text:line-break/>duquel ils estoient partis, auec le sauf-conduict<text:line-break/>qu'ils pretendoient auoir, languissoit, &amp; estoit le<text:line-break/>plus fasché du monde de veoir qu'Arlotto ne se<text:line-break/>diligentoit point, &amp; ne se soucioit beaucoup de<text:line-break/>despescher affaires, &amp; comme celuy qui n'eust<text:line-break/>voulu tant se reposer, il reprint Arlotto<text:s/>son com(-)<text:line-break/>pagnon de sa tardiueté &amp; negligence, luy disant :<text:line-break/>qu'ils ne feroient parauanture en huict iours, ce<text:line-break/>qui se pouuoit faire en vne heure, &amp; le Curé Ar(-)<text:line-break/>lotto le voyant si chauld &amp; ardent, luy fit ceste re(-)<text:line-break/>sponce. Nous n'auons que faire de nous<text:s/>haster &amp;<text:line-break/>precipiter les affaires comme gens estourdis &amp; es(-)<text:line-break/>uentez, nous sommes Ambassadeurs, &amp; auons<text:line-break/>vne charge honorable : Ie veux que nous allions a(-)<text:line-break/>uec grauité, &amp; que nous nous portions meurement<text:line-break/>en nos affaires, comme doiuent faire tous ceux qui<text:line-break/>ont l'honneur d'estre employez en telles charges.<text:line-break/>Ainsi ayant tardé tant qu'il luy pleut, ils s'achemi(-)<text:line-break/>nerent en fin deuers le Palais, où estoit le Roy,<text:line-break/><text:span text:style-name="pb">[70]</text:span><text:line-break/>qui n'eust esté à Florence vn simple &amp; petit cita(-)<text:line-break/>din, &amp; quand ils y furent arriuez, Arlotto fit dire<text:line-break/>au Roy que deux Ambassadeurs des galeres Flo(-)<text:line-break/>rentines estoient là, qui vouloient &amp; desiroient<text:line-break/>parler à sa Majesté : mais on leur fit responce que<text:line-break/>le Roy estoit empesché, &amp; qu'ils attendissent. Et<text:line-break/>apres auoir demeuré quatre heures au Palais à<text:s/>at(-)<text:line-break/>tendre, ils luy firent dire plusieurs fois le mesme :<text:line-break/>Et tousiours leur estoit faicte la mesme responce<text:line-break/>qu'ils eussent à attendre, pource que sa Majesté e(-)<text:line-break/>stoit empeschee en affaires d'estat &amp; de grande con(-)<text:line-break/>sequence. Parquoy voyans qu'il leur estoit force<text:line-break/>d'attendre &amp; de prendre patience, ils entrerent en<text:line-break/>vne court, à fin que l'attente leur fust moins en(-)<text:line-break/>nuieuse. Arlotto haussant la veuë, apperceut le<text:line-break/>Roy à vne fenestre, lequel auec vne cerbacane (cho(-)<text:line-break/>se indigne de la majesté d'vn Roy) tiroit &amp; iettoit<text:line-break/>de petites balottes, c(o2)me pois, à vn sien cuisinier<text:line-break/>qu'il voyoit, à fin que le touchant, sans y pen(-)<text:line-break/>ser, le cuisinier s'estonnast de ces touches là, &amp;<text:line-break/>ne sçeust d'où elles venoient, de maniere que le<text:line-break/>Roy en eust son plaisir, comme il auoit : Arlot(-)<text:line-break/>to qui se promenoit en ceste court, &amp; estant tout<text:line-break/>fasché de celà, &amp; voyant que pour vn rien on<text:line-break/>le faisoit attendre, dist assez hault, de maniere<text:line-break/><text:soft-page-break/>que le Roy le peust bien ouyr &amp; entendre. Ie ne<text:line-break/>suis esbahy que le Royaume soit osté à ce Roy :<text:s/>car<text:line-break/>ie pense bien qu'il est tant addonné à chose de<text:line-break/>triqueniques &amp; de nul effect, qu'il perdroit Pa(-)<text:line-break/>radis s'il l'auoit : nous au(o2)s demeuré icy quatre heu(-)<text:line-break/>res à attendre l'appetit d'vne vraye fadaise &amp;<text:line-break/><text:span text:style-name="pb">[n.p.]</text:span><text:line-break/>folie : il fault bien dire qu'il est vn<text:s/>Roy de mesme, &amp;<text:line-break/>qui n'a pas beaucoup de ceruelle. Le Roy, qui tiroit<text:line-break/>tousiours à ceste fenestre, ayant veu, &amp; parauanture<text:line-break/>ouy les Ambassadeurs qui estoient tant ennuyez<text:line-break/>d'attendre, eut honte, &amp; leur donna audience, tout à<text:line-break/>l'heure. Et Arlotto ayant exposé<text:s/>le deu de sa charge,<text:line-break/>&amp; declaré son Ambassade, obtint du Roy vn ample<text:line-break/>sauf-conduit. Les Ambassadeurs s'en retournerent<text:line-break/>aux Florentins, là où ils les auoient laissez, lesquels<text:line-break/>sans Arlotto n'eussent obtenu ce qu'ils demandoi(e2)t.</text:p>
      <text:p text:style-name="p">Le Soleil déja las &amp;<text:s/>recreu de sa course accoustu<text:line-break/>mee, demonstroit qu'il s'en iroit bien tost refreschir<text:line-break/>auec ses coursiers, en l'Occean, &amp; le vent souffl(a2)t<text:line-break/>doucement, commençoit à restaurer &amp; recreer les<text:line-break/>personnes ennuyees de la chaleur passée, quand la<text:line-break/>Reine se voyant paruenuë à la fin de son gouuerne(-)<text:line-break/>ment &amp; charge, se leuant doucement debout, com(-)<text:line-break/>mença à dire ainsi : Messieurs, i'ay acheué ma char(-)<text:line-break/>ge &amp; conduite : c'est maintenant à moy de vous faire<text:line-break/>election d'vne Reine, laquelle en gouuernant &amp; c(o2)(-)<text:line-break/>mandant, vous donne parauanture plus de conten(-)<text:line-break/>tement que ie n'ay faict. Parquoy ie suis d'aduis &amp;<text:line-break/>me plaist bien que vous obeissiez à madame Laui(-)<text:line-break/>nie. Et ayant dict cela, s'estant osté la couronne de<text:line-break/>dessus la teste, elle la mit &amp; posa sur Lauinie : &amp; l'ay(a2)t<text:line-break/>faict seoir en sa place Roialle, elle se mit au lieu où<text:line-break/>Lauinie estoit premierement assise, &amp; adiousta, s'ad(-)<text:line-break/>dressant à elle. Commandez maintenant, puis que<text:line-break/>vous estes Reine : car nous ferons tout ce qu'il vous<text:line-break/>plaira que l'on fasse. A ceste heure<text:s/>là Lauinie acce(-)<text:line-break/>pta humblement la charge &amp; la couronne : &amp; puis<text:line-break/>dit qu'elle remercioit la Reine d'vn si grand<text:line-break/><text:span text:style-name="pb">[71]</text:span><text:line-break/>hon(-)neur qu'elle luy auoit faict : &amp; ayant faict venir les<text:line-break/>seruiteurs &amp; officiers, elle disposa les offices ny plus<text:line-break/>ny moins que la premiere Reine auoit faict. Et puis<text:line-break/>ayant donné bon ordré à ce qui estoit de besoing,<text:line-break/>pour son gouuernement &amp; conduite, elle dist : Mes(-)<text:line-break/>sieurs, il m'est aduis que nous pouuons nous cont(e2)(-)<text:line-break/>ter de ceste seconde iournee que nous auons passee<text:line-break/>auec telle gayeté &amp; plaisir, parquoy ne voulant faire<text:line-break/>autrement que la Reine passee, sage, &amp; prudente, ie<text:line-break/>veux que nous suiuions demain le mesme ordre. Et<text:line-break/><text:soft-page-break/>pource que desormais il est temps de nous retirer<text:line-break/>d'huy, ie suis contente que nous nous en allions vers<text:line-break/>la maison, où i'ay enchargé d'apprester les choses<text:line-break/>qui nous sont necessaires. Mais ce pendant, puis que<text:line-break/>Philon a apporté le Luth, tandis que nous nous en<text:line-break/>irons pas à pas, quelqu'vn de vous chantera quelque<text:line-break/>chose qui nous donne recreation. A peine la Reine<text:line-break/>eut dict<text:s/>celà, que tous se tournerent vers Laure, qui<text:line-break/>fut tacitement contrainte de chanter, &amp; Philon ac(-)<text:line-break/>corda son Luth, à son melodieux chant. Et ayans a(-)<text:line-break/>cheué les chansons, la Reine fit allumer des flam(-)<text:line-break/>beaux : &amp; s'acheminant pas à pas vers sa chambre, ac(-)<text:line-break/>compagnee de tous les autres, elle leur donna c(o2)gé :<text:line-break/>&amp; estans partis, qui çà, qui là, ils s'en allerent repo(-)<text:line-break/>ser iusques au lendemain apres auoir souppé.</text:p>
      <text:h text:style-name="Titre1" text:outline-level="1"><text:span text:style-name="pb">[n.p.]</text:span><text:line-break/>TROISIESME IOVRNEE.</text:h>
      <text:h text:style-name="P2884" text:outline-level="1">Des cent Nouuelles, choisies, &amp;<text:s/>plus<text:line-break/>excellentes qui se trouuent.</text:h>
      <text:p text:style-name="P2885"><text:span text:style-name="T2886">Q</text:span><text:span text:style-name="T2887">Vand</text:span><text:s/>il fut iour, &amp; que le<text:line-break/>Soleil dorant au moyen de<text:line-break/>ses rayons, les prochaines<text:line-break/>collines, demonstra aux<text:line-break/>hommes le iour suruenant,<text:line-break/>Philon qui estoit vn gail(-)<text:line-break/>lard ieune homme, s'estant<text:line-break/>leué, commença à appeller<text:line-break/>tous les<text:s/>autres, les reprenant de ce qu'ils dormoi(e2)t<text:line-break/>trop, &amp; se tenoient trop long temp dedans le<text:line-break/>lict. Parquoy estant la Reine leuee, &amp; ayant faict<text:line-break/>leuer tous les autres, commanda d'ouïr la Messe :<text:line-break/>apres laquelle ayans tenu plusieurs gracieux pro(-)<text:line-break/>pos ensemble, ils s'en allerent disner ioyeusem(e2)t :<text:line-break/>&amp; apres disner, vne partie d'eux s'en alla reposer,<text:line-break/>selon la coustume, &amp; l'autre partie ioüa vn peu.<text:line-break/>Mais quand il pleust à la Reine que chascun se<text:line-break/>retirast au lieu accoustumé, chascun, estant assis,<text:line-break/>comme bon leur sembla, &amp; vint à poinct : la<text:line-break/>Reine enchargea à Laure de parler, à fin que<text:line-break/>comme elle auoit clos les discours &amp; Nouuelles<text:line-break/>de la Iournee preced(e2)te, elle donnast ouuerture<text:line-break/><text:span text:style-name="pb">[72]</text:span><text:line-break/>&amp; commencement à celles du troisiesme iour, la(-)<text:line-break/>quelle, pource qu'elle esto it hardie, commença à<text:line-break/>dire ainsi.</text:p>
      <text:soft-page-break/>
      <text:h text:style-name="Titre2" text:outline-level="2">PAVL DE BERNARD, MAR(-)<text:line-break/><text:span text:style-name="T2888">chand, s'en va à vne foire, il retourne le soir en sa mai(-)</text:span><text:span text:style-name="T2889"><text:line-break/></text:span><text:span text:style-name="T2890">son, &amp; la trouue aornee de tapisserie, &amp; les tables</text:span><text:span text:style-name="T2891"><text:line-break/></text:span><text:span text:style-name="T2892">mises &amp; accomodees, auec plusieurs flambeaux &amp;</text:span><text:span text:style-name="T2893"><text:line-break/></text:span><text:span text:style-name="T2894">lumieres. La femme d'iceluy &amp; l'am</text:span><text:span text:style-name="T2895">ant d'icelle fui(e2)t,</text:span><text:span text:style-name="T2896"><text:line-break/></text:span><text:span text:style-name="T2897">&amp; puis le matin ensuyuant, ils mangent tous ensem(-)</text:span><text:span text:style-name="T2898"><text:line-break/></text:span><text:span text:style-name="T2899">ble amiablement le soupper.</text:span></text:h>
      <text:h text:style-name="P2900" text:outline-level="2">Novvelle i.</text:h>
      <text:p text:style-name="P2901"><text:span text:style-name="T2902">T</text:span>Res-belles &amp; gentilles Damoiselles,<text:line-break/>i'estime que comme les dangers sont<text:line-break/>infinis que nous voyons tous les iours<text:line-break/>eschoir &amp; aduenir en cas d'amour, les<text:line-break/>moyens aussi sont infinis &amp; en grand<text:line-break/>n(o2)bre, de les euiter &amp; s'en garder, ny plus ny moins<text:line-break/>que des maladies de nos corps : car ie croy, quant à<text:line-break/>moy que la nature tres-bonne maistresse &amp; gratieu(-)<text:line-break/>se mere de toutes les choses creées, ait aussi<text:s/>produit<text:line-break/>tous les remedes necessaires à la santé &amp; conserua(-)<text:line-break/>tion des hommes, contre tous les maux, que le plus<text:line-break/>souuent ils se pourchassent eux-mesmes, c(o2)me nous<text:line-break/>auons veu de plusieurs de nostre temps, &amp; entre au(-)<text:line-break/>tres du mal des Italiens, appellé mal de Naples, pour<text:line-break/>la medecine duquel, plusieurs annees depuis qu'il<text:line-break/>fut descouuert en Italie, se trouua le Sainct bois,<text:line-break/>ou Gajac, de maniere qu'auiourd'huy peu se<text:line-break/><text:span text:style-name="pb">[n.p.]</text:span><text:line-break/>trou(-)uent qui en ay(e2)t peur. Ie vous dy aussi, mes Dames,<text:line-break/>que si vous regardiez &amp;<text:s/>aduisiez à vos affaires,<text:line-break/>comme vous deuriez, vous iouiriez plus seurement<text:line-break/>&amp; ioyeusement de vos amoureux, sauuant &amp; de<text:line-break/>vous &amp; d'eux mesmes l'h(o2)neur &amp; la vie. Mais pour(-)<text:line-break/>ce que ie m'apperçoy bien que ie suis entree en vne<text:line-break/>trop profonde mer, voulant parler de vostre instabi(-)<text:line-break/>lité &amp; legereté, ie vous veux raconter comme vn ha(-)<text:line-break/>bile homme, sauua par vn subtil &amp; soudain moyen,<text:line-break/>l'honneur, &amp; parauanture la vie aussi de deux am(a2)s :<text:line-break/>à fin qu'à l'aduenir vous soyez plus fines &amp; aduisees<text:line-break/>en vos amours auec<text:s/>vos amans.</text:p>
      <text:p text:style-name="p">Ie dy donc qu'il n'y a pas encore trois mois qu'en<text:line-break/>nostre ville pleine de tres-belles femmes, estoit &amp;<text:line-break/>est encores à present vn marchand appellé Paul de<text:line-break/>Bernard, homme d'aage moyen, de basse condition :<text:line-break/>mais ayant b(o2) credit, &amp; assez aisé &amp; riche : de la fem(-)<text:line-break/>me duquel, pource qu'elle estoit gaye &amp; fort belle,<text:line-break/>appelle Catherine, estoit deuenu amoureux vn au(-)<text:line-break/>tre riche &amp; ieune marchand, &amp; Catherine aussi de<text:line-break/>luy : mais toutesfois secrettement, ne monstrant ny<text:line-break/>par signes ny par aucun moy(e2)<text:s/>à Philippe (car le ieu(-)<text:line-break/><text:soft-page-break/>ne homme qui l'aimoit, auoit ainsi nom) qu'elle se<text:line-break/>souciast de luy. Or Philippe l'ayant longuem(e2)t œil(-)<text:line-break/>ladee, &amp; ne voyant qu'il peust parueuir à fin de son<text:line-break/>desir, quasi desesperé, il delibera, manifester son a(-)<text:line-break/>mour à vn Courratier, c(o2)pere de Catherine, lequel<text:line-break/>demeuroit en la maison d'icelle, mais separément<text:line-break/>(comme nous voyons à Venise) &amp; sçeut tant faire<text:line-break/>par parolles, &amp; puis par presens, qu'il fut content, &amp;<text:line-break/>promit de conduire cest amour à fin. Parquoy ayant<text:line-break/>attendu vn iour que Paul sortist de la maison, il<text:line-break/><text:span text:style-name="pb">[73]</text:span><text:line-break/>monta en hault vers Catherine, &amp; luy raconta tout<text:line-break/>ce que Philippe luy auoit dict, &amp; encore d'auanta(-)<text:line-break/>ge, la priant en somme &amp;persuadant de complaire<text:line-break/>à l'amour d'iceluy. Catherine qui auoit bonne vol(o2)(-)<text:line-break/>té de<text:s/>c(o2)tenter Philippe, ce ne(a2)tmoins pour mon(-)<text:line-break/>strer qu'elle aymoit son honneur, se contint &amp;<text:line-break/>garda quelques iours : mais enfin sollicitee par les<text:line-break/>prieres du Compere, &amp; stimulee d'amour, elle dist<text:line-break/>qu'elle estoit contente de se trouuer auec Philippe.<text:line-break/>Parquoy n'attendant autre chose, pour venir à la<text:line-break/>conclusion de leur amour, que la commodité, aduint<text:line-break/>qu'il fallut que Paul, pour certaines siennes affai(-)<text:line-break/>res, comme les marchands ont, allast à vne foire<text:line-break/>laquelle se faict &amp; tient tous les ans au mois de Se(-)<text:line-break/>ptembre en vn lieu, qui n'est pas fort loing de Ve(-)<text:line-break/>nise, appellé Trebasilique. A ceste cause Catherine<text:line-break/>pensant bien qu'il estoit temps de faire venir son<text:line-break/>Philippe, elle le fit inuiter par son Compere de ve(-)<text:line-break/>nir le soir soupper en sa maison, ayant deliberé en<text:line-break/>elle mesme de le retenir pour coucher auec elle,<text:line-break/>pource qu'elle pensoit que son mary ne deust venir<text:line-break/>&amp; retourner ce iour là. Et comme celle qui auoit peu<text:line-break/>de iugement, ne se contentant de tenir son am(a2)t en(-)<text:line-break/>tre ses bras, à l'obscur, &amp; là où elle pourroit (comme<text:line-break/>les femmes sages font) pour se monstrer noble &amp;<text:line-break/>fort riche, elle fit aorner &amp; tapisser toutes les cham(-)<text:line-break/>bres &amp; la sale. D'autre costé, le Compere Marc fit en(-)<text:line-break/>tendre à Philippe tout l'affaire, &amp; s'estant faict bail(-)<text:line-break/>ler arg(e2)t pour acheter à soupper, &amp; force volaille,<text:line-break/>elle fut portee en la maison de Catherine : &amp; l'heure<text:line-break/>venuë, ils s'y en allerent auec vn autre leur amy, ap(-)<text:line-break/>pellé Augustin (lequel estoit fort priué de<text:line-break/><text:span text:style-name="pb">[n.p.]</text:span><text:line-break/>Catheri(-)ne &amp; de son mary) Catherine les accueillit fort hu(-)<text:line-break/>mainement, &amp; leur fit caresse. Et s'estans assis,<text:line-break/>tandis que l'on couuroit les tables, &amp; que l'on ap(-)<text:line-break/>prestoit à soupper, ils se mirent à deuiser d'vn faict<text:line-break/>amoureux d'Augustin, lequel estoit : Qu'ayant esté<text:line-break/>iceluy long temps amoureux de la ieune fille d'vn<text:line-break/><text:soft-page-break/>marchand nommé Pandolphe Rinucci, &amp; icelle<text:line-break/>l'aymant autant qu'il l'aymoit, auant que venir à<text:line-break/>aucune conionction amoureuse, s'estans donnee &amp;<text:line-break/>promise entre eux la foy, elle l'auoit prins pour<text:line-break/>mary, &amp; luy elle pour femme : &amp; pour mettre<text:line-break/>fin plus couuertement à ce qu'ils vouloient, Pan(-)<text:line-break/>dolphe fut plusieurs fois, &amp; par plusieurs moyens<text:line-break/>requis de la part d'Augustin de luy donner sa fille<text:line-break/>en mariage : à quoy n'ayant iamais voulu consentir,<text:line-break/>Augustin desesperé de l'obstination de Pandolphe,<text:line-break/>emmena<text:s/>en sa maison secrettement en vne nuict<text:line-break/>Camille, qui estoit le nom de ceste fille : dequoy Phi(-)<text:line-break/>lippe non seulem(e2)t auoit esté consentant, mais aussi<text:line-break/>leur compere de l'aneau. Cependant donc que ceux(-)<text:line-break/>cy employoient le temps en tels deuis, attendans<text:line-break/>l'heure de soupper, aduint qu'vne des seruantes de<text:line-break/>Catherine estant allee pour quelques affaires de la<text:line-break/>cuisine, comme il aduient tousiours, en la maison<text:line-break/>d'vne voisine, &amp; ayant laissé la porte de la rue ou(-)<text:line-break/>uerte, suruint Paul, lequel ayant donné charge à vn<text:line-break/>autre marchand, pour le faict de sa marchandise, s'en<text:line-break/>estoit retourné à Venise, &amp; estoit arriué en sa mai(-)<text:line-break/>son, &amp; ayant trouué la porte ouuerté, il s'esmerueilla<text:line-break/>en soy-mesme, blasmant le peu de soing de sa fem(-)<text:line-break/>me : &amp; puis estant entré dedans, paruenu au hault du<text:line-break/>degré, &amp; trouuant l'huis d'vne autre porte, qui alloit<text:line-break/><text:span text:style-name="pb">[74]</text:span><text:line-break/>en la sale, fermé, il s'appaisa vn peu, &amp; voulant y en(-)<text:line-break/>trer, il siffla comme de coustume, &amp; frappa à l'huis :<text:line-break/>&amp; partant il fut incontinent recogneu au sifflet par<text:line-break/>sa femme. Parquoy s'estant incontin(e2)t leuee, elle se<text:line-break/>mist auec son compere Marc en vn enclos d'ais qui<text:line-break/>estoit sous vn degré, passant au grenier : Philippe &amp;<text:line-break/>Augustin laissans leurs cappes, tout en pourpoint, &amp;<text:line-break/>tremblans se sauuerent au grenier. Paul qui att(e2)doit<text:line-break/>qu'on luy ouurist, estant dehors, &amp; n'oy(a2)t personne,<text:line-break/>regarda par vn pertuis qui estoit à l'huis de la sale, &amp;<text:line-break/>la voyant aornee &amp; paree de tapisserie, les tables mi(-)<text:line-break/>ses &amp; couuertes, &amp; y voyant plusieurs flambeaux,<text:line-break/>s'esmerueillant, luy semblant, &amp; ne semblant veoir<text:line-break/>ce qu'il voyoit, &amp; ne pouuant penser que cela vou(-)<text:line-break/>loit signifier, attendoit que l'huis luy fust ouuert :<text:line-break/>&amp; tandis qu'il pensoit là dessus diuerses choses, la<text:line-break/>chambriere suruint qui retournoit du lieu où el(-)<text:line-break/>le estoit allee : &amp; aussi tost qu'elle le veid au hault<text:line-break/>du degré, elle le cogneust, &amp; demeura toute esba(-)<text:line-break/>hie. Paul desirant prendre sa femme à l'impour(-)<text:line-break/>ueu, ne luy dist rien ny elle à luy : mais ayant la<text:line-break/>clef, elle ouurit l'huis, &amp; entrerent ensemble en<text:line-break/>la sale en vn mesme instant.<text:s/>Paul n'y voyant<text:line-break/><text:soft-page-break/>personne, &amp; voyant l'huis du grenier ouuert, &amp;<text:line-break/>oyant marcher par les degrez Philippe &amp; Augustin,<text:line-break/>il s'y achemina, ce que oyans Catherine &amp; Marc<text:line-break/>sortis de l'enclos, ou closture du degré, ils descendi(-)<text:line-break/>rent incontinent par l'autre degré, &amp;<text:s/>elle se sauua<text:line-break/>en la maison d'vne sienne voisine, &amp; Marc demeura<text:line-break/>en la sienne. Paul se trouu(a2)t à l'obscurité, &amp; cognois<text:line-break/>sant que ceux-là estoient déja sus le toict, trouua<text:line-break/>pour le meilleur de s'en retourner : &amp; estant venu<text:line-break/><text:span text:style-name="pb">[n.p.]</text:span><text:line-break/>en la sale, cherchant sa femme par tout, &amp; ne la<text:line-break/>trouuant point, &amp; ne voyant personne, pource<text:line-break/>que les chambrieres s'estoient cachees de peur, il ne<text:line-break/>sçauoit que dire, penser ne faire : &amp; souspirant il s'en<text:line-break/>alloit par la sale. Le Compere Marc, de là à bonne<text:line-break/>piece, comme celuy lequel auoit souuent coustume<text:line-break/>de venir vers son compere pour luy parler de leurs<text:line-break/>affaires, comme les Courratiers font auec les mar(-)<text:line-break/>ch(a2)ds, faisant b(o2)ne mine s'en vint à la sale, &amp; l'ay(a2)t<text:line-break/>trouué seul &amp; triste, se faschant de sa femme, ne fai(-)<text:line-break/>sant<text:s/>semblant de sçauoir rien de tout, se fit tout rac(o2)(-)<text:line-break/>ter, &amp; puis se mit à crier apres la pauure commere.<text:line-break/>Philippe &amp; Augustin cheminans de toict en toict,<text:line-break/>vindrent à la lucarne du toict de la maison d'vn<text:line-break/>leur amy : &amp; la poussant tout bellement pour y en(-)<text:line-break/>trer, aduint que le fils d'Antoine Gallo (qui estoit le<text:line-break/>nom de leur amy) lequel pour euiter la chaleur, dor(-)<text:line-break/>moit au grenier, se resueilla au bruit, &amp; s'en alla pr(o2)(-)<text:line-break/>ptem(e2)t à son pere qui dormoit, &amp; l'ay(a2)t esueillé, luy<text:line-break/>rac(o2)ta ce qu'il<text:s/>auoit ouy. Le pere n'adioust(a2)t foy aux<text:line-break/>parolles qu'il tenoit, luy dit qu'il s'en retournast cou<text:line-break/>cher, &amp; (q2) c'estoi(e2)t des chats qui vouloient entrer au<text:line-break/>grenier. Le fils s'en estant retourné, ouït de rechef<text:line-break/>pousser la fenestre de la lucarne, &amp; s'approchant,<text:line-break/>pour veoir si c'estoient des chats, ou autre chose, il<text:line-break/>regarda par vne fente, &amp; estant la nuict sereine, il<text:line-break/>vit Philippe &amp; Augustin lesquels estoi(e2)t là tout de(-)<text:line-break/>bout. Parquoy il s'en retourna soudainem(e2)t vers son<text:line-break/>pere, lequel il appella de<text:s/>rechef, certifiant qu'il auoit<text:line-break/>veu deux hommes sur le toict. Le pere pensant que<text:line-break/>fussent larrons, se leua, &amp; ayant prins vne espee nue<text:line-break/>en la main, s'en alla au grenier, &amp; ayant ouuert la<text:line-break/><text:span text:style-name="pb">[75]</text:span><text:line-break/>fe(-)nestre, il en vouloit frapper l'vn d'eux quand Phi(-)<text:line-break/>lippe<text:s/>l'appella par son nom, disant qu'ils estoient de<text:line-break/>ses amis. Anthoine l'ayant recogneu à la parole, le fit<text:line-break/>entrer auec Augustin, &amp; les ayans menez en sa ch(a2)(-)<text:line-break/>bre, &amp; entendu entierement leur accident, en pre(-)<text:line-break/>mier lieu il les reprint amiablem(e2)t, &amp;<text:s/>blasma la Da(-)<text:line-break/>me de son peu de sens : &amp; puis pensant au salut &amp;<text:line-break/><text:soft-page-break/>d'eux &amp; de la Dame, &amp; à l'honneur de Paul, sçach(a2)t<text:line-break/>bien déja qu'Augustin auoit emmené la fille de P(a2)(-)<text:line-break/>dolphe Rinucci, il s'auisa de cecy, &amp; se tourn(a2)t vers<text:line-break/>Augustin il dit : Va t'en tout presentement vers ta<text:line-break/>ieune femme, &amp; t'en retourne auec aucune de ses<text:line-break/>seruantes &amp; vn seruiteur, auec vne torche en la main<text:line-break/>en la maison de Paul, &amp; frappe bien à l'huis, dem(a2)(-)<text:line-break/>dant Philippe &amp; Marc, seignant que tu ayes esté par<text:line-break/>eux semond à soupper là auec ta femme, &amp; puis me<text:line-break/>laisses faire du reste. Et ayant esté bien informé de<text:line-break/>Philippe comme la chose estoit aduenuë, il se vestit<text:line-break/>&amp; attendit vn peu. Cependant Augustin estant allé<text:line-break/>en sa maison, &amp; ayant faict habiller sa femme, suiu(a2)t<text:line-break/>ce qu'Anthoine l'auoit chargé, il s'en retourna en la<text:line-break/>maison de Paul, &amp; ayant frappé à l'huis deux fois,<text:line-break/>on luy demanda ce qu'il vouloit, il fit responce qu'il<text:line-break/>vouloit entrer, pource (q2) Philippe Balduni &amp; Marc<text:line-break/>le Courratier l'auoi(e2)t semond d'aller soupper là de(-)<text:line-break/>dans auec sa femme. On luy respondit qu'il s'en al(-)<text:line-break/>last, pource que Philippe ny Marc n'y estoient. Et<text:line-break/>comme augustin repliquast &amp; s'efforçeast d'entrer,<text:line-break/>disant qu'on ne le fist pas att(e2)dre d'au(a2)tage à l'huis,<text:line-break/>auec sa femme, &amp; que c'estoit assez ioué, se monstr(a2)t<text:line-break/>fasché contre Philippe, qui s'estoit ainsi mocqué de<text:line-break/>luy, on luy respondit de rechef qu'il n'y auoit ordre<text:line-break/><text:span text:style-name="pb">[n.p.]</text:span><text:line-break/>de souper ny disner, &amp; qu'il se retirast. Marc<text:line-break/>oyant que l'on le nommoit, &amp; ne pensant co(-)<text:line-break/>gnoistre Augustin à la parole, &amp; ne sçachant que<text:line-break/>dire, regardoit Paul au visage, &amp; serrant les espau(-)<text:line-break/>les, disoit quasi : Ie ne sçay rien de ce faict, &amp; ne<text:line-break/>disoit mot, reniant Dieu, de ce qu'il estoit retour(-)<text:line-break/>né. Paul oyant toutes ces choses, pensoit estre<text:line-break/>en l'autre monde : &amp;<text:s/>comme s'il eust esté forcené<text:line-break/>ou hors du sens, il ne disoit mot, ne sçachant que<text:line-break/>dire, penser ny croire. Or tandis que ces choses<text:line-break/>là estoient en la fantasie de l'vn &amp; de l'autre, An(-)<text:line-break/>thoine Gallo ayant laissé Philippe en sa maison, &amp;<text:line-break/>dict à Augustin qu'il<text:s/>s'en allast en sa maison auec sa<text:line-break/>femme, est(a2)t arriué à la porte de Paul, frappa à l'huis<text:line-break/>disant qu'on luy ouurist, &amp; qu'il estoit Anthoine<text:line-break/>Gallo compere de Paul. Quand on luy eut ouuert,<text:line-break/>Paul s'en alla au deuant de luy au hault du degré<text:line-break/>tout triste &amp; dolent de sa femme. Anthoine faisant<text:line-break/>sembl(a2)t ne sçauoir aucune chose de ce faict, luy de(-)<text:line-break/>manda la cause de sa fascherie, &amp; s'estant faict rac(o2)(-)<text:line-break/>ter le tout de poinct en poinct, s'estant tourné auec<text:line-break/>vn mauuais visage, vers le c(o2)pere Marc, il luy dist la<text:line-break/>plus grande iniure que l'on dist iamais à poltron, di(-)<text:line-break/>sant à Paul. Mon compere, ne vous plaignez que de<text:line-break/><text:soft-page-break/>cestui-cy qui a esté cause de tout ce scandale, de ma(-)<text:line-break/>niere qu'il le faudroit pendre. Marc ne scachant pas<text:line-break/>ce qu'Anthoine auoit en fantasie de dire, oy(a2)t celà,<text:line-break/>auoit la plus grande peur qu'il eut onques, craign(a2)t<text:line-break/>que cestui-cy sçeust les ambassades &amp; messages qu'il<text:line-break/>auoit faict à Catherine, &amp; tout cequi s'estoit passé,<text:line-break/>de maniere qu'il eust voulu estre à cinqu(a2)te lieuës<text:line-break/>loing : &amp; pour ceste cause il estoit tout esperdu. A<text:line-break/><text:span text:style-name="pb">[76]</text:span><text:line-break/>ce(-)ste cause Anthoine l'ayant vn peu regardé de tra(-)<text:line-break/>uers, luy dist : Tu ne dis mot, que ne recites tu<text:line-break/>l'affaire, comme elle va ? mais ie la reciteray, puis<text:line-break/>que tu te tais : &amp; s'estant tourné vers son compere<text:line-break/>Paul, il luy dist : Mon compere, cest appareil, ces<text:line-break/>tables, ces flambeaux, ce soupper regardant vers la<text:line-break/>cuisine, n'est preparé à vostre honte &amp; dommage,<text:line-break/>mais à bonne fin. Vous deuez sçauoir comme Au(-)<text:line-break/>gustin du Geant a espousé la fille de Pandolphe<text:line-break/>Rinucci, duquel Augustin, Philippe Baldania a esté<text:line-break/>compere de l'aneau : &amp; luy voulant donner vn soir<text:line-break/>à soupper auec sa femme, &amp; à moy &amp; à ma femme<text:line-break/>aussi, nous fusmes d'accord auec cest habile hom(-)<text:line-break/>me de Marc, qu'il deust prendre la peine de la<text:line-break/>despense, comme celuy qui entend fort bien cest<text:line-break/>affaire de gueule. Or Philippe, pour le regard de<text:line-break/>son pere, qui est tant bijarre, comme vous sçauez,<text:line-break/>a prié cestui-cy de faire aprester le soupper en sa<text:line-break/>maison : &amp; pource que ceste sale est plus belle, plus<text:line-break/>grande &amp; plus<text:s/>fresche que n'est la sienne, il a para(-)<text:line-break/>uanture trouué propre de l'aprester &amp; faire icy : &amp;<text:line-break/>ma commere, pour faire honneur à Philippe &amp; à sa<text:line-break/>femme, &amp; leur monstrer que de ce qui a esté entre<text:line-break/>vous, vous nevo(us) en resentez aucunem(e2)t, les a vou(-)<text:line-break/>lu<text:s/>receuoir en cest equippage &amp; ornement. Et s'est(a2)t<text:line-break/>tourné deuers le compere Marc, il luy dist : Est-il<text:line-break/>pas vray ? Ouy, respondit-il, &amp; continua à dire au<text:line-break/>compere Paul. Pour vous auouër la verité, ie n'ay<text:line-break/>pas osé le vous dire, vous voyant tant fasché &amp;<text:line-break/>courroucé : mais il est ainsi qu'Anthoine vous a ra(-)<text:line-break/>conté, &amp; vous prie me pard(o2)ner. Anthoine repliqua,<text:line-break/>compere, p(e2)sez vous pas (q2) les affaires des amoureux<text:line-break/><text:span text:style-name="pb">[n.p.]</text:span><text:line-break/>se fassent auec tant de flambeaux, tant de serges<text:line-break/>&amp; tapis ? Voux direz : Mais Philippe est fuy. Il<text:line-break/>est vray, mais il s'en est fuy, craignant vostre fu(-)<text:line-break/>rie, &amp; comme celuy qui pensoit que vous eussiez<text:line-break/>encore quelque pique &amp; mauuaise volonté contre<text:line-break/>luy, de ce qui s'est passé entre vous : &amp; quant à<text:line-break/>moy, ie n'y suis venu pource que la teste<text:s/>me fai(-)<text:line-break/>soit mal, &amp; me faict tousiours tant de mal que<text:line-break/><text:soft-page-break/>ie ne peux durer. Parquoy ie serois d'aduis que<text:line-break/>desormais, mettant fin à ce bruit &amp; tumulte,<text:line-break/>vous fissiez venir Catherine à la maison, que vous<text:line-break/>souppassiez, &amp; que vous vous en allassiez coucher,<text:line-break/>&amp; demain au matin, si vous le trouuez bon ainsi,<text:line-break/>pource que maintenant il est trop tard, nous ferons<text:line-break/>venir Augustin, sa femme &amp; Philippe, &amp; m(a2)gerons<text:line-break/>alaigrement ce soupper. Paul ayant ouy raconter ce<text:line-break/>faict ainsi par ordre, se resouuen(a2)t qu'vn peu aupara(-)<text:line-break/>uant Augustin &amp; sa femme auoient frappé à l'huis<text:line-break/>pour entrer, sçach(a2)t bien qu'Anthoine estoit vn h(o2)(-)<text:line-break/>me de bien, adioustant foy à ses paroles, s'appaisa vn<text:line-break/>peu, &amp; demandant où estoit sa femme, on luy dist<text:line-break/>qu'elle estoit en la maison d'vne sienne voisine : &amp; la<text:line-break/>fit venir. Icelle ayant entendu du compere Marc, qui<text:line-break/>estoit allé la querir, en quel estat estoient les affaires,<text:line-break/>ne fut plustost venuë en la sale, que s'estant tour(-)<text:line-break/>nee deuers son mary, elle dist. Que diantre auiez<text:line-break/>vous-affaire de venir<text:s/>à ceste heure cy troubler la fe(-)<text:line-break/>ste &amp; nostre soupper, que ne vous teniez vous auec<text:line-break/>vos marchands à m(a2)ger des chastaignes auec du vin<text:line-break/>doux ? que ne nous laissiez vous iouir en paix de no(-)<text:line-break/>stre soupper ? i'eusse esté esmerueillé si vous ne fussiez<text:line-break/>venu troubler tout par vostre colere : le diantre<text:line-break/><text:span text:style-name="pb">[77]</text:span><text:line-break/>s'en pende, nous estions trop bien, quand vous estes<text:line-break/>venu gaster tout. Paul lequel pour plusieurs raisons<text:line-break/>alleguees par Anthoine, &amp; par les signes veuz de l'a(-)<text:line-break/>prest de la maison, de la table, des flambeaux, &amp; du<text:line-break/>soupperqui estoit fort riche &amp; sumptueux, oyant a(-)<text:line-break/>pres les propos de sa femme, blasmant en soy-mes(-)<text:line-break/>me sa fausse croyance &amp; colere, ne resp(o2)dit à sa fem(-)<text:line-break/>me autre chose sinon, Pourquoy estes vous fuies<text:line-break/>quand ie suis venu ? A quoy Catherine respondit<text:line-break/>tendant vn peu le col &amp; la teste, Si ie fusse demeuree<text:line-break/>i'en eusse bien arraché : loué soit Dieu, qui a enuoyé<text:line-break/>icy le Compere Anthoine, qui sçait bi(e2) tout le faict,<text:line-break/>car vous ne m'en eussiez pas voulu croire, tant vous<text:line-break/>estes gentil &amp; amiable. Anthoine voyant que tout<text:line-break/>se porteroit bien, dist à Paul, Compere, il faut que<text:line-break/>nous mangions demain au matin ce soupper, &amp; que<text:line-break/>nous fassions venir, comme i'ay déja dict, Augustin<text:line-break/>sa femme &amp; Philippe, &amp; regard(a2)t Marc, il dist, Qu'(e2)<text:line-break/>dites vous compere Marc ? Quant à moy, respondit<text:line-break/>il, ie le voudrois bien manger à ceste heure, car ie<text:line-break/>meurs de faim : mais i'en mangeray quelque chose<text:line-break/>ce soir, &amp; demain sera ce qu'il plaira à Dieu. Ainsi<text:line-break/>d'vn commun accord &amp; consentement ils deliber(e2)t<text:line-break/>faire que le matin ensuyuant l'on mandast &amp; fist ve(-)<text:line-break/>nir les conuiez. &amp; qu'en semble l'on fist gogaille : &amp;<text:line-break/><text:soft-page-break/>ainsi fut faict, Ie n'ay pas souuenance de ce que Ca(-)<text:line-break/>therine &amp; Philippe firent apres.</text:p>
      <text:h text:style-name="Titre2" text:outline-level="2"><text:span text:style-name="pb">[n.p.]</text:span><text:line-break/>D'VNE NOVVELLE ESPOVSE,<text:line-break/><text:span text:style-name="T2903">qui coucha la premiere nuict de ses nopces</text:span><text:span text:style-name="T2904">, auec autre</text:span><text:span text:style-name="T2905"><text:line-break/></text:span><text:span text:style-name="T2906">que son mary, pensant neantmoins estre auec son espoux :</text:span><text:span text:style-name="T2907"><text:line-break/></text:span><text:span text:style-name="T2908">comme la mesme nuict, elle le sçeut, &amp; n'en fit autresem(-)</text:span><text:span text:style-name="T2909"><text:line-break/></text:span><text:span text:style-name="T2910">blant de peur de scandale &amp; deshonneur.</text:span></text:h>
      <text:h text:style-name="P2911" text:outline-level="2">novvelle. ii.</text:h>
      <text:p text:style-name="P2912"><text:span text:style-name="T2913">A</text:span><text:span text:style-name="T2914">Pres</text:span><text:s/>que madame Laure eut mis<text:line-break/>fin à sa nouuelle la Reine commanda<text:line-break/>à Celse de reciter la sienne, lequel y<text:line-break/>proceda ainsi.</text:p>
      <text:p text:style-name="p">Il y auoit nagueres en vne bonne<text:line-break/>ville de la prouince de Touraine, vne nouuelle espou<text:line-break/>se fort belle sage &amp; vertueuse, laquelle vn certain<text:line-break/>ieune homme nommé Drante auoit longt(e2)ps cour(-)<text:line-break/>tisee, &amp; seruie,<text:s/>pour auoir cest heur d'estre fauorisé<text:line-break/>d'elle en amour : mais il auoit perdu son temps : &amp;<text:line-break/>neantmoins, pour auoir meilleur accez à sa dame,<text:line-break/>il ne laissa point de pratiquer l'amitié &amp; accoin(-)<text:line-break/>tance de son fiancé, ce pendant qu'elle demoura en<text:line-break/>fiançailles :<text:s/>ce qui fut cause, qu'il parloit à la fiancee,<text:line-break/>qui auoit nom Marie, plus souuent qu'il n'eust faict,<text:line-break/>se sentant priué de celuy qui deuoit estre son espoux,<text:line-break/>&amp; elle comme sage, ne faisoit point de cas de tous ses<text:line-break/>propos, &amp; neantmoins, pour l'amour de sonfutur es(-)<text:line-break/>poux, luy monstroit assez bon visage, sçachant que<text:line-break/>son fiancé luy portoit grande faueur &amp; l'aymoit, t(a2)t<text:line-break/>il l'auoit finement sçeu attirer &amp; allecher, par ses<text:line-break/>doux propos, à son amour. Ainsi le iour des nopces<text:line-break/>estant prins, le fiancé enuoya prier<text:s/>Drante luy faire<text:line-break/>cest honneur d'assister à ceste sienne feste : &amp; Drante<text:line-break/><text:span text:style-name="pb">[78]</text:span><text:line-break/>luy promit qu'il le feroit, &amp; mesme accompagna de<text:line-break/>nuict les futurs espoux à l'Eglise, &amp; assista à leur be(-)<text:line-break/>nediction, &amp; messe qui le matin leur fut dicte, &amp;<text:line-break/>puis il les ramena,<text:s/>auec les parens, en la maison, &amp;<text:line-break/>ne les laissa de tout le iour, de maniere qu'apres auoir<text:line-break/>desieuné, il fut question de rire, passer le temps &amp;<text:line-break/>danser attendant le disner : lequel fut appresté selon<text:line-break/>le degré des parties, &amp; selon que la solennité de la<text:line-break/>feste le requeroit, de maniere que l'heure du disner<text:line-break/>estant venue, les tables furent dressees &amp; la compa(-)<text:line-break/>gnie qui estoit notable disna auec gr(a2)de ioye &amp; lies(-)<text:line-break/>se. Drante ne s'assit point, combien que le marié<text:line-break/>l'eust prié par plusieurs fois de se soir,<text:s/>mais pour le<text:line-break/>gratifier d'auantage, &amp; luy monstrer qu'il estoit son<text:line-break/><text:soft-page-break/>intime amy, il voulut seruir &amp; ayder à l'espoux ce<text:line-break/>iour là, en tout ce qui luy seroit possible ce qu'il fai(-)<text:line-break/>soit plustost, pour l'amour de l'espouse, de laquelle il<text:line-break/>vouloit par son continuel seruice pratiquer la bonne<text:line-break/>grace &amp; faueur, que pour l'amour du mary, duquel<text:line-break/>autrement il ne se fust pas soucié. Apres disner, les<text:line-break/>tables estans leuees, le marié print son espousee, &amp;<text:line-break/>la mena danser, la pauanne, puis vn bransle, &amp; puis<text:line-break/>la gaillarde courante, &amp; toutes les autres manie(-)<text:line-break/>res de danses, accoustumees de ce temps, pour<text:line-break/>ce qu'il estoit bon baladin : mais ceste vertu, ou a(-)<text:line-break/>dresse plustost, n'empescha pas qu'il ne portast les<text:line-break/>cornes, deuant qu'il eust couché auec sa chaste &amp;<text:line-break/>pudique espouse : vous orrez comment. La d(a2)se finie<text:line-break/>Drante s'en aquita aussi proprement, &amp; m(o2)stra à l'es(-)<text:line-break/>pouse &amp; à toute la c(o2)pagnie, qu'il auoit autresfois<text:line-break/>bi(e2) estudié ses cinq pas, &amp; qu'il sçauoit bi(e2) trepigner<text:line-break/>des pieds, auec passages inconeuz à to(us) les baladis de<text:line-break/><text:span text:style-name="pb">[n.p.]</text:span><text:line-break/>la c(o2)tree, lesquels il auoit aprins des Italiens : ce qu'il<text:line-break/>faisoit pour entrer en grace de sa Dame qu'il aimoit<text:line-break/>secrettement, &amp; auoit aimee pour espouser &amp;<text:line-break/>maintenant l'aymoit, pour tascher à en abuser, mais<text:line-break/>il y perdoit sa peine &amp; l'y eust du tout perdue, si l'a(-)<text:line-break/>mour &amp; la fortune ne l'eussent fauorisé par vn cas<text:line-break/>inesperé, &amp; non attendu de luy, le plus estrange<text:line-break/>qu'onques l'on scauroit p(e2)ser. Aduint qu'apres soup(-)<text:line-break/>per le nouuel espoux &amp; Drante, auec quelques autres<text:line-break/>ieunes<text:s/>hommes se desroberent de la sale du bal, &amp;<text:line-break/>s'en allerent dehors en la maison d'vn d'iceux, pour<text:line-break/>se masquer, à fin de donner plaisir à la compagnie, &amp;<text:line-break/>pour vn plus grand ornement de la feste, ioint que le<text:line-break/>temps le requeroit qui estoit entour de Karesine pre<text:line-break/>nant. Ils s'estoient habillez en chasseurs, auec chacun<text:line-break/>la trompe au costé, &amp; quelques chiens qu'aucuns à<text:line-break/>pied menoyent en laisse, &amp; auoient en leur trouppe<text:line-break/>vne Diane, qui les guidoit. La mascarade estoit bien<text:line-break/>inuentee, &amp; faicte de bonne grace, mais les<text:s/>ieunes<text:line-break/>gens ne la firent reussir comme ils vouloient, parce<text:line-break/>qu'ils furent renc(o2)trez en chemin d'vne autre trou(-)<text:line-break/>pe de masques, qu'ils ne cognoissoient point, les(q2)ls<text:line-break/>sans dire mot, &amp; ne sçachant pourquoy chargerent<text:line-break/>l'espoux &amp; toute sa compagnie si viuement, qu'eux<text:line-break/>ne pouuans de moins faire que se defendre, ay(a2)s mis<text:line-break/>la main à l'espee, il y eut vne telle meslee &amp; tinta(-)<text:line-break/>marre, auec les abois des chiens, que le guet y courut<text:line-break/>&amp; furent tous empoignez &amp; menez prisonniers, ex(-)<text:line-break/>ceptez deux ou trois qui eschapperent, deux des as(-)<text:line-break/>saillans, &amp; l'vn du costé des chasseurs, qui fut Dran(-)<text:line-break/>te, le(q2)l s'en retourna à la sale du bal, où l'on ne sçau(-)<text:line-break/><text:soft-page-break/>uoit rien de ceste fortune, &amp; se garda bien<text:line-break/><text:span text:style-name="pb">[79]</text:span><text:line-break/>d'enson(-)ner mot, &amp; moins d'y remedier, en trouuant le<text:s/>moy(e2)<text:line-break/>par amys de tirer l'espoux de là, lequel, pour chose<text:line-break/>qu'il dist à ceux du guet qu'il estoit marié de ce iour,<text:line-break/>&amp; que les autres les auoient assailliz, &amp; que seulem(e2)t<text:line-break/>ils s'estoient defenduz, ne sçeut tant faire, qu'il ne<text:line-break/>trempast toute celle nuict en prison, de despit que<text:line-break/>ceux du guet auoient, de ce qu'vn de leurs g(e2)s, auoit<text:line-break/>esté blessé, de maniere, que personne d'eux ne vou(-)<text:line-break/>loit aller aduertir ceux de la feste de ce qui s'estoit<text:line-break/>passé. Drante qui sçauoit tout cela &amp; bien asseuré<text:line-break/>que l'Espoux ne retourneroit ce soir, &amp; qu'il<text:line-break/>coucheroit en la prison, s'aduisa que la Fortune<text:line-break/>luy preparoit par cest estrange accident, vn bon<text:line-break/>moyen de iouyr de sa Dame, la premiere nuict de ses<text:line-break/>nopces, en l'abusant. Il s'en alla donques luy dire,<text:line-break/>apres auoir bien pensé auparauant à la tromperie &amp;<text:line-break/>trahison qu'il luy vouloit brasser, Madame, ie viens<text:line-break/>de laisser vostre espoux, en tel lieu lequel pour quel(-)<text:line-break/>que affaire de grande importance, ne peut encore ve<text:line-break/>nir de trois heures : il m'a prié vous dire que vous<text:line-break/>vous desrobiez de la trouppe, en la c(o2)pagnie de quel(-)<text:line-break/>ques vns de voz parens &amp; de moy &amp; que vous vous<text:line-break/>retiriez, en sa maison, où sur l'heure de la my-nuict,<text:line-break/>il nous ira trouuer, &amp; vous dira la cause de son retar(-)<text:line-break/>dement. La ieune espouse creu Drante, &amp; l'ayant dit<text:line-break/>à sa mere &amp; autres de ses parens, elle fut menee en<text:line-break/>la maison de l'espoux, auec grande ioye &amp; liesse, &amp;<text:line-break/>tous les parens, apres auoir faict collation, se retire(-)<text:line-break/>rent chacun en sa maison, ne pensant aucunement<text:line-break/>au desastre aduenu, ny à ce luy beaucoup pire qui e(-)<text:line-break/>stoit pour aduenir : &amp; Drante se retirant dist. Mada(-)<text:line-break/>me, i'auois oublié à vous aduiser que vostre mary<text:line-break/><text:span text:style-name="pb">[n.p.]</text:span><text:line-break/>m'a chargé de vous dire, que pource qu'il retournera<text:line-break/>tard que vous vous mettiez au lict, &amp; que seulement<text:line-break/>vour fassiez tenir<text:s/>la ch(a2)briere leuee, pour luy allerou<text:line-break/>urir, aussi tost qu'il heurtera : &amp; qu'à fin (q2) les voisins<text:line-break/>ne pensent qu'il soit dehors, mais estiment qu'il soit<text:line-break/>couché de bonne heure auec vous, on ne tienne ny<text:line-break/>feu ny chandelle allumee, à fin qu'incontinent qu'il<text:line-break/>sera entré, il ne fasse autre chose que se mettre au<text:line-break/>lict : encore a il dict que vous fassiez tenir la cham(-)<text:line-break/>briere en bas à la porte, fermee toutesfois, à fin que<text:line-break/>quand il viendra, elle l'entende, plus aisement<text:line-break/>sans beaucoup heurter, de peur de resueiller les voi(-)<text:line-break/>sins, &amp; de leur empescher le cerueau, pour sçauoir<text:line-break/>qui arriuera si tard ceans. Ayant dict cela, il luy baisa<text:line-break/>humblement les mains, disant A Dieu, madame ie<text:line-break/><text:soft-page-break/>prie Dieu, qu'il vous face la grace, deviure vostre ma(-)<text:line-break/>ry &amp; vous, longtemps ensemble, en ioye &amp; en san(-)<text:line-break/>té, &amp; vous enuoye le fruict que vous desirez d'vn<text:line-break/>tant louable mariage, pour le bien que ie veux à l'vn<text:line-break/>&amp; à l'autre, n'estant point marry &amp; vous en asseure<text:line-break/>bien, que vostre espoux ait gangné la place, que i'ay<text:line-break/>autrefois pourchassee, comme vous sçauez, pour ce<text:line-break/>qu'il est homme que iayme autant que moy-mes(-)<text:line-break/>me, de maniere que l'aym(a2)t : aut(a2)t (q2) moy-mesme, ie<text:line-break/>me dois reiouyr du bien, qui luy est aduenu de vous<text:line-break/>espouser : ioint que mon amour ayant esté fondé sur<text:line-break/>la vertu &amp; esperance de vous espouser, voy(a2)t &amp; sça(-)<text:line-break/>chant pour certain que vous estes liee à ce mien par(-)<text:line-break/>faict amy, non malgré vous, mais de vostre bon gré,<text:line-break/>plaisir &amp; consentement, ie me dois plus qu'aucun<text:line-break/>autre de ses c(o2)pagnons, réiouir de ceste vostre feste<text:line-break/>&amp; saincte alli(a2)ce, en laquelle c(o2)me i'ay desia touché<text:line-break/><text:span text:style-name="pb">[80]</text:span><text:line-break/>ie prie de rechef le bon Dieu, autheur des mariages<text:line-break/>vous vouloir l(o2)gt(e2)ps &amp; tousiours maintenir en paix<text:line-break/>vnion &amp; repos. De ma part, i'espere en brief, pour ne<text:line-break/>vous celer la verité, estre<text:s/>en la mesme douce peine<text:line-break/>que vous estes auiourd'huy, auec vne ieune &amp; hon(-)<text:line-break/>neste fille, que i'aime, &amp; qui m'a esté accordee, com(-)<text:line-break/>me ie vous feray entendre plus à plein vne autre<text:line-break/>fois, craignant maintenant de vous trop importu(-)<text:line-break/>ner, pour ce qu'il est<text:s/>tard. Voila les cauteleux propos<text:line-break/>que le traistre tenoit pour mieux palier satrahison, &amp;<text:line-break/>d(o2)ner coule ur à sa maudite entreprinse. Ha Dieu (q2)<text:line-break/>n'abismois tu ce mechant ? que ne luy faisois tu r(o2)pre<text:line-break/>le col au premier pas qu'il fit sort(a2)t de la maison, ains<text:line-break/>que luy permettre souiller, vn si honneste lict ? Tant<text:line-break/>y a que le traistre Dr(a2)te ne faillit, par la faueur de la<text:line-break/>malheureuse &amp; inique fortune, d'executer son entre(-)<text:line-break/>prinse, suiu(a2)t s(o2) desir. Carsur la minuict, est(a2)s les ser(-)<text:line-break/>uiteurs<text:s/>&amp; ch(a2)brieres couchez, hors mis celle qui fut<text:line-break/>mise derriere la porte, suiu(a2)t l'aduis d(o2)ne, &amp; l'espouse<text:line-break/>att(e2)d(a2)t l'espoux, de telle affecti(o2) qu'elle deuoit, il s'(e2)<text:line-break/>alla fraper à l'huis &amp; soudain la seru(a2)te luy ouurit, &amp;<text:line-break/>puis referma l'huis &amp; s'(e2) alla coucher, pource qu'elle<text:line-break/>estoit toute endormie : &amp; Dr(a2)te, qui sçauoit les estres<text:line-break/>de la mais(o2), s'(e2) alla tout droict en la ch(a2)bre de l'espou<text:line-break/>se, la(q2)lle toute honteuse, comme à ceste heure là<text:line-break/>vous pouuez penser que sont les ieunes pucelles, se<text:line-break/>trouu(a2)s en cest endroit, faisoit semblant de dormir &amp;<text:line-break/>n'osoit mettre la teste hors du rideau, pour voir celuy<text:line-break/>qu'elle cuidoit s(o2) mary, &amp; le croyoit. Dr(a2)te trouua<text:line-break/>vne chandelle encor allumee, qu'il estaignit &amp; s'est(a2)t<text:line-break/>despouillé, il se coucha pres &amp; aux cottez de l'Espou<text:line-break/>se, &amp; cueillit, Helas ! le sauoureux fruit, qu'elle gardoit<text:line-break/><text:soft-page-break/><text:span text:style-name="pb">[n.p.]</text:span><text:line-break/>cherement à sa bien aymee partie, &amp; la cueillit tant<text:line-break/>de fois qu'il voulut, &amp; puis attendit qu'elle fust en(-)<text:line-break/>dormie, &amp; sur le matin, il se leua sans qu'elle le sen(-)<text:line-break/>tist d'aupres d'elle, &amp; print ses habillemens &amp; son<text:line-break/>espee, &amp; s'en alla sans estre apperceu d'aucuns de la<text:line-break/>maison, qui estoient encore tous fort endormiz &amp;<text:line-break/>tous estourdiz encore de la feste. Le matin, le iour<text:line-break/>commençant à venir, la<text:s/>nouuelle espouse se resueil(-)<text:line-break/>la, &amp; pensant trouuer son mary pres d'elle couché<text:line-break/>fut la plus esbahie du monde, &amp; dist. Mon mary est<text:line-break/>volontiers retourné là où il auoit hier au soir affaire :<text:line-break/>toutefois i'estime qu'il reuiendra bien tost, pource<text:line-break/>qu'il faut qu'il se trouue au l(e2)demain, pour festoyer<text:line-break/>noz parens : Et ayant demouré depuis vne bonne<text:line-break/>heure &amp; demie au lict, voicy venir l'Espoux, qui n'a(-)<text:line-break/>uoit dormy de toute la nuict, lequel rac(o2)ta de point<text:line-break/>en poinct tout ce qu'il luy estoit aduenu, au moyen<text:line-break/>dequoy l'Espouse demeura plus morte que viue, co(-)<text:line-break/>gnoissant que Drante l'auoit trahie, &amp; le cœur luy<text:line-break/>faillit &amp; lors l'Espoux, croyant que ceste defaillance<text:line-break/>de cœur luy procedoit de l'ennuy &amp; facherie qu'el(-)<text:line-break/>le auoit de l'infortune, qui luy estoit aduenue d'auoir<text:line-break/>couché en la prison, la fit reuenir au mieux qu'il peut<text:line-break/>auec vinaigre, &amp; autres moyens à ce conuenables, &amp;<text:line-break/>puis l'ayant consolee &amp; aduisee de ne s'en facher, se<text:line-break/>coucha aupres d'elle, &amp; comm(e2)cea à la caresser des<text:line-break/>plus douces caresses de l'honneste amour : mais l'es(-)<text:line-break/>pouse ne faisoit ce-pendant que souspirer, laquelle<text:line-break/>comme sage &amp; discrete, voy(a2)t ne pouuoir faire que<text:line-break/>ce qui estoit faict ne fust faict, delibera le celer à son<text:line-break/>mary, de peur de plus grand scandale, &amp; fit en cela<text:line-break/>fort sagement,<text:s/>attendant l'occasion de se venger du<text:line-break/><text:span text:style-name="pb">[81]</text:span><text:line-break/>Desloyal, qui luy auoit brassé vne telle tromperie,<text:line-break/>comme veritablement elle fit, ainsi que ie vous con(-)<text:line-break/>teray vne autrefois plus à loisir. Drante se retira &amp;<text:line-break/>onques puis ne hanta l'espoux, de peur qu'il auoit de<text:line-break/>se presenter deuant celle à laquelle il auoit faict ce<text:line-break/>tort, sçachant qu'elle estoit si vertueuse, qu'elle s'en<text:line-break/>fust vengee : &amp; tint se fait secret, qu'il n'a onques re(-)<text:line-break/>uellé, sinon lors qu'il vid bien que pour ceste trahi(-)<text:line-break/>son, il luy falloit mourir : &amp; encore ne le dist qu'à vn<text:line-break/>amy, le priant estre secret.</text:p>
      <text:soft-page-break/>
      <text:h text:style-name="Titre2" text:outline-level="2">BELFAGOR ARCHIDIABLE ETS<text:line-break/><text:span text:style-name="T2915">enuoyé par Pluton en ce monde, auec obligation de pren(-)</text:span><text:span text:style-name="T2916"><text:line-break/></text:span><text:span text:style-name="T2917">dre femme. Il vient, &amp; la prend &amp; ne pouuant souf(-)</text:span><text:span text:style-name="T2918"><text:line-break/></text:span><text:span text:style-name="T2919">frir &amp; endurer l'insolence d'icelle, il s'en retourne en</text:span><text:span text:style-name="T2920"><text:line-break/></text:span><text:span text:style-name="T2921">Enf</text:span><text:span text:style-name="T2922">er.</text:span></text:h>
      <text:h text:style-name="P2923" text:outline-level="2">novvelle iii.</text:h>
      <text:p text:style-name="P2924"><text:span text:style-name="T2925">L</text:span><text:span text:style-name="T2926">On</text:span><text:s/>deuisa moins que l'on deuoit de<text:line-break/>l'estrange nouuelle de Celse, pour ce<text:line-break/>que chacun admirant vne tant mon(-)<text:line-break/>strueuse amour, l'on attendoit le com(-)<text:line-break/>mandement de la Reine, laquelle par(-)<text:line-break/>loit tout bellement à l'aureille de Philandre :<text:s/>&amp; voy(a2)t<text:line-break/>que chacun attendoit son commandement, elle en(-)<text:line-break/>chargea à Folquet, de conter sa nouuelle, lequel se<text:line-break/>mit incontinent à dire ainsi.</text:p>
      <text:p text:style-name="p">Gentils &amp; vertueux ieunes hommes, la commune<text:line-break/>opinion des sages, &amp; de ceux là mesmement, qui ont<text:line-break/>esprouuéle rude<text:s/>&amp; cruel ioug de mariage, a tousiours<text:line-break/>esté, que la plus grande passion, &amp; le plus malaisé à<text:line-break/><text:span text:style-name="pb">[n.p.]</text:span><text:line-break/>supporter est la f(e2)me, quand elle est retifue, fascheu(-)<text:line-break/>se &amp; desdaigneuse, comme il adui(e2)t le plus souu(e2)t,<text:line-break/>Et laissant sur ce à part, vne infinité<text:s/>d'exemples de<text:line-break/>Philosophes &amp; autres excellens h(o2)mes profonds és<text:line-break/>sci(e2)ces, &amp; experim(e2)rez aux affaires de ce m(o2)de, des(-)<text:line-break/>quels les Chroniques, liures &amp; histoires sont r(e2)plies,<text:line-break/>ie vous veux rac(o2)ter vn cas aduenu depuis quelques<text:line-break/>annees en ça,<text:s/>à fin qu'est(a2)s bi(e2) aduisez par cest ex(e2)(-)<text:line-break/>ple, vous puissiez mener vne vie plus ioyeuse. Et s'il<text:line-break/>aduient toutesfois que vous vouliez vous marier, ce<text:line-break/>que ie ne blasme pas, ie vous aduise d'y regarder bi(e2)<text:line-break/>premierement, &amp; vous informer par le menu des<text:line-break/>qualitez de la femme que vous voulez prendre.</text:p>
      <text:p text:style-name="p">Ie dy donc que l'on a autrefois entendu reciter<text:line-break/>à vn Hermite, homme de tres-saincte vie, qu'estant<text:line-break/>vne nuict entre autres, rauy en ses prieres &amp; deuo(-)<text:line-break/>tions, il vid plusieurs ames d'hommes damnez, aux<text:line-break/>peines d'enfer, desquels la plus grande partie se fas(-)<text:line-break/>choit d'estre conduicts &amp; reduicts à telle misere, n(o2)<text:line-break/>pour autre chose, que pour n'auoir peu souffrir l'or(-)<text:line-break/>gueil &amp; l'insol(e2)ce de leurs femmes t(a2)dis qu'ils estoi(e2)t<text:line-break/>en ceste vie mortelle,<text:s/>&amp; demandoi(e2)t grace, pensans<text:line-break/>ne meriter le feu infernal pour suplice. A ceste cause<text:line-break/>Minos &amp; Radamanthe estans fort esmerueillez de<text:line-break/>cela, &amp; voyans le n(o2)bre de ces pauures infortunez<text:line-break/>croistre à toute heure, delibererent le faire ent(e2)dre à<text:line-break/>Pluton leur chef, ce qu'ils fir(e2)t. Lequel ay(a2)t vn peu<text:line-break/>profondem(e2)t c(o2)sideré ce faict, assembla le concile,<text:line-break/><text:soft-page-break/>&amp; apres plusieurs discours sur ceste matiere, du c(o2)(-)<text:line-break/>mun consentem(e2)t de tous les Princes Infernaux, ils<text:line-break/>deliberer(e2)t enuoyer Belfagor Archidiable, en forme<text:line-break/>d'h(o2)me en ce m(o2)de, auec prouisi(o2) de c(e2)t mille escus<text:line-break/><text:span text:style-name="pb">[82]</text:span><text:line-break/>à la charge qu'il fust contrainct &amp; obligé de se ma(-)<text:line-break/>rier &amp; pr(e2)dre femme, &amp; demeurer dix ans auec elle(-)<text:line-break/>Et qu'apres ces, dix ans il fist semblant de mourir, &amp;<text:line-break/>s'en retournast en enfer pour aduiser &amp; aduertir<text:line-break/>Pluton &amp; les autres Princes par le menu, des mœurs<text:line-break/>&amp; de la vie de sa femme : à la charge &amp; condition<text:line-break/>pareillement que durant ledict temps il fust suiect<text:line-break/>&amp; sousmis à toutes les incommoditez &amp; maux, par<text:line-break/>lesquels<text:s/>la mauuaise fortune afflige &amp; tourm(e2)te les<text:line-break/>hommes de ce monde en diuerses manieres, &amp; qu'il<text:line-break/>ne luy fust permis s'en garder &amp; guar(e2)tir par aucu(-)<text:line-break/>ne sienne tromperie &amp; ruse. Belphagor donc estant<text:line-break/>depeché, encores qu'il fist cela malvolontiers, acce(-)<text:line-break/>pta les conditions &amp; deniers, &amp; s'estant mis en bon<text:line-break/>equipage auec plusieurs seruiteurs &amp; cheuaux, il s'en<text:line-break/>vint à Florence : laquelle ville luy estoit plus aggrea(-)<text:line-break/>ble que toute autre, comme celle où plus librement<text:line-break/>&amp; sans aucun respect il pouuoit donner<text:s/>son argent<text:line-break/>en change &amp; à vsure. S'estant doncques arresté là,<text:line-break/>&amp; se faisant appeller Roderic de Castille, il print<text:line-break/>maison au bourg de tous Saincts, disant à tous ceux<text:line-break/>qui se vouloient enquerir &amp; informer de luy, qu'il<text:line-break/>estoit party encores enfant d'Hespagne, &amp; s'en estoit<text:line-break/>allé en Aleppe de Surie, où par son industrie &amp;<text:line-break/>moyen il auoit gaigné beaucoup d'escus, &amp; que de<text:line-break/>là il estoit party, &amp; estoit venu à Florence, pour pr(e2)(-)<text:line-break/>dre femme, &amp; se reposer, viuant ciuilement. Ce Ro(-)<text:line-break/>deric encores qu'il fust Hespagnol, auoit vn beau &amp;<text:line-break/>delicat visage, &amp; se monstroit aagé de trente ans,<text:line-break/>gaillard &amp; fort plaisant. Quelques mois apres,<text:line-break/>le bruit est(a2)t diuulgué &amp; semé, des bi(e2)s &amp; richesses<text:line-break/>d'iceluy, on luy proposa beaucoup de partis, entre<text:line-break/><text:span text:style-name="pb">[n.p.]</text:span><text:line-break/>lesquels l'vn luy<text:s/>fut plus agreable que les autres : sça(-)<text:line-break/>uoir est vne fille d'Americ Donati, personnage des<text:line-break/>plus nobles de race &amp; de sang, qui fussent en la ville,<text:line-break/>mais pauure, chargé de filles &amp; fils plus (q2) ses moy(e2)s<text:line-break/>ne portoient. Roderic donc fit de belles &amp; honora(-)<text:line-break/>bles nopces, n'oubliant aucune chose, qui se peust<text:line-break/>desirer en tel accid(e2)t, &amp; apres auoir espousé Herme(-)<text:line-break/>line, le nom de la fille, il ne demeura gueres, que fre(-)<text:line-break/>quentant &amp; hantant les plus nobles hommes de Flo(-)<text:line-break/>rence, il deuint tant ambitieux, &amp; les honneurs &amp;<text:line-break/>pompes du monde, commencerent tellement à luy<text:line-break/>plaire, qu'à peine le pourroit on croire. Parquoy il<text:line-break/><text:soft-page-break/>s'addonna à tenir table ordinaire, maison ouuerte, &amp;<text:line-break/>à donner hors de mesure, &amp; puis ce qui luy donnoit<text:line-break/>plus de facherie &amp; d'ennuy, il deuint si estrange(-)<text:line-break/>ment amoureux de sa femme, que qu(a2)d il ne la voy(-)<text:line-break/>oit point, il estoit fol, &amp; ne pouuoit viure, qu(a2)d il la<text:line-break/>voyoit fachee &amp; triste. Or madame Hermeline auoit<text:line-break/>porté en la maison de Roderic, auec la noblesse &amp;<text:line-break/>beauté, vn si grand orgueil, &amp; arrogance que iamais<text:line-break/>Lucifer n'en eut tant, &amp; Roderic qui auoit experi(-)<text:line-break/>menté l'vn &amp; l'autre, estimoit celle de sa femme<text:line-break/>beaucoup plus grande que celle de Lucifer, laquelle<text:line-break/>augmenta encore d'autant plus qu'elle vid &amp; apper(-)<text:line-break/>ceut l'amour grand<text:s/>&amp; extreme que le malheureux<text:line-break/>mary luy portoit. A ceste cause, comme celle qui<text:line-break/>pensoit le pouuoir faire sans aucun egard, elle luy<text:line-break/>commandoit ny plus ny moins, qu'à vn seruiteur, &amp;<text:line-break/>puis quand il luy refusoit quelque chose, qu'elle vou<text:line-break/>lust, elle luy disoit<text:s/>les plus grandes iniures &amp; vil(-)<text:line-break/>lenies que l'on ouit iamais dire. Ce qui estoit fort fa(-)<text:line-break/>cheux à Roderic, ce neantmoins, ayant égard à son<text:line-break/><text:span text:style-name="pb">[83]</text:span><text:line-break/>beau pere, aux alliez, &amp; à tout le parentage, &amp; estant<text:line-break/>forcé d'vne tresardente amour, qu'il luy portoit, &amp;<text:line-break/>dauantage à cause de l'obligation qu'il auoit faicte à<text:line-break/>Pluton, il enduroit patiemm(e2)t la meschante &amp; des(-)<text:line-break/>honneste maniere de faire de sa rechigneuse femme :<text:line-break/>&amp; aduint qu'outre les desp(e2)ses infinies qu'il faisoit,<text:line-break/>tant à la vestir tous les iours, de nouuelles manieres,<text:line-break/>comme l'on auoit accoustumé à Florence, que pour<text:line-break/>contenter aussi son estrange appetit, il fut contraint,<text:line-break/>pour auoir paix à elle, d'enuoyer l'vn des freres d'i(-)<text:line-break/>celle auec grande quantité de draps en leuant : l'autre<text:line-break/>en ponent : &amp; aduancer le troisiesme à Florence. En<text:line-break/>quoy il employa la plus grande partie de ses biens. Et<text:line-break/>puis au temps de Caresme prenant, &amp; de S. Iean de<text:line-break/>Iuin, quand par vne ancienne coustume, tout la vil(-)<text:line-break/>le menoit feste, &amp; se resiouissoit, &amp; que plusieurs<text:line-break/>des plus nobles &amp; plus riches citoyens &amp; bourgeois<text:line-break/>se caressoyent &amp; honoroyent l'vn l'autre, par ma(-)<text:line-break/>gnifiques &amp; sumptueux banquets &amp; festins, mada(-)<text:line-break/>me Hermeline (laquelle n'eust pas voulu ceder à<text:line-break/>vne Imperatrice) vouloit que Roderic surpassast de<text:line-break/>beaucoup tous les autres, en la despense : toutes les(-)<text:line-break/>quelles choses il enduroit patiemment, pour les rai(-)<text:line-break/>sons susdites, &amp; les eust trouuées aisées &amp; faciles à<text:line-break/>supporter, encores qu'elles fussent tresgriefues, si<text:line-break/>auec tout cela, il eust peu auoir repos &amp; paix en la<text:line-break/>maison : mais tout le contraire luy aduenoit. Car les<text:line-break/>insupportables desp(e2)ses &amp; frais, &amp; d'abondant l'in(-)<text:line-break/>solente nature de sa femme, luy amenoyent des in(-)<text:line-break/><text:soft-page-break/>commoditez infinies, &amp; ny auoit en la maison serui(-)<text:line-break/>teur &amp; seru(a2)te, qui peust y tarder trois iours, à cause<text:line-break/>de la mauuaise reste de ceste cy : de maniere que non<text:line-break/><text:span text:style-name="pb">[n.p.]</text:span><text:line-break/>seulement ceux de la ville &amp; villages d'entour, mais<text:line-break/>aussi les diables mesmes, que Roderic auoit menez<text:line-break/>auec luy en forme d'hommes, pour seruiteurs, ay(-)<text:line-break/>merent mieux retourner en enfer, que demeurer en<text:line-break/>ce monde sous l'empire &amp; dominati(o2) de ceste mau(-)<text:line-break/>uaise femme. Estant donc le pauure Roderic traicté<text:line-break/>en ceste maniere, &amp; ayant, à cause des superflues &amp;<text:line-break/>de sord(o2)nees desp(e2)ses c(o2)sommé tout le mobile qu'il<text:line-break/>auoit, c(o2)m(e2)ça, pour se maintenir en son estat &amp; de(-)<text:line-break/>gré, à viure sur les esperances du gaing &amp; profit des<text:line-break/>marchandises qu'il attendoit du Leuant &amp; d'Occi(-)<text:line-break/>d(e2)t : parquoy en peu de t(e2)ps ayant des affaires, il fut<text:line-break/>noté de ceux lesquels se trauailloi(e2)t<text:s/>au maniem(e2)t de<text:line-break/>semblables negoces. Mais l'instable fortune n'estant<text:line-break/>pas encore contente de celà, laquelle peu souuent à<text:line-break/>accoustumé d'amener aux h(o2)mes vn mal ou vn bi(e2)<text:line-break/>seul, aduint qu'en vn inst(a2)t, l'on eut nouuelles c(o2)me<text:line-break/>l'vn des freres d'Hermeline qui estoit en Occid(e2)t, a(-)<text:line-break/>uoit ioué tout ce qu'il auoit entre les mains, apparte<text:line-break/>n(a2)t à Roderic son beau-frere, &amp; (q2) l'autre de Leuant<text:line-break/>s'en retourn(a2)t sur vne nauire chargee de ses march(a2)<text:line-break/>dises, s'estoit perdu &amp; noyé auec le vaisseau<text:s/>&amp; toute<text:line-break/>la march(a2)dise : lesquelles choses ne fur(e2)t plustost en(-)<text:line-break/>tendues, que les crediteurs de Roderic s'est(a2)s assem(-)<text:line-break/>blez, n'estant encore escheu le temps de leurs paye(-)<text:line-break/>mens, delibererent espier &amp; prendre garde qu'il ne<text:line-break/>s'enfuist. D'autre<text:s/>part Roderic voy(a2)t qu'il n'y auoit<text:line-break/>moyen de remedier à ses affaires, estant mesme lassé<text:line-break/>de la mauuaise vie &amp; meschante teste de sa femme,<text:line-break/>se leua vn matin de bonne heure, monta à cheual,<text:line-break/>&amp; sortit par la porte du Pré, non fort loing de sa<text:line-break/>maison : &amp; vn<text:s/>peu apres les creanciers d'iceluy<text:line-break/><text:span text:style-name="pb">[84]</text:span><text:line-break/>ad(-)uertis de ces nouuelles, par vn de leurs espies, eu(-)<text:line-break/>rent recours à la iustice, &amp; se mirent à le suiure &amp;<text:line-break/>cheualer auec plusieurs sergens &amp; autres leurs a(-)<text:line-break/>mis. A peine le pauure Roderic estoit à vne lieuë<text:line-break/>de<text:s/>Florence, quand il ouyt marcher les cheuaux<text:line-break/>qui alloient apres luy. Parquoy se voyant perdu, il<text:line-break/>sortit du grand chemin, &amp; estant descendu de che(-)<text:line-break/>ual, trauersant champs &amp; fossez, il chemina &amp; cou(-)<text:line-break/>rut tant, qu'il paruint à Peretola, &amp; estant entré en<text:s/>la<text:line-break/>maison d'vn certain Iean Mathieu de Briga, labou(-)<text:line-break/>reur, il se sauua là. De bonne fortune Iean Mathieu<text:line-break/>portoit à manger à ses bœufs, &amp; pourtant Rode(-)<text:line-break/>ric se recommanda à luy tant qu'il peust, le priant<text:line-break/><text:soft-page-break/>pour l'amour de Dieu le deliurer de la main de ses<text:line-break/>ennemis, qui le poursuiuoient, promettant, s'il fai(-)<text:line-break/>soit cela, qu'il le feroit riche. Iean Mathieu, bien<text:line-break/>qu'il fust vn païsan, estoit ne(a2)tmoins vn homme de<text:line-break/>cœur, lequel ay(a2)t pitié de Roderic, estimant qu'il ne<text:line-break/>pouuoit sinon gaigner, delibera de<text:s/>la sauuer. Par(-)<text:line-break/>quoy l'ayant mis &amp; caché sur vn gros monceau<text:line-break/>de paille, ou paillier, &amp; l'ayant couuert de quelque<text:line-break/>menu bois qu'il auoit apporté pour mettre au feu,<text:line-break/>il le laissa là, &amp; entra en sa maison. A peine Roderic<text:line-break/>auoit acheué de se couurir, quand<text:s/>les creanciers sur(-)<text:line-break/>uindrent là, qui commencer(e2)t à la chercher : mais ne<text:line-break/>pouuans ny par prieres ny par menaces, entendre<text:line-break/>de Iean Mathieu, où estoit Roderic, &amp; ce qu'il estoit<text:line-break/>deuenu, estans partis, &amp; apres l'auoir cherché tout le<text:line-break/>iour en vain, il s'en<text:s/>retournerent à Florence tous las,<text:line-break/>&amp; faschez. Apres que ceux-cy furent partis, Iean<text:line-break/>Matthieu l'ayant descouuert &amp; tiré de la paille, le<text:line-break/><text:span text:style-name="pb">[n.p.]</text:span><text:line-break/>requit de la promesse qu'il luy auoit faicte : &amp; Rode(-)<text:line-break/>ric apres l'auoir bien fort remercié, luy dit, ie te suis<text:line-break/>grandement obligé, &amp; ie vous veux contenter &amp; sa(-)<text:line-break/>tisfaire : &amp; à fin que tu penses, qu'il est en moy de te<text:line-break/>faire, sachez que ie suis vn tel : &amp; en cest endroit, luy<text:line-break/>racontant tout ce qu'il auoit faict, depuis qu'il estoit<text:line-break/>sorty d'(e2)fer, &amp; tout ce qui<text:s/>luy estoit aduenu : adiou(-)<text:line-break/>stant que le moyen par lequel il vouloit &amp; ent(e2)doit<text:line-break/>l'enrichir, estoit cestuy cy, (q2) qu(a2)d il orroit (q2) quelque<text:line-break/>femme seroit hors du sens, &amp; demoniaque, il creust<text:line-break/>qu'il estoit l'esprit, qui fust entré en ceste là. Ho,<text:line-break/>dit Iean Matthieu : ne sont elles pas tout endiablees,<text:line-break/>ou demoniaques ? &amp; en laquelle entreras tu, &amp; par<text:line-break/>quel trou ? A ceste heure là Roderic se mit à rire, &amp;<text:line-break/>dit, I'entreray en vne telle, &amp; tu te feras payer du<text:line-break/>pere d'icelle, comme tu voudras, pource que<text:s/>ie n'en<text:line-break/>sortiray iamais, si tu ne viens m'en tirer &amp; mettre<text:line-break/>dehors : &amp; ayant dict cela, estans demourez à ceste<text:line-break/>conclusion il disparut. Or peu de iours apres, le bruit<text:line-break/>fut semé par toute la ville de Florence, qu'vne fille<text:line-break/>d'Ambroise Amidei, femme de Buon<text:s/>auito Thebal.<text:line-break/>dini, estoit demoniaque : à raison dequoy, le pere &amp;<text:line-break/>le mary y donnerent tous les remedes, que l'on a ac(-)<text:line-break/>coustumé de trouuer en tels accidents : dequoy Ro(-)<text:line-break/>deric ne faisoit compte, &amp; s'en moquoit, pour de(-)<text:line-break/>m(o2)strer à chacun, que le mal de ceste ieune femme,<text:line-break/>estoit vn esprit &amp; n(o2) pas autres fausses imaginati(o2)s.<text:line-break/>Roderic parloit Latin, &amp; disputoit des choses secret(-)<text:line-break/>tes de philosophie : il decouuroit les pechez de plu(-)<text:line-break/>sieurs, entre lesquels il decouurit ceux là d'vn moine<text:line-break/>de l'ordre de S. François, lequel auoit tenu plusieurs<text:line-break/><text:soft-page-break/><text:span text:style-name="pb">[85]</text:span><text:line-break/>annees vne ieune fille, vestue comme vn ieune no(-)<text:line-break/>uice. Il recitoit telles autre semblables choses, des(-)<text:line-break/>quelles l'on s'esmerueilloit. Le sieur Ambroise ayant<text:line-break/>donc perdu toute esperance que sa fille guarist, ad(-)<text:line-break/>uint que le bruict de ce faict estant paruenu aux au(-)<text:line-break/>reilles de Iean Mathieu, se souuenant de la promes(-)<text:line-break/>se que Roderic luy auoit faicte s'en est(a2)t allé à Flo(-)<text:line-break/>rence, en la maison du seigneur Ambroise, il luy dit,<text:line-break/>que s'il luy vouloit donner cinq cens Florins d'or<text:line-break/>pour acheter vne metairie, il s'obligeroit de guarir sa<text:line-break/>fille, &amp; le sieur Ambroise luy accorda volontiers sa<text:line-break/>demande, &amp; accepta le party. Parquoy Iean Mathieu<text:line-break/>ayant faict dire certaines prieres auec quelques au(-)<text:line-break/>tres<text:s/>siennes ceremonies, le tout pour d(o2)net couleur<text:line-break/>au faict, s'estant approché de l'aureille de la femme,<text:line-break/>il dist. Roderic, ie suis Iean Mathieu venu te trou(-)<text:line-break/>uer, à fin que tu me tiennes ta promesse. Et Roderic<text:line-break/>luy respondit : I'en suis content, mais celà ne suffit<text:line-break/>pas pour te faire riche comme ie doy, &amp; comme ie<text:line-break/>desire : &amp; pour ceste cause, quand ie seray party d'icy,<text:line-break/>i'entreray au corps de la fille de Charle Roy de Na(-)<text:line-break/>ples, &amp; iamais ie n'en departiray que tu ne m'en vi(e2)(-)<text:line-break/>nes chasser, &amp; à ceste heure là tu pourras te faire bail(-)<text:line-break/>ler vn plus riche present, &amp; ne me d(o2)nes plus d'en(-)<text:line-break/>nuy &amp; fascherie : &amp; ce dict, il sortit, &amp; la ieune fem(-)<text:line-break/>me fut deliuree, non sans grande merueille de toute<text:line-break/>la ville. Quelques iours apres, le bruit commença à<text:line-break/>courir par toute l'Italie, que la fille du Roy de Na(-)<text:line-break/>ples estoit possedee du diable, le Roy apres plusieurs<text:line-break/>remedes &amp; experiences faictes en vain, ayant ouy<text:line-break/>parler de Iean Mathieu, le fit venir de Florence, &amp;<text:line-break/>estant arriué à Naples, apres les ceremonies<text:line-break/><text:span text:style-name="pb">[n.p.]</text:span><text:line-break/>accou(-)stumees, il deliura la fille du Roy : &amp; ayant eu vn<text:line-break/>present de plus de six mile escus, il s'en retourna en<text:line-break/>sa maison, &amp; de là à peu de iours ayant prins mai(-)<text:line-break/>son à Florence, il se mit en maniere de citoyen, à<text:line-break/>iouïr des richesses qu'il auoit acquises par le moyen<text:line-break/>de Roderic, ne se souciant plus des femmes de mo(-)<text:line-break/>niaques. Comme donc Iean Mathieu fust en paix<text:line-break/>auec son train &amp; famille, aduint que Roderic se mit<text:line-break/>en la fille du Roy d'Hespagne, &amp; ne se trouuant<text:line-break/>aucun qui la peust deliurer, l'Ambassadeur de Flo(-)<text:line-break/>rence aduisa le Roy de ce Iean Mathieu. A ceste<text:line-break/>cause il fit escrire à la Seigneurie pour l'enuoyer en<text:line-break/>Hespagne : ce qui fut faict. Quand Iean Mathieu<text:line-break/>fut deuant le Roy, &amp; ayant entendu l'affaire, il se<text:line-break/>voulut excuser, disant : qu'il ne<text:s/>sçauoit plus l'art de<text:line-break/>chasser les mauuais esprits, &amp; qu'il s'en trouuoit<text:line-break/><text:soft-page-break/>de si malings, qu'ils ne craignoient les maistres, &amp;<text:line-break/>qu'il auoit peur que cestui-cy fust des plus mesch(a2)s,<text:line-break/>disant aussi que delà les monts, les esprits sont plus<text:line-break/>malaisez à chasser<text:s/>que deçà. Ce que Iean Mathieu<text:line-break/>faisoit, pour ne faire chose qui fust desplais(a2)te à Ro(-)<text:line-break/>deric : mais le Roy s'estant courroucé, iura que s'il<text:line-break/>ne deliuroit sa fille, il le feroit prendre. Parquoy<text:line-break/>Iean Mathieu se voyant en vne grande peine, pren(a2)t<text:line-break/>toutesfois courage, apres les ceremonies accoustu(-)<text:line-break/>mees, ayant faict venir la demoniaque, &amp; s'estant<text:line-break/>aproché des aureilles d'icelle, pria Roderic le plus<text:line-break/>humblement qu'il peust qu'il s'en allast, luy ramen(-)<text:line-break/>teuant le plaisir qui luy auoit faict, &amp; puis luy rac(o2)(-)<text:line-break/>tant le danger auquel il se trouuoit : &amp; Roderic luy<text:line-break/>respondit : As tu donc traistre vilain, la hardiesse de<text:line-break/>venir deuant moy ? es tu pas cont(e2)t de ce que ie t'ay<text:line-break/><text:span text:style-name="pb">[86]</text:span><text:line-break/>faict gaigner de maniere que de laboureur tu es de(-)<text:line-break/>uenu Gentilhomme ?<text:s/>cela te suffit-il pas ? oste toy de<text:line-break/>deu(a2)t moy : autrem(e2)t ie te ioueray vn mauuais tour.<text:line-break/>Ce Iean Mathieu, apres plusieurs prieres en vain,<text:line-break/>craignant le courroux de Roderic, ayant renuoyé la<text:line-break/>Princesse, dit au Roy : Ie vous ay dict, Sacree Maje(-)<text:line-break/>sté,<text:s/>que les esprits de ces quartiers icy sont plus mal(-)<text:line-break/>aisez à chasser (q2) ceux d'Italie : ce neantmoins ie veux<text:line-break/>faire &amp; vser d'vne autre experience. Vous ferez d(o2)c<text:line-break/>faire en la place de nostre Dame, vn grand eschaf(-)<text:line-break/>fault, où vous puissiez estre auec<text:s/>toute vostre Cour,<text:line-break/>&amp; tout le clergé de la ville : ie veux que cest eschaf(-)<text:line-break/>fault soit paré de draps de soye &amp; d'or, &amp; au milieu<text:line-break/>ie veux (q2) l'on fasse vn autel, &amp; Dim(a2)che prochain,<text:line-break/>ie veux que vostre Majesté, auec le Clergé &amp; toute<text:line-break/>la Noblesse en pompe Roialle, &amp; riches habillem(e2)s<text:line-break/>d'or &amp; de soye, vienne sur ledict eschaffault, où est(a2)t<text:line-break/>celebree la premiere Messe, vous ferez venir la Prin(-)<text:line-break/>cesse demoniaque : d'auantage ie veux que de l'vn<text:line-break/>des costez de la place, soient assemblez les sonneurs<text:line-break/>de toute sorte d'instrumens, lesquels qu(a2)d ie leur se(-)<text:line-break/>ray signe auec mon chapeau, sonneront tous ensem(-)<text:line-break/>ble, &amp; en sonnant viendront vers l'eschaffault :<text:line-break/>toutes lesquelles choses furent incontinent faictes,<text:line-break/>commandees &amp; executees par le Roy. Estant d(o2)c<text:line-break/>le Dimanche venu, l'eschaffault estant plein de<text:line-break/>personnes, &amp; la place couuerte de peuple, apres que<text:line-break/>la Messe fut solennellement chantee &amp; celebree, la<text:line-break/>Princesse fut amenee sur l'eschaffault, de la main<text:line-break/>de deux Euesques, &amp; accompagnee de plusieurs<text:line-break/>Seigneurs. Roderic voyant vn si grand peuple,<text:line-break/>&amp; vn tant riche &amp; pompeux appareil, trouuoit<text:line-break/><text:span text:style-name="pb">[n.p.]</text:span><text:line-break/><text:soft-page-break/>ceste chose la plus nouuelle &amp; estrange du monde,<text:line-break/>&amp; ne sçachant point ce qui en deuoit aduenir, il e(-)<text:line-break/>stoit tout esbahy, disant en soy-mesme : Qu'est-ce<text:line-break/>cy ? ie me doute que ce vilain asne me voudra espou(-)<text:line-break/>uanter auec cest autel &amp; ces croix (q2) ie redoute fort,<text:line-break/>mais ie le chastieray. Iean Mathieu s'est(a2)t approché<text:line-break/>à ceste heure là de l'aureille de la Princesse, comm(e2).<text:line-break/>ça de rechef à prier Roderic qu'il s'en allast. Et ce<text:line-break/>Roderic luy respondit en sousriant, Ouy vrayment,<text:line-break/>ie m'en iray pour ces tiens beaux appareils, fay har(-)<text:line-break/>diment tout ce que tu voudras, car ie ne m'en veux<text:line-break/>pas aller, ains ie veux demeurer icy, afin que le Roy<text:line-break/>te fasse pendre. A ceste heure là Iean Mathieu ne<text:line-break/>voulut pas tarder d'au(a2)tage, &amp; pour ceste cause ay(a2)t<text:line-break/>fait signe de son chapeau aux sonneurs d'instrum(e2)s,<text:line-break/>ils commencerent tous ensemble à sonner, de ma(-)<text:line-break/>niere que le bruit en alloit iusques au ciel : ce que Ro<text:line-break/>deric oyant,<text:s/>demanda à Iean Mathieu quel bruit il<text:line-break/>oyoit, d'où il venoit, &amp; pour quelle occasion. Et Ie(a2)<text:line-break/>Mathieu faisant semblant de n'en sçauoir rien, &amp; de<text:line-break/>le demander à quelqu'vn des assistans, dist, se mon(-)<text:line-break/>strant tout estonné. Ah, frere &amp; amy, celle qui vient<text:line-break/>deça accompagnee de tant de sons d'instrumens, est<text:line-break/>vostre femme, Roderic oyant cela, sans y penser au(-)<text:line-break/>trem(e2)t, laissant à ceste heure là la Princesse deliuree,<text:line-break/>s'en retourna en enfer, aymant mieux viure es flam(-)<text:line-break/>mes infernalles, que demeurer auec sa<text:s/>femme : &amp; Ie(a2)<text:line-break/>Mathieu plus fin &amp; aduisé que Belfagor, ayant eu vn<text:line-break/>riche present du Roy, s'en retourna ioyeux à Flor(e2)(-)<text:line-break/>ce, où il vesquit long temps en paix.</text:p>
      <text:h text:style-name="Titre2" text:outline-level="2"><text:span text:style-name="pb">[87]</text:span><text:line-break/>LA FILLE D'VN RICHE MAR(-)<text:line-break/><text:span text:style-name="T2927">chand nommee Anne, aymevn facteur de son pere, &amp;</text:span><text:span text:style-name="T2928"><text:line-break/></text:span><text:span text:style-name="T2929">couche aue</text:span><text:span text:style-name="T2930">c luy : elle deuient grosse, ce qu'estant sçeu, elle</text:span><text:span text:style-name="T2931"><text:line-break/></text:span><text:span text:style-name="T2932">fust rusee, &amp; par vn trait de simplicité qu'elle feignit,</text:span><text:span text:style-name="T2933"><text:line-break/></text:span><text:span text:style-name="T2934">voy(a2)t qu'elle ne pouuoit plus celer sa grossesse, elle trou(-)</text:span><text:span text:style-name="T2935"><text:line-break/></text:span><text:span text:style-name="T2936">ua moyen d'appaiser son pere &amp; sa mere, qui la baille(-)</text:span><text:span text:style-name="T2937"><text:line-break/></text:span><text:span text:style-name="T2938">rent en mariage au fac</text:span><text:span text:style-name="T2939">teur nommé Iean Aubin.</text:span></text:h>
      <text:h text:style-name="P2940" text:outline-level="2">Novvelle iiii.</text:h>
      <text:p text:style-name="P2941"><text:span text:style-name="T2942">L</text:span>Es hommes rirent tout leur saoul du C(o2)(-)<text:line-break/>te de Folquet, &amp; comme les damoiselles<text:line-break/>deuisassent ensemble plaisamment, &amp;<text:line-break/>riant de la bonne teste d'Hermeline, C(o2)(-)<text:line-break/>stance qui auoit cependant receu le commandem(e2)t<text:line-break/>de la Reine, commença à dire ainsi : Mes Dames,<text:line-break/>encore que ie ne deusse, est(a2)t femme comme vous,<text:line-break/>dire chose en ma nouuelle, qui ne fust à la loüange<text:line-break/><text:soft-page-break/>&amp; aduantage des femmes, que les hommes ne sont<text:line-break/>que trop prompts de reprendre le plus souuent à<text:line-break/>gr(a2)d tort, si ne laisseray-ie de dire, qu'il s'en trouu(e2)t<text:line-break/>aucunes qui se laissent tellem(e2)t transporter à la pas(-)<text:line-break/>sion d'amour, qui leur bande les yeux, qu'elles en(-)<text:line-break/>courent l'erreur pour lequel souuent elles sont en<text:line-break/>peine d'implorer l'ayde de Lucine :<text:s/>en quoy ie con(-)<text:line-break/>fesse qu'elles sont fort reprehensibles, pource que<text:line-break/>les femmes &amp; filles ont leur honneur à garder plus<text:line-break/>cher que leur propre vie, si elles sont sages, comme<text:line-break/>l'on m'auouera aussi qu'il s'en trouue beaucoup (ie<text:line-break/>m'en raporte à vous autres importuns poursuiuans<text:line-break/>des ieunes filles) qui sont tant chastes, qu'il n'y a de(-)<text:line-break/>sir aucun ou appetit qui les puisse esmouuoir de<text:line-break/><text:span text:style-name="pb">[n.p.]</text:span><text:line-break/>c(o2)(-)plaire à la chair : &amp; si aucune se trouue qui choppe,<text:line-break/>qui est vne chose prodigieuse, encore tasche elle du<text:line-break/>mieux<text:s/>qu'elle peut, de remedier à son inconueni(e2)t,<text:line-break/>comme a faict celle-cy, de laquelle i'ent(e2)s vous fai(-)<text:line-break/>re le discours, s'il vous plaist m'ouïr.</text:p>
      <text:p text:style-name="p">Il y auoit à Bordeaux vn riche marchand, lequel<text:line-break/>auoit vne seule fille de cinq ou six enfans qu'il a(-)<text:line-break/>uoit<text:s/>eu de Dame Lionnette sa femme, qui estoit<text:line-break/>vne honorable &amp; vertueuse Dame, laquelle auoit<text:line-break/>prins grande peine à bien instruire &amp; nourrir ceste<text:line-break/>fille, estant petite, &amp; estoit si bien dressee, qu'elle n'a(-)<text:line-break/>uoit à peine dix ans, qu'elle estoit déja courtisee<text:s/>de<text:line-break/>plusieurs ieunes hommes de la ville qui taschoient<text:line-break/>de gaigner la b(o2)ne grace du pere &amp; de la mere, pour<text:line-break/>l'auoir en mariage. Mais le pere &amp; la mere est(a2)s hors<text:line-break/>d'esper(a2)ce d'auoir iamais autres enfans, ne vouloi(e2)t<text:line-break/>pas si tost se priuer de leur<text:s/>fille pour la marier, ioinct<text:line-break/>que lors elle estoit encore trop ieune : toutesfois ils<text:line-break/>eussent mieux faict de la loger à ceste aage là, pource<text:line-break/>que depuis ce qui leur aduint ne fust pas aduenu,<text:line-break/>comme vous orrez. Ceste fille estoit tant belle, que<text:line-break/>elle sembloit proprement auoir esté faicte &amp; forgee<text:line-break/>par la nature, comme vn patron &amp; idee de beauté,<text:line-break/>de maniere que tous ceux qui la regardoient, pre(-)<text:line-break/>noi(e2)t vn singulier plaisir à contempler vne chose<text:line-break/>tant belle. Toutesfois, afin qu'elle ne s'en glorifiast<text:line-break/>aucunement, la mere qui estoit, c(o2)me ie vous ay dict<text:line-break/>déja, vne femme bi(e2) sage &amp; aduisee, luy disoit, qu'elle<text:line-break/>n'auoit aucun traict de beauté, mais que la fille qui<text:line-break/>estoit sage &amp; de bon esprit, estoit ou deuoit estre re(-)<text:line-break/>putee assez belle, &amp; qu'il valloit<text:s/>beaucoup mieux e(-)<text:line-break/>stre belle d'esprit &amp; d'entendem(e2)t, que de corps. Or<text:line-break/><text:span text:style-name="pb">[88]</text:span><text:line-break/>combien que ceste bonne Dame se fust efforcee de<text:line-break/>tout son pouuoir à bien former &amp; conduire ceste<text:line-break/><text:soft-page-break/>sienne ieune fille, si est-ce qu'ayant attainct l'aage de<text:line-break/>quinze ans, elle ne<text:s/>peut tant faire, qu'au moyen de<text:line-break/>la b(o2)ne nourriture qu'elle auoit receuë, elle resistast<text:line-break/>à la violence d'amour, lequel fit bresche en son<text:line-break/>cœur, de maniere qu'elle s'emmouracha d'vn ieune<text:line-break/>homme facteur de son pere, lequel estoit d'assez b(o2)(-)<text:line-break/>ne maison, mais non pas correspondante à la sienne,<text:line-break/>&amp; en deuint si fort amoureuse, qu'elle n'auoit repos<text:line-break/>ne nuict ne iour, iusques à ce qu'elle luy eust descou<text:line-break/>uert sa b(o2)ne volonté &amp; affection en son endroict. En<text:line-break/>celà, mes dames, qui auez des filles assez gr(a2)des, vo(us)<text:line-break/>voyez que la garde d'icelles est fort dangereuse, &amp;<text:line-break/>qu'il s'en fault despescher le plustost qu'il est possi(-)<text:line-break/>ble, de peur de tomber en l'inconuenient qui vous<text:line-break/>sera deduit. Ceste fille qui auoit nom Anne, n'osant<text:line-break/>de paroles manifester l'amour<text:s/>qu'elle portoit à Ie(a2),<text:line-break/>qui estoit seruiteur, le luy m(o2)stroit par signes &amp; d(o2)s :<text:line-break/>car elle luy fit secretem(e2)t demie douzaine de mou(-)<text:line-break/>choirs ouurez qu'elle luy donna : &amp; qu(a2)d elle le ren(-)<text:line-break/>c(o2)troit, elle luy sousrioit, mais elle se d(o2)noit bien de<text:line-break/>garde de m(o2)strer auc(u2) de ces signes là, deu(a2)t sa me(-)<text:line-break/>re ou son pere : &amp; quand elle pouuoit le rencontrer<text:line-break/>seul, elle se ioüoit à luy, &amp; faisoit tousiours quelque<text:line-break/>traict, dem(o2)str(a2)t qu'elle estoit frapee de son amour.<text:line-break/>Le ieune h(o2)me qui estoit en aage d'estre amoureux,<text:line-break/>iuuité par ces d(o2)s à porter bonne vol(o2)té (a2) la fille de<text:line-break/>son maistre, cognoissoit bi(e2) qu'il auoit la b(o2)ne grace<text:line-break/>d'icelle, &amp; (q2) s'il vouloit, aisémét il en pouuoit iouir :<text:line-break/>mais c(o2)sider(a2)t que ce seroit luy faire vn gr(a2)d tort &amp;<text:line-break/>à son maistre, il s'en deporta, &amp; pour lors ne fit autre<text:line-break/><text:span text:style-name="pb">[n.p.]</text:span><text:line-break/>semblant de vouloir condescendre à la volonté de<text:line-break/>la fille, ou entendre sa muette prier &amp; semonce.<text:line-break/>Mais comme la fille continuast ses manieres de fai(-)<text:line-break/>re, elle fut vne fois si hardie d'aller vn soir le cha(-)<text:line-break/>touiller en son lict, s'estant coyement desrobee de la<text:line-break/>chambre de sa mere, où elle souloit coucher en vn<text:line-break/>petit lict à part : &amp; fit t(a2)t qu'elle le resueilla : &amp; il luy<text:line-break/>dit, cognoissant à sa main que c'estoit Anne qui le<text:line-break/>chatouilloit : Anne allez vous-en coucher, si vostre<text:line-break/>mere sçauoit que vous fussiez icy, vous seriez per(-)<text:line-break/>due &amp; moy aussi : car elle diroit que vous seriez ve(-)<text:line-break/>nuë coucher quant &amp; moy. Elle ne disoit mot, mais<text:line-break/>tousiours le chatouilloit, &amp; mettoit ses mains dessus<text:line-break/>sa poictrine, &amp; fit bien tant que le ieune homme es(-)<text:line-break/>chauffé à raison de telles caresses, la prend &amp; la bai(-)<text:line-break/>se : &amp; comme par ces amorces ils fussent embrasez &amp;<text:line-break/>induicts à passer outre, la fille n'ayant qu'vn simple<text:line-break/>corset,<text:s/>se coucha au long de luy, &amp; croy qu'ils mei(-)<text:line-break/>rent fin à leurs communs desirs, tant qu'ils voulu(-)<text:line-break/><text:soft-page-break/>rent : mais la fille luy donna à ent(e2)dre qu'elle n'estoit<text:line-break/>là venuë à cest effect, &amp; que puis que du jeu de cha(-)<text:line-break/>touiller, ils estoient venus au jeu de l'amour, elle le<text:line-break/>prioit instamment de tenir ce faict secret, &amp; auoir<text:line-break/>son honneur en recommandation, le requerant que<text:line-break/>elle fust sa femme, &amp; luy son mary : ce que n'adue(-)<text:line-break/>nant, ou luy refusant la foy de mariage, elle estoit<text:line-break/>bien tant jalouse de son honneur, que l'ayant perdu<text:line-break/>de ceste façon, elle pourchasseroit aussi de perdre la<text:line-break/>vie. Le ieune homme qui luy portoit déja vne gran(-)<text:line-break/>de affection auparauant, craignant que ceste beauté<text:line-break/>non-pareille, par quelque desespoir, se vint à perdre,<text:line-break/>si d'auanture il luy vouloit tourner le dos, s'aduisa de<text:line-break/><text:span text:style-name="pb">[89]</text:span><text:line-break/>luy complaire, quoy qui en deust aduenir, &amp; deuant<text:line-break/>que partir de là il luy promit la foy qu'il l'espouse(-)<text:line-break/>roit, &amp; en signe de ceste promesse il luy donna vne<text:line-break/>bague, qu'elle a cherement gardee iusques à la mort.<text:line-break/>S'estans ainsi donné la foy l'vn à lautre, ils prindr(e2)t<text:line-break/>complot ensemble de se trouuer tous les soirs à ceste<text:line-break/>mesme heure &amp; mesme maniere en ce lieu, pour<text:line-break/>cueillir tousiours semblable fruict de leurs amours.<text:line-break/>Et la ieune fille ny failloit point, &amp; puis elle s'en re(-)<text:line-break/>tournoit tout bellem(e2)t &amp; sans aucun bruit se recou(-)<text:line-break/>cher dedans sa couchette en la chambre de son pere<text:line-break/>&amp; sa mere. Et pensans continuer long temps ceste<text:line-break/>maniere de faire sans estre apperceuz, aduint qu'au<text:line-break/>bout de huict iours elle sentit<text:s/>vn matin vn gr(a2)d mal<text:line-break/>de cœur, &amp; deuint enceincte : &amp; ne cuidant pas tou(-)<text:line-break/>tesfois l'estre, elle ne se soucia pas autrement, &amp; al(-)<text:line-break/>loit tousiours veoir son pret(e2) du mary &amp; amoureux.<text:line-break/>Mais au bout de trois mois elle s(e2)tit ie ne sçay quoy<text:line-break/>bouger en<text:s/>son ventre qui se voyoit de iour en iour<text:line-break/>esleuer : au moyen de quoy elle fut bien esbahie, ne<text:line-break/>pouuant trouuer moyen de remedier à ce faict. Elle<text:line-break/>en aduertit son amoureux, lequel n'en fut pas moins<text:line-break/>estonné qu'elle, preuoyant qu'il en pouuoit aduenir<text:line-break/>vn tres-grand mal &amp; scandale : il sçauoit bien les<text:line-break/>moyens de la faire descharger : mais il n'auoit pas<text:line-break/>l'ame t(a2)t bourelle &amp; cruelle, que de faire perdre son<text:line-break/>fruict, &amp; aimoit mieux mourir que c(o2)mettre vne tel<text:line-break/>le mesch(a2)ceté, &amp; dist à Anne : Ma mie, prenez<text:s/>cou(-)<text:line-break/>rage, ne vous faschez aucunem(e2)t, &amp; gardez qu'il ad(-)<text:line-break/>ui(e2)ne mal du fruict qui est dessus vous : car Dieu se(-)<text:line-break/>roit griefuem(e2)t offensé, il nous faut pr(e2)dre pati(e2)ce :<text:line-break/>le ciel nous reserue parau(a2)ture quelque b(o2)ne<text:line-break/><text:span text:style-name="pb">[n.p.]</text:span><text:line-break/>fortu(-)ne, &amp; le temps nous donnera quelque expedient &amp;<text:line-break/>remede au mal que nous craignons, &amp; qui nous est<text:line-break/>imminent. Ne pensez pas que ie m'en fuye, car<text:line-break/><text:soft-page-break/>quand on me deuroit mettre en mille pieces, ie ne<text:line-break/>vous abandonneray iamais, &amp; vous tiendray pro(-)<text:line-break/>messe tant que<text:s/>ie viuray. Anne le remercia humble(-)<text:line-break/>ment, &amp; dist qu'elle esperoit trouuer moyen d'es(-)<text:line-break/>chaper tous deux de ce danger : &amp; qu'au pis aller ils<text:line-break/>pouuoient fuir tous deux, &amp; s'en aller en lieu où<text:line-break/>ils peussent viure paisiblement ensemble. Iean dist<text:line-break/>qu'il ne falloit pas faire celà, &amp; qu'il sembleroit<text:line-break/>qu'il l'eust rauie, &amp; qu'il seroit accusé de rapt : par(-)<text:line-break/>quoy la fille dist qu'elle aduiseroit à ce qu'il faudroit<text:line-break/>faire pour le mieux, donnant courage à son amant,<text:line-break/>qui pour tout ce qui voyoit pouuoir aduenir, n'a(-)<text:line-break/>uoit en sorte quelconque le cueur failly, estant deli(-)<text:line-break/>beré mourir plustost que laisser sa maistresse en pei(-)<text:line-break/>ne. Mais elle se monstra en ce faict fort vertueuse, &amp;<text:line-break/>par vne simplicité aduisee bien à propos, &amp; depar(-)<text:line-break/>tant d'vn bon sens rassis, elle appaisa la mauuaise<text:line-break/>volonté que ses parens pouuoient à ceste cause, à<text:line-break/>bon droict, conceuoir contre elle : de maniere que la<text:line-break/>mere d'icelle à la veoir, venant à penser qu'il falloit<text:line-break/>bien dire qu'elle eust faict quelque folie, veu qu'el(-)<text:line-break/>le luy voyoit croistre le ventre à veuë d'œil : &amp; en<text:line-break/>ayant aduerty le pere d'elle son mary, ils s'auance(-)<text:line-break/>rent vn iour de luy demander si elle estoit hidropi(-)<text:line-break/>que, ou si quelque serpent l'auoit piquee, pource que<text:line-break/>elle deuenoit fort enflee, principalement par le v(e2)(-)<text:line-break/>tre. Elle fit resp(o2)ce à sa mere, en la presence du pe(-)<text:line-break/>re, &amp; dist ainsi. Ma mere, ie ne suis point hidropi(-)<text:line-break/>que, &amp; n'ay esté mordue d'aucun serpent : mais les<text:line-break/><text:span text:style-name="pb">[90]</text:span><text:line-break/>propos que ie vous ay ouy tenir autresfois, sont cau(-)<text:line-break/>se de ceste enfleure. Quels propos ? dit à ceste heure<text:line-break/>là la mere : vous souuient-il, repliqua Anne, qu'e(-)<text:line-break/>stant vn iour auec vne vostre voisine &amp; commere<text:line-break/>nommee Ysabeau, &amp; parlant d'vne sienne fille, qui<text:line-break/>a esté ma bonne amye &amp; compagne, maintenant<text:line-break/>mariee, vous distes en la presence de sa mere &amp; de<text:line-break/>plusieurs autres, que ceste mienne compagne An(-)<text:line-break/>dree estoit deuenue beaucoup plus belle qu'elle n'e(-)<text:line-break/>stoit pas auparauat depuis qu'elle auoit couché a(-)<text:line-break/>uec vn homme ? Alors n'estant pas loing de vous, &amp;<text:line-break/>oyant ces propos, encores que vous pensassiez par(-)<text:line-break/>auanture que ie fusse hors de la salle où ces propos<text:line-break/>furent tenus, il me print affection de deuenir plus<text:line-break/>belle que ie n'estois, pource que ie vous auois ouy<text:line-break/>souuent dire que i'estois vne laideron, &amp; que ie n'e(-)<text:line-break/>stois belle, &amp; voulant veoir, suiuant vos propos, si<text:line-break/>vn homme auroit la vertu de m'embellir, comme<text:line-break/>il a embelly Andree, i'ay induict par force Iean le<text:line-break/>facteur à coucher auec moy, &amp; n'y voul(a2)t pas cou(-)<text:line-break/><text:soft-page-break/>cher, i'ay esté le trouuer en son lict, à fin de coucher<text:line-break/>auec luy :<text:s/>comme il a faict malgré soy, de maniere<text:line-break/>que ie me persuade que ce moyen de deuenir belle,<text:line-break/>ait esté bien &amp; deuëment pratiqué en moy, ains que<text:line-break/>parau(a2)ture vous pouuez mieux iuger que moy, à me<text:line-break/>voir au visage, car ie n'ay plus t(a2)t les pasles couleurs<text:line-break/>(q2) i'auois, il est vray que ie suis plus grosse que ie n'e(-)<text:line-break/>stois, mais la besongne faire n'est pas à faire. Le pere<text:line-break/>&amp; la mere oy(a2)s leur fille parler auec telle simplicité,<text:line-break/>au lieu d'entrer en colere, chasser &amp; estranger d'eux<text:line-break/>leur fille, se prindrent<text:s/>à rire tous deux : &amp; la mere<text:line-break/>croyant certainement qu'elle auoit faict cela par vne<text:line-break/><text:span text:style-name="pb">[n.p.]</text:span><text:line-break/>vraye simplicité l'excusa, &amp; dit à son mary, qu'elle<text:line-break/>auoit c(o2)mis ceste faute, qui estoit veritablem(e2)t fort<text:line-break/>lourde, innocemm(e2)t &amp; non par malice, &amp; qu'il en<text:line-break/>falloit mettre la faulte sur soy-mesme qui auoit par(-)<text:line-break/>lé si librement deuant elle, iugeant bien par ce faict,<text:line-break/>qu'il se faut bien garder de dire aucune chose deuant<text:line-break/>les enfans qui leur puisse estre de mauuaise instru(-)<text:line-break/>ction. Car dist elle à part à son mary : Si ie n'eusse te(-)<text:line-break/>nu propos de sa compagne en la maniere que i'ay<text:line-break/>faict, elle estoit trop bien aprinse pour tomber en<text:line-break/>telle faulte &amp; erreur : tellement qu'il m'en fault<text:line-break/>blasmer &amp; non pas elle, qui n'a pensé en nul mal,<text:line-break/>comme il est à presumer, ayant<text:s/>mesmetant libre(-)<text:line-break/>ment auoüé la faulte : ce qu'elle n'eust faict, si elle<text:line-break/>se fust tenuë coulpable. Et appellant de rechef sa<text:line-break/>fille, elle luy dit : ma fille, vous auez beaucoup erré,<text:line-break/>&amp; estes grandement coulpable en cecy : car il ne<text:line-break/>falloit pas prendre exemple en ce cas à vostre com(-)<text:line-break/>pagne Andree, qui n'a couché auec autre que mon<text:line-break/>mary. Aussi n'ay-ie pas couché auec autre : car si le<text:line-break/>consentement &amp; la foy faict le mariage, pourquoy<text:line-break/>est-ce qu'ayant receu la foy de Iean, &amp; sa promesse<text:line-break/>de m'espouser, ne l'appelleray ie pas mon mary,<text:line-break/>&amp; ne coucheray ie librement auec luy ? mais ie<text:line-break/>vous aduise, que ie l'ay principalement faict, à fin<text:line-break/>que vous n'eussiez plus occasion de m'appeller laid(-)<text:line-break/>de comme vous faisiez. Ils se prindrent de rechef<text:line-break/>à rire, &amp; tournerent leur<text:s/>tristesse en ioye, conside(-)<text:line-break/>rans la simplicité de laquelle leur fille parloit : Et<text:line-break/>ayans appellé Iean, apres l'auoir aigrement tancé,<text:line-break/>ils luy demander(e2)t s'il auoit pas promis la foy à leur<text:line-break/>fille : &amp; l'ayant auoué, ils appellerent le lendemain<text:line-break/><text:span text:style-name="pb">[91]</text:span><text:line-break/>les parens de part &amp; d'autre, &amp; les ayans fait espou(-)<text:line-break/>ser, ils firent les nopces.</text:p>
      <text:soft-page-break/>
      <text:h text:style-name="Titre2" text:outline-level="2">ZANOBI FAICT VOEV, POVR<text:line-break/><text:span text:style-name="T2943">estre Consul : l'estant on luy adresse vne fille pour satis(-)</text:span><text:span text:style-name="T2944"><text:line-break/></text:span><text:span text:style-name="T2945">faire à son vœu : il promet cent liures pour son mary. La</text:span><text:span text:style-name="T2946"><text:line-break/></text:span><text:span text:style-name="T2947">mere de la fille trouue vn ma</text:span><text:span text:style-name="T2948">ry, lequel s'en va, &amp; pour</text:span><text:span text:style-name="T2949"><text:line-break/></text:span><text:span text:style-name="T2950">auoir les cent liures, trouue vn fainct mary qui consom(-)</text:span><text:span text:style-name="T2951"><text:line-break/></text:span><text:span text:style-name="T2952">me le mariage.</text:span></text:h>
      <text:h text:style-name="P2953" text:outline-level="2">Novvelle v.</text:h>
      <text:p text:style-name="P2954"><text:span text:style-name="T2955">A</text:span>Pres que madame Constance eut a(-)<text:line-break/>cheué, la Reine ne fit que regarder<text:line-break/>Philandre, lequel se tenant tout prest,<text:line-break/>&amp; obeïssant vol(o2)tiers au c(o2)mandem(e2)t<text:line-break/>d'icelle, commença à dire ainsi.</text:p>
      <text:p text:style-name="p">Il n'y a pas long temps qu'il y auoit en la ville<text:line-break/>de Florence, vn certain Zanobi de Pierre de Ci(-)<text:line-break/>me, qui estoit à la bonne foy, &amp;<text:s/>bonne personne,<text:line-break/>qui faisoit la meilleure pipee du monde, encores<text:line-break/>qu'il tournast &amp; fist aller entre ses doigts certains<text:line-break/>siens deniers, au bout de l'an, à trente trois &amp; vn<text:line-break/>tiers pour cent, pour le moins : lequel n'auoit point<text:line-break/>de femme ny d'enfans, &amp; viuoit<text:s/>auec vne vieille<text:line-break/>qui auoit demeuré quarante ans en la maison, le<text:line-break/>plus paisiblement du monde. Cestui-cy donc de(-)<text:line-break/>sirant estre veu des Consuls de son art, dist &amp; fit<text:line-break/>vœu, que s'il obtenoit ceste dignité, il donneroit<text:line-break/>cent liures pour dot &amp; mariage à quelque pauure<text:line-break/>fille. Et ainsi il fut exaucé : &amp; ayant declaré son<text:line-break/>vœu à son pere Confesseur, il luy addressa<text:line-break/><text:span text:style-name="pb">[n.p.]</text:span><text:line-break/>Me(-)chere de Calenzano, à laquelle il portoit affection :<text:line-break/>&amp; ceste Mechere aduisee de tout par iceluy, s'en al(-)<text:line-break/>la incontinent trouuer Zanobi,<text:s/>&amp; se recomman(-)<text:line-break/>der à luy, le priant que pour l'amour de Dieu, il luy<text:line-break/>pleust donner ceste aumosne à vne sienne grande<text:line-break/>fille preste à marier, laquelle n'auoit aucun moyen.<text:line-break/>Le bon homme luy promit l'aumosne, &amp; luy en fit<text:line-break/>vn escript de sa main en ceste maniere : Que quand<text:line-break/>ceste sienne fille se marieroit, il seroit tenu luy bail(-)<text:line-break/>ler cent liures content. Autres disent qu'il ne bailla<text:line-break/>la promesse par escrit, mais qu'il la fit de parolles :<text:line-break/>&amp; que depuis il la fit au mary : ce qui est plus vray(-)<text:line-break/>semblable, par ce que vous verrez &amp; orrez cy apres.<text:line-break/>Tant y a que la bonne vieille ayant eu l'escript, ou<text:line-break/>bien la promesse, s'en retourna toute ioyeuse en la<text:line-break/>maison, &amp; se mit à chercher pour marier ceste sien(-)<text:line-break/>ne fille, &amp; par le moyen du Prestre de Calenzano,<text:line-break/>qui estoit du tout sien, en peu de iours elle luy trou(-)<text:line-break/>ua vn mary assez bien receuant, auquel pour asseu(-)<text:line-break/>rance, on bailla l'escrit de Zanobi : &amp; apres l'aneau<text:line-break/><text:soft-page-break/>donné, il luy fut force d'aller à Chianti, faire ie ne<text:line-break/>sçay quelles siennes affaires, pour quelques semai(-)<text:line-break/>nes, en intention, aussi tost qu'il seroit de retour de<text:line-break/>l'emmener : &amp; aduint qu'il sejourna beaucoup plus<text:line-break/>qu'il ne pensoit pas. A ceste cause Mechere p(e2)sant (q2)<text:line-break/>il ne retourneroit iamais, s'auisa de iouër vne b(o2)ne<text:line-break/>trousse au sieur Zanobi<text:s/>pour auoir les cent liures : &amp;<text:line-break/>pour ce faire elle trouua vn certain garçon son voi(-)<text:line-break/>sin qui alloit à sa besongne, &amp; pouuoit bien auoir<text:line-break/>vingt-quatre ou vingt-cinq ans, lequel encores qu'il<text:line-break/>fist du simple, deuoit estre vn mauuais garçon, &amp;<text:line-break/>s'appelloit Menicuccio des Prez. Elle tira d(o2)c cestuy<text:line-break/><text:span text:style-name="pb">[92]</text:span><text:line-break/>cy à part &amp; luy dit : Menicuccio, si tu me veux faire<text:line-break/>vn grand plaisir, sans qu'il te couste rien, &amp; que tu<text:line-break/>peux faire aisément, tu seras cause de me faire trou(-)<text:line-break/>uer cent liures, comme si ie les trouuois en la rue, &amp;<text:line-break/>seras cause aussi que ma Sabatine (car sa fille se<text:line-break/>nommoit ainsi) n'arriuera mal. Le faict est qu'vn<text:line-break/>Florentin m'a promis, si ie la voulois marier, luy<text:line-break/>donner pour son dot cent liures : &amp; comme tu sçais<text:line-break/>ie l'ay baillee à Iannel de Mangane, lequel<text:s/>s'en est<text:line-break/>allé, &amp; m'a l'on enuoyé dire qu'il ne la veult pren(-)<text:line-break/>dre &amp; emmener : &amp; qu'il ne veult pas retourner<text:line-break/>si ie ne luy baille les cent liures, auant que cou(-)<text:line-break/>cher auec ma fille : &amp; le Florentin qui les a pro(-)<text:line-break/>mis, dit qu'il ne me les baillera point, si ie ne lo(-)<text:line-break/>ge ma fille &amp; l'enuoye à vn mary : de façon &amp; ma(-)<text:line-break/>niere que ie ne sçay pas que faire : &amp; chacun d'eux<text:line-break/>à quasi raison. Ce pendant la pauure Sabatine en(-)<text:line-break/>dure, &amp; à dire le vray, i'en ay la fieure, &amp; depuis<text:line-break/>quelques iours ençà, ie suis en la plus grande peine<text:line-break/>du monde, pource que ie voy aller tous les iours en(-)<text:line-break/>tour d'elle certains de ces muguets de ville, qui ne<text:line-break/>me plaisent point : tu sçais qu'elle est de prinse, &amp; c(o2)(-)<text:line-break/>me elle va, mesmes où n'y a point d'h(o2)mes. Ie vou(-)<text:line-break/>drois<text:s/>(q2) tu m'aidasses à recouurir ces deniers là : ce qui<text:line-break/>te sera bien aisé à faire si tu veux : ie te donneray vne<text:line-break/>belle chemise neufue, &amp; de l'arg(e2)t pour acheter vne<text:line-break/>paire de souliers, &amp; vn b(o2)net tout neuf. Menicuccio<text:line-break/>oy(a2)t ceste belle offre, y presta l'aureille, &amp; resp(o2)dit à<text:line-break/>Mechere : Si c'est chose qui se puisse faire, ie m'y met<text:line-break/>tray volontiers, que m'en souciaye-ie ? pourueu que<text:line-break/>ie n'en tombe en danger. Ah, fol, dist Mechere, que<text:line-break/>dis tu ? Fay ton compte, que ie te mettray à faire<text:line-break/><text:span text:style-name="pb">[n.p.]</text:span><text:line-break/>chose,<text:s/>que s'il y a danger aucun, fais m'en reproche.<text:line-break/>Sçais tu que ie veux ? Ie veux que tu fasses sem(-)<text:line-break/>blant d'estre le mary de ma fille. Ha ha, dist Me(-)<text:line-break/>nicuccio à ceste heure là, vous voulez que ie fasse<text:line-break/><text:soft-page-break/>semblant d'estre le mary de vostre fille : ô diable,<text:line-break/>ie le cognoy bien, non non : non pas icy, non, dist<text:line-break/>Mechere incontinent, non à Calenzano, mais à<text:line-break/>Florence, où ny toy ny luy n'estes cogneus. Nous<text:line-break/>nous en irons tous à Florence, moy, ma fille &amp; toy,<text:line-break/>&amp; tu diras que tu es Iannel, &amp; diras à ce Floren(-)<text:line-break/>tin<text:s/>qui nous a promis les cent liures, que tu la veux<text:line-break/>emmener en ta maison tout à l'heure : &amp; luy qui ne<text:line-break/>t'a iamais veu, pensera que tu sois Iannel : &amp; pour<text:line-break/>ceste cause te comptera les cent liures, &amp; puis tu<text:line-break/>me les bailleras. Ainsi ie pourray enuoyer vers<text:line-break/>Iannel, &amp; luy feray mener ma fille en despit qu'il<text:line-break/>en ait : car il ne pourra dire apres, ie veux argent :<text:line-break/>ie sortiray de cest affaire, autrement ie n'y voy<text:line-break/>point de moyen. La chose sembla aisee à Menicuc(-)<text:line-break/>cio, mais il craignoit que quelque Florentin le co(-)<text:line-break/>gneust. La vieille le mena si bien, qu'en fin il s'y ac(-)<text:line-break/>corda : mais dit-il, tant que ceste menee durera, ie<text:line-break/>veux que vous me bailliez tous les iours trois sols, à<text:line-break/>cause du temps que ie perds : car sans aucun danger<text:line-break/>ie gaigne autant, pour ayder çà &amp; là, &amp; i'en suis<text:line-break/>prié. Elle luy promit cela : &amp; ainsi l'ayant mené<text:line-break/>à sa maison, &amp; communiqué l'affaire à sa fille, ils<text:line-break/>demeurerent d'accord de tout ce qu'ils auoi(e2)t à fai(-)<text:line-break/>re, sans aucun discord ou contrarieté : &amp; par ce<text:line-break/>moyen ils demeurerent à passer le<text:s/>t(e2)ps en la maison<text:line-break/>tant (q2) l'heure fust venue de marcher : &amp; le matin de<text:line-break/>bonne heure ils s'en aller(e2)t à Flor(e2)ce trouuer<text:line-break/><text:span text:style-name="pb">[93]</text:span><text:line-break/>Zano(-)bi. Aucuns tiennent que ce Menicuccio fit plus son<text:line-break/>proiect sur la fille, que sur les offres de Mechera, &amp;<text:line-break/>que bien qu'il fist du simple, il estoit neantmoins,<text:line-break/>comme nous auons dict, vn mauuais garçon &amp; en<text:line-break/>auoit bien faict d'autres. Ils s'en allerent, comme il<text:line-break/>a esté dict, trouuer Zanobi, qui retournoit tout à<text:line-break/>poinct de Sainct Michel, ouir les louanges : auquel<text:line-break/>ils dirent qu'ils estoient venuz pour les cent liures,<text:line-break/>pource que Menicuccio, qu'ils disoient estre le mary,<text:line-break/>vouloit emmener la fille, le Mardy au soir (car cela<text:line-break/>fut le Samedy) &amp; vouloient acheter le Lundy au<text:line-break/>marché du Pré, vn lict, &amp; faire mille autres affaires.<text:line-break/>Le bon homme lequel, tout à propos, estoit retourné<text:line-break/>le soir de deuant, de Riboye d'vne metairie, qu'il<text:line-break/>vouloit acheter, les receut ioyeusement, &amp; dist qu'il<text:line-break/>bailleroit l'argent, mais qu'il vouloit voir de ses pro(-)<text:line-break/>pres yeux emmener la fille, &amp; qu'il ne<text:s/>vouloit point<text:line-break/>estre tr(o2)pé en sorte quelconque : que pour ceste cause<text:line-break/>il estoit cont(e2)t leur donner à soupper, leur prester le<text:line-break/>lict, &amp; faire tout ce qu'(e2) ces affaires estoit requis, à<text:line-break/>fin que le soir en suiu(a2)t, ils consommassent le maria(-)<text:line-break/><text:soft-page-break/>ge en sa maison, &amp; pourtant, il fut force qu'ils s'ac(-)<text:line-break/>cordassent à ce qu'il vouloit. Le matin ensuiuant, qui<text:line-break/>fut le Dimanche, ils ouirent la messe de la c(o2)ioncti(o2)<text:line-break/>comme mary &amp; femme, &amp; le soir ils soupperent à la<text:line-break/>table de Zanobi, &amp; firent tous les ieux, que font les<text:line-break/>nouueaux espoux, en semblable cas, non sans grand<text:line-break/>contentement de ce bon homme de Zanobi, qui p(e2)(-)<text:line-break/>soit estre cause d'vn si grand bi(e2), &amp; que cela luy a(-)<text:line-break/>meneroit quelque bonne aduanture. Apres qu'ils eu(-)<text:line-break/>rent souppé à leur aise,<text:s/>l'heure estant venue de s'en<text:line-break/><text:span text:style-name="pb">[n.p.]</text:span><text:line-break/>aller au lict, il fit entendre aux nouueaux mariez<text:line-break/>qu'ils s'en allassent dormir &amp; coucher en la chambre<text:line-break/>de son laboureur, &amp; fermier, &amp; dist à Mechere qu'el<text:line-break/>le s'en allast coucher auec sa vieille. Et pource qu'el(-)<text:line-break/>le s'efforça, de vouloir coucher en la chambre où<text:line-break/>seroit sa fille, Zanobi pensant que se seroit mal faict,<text:line-break/>ne le voulut aucunement permettre. Parquoy,<text:line-break/>pour ne mettre soupçon là où n'y en auoit point,<text:line-break/>eut patience : ce neantmoins, ayant appellé Sabati(-)<text:line-break/>ne, elle la mena en ceste chambre, estant seule, &amp;<text:line-break/>luy fit vn grand Sermon &amp; remonstrance, que pour<text:line-break/>chose du monde, elle ne laissast semer Menicuccio<text:line-break/>en son champ du Montfical, &amp; ne se laissast em(-)<text:line-break/>brasser : &amp; n'estant pas contente sur ce des promes(-)<text:line-break/>ses de sa fille, qui luy iura plus de vingt fois qu'el(-)<text:line-break/>le luy obeiroit, elle luy vint à coudre sa chemise de(-)<text:line-break/>puis les pieds iusques à la teste, &amp; par les manches,<text:line-break/>de maniere qu'elle ne se la peust oster, &amp; ainsi elle<text:line-break/>la mist au lict. Et puis elle appella Menicuccio, &amp;<text:line-break/>luy ayant faict faire mille sermens, qu'il la traiteroit<text:line-break/>comme vne sienne sœur, elle le coucha à costé de<text:line-break/>sa fille, &amp; estant sortie de la chambre, &amp; fermé<text:line-break/>l'huis, elle s'en alla coucher auec ceste vieille, &amp; les<text:line-break/>fins espoux ne demourerent vne demie heure de(-)<text:line-break/>dans le lict, ou fust la chaleur des linceux, qui fist<text:line-break/>gratter à la Sabatine vn peu de rongne qu'elle auoit<text:line-break/>entre les cuisses, ou qu'il luy print enuie de faire<text:line-break/>pisser Menicuccio, i'ay voulu dire elle, ou quoy, que<text:line-break/>ce fust, qu'elle ne commenceast à chercher de des(-)<text:line-break/>coudre sa chemise, &amp; demena tant les pieds &amp; les<text:line-break/>mains, qu'elle l'ouurit &amp; vint à descoudre. Le bon<text:line-break/>garçon qui sentoit parauanture vn remords de<text:line-break/><text:span text:style-name="pb">[94]</text:span><text:line-break/>con(-)science, de se trouuer en ce lieu, commencea à esten(-)<text:line-break/>dre les iambes &amp;<text:s/>ouurir les bras, comme fait quel(-)<text:line-break/>qu'vn quand il baaille, de maniere, que comme sans<text:line-break/>y penser, il venoit à toucher la fille, laquelle s'estoit<text:line-break/>déja tirée la chemise, &amp; elle qui bien sentoit vn pa(-)<text:line-break/>reil acces de fieure, commencea aussi à se tourner<text:line-break/><text:soft-page-break/>vers luy, &amp; luy vers elle, de maniere qu'ils com(-)<text:line-break/>mencerent la lutte &amp; combat : &amp; pource que Me(-)<text:line-break/>nicuccio estoit le plus fort, il la mit dessouz, &amp; luy<text:line-break/>en bailla vne bien serree, &amp; pensant apres qu'il auoit<text:line-break/>mal faict, &amp; voulant faire la paix, il commencea<text:s/>à<text:line-break/>l'embrasser &amp; baiser, d'vne grande amour, comme si<text:line-break/>elle eust esté vne sienne femme : mais pource qu'elle<text:line-break/>faisoit de l'engroignee, &amp; de l'ardeur luy mettoit son<text:line-break/>visage sur le sien, il se rechauffoit &amp; mettoit en co(-)<text:line-break/>lere, &amp; se la remettoit dessouz : &amp;<text:s/>firent ainsi sept<text:line-break/>ou huict fois, tant qu'à la fin la bonne Sabatine,<text:line-break/>vid le plus beau, &amp; se le fourra souz elle, &amp; le pila<text:line-break/>comme vne grappe, &amp; le fit pleurer, de maniere<text:line-break/>qu'elle en fut mesmes bien fachee, &amp; en pleura aus(-)<text:line-break/>si : ce neantmoins elle se porta<text:s/>si vaillamment, que<text:line-break/>ie pense qu'elle estoit accoustumee d'autres fois,<text:line-break/>à combattre. Et finalement, l'heure venue de se<text:line-break/>leuer, Mechere s'en alla en la chambre, &amp; quand<text:line-break/>elle vid que la chemise estoit decousue, &amp; que les<text:line-break/>baniz estoient sortiz, &amp; auoyent passé par la voye<text:line-break/>caue, elle voulut faire vn grand bruit, mais pen(-)<text:line-break/>sant qu'il ne falloit faire là vn scandale, elle ne dist<text:line-break/>mot, &amp; s'est(a2)t tournee à Menicuccio, elle le priapour<text:line-break/>l'amour de Dieu, de n'(e2) dire ri(e2) à personne : &amp; ainsi s(a2)s<text:line-break/>dire autre chose, est(a2)s habilez, ils s'(e2) aller(e2)t vers Zano<text:line-break/>bi, qui attendoit au feu de la cuisine, &amp; exposoit les<text:line-break/><text:span text:style-name="pb">[n.p.]</text:span><text:line-break/>fleurs des vertus à sa vieille, lequel leur disant bon<text:line-break/>iour &amp; bon an, les fit tres-bien desieuner, &amp; puis<text:line-break/>leur bailla les cent liures en vn mouchoir, leur don(-)<text:line-break/>n(a2)t sa benediction, &amp; les priant qu'ils le retournass(e2)t<text:line-break/>voir aucunefois. Il les r'enuoya donc, &amp; ne s'aduisa<text:line-break/>point de se faire rendre l'escrit, &amp; tous ioyeux &amp; al(-)<text:line-break/>laigres, ils s'en retourner(e2)t à Calenzano, où la vieille<text:line-break/>pour deduire les choses qu'elle auoit promises à Me(-)<text:line-break/>nicuccio, fust contente qu'il se payast en chair : que<text:line-break/>puis qu'il auoit mis la main à la paste, elle conside(-)<text:line-break/>roit que la main s'empaste autant pour faire dix pains<text:line-break/>que pour en faire vingt, voire<text:s/>cent : &amp; l'affaire se por(-)<text:line-break/>ta ainsi, l'espace de deux mois, tant que Iannel, qui<text:line-break/>estoit le vray mary, retournast : lequel peu de iours<text:line-break/>apres qu'il fut arriué, pensa de vouloir emmener sa<text:line-break/>femme, &amp; sans se conseiller à sa belle mere, ce qui<text:line-break/>fut la ruine de<text:s/>toute chose, il s'en alla à Florence, &amp;<text:line-break/>ayant trouué Zanobi, qui oyoit messe, apres vn beau<text:line-break/>circuit de parolles, il luy demanda les cent liures.<text:line-break/>Quand Zanobi l'ouit parler ainsi, sans dire autre cho<text:line-break/>se, pensant que ce fust vne baie, s'en print à rire : mais<text:line-break/>Iannel commencea à crier &amp; dire que les gens de<text:line-break/>bien ne promettent rien qu'ils ne tienn(e2)t : qu'il auoit<text:line-break/><text:soft-page-break/>prins femme sur sa parolle, &amp; que si on ne luy bail(-)<text:line-break/>loit son argent, il s'en iroit en lieu, où luy seroit faicte<text:line-break/>raison, de maniere que Zanobi,<text:s/>hors sa coustume, fut<text:line-break/>contraint monter en colere, &amp; luy respondre vne<text:line-break/>grande iniure, disant, Poltron, larronneau où penses<text:line-break/>tu estre, en la rue ? Il y a trois mois que Mechere,<text:line-break/>Sabbatine &amp; son mary vindrent icy, lesquels con(-)<text:line-break/>sommerent en ma maison, &amp; deuant moy, le maria(-)<text:line-break/>ge, auec toutes les ceremonies accoustumees, &amp; ie<text:line-break/><text:span text:style-name="pb">[95]</text:span><text:line-break/>leur comptay argent : &amp; ce vilain vient le demander<text:line-break/>vne autrefois : il est bien vray que ie ne m'aduisay<text:line-break/>pas de me faire rendre l'obligation, pource que ie<text:line-break/>ny pensay pas, n'estimant qu'vn Chrestien me fist<text:line-break/>ce que ie ne voudrois pas faire à vn autre : cestuy-cy<text:line-break/>la leur doit auoir ostee : mais bien me prent que<text:line-break/>ie l'ay escrit sur mon liure, &amp; ay mis le tout en me(-)<text:line-break/>moire, de maniere que tu ne gaigneras rien, me(-)<text:line-break/>chant, &amp; si tu ne<text:s/>t'ostes de deu(a2)t moy, ie m'en iray<text:line-break/>en lieu où ie te feray faire ce que tu merites. Ian(-)<text:line-break/>nel s'en alla incontinent à l'Euesché, &amp; le fit appel(-)<text:line-break/>ler. Le sieur Zanobi comparut, &amp; raconta au Vicai(-)<text:line-break/>re comme il alloit de ce faict, le Vicaire ordonna<text:line-break/>que l'on fist venir Mechera, sa fille &amp; Menicuc(-)<text:line-break/>cio : desquels l'on entendit le tout, &amp; sçeut on<text:line-break/>iusques à la chemise, &amp; comme Sabbatine auoit<text:line-break/>gangné à la lutte, la derniere fois, de maniere que le<text:line-break/>Vicaire ordonna que la vieille fust fouettee, &amp; que<text:line-break/>Menicuccio baillast quarante liures à Iannel, que la<text:line-break/>vieille auoit employez, pour supplier au cent, &amp; que<text:line-break/>Iannel emmeneroit Sabbatine en sa maison, sans<text:line-break/>auoir sçeu qu'elle eust esté percee par Menicuccio, au<text:line-break/>quel fut force de vendrevn pauure petit champ qu'il<text:line-break/>auoit, pour payer ces quarante liures. Ainsi il aprint<text:line-break/>que veut dire<text:s/><text:span text:style-name="T2956">Futuro caret,</text:span><text:s/>qui signifie que les fruicts<text:line-break/>à sçauoir les figues fleurs cousterent bi(e2) cher au pau(-)<text:line-break/>ure Menicuccio : ce neantmoins, celuy qui a vne fois<text:line-break/>bon temps, n'a pas tousiours trauail &amp; peine.</text:p>
      <text:soft-page-break/>
      <text:h text:style-name="Titre2" text:outline-level="2"><text:span text:style-name="pb">[n.p.]</text:span><text:line-break/>SANTOLO ET FALLALBACHIO<text:line-break/><text:span text:style-name="T2957">deux bons Compagnons, pensant attrapper vne espouse</text:span><text:span text:style-name="T2958"><text:line-break/></text:span><text:span text:style-name="T2959">nouuelle emmenee par son mary, pour auoir d'elle, selon</text:span><text:span text:style-name="T2960"><text:line-break/></text:span><text:span text:style-name="T2961">la coustume du pays, quelque chose pour faire le lende(-)</text:span><text:span text:style-name="T2962"><text:line-break/></text:span><text:span text:style-name="T2963">main, bonne chere, sont finement attrappez &amp;</text:span><text:span text:style-name="T2964"><text:s/>mo(-)</text:span><text:span text:style-name="T2965"><text:line-break/></text:span><text:span text:style-name="T2966">quez, en bonne compagnie.</text:span></text:h>
      <text:h text:style-name="P2967" text:outline-level="2">novvelle. vi.</text:h>
      <text:p text:style-name="P2968"><text:span text:style-name="T2969">C</text:span><text:span text:style-name="T2970">Hacvn</text:span><text:s/>ayant ry de la precedente<text:line-break/>nouuelle, la Reine chargea Florette<text:line-break/>de parler, laquelle dist ainsi.</text:p>
      <text:p text:style-name="p">Si quelqu'vn vous disoit, l'on a prins<text:line-break/>vn Regnard, vous n'en seriez point e(-)<text:line-break/>merueillez, vous souuenant du prouerbe qui dit, L'(o2)<text:line-break/>prend bien aussi des regnards, pensant que l'astuce<text:line-break/>de quelque habile homme, ou la force de quelque<text:line-break/>animal l'eust faict mal arriuer. Mais si vous ent(e2)diez<text:line-break/>qu'vne simple colombelle le mesme iour qu'elle est<text:line-break/>sortie dunid, a prins deux regnards masles, mais entre<text:line-break/>autres vn vieil &amp; malicieux, &amp; qui auoit plus mangé<text:line-break/>de poullailles que quatre autres, non seulement vous<text:line-break/>en seriez emerueillez, mais aussi vous le iugeriez im(-)<text:line-break/>possible : &amp; neantmoins cela est venu au Pré : &amp; si<text:line-break/>ie le vous sçay aussi bien raconter comme il va, ie<text:line-break/>ne doute pas que vous ne riez : mais à grande pei(-)<text:line-break/>ne le pourray-ie faire, toutesfois ie m'y efforce(-)<text:line-break/>ray.</text:p>
      <text:p text:style-name="p">Vous cognoissez Santolo, &amp; comme il est hom(-)<text:line-break/>me de bonne conscience, &amp; sur tout bon compagn(o2),<text:line-break/>de maniere que le cognoissant mieux que moy, ie<text:line-break/><text:span text:style-name="pb">[96]</text:span><text:line-break/>n'ay que faire de vous dire ses qualitez. Cestuy cy<text:line-break/>sçachant qu'vn sien amy deuoit emmener sa fem(-)<text:line-break/>me nouuelle espouse, en sa maison, pensa in contin(e2)t<text:line-break/>selon la coustume de ses quartiers là, d'aller<text:s/>au de(-)<text:line-break/>uant &amp; empescher le passage, pour auoir quelque<text:line-break/>chose de l'espouse, &amp; en bailler en apres, la baye au<text:line-break/>mary, lequel estoit aussi vn galant &amp; noble ieune<text:line-break/>homme, accoustumé à iouer trousses &amp; en rece(-)<text:line-break/>uoir aussi alaigrement tout le iour. Parquoy il<text:s/>s'en<text:line-break/>alla trouuer vn sien amy, qui est vn de ces compa(-)<text:line-break/>gn(o2)s ausquels qu(a2)d on dit, All(o2)s, ils v(o2)t, quand on<text:line-break/>leur dit, arrestons, ils demeurent &amp; s'accord(e2)t à tout,<text:line-break/>aussi bon garçon que luy, &amp; de la meilleure paste du<text:line-break/>monde, de b(o2)ne nature, sans fiel, amiable &amp; plaisant.<text:line-break/>Et l'ayant trouué il luy dist, Fallalbachio (car il se<text:line-break/>nommoit ainsi) ie veux que nous ayons vn peu de<text:line-break/>plaisir du nouueau espoux, lequel doit emmener ce<text:line-break/><text:soft-page-break/>soir Verdespine sur les huict heures : ie sçay l'espie, &amp;<text:line-break/>auec qui<text:s/>elle va &amp; où : &amp; pourtant ie veux que nous<text:line-break/>en tirions tant d'argent ou tant de gages, que nous<text:line-break/>m(a2)gions deux gras cheureaux à leurs desp(e2)s : &amp; nous<text:line-break/>appeller(o2)s l'espoux à souper, &amp; nous luy bailler(o2)s la<text:line-break/>baye. Ouy ouy, dist Fallalbachio, parl(a2)t<text:s/>incontinent<text:line-break/>auec la teste, &amp; serrant Santolo auec les bras, en le<text:line-break/>caressant fort, &amp; disant, Ha, nous acheterons de<text:line-break/>beaux cheureaux. Ie les veux acheter, car ie veux<text:line-break/>qu'ils soi(e2)t gras, ou bi(e2) ie les feray acheter à Matthieu<text:line-break/>Fagiuoli, qui s'y ent(e2)d, ho ho, ie veux faire la fausse,<text:line-break/>ie veux faire bouillir vn des quartiers de derriere,<text:line-break/>mais où aurons nous vn peu de bon vin ? D'où, dist<text:line-break/>Santolo, ne vous en souciez point. Or sus, dist Fal(-)<text:line-break/>lalbachio, allons il est temps. Et sur ce vint l'espie,<text:line-break/><text:span text:style-name="pb">[n.p.]</text:span><text:line-break/>dire que l'espouse estoit sortie de la maison : &amp; à ce(-)<text:line-break/>ste heure là ils partirent incontinent, pour aller au<text:line-break/>deuant d'elle : &amp; courans, pource que l'espie estoit ve<text:line-break/>nue tard, tout suans &amp; sans bonnet, ils les rencontri(-)<text:line-break/>rent à la Tour des escrints. Ceux qui accompagnoi(e2)t<text:line-break/>l'espouse, les ayans veu de loin, dir(e2)t entre eux. Voi(-)<text:line-break/>cy de bonnes gens, que deuons nous faire ? &amp; la nou(-)<text:line-break/>uelle espouse qui estoit ieune, comme vous sçauez,<text:line-break/>remplie de regret &amp; de larmes, c(o2)me celle qui trou(-)<text:line-break/>uoit estrange d'auoir laissé les caresses maternelles,<text:line-break/>les affections du pere, l'amour domestique, les doux<text:line-break/>freres, les cheres sœurs, ayant prins cœur respondit,<text:line-break/>Laissez les venir ie les contenteray bien, car il y a l(o2)g<text:line-break/>temps que ma mere &amp; moy en auons pensé le<text:s/>moy(e2),<text:line-break/>en fin Santelo estant arriué auec Fallalbachio, ils di(-)<text:line-break/>rent soudain, Donnez nous bonnes estrenes, autre(-)<text:line-break/>ment nous ne vous laisserons point passer, &amp; pour ce<text:line-break/>que ceux là ne respondoient rien, Fallalbachio com(-)<text:line-break/>mencea à crier &amp; dire. Si vous ne nous donnezquel(-)<text:line-break/>que chose de bon, i'en leueray l'espouse &amp; l'empor(-)<text:line-break/>teray comme si i'estois vn Regnard, qui emportast<text:line-break/>vne ieune poulle : &amp; tandis que ceux qui accompa(-)<text:line-break/>gnoient l'espouse se regardoi(e2)t l'vn l'autre au visage<text:line-break/>sans sonner mot, la ieune mariee à laquelle les larmes<text:line-break/>couloient le long de la ioue, qui luy seruirent à ceste<text:line-break/>heure là, pour feintes, &amp; se monstrant toute triste &amp;<text:line-break/>melancolique, mais l'estant à bon escient pour autre<text:line-break/>accident, se tirant auec difficulté &amp; longueur, vn an(-)<text:line-break/>neau du doigt, leur dist, estant toute fachee &amp; trou(-)<text:line-break/>blee, Tenez ce gage, &amp; nous laissez aller, mais gardez<text:line-break/>bien de le perdre, car il est vn des meilleurs que i'aye,<text:line-break/>&amp; sans dire autre chose elle le leur bailla. De ce pas,<text:line-break/><text:span text:style-name="pb">[97]</text:span><text:line-break/>les deux bons compagnons,<text:s/>s'en allerent contens &amp;<text:line-break/><text:soft-page-break/>gaillards en la maison du Seigneur Anthoine de Bar(-)<text:line-break/>di, où plusieurs gentils-hommes estoient à iouer &amp; à<text:line-break/>passer le temps, comme ils font tous les soirs. Ils m(o2)<text:line-break/>strer(e2)t à aucuns, qui auoi(e2)t le moins affaire, auec vne<text:line-break/>gr(a2)de guayeté, cest aneau, lesquels pour ne le cognoi(-)<text:line-break/>stre, ou pour ne les faire si tost sortir de leur bestise,<text:line-break/>dir(e2)t qu'il estoit b(o2), &amp; qu'il valloit beaucoup d'escuz.<text:line-break/>Et à fin que la gloire de ce faict, s'espandist par l'vni(-)<text:line-break/>uers, ils penserent aller en dresser le mesme soir, le<text:line-break/>trophee aux plus celebres places du Pré, pour en<text:line-break/>tri(o2)pher apres, de iour publiquement. Ils s'en aller(e2)t<text:line-break/>premierem(e2)t en la maison de M. Amorrorisque, belle<text:line-break/>&amp; auenante ieune Dame, &amp; commere de Fallalba(-)<text:line-break/>chio,<text:s/>&amp; proche parente de l'espouse, &amp; là, ils luy ra(-)<text:line-break/>conterent le faict, auec grande feste, &amp; monstrer(e2)t<text:line-break/>l'aneau de loin : &amp; en fin furent contens le monstrer<text:line-break/>à madame Morrorisque, non aux autres qui estoi(e2)t<text:line-break/>là : laquelle le tenant, cogneut incontin(e2)t que c'estoit<text:line-break/>vne hape-lourde, &amp; commençea à rire : &amp; les ayans<text:line-break/>vn peu tenuz en appetit, elle leur dist, Par ma foy,<text:line-break/>voyla vn bel aneau, gardez vous bien de le perdre, car<text:line-break/>vous ruineriez Verdespine. Que vault il bien, dist<text:line-break/>S(a2)tolo ? Il est mal aisé de<text:s/>iuger des pierreries la nuict,<text:line-break/>&amp; principallem(e2)t qu(a2)d elles sont de valeur, c(o2)me ce<text:line-break/>ste cy, toutesfois elle n'est qu'entre le lett(o2) &amp; leverre<text:line-break/>&amp; la ligature &amp; ouurage ne couste pas deux liards.<text:line-break/>S(a2)tolo, print l'aneau à ceste heure là, &amp; cogneut<text:s/>bi(e2),<text:line-break/>qu'ils estoi(e2)t abusez &amp; tr(o2)pez, &amp; le cogneut au poid<text:line-break/>&amp; à la couleur. A ceste heure là Fallalbachiodist que<text:line-break/>veux tu dire ? Vois tu pas bien que la C(o2)mere se rit &amp;<text:line-break/>moqué ? monstrez ça : Vous ay-ie pas bi(e2) dict qu'elle<text:line-break/><text:span text:style-name="pb">[n.p.]</text:span><text:line-break/>se moquoit ?<text:s/>C'est vn beau rubis : que dy-ie, c'est vne<text:line-break/>emeraude, non, n(o2), c'est vne Turquoise : tant y a que<text:line-break/>c'est vn bel aneau. Ie veux aller là bas au Compe(-)<text:line-break/>re, à fin qu'il me preste vn Florin dessus, pour ache(-)<text:line-break/>ter les Cheureaux apres demain, qu'il en viendra.<text:line-break/>Car il est le Samedy &amp; ils seront gras : &amp; sans dire<text:line-break/>autre chose, estant allé en la boutique du Compe(-)<text:line-break/>re, il cogneut, bien qu'à grand peine, qu'il estoit<text:line-break/>bon à garder quand il mariroit sa nourrice. Par(-)<text:line-break/>quoy les deux bons compagnons demourerent bi(e2)<text:line-break/>esbahis auec vn pied de nez. Et pource que Ver(-)<text:line-break/>despine n'estoit pas contente de ceste tromperie, si<text:line-break/>elle n'estoit conduite iusques au bout, elle fit enten(-)<text:line-break/>dre à M. Amorrorisque son intention, &amp; elle con(-)<text:line-break/>tente de cela, sit tout ce qu'elle auoit à faire : &amp; le Sa(-)<text:line-break/>medy matin Verdespine enuoya dire à Santolo &amp;<text:line-break/>à Fallabalchio, qu'ils luy renuoyassent son aneau, &amp;<text:line-break/>qu'elle estoit contente leur donner quelque bonne<text:line-break/><text:soft-page-break/>estrene, pour auoir les deux Cheureaux. Ils pensoi(e2)t<text:line-break/>de prime face, qu'elle se voulust moquer, n'eust esté<text:line-break/>qu'aucuns instruicts de ce qu'ils auoient à faire, com<text:line-break/>mencerent à leur souffler aux aureilles, que mada(-)<text:line-break/>me Amorrorisque leur auoit changé l'aneau, &amp; qu'ils<text:line-break/>sçauoient certainement qu'il valloit plus de trente<text:line-break/>escuz &amp; que l'espoux auoit ent(e2)du le faict, qu'il estoit<text:line-break/>courroucé, &amp; qu'il reuouloit son aneau, n'ayant que<text:line-break/>faire de telles moqueries. Ils furent à lors bien esba(-)<text:line-break/>his, &amp; s'en allerent vers la commere, &amp; luy deman(-)<text:line-break/>der(e2)t s'il estoit vray, qu'elle eust changé l'aneau : elle<text:line-break/>commencea à rire, &amp; riant, à le nier, auec certaines<text:line-break/>contenances que faict celuy qui seveut moquer ni(a2)t<text:line-break/>le vray : &amp; pourtant ils tenoient pour certain que la<text:line-break/><text:span text:style-name="pb">[98]</text:span><text:line-break/>Commere l'eust changé, &amp; furent bien irritez con(-)<text:line-break/>tre elle, redemandans l'aneau &amp; pour les mettre en(-)<text:line-break/>core plus en colere, elle ne disoit mot. Fallalbachio<text:line-break/>commencea à dire à haulte voix, Commere rendez<text:line-break/>nous l'aneau, car ie vous promets &amp; iure, par ceste<text:line-break/>Croix, &amp; fit vne Croix sur les carreaux, auec vn char(-)<text:line-break/>bon du feu, que si<text:s/>vous ne le rendez, ie vous osteray<text:line-break/>vostre cheine d'or demain au matin, quand vous irez<text:line-break/>à la messe, sans aucun respect en vostre endroit, &amp;<text:line-break/>vous l'arracheray du col au milieu de l'Eglise. Ce<text:line-break/>n'est pas ainsi qu'il faut faire. Icelle voyant estre ad(-)<text:line-break/>uenu<text:s/>ce qu'elle vouloit, faignant estre fachee de cela<text:line-break/>&amp; se monstrant toute indignee, &amp; courroucee, dist,<text:line-break/>qu'elle n'auoit point changé l'aneau, pour leur faire<text:line-break/>tort, &amp; moins pour se l'aproprier, comme il sembloit<text:line-break/>qu'ils le pensassent, mais pour en rire auec eux, vn<text:line-break/>iour ou deux, &amp; puis le rendre : mais que puis qu'ils<text:line-break/>cryoient tant, qu'elle les vouloit traiter &amp; manier,<text:line-break/>comme ils meritoient, &amp; que pour ceste cause, ils ne<text:line-break/>fissent pas leur compte de le r'auoir, si premierement<text:line-break/>ils ne payoient les deux cheureaux les plus beaux &amp;<text:line-break/>gras qui fussent en la place, le matin, &amp; pourtant les<text:line-break/>deux Regnards atrappez, la voyant en colere, &amp; l'en(-)<text:line-break/>tendant parler ainsi, voulurent l'appaiser, mais le<text:line-break/>tout fut en vain, &amp; elle les laissa là, &amp; s'en alla en<text:line-break/>sa chambre, disant, Vous m'auez entendue. Ceux<text:line-break/>cy s'estans ostez de là c(o2)mencerent à penser ce qu'ils<text:line-break/>feroient, estans tout melancoliques. Cependant le<text:line-break/>marié leur enuoye dire qu'il reueult l'aneau, &amp; qu'ils<text:line-break/>demandassent en le rendant ce qu'ils voudroi(e2)t pour<text:line-break/>faire bonne chere, qu'il le bailleroit, &amp; qu'ils se con(-)<text:line-break/>tentassent de ce qu'ils auoient faict iusques à ceste<text:line-break/><text:span text:style-name="pb">[n.p.]</text:span><text:line-break/>heure là, autrement qu'il se facheroit. Fallalbachio<text:line-break/>dist lors à S(a2)tolo, l'espoux à raison : que ferons nous,<text:line-break/><text:soft-page-break/>achetons les deux cheureaux à la Commere, &amp; all(o2)<text:line-break/>demain au soir souper auec elle, &amp; nous ferons la<text:line-break/>paix : &amp; si le marié reueut son aneau, il nous satisfe(-)<text:line-break/>ra du tout, ou bien, nous ne luy rendrons pas. Ainsi<text:line-break/>se ten(a2)s à ceste opinion, ils s'en allerent en la place,<text:line-break/>&amp; acheterent deux gras cheureaux, qu'ils porterent<text:line-break/>en la maison de la Commere, &amp; luy dirent, Vous<text:line-break/>nous rendrez maintenant l'aneau, voicy les cheu(-)<text:line-break/>reaux que nous vous apportons : ausquels elle dist<text:line-break/>en riant, qu'elle n'y faudroit pas, mais qu'elle le leur<text:line-break/>vouloit rendre le Dimanche au soir, &amp; qu'ils vinss(e2)t<text:line-break/>souper auec elle &amp; manger leur part des cheureaux,<text:line-break/>qu'elle faisoit cela pour leur bien &amp; proffit, &amp; qu'el(-)<text:line-break/>le vouloit aussi semondre à souper Verdespine &amp;<text:line-break/>son mary, à fin qu'il y eust moins de peine, à les sa(-)<text:line-break/>tisfaire au double. Il dirent que c'estoit bien aduisé<text:line-break/>à elle, mais qu'elle enuoyast dire au marié, qu'il ne<text:line-break/>les molestast, pour l'aneau, iusques au soir ensuy(-)<text:line-break/>uant : Et elle leur dist. Laissez moy faire de cela, ie<text:line-break/>contenteray l'espoux. Quand les deux galans furent<text:line-break/>partiz, Amorrorisque enuoya dire à Verdespine, que<text:line-break/>pour acheuer la cassade &amp; trousse encommencee ne<text:line-break/>defailloit plus rien, sinon que le soir enfuiuant elle<text:line-break/>s'en vint, auec son mary, souper auec elle, &amp; Ver(-)<text:line-break/>despine respondit, qu'elle ny feroit pas faulte : &amp;<text:line-break/>ainsi, le soir du Dimanche venu, madame Amorro(-)<text:line-break/>risque ayant faict inuiter, plusieurs siennes belles &amp;<text:line-break/>gracieuses parentes auec leurs maris, à fin que la mo(-)<text:line-break/>querie fust espandue par tout, &amp; qu'ils fussent mieux<text:line-break/>vanez, &amp; mesmes pour faire<text:s/>honneur à la nouuelle<text:line-break/><text:span text:style-name="pb">[99]</text:span><text:line-break/>espouse sa parente, l'espouse auec son mary, s'en vint<text:line-break/>en la maison de madame Amorrorisque, où fut faict<text:line-break/>vn tresbeau banquet, &amp; Santolo &amp; Fallalbachio<text:line-break/>s'y trouuerent : &amp; apres souper, Amorrorisque &amp;<text:line-break/>Verdespine desirant que le ieu<text:s/>se descouurist, pour<text:line-break/>se moquer de ces deux bons compagnons, raconte(-)<text:line-break/>rent de poinct en poinct comme la chose estoit pas(-)<text:line-break/>see, &amp; toute la compagnie des hommes &amp; femmes<text:line-break/>se mit à rire à gorge desployee, comme l'on dit, de<text:line-break/>ces deux Regnards, lesquels se voulurent du com(-)<text:line-break/>mencement vn peu facher, &amp; prendre la chieu(-)<text:line-break/>re, au lieu de l'aneau, mais voyans que l'on en ri(-)<text:line-break/>oit encores plus fort, ils s'aduiserent d'en rire<text:line-break/>aussi bien comme les autres, disant qu'il ne se fal(-)<text:line-break/>loit pas emerueiller qu'ils eussent esté trompez &amp;<text:line-break/>deçeuz es bagues &amp; ioyaux, pource qu'ils n'auoyent<text:line-break/>iamais exercé l'art des orféures. Et ainsi toute ce(-)<text:line-break/>ste nuict, fut faicte vne belle veille, à rire &amp; se mo(-)<text:line-break/>quer de Santolo &amp; Fallalbachio, qui furent prins &amp;<text:line-break/><text:soft-page-break/>attrappez en ceste maniere, faisant profession de<text:line-break/>tromper &amp; atraper les autres.</text:p>
      <text:h text:style-name="Titre2" text:outline-level="2">LE CVRE ARLOTTO, POVR<text:line-break/><text:span text:style-name="T2971">donner conseil à un sien pauure parroi</text:span><text:span text:style-name="T2972">&lt;ATTcaractere&gt;</text:span><text:span text:style-name="T2973">ien mal trai(-)</text:span><text:span text:style-name="T2974"><text:line-break/></text:span><text:span text:style-name="T2975">té de sa femme, luy recite la nouuelle d'vn Cordonnier</text:span><text:span text:style-name="T2976"><text:line-break/></text:span><text:span text:style-name="T2977">qui fut au Pont aux Oyes, par le conseil de l'Hermite</text:span><text:span text:style-name="T2978"><text:line-break/></text:span><text:span text:style-name="T2979">de<text:s/></text:span><text:span text:style-name="T2980">Pouille.</text:span></text:h>
      <text:h text:style-name="Titre2" text:outline-level="2"><text:span text:style-name="pb">[n.p.]</text:span><text:line-break/><text:span text:style-name="T2981">novvelle vii.</text:span></text:h>
      <text:p text:style-name="P2982"><text:span text:style-name="T2983">M</text:span>A<text:span text:style-name="T2984">Dame</text:span><text:s/>Florette ayant mis fin à son<text:line-break/>gentil discours, la Royne se tournant<text:line-break/>vers Philon, luy commanda de parler<text:line-break/>pour entretenir la compagnie, &amp; il c(o2)(-)<text:line-break/>mencea incontinent à dire ainsi :</text:p>
      <text:p text:style-name="P2985">Mes Dames ayant par cy deuant ouy parler de<text:line-break/>quelques tours d'Arlotto, qui a esté de son temps vn<text:line-break/>des plus facetieux h(o2)mes de Florence voire de tou(-)<text:line-break/>te l'Italie, ie me suis aduisé de vous raconter sa plai(-)<text:line-break/>sante nouuelle du Pont aux oyes, de laquelle Boc(-)<text:line-break/>cace en son Decameron, a fait<text:s/>recit en la neufiesme<text:line-break/>nouuelle de la neufiesme Iournee, où ie vous ren(-)<text:line-break/>uoye pour aller la voir, à laquelle se rapporte au(-)<text:line-break/>cunement ceste cy de Arlotto, mais elle est deduite<text:line-break/>autrement.</text:p>
      <text:p text:style-name="p">Vous deuez donc sçauoir, qu'vn certain parois(-)<text:line-break/>sien auoit vne<text:s/>des mauuaises testes de femme qui se<text:line-break/>peust trouuer, &amp; la plus endiablee &amp; estrange du<text:line-break/>monde, auec laquelle il n'auoit aucun repos ny pa(-)<text:line-break/>tience, viuant entour d'elle en vn enfer continuel :<text:line-break/>car elle vouloit ce qu'il ne vouloit pas, &amp; ce<text:line-break/>qu'il vouloit, ne<text:s/>luy estoit aucunement plaisant ny<text:line-break/>agreable : de quelque lieu qu'il vint, elle ne fai(-)<text:line-break/>soit que crier à luy, D'où grand Diable viens tu ?<text:line-break/>grand marault, belistre, larron, voleur, yurongne<text:line-break/>&amp; vne infinité d'autres semblables iniures, s'il<text:line-break/>vouloit des naueaux au pot, elle y mettoit des<text:line-break/>choux, s'il vouloit manger des choux, elle y met(-)<text:line-break/>toit des pourreaux, s'il vouloit manger du bœuf,<text:line-break/><text:span text:style-name="pb">[100]</text:span><text:line-break/>el(-)le luy bailloit à manger du lard, quand il la vou(-)<text:line-break/>loit faire aller coucher, elle estoit en place toute<text:line-break/>nuict, &amp;<text:s/>quand il la vouloit faire veiller, elle s'en<text:line-break/>alloit mettre au lict de bonne heure, de maniere<text:line-break/>qu'elle faisoit tout au rebours de la volonté de son<text:line-break/>mary : se monstrant tousiours fort despitee &amp; cour(-)<text:line-break/>roucee, comme vne furie &amp; Megere infernalle.<text:line-break/>Et pour ceste cause le pauure homme qui n'osoit<text:line-break/>quasi souffler deuant elle, viuoit en vne grande pei(-)<text:line-break/><text:soft-page-break/>ne &amp; perplexité, luyne sçachant que faire à la mau(-)<text:line-break/>uaise teste de sa femme, de laquelle il receuoit vn<text:line-break/>tant mauuais &amp; facheux traitement. Et en fin ayant<text:line-break/>pensé &amp; repensé à beaucoup de choses, pour mode(-)<text:line-break/>rer vn peu sa mauuaistié, &amp; voyant que toutes ses<text:line-break/>pensees n'y seruoyent de rien, puis que le flatter,<text:line-break/>l'amadouer, le complaire luy estoit occasion d'vne<text:line-break/>plus grande furie &amp; courroux, Par la mercy Dieu, ie<text:line-break/>n'ay<text:s/>que faire que tu me flates : n'aproche point de<text:line-break/>moy, va t'en à tes affaires, gourmand &amp; telle Ki(-)<text:line-break/>rielle, le bon homme s'aduisa, pour son dernier re(-)<text:line-break/>fuge, d'en parler à son pasteur, le Curé Arlotto,<text:line-break/>auquel il communiqua de point en point toute l'af(-)<text:line-break/>faire, &amp; le bon mesnage qu'ils faisoient sa femme<text:line-break/>&amp; luy, &amp; que nonobstant qu'il s'efforceast de la<text:line-break/>contenter &amp; de la traiter tousiours le plus humai(-)<text:line-break/>nement, qu'il luy estoit possible, elle en faisoit pis,<text:line-break/>&amp; sembloit non à vne femme, mais à vne furie<text:line-break/>d'Enfer. Le bon Arlotto en fut bien faché, &amp; apres<text:line-break/>l'auoir conforté &amp; consolé au mieux qu'il luy fust<text:line-break/>possible, il commencea à luy dire, à propos. Vn<text:line-break/>mien amy Cordonnier estoit autresfois en la peine<text:line-break/>[n.p.]<text:line-break/>que vous estes, &amp; en mesmes termes, auec vne<text:line-break/>sienne femme fort retifue, dedaigneuse &amp; criar(-)<text:line-break/>de, auec laquelle il n'auoit pas seulement vne heu(-)<text:line-break/>re de repos, &amp; estant en ceste facherie &amp; tourment,<text:line-break/>il s'en alla confesser. Le Confesseur fut bien marry<text:line-break/>du mal &amp; desastre de cestuy-cy, &amp; luy dist. Mon<text:line-break/>amy<text:s/>si tu pouuois aller &amp; te transporter en Pouille<text:line-break/>au mont S. Ange, tu y trouuerois vn sainct Hermi(-)<text:line-break/>te, duquel te confessant à luy, tu pourrois auoir quel(-)<text:line-break/>que bon remede, duquel tu te trouuerois fort bi(e2),<text:line-break/>&amp; ne te repentirois d'auoir faict le voyage.<text:s/>Le Cor(-)<text:line-break/>donnier print bien cest aduertissement, &amp; en re(-)<text:line-break/>mercia humblement son pasteur, &amp; puis s'en retour(-)<text:line-break/>na en la maison, &amp; estant pauure, n'ayant le moyen<text:line-break/>de faire ce chemin, il s'en alla trouuer vn sien amy<text:line-break/>riche, &amp; luy ayant raconté le faict de<text:s/>poinct en<text:line-break/>poinct, il le pria instamment de luy prester quel(-)<text:line-break/>que argent, pour faire ce voyage, &amp; qu'il ne feroit<text:line-break/>faulte de le luy rendre, le plustost qu'il luy seroit<text:line-break/>possible : &amp; que ce faisant, il seroit cause d'vn fort<text:line-break/>grand bien, &amp; qu'il luy en seroit à iamais obligé.<text:line-break/>Il fit donc tant à l'endroit de cest amy, qu'ayant<text:line-break/>compassion de son mal, il luy presta ce qu'il vou(-)<text:line-break/>loit, &amp; luy dist. Tu sçais bien, qu'il y a enuiron six<text:line-break/>ans, que mon pere venant à mourir, me laissa riche,<text:line-break/>&amp; sans aucune charge sur<text:s/>les bras, &amp; m'est aduis<text:line-break/>toutesfois que mon bien diminue tous les ans, &amp; ie<text:line-break/><text:soft-page-break/>n'en peux deuiner la cause : ie ne ioue point, ie ne<text:line-break/>suis point subiect à ma bouche, par gourmandise,<text:line-break/>ie n'ay point autre vice en moy, qui me fasse des(-)<text:line-break/>pendre : &amp; toutesfois, ie<text:s/>ne sçay pas que mon bien<text:line-break/><text:span text:style-name="pb">[101]</text:span><text:line-break/>deuient. Quand vous aurez declaré à ce sainct hom(-)<text:line-break/>me vostre affaire, &amp; pourquoy vous l'estes allé trou(-)<text:line-break/>uer de si loing, ie voudrois bien que vous luy de(-)<text:line-break/>mandassiez aussi sur ce conseil pour moy, pour voir<text:line-break/>s'il me pourroit donner quelque suffisant remede à<text:line-break/>mon mal. Le Cordonnier promist à son amy qu'il le<text:line-break/>feroit, &amp; print congé de luy, &amp; s'en retourna de ce<text:line-break/>pas en sa maison, d(o2)ner ordre à ses affaires, pour son<text:line-break/>voyage. Et quand il fut prest de s'en aller, &amp; pren(-)<text:line-break/>dre congé de sa femme, il luy dist qu'il s'en alloit au<text:line-break/>Pardon, elle ne luy voulut iamais toucher la main,<text:line-break/>ains luy tourna le dos, en grondant, &amp; ne luy resp(o2)(-)<text:line-break/>dit sinon de trauers. Ce qui luy donna encore plus<text:line-break/>d'occasion &amp; courage d'entreprendre &amp; parfaire le<text:line-break/>voyage proietté : parquoy il se mit en chemin le plus<text:line-break/>tost qu'il peust, &amp; fit telle diligence, qu'en peu de<text:line-break/>temps il vint en Pouille au lieu sus-nommé : &amp; e(-)<text:line-break/>stant venu deuant le bon homme d'Hermite, il se<text:line-break/>confessa, &amp; luy raconta du tout son accid(e2)t, &amp; mes(-)<text:line-break/>me celuy de l'amy qui luy auoit presté argent pour<text:line-break/>son voyage : &amp; quand il eut acheué de dire tout ce<text:line-break/>qu'il voulut, le preud'homme luy fit telle responce :<text:line-break/>Mon amy, tu diras à ton amy qui est riche, qu'il soit<text:line-break/>tous les matins le premier à<text:s/>se leuer en sa maison, &amp;<text:line-break/>le dernier à se coucher, tant aux champs qu'en la vil(-)<text:line-break/>le, &amp; par ce moyen il cognoistra que son bien ne di(-)<text:line-break/>minuera point. Et quant à ton faict, puis que tu as<text:line-break/>prins si gr(a2)de peine devenir de si loing, ie ne te veux<text:line-break/>pas r'enuoyer sans vn bon &amp; profitable conseil, Va<text:line-break/>t'en au pont aux Oyes, pres de Manfredoine, &amp; fay<text:line-break/>en sorte que tu y sois Ieudy matin, &amp; que tu t'y tien(-)<text:line-break/>nes iusque à midy, &amp; puis tu t'en iras ton chemin :<text:line-break/><text:span text:style-name="pb">[n.p.]</text:span><text:line-break/>&amp; n'y fay faute. Ces remedes &amp; moyens semblerent<text:line-break/>au pauure Cord(o2)nier fort debiles &amp; de peu d'effect :<text:line-break/>&amp; ayant prins, estant assez mal content, congé de<text:line-break/>l'Hermite, il s'achemina droit au port aux Oyes, qui<text:line-break/>estoit sur vn maraiz, où il s'arresta en vne prochaine<text:line-break/>hostellerie, où il fit assez bonne chere att(e2)dant l'heu(-)<text:line-break/>re de Midy, suiuant le conseil du sainct homme : &amp;<text:line-break/>quand elle fut venue, &amp; qu'il fut enuiron My-iour,<text:line-break/>il vid venir plusieurs troupeaux de vaches, auec des<text:line-break/>veaux derriere, que l'on deuoit tuer à la bouche(-)<text:line-break/>rie le Vendredy, pour l'vsage de Manfredoine, se(-)<text:line-break/>lon la coustume, &amp; quand elles furent arriuees au<text:line-break/><text:soft-page-break/>pont, elles ne vouloient point passer en sorte quel(-)<text:line-break/>conque. Parquoy ceux-là qui les menoient, les<text:line-break/>piquoyent tant qu'il pouuoient, en criant, auec des<text:line-break/>esguillons fort poignans entre les cuisses &amp; par<text:line-break/>tout le corps, &amp; picquerent bien tant ces bestes,<text:line-break/>que finalement estans toutes en sang, elles passe(-)<text:line-break/>rent le dict pont : &amp; ainsi en faict-on tous les iours<text:line-break/>de Ieudy. Le Cordonnier voyant &amp; apperce(-)<text:line-break/>uant à ceste heure là que l'obstination des vaches<text:line-break/>auoit esté vaincue par la force des esguillons des<text:line-break/>Bouuiers, dit. Certainement l'Hermite m'a bien<text:line-break/>conseillé &amp; admonnesté de venir icy, où i'ay aprins<text:line-break/>c(o2)me ie me dois porter pour gaigner &amp; surmon(-)<text:line-break/>ter l'obstination de ma mauuaise teste de femme :<text:line-break/>&amp; de ce pas il s'en alla à vne forge, &amp; achepta cinq<text:line-break/>de ces esguillons, &amp; puis s'en retourna bien fort<text:line-break/>ioyeux en sa maison, pensant en chemin, qu'à<text:line-break/>cause de sa longue demeure &amp; absence, sa femme<text:line-break/>se seroit parauanture recogneuë, &amp; luy feroit meil(-)<text:line-break/>leure chere que de coustume. Mais quand il fut<text:line-break/><text:span text:style-name="pb">[102]</text:span><text:line-break/>arriué, au lieu des caresses, sa femme selon sa cou(-)<text:line-break/>stume, n'estant aucunement amendee, mais plus(-)<text:line-break/>tost empiree, commença à le regarder de trauers,<text:line-break/>&amp; à l'iniurier, luy tenant plusieurs vilaines &amp; des(-)<text:line-break/>honnestes parolles. Et pour ceste heure là prenant<text:line-break/>patience, il s'en alla trouuer son amy qui luy feit<text:line-break/>grande caresse, &amp; luy raconta gayement tout ce<text:line-break/>qui luy estoit aduenu, &amp; les conseils de l'Hermite,<text:line-break/>&amp; pour lors l'amy riche ne sçeut deuiner qu'em(-)<text:line-break/>portoit la responce faicte à sa demande. Et apres<text:line-break/>plusieurs propos tenus entre l'vn &amp; l'autre, ils se<text:line-break/>retirerent chacun en son logis. Le Cordonnier<text:line-break/>estant retourné le soir en sa maison, dist à sa fem(-)<text:line-break/>me : as tu mis cuire la chair laquelle ie t'ay ap(-)<text:line-break/>portee ? Elle respondit en barbottant, I'en ay<text:line-break/>bien affaire : que ne l'as tu mise toy-mesme. Le<text:line-break/>mary pour lors eut patience, &amp; souppa le mieulx<text:line-break/>qu'il peust, ayant accommodé vn de ces esguil(-)<text:line-break/>lons sur vn gros baston, il dit à sa femme : Va t'en<text:line-break/>coucher : &amp; elle luy respondit, Ie n'ay pas enuie<text:line-break/>de dormir, &amp; ne veux pas me coucher encore : Va<text:line-break/>t'y en toy-mesmes si tu veux. Le mary sans dire au(-)<text:line-break/>tre chose, s'approcha d'elle, &amp; l'estrilla bien auec<text:line-break/>l'esguillon entre les cuisses, de maniere que le sang<text:line-break/>en decouloit : elle crioit tant qu'elle pouuoit en se<text:line-break/>plaignant : mais en despit qu'elle en eust, ayant<text:line-break/>esté tres-bien frottee &amp; espoinçonnee, force luy fut<text:line-break/>de s'en aller coucher : Le matin le Cordonnier luy<text:line-break/>dit : Debout leue toy, elle respondit : Tu m'as<text:s/>tuee,<text:line-break/><text:soft-page-break/>ie ne me peux leuer, il n'est possible que ie me puisse<text:line-break/>remuer d'icy : mais aussi tost qu'elle vid son mary<text:line-break/>pr(e2)dre l'esguillon, elle se leua soudain, &amp; en peu de<text:line-break/>[n.p.]<text:line-break/>temps elle deuint tant humaine &amp; traictable (Dieu<text:line-break/>mercy &amp; le bon conseil de l'Hermite de Pouille)<text:line-break/>qu'il ne fut de là en auant besoing de la battre &amp; es(-)<text:line-break/>guillonner, pour vaincre son obstination. Ainsi ie te<text:line-break/>dy, adiousta Arlotto, que tu dois faire ton profit de<text:line-break/>ce que tu as ouy. Aprens, aprens du Cordonnier vne<text:line-break/>si bonne recepte :<text:s/>pique, esguill(o2)ne, &amp; la chastie auec<text:line-break/>le baston ou auec vn des esguillons du pont aux<text:line-break/>Oyes : &amp; tu verras que ta femme que tu dis estre t(a2)t<text:line-break/>furieuse &amp; reuesche, changera bi(e2) de naturel, &amp; de(-)<text:line-break/>uiendra plus douce qu'vn mouton, &amp; souple, au ma(-)<text:line-break/>nier comme vn gand. Le pauure parroissien se sent(a2)t<text:line-break/>bien allegé, sien alla apres auoir humblem(e2)t remer(-)<text:line-break/>cié Arlotto, &amp; n'oublia point ce bon conseil. Le ieu(-)<text:line-break/>ne homme amy qui estoit riche, &amp; auoit presté ar(-)<text:line-break/>gent au Cordonnier, comme a esté dict cy dessus,<text:line-break/>commença, suiuant le conseil de l'Hermite, à veiller<text:line-break/>le soir, sans faire semblant de rien, &amp; prenant gar(-)<text:line-break/>de à son mesnage : &amp; vit que le seruiteur prenoit &amp;<text:line-break/>desroboit des flascons d'huile, &amp; de vin : &amp; la cham(-)<text:line-break/>briere vn minot de farine : &amp;<text:s/>cachoyent tout. Il se<text:line-break/>leua de bon matin, &amp; apperçeut la seruante &amp; le gar(-)<text:line-break/>çon qui emportoyent hors de la maison, le bi(e2) qu'ils<text:line-break/>auoyent desrobé le soir de deuant. A ceste cause, le<text:line-break/>ieune h(o2)me riche c(o2)siderant cela, dit en soy mesme.<text:line-break/>Vrayement cest Hermite est prud(e2)t &amp; sage, qui m'a<text:line-break/>faict aduiser par mon amy le Cordonnier d'vn bon<text:line-break/>conseil : &amp; ayant chassé ses seruiteurs, il fut depuis<text:line-break/>tousiours songneux de veiller sur son mesnage, &amp; en<text:line-break/>peu de t(e2)ps, assembla vne grande richesse. Le pauure<text:line-break/>Parroissien ce-pendant s'en alla tout ioyeux, delibe(-)<text:line-break/>ré, suiuant le conseil d'Arlotto, de faire comme le<text:line-break/><text:span text:style-name="pb">[68]</text:span><text:line-break/>pauure Cordonnier auoit faict : &amp; n'y fallit point, &amp;<text:line-break/>s'en trouua le mieux du monde.</text:p>
      <text:h text:style-name="Titre2" text:outline-level="2">ARLOTTO ESTANT ALLE AVEC<text:line-break/><text:span text:style-name="T2986">un Gentil-homme disner en la maison<text:s/></text:span><text:span text:style-name="T2987">du Cardinal de</text:span><text:span text:style-name="T2988"><text:line-break/></text:span><text:span text:style-name="T2989">Pauie, fut picqué par ledict Sieur Cardinal : &amp; Arlot(-)</text:span><text:span text:style-name="T2990"><text:line-break/></text:span><text:span text:style-name="T2991">to le luy rendit bien verd, en le faisant taire tout coy, de</text:span><text:span text:style-name="T2992"><text:line-break/></text:span><text:span text:style-name="T2993">honte qu'il en eut.</text:span></text:h>
      <text:h text:style-name="P2994" text:outline-level="2">nouvvelle viii.</text:h>
      <text:p text:style-name="P2995"><text:span text:style-name="T2996">L</text:span>A Reine voyant qu'il estoit temps de<text:line-break/>commencer la sienne, dit. Ie ne doute<text:line-break/>pas que Philon n'ait recité ceste nou(-)<text:line-break/><text:soft-page-break/>uelle, pour nous picquer : mais c'est<text:line-break/>tout vn : &amp; pour luy m(o2)strer que nous<text:line-break/>ne nous soucions gueres de tout ce qu'il sçauroit di(-)<text:line-break/>re contre nous, en passant, ioinct que parauanture,<text:line-break/>il ne touche que les facheuses, obstinees &amp; reues(-)<text:line-break/>ches, i'en veux alleguer vn autre du mesme Auteur,<text:line-break/>non pour me venger, ny faicte contre vous autres<text:line-break/>hommes, sachant qu'il ne faut pas rendre mal, pour<text:line-break/>mal, pour viure en bons Chrestiens, mais pource<text:line-break/>qu'il me semble que ce qui est prins d'vn tel autheur<text:line-break/>tant facetieux, n'est pas de mauuaise grace. Ie vous<text:line-break/>reciteray donc, s'il vous plaist, comme il poignit ou<text:line-break/>picqua le Cardinal de Pauie, qui luy auoit donné vn<text:line-break/>broquard, &amp; l'auoit picqué.</text:p>
      <text:p text:style-name="P2997">L'An du Iubile, mil quatre cens soixante &amp; quin(-)<text:line-break/>ze, ainsi que le Curé Arlotto estoit à Rome, en la<text:line-break/>maison du Sieur Faulcon Sinibaldi, tresnoble Ro(-)<text:line-break/>main, il s'en alla vn matin, quant &amp; le Gentil-h(o2)me,<text:line-break/>[n.p.]<text:line-break/>disner auec le Cardinal de Pauie, lequel ayant enten(-)<text:line-break/>du qui estoit Arlotto, luy demanda en disnant s'il le<text:line-break/>cognoissoit : le Curé à ceste heure là luy fit respon(-)<text:line-break/>ce qu'il ne l'auoit iamais veu ailleurs, qu'il se sou(-)<text:line-break/>uint, &amp; qu'il le cognoissoit seulement par renom(-)<text:line-break/>mee. Apres disner, &amp; sur la fin d'iceluy, on vint<text:line-break/>à deuiser de diuerses choses, de maniere qu'Arlot(-)<text:line-break/>to vint dire, qu'il viuoit plus content &amp; ioyeux que<text:line-break/>ne faisoit pas le Cardinal, pource qu'il s'estoit tous(-)<text:line-break/>iours contenté de son degré, encores qu'il fust vn<text:line-break/>pauure Prestre qui n'auoit iamais pourchassé autre<text:line-break/>benefice que sa Cure de S. Cresci, &amp; qu'il n'auoit<text:line-break/>augm(e2)té ny diminué son reuenu, qu'il n'auoit point<text:line-break/>de procez, que personne ne luy demandoit rien, &amp;<text:line-break/>qu'il ne demandoit rien aussi à personne : mais<text:line-break/>qu'il n'en aduenoit pas ainsi au Cardinal, lequel e(-)<text:line-break/>stoit monté de degré en degré à cest honneur &amp; di(-)<text:line-break/>gnité de Cardinal : &amp; qu'il n'estoit pas encore con(-)<text:line-break/>tent de cela, &amp; que volontiers il seroit &amp; voudroit<text:line-break/>estre Pape. Le Cardinal dit à ceste heure là : Sçauez<text:line-break/>vous pas pourquoy tant de choses que vous auez<text:line-break/>dict sont de vous, pource que vous vous estes ser(-)<text:line-break/>uy, &amp; auez allegué toutes les raisons de vostre co(-)<text:line-break/>sté, sans alleguer les miennes. Arlotto entendit<text:line-break/>incontinent Monsieur le Cardinal, &amp; dist : Mon(-)<text:line-break/>seigneur, ie creuerois si ie ne vous racontois tout<text:line-break/>presentement vne nouuelle. Du temps que i'e(-)<text:line-break/>stois en Flandres, vous deuez sçauoit que furent<text:line-break/>faictes des nopces, esquelles ie me trouuay, pour(-)<text:line-break/>ce que l'on me fit cest honneur de m'y inuiter &amp;<text:line-break/>semondre : &amp; selon la coustume de ces pays là, y<text:line-break/><text:soft-page-break/>vindrent plusieurs<text:s/>ieunes hommes vestus de liuree<text:line-break/><text:span text:style-name="pb">[104]</text:span><text:line-break/>auec des botines ou brodequins rouges ou d'incar(-)<text:line-break/>nat, &amp; y en auoit vn qui auoit vn brodequin rom(-)<text:line-break/>pu, &amp; r'accoustré sur sa iambe par le Cordonnier,<text:line-break/>en le luy chaussant : &amp; pource qu'il s'en saschoit &amp;<text:line-break/>scandalisoit, l'artisant luy auoit dit qu'il ne se sou(-)<text:line-break/>ciast point de cela, &amp; que personne ne cognoistroit<text:line-break/>que son brodequin fust racoustré, si n'estoit quel(-)<text:line-break/>qu'vn de son art qui l'apperceust d'auanture ainsi<text:line-break/>rompu &amp; r'habillé. Entre ces ieunes hommes estoit<text:line-break/>d'auanture le fils d'vn Cordonnier, qui estoit dece(-)<text:line-break/>dé, lequel pour auoir beaucoup trauaillé en son<text:line-break/>t(e2)ps, auoir laissé son fils fort riche : à raison dequoy<text:line-break/>ne se souciant ny de Sainct Crespin, ny de formes<text:line-break/>ny de souliers, il ne faisoit autre chose que<text:s/>des(-)<text:line-break/>pendre, &amp; hantoit les Gentils-hommes. Cestui(-)<text:line-break/>cy estant assis aupres de celuy au brodequin recou(-)<text:line-break/>su, y prenant garde s'en apperceut, &amp; commença<text:line-break/>à se mocquer de luy, disant qu'il s'esbahissoit qu'il<text:line-break/>n'auoit honte d'estre aux nopces, &amp; danser auec<text:line-break/>des brodequins racoustrez &amp; recousus. Parquoy<text:line-break/>le ieune homme s'estant grandement courroucé, re(-)<text:line-break/>spondit à ceste heure là : Le Cordonnier qui m'a<text:line-break/>chaussé m'a bien dit que personne ne le cognoistroit<text:line-break/>&amp; ne verroit que mon brodequin est descousu &amp;<text:line-break/>rhabillé, s'il n'estoit vn sauetier comme vous. Le<text:line-break/>Cardinal entendit bien le broquard, &amp; estant hon(-)<text:line-break/>teux, il entra incontinent en autres propos sans fai(-)<text:line-break/>re semblant de rien, &amp; n'y eut autre que monsieur<text:line-break/>le Cardinal qui entendist à quelle fin Arlotto auoit<text:line-break/>dict cela. Et apres tous ces deuis, le Seigneur Faulc(o2)<text:line-break/>qui se souuenoit de ce discours d'Arlotto, &amp; ne sça(-)<text:line-break/>uoit ce qu'il vouloit dire &amp; inferer par iceluy, c(o2)me<text:line-break/><text:span text:style-name="pb">[n.p.]</text:span><text:line-break/>vn Gentil-homme curieux d'entendre ce qu'il ne<text:line-break/>sçauoit ny pouuoit comprendre, s'en retournant &amp;<text:line-break/>ayant prins congé de monsieur le Cardinal de Pauie<text:line-break/>qui auoit eu son cas, demanda en chemin à Arloto<text:line-break/>ce qu'il auoit voulu signifier par le conte qu'il auoit<text:line-break/>faict en disnant. Arlotto pour contenter vn tant h(o2)(-)<text:line-break/>neste Gentil-homme, luy dit<text:s/>à ceste heure là : Le<text:line-break/>Cardinal m'ayant demandé premierement si ie le<text:line-break/>cognoissois, i'ay respondu par vne modestie que n(o2),<text:line-break/>&amp; pour l'h(o2)neur d'iceluy : car ie le cognois il y a plus<text:line-break/>de trente ans, &amp; luy eusse bien peu dire où &amp; com(-)<text:line-break/>ment : mais ie me<text:s/>suis teu &amp; tenu coy, pour ne luy ra(-)<text:line-break/>menteuoir ses calamitez, &amp; comme ie l'auois veu al(-)<text:line-break/>ler auec des sabots, ou escarpins de bois, &amp; auec des<text:line-break/>habillemens repetassez sur luy : &amp; pourtant ay-ie dict<text:line-break/><text:soft-page-break/>que ie ne l'ay cogneu, mais il a faict le contraire en<text:line-break/>mon endroit, &amp; m'a donné vn coup de baston sur le<text:line-break/>visage, me disant que i'auois retourné les raisons de<text:line-break/>mon costé, à sçauoir retourné le manteau. Et lors le<text:line-break/>seigneur Faulçon trouuant qu'Arloto estoit d'esprit<text:line-break/>fort subtil, en fit plus grand cas &amp; estime que deu(a2)t.</text:p>
      <text:h text:style-name="Titre2" text:outline-level="2">SIRE PIERRE AYANT VNE<text:line-break/><text:span text:style-name="T2998">mauuaise femme fort testae, s'en va au conseil d'vn</text:span><text:span text:style-name="T2999"><text:line-break/></text:span><text:span text:style-name="T3000">Cordelier sien amy, qui allegue à sa femme l'histoire &amp;</text:span><text:span text:style-name="T3001"><text:line-break/></text:span><text:span text:style-name="T3002">exemple d'vne autre femme te stue, &amp; Catherine fem(-)</text:span><text:span text:style-name="T3003"><text:line-break/></text:span><text:span text:style-name="T3004">me dudict Pierre, ne deuient meilleure, sans l'huile de</text:span><text:span text:style-name="T3005"><text:line-break/></text:span><text:span text:style-name="T3006">cott</text:span><text:span text:style-name="T3007">eret, dont elle est oincte pour l'adoucir.</text:span></text:h>
      <text:h text:style-name="P3008" text:outline-level="2">Novvelle ix.</text:h>
      <text:p text:style-name="p"><text:span text:style-name="pb">[105]</text:span></text:p>
      <text:p text:style-name="P3009"><text:span text:style-name="T3010">O</text:span><text:span text:style-name="T3011">Vand</text:span><text:s/>le Royne eut mis fin à sa nouuel(-)<text:line-break/>le, elle fit signe à Sisimbre à fin de dire la<text:line-break/>sienne, &amp; quand chacun eut loüé la subti(-)<text:line-break/>lité de ce Curé Arlotto, il comm(e2)ça à dire<text:line-break/>ainsi. I'ay encore en memoire la nouuelle recitee<text:line-break/>par le seigneur Phil(o2), qui estoit pour reprimer l'ob(-)<text:line-break/>stination des mauuaises femmes par le moyen des<text:line-break/>esguill(o2)s du pont aux Oyes. Ie vo(us) veux reciter vne<text:line-break/>nouuelle de mesme sujet, &amp; par quel moy(e2) vn Cor(-)<text:line-break/>delier reprima l'obstination &amp; mauuaistié d'vne<text:line-break/>femme.</text:p>
      <text:p text:style-name="p">Il n'y a pas longtemps qu'il y auoit à Tours vn<text:line-break/>homme de mediocre qualité, du nombre de ceux-là<text:line-break/>qui sont maistres apres leurs femmes, &amp; auquel tou(-)<text:line-break/>tesfois il faisoit bien mal d'estre c(o2)mandé, voy(a2)t t(a2)t<text:line-break/>d'autres qui commandoient. Et ce qui luy estoit en(-)<text:line-break/>core plus fascheux quand il se trouuoit en c(o2)pagnie,<text:line-break/>il n'y auoit homme qui ne luy iettast vn lard(o2), &amp; ne<text:line-break/>luy donnast quelque attainte de sa bestise, disant que<text:line-break/>il n'estoit pas seant,<text:s/>&amp; que c'estoit vn grand desh(o2)(-)<text:line-break/>neur que le coq fist la poule. Autres disoient expres(-)<text:line-break/>sément pour l'amour de luy mille autres follies, &amp;<text:line-break/>alleguoient ces beaux vers tant communs.</text:p>
      <text:p text:style-name="P3012">Ne laisse à ta femme pour rien</text:p>
      <text:p text:style-name="P3013">Mettre son pied dessus le tien,</text:p>
      <text:p text:style-name="P3014">Le<text:s/>lendemain la faulse beste</text:p>
      <text:p text:style-name="P3015">Le voudroit mettre sur ta teste.</text:p>
      <text:p text:style-name="p">Ce qui estoit tant fascheux à ce pauure mary, que si<text:line-break/>on luy eust donné vn coup de poignard, il n'eust pas<text:line-break/>esté tant outré. Et ne sçach(a2)t que faire pour s'exem(-)<text:line-break/>pter de ceste moquerie &amp; deshonneur, se souuenant<text:line-break/>qu'il auoit familier accez à vn religieux de l'ordre de<text:line-break/><text:span text:style-name="pb">[n.p.]</text:span><text:line-break/>S. François, qui estoit mesmes en sa maison, &amp; y a(-)<text:line-break/><text:soft-page-break/>uoit maintesfois beu &amp; mangé, il s'aduisa d'aller le<text:line-break/>trouuer en son conuent pour se descharger à luy de<text:line-break/>cest affaire &amp; fardeau qui luy pesoit tant sur les es(-)<text:line-break/>paules, pour veoir s'il luy donneroit quelque bon<text:line-break/>conseil, à fin d'y pouuoir remedier en quelque sorte,,<text:line-break/>&amp; ch(a2)ger sa femme laquelle estoit tant fantastique<text:line-break/>&amp; testue, que l'on ne pouuoit durer auec elle, &amp;<text:line-break/>mesmes estoit poussee à ceste obstination par sa me(-)<text:line-break/>re. Il s'en alla donc voir le Cordelier, qu'il trouua<text:line-break/>en sa petite chambre disant ses heures, &amp; luy com(-)<text:line-break/>muniqua toute son affaire d'vn bout à autre, auec la<text:line-break/>honte qu'il en receuoit ordinairement en bonne c(o2)(-)<text:line-break/>pagnie où il se trouuoit aucunesfois, &amp; le pria affe(-)<text:line-break/>ctueusement, luy donner en ce cas quelque conseil<text:line-break/>&amp; moy(e2) de se gouuerner, en sorte que tousiours ne<text:line-break/>luy fust force de viure en ceste peine &amp; enfer. Apres<text:line-break/>que le Cordelier qui luy portoit vne<text:s/>singuliere affe(-)<text:line-break/>ction eust escouté tout ce qu'il voulut luy dire, il luy<text:line-break/>respondit, Mon amy, ie suis bien fasché de vostre<text:line-break/>mal, &amp; volontiers y voudrois remedier &amp; pour(-)<text:line-break/>uoir s'il m'estoit possible par quelque bon conseil :<text:line-break/>mais ie ne sçay pas que vous conseiller en ce cas : car<text:line-break/>ie n'ay point de femme : toutesfois par charité ie<text:line-break/>m'en iray demain en vostre maison, &amp; feray par pa(-)<text:line-break/>rolles tout ce qu'il me fera possible, afin de vous se(-)<text:line-break/>courir. Ce pendant ie vous aduise d'vser de la ver(-)<text:line-break/>tu de patience, comme sage que ie croy que vous<text:line-break/>soyez. Ayant dict cela, le Cordelier le recomman(-)<text:line-break/>da à Dieu, &amp; le r'enuoya, pource qu'à ceste heure là<text:line-break/>vint vn Nouice le querir de la part du beaupere Gar(-)<text:line-break/>dien du Conuent. Le pauure mary donc s'en alla, &amp;<text:line-break/><text:span text:style-name="pb">[106]</text:span><text:line-break/>se<text:s/>recommandant à luy, le pria d'auoir souuenance<text:line-break/>de ses affaires. Le Beau-pere ne faillit point d'aller<text:line-break/>le lendemain en la maison du Sire Pierre (qui estoit<text:line-break/>le nom du pauure martyr de mary) où ayant faict<text:line-break/>quelque petite &amp; honneste colation, entrant de pro(-)<text:line-break/>pos en autre, pour venir au po(i2)ct, il fit à ceste femme<text:line-break/>nommee Catherine, vn long sermon &amp; remonstr(a2)(-)<text:line-break/>ce, pour penser par ce moyen gaigner son obstina(-)<text:line-break/>tion &amp; mauuaise teste, à fin que le sire Pierre son<text:line-break/>amy receust d'elle à l'aduenir meilleur traictement<text:line-break/>qu'il n'auoit eu par le passé : &amp; puis adiousta à toutes<text:line-break/>ses remonstrances &amp; saincts aduertissements, tou(-)<text:line-break/>chant l'obeïssance que la femme doit au mary, alle(-)<text:line-break/>guant sur ce le texte formel de l'Escripture saincte,<text:line-break/>pour vne plus grande approbation de son dire, il ad(-)<text:line-break/>iousta dy-ie cecy, Catherine ma fille, tu sçais que<text:line-break/>tout ce que ie te dis est pour ton deuoir &amp; pour le sa(-)<text:line-break/>lut de ton ame, &amp; que faisant comme ie t'aduerty,<text:line-break/><text:soft-page-break/>tu obeïras à la volonté de Dieu, qui veut &amp; c(o2)man(-)<text:line-break/>de que la femme soit en toute honnesteté subie(-)<text:line-break/>cte au mary, qui est le chef. Garde bien qu'il ne<text:line-break/>t'aduienne comme à vne autre mal conseillee de sa<text:line-break/>mere, laquelle ne voulut point obeïr à son mary.<text:line-break/>Car ce mary achepta vn iour des œufs, &amp; elle en<text:line-break/>fut tant faschee &amp; irritee que toute la iournee el(-)<text:line-break/>le ne fist autre chose que crier, &amp; tempester par<text:line-break/>la maison. Le mary voyant qu'elle auoit trouué<text:line-break/>mauuais cest achapt, pour vaincre &amp; d(o2)pter son ob(-)<text:line-break/>stination, fut long temps qu'on ne mangeoit en sa<text:line-break/>maison autre chose que des œufs cuicts en diuerses<text:line-break/>manieres : &amp; elle par despit, estant conseillee à ce fai(-)<text:line-break/>re, par sa mere, n'en voulut iamais manger : &amp;<text:line-break/><text:span text:style-name="pb">[n.p.]</text:span><text:line-break/>co(-)mme elle en fist tousiours la mine &amp; vn merueilleux<text:line-break/>groin, sa mere luy conseilla de faire semblant d'estre<text:line-break/>malade : &amp; ainsi s'estant allee coucher, elle dist que<text:line-break/>les œufs estoient cause de sa maladie. Le mary ne<text:line-break/>faisant pas semblant de sçauoir la cause de la ma(-)<text:line-break/>ladie, fit venir le Medecin, &amp; deuant que le me(-)<text:line-break/>ner vers sa femme, il l'aduertit du faict, &amp; com(-)<text:line-break/>me par obstination sa femme faisoit de la malade, &amp;<text:line-break/>le prioit de luy dire, en luy maniant le pouls, que si<text:line-break/>elle vouloit recouurer santé &amp; guarison, il estoit be(-)<text:line-break/>soing qu'elle mangeast des œufs &amp; non autre cho(-)<text:line-break/>se. Ce qu'il fit, &amp; apres luy auoir<text:s/>tasté le pouls, ve(-)<text:line-break/>nant au regime des œufs qu'il luy ordonna, Dieu<text:line-break/>sçait de quel œil elle regarda monsieur le Medecin,<text:line-break/>qu'elle eust bien renuoyé si elle eust osé, tant elle<text:line-break/>estoit malicieuse : mais laissons tout cela à part. Ce(-)<text:line-break/>ste ordonnance ne seruit de rien, ny tout ce que le<text:line-break/>mary sçeut faire : car estant vaincue de follie &amp; ob(-)<text:line-break/>stination, elle n'en voulut iamais manger, ny pour<text:line-break/>prieres qu'on luy fist, ny par menaces : &amp; deuenant<text:line-break/>pire de iour en iour, en fin elle fit semblant d'estre<text:line-break/>morte. Le mary aussi fit semblant de le croire, &amp; ay(a2)t<text:line-break/>faict venir les cierges, torches, par(e2)s &amp; les prestres,<text:line-break/>il commanda qu'elle fust portee en terre, &amp; qu'on<text:line-break/>l'enfeuelist : &amp; ceste mauuaise femme ne voulant<text:line-break/>encores croire son mary, qui se baissoit souuent, &amp;<text:line-break/>luy disoit tout bellement en l'aureille : Mange des<text:line-break/>œufs, autrement tu te repentiras. Elle fut empor(-)<text:line-break/>tee &amp; mise en la fosse auec quelque honneste con(-)<text:line-break/>uoy &amp; pompe funebre, selon son estat : mais<text:line-break/>quand chacun fust party, &amp; qu'elle se sentit pren(-)<text:line-break/>dre<text:s/>par les fossoyeurs qui la vouloient mettre en<text:line-break/><text:span text:style-name="pb">[107]</text:span><text:line-break/>terre, elle s'escria &amp; dist. Ie m(a2)geray des œufs, ne me<text:line-break/>mettez po(i2)t en ceste sepulture là bas. Celuy qui l'a(-)<text:line-break/><text:soft-page-break/>uoit prinse est(a2)t tout espouuanté, la ietta incontin(e2)t<text:line-break/>en la sepulture, &amp; ayant<text:s/>vne grande peur il dit : Ie te<text:line-break/>garderay bien de me manger, &amp; auec la pierre fer(-)<text:line-break/>ma la fosse, &amp; s'en alla. Quand la mere qui auoit<text:line-break/>donné ce beau conseil à sa fille, veid que c'estoit<text:line-break/>à bon escient, &amp; que l'on auoit ensepuely &amp; mis<text:line-break/>en terre celle à qui l'obstination &amp; mauuaise te(-)<text:line-break/>ste cousta la vie, y voulut remedier, mais c'estoit<text:line-break/>trop tard, &amp; s'en alla promptement pour la tirer<text:line-break/>du sepulchre : mais elle trouua qu'à cause du coup<text:line-break/>qu'elle donna contre terre quand le fossoieur la iet(-)<text:line-break/>ta, à cause de la<text:s/>peur &amp; puanteur du lieu, elle estoit<text:line-break/>déja morte. Ainsi ma fille aduisebien qu'il ne t'en<text:line-break/>aduienne autant, &amp; regarde que tes folies ne te cau(-)<text:line-break/>sent quelque malencontre comme à ceste là, ou en(-)<text:line-break/>core pire. Catherine plus irritee que deuant de telles<text:line-break/>remonstrances du Beau-pere, luy dist : Beau-pere,<text:line-break/>ie ne sçay qui vous a icy amené pour me tenir tels<text:line-break/>propos : ie ne suis pas t(a2)t obstinee &amp; testue que vous<text:line-break/>pensez : mon mary vous a il faict entendre que ie le<text:line-break/>sois ? si ie le sçauois, ce ne seroit pas tout vn, ie l'en<text:line-break/>ferois repentir. Le Beau-pere voyant que toutes ses<text:line-break/>remonstrances &amp; exemples ne seruoient de rien, se<text:line-break/>teust &amp; dit seulement qu'elle pensast bien à ce qu'il<text:line-break/>luy auoit dict : &amp; quand il s'en fut allé, elle se mist de<text:line-break/>plus belle à crier contre son mary, l'appellant traistre<text:line-break/>&amp; meschant, &amp; que ce n'estoit pas le faict d'vn h(o2)(-)<text:line-break/>me de bien. Auc(u2)s disent que le pauure Pierre voy(a2)t<text:line-break/>que les douces paroles ne seruoient de rien, ny les<text:line-break/>sainctes remonstrances des Beau-peres pour<text:line-break/><text:span text:style-name="pb">[n.p.]</text:span><text:line-break/>adou(-)cir sa<text:s/>femme, eut recours à l'huile de cotteret, duquel<text:line-break/>il commeça à l'oindre, ayant d'auanture ouy faire le<text:line-break/>conte du pont aux Oyes, &amp; se seru(a2)t de la recepte de<text:line-break/>l'Hermite de Pouille, cy deuant mentionnee, com(-)<text:line-break/>me vous auez ouy, non sans grand plaisir &amp; recrea(-)<text:line-break/>tion de toute ceste notable &amp; bonne compagnie.</text:p>
      <text:h text:style-name="Titre2" text:outline-level="2">LE CVRE ARLOTTO IMPOR(-)<text:line-break/><text:span text:style-name="T3016">tuné d'vn debte, par legarçon &amp; facteur d'vn Drap(-)</text:span><text:span text:style-name="T3017"><text:line-break/></text:span><text:span text:style-name="T3018">pier, trouue finement le moyen de s'en desfaire, &amp; faict</text:span><text:span text:style-name="T3019"><text:line-break/></text:span><text:span text:style-name="T3020">bien battre &amp; froter le facteur, faisant croire à l'Ab(-)</text:span><text:span text:style-name="T3021"><text:line-break/></text:span><text:span text:style-name="T3022">bé &amp; moyn</text:span><text:span text:style-name="T3023">es du mont S. Miniat, qu'il estoit demonia(-)</text:span><text:span text:style-name="T3024"><text:line-break/></text:span><text:span text:style-name="T3025">que &amp; possedé du diable.</text:span></text:h>
      <text:h text:style-name="P3026" text:outline-level="2">Novvelle x.</text:h>
      <text:p text:style-name="P3027"><text:span text:style-name="T3028">L</text:span>Es h(o2)mes rirent tout leur saoul, &amp;<text:s/>de<text:line-break/>la malice &amp; folie de celle qui ayma<text:line-break/>mieux mourir (q2) de manger des œufs,<text:line-break/>&amp; de l'obstination de Catherine qui<text:line-break/><text:soft-page-break/>ne fit autre cas des remonstrances du<text:line-break/>Beau-pere : &amp; les Damoiselles n'en faisoient pas au(-)<text:line-break/>tre semblant, quand la Royne voyant qu'il n'y auoit<text:line-break/>plus (q2) Lisa à conter la sienne, luy fit signe qu'elle re(-)<text:line-break/>c(o2)m(e2)çast à parler, ce qu'elle fit d'aut(a2)t plus soudain<text:line-break/>&amp; promptem(e2)t, qu'elle desiroit faire cesser les risees<text:line-break/>des h(o2)mes qui tenoient les pauures femmes sur les<text:line-break/>r(e2)gs : vray<text:s/>est qu'elles ne s'en sentoi(e2)t autrem(e2)t inte(-)<text:line-break/>ressees, ne se p(e2)s(a2)s du n(o2)bre de celles qui s(o2)t tesiues<text:line-break/>&amp; endiablees : Ainsi d(o2)celle c(o2)mença en ceste sorte.</text:p>
      <text:p text:style-name="p">Pour changer vn peu de matiere, messieurs, d'au(-)<text:line-break/>tant que ie sçay bien que la diuersité est fort<text:line-break/><text:span text:style-name="pb">[108]</text:span><text:line-break/>aggrea(-)ble, ie vous veux raconter comme le Curé Arlotto<text:line-break/>Florentin, fit mettre le chef de monsieur S. Miniat<text:line-break/>Euesque de Florence sur la teste d'vn certain rece(-)<text:line-break/>ueur qui luy demandoit argent, comme sur vn de(-)<text:line-break/>moniaque possedé de l'esprit maling.</text:p>
      <text:p text:style-name="p">Il y auoit à Florence vn pauure Gentil-homme<text:line-break/>Florentin (tres-grand amy du Curé Arlotto) qui<text:line-break/>auoit treize enfans, tant fils que filles. Cestuy-cy<text:line-break/>contrainct par la necessité acheta à credit d'vn<text:line-break/>marchand de draps, deux pieces de draps, l'vne<text:line-break/>pour habiller sa famille, qui estoit nuë, l'autre<text:line-break/>pour en faire argent : &amp; le Curé qui auoit accou(-)<text:line-break/>stumé le secourir aucunesfois de bled &amp; farine,<text:line-break/>aucunes fois d'argent, luy seruit de caution,<text:line-break/>n'ayant autres qui voulussent respondre pour luy,<text:line-break/>&amp; promit payer dedans vn an &amp; demy, au cas<text:line-break/>que le Gentil-homme ne le payast. Le Curé &amp; l'a(-)<text:line-break/>cheteur cogneurent bien à ceste heure-là que les<text:line-break/>draps auoient esté vendus la moitié plus qu'ils ne<text:line-break/>valoient : mais n'y pouuans rien faire, &amp; contrains<text:line-break/>par la necessité, ils eurent patience, &amp; n'en di(-)<text:line-break/>rent mot. Quelque peu de mois apres, le pauure<text:line-break/>Gentil-homme vint à mourir : dequoy le Curé fut<text:line-break/>fort desplaisant, tant pource qu'il perdoit cest amy,<text:line-break/>que pour l'amour des enfans qui estoient demeurez<text:line-break/>pauures. Ce pendant le terme du payement vint, &amp;<text:line-break/>le Drappier ne tarda point d'enuoyer demander l'ar(-)<text:line-break/>gent au Curé c(o2)me caution, attendu la pauureté des<text:line-break/>enfans du G(e2)tilh(o2)me trespassé. Le Curé paya ce qu'à<text:line-break/>son iugem(e2)t les draps pouuoi(e2)t valoir, &amp; bailla en(-)<text:line-break/>cores dix Florins d'au(a2)tage pour le regard du t(e2)ps,<text:line-break/>en int(e2)tion de n'en bailler pas vn sol plus, attendu<text:line-break/><text:span text:style-name="pb">[n.p.]</text:span><text:line-break/>qu'ils auoi(e2)t esté suru(e2)dus de beaucoup. Deux mois<text:line-break/>apres le Drappier commença à demander le reste<text:line-break/>au Curé, lequel disoit, ie<text:s/>ne l'ay pas : &amp; aucunes fois<text:line-break/>ie vous le bailleray dedans quinze iours, &amp; par ce<text:line-break/><text:soft-page-break/>moyen il l'amusoit. Ce pendant le Drappier bail(-)<text:line-break/>la vne liste ou cathalogue de debteurs à vn ieune<text:line-break/>facteur &amp; receueur, entre lesquels estoit le Curé,<text:line-break/>pour enuiron vingthuict<text:s/>Florins. Ce facteur com(-)<text:line-break/>mença à les luy demander tous les iours, en la<text:line-break/>place, au marché, &amp; là où il le trouuoit, sans auc(u2)<text:line-break/>esgard en la presence de chacun, de maniere que le<text:line-break/>Curé de Sainct Cresci se fascha de telle poursuitte,<text:line-break/>&amp; commença à penser comm(e2)t il s'en pourroit des(-)<text:line-break/>faire &amp; se deliurer de cest ennuy. Et vn iour est(a2)t allé<text:line-break/>au mont S. Miniat, hors de Florence, il fit appeller<text:line-break/>l'Abbé, &amp; luy dist : Monsieur &amp; pere, il m'est nouuel(-)<text:line-break/>lement aduenu vn cas digne de grande compassion :<text:line-break/>vn mien nepueu est tombé en vne telle &amp; si grande<text:line-break/>frenaisie, qu'il me semble demoniaque &amp; possedé du<text:line-break/>diable, Dieu soit auec nous : car il commence à faire<text:line-break/>de grandes folies, mais il ne les faict pas en public, il<text:line-break/>les faict auec moy : il merite bien que l'on ait<text:s/>pitié<text:line-break/>de luy, il est assez ieune. Il me dit souu(e2)t ces propos,<text:line-break/>Quand me baillerez vous cest argent, baillez le moy,<text:line-break/>il y a vingt-huict Florins, &amp; n'a autre chose en la<text:line-break/>teste, &amp; en quelque lieu qu'il me trouue, il me les<text:line-break/>demande, auec quelque conten(a2)ce &amp; geste de fol, de<text:line-break/>maniere que i'en ay pitié. Ie voudrois, par charité<text:line-break/>que vous luy fissiez mettre vn iour sur la teste le<text:line-break/>chef de Monsieur Sainct Miniat, nostre Euesque, &amp;<text:line-break/>ie m'asseure qu'il guariroit de ceste frenesie. L'Abbé<text:line-break/>respondit qu'il le feroit<text:s/>volontiers, &amp; qu'il le luy<text:line-break/><text:span text:style-name="pb">[109]</text:span><text:line-break/>menast quand il voudroit. Le Curé remercia<text:line-break/>humblement l'Abbé, disant qu'il le luy meneroit<text:line-break/>sabmedy, mais qu'il falloit que quelques vns des<text:line-break/>ieunes religieux, se tinssent aux portes, de peur qu'il<text:line-break/>s'enfuist, pource que les<text:s/>demoniaques oyant prie(-)<text:line-break/>res sainctes, ou voyant des reliques, font ordinai(-)<text:line-break/>rement de grandes follies, de maniere que s'il est be(-)<text:line-break/>soin luy donner quelque coup de pied ou de poing,<text:line-break/>ils le luy donnent, sans aucun égard, &amp; qu'on ne<text:line-break/>luy sçauroit faire plus grand plaisir que de luy tirer<text:line-break/>ceste follie de la teste. L'Abbé dist qu'il donneroit<text:line-break/>bon ordre à tout, &amp; qu'il l'amenast le Vendredy au<text:line-break/>soir. Parquoy le Curé s'en alla au Drappier, &amp; luy<text:line-break/>dist, Ie veux sortir de vos papiers, &amp; ne vous veux<text:line-break/>plus rien deuoir, combien que vous me demandiez<text:line-break/>iniustement ce reste pour ce que vous sçauez bien<text:line-break/>que vous vendistes à ce pauure Gentilhomme les<text:line-break/>draps la moitié plus qu'ils valloient &amp; quand ievou(-)<text:line-break/>drois le debatre, vous n'en auriez iamais rien : I'ay<text:line-break/>vendu aux moines de sainct Miniat du mont, qua(-)<text:line-break/>rante piles de bois, de mes taillis, &amp; les leur dois<text:line-break/><text:soft-page-break/>deliurer dedans vingt mois, &amp; ils me doiuent payer<text:line-break/>en deux ans. Si vous voulez ce debte, ie le vous fe(-)<text:line-break/>ray promettre à l'Abbé, &amp; en serez payé : car pour<text:line-break/>ceste heure, il n'y a point d'autre moyen. Le Drap(-)<text:line-break/>pier fut trescontent d'accepter ceste promesse, pour<text:line-break/>sortir des mains du Curé Arlotto, &amp; commanda au<text:line-break/>Receueur ou facteur de s'en aller trouuer le lende(-)<text:line-break/>main matin de bon heure, le Curé, ce qu'il fit, &amp; ainsi<text:line-break/>ils s'en allerent de compagnie trouuer l'Abbé, qui e(-)<text:line-break/>stoit au chœur, à la grand messe, &amp; il luy dist le<text:line-break/><text:span text:style-name="pb">[n.p.]</text:span><text:line-break/>ti(-)rant à part, qu'il mist tout en ordre : ce qu'ayant faict<text:line-break/>l'Abbé print le garçon par la main lequel estoit<text:line-break/>déja tout scandalisé de ce qu'on<text:s/>le faisoit trop atten(-)<text:line-break/>dre, &amp; luy recita plusieurs bons exemples, luy re(-)<text:line-break/>monstrant qu'il eust fiance en Dieu, &amp; au benoist<text:line-break/>Sainct Miniat, qui luy osteroit ceste fantasie de la<text:line-break/>ceste, &amp; plusieurs autres choses. Le ieune facteur<text:line-break/>commencea à s'esmerueiller fort, &amp; dist. Pere Ab(-)<text:line-break/>bé, il est auiourd'huy Sabmedy &amp; n'est pas temps<text:line-break/>de prescher, ie suis icy, pour la promesse que vous<text:line-break/>voulez faire, pour le Curé Arlotto, des vingt huict<text:line-break/>florins, voulez vous respondre ou non ? A ceste<text:line-break/>heure là l'Abbé estima qu'il fust du tout fol, l'oy(a2)t<text:line-break/>parler de promesses &amp; florins : &amp; l'amonesta de<text:line-break/>rechef. Le ieune facteur commencea lors à l'iniurier<text:line-break/>disant qu'il pensoit qu'il fust insensé, &amp; s'en voulut<text:line-break/>aller : mais l'Abbé le tint ferme, &amp; le facteur vou(-)<text:line-break/>lant par force, sortir &amp; échapper de ses mains, il<text:line-break/>luy dechira son habit, &amp; luy donna vn coup de poin.<text:line-break/>Les ieunes moynes oyans le bruit, coururent pour<text:line-break/>defendre l'Abbé, &amp; commencerent à charger ce<text:line-break/>Facteur, qu'ils tenoient pour demoniaque, de coups<text:line-break/>de poing, &amp; de coups de pied, assez proprement tous<text:line-break/>ensemble, &amp; le menerent par force en la Sacristie,<text:line-break/>&amp; luy mirent le Chef de Sainct Miniat, sur la teste,<text:line-break/>disant plusieurs prieres &amp; oraisons, &amp; l'accommo(-)<text:line-break/>derent si bien, qu'il se mit à demander pardon, à<text:line-break/>l'Abbé, lequel le trouuant deuenu plus moderé, &amp;<text:line-break/>amendé, luy donna congé &amp; le r'enuoya auec dou(-)<text:line-break/>ces parolles. Il s'en alla promptement, quasi courant<text:line-break/>de grand desir qu'il auoit de sortir de leurs mains.<text:line-break/>Le Curé estoit party deuant, &amp; s'estoit arresté à vn<text:line-break/><text:span text:style-name="pb">[110]</text:span><text:line-break/>certain tabernacle, qui est au milieu de la coste, &amp; il<text:line-break/>ouyt que le Receueur se plaignoit, maugreant &amp; de(-)<text:line-break/>pitant son maistre &amp; les moines. Le Curé à ceste<text:line-break/>heure là se trouua deuant luy, &amp; luy dist. Va &amp; dy<text:line-break/>hardiment à ton maistre, que s'il ne me laisse en paix<text:line-break/>ie<text:s/>luy ioueray vn pire tour qu'à toy. Le garcon, e(-)<text:line-break/><text:soft-page-break/>stant retourné à la boutique, raconta le tout à son<text:line-break/>maistre, &amp; luy fist entendre que le Curé l'auoit me(-)<text:line-break/>nacé de luy faire encore pis, s'il ne le laissoit en paix.<text:line-break/>Le Drappier ayant peur, &amp; pensant qu'il<text:s/>auoit le<text:line-break/>tort, l'effacea &amp; raya sur son papier de raison, deli(-)<text:line-break/>beré de ne luy demander iamais aucune chose de ce<text:line-break/>debte, ce qu'il fit. La Royne voyant, que le Soleil<text:line-break/>commençoit à baisser &amp; que le terme de sa Seigneu(-)<text:line-break/>rie estoit venu, elle remercia humainement les da(-)<text:line-break/>mes, de leur bonne compagnie, &amp; s'estant leuee sur<text:line-break/>pieds, elle s'osta la couronne de laurier de la teste,<text:line-break/>&amp; regardant à laquelle des Dames elle la deuoit met(-)<text:line-break/>tre, elle la mit ioyeusement &amp; auec gayeté sur le chef<text:line-break/>de Madame Laure, qui<text:s/>estoit tresblond, en disant,<text:line-break/>Ie vous baille ceste couronne, comme à celle, laquel(-)<text:line-break/>le sçaura autant bi(e2) commander qu'aucune de nous,<text:line-break/>&amp; consoler demain, ces nostres compagnes de l'as(-)<text:line-break/>pre iournee du iourd'huy. Laure de laquelle les che(-)<text:line-break/>ueux estoient crespés, longs &amp; d'or, qui auoit le visa(-)<text:line-break/>ge rondelet, auec vne vraye couleur de lis blancs, &amp;<text:line-break/>de roses vermeilles meslees ensemble, tout luisant,<text:line-break/>deux beaux yeux, &amp; vne petite bouche, de laquelle<text:line-break/>les leures sembloy(e2)t deux rubis, en souzriant remer(-)<text:line-break/>cia la Royne : &amp; ayant faict venir le Maistre d'hostel,<text:line-break/>&amp; aduisé quant &amp; luy, aux choses necessaires, elle d(o2)(-)<text:line-break/>na congé à toute la compagnie, iusques à l'heure de<text:line-break/><text:span text:style-name="pb">[n.p.]</text:span><text:line-break/>soupper. Vne partie s'en alla promener par le iardin,<text:line-break/>qui estoit fort beau, &amp;<text:s/>agreable, &amp; l'autre partie<text:line-break/>alla vers les moulins qui mouloient hors d'iceluy,<text:line-break/>qui çà, qui là prendre diuers plaisirs, selon la volon(-)<text:line-break/>té d'vn chacun, iusques à l'heure de soupper, la(-)<text:line-break/>quelle venue, ils s'assemblerent tous, comme ils a(-)<text:line-break/>uoient accoustumé, pres de la belle fontaine, auec<text:line-break/>tresgrand plaisir, &amp; soupperent commodement &amp;<text:line-break/>furent honorablement &amp; bien seruiz. Apres sou(-)<text:line-break/>per s'estans leuez de table, ils se mirent à danser &amp;<text:line-break/>à chanter, iusques à l'heure d'aller se reposer, laquel(-)<text:line-break/>le estant<text:s/>venue, la Royne commanda à chacun de se<text:line-break/>retirer en sa chambre.</text:p>
      <text:p text:style-name="p">Fin de la Troisiesme Iournee.</text:p>
      <text:soft-page-break/>
      <text:h text:style-name="Titre1" text:outline-level="1"><text:span text:style-name="pb">[111]</text:span><text:line-break/>QVATRIESME IOVRNEE</text:h>
      <text:h text:style-name="Titre1" text:outline-level="1"><text:span text:style-name="T3029">des Cent Nouuelles excellentes</text:span><text:span text:style-name="T3030"><text:line-break/></text:span><text:span text:style-name="T3031">&amp; choisies.</text:span></text:h>
      <text:p text:style-name="P3032"><text:span text:style-name="T3033">L</text:span>'<text:span text:style-name="T3034">Orient</text:span><text:s/>estoit déja tout<text:line-break/>blanc, &amp; les rayons se leuans<text:line-break/>auoient déja entierement és(-)<text:line-break/>clarcy nostre hemisphere,<text:line-break/>quand la Royne, incitee par<text:line-break/>les doux chants des oiseaux,<text:line-break/>qui chantoient sur les arbres,<text:line-break/>se leue &amp; fit appeller tous les<text:line-break/>autres, &amp; estant descendue<text:line-break/>aux champs, elle s'en alla promenant par la planure,<text:line-break/>&amp; foullant les herbes pleines de rosee, &amp; deuisant<text:line-break/>auec sa compagnie ores d'vne chose, ores de l'autre,<text:line-break/>iusques à ce que le soleil se fut vn peu leué. Mais sen(-)<text:line-break/>tant déja la chaleur des rayons du Soleil, qui com(-)<text:line-break/>mançoit déja à piquer, elle s'en retourna, au logis : &amp;<text:line-break/>y estans paruenuz, elle fit restaurer auec tresb(o2)s vins<text:line-break/>&amp; confitures, la peine &amp; leger ennuy receu, &amp; puis<text:line-break/>s'en allerent promener par le plaisant iardin, iusques<text:line-break/>à l'heure de disner : laquelle venue, &amp; estant toute<text:line-break/>chose deuëment aprestee par le tressage &amp; discret<text:line-break/>maistre d'hostel, ils se mirent en table &amp; disnerent<text:line-break/>ioyeusement. Et apres disner, n'oublians l'ordre &amp;<text:line-break/>coustume de danser, ils s'y employerent vn peu, &amp;<text:line-break/><text:span text:style-name="pb">[n.p.]</text:span><text:line-break/>auec les instrumens &amp; mesmes aux chansons. Apres<text:line-break/>cela la Royne enuoya chacun se reposer, &amp; aucuns<text:line-break/>s'en allerent dormir, les autres s'en allerent passer<text:line-break/>le temps par le plaisant iardin : &amp; puis quand il pleut<text:line-break/>à la Royne, ils s'assemblerent tous, pres la fontaine,<text:line-break/>selon la maniere accoustumee, sur le soir. Et la Roy(-)<text:line-break/>ne s'estant assise en son throne, regardant Philandre,<text:line-break/>&amp; se souz riant, luy commanda de commencer heu(-)<text:line-break/>reusement les nouuelles, lequel s'y disposa volon(-)<text:line-break/>tiers, &amp; dist ainsi.</text:p>
      <text:soft-page-break/>
      <text:h text:style-name="Titre2" text:outline-level="2">MAISTRE ANTHOINE GER VAL(-)<text:line-break/><text:span text:style-name="T3035">la Medecin prend femme : elle luy faict vne fille en deux</text:span><text:span text:style-name="T3036"><text:line-break/></text:span><text:span text:style-name="T3037">mois, &amp; le medecin par vne prom</text:span><text:span text:style-name="T3038">pte proposition, l'ayant</text:span><text:span text:style-name="T3039"><text:line-break/></text:span><text:span text:style-name="T3040">r'enuoyee à la maison s'en deliure.</text:span></text:h>
      <text:h text:style-name="P3041" text:outline-level="2">novvelle. i.</text:h>
      <text:p text:style-name="P3042"><text:span text:style-name="T3043">M</text:span>Es cheres Dames, ie desirerois vol(o2)(-)<text:line-break/>tiers me pouuoir acquiter de ceste<text:line-break/>charge aussi bien que feront cy apres<text:line-break/>mes compagnons, pour vous consoler<text:line-break/>&amp; recreer, mais ie pense qu'il<text:s/>n'est en<text:line-break/>moy possible : toutesfois acceptez &amp; prenez en b(o2)ne<text:line-break/>part ce que ie sçauray, attendant parauanture mieux<text:line-break/>à l'aduenir.</text:p>
      <text:p text:style-name="p">Il y auoit autresfois à Tholose, vn medecin de<text:line-break/>grand renom, nommé Maistre Anthoine Gerualla, ri(-)<text:line-break/>che &amp; puissant homme de son<text:s/>temps auquel Galen,<text:line-break/>Hippocrates, Auic(e2)ne Rhasis &amp; Mesué auoient fait<text:line-break/>gaigner beaucoup d'argent, mais il vaut mieux dire<text:line-break/>que c'estoit l'excez &amp; l'int(e2)perance des h(o2)mes qui est<text:line-break/>la mere des maladies : car il ne faut pas auiourd'huy<text:line-break/><text:span text:style-name="pb">[112]</text:span><text:line-break/>beaucoup de<text:s/>doctrine, pour estre Medecin, il suffit<text:line-break/>qua si à auc(u2)s d'auoir veu les liures de Gal(e2) &amp; d'Hip(-)<text:line-break/>pocrates dessus la couuerture, pourueu que l'(o2)sçache<text:line-break/>vn peu iarg(o2)ner des termes de l'art, &amp; que l'on soit<text:line-break/>fauorisé de deux ou trois Apoticaires fameux, pour<text:line-break/>dire à tout le m(o2)de, Cestuy-là est docte, cestuy cy est<text:line-break/>bon medecin, il est vn grand personnage en son art,<text:line-break/>à fin que les malades y courent, ou autres pour eux,<text:line-break/>c(o2)me au feu. Il ne faut que ceste faueur là, pour leur<text:line-break/>donner incontinent bruit &amp; pratique : &amp; puis Dieu<text:line-break/>sçait comme auec deux ou trois aphorismes, &amp; aut(a2)t<text:line-break/>de receptes, ils s'efforcent, aux despens, &amp; ruine des<text:line-break/>pauures malades, tant en la vie, qu'es moyens, de<text:line-break/>chausser tout le monde à vne mesme forme. Mais<text:line-break/>ie parle des ignorans.<text:s/>Cestuy cy estoit riche, mais<text:line-break/>aussi il estoit sçauant &amp; bon practicien : lequel de(-)<text:line-break/>sirant outre mesure, auoir enfans, print pour fem(-)<text:line-break/>me vne niepce de l'Archeuesque de ceste ville là, &amp;<text:line-break/>apres que les nopces furent honorablement faictes,<text:line-break/>selon la qualité &amp; merite des parties, il l'(e2)mena en sa<text:line-break/>maison auec grande feste, où n'estant à peine deux<text:line-break/>mois passez, laf(e2)me encore nouuelle espouse enfanta<text:line-break/>vne fille. Le Medecin voyant cela, ne se facha point,<text:line-break/>ny tourmenta, ains consola sa femme tant qu'il peut<text:line-break/>luy m(o2)strant par plusieurs argumens, sel(o2) les reigles<text:line-break/>de sa doctrine, que ceste fille, à b(o2) droit, pouuoit estre<text:line-break/>sienne : &amp; par parolles, &amp; beau sembl(a2)t, il fit en sorte,<text:line-break/>que la f(e2)me appaisa vn peu son esprit qu'au parauant<text:line-break/><text:soft-page-break/>elle auoit fort troublé, craign(a2)t l'indignation de son<text:line-break/>mary, mais voy(a2)t qu'il n'(e2) faisoit autre c(o2)pte, &amp; (q2)mes<text:line-break/>mes il p(e2)soit que la fille fust si(e2)ne (ce qu'il faignoit)<text:line-break/>elle commencea à prendre courage, voyant<text:line-break/><text:span text:style-name="pb">[n.p.]</text:span><text:line-break/>mes(-)mes qu'à l'enfantement &amp; trauail, il luy faisoit beau(-)<text:line-break/>coup d'honneur, &amp; la secouroit de tout ce qui luy<text:line-break/>estoit necessaire, pour recouurer sa santé. Mais apres<text:line-break/>qu'elle fut guarie, &amp; releuee du lict, où il l'a fit tres(-)<text:line-break/>bien traicter vn mois durant, selon la coustume des<text:line-break/>dames, il luy commencea à dire, Madame, ie vous ay<text:line-break/>honoree tant qu'il m'a esté possible, &amp; pourtant ie<text:line-break/>vous prie, que pour l'amour de moy, il vous plaise re(-)<text:line-break/>tourner desormais en la maison de vostre pere, &amp; ie<text:line-break/>tiendray vostre fille, à grand honneur. La femme<text:line-break/>oyant<text:s/>cela deuint plus morte que vifue, toutesfois<text:line-break/>ayant reprins cœur en apres, elle commencea à se<text:line-break/>plaindre de sa mesauanture, &amp; dist qu'il n'estoit pas<text:line-break/>honneste ny conuenable, qu'elle fust ainsi chasse de<text:line-break/>la maison, mais le Medecin ne la voulant entendre<text:line-break/>en sorte quelconque, les affaires allerent bien si au(a2)t,<text:line-break/>que l'Archeuesque sçeut que le Medecin auoit don(-)<text:line-break/>né congé à sa niepce &amp; l'auoit r'enuoyee chez son<text:line-break/>pere. Et estant irrité de cela, il enuoya querir le Me(-)<text:line-break/>decin, à fin de sçauoir pourquoy il auoit<text:s/>r'enuoyé sa<text:line-break/>niepce. Et quand il fut deuant l'Archeuesque, apres<text:line-break/>la reuerence deuë, pource qu'il estoit grand person(-)<text:line-break/>nage, il attendit ce qu'on luy vouloit, &amp; l'Archeues(-)<text:line-break/>que parla long temps à luy, auec arrogance &amp; mena(-)<text:line-break/>ces : &amp; quand il eust bien<text:s/>parlé &amp; dict tout ce qu'il<text:line-break/>voulut, le Medecin luy respondit. Monsieur, i'ay prins<text:line-break/>vostre niepce pour femme, pensant pouuoir fournit<text:line-break/>&amp; nourrir ma famille de mes moyens &amp; richesse,<text:line-break/>&amp; mon intention a tousiours esté d'auoir vn fils, par<text:line-break/>an, &amp; non plus. Mais vostre Niepce ayant comm(e2)(-)<text:line-break/>cé à faire des enfans, au bout de deux mois, ie ne suis<text:line-break/>pas tant riche &amp; aisé, si le faict doit tousiours aller<text:line-break/><text:span text:style-name="pb">[113]</text:span><text:line-break/>ainsi, &amp; qu'elle continue de ceste façon, que ie les<text:line-break/>puisse nourrir &amp; entretenir comme il appartient, &amp;<text:line-break/>mesmes, ce ne vous seroit pas honneur, que vostre<text:line-break/>lignage allast à pauureté. Et pour ceste, cause, ie vous<text:line-break/>requiers humblement, que vous la bailliez à vn plus<text:line-break/>riche homme que ie ne suis, à fin qu'il n'y ait point<text:line-break/>de deshonneur. L'Archeuesque qui estoit vn hom(-)<text:line-break/>me sage &amp; entendu, oyant cela, demeura tout c(o2)fus,<text:line-break/>&amp; dist qu'il auoit raison.</text:p>
      <text:soft-page-break/>
      <text:h text:style-name="Titre2" text:outline-level="2">ESTRANGE AMOVR D'VNE<text:line-break/><text:span text:style-name="T3044">ieune veufue de Blois enuers son frere qu'elle ne cognoise</text:span><text:span text:style-name="T3045"><text:line-break/></text:span><text:span text:style-name="T3046">point &amp; ce qui en aduient.</text:span></text:h>
      <text:h text:style-name="P3047" text:outline-level="2">novvelle ii.</text:h>
      <text:p text:style-name="P3048"><text:span text:style-name="T3049">P</text:span>Hilandre ayant mis fin à sa nouuelle<text:line-break/>du Medecin, la<text:s/>Royne commanda à Si(-)<text:line-break/>simbre, de dire la sienne apres luy, le(-)<text:line-break/>quel commencea ainsi.</text:p>
      <text:p text:style-name="p">Il y auoit à Blois, ville ou autresfois<text:line-break/>les Roys de France se sont bien aymez &amp; s'ayment<text:line-break/>encore pour le iourd'huy, vne ieune Dame, laquelle<text:line-break/>estoit nommee Isabelle, douée de si grande beauté<text:line-break/>que chacun la regardoit pour vne des plus belles Da<text:line-break/>mes de la ville. Ceste Isabelle auoit autres fois espou(-)<text:line-break/>sé estant fort ieune vn homme assez aagé, lequel e(-)<text:line-break/>stant fort ialoux d'elle qui estoit tant ieune, comme<text:line-break/>i'ay dict, luy donnoit tresmauuais traitement, de ma(-)<text:line-break/>niere qu'elle estoit rendue si subiette, que contre la<text:line-break/>liberté des dames de France, quand, son mary s'en<text:line-break/>alloit en la ville, à ses affaires, il l'enfermoit en son<text:line-break/><text:span text:style-name="pb">[n.p.]</text:span><text:line-break/>cabinet, iusques à son retour. Ce qui faisoit maudire<text:line-break/>l'heure à la ieune Isabelle, d'auoir iamais esté mise<text:line-break/>en mariage auec ce mauuais homme, &amp; eust beau(-)<text:line-break/>coup mieux aimé estre enfermee en vn cloistre, que<text:line-break/>viure tousiours, en tel estat &amp; peine, auec vn si fa(-)<text:line-break/>cheux mary, lequel ne pouuant parauanture fournir<text:line-break/>au deuoir des mariez, craignoit parauanture qu'vn<text:line-break/>autre supleast à son default &amp; ne s'emparast de sa<text:line-break/>place. Or aduint qu'ayant ceste ieune dame passe six<text:line-break/>ans auec ce tresfacheux mary, il tomba en vne fieure<text:line-break/>c(o2)tinue de laquelle quelques iours apres, il mourut.<text:line-break/>Aussi tost qu'il fut mort, la ieune Dame fut poursui(-)<text:line-break/>uie d'vne infinité d'amans, qui luy faisoient la court<text:line-break/>pour espouser, mais ayant déja esté eschaudee, en<text:line-break/>mariage, elle craignoit de retomber en la peine en<text:line-break/>laquelle elle s'estoit<text:s/>veue, &amp; estoit deliberee n'ac(-)<text:line-break/>cepter aucun party, ne considerant pas que l'inegali(-)<text:line-break/>té de l'aage &amp; complexion de feu son mary &amp; d'el(-)<text:line-break/>le, auoit esté cause de ce desordre passé en leur mes(-)<text:line-break/>nage, &amp; que si elle prenoit vn homme de sa sorte &amp;<text:line-break/>condition, elle se trouueroit parauanture mieux<text:line-break/>qu'elle n'auoit faict auec le premier, qui n'auoit ny<text:line-break/>le moyen ny la force de la contenter. Ainsi viuant<text:line-break/>tousiours en crainte &amp; doute, elle se contenoit en<text:line-break/>sorte, qu'elle ne se vouloit point marier. Et comme<text:line-break/>l'eguillon de la chair la pressast aucunement, &amp; n'o(-)<text:line-break/>sast s'abandonner au premier venu (combien qu'au(-)<text:line-break/>cuns estiment, qu'ayant si long temps ieusné du<text:line-break/><text:soft-page-break/>temps de son mary, elle ait souuent rompu son ieus(-)<text:line-break/>ne, par l'obiect qui se presentoir souu(e2)t à elle,<text:s/>d'vne<text:line-break/>ieunesse, qui suiuoit ceste dame en tous les lieux, fe(-)<text:line-break/>stes &amp; b(a2)quets où elle se trouuoit) aduint qu'elle mit<text:line-break/><text:span text:style-name="pb">[114]</text:span><text:line-break/>son affection en vn ieune homme marié, nommé<text:line-break/>Anthoine, natif de Tours, lequel estoit beau à mer(-)<text:line-break/>ueilles, pour l'amour duquel, elle se cons(o2)moit iour<text:line-break/>&amp; nuict, &amp; voyant qu'à peine il y auoit moyen, de<text:line-break/>pouuoir gangner son amitié &amp; bonne grace, pource<text:line-break/>qu'elle estoit bien &amp; deuement informee qu'il ay(-)<text:line-break/>moit en toute extremité son espouse, la(q2)lle en beau(-)<text:line-break/>té ne luy estoit seconde, elle viuoit en la plus grande<text:line-break/>peine du monde, &amp; eust bi(e2) voulu suprimer &amp; met(-)<text:line-break/>tre souz le pied ceste affection naissante, de peur que<text:line-break/>venant à croistre, auec le temps, elle fust cause de sa<text:line-break/>piteuse fin &amp; ruine. Elle disoit souuent en elle<text:line-break/>mesme, Ah chetifue ! i'ay refusé tant d'honorables<text:line-break/>partis, &amp; maintenant ie me suis extremement ena(-)<text:line-break/>mouree d'vn qui ne me peut aimer encores qu'il le<text:line-break/>voulust, ay(a2)t vne t(a2)t belle &amp; noble partie. Ah cruel<text:line-break/>amour, que tu m'es rigoureux ! Mon mary m'a esté<text:line-break/>cruel, mais tu me monstres sans comparaison vne<text:line-break/>plus grande cruauté, de me faire aymer, contre ma<text:line-break/>volonté celuy, lequel le sçachant, ne se souciera au(-)<text:line-break/>cunement de mes desirs &amp; affections. Voyla les<text:line-break/>discours qu'elle faisoit volontiers en soy-mesme. Et<text:line-break/>ne<text:s/>pouuant plus resister aux desirs de son cœur, elle<text:line-break/>delibera par quelque moyen que ce fust, faire enten(-)<text:line-break/>dre au Sieur Anthoine l'affection qu'elle luy portoit<text:line-break/>contre son gré, sçachant bien, qu'il ne luy estoit con(-)<text:line-break/>uenable de ce faire, à cause de sa noble &amp; chere par(-)<text:line-break/>tie sa femme, qui la passoit en beauté, &amp; qui me(-)<text:line-break/>ritoit mieux d'estre cherie qu'elle. Parquoy el(-)<text:line-break/>le s'aduisa de luy faire sçauoit son amour enuers luy<text:line-break/>ne le pouuant plus celler ny cacher, apres luy en<text:line-break/>auoir toutesfois monstré plusieurs signes, par ses<text:line-break/><text:span text:style-name="pb">[n.p.]</text:span><text:line-break/>contenances &amp; oieilla des toutes les fois qu'elle l'a(-)<text:line-break/>uoit rencontré soit par les rues, ou en quel(q2) festin. El(-)<text:line-break/>le s'en ferma donc en vn sien cabinet, &amp; escriuit ce(-)<text:line-break/>ste missiue, pour l'(e2)uoyer par vne sienne Ch(a2)briere<text:line-break/>assez aagee, en laquelle, elle se sioit beaucoup, l'ayant<text:line-break/>des le commencement de son mariage, &amp; ayant veu<text:line-break/>à son grand regret tout le mauuais traitement qu'el(-)<text:line-break/>le y auoit receu. La missiue estoit donc de ceste te(-)<text:line-break/>neur.</text:p>
      <text:p text:style-name="p">M(o2)sieur, ne vous es bahissez si ie vous escry de ce<text:line-break/>suiect, contre l'honneur &amp; modestie requise à mes<text:line-break/>semblables : i'ay l'ong temps marchandé auant que<text:line-break/><text:soft-page-break/>de mettre la main à la plume pour ce faire : mais à la<text:line-break/>fin estant c(o2)batue de diuers costez, amour ma vain(-)<text:line-break/>cue &amp; contrainte<text:s/>vous faire sçauoir, que contre tou(-)<text:line-break/>te raison, ie vous ayme, reuere &amp; honore, ie dy con(-)<text:line-break/>tre toute raison, veu que vous auez vn suiect digne<text:line-break/>d'estre aymé plus que moy Toutesfois, si vous n'ay(-)<text:line-break/>mez la cruauté &amp; s'il vous plaist sauuer la vie de cel(-)<text:line-break/>le, qui ne peut faillir de mourir, si vous luy deniez<text:line-break/>ce qu'à bon droict vous pouuez faire, ie vous prie<text:line-break/>franchir aucunement la loy de la raison, comme ie<text:line-break/>fay, &amp; franchy celle de nostre honneur, que nous de(-)<text:line-break/>uons auoir en plus grande rec(o2)mandation que nous<text:line-break/>mesmes, &amp; auoir pitié de moy. Ie ne sçay qu'elle<text:line-break/>mauuaise aduanture fait que ie sois contrainte de<text:line-break/>vous escrire de ceste façon, veu que i'ay esté pour(-)<text:line-break/>suyuie de plusieurs ieunes hommes à marier, de ma<text:line-break/>sorte, lesquels i'ay tous t'enuoyez, hors de<text:s/>tout espoir<text:line-break/>de me tirer au consentement de leur volonté, quie(-)<text:line-break/>stoit &amp; est encores de quelques vns de m'auoir en<text:line-break/>mariage. Ie ne sçay qui est cause de ce mal, si n'est<text:line-break/><text:span text:style-name="pb">[115]</text:span><text:line-break/>la mauuaise vie que i'ay eu auec vn mary que vous<text:line-break/>auez cogneu, qui m'a esté si rude &amp; austere, qu'il se<text:line-break/>deuoit plustost appeller ennemy que mary, pour ce<text:line-break/>qu'en six ans que i'ay demouré auec luy, ie n'ay seu(-)<text:line-break/>lement eu vne bonne heure, ce qui me fait abhorrer<text:line-break/>le mariage pensant que tous les hommes soient pa(-)<text:line-break/>rauanture tels enuers leurs femmes, que cestuy là a<text:line-break/>esté enuers moy : vous suppliant encore que si vous<text:line-break/>estes tel, encores que ievons ayme en toute extremi(-)<text:line-break/>té, &amp; que ie desire extremement vostre compagnie,<text:line-break/>vous vous gardiez d'aprocher de moy, pource que<text:line-break/>vous me feriez peur, si ie p(e2)sois que vous fussiez en(-)<text:line-break/>taché des mauuaises mœurs de mon facheux feu<text:line-break/>mary. Mais pource qu'il ne fault point dire mal des<text:line-break/>morts, &amp; qu'il les fault laisser en repos, priant Dieu<text:line-break/>qu'il le leur donne, parlons des viuans. Ie vous dy<text:line-break/>en brief que si vous ne me voyez devostre œil de pi(-)<text:line-break/>tie : ie passeray le pas de la mort, moymesme auant<text:line-break/>qu'il soit vingt quatre heures. Aymez donc ma vie,<text:line-break/>&amp; remediez à celle qui cognoist sa faulte, &amp; n'y peut<text:line-break/>remedier autrement, pource qu'elle est demouree<text:line-break/>vaincue &amp;<text:s/>dontee par vn trop puissant ennemy, le(-)<text:line-break/>quel en a bien vaincu de plus puissans qu'elle, qui<text:line-break/>n'est qu'vne simple femmelette, sans forces &amp; ar(-)<text:line-break/>mes assez acerees pour luy penser resister. Donnez<text:line-break/>secours, car ie n'en peux plus. A Dieu.</text:p>
      <text:p text:style-name="p">Elle bailla donc ceste missiue à ceste Chambriere<text:line-break/>pour la porter, laquelle en fit son deuoir, &amp; le sien,<text:line-break/>Anthoine ayant leu la lettre, s'esmerueillant de la<text:line-break/><text:soft-page-break/>passion &amp; requeste de ceste ieune dame, qui s'adres(-)<text:line-break/>foit tant mal à luy, qui estoit ioinct à vne femme<text:line-break/><text:span text:style-name="pb">[n.p.]</text:span><text:line-break/>qu'il<text:s/>aimoit plus que soy-mesme, il luy fit respon(-)<text:line-break/>ce, pour tascher à moderer aucunement &amp; amor(-)<text:line-break/>tir le feu qui l'embrasoit, luy remonstrant le grand<text:line-break/>tort qu'elle se procuroit de pourchasser de soy-mes(-)<text:line-break/>me à aymer, mesmes en lieu, où il estoit impossi(-)<text:line-break/>ble de correspondre à ses volontez. La Dame Isa(-)<text:line-break/>belle ayant eu ceste responce, tascha de s'oster ceste<text:line-break/>amour de la fantasie, &amp; neantmoins elle ne peut,<text:line-break/>&amp; en peu de iours deuint tant ternie, blesme &amp; de(-)<text:line-break/>coloree, qu'on ne la cognoissoit plus quasi pour ma(-)<text:line-break/>dame, Isabelle, &amp; tomba en vne grosse maladie,<text:line-break/>pour laquelle elle gardoit tousiours le lict, &amp; ne<text:line-break/>sortoit point de la chambre, ayant faict vœu si<text:line-break/>iamais elle éschappoit de ceste maladie, elle ne sorti(-)<text:line-break/>roit iamais, &amp; ne verroit onques hommes en face,<text:line-break/>pour l'amour de son Anthoine, priant Dieu neant(-)<text:line-break/>moins continuellement de la deliurer des peines de<text:line-break/>ce monde, &amp; ne la laisser tousiours en proye à vn En(-)<text:line-break/>nemy si cruel, qui ne luy donnoit relasche aucune &amp;<text:line-break/>la tourmentoit sans cesse. Sur ces entrefaites, il com(-)<text:line-break/>mença fort à luy empirer, &amp; le Sieur Anthoine sça(-)<text:line-break/>chant que tout cela aduenoit à l'occasion de luy, de(-)<text:line-break/>libera d'aller la voir, non pas pour luy complaire en<text:line-break/>ses mauuaises affecti(o2)s, mais à fin de trouuer moy(e2)<text:line-break/>de la consoler, &amp;<text:s/>faire qu'elle retournast en conua(-)<text:line-break/>lescence. Il s'en alla doncques la voir, &amp; luy monstra<text:line-break/>tous signes d'amitié, &amp; faueur : ce qui fut cause que<text:line-break/>madame Isabelle reprint ses esprits &amp; en peu de iours<text:line-break/>retourna en sa premiere beauté, pensant auoir gan(-)<text:line-break/>gné<text:s/>la bonne grace &amp; amour du Sieur Anthoine. Or<text:line-break/>deuez vous sçauoir que ce ieune homme auoit esté<text:line-break/>en son enfance desrobé par certains Bohemiens<text:line-break/><text:span text:style-name="pb">[116]</text:span><text:line-break/>que l'on dit, lesquels courent par la France &amp; dieurs<text:line-break/>pays, &amp; auoit long temps demouré hors de sa co(-)<text:line-break/>gnoissance, de maniere que pensant appartenir à<text:line-break/>ceux là qui l'auoient enleué, il ne pensoit rien moins<text:line-break/>qu'estre de la ville de Tours. Et apres auoir long<text:line-break/>temps couru, par diuerses contrees aduint qu'il y re(-)<text:line-break/>tourna, auec vne trouppe de telle quanaille, entre<text:line-break/>laquelle se trouua d'auanture vne vieille qui luy<text:line-break/>dist qu'il estoit de Tours, &amp; luy monstra la maison,<text:line-break/>où il auoit esté desrobé, qui estoit vne riche &amp; ho(-)<text:line-break/>norable maison, &amp; sans se donner à cognoistre, e(-)<text:line-break/>stoit allé se tenir à Blois, où il s'estoit marié. Ce<text:line-break/>Sieur Anthoine, ayant eu nouuelles de la recon(-)<text:line-break/>ualescence de madame Isabelle, s'en alla de rechef<text:line-break/><text:soft-page-break/>la voir, &amp; l'ayant entretenue de plusieurs agreables<text:line-break/>deuis, il vint à propos de parler du naturel de ces<text:line-break/>mauuais peuples que l'on dit Bohemiens ou<text:s/>Egy(-)<text:line-break/>ptiens, &amp; là dessus, madame Isabelle luy raconta, c(o2)(-)<text:line-break/>me elle auoit ouy dire à son Pere &amp; Mere, qui estoi(e2)t<text:line-break/>de Tours, qu'elle auoit perdu vn sien ieune frere (&amp;<text:line-break/>luy dist la maison) que ces mauuaises gens auoi(e2)t en(-)<text:line-break/>leué, passans par la<text:s/>ville, &amp; l'auoyent emmené, hors<text:line-break/>le païs, de maniere (q2) iamais n'(e2) auoit esté ou y aucune<text:line-break/>nouuelle. Le sieur Antoine cogneut à ceste heure là,<text:line-break/>auec vne grande merueille (p(e2)sant n'auoir point de<text:line-break/>sœur, &amp; ne s'est(a2)t encore manifesté, pensant bi(e2)<text:s/>que<text:line-break/>qu(a2)d il se fust dit de la maison, de laquelle il estoit,<text:line-break/>on ne l'eust pas voulu croire, pource qu'il y auoit si<text:line-break/>l(o2)g t(e2)ps qu'il auoit esté enleué) (q2) madame Isabelle e(-)<text:line-break/>stoit sa sœur propre : &amp; change(a2)t de couleur tout sou<text:line-break/>dain, il luy dit (q2) c'estoit il, (q2) les susdicts Egyptiens ou<text:line-break/><text:span text:style-name="pb">[n.p.]</text:span><text:line-break/>Bohemiens, comme on les voudra appeller, auoyent<text:line-break/>enleué, &amp; comme il l'auoit sçeu : &amp; lors madame I(-)<text:line-break/>sabelle ayant entendu de sa mere que le frere des(-)<text:line-break/>robé auoit vn certain signe derriere l'aureille, elle y<text:line-break/>print garde, &amp; le remarqua, &amp; tout soudain, l'affe(-)<text:line-break/>ction qu'elle luy portoit se conuertit en vne extre(-)<text:line-break/>me amour fraternelle : &amp; enuoya soudain lettres à<text:line-break/>Tours, touchant ces nouuelles. La Mere s'y trans(-)<text:line-break/>porta laquelle recogneut son fils, &amp; luy sa mere, par<text:line-break/>les indices certains qu'il en auoit, &amp; deuant qu'elle<text:line-break/>partist de Blois, madame Isabelle fut mariee à son<text:line-break/>grand plaisir &amp; contentement, à vn homme qui luy<text:line-break/>fit autre traitement &amp; meilleur que le premier.</text:p>
      <text:h text:style-name="Titre2" text:outline-level="2">LA PRINCESSE D'VTOPIE AC.<text:line-break/><text:span text:style-name="T3050">cusee</text:span><text:span text:style-name="T3051"><text:s/>à tort d'auoir prostitué son bonneur, &amp; s'estre a(-)</text:span><text:span text:style-name="T3052"><text:line-break/></text:span><text:span text:style-name="T3053">band(o2)nee à Dom Ferrand de Castille, est en fin par ledit</text:span><text:span text:style-name="T3054"><text:line-break/></text:span><text:span text:style-name="T3055">Ferrand de Castille, deliuree &amp; mise en liberté, pource</text:span><text:span text:style-name="T3056"><text:line-break/></text:span><text:span text:style-name="T3057">qu'il tue le faulx accusateur, &amp; la Princesse luy est don</text:span><text:span text:style-name="T3058"><text:line-break/></text:span><text:span text:style-name="T3059">née en mariage, suivant l'or</text:span><text:span text:style-name="T3060">donnance &amp; proclamation</text:span><text:span text:style-name="T3061"><text:line-break/></text:span><text:span text:style-name="T3062">du Prince son pere, qui la donnoit en mariage au vi(-)</text:span><text:span text:style-name="T3063"><text:line-break/></text:span><text:span text:style-name="T3064">Etorieux.</text:span></text:h>
      <text:h text:style-name="P3065" text:outline-level="2">novvelle iii.</text:h>
      <text:p text:style-name="P3066"><text:span text:style-name="T3067">A</text:span>Y<text:span text:style-name="T3068">ant</text:span><text:s/>esté mise fin à la precedente<text:line-break/>nouuelle au plaisir d'vn chac(u2), la Roy<text:line-break/>ne se leua &amp;<text:s/>dist.</text:p>
      <text:p text:style-name="p">Encore est ce à moy de satisfaire<text:line-break/>à mon deuoir, &amp; de vous rac(o2)ter vne<text:line-break/>piteuse &amp; agreable nouuelle que vous entendrez s'il<text:line-break/>vous plaist me prester l'aureille.</text:p>
      <text:soft-page-break/>
      <text:p text:style-name="p">Il y auoit en Vtopie vne ie une Princesse nommee<text:line-break/><text:span text:style-name="pb">[117]</text:span><text:line-break/>madame Fuluie, belle &amp;<text:s/>honneste, laquelle le Prin(-)<text:line-break/>ce d'Vtopie son pere n'ayant que ceste là, &amp; aym(a2)t<text:line-break/>la vertu sur toutes les choses du monde, auoit faict si<text:line-break/>bien instruire en toutes b(o2)nes mœurs, qu'elle estoit<text:line-break/>vne perle entre toutes les grandes Dames &amp; Da(-)<text:line-break/>moiselles<text:s/>de la Cour de son pere. Il y auoit en ceste<text:line-break/>Cour là plusieurs grands Princes &amp; Seigneurs qui<text:line-break/>luy faisoient la court, &amp; qui taschoient par tous<text:line-break/>moyens de luy donner quelque plaisir en toutes les<text:line-break/>manieres honnestes desquelles ils se pouuoient ad(-)<text:line-break/>uiser, ores par festins &amp; danses, ores par spectacles<text:line-break/>gracieux, ores par mascarades, &amp; ores par ioustes &amp;<text:line-break/>tournois. Mais nonobstant tous ces plaisirs &amp; ieux<text:line-break/>qui se faisoi(e2)t pour l'amour d'elle, la ieune Princesse<text:line-break/>(qui estoit de l'aage de quinze ans) ne se soucioit<text:line-break/>d'aucun de ceux-là qui pourchassoient son amour.<text:line-break/>Et voulant viure exempte de la passion amoureuse,<text:line-break/>encore qu'elle fust nourrie en tant de delices, qui<text:line-break/>allument volontiers de ce feu d'amour les cœurs les<text:line-break/>plus refroidis, elle vint d'auanture à assoir sa veuë<text:line-break/>dessus vn ieune Seigneur Hespagnol, Prince de<text:line-break/>Castille, nommé Dom Ferrand de Castille, ap(-)<text:line-break/>partenant aucunement au Roy d'Hespagne : &amp;<text:line-break/>ceste amour soudaine fut causee tant par les beaux<text:line-break/>traicts de son visage, encore qu'il fust vn peu basan(-)<text:line-break/>né, sel(o2) le naturel des hommes de ce pays là, que par<text:line-break/>les beaux coups de lance qu'elle luy auoit veu don(-)<text:line-break/>ner aux ioustes &amp; tournois precedens : &amp; ceste affe(-)<text:line-break/>cti(o2) s'allum(a2)t &amp; embras(a2)t peu à peu, vint à vne telle<text:line-break/>extremité, que la Princesse prenoit<text:s/>aucunesfois plai(-)<text:line-break/>sir de deuiser auec luy, en la presence de tous les au(-)<text:line-break/>tres Seigneurs qui en creuoient de rage. Et elle leur<text:line-break/><text:span text:style-name="pb">[n.p.]</text:span><text:line-break/>monstroit bien par ses gestes &amp; contenances qu'il a(-)<text:line-break/>uoit seul gaigné sa bonne grace. Ce que le Prince<text:line-break/>voy(a2)t que ne faisoit pas peu de cas de la vertu &amp; no(-)<text:line-break/>blesse de Dom Ferrand de Castille, en estoit bien ai(-)<text:line-break/>se : &amp; pour l'amour de sa fille qui l'aimoit, il luy m(o2)<text:line-break/>stroit fort b(o2) visage, iusques là, que s'il la luy eust de(-)<text:line-break/>mandee pour lors à femme, volontiers il la luy eust<text:line-break/>accordee. Le Prince de Salerne qui faisoit pareille(-)<text:line-break/>ment la court à ceste Princesse auec plusieurs autres,<text:line-break/>voy(a2)t qu'il n'y auoit moy(e2) de détourner la Princes(-)<text:line-break/>se de l'amour qu'elle portoit au Prince Dom Ferr(a2)d<text:line-break/>de Castille, pource qu'ils s'en estoi(e2)t déja mis en es(-)<text:line-break/>fort, rem(o2)str(a2)s que c'estoit vn Hespagnol qui n'ay(-)<text:line-break/>moit gueres ceux de sa nati(o2), &amp; que là où il pourroit<text:line-break/>obtenir d'elle ce (q2) parauanture il aspiroit, il s'en iroit<text:line-break/><text:soft-page-break/>&amp; gaigneroit au pied en<text:s/>Hespagne, &amp; se moqueroit<text:line-break/>d'elle. A quoy la Princesse n'auoit aucunem(e2)t vou(-)<text:line-break/>lu adiouster foy, ny seulem(e2)t prester l'aureille, pour(-)<text:line-break/>ce qu'elle auoit telle fiance en la vertu &amp; magnani(-)<text:line-break/>mité de ce Prince de Castille, qu'elle ne faisoit pas<text:line-break/>c(o2)pte des autres poursuiuans au regard de luy. Et<text:line-break/>pour ceste cause il fut mal voulu de tous, lesquels se<text:line-break/>banderent contre luy, &amp; mirent vn iour plusieurs en<text:line-break/>embuscade pour le tuer : mais il se porta si vaill(a2)m(e2)t<text:line-break/>qu'il eschappa de ce d(a2)ger, &amp; end(o2)magea ses aduer(-)<text:line-break/>faires, pource que plusieurs des assassinateurs demeu<text:line-break/>rerent sur le carreau. Ceste Princesse ayant entendu<text:line-break/>l'occasion de ce faict, supplia le Prince son pere d'y<text:line-break/>pouruoir, &amp; de faire raison de ce tort à Dom Ferr(a2)d<text:line-break/>de Castille. Et le Prince tout irrité fit apprehender le<text:line-break/>reste de ceux qui s'estoient embusquez pour tuer le<text:line-break/>Prince Hespagnol, &amp; soudain tous les Seigneurs<text:line-break/><text:span text:style-name="pb">[118]</text:span><text:line-break/>poursuiuans &amp; amoureux de la Princesse d'Vtopie,<text:line-break/>abandonnerent la Cour, &amp; s'en allerent l'vn d'vn<text:line-break/>costé, l'autre de l'autre : &amp; ce pendant les assassina(-)<text:line-break/>teurs furent executez à mort, par sentence de iu(-)<text:line-break/>stice. Les fugitifs se voyans auoir receu vn tel<text:line-break/>escorne &amp; honte, à cause de ce corriual Hespa(-)<text:line-break/>gnol leur ennemy, pourpenserent les moyens de se<text:line-break/>venger. Et ce Prince d'Vtopie ayant guerre à l'en(-)<text:line-break/>contre de quelque sien aduersaire, il fut contrainct<text:line-break/>d'appeller les susdicts Seigneurs ses amis, pour se<text:line-break/>seruir &amp; ayder de leur secours : &amp; quand ils furent à<text:line-break/>la Cour, ils commencerent de plus belle à se vouloir<text:line-break/>insinuer aux bonnes graces de la Princesse, laquelle<text:line-break/>n'en faisoit non plus de cas que du plus petit Gen(-)<text:line-break/>til-homme qui fust au seruice de son pere, &amp; ne<text:line-break/>viuoit que par son Ferrand de Castille, &amp; ne pen(-)<text:line-break/>soit pouuoir estre iamais heureuse que par son<text:line-break/>seul moyen. A raison dequoy ayans conceu vne<text:line-break/>mortelle enuie &amp; haine à l'encontre de luy &amp; de<text:line-break/>la Princesse, le susdict Prince de Salerne, du c(o2)sen(-)<text:line-break/>tement de tous les autres, delibera accuser la Prin(-)<text:line-break/>cesse enuers son pere, d'auoir paillardé auec le Prince<text:line-break/>Hespagnol, &amp; d'en donner tesmoignage faulx, pour<text:line-break/>vray, de deux de ses gens, cachez en la chambre de<text:line-break/>la Princesse : &amp; en ceste maniere il s'en alla vers le<text:line-break/>Prince, &amp; luy dit : Monseigneur, ie sçay que vous<text:line-break/>auez tousiours eu en gr(a2)d horreur le vice de paillar(-)<text:line-break/>dise, c(o2)me estant veritablement le plus enorme qui<text:line-break/>se puisse trouuer, &amp; note que vous auez tousiours<text:line-break/>tasché d'euiter en vostre tresillustre maison. Toutes<text:line-break/>fois ie suis contraint vous dire, Dieu sçait auec quel<text:line-break/>regret, ce que ie desirerois veritablement que vous<text:line-break/><text:soft-page-break/><text:span text:style-name="pb">[n.p.]</text:span><text:line-break/>sçeussiez par vn autre moyen que le mien : mais ay(-)<text:line-break/>mant vostre honneur, comme i'ayme le mien, ie ne<text:line-break/>doy faillir de vous aduiser &amp; aduertir que n(o2) seule(-)<text:line-break/>ment l'aduersaire pour lequel vous nous auez faict<text:line-break/>venir, non seulement<text:s/>vous faict les guerres, pour di(-)<text:line-break/>minuer vos terres &amp; seigneuries, mais aussi la Prin(-)<text:line-break/>cesse vostre fille, pour ruiner vostre reputation &amp; son<text:line-break/>honneur, pardonnez moy, si ma fidelité en vostre<text:line-break/>endroit, me c(o2)trainct de le vous dire. Car deux mi(e2)s<text:line-break/>seruiteur loyaux &amp; dignes de foy, ont apperceu la(-)<text:line-break/>dicte Princesse vostre fille auec Dom Ferrand en<text:line-break/>lieu secret, se ioüans &amp; s'esbatans l'vn l'autre, c(o2)me<text:line-break/>deux amans ont accoustumé de faire qu(a2)d ils cueil(-)<text:line-break/>lent les doux fruicts des amours, qu'incontinent la<text:line-break/>mauuaise fortune par permission de Dieu, comble<text:line-break/>d'vne absinthe &amp; amertume de plusieurs, qui con(-)<text:line-break/>treuiennent à l'honneur des Princes &amp; loy diuine :<text:line-break/>toutesfois, Monseigneur, vous estes si prudent, que<text:line-break/>vous sçauez en ce faict moderer vostre ire,<text:s/>&amp; par(-)<text:line-break/>donner à la ieunesse de la Princesse, laquelle estant<text:line-break/>doucement par vous chastiee de ceste faulte, est de<text:line-break/>si bonne nature, que d'elle mesme elle en fera telle<text:line-break/>enitence, qu'elle ne laissera pas à l'aduenir d'estre<text:line-break/>reputee l'vne des plus sages &amp; aduisees Princesses<text:line-break/>qui soit sous le ciel. Le Prince fut à ces propos tant<text:line-break/>enflammé de courroux, qu'à l'heure mesme il vou(-)<text:line-break/>loit aller souiller ses mains de son propre sang, &amp;<text:line-break/>tuer sa fille, s'il n'eust esté retenu par quelques sages<text:line-break/>hommes de sa Cour, qui<text:s/>luy remonstrerent qu'il y<text:line-break/>falloit proceder autrement, &amp; qu'il n'estoit pas be(-)<text:line-break/>soing que la colere le transportast de ceste faç(o2), sans<text:line-break/>sçauoit à la verité ce qui en pouuoit estre, &amp; si ceux<text:line-break/><text:span text:style-name="pb">[119]</text:span><text:line-break/>qui disoient auoir veu la Princesse en faulte, le di(-)<text:line-break/>soient à tort ou à droict. Le Prince se modera aucu(-)<text:line-break/>nement : Et sans tarder, enuoya faire estroictement<text:line-break/>serrer sa fille en vne tour de son palais, où il mit for(-)<text:line-break/>te garde de peur qu'elle ne sortist par quelque moy(e2).<text:line-break/>Et le Prince Hespagnol ayant esté aduerty de bonne<text:line-break/>heure par quelque sien amy de la trahison que les<text:line-break/>autres Seigneurs de ceste Cour luy auoient brassee au<text:line-break/>grand preiudice &amp; deshonneur de ceste innocente<text:line-break/>Princesse, voulut ceder à la fureur du Prince &amp; in(-)<text:line-break/>iure de la fortune, de maniere<text:s/>qu'il eschappa, mes(-)<text:line-break/>mes par le conseil de la Princesse qui le fit prier de<text:line-break/>trouuer moyen de luy faire entendre de ses nouuel(-)<text:line-break/>les. Estant sorty de la Cour, &amp; ayant par force prins<text:line-break/>la fuite, encore qu'il fust innocent, il ne s'esloigna<text:line-break/>beaucoup, &amp; sçachant que la Princesse estoit en ce(-)<text:line-break/><text:soft-page-break/>ste tour susdicte, il la fit aduiser, que de nuict il ap(-)<text:line-break/>procheroit de la tour qui regardoit hors du palais, &amp;<text:line-break/>qu'il luy enuoyeroit au bout d'vne flesche qu'il des(-)<text:line-break/>cocheroit, vne petite missiue, &amp; qu'il feroit entrer la<text:line-break/>flesche iustem(e2)t par la fenestre (bi(e2) qu'elle fust auec<text:line-break/>treillis de fer) du lieu où elle estoit enserree : ce qu'il<text:line-break/>fit : &amp; par le moyen de ceste missiue la Princesse fut<text:line-break/>toute consolee. Cependant, on mit en la fantasie du<text:line-break/>Roy, que cecy auoit esté parauanture brassé par vne<text:line-break/>enuie que les Seigneurs de sa Cour portoient à Dom<text:line-break/>Ferrand de Castille, pource qu'il auoit l'amitié &amp;<text:line-break/>bonne grace de sa fille : Et pourtant le Prince, le(-)<text:line-break/>quel hors-mis la prompte colere (qui est fort dan(-)<text:line-break/>gereuse és Seigneurs) estoit le plus sage &amp; prudent<text:line-break/>qui se peust voir, aduisa vn bon moyen pour auerer<text:line-break/>ce d(o2)t il estoit douteux, de faire proclamer que de ce<text:line-break/><text:span text:style-name="pb">[n.p.]</text:span><text:line-break/>iour, en vn mois, pour la coulpe de laquelle sa fille<text:line-break/>estoit accusee, contre son honneur &amp; le sien,<text:s/>il a(-)<text:line-break/>uoit arresté de la faire bruster toute viue : &amp; neant(-)<text:line-break/>moins que s'il se trouuoit aucun Seigneur ou Che(-)<text:line-break/>ualier qui voulust soustenir que sa fille fust inno(-)<text:line-break/>cente contre l'accusateur, il se presentast dedans ce<text:line-break/>temps prefix, pour entrer en combat sur ceste que(-)<text:line-break/>relle, contre ledicte accusateur, le Prince de Salerne,<text:line-break/>&amp; que s'il le venoit à vaincre, outre l'h(o2)neur qu'il<text:line-break/>auroit de monstrer &amp; prouuer sa fille innocente de<text:line-break/>ce faict, il la luy donneroit en mariage : &amp; là dessus<text:line-break/>il commanda audict Prince de Salerne de soustenir<text:line-break/>la querelle, puis qu'il estoit l'accusateur, &amp; il ne l'osa<text:line-break/>pas refuser. Donc Ferrand aduerty de ce faict, faict<text:line-break/>sçauoir à la Princesse par le moy(e2) susdict, qu'elle eust<text:line-break/>pati(e2)ce, &amp; qu'elle ne se desesperast point, &amp;<text:s/>(q2) moy(e2)(-)<text:line-break/>nant l'ayde de Dieu, il monstreroit leur innocence,<text:line-break/>veu que l'ordonnance du Prince son pere le luy o(-)<text:line-break/>ctroyoit. La Princesse qui estoit plus morte que vi(-)<text:line-break/>ue, &amp; qui attendoit d'heure à autre qu'on la tirast de<text:line-break/>ceste tour pour la mener au suplice, par ceste faulse<text:line-break/>accusation, ayant ent(e2)du ces nouuelles de Dom Fer(-)<text:line-break/>rand, fut la plus contente du monde, s'asseurant bien<text:line-break/>tant en la grace de Dieu, que le Prince son pere co(-)<text:line-break/>gnoistroit le tort que le Prince de Salerne luy auoit<text:line-break/>faict. Cep(e2)dant le Prince fit dresser vn hault eschaf(-)<text:line-break/>fault pour voir le combat, si quelqu'vn se presentoit<text:line-break/>pour la defense de sa fille, &amp; ne se passoit pas vn<text:line-break/>iour que le peuple &amp; toute la Cour ne s'y trouuast<text:line-break/>à cest effect : mais personne du commencement ne<text:line-break/>comparoissoit pour la Princesse : au moyen de quoy<text:line-break/>le Prince pensoit bien que veritablement elle estoit<text:line-break/><text:span text:style-name="pb">[120]</text:span><text:line-break/><text:soft-page-break/>coulpable, &amp; qu'elle meritoit d'estre bruslee : mais ap(-)<text:line-break/>prochant le terme prefix, voicy venir le Prince de<text:line-break/>Castille armé &amp; monté sur vn beau cheual bay, qui<text:line-break/>comparut en la place, &amp; dit au Prince qu'il estoit ve(-)<text:line-break/>nu pour monstrer l'innocence de la Princesse &amp; de<text:line-break/>luy, acceptant les offres de son Edict : &amp; incontinent<text:line-break/>les tr(o2)pettes sonnerent : &amp; le Prince de Salerne crain(-)<text:line-break/>tif &amp; desplaisant<text:s/>en son cœur bourrelé de sa mauuai(-)<text:line-break/>se conscience, entra en l'etour contre Dom Ferrand,<text:line-break/>&amp; comme faux accusateur, fut vaincu &amp; occis, les<text:line-break/>deux seruiteurs desquels il s'estoit seruy, prins &amp; p(e2)<text:line-break/>dus : la Princesse deliuree, &amp; baillee en mariage à<text:line-break/>Dom Ferrand de Castille, victorieux.</text:p>
      <text:h text:style-name="Titre2" text:outline-level="2">HELEINE DE RAGVSE DEVIENT<text:line-break/><text:span text:style-name="T3069">amoureuse d'vn moine, &amp; nouant ou nage(a2)t, elle s'en</text:span><text:span text:style-name="T3070"><text:line-break/></text:span><text:span text:style-name="T3071">va le trouuer en sa chambrette, &amp; estant descouuerte</text:span><text:span text:style-name="T3072"><text:line-break/></text:span><text:span text:style-name="T3073">par ses freres, &amp; deceue par vne lumiere, elle se perd &amp;</text:span><text:span text:style-name="T3074"><text:line-break/></text:span><text:span text:style-name="T3075">noye miserablement.</text:span></text:h>
      <text:h text:style-name="P3076" text:outline-level="2">Novvelle iiii.</text:h>
      <text:p text:style-name="P3077"><text:span text:style-name="T3078">L</text:span>A Royne estant au bout de sa nouuel(-)<text:line-break/>le, comm(a2)da à madame Lise de suiure<text:line-break/>apres elle, &amp; de dire la sienne : &amp; elle<text:line-break/>commença à dire en ceste maniere.</text:p>
      <text:p text:style-name="p">La nouuelle de nostre sage &amp; pru(-)<text:line-break/>dente Royne, honorables &amp; courtoises, Dames, m'a<text:line-break/>faict souuenir d'vn autre accident, digne de grande<text:line-break/>compassion d'vne ieune femme amoureuse, laquel(-)<text:line-break/>le faisant beaucoup plus que ses forces ne portoient,<text:line-break/>rencontra mal par ses propres freres, ie vous en veux<text:line-break/>raconter le faict.</text:p>
      <text:p text:style-name="p"><text:span text:style-name="pb">[n.p.]</text:span><text:line-break/>Raguse tres-excellente ville de Dalmatie, com(-)<text:line-break/>me vous pouuez sçauoir, est assise en la mer, &amp; non<text:line-break/>loing d'icelle y a vne petite isle, communément ap(-)<text:line-break/>pellee l'Isle de Mezzo, en laquelle on void assis vn<text:line-break/>beau chasteau &amp; bien garni : &amp; entre Raguse &amp; la(-)<text:line-break/>dicte isle y a vn petit rocher où<text:s/>l'on ne voit autre<text:line-break/>chose qu'vne petite Eglise auec vne petite loge ou<text:line-break/>cabane couuerte de paille. Pers(o2)ne ne demeuroit là à<text:line-break/>cause du mauuais air, fors vn moine fort ieune, le(-)<text:line-break/>quel pour la remission de ses pechez seruoit deuote(-)<text:line-break/>ment ceste petite Eglise : mais pource qu'il n'auoit<text:line-break/>pas moyen de viure, il alloit souuent à Raguse, &amp; au(-)<text:line-break/>cunesfois en l'Isle de Mezzo, &amp; là se faisant cognoi(-)<text:line-break/>stre aux amis &amp; aux personnes deuotes, estant par el(-)<text:line-break/>les subuenu selon leurs commoditez, il s'en retour(-)<text:line-break/>noit en sa chambrette &amp; petite loge. Or aduint que<text:line-break/>cestui-cy estant vn iour en l'Isle de Mezzo cherch(a2)t<text:line-break/><text:soft-page-break/>son pain, selon sa coustume, il rencontra ce qui ne<text:line-break/>luy fust iamais tombé en l'esprit : car vne belle &amp;<text:line-break/>gaillarde ieune fille appellee Heleine se presenta à<text:line-break/>luy, laquelle voyant le ieune moine d'assez beau vi(-)<text:line-break/>sage &amp; fort aggreable, elle pensa qu'il auoit la mine<text:line-break/>&amp; le port de se donner plustost du plaisir que viure<text:line-break/>en abstinence &amp; en ieusnes : parquoy est(a2)t deuenuë<text:line-break/>estrangement amoureuse de luy, elle ne pensoit à<text:line-break/>autre iour &amp; nuict. Le moine qui ne s'estoit encores<text:line-break/>apperceu de cela, venant en l'Isle, ne laissoit pas d'e(-)<text:line-break/>stre tousiours à l'huis d'Heleine pour luy demander<text:line-break/>l'aumosne, laquelle elle luy d(o2)noit tres-volontiers,<text:line-break/>n'osant pas luy descouurir son affection. Ce neant(-)<text:line-break/>moins aduint qu'vne fois entre autres, Amour (qui<text:line-break/>sert souuent de seure guide à ceux qui suiu(e2)t ses<text:line-break/><text:span text:style-name="pb">[121]</text:span><text:line-break/>ve(-)stiges, &amp; qui enseigne aisément la voye de paruenir<text:line-break/>à leur fin desiree) luy donna vn peu de hardiesse,<text:line-break/>parquoy luy ayant baillé du pain, elle luy dist :<text:line-break/>Esperance &amp; consolation de mon ame, la passion<text:line-break/>qui me tourmente, à cause de vous, est si grande,<text:line-break/>que si vous ne me donnez promptement secours &amp;<text:line-break/>ayde, ie pense que ie mourray. Ie suis ieune, &amp; ne<text:line-break/>peu plus souffrir &amp; supporter les flammes d'amour :<text:line-break/>&amp; pourtant ie requiers vostre grace &amp; faueur : &amp;<text:line-break/>ayant dict telles &amp; semblables parolles, elle se mit à<text:line-break/>plorer estrangement. Le ieune Religieux oyant<text:line-break/>ceste-cy parler de ceste façon, &amp; voyant les larmes<text:line-break/>tres-ardentes &amp; chaudes, fut tout esmeu &amp; touché<text:line-break/>d'vn esprit soudain qui luy enflamma le cœur, s'e(-)<text:line-break/>stant vn peu r'asseuré, luy dist : Mamie, ie ne fus ia(-)<text:line-break/>mais si cruel &amp; sauuage, bien que ie demeure par(-)<text:line-break/>my les bestes, que i'aymasse oncques à faire mourir<text:line-break/>personnel,<text:s/>me fust-elle ennemie, tant s'en fault que<text:line-break/>ie voulusse vous pourchasser la mort, qui estes tres(-)<text:line-break/>delicate, &amp; qui m'aymez de cueur par les signes<text:line-break/>que i'en ay : car il m'est aduis que celuy faict œuure<text:line-break/>pitoiable &amp; charitable, lequel requis d'ayde, non<text:line-break/>seulement exauce le requerant, mais se disposant,<text:line-break/>&amp; tout ce qui est sien, à son bon commandement<text:line-break/>luy agree &amp; faict plaisir en toute chose, comme ie<text:line-break/>suis bien disposé de vous complaire, mais ie ne voy<text:line-break/>point de moyen de nous pouuoit trouuer ensemble.<text:line-break/>A ceste heure là, la ieune fille, comme celle qui<text:line-break/>estoit aduisee, &amp; qui demandoit autres choses que<text:line-break/>parolles, luy dit : Mon amy, ne vous souciez pas de<text:line-break/>celà : car ie vous monstreray bien le moy(e2) que nous<text:line-break/>y deu(o2)s tenir. Vous mettrez ce soir apres la minuict<text:line-break/><text:span text:style-name="pb">[n.p</text:span><text:span text:style-name="pb">.]</text:span><text:line-break/>vn flambeau allumé sur la petite fenestre de vostre<text:line-break/><text:soft-page-break/>petite loge : &amp; le voyant, ie passeray incontinent ce(-)<text:line-break/>ste eau, &amp; m'en iray à vous. Le Moine dit à ceste<text:line-break/>heure là, He comment ferez vous cela, ma grande<text:line-break/>amye, comment pourrez vous passer la mer ? vous<text:line-break/>sçauez bien que ie n'ay point de nasselle pour la pas(-)<text:line-break/>ser, &amp; de se fier és mains d'autruy, ce seroit nous<text:line-break/>mettre en danger tous deux de l'honneur &amp; de la<text:line-break/>vie. La ieune Heleine respondit à ceste heure là.<text:line-break/>N'ayez point de peur, car ie m'en iray seurement à<text:line-break/>vous : &amp; voyant le seu, ie passeray à nage ces eaux, &amp;<text:line-break/>no(us) nous trouuer(o2) ensemble, &amp; personne ne sçau(-)<text:line-break/>ra rien de nos affaires. Le Moine luy repliqua : Il y a<text:line-break/>d(a2)ger que vous ne vous noyez &amp; perdiez en la mer,<text:line-break/>car vous estes ieune, &amp; de peu d'haleine &amp; force, &amp;<text:line-break/>le chemin est long, de maniere que vous pourriez ai(-)<text:line-break/>sément demeurer. Ie n'ay point de peur, resp(o2)dit la<text:line-break/>ieune fille : car ie nagerois mieux qu'vn poisson. Le<text:line-break/>Moine oyant le ferme propos &amp; volonté d'icelle, en<text:line-break/>fut content, &amp; la nuict venuë, suiuant l'aduis don(-)<text:line-break/>né, alluma le flambeau : &amp; ayant appresté de fins<text:line-break/>draps de lin, tres-blancs, pour l'essuyer, il attendoit<text:line-break/>la belle auec vn tres-gr(a2)d desir &amp; ioye. Heleine d'au(-)<text:line-break/>tre costé voyant la petite lumiere, fut merueilleuse(-)<text:line-break/>ment ioyeuse : parquoy s'est(a2)t du tout despouillee,<text:line-break/>elle s'en alla au riuage de la mer, où s'estant tiree la<text:line-break/>chemise hors du dos, &amp; se l'estant mise entour de la<text:line-break/>teste, elle se ietta en l'eau : &amp; demenant ores les bras,<text:line-break/>&amp; ores les iambes, elle arriua en<text:s/>moins d'vn quart<text:line-break/>d'heure à la loge &amp; petite cabane du Religieux : le(-)<text:line-break/>quel voyant la ieune Heleine, l'ayant amiablement<text:line-break/>accueillie, la print par la main &amp; la mena en la<text:line-break/><text:span text:style-name="pb">[122]</text:span><text:line-break/>peti(-)te maisonnette, où l'ayant bien essuyee : &amp; l'ay(a2)t mi(-)<text:line-break/>se sur vn assez pauure petit lict, il se coucha à son co(-)<text:line-break/>sté. Ie serois longue à vous dire quels fur(e2)t les doux<text:line-break/>propos &amp; deuis des nouueaux amans : cont(e2)tez vous<text:line-break/>que deuant qu'ils partissent de là, se reputans assez<text:line-break/>cont(e2)s &amp; satisfaicts d'vn de l'autre, ils mirent entre<text:line-break/>eux bon ordre de retourner à leurs plaisirs : de ma(-)<text:line-break/>niere qu'estant la ieune Heleine accoustumee à la pa(-)<text:line-break/>sture du moine, toutes les fois qu'elle voyoit le fl(a2)(-)<text:line-break/>beau allumé, elle s'(e2) alloit à luy à nage. Mais la cruel(-)<text:line-break/>le &amp; mauuaise fortune qui est ennemie des plaisirs<text:line-break/>d'autruy, ne permit point (q2) la ieune fille iouist long<text:line-break/>temps de son amour : mais comme enuieuse du bien<text:line-break/>d'autruy, elle y entremesla de son fiel, &amp; rompit tout<text:line-break/>son desseing. Car vne fois entre autres, estant l'air de<text:line-break/>tous costez nebuleux, la ieune Heleine qui auoit veu<text:line-break/>la petite lumiere, se ietta en la mer, &amp; en nageant el(-)<text:line-break/>le fut veuë &amp; descouuerte par quelques pescheurs<text:line-break/><text:soft-page-break/>qui ne peschoient pas loing de là : &amp; pourtant pen(-)<text:line-break/>sant que ce fust vn poisson, ils se<text:s/>mirent incontinent<text:line-break/>à regarder : &amp; la cognoissant estre femme, ils la vei(-)<text:line-break/>rent descendre en la cabane &amp; maisonnette du Re(-)<text:line-break/>ligieux : dont ils furent fort esmerueillez : &amp; ayans<text:line-break/>prins leurs rames &amp; bagage en la main, ils s'en alle(-)<text:line-break/>rent à ce petit monastere, entour lequel s'estans mis<text:line-break/>en aguet, ils attendirent tant que la ieune Heleine<text:line-break/>sortit dehors, estant accompagnee du Moine : &amp;<text:line-break/>s'estant iettee en la mer, elle s'en alla nageant vers<text:line-break/>l'Isle de Mezzo : mais elle ne sçeut tant bien faire,<text:line-break/>que les pescheurs ne la cogneussent. Ceux-cy donc<text:line-break/>ayans veu l'acte de l'amoureuse Heleine, ayans c(o2)si(-)<text:line-break/>deré le d(a2)gereux passage, &amp; comprins le signe du<text:line-break/><text:span text:style-name="pb">[n.p.]</text:span><text:line-break/>flambeau allumé, s'esmerueillerent fort de sa har(-)<text:line-break/>diesse, &amp; penserent plusieurs fois en eux-mesmes<text:s/>de<text:line-break/>tenir ce faict caché, mais s'aduisans de la h(o2)te &amp; des(-)<text:line-break/>honneur qui en pouuoit aduenir à ceste h(o2)neste fa(-)<text:line-break/>mille, &amp; le danger que pouuoit encourir la fille, ils<text:line-break/>changer(e2)t de propos, &amp; raconter(e2)t le tout aux freres<text:line-break/>d'Heleine. Il ne faut<text:s/>pas dem(a2)der si ceux-cy oyans<text:line-break/>celà fur(e2)t esmerueillez. Ils ne le creurent point, ius(-)<text:line-break/>ques à t(a2)t (q2) par experi(e2)ce ils vir(e2)t estre vray tout ce<text:line-break/>que les pescheurs auoi(e2)t dit. Et ay(a2)s cogneu qu'He(-)<text:line-break/>leine estoit l'amie du moine, ils conclurent entr'eux,<text:line-break/>de la faire mourir, &amp; l'effect ensuiuit bien tost la c(o2)(-)<text:line-break/>clusi(o2). Car le puisné des freres, sur le soir bruniss(a2)t,<text:line-break/>m(o2)ta sur vne petite nasselle, &amp; s'estant tout bellem(e2)t<text:line-break/>acheminé du costé de la cab(a2)ne &amp; loge du moine,<text:s/>y<text:line-break/>estant arriué, il appella le moine, &amp; le pria inst(a2)m(e2)t<text:line-break/>auoir pitié de luy, pource qu'il luy estoit aduenu vn<text:line-break/>malheur &amp; infortune, pour laquelle il estoit en gr(a2)d<text:line-break/>d(a2)ger d'estre prins &amp; apreh(e2)dé de la iustice, &amp; (q2) pour<text:line-break/>ceste cause il luy<text:s/>pleust le receuoir pour ceste nuict<text:line-break/>là en sa maisonnette, iusques à ce (q2) l'on eust aduisé<text:line-break/>de luy autre chose. Le Religieux qui cognoissoit ce(-)<text:line-break/>stui cy estre le frere d'Heleine, p(e2)sant qu'il dist vray,<text:line-break/>&amp; meu à c(o2)passion, le receut benignement, &amp;<text:s/>luy fit<text:line-break/>gr(a2)de caresse, &amp; demeura toute celle nuict auec luy,<text:line-break/>en diuers &amp; plaisans propos. Or tandis (q2) cestuy-cy<text:line-break/>estoit auec le Moine, les autres freres qui estoi(e2)t deux<text:line-break/>sortir(e2)t de la maison, &amp; ay(a2)t prins vne petite ant(e2)ne<text:line-break/>&amp; vne lanterne, s'embarquerent, &amp; s'en allerent vers<text:line-break/>la loge du Moine. Estans arriuez là, &amp; ayans dressé<text:line-break/>l'antenne à la barque, ils mir(e2)t le flambeau dessus,<text:line-break/>&amp; puis att(e2)dir(e2)t ce qui en adui(e2)droit. La ieune<text:line-break/><text:span text:style-name="pb">[123]</text:span><text:line-break/>He(-)leine voy(a2)t le fl(a2)beau, se mit incontin(e2)t à nage : &amp;<text:line-break/>pour ceste cause les freres qui estoient cachez en la<text:line-break/><text:soft-page-break/>barque, oyant Heleine qui se demenoit ded(a2)s l'eau,<text:line-break/>empoignir(e2)t leur auir(o2)s, &amp; tout bellem(e2)t auec le fl(a2)(-)<text:line-break/>beau, s'esloigner(e2)t peu à peu de la petite loge, &amp; sans<text:line-break/>estre aucunem(e2)t ent(e2)dus d'elle, ils c(o2)mencer(e2)t, sans<text:line-break/>faire auc(u2) bruit à voguer, &amp; pour ceste cause la ieune<text:line-break/>Heleine, laquelle pour la gr(a2)de obscurité de la nuict<text:line-break/>ne voioit autre chose que le fl(a2)beau, le suiuoit. Mais<text:line-break/>les freres s'esloignerent tant, qu'ils la conduirent en<text:line-break/>haulte mer, où estans arriuez, abbatirent lantenne<text:line-break/>&amp; esloignerent le flambeau. La pauure Heleine ne<text:line-break/>voiant plus la lumiere, ne sçachant où elle alloit, &amp;<text:line-break/>estant déja lasse, pour auoir long temps nagé, sans<text:line-break/>aucunement en cognoistre la cause, se fouruoya, &amp;<text:line-break/>n'en pouuant plus, s'estant du tout desesperee, &amp; la<text:line-break/>force luy defaillant, elle fut engloutie de la mer.<text:line-break/>Quand il fut iour, le frere puisné ayant bien remer(-)<text:line-break/>cié le Moine de son gracieux accueil, print congé de<text:line-break/>luy,<text:s/>&amp; s'en alla. Le bruit estoit déja gr(a2)d qu Heleine<text:line-break/>ne se trouuoit point : &amp; pourtant les freres feignans<text:line-break/>en auoir gr(a2)de douleur, aduint que le corps mort de<text:line-break/>la ieune Heleine, fut ietté par la mer au riuage où e(-)<text:line-break/>stoit la loge du Moine, lequell'ayant<text:s/>veu &amp; cogneu,<text:line-break/>fut bien triste &amp; marry. Parquoy l'ayant prins par<text:line-break/>vn bras, &amp; l'ayant tiré en terre, il le mit en sa petite<text:line-break/>loge, où s'estant ietté sur le visage mort, il la pleura<text:line-break/>long temps, l'appellant beaucoup de fois en vain. Et<text:line-break/>apres qu'il eut acheué<text:s/>vn tel office, il p(e2)sa de luy d(o2)(-)<text:line-break/>ner sepulture, &amp; de secourir &amp; ayder à son ame, par<text:line-break/>ieusnes, prieres &amp; autres biens. Et ayant faict vne<text:line-break/>fosse au milieu de la petite Eglise, &amp; luy ay(a2)t clos les<text:line-break/><text:span text:style-name="pb">[n.p.]</text:span><text:line-break/>yeux &amp; la bouche, auec plusieurs larmes : &amp;<text:s/>luy ay(a2)t<text:line-break/>faict vne guirlande ou chappeau de fleurs, il le luy<text:line-break/>mit sur la teste, &amp; luy ayant donné la benedicti(o2), &amp;<text:line-break/>baisee mille fois, il la mit en la fosse, &amp; la couurit.<text:line-break/>Voilà d(o2)c la miserable fin de l'infortunee Heleine.</text:p>
      <text:h text:style-name="Titre2" text:outline-level="2">LE CVRE ARLOTTO FLOREN(-)<text:line-break/><text:span text:style-name="T3079">tin, estant en la ville de Londres en Angleterre, est prié</text:span><text:span text:style-name="T3080"><text:line-break/></text:span><text:span text:style-name="T3081">de dire la Messe : &amp; apres l'auoir dicte, voul(a2)t vser</text:span><text:span text:style-name="T3082"><text:line-break/></text:span><text:span text:style-name="T3083">d'vne certaine coustume &amp; ceremonie qu'ils ont (ou auoient</text:span><text:span text:style-name="T3084"><text:line-break/></text:span><text:span text:style-name="T3085">de ce temps là) il taxe l'yurongnerie des Anglois, qui</text:span><text:span text:style-name="T3086"><text:line-break/></text:span><text:span text:style-name="T3087">disoient que la rougeur</text:span><text:span text:style-name="T3088"><text:s/>de leur vis ge &amp; de leurs yeux</text:span><text:span text:style-name="T3089"><text:line-break/></text:span><text:span text:style-name="T3090">procedoit de l'air trop subtil de leur pays.</text:span></text:h>
      <text:h text:style-name="P3091" text:outline-level="2">Novvelle v.</text:h>
      <text:p text:style-name="P3092"><text:span text:style-name="T3093">L</text:span>Es Dames auoient toutes les larmes<text:line-break/>aux yeux, pour la pitié qu'ils auoient<text:line-break/>du triste accident d'Heleine, n'excu(-)<text:line-break/><text:soft-page-break/>sans pas pourtant sa grande faulte &amp;<text:line-break/>desbordee luxure, qu(a2)d la Royne, qui<text:line-break/>n'en estoit pas mois esmeuë que les autres, c(o2)m(a2)da<text:line-break/>à Phil(o2) de parler, lequel se m(o2)strant pr(o2)pt à obeïr à<text:line-break/>ce c(o2)mandem(e2)t, commença à dire en ceste maniere.</text:p>
      <text:p text:style-name="p">Veritablement les deux precedentes nouuelles de<text:line-break/>madame<text:s/>Laure &amp; de Lisa, pour auoir esté trop tri(-)<text:line-break/>stes, tragiques &amp; piteuses, nous ont quasi tous c(o2)tri(-)<text:line-break/>sté &amp; rendu mel(e2)coliques. Si nous voul(o2)s bien rire,<text:line-break/>il nous faut retourner au Curé Arlotto, qui a esté le<text:line-break/>plus facetieux homme de son temps, &amp; pource que<text:line-break/>nous au(o2)s déja deduict d'iceluy maintes faceties, &amp;<text:line-break/>que parauanture à l'aduenir, mes compagnons &amp;<text:line-break/><text:span text:style-name="pb">[124]</text:span><text:line-break/>moy, voire mesmes ces honnestes Dames en dedui(-)<text:line-break/>ront &amp; reciteront d'au(a2)tage, ie vous veux dire quel(-)<text:line-break/>que chose de sa vie.</text:p>
      <text:p text:style-name="p">Arlotto nasquit à Florence, le iour de Noël 25.<text:line-break/>de Decembre l'an 1396. Son pere estoit Iean Mai(-)<text:line-break/>nard, citoyen &amp; bourgeois Florentin, Drappier : son<text:line-break/>grand pere, Notaire, sçauant &amp; h(o2)me de bi(e2). On ne<text:line-break/>sçait pourquoy son pere le fit appeller Arlotto. Il le<text:line-break/>mit à<text:s/>l'art de la laine, iusques à l'aage de 27. ans : mais<text:line-break/>c(o2)me il eut l'esprit fort subtil, il delibera de le laisser<text:line-break/>&amp; se faireprestre. Le pere fut bi(e2) aise de cest humeur,<text:line-break/>ayant autres enfans : &amp; afin qu'il ne fust prestre mer(-)<text:line-break/>cenaire, il fit par le moyen de ses amis, qu'il fut Cu(-)<text:line-break/>ré d'vne parroisse du Diocese de Fiesole : &amp; ce be(-)<text:line-break/>nefice n'estoit de grand reuenu, par la negligence<text:line-break/>des Recteurs passez. Arlotto n'apprint les lettres,<text:line-break/>estant trop aagé, mais il fut tres-diligent à son offi(-)<text:line-break/>ce &amp;<text:s/>charge, &amp; estant de bonne conscience, il auoit<text:line-break/>charitablem(e2)t vn si gr(a2)d soing des ames, que les par(-)<text:line-break/>roissi(e2)s s'en loüoi(e2)t fort : il augm(e2)ta le reuenu de la<text:line-break/>Cure de plus des deux tiers par sa dilig(e2)ce, &amp; fit repa<text:line-break/>rer l'Eglise, auec l'aide de François de Neron, noble<text:line-break/>citoy(e2), pource que de soy il n'estoit suffisant à vne si<text:line-break/>gr(a2)de desp(e2)ce. Ce fait il s'ad(o2)na aux œuures de pieté,<text:line-break/>distribuant le reuenu qu'il auoit trop aux pauures<text:line-break/>&amp; l'employ(a2)t à marier les pauures filles, &amp; en<text:s/>autres<text:line-break/>b(o2)nes œuures. Il estoit de tresb(o2)ne nature, pitoiable,<text:line-break/>charitable, tousiours gay, plaisant, affable, ioyeux, hu<text:line-break/>main, &amp; gracieux enuers chac(u2) : de faç(o2) que chacun<text:line-break/>desiroit sa c(o2)pagnie. Et non seulem(e2)t les Florentins<text:line-break/>recherchoient<text:s/>l'amitié d'iceluy, mais les estrangers<text:line-break/>&amp; seigneurs passans là, &amp; oyans sa renommee,<text:line-break/><text:span text:style-name="pb">[n.p.]</text:span><text:line-break/>tas(-)choient de le cognoistre. Entre autres le Seigneur<text:line-break/>Faulcon de Sinibaldi Romain, &amp; grand Prelat l'a fa<text:line-break/>milierement aymé. Il a aussi esté fort aymé de deux<text:line-break/><text:soft-page-break/>Papes, de plusieurs Cardinaux, &amp; d'autres grands<text:line-break/>personnages. Alphonse Roy de Naples, Edouard<text:line-break/>Roy d'Angleterre, &amp; le Duc de Bourgongne luy ont<text:line-break/>faict de bons presens à cause de ses plaisanteries. Il<text:line-break/>n'estoit point auare, &amp; n'appetoit le bien : &amp; ne se<text:line-break/>trouua iamais qu'il accumulast tant d'arg(e2)t qu'il ar(-)<text:line-break/>riuast à dix escus, pource qu'il employoit tout à la<text:line-break/>subuenti(o2) des pauures, &amp; principalem(e2)t des citoy(e2)s<text:line-break/>necessiteux. Il a tenu son benefice enuiron 60. ans,<text:line-break/>&amp; ne s'est soucié d'en auoir iamais autre, c(o2)bien que<text:line-break/>les Papes, les Cardinaux, &amp; particulierem(e2)t le Roy<text:line-break/>Alph(o2)se, luy euss(e2)t offert de gr(a2)s bi(e2)s &amp; reuenus. Il<text:line-break/>il nevoulut iamais faire c(o2)tracts illicites, il n'eut onc<text:line-break/>procez à auc(u2), &amp; ne se courrouça iamais, ains ne res(-)<text:line-break/>pond(a2)t à vn qui l'iniurioit, &amp; cestuy là disant : tu ne<text:line-break/>me resp(o2)s point, il dit, c(o2)me tu es maistre de ta bou(-)<text:line-break/>che, ainsi suis ie maistre de mes aureilles. Enquis a(-)<text:line-break/>pres pourquoy il n'auoit resp(o2)du, il dit, Ie ne me re(-)<text:line-break/>penty oncques de<text:s/>m'estre teu, mais bien vne infini(-)<text:line-break/>té de fois, d'auoir parlé. Il ne se plaignoit iamais,<text:line-break/>ny murmuroit, ny disoit mal d'aucun : tous ses<text:line-break/>propos estoient plaisans, &amp; estoit prompt en ses<text:line-break/>faceties &amp; responces : &amp; certainem(e2)t estoit-ce mer(-)<text:line-break/>ueille qu'vn<text:s/>h(o2)me sans lettres eust en toute sorte de<text:line-break/>propos &amp; deuis, ex(e2)ples t(a2)t pr(o2)pts, c(o2)tes, faceties, &amp;<text:line-break/>mots pour rire, il hantoit toute sorte de personnes<text:line-break/>bonnes &amp; mauuaises, &amp; ne fuyoit aucun, sans tache<text:line-break/>toutesfois de sa b(o2)té qui estoit naturelle en luy, sans<text:line-break/>hipocrisie. Auc(u2)s puissans citoy(e2)s &amp; prestres le<text:line-break/><text:span text:style-name="pb">[125]</text:span><text:line-break/>mo(-)lesterent &amp; solliciterent de quiter &amp; resigner sa Cu(-)<text:line-break/>re, mais il n'en voulut iamais rien faire, pour offres,<text:line-break/>prieres, ou menaces, ains ne voulant qu'elle tombast<text:line-break/>es mains<text:s/>des Loups : cognoissant son aage decrepit, il<text:line-break/>la bailla de son bon gré au chapitre de S. Laurens de<text:line-break/>Florence, sans aucun loyer, &amp; seulement pour l'a(-)<text:line-break/>mour de Dieu, vn peu deuant sa mort. Il a vescu 86.<text:line-break/>ans, &amp; mourut l'an 1483. le lour S. Estienne, le 26. de<text:line-break/>Decembre. Il voulut estre enseuely à Florence, à<text:line-break/>l'Hospital des Prestres, où deu(a2)t sa mort il auoit fait<text:line-break/>faire au milieu de l'Eglise vne sepulture auec cest<text:line-break/>Epitaphe.</text:p>
      <text:p text:style-name="p">Le Curé Arlotto a faict faire ceste sepulture pour<text:line-break/>luy, &amp; pour toutes les personnes qui voudront y<text:line-break/>entrer.</text:p>
      <text:p text:style-name="p">Il estoit de visage ioyeux, de moy(e2)ne stature, mais<text:line-break/>gros &amp; replet : à quoy ayant egard vn paisan auquel<text:line-break/>le Curé Arlotto retournant des champs à Florence<text:line-break/>demanda, pour ce qu'il estoit tard s'il entreroit en la<text:line-break/>porte, il respondit, Vne charette de foin y entreroit<text:line-break/><text:soft-page-break/>bien, comment ny entreriez vous ? Il estoit tant en(-)<text:line-break/>nemy des scandales, que se trouuant aux funerailles<text:line-break/>du sieur Dominique Maringhi chanoine de S. Lau(-)<text:line-break/>rens, &amp; voyant que pource que le corps estoit grand<text:line-break/>&amp; gros, tous les prestres faisoient dificulté de le por(-)<text:line-break/>ter enterre, &amp; qu'il y en eut grand debat, il ordonna<text:line-break/>qu'à sa mort, chac(u2) des huict prestres qui le deuoient<text:line-break/>porter gangnast six gros, &amp; pourtant quand il fut<text:line-break/>enseuely, chacun vouloit estre de ces huict, pour<text:line-break/>auoir ce gain. Tandis qu'il a vescu, il a tousiours vo(-)<text:line-break/>lontiers payé les decimes &amp; imposts tant de la part<text:line-break/>du Pape, que de la Republique. Il a faict plusieurs<text:line-break/><text:span text:style-name="pb">[n.p.]</text:span><text:line-break/>faceties, qui pourroient r(e2)plir vn gros liure, si on les<text:line-break/>vouloit toutes escrire.<text:s/>Tant y a, que vous ayant des(-)<text:line-break/>crit sa vie sommairement, pource qu'elle est remar(-)<text:line-break/>quable, ie vous veux reciter presentement le bro(-)<text:line-break/>quard qu'il d(o2)na aux Anglois, pour le mal des yeux.</text:p>
      <text:p text:style-name="p">Les galeres de Florence arriuerent en Angleterre<text:line-break/>vn iour, &amp; s'arresterent au port de Londres, où elles<text:line-break/>demourerent plusieurs mois, &amp; pour le long seiour<text:line-break/>qu'elles y firent, le Curé Arlotto, comme celuy qui<text:line-break/>hantoit vn chacun, &amp; qui estoit fort compagnable,<text:line-break/>estoit cogneu par toute la ville qui est grande &amp; fort<text:line-break/>celebre : il pratiqua l'amitié de plusieurs Anglois, &amp;<text:line-break/>principallement des Prestres &amp; gens d'Eglise, des(-)<text:line-break/>quels il apprint beaucoup de leurs mœurs &amp; coustu(-)<text:line-break/>mes. Et pource qu'en ce pays là ils boiu(e2)t &amp; mang(e2)t<text:line-break/>sans ordre &amp; mesure, aussi tost que les h(o2)mes appro(-)<text:line-break/>chent de l'aage de quar(a2)te ans, ils deuienn(e2)t fort rou<text:line-break/>ges &amp; enluminez, &amp; les yeux de la plus part, deui(e2)(-)<text:line-break/>nent bordez d'escarlatte. Ce qu'ils se persuadent leur<text:line-break/>aduenir, à cause de la subtilité de l'air, &amp; estiment<text:line-break/>qu'vne leur priere &amp; deuotion sert beaucoup, pour<text:line-break/>perdre ceste rougeur des yeux : &amp; ceste deuotion est<text:line-break/>que quand la messe est acheuee (ce qui estoit du<text:line-break/>temps d'Arlotto : car ie p(e2)se que mainten(a2)t ils n'ont<text:line-break/>ceste opinion, n'estans la plus part catholiques) tout<text:line-break/>le peuple se leue de sa place, &amp; vient à l'autel, &amp;<text:line-break/>le Prestre auec vn peu d'eau mise dedans le calice,<text:line-break/>disant certaines oraisons, frotte les yeux d'vn cha(-)<text:line-break/>cun. Or estant le Curé Arlotto, comme ie vous ay<text:line-break/>dict, cogneu de plusieurs gens de bien, &amp; h(o2)mes d'E(-)<text:line-break/>glise qu'il frequentoit volontiers, il fut inuité &amp; se(-)<text:line-break/>mond, à dire la Messe en l'Eglise Cathedralle, par<text:line-break/><text:span text:style-name="pb">[126]</text:span><text:line-break/>l'Archidiacre son b(o2) amy : ce qu'il accepta volontiers<text:line-break/>de faire, &amp; ne faillit pas à se trouuer à l'Eglise pour<text:line-break/>celebrer la Messe, à laquelle se trouua vn bon n(o2)bre<text:line-break/>de personnes, entre lesquelles estoit vn Seigneur<text:line-break/><text:soft-page-break/>Edouard, Cheualier de l'ordre de l'Esperon d'or, &amp;<text:line-break/>vn des Barons du Royaume, le(q2)l vn peu au parau(a2)t<text:line-break/>auoit faict le voyage d'Italie ou il auoit demouré (q2)l(-)<text:line-break/>que temps, &amp; mesmes estoit allé à Rome, pour r(e2)dre<text:line-break/>obeïss(a2)ce au Pape, au lieu de son Roy, lequel l'auoit<text:line-break/>enuoyé là, de maniere que y ayant faict seiour, &amp;<text:line-break/>mesmes prennant plaisir en la langue des Italiens,<text:line-break/>l'on ne disoit rien en icelle qu'il n'entendist bien,<text:line-break/>d'autant mieux que mesmes tout son plaisir estoit<text:line-break/>d'auoir quelque liure Italien, entre les mains, à fin<text:line-break/>de n'oublier ceste langue, qu'il ent(e2)doit aussi bi(e2) que<text:line-break/>l'Angloise. Apres la Messe, le Curé Arlotto voulut<text:line-break/>praticquer la coustume &amp; maniere de<text:s/>faire des Pre(-)<text:line-break/>stres Anglois, &amp; mit de l'eau en son calice, &amp; frot(-)<text:line-break/>toit les yeux de ceste eau, auec deux doigts, à tous<text:line-break/>ceux qui venoyent à luy, &amp; au lieu des oraisons que<text:line-break/>les autres Prestres Anglois auoyent accoustumé de<text:line-break/>dire, faisant ceste office,<text:s/>il disoit en Italien,<text:s/><text:span text:style-name="T3094">Beete me(-)</text:span><text:span text:style-name="T3095"><text:line-break/></text:span><text:span text:style-name="T3096">no, che il mal pro vi faccia.</text:span><text:s/>qui estoit à dire : Beuuez<text:line-break/>moins, que le mal prou vous fasse. Ce que le sieur<text:line-break/>Edouard, ayant assisté à la Messe, entendoit fort<text:line-break/>bien, lequel se promenant là aupres, pour ce plai(-)<text:line-break/>sir qu'il voyoit, ne se pouuoit pas tenir de rire : &amp;<text:line-break/>aussi tost qu'il fut party de là, il s'en alla soudain<text:line-break/>à la Court, pour porter ces plaisantes nouuelles, les(-)<text:line-break/>quelles il raconta de poinct en poinct au Roy, qui<text:line-break/>s'(e2) print fort à rire, cognoiss(a2)t bi(e2) pourquoy le Curé<text:line-break/>Arlotto auoit fait ce b(o2) tour, &amp; n'est(a2)t ignorant que<text:line-break/><text:span text:style-name="pb">[n.p.]</text:span><text:line-break/>l'iurongnerie de ses subiects, est cause de ceste rou(-)<text:line-break/>geur qui leur vient au visage, &amp; à la pluspart, de l'e(-)<text:line-break/>carlate des yeux, &amp; tout incontinent le bruit en fut<text:line-break/>semé entre tous les Seigneurs de la Court Et le Roy<text:line-break/>en ayant prins son plaisir, entre eux, voulut voir &amp;<text:line-break/>cognoistre cest homme qui estoit si facetieux, &amp; qui<text:line-break/>auoit tant plaisamment noté le vice de ses Anglois.<text:line-break/>Parquoy il enuoya vers luy, pour le faire venir, &amp; le<text:line-break/>Curé Arlotto, s'y en alla volontiers, pource qu'il se<text:line-break/>trouuoit souuent parmy les grands, &amp; faisoit moins<text:line-break/>de difficulté de gosser entre eux, qu'auec les moin(-)<text:line-break/>dres. Quand il fut deuant le Roy, qu'il salua auec<text:line-break/>toute reuerence, comme il estoit bien aprins<text:s/>de faire,<text:line-break/>le Roy luy demanda, pourquoy à la fin de sa mes(-)<text:line-break/>se, il auoit dit ces parolles, à ceux qui s'estoient pre(-)<text:line-break/>sentez, selon l'vsage &amp; coustume de son pays &amp;<text:line-break/>Royaume, pour estre soulagez du mal des yeux, au(-)<text:line-break/>quel s(o2) peuple estoit subiect, à<text:s/>cause de l'air trop sub<text:line-break/>til, &amp; pourquoy il auoit proferé ces mots en Itali(e2),<text:line-break/><text:span text:style-name="T3097">Beete meno che il mal pro vi faccia.</text:span><text:s/>Il fit resp(o2)ce au Roy<text:line-break/>qu'il les auoit dites &amp; proferees, au lieu des oraisons,<text:line-break/><text:soft-page-break/>que les Prestres d'Angleterre auoi(e2)t accoustumé de<text:line-break/>dire pour le mal des yeux, daut(a2)t qu'il ne les sçauoit<text:line-break/>pas. Le Roy se print fort à rire de ceste gentile res(-)<text:line-break/>ponce, &amp; luy demanda plusieurs autres choses, en la<text:line-break/>presence de plusieurs siens Gentils hommes &amp; Sei(-)<text:line-break/>gneurs, pour en auoir du plaisir, ayant<text:s/>esté bien in(-)<text:line-break/>formé des qualitez &amp; naturel de l'homme, &amp; com(-)<text:line-break/>me, pour ceste cause il estoit aymé &amp; caressé de plu(-)<text:line-break/>sieurs grands prelats &amp; Seigneurs, voire mesmes du<text:line-break/>Roy Alphonse, &amp; du Duc de Bourgongne, comme<text:line-break/>il a esté touché cy dessus en la vie d'iceluy. Et le Roy<text:line-break/><text:span text:style-name="pb">[127]</text:span><text:line-break/>le plus content du monde des plaisans propos &amp; dis(-)<text:line-break/>cours d'iceluy, apres auoir ouy plusieurs autres face(-)<text:line-break/>ties, luy fit donner du tresfin drap, pour faire deux<text:line-break/>robes &amp; autres habits, &amp; cinqu(a2)te escuz, &amp; mesmes<text:line-break/>tandis qu'il<text:s/>fut à Londres, luy fit beaucoup de ca(-)<text:line-break/>resses, &amp; à ceux de sa nation, pour l'amour de luy.</text:p>
      <text:h text:style-name="Titre2" text:outline-level="2">ARLOTTO ESTANT A NAPLES<text:line-break/><text:span text:style-name="T3098">taxe le Roy Alphonse d'Arragon d'erreur, &amp; le mon(-)</text:span><text:span text:style-name="T3099"><text:line-break/></text:span><text:span text:style-name="T3100">stre couché sur son liure, comme debiteur, pour vne faute</text:span><text:span text:style-name="T3101"><text:line-break/></text:span><text:span text:style-name="T3102">c(o2)mise d'auoir baillé 555</text:span><text:span text:style-name="T3103">5. escuz d'or à vn Alemand,</text:span><text:span text:style-name="T3104"><text:line-break/></text:span><text:span text:style-name="T3105">qui n'auoit rien, pour aller acheter des cheuaux en son</text:span><text:span text:style-name="T3106"><text:line-break/></text:span><text:span text:style-name="T3107">pays mesme d'Alemagne.</text:span></text:h>
      <text:h text:style-name="P3108" text:outline-level="2">novvelle vi.</text:h>
      <text:p text:style-name="P3109"><text:span text:style-name="T3110">T</text:span><text:span text:style-name="T3111">Ovte</text:span><text:s/>la compagnie trouua fort plaisant<text:line-break/>&amp; recreatif le traict du Curé Arlotto, &amp;<text:line-break/>apres qu'ils en eurent assez ry, la Royne<text:line-break/>se tournant du costé de Celse, qui estoit<text:line-break/>venu à son rang, luy commanda de s'aquiter de son<text:line-break/>deuoir, auec parolles les plus douces &amp; humaines du<text:line-break/>monde, entremestees d'vn tant gracieux sousry, que<text:line-break/>les plus reuesches cœurs eussent voulu plier souz son<text:line-break/>gouuernement, &amp; mesmes eust faict parler les pier(-)<text:line-break/>res, non seulement les hommes si gentils &amp; bien en<text:line-break/>languagez que ceux qui estoient là. Celse donc com(-)<text:line-break/>mencea à dire ainsi.</text:p>
      <text:p text:style-name="p">Puis que Philon a prins la peine de nous declarer<text:line-break/>quel estoit le Curé Arlotto, &amp; que la compagnie a<text:line-break/>iusques à present prins grand plaisir en toutes ses fa(-)<text:line-break/>ceties, &amp; ce qui est sorty de sa boutique, ie vous veux<text:line-break/><text:span text:style-name="pb">[n.p.]</text:span><text:line-break/>dire comme il reprint le Roy de Naples, &amp; le cou(-)<text:line-break/>cha sur son liure comme il auoit accoustumé de fai(-)<text:line-break/>re, tous ceux là qui commettoyent quelque notable<text:line-break/>erreur.</text:p>
      <text:p text:style-name="p">Vous deuez donc sçauoit, que les galeres des Flo(-)<text:line-break/>rentins retourn(a2)s de Sicile, s'arrester(e2)t à Naples, où<text:line-break/><text:soft-page-break/>elles seiournerent quelques iours, &amp;<text:s/>là estoit le Cu(-)<text:line-break/>ré Arlotto. Ce qu'entendu par le Roy Alphonse<text:line-break/>d'Arragon, qui en auoit desia ouy beaucoup de plai(-)<text:line-break/>santeries, &amp; entendu qu'il auoit vn liure, sur lequel<text:line-break/>il faisoit &amp; escriuoit Debiteurs, tous ceux là, qui fai(-)<text:line-break/>soyent quelque grande faulte. Parquoy il le manda,<text:line-break/>&amp; fit venir deuant luy : &amp; luy ayant faict bon ac(-)<text:line-break/>cueil &amp; reception, apres auoir ouy de luy quelque<text:line-break/>facetie &amp; sornette, il luy demanda s'il estoit vray<text:line-break/>qu'il eust ledict liure d'erreurs. Le Curé respondit<text:line-break/>qu'ouy : Auez vous,<text:s/>adiousta le Roy, couché sur ce<text:line-break/>liure, pour debteur, depuis le peu de temps que vous<text:line-break/>estes icy, quelqu'vn de noz Napolitains. Arlotto,<text:line-break/>qui sçauoit bien que mesmes il y auoit couché sa<text:line-break/>maiesté mesmes, fit response : Sire, celuy qui escrit<text:line-break/>n'a pas la memoire,<text:s/>&amp; ne se soucie pas beaucoup de<text:line-break/>retenir &amp; imprimer les choses qui aduiennent, en<text:line-break/>icelle : &amp; ayant faict apporter son liure, de la galere,<text:line-break/>l'ayant ouuert, il dict de fort bonne grace : Sire, ie<text:line-break/>trouue icy vne partie &amp; article de vostre Maie(-)<text:line-break/>sté, qui dict, le Roy Alphonse doit donner ou<text:line-break/>bailler, pour ceste grande faulte, d'auoir enuoyé a(-)<text:line-break/>cheter des cheuaux en Allemaigne, &amp; fié à Theodo(-)<text:line-break/>ric Alemand 5555. escuz d'or. Le Roy s'esmerueil(-)<text:line-break/>lant de cela, luy dit : Arlotto mon amy, trouuez vous<text:line-break/>que ce soit là vne si grande faulte ? I'ay esleué &amp;<text:line-break/><text:span text:style-name="pb">[128]</text:span><text:line-break/>nourry cestuy la à m(o2) seruice depuis son ieune aage,<text:line-break/>&amp; y a bien dixhuict ans qu'il mesert, m'ayant tous(-)<text:line-break/>iours esté tres fidele : &amp; m'est aduis qu'en ce cas vous<text:line-break/>auez eu peu de iugement, &amp; m'auez iniustement &amp;<text:line-break/>sans cause, faict debiteur, sur ce liure. Arlotto fit<text:line-break/>responce à ceste heure là. Prince tresserenissime, ie<text:line-break/>vous ay faict le deuoir, &amp; ne croy point qu'en ce li(-)<text:line-break/>ure se trouue vne plus grande erreur : &amp; mesmes<text:line-break/>considerant celuy qui l'a commise, en<text:s/>peut on voir<text:line-break/>vne plus grande &amp; plus notable, que de mettre tant<text:line-break/>d'argent entre les mains d'vn barbare Alemand, le(-)<text:line-break/>quel est pauure homme, &amp; n'a rien icy ny ailleurs<text:line-break/>qu'il puisse perdre ? Et ce qui est le pis, vostre Maie(-)<text:line-break/>sté l'enuoye en Allemaigne, qui est son pais &amp; mai(-)<text:line-break/>son. Voyons nous pas que pour auoir trespeu, le<text:line-break/>fils trompe le pere, &amp; le frere, deçoit le frere ? A<text:line-break/>l'on pas veu vn hermite auoir demouré treslong<text:line-break/>temps en son hermitage, menant vne saincte vie,<text:line-break/>par vne aspre &amp; rude penitence, lequel en fin par<text:line-break/>inspiration diabolique, a assassiné aucun par auari(-)<text:line-break/>ce ? L'homme, pour auoir argent, est le plus faulx a(-)<text:line-break/>nimal qui soit, &amp; que iamais l'on puisse cognoistre.<text:line-break/>Apres qu'Arlotto eut iustifié ceste partie, couchee<text:line-break/><text:soft-page-break/>sur son liure, par tant de raisons, le Roy demoura<text:line-break/>vaincu, &amp; ne sceut que dire : mais il dit vn peu apres<text:line-break/>à Arlotto. Et si, c(o2)tre tout ce que vous auez allegué,<text:line-break/>pour me faire tousiours debiteur, Theodoric mon<text:line-break/>seruiteur, retourne m'ayant acheté des cheuaux, ou<text:line-break/>auec l'arg(e2)t, si d'auanture il n'en achetoit, que diriez<text:line-break/>vous ? Arlotto respondit incontinent sans y peser. Si<text:line-break/>cela aduient, Sire, i'effaceray vostre Maiesté de des(-)<text:line-break/>sus mon liure, &amp; feray vostre Alemand Theodoric<text:line-break/><text:span text:style-name="pb">[n.p.]</text:span><text:line-break/>debiteur d'vne plus grande erreur &amp; folie. Le Roy<text:line-break/>à ce propos se mit à rire tant qu'il peut, &amp; cogneut<text:line-break/>que ce Florentin estoit homme de grand esprit, &amp;<text:line-break/>fort facetieux : &amp; pourtant ce-pendant qu'il demou(-)<text:line-break/>ra à Naples, il luy fit beaucoup de caresses, &amp; luy<text:line-break/>offrit &amp; dit, que s'il vouloit y demourer il le feroit<text:line-break/>riche, &amp; luy feroit auoir de gros benefices : mais Ar(-)<text:line-break/>lotto, qui n'estoit point auare, le remercia de ceste<text:line-break/>sienne bonne volonté enuers luy, &amp; respondit qu'il<text:line-break/>estoit cont(e2)t de son petit benefice : &amp; le Roy voiant<text:line-break/>qu'il s'en vouloit retourner<text:s/>en son païs, luy donna<text:line-break/>cinqu(a2)te escus, &amp; vne robe de fin drap, &amp; fit à ceux<text:line-break/>là des galeres beaucoup de faueurs pour l'amour de<text:line-break/>luy, ny plus ny moins qu'auoit faict le Roy d'An(-)<text:line-break/>gleterre, comme il estoit à Londres, suiuant ce qui<text:line-break/>nous a esté cy dessus<text:s/>rac(o2)te, par nostre compagnon,<text:line-break/>&amp; amy Philon.</text:p>
      <text:h text:style-name="Titre2" text:outline-level="2">ARLOTTO A DEVX NOTAIRES<text:line-break/><text:span text:style-name="T3112">en sa maison, pour vn soir, l'vn desquels est mal monté</text:span><text:span text:style-name="T3113"><text:line-break/></text:span><text:span text:style-name="T3114">de cheual, quoy qu'on l'eust asseuré, que son cheual al(-)</text:span><text:span text:style-name="T3115"><text:line-break/></text:span><text:span text:style-name="T3116">last comme vne nauire. A son partir, du matin le che(-)</text:span><text:span text:style-name="T3117"><text:line-break/></text:span><text:span text:style-name="T3118">ual ne bouge<text:s/></text:span><text:span text:style-name="T3119">d'vne place, pour l'esperon : Arlotto le</text:span><text:span text:style-name="T3120"><text:line-break/></text:span><text:span text:style-name="T3121">charge d'vne barre &amp; perche, &amp; monstre à le faire al(-)</text:span><text:span text:style-name="T3122"><text:line-break/></text:span><text:span text:style-name="T3123">ler comme vne nauire.</text:span></text:h>
      <text:h text:style-name="P3124" text:outline-level="2">Novvelle vii.</text:h>
      <text:p text:style-name="P3125"><text:span text:style-name="T3126">T</text:span>OVS ceux de la compagnie s'estans esmer(-)<text:line-break/>ueillez de la hardiesse &amp; plaisante viuacité<text:line-break/>d'esprit de cest Arlotto Florentin, &amp; ayans<text:line-break/>prins plaisir beaucoup en la nouuelle racontee par<text:line-break/><text:span text:style-name="pb">[129]</text:span><text:line-break/>Celse, de luy, la Royne fit signe à madame Constan(-)<text:line-break/>ce, qui estoit venue à son tour pour parler : laquelle<text:line-break/>luy obeït incontinent, &amp; commença à dire :</text:p>
      <text:p text:style-name="p">I'ay ouy autresfois de plaisans<text:s/>contes de ce Curé<text:line-break/>Arlotto, &amp; entre autres choses que i'ay entendu re(-)<text:line-break/>citer de luy, ie vous veux dire presentement comme<text:line-break/>il fit aller vn cheual en maniere d'vne nauire.</text:p>
      <text:soft-page-break/>
      <text:p text:style-name="p">Sçachez donc qu'vn soir arriuerent à S. Cresci à<text:line-break/>Maciuoli, Eglise du Curé Arlotto, deux Notaires de<text:line-break/>l'Euesché, lesquelz estans arriuez, &amp; le Curé sçach(a2)s<text:line-break/>leur venue, furent gracieusement receuz &amp; logez<text:line-break/>de luy, comme il auoit accoustumé de faire enuers<text:line-break/>tous ceux là qui alloient le voir, &amp; arriuoient en sa<text:line-break/>Parroisse, estans principallement d'Eglise ou Court<text:line-break/>d'icelle. Car il les enuoya prier de venir en sa mais(o2),<text:line-break/>où il leur fit tresbien apprester à soupper : &amp; les No(-)<text:line-break/>taires qui luy estoient bons amis, s'y en aller(e2)t d'au(-)<text:line-break/>tant plus volontiers, qu'ils estoient asseurez que le<text:line-break/>soupper ne se passeroit point sans rire, cognoissans<text:line-break/>le naturel du Curé. Ils y allerent donc, &amp; receurent<text:line-break/>fort bon traitement : &amp; apres soupper, apres plu(-)<text:line-break/>sieurs plaisans &amp; gracieux deuis, il dem(a2)da aux No(-)<text:line-break/>taires où ils alloient, &amp; quel chemin ils tenoient. A<text:line-break/>quoy ils respondirent incontinent, au moins l'vn<text:line-break/>d'eux. Nous deuons aller, pource que nostre inten(-)<text:line-break/>tion y est, prés de Firenzuola, prendre la possession<text:line-break/>d'vn benefice : nous sommes partis ce matin de bon(-)<text:line-break/>ne heure de la ville de Florence, pensant &amp; faisans<text:line-break/>nostre compte d'estre là à ce soir, mais au moy(e2) d'vn<text:line-break/>cheual que nous a baillé vostre Girard Casini, nous<text:line-break/>n'auons faict tout ce iour, au plus que deux lieuës &amp;<text:line-break/>demie, comme vous voyez : il nous faict grand tort :<text:line-break/><text:span text:style-name="pb">[n.p.]</text:span><text:line-break/>nous l'auons payé<text:s/>pour deux iours deuant que par(-)<text:line-break/>tir, &amp; il nous a dict que le Cheual estoit fort bon,<text:line-break/>que nous nous entrouueri(o2)s bi(e2) seruis &amp; qu'il alloit<text:line-break/>comme vne nauire. Le Curé dist à ceste heure là. Ie<text:line-break/>m'esmerueille de cela, &amp; du tour mauuais que Gi(-)<text:line-break/>rard vous ioue en cest endroit, s'il vous là asseuré<text:line-break/>pour b(o2) toutesfois, il a accoustumé de tenir &amp; auoir<text:line-break/>de bons cheuaux à l'estable, &amp; depuis quarante ans<text:line-break/>en çà, ie l'ay tousiours cogneu pour vn homme de<text:line-break/>bien : il faut bien qu'il ait pensé que le cheual fust<text:line-break/>meilleur, autrement il ne vous l'eust pas maintenu<text:line-break/>tel. Apres tous ces propos &amp; autres pleins de faceties<text:line-break/>l'heure venue de s'en aller coucher, il les mena luy<text:line-break/>mesme en vne bonne chambre, où il leur auoit faict<text:line-break/>aprester vn tresbon lict, à chacun, pour coucher à<text:line-break/>leur aise, &amp; les ayant recommandez à Dieu, il s'en<text:line-break/>alla &amp; les laissa se coucher, &amp; se retira en sa cham(-)<text:line-break/>bre estant desia bien tard, pource qu'ils s'estoient a(-)<text:line-break/>musez long temps à deuiser des nouuelles de Flo(-)<text:line-break/>rence. Le matin, les deux Notaires<text:s/>se reueillerent<text:line-break/>de bonne heure &amp; s'estans leuez &amp; equipez, ils re(-)<text:line-break/>mercierent humblement le Curé Arlotto de la gran(-)<text:line-break/>de courtoisie de laquelle il auoit vsé a l'endroit<text:line-break/>d'eux, estans deliberez d'eux en reuancher là où<text:line-break/><text:soft-page-break/>l'occasion se pourroit presenter,<text:s/>&amp; prenans congé<text:line-break/>de luy, dirent à Dieu. Le sieur, Clarissime, qui estoit<text:line-break/>le nom d'vn des Notaires, commençea à piquer son<text:line-break/>cheual, lequel pour tous les coups d'esperon qu'on<text:line-break/>luy donnoit, ne se voulut iamais mouuoir de place,<text:line-break/>&amp; le piquant on ne faisoit non plus que de donner<text:line-break/>d'vn poinçon en vne balle de laine. Parquoy le<text:line-break/><text:span text:style-name="pb">[130]</text:span><text:line-break/>Cheualier qui estoit dessus cuida creuer de depit, &amp;<text:line-break/>se fachant bien fort piquoit &amp; repiquoit, &amp; neant(-)<text:line-break/>moins le cheual estoit immobile, comme le cheual<text:line-break/>de Troye qui fut porté sur les<text:s/>murs d'Ilion &amp; e(-)<text:line-break/>stant eschauffé en son harnois &amp; tout fumé contre<text:line-break/>celuy qui luy auoit baillé ceste mauuaise &amp; mes(-)<text:line-break/>chante rosse, il se tourna vers le Curé Arlotto &amp;<text:line-break/>luy commencea à dire, que vous semble de vostre<text:line-break/>Girard, trouuez vous que le cheual qu'il m'a baillé,<text:line-break/>&amp; duquel il m'a trompé comme chacun peut voir,<text:line-break/>aille comme vne nauire ? A ceste heure là, le<text:line-break/>Curé print la barre de la porte de l'Eglise, &amp; com(-)<text:line-break/>mencea à le bastonner estrangement : &amp; pour ce(-)<text:line-break/>ste cause, le Cheual se sentant ainsi chargé, com(-)<text:line-break/>mencea à courir &amp; trotter : ce que voyant, il leur<text:line-break/>dist. Mes amis vous auez grand tort de blasmer ce(-)<text:line-break/>luy qui vous a loué ce cheual, Girard vous a dict<text:line-break/>la verité, qu'il alloit comme vne Nauire. Sçauez<text:line-break/>vous pas bien, que quand il n'y a gueres d'eau, en<text:line-break/>Arno, que les nauires ne vont pas, &amp; ne peuuent al(-)<text:line-break/>ler sans croc ou auiron ? Vostre cheual en faict<text:line-break/>ainsi. Le Cheualier qui estoit bien faché, chan(-)<text:line-break/>gea à tels propos, son courroux en risee, &amp; Arlot(-)<text:line-break/>to, comme liberal, leur bailla la barre,<text:s/>à fin<text:line-break/>qu'ils peussent faire aller le cheual comme vne na(-)<text:line-break/>uire.</text:p>
      <text:h text:style-name="Titre2" text:outline-level="2"><text:span text:style-name="pb">[n.p.]</text:span><text:line-break/>VN RICHE PAISAN MEVRT LE<text:line-break/><text:span text:style-name="T3127">iour du Vendredy Sainct, en la Paroisse du Curé Ar(-)</text:span><text:span text:style-name="T3128"><text:line-break/></text:span><text:span text:style-name="T3129">lotto : La mere se deul &amp; plaint que les cloches ne sonn(e2)t</text:span><text:span text:style-name="T3130"><text:line-break/></text:span><text:span text:style-name="T3131">à son enterrement, &amp; requiert au moins le<text:s/></text:span><text:span text:style-name="T3132">son de quel(-)</text:span><text:span text:style-name="T3133"><text:line-break/></text:span><text:span text:style-name="T3134">que chose : elle faict tant par importunité, que son fils est</text:span><text:span text:style-name="T3135"><text:line-break/></text:span><text:span text:style-name="T3136">enterré &amp; porté à l'Eglise, au son d'vne Cornemuse.</text:span></text:h>
      <text:h text:style-name="P3137" text:outline-level="2">novvelle viii.</text:h>
      <text:p text:style-name="P3138"><text:span text:style-name="T3139">C</text:span><text:span text:style-name="T3140">Hacvn</text:span><text:s/>disoit qu'Arlotto auoit trou(-)<text:line-break/>ué vne bonne inuention, pour faire al(-)<text:line-break/>ler vn cheual comme vne nauire,<text:s/>qu(a2)d<text:line-break/><text:soft-page-break/>La Royne commanda à madame Flo(-)<text:line-break/>rette de dire la sienne : laquelle com(-)<text:line-break/>mença en ceste maniere :</text:p>
      <text:p text:style-name="p">Ie vous veux raconter aussi, &amp; faire vn conte<text:line-break/>d'Arlotto comme les autres, s'il vous plaist m'ouir,<text:line-break/>comme ie pense que vous ferez, attendu que vous<text:line-break/>prenez plaisir és faceties de cest homme.</text:p>
      <text:p text:style-name="p">En la Parroisse de S. Cresci, qui estoit le benefico<text:line-break/>du Curé Arlotto, mourut vn ieune Païsan assez ri(-)<text:line-break/>che, le Vendredy Sainct. Le Curé inuita beaucoup<text:line-break/>de Prestres, &amp; de peuple à l'enterrement du Païsan :<text:line-break/>&amp; à l'heure deuè, les Prestres allerent auec la Croix,<text:line-break/>querir le mort. La mere du deffunct à ceste heure<text:line-break/>là, toute de cheuelee, &amp; pleurant d'vne estrange ma(-)<text:line-break/>niere, se ietta au col du Curé, &amp; luy dist. Mon Cu(-)<text:line-break/>ré, i'ay perdu tout mon confort, toute ma conso(-)<text:line-break/>lation, &amp; tout mon bien : cestuy cy estoit le pere de<text:line-break/>toute ceste famille, gaignoit, payoit la taille, tra(-)<text:line-break/>uailloit &amp; gouuernoit toute la maison. Le Curé la<text:line-break/>voyant en tel estat, en eut grande pitié, &amp; la<text:line-break/><text:span text:style-name="pb">[131]</text:span><text:line-break/>consola le mieux qu'il peut, l'aduisant<text:s/>d'auoir patience,<text:line-break/>&amp; de penser que son filz estoit mortel, &amp; qu'il estoit<text:line-break/>né à ceste condition là, de mourir vne fois, comme<text:line-break/>tous les autres hommes. La mere escouta volontiers<text:line-break/>son pasteur, &amp; quand elle vid qu'il eut acheué son<text:line-break/>propos, tendant entierement à<text:s/>sa consolati(o2), elle luy<text:line-break/>dit. La mort de m(o2) fils m'est bi(e2) facheuse &amp; griefue,<text:line-break/>aut(a2)t qu'autre accid(e2)t qui me sçauroit aduenir, ay(a2)t<text:line-break/>perdu tout le support de la maison, mais ce qui me<text:line-break/>fache le plus, est de le voir qu'il est porté en la fosse<text:line-break/>comme vn chien. Comme vn chien, dist le Curé,<text:line-break/>pour quelle occasion ? quand quelque grand &amp; hon(-)<text:line-break/>norable Citoy(e2) &amp; Bourgeois de Flor(e2)ce seroit mort<text:line-break/>en ce païs, on ne luy pourroit faire plus grand hon(-)<text:line-break/>neur : nous sommes vingt &amp; deux Prestres pour<text:s/>ch(a2)(-)<text:line-break/>ter, &amp; voicy beaucoup de peuple pour l'honnorer &amp;<text:line-break/>acc(o2)paigner son corps, sel(o2) la tresso(u2)able coustume,<text:line-break/>au t(o2)beau : que voulez vous d'auantage ? vous n'auez<text:line-break/>que faire de vous plaindre : ri(e2) ne defaut à cest enter(-)<text:line-break/>rement de vostre fils, sinon qu'il faudroit encore en<text:line-break/>l'Eglise vne couple de chandeliers, &amp; dix liures de<text:line-break/>cierges. Ceste femme y pourueut incontinent : &amp; se<text:line-break/>plaignant de reches : elle dit au Curé. M(o2)sieur, le plus<text:line-break/>gr(a2)d desplaisir que i'aye en ce monde, est de voir<text:s/>que<text:line-break/>mon fils soit enseuely &amp; mis en terre sans le son des<text:line-break/>cloches, ou autre son, comme vne beste. Or est il que<text:line-break/>ceste femme se m(o2)stroit bi(e2) simple, pource qu'en ce<text:line-break/>temps là du Ieudy, Vendredy &amp; Samedy Sainct, le<text:line-break/>son des cloches cesse, &amp; n'est iamais<text:s/>ouy en l'Eglise<text:line-break/><text:soft-page-break/>Saincte &amp; Catholique, pour b(o2)ne raison. Et pourt(a2)t<text:line-break/>c(o2)me ceste pauure se me en importunast le Curé,<text:line-break/>&amp;luy dist. Ne sera il possible (q2) vous fassiez vn peu<text:line-break/><text:span text:style-name="pb">[n.p.]</text:span><text:line-break/>sonner ? Le Curé commenceant à se facher de telle<text:line-break/>importunité, luy dist. Ne vous mettez point en fan(-)<text:line-break/>tasie cela, ie voy bien que vous estes ignor(a2)te, &amp; que<text:line-break/>vous demandez vne chose, que vous ne sçauez pas<text:line-break/>estre defendue &amp; ne se pouuoir faire. Quand le Pa(-)<text:line-break/>pe &amp; l'Empereur mourroyent en ces trois saincts<text:line-break/>iours, l'(o2)<text:s/>ne sonneroit les cloches pour chose du m(o2)(-)<text:line-break/>de : &amp; pour ceste cause ne vous en tourmentez point<text:line-break/>tant la teste, car vous demandez ce qui est impossi(-)<text:line-break/>ble. La mere fut bien fachee de cela, &amp; plus encore<text:line-break/>que de la mort &amp; perte de son fils, tant elle estoit sim<text:line-break/>ple, &amp; pourtant elle dist. Monsieur, il y a icy vn gar(-)<text:line-break/>çon qui sçait fort bi(e2) sonner la Cornemeuse, ie vous<text:line-break/>prie, pour l'amour de Dieu, que tandis qu'on le por(-)<text:line-break/>tera, il vous plaise le laisser sonner, car le son de la<text:line-break/>cornemuse n'est pas le<text:s/>son des cloches, de maniere<text:line-break/>que i'estime qu'il n'y aura point de danger en cela,<text:line-break/>&amp; vous le deuez permettre : autrement, ie vous as(-)<text:line-break/>seure bien, que si l'on met mon fils en terre, sans quel<text:line-break/>que son, ie mourray de desespoir. Le Curé ayant co(-)<text:line-break/>gnu la simplicité de ceste femme, &amp; la passion qu'elle<text:line-break/>auoit de ce que l'on ne sonnoit point, luy pensa re(-)<text:line-break/>monstrer qu'elle estoit folle de tenir ces propos du<text:line-break/>son de la cornemuse, &amp; que ce n'estoit pas en cest en<text:line-break/>droit qu'il deuoit estre apliqué, pource que c'estoit<text:line-break/>vn son d'esiouissance : mais quelque remonstrance<text:line-break/>qu'il luy sçeust faire, elle persista en sa demande, &amp;<text:line-break/>dist qu'elle ne dureroit points s'il ne luy accordoit le<text:line-break/>son au moins d'vne cornemuse, &amp; crioit &amp; tempe(-)<text:line-break/>stoit d'vne estrange façon. Parquoy le<text:s/>Curé Arlotto<text:line-break/>voy(a2)t qu'elle troubloit ainsi les funerailles, &amp; qu'el(-)<text:line-break/>le scandalisoit tout le peuple, la r'enuoya, &amp; luy dist<text:line-break/><text:span text:style-name="pb">[132]</text:span><text:line-break/>qu'elle en fist ce qu'elle voudroit, estant bien aise de<text:line-break/>se voir despestré de ses importunes &amp; sottes deman(-)<text:line-break/>des. A l'heure ceste femme estant à demy allegee de<text:line-break/>sa passion &amp; douleur, pour la mort de son fils, qui e(-)<text:line-break/>stoit toute son esper(a2)ce, dist. O que nous deu(o2)s prier<text:line-break/>Dieu pour nostre Curé : &amp; qui est le Prestre qui<text:line-break/>m'eust octroyé ceste faueur ? Et ainsi ils porterent le<text:line-break/>corps à l'Eglise, qui estoit plus de demie lieuë loin,<text:line-break/>tousiours au son de la Cornemeuse, &amp; tout le pays<text:line-break/>courut à ceste nouueauté, &amp; par ainsi ce corps fut<text:line-break/>enseuely &amp; mis en terre auec pleur &amp; ris tout en(-)<text:line-break/>semble.</text:p>
      <text:soft-page-break/>
      <text:h text:style-name="Titre2" text:outline-level="2">VN ANGEVIN ESTANT ARRIVE<text:line-break/><text:span text:style-name="T3141">tard<text:s/></text:span><text:span text:style-name="T3142">en vne hostellerie, tout trempé &amp; mouillé, &amp;</text:span><text:span text:style-name="T3143"><text:line-break/></text:span><text:span text:style-name="T3144">ayant trouué deuant le feu plusieurs gaudisseurs du lieu</text:span><text:span text:style-name="T3145"><text:line-break/></text:span><text:span text:style-name="T3146">qui s'amusoient à iouer &amp; à boire, &amp; qui l'empeschoi(e2)t</text:span><text:span text:style-name="T3147"><text:line-break/></text:span><text:span text:style-name="T3148">de se chauffer à son aise, trouua vn subtil moyen pour</text:span><text:span text:style-name="T3149"><text:line-break/></text:span><text:span text:style-name="T3150">les faire sortir, &amp; se moquer d'eux.</text:span></text:h>
      <text:h text:style-name="P3151" text:outline-level="2">novvelle viii.</text:h>
      <text:p text:style-name="P3152"><text:span text:style-name="T3153">L</text:span>A precedente nouuelle mise à fin, la<text:line-break/>Royne commanda à Folquet de dire<text:line-break/>la siene, lequel commencea à dire<text:line-break/>ainsi.</text:p>
      <text:p text:style-name="p">Vn Angeuin fort facetieux, venant<text:line-break/>de la Ferté vn soir entre autres, logea à la Fleche, s'(e2)<text:line-break/>voulant retourner à Angers : &amp; voyant<text:s/>que ceux de<text:line-break/>la Fleche estoi(e2)t gr(a2)ds moqueurs, il leur voulut bien<text:line-break/><text:span text:style-name="pb">[n.p.]</text:span><text:line-break/>monstrer qu'il en sçauoit plus qu'eux, &amp; qu'en ma(-)<text:line-break/>tiere de gaudisserie il estoit pour leur faire leçon. Le<text:line-break/>iour qu'il arriua là, estoit vn iour de feste, à raison<text:line-break/>dequoy le logis où il descendit, estoit plein d'hom(-)<text:line-break/>mes du lieu, qui beuuoient &amp; faisoient bonne che(-)<text:line-break/>re, rostissans des chattaignes aupres du feu, pource<text:line-break/>qu'il faisoit grand froid, &amp; que c'estoit enuiron<text:line-break/>Noël, de maniere qu'ils estoient tous arrengez de(-)<text:line-break/>uant<text:s/>le feu, duquel l'Angeuin auoit b(o2) besoin, pour(-)<text:line-break/>ce que ce iour là auoit esté fort mauuais pour luy, &amp;<text:line-break/>qu'il auoit tousiours eu la pluye &amp; la neige sur le dos :<text:line-break/>&amp; le pauure homme estoit tout morfondu, gelé &amp;<text:line-break/>trempé, &amp; eust voulu, arriuant à l'hostellerie, que<text:line-break/>les copieux, qui empeschoient la cheminee, eussent<text:line-break/>esté loing de là, à fin d'auoir belle place deu(a2)t le feu,<text:line-break/>pour se secher &amp; chauffer à son aise, sans aucune c(o2)(-)<text:line-break/>trainte de ces manieres de gens qui estoi(e2)t sur luy.<text:line-break/>Mais il trouua sur le champ vn b(o2) moyen pour s'en<text:line-break/>defaire, ce que n'auoit peu l'hoste, qui leur auoit dit<text:line-break/>maintesfois qu'ils se retirassent de là, &amp; pource qu'il<text:line-break/>estoit tard, ils s'en allassent en leurs maisons, auec<text:line-break/>leurs femmes, sans s'amuser si tard à iouër, comme<text:line-break/>ils faisoi(e2)t, &amp; chauffer leurs couilles (Folquet lascha<text:line-break/>ce mot deuant ces Dames, pource qu'il estoit plai(-)<text:line-break/>sant,) mais quoy qu'il sçeust dire, &amp; l'Angeuin aussi,<text:line-break/>ils ne voulurent partir de là, disans qu'ils estoient là<text:line-break/>pour leur argent aussi bien qu'vn autre. L'Angeuin,<text:line-break/>qui auoit l'esprit subtil, lequel toutesfois estant tant<text:line-break/>mouillé, qu'à peine se pouuoit il eschauffer &amp; es(-)<text:line-break/>suyer, commença à penser en soy mesme, comme<text:line-break/>il s'en pourroit deliurer, &amp; les oster d'entour de luy.<text:line-break/>Et pour ce faire, il commença<text:s/>à se m(o2)strer fort faché<text:line-break/><text:soft-page-break/><text:span text:style-name="pb">[133]</text:span><text:line-break/>&amp; melancholique, comme à la verité il n'auoit pas<text:line-break/>occasion d'estre beaucoup ioyeux, estant en vn tel<text:line-break/>equippage : Il demouroit là sans parler, auec vne c(o2)(-)<text:line-break/>tenance d'vn homme triste à merueilles : &amp; auquel<text:line-break/>est aduenu quelque grand mal. L'hoste qui cognois(-)<text:line-break/>soit bi(e2) le naturel de l'Angeuin estre gaillard, &amp; qui<text:line-break/>ne l'auoit iamais veu autre que gay, ioyeux, &amp; fort<text:line-break/>facetieux, luy dist : Sire Anthoine (qui estoit le nom<text:line-break/>de l'Angeuin) vous me semblez fort changé de vo(-)<text:line-break/>stre naturel &amp; coustume : vous souliez estre ioyeux<text:line-break/>par dessus tous les hommes du monde, &amp; mainten(a2)t<text:line-break/>vous estes triste &amp; ne dites mot : qu'auez vous ce<text:line-break/>soir, que vous estes ainsi en extase, contre vostre na(-)<text:line-break/>turel ? Si vous vous trouuez mal, dictes le : car il n'y<text:line-break/>a chose que nous ne fassions pous vous, qui sçauez<text:line-break/>de longtemps que nous sommes de vos bons amis.<text:line-break/>Anthoine qui n'estoit ignorant de l'affection qu'ils<text:line-break/>luy portoient, pource qu'il ne prenoit iamais autre<text:line-break/>logis, &amp; qu'il payoit bien son hoste, dit à ceste heure<text:line-break/>là. Mon hoste, ie n'ay pas occasion de rire selon ma<text:line-break/>coustume comme vo(us) dites, ny de me resiouir trop :<text:line-break/>car il m'est aduenu vn grand mal &amp; infortune : i'ay<text:line-break/>perdu beaucoup d'argent, qui m'est tombé de ceste<text:line-break/>fauconniere que vo(us) voyez là sur ceste table, il m'est<text:line-break/>tombé quatorze liures de monnoye, &amp; cinquante<text:line-break/>escus sol : mais i'espere en trouuer quelques vns,<text:line-break/>pource que ie ne pense les auoir perdus sinon depuis<text:line-break/>deux lieuës &amp; demie en çà, où ie suis desc(e2)du pour<text:line-break/>pisser : &amp; là en remontant à cheual, ma fauconniere<text:line-break/>s'est rompue à vn clou de l'arçon, &amp; m(o2) arg(e2)t m'est<text:line-break/>tombé peu à peu par là : i'y fusse retourné presente(-)<text:line-break/>ment, mais estant déja tard, &amp; mouillé c(o2)me ie suis,<text:line-break/><text:span text:style-name="pb">[n.p.]</text:span><text:line-break/>i'ay voulu differer, afin de me seicher : car ie sçay<text:line-break/>bien que veu le mauuais temps, personne n'est ve(-)<text:line-break/>nu apres moy : mais ie vous prie me faire ce plaisir<text:line-break/>de venir demain de grand matin, ou enuoyer quel(-)<text:line-break/>qu'vn auec moy pour retrouuer mon argent, ce qui<text:line-break/>sera facile, encore que ie ne pense recouurer tout,<text:line-break/>pource qu'il sera entré quelque escu en la fange,<text:line-break/>qui ne se pourra voir. Aussi tost que l'Angeuin eust<text:line-break/>dict cela, faisant bonne mine, &amp; se monstrant tous(-)<text:line-break/>iours bien fasché, l'on veid ces hommes qui l'im(-)<text:line-break/>portunoient là, &amp; l'empeschoient, s'en aller file à<text:line-break/>file, sans sonner mot, &amp; les vns apres les autres, de<text:line-break/>maniere qu'il ne demeura personne. Et ayans chife(-)<text:line-break/>té entre eux ie ne sçay quoy, ils proposerent ensem(-)<text:line-break/>ble, &amp; s'accorderent d'aller chercher cest argent : &amp;<text:line-break/>de faict, ils s'y en allerent auec quelques lanternes,<text:line-break/><text:soft-page-break/>ne se soucians point du mauuais temps qui faisoit,<text:line-break/>ny de la grosse pluye qui tomboit, apres la neige,<text:line-break/>s'estant vn peu le temps adoucy, quoy qu'il fit gr(a2)d<text:line-break/>froid. Par ce moyen l'Angeuin se deliura des Co(-)<text:line-break/>pieux de la Fleche, &amp; s'en despestra habilement, en<text:line-break/>les enuoyant chercher l'argent de nuict. Et le sire<text:line-break/>Anthoine demeura pres du feu à se chauffer &amp; sei(-)<text:line-break/>cher à son aise, ayant belle place. Quand ils fu(-)<text:line-break/>rent partis, l'Hoste dit à l'Angeuin, qu'il pensoit<text:line-break/>bien qu'il auoit mal faict de dire deuant ceux-là qui<text:line-break/>venoient de partir, qu'il auoit perdu de l'argent<text:line-break/>(pource que l'autre le croyoit, &amp; pensoit qu'il fust<text:line-break/>vray.) Et adiousta : Sire Anthoine, cognoissez<text:line-break/>vous si mal ce peuple icy, qu'il vous soit eschap(-)<text:line-break/>pé de faire ceste<text:s/>faulte ? ils s'en iront chercher vo(-)<text:line-break/>stre argent, qu'ils emporteront, &amp; en feront<text:line-break/><text:span text:style-name="pb">[134]</text:span><text:line-break/>bonne chere entre eux, &amp; se moqueront de vous. A<text:line-break/>quoy l'Angeuin en riant respondit : S'ils se moc(-)<text:line-break/>quent, ie leur pardonne : &amp; s'ils trouuent mon ar(-)<text:line-break/>gent, ie leur donne de bon cœur. L'hoste qui n'e(-)<text:line-break/>stoit des plus niais, voyant rire le sieur Anthoine, &amp;<text:line-break/>considerant la subtilité d'iceluy en toutes ses acti(o2)s,<text:line-break/>qu'il auoit remarquees autresfois, cogneut qu'il a(-)<text:line-break/>uoit baillé la baye aux Copieux du lieu, &amp; pource<text:line-break/>qu'il n'en estoit pas natif, &amp; qu'il vouloit mal à ceste<text:line-break/>mauuaise maniere se gaudir &amp; se moquer d'vn cha(-)<text:line-break/>cun, il en fut le plus c(o2)tent du monde : &amp; est(a2)s d'au(a2)(-)<text:line-break/>ture suruenus quelques honnestes h(o2)mes qui soup(-)<text:line-break/>per(e2)t auec le sieur Anthoine l'Angeuin, l'Hoste leur<text:line-break/>raconta le gentil traict, duquel ils se cuiderent tous<text:line-break/>pasmer de rire, d'aut(a2)t plus qu'ils voyoient (q2) l'An(-)<text:line-break/>geuin, qui estoit là, ne rioit point, &amp; neantmoins<text:line-break/>auoit vne certaine contenance, voyant laquelle vn<text:line-break/>homme n'eust peu se contrister ou fascher en sorte<text:line-break/>du monde.</text:p>
      <text:h text:style-name="Titre2" text:outline-level="2">VN CERTAIN BANQVIER DE<text:line-break/><text:span text:style-name="T3154">Sienne estant en peine pour huict mille deux cents du(-)</text:span><text:span text:style-name="T3155"><text:line-break/></text:span><text:span text:style-name="T3156">cats qu'il auoit receu, &amp; estant en procez prest d'estre</text:span><text:span text:style-name="T3157"><text:line-break/></text:span><text:span text:style-name="T3158">condamné à les rendre deux fois, ayant desia eu deux</text:span><text:span text:style-name="T3159"><text:line-break/></text:span><text:span text:style-name="T3160">sentences con</text:span><text:span text:style-name="T3161">tre luy, à la troisiesme gaigne sa cause,</text:span><text:span text:style-name="T3162"><text:line-break/></text:span><text:span text:style-name="T3163">par le moyen d'vn sien amy ignorant des loix &amp; bon(-)</text:span><text:span text:style-name="T3164"><text:line-break/></text:span><text:span text:style-name="T3165">nes lettres.</text:span></text:h>
      <text:h text:style-name="P3166" text:outline-level="2">Novvelle x.</text:h>
      <text:p text:style-name="p"><text:span text:style-name="pb">[n.p.]</text:span></text:p>
      <text:soft-page-break/>
      <text:p text:style-name="P3167"><text:span text:style-name="T3168">T</text:span><text:span text:style-name="T3169">Ovte</text:span><text:s/>la compagnie trouua le tour de<text:line-break/>l'Angeuin subtil, disant que puis que ceux<text:line-break/>de la Fleche sont moqueurs, cest Angeuin<text:line-break/>du païs<text:s/>mesmes auoit eu raison de se mo(-)<text:line-break/>quer d'eux, &amp; les chasser, veu qu'ils auoi(e2)t esté si in(-)<text:line-break/>pudens de demeurer là, quoy que l'hoste les eust re(-)<text:line-break/>quis de se retirer. Et la Royne voy(a2)t qu'il n'y auoit<text:line-break/>plus que Lauinie à raconter la sienne, va dire<text:s/>incon(-)<text:line-break/>tinent.</text:p>
      <text:p text:style-name="p">Vn Florentin n'ayant iamais estudié, &amp; sans let(-)<text:line-break/>tres, mais d'esprit fort gentil, retournant de Rome,<text:line-break/>fut retenu &amp; retardé à Siene par vn sien grand a(-)<text:line-break/>my &amp; homme de moyens, lequel de bonne fortune<text:line-break/>faisoit le lendemain les nopces d'vn sien nepueu, où<text:line-break/>se trouua ce Florentin, n(o2)mé Lucio, parmy vn gr(a2)d<text:line-break/>nombre de Cheualiers, Docteurs &amp; Gentils-hom(-)<text:line-break/>mes : &amp; furent tenus en telle honorable compagnie<text:line-break/>beaucoup de bons propos pour rire. Cest amy qui se<text:line-break/>nommoit le Seigneur Pandolphe, demanda à vn de<text:line-break/>ces Docteurs, Iurisconsultes,<text:s/><text:span text:style-name="T3170">in vtroque iure,</text:span><text:s/>comme<text:line-break/>il iroit du faict de son nepueu (ne vous esbahissez si<text:line-break/>i'ay dict ces trois mots de Latin, qui sont tant vsitez,<text:line-break/>&amp; peu conuenables à la pluspart de nos docteurs de<text:line-break/>loix, qui se peuuent plustost dire osteurs ou falsifica(-)<text:line-break/>teur des Loix, que Docteurs &amp; obseruateurs d'icel(-)<text:line-break/>les) lequel estoit en procez. Le Legiste fit responce,<text:line-break/>qu'il pensoit bien que l'affaire iroit mal pour luy, &amp;<text:line-break/>qu'il auroit bien tost sentence contraire, qui seroit au<text:line-break/>profit de ses parties, laquelle estant la troisiesme, il<text:line-break/>n'y auroit plus aucun remede : &amp; deuiserent de cela<text:line-break/>long temps. Le Florentin Lucio escoutoit, &amp; com(-)<text:line-break/>mençant à rire, pource qu'il cognoissoit bien<text:line-break/><text:span text:style-name="pb">[135]</text:span><text:line-break/>l'hu(-)meur d'aucuns Legistes &amp; Aduocats qui ont la con(-)<text:line-break/>science estroicte comme la manche d'vn Cordelier.<text:line-break/>Et le Seigneur Pandolphe le voyant rire, luy dem(a2)(-)<text:line-break/>da pourquoy il rioit, Lucio luy respondit : Bien que<text:line-break/>ie n'aye entierement entendu l'affaire &amp; differ(e2)t de<text:line-break/>vostre nepueu, ce ne(a2)tmoins, à ce que i'ay compris,<text:line-break/>il me semble fort aisé de faire qu'il gaigne sa cause, &amp;<text:line-break/>voudrois, s'il vous plaist, entendre exactement le<text:line-break/>faict. Alors Pandolphe appella son nepueu, &amp; luy<text:line-break/>dist : Racontez icy à Lucio tout le faict de ce procez,<text:line-break/>&amp; origine d'iceluy : &amp; le nepueu qui auoit nom le<text:line-break/>Seigneur Arnolfini, commença ainsi. Il n'y a pas<text:line-break/>long temps que trois compagnons de nauire arriue(-)<text:line-break/>rent en ceste ville, lesquels auoient prins à leur mai(-)<text:line-break/>stre vn vaisseau chargé &amp; plein de marchandise, &amp;<text:line-break/>vendu tout enuiron 8000. ducats : &amp; regardans entre<text:line-break/>eux en quel lieu ils se deuoi(e2)t arrester, Milan &amp; Na(-)<text:line-break/><text:soft-page-break/>ples ne leur sembla à propos, &amp; lieu seur pour se re(-)<text:line-break/>tirer, pource que l'on viuoit là, à la vol(o2)té d'vn seul,<text:line-break/>à Rome l'on punit &amp; note tous les delicts &amp;<text:s/>fautes :<text:line-break/>à Venise toute sorte de gens arriuent : &amp; apres vne<text:line-break/>longue deliberation, ils conclurent de venir demeu(-)<text:line-break/>rer en ceste ville. Ils vindrent tous trois à nostre<text:line-break/>banque, &amp; me baillerent huict mille deux cents du(-)<text:line-break/>cats à garder, à la charge, que ie<text:s/>ne leur en donnasse<text:line-break/>aucun profit, &amp; que ie ne les rendisse sinon à tous<text:line-break/>trois ensemble : l'escrit &amp; recognoissance porte celà :<text:line-break/>de maniere que quand ils venoient pour auoir quel(-)<text:line-break/>que somme d'argent, on la bailloit tousiours à tous<text:line-break/>les trois d'accord. Vn<text:s/>d'iceux, de là à quelques<text:line-break/>mois, delibera de tromper les deux autres. Et voicy<text:line-break/>comme il ourdit &amp; brassa la tromperie. Il leur dist<text:line-break/><text:span text:style-name="pb">[n.p.]</text:span><text:line-break/>vn soir, Compagnons, nous faisons mal, &amp; nous c(o2)(-)<text:line-break/>sommons peu à peu, nous auons déja employé cinq<text:line-break/>cents ducats de<text:s/>cest argent en sept mois que nous<text:line-break/>sommes icy, &amp; si nous c(o2)tinuons à faire ainsi, nous<text:line-break/>en aurons bien tost la fin, &amp; nous ne nous trouuer(o2)s<text:line-break/>plus ri(e2) : parquoy ie serois d'aduis (q2) nous achetassi(o2)s<text:line-break/>de ce reste vne maison aux champs, auec quelques<text:line-break/>terres &amp; possessions de reuenu, qui nous d(o2)nassent<text:line-break/>du pain, &amp; autres choses necessaires. Les deux autres<text:line-break/>respondirent que c'estoit bien pensé à luy, &amp; qu'il<text:line-break/>luy en laissoient le soing qu'il fist ce qu'il co(-)<text:line-break/>gnostroit estre expedient &amp; conuenable<text:s/>pour le pro(-)<text:line-break/>fit de tous. Cestui-cy qui brassoit la tromperie vint<text:line-break/>apres moy, &amp; me raconta tout le faict, &amp; la delibera(-)<text:line-break/>tion prinse, &amp; ie luy conseillay de ce faire, &amp; que ce(-)<text:line-break/>ste intention d'acheter vn lieu pour tous trois, qui<text:line-break/>fust de reuenu, estoit fort bonne. Il me dist qu'il fal(-)<text:line-break/>loit que ie tinsse leur argent pour l'auoir quand be(-)<text:line-break/>soing seroit. Ie luy feis responce qu'ils l'auroient<text:line-break/>quand bon leur sembleroit : que ie tenois banque du<text:line-break/>mien, &amp; que ie ne m'aydois ny seruois de leurs de(-)<text:line-break/>niers, &amp; que quand ils les voudroi(e2)t retirer, ils m'en<text:line-break/>aduertissent quatre iours deu(a2)t, &amp; qu'il suffiroit. Celà<text:line-break/>demeura ainsi bien vn mois : &amp; le temps venu de la<text:line-break/>fauconnerie &amp; chasse des oiseaux, ses compagnons<text:line-break/>furent inuitez par certains ieunes hommes<text:s/>de Siene,<text:line-break/>de demeurer vn mois auec eux en certaines metai(-)<text:line-break/>ries à eux appartenans, à passer le temps &amp; se recreer.<text:line-break/>Ils accepterent la semonce, &amp; accorderent de leur<text:line-break/>faire compagnie. Quand le compagnon le sçeut,<text:line-break/>il commença à forger la tromperie qu'il auoit pour(-)<text:line-break/>pensee vn mois deuant : il vient à moy soudain, &amp;<text:line-break/><text:span text:style-name="pb">[136]</text:span><text:line-break/>me dit : Ie pense auoir trouué à acheter vn beau lieu,<text:line-break/><text:soft-page-break/>auec plusieurs possessions : &amp; estime que i'en feray<text:line-break/>bien tost le marché : ie vous en aduerty quelques<text:line-break/>iours deuant, afin que vous teniez nostre arg(e2)t tout<text:line-break/>prest. Ie luy respondy qu'ils l'auroient quand il leur<text:line-break/>plairoit : &amp; estant retourné en la maison, il dit à<text:line-break/>ses compagnons qu'il feroit bien tost l'affaire pour(-)<text:line-break/>pensee, &amp; qu'il auoit descouuert vn beau lieu à a(-)<text:line-break/>chepter. Cependant comme le temps approchast,<text:line-break/>auquel ils deuoient aller auec les Sienois chasser aux<text:line-break/>champs, le malicieux compagnon leur dist le soir de<text:line-break/>deuant. Vous vous en allez demain au matin : &amp; ne(-)<text:line-break/>antmoins il fault aller à la banque, pour auoir 70. du(-)<text:line-break/>cats,<text:s/>pour payer le louage de la mais(o2), &amp; se prouuoir<text:line-break/>de beaucoup de choses necessaires. Ils luy dirent in(-)<text:line-break/>continent, qu'ils passeroient le matin à cheual, par<text:line-break/>deuant la banque, pour en donner charge &amp; com(-)<text:line-break/>mission : Incontinent il me vint dire, Ie viendray de(-)<text:line-break/>main ou apres demain, querir l'arg(e2)t, pour l'affaire (q2)<text:line-break/>sçauez, ie fis resp(o2)ce, qu(a2)d vo(us) voudrez. Le matin les<text:line-break/>deux autres prehastez des deux autres qui les auoi(e2)t<text:line-break/>inuitez, monterent à cheual. Et quand ils furent<text:line-break/>montez, le compagnon les aduisa de dire en pas(-)<text:line-break/>sant, que le Banquier baillast l'argent. Parquoy<text:line-break/>ils vindrent tous trois me trouuer : &amp; les deux en(-)<text:line-break/>tendans que le compagnon parlast seulement des<text:line-break/>sept(a2)te escus qu'il falloit pour les necessitez de la mai<text:line-break/>son, me dirent : Baillez à nostre compagnon ce qu'il<text:line-break/>veult, &amp; dem(a2)de, ne pensans à aucune malice, &amp; e(-)<text:line-break/>st(a2)t en fantasie de partir, ie respondy que ie le ferois,<text:line-break/>ent(e2)dant de la plus gr(a2)de somme, c(o2)me le malicieux<text:line-break/>c(o2)pagn(o2) m'auoit informé. Est(a2)s les deux allez à leur<text:line-break/><text:span text:style-name="pb">[n.p.]</text:span><text:line-break/>plaisir, le lendemain le malicieux vint receuoit &amp;<text:line-break/>prendre sept mille ducats, &amp; gaigna au pied, de ma(-)<text:line-break/>niere que l'on n'a peu sçauoir où il est allé. Vn mois<text:line-break/>apres les deux autres estans retournez en la maison,<text:line-break/>&amp; ne trouuans leur compagnon, vindrent à la ban(-)<text:line-break/>que, &amp; me demanderent ce qu'il auoit faict de l'ar(-)<text:line-break/>gent, &amp; s'il luy auoit baillé les 70. ducats. Ie leur dis<text:line-break/>que ie luy auois compté le tout, suiuant la charge que<text:line-break/>i'auois d'eux, &amp; que ie pensois que leur compagnon<text:line-break/>fust allé au lieu, qu'il m'auoit dict auoir acheté. Les<text:line-break/>deux compagnons voyans que le trompeur ne reue(-)<text:line-break/>noit point, &amp; n'en pouu(a2)s auoir aucunes nouuelles,<text:line-break/>m'(o2)t mis en proces, pour ce faict, &amp; plaident contre<text:line-break/>moy, pour les deux tiers, qui leur appartenoient : &amp;<text:line-break/>i'en ay eu desia deux sentences contraires : &amp; i'ay esté<text:line-break/>aiourné pour Lundy, à la troisiesme, y ayant deja<text:line-break/>despensé &amp; employé plus de deux cens cinquante<text:line-break/>escus. Lucio ayant bien entendu le faict, dist à ceste<text:line-break/><text:soft-page-break/>heure là : Ie suis emerueillé de<text:s/>tant d'excellens Do(-)<text:line-break/>cteurs, &amp; Legistes, pardeuant lesquels ce different<text:line-break/>a esté mis, de voir qu'ils vous laissent tant mescham(-)<text:line-break/>ment &amp; iniustement condamner : &amp; en riant, il dist.<text:line-break/>Ie vous en veux tirer, &amp; vous faire gaigner vostre<text:line-break/>cause, pour deux couples de chappons. Tous les Le(-)<text:line-break/>gistes qui estoient là, furent emerueillez, p(e2)sans que<text:line-break/>ce Florentin fut fol, &amp; s'en allerent. Le Lundy, le<text:line-break/>&lt;ATTillisible&gt;eur Pandolphe dit à Lucio : allons ouïr ceste sent(e2)(-)<text:line-break/>ce contre mon Nepueu : Lucio s'en rioit, &amp;<text:s/>dist au<text:line-break/>ieune Banquier. Prenez vostre liure &amp; vous en ve(-)<text:line-break/>nez auec nous. Ils comparurent deuant le Iuge, auec<text:line-break/>leurs procureurs &amp; aduocats : &amp; s'y trouuerent aussi<text:line-break/>plusieurs autres Docteurs, Legistes, Escoliers,<text:line-break/><text:span text:style-name="pb">[137]</text:span><text:line-break/>No(-)taires &amp; bourgeois, pour ouïr decider ce faict tant<text:line-break/>difficile : &amp; chascun s'esmerueilloit de Lucio, qui<text:line-break/>auoit le courage de defendre ceste cause. Le Iuge<text:line-break/>vint au siege, la cause fut appellee &amp; plaidee assez l(o2)g<text:line-break/>temps entre les parties, en la presence de tous : &amp; le<text:line-break/>Iuge, du consentement des assesseurs, alloit donner<text:line-break/>sentence contre le Banquier, quand Lucio se presen(-)<text:line-break/>ta, lequel luy ayant faict reuerence, dit. Monsieur le<text:line-break/>President, encore que ie sois vn pauure idiot &amp; igno(-)<text:line-break/>rant, s'il vous plaist ie diray vn mot touch(a2)t ce faict.<text:line-break/>Dites ce que vous voudrez, dit le Iuge, A ceste heu(-)<text:line-break/>re là, ayant permission, il commença à dire ainsi. I'ay<text:line-break/>fort bien entendu ce different : Ie ne vous demande<text:line-break/>autre chose, en faueur du Banquier, sinon que vous<text:line-break/>lisiez ce compte &amp; accord qui est en ce<text:s/>liure là, où les<text:line-break/>trois compaignons sont debiteurs &amp; creanciers. Le<text:line-break/>Iuge leut l'article, touchant ce faict, contenu au liure<text:line-break/>du Banquier, portant que tel &amp; tel doyuent auoir,<text:line-break/>huit mille deux cens ducats, lesquels nous sont bail(-)<text:line-break/>lez en garde, à la charge<text:s/>qu'ils n'en auront aucun<text:line-break/>profit &amp; interest, &amp; à la charge que ie ne doyue ny<text:line-break/>puisse payer somme ny grande ny petite, sinon à la<text:line-break/>volonté &amp; parolle de tous trois, lesquels deniers, ie<text:line-break/>leur doy rendre toutesfois &amp; quantes qu'ils m'en re(-)<text:line-break/>querront. Ayant leu cest accord &amp; article, le Iuge de(-)<text:line-break/>mande aux deux compaignons, si à leur iugement<text:line-break/>cest article estoit bien couché, &amp; s'ils auoient pas<text:line-break/>ainsi accordé. Ils respondirent que ouy. Alors Lu(-)<text:line-break/>cio leur dist. Voulez vous que Monsieur le Presi(-)<text:line-break/>dent vous fasse garder &amp; obseruer par le Banquier,<text:line-break/>ce qui est contenu en l'accord &amp; conuention ? Nous<text:line-break/>ne demandons ny voulons autre chose,<text:line-break/><text:span text:style-name="pb">[n.p.]</text:span><text:line-break/>respondi(-)rent ils. Lucio repliqua, Vous oyez ce que ceux(-)<text:line-break/>cy disent : ce Banquier ne veult plus plaider, soit<text:line-break/><text:soft-page-break/>qu'il ait tort ou droict : mais il veult que l'accord &amp;<text:line-break/>conuention se garde, remonstrant que les trois c(o2)(-)<text:line-break/>pagnons se sont entendus pour iouër ceste fourbe,<text:line-break/>&amp; qu'il veult perdre autant d'argent qu'il a rendu,<text:line-break/>&amp; le rendre encore vne fois, pourueu que vous fas(-)<text:line-break/>siez, dit-il, en s'adressant aux deux compagnons,<text:line-break/>que vous soyez tous trois ensemble : &amp; qu'autre(-)<text:line-break/>ment il ne le veult, ny doit payer, selon l'article de<text:line-break/>la conuention. le Iuge fut tout esmerueillé que<text:line-break/>Lucio n'ayant aucunes lettres, vist ce poinct tant<text:line-break/>subtil, que personne n'auoit apperceu ny cogneu : &amp;<text:line-break/>donna telle sentence, que le Banquier payeroit &amp;<text:line-break/>rendroit encores vne fois les sept mille ducats, au<text:line-break/>cas que tous les trois compagnons se representas(-)<text:line-break/>sent ensemble : &amp; declara en outre que le Banquier<text:line-break/>ne seroit tenu payer ou rendre compte des 700. du(-)<text:line-break/>cats d'or qui estoient demeurez du leur, s'ils n'y e(-)<text:line-break/>stoient tous trois, à donner la parolle, suiuant les ter(-)<text:line-break/>mes de leur accord. Chacun fut esmerueillé de Lu(-)<text:line-break/>cio, lequel s'en retourna apres à<text:s/>Florence, &amp; le Ban(-)<text:line-break/>quier gaigna les 700. ducats, &amp; les deux compagn(o2)s<text:line-break/>perdir(e2)t tout cest argent mal gaigné &amp; acquis, &amp; s'en<text:line-break/>allerent hors de Siene viure pauurement. En quoy<text:line-break/>l'on peut veoir &amp; remarquer qu'aucunefois les sim(-)<text:line-break/>ples &amp; ignorans des<text:s/>lettres &amp; sci(e2)ces ont vn bon iu(-)<text:line-break/>gement, en matieres où les plus sçauans ne voyent<text:line-break/>goute, &amp; sont du tout aueuglez, auec toute leur do(-)<text:line-break/>ctrine, science &amp; loix. Est(a2)t la nouuelle de madame<text:line-break/>Lauinie mise à fin, la Royne voyant que l'on estoit<text:line-break/>ioyeusement venu à fin de ceste iournee, se leua, &amp;<text:line-break/><text:span text:style-name="pb">[138]</text:span><text:line-break/>s'estant tiree la couronne de Laurier, la mit sur la te(-)<text:line-break/>ste de madame Florette, disant : C'est à vous desor(-)<text:line-break/>mais de commander. Florette receut l'honneur, &amp;<text:line-break/>fit comme il auoit esté faict par le passé,<text:s/>&amp; ay(a2)t pre(-)<text:line-break/>mierem(e2)t d(o2)né ordre auec le maistre d'hostel, pour(-)<text:line-break/>ce qu'il falloit, tandis qu'elle gouuerneroit, au con(-)<text:line-break/>tentement de la compagnie. La Roy ne se leua, &amp; d(o2)(-)<text:line-break/>na congé à tous iusques à l'heure du soupper. Cha(-)<text:line-break/>cun selon la maniere accoustumee, s'add(o2)na à ce qui<text:line-break/>luy estoit le plus agreable. Mais c(o2)me les cigales eus(-)<text:line-break/>sent déja cessé de chanter, la Royne fit appeller toute<text:line-break/>la compagnie pour aller soupper : &amp; apres qu'ils eu(-)<text:line-break/>rent tous prins leur repas, ils se mirent à chanter &amp;<text:line-break/>sonner. Et ayans passé vne partie de la nuict en ce<text:line-break/>plaisir, la Royne sentant bien déja que la chaleur du<text:line-break/>iour estoit vaincue par la fraischeur de la nuict, com(-)<text:line-break/>manda que chacun s'en allast reposer iusques au len(-)<text:line-break/>demain.</text:p>
      <text:soft-page-break/>
      <text:h text:style-name="Titre1" text:outline-level="1">CINQVIESME IOVRNEE</text:h>
      <text:h text:style-name="Titre1" text:outline-level="1"><text:span text:style-name="T3171">Des cent belles &amp; choisies Nouuelles.</text:span></text:h>
      <text:p text:style-name="P3172"><text:span text:style-name="T3173">L</text:span>A Lune estant au milieu du<text:line-break/>ciel, auoit perdu ses rayons, &amp;<text:line-break/>à cause de la nouuelle lumie(-)<text:line-break/>re qui venoit, nostre monde<text:line-break/>estoit clair de toutes parts,<text:line-break/>quand la Royne s'estant le(-)<text:line-break/>uee, &amp; ayant faict appeller &amp;<text:line-break/>assembler toute sa compa(-)<text:line-break/>gnie, sortit du logis, &amp; s'en alla promener à petit<text:line-break/>pas, pour prendre la fraischeur du matin, deuisant<text:line-break/><text:span text:style-name="pb">[n.p.]</text:span><text:line-break/>auec la c(o2)pagnie de diuerses choses, &amp; debatant des<text:line-break/>plus belles nouuelles qui auoient esté racontees, &amp;<text:line-break/>renouuellant encore les risees de plusieurs accidents<text:line-break/>recitez en icelles : iusques à t(a2)t, que le Soleil se haus(-)<text:line-break/>sant, &amp; commençant à reschauffer &amp; picquer par sa<text:line-break/>chaleur, chacun fut d'aduis de retourner en la mai(-)<text:line-break/>son : &amp; pour ceste cause, tournans visage, ils y<text:s/>dresse(-)<text:line-break/>rent bien tost leurs pas. Où estans déja les tables<text:line-break/>dressees &amp; mises, &amp; tout semé d'herbes odoriferan(-)<text:line-break/>tes, &amp; de belles fleurs, deu(a2)t (q2) la chaleur se leuast, ils<text:line-break/>se mirent par le c(o2)mandement de la Royne à man(-)<text:line-break/>ger. Apres disner, auant que faire autre chose, apres<text:line-break/>quelques chansonnettes recitees, les vns s'en alle(-)<text:line-break/>rent dormir, les autres iouer aux eschets, les autres<text:line-break/>aux dames, &amp; au triquetrac. Philandre &amp; Lisa com(-)<text:line-break/>mencerent à chanter de Troile &amp; de Criseide. Et dé(-)<text:line-break/>ja il estoit temps d'aller au consistoire, qu(a2)d la Roy(-)<text:line-break/>ne commanda (selon la coustume) que chasc(u2) vint :<text:line-break/>&amp; estans tous assemblez, ils s'assirent autour la fon(-)<text:line-break/>taine, où ay(a2)s demeuré vn peu, la Royne c(o2)manda à<text:line-break/>Lisa de commencer les nouuelles de la cinquiesme<text:line-break/>iournee : ce qu'elle fit tres-vol(o2)tiers en ceste maniere.</text:p>
      <text:soft-page-break/>
      <text:h text:style-name="Titre2" text:outline-level="2">LE CVRE ARLOTTO S'ESTANT<text:line-break/><text:span text:style-name="T3174">acheminé à nostre Dame de Lorette, en compagnie de</text:span><text:span text:style-name="T3175"><text:line-break/></text:span><text:span text:style-name="T3176">quatre Florentins, reprime bien l'importunité, gloire &amp;</text:span><text:span text:style-name="T3177"><text:line-break/></text:span><text:span text:style-name="T3178">outrecuidance d'vn qui vouloit tousiours parler le pr</text:span><text:span text:style-name="T3179">e(-)</text:span><text:span text:style-name="T3180"><text:line-break/></text:span><text:span text:style-name="T3181">mier, &amp; estre a&lt;ATTcaractere&gt;is au hault bout, comme le plus hono(-)</text:span><text:span text:style-name="T3182"><text:line-break/></text:span><text:span text:style-name="T3183">rable : &amp; trouue vn plaisant moyen de le faire chasser &amp;</text:span><text:span text:style-name="T3184"><text:line-break/></text:span><text:span text:style-name="T3185">battre par l'hoste, sans qu'ils s'en meslassent.</text:span></text:h>
      <text:h text:style-name="Titre2" text:outline-level="2"><text:span text:style-name="pb">[139]</text:span><text:line-break/><text:span text:style-name="T3186">Novvelle i.</text:span></text:h>
      <text:p text:style-name="P3187"><text:span text:style-name="T3188">L</text:span>E Curé Arlotto, duquel cy dessus ont e(-)<text:line-break/>sté recitees plusieurs faceties, retournant<text:line-break/>d'vn lieu qui se nommoit Fabrian, où le<text:line-break/>Pape Nicolas s'estoit retiré auec la Cour<text:line-break/>de Rome, pour le regard de la peste, qui auoit cruel(-)<text:line-break/>lement regné à Rome, delibera s'en aller auec qua(-)<text:line-break/>tre Florentins à nostre Dame de Lorette &amp; à Anco(-)<text:line-break/>ne, &amp; logeant vn soir à Macerata, il cogneut que<text:line-break/>vn de ces Florentins estoit fort importun, fas(-)<text:line-break/>cheux, &amp; ambitieux, qui vouloit tousiours estre<text:line-break/>le premier à parler, &amp; vouloit auoir l'honneur d'e(-)<text:line-break/>stre le mieux disant, &amp; le plus honoré.<text:s/>Et neant(-)<text:line-break/>moins en tous ses discours il se faisoit cognoistre<text:line-break/>pour vn homme sans iugement ne discretion, de<text:line-break/>façon &amp; maniere que sa compagnie estoit fort<text:line-break/>desplaisante à tous. Le Curé doncques delibera<text:line-break/>l'oster de deuant luy, &amp; d'en despestrer ses com(-)<text:line-break/>pagnons : &amp; ce soir s'en estans allez coucher, la<text:line-break/>chandelle estant amortie, le Curé Arlotto chia en<text:line-break/>ses bottes (ce mot eschappa à Madame Lisa, qui<text:line-break/>estoit fort facetieuse &amp; hardie.) Cest importun<text:line-break/>&amp; fascheux homme qui se nommoit Tedice, a(-)<text:line-break/>uoit accoustumé de mettre en ses bottes vn peu de<text:line-break/>son chaud, pour tenir ses pieds eschauffez à cause<text:line-break/>du froid : ce qu'il ne faillit pas à faire du matin,<text:line-break/>sans s'apperceuoir d'aucune chose. Et quand ils<text:line-break/>furent prests de partir, le Curé qui faisoit la meil(-)<text:line-break/>leure pipee du<text:s/>m(o2)de dit : Ie veux piquer deu(a2)t, à<text:line-break/>fin de dire l'office : &amp; quand ie seray arriué à Oret,<text:line-break/>ie feray apprester le disner, de maniere que nous<text:line-break/><text:span text:style-name="pb">[n.p.]</text:span><text:line-break/>n'aurons que faire de tarder &amp; attendre beaucoup,<text:line-break/>&amp; monterons à cheual incontinent apres disner, &amp;<text:line-break/>pourrons encores aller auiourd'huy coucher à An(-)<text:line-break/>cone. Parquoy il alla deuant : &amp; estant descendu à l'i(-)<text:line-break/>mage nostre Dame, il appella l'hoste &amp; luy dit. Nous<text:line-break/>sommes cinq c(o2)pagnons qui venons disner icy. Fai(-)<text:line-break/>ctes nous bonne chere, si vous auez quelque<text:s/>chose<text:line-break/>de bon : mais ie voudrois (q2) vous me fissiez vn plaisir.<text:line-break/><text:soft-page-break/>Depuis trois iours ençà s'est mis en nostre c(o2)pagnie<text:line-break/>vn Iuif, qui est le plus importun du monde : vn cau(-)<text:line-break/>seur, &amp; tant arrog(a2)t, qu'il veult boire &amp; m(a2)ger auec<text:line-break/>nous. Il veult tousiours le premier lieu à la table : ie<text:line-break/>voudrois (q2) vous fissiez en sorte, (q2) sans nous en mes(-)<text:line-break/>ler, &amp; nous charger, il ne m(a2)geast à nostre table, fai(-)<text:line-break/>sant qu'il luy semble que cela vi(e2)ne de vous : &amp; à fin<text:line-break/>(q2) vous le cognoissiez, il est monté<text:s/>sur vn cheual bay,<text:line-break/>il a vn chaperon bleu, vn bonnet rouge, &amp; le regard<text:line-break/>de Iuif : &amp; si vous vous en approchez, vous cognoi(-)<text:line-break/>strez qu'il sent fort le bouc. L'hoste qui estoit Mar(-)<text:line-break/>chian respondit, ne m'en parlez d'auantage : s'il vi(e2)t<text:line-break/>icy, ie l'accommoderay en sorte qu'il ne vous fasche(-)<text:line-break/>ra plus de long temps. Le Curé estant allé à nostre<text:line-break/>Dame ouïr Messe, les autres compagnons arriue(-)<text:line-break/>rent, lesquels estans descendus, s'en allerent pareil(-)<text:line-break/>lement à l'Eglise ouyr la Messe, &amp; l'ayans ouye, ils<text:line-break/>retournerent à l'hostellerie : &amp; quand le disner fut<text:line-break/>prest, l'hoste vient pour donner à lauer les mains.<text:line-break/>Le presomptueux vouloit estre le premier, &amp; à cause<text:line-break/>de la merde de ses bottes, ou plus honnestement, de<text:line-break/>la boüe de bled, il puoit si fort, que l'on ne pouuoit<text:line-break/>approcher de luy. L'hoste sentant la puanteur, &amp;<text:line-break/>l'ayant cogneu aux signes ou enseignes que le<text:line-break/><text:span text:style-name="pb">[140]</text:span><text:line-break/>Curé luy auoit dict, il luy commencea à dire : Ne<text:line-break/>mets pas icy les mains : car ie ne veux pas que tu<text:line-break/>disnes auec ces gens de bien, &amp; commença à auoir<text:line-break/>debat à l'hoste, qui le voulut charger d'apointem(e2)t :<text:line-break/>&amp; luy dist : As tu pas de honte, vilain Iuif que<text:line-break/>tu es ? Tedice respondit, Ie suis meilleur Chre(-)<text:line-break/>stien que toy. A ceste heure là l'hoste estant en<text:line-break/>colere, l'empoigna par le bras, Viença traistre Iuif<text:line-break/>es tu pas Hebrieu, qui sens puant &amp; le bouc com(-)<text:line-break/>me vn chien ? Tedice voulut debatre là : &amp; l'hoste<text:line-break/>luy dist, Va t'en au Diable, mais paye moy deuant.<text:line-break/>Le Curé &amp; ses compagnons voyans celà, estoient<text:line-break/>les plus aises du monde : &amp; en fin Tedice se re(-)<text:line-break/>solut de ne debatre, &amp; s'en alla disner à vne peti(-)<text:line-break/>te table d'enfans, &amp; fut tres-mal traitté : &amp; paya<text:line-break/>plus que les autres, ayant receu force coups de<text:line-break/>poing &amp; poussees de l'hoste, sans pouuoir deuiner<text:line-break/>d'où venoit tout cecy. Et en fin pensant qu'il ve(-)<text:line-break/>noit de ses compagnons, il fut bien fasché contre<text:line-break/>eux, &amp; s'en alla seul, &amp; n'alla plus auec les autres,<text:line-break/>qui ne demandoient pas mieux. Et le soir il logea<text:line-break/>en la maison d'vn marchand Florentin à Ancone,<text:line-break/>qui estoit son amy : où vn seruiteur le voulant de(-)<text:line-break/>botter, sentit vne si grande puanteur en luy tirant<text:line-break/>les bottes où estoit le pain digeré meslé auec le son,<text:line-break/><text:soft-page-break/>que le pauure seruiteur tomba à la renuerse tout<text:line-break/>pasmé. Et ainsi ce Tedice voulant faire trop du<text:line-break/>suffisant &amp; glorieux, fut chassé &amp; mocqué en ceste<text:line-break/>maniere.</text:p>
      <text:h text:style-name="Titre2" text:outline-level="2"><text:span text:style-name="pb">[n.p.]</text:span><text:line-break/>ARLOTTO FAICT ROVGIR DE<text:line-break/><text:span text:style-name="T3189">honte certaines Dames Florentines, lesquelles luy di(-)</text:span><text:span text:style-name="T3190"><text:line-break/></text:span><text:span text:style-name="T3191">soient mal d'vne sienne parente qui estoit femme de</text:span><text:span text:style-name="T3192"><text:line-break/></text:span><text:span text:style-name="T3193">bien.</text:span></text:h>
      <text:h text:style-name="P3194" text:outline-level="2">Novvelle ii.</text:h>
      <text:p text:style-name="P3195"><text:span text:style-name="T3196">L</text:span>A nouuelle de Lisa mise à fin, les Da(-)<text:line-break/>mes commencerent à dire, qu'en icel(-)<text:line-break/>le elle<text:s/>auoit trop senty son Caresme<text:line-break/>pren(a2)t, &amp; qu'elle auoit esté trop gras(-)<text:line-break/>se : à quoy elle fit responce, qu'elles e(-)<text:line-break/>stoient là pour rire, &amp; non pour disputer profondé(-)<text:line-break/>ment de philosophie, &amp; qu'il estoit impossible de ri(-)<text:line-break/>re, si le discours n'y est<text:s/>dressé à propos. Les hommes<text:line-break/>qui rioient tant qu'ils pouuoient du trait d'Arlotto,<text:line-break/>sçeurent fort bon gré à madame Lisa : &amp; la Royne,<text:line-break/>comme prudente, dissimulant parau(a2)ture le plaisir,<text:line-break/>&amp; ne se monstrant trop gaye au visage, &amp; gardant<text:line-break/>vne Royalle grauité,<text:s/>commanda à Folquet, qui e(-)<text:line-break/>stoit pres d'elle de dire la sienne, &amp; lors il comm(e2)ça<text:line-break/>à dire en ceste maniere, aussi tost qu'il receut le com(-)<text:line-break/>mandement.</text:p>
      <text:p text:style-name="p">Mes Dames, ie vous prie ne me sçauoir mauuais<text:line-break/>gré si ie recite icy vne nouuelle de certaines femmes<text:line-break/>qui se monstrerent fort indiscrettes à l'endroit d'vne<text:line-break/>femme de bien : car n'estans de l'humeur de celles là,<text:line-break/>vous ne deuez estre faschees si ie raconte icy en brief<text:line-break/>comme le susdict Arlotto, qui estoit parent de la<text:line-break/>ieune femme, sçeut bien reprimer leur<text:s/>mauuaise<text:line-break/>langue.</text:p>
      <text:p text:style-name="p">Arlotto auoit vn parent assez aagé nommé<text:line-break/><text:span text:style-name="pb">[141]</text:span><text:line-break/>Con(-)rad, lequel n'ayant eu enfans de sa premiere<text:line-break/>femme &amp; desirant, comme tous les hommes, auoir<text:line-break/>lignee, &amp; laisser quelqu'vn pour luy succeder, es(-)<text:line-break/>pousa vne belle ieune femme, ainsi qu'il<text:s/>adui(e2)t quel(-)<text:line-break/>ques fois que les vieillards s'amourachent des ieunes<text:line-break/>ce qui n'est toutefois conuenable, pource qu'aucuns<text:line-break/>glosent là dessus, comme parauanture ont faict les<text:line-break/>dames desquelles ie veux parler, &amp; disent que vol(o2)(-)<text:line-break/>tiers la corne s'en ensuit : mais c'est tresmal faict : car<text:line-break/>la ieune femme, encore qu'elle soit belle, si elle ayme<text:line-break/>son honneur, ne le voudra perdre, pour les plaisirs<text:line-break/>vains du monde, pource que l'entretien de son hon(-)<text:line-break/><text:soft-page-break/>neste luy est le plus grand plaisir &amp; contentement<text:line-break/>qu'elle<text:s/>puisse auoir, encore qu'elle soit mariee à vn<text:line-break/>vieillard.</text:p>
      <text:p text:style-name="p">Or est il qu'Arlotto passant vn iour, par le faulx<text:line-break/>bourg S. Apostre, trouua certaines Gentil-femmes,<text:line-break/>qui cousoient à vne porte, comme est en Esté la<text:line-break/>coustume des Dames Florentines de se tenir en be(-)<text:line-break/>songne à leurs huis, à fin que le temps leur ennuye<text:line-break/>moins, voyans passer l'vn &amp; l'autre. Aussi tost que<text:line-break/>ces Dames le virent &amp; apperceurent, l'vne d'entre<text:line-break/>elles, dist, il faut donner le mot à Arlotto que voicy<text:line-break/>venir, pour voir ce qu'il nous dira. C'est vn<text:s/>railleur,<text:line-break/>il n'y aura point de mal de l'attaquer vn peu, pour<text:line-break/>ueu qu'il ne nous pique, comme il en a bien le moy(e2)<text:line-break/>&amp; l'esprit, &amp; ne serions les premieres qu'il auroit at(-)<text:line-break/>taint au vif par quelque broquard. Il vaudroit donc<text:line-break/>mieux, &amp; seroit plus expedient (q2) nous le laissassions<text:line-break/>passer, sans luy dire mot : car s'il nous disoit chose<text:line-break/>qui nous offensast, nous en serions marries, &amp; ne<text:line-break/>sçaurions que luy en dire, l'ayans assailly. C'est tout<text:line-break/><text:span text:style-name="pb">[n.p.]</text:span><text:line-break/>vn, dist vne autre, nous ne luy dirons parauanture<text:line-break/>chose qu'il doiue prendre en mal. Qu(a2)d donc il fut<text:line-break/>au droit d'elles, la premiere qui l'auoit aperceu &amp; qui<text:line-break/>en auoit aduerty les autres, luy dist. Dieu vous garde<text:line-break/>mal Seigneur Arlotto. Ie suis bi(e2) aise (q2) vostre C(o2)rada<text:line-break/>eu vn beau fils masse : il a plus faict &amp; a esté plus vail(-)<text:line-break/>lant (q2) les autres, de ce qu'en septante ans il a peu faire,<text:line-break/>ce qu'vn autre ieune ne feroit en vingt cinq, dieu mer<text:line-break/>cy &amp; sa belle femme. Arlotto, par ces indiscrets pro(-)<text:line-break/>pos de ces Dames, entendit deux choses, à sçauoir<text:line-break/>qu'elles faisoi(e2)t son parent vn cornat, &amp; la f(e2)me d'i(-)<text:line-break/>celuy vne putain, laquelle estoit fort belle &amp; h(o2)neste<text:line-break/>ieune femme, &amp; mesmes noblement nee. Et voulant<text:line-break/>leur faire sentir qu'elles auoi(e2)t mal parlé, il leur ren(-)<text:line-break/>dit bi(e2) le reciproque, &amp; sans penser au change qu'il<text:line-break/>leur rendroit, il leur resp(o2)dit inc(o2)tinent. Mes dames,<text:line-break/>vous estes bien de loisir, &amp; empeschees du faict d'au<text:line-break/>truy, pensez vous que ne se trouu(e2)t pas bi(e2) d'autres<text:line-break/>putains c(o2)me vous ? Les dames deuindrent muettes,<text:line-break/>&amp;<text:s/>ne dir(e2)t plus mot n(o2) plus que si on leur eust coup<text:line-break/>pé la langue, &amp; ne luy donner(e2)t plus aucune empes(-)<text:line-break/>chem(e2)t : &amp; quant à luy il passa son chemin sans faire<text:line-break/>sembl(a2)t de ri(e2), pensant qu'il les auoit bi(e2) chapitrees,<text:line-break/>c(o2)me elles meritoyent : comme il reprima aussi vne<text:line-break/>autresfois la trop gr(a2)de hardiesse d'vne autre femme,<text:line-break/>qui se m(o2)stra bi(e2) plus hardie que sage, en la c(o2)pagnie<text:line-break/>d'vne matrone &amp; d'vne Chambriere : car comme elle<text:line-break/>passast, Arlotto qui estoit là assis auec quelques siens<text:line-break/>c(o2)pagnons, dist plustost pour l'honorer que pour se<text:line-break/><text:soft-page-break/>moquer. Voyez, que voila vne belle femme. La fem(-)<text:line-break/>me peu aduisee &amp; discrete ouit cela, &amp; estim(a2)t qu'Ar<text:line-break/>lotto se moquast, luy resp(o2)dit tout hault, Ie ne peux<text:line-break/><text:span text:style-name="pb">[n.p.]</text:span><text:line-break/>ainsi dire de vous : &amp; Arlotto se sentant piqué dist. Si<text:line-break/>feriez bien, si vous vouliez mentir c(o2)me i'ay faict.<text:line-break/>Elle s'en alla toute honteuse de ceste responce, &amp;<text:line-break/>eust voulu n'auoir respondu, ou n'auoir faict sem(-)<text:line-break/>blant de l'auoir ouy, comme veritablement elle de(-)<text:line-break/>uoit faire, si elle eust esté bi(e2) sage, mais pource qu'el(-)<text:line-break/>le s'estoit monstrée trop presomptueuse, elle s'en al(-)<text:line-break/>la, auec ce qu'elle meritoit, &amp; ne luy en falloit ny<text:line-break/>plus ny moins.</text:p>
      <text:h text:style-name="Titre2" text:outline-level="2">VN IEVNE HOMME NOMME<text:line-break/><text:span text:style-name="T3197">Anthoine estant en vn sien lieu aux Champs, de(-)</text:span><text:span text:style-name="T3198"><text:line-break/></text:span><text:span text:style-name="T3199">uient<text:s/></text:span><text:span text:style-name="T3200">amoureux de la ieune &amp; belle femme d'vn offi(-)</text:span><text:span text:style-name="T3201"><text:line-break/></text:span><text:span text:style-name="T3202">cier d'Amboise, laquelle apres toutes les poursuites des(-)</text:span><text:span text:style-name="T3203"><text:line-break/></text:span><text:span text:style-name="T3204">quelles il se peut aduiser, le repousse tousiours : &amp; l'ayant</text:span><text:span text:style-name="T3205"><text:line-break/></text:span><text:span text:style-name="T3206">vne fois, par ruse &amp; surprinse entre ses mains, trouue</text:span><text:span text:style-name="T3207"><text:line-break/></text:span><text:span text:style-name="T3208">moyen d'eschapper, tant elle es</text:span><text:span text:style-name="T3209">t accorte &amp; vertueuse.</text:span></text:h>
      <text:h text:style-name="P3210" text:outline-level="2">novvelle iii.</text:h>
      <text:p text:style-name="P3211"><text:span text:style-name="T3212">A</text:span>Pres que toute la compagnie eut deui(-)<text:line-break/>sé assez long temps de la trop grande<text:line-break/>hardiesse de ces femmes &amp; de la iuste<text:line-break/>reprehension d'Arlotto, la Royne c(o2)(-)<text:line-break/>mencea à dire.</text:p>
      <text:p text:style-name="p">Ie ne doute pas Seigneur Folquet, qu'il ne se trou(-)<text:line-break/>ue des femmes fort mal aprinses, &amp; qui parlent à l'e(-)<text:line-break/>stourdie, sans penser quel fruict prouiendra de leurs<text:line-break/>euentees &amp; temeraires parolles. Mais comme il y<text:line-break/>en a de mal aduisees, il y en a aussi de prud(e2)tes, sages<text:line-break/>&amp; vertueuses, comme i'espere<text:s/>vous faire ent(e2)dre par<text:line-break/>le recit d'vne nouuelle que ie m'apreste<text:line-break/><text:span text:style-name="pb">[n.p.]</text:span><text:line-break/>presente(-)ment vous deduire.</text:p>
      <text:p text:style-name="p">Il n'y a pas trois ans passez qu'il y auoit en la ville<text:line-break/>d'Amboise, gentile, &amp; fort celebre à cause d'vn beau<text:line-break/>chasteau quiy est assis au plus bel air de<text:s/>France, où les<text:line-break/>enfans des Roys de ce Royaume &amp; Princes de la cou<text:line-break/>ronne ont este &amp; sont encore pour le iourd'huy vo(-)<text:line-break/>lontiers nourriz, vn ieune homme, nommé Anthoi(-)<text:line-break/>ne, lequel estant natif delà, &amp; y ayant quelques bi(e2)s,<text:line-break/>auoit accoustumé d'aller en la saison la plus belle de<text:line-break/>l'annee se tenir pour quelque temps aux champs, en<text:line-break/>vn petit lieu, qui luy appartenoit, voisin de plusieurs<text:line-break/>autres metairies, de maniere qu'il voioit to(us) les iours<text:line-break/>encore qu'il fust retiré de la ville, force gens, &amp; fem(-)<text:line-break/><text:soft-page-break/>mes d'officiers, pource qu'en ce pays là y en a beau(-)<text:line-break/>coup. Et comme il fust beau, ieune &amp; sans femme, &amp;<text:line-break/>mesmes estant oisif, comme l'oisiueté n'ameine qua(-)<text:line-break/>si autre choseà celuy qui a moyen de viure à son aise,<text:line-break/>que le desir de la chair, il estoit tellement<text:s/>eguill(o2)(-)<text:line-break/>né qu'il ne faisoit que regarder où il pourroit s'ex(e2)(-)<text:line-break/>pter de l'ardeur qui le commenceoit à eschauffer. Et<text:line-break/>d'auanture vint là, vne ieune Officiere, gaillarde &amp;<text:line-break/>belle qui estoit mariee depuis peu de mois, estant in(-)<text:line-break/>duite par la belle<text:s/>saison, d'aller vn peu mesnager en<text:line-break/>vne metairie qu'elle auoit à vne lieue de la ville, bi(e2)<text:line-break/>pres du lieu d'Anthoine : lequel aussi tost qu'il la vid<text:line-break/>en deuint extremement amoureux, &amp; pensa incon(-)<text:line-break/>tinent en luy mesme, comme il pourroir gangner<text:line-break/>son amitié, &amp; obtenir d'elle ce qu'vn amoureux desi<text:line-break/>re, sur tout de sa Dame. Catherine (qui estoit le n(o2) de<text:line-break/>la ieune Officiere) estoit belle en toute extremité, de<text:line-break/>maniere qu'vn Apelle n'eust sçeu tirer, qu(a2)d il viuoit<text:line-break/>vne Ven(us) pl(us) belle, qui fut cause<text:s/>qu'Anthoine la voy(a2)t<text:line-break/><text:span text:style-name="pb">[143]</text:span><text:line-break/>en fut estrangement esprins, &amp; là où il estoit allé aux<text:line-break/>champs pour aller à la chasse aux oiseaux &amp; lieüres,<text:line-break/>il pensa bien depuis ceste heure là, à vne autre chas(-)<text:line-break/>se, qui fut de tendre des gluaux, pour prendre ceste<text:line-break/>cy, de<text:s/>maniere qu'il ne chassoit plus aux lieüres, auec<text:line-break/>des chiens, mais il suiuoit ceste cy auec des presens.<text:line-break/>Mais pour chose qu'il luy offrist ou voulust luy don(-)<text:line-break/>ner, elle ne laissa iamais de suiure son naturel, qui<text:line-break/>estoit d'estre femme de bien. Quand il pouuoit par(-)<text:line-break/>ler à elle, il la trouuoit tousiours d'vne mesme sorte,<text:line-break/>elle ne changeoit point, &amp; ne s'eschauffoit ny é(-)<text:line-break/>mouuoit non plus que le premier iour, qu'il l'auoit<text:line-break/>accostee, à la fin qu'il pretendoit. Elle estoit tousiours<text:line-break/>ferme en son propos, &amp; ne faisoit non plus compte<text:line-break/>de luy &amp; de tous les propos qu'il luy tenoit, que s'il<text:line-break/>n'eust point esté au monde. Parquoy voyant qu'il ne<text:line-break/>gaignoit rien, par ce moyen, il delibera en fin de luy<text:line-break/>tendre plusieurs lacets, pour la prendre, pour ce que<text:line-break/>la passion qu'il enduroit pour l'amour d'elle, ne luy<text:line-break/>donnoit vne seule heure de repos, &amp; ne pensoit en<text:line-break/>autre chose iour &amp; nuict qu'en madame Catherine.<text:line-break/>Cest amour a duré quelques mois, qu'il l'a tousiours<text:line-break/>trouuee, comme i'ay dict d'vne mesme maniere, &amp;<text:line-break/>femme de bien &amp;<text:s/>d'honneur. Aduint que madame<text:line-break/>Catherine estant en son lieu des champs, tomba vn<text:line-break/>iour &amp; se tordit la main, &amp; pource que lors elle ne<text:line-break/>pouuoit pas auoir promptement le medecin &amp; chi(-)<text:line-break/>rurgien pour la luy remettre en son lieu, Antoine luy<text:line-break/>fit dire, par sa fermiere, qui estoit vne bonne femme<text:line-break/>aagee, qu'il auoit le moyen de luy remettre la main<text:line-break/><text:soft-page-break/>en son lieu, &amp; qu'il luy donneroit secours si elle vou(-)<text:line-break/>loit. Elle que la douleur &amp; la necessité contraignoit,<text:line-break/><text:span text:style-name="pb">[n.p.]</text:span><text:line-break/>fit responce qu'elle en estoit contente. Anthoine fut<text:line-break/>le plus ioyeux du monde de cela, pensant qu'outre<text:line-break/>le grand bien qu'il auroit de toucher la main de sa<text:line-break/>dame (encore qu'il fust faché de son mal, elle auroit<text:line-break/>parauanture, l'ayant guerie de sa douleur, pitié &amp;<text:line-break/>compassion de la sienne, &amp; qu'elle seroit à la<text:s/>fin in(-)<text:line-break/>duite, apres la garison du mal exterieur d'icelle,<text:line-break/>à prouuoir par quelque courtoisie au sien interieur,<text:line-break/>qui luy estoit beaucoup plus cuisant, facheux &amp; grief<text:line-break/>que celuy de sa dame, qui estoit seule ceste la qui pou<text:line-break/>uoit y remedier. Anthoine donc<text:s/>s'en alla en sa mai(-)<text:line-break/>son la trouuer, &amp; elle luy monstra tousiours le mes(-)<text:line-break/>me visage qu'elle auoit accoustumé, d'vne femme de<text:line-break/>bien, &amp; vertu. Ce pendant, apres l'auoir humaine(-)<text:line-break/>ment saluee, par gracieuses &amp; tresamiables parolles,<text:line-break/>il luy remit la main en son lieu, &amp; la ieune dame, se<text:line-break/>voyant deliuree de son mal le remercia &amp; ne luy dit<text:line-break/>autre chose, quoy que l'ayant tiree à part, il luy eust<text:line-break/>remonstré, qu'il auoit vn mal, duquel la guarison de(-)<text:line-break/>pendoit d'elle seule, qui le luyauoit causé. Elle ne luy<text:line-break/>tenoit iamais autre propos, quand elle le trouuoit &amp;<text:line-break/>qu'il la saluoit, sin(o2) bon iour, &amp; bon an, &amp; ne resp(o2)(-)<text:line-break/>doit iamais à propos à toutes les harangues qu'il luy<text:line-break/>faisoit ordinairement, quand il la pouuoit accoster.<text:line-break/>Ceste susdite fermiere d'Anthoine, qui auoit porté<text:line-break/>le message de ce secours estoit vn peu plus priuee<text:line-break/>auec elle, pour ce faict que non auparauant, de ma(-)<text:line-break/>niere que quand la ieune dame Officiere sentoit<text:line-break/>qu'Anthoine son Maistre estoit en la ville, elle alloit<text:line-break/>aucunefois voir la Fermiere, auec vne sienne Cham(-)<text:line-break/>briere (mais toutesfois peu souuent) &amp; puis s'en<text:line-break/>retournoit en la maison. Anthoine le sçachant<text:line-break/><text:span text:style-name="pb">[144]</text:span><text:line-break/>de(-)libera descouurir cest amour sien à sa Fermiere, &amp; la<text:line-break/>prier, d'autant qu'elle auoit accez &amp; priuauté à ma(-)<text:line-break/>dame la ieune Officiere, de luy aider, ou de luy con(-)<text:line-break/>seiller ce qu'il auoit à faire. Ceste Paisane cogneut<text:line-break/>bien que par prieres il ne gangneroit rien, &amp; que<text:line-break/>ce n'estoit vn terroir, pour y mettre &amp; planter la vi(-)<text:line-break/>gne. Toutesfois, elle luy dist. Monsieur, ie ferois<text:line-break/>volontiers pour vous ce qui me seroit possible, mais<text:line-break/>ie voy bien que ce n'est pas vne femme qui se laisse<text:line-break/>gangner par parolles. Ie vous c(o2)seillerois de ne vous<text:line-break/>y attendre, &amp; de la surprendre plustost entre l'huis &amp;<text:line-break/>le mur, &amp; ie vous diray comment. Vous ferez sem(-)<text:line-break/>blant de vous en aller à Amboise, &amp; vous monterez<text:line-break/>à cheual, &amp; vous en irez à la veuë d'icelle : &amp; le<text:line-break/><text:soft-page-break/>soir retournez vous en secrettement, &amp; ie vous ca(-)<text:line-break/>cheray en la maison, en lieu, où vous vous tiendrez,<text:line-break/>t(a2)t qu'elle vienne, c(o2)me elle a accoustumé de venir<text:line-break/>aucunefois, &amp; qu(a2)d vous la tiendrez mettez la main<text:line-break/>dessus, &amp; en taillez par où vous voudrez. Anthoine<text:line-break/>en fit tout ainsi &amp; estant vn iour enfermé en la mai(-)<text:line-break/>fon, &amp; la vieille estant en sentinelle, pour voir si elle<text:line-break/>vi(e2)droit, la ieune<text:s/>Officiere, qui p(e2)soit qu'Antoine fut<text:line-break/>en la ville vient, &amp; aussi tost que la fermiere l'apper(-)<text:line-break/>ceut venir de loin, elle le fit entendre au ieune amou(-)<text:line-break/>reux, &amp; puis elle se cacha en certain lieu derriere la<text:line-break/>maison. La ieune femme vient, sans penser à<text:s/>aucun<text:line-break/>mal, &amp; entre librement ded(a2)s, elle cerche &amp; appelle,<text:line-break/>&amp; personne ne luy respond. La Ch(a2)briere s'arreste à<text:line-break/>l'huis &amp; ne passe plus auant : mais sa maistresse voy(a2)t<text:line-break/>que personne ne luy resp(o2)doit, entre iusques ded(a2)s la<text:line-break/>ch(a2)bre, &amp; aussi tost qu'elle fut entree, Anthoine qui<text:line-break/><text:span text:style-name="pb">[n.p.]</text:span><text:line-break/>estoit derriere l'huis la print par vn bras, &amp; quand la<text:line-break/>ieune Dame se vid prinse, elle ne fit semblant d'estre<text:line-break/>espouuantee, pensant au moyen de se deliurer fine(-)<text:line-break/>ment de ses mains comme elle fit. Certainement<text:line-break/>c'est grand cas qu'elle n'eust point de peur, &amp; ne fut<text:line-break/>aucunem(e2)t intimidee, ains d'vn gracieux visage, elle<text:line-break/>commencea à dire, Vous soyez le bien trouué. Com(-)<text:line-break/>ment, dist elle lors en riant, m'auez vous iamais faict<text:line-break/>tant de bien, de vous laisser iouir ?<text:s/>Vous m'auez pour(-)<text:line-break/>chassee d'aymer, mais vous ne m'auez iamais tant<text:line-break/>monstré d'amitié &amp; d'affection que vous faictes à<text:line-break/>ceste heure, &amp; cuidois que toutes voz parolles ne fus(-)<text:line-break/>sent que feintises, pour declarer apres, ce que ie vous<text:line-break/>aurois dict : &amp; puis que<text:s/>vous m'aymez de cœur &amp;<text:line-break/>que vostre longue poursuite me promet que vous se(-)<text:line-break/>rez secret, ie vous feray plaisir. Et comme femme sa(-)<text:line-break/>ge &amp; bien aduisee, qui cogneut incontinent la trous(-)<text:line-break/>se, elle continua à dire, Si ie n'eusse donné ce moyeu<text:line-break/>à vostre vieille, vous n'eussiez iamais esté si habile, &amp;<text:line-break/>bon, de me faire vn iour, ioyeuse &amp; contente, mon<text:line-break/>grand amy, mon cœur, mon soulas, ce neantmoins<text:line-break/>i'ay tant desiré ce iour, qu'il m'est heureusement suc(-)<text:line-break/>cedé &amp; aduenu. Anthoine l'oy(a2)t ainsi parler demou(-)<text:line-break/>ra tout esperdu de ioye, &amp; sans aucune force &amp; har(-)<text:line-break/>diesse, ne faisant autre chose que la regarder. Et elle<text:line-break/>qui tendoit à sa deliurance le cognoissant demy<text:line-break/>mort, luy dist, Mon amy retournez à vous, &amp; aidez<text:line-break/>moy à me tirer ma robe de dessus moy, car ie veux<text:line-break/>demeurer long temps auec vous sur le lict, à me d(o2)(-)<text:line-break/>ner du bon temps, aidez à m'oster ces agraphes, &amp;<text:line-break/>me decrochez s'il vous plaist : car ayant la puissance<text:line-break/>sur vous telle que ie pense auoir, ie pense que vous<text:line-break/><text:soft-page-break/><text:span text:style-name="pb">[145]</text:span><text:line-break/>ne trouuerez mauuais de ce faire.<text:s/>Alors Anthoine<text:line-break/>s'asseurant de ces parolles, &amp; luy ay(a2)t respondu qu'el<text:line-break/>le estoit seule Dame &amp; maistresse de son cœur, &amp;<text:line-break/>qu'il luy auoit à iamais voué tout son seruice, com(-)<text:line-break/>mencea à se deboutonner, &amp; deshabiller, pour estre<text:line-break/>plus commodement à prendre<text:s/>le deduit d'amour<text:line-break/>auec la ieune officiere, laquelle s'estant despouillée<text:line-break/>de sa robbe, &amp; l'ayant mise sur vn petit siege, s'(e2) alla<text:line-break/>vers le lict : &amp; Anthoine voyant cela, p(e2)soit bien déja<text:line-break/>la tenir se reputant à ceste occasion le plus heureux<text:line-break/>&amp; content<text:s/>du m(o2)de, auquel madame l'Officiere dist,<text:line-break/>Mon amy cachez vous derriere le lict, iusques à tant<text:line-break/>que ie fasse venir icy ma Chambriere que i'ay laissee<text:line-break/>à l'entree de la porte, à fin qu'elle vienne prendre ces<text:line-break/>besongnes, pour les emporter en ma maison, An(-)<text:line-break/>thoine, qui ne p(e2)soit a aucune feintise, mais cuidoit<text:line-break/>bien que la vertueuse dame parlast à bon escient, &amp;<text:line-break/>voulust combattre auec luy, à la lutte amoureuse, la<text:line-break/>crut, &amp; luy obeïssant, se cacha derriere le lict. Par(-)<text:line-break/>quoy ayant appellé soudain sa chambriere, elle luy<text:line-break/>dit. Pren ceste robe, &amp; mes mules, &amp; t'en va à la<text:line-break/>maison, &amp; m'y attens : &amp; tire l'huis de la chambre :<text:line-break/>car ie veux vn peu dormir, &amp; puis ie m'en retourne(-)<text:line-break/>ray auec la vieille, en corset. Anthoine qui estoit der(-)<text:line-break/>riere le lict, du grand aise qu'il auoit, ne pouuoit tenir<text:line-break/>en soy-mesme, &amp; estoit le plus ioyeux du monde,<text:line-break/>oyant ces parolles : il n'eust pas voulu donner ceste<text:line-break/>iournée là pour mille escuz : le cœur luy battoit c(o2)(-)<text:line-break/>me vn marteau, &amp; estoit quasi hors de luy, conside(-)<text:line-break/>rant sa<text:s/>longue poursuitte, &amp; comme en vn instant la<text:line-break/>fortune luy estoit tant fauorable, que sans y penser,<text:line-break/>il obtenoit vne chose impossible, &amp; l'auoit en la<text:line-break/><text:span text:style-name="pb">[n.p.]</text:span><text:line-break/>main. Mon Dieu, quelle felicité, quelle douceur, &amp;<text:line-break/>quel contentement il pensoit auoir. La chambriere<text:line-break/>ayant prins la robe &amp; les autres besongnes, s'en alla<text:line-break/>hors de la chambre, &amp; commença à fermer l'huis :<text:line-break/>mais pource qu'elle estoit empeschee de ces beson(-)<text:line-break/>gnes, &amp; que mal aisem(e2)t elle pouuoit fermer l'huis,<text:line-break/>elle dist. Va t'en, ie le fermeray bien de mon costé :<text:line-break/>&amp; s'estant leuee de dessus le bois du lict, elle s'en<text:line-break/>alla vers l'huis de la chambre, &amp; dit au sot Amant,<text:line-break/>Mon doux amy, sortez dehors, &amp; aussi tost qu'elle<text:line-break/>eut proferé ces parolles, tandis que l'amoureux auec<text:line-break/>assez de peine, sortoit de derriere<text:s/>le lict, elle attai(-)<text:line-break/>gnit en deux saults, sa chambriere, &amp; sortit de la<text:line-break/>maison. Quand Anthoine fut sorti du lieu où il s'e(-)<text:line-break/>stoit caché, ne voyant plus madame l'Officiere, il fut<text:line-break/>bien esbahi, &amp; voyant qu'elle luy<text:span text:style-name="T3213"><text:s/>auoit ioué de ceste</text:span><text:span text:style-name="T3214"><text:line-break/></text:span><text:soft-page-break/><text:span text:style-name="T3215">cassade, il commenç</text:span><text:span text:style-name="T3216">a à se blasmer luy mesme, &amp;</text:span><text:span text:style-name="T3217"><text:line-break/></text:span><text:span text:style-name="T3218">à se reputer vne beste insensee, &amp; vn grand sot,</text:span><text:span text:style-name="T3219"><text:line-break/></text:span><text:span text:style-name="T3220">d'auoir ainsi laissé aller ce qu'il tenoit tant seure(-)</text:span><text:span text:style-name="T3221"><text:line-break/></text:span><text:span text:style-name="T3222">ment entre ses mains. Cependant la ieune dame s'en</text:span><text:span text:style-name="T3223"><text:line-break/></text:span><text:span text:style-name="T3224">alla en sa maison, auec son allegresse accoustumee :</text:span><text:span text:style-name="T3225"><text:line-break/></text:span><text:span text:style-name="T3226">&amp; iamais elle ne d</text:span><text:span text:style-name="T3227">it aucune chose de ce faict, &amp; ne</text:span><text:span text:style-name="T3228"><text:line-break/></text:span><text:span text:style-name="T3229">retourna plus voir la vieille, &amp; se monstra bien si</text:span><text:span text:style-name="T3230"><text:line-break/></text:span><text:span text:style-name="T3231">vertueuse, que r'encontrant apres quelques fois le</text:span><text:span text:style-name="T3232"><text:line-break/></text:span><text:span text:style-name="T3233">pauure amoureux qui fut ainsi deceu, elle ne laissa ia(-)</text:span><text:span text:style-name="T3234"><text:line-break/></text:span><text:span text:style-name="T3235">mais de luy monstrer vn tel visage qu'elle auoit ac(-)</text:span><text:span text:style-name="T3236"><text:line-break/></text:span><text:span text:style-name="T3237">coustu</text:span><text:span text:style-name="T3238">mé au precedent. Anthoine, qui n'auoit ia(-)</text:span><text:span text:style-name="T3239"><text:line-break/></text:span><text:span text:style-name="T3240">mais souffert passion semblable à celle de ce iour là,</text:span><text:span text:style-name="T3241"><text:line-break/></text:span><text:span text:style-name="T3242">considerant la noblesse du cœur de sa Dame, la ver(-)</text:span><text:span text:style-name="T3243"><text:line-break/></text:span><text:span text:style-name="T3244">tu de son esprit, &amp; la generosité de son entendem(e2)t,</text:span><text:span text:style-name="T3245"><text:line-break/></text:span><text:span text:style-name="T3246">se disposa de l'aymer d'vne amour fraternelle,</text:span><text:span text:style-name="T3247"><text:s/>de luy</text:span><text:span text:style-name="T3248"><text:line-break/></text:span><text:span text:style-name="T3249">vouloir bi(e2), de ne la poursuiure plus d'amour</text:span><text:span text:style-name="T3250"><text:line-break/></text:span><text:span text:style-name="pb">[146]</text:span><text:span text:style-name="T3251"><text:line-break/></text:span><text:span text:style-name="T3252">desh(o2)(-)neste, de la louër en toute bonne compagnie, &amp; de</text:span><text:span text:style-name="T3253"><text:line-break/></text:span><text:span text:style-name="T3254">se donner paix &amp; repos.</text:span></text:p>
      <text:h text:style-name="Titre2" text:outline-level="2"><text:span text:style-name="T3255">VN MAISTRE D'HOSTEL DV DVC</text:span><text:span text:style-name="T3256"><text:line-break/></text:span><text:span text:style-name="T3257">Borso, qui estoit vn maistre menteur, &amp; semeur de</text:span><text:span text:style-name="T3258"><text:line-break/></text:span><text:span text:style-name="T3259">bourdes, les plus estranges du<text:s/></text:span><text:span text:style-name="T3260">monde, prend vn serui(-)</text:span><text:span text:style-name="T3261"><text:line-break/></text:span><text:span text:style-name="T3262">teur, pour les affermer : &amp; luy donne vn vieil hault de</text:span><text:span text:style-name="T3263"><text:line-break/></text:span><text:span text:style-name="T3264">chausses, &amp; le seruiteur voyant qu'elles ne valoyent</text:span><text:span text:style-name="T3265"><text:line-break/></text:span><text:span text:style-name="T3266">rien, le fait cognoistre, en bonne compagnie, pour vn no(-)</text:span><text:span text:style-name="T3267"><text:line-break/></text:span><text:span text:style-name="T3268">table menteur.</text:span></text:h>
      <text:h text:style-name="Titre2" text:outline-level="2"><text:span text:style-name="T3269">novvelle iiii.</text:span></text:h>
      <text:p text:style-name="P3270"><text:span text:style-name="T3271">L</text:span><text:span text:style-name="T3272">A Royne ayant mis fin à sa nouu</text:span><text:span text:style-name="T3273">elle,</text:span><text:span text:style-name="T3274"><text:line-break/></text:span><text:span text:style-name="T3275">ayan</text:span>t assez attendu ce que l'on en diroit,<text:line-break/>&amp; apres que chacun eut loué la grande<text:line-break/>vertu, constance &amp; sagesse de la ieune<text:line-break/>Officiere d'Amboise, la Royne ayant donné assez<text:line-break/>de loisir à Laure, de penser à ce qu'elle deuoit di(-)<text:line-break/>re, luy fit signe, qu'elle<text:s/>commençast à discourir,<text:line-break/>laquelle fust prompte à obeir, &amp; dist en ceste ma(-)<text:line-break/>niere.</text:p>
      <text:p text:style-name="p">Du temps du Duc Borso, on dict qu'il y auoit vn<text:line-break/>sien maistre d'hostel, lequel prenoit tout son plai(-)<text:line-break/>sir à dire &amp;<text:s/>faire croire à vn chacun, à qui il par(-)<text:line-break/>loit, des mensonges des plus enormes du mon(-)<text:line-break/>de. Il disoit aucunefois qu'il auoit veu cheminer vn<text:line-break/>homme à pied sur vne corde : aucunefois, qu'il pou(-)<text:line-break/>uoit porter vne poultre de bois pesant cent liures,<text:line-break/>sur les<text:s/>dents, &amp; souuent affirmoit, qu'il saultoit<text:line-break/><text:span text:style-name="pb">[n.p.]</text:span><text:line-break/>toutes les tiuieres d'vn costé à l'autre, en vn sault.<text:line-break/>Ces belles nouuelles faisoient emerueiller vne cer(-)<text:line-break/><text:soft-page-break/>taine maniere de g(e2)s, les autres s'en rioient, &amp; peu le<text:line-break/>croyoi(e2)t : &amp; pour aiouster plus grande foy à son dire,<text:line-break/>il faisoit en sorte, que vn sien seruiteur, qu'il auoit<text:line-break/>tousiours auec luy, affirmoit les m(e2)songes de s(o2) mai(-)<text:line-break/>stre. Aduint que comme l'vn de ses tesmoins s'en fust<text:line-break/>allé, il en print d'auanture vn Grec fort rusé &amp;<text:line-break/>cauteleux, lequel certifioit tousiours ses mensonges<text:line-break/>auec vn mensonge encore plus grand. Et comme le<text:line-break/>Maistre racontast vn iour, que voyant courir vn<text:line-break/>cheual à bride aualée, il le print par la queuë, ce(-)<text:line-break/>pendant qu'il couroit, &amp; l'arresta tout court, le ser(-)<text:line-break/>uiteur dist incontinent, que cela estoit vray, &amp; qu'il<text:line-break/>auoit bien faict encore plus qu'il n'auoit dit, pource<text:line-break/>qu'il l'auoit tiré &amp; leué en l'air de telle force, qu'il<text:line-break/>luy fit perdre terre bien la longueur de six brassees<text:line-break/>deuant qu'il se peust tenir sur les pieds. Vn matin ce<text:line-break/>maistre menteur allegua vn mensonge, &amp; dist que<text:line-break/>de l'eau, il sçauoit faire du vin tres parfait, &amp; qu'il<text:line-break/>auoit veu vn homme en vne campagne, sur vn beau<text:line-break/>cheual, lequel le faisoit saulter à son plaisir, cent bras(-)<text:line-break/>sees en l'air, &amp; que quand il estoit en hault, on luy<text:line-break/>voyoit des ailes, comme au Bellerophon, &amp; quand<text:line-break/>il retomboit en terre, elles ne se voyoi(e2)t plus. Le ser(-)<text:line-break/>uiteur dist incontinent là dessus. Ce ne sont là que<text:line-break/>mensonges : &amp; pour ceste cause il ne fut pas creu. Le<text:line-break/>soir estant retiré en la maison, le Maistre appella son<text:line-break/>seruiteur &amp; le reprint aigrem(e2)t, en luy enchargeant<text:line-break/>bien, qu'il n'eust iamais à luy contredire. Monsieur,<text:line-break/>respondit le seruiteur, i'en suis content, mais faictes<text:line-break/>aussi que ie puisse demourer : Qu(a2)d vous voulez<text:s/>dire<text:line-break/><text:span text:style-name="pb">[147]</text:span><text:line-break/>de ces grandes, il fault que vous me donnez le soir<text:line-break/>de deuant quelque chose, autrement ie ne certifie(-)<text:line-break/>ray rien. I'en suis content, dit le maistre d'hostel : le(-)<text:line-break/>quel continua à dire ses mensonges, &amp; le seruiteur à<text:line-break/>tesmoigner qu'il estoit vray. Aduint qu'vn matin le<text:line-break/>Maistre, qui prenoit en cela tout son passetemps, de(-)<text:line-break/>libera, d'amener vne bourde, qui passast toutes les<text:line-break/>autres, &amp; appella son seruiteur, en s'en allant coucher<text:line-break/>&amp; luy fit sçauoir son intention, &amp; qu'il luy vouloit<text:line-break/>faire vn present, à fin qu'il certiffiast ce qu'il diroit.<text:line-break/>A ceste heure là il se tira de vieilles &amp; deshonnestes<text:line-break/>brayes, brodees &amp; dorees de safran de Culabre, tis(-)<text:line-break/>sues &amp; taillees de la main de Tamagnin, &amp; cousues<text:line-break/>par Metamastique sa sœur, merueilleuses, mais non<text:line-break/>acheuees, pource qu'il y auoit faulte de plusieurs pie(-)<text:line-break/>ces, pour monstrer qu'elles estoient neufues. Le ser(-)<text:line-break/>uiteur les print, disant grand mercy iusques au ren(-)<text:line-break/>dre : &amp; le lendemain le solennel menteur se mit à<text:line-break/>dire, qu'il auoit fait de grandes proüesses, à lancer<text:line-break/><text:soft-page-break/>vn bois pesant trois mille liures, que son seruiteur<text:line-break/>ne pouuoit seulement leuer par vn bout. Et atten(-)<text:line-break/>dant que ceste bourde fust affirmee &amp; certifiee par<text:line-break/>le seruiteur : &amp; qu'il dist. Il est vray, &amp; dix hommes<text:line-break/>mesmes ne le pourroient leuer de terre : il respondit<text:line-break/>&amp; dist. Quel bois dites vous que vous auez lancé ?<text:line-break/>ie ne vous ay point veu faire cela. Il faisoit signe<text:line-break/>qu'il l'auoit faict, &amp; le seruiteur maintenoit que<text:line-break/>non, &amp; pour ceste cause la bourde s'en alla en fu(-)<text:line-break/>mee : &amp; le maistre estant tout en colere &amp; eschauffé<text:line-break/>contre son seruiteur, dist à ceste heure là. Dy que<text:line-break/>cela est vray, poltron. Par ma foy, respondit le<text:line-break/><text:span text:style-name="pb">[n.p.]</text:span><text:line-break/>seruiteur, ceste là est trop lourde à certiffier, &amp; pour<text:line-break/>vne si meschante paire de chausses, faire deshonneur<text:line-break/>à mon païs. Et il les ietta là, en la presence de tous,<text:line-break/>disant, Trouuez vn autre, qui pour si peu de pris,<text:line-break/>fasse cest office : quant à moy ie n'y suis pas propre.<text:line-break/>Le maistre demoura tout peneux, comme vn qui(-)<text:line-break/>naut, &amp; de là en auant fut appellé l'autheur de<text:line-break/>bourdes, qui a pour le iourd'huy beaucoup de com(-)<text:line-break/>pagnons, qui en veulent faire croire des plus verdes<text:line-break/>du monde.</text:p>
      <text:h text:style-name="Titre2" text:outline-level="2">LE GRAND VICAIRE DE FIESO(-)<text:line-break/><text:span text:style-name="T3276">le se voulant venger d'Arlotto, pense finement faire</text:span><text:span text:style-name="T3277"><text:line-break/></text:span><text:span text:style-name="T3278">entrer Arlotto en la prison de l'Euesché. Arlotto sent</text:span><text:span text:style-name="T3279"><text:line-break/></text:span><text:span text:style-name="T3280">la malic</text:span><text:span text:style-name="T3281">e, &amp; par vne contre ruse, y fait entrer le Vi(-)</text:span><text:span text:style-name="T3282"><text:line-break/></text:span><text:span text:style-name="T3283">caire mesme, &amp; l'enferme là dedans : &amp; puis porte les</text:span><text:span text:style-name="T3284"><text:line-break/></text:span><text:span text:style-name="T3285">clefs de la prison à l'Euesque, auquel il raconte tout le</text:span><text:span text:style-name="T3286"><text:line-break/></text:span><text:span text:style-name="T3287">faict, pour rire.</text:span></text:h>
      <text:h text:style-name="P3288" text:outline-level="2">Novvelle v.</text:h>
      <text:p text:style-name="P3289"><text:span text:style-name="T3290">L</text:span>Es dames se prindent à rire de la con(-)<text:line-break/>clusion de la nouuelle<text:s/>des bourdes &amp;<text:line-break/>mensonges : &amp; apres que la risee fut<text:line-break/>cessee, la Royne c(o2)manda à Celse de<text:line-break/>parler, pour entretenir la compagnie,<text:line-break/>pour ce qu'il estoit venu à son tour. Et le Seigneur<text:line-break/>Celse sans songer aucunement, dist ainsi que vous<text:line-break/>orrez.</text:p>
      <text:p text:style-name="p">Vne certaine femme nommee Martia auoit vn<text:line-break/>fils, nommé Lucio, lequel pour estre ieune, &amp;<text:line-break/><text:span text:style-name="pb">[148]</text:span><text:line-break/>vou(-)lant qu'il apprint quelque chose, elle auoit mis en la<text:line-break/>maison du Curé Arlotto : où il demourra trois ans :<text:line-break/>&amp; au bout de trois ans, voyant qu'il n'y auoit rien<text:line-break/>apprins, elle<text:s/>le retira de la maison de son maistre, &amp;<text:line-break/>fut bien si fachee de cela, qu'elle fit appeller Arlotto<text:line-break/><text:soft-page-break/>deuant le Vicaire de l'Euesque de Fiesole, disant<text:line-break/>qu'elle vouloit qu'il luy fist raison du temps que son<text:line-break/>fils auoit perdu auec luy : &amp; qu'en trois ans qu'il<text:line-break/>auoit demouré chez luy, pour Clerc, il ne luy auoit<text:line-break/>pas seulement monstré l'office de la femme. Arlot(-)<text:line-break/>to prouuoit qu'il luy auoit monstré celuy de la fem(-)<text:line-break/>me, &amp; celuy de l'homme aussi : de la femme, com(-)<text:line-break/>me à aprester la viande, à cuire, lauer les escuelles,<text:line-break/>&amp; faire les licts : celuy de l'homme, à coupper en<text:line-break/>table, acheter la chair &amp; autres choses, à estriller &amp;<text:line-break/>penser vn cheual, &amp; autre chose. Le Vicaire oyant<text:line-break/>Arlotto tenir tels propos, pensa incontinent &amp; se<text:line-break/>persuada qu'il se moquoit de luy : toutesfois il ne<text:line-break/>fit pas semblant de rien, monstrant ne prendre gar(-)<text:line-break/>de à tout cela. Et deuisant auec luy, il s'en alloit<text:line-break/>deuers la prison de l'Euesché, pour tascher par<text:line-break/>ruse &amp; subtil moyen de le faire entrer dedans.<text:line-break/>Parquoy estans tous deux au droit de la prison,<text:line-break/>le grand Vicaire luy commença à dire : Mais<text:line-break/>à propos, il n'y a personne en la prison, voulons<text:line-break/>nous voir quelle demeure &amp; chambres il y a ? ie ne<text:line-break/>fus iamais là dedans. Arlotto qui estoit plus fin<text:line-break/>que luy, s'estant apperceu de la tromperie &amp; mali(-)<text:line-break/>ce<text:s/>qu'il luy vouloit faire, luy dist. Ce qu'il vous plai(-)<text:line-break/>ra, mais il n'y aura point de mal d'y faire entrer<text:line-break/>deuant quelqu'vn, pour y ag(e2)cer &amp; nettoyer vn peu,<text:line-break/><text:span text:style-name="pb">[n.p.]</text:span><text:line-break/>cependant que nous nous promenerons &amp; deuiser(o2)s<text:line-break/>deuant la porte. Le Vicaire y enuoya : &amp; ayans long<text:line-break/>temps demeuré à deuiser, le Vicaire qui le vouloit<text:line-break/>mettre en prison finem(e2)t, &amp; se v(e2)ger de luy en ceste<text:line-break/>maniere, luy commença à dire. Il est temps que nous<text:line-break/>allions voir là dedans : entrez. Non pas, dist Arlotto,<text:line-break/>que vostre Seigneurie<text:s/>passe, s'il luy plaist : car c'est<text:line-break/>à elle d'aller deuant : vous m'excuserez s'il vous<text:line-break/>plaist, car ie ne feray pas ceste folie, cest honneur<text:line-break/>vous appartient, &amp; non pas à moy, qui ne suis<text:line-break/>qu'vn simple Curé &amp; Prestre. A quoy le grand Vi(-)<text:line-break/>caire, qui mouroit<text:s/>de desir de le voir logé là dedans,<text:line-break/>respondit, Seigneur Arlotto, entrez hardiment, ie<text:line-break/>vous en donne congé : &amp; le Curé Arlotto faisant<text:line-break/>la meilleure mine du monde, dit derechef, que cest<text:line-break/>honneur ne luy appartenoit pas, &amp; qu'il n'entreroit<text:line-break/>iamais deuant luy,<text:s/>&amp; qu'il n'auoit garde de se mon(-)<text:line-break/>strer si sot &amp; inciuil. Alors monsieur le grand<text:line-break/>Vicaire, qui n'eust iamais pensé qu'Arlotto eust<text:line-break/>eu la hardiesse de luy faire ce qu'il fit incontinent<text:line-break/>apres, pour monstrer qu'il n'auoit dit qu'il pas(-)<text:line-break/>sast &amp; entrast le<text:s/>premier, par ruse &amp; tromperie,<text:line-break/>il entra dedans, &amp; aussi tost que Arlotto le vid en(-)<text:line-break/><text:soft-page-break/>cagé, faisant semblant de vouloir entrer comme<text:line-break/>luy, il tira la porte à soy, &amp; les enferma tous deux,<text:line-break/>&amp; emporta les clefs : &amp; deuant que s'en aller, il ar(-)<text:line-break/>resta vn peu<text:s/>deuant la porte de la prison, pour ouïr<text:line-break/>que diroit monsieur le grand Vicaire, lequel se<text:line-break/>voyant prins à l'atrappe, &amp; creuant de despit<text:line-break/>&amp; de facherie, cryoit tant qu'il pouuoit. Arlotto,<text:line-break/>ouurez, ouurez, vous faictes tousiours des vostres :<text:line-break/>mais Arlotto, qui<text:s/>rioit en son cœur, faisoit semblant<text:line-break/><text:span text:style-name="pb">[149]</text:span><text:line-break/>de ne rien entendre : &amp; y ayant demeuré assez long<text:line-break/>temps, apres que monsieur le grand Vicaire eut dé(-)<text:line-break/>pité tout son saoul, il s'en alla de là deuant en sa mai(-)<text:line-break/>son, &amp; estant monté à cheual, il s'en alla trouuer<text:s/>l'E(-)<text:line-break/>uesque, qui estoit allé s'esbatre en vn lieu pres de là :<text:line-break/>auquel luy ayant raconté de poinct en poinct tout<text:line-break/>le faict, il luy bailla les clefs de la prison. L'Euesque<text:line-break/>print si grand plaisir à ouïr ce discours, qu'estant en<text:line-break/>bonne compagnie de nobles<text:s/>Cheualiers, il se le fit<text:line-break/>redire plusieurs fois pour rire : ce qui leur fournit<text:line-break/>matiere de plaisir plus de huict iours, qui fut le ter(-)<text:line-break/>me que monsieur le grand Vicaire qui vouloit pr(e2)(-)<text:line-break/>dre Arlotto au piege, demeura en prison : car l'Eues(-)<text:line-break/>que voulut qu'il y demeurast huict iours deuant<text:line-break/>qu'on le deliurast, donnant ordre qu'on luy portast<text:line-break/>à manger &amp; à boire là dedans, &amp; disant qu'il estoit<text:line-break/>bien employé qu'il fust tombé au filé que luy mes(-)<text:line-break/>me auoit voulu tendre à vn autre. Il loüa fort Ar(-)<text:line-break/>letto<text:s/>de ce trait, &amp; au bout de huict iours il enuoya<text:line-break/>deliurer le grand Vicaire, &amp; quand la prison luy<text:line-break/>fut ouuerte, il n'osoit se presenter en bonne compa(-)<text:line-break/>gnie, de honte qu'il auoit d'auoir esté prins en ceste<text:line-break/>maniere : &amp; l'euesque le desmit &amp; priua de son estat<text:line-break/>&amp; degré de grand Vicaire.</text:p>
      <text:h text:style-name="Titre2" text:outline-level="2">ARLOTTO VOYANT VN FAS(-)<text:line-break/><text:span text:style-name="T3291">cheux vieillard en la compagnie de certains ieunes Gen(-)</text:span><text:span text:style-name="T3292"><text:line-break/></text:span><text:span text:style-name="T3293">tils hommes, ausquels il contredisoit à tous propos, trou(-)</text:span><text:span text:style-name="T3294"><text:line-break/></text:span><text:span text:style-name="T3295">ue bien le moyen de le faire taire par vn conte qu'il fait</text:span><text:span text:style-name="T3296"><text:line-break/></text:span><text:span text:style-name="T3297">à la compagnie du mesme</text:span><text:span text:style-name="T3298"><text:s/>vieillard, qui auoit trouué sa</text:span><text:span text:style-name="T3299"><text:line-break/></text:span><text:span text:style-name="T3300">femme auec vn amant.</text:span></text:h>
      <text:h text:style-name="Titre2" text:outline-level="2"><text:span text:style-name="pb">[n.p.]</text:span><text:line-break/><text:span text:style-name="T3301">Novvelle vi</text:span>.</text:h>
      <text:p text:style-name="P3302"><text:span text:style-name="T3303">C</text:span>Else n'eut plustost mis fin à sa nouuel(-)<text:line-break/>le, que la Royne, laquelle se sousrit l(o2)g<text:line-break/>temps de la trousse iouee au grand<text:line-break/>Vicaire &amp; Official de Fiesole, c(o2)man(-)<text:line-break/>da à madame C(o2)stance, qui estoit assise<text:line-break/><text:soft-page-break/>pres de Celse de dire &amp; reciter la sienne : &amp; ayant re(-)<text:line-break/>ceu ce commandement, elle ne se monstra tardiue à<text:line-break/>y obeïr, &amp; auec vne grace qui eust penetré le marbre,<text:line-break/>&amp; vn sousris fort gentil, elle commença à dire ainsi,<text:line-break/>que vous orrez presentement.</text:p>
      <text:p text:style-name="p">Dessous le couuert &amp; gallerie de Tornaquinci,<text:line-break/>sur l'heure de vespre, plusieurs nobles citoi(e2)s estoi(e2)t<text:line-break/>assemblez, deuisans entre eux de diuerses choses : &amp;<text:line-break/>entre eux estoit d'auanture vn vieillard riche, aagé<text:line-break/>de soixante ans : mais ignoble, lequel auoit vne ieu(-)<text:line-break/>ne femme de l'aage au plus de dixhuict ans, laquelle<text:line-break/>estoit belle, &amp; de bonne grace, mais il en estoit<text:line-break/>merueilleusement ialoux, comme sont ordinaire(-)<text:line-break/>ment les vieillards qui espousent de ieunes femmes.<text:line-break/>Ce vieillard estant en ceste noble compagnie, se per(-)<text:line-break/>suadant parauanture qu'il fut plus habile que les au(-)<text:line-break/>tres, &amp; voulant estre le plus authorisé, contredisoit à<text:line-break/>tous propos à ces Gentilshommes, &amp; vouloit que<text:line-break/>ses propos fussent receus &amp; acceptez par dessus tous<text:line-break/>les autres. Il proposoit certa(i2)s doutes, sots, sans aucu<text:line-break/>ne c(o2)clusion &amp; plaisir : dequoy tous ceux de la c(o2)pa(-)<text:line-break/>gnie estoi(e2)t faschez, &amp; eussent esté bi(e2) aises qu'il eut<text:line-break/>esté au coing de la cheminee de sa maison, à pr(e2)dre<text:line-break/>garde aux acti(o2)s de sa<text:s/>ieune femme qu'il ne voyoit<text:line-break/>pas à demy, &amp; pour l'amour de laquelle il estoit<text:line-break/><text:span text:style-name="pb">[150]</text:span><text:line-break/>tous(-)iours douteux, sçachant bi(e2) qu'en cest aage il n'auoit<text:line-break/>pas le moyen ny la force de la bien contenter, pour<text:line-break/>la garder de penser ailleurs, &amp; se paistre d'autre vian(-)<text:line-break/>de que de celle de la maison qui luy puoit, c(o2)me e(-)<text:line-break/>stant pourrie &amp; gastee, &amp; appetant quelque chair<text:line-break/>fraische. Or comme le Curé Arlotto passast par là, ces<text:line-break/>Gentilshommes l'appellerent : &amp; s'y estant vn peu<text:line-break/>arresté, ayant ouy les folies que ce vieillard disoit, &amp;<text:line-break/>estant fasché des sots propos d'iceluy qu'il auoit à<text:line-break/>contrecueur, delibera de l'appaiser, &amp; commença à<text:line-break/>dire. Il y auoit à Florence vne ieune femme aagee<text:line-break/>au plus de dixhuict ans, &amp; fort belle, mariee à vn<text:line-break/>vieillard, laquelle se donnoit du plaisir &amp; du bon<text:line-break/>temps auec vn beau ieune homme, qu'elle aymoit<text:line-break/>vniquement, trouuans les embrassemens d'iceluy les<text:line-break/>plus doulx &amp; gracieux du monde : &amp; le mary en<text:line-break/>auoit déja quelque souspçon, combi(e2) qu'il ne pen(-)<text:line-break/>sast point que l'affaire fust allee si auant qu'elle e(-)<text:line-break/>stoit, pource que l'amant iouïssoit paisiblement de<text:line-break/>sa femme toutes fois &amp; quantes qu'il en pouuoit a(-)<text:line-break/>uoir la commodité : &amp; qu(a2)d elle se presentoit, elle<text:line-break/>trouuoit bi(e2) le moyen de le faire sçauoir à son am(a2)t,<text:line-break/>de maniere qu'elle auoit son plaisir autant que sçau(-)<text:line-break/>roit auoir ieune femme de sa sorte. Estant donc le<text:line-break/><text:soft-page-break/>bon vieillard de soixante ans en doute de ceste affai(-)<text:line-break/>re, il delibera de s'en acertener, ne pouuant penser<text:line-break/>qu'elle n'en aymast vn autre, veu qu'elle ne faisoit<text:line-break/>aucun<text:s/>compte de luy. Et pensant vn iour qu'il fust<text:line-break/>dehors, elle fit entrer son amoureux en sa maison, &amp;<text:line-break/>incontinent se mit à le baiser dessus le lict, &amp; se re(-)<text:line-break/>creer auec luy comme de coustume : &amp; le mary qui<text:line-break/>s'estoit caché en vne sursaillie dessus la chambre,<text:line-break/><text:span text:style-name="pb">[n.p.]</text:span><text:line-break/>allant tout bellement, pour s'acertener de son dou(-)<text:line-break/>te, tomba auec grand bruit sur le lict où estoit sa fem<text:line-break/>me auec l'am(a2)t, pource que luy estoit failly &amp; rom(-)<text:line-break/>pu vn ais sous les pieds, à raison dequoy il estoit for(-)<text:line-break/>ce qu'il tombast. A ceste heure là se trouuant d'au(a2)(-)<text:line-break/>ture sur le lict, ils furent tous trois en grand danger,<text:line-break/>&amp; eurent vne tres-grande peur. Incontinent le ieu(-)<text:line-break/>ne amoureux s'enfuit, plus esbahy qu'vn fondeur de<text:line-break/>cloches, &amp; la ieune femme demeura auec son mary,<text:line-break/>laquelle<text:s/>sçeut si bien l'amadouer &amp; embabouiner,<text:line-break/>qu'il luy pard(o2)na, à la charge qu'elle n'y retournast<text:line-break/>plus : &amp; la pria de faire en sorte que cela ne fust sçeu :<text:line-break/>toutesfois on le sçeut depuis, au grand vitupere du<text:line-break/>vieillard, qui s'acertena de ce qu'il doutoit, &amp;<text:s/>eust<text:line-break/>voulu ne trouuer comme il trouua. Apres qu'Arlot(-)<text:line-break/>to eut acheué de dire cela, il se tourna vers cest en(-)<text:line-break/>nuyeux &amp; fascheux, qu'il choisist entre tous les au(-)<text:line-break/>tres nobles hommes, qui haissoient ses sottes façons<text:line-break/>aussi bien que luy, &amp; le regardant attentiuement en<text:line-break/>face, c(o2)meça à luy dire : Ie voudrois sçauoir de vous,<text:line-break/>qui auez mis tant de doutes en auant, lequel de ces<text:line-break/>trois vous pensez auoir eu plus gr(a2)de peur, &amp; auoir<text:line-break/>esté en plus grand danger. Le vieillard importun &amp;<text:line-break/>fascheux qui estoit proprement celuy qui estoit tom(-)<text:line-break/>bé de la sursaillie, sur le lict où estoit sa femme auec<text:line-break/>l'amant, se sentant tirer les cornes dehors, ne sçeut<text:line-break/>que respondre, &amp; ne parla plus de tout ce iour.<text:line-break/>Et ainsi Arlotto reprima son importunité &amp; le fit<text:line-break/>taire sur le<text:s/>champ.</text:p>
      <text:soft-page-break/>
      <text:h text:style-name="Titre2" text:outline-level="2"><text:span text:style-name="pb">[151]</text:span><text:line-break/>BARLACHIA QVI ESTOIT VN<text:line-break/><text:span text:style-name="T3304">plaisant homme Florentin, ayant esté trompé par auc(u2)s</text:span><text:span text:style-name="T3305"><text:line-break/></text:span><text:span text:style-name="T3306">de ses amis, les trompe le iour de Caresme-prenant : &amp;</text:span><text:span text:style-name="T3307"><text:line-break/></text:span><text:span text:style-name="T3308">recite bien à propos l'histoire de trois voyageurs, des(-)</text:span><text:span text:style-name="T3309"><text:line-break/></text:span><text:span text:style-name="T3310">quels les deux voulurent tromper le tiers. &amp;</text:span><text:span text:style-name="T3311"><text:s/>le tiers les</text:span><text:span text:style-name="T3312"><text:line-break/></text:span><text:span text:style-name="T3313">trompa.</text:span></text:h>
      <text:h text:style-name="P3314" text:outline-level="2">Novvelle vii.</text:h>
      <text:p text:style-name="P3315"><text:span text:style-name="T3316">L</text:span>A nouuelle de madame Constance<text:line-break/>mise à fin, la Royne commanda à<text:line-break/>Philon de parler, lequel dit inconti(-)<text:line-break/>nent.</text:p>
      <text:p text:style-name="p">Barlachia Flor(e2)tin estoit fort vin(-)<text:line-break/>dicatif quand on luy iouoit quelque trousse : car en<text:line-break/>ce cas il se fust plustost pendu qu'il n'eust rendu c(o2)(-)<text:line-break/>me l'on dit pain pour fouace. Comme donc quel(-)<text:line-break/>ques siens amis, luy eussent prins vne oye, le soir du<text:line-break/>iour de Tous-saincts, ainsi que sa seruante accompa(-)<text:line-break/>gnee d'vn enfant, l'apportoir du four, ils la porter(e2)t<text:line-break/>en la maison d'vn d'iceux, qui fit couurir la table, &amp;<text:line-break/>puis ils menerent Barlachia soupper auec eux : &amp; a(-)<text:line-break/>pres soupper ils luy descouurirent la trousse disant,<text:line-break/>qu'il auoit mangé de ses biens. Barlachia ne fit sem(-)<text:line-break/>blant de s'en soucier beaucoup : &amp; pensant tousiours<text:line-break/>comme il s'en pourroit reuancher, le soir de Cares(-)<text:line-break/>me prenant ensuiuant, l'occasion s'en presenta. Par(-)<text:line-break/>quoy ayans ceux-là mesmes faict apprester vn tres(-)<text:line-break/>beau soupper en la maison d'vn d'iceux, outre plu(-)<text:line-break/>sieurs galans hommes &amp; femmes, ils l'inuiter(e2)t aussi.<text:line-break/>Parquoy il s'en alla sur le soir desguisé en ceste mai(-)<text:line-break/>son là, auec huict ou dix de ses compagnons, &amp; est(a2)s<text:line-break/><text:span text:style-name="pb">[n.p.]</text:span><text:line-break/>entrez en la cuisine, ils barbouillerent &amp; cuisiniers<text:line-break/>&amp; seruiteurs, &amp; tous ceux qu'ils trouuerent, &amp;<text:line-break/>prindrent toutes les viandes, &amp; tout ce qui estoit<text:line-break/>ordonné &amp; appresté pour le soupper, &amp; l'empor(-)<text:line-break/>terent où Barlachia auoit dict, sans qu'aucuns d'en(-)<text:line-break/>tr'eux fust cogneu. Ayant faict cela, il s'en alla des(-)<text:line-break/>pouiller soudain de cest accoustrement<text:s/>du Mardy<text:line-break/>gras, &amp; puis il s'en retourna en la maison où il a(-)<text:line-break/>uoit faict ce beau mesnage, &amp; où il auoit esté se(-)<text:line-break/>mond &amp; inuité à soupper, &amp; y trouua vn grand<text:line-break/>desordre, pource que tous ceux qui auoient esté in(-)<text:line-break/>uitez, y estoient venus, &amp; y auoient amené leurs<text:line-break/>femmes, &amp; trouuans que c'estoit vne grande hon(-)<text:line-break/>te de s'en retourner, ils n'estoient pas trop contens,<text:line-break/>&amp; se faschoient contre celuy qui les auoit inuitez<text:line-break/>à soupper. Barlachia voyant ceste mine &amp; murmu(-)<text:line-break/><text:soft-page-break/>re, estoit le plus aise du monde, &amp; en fin voyant<text:line-break/>toute chose troublee &amp; estre dessus dessous, il dit.<text:line-break/>Il fault penser à quelque chose : quant à moy, ie<text:line-break/>ne veux pas m'en aller coucher auiourd'huy sans<text:line-break/>soupper, &amp; si vous voulez venir tous quant &amp;<text:line-break/>moy, ie verray si ie vous pourray bien traitter. Ils<text:line-break/>accorderent &amp; accepterent l'offre, &amp; s'en allerent<text:line-break/>tous en vne maison qui n'estoit pas loing de là, où<text:line-break/>Barlachia auoit faict faire vn gentil appareil<text:line-break/>des choses emportees, &amp; autres de sa prouision :<text:line-break/>&amp; ayans entendu en ce lieu la tromperie &amp; cassa(-)<text:line-break/>de,<text:s/>ils soupperent gayement, &amp; veillerent &amp; passe(-)<text:line-break/>rent presque toute la nuict en diuers plaisirs &amp; en(-)<text:line-break/>tretenemens : &amp; Barlachia recita &amp; dit plusieurs cho(-)<text:line-break/>ses plaisantes, &amp; entre autres ceste nouuelle à<text:line-break/>propos.</text:p>
      <text:p text:style-name="p"><text:span text:style-name="pb">[152]</text:span><text:line-break/>Qu'il y auoit eu où s'estoient trouuez trois<text:line-break/>voyageurs, lesquels faisans ensemble vn long &amp;<text:line-break/>dangereux voyage, se trouuerent en de grands<text:line-break/>bois : &amp; pource qu'ils auoient mangé toutes les<text:line-break/>prouisions qu'ils auoient porté auec eux, excepté<text:line-break/>vn pain seulement, ils estoient en grande &amp; ex(-)<text:line-break/>treme<text:s/>pensee de leur vie, ne pouuans trouuer de<text:line-break/>long temps aucun logis, ny lieu habité où ils se<text:line-break/>peussent prouuoir de viures Parquoy deux d'en(-)<text:line-break/>tre eux penserent de tromper le troisiesme, lequel<text:line-break/>ils reputoient &amp; estimoient pour vn homme sim(-)<text:line-break/>ple, &amp; qui auoit le pain en son sac. Ils c(o2)mence(-)<text:line-break/>rent donc à dire : Nous sommes trois, &amp; nous<text:line-break/>n'auons qu'vn pain tant seulement : il fault veoir<text:line-break/>à qui il pourra venir de nous trois : parquoy en(-)<text:line-break/>dormons nous sur ce pré, &amp; celuy qui fera le plus<text:line-break/>beau songe, ou qui<text:s/>songera la plus belle chose, aura<text:line-break/>le pain. Ainsi estans demeurez tous trois d'accord,<text:line-break/>ils s'estendirent sur l'herbe de leur long, pres d'v(-)<text:line-break/>ne fontaine, &amp; les deux compagnons qui auoient<text:line-break/>ourdy &amp; brassé la tromperie, pensoient bien que<text:line-break/>l'autre s'endormiroit aussi, &amp; que pour estre d'en(-)<text:line-break/>tendement lourd, il ne pourroit faindre auoir son(-)<text:line-break/>gé quelque belle chose : ils s'endormirent donc, e(-)<text:line-break/>stans lassez d'vn sommeil assez profond : &amp; le trois(-)<text:line-break/>iesme les voyant dormir, &amp; craignant que ses<text:line-break/>compagnons estans resueillez luy ostassent le pain,<text:line-break/>ne s'estoit pas endormy, mais en auoit bien faict<text:line-break/>le semblant, de maniere que les oyant ronfler, il<text:line-break/>s'estoit leué &amp; assis sur l'herbe, où il mangea ha(-)<text:line-break/>stiuement tout ce pain : &amp; l'ayant troussé, il se<text:line-break/>coucha de son long, comme les autres, &amp; s'endormit<text:line-break/><text:span text:style-name="pb">[n.p.]</text:span><text:line-break/><text:soft-page-break/>à bon escient. Les deux malicieux se resueillans res(-)<text:line-break/>ueillerent aussi l'autre : &amp; commençans déja à rac(o2)(-)<text:line-break/>ter leurs songes, qu'ils auoient controuuez en leur<text:line-break/>esprit, l'vn d'iceux dit, qu'en dormant il auoit songé<text:line-break/>qu'il auoit esté en Paradis, où il raconta qu'il auoit<text:line-break/>veu de tres-grandes choses. L'autre dit qu'il auoit e(-)<text:line-break/>sté en Enfer, &amp; en recita les plus grandes mensonges<text:line-break/>du monde. Le troisiesme qui auoit mangé le pain,<text:line-break/>&amp; auoit finement desniaisé ses<text:s/>compagnons, sollici(-)<text:line-break/>té de dire son songe, dit, Qu'il auoit songé que l'vn<text:line-break/>d'iceux estoit allé en Paradis, &amp; l'autre en Enfer, &amp;<text:line-break/>pour ceste cause, pensant qu'ils n'en deussent iamais<text:line-break/>retourner non plus que les autres qui y vont, il s'e(-)<text:line-break/>stoit mis à manger ce pain, duquel ses compagnons<text:line-break/>n'auoient plus que faire. Les deux compagnons<text:line-break/>s'esmerueillans de ce traict, p(e2)sans tromper autruy,<text:line-break/>demeurerent eux-mesmes trompez, &amp; pour ce iour<text:line-break/>s'ils voulurent manger, ils furent contraincts auoir<text:line-break/>recours à l'herbe,<text:s/>&amp; paistre comme les bestes.</text:p>
      <text:h text:style-name="Titre2" text:outline-level="2">BARLACHIE AYANT ESTE<text:line-break/><text:span text:style-name="T3317">fort malade, &amp; le bruit ayant couru de sa mort, s'en alla</text:span><text:span text:style-name="T3318"><text:line-break/></text:span><text:span text:style-name="T3319">estant guary, au Palais du Duc de Florence, qui pensoit</text:span><text:span text:style-name="T3320"><text:line-break/></text:span><text:span text:style-name="T3321">qu'il fut mort : &amp; Barlachie par vne gentille responce,</text:span><text:span text:style-name="T3322"><text:line-break/></text:span><text:span text:style-name="T3323">emporta vn don du Duc</text:span>.</text:h>
      <text:h text:style-name="P3324" text:outline-level="2">Novvelle viii.</text:h>
      <text:p text:style-name="p"><text:span text:style-name="pb">[153]</text:span></text:p>
      <text:p text:style-name="P3325"><text:span text:style-name="T3326">P</text:span>Hilon ayant faict fin, la Royne com(-)<text:line-break/>manda à Lauinie, qui estoit pres de<text:line-break/>luy, de parler : laquelle commença à<text:line-break/>dire ainsi.</text:p>
      <text:p text:style-name="p">Puis que le seigneur Philon à mis<text:line-break/>Barlachia en ieu, ie vous veux faire vn g(e2)til conte de<text:line-break/>cest autheur mesme, lequel vous<text:s/>ne trouuerez par(-)<text:line-break/>aduanture des pires : car ce Barlachia n'estoit moins<text:line-break/>plaisant &amp; facetieux qu'Arlotto, estans de differente<text:line-break/>profession, car l'vn estoit d'Eglise, l'autre estoit Pri(-)<text:line-break/>seur &amp; vendeur de Florence.</text:p>
      <text:p text:style-name="p">Vous deuez donc entendre que Barlachia<text:s/>fut at(-)<text:line-break/>taint d'vne tres-grosse maladie, de laquelle il cui(-)<text:line-break/>da passer le pas, &amp; s'il n'en eust esté bien secouru de<text:line-break/>tout ce qui luy estoit necessaire, &amp; du conseil des<text:line-break/>bons medecins, il fut passé en l'autre monde. Le<text:line-break/>bruit de sa maladie courut par toute la ville, &amp; tous<text:line-break/>ceux qui le cognoissoient en estoient faschez mer(-)<text:line-break/>ueilleusement, &amp; en toute extremité, oyans dire<text:line-break/>qu'il trauailloit pour mourir : tellement qu'inconti(-)<text:line-break/>nent apres le bruit fut qu'il estoit trespassé, &amp; cha(-)<text:line-break/>cun iusques aux petis<text:s/>enfans, qui auoient Barlachia<text:line-break/><text:soft-page-break/>en la bouche, le plaignoient. Les vns disoient, il<text:line-break/>est allé rire en Paradis, les autres : Helas le pauure<text:line-break/>Barlachia ne deuoit iamais mourir, veu qu'il e(-)<text:line-break/>stoit si plaisant, qu'il n'engendroit iamais aucune<text:line-break/>melancholie, pource que la resiouïssance faict vi(-)<text:line-break/>ure : les autres le regrettoient d'vne autre façon : ce(-)<text:line-break/>la fut rapporté à Barlachia, lequel en receut vn si<text:line-break/>grand plaisir, que combien qu'il tirast presque à la<text:line-break/>fin, il se print à rire de tels regrets, &amp; de là en auant<text:line-break/>il commença à se guarir, &amp; retourna en<text:line-break/><text:span text:style-name="pb">[n.p.]</text:span><text:line-break/>conua(-)lescence comme deuant, par la grace de Dieu, qui<text:line-break/>ne le voulut pas encores appeller pour ceste fois. Il<text:line-break/>demeura quelque temps à garder la maison, pour<text:line-break/>se bien fortifier, &amp; la premiere fois qu'il sortit<text:s/>de la<text:line-break/>maison, il s'en alla au Palais &amp; logis du Duc : &amp;<text:line-break/>aussi tost que le Duc l'apperceust entre ses Courti(-)<text:line-break/>sans, il luy dist, Ho ho, es tu en vie Barlachia ?<text:line-break/>nous auions entendu que tu estois mort, &amp; que tu<text:line-break/>estois despesché : &amp; Barlachia luy fit responce à ce(-)<text:line-break/>ste heure là, Monseigneur, il est bien vray que i'ay<text:line-break/>esté iusques à la porte de l'autre monde, mais l'on<text:line-break/>m'a r'enuoyé comme vn poltron &amp; vault-rien. Le<text:line-break/>Duc à ceste heure là, luy demanda pourquoy ? Et<text:line-break/>Barlachia adiousta incontinent : Ie heurtay à<text:s/>la<text:line-break/>porte pour entrer, &amp; l'on me demanda qui i'e(-)<text:line-break/>stois. Ie respondy incontinent que i'estois Barla(-)<text:line-break/>chia, &amp; me fut demandé ce que i'auois faict en ce<text:line-break/>monde, &amp; si i'y auois laissé quelque bi(e2) : Ie fis resp(o2)(-)<text:line-break/>ce que i'auois esté priseur de Florence, &amp; que ie<text:line-break/>n'auois laissé à mes enfans aucune chose pour viure<text:line-break/>apres mon decez. On me demanda pourquoy ie<text:line-break/>n'auois rien laissé, &amp; ie fis ceste responce : Pource<text:line-break/>que ie ne demanday iamais rien : &amp; m'ayans ainsi<text:line-break/>en quis &amp; interrogué, &amp; sçeu ma negligence &amp;<text:s/>pa(-)<text:line-break/>resse, ils me tancerent, &amp; me renuoyerent bien<text:line-break/>hors de là, disant, qu'il ne vouloient de tels co(-)<text:line-break/>quins &amp; poltrons, &amp; qu'il n'entroit point de telles<text:line-break/>gens en l'autre monde. A ceste cause, tres Illustre<text:line-break/>Seigneur, adjousta-il alors, ie vous prie me<text:s/>donner<text:line-break/>quelque chose, afin qu'vne autre fois ie ne sois ren(-)<text:line-break/>uoyé comme vn coquin auec ma courte honte. Le<text:line-break/>Duc se print fort à rire de ceste plaisanterie de<text:line-break/><text:span text:style-name="pb">[154]</text:span><text:line-break/>Bar(-)lachia, &amp; loüa fort la subtilité &amp; gentillesse de son<text:line-break/>esprit, &amp; comme il fut Prince tres-liberal, il luy<text:line-break/>donna vn lieu &amp; metairie de bon reuenu. Ainsi<text:line-break/>pour plaire, cestui-cy acquit du bien, &amp; eut la fa(-)<text:line-break/>ueur de ce Duc. Et pource qu'il estoit cogneu &amp;<text:line-break/>aymé de tous ceux de la ville, estant sorty fraische(-)<text:line-break/><text:soft-page-break/>ment de maladie, tous ceux qui le rencontroient luy<text:line-break/>disoient : Barlachia, regardez vous, Barlachia reiglez<text:line-break/>vous. Et pour ceste cause estant ennuyé de resp(o2)(-)<text:line-break/>dre à tant de gens, mesmes choses, il se lia &amp; at(-)<text:line-break/>tacha tout à l'entour de soy plusieurs reigles de bois,<text:line-break/>&amp; se mit vn miroir au sein, de maniere que retour(-)<text:line-break/>nant en la place publique, quand il trouuoit quel(-)<text:line-break/>qu'vn qui luy disoit qu'il se reiglast, il luy monstroit<text:line-break/>qu'il estoit reiglé : &amp; quand quelque autre l'aduisoit<text:line-break/>de prendre garde à luy, &amp; de se regarder, il tiroit le<text:line-break/>miroir, ded(a2)s lequel il se regardoit deux ou trois fois<text:line-break/>&amp; puis le remettoit en son sein. Et par ce moyen il<text:line-break/>s'exemptoit de la peine &amp; fascherie de resp(o2)dre vne<text:line-break/>mesme chose à tant de gens.</text:p>
      <text:h text:style-name="Titre2" text:outline-level="2">CARACALA NOBLE BOVR(-)<text:line-break/><text:span text:style-name="T3327">geois de la ville de Florence a en sa m</text:span><text:span text:style-name="T3328">aison à soupper</text:span><text:span text:style-name="T3329"><text:line-break/></text:span><text:span text:style-name="T3330">notable compagnie : &amp; pour l'entretenir de plaisans</text:span><text:span text:style-name="T3331"><text:line-break/></text:span><text:span text:style-name="T3332">deuis, enuoye querir, &amp; faict venir Barlachia, le(-)</text:span><text:span text:style-name="T3333"><text:line-break/></text:span><text:span text:style-name="T3334">quel ioue d'vn bon traict en souppant : &amp; apres soup(-)</text:span><text:span text:style-name="T3335"><text:line-break/></text:span><text:span text:style-name="T3336">per raconte à la compagnie vne plaisante nouuelle,</text:span><text:span text:style-name="T3337"><text:line-break/></text:span><text:span text:style-name="T3338">qui fit rire tous ceux qui l</text:span><text:span text:style-name="T3339">'ouyrent, &amp; les conten(-)</text:span><text:span text:style-name="T3340"><text:line-break/></text:span><text:span text:style-name="T3341">ta fort.</text:span></text:h>
      <text:h text:style-name="Titre2" text:outline-level="2"><text:span text:style-name="pb">[n.p.]</text:span><text:line-break/><text:span text:style-name="T3342">Novvelle ix.</text:span></text:h>
      <text:p text:style-name="P3343"><text:span text:style-name="T3344">A</text:span>Yant madame Lauinie mis fin à sa<text:line-break/>plaisante nouuelle, la Royne comm(a2)(-)<text:line-break/>da à Philandre de s'aquiter de son de(-)<text:line-break/>uoir : lequel commença à dire à ceste<text:line-break/>heure là.</text:p>
      <text:p text:style-name="p">Encore veux-ie c(o2)tinuer à<text:s/>entretenir la c(o2)pagnie<text:line-break/>de quelque chose plaisante sort(a2)t d'vne mesme bou(-)<text:line-break/>tique, s'il vous plaist me prester pati(e2)ment l'aureille.</text:p>
      <text:p text:style-name="p">Comme vn noble citoyen &amp; bourgeois de Flo(-)<text:line-break/>rence nommé Caracala, eust en sa maison des e(-)<text:line-break/>strangers de qualité<text:s/>&amp; estoffe, il fit appeller Barla(-)<text:line-break/>chia pour les entretenir : &amp; pource que ce iour e(-)<text:line-break/>stoit la vigile ou veille de Sainct Iean, auquel, com(-)<text:line-break/>me chacun sçait, l'on a accoustmé à Florence de<text:line-break/>manger beaucoup de poisson, l'on en mit le soir<text:line-break/>beaucoup sur<text:s/>la table, entre autres, force belles car(-)<text:line-break/>pes, truites, brochets, &amp; autres poissons de toute<text:line-break/>sorte, deuant ces estrangers : mais l'on mit vn plat de<text:line-break/>petit poisson, comme goujon deuant Barlachia. Et<text:line-break/>estans ainsi tous en table, comme ce noble Florentin<text:line-break/>nommé Caracala s'efforçoit de bien traicter, &amp; fai(-)<text:line-break/>re faire bonne chere à ceux qui estoient venuz le<text:line-break/>veoir. Barlachia print vn de ses petits poissons<text:line-break/><text:soft-page-break/>du plat que l'on auoit mis deuant luy, &amp; se l'e(-)<text:line-break/>stant approché de la bouche, il commença à mar(-)<text:line-break/>motter vn peu auec luy, &amp; puis il l'approcha vn<text:line-break/>peu de son aureille, &amp; l'y ayant tenu vn peu de<text:line-break/>temps, il le remit dedans le plat : il en print vn<text:line-break/>autre, &amp; en fit tout autant, &amp; puis vn autre, &amp;<text:line-break/>puis vn autre, iusques au dernier, vsant de la<text:line-break/><text:span text:style-name="pb">[155]</text:span><text:line-break/>mes(-)me façon &amp; maniere de faire, qu'il auoit mon(-)<text:line-break/>stree au premier. Le Gentil-homme qui auoit<text:line-break/>prins garde à ce beau &amp; plaisant passetemps, de(-)<text:line-break/>manda à Barlachia ce qu'il auoit dict à ces pois(-)<text:line-break/>sons qu'il auoit ainsi approchez de sa bouche en<text:line-break/>marmottant, &amp; puis<text:s/>de son aureille : &amp; il respon(-)<text:line-break/>dit incontinent. Vous deuez sçauoir &amp; entendre<text:line-break/>qu'vn mien frere allant en Hespagne, fut noyé<text:line-break/>par vne grande tempeste de mer, il y a déja dix<text:line-break/>ans. Et pource que ie n'ay oncques peu trouuer ny<text:line-break/>sçauoir où est son corps, pour luy pouuoir donner<text:line-break/>sepulture, ie demandois à ces poissons s'ils m'en<text:line-break/>pourroient donner nouuelle. Ils m'ont tous resp(o2)(-)<text:line-break/>du qu'ils ne le peuu(e2)t sçauoir, pource qu'ils n'estoi(e2)t<text:line-break/>naiz de ce temps là, mais que si ie le demandois à ces<text:line-break/>gros poissons qui sont à ce hault bout, ils m'en sçau(-)<text:line-break/>roient dire quelque chose. Le Gentilhomme se print<text:line-break/>à rire &amp; toute la compagnie aussi qui ent(e2)dit le mot<text:line-break/>du guet, &amp; le gentil traict, &amp; incontinent fit mettre<text:line-break/>deuant luy des plus beaux &amp; meilleurs qui fussent<text:line-break/>sur<text:s/>la table. Et apres soupper, au mesme lieu furent<text:line-break/>recitees plusieurs choses pour rire &amp; passer le temps,<text:line-break/>entre lesquels se trouua vn qui recita la nouuelle de<text:line-break/>enchanter la gresle, qui est sur le Mambrian : &amp; à pro<text:line-break/>pos de ceste nouuelle, Barlachia auec vn grand plai(-)<text:line-break/>sir de toute la compagnie, dit : Pierre Girard oyant<text:line-break/>vn iour sonner la grosse cloche, au beffroy, &amp; en<text:line-break/>maniere de toquesain (comme l'on a accoustu(-)<text:line-break/>mé en quelque assault ou surprinse, ou quand le<text:line-break/>feu est en la ville, afin de faire assembler le peuple<text:line-break/>pour donner ordre &amp; prouuoir à l'accident sur(-)<text:line-break/>nenu) pour euiter le bruit, s'enferma en sa<text:line-break/><text:span text:style-name="pb">[n.p.]</text:span><text:line-break/>mai(-)son : &amp; la femme d'iceluy qui estoit encore nouuelle<text:line-break/>espouse, entendant le grand bruit &amp; tumulte du<text:line-break/>peuple qui couroit par les rues, estant toute espou(-)<text:line-break/>uantee &amp; craintiue, luy demanda que c'estoit, &amp;<text:line-break/>pourquoy le monde couroit ainsi tout troublé par<text:line-break/>les rues : &amp; le mary qui estoit bon compagnon, luy<text:line-break/>fit responce : Mamie ne craignez point, car il n'y a<text:line-break/>pas de danger, la cloche sonne pour faire<text:s/>du peu(-)<text:line-break/>ple. Et comm(e2)t, adiousla la femme, se faict ce peu(-)<text:line-break/><text:soft-page-break/>ple ? Ie vous le monstreray, dit Girard. Et la voyant<text:line-break/>à ceste heure là plus que iamais espouu(a2)tee, il la me(-)<text:line-break/>na en la chambre, &amp; se mit dedans le lict auec elle,<text:line-break/>&amp; l'embrassa fort amoureusem(e2)t, disant que le peu(-)<text:line-break/>ple se faisoit ainsi, &amp; se tint auec elle à faire du peu(-)<text:line-break/>ple tant que la cloche sonna le toquesain : &amp; pource<text:line-break/>que la ville estoit quasi tous les iours en trouble &amp;<text:line-break/>allarme, la cloche sonnoit en la maniere accoustu(-)<text:line-break/>mee le toquesin, &amp; à ceste heure là voyant la ieune<text:line-break/>femme le monde courir, elle couroit incontin(e2)t ap(-)<text:line-break/>peller son mary, pour faire le peuple, comme aupara(-)<text:line-break/>uant, sans beaucoup s'espouuanter : &amp; Pierre com(-)<text:line-break/>mençant en fin à s'ennuyer de ceste feste,<text:s/>luy dit vn<text:line-break/>iour, Mamie, il ne fault plus faire de peuple, car le<text:line-break/>peuple est faict, &amp; la cloche ne sonne plus à ceste oc<text:line-break/>casion. La compagnie s'esclatta fort de rire de ceste<text:line-break/>plaisante nouuelle, &amp; fit grand cas de Barlachia, à<text:line-break/>cause de ses plaisants &amp; agreables c(o2)tes &amp; facetieux<text:line-break/>propos, desquels il les entretint tous quasi toute la<text:line-break/>nuict, au grand contentement du Sieur Caracala,<text:line-break/>qui l'auoit faict venir à cest effect, &amp; luy en sçeut<text:line-break/>tousiours bon gré.</text:p>
      <text:h text:style-name="Titre2" text:outline-level="2"><text:span text:style-name="pb">[156]</text:span><text:line-break/>VN IEVNE FLORENTIN IOVE<text:line-break/><text:span text:style-name="T3345">d'vn subtil tour à vn pa</text:span><text:span text:style-name="T3346">ysan qui menoit vn Asne, le(-)</text:span><text:span text:style-name="T3347"><text:line-break/></text:span><text:span text:style-name="T3348">quel il luy oste sans s'en apperceuoir : &amp; gaigne vn sou(-)</text:span><text:span text:style-name="T3349"><text:line-break/></text:span><text:span text:style-name="T3350">per : apres lequel il ioue d'vne cassade à Stradino, au lict</text:span><text:span text:style-name="T3351"><text:line-break/></text:span><text:span text:style-name="T3352">duquel il met vn cheual, auquel il accouple &amp; lie les</text:span><text:span text:style-name="T3353"><text:line-break/></text:span><text:span text:style-name="T3354">pieds : &amp; Stradino se couchant, sans y penser, cro</text:span><text:span text:style-name="T3355">it que</text:span><text:span text:style-name="T3356"><text:line-break/></text:span><text:span text:style-name="T3357">soit vn Diable, &amp; crie misericorde.</text:span></text:h>
      <text:h text:style-name="P3358" text:outline-level="2">Novvelle x.</text:h>
      <text:p text:style-name="P3359"><text:span text:style-name="T3360">P</text:span>Hilandre ayant acheué sa nouuelle, la<text:line-break/>Royne commanda à Sisimbre de di(-)<text:line-break/>re la sienne, pour la fin de ceste iour(-)<text:line-break/>nee, lequel dit incontin(e2)t. Mes Da(-)<text:line-break/>mes, puis que nous sommes sur les<text:line-break/>bons tours, cassades &amp; tromperies, ie vous veux ra(-)<text:line-break/>conter vne gentile gageure &amp; tour ioué par vn Flo(-)<text:line-break/>rentin, s'il vous plaist me prester l'aureille.</text:p>
      <text:p text:style-name="p">Il y auoit vn ieune Florentin qui faisoit pro(-)<text:line-break/>fession de iouer des cassades : &amp; entre autres, il vsa<text:line-break/>de ceste-cy que vous orrez. Estant vn iour à la<text:line-break/>porte rouge, appuyé sur vne boutique, en laquelle<text:line-break/>estoient plusieurs Gentilshommes, &amp; voyant passer<text:line-break/>vn lourdaut paysan, qui s'en alloit la teste entre les<text:line-break/>iambes, menant vn sien asne à la main, il dist à ces<text:line-break/>G(e2)tilshommes, qu'il vouloit faire gageure d'vn sou(-)<text:line-break/><text:soft-page-break/>per, qu'il osteroit cest asne à ce paysan qui passoit,<text:line-break/>sans qu'il s'en apperceust. Les Gentilsh(o2)mes dirent<text:line-break/>qu'ils en estoient cont(e2)s, &amp; que s'ils perdoi(e2)t ils luy<text:line-break/>donneroient bien à souper, pensans estre impossible<text:line-break/>que le paysan ayant le licol de l'Asne en la main, il<text:line-break/><text:span text:style-name="pb">[n.p.]</text:span><text:line-break/>le se laissast oster sans l'aperceuoir ou sentir. A ceste<text:line-break/>heure là ayant appellé vn petit seruiteur qui estoit<text:line-break/>en ceste boutique, rusé à merueilles, il le mena qu(a2)t<text:line-break/>&amp; luy,<text:s/>&amp; voyant le paysan au droict d'vn coing de<text:line-break/>la rue, il couppa le licol pres de la gorge de l'asne, &amp;<text:line-break/>incontinent il fit tenir au garçon le reste du licol,<text:line-break/>qui estoit demeuré en la main du paysan : &amp; il de(-)<text:line-break/>stourna soudain cest asne par ceste rue, &amp; le cacha :<text:line-break/>&amp; depuis qu'il fut destourné, le paysan ne fit<text:line-break/>point quatre pas, que ce bon vault-rien de garçon,<text:line-break/>que le Florentin auoit prins à ceste boutique, las(-)<text:line-break/>cha doucement le licol, &amp; gaigna soudainement au<text:line-break/>pied, sans estre apperceu du paysan : lequel en fin,<text:line-break/>sentant qu'il ne tiroit rien, se tourna arriere, &amp; ne<text:line-break/>voyant son asne, fut le plus desplaisant homme,<text:line-break/>&amp; le plus fasché du monde : &amp; apres l'auoir bien<text:line-break/>ploré &amp; demandé, il fit crier que ceulx qui a(-)<text:line-break/>uoient trouué son asne, le luy rendissent. Mais<text:line-break/>apres<text:s/>que ces Gentils-hommes eurent receu de<text:line-break/>ceste tromperie &amp; trousse le plaisir qu'ils voulu(-)<text:line-break/>rent, le ieune Florentin fit rendre l'asne au pau(-)<text:line-break/>ure paysan, &amp; luy donna cinq sols à cause du<text:line-break/>temps qu'il luy auoit faict perdre. Le soir les Gen(-)<text:line-break/>tils-hommes payerent le soupper qu'ils auoient<text:line-break/>perdu, &amp; soupperent tous de compagnie. Et apres<text:line-break/>soupper estant ce ieune Florentin de corps puissant<text:line-break/>comme vn Milon de Crotone, &amp; plus fort qu'aucun<text:line-break/>de son aage, il s'en alla auec ces Gentils-hommes<text:line-break/>à l'Euesché, où estoit Stradino, &amp; quelques autres<text:line-break/>Florentins à passer le temps auec m(o2)sieur l'Euesque,<text:line-break/>&amp; ayant dit à ceux de sa compagnie ce qu'il vou(-)<text:line-break/>loit faire pour rire, il leur dist qu'ils entrassent où<text:line-break/><text:span text:style-name="pb">[157]</text:span><text:line-break/>estoient les autres Florentins auec Stradino, en deuis<text:line-break/>auec monsieur l'Euesque, à fin de les y amuser, tant<text:line-break/>qu'il eust faict ces ieux : ce qu'ils firent. Et incontin(e2)t<text:line-break/>il mena vn de ces cheuaux qu'il trouua paissans sur le<text:line-break/>pré de l'Euesché, pour ce qu'il y en a tousiours quel(-)<text:line-break/>qu'vn de iour &amp; de nuict, le conduisant quasi à for(-)<text:line-break/>ce de bras en hault, par les degrez de l'Euesché, en la<text:line-break/>chambre où Stradino couchoit, &amp; ayant lié les pieds<text:line-break/>du cheual, qu'il auoit accouplez, il le mit au lict, &amp;<text:line-break/>ayant osté la plume d'vn oreiller, il accommoda bien<text:line-break/>la taye d'iceluy en la teste de la beste, &amp; la couurit<text:line-break/><text:soft-page-break/>fort bien. Apres il s'en alla où Monseigneur l'Eues(-)<text:line-break/>que, auec Stradino &amp; plusieurs autres souppoient,<text:line-break/>ou auoient souppé, trouuer la compagnie des Gen(-)<text:line-break/>tils-hommes, auec lesquels il auoit souppé, &amp; les<text:line-break/>entretenans tous, monsieur l'Euesque leur dit qu'ils<text:line-break/>coucheroient tous à l'Euesché pour ce soir, d'autant<text:line-break/>qu'il estoit assez tard. Ce que les Gentils-hommes,<text:line-break/>&amp; le Milo Florentin accepterent volontiers, pour<text:line-break/>auoir le plaisir de la trousse &amp; cassade qui estoit iouee<text:line-break/>à<text:s/>Stradino, ausquels ils en vouloient, pour beaucoup<text:line-break/>de raisons qu'il n'est besoin deduire en cest endroit :<text:line-break/>&amp; ainsi deuisans tous ensemble, &amp; tenans maints<text:line-break/>propos ioyeux, les derniers venuz attendoient que<text:line-break/>Stradino s'en allast coucher, &amp; reposer en sa cham(-)<text:line-break/>bre, lequel finalement, apres que l'Euesque eut don(-)<text:line-break/>né congé à chacun, s'en alla en sa chambre tout som(-)<text:line-break/>meillant, auec vne petite chandelle en la main : &amp; là<text:line-break/>s'estant despouillé, la ch(a2)delle n'éclairant beaucoup,<text:line-break/>&amp; pource qu'il auoit sommeil,<text:s/>il ne s'appercent du<text:line-break/>cheual auant qu'il leuast la couuerture &amp; les draps,<text:line-break/>ou linceux du lict pour se mettre dedans, ayant déja<text:line-break/><text:span text:style-name="pb">[n.p.]</text:span><text:line-break/>estaint la chandelle : mais estant couché, &amp; sentant<text:line-break/>la beste mal faicte &amp; velue, pensant fermement que<text:line-break/>ce fust vn diable,<text:s/>il c(o2)mença à crier tant qu'il peut,<text:line-break/>misericorde, misericorde, &amp; criant en ceste maniere,<text:line-break/>heurtant de la teste çà &amp; là, il s'enfuit en chemise en<text:line-break/>la chambre de l'Euesque, lequel n'estoit pas encore<text:line-break/>couché : &amp; de la peur qu'il auoit eu, &amp; trauail qu'il<text:line-break/>auoit souffert, ne pouuant parler, il tarde assez long<text:line-break/>temps à dire, qu'il auoit trouué son lict plein de dia(-)<text:line-break/>bles. L'Euesque ne sçachant que c'estoit, auec tous<text:line-break/>les autres de la maison, &amp; ceux qui estoient surue(-)<text:line-break/>nuz les derniers, auec l'autheur de la<text:s/>trousse, qui e(-)<text:line-break/>stoient couruz à ce bruit, ne faisans semblant de ri(e2),<text:line-break/>ayant faict allumer deux torches, s'en allerent là où<text:line-break/>la beste bien embeguinee &amp; couuerte estoit couchee,<text:line-break/>sans aucunement se mouuoir : &amp; ayant faict descou(-)<text:line-break/>urir le lict, ils descouurirent finalement la trousse, &amp;<text:line-break/>tromperie, de laquelle ils se prindrent à rire tout leur<text:line-break/>saoul, mais ils ne peurent r'asseurer Stradino, lequel<text:line-break/>ne voulut oncques plus coucher en ceste chambre,<text:line-break/>pour les belles affres, comme l'on dict, qu'il auoit<text:line-break/>eu. On dit que cela fut faict à Pise. Quand les nou(-)<text:line-break/>uelles furent acheuees, le Soleil commençant déja à<text:line-break/>se baisser fort, &amp; la Royne cognoissant que la fin de<text:line-break/>son gouuernement estoit venue, se leua debout, &amp;<text:line-break/>ayant prins sa cour(o2)ne, la mit sur la teste de Philon,<text:line-break/>auquel elle portoit quelque affection particuliere : &amp;<text:line-break/>Philon l'ayant receuë auec reuer(e2)ce, remercia fort la<text:line-break/><text:soft-page-break/>Royne de cest acte de courtoisie. Et ayant donné c(o2)(-)<text:line-break/>mandement &amp; ordre aux choses necessaires, la c(o2)pa(-)<text:line-break/>gnie s'estant leuee debout, s'adonna à diuers plaisirs,<text:line-break/>selon la coustume &amp; c(o2)me chacun voulut : mais est(a2)t<text:line-break/><text:span text:style-name="pb">[158]</text:span><text:line-break/>venue l'heure de soupper, chacun se retira en la sale,<text:line-break/>à ce deputee, où ils soupperent dilig(e2)m(e2)t tous, &amp; fu(-)<text:line-break/>rent bien seruis, &amp; apres soupper, ils se<text:s/>leuerent de<text:line-break/>table, &amp; ayans prins leur plaisir au bal, plusieurs bel(-)<text:line-break/>les &amp; gaillar des chansons furent dites &amp; chantees.<text:line-break/>Et le Roy voyant qu'il estoit déja tard, fit apporter<text:line-break/>des flambeaux, &amp; torches, &amp; apres qu'il eurent faict<text:line-break/>vn peu de colation, auec confitures &amp; bon vin, disans<text:line-break/>tousiours mille faceties, pour rire, ils se leuer(e2)t tous,<text:line-break/>&amp; les ieunes hommes s'acheminer(e2)t leurs cham(-)<text:line-break/>bres, ayans conduit le Roy en la sienne, &amp; les dames<text:line-break/>ayans donné le bon soir au Roy, s'en allerent cou(-)<text:line-break/>cher.</text:p>
      <text:h text:style-name="Titre1" text:outline-level="1">SIXIESME IOVRNEE</text:h>
      <text:h text:style-name="Titre1" text:outline-level="1"><text:span text:style-name="T3361">Des cent belles &amp; choisies</text:span><text:span text:style-name="T3362"><text:line-break/></text:span><text:span text:style-name="T3363">Nouuelles.</text:span></text:h>
      <text:p text:style-name="P3364"><text:span text:style-name="T3365">L</text:span>ON oyoit déja les petis oiseaux chanter<text:line-break/>sur les branches verdes, &amp; la clarté du<text:line-break/>iour entroit par les fentes des fenestres,<text:line-break/>du Roy, qu(a2)d il se leua &amp; fit appeller tou(-)<text:line-break/>te la compagnie, laquelle estant<text:s/>leuee, acc(o2)pagna le<text:line-break/>Roy qui s'(e2) alla promener assez loing de la mais(o2), &amp;<text:line-break/>ayant fait assez d'exercice, c(o2)mençant déja le Soleil<text:line-break/>à picquer vn peu, il tourna visage &amp; s'en retourna en<text:line-break/>la maison, tenant auec tous les autres plusieurs deuis<text:line-break/>fort agreables Et qu(a2)d ils fur(e2)t tous de retour, ils se<text:line-break/>mir(e2)t en table pour disner. Et qu(a2)d le table fut leuee,<text:line-break/>vne partie de la c(o2)pagnie s'ad(o2)na à iouer aux échets,<text:line-break/>&amp; l'autre à sonner des instrum(e2)s. Mais le Roy apres<text:line-break/><text:span text:style-name="pb">[n.p.]</text:span><text:line-break/>auoir vn peu laissé reposer toutes les Damoiselles, fit<text:line-break/>appeller toute la compagnie en vn petit pré, souz<text:line-break/>l'ombre de quelques orangers, où chacun s'estant as(-)<text:line-break/>sis à son gré, &amp; volonté, le Roy commanda à Sisim(-)<text:line-break/>bre de commencer sa nouuelle, lequel ayant fait res(-)<text:line-break/>ponce, qu'il le feroit volontiers, dist ainsi.</text:p>
      <text:soft-page-break/>
      <text:h text:style-name="Titre2" text:outline-level="2">LE FILS D'VN ROY DONNE A VN<text:line-break/><text:span text:style-name="T3366">autre Roy, qui estoit chassé : le pere luy demande pour(-)</text:span><text:span text:style-name="T3367"><text:line-break/></text:span><text:span text:style-name="T3368">quoy il donnoit : il en rend raison &amp;</text:span><text:span text:style-name="T3369"><text:s/>en est fort loué.</text:span></text:h>
      <text:h text:style-name="P3370" text:outline-level="2">novvelle i.</text:h>
      <text:p text:style-name="P3371"><text:span text:style-name="T3372">M</text:span>Es Dames, combien que ie cognoisse<text:line-break/>&amp; sache bien que la nouuelle que ie<text:line-break/>vous dois raconter, ne soit de telle esti(-)<text:line-break/>me &amp; pris, que vous meritez, ie ne lais(-)<text:line-break/>seray pas de la reciter, à tout le moins,<text:line-break/>pource qu'elle est prinse d'vn Autheur ancien.</text:p>
      <text:p text:style-name="P3373">Sachez donc qu'il y auoit en Grece vn Seigneur<text:line-break/>lequel possedoit vn tres-grand Royaume, &amp; s'appel(-)<text:line-break/>loit Alleuge. Ce Roy auoit vn sien ieune fils, lequel<text:line-break/>il faisoit nourrir vertueusement, &amp; luy faisoit appr(e2)(-)<text:line-break/>dre les bonnes mœurs, qui sont requises aux grands<text:line-break/>&amp; vaillans personnages. Or ce Roy print vn iour,<text:line-break/>beaucoup d'or, &amp; le bailla à ce sien fils, &amp; luy dist.<text:line-break/>Depens le comme tu voudras, &amp; commanda à ses<text:line-break/>Barons &amp; Gentils-hommes, qu'ils ne luy enseignas(-)<text:line-break/>sent à despendre, &amp; employer l'argent, mais seule(-)<text:line-break/>ment prinssent garde &amp; aduisassent bien ce qu'il en<text:line-break/>feroit, &amp; le moyen qu'il y tiendroit. Les Gentils(-)<text:line-break/>hommes, suiuans ce ieune Prince, estoient vn iour,<text:line-break/><text:span text:style-name="pb">[159]</text:span><text:line-break/>auec luy, aux fenestres du Palais. Et comme ce ieune<text:line-break/>Prince fust tout pensif, il vid passer par le chemin<text:line-break/>beaucoup de peuple, assez noblement en conche, &amp;<text:line-break/>en honneste equippage, selon les personnes. A ceste<text:line-break/>cause, comme le chemin fust au pied du Palais, le ieu(-)<text:line-break/>ne Prince bien morigené, comme i'ay dict au com(-)<text:line-break/>mencement, qu'il auoit esté bien aprins &amp; instruit,<text:line-break/>commanda que tous ces passans fussent amenez de(-)<text:line-break/>uant luy, &amp; qu'on les priast de venir où il estoit. Par(-)<text:line-break/>quoy il fut incontinent obeï, &amp; vn gentilh(o2)mes s'en<text:line-break/>alla soudain au deuant d'eux, les prier de<text:s/>la part du<text:line-break/>Prince qui estoit aux fenestres du chasteau qu'ils<text:line-break/>voyoient deuant eux, de prendre la peine d'aller par(-)<text:line-break/>ler à luy. Les passans dirent tous qu'ils le feroient<text:line-break/>tres volontiers : &amp; s'y acheminerent auec la conduite<text:line-break/>du Gentilhomme, qui leur auoit porté le message : &amp;<text:line-break/>quand ils furent deuant luy, l'vn d'eux, qui auoit le<text:line-break/>cœur plus hardy, &amp; le front plus alaigre &amp; gaillard<text:line-break/>s'auança, &amp; dist. Monsieur, que vous plaist il, nous<text:line-break/>sommes venuz à vostre commandement, regardez<text:line-break/>ce que vous voulez de nous, &amp;<text:s/>ce que vous nous<text:line-break/>voulez demander. Le ieune Prince respondit à ceste<text:line-break/>heure là fort humainement, Ie vous demande d'où<text:line-break/>vous estes, &amp; de quelle qualité &amp; estat vous estes.<text:line-break/>L'autre respondit assez humblement, voyant qu'il<text:line-break/><text:soft-page-break/>parloit à vn Prince, &amp; que l'h(o2)neur<text:s/>est deu aux Prin(-)<text:line-break/>ces. Monsieur, ie suis d'Italie, &amp; suis marchand fort<text:line-break/>riche : &amp; quant aux biens &amp; richesses que i'ay, ie ne<text:line-break/>les tiens pas de mon patrimoine, encore que Dieu<text:line-break/>mercy, m(o2) Pere m'ait laissé, mourant, des bi(e2)s beau(-)<text:line-break/>coup, mais ie les<text:s/>ay gaignees, par mon soin &amp; dili(-)<text:line-break/>gence. Le ieune Prince demanda apres le suiuant, &amp;<text:line-break/><text:span text:style-name="pb">[n.p.]</text:span><text:line-break/>celuy qui estoit le plus pres, lequel auoit b(o2)ne grace,<text:line-break/>gestes honnestes, &amp; loüable contenance, &amp; se tenoit<text:line-break/>auec vne face timide, plus arriere que l'autre, &amp;<text:s/>ne se<text:line-break/>monstroit si hardiment, &amp; qu(a2)d il fut deu(a2)t le Prin(-)<text:line-break/>ce, il luy dit : Monsieur, que me voulez vous ? Le ieu(-)<text:line-break/>ne Prince fit responce, Ie vous demande d'où vous<text:line-break/>estes, &amp; de quelle condition ? Il respondit à ceste<text:line-break/>heure là. Ie suis de Sorie, &amp;<text:s/>suis Roy, mais ie me suis<text:line-break/>porté en sorte que mes suiects m'ont chassé. A ceste<text:line-break/>heure là, le ieune Prince print tout l'or &amp; l'argent,<text:line-break/>que le Roy son Pere luy auoit baillé, &amp; le donna à<text:line-break/>ce Roy qui estoit bany &amp; chassé par ses suiects. In(-)<text:line-break/>continent le bruit de ce don courut par tout le Pa(-)<text:line-break/>lais, &amp; les Seigneurs &amp; Gentils-hommes en tindr(e2)t<text:line-break/>l(o2)g temps propos, de maniere que par toute la court<text:line-break/>on ne parloit que de ce don &amp; present du Prince, qui<text:line-break/>auoit despensé l'or que son Pere luy auoit baillé, en<text:line-break/>ceste maniere. Toutes ces choses, &amp; demandes, &amp;<text:line-break/>responces furent racontees au Roy son Pere : lequel<text:line-break/>commença à parler en la presence de plusieurs Sei(-)<text:line-break/>gneurs &amp; Gentils hommes, à son fils, &amp; luy dit. C(o2)(-)<text:line-break/>ment auez vous despensé &amp; employé l'or que ie vous<text:line-break/>ay baillé ? qu'auez vous pensé ? pourquoy n'auez vous<text:line-break/>baillé à celuy qui par son labeur &amp; dilig(e2)ce auoit gai(-)<text:line-break/>gné beaucoup de biens &amp; richesses, comme il vous a<text:line-break/>donné à entendre, mais auez d(o2)né à celuy, qui à per(-)<text:line-break/>du par sa faulte &amp; folie ? Le<text:s/>sage &amp; ieune Prince res(-)<text:line-break/>pondit à ceste heure là, Sire, ie n'ay donné à celuy<text:line-break/>qui ne m'a pas enseigné, &amp; n'ay donné à aucun : mais<text:line-break/>ce que i'ay faict a esté vn salaire &amp; n(o2) pas vn don. Le<text:line-break/>Marchand que i'ay interrogé ne m'a rien enseigné :<text:line-break/>&amp; pourtant ne<text:s/>luy estoy-ie de rien tenu : mais celuy<text:line-break/><text:span text:style-name="pb">[160]</text:span><text:line-break/>qui estoit de ma condition &amp; qualité, fils de Roy,<text:line-break/>qui portoit cor(o2)ne Roy(a2)lle, lequel par sa folie auoit<text:line-break/>faict en sorte, que ses suiects l'auoient chassé, m'a<text:line-break/>tellement enseigné &amp; monstré tel exemple, que<text:s/>ie<text:line-break/>suis de liberé me porter si sagement apres vous, s'il<text:line-break/>plaist à Dieu que ie sois Roy, que mes suiects ne me<text:line-break/>chasseront pas : &amp; pour ceste cause, ayant receu de<text:line-break/>luy vne telle instruction &amp; enseignement tant riche,<text:line-break/>ie luy ay faict ce petit don. Le Roy &amp; tous ses Bar(o2)s<text:line-break/><text:soft-page-break/>&amp; Gentils-hommes ayans ouy ceste sententieuse re(-)<text:line-break/>sponce du ieune Prince, le louërent de gr(a2)d sçauoir<text:line-break/>&amp; prudence, disans, que par le sens de sa grande ieu(-)<text:line-break/>nesse, on deuoit fermem(e2)t esperer qu'il seroit Prince<text:line-break/>tres-vertueux, quand il seroit en aage meur, parfaict<text:line-break/>&amp; accomply. Les lettres coururent de ce faict, par les<text:line-break/>païs, aux Seigneurs &amp; Barons, &amp; entre les sçauans<text:line-break/>en furent suscitees de grandes disputes.</text:p>
      <text:h text:style-name="Titre2" text:outline-level="2">VNE IEVNE DAME ABANDON(-)<text:line-break/><text:span text:style-name="T3374">née par son Amant, va de nuict le trouuer, pour l</text:span><text:span text:style-name="T3375">e tuer.</text:span><text:span text:style-name="T3376"><text:line-break/></text:span><text:span text:style-name="T3377">Le Cheualier du guet la descouure, &amp; luy faict compa(-)</text:span><text:span text:style-name="T3378"><text:line-break/></text:span><text:span text:style-name="T3379">gnie : il voit son grand courage : il reueille l'Amant, &amp;</text:span><text:span text:style-name="T3380"><text:line-break/></text:span><text:span text:style-name="T3381">leur faict faire la paix, les accordant ensemble.</text:span></text:h>
      <text:h text:style-name="P3382" text:outline-level="2">novvelle ii.</text:h>
      <text:p text:style-name="P3383"><text:span text:style-name="T3384">L</text:span>A petite Nouuelle precedente fut agrea(-)<text:line-break/>ble aux ieunes Damoiselles :<text:s/>&amp; pourt(a2)t le<text:line-break/>Roy c(o2)manda à madame Florette de dire<text:line-break/>gayement quelque chose, qu'elle pensast<text:line-break/>deuoir amener quelque plaisir &amp; recreati(o2) à la ioyeu(-)<text:line-break/>se &amp; gaillarde compagnie. Et la ieune Damoiselle<text:line-break/><text:span text:style-name="pb">[n.p.]</text:span><text:line-break/>qui estoit aduenante, &amp; fort plaisante, commença<text:line-break/>à parler ainsi.</text:p>
      <text:p text:style-name="p">Il y auoit autrefois à Naples vn ieune marchand<text:line-break/>d'honnorable maison, &amp; fort riche, lequel ay(a2)t long<text:line-break/>temps iouy, auec vne tresgrande felicité &amp; plaisir,<text:line-break/>d'vne belle &amp; gaillarde ieune dame, de laquelle il<text:line-break/>estoit aymé extremement, viuoit le plus content h(o2)(-)<text:line-break/>me du monde : mais pource que les choses que l'on<text:line-break/>possede à plaisir &amp; souhait, ont accoustumé le plus<text:line-break/>souuent de facher &amp; estre ennuieuses, aduint que le<text:line-break/>ieune homme, ou fust par vne volonté &amp; desir de<text:line-break/>changer de viande, ou pour autre occasion, sans dire<text:line-break/>mot à la ieune dame, commença à ne se soucier plus<text:line-break/>d'elle, n'allant plus la voir, &amp; n'enuoyant aucune m(e2)t<text:line-break/>en sa maison, comme l'ayant du tout oubliee &amp; lais(-)<text:line-break/>see en arriere. Dequoy la ieune Dame s'esmerueill(a2)t<text:line-break/>grandem(e2)t, &amp; ayant enuoyé vers luy plusieurs fois,<text:line-break/>pour le prier instamment la venir voir, &amp; n'en pou(-)<text:line-break/>uant tirer ou auoir aucune b(o2)ne responce, elle iugea<text:line-break/>que cela ne venoit pour autre chose, qu'à raison de<text:line-break/>quelque nouuelle amour. Parquoy la ieune Dame<text:line-break/>voulant cognoistre le cœur de cestuy cy, luy mit plu(-)<text:line-break/>sieurs chiens à la queuë, lesquels bi(e2) tost apres trou(-)<text:line-break/>uer(e2)t que le ieune homme estoit deuenu amoureux<text:line-break/>d'vne autre femme, &amp; pour ceste cause, la ieune Da(-)<text:line-break/>me, apres auoir espandu plusieurs larmes, en porta vn<text:line-break/>si grand regret &amp; facherie en son cœur, qu'elle cui(-)<text:line-break/><text:soft-page-break/>da mourir. Et cognoissant fort bien en soymesme,<text:line-break/>que son ardente amour s'estoit c(o2)uertie en vne tres(-)<text:line-break/>cruelle haine, elle se mit à penser comme elle pour(-)<text:line-break/>roit oster la vie à son faulx Am(a2)t. Et pour ceste cause<text:line-break/>ne trouuant chose qui fust, ou luy vint à propos, elle<text:line-break/><text:span text:style-name="pb">[161]</text:span><text:line-break/>delibera, par vn courage plus grand qu'il n'est requis<text:line-break/>à vne femme, d'estre celle mesme, qui luy arrachast<text:line-break/>le cœur, de ses propres mains. Parquoy, sachant où<text:line-break/>le ieune homme demouroit, &amp; comme il couchoit<text:line-break/>tout seul en vne chambre pres vn iardin, qui estoit<text:line-break/>ioignant la grande rue, &amp; mesmes, qu'en esté, il te(-)<text:line-break/>noit la nuict la ch(a2)bre ouuerte, à fin que la frescheur<text:line-break/>y entrast, par vne gallerie, qui respondoit<text:s/>sur ledict<text:line-break/>iardin, elle proposa, quoy qui en deust aduenir, aller<text:line-break/>seule, mettre l'honneur &amp; la vie en danger, pour pr(e2)(-)<text:line-break/>dre vengeance de son déloyal Amant. Parquoy, sans<text:line-break/>changer autrement de conseil, s'estant, par vne nuit<text:line-break/>deguisee en homme, &amp; ayant prins vne eschelle de<text:line-break/>corde, auec vn poignard empoisonné en la main, elle<text:line-break/>se mit en voye d'aller executer sa mauuaise volonté.<text:line-break/>Et s'en allant secrettement, aduint (fust malheur,<text:line-break/>ou bonheur pour l'Amant) qu'estant la ieune Dame<text:line-break/>preste de tourner vn coin d'vne rue, trouua les gens<text:line-break/>du guet : &amp; estant la ieune Dame cogneue d'iceux,<text:line-break/>&amp; voy(a2)t qu'elle ne pouuoit fuir, ny se defendre aussi,<text:line-break/>quand bien elle l'eust voulu, s'aduisa de faire vne<text:line-break/>chose que vous orrez. Elle contrefit sa voix, t(a2)t qu'el(-)<text:line-break/>le peut, de<text:s/>peur d'estre cogneue pour vne femme, &amp;<text:line-break/>demanda à ceux là où estoit le Cheualier leur Chef :<text:line-break/>&amp; luy ayant esté respondu qu'il estoit pres de là, elle<text:line-break/>repliqua courageusement : Allons le trouuer pour<text:line-break/>vne affaire de tresgrande importance : &amp; tandis qu'ils<text:line-break/>s'y<text:s/>acheminoyent, le Cheualier du guet suruint, au(-)<text:line-break/>quel la ieune Dame se presenta, &amp; luy dict tout bel(-)<text:line-break/>lement, qu'il fist vn peu retirer ses gens &amp; archers à<text:line-break/>part : &amp; ce faict, elle le print par la main, &amp; luy dit.<text:line-break/>Monsieur, ayant par la ren(o2)mee, cogneu la grandeur<text:line-break/><text:span text:style-name="pb">[n.p.]</text:span><text:line-break/>de vostre courage, &amp; voz grandes &amp; infinies vertus,<text:line-break/>&amp; c(o2)me volontiers vous embrassez les iustes querel(-)<text:line-break/>les des femmes, bi(e2) que ie sois ieune s(e2)me, ie ne lais(-)<text:line-break/>seray de vous requerir qu'il vo(us) plaise me laisser aller<text:line-break/>executer vne iuste vengeance, d'vn tort qui m'a esté<text:line-break/>fait ains vous prieray-ie qu'ils vous plaise venir qu(a2)t<text:line-break/>&amp; moy : me secour(a2)t de toute vostre ayde, de manie(-)<text:line-break/>re que sans autre empeschem(e2)t, ie puisse mettre mon<text:line-break/>desir à effect : &amp; ay(a2)t dit cela, elle luy raconta ce qui<text:line-break/>estoit aduenu par le passé, &amp; adioust(a2)t ce qu'elle vou(-)<text:line-break/>loit faire, elle luy declara tout de poinct en poinct.<text:line-break/><text:soft-page-break/>Le Cheualier oyant la ieune f(e2)me parler de ceste fa(-)<text:line-break/>çon, n(o2) seulem(e2)t s'esmerueilla, mais la tint pour vne<text:line-break/>f(e2)me de tres-gr(a2)d cœur, &amp; de grand entendem(e2)t : &amp;<text:line-break/>bien qu'il sçeust qui elle estoit, c(o2)me celuy qui l'auoit<text:line-break/>autrefois beaucoup aymee, se cognoiss(a2)t ne(a2)tmoins<text:line-break/>Cheualier d'h(o2)neur, &amp; ay(a2)t refrené &amp; reprimé son<text:line-break/>appetit de c(o2)cupisc(e2)ce, delibera de c(o2)plaire à la ieune<text:line-break/>dame, &amp; tirer l'Am(a2)t d'vn d(a2)ger qui le menaçoit &amp;<text:line-break/>luy estoit imminent. Et depuis qu'elle se fut teuë, il<text:line-break/>s'efforça par plusieurs raisons, de l'appaiser &amp; adou(-)<text:line-break/>cir : mais c(o2)me elle s'en fl(a2)mast tousiours de plus en<text:line-break/>plus, &amp; entrast en vol(o2)té de faire mal, elle ne chan(-)<text:line-break/>geoit point de propos en sorte quelconque, &amp; pour(-)<text:line-break/>t(a2)t, elle requit encores vne fois le Cheualier, de son<text:line-break/>ayde. Parquoy voy(a2)t qu'il ne g(a2)gnoit ri(e2) enuers elle,<text:line-break/>&amp; qu'il se trauailloit en vain, il delibera de l'acc(o2)pa(-)<text:line-break/>gner, &amp; voir ce que ceste ieune dame sçauoit faire : &amp;<text:line-break/>av(a2)t enchargé à ses g(e2)s de l'attendre là, il s'achemina<text:line-break/>auec elle, vers la mais(o2) de l'Am(a2)t, &amp; estans paruenus<text:line-break/>au pied de la gallerie, la ieune dame ay(a2)t ietté l'eschel<text:line-break/>le de corde, y m(o2)ta soudainement, &amp; le Cheualier la<text:line-break/><text:span text:style-name="pb">[162]</text:span><text:line-break/>suiuit, craign(a2)t quelque malenc(o2)tre : &amp; qu(a2)d il l'eut<text:line-break/>attainte, en hault, il la trouua auec le poignard en la<text:line-break/>main, qui s'estoit apprestee, pour<text:s/>executer sa cruelle<text:line-break/>entreprinse &amp; intenti(o2), &amp; (q2) le ieune h(o2)me dormoit<text:line-break/>profondem(e2)t. Parquoy ne voul(a2)t voir autre experi(e2)(-)<text:line-break/>ce de ceste cy, l'ay(a2)t prinse par la main, il luy dist. Ie<text:line-break/>n'eusse iamais creu, qu'en vn corps feminin se fust<text:line-break/>trouué vn si gr(a2)d courage d'h(o2)me, si ie ne l'eusse veu<text:line-break/>apertement de mes propres yeux : &amp; ie cognois (q2) vo(-)<text:line-break/>stre tresiuste courroux vo(us) à c(o2)duite &amp; poussee à ce(-)<text:line-break/>ste entreprinse. Ce ne(a2)tmoins est(a2)t la ville reiglee &amp;<text:line-break/>policee, il n'y<text:s/>a rais(o2) aucune qui permette &amp; c(o2)sente<text:line-break/>que ie vous laisse tuer cest h(o2)me, &amp; vous ayant déja<text:line-break/>trouuee sur le faict, vous auez encouru la peine de<text:line-break/>l'homicide : mais pource (q2) ie veux vous deliurer, i'en(-)<text:line-break/>tens qu'en rec(o2)pense de la grace que ie<text:s/>vous fais, de<text:line-break/>vous laisser impunie, vous me d(o2)niez pareillem(e2)t la<text:line-break/>vie de vostre Am(a2)t, laquelle vous m'auez dict vous<text:line-break/>mesmes, que vous aymiez plus que la vostre : &amp; pour<text:line-break/>ceste cause, ie ne veux partir d'icy, ay(a2)t int(e2)ti(o2) d'ap(-)<text:line-break/>paiser voz<text:s/>differ(e2)s, en sorte qu'autre chose (q2) la mort<text:line-break/>ne vo(us) puisse separer &amp; diuiser. Encore que la ieune<text:line-break/>dame ne peut si aisement s'apaiser, cognoiss(a2)t neant(-)<text:line-break/>moins qu'elles estoit en la puiss(a2)ce d'autruy, &amp; (q2) pour<text:line-break/>ceste cause, elle ne pouuoit<text:s/>ri(e2) faire, &amp; d'autre part m(-)<text:line-break/>duite par les vrayes rais(o2)s du Cheualier, par le(q2)l elle<text:line-break/>pouuoit estre mise en danger de la vie, elle proposa<text:line-break/>de s'appaiser, &amp; de faire ce que le Cheualier luy auoit<text:line-break/><text:soft-page-break/>dit. Parquoy estant entree en la chambre du ieune<text:line-break/>homme, &amp; l'ayant prins par les cheueux, le resueilla :<text:line-break/>à raison dequoy il fut estonné de prime face : &amp; puis<text:line-break/>qu(a2)d il fut retourné à foy, le cheualier luy en charge<text:line-break/><text:span text:style-name="pb">[n.p.]</text:span><text:line-break/>d'allumer vne chandelle : ce qu'ayant faict, il luy dit<text:line-break/>ce que la Dame estoit allee faire là, &amp; ay(a2)t reprins ses<text:line-break/>folles œuures &amp; actions, par affectueuses parolles,<text:line-break/>il luy c(o2)manda de luy demander &amp; requerir pardon,<text:line-break/>la courroye au col, &amp; qu'à l'aduenir il recogneust &amp;<text:line-break/>tinst la vie d'elle, &amp; luy promist d'estre à iamais son<text:line-break/>seruiteur. Le ieune homme ayant recogneu sa faute,<text:line-break/>fit tout ce que le Cheualier du guet luy commanda,<text:line-break/>&amp; le remercia humblement du plaisir qu'il luy auoit<text:line-break/>faict, se reuestit, &amp; tous de compagnie allerent con(-)<text:line-break/>duire la ieune Dame, iusques en sa maison. Où re(-)<text:line-break/>tournant sa cruelle guerre en vne douce &amp; ioyeuse<text:line-break/>paix, &amp; r'allumant les flammes de leur amour, ils<text:line-break/>vesquirent sans iamais se souuenir d'aucun accident<text:line-break/>passé, longtemps en grande amour.</text:p>
      <text:h text:style-name="Titre2" text:outline-level="2">LOIS ET LAVRE S'ENFVIENT DE<text:line-break/><text:span text:style-name="T3385">leurs peres : ils arriuent par mauuaise fort</text:span><text:span text:style-name="T3386">une, en vne</text:span><text:line-break/><text:span text:style-name="T3387">cauerne de brigands, qui tuent Lois Amant. Laure</text:span><text:line-break/><text:span text:style-name="T3388">ayant impetre la faueur de le voir, s'occit. La chose est de(-)</text:span><text:line-break/><text:span text:style-name="T3389">couuerte, &amp; tous les brigands sont bruslez.</text:span></text:h>
      <text:h text:style-name="P3390" text:outline-level="2">Novvelle iii.</text:h>
      <text:p text:style-name="P3391"><text:span text:style-name="T3392">L</text:span>A susdite merueille mise à fin, le Roy<text:line-break/>voyant que son tour estoit venu,<text:line-break/>commença à dire ainsi :</text:p>
      <text:p text:style-name="p">Ie veux raconter vn cruel accident<text:line-break/>aduenu à deux Amans : &amp; combien<text:line-break/>qu'il soit espouuantable, vous serez neantmoins fort<text:line-break/>contens de l'ouïr paisiblement, en la maniere que ie<text:line-break/>m'apreste le vous dire.</text:p>
      <text:p text:style-name="p"><text:span text:style-name="pb">[163]</text:span><text:line-break/>Il y auoit autrefois à<text:s/>Paris, deux Cheualiers fort<text:line-break/>honorables, l'vn desquels estoit appellé le Comte de<text:line-break/>Gondi : l'autre auoit nom le sieur Iehan de Bruges : &amp;<text:line-break/>comme la fortune auoit donné au Comte vne fille<text:line-break/>tres belle &amp; bien morigence, ainsi estoit demouré au<text:line-break/>sieur Iean, de plusieurs enfans qu'il auoit eu, vn seul<text:line-break/>fils appellé Loys, quasi d'vn mesme temps que Lau(-)<text:line-break/>re (qui estoit le n(o2) de la ieune fille) &amp; ce Loys, outre<text:line-break/>ce qu'il estoit beau, &amp; bi(e2) dispos de sa pers(o2)ne, estoit<text:line-break/>vertueux &amp; gentil, qui aymoit fort Laure, &amp;<text:s/>elle pa(-)<text:line-break/>reillem(e2)t luy. Ces deux Am(a2)s auoi(e2)t estroite accoin(-)<text:line-break/>t(a2)ce ensemble, &amp; se frequentoi(e2)t auec gr(a2)de priuau(-)<text:line-break/>té, encores qu'ils fussent c(o2)ioints de sang &amp; affinité :<text:line-break/><text:soft-page-break/>&amp; leur amitié estoit telle, (q2) non seulem(e2)t ils auoient<text:line-break/>c(o2)muniqué leurs propres maisons, mais aussi les e(-)<text:line-break/>stats. Parquoy auenoit (q2) Loys voyoit souu(e2)t Laure :<text:line-break/>&amp; pourt(a2)t ils s'en amouroi(e2)t l'vn de l'autre, &amp; se h(a2)(-)<text:line-break/>tans sans autre respect (sel(o2) la coustume du païs) ils<text:line-break/>demourer(e2)t<text:s/>plusieurs annees en cest amour, ne pas(-)<text:line-break/>sant plus au(a2)t que les parolles &amp; discours. Et c(o2)bien<text:line-break/>que Loys eust voulu plusieurs fois obtenir, tout ce<text:line-break/>qu'il desiroit : aim(a2)t ce neantmoins, auec moderati(o2),<text:line-break/>il auoit esgard à l'h(o2)neur de l'vne &amp; l'autre maison :<text:line-break/>&amp; pourtant il auoit deliberé de ne la vouloir autre(-)<text:line-break/>m(e2)t que pour femme : ce qu'ayant dit plusieur fois à<text:line-break/>sa Laure, elle en estoit merueilleusem(e2)t ioyeuse. Par(-)<text:line-break/>quoy ne restoit autre chose sinon de faire entendre<text:line-break/>leur intention à<text:s/>leurs peres : &amp; pourtant Loys fit bi(e2)<text:line-break/>tant, que son pere parla de ceste affaire au Comte de<text:line-break/>Gondi : mais le Comte ayant, par plusieurs raisons,<text:line-break/>monstré au sieur Iehan, que ceste alli(a2)ce &amp; mariage<text:line-break/>n'estoit pas c(o2)uenable, &amp; finalement luy ay(a2)t refusé<text:line-break/><text:span text:style-name="pb">[n.p.]</text:span><text:line-break/>sa fille, ils delibererent faire, de peur de quelque des(-)<text:line-break/>tourbier &amp; inc(o2)uenient, que la frequ(e2)tati(o2) des deux<text:line-break/>amans fust moderee, &amp; que Loys n'allast plus en la<text:line-break/>maison du C(o2)te, si n'estoit par necessité, ou quelque<text:line-break/>occurrence. Et<text:s/>pour ceste cause, fut inc(o2)tin(e2)t def(e2)du<text:line-break/>aux deux Amants, par diuers moyens, de se pouuoir<text:line-break/>pl(us) parler ny voir : &amp; si ceste def(e2)se leur fut merueil(-)<text:line-break/>leuse, facheuse &amp; griefue, i'en laisse le iugem(e2)t à ceux<text:line-break/>la qui le sçauent, &amp; qui ont esprouué que c'est d'a(-)<text:line-break/>mour. Ils fur(e2)t long t(e2)ps fort tristes de leur mesau(e2)(-)<text:line-break/>ture : mais ce qui fachoit le plus Loys, estoit de co(-)<text:line-break/>gnoistre, que pour vouloir vertueusem(e2)t s'(e2)ployer,<text:line-break/>la chose qu'il aymoit sur toutes les autres, sans aucu(-)<text:line-break/>ne sienne coulpe, luy estoit ostee. Ce nonobst(a2)t s'e(-)<text:line-break/>st(a2)t deliberé de vouloir (quoy qui en deust aduenir)<text:line-break/>entendre la volonté de la Damoiselle, il luy escriuit<text:line-break/>vne lettre, par laquelle il la prioit, que si elle voyoit<text:line-break/>auc(u2) moy(e2) de le consoler, elle l'en aduisast. Et quant<text:line-break/>Laure eut la lettre, ne pouu(a2)t retenir en soy mesme la<text:line-break/>douleur, elle dit à celuy qui la luy porta. Recom(-)<text:line-break/>mandez moy à m(o2) seigneur, &amp; luy dites de ma part,<text:line-break/>qu'il sera m(o2) mary, ou bien ie me pourchasseray, &amp;<text:line-break/>me<text:s/>d(o2)neray la mort, de mes propres mains. Et c(o2)bi(e2)<text:line-break/>qu'en parl(a2)t à son pere, il ait esté cause, que nous ne<text:line-break/>pouu(o2)s plus ny parler ens(e2)ble, ny no(us) voir, ce ne(a2)t(-)<text:line-break/>moins, s'il a le courage de venir vne nuit, souz ces fe(-)<text:line-break/>nestres, ie m'(e2) iray qu(a2)t &amp; luy, &amp; nous en irons vers<text:line-break/>quelque nostre c(o2)mun par(e2)t, où nous pourr(o2)s apres<text:line-break/>faire le mariage : &amp; qu(a2)d le fait se sçaura tout ira bi(e2),<text:line-break/>s'il plaist à m(o2) pere, sinon, la chose ne laissera pas d'e(-)<text:line-break/><text:soft-page-break/>stre faite, &amp; luy conuiendra faire comme il pourra. Si<text:line-break/>Loys est de cest aduis, de croire m(o2) c(o2)seil, qu'il vi(e2)ne<text:line-break/><text:span text:style-name="pb">[164]</text:span><text:line-break/>ceste nuict, sans plus tarder. Le messager porta ceste<text:line-break/>ambassade à Loys, lequel disposé &amp; deliberé de su(-)<text:line-break/>pleer à la faute qu'il auoit faite au parau(a2)t, de ne pr(e2)(-)<text:line-break/>dre la ieune Damoiselle, qu(a2)d il pouuoit, se prepara<text:line-break/>pour la nuict ensuiu(a2)t : laquelle venue, &amp; estant parti<text:line-break/>tout coyem(e2)t auec ses compagnons, paruint là où la<text:line-break/>ieune Damoiselle l'attendoit, laquelle desc(e2)dit cou(-)<text:line-break/>rageusem(e2)t d'vne fenestre en bas, par vn eschelle de<text:line-break/>corde, &amp; fut gracieusem(e2)t receuë entre les bras de s(o2)<text:line-break/>Loys : &amp; apres quelques baisers, elle fut mise sur vn<text:line-break/>cheual, derriere son Loys, &amp; portee en crouppe : &amp;<text:line-break/>puis ils se mirent ioyeusement en chemin<text:s/>ensemble.<text:line-break/>Mais la fortune ennemie, qui ne veut pas endurer, (q2)<text:line-break/>les allegresses &amp; ioyes d'autruysoi(e2)t de trop de duree,<text:line-break/>apresta à ces pauures Amans vne malheureuse &amp; pi(-)<text:line-break/>teuse fin : pource qu'ils n'estoi(e2)t à peine esl(o2)gnez, de<text:line-break/>trois lieuës, du<text:s/>chasteau, qu'il suru(i2)t vne grosse pluie,<text:line-break/>auec vn t(e2)peste si gr(a2)de, qu'il s(e2)bloit que le ciel deust<text:line-break/>t(o2)ber : à raison dequoy ceux qui estoient auec Loys,<text:line-break/>fui(a2)s le mauuais t(e2)ps, se deb(a2)der(e2)t tous, &amp; aller(e2)t qui<text:line-break/>çà, qui là. Parquoy Loys bi(e2) faché auec sa Dame, &amp;<text:line-break/>craign(a2)t (q2)lque facheux accid(e2)t, appella b(o2)ne piece,<text:line-break/>ses c(o2)pagnons, mais ne leur estant respondu aucune<text:line-break/>chose, ils c(o2)mencer(e2)t à cheminer par vn bois espais,<text:line-break/>sans sçauoir où ils tiroient : &amp; est(a2)t<text:s/>quasi lassez, ils vi(-)<text:line-break/>r(e2)t en fin, vne petite lumiere de loin, &amp; pren(a2)s quel(-)<text:line-break/>que esper(a2)ce, ils s'en allerent droict, où ils voyoient<text:line-break/>la dite lumiere, &amp; faisoi(e2)t la pl(us) gr(a2)de dilig(e2)ce qu'ils<text:line-break/>pouuoient à cause du mauuais temps qui ne<text:s/>cessoit<text:line-break/>point. Parquoy ils arriuerent au lieu, où ay(a2)s frappé à<text:line-break/>vne petite porte, &amp; leur ay(a2)t esté resp(o2)du &amp; ouuert,<text:line-break/>ils cogneur(e2)t (q2) leur mauuaise fortune les auoit<text:line-break/><text:span text:style-name="pb">[n.p.]</text:span><text:line-break/>con(-)duits en vne maison de brig(a2)ds. Parquoy auc(u2)s sor(-)<text:line-break/>tirent sur le champ, &amp; sans vser de beaucoup d'ami(-)<text:line-break/>tié, ils leur demanderent, pourquoy ils estoi(e2)t venuz<text:line-break/>à ceste heure là leur donner ennuy &amp; facherie. Et<text:line-break/>Loys leur fit responce, que le t(e2)ps les auoit c(o2)traints,<text:line-break/>se retirer où ils pouuoi(e2)t pour<text:s/>le mieux, &amp; que pour<text:line-break/>ceste cause, il les prioit inst(a2)ment à l'h(o2)neur de Dieu,<text:line-break/>les accepter &amp; receuoir en leur maison, &amp; leur d(o2)ner<text:line-break/>vn peu de feu : pour se chauffer &amp; seicher. Les bri(-)<text:line-break/>gands oyans cela, furent meuz à pitié, &amp; leur ayd(a2)t à<text:line-break/>descendre, ils les mener(e2)t en vne cuisine aupres d'vn<text:line-break/>bon feu, &amp; s'assir(e2)t auec eux : &amp; c(o2)bien que la nature<text:line-break/>des deux ieunes Amans eust en horreur, la c(o2)pagnie<text:line-break/>&amp; conuersation de ces malheureux h(o2)mes, ausquels<text:line-break/><text:soft-page-break/>de malheur, ils s'estoient abordez,<text:s/>ne pouuans ce<text:line-break/>neantmoins faire autre chose, ils s'efforçoi(e2)t de pr(e2)(-)<text:line-break/>dre patience, &amp; de faire bonne mine. La couleur per(-)<text:line-break/>due, à cause du mauuais t(e2)ps, &amp; malaise, que les deux<text:line-break/>Am(a2)s auoi(e2)t eu, leur estoit vn peu reuenue, au moy(e2)<text:line-break/>de la<text:s/>chaleur du feu : &amp; pour ceste cause, c(o2)me l'vn de<text:line-break/>ces brigands fut pres du feu auec les deux Amants,<text:line-break/>ayant veu la beauté de ceux cy estre grande &amp; nota(-)<text:line-break/>ble, fut epoinçonné d'vn desir tresardant de iouïr de<text:line-break/>la ieune Damoiselle : parquoy ayant decouuert son<text:line-break/>dessein à vn sien compagnon, ils s'en allerent tous<text:line-break/>deux en l'estable, &amp; ayans deslié les cheuaux, ils<text:line-break/>commencerent à crier. Ho, Gentil-homme, venez<text:line-break/>à voz cheuaux, qui donnent facherie à noz bestes. A<text:line-break/>ceste cause, Loys s'encourut en bas, &amp; est(a2)t entré en<text:line-break/>l'estable, l'vn de ces brig(a2)ds, qui estoit derriere l'huis,<text:line-break/>luy donna d'vne congnee sur la teste, &amp; le tua.<text:line-break/>Et ayans faict ce meurtre, ayans encore les mains<text:line-break/><text:span text:style-name="pb">[165]</text:span><text:line-break/>sanglantes, ils s'en allerent vers la Damoiselle, &amp; e(-)<text:line-break/>st(a2)s comme superieurs<text:s/>&amp; maistres de tous les autres<text:line-break/>il commanderent que chascun s'en allast reposer. Et<text:line-break/>Laure est(a2)t demeuree seule, &amp; dem(a2)dant nouuelles<text:line-break/>de son Loys, &amp; ne luy estant sur ce respondu, en fin<text:line-break/>le meurtrier se presenta, &amp; dit d'vne voix horrible :<text:line-break/>Ma fille, il fault que tu ayes patience, pource (q2) nous<text:line-break/>auons tu(e2) ton Gentilhomme : &amp; pour ceste cause<text:line-break/>n'ayez plus esperance en luy : car i'entens que tu de(-)<text:line-break/>meures auec moy tandis que ie viuray. Qu(a2)d la ieu(-)<text:line-break/>ne Damoiselle eut ouy ces propos, elle cuida sur le<text:line-break/>champ trespasser de douleur, &amp; voyant qu'il luy e(-)<text:line-break/>stoit force de monstrer en cest endroit vn cœur mas(-)<text:line-break/>le &amp; courage d'homme, elle commença à penser en<text:line-break/>elle mesme les moyens de pouuoir faire compagnie<text:line-break/>à son amant, &amp; vsa premierement de telle lamen(-)<text:line-break/>tation. Ah cruelle fortune ! auec quelles piperies,<text:line-break/>allechemens, &amp; trompeuse esperance, as tu conduit<text:line-break/>les deux simples &amp; innocentes ames, à vn tant cruel<text:line-break/>pas de mort ? Si tu ne voulois qu'elles voguassent &amp;<text:line-break/>sill(o2)nassent heureusement les ondes de ta<text:s/>mer, auois<text:line-break/>tu pas infinis autres moyens de les separer par autre<text:line-break/>voye ? Certainement ie ne sçay que dire autre chose,<text:line-break/>sin(o2) que cestuy est vrayem(e2)t miserable, qui te croit,<text:line-break/>ou qui met en toy son esperance. Chacun peut pen(-)<text:line-break/>ser la peine en laquelle<text:s/>se trouua pour l'heure la ieu(-)<text:line-break/>ne damoiselle, &amp; l'intention &amp; cœur de la pauure in(-)<text:line-break/>nocente : laquelle voyant ces brigans enragez, auec<text:line-break/>les yeux plus ardens que braise enflammez d'vn gr(a2)d<text:line-break/>desir &amp; appetit de la corrompre &amp; violer, d(o2)na plu(-)<text:line-break/>sieurs fois de sa teste contre la muraille, &amp; plusieurs.<text:line-break/><text:soft-page-break/>fois s'esuanouyt : &amp; puis estant retournee à soy, &amp;<text:line-break/><text:span text:style-name="pb">[n.p.]</text:span><text:line-break/>s'estant du tout esgratigné la face, criant &amp; cognois(-)<text:line-break/>sant qu'il n'y auoit moyen d'eschapper des mains de<text:line-break/>ces brigans, deliberee, c(o2)me i'ay dict, de suiure mor(-)<text:line-break/>te, celuy qu'elle auoit tant aymé en viuant, se tourna<text:line-break/>vers les voleurs &amp; leur dit. Ah, cruels &amp; malheu(-)<text:line-break/>reux esprits infernaux, ie vous prie pour l'amour<text:line-break/>de Dieu, que puis que vous m'auez priuee de celuy<text:line-break/>qui estoit ma vie, auant<text:s/>que vous me fassiez autre<text:line-break/>chose, il vous plaise, par vne singuliere grace, m'o(-)<text:line-break/>ctroyer que ie puisse voir vn peu le corps de m(o2) Sei(-)<text:line-break/>gneur mort, afin que ie puisse vn peu satisfaire au<text:line-break/>desir de mon cueur, &amp; par mes ameres larmes lauer<text:line-break/>son aymé visage. I ceux qui n'eussent iamais pensé à<text:line-break/>ce que la ieune Damoiselle auoit intention de faire,<text:line-break/>&amp; qu'elle fit, pour ne sembler cruels, au milieu de<text:line-break/>leur impieté, la mener(e2)t où Loys estoit gisant mort :<text:line-break/>&amp; aussi tost que la Damoiselle le vid, courut toute<text:line-break/>furieuse, auec vn cry, qui fut ouy, iusques au ciel, elle<text:line-break/>se ietta sur luy, &amp; apres qu'elle eut contenté sa vol(o2)(-)<text:line-break/>té de baisers &amp; de larmes qu'elle espandit sur le vi(-)<text:line-break/>sage de son pauure amant, regardant l'vn des costez<text:line-break/>d'iceluy, elle vid vn poignard, lequel elle print habi(-)<text:line-break/>lement &amp; dextrement, &amp; l'ayant mis entre elle &amp; le<text:line-break/>corps, elle dit : Deuant que i'accomplisse l'office que<text:line-break/>ie doy, ô gracieux esprit, qui as demeuré icy dedans,<text:line-break/>ie te prie qu'il ne te soit fascheux ou ennuyeux d'at(-)<text:line-break/>tendre le<text:s/>mien, lequel vol(o2)tiers se ioindra auec toy,<text:line-break/>estant embrasé de fl(a2)me esgalle d'vne eternelle ami(-)<text:line-break/>tié, pour aller, où nous deuons estre à iamais. Et ayant<text:line-break/>dict cela, encore qu'elle eust int(e2)tion de parler d'au(a2)(-)<text:line-break/>tage, ayant appuyé le p(o2)meau du poignard au corps<text:line-break/>du G(e2)tilh(o2)me occis &amp; massacré, &amp; mis la pointe<text:line-break/><text:span text:style-name="pb">[166]</text:span><text:line-break/>iu(-)stement au droit de son cueur, elle se laissa tomber<text:line-break/>dessus, &amp; ay(a2)t estroictem(e2)t embrassé le corps mort,<text:line-break/>elle passa de ceste vie &amp; mourut. Les Brigans voyans<text:line-break/>cela, demeurerent tous estonnez, &amp; pensans qu'ils<text:line-break/>auoient mal faict, &amp; doutans &amp; ne sçach(a2)s dequoy,<text:line-break/>ils firent vne fosse en l'estable, en laquelle ils mirent<text:line-break/>les deux amants embrassez comme ils estoient. Tel(-)<text:line-break/>le doncques fut la cruelles &amp; piteuse fin des<text:s/>ieunes<text:line-break/>amoureux, Loys &amp; Laure. Mais depuis que les Pe(-)<text:line-break/>res se furent apperceuz de la fuite de leurs enfans,<text:line-break/>ils se firent la guerre l'vn à l'autre, &amp; apres vne gran(-)<text:line-break/>de occision de personnes, Dieu voulut que le faict se<text:line-break/>descouurist, au moyen de ce qu'estant quelque peu<text:line-break/>de temps, apres suruenue discorde entre ces brigans,<text:line-break/>vn d'iceux s'en alla vers le Comte, &amp; luy raconta c(o2)(-)<text:line-break/><text:soft-page-break/>me le faict estoit passé. Parquoy les Peres s'y en al(-)<text:line-break/>lerent tous deux, &amp; ayans trouué le lieu &amp; les corps,<text:line-break/>ils leur donnerent honorable sepulture : &amp; ayans<text:line-break/>prins tous ces brig(a2)s, ils les enfermer(e2)t en leur mai(-)<text:line-break/>son, où ils firent mettre le feu pour les brusser, auec<text:line-break/>tout ce qui y estoit, comme il aduint : &amp; pour vne<text:line-break/>memoire perpetuelle de ce faict, ils y firent mettre<text:line-break/>vne pierre, en laquelle ils exprimerent par parolles<text:line-break/>Latines, comme le faict estoit passé.</text:p>
      <text:h text:style-name="Titre2" text:outline-level="2">DEMOCRATE HOMME RICHE,<text:line-break/><text:span text:style-name="T3393">prepare vne cha&lt;ATTcaractere&gt;e : Trafileo entre &amp; se met en la peau</text:span><text:span text:style-name="T3394"><text:line-break/></text:span><text:span text:style-name="T3395">d'vne Ourse, &amp; se cache en sa maison pour le tuer : il fort</text:span><text:span text:style-name="T3396"><text:line-break/></text:span><text:span text:style-name="T3397">&amp; se dislie p</text:span><text:span text:style-name="T3398">our desrober, &amp; il est tué au lieu de</text:span><text:span text:style-name="T3399"><text:line-break/></text:span><text:span text:style-name="T3400">l'Ourse.</text:span></text:h>
      <text:h text:style-name="P3401" text:outline-level="2">Novvelle iiii.</text:h>
      <text:p text:style-name="p"><text:span text:style-name="pb">[n.p.]</text:span></text:p>
      <text:p text:style-name="P3402"><text:span text:style-name="T3403">L</text:span>E Roy ayant mis fin à sa nouuelle, re(-)<text:line-break/>garda à l'entour de soy vne fois, &amp;<text:line-break/>puis commanda au sieur Folquet de<text:line-break/>suiure, lequel commença ainsi.</text:p>
      <text:p text:style-name="p">Il y auoit en la ville de Riccanati<text:line-break/>vn Gentil-homme appellé Democrate, lequel estoit<text:line-break/>tres-riche &amp; liberal des biens qu'il auoit : &amp; pource<text:line-break/>qu'il estoit le premier en sa ville, il faisoit faire tous<text:line-break/>les ans des ieux &amp; spectacles, esquels il prenoit gr(a2)d<text:line-break/>plaisir. Or aduint qu'il delibera faire &amp; representer<text:line-break/>vne chasse tres-grande de bestes sauuages en sa ville,<text:line-break/>pour faire honneur à certains Seigneurs estrangers<text:line-break/>qui deuoient y venir. Et pour ceste cause il auoit as(-)<text:line-break/>semblé de diuers lieux, à tres-grans frais, vne grande<text:line-break/>multitude de bestes sauuages, entre lesquelles se<text:line-break/>voyoient plusieurs ours : mais comme ces Seigneurs<text:line-break/>pour l'amour desquels la chasse se deuoit faire, de(-)<text:line-break/>meurassent plus qu'il ne pensoit, plusieurs de ces be(-)<text:line-break/>stes qui demeuroient enfermees mouroient, lesquel(-)<text:line-break/>les l'on iettoit<text:s/>en lieu public : &amp; plusieurs pauures les<text:line-break/>recueilloient &amp; les escorchoi(e2)t pour manger. Est(a2)t<text:line-break/>donc morte vne Ourse tres-grosse &amp; terrible à voir,<text:line-break/>certains voleurs qui estoient vn peu au preced(e2)t ve(-)<text:line-break/>nus en la ville, delibererent par le moyen de ceste<text:line-break/>ourse, vser, de finesse &amp; industrie, &amp; desrober Demo(-)<text:line-break/>crate, en la maniere, que vous orrez. Ils prindr(e2)t d(o2)c<text:line-break/>ceste ourse morte &amp; l'emporterent en leur logis, &amp;<text:line-break/>&amp; l'escorcherent habilement, laissans neantmois les<text:line-break/>pieds &amp; la teste entiere : &amp; ayant du tout de charné la<text:line-break/>peau, ils la semerent de cendre, &amp; puis la mirent au<text:line-break/>Soleil pour s'essuyer, &amp; cependant il mangerent la<text:line-break/>chair &amp; se donnerent du bon temps. Quand la peau<text:line-break/><text:soft-page-break/><text:span text:style-name="pb">[167]</text:span><text:line-break/>fut seiche, ils mirent en icelle, selon qu'ils auoient<text:line-break/>conuenu &amp; accordé<text:s/>entre eux, vn de leurs compa(-)<text:line-break/>gnons qui s'appelloit Trasileo, &amp; entendirent dili(-)<text:line-break/>gemment à le coudre là dedans, en couurant la cou(-)<text:line-break/>sture du poil qui estoit espais, de maniere qu'on ne<text:line-break/>la pouuoit pas veoir. Ils firent entrer la teste de Tra(-)<text:line-break/>sileo<text:s/>au lieu où l'on auoit couppé la gorge de l'our(-)<text:line-break/>se, luy laissant vn endroit par où il peust respirer &amp;<text:line-break/>veoir, de maniere qu'ils le firent sembler vne ourse<text:line-break/>vraye. Celà faict ils acheterent vne cage, &amp; mirent<text:line-break/>le pauure Trasileo dedans, &amp; ayans conduict l'affaire<text:line-break/>iusques à ce poinct, pour l'accomplissement de leur<text:line-break/>desseing &amp; tromperie, ils eurent indice &amp; aduertisse(-)<text:line-break/>ment d'vn certain Nicanor Albanois, lequel l'on di(-)<text:line-break/>soit auoir grande amitié &amp; familiarité auec ce De(-)<text:line-break/>mocrate, &amp; estoit vn grand chasseur. Ces larrons c(o2)(-)<text:line-break/>trefirent donc certaines lettres au nom de cest amy,<text:line-break/>qui luy mandoit c(o2)me à l'occasion de ceste feste qui<text:line-break/>se deuoit faire, il le faisoit participant de sa chasse. Et<text:line-break/>estant la nuict proche, ces brigands porterent la cage<text:line-break/>auec ceste ourse fainte, &amp; les lettres à Democrate,<text:line-break/>lequel ayant faict cas de la grandeur de la beste, &amp; s'e(-)<text:line-break/>stant resiouy de l'opportune liberalité de l'amy, il c(o2)(-)<text:line-break/>manda que l'on baillast dix es cus à ceux qui l'auoi(e2)t<text:line-break/>conduite, &amp; que la cage auec l'ourse fust portee de(-)<text:line-break/>hors, où estoi(e2)t les autres. Et lors l'vn de ces voleurs<text:line-break/>dit : Monsieur, la beste est lasse à cause de la chaleur,<text:line-break/>&amp; de la longueur du chemin, &amp; pour ceste cause il<text:line-break/>se faut bien garder de la mettre entre les autres, que<text:line-break/>i'ay entendu n'estre pas beaucoup saines. Parquoy il<text:line-break/>fault mettre ceste cy en la maison, en quelque lieu<text:line-break/>ouuert, où y ait vn peu d'air, veu que telles bestes ont<text:line-break/><text:span text:style-name="pb">[n.p.]</text:span><text:line-break/>accoustumé de demeurer entre les bois touffus &amp;<text:line-break/>fresches cauernes. Democrate c(o2)sider(a2)t qu'il y auoit<text:line-break/>beaucoup de bestes mortes, c(o2)sentit volontiers aux<text:line-break/>paroles de cestui-cy : &amp; pourtant il dist, qu'ils la mis(-)<text:line-break/>sent où ils trouueroi(e2)t estre pour le mieux. A l'heure<text:line-break/>ils la mirent en vn coing de la maison, d'où Trasileo<text:line-break/>pouuoit bien voir<text:s/>en quel lieu l'on mettoit la vasselle<text:line-break/>d'argent, que l'on leuoit de dessus la table du maistre,<text:line-break/>qui estoit en quantité &amp; de grand prix, &amp; puis ils di(-)<text:line-break/>rent. Nous sommes prest, s'il est de besoin, de de(-)<text:line-break/>mourer pres d'elle, pource que sachans son naturel,<text:line-break/>nous pourrons bien maintenant qu'elle est lasse &amp;<text:line-break/>trauaillee, luy bailler à m(a2)ger qu(a2)d il en sera temps.<text:line-break/>Il n'est pas besoing, respondit Democrate, que vous<text:line-break/>preniez ceste peine : car mesg(e2)s &amp; seruiteurs qui ont<text:line-break/>accoustumé de gouuerner telles bestes, sçauent bien<text:line-break/><text:soft-page-break/>desormais ce qu'ils leur fault, &amp; ay(a2)t dit cela, les lar(-)<text:line-break/>rons s'en aller(e2)t, &amp; sort(a2)s de la ville, ils apperçeur(e2)t<text:line-break/>en vn lieu vn peu escarté du chemin, pres vne petite<text:line-break/>Eglise, vne sepulture, &amp; ay(a2)s leué la couuerture d'i(-)<text:line-break/>celle, &amp; trouué à cause de l'antiquité qu'elle estoit<text:line-break/>toute gastee, &amp; que les os des trespassez estoient de(-)<text:line-break/>uenus terre &amp; pouldre, ils penser(e2)t que ce lieu estoit<text:line-break/>fort propre pour cacher ce qu'ils apporteroient de la<text:line-break/>maison de Democrate. Ayans donc obserué &amp; guet(-)<text:line-break/>té le temps le plus obscur &amp; tenebreux de la nuict,<text:line-break/>à sçauoir celuy auquel les hommes dorment pro(-)<text:line-break/>fondément, ils se presenterent armez auec leurs<text:line-break/>instrumens, deuant la maison de Democrate. Trasi(-)<text:line-break/>leo cep(e2)dant n'auoit vsé de moindre dilig(e2)ce, pour(-)<text:line-break/>ce qu'il estoit sorty de la cage, lors qu'il pensa (q2) tous<text:line-break/>dormoient &amp; estoient surpris du somme : &amp; auec vn<text:line-break/><text:span text:style-name="pb">[168]</text:span><text:line-break/>cousteau il auoit couppé la gorge au portier, &amp; puis<text:line-break/>ayant ouuert la porte, il auoit faict entrer ses com(-)<text:line-break/>pagnons. Et quand ces brigans furent en la maison<text:line-break/>de Democrate, Trasileo leur enseigna vne garderobe<text:line-break/>où il auoit veu reserrer la vaisselle d'argent : &amp; iceux<text:line-break/>ayans auec leurs ferremens ouuert l'huis d'icelle, ils<text:line-break/>se chargerent de ce quils peurent porter, &amp; s'en<text:s/>all(a2)s<text:line-break/>à ceste susdicte sepulture, ils laisserent vn d'eux, tan(-)<text:line-break/>dis qu'ils s'en retournerent querir le reste, pour pr(e2)(-)<text:line-break/>dre garde à la porte si quelqu'vn bougeroit en la mai<text:line-break/>son, pensans en eux mesmes, que le regard de ceste<text:line-break/>ourse estoit suffisant pour faire peur, si d'auenture<text:line-break/>aucun des seruiteurs se fust resueillé. Mais comme à<text:line-break/>ce bruit vn seruiteur de la maison se fust leué, il s'en<text:line-break/>alla à la porte pour voir si le portier y estoit, &amp; le vid<text:line-break/>gisant &amp; estendu tout mort, &amp; ceste beste aller par<text:line-break/>la maison, il s'en alla rac(o2)ter aux autres ce qu'il auoit<text:line-break/>veu : &amp; bien tost apres, la maison fut pleine d'hom(-)<text:line-break/>mes auec torches &amp; flambeaux allumez, de maniere<text:line-break/>que les tenebres disparurent &amp; feir(e2)t place à la lueur<text:line-break/>du feu, &amp; nul d'eux n'estoit sans<text:s/>armes, mais auc(u2)s<text:line-break/>auoient les barres, autres des lances &amp; espieux, &amp;<text:line-break/>plusieurs des espees nues : &amp; d'auantage, ils firent<text:line-break/>venir de gros chiens de chasse, &amp; s'en allerent tous<text:line-break/>entour ceste Ourse, &amp; la tuerent. Trasileo ne ietta<text:line-break/>aucune voix, mais il auoit<text:s/>tellement espouu(a2)té tous<text:line-break/>ceux qui le veirent en forme d'ourse, qu'estant la be(-)<text:line-break/>ste ainsi morte, personne n'osoit la toucher, pensant<text:line-break/>que ce fust vne vraye ourse : mais en fin, vn certain<text:line-break/>Boucher la voulant escorcher, despoüilla le misera(-)<text:line-break/>ble &amp; malheureux brigand.</text:p>
      <text:soft-page-break/>
      <text:h text:style-name="Titre2" text:outline-level="2">[n.p.]<text:line-break/>VN MARY DEVIENT IALOVX<text:line-break/><text:span text:style-name="T3404">de sa femme : elle se donne plaisir auec son amant :</text:span><text:span text:style-name="T3405"><text:line-break/></text:span><text:span text:style-name="T3406">le ialoux les veult prendre sur le faict : il est enfermé en</text:span><text:span text:style-name="T3407"><text:line-break/></text:span><text:span text:style-name="T3408">un grenier, &amp; se iettant à cause d'vn feu par terre, il</text:span><text:span text:style-name="T3409"><text:line-break/></text:span><text:span text:style-name="T3410">meurt.</text:span></text:h>
      <text:h text:style-name="P3411" text:outline-level="2">Novvelle v.</text:h>
      <text:p text:style-name="P3412"><text:span text:style-name="T3413">Q</text:span>Vand le Roy eut apperceu que Folquet<text:line-break/>se taisoit, il se tourna deuers Celse &amp;<text:line-break/>luy enchargea de dire la sienne, &amp; il<text:line-break/>commença incontinent ainsi.</text:p>
      <text:p text:style-name="p">I'ay veu souuentes fois que la ia(-)<text:line-break/>lousie a conduit autruy à vne tres-mauuaise fin : car<text:line-break/>att(e2)du qu'elle est vn esprit sorty d'enfer, elle ne peut<text:line-break/>certainement produire autres effects qu'infernaux.<text:line-break/>Ie vous raconteray donc comme vn ialoux arriua<text:line-break/>tres-mal par sa folie.</text:p>
      <text:p text:style-name="p">Il y auoit en vne ville de Prouence vn Gentil(-)<text:line-break/>homme assez riche des biens de fortune, &amp;<text:s/>quasi le<text:line-break/>premier de la ville, &amp; combi(e2) qu'il eust quelque cha(-)<text:line-break/>steau, ce neantmoins il demeuroit, contre la coustu(-)<text:line-break/>me du pays, plus volontiers en la ville que dehors,<text:line-break/>aux champs. Ceslui cy espousa vne Gentil-femme<text:line-break/>du quartier, fort ieune, belle &amp;<text:s/>auenante, qui se plai(-)<text:line-break/>soit fort d'estre en compagnie, &amp; rire auec tous : par(-)<text:line-break/>quoy estant accorte &amp; rusee, parlant bien, &amp; estant<text:line-break/>fort riche de propositions, elle triomphoit toutes les<text:line-break/>fois qu'elle entroit en discours ou deuis auec quel(-)<text:line-break/>qu'vn, pource qu'elle gaudissoit &amp; bailloit le lardon<text:line-break/>en passant, de bonne grace. Apres, elle estoit tres-fa(-)<text:line-break/>cetieuse : &amp; si quelques fois aucun luy donnoit la<text:line-break/><text:span text:style-name="pb">[169]</text:span><text:line-break/>baye, elle ne le refusoit aucunem(e2)t, mais elle s'effor(-)<text:line-break/>çoit par quelque gentil propos &amp; broquard, de re(-)<text:line-break/>bouscher la pointe d'iceluy. Et si d'au(a2)ture elle n'en<text:line-break/>pouuoit à ceste heure la venir à bout, en rendant la<text:line-break/>pareille, elle attendoit le temps de se venger plaisam(-)<text:line-break/>ment. Brief, elle estoit d'assez bonne volonté, &amp; le<text:line-break/>mary, qui n'estoit<text:s/>c(o2)tent des manieres de faire de sa<text:line-break/>femme, &amp; qui pensoit que tous ceux qui parloyent<text:line-break/>à elle, en fussent amoureux, &amp; que ceux qui la regar(-)<text:line-break/>doient la luy voulussent rauir &amp; enleuer, deuint tant<text:line-break/>estrangement ialoux d'elle, qu'il ne reposoit ne iour<text:line-break/>ne nuict, &amp; estoit tousiours à son costé, ne permett(a2)t<text:line-break/>qu'elle fist vn pas sans luy, ou pour aller en l'Eglise,<text:line-break/>ou ailleurs. Ceste femme cognoiss(a2)t la ialousie de son<text:line-break/>mary, &amp; iuge(a2)t qu'elle ne venoit que de pusilanimi(-)<text:line-break/>té &amp; peu de force qui estoit en<text:s/>luy, pource qu'il ne<text:line-break/><text:soft-page-break/>valloit ri(e2) à seruir les femmes, de maniere qu'(e2) deux<text:line-break/>mois à peine leur r(e2)doit il vne fois, le deuoir de ma(-)<text:line-break/>riage, delibera le payer de telle monnoye qu'il meri(-)<text:line-break/>toit. Et pource que la coustume de ce païs est, qu'il y<text:line-break/>a<text:s/>vne tresgr(a2)de priuauté entre les h(o2)mes &amp; les fem(-)<text:line-break/>mes, le ialoux estoit blasmé d'vn chacun, &amp; mesmes<text:line-break/>il fut aigrem(e2)t reprins de plusieurs. Ils estoient tous<text:line-break/>les iours en grand debat &amp; dissention, en la maison,<text:line-break/>iusques à venir aux mains, de maniere (q2) l'on n'oyoit<text:line-break/>autre chose que crier : pource que le mary ne vouloit<text:line-break/>pas qu'elle sortist dehors : &amp; malgré luy, elle alloit<text:line-break/>ne(a2)tmoins où il luy plaisoit, &amp; deuisoit &amp; passoit le<text:line-break/>temps auec chacun : &amp; toutesfois le mary alloit tous(-)<text:line-break/>iours apres elle, &amp; la suiuoit en quelque lieu qu'elle<text:line-break/>allast. Tous ceux de la maison tenoient le party de la<text:line-break/>Dame, pource que la maniere de viure du maistre,<text:line-break/><text:span text:style-name="pb">[n.p.]</text:span><text:line-break/>desplaisoit à tous en ce qu'il estoit merueilleusement<text:line-break/>&amp; outre mesure fascheux, non seulement enuers sa<text:line-break/>femme, mais aussi à l'endroit de tous les seruiteurs<text:line-break/>&amp; seruantes qui luy vouloient le mal de la mort,<text:line-break/>pour ceste raison là. Or la Dame ne voulant demeu(-)<text:line-break/>rer en vne tant fascheuse vie, sans quelque plaisir &amp;<text:line-break/>esbat, assit les yeux sur vn ieune G(e2)tilh(o2)me du quar(-)<text:line-break/>tier, bi(e2) morigené &amp; vertueux, lequel outre les b(o2)(-)<text:line-break/>nes lettres, prenoit plaisir en la Musique, ch(a2)toit bi(e2)<text:line-break/>sa partie, &amp; sonnoit de tous instrum(e2)s. Cestui-cy fut<text:line-break/>fort aggreable à la femme du ialoux, laquelle en peu<text:line-break/>de t(e2)ps, par signes, contenances &amp; parolles luy fit co(-)<text:line-break/>gnoistre (q2) volontiers elle s'appriuoiseroit auec luy.<text:line-break/>Le ieune Gentil-h(o2)me qui estoit bien aduisé, &amp; au(-)<text:line-break/>quel la Damoiselle estoit fort à son gré, aussi bien (q2)<text:line-break/>luy à elle, ne la refusa aucunement, &amp; c(o2)mença plus<text:line-break/>que de coustume à conuerser auec elle, à la h(a2)ter, &amp;<text:line-break/>parler en secret, de maniere que s'estans descouuerts<text:line-break/>l'vn à l'autre leurs amours, ils n'attendoi(e2)t autre cho<text:line-break/>se que d'auoir quelque commodité de pouuoir trom<text:line-break/>per monsieur le<text:s/>ialoux, lequel se consommoit de ra(-)<text:line-break/>ge &amp; de mal de teste, voyant ceste familiarité &amp; pri(-)<text:line-break/>uauté non accoustumee des deux amans. Il en tança<text:line-break/>plusieurs fois sa femme : mais quoy qu'il dist ou fist, il<text:line-break/>ne gaignoit rien. Le ialoux auoit vn seruiteur en la<text:line-break/>maison du(q2)l il se fioit plus (q2) d'aucun autre, &amp; ai (q2)l<text:line-break/>il laissoit en garde la nuict les clefs de la porte de la<text:line-break/>maison. La Dame p(e2)sa (q2) si elle trouuoit le moy(e2) de<text:line-break/>corr(o2)pre &amp; gaigner de son costé ce seruiteur, elle se<text:line-break/>pourroit aisément<text:s/>trouuer auec son amant : auquel<text:line-break/>elle d(o2)na charge de tascher à l'auoir qu(a2)d il iroit en<text:line-break/>la ville acheter quelques choses pour la prouision de<text:line-break/><text:span text:style-name="pb">[170]</text:span><text:line-break/><text:soft-page-break/>la famille : &amp; s'en ensuiuit l'effect desiré : car par le<text:line-break/>moy(e2) de l'arg(e2)t qui pr(e2)d tout, il fut induict à faire<text:line-break/>toute ce que l'on vouloit : &amp; en ceste maniere l'am(a2)t<text:line-break/>estoit introduit en la maison qu(a2)d b(o2) luy sembloit.<text:line-break/>&amp; la Dame qu(a2)d elle sentoit son mary dormir, se le(-)<text:line-break/>uoit tout doucem(e2)t de son costé, &amp; s'en alloit en vne<text:line-break/>autre ch(a2)bre trouuer son amant, &amp; se donnoit du b(o2)<text:line-break/>temps auec luy. Ce plaisir dura quelques mois, au<text:line-break/>gr(a2)d cont(e2)tement de tous deux, &amp; s'est(a2)s si fort, ap(-)<text:line-break/>priuoisez ensemble, la priuauté creut tellement, que<text:line-break/>souu(e2)tesfois en la presence du ialoux, ils faisoi(e2)t des<text:line-break/>choses qui eussent d(o2)né soupçon à chacun de ce qui<text:line-break/>estoit, à plus forte raison au ialoux, qui estoit le sous(-)<text:line-break/>pçon mesme. Parquoy ay(a2)t pourp(e2)sé en soy mesme<text:line-break/>quelque chose auec peu de raison, &amp; iugem(e2)t, il com<text:line-break/>muniqua le<text:s/>tout au seruiteur, &amp; iceluy ayant decla(-)<text:line-break/>ré le faict à l'amant, &amp; l'amant l'ayant dict à sa Da(-)<text:line-break/>me, ils attendirent que le ialoux executast sa sotte<text:line-break/>pensee &amp; volonté. Le ialoux auoit deliberé se cacher<text:line-break/>sur le grenier, faisant semblant de vouloir aller<text:s/>en<text:line-break/>vn sien lieu hors de la ville, &amp; la nuict apres desc(e2)(-)<text:line-break/>dre, &amp; veoir à l'improuueu ce que sa femme faisoit :<text:line-break/>car il auoit pensé, que ne l'abandonnant iamais, ny<text:line-break/>de iour ny de nuict, elle ne pouuoit faire aucune cho<text:line-break/>se : mais que seulement elle pouuoit aduiser à ce qui<text:line-break/>luy seroit expedient, si son mary n'y estoit point. Or<text:line-break/>donc s'estant leué vn matin de bonne heure, il dist<text:line-break/>à sa femme : Il me faut aller dehors pour trois ou<text:line-break/>quatre iours vaquer à quelques miennes affaires : à<text:line-break/>ceste cause, vous aurez bien le soing des affaires<text:line-break/>de la maison : ie vous aduise de n'aller chez voz<text:line-break/>voisins, mais de demeurer en la maison, &amp; garder la<text:line-break/><text:span text:style-name="pb">[n.p.]</text:span><text:line-break/>chambre, &amp; si quelqu'vn vous vient voir, faictes di(-)<text:line-break/>re que vous vous trouuez mal. La Dame luy respon(-)<text:line-break/>dit qu'elle feroit ainsi, &amp; ne bougea du lict. Le bon<text:line-break/>ialoux ayant enuoyé dehors trois des seruiteurs, &amp;<text:line-break/>leur ayant enchargé ce qu'il vouloit qu'ils fissent,<text:line-break/>s'en alla enfermer au grenier, &amp; commanda au ser(-)<text:line-break/>uiteur auquel il se fioit, de ne fermer l'huis, mais<text:line-break/>qu'il le laissast sans le clorre. La Dame estant leuee<text:line-break/>commença à aller par la maison, disant, que puis que<text:line-break/>son mary n'y estoit pas, le deuoir portoit qu'elle eust<text:line-break/>soucy de la maison. Allant donc par cy par là, ores<text:line-break/>en vn lieu, &amp; ores en vn autre, comme si elle fust<text:line-break/>deuenue soigneuse mere de famille, elle s'en alla<text:line-break/>iusques à l'huis du grenier, y ayant mis la main, &amp;<text:line-break/>l'ayant trouué ouuert, elle dit à haute voix, afin que<text:line-break/>son mary l'entendist, au seruiteur qui auoit les clefs,<text:line-break/>par ma foy, quand mon mary sera venu ie<text:s/>luy feray<text:line-break/><text:soft-page-break/>entendre ton bon gouuernement, &amp; le soing que tu<text:line-break/>as de nostre mesnage &amp; besongnes : baille ça les<text:line-break/>clefs vault-rien que tu es. Et ayant mis la main sur<text:line-break/>les clefs qu'il portoit pendues à sa ceinture, elle les<text:line-break/>luy osta, disant qu'elle les vouloit garder iusques à<text:line-break/>ce que son mary fust retourné. Et apres auoir bien<text:line-break/>crié apres luy, elle ferma l'huis &amp; descendit en bas.<text:line-break/>Monsieur le ialoux oyant ce bruit, iugea que sa fem(-)<text:line-break/>me estoit honneste &amp; soigneuse de leur bien, &amp; fut<text:line-break/>fort ioyeux. D'autre costé, il ne sçauoit comme<text:line-break/>faire pour disner, &amp; moins comme il pourroit sor(-)<text:line-break/>tir du grenier. Parquoy, comme son seruiteur<text:line-break/>n'eust les clefs, il ne luy pouuoit porter à manger, ny<text:line-break/>luy ouurir, comme il estoit ordonné entre eux deux.<text:line-break/>L'amant de la Dame vint ce iour<text:s/>là disner auec elle<text:line-break/><text:span text:style-name="pb">[171]</text:span><text:line-break/>&amp; y demeura tout le iour &amp; la nuict, se donnans le<text:line-break/>meilleur temps du monde, &amp; rians ensemble auec<text:line-break/>le seruiteur du ialoux qui n'auoit que manger. Et la<text:line-break/>Dame &amp; le seruiteur sçachans bien que le ialoux e(-)<text:line-break/>stoit merueilleusement peureux du feu, &amp; qu'il ne<text:line-break/>craignoit rien plus au monde, ils fir(e2)t le lendemain<text:line-break/>de b(o2)ne heure mettre de la paille fresche dedans les<text:line-break/>licts, allegu(a2)s que la vieille estoit pleine de punaises.<text:line-break/>Et ayant faict ietter lavieille paille en bas en la cour<text:line-break/>de<text:s/>la maison pour faire brusler les punaises, la Dame<text:line-break/>y fit mettre le feu. C'estoit de bonne heure &amp; ma(-)<text:line-break/>tin : &amp; le ialoux ayant eu mauuaise nuict, &amp; n'ayant<text:line-break/>dormi, pour n'auoir en tout le iour m(a2)gé aucune cho<text:line-break/>se, si d'auanture contrainct de la faim, il<text:s/>n'auoit man(-)<text:line-break/>gé du bled, s'estant ietté sur vn tas de grain qui estoit<text:line-break/>en vn coing, il commença vn peu à reposer : mais c(o2)(-)<text:line-break/>me la paille bruslast &amp; la lueur du feu entrast par les<text:line-break/>fenestres du grenier, le ialoux se resueilla, lequel<text:line-break/>voyant celà courut à la fenestre, &amp; voyant toute la<text:line-break/>cour en feu, &amp; ne sçachant pas que c'estoit, pensa<text:line-break/>que toute la maison bruslast. Et estant bien asseu(-)<text:line-break/>ré que l'huis estoit fermé, &amp; qu'il ne pouuoit pas<text:line-break/>sortir, ayant peur d'estre surprins du feu, là hault, &amp;<text:line-break/>ne sçachant que faire, s'estant appuyé à vne des fe(-)<text:line-break/>nestres qui regardoit sur la rue, il ayma mieux se<text:line-break/>mettre en hazard de se rompre les iambes ou le col,<text:line-break/>que demeurer à la mercy du feu, &amp; danger, ce luy<text:line-break/>sembloit, d'estre brussé. Et c(o2)me le sault fust gr(a2)d, il<text:line-break/>se rompit vne iambe &amp; vn bras, &amp; s'esmeut telle(-)<text:line-break/>ment qu'il mourut quasi à l'heure. Aucuns passans<text:line-break/>par la rue, virent celà, lesquels frapperent à la porte<text:line-break/>que le seruiteur ouurit, &amp; ils le porterent au ded(a2)s.<text:line-break/><text:span text:style-name="pb">[n.p.]</text:span><text:line-break/>La femme se m(o2)str(a2)t la<text:s/>plus faschee du m(o2)de, pleu(-)<text:line-break/><text:soft-page-break/>rant &amp; criant, enuoya vn seruiteur appellé les mede(-)<text:line-break/>cins, lesquels iugerent qu'estant du tout offensé par<text:line-break/>dedans, il ne pouuoit viure long temps, &amp; qu'il en(-)<text:line-break/>t(e2)dist à l'ame, puis que le corps estoit perdu. Le pau(-)<text:line-break/>ure ialoux fist testament, &amp; n'ayant point d'enfans,<text:line-break/>laissa sa femme heritiere vniuerselle de tout, &amp; s'e(-)<text:line-break/>stant confessé, mourut. La Dame, ayant passé vn an,<text:line-break/>se remaria à son amant, auec lequel elle se donna du<text:line-break/>bon temps, tant qu'ils vesquirent. Celuy<text:s/>donc qui<text:line-break/>estoit deuenu ialoux outre mesure, eut vne telle fin.</text:p>
      <text:h text:style-name="Titre2" text:outline-level="2">IA COMIN BELLINI, DEVENV SANS<text:line-break/><text:span text:style-name="T3414">cause ialoux de sa femme, luy donne souuent des coups,</text:span><text:span text:style-name="T3415"><text:line-break/></text:span><text:span text:style-name="T3416">&amp; pourtant icelle ayant trouué vn Amant, elle se re(-)</text:span><text:span text:style-name="T3417"><text:line-break/></text:span><text:span text:style-name="T3418">cree, auec luy.</text:span></text:h>
      <text:h text:style-name="P3419" text:outline-level="2">Novvelle vi.</text:h>
      <text:p text:style-name="P3420"><text:span text:style-name="T3421">A</text:span>Pres que Celse eut mis<text:s/>fin à sa Nou(-)<text:line-break/>uelle, le Roy commanda à Philandre<text:line-break/>de poursuiure, lequel commencea à<text:line-break/>dire ainsi.</text:p>
      <text:p text:style-name="p">Le ialoux que Celse nous a mis en<text:line-break/>au(a2)t, m'a faict souuenir d'vn autre ialoux, mais paï(-)<text:line-break/>san, qui fut encorné en ceste maniere.</text:p>
      <text:p text:style-name="p">Il y auoit en vn chasteau<text:s/>de la Marche vn Iacomin<text:line-break/>Bellini, assez bien aisé de maisons &amp; de meubles, le(-)<text:line-break/>quel entre autres affaires qu'il faisoit, ayant vne assez<text:line-break/>grande forest, couppoit souu(e2)t du bois, &amp; le portoit<text:line-break/>ou menoit v(e2)dre en la ville. Il auoit vne belle &amp; fres(-)<text:line-break/>che ieune femme, de laquelle le bon homme deuint<text:line-break/><text:span text:style-name="pb">[172]</text:span><text:line-break/>sans cause, tant ialoux, que c'estoit vne tres-grande<text:line-break/>peine à la femme d'(e2)durer les facheuses manieres de<text:line-break/>son mary: car il faisoit tousiours du mauuais &amp; cole(-)<text:line-break/>re par la mais(o2), &amp; n'alloit iamais au bois sans la Mee,<text:line-break/>qui estoit le nom de sa femme. Mais c'estoit vn plai(-)<text:line-break/>sir, car elle y alloit volontiers, &amp; faisoit des fagots du<text:line-break/>bois coupé, &amp; les lioit. Le pis estoit, (q2) qu(a2)d la comin<text:line-break/>alloit en la ville, il enfermoit Mee en la maison, &amp;<text:line-break/>qu(a2)d il s'en retournoit il la t(a2)çoit, &amp; si elle estoit si<text:line-break/>hardie de luy resp(o2)dre la moindre parolle du m(o2)de,<text:line-break/>il luy donnoit des coups tout son saoul. La pauure<text:line-break/>femme supporta l(o2)g t(e2)ps ceste fascheuse vie auec pa<text:line-break/>tience, esper(a2)t neantmoins<text:s/>que le mary ch(a2)geroit de<text:line-break/>mœurs &amp; manieres: mais l'affaire alloit de mal en<text:line-break/>pis, &amp; le mal se rengregeoit. Parquoy en fin Mee vint<text:line-break/>à perdre la patience, qu'elle mit dessous le pied, &amp;<text:line-break/>delibera en elle mesme luy donner de ce qu'il alloit<text:line-break/>cherchant. Il y auoit au chasteau vn ieune païsan<text:line-break/>de vingt-six à vingt-sept ans, d'assez bon visage, &amp;<text:line-break/><text:soft-page-break/>fort aduisé, qui s'appelloit Lippo. Cestui-cy auoit<text:line-break/>vn peu de bois ioignant celuy de Iacomin, &amp; ayant<text:line-break/>veu le tres-mauuais traictement qu'estoit faict à la<text:line-break/>Mee, il auoit grand pitié d'elle, &amp; fut prest de<text:line-break/>crier beaucoup de fois, Iacomin: toutesfois il s'en<text:line-break/>garda, &amp; quand il voyoit la Mee, il monstroit par sa<text:line-break/>contenance qu'il estoit fort desplaisant &amp; marry du<text:line-break/>mauuais traictem(e2)t que son mary luy faisoit: &amp; Mee<text:line-break/>qui estoit<text:s/>femme de bi(e2) n'y pensoit pas, mais ne pou(-)<text:line-break/>u(a2)t plus endurer telles algarades, &amp; ouur(a2)t les yeux,<text:line-break/>elle cognent les pitoyables conten(a2)ces de Lippo, &amp;<text:line-break/>sentit en elle vn desir d'esprouuer qui estoit le plus<text:line-break/>vaillant, ou luy ou le mary: &amp; pour ceste cause,<text:line-break/><text:span text:style-name="pb">[n.p.]</text:span><text:line-break/>quand elle le voyoit, elle luy faisoit bon visage, &amp;<text:line-break/>luy monstroit qu'elle estoit merueilleusem(e2)t enfl(a2)(-)<text:line-break/>mee de l'amour d'iccluy. Dequoy Lipo se monstroit<text:line-break/>fort ioyeux en face: &amp; ainsi commença auec plus de<text:line-break/>diligence à la suiure, pour voir s'il pourroit parler à<text:line-break/>elle, &amp; auoir le moyen de se trouuer secrettement en<text:line-break/>sa compagnie: ce qu'il faisoit en sorte que Iacomin<text:line-break/>ne s'en pouuoit pas apperceuoir: mais le sot mary e(-)<text:line-break/>stoit si ialoux qu'il ne l'abandonnoit iamais, à raison<text:line-break/>dequoy Lippo estoit quasi au desespoir. Toutesfois<text:line-break/>pensant iour &amp; nuict soigneusement à cecy, il eut<text:line-break/>deux ou trois fois le moyen de pouuoir parler à elle,<text:line-break/>&amp; luy descouurir l'amour qu'il luy portoit, &amp; trouua<text:line-break/>que la Mee estoit tres-deliberee de luy complaire,<text:line-break/>toutes<text:s/>les fois qu'ils en auroient la c(o2)modité, &amp; que<text:line-break/>elle desiroit cela aussi bi(e2) (q2) luy. Aduint vn iour que<text:line-break/>Lippo vid la Mee auec son mary aller au bois, auec<text:line-break/>vne iument pour la charger: &amp; à ceste heure là il s'en<text:line-break/>alla apres plus pour voir la Mee que pour esper(a2)ce<text:line-break/>qu'il eust de venir à aucun effect amoureux. Quand<text:line-break/>Iacomin fut au bois, il attacha la caualle à vn petit<text:line-break/>arbre, &amp; puis il se mit auec sa femme à couper du<text:line-break/>bois deçà delà, selon qu'il le trouuoit à propos, &amp;<text:line-break/>s'essoigna assez de sa beste. Lippo qui estoit expres ar(-)<text:line-break/>resté &amp; assis en vn lieu pour voir, apperçeut le tout,<text:line-break/>&amp; s'est(a2)t tout bellem(e2)t leué, deslia la ium(e2)t, laquelle<text:line-break/>se sentant libre, commença à hannir &amp; prendre son<text:line-break/>chemin deuers le chasteau. Iacomin oyant celà &amp;<text:line-break/>voyant aller la beste deuers la maison, ayant dict à sa<text:line-break/>f(e2)me qu'elle print garde au bois taillé, il courut pr(o2)(-)<text:line-break/>ptem(e2)t apres la ium(e2)t. Parquoy Lippo ay(a2)t ce qu'il<text:line-break/>demandoit, se descouurit à Mee, laquelle ne fut pas<text:line-break/><text:span text:style-name="pb">[173]</text:span><text:line-break/>besoin prier beaucoup: &amp; pourtant, d'vn commun<text:line-break/>accord, ils commencerent, estans sur l'herbe, à se bai(-)<text:line-break/>ser, &amp; des baisers, ils vindrent aux embrassemens a(-)<text:line-break/><text:soft-page-break/>moureux, &amp; s'esbattre doucem(e2)t ensemble. Et Lip(-)<text:line-break/>po ayant trois fois monstré à Mée ce qu'il sçauoit<text:line-break/>faire, au tresgrand<text:s/>contentement de toutes les deux<text:line-break/>parties, ils ouïrent que Iacomin retournoit, &amp; Lip(-)<text:line-break/>po s'en retourna gentiment en son taillis. Iacomin<text:line-break/>ayant bien fort lié sa iument, de maniere qu'elle ne<text:line-break/>peut fuir, ayant chauld &amp; estant las, il s'assit à costé<text:line-break/>de sa femme, disant qu'il vouloit vn peu se reposer:<text:line-break/>&amp; là se ioüant à elle, il mit l'vne de ses mains souz sa<text:line-break/>cotte, au lieu le plus secret, &amp; le trouuant mouillé, il<text:line-break/>luy dit. M'amie, que veut dire cela que vous estes<text:line-break/>baignee &amp; mouillee ? elle respondit incontinent. Ah,<text:line-break/>mon mary, voyant que vous ne retourniez soudain,<text:line-break/>i'ay eu peur que la beste fut egaree, &amp; ie pleurois: ce<text:line-break/>que ma petite sœur sentant, elle a aussi doucement<text:line-break/>ploré: &amp; le sot la creut, &amp; luy dit qu'elle la consolast<text:line-break/>à ce qu'elle ne pleurast plus.</text:p>
      <text:h text:style-name="Titre2" text:outline-level="2">CONRAD<text:s/>MILANOIS AMOVREVX<text:line-break/><text:span text:style-name="T3422">d'une Dame appellé Nelle, apres plusieurs accidents</text:span><text:span text:style-name="T3423"><text:line-break/></text:span><text:span text:style-name="T3424">l'obtient.</text:span></text:h>
      <text:h text:style-name="P3425" text:outline-level="2">nouvelle vii.</text:h>
      <text:p text:style-name="P3426"><text:span text:style-name="T3427">P</text:span><text:span text:style-name="T3428">Hilandre</text:span><text:s/>ayant mis fin à son<text:line-break/>discours, le Roy commanda à Lisa de<text:line-break/>reciter sa nouuelle: &amp; elle la com(-)<text:line-break/>mença ainsi:</text:p>
      <text:p text:style-name="p">Les accidents de la fortune sont fort<text:line-break/>variables &amp; diuers és h(o2)mes, mais ceux là d'Amour,<text:line-break/><text:span text:style-name="pb">[n.p.]</text:span><text:line-break/>ne sont aucunement moindres, comme vous orrez<text:line-break/>par ce que i'entens vous raconter.</text:p>
      <text:p text:style-name="p">Il y auoit autresfois en la ville de Bologne, vn<text:line-break/>Gentil-homme Milanois appellé Conrad, qui si en<text:line-break/>estoit allé tenir. Cestuy cy print deux chambres, en<text:line-break/>la maison d'vn Citoyen: &amp; pour ce qu'il estoit bon<text:line-break/>compagnon, c(o2)me ordinairem(e2)t sont les Milanois,<text:line-break/>il pratiqua bien tost l'amitié de plusieurs, &amp; entre<text:line-break/>autres d'vn Orso de Regge, qui estoit aussi vn bon<text:line-break/>compagnon, &amp; faisoit toute chose, pour se donner du<text:line-break/>bon temps. Cest Orso estoit amoureux d'vne Felix<text:line-break/>de Ferrare, laquelle estoit au commandement d'vn<text:line-break/>Giome Luquois, lequel non seulement entretenoit<text:line-break/>ceste cy, mais aussi deux ou trois autres, d'ordinaire:<text:line-break/>&amp; Felix eust volontiers fait plaisir à Orso, &amp; se fust<text:line-break/>familiarisee à luy, mais elle craignoit fort Giome,<text:line-break/>lequel s'estant apperceu qu'Orso luy faisoit la court,<text:line-break/>ayant à aller à Ferrare, pour ses affaires, il la mit<text:line-break/>en la maison de Nelle sa femme, &amp; s'en alla où il<text:line-break/>estoit<text:s/>besoin. Orso, qui auoit des espies, pour estre<text:line-break/><text:soft-page-break/>aduerti, de ce que Felix faisoit, sçeut qu'elle estoit<text:line-break/>auec la femme de Giome, &amp; fit tant qu'il impetra<text:line-break/>de toutes deux, d'aller parler à elle de nuict, &amp; in(-)<text:line-break/>uita Conrad &amp; luy dist. Frere &amp; amy, ie veux aller<text:line-break/>parler ceste nuict à vne mienne amoureuse: mais<text:line-break/>pource que madame Nelle f(e2)me de Giome Luquois<text:line-break/>sera auec elle, ie voudrois (q2) vo(us) vinssiez auec moy, &amp;<text:line-break/>que vous vous missiez à faire l'amour à Nelle, &amp; l'(e1)(-)<text:line-break/>tretenir, à fin que i'eusse plus de c(o2)modité de parler<text:line-break/>à mon amoureuse. Conrad dit qu'il estoit à son com(-)<text:line-break/>mandement, encore qu'il ne cogneust ceste madame<text:line-break/>Nelle. Elle est fort belle, resp(o2)dit Orso: vous entrerez<text:line-break/><text:span text:style-name="pb">[174]</text:span><text:line-break/>en discours auec elle, &amp; luy baillerez les mains, car<text:line-break/>le reste ne<text:s/>se pourra pas employer pour ceste fois,<text:line-break/>pour ce que nous parlerons à elles, comme l'on fait<text:line-break/>aux religieuses &amp; Nonains, par vn treillis assez gr(a2)d,<text:line-break/>d'vne fenestre qui respond souz vn tel portique: &amp;<text:line-break/>luy donna à entendre comment &amp; quel il estoit.<text:line-break/>L'heure<text:s/>venue, qui estoit sur les deux heures de nuit,<text:line-break/>encore que il y eut peine tresgr(a2)de de porter armes,<text:line-break/>&amp; d'aller à ceste heure là, sans lumiere: ce neant(-)<text:line-break/>moins ay(a2)s prins chacun vn hache d'armes, &amp; leurs<text:line-break/>espees, ils s'acheminer(e2)t ou ils vouloi(e2)t, sans trouuer<text:line-break/>aucun de ceux de la garde: &amp; estans arriuez là, ils ca(-)<text:line-break/>cherent leurs armes, &amp; Orso se print au treillis &amp;<text:line-break/>monta en hault, pour ce qu'il se pouuoit par dehors<text:line-break/>assez bien accommoder &amp; parler par dehors, à ceux<text:line-break/>qui estoient dedans. Les deux<text:s/>femmes estoient déja<text:line-break/>à la fenestre, qui attendoient Orso, auquel estant<text:line-break/>monté, madame Nelle qui auoit ouy vn autre auec<text:line-break/>luy, demanda qui c'estoit: &amp; Orso respondit à ceste<text:line-break/>heure là: C'est vn vostre affectionné seruiteur, &amp;<text:line-break/>mien compagnon tresloyal. Qu'il<text:s/>monte donc aussi<text:line-break/>(adiousta la Dame) combien que ie ne sache pas, qui<text:line-break/>il est: &amp; en ceste maniere Conrad monta, donnant<text:line-break/>la bonne nuict à madame Nelle &amp; à sa compagne:<text:line-break/>&amp; elle dist, qu'il estoit le bien venu, mais qu'elle<text:line-break/>ne le cognoissoit pas. Et tandis qu'Orso parloit à<text:line-break/>Felix, le bon Conrad commença à dire à madame<text:line-break/>Nelle, qu'il y auoit l(o2)g temps, qu'il estoit ardem(e2)t<text:line-break/>amoureux de ses beautez &amp; bonnes graces: qu'elle ne<text:line-break/>s'en estoit iamais apperceuë, ou que parauenture elle<text:line-break/>auoit fait semblant de ne s'en apperceuoir: &amp; il s'ay(-)<text:line-break/>da si bien de la langue en cest endroit, qu'elle<text:line-break/><text:span text:style-name="pb">[n.p.]</text:span><text:line-break/>com(-)mença à luy adiouster foy, &amp;<text:s/>à se familiariser à<text:line-break/>luy. La nuict estoit fort obscure, &amp; la fenestre estoit<text:line-break/>fort offusquee du portique, de maniere que nonob(-)<text:line-break/>stant la longue demeure qu'vn homme fit en ce lieu,<text:line-break/><text:soft-page-break/>les yeux ne prenoyent pourtant, à la longue, plus de<text:line-break/>pouuoir &amp; force que du<text:s/>commencem(e2)t: &amp; pour ce(-)<text:line-break/>ste cause Conrad ne pouuoir voir ny remarquer la<text:line-break/>Dame, ny elle, luy: ce neantmoins il entrenoyoit<text:line-break/>bien vn peu, qu'elle estoit belle de visage, &amp; qu'elle<text:line-break/>auoit la chair fresche, pource qu'ils auoient c(o2)mencé<text:line-break/>à iouer déja de<text:s/>la main, &amp; à s'entrebaiser amoureuse(-)<text:line-break/>ment. Orso faisoit le semblable auec Felix, laquelle<text:line-break/>l'eust volontiers faict entrer en la maison, si mada(-)<text:line-break/>me Nelle eust voulu: mais ne voulant parauanture se<text:line-break/>monstrer tant facile, à vn sien Amant, qu'elle ne co(-)<text:line-break/>gnoissoit pas encores, ne luy ayant parlé que ceste<text:line-break/>fois là, combien qu'elle en fust instamment priee des<text:line-break/>deux ieunes hommes, &amp; de Felix, elle ne le voulut<text:line-break/>permettre: &amp; ainsi ils demourerent vne grande par(-)<text:line-break/>tie de la nuict, à passer le temps, en amoureux deuis.<text:line-break/>Les gens du guet passer(e2)t par là, mais estans empes(-)<text:line-break/>chez par l'obscurité de la nuict, ils ne s'apperceurent<text:line-break/>pas d'eux: &amp; les oyans venir, ils iouerent au muet.<text:line-break/>Conrad demoura enflammé de l'amour de madame<text:line-break/>Nelle, laquelle il ne cognoissoit pas encore, &amp; si d'a(-)<text:line-break/>uanture il l'eust veuë de iour en la rue, &amp; mesmes à la<text:line-break/>fenestre, il n'eust sçeu dire qu'elle fust madame<text:line-break/>Nelle: &amp; pensoit bien qu'il n'eust pas failli à la co(-)<text:line-break/>gnoistre à la parolle. Ils demourerent doncques d'ac(-)<text:line-break/>cord, &amp; c(o2)clurent qu'elle luy vouloit bi(e1), &amp; qu'auec<text:line-break/>le temps, ils se cognoistroi(e2)t: mais qu'il y falloit pro(-)<text:line-break/>ceder sagement, pource que son mary estoit facheux,<text:line-break/><text:span text:style-name="pb">[175]</text:span><text:line-break/>&amp; tel, que s'il apperceuoit la moindre chose en elle,<text:line-break/>il luy donneroit mille torments: &amp; ainsi, ils partir(e2)t<text:line-break/>de la fenestre: &amp; ayans reprins leurs armes, ils s'en<text:line-break/>allerent en la maison. Le lendemain Giome, mary<text:line-break/>de madame Nelle, retourna de Ferrare, &amp; quand il<text:line-break/>fut à Bolongne, il changea de logis, &amp; print vne au(-)<text:line-break/>tre maison, mais non gueres loin de la premiere, en<text:line-break/>laquelle s'estoit allé tenir vn autre citoyen, auec sa<text:line-break/>femme &amp; enfans: ce qui fut assez ennuieux à Con(-)<text:line-break/>rad, se voyant en vne plus grande difficulté qu'il n'e(-)<text:line-break/>stoit pas au parauant de cognoistre sa dame: pource<text:line-break/>que si elle eust<text:s/>esté en la premiere maison, la voyant<text:line-break/>aucunefois à la fenestre, ou sortir dehors, il l'eust peu<text:line-break/>cognoistre &amp; remarquer. Vne seule esperance luy<text:line-break/>estoit demouree de la cognoistre par le moyen d'Or(-)<text:line-break/>so, qui la luy pourroit bien monstrer: mais il perdit<text:line-break/>ceste esperance, le mesme iour que Giome retourna<text:line-break/>de Ferrare: oyez comment. Il y auoit à Bologne vn<text:line-break/>Victor de la Vigne, le quel entretenoit aussi vne belle<text:line-break/>ieune femme, auec laquelle, la tenant hors de la mai(-)<text:line-break/>son, il s'en alloit coucher souuent. Vn certain<text:s/>Esco(-)<text:line-break/><text:soft-page-break/>lier trouuant ceste ieune femme à son gré, il voulut<text:line-break/>voir s'il la pourroit atrapper, &amp; sçauoir si elle trotoit<text:line-break/>bien, &amp; quel estoit son train: mais pource qu'il ne<text:line-break/>vouloir pas perdre temps à demourer tout le iour à<text:line-break/>sa poursuite, il enuoya vne vieille maquerelle parler<text:line-break/>à elle, qui seruoit en ce cas, plusieurs escoliers, pour(-)<text:line-break/>ce qu'elle estoit singuliere de son mestier, &amp; demou(-)<text:line-break/>roit en vne rue, où y auoit vn grand nombre d'esco(-)<text:line-break/>liers. La vieille, auec ses patenostres en la main, s'en<text:line-break/>alla porter l'ambassade à la ieune femme, laquelle se<text:line-break/>monstra fort troublee, &amp; tança aigrement la vieille,<text:line-break/><text:span text:style-name="pb">[n.p.]</text:span><text:line-break/>disant, que si elle venoit plus luy faire tels messages,<text:line-break/>elle luy donneroit son vin de coucher: &amp; elle s'en al(-)<text:line-break/>la &amp; raconta le tout à l'escolier. La<text:s/>ieune garce, qu(a2)d<text:line-break/>Victor la vint trouuer, luy dit que la maquerelle<text:line-break/>des Escoliers auoit esté parler à elle, pour la vouloir<text:line-break/>induire à s'abandonner à ie ne sçay quel escolier: &amp;<text:line-break/>pour ceste cause, Victor estant entré en vne tres(-)<text:line-break/>grande colere, s'en alla trouuer la vieille, &amp; la char(-)<text:line-break/>gea à bon compte, &amp; luy donna trois coups de poi(-)<text:line-break/>gnard. Au bruit de la vieille qui crioit, A l'ayde, à<text:line-break/>l'ayde, &amp; incontinent il courut vn pauure escolier,<text:line-break/>&amp; voulant la secourir, Victor luy donna vn estoca(-)<text:line-break/>de au sein, de laquelle il tomba incontinent, &amp; mou(-)<text:line-break/>rut. Plusieurs escoliers sortirent au bruit, mais Vi(-)<text:line-break/>ctor s'enfuit, &amp; sans estre cogneu, gaignant au pied,<text:line-break/>se sauua. Le Preuost y alla, &amp; ne peut rien entendre<text:line-break/>de certain. On visita le corps mort, &amp; la maquerel(-)<text:line-break/>le qui estoit fort blessee: &amp; le Gouuerneur qui estoit<text:line-break/>vn homme fin &amp; prudent, voulant vuider la ville de<text:line-break/>tels garnemens, fit incontinent examiner la Rousse<text:line-break/>(qui estoit le nom de la maquerelle) &amp; demander si<text:line-break/>elle auoit quelque ennemi, &amp; si elle sçauoit qu'elle<text:line-break/>eust offensé quelque personne, &amp; elle dit qu'elle<text:line-break/>n'auoit faict deplaisir &amp; tort à personne, &amp; que mes(-)<text:line-break/>mes elle ne cognoissoit aucun qui luy voulust mal, si<text:line-break/>n'estoit vne telle courtisane, qui l'auoit ce iour là<text:line-break/>rigoureusement menacee, à cause d'vn message<text:line-break/>qu'elle luy auoit porté. Le Gouuerneur ayant eu cest<text:line-break/>indice, fit espier celuy qui hantoit la Courtisane, &amp;<text:line-break/>trouua que Victor de la Vigne l'entretenoit, lequel<text:line-break/>estoit remarqué de la iustice, pour quelque autre sien<text:line-break/>méfaict: &amp; pour ceste cause<text:s/>elle fit mettre la main<text:line-break/><text:span text:style-name="pb">[176]</text:span><text:line-break/>sur son collet, &amp; mesmes fit prendre la Courtisane,<text:line-break/>laquelle c(o1)fessa inc(o1)tinent que Victor luy auoit dit,<text:line-break/>qu'il vouloit rompre le nés à la vieille: &amp; ne se trou(-)<text:line-break/>ua qu'elle sçeust &amp; deposast autre chose, apres auoir<text:line-break/>faict compte auec le Preuost &amp; sergens, on la laissa<text:line-break/><text:soft-page-break/>aller en sa maison. Victor mis à la question, confes(-)<text:line-break/>sa au premier coup de corde, le tout, &amp; fut condam(-)<text:line-break/>né à auoir la teste tranchee: &amp; les parens d'iceluy<text:line-break/>ayans entendu qu'il s'estoit accusé luy mesme, qu'il<text:line-break/>auoit confessé le meurtre, &amp; qu'il n'y auoit moyen<text:line-break/>de le sauuer, sinon en rompant la prison, ou en<text:line-break/>le tirant de là, par ruse &amp; tromperie, considererent<text:line-break/>que la force &amp; brisement n'y auoir lieu, &amp; que le<text:line-break/>plus asseuré moyen estoit vser de tromperie<text:s/>&amp; ruse.<text:line-break/>Parquoy, ils gaugnerent le Geolier par argent: mais<text:line-break/>pour ne se mettre en d(a2)ger de perdre la vie &amp; le bi(e2),<text:line-break/>ils firent qu'vn homme, qui leur estoit tresloial, auisé<text:line-break/>&amp; hardi, ayant changé de nom &amp; surnom, &amp; sach(a2)t<text:line-break/>que le Geolier ne le cognoissoit point, fut celuy qui<text:line-break/>acheta de cent escus, la vie de Victor, lequel ayant<text:line-break/>vne nuit la commodité, s'enfuit, &amp; sort(a2)t auec ruse,<text:line-break/>s'en alla de Bologne à Ferrare. Ne se trouuant ny huis<text:line-break/>ny fenestre en aucune part brisé &amp; rompue, &amp; estans<text:line-break/>toutes les serrures entieres, l'aduisé &amp; sage Gouuer(-)<text:line-break/>neur pensa bi(e2) c(o2)me il alloit de ce faict, &amp; fit arrester<text:line-break/>le Geolier, le pauure h(o2)me vacillant en ses propos,<text:line-break/>fut mis à la torture, mais sans se faire gesner autre(-)<text:line-break/>ment, il confessa comme à l'instance<text:s/>du sieur Armi(-)<text:line-break/>nolse Sicuran, il auoit fait eschapper Victor, &amp; auoit<text:line-break/>receu de luy cent escus. Or ne se trouuant aucun<text:line-break/>à Bologne que l'on sçeust estre ainsi nommé, on iu(-)<text:line-break/>gea que ceux là qui auoient procuré la liberté de<text:line-break/><text:span text:style-name="pb">[n.p.]</text:span><text:line-break/>Victor, auoient negocié<text:s/>leur faict sagement: &amp; le<text:line-break/>pauure Geolier porta la peine de sa faulte, &amp; de cel(-)<text:line-break/>le d'autruy: car la iustice le condamna à la mort: &amp;<text:line-break/>fut executé. Le Gouuerneur ne pouuoit penser que<text:line-break/>Victor, sans la defence de quelque compagnon, eust<text:line-break/>esté si hardy d'aller<text:s/>en vne rue, qui estoit pleine d'es(-)<text:line-break/>coliers, pour faire seul ce qu'il auoit faict: &amp; pour<text:line-break/>ceste cause, il rechercha fort songnensement qui le<text:line-break/>hantoit, &amp; qui estoit son plus grand amy: &amp; faisant<text:line-break/>ceste inquisition &amp; recherche, il fut aduerti qu'Orso<text:line-break/>estoit tousiours auec luy, iour &amp; nuict, &amp; que le plus<text:line-break/>souuent ils mangeoient &amp; beuuoient ensemble. Le<text:line-break/>Gouuerneur fit citer Orso, pour comparoistre deu(a2)t<text:line-break/>luy, d'aut(a2)t qu'il se vouloit informer d'aucunes cho(-)<text:line-break/>ses, qui appartenoi(e2)t à la iustice. Orso aduerti de l'oc(-)<text:line-break/>casion pour laquelle il estoit appellé, encore qu'il fust<text:line-break/>innocent du meurtre commis par Victor, ce neant(-)<text:line-break/>moins doutant parauanture de quelque autre me(-)<text:line-break/>faict, &amp; cognoissant le Gouuerneur rude &amp; seuere,<text:line-break/>delibera ne se presenter deuant luy: &amp; pourtant ay(a2)t<text:line-break/>donné ordre à ses affaires, il s'en alla la nuict se ca(-)<text:line-break/>cher, au conu(e2)t de S.François: ce qui aduint propre(-)<text:line-break/><text:soft-page-break/>ment le iour mesme que Giome auoit changé de<text:line-break/>maison. Et pourtant ie vous ay faict vn si long nar(-)<text:line-break/>ré, à fin que<text:s/>vous sçeussiez (q2) C(o2)rad n'auoit point de<text:line-break/>guide, pour luy enseigner &amp; m(o2)strer madame Nel(-)<text:line-break/>le, à fin de la cognoistre: à raison dequoy il estoit à<text:line-break/>demy confus, &amp; ne sçauoit comme se gouuerner.<text:line-break/>Parquoy ayant esté aduerti qu'Orso s'estoit sauué au<text:line-break/>conuent des Cordeliers, ils s'en alla le visiter, &amp; s'in(-)<text:line-break/>forma de luy de l'habit, &amp; manieres de madame<text:line-break/>Nelle: &amp; Orso ne luy en sçeut donner autres<text:line-break/><text:span text:style-name="pb">[177]</text:span><text:line-break/>en(-)enseignes, fin(o2) qu’vn escolier de Parme, qui estoit gau(-)<text:line-break/>cher, auecvne petite barbe rousse,<text:s/>luy souloit faire l’a(-)<text:line-break/>mour. Conrad cogneut fort aisement l’escolier, qui<text:line-break/>demouroit en la rue où luy mesme logeoit : mais en<text:line-break/>l’Eglise, où estoient tousiours beaucoup de femmes,<text:line-break/>il ne pouuoit pas bien cognoistre, à laquelle l’esco(-)<text:line-break/>lier faisoit la court, &amp; où il ioüoit à la ciuette. Et c(o2)(-)<text:line-break/>me il fut en ceste peine, Orso luy mit entre les mains<text:line-break/>vne femme parente de Felix, laquelle porta vne mis(-)<text:line-break/>siue de Conrad à madame Nelle : laquelle accepta<text:line-break/>la lettre, &amp; rescriuit à l’Amant, qu’elle estoit entie(-)<text:line-break/>rement sienne, mais qu’il n’y auoit pas moyen de se<text:line-break/>trouuer ensemble, pource que son mary la guettoit<text:line-break/>de trop pres, auec mille autres petites besongnes. Et<text:line-break/>pour tout cela, Conrad ne la cognoissoit pas encore<text:line-break/>parfaitement : mais quand il voyoit que le Parmisan<text:line-break/>se promenoit &amp; regardoit, il alloit aussi deçà &amp; de(-)<text:line-break/>là, &amp; tournoit les yeux. Or aduint qu’vn iour, Con<text:line-break/>rad vid le Patmisan qui s'en alloit derriere certaines<text:line-break/>femmes de l'autre costé de la rue : &amp; pensant que ma(-)<text:line-break/>dame Nelle fust en ceste trouppe, il se mit à aller<text:line-break/>apres, pas à pas : &amp; certainement elle y estoit, qui ac(-)<text:line-break/>compagnoit vne espouse, auec quelques autres fem(-)<text:line-break/>mes, &amp; deuisant de beaucoup de choses, elle parloit<text:line-break/>si hault, que Conrad la cogneut à la parolle. Les fem(-)<text:line-break/>mes entrer(e2)t<text:s/>en la maison de l’Espouse, &amp; le Parmi(-)<text:line-break/>san s’en alla d’vn costé, &amp; Conrad de l’autre : mais<text:line-break/>se rencontrans au coin d’vne rue, ils s’accompagne(-)<text:line-break/>rent ensemble, &amp; s’en allerent deuisans vers la mai(-)<text:line-break/>son : &amp; estans arriuez au logis de l’escolier, il inui(-)<text:line-break/>ta Conrad de disner auec luy, &amp; Conrad le pria<text:line-break/>semblablement, de maniere qu’ils eurent vn peu<text:line-break/><text:span text:style-name="pb">[n.p.]</text:span><text:line-break/>d’amitie ensemble, comme il aduient entre les estran(-)<text:line-break/>gers, qui se trouuent en quelque ville, hors du pays.<text:line-break/>Conrad ayant disné en son logis, s’en alla tout seul<text:line-break/>vers la maison de l’Espouse, où il pensoit que mada(-)<text:line-break/>me Nelle deust auoir disné, &amp; n’y estant pas encore<text:line-break/>arriué, le Parmisan fust aussi tost vers luy qui auoit<text:line-break/><text:soft-page-break/>mené quant &amp; luy Garbuglio le bouffon, que tou(-)<text:line-break/>tes les dames de Bolongne cognoissoient &amp; aimoi(e2)t<text:line-break/>à cause de ses plaisanteries. Ils se saluerent &amp; s’entre(-)<text:line-break/>demanderent où ils alloient, &amp; Conrad dist que pen(-)<text:line-break/>sant bien que l’on dansoit en la maison de l’Espouse,<text:line-break/>il estoit venu pour passer le temps &amp; voir la feste : &amp;<text:line-break/>l’Escolier en dist tout autant : &amp; ainsi ils s’en alle(-)<text:line-break/>rent deuisant deuers la maison de l’Espouse, où est(a2)s<text:line-break/>arriuez &amp; n’oyans ny son d’instrumens ny bal, le Par(-)<text:line-break/>misan dist, Que ferons nous, puis qu’il n’y aicy ap(-)<text:line-break/>parence de feste ? Ne craignez point, respondit à ce(-)<text:line-break/>ste heure là, Garbuglio, nous le ferons bien, laissez<text:line-break/>moy seulement conduire la barque. Dites que vous<text:line-break/>auez enuie de boite &amp; ne vous souciez point du re(-)<text:line-break/>ste. Il y auoit là aupres vn bon homme, sur le sueil<text:line-break/>de l’huis de sa maison, auquel<text:s/>Garbuglio demanda,<text:line-break/>s’il auoit cognoissance &amp; accez en la maison de l’Es(-)<text:line-break/>pouse. l’y suis familier, respondit il, que voulez<text:line-break/>vous ? Ces deux Gentilshommes, adiousta Garbu(-)<text:line-break/>glio, ont mangé ce matin, de voz saucisses de Bolo(-)<text:line-break/>gne, &amp; meurent de sois : parquoy aduisez de nous<text:line-break/>faire bailler à boire, &amp; quant à moy, combien que ie<text:line-break/>n’aye pas mangé salé, ie beuray bien vn coup, &amp; vui(-)<text:line-break/>deray bien le gobelet. Voulez vous boire messieurs,<text:line-break/>dist le Bolognois, ausquels ils respondirent que ouy,<text:line-break/>Venez donc auec moy, adiousta le bon homme, &amp;<text:line-break/><text:span text:style-name="pb">[178]</text:span><text:line-break/>lors il les mena tous trois en la maison de l’espouse,<text:line-break/>en la sale, où l’on beuuoit. Quand les dames virent<text:line-break/>Garbuglio, elles commencerent toutes à le prier, de<text:line-break/>trouuer vn luth &amp; sonner, à fin de les faire danser. Et<text:line-break/>Garbuglio leur dist. Mes dames, il me faut premiere(-)<text:line-break/>ment mouiller, &amp; puis ie sonneray t(a2)t que vous vou(-)<text:line-break/>drez. On bailla à boire aux deux ieunes hommes &amp;<text:line-break/>au bouffon, lequel ayant vn luth, qui luy fut trouué<text:line-break/>aussi tost, commencea à sonner, &amp; l’on dançea. Le<text:line-break/>Parmisan dançea le premier auec madame Nelle,<text:line-break/>mais ils deuiserent peu ou point, Conrad demoura<text:line-break/>tousiours assis, regardant le plus honnestement qu’il<text:line-break/>pouuoit son amoureuse, laquelle voyant ses deux a(-)<text:line-break/>mans ensemble, ne monstra trop bon visage ny à l’vn<text:line-break/>ny<text:s/>à l’autre. Apres que Garbuglio cut sonné quatre<text:line-break/>ou cinq gaillardes &amp; branles, il mit bas le luth, la(-)<text:line-break/>feste cessa, &amp; les hommes s’en allerent. Le Parmisan<text:line-break/>voyant qu’il ne pouuoit parler à son aise à madame<text:line-break/>Nelle, &amp; que mesmes il estoit malaisé &amp; difficile de<text:line-break/>luy enuoyer message, ne sçauoit que faire : &amp; ayant<text:line-break/>ent(e2)du qu’elle estoit fille d’vn Parmisan, qui tenoit<text:line-break/>de long t(e2)ps, boutique d’espicerie à Venise, il trouua<text:line-break/>moyen de s’informer tresbien, qu'il estoit, &amp; de (q2)lle<text:line-break/><text:soft-page-break/>mais(o2), en Parme, &amp; trouua le tout : parquoy cognois(-)<text:line-break/>sant toute la lignee de cestuy là, &amp; sçachant qu’il y<text:line-break/>auoit plus de quarante ans qu’il demouroit à Venise,<text:line-break/>où Madame Nelle estoit nee, il s’aduisa d’vne nouuel<text:line-break/>le astuce, par laquelle il p(e2)soit pouuoir aisem(e2)t auoit<text:line-break/>accez &amp; familiarité au mary de la f(e2)me, &amp; consequ(e2)(-)<text:line-break/>ment à elle. Estant d(o2)c vn iour à S. Fr(a2)çois &amp; deuis(a2)t<text:line-break/>auec vn Escolier de Romanie, estans pres de Giome,<text:line-break/><text:span text:style-name="pb">[n.p.]</text:span><text:line-break/>arriua vn compagnon du Parmisan, &amp; l’appella as(-)<text:line-break/>sez hault, du nom de la lignee du pere de madame<text:line-break/>Nelle. Incontinent le Parmisan respondit, &amp; s’a(-)<text:line-break/>procha de celuy qui l'auoit appellé, &amp; se mit à par(-)<text:line-break/>ler à luy, comme si c'eust esté chose d'importance.<text:line-break/>Giome ayant ouy appeller celuy là, du nom des pa(-)<text:line-break/>rens de sa femme, &amp; ayant veu celuy, qui l'auoit ap(-)<text:line-break/>pellé, parti, s'en alla vers le Parmisan, &amp; luy dist.<text:line-break/>Monsieur, si ie ne vous fay ennuy, ie sçaurois vo(-)<text:line-break/>lontiers qui vous estes, &amp; de quel lieu : &amp; ne me re(-)<text:line-break/>putez à ceste occasion presomptueux : car ie le fais à<text:line-break/>bonne<text:s/>fin. Giome estoit vn bel homme, &amp; de belle<text:line-break/>representation, lequel estoit tousiours richement<text:line-break/>vestu. Et pour ceste cause, le rusé Parmisan luy res(-)<text:line-break/>pondit auec reuerence. Magnifique Gentil-homme :<text:line-break/>ie ne sçay pas qui vous estes, ny pourquoy vous me<text:line-break/>dem(a2)dez cela : mais quoy qu'il en soit, ie ne refuseray<text:line-break/>ny à vous ny à autre, de dire mon nom, &amp; surnom,<text:line-break/>&amp; mesmes mon païs. Ie suis Parmisan, fils du Sei(-)<text:line-break/>gneur Leonard de Berlinghier, &amp; mon nom est Fr(a2)(-)<text:line-break/>çois, mais pour la plus part ie suis appellé du<text:s/>surnom<text:line-break/>de mon parentage &amp; dict Berlinghiero. Voila qui va<text:line-break/>bi(e2), dit Giome, cognoissez vous le sieur Ian Anthoi(-)<text:line-break/>ne Berlinghiero ? Ouy bien, respondit il : il est le frere<text:line-break/>aisné de mon pere : mais ie ne l'ay iamais veu, pource<text:line-break/>que mon pere m'a dict qu'il y a plus de quarante ans<text:line-break/>qu'il est allé demouree à Venize, &amp; n'est iamais re(-)<text:line-break/>tourné à Parme : de maniere, qu'estans les vacations<text:line-break/>venues, i'ay deliberé aller à Venize, &amp; me faire co(-)<text:line-break/>gnoistre pour s(o2) nepueu. Mais dites moy, le cognois(-)<text:line-break/>sez vous ? C(o2)ment, si ie le cognois ? resp(o2)dit Giome, il<text:line-break/>est m(o2) beau-pere, &amp; ie suis son g(e2)dre, &amp; i'ay en ceste<text:line-break/><text:span text:style-name="pb">[179]</text:span><text:line-break/>ville sa fille pour femme. Là dessus ils s'embrasser(e2)t,<text:line-break/>s'appellans cousins, &amp; se firent gr(a2)des caresses. Gio(-)<text:line-break/>me inuita son cousin d'aller disner auec luy : mais il<text:line-break/>s'excusa, disant qu'il donnoit à disner à certains esco(-)<text:line-break/>liers, &amp; qu'il iroit vne autre fois voir sa cousine : &amp;<text:line-break/>ainsi ils departirent d'ensemble. Conrad auoit ouy<text:line-break/>tous ces propos là, estans appuyé à vn autel, &amp; fut<text:line-break/>bi(e2) estonné de ceste nouuelle inuention, &amp; s'apper(-)<text:line-break/><text:soft-page-break/>çeut tresbien du traict : toutefois il n'en voulut pas<text:line-break/>faire autre sembl(a2)t, mais il ent(e2)dit à courtiser la Da(-)<text:line-break/>me, &amp; la soliciter par messages &amp; ambassades, &amp;<text:line-break/>tousiours en auoit il bonne resp(o2)ce, auec ceste adion(-)<text:line-break/>cti(o2), que s(o2) mary mettoit tousiours garde à l'entour<text:line-break/>d'elle. Bi(e2) tost apres, le Parmisan alla voir sa nouuel(-)<text:line-break/>le cousine, &amp; Giome y estoit : &amp; il fut d'iceux fort bi(e2)<text:line-break/>receu &amp; caressé, &amp; là ils deuiserent assez long temps<text:line-break/>ensemble, de maniere (q2) l'escolier, la hantant, comme<text:line-break/>parent, deuisant, auec celle, &amp; disnant aucune fois auec<text:line-break/>elle &amp; son mary : &amp; le menant aucune fois boire &amp;<text:line-break/>manger en son logis, il pratiqua vne tresgrande fa(-)<text:line-break/>miliarité auec eux : &amp; par la<text:s/>commodité du paren(-)<text:line-break/>tage, il dist à Madame Nelle la feintise, qu'il auoit<text:line-break/>trouuée de luy estre parent, &amp; luy descouurit tout<text:line-break/>son amour. La Dame, ou pource qu'elle aymoit C(o2)(-)<text:line-break/>rad, ou pour quel que autre chose particuliere, ne se<text:line-break/>plia aucunement aux propos du Parmisan : toutes(-)<text:line-break/>fois ils deuisoyent tousiours familirement ensemb(-)<text:line-break/>ble, de quoy Conrad n'estoit pas trop content. Gio(-)<text:line-break/>me, comme i'ay dit déja, ne se contentoit pas de sa<text:line-break/>femme n'y vne courtisa(a2)ne, car il en auoit tousiours<text:line-break/>trois ou quatre, de maniere qu'il consommoit la vie<text:line-break/>&amp; le bien apres elles, de maniere que sa femme en<text:line-break/><text:span text:style-name="pb">[n.p.]</text:span><text:line-break/>menoit vne vie tresamere &amp; facheuse. Aduint vn iour<text:line-break/>qu'est(a2)tfaché &amp; troublé, pour quelque accident, il se<text:line-break/>dechargea de sa facherie, sur madame Nelle, &amp; luy<text:line-break/>bailla beaucoup de coups de poing, &amp; de pieds : de(-)<text:line-break/>quoy est(a2)t merueilleusem(e2)t indignee, elle trouuavne<text:line-break/>f(e2)me, &amp; l'informa au mieux qu'elle peut de la rue &amp;<text:line-break/>du n(o2) de l'Escolier Parmisan, &amp; luy enuoya dire ce<text:line-break/>que vous orrez. La bonne messagere<text:s/>oublia ce n(o2) de<text:line-break/>Berlinghiero, pource qu'il n'estoit pas beaucoup vsi(-)<text:line-break/>té, &amp; se souuint seulement du cousin, qui estoit vn<text:line-break/>ieune homme assez grand &amp; grasset, parquoy estant<text:line-break/>en la rue, elle vid le maistre de la maison, où Conrad<text:line-break/>logeoit, &amp; s'estant aproché de luy, elle luy demanda<text:line-break/>s'il cognoissoit point vn gr(a2)d ieune h(o2)mebi(e2) formé<text:line-break/>cousin de madame Nelle, femme du Seigneur Giome.<text:line-break/>Le maistre de la maison, soit qu'il sçeust quel(q2) chose<text:line-break/>de l'amour de C(o2)rad, ou qu'il p(e2)sast que ceste f(e2)me le<text:line-break/>cherchast, pource qu'il estoit grand &amp; gros, luy res(-)<text:line-break/>pondit, qu'il estoit logé en ceste maison là, &amp; il s'en<text:line-break/>alla en haut, &amp; trouua que C(o2)rad estoit encore sur le<text:line-break/>lict, auquel il rac(o2)ta ce que ceste femme cherchoit. Il<text:line-break/>se leua soudain, &amp; se vestit, &amp; vint là où la femme<text:line-break/>l'attendoit &amp; la saluant, il luy dist. Dieu vous garde<text:line-break/>Bonne femme, que demandez vous ? Ie demande<text:line-break/>dist elle, le cousin de madame Nelle, femme de Gio(-)<text:line-break/><text:soft-page-break/>me, duquel i'ay oublié le nom : mais aux enseignes<text:line-break/>qu'elle m'abaillé, vous<text:s/>me semble estre celuy qui ie<text:line-break/>cherche. Estes vous pas s(o2) Cousin, qu'elle faict dem(a2)<text:line-break/>det ? Ouy, bonne femme, respondit il, &amp; ne se fault<text:line-break/>pas emerueiller si vous auez oublié mon nom, pour(-)<text:line-break/>ce que mes compagnons ne m'appellent bien sou(-)<text:line-break/>uent Berlinghiero. Ouy ouy, dist à ceste heure là,<text:line-break/><text:span text:style-name="pb">[180]</text:span><text:line-break/>ceste messagere, il me souui(e2)t bien à ceste heure, que<text:line-break/>madame Nelle m'a enseigné ce n(o2) de Berlingieropl'<text:line-break/>de trois fois. Voila qui va bien, respondit Conrad,<text:line-break/>qu'y a il à faire, pour le seruice de ma tresaymee cou(-)<text:line-break/>sine ? Conrad voyoit bien que la vieille s'estoit trom(-)<text:line-break/>pee, &amp; qu'elle cherchoit l'Escholiet Parmisan &amp; non<text:line-break/>pas luy, mais pour entendre que c'estoit il fit sembl(a2)t<text:line-break/>d'estre le Parmisan. La messagere qui le remarqua bi(e2)<text:line-break/>membru, voyant qu'il<text:s/>luy auoit bien sçeu dire qu'il<text:line-break/>auoit nom Berlinghiero, creut fermem(e2)t que c'estoit<text:line-break/>luy, auquel elle estoit enuoyee, &amp; pour ceste cause,<text:line-break/>elle luy dist Vostre cousine madame Nelle se recom(-)<text:line-break/>mande mille fois à vous, &amp; vous prie instamment<text:line-break/>que vous ne failliez auiourd'huy, enuiron les trois<text:line-break/>heures, à vous trouuer en la rue des seruiteurs, en la<text:line-break/>maison d'vne mienne fille, où elle se trouuera aussi<text:line-break/>tost que sera faict vn baptesme, auquel elle est inui(-)<text:line-break/>tee. Elle veut parler à vous de choses qui luy impor(-)<text:line-break/>tent iusques à l'ame : &amp; vous peux asseurer mon fils,<text:line-break/>que la pauure femme a beaucoup de mal auec son<text:line-break/>mary, qui est plus facheux &amp; ennuyeux que les<text:line-break/>mousches, au milieu de l'esté. Mais ie vous aduise,<text:line-break/>qu'il fault que vous fassiez vne lettre, qui sembleve(-)<text:line-break/>nir du Chasteau S. Pierre où mon fils demoure, fai(-)<text:line-break/>gn(a2)t qu'il escriue à sa sœur. Demourez en paix. Allez<text:line-break/>vous en respondit Conrad, b(o2)ne femme, &amp; dire à ma<text:line-break/>Cousine, (q2) ie ne feray faulte de me trouuer à l'heure<text:line-break/>qu'elle me mande, là où elle veut, &amp; qu'elle ne se sou<text:line-break/>cie pas, &amp; que ie remediray à tout, si elle veut. La mes<text:line-break/>sagere s'(e2) alla, &amp; C(o2)rad p(e2)santen soy, diuerses choses,<text:line-break/>s'aduisa que sa Dame vouloit pr(e2)dre en ceste mais(o2)<text:line-break/>là, son plaisir &amp; deduit amoureux auec le Parmisan,<text:line-break/><text:span text:style-name="pb">[n</text:span><text:span text:style-name="pb">.p.]</text:span><text:line-break/>&amp; que ce n'estoit pas la premiere fois qu'ils s'estoi(e2)t<text:line-break/>trouuez ensemble, de maniere qu'il mouroit entie(-)<text:line-break/>rement, de ialousie. Il pensoit aussi que parauan(-)<text:line-break/>ture, elle auoit besoin de quelque chose, &amp; que pour<text:line-break/>cause, elle faisoir rechercher le<text:s/>Parmisan. D'autre<text:line-break/>costé, il ne sçauoit que penser de ce qu'elle ne parloit<text:line-break/>à luy en la maison, veu qu'il y h(a2)toit &amp; conuersoit,<text:line-break/>comme parent, &amp; là dessus il pensoit mille choses : &amp;<text:line-break/>mesmes luy venoit en la fantasie, que le mary s'estoit<text:line-break/><text:soft-page-break/>parauanture apperceu du par(e2)tage feinct. Brief, ne<text:line-break/>sçachant que croire de tout cela, il se rompoit le<text:line-break/>cerueau, en faisoit mille chasteaux en l'air.Il fit donc<text:line-break/>la lettre, suiuant l'instruction de la vieille, &amp; l'heu(-)<text:line-break/>re venue, il partit de la maison, &amp; pour ne se lais(-)<text:line-break/>ser voir, il pria vn sien compagnon, qui auoit nom<text:line-break/>Lusatto, de prendre garde songneusement, quand la<text:line-break/>Dame partiroit de l'Eglise, en quelle maison elle en(-)<text:line-break/>treroit, &amp; bien noter &amp; remarquer la porte. Lusatto<text:line-break/>fit diligemment cest office, &amp; vid que le Parmisan<text:line-break/>suiuoit la Dame pas à pas. Il<text:span text:style-name="T3429">s estoient souz vn por(-)</text:span><text:span text:style-name="T3430"><text:line-break/></text:span><text:span text:style-name="T3431">tique &amp; galleries, quand Lusatto vid entrer la Dame</text:span><text:span text:style-name="T3432"><text:line-break/></text:span><text:span text:style-name="T3433">en vne maison, mais il n'apperceut pas si le Parmi(-)</text:span><text:span text:style-name="T3434"><text:line-break/></text:span><text:span text:style-name="T3435">san y estoit entré ou non, pource qu'il le perdit de</text:span><text:span text:style-name="T3436"><text:line-break/></text:span><text:span text:style-name="T3437">veuë, s'estant tourné par vne rue.</text:span><text:span text:style-name="T3438"><text:s/>Conrad lequel du(-)</text:span><text:span text:style-name="T3439"><text:line-break/></text:span><text:span text:style-name="T3440">lieu, où il s'estoit mis, auoit veu sortir les femmes,</text:span><text:span text:style-name="T3441"><text:line-break/></text:span><text:span text:style-name="T3442">du Batesme, se mit à cheminer vers le lieu, où sa Da(-)</text:span><text:span text:style-name="T3443"><text:line-break/></text:span><text:span text:style-name="T3444">me alloit, &amp; rencontra Lusatto, qui luy monstra la</text:span><text:span text:style-name="T3445"><text:line-break/></text:span><text:span text:style-name="T3446">maison, mais il le mit en doute, ne sçachant si</text:span><text:span text:style-name="T3447"><text:line-break/></text:span><text:span text:style-name="T3448">l'Escolier qui alloit apr</text:span><text:span text:style-name="T3449">es, y estoit entré ou non, de(-)</text:span><text:span text:style-name="T3450"><text:line-break/></text:span><text:span text:style-name="T3451">quoy Conrand brussant d'ire dist. Ie veux entrer, &amp;</text:span><text:span text:style-name="T3452"><text:line-break/></text:span><text:span text:style-name="T3453">rompre la teste à ce Parmisan. Lusatto voyant que</text:span><text:span text:style-name="T3454"><text:line-break/></text:span><text:span text:style-name="T3455">ceste sienne colere le pouuoit induire à faire</text:span><text:span text:style-name="T3456"><text:line-break/></text:span><text:span text:style-name="pb">[181]</text:span><text:span text:style-name="T3457"><text:line-break/></text:span><text:span text:style-name="T3458">quel(-)que scandale, luy dit modestement. Conrad, tu</text:span><text:span text:style-name="T3459"><text:line-break/></text:span><text:span text:style-name="T3460">te plains de l'</text:span><text:span text:style-name="T3461">Escolier, &amp; tu n'as aucune raison. Il ne</text:span><text:span text:style-name="T3462"><text:line-break/></text:span><text:span text:style-name="T3463">sçait rien de ce tien amour : il fait ses affaires comme</text:span><text:span text:style-name="T3464"><text:line-break/></text:span><text:span text:style-name="T3465">tous les ieunes hommes font : &amp; si l'on recherchoit</text:span><text:span text:style-name="T3466"><text:line-break/></text:span><text:span text:style-name="T3467">lequel de vous deux se doibt à iuste cause plaindre</text:span><text:span text:style-name="T3468"><text:line-break/></text:span><text:span text:style-name="T3469">de l'autre, ie penserois qu'il peust à plus iuste rais</text:span><text:span text:style-name="T3470">on</text:span><text:span text:style-name="T3471"><text:line-break/></text:span><text:span text:style-name="T3472">se plaindre de toy, que toy de luy : pour ce qu'il s'est</text:span><text:span text:style-name="T3473"><text:line-break/></text:span><text:span text:style-name="T3474">enamouré de ceste cy auant toy : tu le sçauois bien,</text:span><text:span text:style-name="T3475"><text:line-break/></text:span><text:span text:style-name="T3476">&amp; neantmoins tu n'y as eu aucun respect. Pourquoy</text:span><text:span text:style-name="T3477"><text:line-break/></text:span><text:span text:style-name="T3478">d(o2)c voulez vous qu'il ait esgard à vous, duquel il ne</text:span><text:span text:style-name="T3479"><text:line-break/></text:span><text:span text:style-name="T3480">sçait rien, &amp; ne peult penser qu'il<text:s/></text:span><text:span text:style-name="T3481">te face desplaisir &amp;</text:span><text:span text:style-name="T3482"><text:line-break/></text:span><text:span text:style-name="T3483">iniure ? Reprime ceste tienne colere, &amp; abas vn peu</text:span><text:span text:style-name="T3484"><text:line-break/></text:span><text:span text:style-name="T3485">ceste passion qui t'aueugle ? Nous pouu(o2)s nous pro(-)</text:span><text:span text:style-name="T3486"><text:line-break/></text:span><text:span text:style-name="T3487">mener icy dessous long temps, &amp; attendre quelle se(-)</text:span><text:span text:style-name="T3488"><text:line-break/></text:span><text:span text:style-name="T3489">ra la fin de cest affaire. C(o2)rad voyant que Lasatto le</text:span><text:span text:style-name="T3490"><text:line-break/></text:span><text:span text:style-name="T3491">conseilloit bi</text:span><text:span text:style-name="T3492">en, s'y accorda, &amp; mit à se promener a(-)</text:span><text:span text:style-name="T3493"><text:line-break/></text:span><text:span text:style-name="T3494">uec luy : mais apres qu'il eut vn peu attendu, se fas(-)</text:span><text:span text:style-name="T3495"><text:line-break/></text:span><text:span text:style-name="T3496">chant merueilleusement d'attendre, il delibera d'en(-)</text:span><text:span text:style-name="T3497"><text:line-break/></text:span><text:span text:style-name="T3498">trer en la maison, &amp; dit à son compagn(o2). Ie ne veux</text:span><text:span text:style-name="T3499"><text:line-break/></text:span><text:span text:style-name="T3500">plus attendre : ie m'en iray auec la lettre, &amp;<text:s/></text:span><text:span text:style-name="T3501">verray</text:span><text:span text:style-name="T3502"><text:line-break/></text:span><text:span text:style-name="T3503">ce qui en aduiendra : que diable en peult-il estre ? Ce</text:span><text:span text:style-name="T3504"><text:line-break/></text:span><text:span text:style-name="T3505">dict, il s'y en alla, &amp; frappa à la porte : la fille de la</text:span><text:span text:style-name="T3506"><text:line-break/></text:span><text:span text:style-name="T3507">Messagere vint à ceste heure là, &amp; ouurant l'huis,</text:span><text:span text:style-name="T3508"><text:line-break/></text:span><text:span text:style-name="T3509">dit : Qui est là ? qui frappe ? C'est moy, respondit C(o2)(-)</text:span><text:span text:style-name="T3510"><text:line-break/></text:span><text:span text:style-name="T3511">rad, cousin de madame</text:span><text:span text:style-name="T3512"><text:s/>Nelle, qui viens du chasteau</text:span><text:span text:style-name="T3513"><text:line-break/></text:span><text:span text:style-name="T3514">S. Pierre, où m'a esté baillee ceste lettre, par vn frere</text:span><text:span text:style-name="T3515"><text:line-break/></text:span><text:soft-page-break/><text:span text:style-name="T3516">de la femme qui demeure là dedans. Entrez, adiou(-)</text:span><text:span text:style-name="T3517"><text:line-break/></text:span><text:span text:style-name="T3518">sta à ceste heure là, ceste fille, &amp; montez en hault : car</text:span><text:span text:style-name="T3519"><text:line-break/></text:span><text:span text:style-name="T3520">il a déja long temps que madame Nelle vous attend :</text:span><text:span text:style-name="T3521"><text:line-break/></text:span><text:span text:style-name="T3522">&amp; aya</text:span><text:span text:style-name="T3523">nt dict cela, elle ferma la porte : A ces propo</text:span>s,<text:line-break/>Conrad cogneut bien que le Parmisan n'y estoit pas<text:line-break/>entré, &amp; ayant monté les degrez, il trouua madame<text:line-break/><text:span text:style-name="pb">[n.p.]</text:span><text:line-break/>Nelle toute seule en vne chambre, la salüa gracieu(-)<text:line-break/>sement, entra en deuis auec elle, &amp; luy declara l'er(-)<text:line-break/>reur de la messagere, laquelle auoit parlé à luy au<text:line-break/>lieu du fainct cousin. La dame s'excusa, mettant de<text:line-break/>ce la faute sur la messagere qui n'auoit bien sçeu di(-)<text:line-break/><text:span text:style-name="T3524">re son<text:s/></text:span>message, pource que veritablem(e2)t elle l'auoit<text:line-break/>adressee à luy. Quoy qu'il<text:s/>en fust, Conrad fit sembl(a2)t<text:line-break/>de la croire, &amp; luy dist. Puis qu'ainsi est, madame, si<text:line-break/>vous me tenez pour le seruiteur que ie vous suis,<text:line-break/>vous me commanderez, sans aucun esgard, tout ce<text:line-break/>que vous cognoistrez estre de ma puissance, &amp; vous<text:line-break/>me trouuerez tousiours tres-obeïssant à vos com(-)<text:line-break/>mandemens : &amp; disant ces paroles &amp; autres choses<text:line-break/>assez à propos, il commença à baiser fort amoureuse(-)<text:line-break/>ment la dame, laquelle faisant vn peu la retifue &amp; re(-)<text:line-break/>uesche, disoit qu'il eust respect à la femme qu'elle a(-)<text:line-break/>uoit mené auec elle, &amp; à celle de la maison : mais ou(-)<text:line-break/>tre les baisers, employant les mains pour venir à la<text:line-break/>iouïssance de l'amour de la dame, il luy disoit, qu'il<text:line-break/>sçauoit bien qu'elle se pouuoit fier d'elles, &amp; qu'il ne<text:line-break/>vouloit pas perdre l'occasion tant desiree &amp; atten(-)<text:line-break/>due : &amp; à ceste heure là il print d'elle l'amoureux plai(-)<text:line-break/>sir. Ce faict madame Nelle luy raconta la mauuaise<text:line-break/>vie qu'elle auoit auec son mary, &amp; c(o2)me il dissipoit<text:line-break/>le bi(e2) auec les putains, &amp; (q2) plusieurs fois il luy auoit<text:line-break/>d(o2)né tant<text:s/>de coups, qu'vn s(o2)mier ou cheual de char(-)<text:line-break/>ge seroit allé auec moins de coups de Bol(o2)gne à Ro(-)<text:line-break/>me : &amp; pleur(a2)t extremem(e2)t entre les bras de C(o2)rad,<text:line-break/>elle le pria de la secourir, &amp; la deliurer de s(o2) mesch(a2)t<text:line-break/>mary. Conrad la reconforta le mieux qu'il peust, &amp;<text:line-break/>luy promit de prendre l'opportunité, &amp; qu'il le tue(-)<text:line-break/>roit : &amp; ce disant ils entrerent pour la troisiesme fois<text:line-break/><text:span text:style-name="pb">[182]</text:span><text:line-break/>en la dance Treuisiane. En apres C(o2)rad pria madame<text:line-break/>Nelle, qu'ay(a2)t ceste c(o2)modité de la maison de ceste<text:line-break/>bonne femme, il luy pleust s'y trouuer aucunesfois<text:line-break/>pour y d(o2)ner, outre le plaisir qu'ils receuroi(e2)t, ordre<text:line-break/>à leurs affaires, pource qu'elle l'aduertiroit de ce que<text:line-break/>son mary feroit &amp; du lieu où il iroit : &amp; la dame dist<text:line-break/>qu'elle le feroit : &amp; ainsi Conrad<text:s/>s'en partit fort con(-)<text:line-break/>tent de sa dame, mais non pas auec l'int(e2)tion de tuer<text:line-break/>son mary. Trop bien desiroit-il cep(e2)d(a2)t qu'il luy fal<text:line-break/>loit demeurer à Bolongne, entretenir la c(o2)pagnie de<text:line-break/><text:soft-page-break/>ceste dame, &amp; iouïr d'elle, la trouuant g(e2)tile, &amp; pro(-)<text:line-break/>pre : &amp; ainsi il se maintint quelque t(e2)ps en la bonne<text:line-break/>grace d'icelle, &amp; assaillit deux &amp; trois fois Giome,<text:line-break/>plustost pour le faire fuir, qu'en int(e2)tion de luy faire<text:line-break/>mal : &amp; la dame sçachant cela, auoit opinion ferme (q2)<text:line-break/>son amant deust tuer son mary, &amp; souu(e2)t se trouuoit<text:line-break/>auec Conrad, en la maison de la bonne messagere, où<text:line-break/>ils se donnoient du bon temps. Voyant apres, que la<text:line-break/>mort de son mary ne s'ensuiuoit pas, &amp; desir(a2)t tous(-)<text:line-break/>iours le faire mourir, elle chercha t(a2)t, qu'elle r(e2)c(o2)tra<text:line-break/>vn<text:s/>Escolier de Forli, qui estoit grand distillateur<text:line-break/>d'eaux empoisonnees, duquel par le prix de son pro(-)<text:line-break/>pre corps elle en obtint &amp; impetra t(a2)t, qu'en vn sou(-)<text:line-break/>per elle empoisonna son mary en beuu(a2)t, lequel est(a2)t<text:line-break/>sorty hors de soy, mourut miserablem(e2)t en vn iour,<text:line-break/>sans qu'on luy peust d(o2)ner aucune ayde du monde.<text:line-break/>madame Nelle se m(o2)stra merueilleusem(e2)t dol(e2)te de<text:line-break/>ceste mort : &amp; est(a2)t le corps de s(o2) mary merueilleuse(-)<text:line-break/>ment enflé, les medecins iuger(e2)t qu'il auoit esté em(-)<text:line-break/>poisonné. La iustice ayant faict veoir le corps, &amp; ne<text:line-break/>se trouu(a2)t auc(u2) accusateur, voyant que la femme se<text:line-break/>plaignoit que les putains le luy auoi(e2)t empoisonné,<text:line-break/><text:span text:style-name="pb">[n.p.]</text:span><text:line-break/>creut qu'ainsi fust : &amp; fit examiner sa femme, laquel(-)<text:line-break/>le ne sçeut dire autre chose,<text:s/>sin(o2) qu'elle croyoit que<text:line-break/>quelque putain, par enuie l'vne de l'autre, auoit c(o2)(-)<text:line-break/>mis vne telle meschanceté : ce qui fut creu d'autant<text:line-break/>plustost que l'on vid que l'vne des femmes que Gio(-)<text:line-break/>me entretenoit, s'en alla à Venize, aussi tost qu'elle<text:line-break/>ouït dire que Giome estoit mort. Madame Nelle<text:line-break/>estant demeuree en liberté, &amp; par ce qui s'ensuiuit,<text:line-break/>ayant promis à l'Escolier de Forli de le prendre pour<text:line-break/>mary, elle commença à mespriser Conrad, ne voul(a2)t<text:line-break/>plus sa compagnie : &amp; comme il luy enuoyast souu(e2)t<text:line-break/>lettres &amp; ambassades, elle fit par le moyen du Forli(-)<text:line-break/>uois, qu'aucuns qui faisoient des braues &amp; Rol(a2)ds,<text:line-break/>l'allerent menacer, que s'il ne se deportoit de pour(-)<text:line-break/>chasser madame Nelle, il s'en repentiroit. I celuy qui<text:line-break/>estoit vaillant &amp; hardy, vint à debatre auec vn d'eux<text:line-break/>de paroles, &amp; des paroles il vint aux mains, de ma(-)<text:line-break/>niere qu'il le test(o2)na bi(e2), &amp; luy pela &amp; arracha tou(-)<text:line-break/>te la barbe, luy d(o2)nant de gr(a2)ds coups de poing &amp; de<text:line-break/>pieds, pource qu'aucun d'eux n'auoit à ceste heure là<text:line-break/>des armes &amp;<text:s/>especs au costé. Ce faict, Conrad escri(-)<text:line-break/>uit en colere vne lettre à madame Nelle, &amp; la mena(-)<text:line-break/>ça de la diuulguer pour telle qu'elle estoit, &amp; mani(-)<text:line-break/>fester la mort de son mary qu'il sçauoit certainem(e2)t<text:line-break/>qu'elle auoit empoisonné. A ceste cause la dame, afin<text:line-break/>de l'appaiser, l'enuoya prier qu'il se trouuast en la<text:line-break/>maison accoustumee, où fur(e2)t tenues entr'eux deux<text:line-break/><text:soft-page-break/>beaucoup de paroles, &amp; en fin ils s'accorder(e2)t &amp; si(-)<text:line-break/>rent la paix en couchant ensemble. Conrad à ceste<text:line-break/>heure là estoit prest de partir pour s'en aller à l'entre(-)<text:line-break/>prinse &amp; guerre contre les Turcs, en Hongrie, &amp; dist<text:line-break/>à la dame : Ie m'en iray de dans deux iours, &amp; deuant<text:line-break/><text:span text:style-name="pb">[183]</text:span><text:line-break/>que ie m'en aille ie veux estre prophete &amp; vous dire<text:line-break/>que si Dieu me faict la grace de retourner, ie trou(-)<text:line-break/>ueray que vous serez mariee à celuy qui vous a bail(-)<text:line-break/>lé de l'eau empoisonnee &amp; mortelle : gardez de saul(-)<text:line-break/>ter de la poille sur les charbons ard(e2)s &amp; enflammez.<text:line-break/>Conrad auoit eu aduertissement de ceste eau par le<text:line-break/>moyen d'vne femme, de laquelle madame Nelle s'e(-)<text:line-break/>stoit fiee. La dame fut toute estonnee &amp; esperdue,<text:line-break/>voyant que Conrad sçauoit aussi bien qu'elle l'occa(-)<text:line-break/>si(o2) de la mort de son mary, &amp; pourtant elle ne la luy<text:line-break/>peult pas nier. Or Conrad s'en alla à l'entreprinse &amp;<text:line-break/>expedition contre les Turcs, &amp; retourna depuis à<text:line-break/>Bolongne, &amp; trouua comme il auoit predict, que<text:line-break/>madame Nelle s'estoit mariee à l'Escolier de Forli, &amp;<text:line-break/>l'(e2)uoya prier qu'elle se trouuast en la maison accou(-)<text:line-break/>stumee. Et icelle qui voyoit bien que Conrad la te(-)<text:line-break/>noit aux creins, ne luy voulut pas contredire, &amp; s'y<text:line-break/>en alla, &amp; Conrad print amoureusement son plaisir<text:line-break/>&amp; esbat auec elle : &amp; comme ceste pratique durast, le<text:line-break/>mary d'icelle estant entré en ialousie, l'enleua de Bo(-)<text:line-break/>longne, &amp; l'emmena à Castracaro, chasteau du Dio(-)<text:line-break/>cese de Forli :<text:s/>mais de la iurisdiction de Florence, où<text:line-break/>il la tint fort estroictem(e2)t, luy faisant faire peniten(-)<text:line-break/>ce de ses pechez passez.</text:p>
      <text:h text:style-name="Titre2" text:outline-level="2">CORSINE REQVISE PAR VN<text:line-break/><text:span text:style-name="T3525">sien fils, estudiant à Bolongue, d'une chemise cousue de la</text:span><text:span text:style-name="T3526"><text:line-break/></text:span><text:span text:style-name="T3527">main d'une femme, auec le moins de pensees &amp; e</text:span><text:span text:style-name="T3528">nnuis,</text:span><text:span text:style-name="T3529"><text:line-break/></text:span><text:span text:style-name="T3530">en trouue vne, laquelle monstrant à Corsine vn homme</text:span><text:span text:style-name="T3531"><text:line-break/></text:span><text:span text:style-name="T3532">pendu, luy faict voir &amp; cognoistre qu'elle est la plus tri(-)</text:span><text:span text:style-name="T3533"><text:line-break/></text:span><text:span text:style-name="T3534">ste &amp; dolente femme qui se trouue, encore qu'elle sem(-)</text:span><text:span text:style-name="T3535"><text:line-break/></text:span><text:span text:style-name="T3536">ble autre.</text:span></text:h>
      <text:h text:style-name="Titre2" text:outline-level="2"><text:span text:style-name="pb">[n.p.]</text:span><text:line-break/><text:span text:style-name="T3537">Novvelle viii.</text:span></text:h>
      <text:p text:style-name="P3538"><text:span text:style-name="T3539">L</text:span>Isa auoit despesché sa nouuelle qui a(-)<text:line-break/>uoit esté vn peu l(o2)gue, mais toutesfois<text:line-break/>assez belle &amp; aggreable, quand le Roy<text:line-break/>commanda à madame Lauinie de ra(-)<text:line-break/>conter la sienne, laquelle ayant receu le<text:line-break/>commandement, commença à dire ainsi.</text:p>
      <text:p text:style-name="P3540">L'on a accoustumé de dire en c(o2)mun prouerbe, (q2)<text:line-break/>ce qui luit n'est pas or. Souu(e2)tesfois, honorables da(-)<text:line-break/><text:soft-page-break/>mes, l'h(o2)me estime heureux son c(o2)pagnon, ne sça(-)<text:line-break/>ch(a2)t pas son estat : &amp; cecy adui(e2)t pour le desir (q2) no(us)<text:line-break/>au(o2)s de satisfaire à nos vol(o2)tez : mais si nous pouui(o2)s<text:line-break/>bi(e2) à voir les cœurs de ceux-là qui nous sembl(e2)t plus<text:line-break/>heureux, nous nous c(o2)tenteri(o2)s beaucoup de fois de<text:line-break/>nostre estat &amp; c(o2)dition : mais pource que nostre debi<text:line-break/>lité est gr(a2)de, il nous semble (q2) tout ce que no(us) voy(o2)s<text:line-break/>qui luit, soit or, ce qui est vray, comme i'entens vous<text:line-break/>monstrer par vne mienne nouuelle que ie vous reci(-)<text:line-break/>teray s'il vous plaist m'escouter attentiuement.</text:p>
      <text:p text:style-name="P3541">Il y auoit à Naples vne Gentil-femme, qui auoit<text:line-break/>nom madame Corsine, nee de Capue, &amp; s(e2)me d'vn<text:line-break/>gentil Cheualier, qui auoit nom<text:s/>Remond de Balzo.<text:line-break/>Or c(o2)me Dieu voulut, ceste femme demeura vesue<text:line-break/>auec vn fils qui auoit nom Charles, lequel, és propos<text:line-break/>&amp; acti(o2)s ressembloit tout faict à Remond son pere.<text:line-break/>A raison dequoy la mere l'aimoit fort, &amp; luy vouloit<text:line-break/>beaucoup de bien : &amp; pensa de l'enuoyer estudier à<text:line-break/>Bolongne, pour en faire vn h(o2)me de bien : ce qu'elle<text:line-break/>fit. Elle luy bailla vn maistre, &amp; le fournit de liures<text:line-break/>&amp; de ce qu'il falloit, &amp; l'enuoya au nom de Dieu<text:line-break/>à Bologne, où elle luy fournit plusieurs annees<text:line-break/><text:span text:style-name="pb">[184]</text:span><text:line-break/>tout ce qui luy estoit necessaire. Le ieune fils estant<text:line-break/>là, aprenoit fort bien &amp; en peu de temps deuint vn<text:line-break/>habile &amp; sçauant Escolier : &amp; quasi tous les Escoliers<text:line-break/>de Bolongne l'aymoient &amp; luy vouloi(e2)t bien à cau(-)<text:line-break/>se de la vertu qui estoit en luy, &amp; pour la vertueuse<text:line-break/>vie<text:s/>qu'il menoit. Or aduint que ce ieune Escolier e(-)<text:line-break/>stant deuenu grand, &amp; estant Licencié aux Loix, &amp;<text:line-break/>se preparant quasi pour s'en retourner à Naples, fut<text:line-break/>malade à la mort : &amp; à ceste cause tous les Medecins<text:line-break/>de Bolongne y furent pour le guarir, &amp; pour le sau(-)<text:line-break/>uer : mais ils n'en peurent trouuer le moyen. Par(-)<text:line-break/>quoy ledict Charles voyant qu'il ne pouuoit pas es(-)<text:line-break/>chapper, il profera en luy-mesme ces paroles : Ie ne<text:line-break/>me soucie &amp; ne me fasche pas tant de moy que de<text:line-break/>ma pauure &amp; desolee mere, laquelle n'a enfant que<text:line-break/>moy, en qui elle a employé ce qu'elle auoit au mon(-)<text:line-break/>de, &amp; s'attendoit bien que ie fusse celuy qui la deust<text:line-break/>consoler, &amp; pensoit parauanture faire de moy quel(-)<text:line-break/>que grand parentage &amp; alliance, &amp; que ie fusse celuy<text:line-break/>qui deust refaire ma maison. Et quand elle sera ad(-)<text:line-break/>uertie de ma mort, sans qu'elle m'ait seulement peu<text:line-break/>voir, certainement elle sera la plus desolee du mon(-)<text:line-break/>de : &amp; en ceste maniere il estoit plus desplaisant de sa<text:line-break/>mere, que de sa mort. Or est(-)il, qu'estant en ceste p(e2)(-)<text:line-break/>see, il<text:s/>p(e2)sa de faire que sa mere ne receust point d'en<text:line-break/>nuy &amp; fascherie de sa mort, &amp; tout soudain il luy es(-)<text:line-break/>criuit vne missiue en ceste maniere.</text:p>
      <text:soft-page-break/>
      <text:p text:style-name="p">Ma tres-chere mere, ie vous prie qu'il vous plai(-)<text:line-break/>se m'enuoyer vne chemise cousue de la main de la<text:line-break/>plus ioyeuse femme de Naples, &amp; de la plus belle,<text:line-break/>qui ait le moins de pensees.</text:p>
      <text:p text:style-name="p"><text:span text:style-name="pb">[n.p.]</text:span><text:line-break/>Aussi tost que la mere eut leu ceste lettre, elle re(-)<text:line-break/>chercha &amp; demanda comment elle pourroit trouuer<text:line-break/>vne femme qui fut sans pensees, &amp; pour le faire<text:line-break/>court, cecy luy estoit fort mal aise à trouuer : &amp; tou(-)<text:line-break/>tesfois elle estoit deliberee de faire ce (q2) son fils vou(-)<text:line-break/>loit. Ceste-cy chercha tant qu'elle trouua vne belle<text:line-break/>femme, &amp; plus gaye qu'aucune autre qu'elle peust<text:line-break/>trouuer. Et veritablement elle sembloit estre sans<text:line-break/>aucune pensee, &amp; sans aucun trauail de ce monde.<text:line-break/>Parquoy ceste dame Corsine s'en alla priuément en<text:line-break/>la maison de ceste ieune femme, laquelle la receut<text:line-break/>volontiers, &amp; luy dit, qu'elle estoit la tresbi(e2) venuë.<text:line-break/>Et madame Corsine luy commença à dire, Sçauez<text:line-break/>vous pourquoy ie suis venue à vous ? pource que i'ay<text:line-break/>c(o2)sideré en moy-mesme que vous estes la plus gaye<text:line-break/>femme de Naples, qui auez le moins de pensees &amp; le<text:line-break/>moins de peines &amp; ennuis, à mon aduis : &amp; pourtant<text:line-break/>ie vous requiers d'vn gr(a2)d plaisir, que vous me cou(-)<text:line-break/>siez vne chemise de vostre main, pour l'(e2)uoyer à vn<text:line-break/>mien fils qui me l'a demandee. La ieune femme res(-)<text:line-break/>pondit à l'heure. Dictes vous que vous auez c(o2)side(-)<text:line-break/>ré &amp; veu que ie suis la plus alaigre ieune femme de<text:line-break/>Naples ? Ouy, dit madame Corsine : Ie vous veux, ad(-)<text:line-break/>iousta elle, monstrer tout le contraire, afin que vous<text:line-break/>voyez que iamais femme ne nasquist plus infortu(-)<text:line-break/>nee, &amp; qui ait plus de trauaux &amp; tribulations : &amp; que<text:line-break/>ainsi soit, venez auec moy. Ainsi elle la print par la<text:line-break/>main, &amp; la mena en vne antichambre, &amp; luy m(o2)stra<text:line-break/>vn ieune homme qui estoit pendu au plancher. Par(-)<text:line-break/>quoy madame Corsine dit à ceste heure là : M(o2) Dieu<text:line-break/>qu'est-ce là ? Ceste femme ietta lors vn grand sousoit<text:line-break/>&amp; dit : Madame, cestui-cy estoit vn ieune h(o2)me fort<text:line-break/><text:span text:style-name="pb">[185]</text:span><text:line-break/>vertueux,<text:s/>lequel estoit amoureux de moy, de manie(-)<text:line-break/>re que mon mary le trouua vn iour, &amp; de faict le<text:line-break/>pendit comme vous voyez, &amp; pour me faire plus de<text:line-break/>mal &amp; desplaisir, il me le monstre tous les soirs &amp;<text:line-break/>tous les matins : &amp; fault que ie le voye : &amp; pour ceste<text:line-break/>cause<text:s/>voyez l'ennuy &amp; douleur que ce m'est d'estre<text:line-break/>forcee de le voir tous les matins &amp; soirs. Et pourt(a2)t<text:line-break/>si vous voulez (q2) ie la vous couse, ie le feray vol(o2)tiers,<text:line-break/>estant reputee autre : mais pour estre la plus gaye &amp;<text:line-break/>alaigre non : pource (q2) ie suis la<text:s/>plus triste &amp; desplai(-)<text:line-break/>sante femme qui soit au monde, ou qui fut oncques.<text:line-break/>Madame Corsine s'esmerueilla fort de cela, &amp; dist,<text:line-break/><text:soft-page-break/>Ie voy bien qu'il n'y a personne qui n'ait des peines,<text:line-break/>trauaux &amp; tribulations : &amp; (q2) celles qui semblent les<text:line-break/>plus alaigres &amp; ioyeuses en ont le plus. Ainsi elle<text:line-break/>print congé de la ieune femme. &amp; s'en retourna en sa<text:line-break/>maison, &amp; escriuit à son fils qu'il l'excusast, &amp; qu'el(-)<text:line-break/>le ne luy pouuoit pas enuoyer la chemise, pource<text:line-break/>qu'elle ne trouuoit aucune femme qui n'eust des<text:line-break/>ennuys &amp; pensees t(a2)t qu'il estoit possible de porter.<text:line-break/>De là peu de iours luy fut apportee vne lettre, par<text:line-break/>laquelle elle cogneut que son fils estoit mort. Par(-)<text:line-break/>quoy, c(o2)me sage elle pensa incontinent &amp; dit : Ie voy<text:line-break/>bien qu'il n'y a aucune en ce monde qui n'endure<text:line-break/>beaucoup de tribulations. La vierge Marie mesmes<text:line-break/>en a eu, c(o2)bien qu'elle fust &amp; soit Dame &amp; principa(-)<text:line-break/>le des femmes : &amp; pourtant ie veux prendre pati(e2)ce,<text:line-break/>puis que ie voy bien que ie ne suis pas seule. Dieu<text:line-break/>luy vueille pardonner, &amp; fasse qu'il ne<text:s/>m'oublie pas.<text:line-break/>Ainsi elle porta patiemment la mort de son fils, &amp;<text:line-break/>eut bonne fortune.</text:p>
      <text:h text:style-name="Titre2" text:outline-level="2"><text:span text:style-name="pb">[n.p.]</text:span><text:line-break/>VN ROMAIN VIENT EN FRAN<text:line-break/><text:span text:style-name="T3542">ce, où il trouue vne siene sœur d'auanture, qui auoit esté</text:span><text:span text:style-name="T3543"><text:line-break/></text:span><text:span text:style-name="T3544">des bauchee par un François : laquelle le sauua d'un ex(-)</text:span><text:span text:style-name="T3545"><text:line-break/></text:span><text:span text:style-name="T3546">treme danger auquel il<text:s/></text:span><text:span text:style-name="T3547">se trouue, ne le cognoissant point :</text:span><text:span text:style-name="T3548"><text:line-break/></text:span><text:span text:style-name="T3549"><text:s/>&amp; ce qui depuis aduint à l'vn &amp; à l'autre.</text:span></text:h>
      <text:h text:style-name="P3550" text:outline-level="2">Novvelle ix.</text:h>
      <text:p text:style-name="P3551"><text:span text:style-name="T3552">L</text:span>A nouuelle susdite estant mise à fin,<text:line-break/>le Roy commanda à Constance de<text:line-break/>parler : &amp; elle dit en ceste maniere.</text:p>
      <text:p text:style-name="p">Ie vous veux dire, mes dames, ce (q2)<text:line-break/>peut la muable<text:s/>fortune sur les hu(-)<text:line-break/>mains (si fortune se doit nommer) par l'histoire d'vn<text:line-break/>Romain &amp; d'vne si(e2)ne sœur, (q2) ie vay vous raconter.</text:p>
      <text:p text:style-name="p">Vous deuez donc sçauoir qu'vn certain person(-)<text:line-break/>nage Romain, nommé François Nicolai, noble &amp;<text:line-break/>assez riche, &amp; aisé des bi(e2)s de la fortune, eut enuie vn<text:line-break/>iour de passer en France pour digerer vne fascherie<text:line-break/>qu'il auoit sur le cœur, d'vn tort qui luy auoit esté<text:line-break/>fait en la personne d'vne sienne vnique sœur qui luy<text:line-break/>auoit esté enleuee par vn François, qui s'estoit ena(-)<text:line-break/>mouré de sa<text:s/>beauté, &amp; elle pareillement de luy, pas(-)<text:line-break/>sez estoient plus de six ans. Et pour ceste cause ayant<text:line-break/>donné ordre à toutes ses affaires, &amp; s'est(a2)t pourueu<text:line-break/>de tout ce qui luy estoit necessaire, print arg(e2)t, &amp; en<text:line-break/>mit en b(a2)que pour s'en faire bailler là où il voudroit<text:line-break/>par lettres de change. Il partit donc de Rome apres<text:line-break/>les festes de Pasque, l'an 1580. &amp; demeura plus de<text:line-break/>deux mois par le chemin, s'amusant à voir les villes<text:line-break/><text:soft-page-break/>&amp; places remarquables qu'il trouuoit. Tant y a que<text:line-break/>ayant passé l'Italie &amp; le Piém(o2)t, il s'en vint à Li(o2), où<text:line-break/><text:span text:style-name="pb">[186]</text:span><text:line-break/>il trouua quelques Italiens de son pays, qu'il fut fort<text:line-break/>ioyeux de trouuer, pour s'enquerir d'eux des singu(-)<text:line-break/>laritez de ceste ville, celebre pour le c(o2)merce, mais<text:line-break/>assez deprauee en beaucoup d'autres choses, qu'il<text:line-break/>n'est besoing de reciter. Ay(a2)t demeuré là quel(q2) t(e2)ps,<text:line-break/>il s'achemina pour venir à Paris, où il alla à son beau<text:line-break/>loisir, se journant en toutes les villes deux ou trois<text:line-break/>iours, à fin de les voir, comme curieux qu'il estoit, &amp;<text:line-break/>cognoistre les mœurs des h(o2)mes d'icelles, qu'il trou<text:line-break/>uoit fort differ(e2)tes les vnes aux autres, mais enclines<text:line-break/>à vne gr(a2)de courtoisie, faueur &amp; humanité, qu'il eust<text:line-break/>parau(a2)ture remarqué encores plus gr(a2)de, s'il se fust<text:line-break/>tr(a2)sporté en France deuant les troubles de la guerre<text:line-break/>qui y ont regné si long temps, &amp; ont r(e2)du les h(o2)mes<text:line-break/>d'humains &amp; gracieux, en toute extremité, vn peu<text:line-break/>rudes, mauuais &amp; sauuages, pensans tousiours ouïr<text:line-break/>sonner la tr(o2)pette &amp; le tabourin, &amp; estre parmy les<text:line-break/>armes, parmy la viol(e2)ce, parmy le degast, les soldats<text:line-break/>mutinez &amp; cherchans la picorce auec le meschant<text:line-break/>goujat, pire que le maistre, &amp; gr(a2)d coureur de poule.<text:line-break/>Ce Romain estant paruenu à Paris, fut esmerueillé<text:line-break/>de la grandeur &amp; magnificence de ceste ville, (q2) l'on<text:line-break/>deuroit plustost nommer païs,<text:s/>que Paris, comme il<text:line-break/>disoit à ceux ausquels il auoit accez &amp; accoint(a2)ce, &amp;<text:line-break/>s'y pleut beaucoup, pource qu'il y auoit tout ce qu'il<text:line-break/>eust sçeu souhaiter au monde, &amp; s'y pouuoit exer(-)<text:line-break/>cer ou au bi(e2) &amp; vertu, ou au mal, ainsi qu'il luy plai(-)<text:line-break/>soit, &amp; y<text:s/>demeura longt(e2)ps. Or aduint vn iour, qu'e(-)<text:line-break/>stant espoinçonné d'vne vaine arrogance, il se venta<text:line-break/>en quelque compagnie d'Italiens &amp; Fr(a2)çois d'auoir<text:line-break/>eu affaire à vne certaine fille, belle à merueilles, &amp;<text:line-break/>mesmes dit son nom, sa maison, la rue où elle<text:line-break/><text:span text:style-name="pb">[</text:span><text:span text:style-name="pb">n.p.]</text:span><text:line-break/>de(-)meuroit, pource que les autres le luy arracher(e2)t fine(-)<text:line-break/>ment de la bouche : &amp; le dit à la volee sans y penser :<text:line-break/>pource que s'il eust esté bien aduisé, il se fust teu, &amp;<text:line-break/>n'eust esté cause de grand mal &amp; desordre qui en<text:line-break/>aduint. Entre ceux qui<text:s/>estoient en ceste compa(-)<text:line-break/>gnie estoit vn ieune h(o2)me, grand amy &amp; parent au(-)<text:line-break/>cunement du pere de ceste fille, lequel nota bien &amp;<text:line-break/>imprima en sa memoire toutes les outrageuses pa(-)<text:line-break/>roles de cest euenté Romain, auec ferme deliberati(o2)<text:line-break/>de venger le tort qu'il faisoit à sa par(e2)te, de luy oster<text:line-break/>ainsi sa bonne renommee, parau(a2)ture sans occasion,<text:line-break/>&amp; luy donnant vne tache, pire (q2) la tache d'huile qui<text:line-break/>ne s'en va pour froter ny lauer en sorte quelconque.<text:line-break/>Ce qui l'esmeut tellem(e2)t, &amp; l'embrasa d'vne si gr(a2)de<text:line-break/><text:soft-page-break/>colere, qu'il ne se peut tenir d'en monstrer quelque<text:line-break/>signe par l'exterieur : car il changea de deux ou trois<text:line-break/>couleurs, &amp; toutefois il ne fit pas semblant de rien,<text:line-break/>&amp; ne luy en dit mot pour ceste heure là : mais il n'ar(-)<text:line-break/>resta gueres depuis, &amp; s'en alla trouuer vn frere ieu(-)<text:line-break/>ne &amp; escarbillat, qu'auoit la fille, auquel il rac(o2)ta ce<text:line-break/>que ce Romain, ne le cognoissant point, auoit dit en<text:line-break/>bonne compagnie. Le frere de la fille qui auoit la te(-)<text:line-break/>ste pres du b(o2)net, comme l'on dit, iura qu'il ne boi(-)<text:line-break/>roit ny mangeroit qu'il n'en eust sa raison, &amp; qu'il<text:line-break/>mettroit ce det racteur Romain en mille pieces. Or<text:line-break/>ce frere n(o2)mé Denis, estoit vn hardy garçon &amp; vail(-)<text:line-break/>lant aux armes, desquelles il faisoit profession, &amp; l'au(-)<text:line-break/>tre aussi qui luy auoit rapporté ce faict qui estoient<text:line-break/>tous deux, auec vne douzaine d'autres de leur b(a2)de,<text:line-break/>hommes que l'on appelle de capitaine, &amp; du n(o2)bre<text:line-break/>de ceux qui aimoient mieux mourir qu'endurer la<text:line-break/>moindre iniure que ce fust, tant s'en fault que ce<text:line-break/><text:span text:style-name="pb">[187]</text:span><text:line-break/>Denis voulust endurer ceste cy, qu'il reputoit fort<text:line-break/>griefue. Ainsi ayant aduisé auec l'autre qui luy auoit<text:line-break/>rapport éces nouuelles du moyen de se venger &amp; de<text:line-break/>despecher leur homme, ils dirent &amp; proposerét que<text:line-break/>ce iour mesmes sur le soir, comme l'on dict entre<text:line-break/>chien &amp; loup, il<text:s/>falloit bailler à ce venteur son vin de<text:line-break/>coucher, &amp; qu'il falloit que l'vn d'eux (ne se souci(a2)s<text:line-break/>qui pource qu'ils auoient tous deux cognoissance du<text:line-break/>Romain) l'entretint iusques à l'heure du massacre,<text:line-break/>&amp; le fit passer par vne place expres, qu'ils nommer(e2)t<text:line-break/>&amp; de là par vne petite rue assez estroicte, où l'autre<text:line-break/>seroit en embusche &amp; aguet, pour ne faillir à le lar(-)<text:line-break/>der, ou bien luy tirer vn coup de pistole, &amp; le faire<text:line-break/>demeurer en la place : &amp; que celuy qui l'acc(o2)pagne(-)<text:line-break/>roit mettant la main à l'espee,<text:s/>c(o2)me faisant semblant<text:line-break/>de le defendre, le chargeroit de l'autre costé, de ma(-)<text:line-break/>niere qu'il n'eschappast aucunement. Denis trouua<text:line-break/>bon d'estre celuy qui l'attendist de pied coy, &amp; que<text:line-break/>son parent nommé Simon, fust celuy qui finement<text:line-break/>le menast au lieu destiné pour prendre vengeance de<text:line-break/>sa langue, qui luy cuida couster la vie. Ils penserent<text:line-break/>aussi qu'en ceste ville là il estoit fort aisé, quand ils<text:line-break/>auroient faict le coup, d'eux sauuer, changeant seu(-)<text:line-break/>lement de rue, &amp; qu'il n'en seroit iamais autre chose.<text:line-break/>Ce complot prins, &amp; se deuant faire le meurtre sur<text:line-break/>les neuf heures du soir, Denis apres souper s'en alla<text:line-break/>guetter au lieu assigné, &amp; Simon qui auoit mené ex(-)<text:line-break/>pres le Romain souper auec luy, entrant de propos<text:line-break/>en autre, luy persuada d'aller se promener en lieu,<text:line-break/>d'où au retour, sur l'heure prescripte, il le fist retour(-)<text:line-break/>ner &amp; passer par la petite ruette, où il estoit attendu<text:line-break/><text:soft-page-break/>deguet à pens par le frere de la fille qui auoir esté<text:line-break/><text:span text:style-name="pb">[n.p.]</text:span><text:line-break/>offensee. Quand il fut au droict du lieu où Denis<text:line-break/>l'attendoit, il sortit sur<text:s/>luy auec la pistole qui luy<text:line-break/>porta iusques sur le sein, luy disant, paillard tu es<text:line-break/>mort : mais la fortune voulut que la pistole ne print<text:line-break/>feu : au moyen dequoy il se tire en arriere, &amp; de l'vn<text:line-break/>&amp; de l'autre, &amp; ne se sçeut retirer si soudain, qu'il<text:line-break/>n'eust vn grand coup d'espee au bras que Simon luy<text:line-break/>donna. Il ne fut tardif de sa part à tirer son espee<text:line-break/>pour se defendre, &amp; ayant paré quelques coups, &amp;<text:line-break/>voyant qu'il auoit à faire contre deux qui ne luy<text:line-break/>vouloient pas faillir, comme il coniecturoit par le<text:line-break/>coup qu'il auoit receu au bras, par celuy qui l'auoit<text:line-break/>trahy, &amp; pensoit bien luy donner vne estocade de(-)<text:line-break/>dans le corps, comme veritablement il eust faict, s'il<text:line-break/>ne se fust destourné de bonne fortune, sans se douter<text:line-break/>aucunement de luy : &amp; pensant qu'il eust mis la<text:line-break/>main<text:s/>aux armes pour le defendre, il se mit en fuite<text:line-break/>tant qu'il peust, de façon que la peur &amp; le desir<text:line-break/>de sauuer sa vie, luy mirent des aisses aux talons, qui<text:line-break/>le faisoient plustost voler que courir : les autres cou(-)<text:line-break/>rurent apres tousiours les espees au poing :<text:s/>mais le<text:line-break/>Romain se monstra plus leger qu'eux, &amp; les deuan(-)<text:line-break/>çeant de quel ques pas, voyant bien qu'il les laissoit<text:line-break/>assez loing derriere, proposa de se sauuer en quel(-)<text:line-break/>que maison, &amp; de faict se lancea en vne porte qu'il<text:line-break/>trouua ouuerte, &amp; estant au dedans<text:s/>la ferma : de<text:line-break/>maniere que les deux poursuiuans estans paruenus<text:line-break/>là au droit, deceus de leur attente, &amp; desplaisans ou(-)<text:line-break/>tre mesure d'auoir failly à leur entreprinse, se reti(-)<text:line-break/>rerent promptement de peur d'estre de scouuerts, &amp;<text:line-break/>que les Commissaires du quartier, à cause de l'es(-)<text:line-break/>motion, ne vinssent là. Ce neantmoins ils<text:line-break/><text:span text:style-name="pb">[188]</text:span><text:line-break/>deli(-)bererent de luy passer l'espee au trauers du corps, en<text:line-break/>quelque lieu qu'ils le trouuassent allant par la ville,<text:line-break/>&amp; de luy mettre, fust-ce en plein Midy, tant de<text:line-break/>chiens à la queuë qu'il fust attrappé &amp; puny pour sa<text:line-break/>temeraire langue. Or la maison où il estoit entré,<text:line-break/>estoit celle en laquelle sa sœur, qui depuis tant de<text:line-break/>temps estoit absente de Rome, &amp; auoit esté desbau(-)<text:line-break/>chee par vn François, se tenoit, laquelle descendit<text:line-break/>à ce bruit, &amp; sans cognoistre le Romain, elle luy<text:line-break/>demanda pourquoy il estoit entré en sa maison : &amp;<text:line-break/>il luy dit, sans la cognoistre aussi. Madame, ie vous<text:line-break/>prie, à l'honneur de Dieu, sauuez moy la vie, ie suis<text:line-break/>poursuiuy de deux traistres qui me veulent tuer<text:line-break/>malheureusem(e2)t, desquels l'vn m'a donné vn coup<text:line-break/>d'espee au bras : &amp; si ie n'eusse fuy, &amp; ne me fusses<text:line-break/><text:soft-page-break/>ietté dedans vostre porte, i'estois dépesché, &amp; quand<text:line-break/>i'eusse eu mille vies, ie n'en fusse rechappé d'vne.<text:line-break/>Ceste sœur qui se nommoit Fuluie fut esmeuë à pi(-)<text:line-break/>tié de ce ieune homme, &amp; incontinent fut naturel(-)<text:line-break/>lement frappee d'vne certaine affection bonne en(-)<text:line-break/>uers le Romain, &amp; luy dist : Mon amy, ie suis bien<text:line-break/>contente de faire vn tant sainct acte de vous sau(-)<text:line-break/>uer la vie, &amp; d'ayder aux pauures en affliction &amp;<text:s/>d(a2)(-)<text:line-break/>gerien quoy la fortune vous est certainement assez<text:line-break/>fauorable : car s'il eust fallu que i'eusse encore mon<text:line-break/>mary (elle vouloit dire celuy qui l'auoit enleuce de<text:line-break/>Rome) il n'eust esté possible de vo(us) recueillir, &amp; vo(us)<text:line-break/>eust esté force de sortir en la rue, où parauanture vos<text:line-break/>ennemis vous guett(e2)t encor pour vo(us) tuer : mais las !<text:line-break/>il est decedé depuis vn mois, qui est pour moy vne<text:line-break/>griesue douleur, &amp; vn grand bien pour vous, à l'oc(-)<text:line-break/>casion de ce (q2) ie vous ay dict. Mais n'esrant besoing<text:line-break/><text:span text:style-name="pb">[n.p.</text:span><text:span text:style-name="pb">]</text:span><text:line-break/>d'emploier beaucoup de temps à deuiser icy, mon(-)<text:line-break/>tez, &amp;<text:s/>ie vous feray penser &amp; coucher en vn b(o2) lict,<text:line-break/>iusques à demain matin que vous pourrez vous re(-)<text:line-break/>tirer asseurement en vostre logis, auec escorte, s'il en<text:line-break/>est besoin. Le Romain monta, &amp; Fuluie fit venir<text:line-break/>tout soudain vn Chirurgien, qui pensa le ieune h(o2)(-)<text:line-break/>me du coup qu'il auoit receu au bras, &amp; puis apres<text:line-break/>que le Chirurgi(e2) s'en fut allé, la dame fit aprester vn<text:line-break/>bon lict &amp; chambre au Romain, &amp; l'enuoya cou(-)<text:line-break/>cher. Estant au lict, &amp; tous ceux de la maison retirez,<text:line-break/>il remercioit Dieu d'auoir eschappé<text:s/>ce danger, ne<text:line-break/>pouu(a2)t penser pourquoy il auoit esté trahy : mais en<text:line-break/>fin il s'aduisa que les propos qu'il auoit tenus en la<text:line-break/>c(o2)pagnie où Simon s'estoit trouué, en estoi(e2)t cause,<text:line-break/>&amp; le cogneut bien par l'excez que le frere de la fille<text:line-break/>luy voulut faire<text:s/>auec la pistole : &amp; de là il aprint à ses<text:line-break/>despens le grand bien &amp; prudence que c'est à vn<text:line-break/>h(o2)me de sçauoir reprimer sa langue, &amp; ne dire à la<text:line-break/>volee tout ce que l'on pense, c(o2)me c'est aussi au con(-)<text:line-break/>traire vne grande folie &amp; temerité de parler trop, &amp;<text:line-break/>sans aucune consideration, pensant bien estre tres(-)<text:line-break/>veritable ce qu'il auoit autresfois ouy dire en com(-)<text:line-break/>mun prouerbe. Que l'on s'est repenty quelquesfois<text:line-break/>de trop parler, mais non iamais de s'estre teu. Il ne<text:line-break/>pouuoit d'autre costé assez louër la grande faueur,<text:line-break/>humanité &amp; courtoisie de ceste dame qui l'auoit re(-)<text:line-break/>ceu de si bonne volonté : &amp; ne dormit gueres de<text:line-break/>toute ceste nuict là, à cause de la douleur que luy<text:line-break/>faisoit sa playe : toute fois il s'endormit vn peu sur<text:line-break/>le matin, &amp; estoit grand iour quand il se vint à res(-)<text:line-break/>ueiller. A raison dequoy auec l'aïde d'vn seruiteur de<text:line-break/>la maison, il se leua &amp; habilla, &amp; quand il fust tout<text:line-break/><text:soft-page-break/><text:span text:style-name="pb">[189]</text:span><text:line-break/>prest, auec son espee souz le bras, droit, ayant l'autre<text:line-break/>blessé, en écharpe, il demanda si la Dame du logis e(-)<text:line-break/>stoit leuee. On luy dist qu'ouy : &amp; lors il luy enuoya<text:line-break/>dem(a2)der par le Seruiteur susdict, s'il luy feroit point<text:line-break/>de desplaisir, d'aller parler à elle, pour la remercier du<text:line-break/>plaisir receu, &amp; luy dire à Dieu, pour se retirer en son<text:line-break/>logis. On luy rapporta qu'il pouuoit y aller quand il<text:line-break/>voudroit, que madame Fuluie estoit habillee, &amp; en<text:line-break/>place, donnant ordre à son mesnage, car elle auoit<text:line-break/>seruiteurs &amp; seruantes, comme du viuant de celuy<text:line-break/>qui l'entretenoit, qui luy laissa tous ses biens, à raison<text:line-break/>dequoy elle estoit assez riche, &amp; auoit neantmoins<text:line-break/>tousiours le cœur à son pays &amp; desiroit s'en retour(-)<text:line-break/>ner à Rome deuers ses parens &amp; amis. Le ieune Ro(-)<text:line-break/>main ayant donc eu ceste responce, s'en alla trouuer<text:line-break/>madame Fuluie, &amp; luy dist de premiere abordee, a(-)<text:line-break/>pres luy auoir donné<text:s/>le bon iour, Ie ne sçay pas, ma(-)<text:line-break/>dame, comme ie pourray iamais recognoistre le bien<text:line-break/>que vous m'auez faict, &amp; la courtoisie de laquelle<text:line-break/>vous auez vsé en mon en droit, tenant pour certain,<text:line-break/>que sans vous ie fusse mort, &amp; que s'il ne vous eust<text:line-break/>pleu me retenir en vostre maison, me mettant dehors<text:line-break/>i'eusse parauanture sortant trouué mes ennemis, qui<text:line-break/>euss(e2)t executé sur moy, ou plustost acheué leur mau(-)<text:line-break/>dite &amp; malheureuse entreprinse. A tant, ie vous re(-)<text:line-break/>mercie humblement, &amp; vous suplie croire que vous<text:line-break/>auez<text:s/>faict plaisir à vn homme lequel voudroit met(-)<text:line-break/>tre mille vies, s'il estoit possible, pour vous seruir, t(a2)t<text:line-break/>il se sent vostre redeuable : car certainement il est bi(e2)<text:line-break/>raisonnable, que tenant la vie de vous, en recognois(-)<text:line-break/>sance d'vn tel bienfaict, elle vous soit vouee aussi, &amp;<text:line-break/>ne soit espargnée, pour vous faire plaisir, en tout ce<text:line-break/><text:span text:style-name="pb">[n.p.]</text:span><text:line-break/>que vous voudriez commander. Fuluie respondit à<text:line-break/>lors, qu'il n'estoit pas besoin d'vser de tant gracieux<text:line-break/>&amp; humbles propos, &amp; qu'en cas de necessité les vns<text:line-break/>estoient tenus de secourir &amp; ayder aux autres, &amp; que<text:line-break/>Dieu le commandoit ainsi. Mais dist elle, ie sçaurois<text:line-break/>volontiers vostre aduanture, &amp; l'occasion de l'acci(-)<text:line-break/>dent qui vous est aduenu, si vostre plaisir estoit de la<text:line-break/>reciter, il m'est aduis à ouir vostre langue que<text:s/>vous<text:line-break/>n'estes pas François, pource que vous ne parlez naif(-)<text:line-break/>uement la langue de ce pays icy. Le Romain, qui<text:line-break/>auoit aucunement aprins la langue Françoise, tant à<text:line-break/>Rome, hantant des François, que depuis qu'il estoit<text:line-break/>en France, fit responce à madame Fuluie, qui parloit<text:line-break/>aussi bien François que si elle eust esté du pays. Ma(-)<text:line-break/>dame, s'il ne vous ennuye de m'escouter, ievous diray<text:line-break/>en brief ce que vous voulez, &amp; ne vous enceleray au(-)<text:line-break/><text:soft-page-break/>cune chose. Vous deuez sçauoir que ie suis Romain,<text:line-break/>natif de Rome mesmes, &amp; yssu<text:s/>de nobles &amp; riches<text:line-break/>parens : &amp; mon pere se nommoit Fabio Nicolai, ma<text:line-break/>mere Rea Poriachi (il n'eut plustost dict cela que Ful(-)<text:line-break/>uie, qui cogneut qu'il estoit son frere, changea toute<text:line-break/>de couleur, mais le Romain ne l'apperceut pas) qui<text:line-break/>allerent de vie à trespas il y a sept ans : &amp; pour vous<text:line-break/>declarer d'vn bout à autre toute l'auanture de la<text:line-break/>maison de laquelle ie suis yssu sçachez, qu'vn an<text:line-break/>apres que mon Pere, fut decedé (qui fut bien tost a(-)<text:line-break/>pressuiuy de ma mere qui mourut de regret) vn cer(-)<text:line-break/>tain François est(a2)t à Rome, &amp; ay(a2)t acces en ma mai(-)<text:line-break/>son, pource que ie le pensois mon amy, trouua moy(e2)<text:line-break/>de debaucher &amp; emmener vne mienne sœur, nom(-)<text:line-break/>mée Fuluia, &amp; ne sçay en quel endroit elle tira auec<text:line-break/>luy. I'ay bien demeuré seul à la maison, six ans,<text:line-break/><text:span text:style-name="pb">[190]</text:span><text:line-break/>de(-)puis ce rapt, viuant en grand ennuy &amp; tristesse,<text:line-break/>tant à cause de la mort de mon pere &amp; de ma mere,<text:line-break/>que de la perte de ceste mienne sœur que ie vous dy,<text:line-break/>laquelle i'ay mois vniquement, &amp; elle moy, de ma(-)<text:line-break/>niere que ceste amour fraternelle, me reuenant<text:line-break/>d'heure à autre en la fantasie, &amp; me faisant iour &amp;<text:line-break/>nuict espandre maintes larmes, ie proposay, pour<text:line-break/>passer &amp; tascher d'oublier ces ennuis, ou à tout le<text:line-break/>moins diminuer vne grande partie de ma douleur,<text:line-break/>m'en aller voir la France, comme i'ay faict, ainsi que<text:line-break/>voyez, me trouuant en la plus celebre ville d'icelle,<text:line-break/>tant exaltee &amp; renommee par tout le monde. Et ie<text:line-break/>me suis tant pleu icy, que depuis long temps qu'il y<text:line-break/>a que i'y seiourne, i'ay prins accointance à plusieurs<text:line-break/>ieunes hommes, tant Italiens que François, entre les(-)<text:line-break/>quels estant hier matin, &amp; ayant dit vn mot par ieu,<text:line-break/>&amp; c(o2)me en riant (il ne voulut dire en cest endroit la<text:line-break/>verité de peur d'en estre taxé, &amp; le fit auec prudence)<text:line-break/>comme il aduient ordinairement entre compagn(o2)s<text:line-break/>qui sont familiers &amp; grands amis : mais vn de la com(-)<text:line-break/>pagnie le print en mauuaise part, &amp; pour ceste cau(-)<text:line-break/>se, m'a ioué la trahison la plus grande que l'on sçau(-)<text:line-break/>roit entendre. Et là dessus il luy acheua de racon(-)<text:line-break/>ter le moyen, que ses aduersaires auoient tenu,<text:line-break/>pour le tuer, comme il a esté dict &amp; declaré cy des(-)<text:line-break/>sus : &amp; quand il eut acheué, il dist. Vous auez en(-)<text:line-break/>tendu, madame tout le discours de mon desastre &amp;<text:line-break/>de ma piteuse fortune, ne reste maintenant qu'à pr(e2)(-)<text:line-break/>dre congé de vous, &amp; vous remercier, comme ie<text:line-break/>vous remercie humblement de vostre singuliere fa(-)<text:line-break/>ueur, qui ne me sortira iamais de la memoire. Dieu ay<text:line-break/>d(a2)t, le(q2)l ie suplie vous auoir en sa garde &amp; protecti(o2)<text:line-break/><text:span text:style-name="pb">[n.p.]</text:span><text:line-break/><text:soft-page-break/>auec toute vostre noble famille, &amp; ayant dict cela, il<text:line-break/>luy alloit baiser les mains, pour s'en aller, quand ma(-)<text:line-break/>dame Fuluie luy dist, qu'elle ne vouloit pas, qu'il s'(e2)<text:line-break/>allast, sans desieuner : &amp; lors commanda au Despen(-)<text:line-break/>sier de faire mettre vne seruiette en la sale &amp; enuoyer<text:line-break/>tirer du meilleur vin qui fust en la caue, combien que<text:line-break/>le Chirurgien l'eust defendu au Romain à cause de<text:line-break/>sa playe. Et tandis que l'on faisoit ce qu'elle auoir c(o2)(-)<text:line-break/>mandé, elle saulta au col du Romain, disant. Ha m(o2)<text:line-break/>frere, la fortune vous a esté mauuaise, &amp; à moy pros(-)<text:line-break/>pere tout à vne mesine heure &amp; instant : elle vous a<text:line-break/>esté mauuaise, à cause du danger auquel vous auez e(-)<text:line-break/>sté de perdre la vie, &amp; mesme, à cause de vostre bles(-)<text:line-break/>sure, &amp; elle m'a amené ioye, pour ce qu'elle vous a<text:line-break/>adressé chez vostre sœur Fuluie, enleuee, comme vous<text:line-break/>dites de Rome, il y a plus de six ans, par celuy que<text:line-break/>vous auez dict decedé comme ie vous ay donné à<text:line-break/>entendre. Ayant dict ces parolles, le Romain la re(-)<text:line-break/>garda, changeant de couleur, &amp; l'ayant bien reco(-)<text:line-break/>gneue, mesmes par plusieurs enseignes qu'elle luy bail<text:line-break/>la, il l'acolla &amp; baisa<text:s/>de tresgrande affection, estant<text:line-break/>le plus ioyeux du monde, &amp; s'emerueillant de tant<text:line-break/>contraires effects de la fortune, qui n'agueres l'auoit<text:line-break/>mis entre des meurtriers, &amp; lors le tenoit en la plus<text:line-break/>grande ioye &amp; liesse qui luy eust sceu echoir de ren(-)<text:line-break/>contrer, par vne tant estrange auanture, sa seur bien<text:line-break/>aymee. Apres tous ces acueils &amp; caresses, ils se mir(e2)t<text:line-break/>à desieuner &amp; faire bonne chere, &amp; en desieunant<text:line-break/>proposerent d'eux en retourner à Rome : &amp; la sœur<text:line-break/>dist qu'elle vendroit tous les biens qui luy auoient<text:line-break/>esté laissez, ce qu'elle fit en moins de demy an, &amp; d(o2)(-)<text:line-break/>na ordre à toutes ses affaires, pour son departement.<text:line-break/><text:span text:style-name="pb">[191]</text:span><text:line-break/>Ce pendant son frere ne sortoit point &amp; ne bouge(-)<text:line-break/>oit de la maison, sçachant que ses ennemis le pour(-)<text:line-break/>chassoient tous les iours pour le tuer, &amp; Fuluie fit<text:line-break/>courir le bruit que des le soir mesmes, qu'il entra en<text:line-break/>sa maison, il en estoit sorty, &amp; s'en estoit allé hors de<text:line-break/>la ville, pour reprendre son chemin d'Italie. Ainsi<text:line-break/>ayans aduisé à toutes leurs affaires, &amp; faict argent de<text:line-break/>tout, qu'ils penserent de se faire tenir &amp; bailler seu(-)<text:line-break/>rement quand ils seroient à Rome, ils se mirent en<text:line-break/>chemin, auec deux seruiteurs &amp; vne seruante, &amp; e(-)<text:line-break/>stans desia assez eslongnez, &amp; estans entrez en Italie,<text:line-break/>ayans à passer vn bois fort dangereux à cause des<text:s/>Bri(-)<text:line-break/>gands, quand ils furent au milieu de la Forest, ils en<text:line-break/>trouuerent vne trouppe, qui les auoi(e2)t decouuers de<text:line-break/>loin, entre lesquels ne seruirent aucunement les prie<text:line-break/>res ny les pleurs, estans hommes desesperez &amp; du<text:line-break/>tout abandonnez à malfaire. Parquoy<text:s/>il vous les<text:line-break/><text:soft-page-break/>trousserent, &amp; les menerent en vne petite maison, à<text:line-break/>l'ecart, &amp; esloignee du grand chemin, enuiron deux<text:line-break/>traits d'arbaleste. Et estant là, il tuerent les hommes,<text:line-break/>&amp; retindrent lesfemmes, qui estoient belles, pour en<text:line-break/>faire à leur plaisir, &amp; s'en seruir, en tous leurs brigan(-)<text:line-break/>dages. Voyez, mes dames la Iustice de Dieu, enuers le<text:line-break/>Romain, lequel mesprisant les graces infinies, qu'il<text:line-break/>auoit receues de sa diuine bonté, s'estoit addonné à<text:line-break/>l'offenser par l'enorme peché de luxure &amp; orgueil, se<text:line-break/>ventant mesmes des pechez qu'il auoit commis, c(o2)(-)<text:line-break/>me aussi furent punis les seruiteurs, qui suiuoient vn<text:line-break/>vicieux maistre. Fuluie, pour ses offenses aussi d'a(-)<text:line-break/>uoir abandonné le pays, pour suiure deshonneste(-)<text:line-break/>ment vn homme, receut vn suplice digne de son pe(-)<text:line-break/>ché, d'estre par force prostituee, à ces bourreaux<text:line-break/><text:span text:style-name="pb">[n.p.]</text:span><text:line-break/>cru(-)els des hommes qui la tenoient esclaue, en leurs ca(-)<text:line-break/>uernes, auec sa seruante, desquelles ils faisoient, en<text:line-break/>commun, à leur plaisir. O punition digne d'vne telle<text:line-break/>femme ! Toutesfois, est(a2)t ainsi entre leurs mains, elle<text:line-break/>se vint à repentir en son cœur de t(a2)t d'offenses qu'el(-)<text:line-break/>le auoir faictes, &amp; à prier Dieu de bon cœur luy estre<text:line-break/>en ayde, &amp; la deliurer des mains de ces brigans, qui<text:line-break/>estoient les plus cruels desquels iamais l'on ouist par(-)<text:line-break/>ler, pource qu'elle voyoit que tous ceux qu'ils pre(-)<text:line-break/>noient, estoient par eux egorgez deu(a2)t elle, ce qui la<text:line-break/>faisoit mourir de destresse &amp; d'ennuy, auec regrets<text:line-break/>infinis d'auoir perdu son frere, &amp; d'estre t(o2)bee envne<text:line-break/>telle misere &amp; calamité, que<text:s/>mieux luy eust valu n'a(-)<text:line-break/>uoir iamais este nee, que ce voir, en vne telle barba(-)<text:line-break/>rie, parmy des h(o2)mes, plus sauuages, dedans ces bois,<text:line-break/>que les tygres, les Ours, &amp; Li(o2)s, hostes des bois &amp;<text:line-break/>des forests. Tant y a que Dieu, ay(a2)t pitié d'elle qui e(-)<text:line-break/>stoit merueilleusement repentante de ses mesfaicts,<text:line-break/>luy donna vn courage &amp; industrie d'echapper d'en(-)<text:line-break/>tre leurs mains, qui fut, de faindre vn cœur encores<text:line-break/>plus cruel que le leur, combien qu'elle m'executast<text:line-break/>aucune cruanté, &amp; de faire semblant d'estre ioyeuse<text:line-break/>de la mort de tant d'hommes qu'ils egorgeoi(e2)t iour(-)<text:line-break/>nellement, combien que d'horreur, le cœur luy en<text:line-break/>seignast. De maniere qu'ayant tenu bonne mine ain(-)<text:line-break/>si, long temps entre eux, auec lesquels elle demoura<text:line-break/>dix ans, ils comm(e2)cerent à se fier<text:s/>d'elle, &amp; l'enuoyer<text:line-break/>aux prouisions, es lieux habitez, qui estoient aux en(-)<text:line-break/>uirons de la Forest, ayans neantmoins l'œil sur elle,<text:line-break/>&amp; ne la lachant de loin : &amp; comme elle eust enuie de<text:line-break/>les faire punir, s'estans du tout fiez en elle &amp; en sa<text:line-break/>seruante, ils l'enuoyerent en vne petite ville, n(o2) loin<text:line-break/><text:span text:style-name="pb">[192]</text:span><text:line-break/>de là, où ceste Fuluie s'en alla aduertit secrettement<text:line-break/><text:soft-page-break/>la iustice du brig(a2)dage qui se faisoit en la forest pro(-)<text:line-break/>chaine &amp; rac(o2)ta d'vn bout à autre toute son au(a2)ture<text:line-break/>requerant humblem(e2)t les iuges<text:s/>&amp; Preuost de vuider<text:line-break/>le m(o2)de de telle quenaille, &amp; diables infernaux, voire<text:line-break/>pires que diables, qui auoient, de sa cognoissance, e(-)<text:line-break/>stant captiue parmy eux, égorgé, en dix ans, plus de<text:line-break/>deux mille hommes, de compte faict, qu'ils feroyent<text:line-break/>œuure agreable<text:s/>à Dieu, &amp; fort profitable au monde<text:line-break/>qui chemineroit par ceste forest seurem(e2)t, &amp; autres<text:line-break/>lieux esloignez, où ils ne laissoi(e2)t pas de voller, ayans<text:line-break/>intelligence à plus de cinq cens, écartez çà &amp; là, leurs<text:line-break/>c(o2)pagnons. Et qu'à fin qu'ils ne se doutassent d'aucu(-)<text:line-break/>ne chose, c(o2)me ils feroient, si elle ne retournoit vers<text:line-break/>eux, qu'elle s'en retourneroit &amp; ne feroit sembl(a2)t de<text:line-break/>rien : &amp; cep(e2)dant que l'on vint auec force, sur la mi(-)<text:line-break/>nuict, en vn certain lieu, qu'elle dist, pour les saisir &amp;<text:line-break/>aprehender, &amp; qu'on les y trouueroit tous. Elle s'(e2) re<text:line-break/>tourna donc, &amp; la Iustice ne faillit pas d'y enuoyer le<text:line-break/>Preuost auec forces à l'heure dicte, de maniere que<text:line-break/>les brigands furent tous aprehendez, qui estoient en<text:line-break/>cest endroit au n(o2)bre de cinquante, &amp; leur<text:s/>ayant fait<text:line-break/>c(o2)fesser où les autres leurs c(o2)pagnons se retiroi(e2)t, l'(o2)<text:line-break/>y alla pareillement &amp; en print on aucuns, les autres<text:line-break/>qui se mir(e2)t en deffence, furent tuez sur le ch(a2)p. Par<text:line-break/>ce moyen, Fuluie, &amp; sa seruante eschapper(e2)t &amp; fur(e2)t<text:line-break/>cause de l'exterminati(o2) de ces malheureux h(o2)mes, &amp;<text:line-break/>pource gr(a2)d bi(e2), fut recompensee de la Seigneurie du<text:line-break/>lieu, d'vne grande somme de deniers, &amp; fut acc(o2)pa(-)<text:line-break/>gnee iusques dedans Rome, où elle auoit du bien, &amp;<text:line-break/>des parens &amp; amys, &amp; ay(a2)t le cœur<text:s/>c(o2)trit de ses faul<text:line-break/>tes, pour en faire plus grande penitence, elle se voua<text:line-break/>au seruice de Dieu, &amp; se mit en vne reserree<text:line-break/><text:span text:style-name="pb">[n.p.]</text:span><text:line-break/>Religion de Nonnains, où elle ne faisoit que gemir &amp;<text:line-break/>pleurer les miseres &amp; calamitez de l'humaine natu(-)<text:line-break/>re, &amp; prier Dieu luy<text:s/>faire la grace d'obtenir pardon<text:line-break/>de tant de siennes offences, &amp; finalement, auec les<text:line-break/>bien heureux, la faire iouir de la felicité eternelle, a(-)<text:line-break/>pres ceste pauure &amp; miserable vie.</text:p>
      <text:soft-page-break/>
      <text:h text:style-name="Titre2" text:outline-level="2">DEVX GENTILSHOMMES INTI(-)<text:line-break/><text:span text:style-name="T3553">mes amis, ayment vne Damoiselle, ils pourchassent<text:s/></text:span><text:span text:style-name="T3554">son</text:span><text:span text:style-name="T3555"><text:line-break/></text:span><text:span text:style-name="T3556">amour : la Damoiselle ayme le sieur Verdin, qui estoit le</text:span><text:span text:style-name="T3557"><text:line-break/></text:span><text:span text:style-name="T3558">nom du plus ieune &amp; ne faict compte de l'autre, nom(-)</text:span><text:span text:style-name="T3559"><text:line-break/></text:span><text:span text:style-name="T3560">mé le Sieur de la forest, lequel par vn breuet qu'il donne</text:span><text:span text:style-name="T3561"><text:line-break/></text:span><text:span text:style-name="T3562">fait que son compagnon est hay &amp; luy aimé. La trompe(-)</text:span><text:span text:style-name="T3563"><text:line-break/></text:span><text:span text:style-name="T3564">rie estant decouuerte pa</text:span><text:span text:style-name="T3565">r le moyen d'vn Negromancien,</text:span><text:span text:style-name="T3566"><text:line-break/></text:span><text:span text:style-name="T3567">Verdin a&lt;ATTcaractere&gt;igne le combat à la forest, &amp; le tue, le Negro(-)</text:span><text:span text:style-name="T3568"><text:line-break/></text:span><text:span text:style-name="T3569">mant deuient amoureux de la Damoiselle &amp; par vn</text:span><text:span text:style-name="T3570"><text:line-break/></text:span><text:span text:style-name="T3571">contraire charme, faict que l'amour qu'elle portoit au</text:span><text:span text:style-name="T3572"><text:line-break/></text:span><text:span text:style-name="T3573">Sieur Verdin se perd, de maniere qu'elle ne le cogn</text:span><text:span text:style-name="T3574">oist</text:span><text:span text:style-name="T3575"><text:line-break/></text:span><text:span text:style-name="T3576">plus, &amp; s'addonne au Negromant, duquel l'art toutes(-)</text:span><text:span text:style-name="T3577"><text:line-break/></text:span><text:span text:style-name="T3578">fois ne peut tant à cause d'vn signet qui luy auoit esté</text:span><text:span text:style-name="T3579"><text:line-break/></text:span><text:span text:style-name="T3580">baillé contre les charmes, qu'il peut iouir d'elle : le sieur</text:span><text:span text:style-name="T3581"><text:line-break/></text:span><text:span text:style-name="T3582">Verdin meurt de desplaisir : &amp; de la mort d'iceluy, apres</text:span><text:span text:style-name="T3583"><text:line-break/></text:span><text:span text:style-name="T3584">que la force du cha</text:span><text:span text:style-name="T3585">rme pratiqué par le Negromant fut</text:span><text:span text:style-name="T3586"><text:line-break/></text:span><text:span text:style-name="T3587">passee, elle fut tellement outree de douleur &amp; desespoir</text:span><text:span text:style-name="T3588"><text:line-break/></text:span><text:span text:style-name="T3589">qu'elle se tua : &amp; le Negromancien fut condamné à la</text:span><text:span text:style-name="T3590"><text:line-break/></text:span><text:span text:style-name="T3591">mort.</text:span></text:h>
      <text:h text:style-name="P3592" text:outline-level="2">Novvelle x</text:h>
      <text:p text:style-name="P3593"><text:span text:style-name="T3594">A</text:span>Yant ma dame Constance acheué sa nou(-)<text:line-break/>uelle, madame Laure voyant qu'il n'y a(-)<text:line-break/>uoit plus qu'elle à dire la sienne, n'atten(-)<text:line-break/>dit pas que le Roy print la peine de luy<text:line-break/>commander, ains se leuant dist. Messieurs, ie voy bien<text:line-break/><text:span text:style-name="pb">[193]</text:span><text:line-break/>que madame Constance vous semble auoir aucune(-)<text:line-break/>ment contenté de monstrer la cruauté d'vne femme<text:line-break/>de mauuaise grace, qui fut punie comme vous auez<text:line-break/>ouy. Mais ie vous veux raconter la cruauté d'vne en(-)<text:line-break/>uers vne simple Damoiselle, causee par les charmes<text:line-break/>qui luy amene finalement la mort, ainsi que vous<text:line-break/>entendrez s'il vous plaist me prester patiemment<text:line-break/>l'aureille.</text:p>
      <text:p text:style-name="p">Il y auoit<text:s/>en vne notable ville de France deux G(e2)(-)<text:line-break/>tilshommes, l'vn de Touraine, &amp; l'autre de Berry,<text:line-break/>lesquels pour s'estre souuentesfois veuz &amp; hantez à<text:line-break/>la Cour, se portoient vne singuliere amitié l'vn à<text:line-break/>l'autre, &amp; telle qu'a peine pouuoient ils durer, sans<text:line-break/>estre ensemble, &amp; leur amitié auoit commencé du<text:line-break/>temps qu'ils estoient pages, &amp; auoit tousiours conti(-)<text:line-break/>nué depuis &amp; en la guerre, &amp; en temps de paix, à la<text:line-break/>cour, de maniere que s'ils eussent esté freres, &amp; qu'ils<text:line-break/>eussent tourné, c(o2)me l'on dit, en vn mesme ventre,<text:line-break/>ils n'eussent peu s'aymer d'auantage qu'ils faisoient,<text:line-break/>&amp; estant aduenu souuent que l'vn auoit querelle<text:line-break/><text:soft-page-break/>c(o2)tre quelqu'vn, l'autre tout soudain espousoit ceste<text:line-break/>querelle comme propre, &amp; l'auoit aut(a2)t à cœur, que<text:line-break/>celuy auquel on s'estoit attaqué. Mais vous orrez, c(o2)(-)<text:line-break/>me l'Amour qui ne veut point de compagnon vint à<text:line-break/>rompre &amp; enfraindre ceste fraternelle amitié, du<text:line-break/>Sieur Verdin, &amp; du Sieur la Forest qui estoient les<text:line-break/>noms des G(e2)tils-hommes desquels il est icy questi(o2).<text:line-break/>Il y auoit en la mesme<text:s/>ville, vne Damoiselle d'ex(-)<text:line-break/>treme beauté &amp; de bonne grace nommee Lucrece,<text:line-break/>fille d'vn Cheualier de l'ordre duquel il n'est besoin<text:line-break/>de dire le nom, pour garder l'honneur de sa maison<text:line-break/>qui est honorable, comme elle l'a tousiours esté, &amp;<text:line-break/><text:span text:style-name="pb">[n.p.]</text:span><text:line-break/>ceste Damoiselle estoit aagee enuiron de dixhuict<text:line-break/>ans, laquelle n'ayant encore iamais esprouué les<text:line-break/>forces d'amour, viuoit en grande liberté, gaye &amp; ioy(-)<text:line-break/>euse, auec quelques autres damoiselles, addonnee<text:line-break/>aux honnestes exercices &amp; esbatemens des pucelles,<text:line-break/>mais depuis que<text:s/>ceste maudit Amour luy eut pene(-)<text:line-break/>tré le cœur, elle n'eut que peine, courroux, ennuy &amp;<text:line-break/>facherie. Ces deux Gentilshommes esprins en tou(-)<text:line-break/>te extremité, de l'extreme beauté d'icelle, au desceu<text:line-break/>neantmoins l'vn de l'autre, n'auoi(e2)t aucun repos ny<text:line-break/>iour ny<text:s/>nuict, pensans aux moyens de pouuoir<text:line-break/>faire entendre l'ardeur qui les consommoit, &amp; l'af(-)<text:line-break/>fection qu'ils portoient à ceste Damoiselle en beau(-)<text:line-break/>té plus diuine qu'humaine : &amp; ne sçauoient comme<text:line-break/>faire, pour satisfaire en cela à leur volonté. Ils ne<text:line-break/>faisoient que souspirer le iour &amp; resuer la nuict en<text:line-break/>leurs amours, de maniere qu'en peu de temps ils<text:line-break/>deuindrent tous deux si changez, qu'on les eust<text:line-break/>prins volontiers pour autres, que pour le sieur Ver(-)<text:line-break/>din &amp; la Forests : &amp; comme ils fussent tous deux<text:line-break/>en ceste peine, &amp; ne trouuassent aucun soulas &amp; re(-)<text:line-break/>mede à leur mal, vn iour qu'ils se promenoient en(-)<text:line-break/>semble dessouz vne belle treille d'vn plaisant iar(-)<text:line-break/>din, duquel vn gentil ruisseau battoit les flancs, le<text:line-break/>Sieur Verdin, pensant estre auec vn autre soy(-)<text:line-break/>mesme, &amp; n'ayant accoustumé de celer aucune<text:line-break/>chose au Sieur de la Forest, tant secrette deust elle<text:line-break/>estre tenue, luy decouurit la tristesse de son cœur<text:line-break/>&amp; l'ennuy qu'il auoit pour l'amour qu'il portoit à<text:line-break/>vne Damoiselle, la beauté de laquelle l'auoit tel(-)<text:line-break/>lement vaincu &amp; captiué, qu'il ne pensoit iour &amp;<text:line-break/><text:span text:style-name="pb">[194]</text:span><text:line-break/>nuict qu'en elle. Le sieur de la Forest, qui l'aymoit pa(-)<text:line-break/>reillement, ne dist pas incontinent qu'il estoit frap(-)<text:line-break/>pé de mesme maladie que son amy, mais luy offrant<text:line-break/>toute son aide, moyen &amp; secours, comme<text:s/>tresfami(-)<text:line-break/>lier qu'il luy estoit, il luy demanda, qui estoit celle<text:line-break/><text:soft-page-break/>laquelle auoit eu tant de pouuoir sur luy, que de li(-)<text:line-break/>bre elle l'auoit rendu serf, degaillard, triste : de sain, ma<text:line-break/>lade, &amp; de hardy, timide &amp; craintif, pource qu'il di(-)<text:line-break/>soit, qu'il ne pouuoit trouuer les moyens de faire co(-)<text:line-break/>gnoistre à sa Dame, la metamorphose qu'elle auoit<text:line-break/>faict de luy. Il dist lors à son amy qui estoit attainct<text:line-break/>de l'Amour de Madamoiselle Lucrece, laquelle il<text:line-break/>cognoissoit à ce nom sans luy dire autre chose. Et<text:line-break/>veritablement la cognoissoit il bien, pource que c(o2)(-)<text:line-break/>me i'ay desia touché, il en estoit pareillement de(-)<text:line-break/>uenu non moins amoureux que son compagnon.<text:line-break/>Mais il ne fit pas semblant de rien, &amp; fit responce,<text:line-break/>qu'il auoit tresgrande pitié &amp; compassion de son<text:line-break/>mal,<text:s/>&amp; que s'il auoit moyen de luy ayder, en ceste<text:line-break/>sienne amour, qu'il le feroit tres volontiers, mais<text:line-break/>la Forest, que la Ialousie, d'amy, auoit faict deue(-)<text:line-break/>nir Traistre, disoit ces choses au plus loing de sa<text:line-break/>pensee, laquelle n'estoit occupee en autre chose, qu'à<text:line-break/>aduiser les moyens &amp; façons de empescher &amp; nuire<text:line-break/>à l'amour de son compagnon, pour pratiquer l'a(-)<text:line-break/>mitié de la Damoiselle, &amp; seul auoit part aux bon(-)<text:line-break/>nes graces d'icelle : &amp; apres auoit assez long temps<text:line-break/>deuisé ensemble de ce subiect mesme, la Forest<text:s/>fei(-)<text:line-break/>gnant auoir quelque affaire &amp; empeschement s'en<text:line-break/>retourna en sa maison, ayant prins congé de Ver(-)<text:line-break/>din, lequel passoit cinquante fois le iour deuant<text:line-break/>la maison où demouroit la Damoiselle, pour la<text:line-break/><text:span text:style-name="pb">[n.p.]</text:span><text:line-break/>pouuoir voir ou aux fenestres ou à la porte, luy e(-)<text:line-break/>stant, quand il la voyoit, il sentoit partie des ioyes<text:line-break/>de Paradis. Aduint vn iour que ceste Damoisel(-)<text:line-break/>le estant à vne fenestre de la maison, le vid d'auan(-)<text:line-break/>ture passer, &amp; le trouua tant à son gré (pource qu'à<text:line-break/>la verité, il estoit vn fort beau &amp;<text:s/>ieune gentilshom(-)<text:line-break/>me, qu'elle assist en luy quelque affection, du premier<text:line-break/>coup, &amp; comme amour le luy eust assez legerement<text:line-break/>imprimé au cœur, elle fut saisie d'vndesir de le reuoir,<text:line-break/>&amp; pour ceste cause, elle se tint longuement au mes(-)<text:line-break/>me lieu où elle l'auoit veu desia vne fois, &amp; ne tarda<text:line-break/>gueres à le voir passer, &amp; en passant ils se regar(-)<text:line-break/>doient l'vn l'autre, si affectionnement que la pauure<text:line-break/>Damoiselle attira par les yeux ie ne sçay quelle<text:line-break/>humeur amoureuse, pour seconde charge, la(-)<text:line-break/>quelle l'enflamma tellement que toutes les eaux<text:line-break/>des fontaines fresches, n'eussent esté suffisantes,<text:line-break/>d'amortir &amp; appaiser ceste vifue ardente chaleur,<text:line-break/>qui la consommoit d'autant plus qu'elle taschoit<text:line-break/>de couurir ceste amour. Le sieur Verdin, ayant<text:line-break/>remarqué au regard de sa Dame, en passant, ie ne<text:line-break/>sçay quoy de riant, &amp; bon vouloir, qui luy pro(-)<text:line-break/><text:soft-page-break/>mettoit quelque bon heur, &amp; vn amour recipro(-)<text:line-break/>que, il fonda tous les moyens de s'en pouuoir acer(-)<text:line-break/>tener. Et de faict, ayant esté aduerty que madamoi(-)<text:line-break/>selle Lucrece estoit de nopces, ou bien tost en de(-)<text:line-break/>uoit estre, sçachant le iour, il ne faillit pas de s'y en<text:line-break/>aller, &amp; appella le Sieur la Forest auec luy, com(-)<text:line-break/>me sien amy qu'il pensoit qu'il luy fust, ne se dou(-)<text:line-break/>tant aucunement que le miel de son amitié prece(-)<text:line-break/>dente, se fust<text:s/>tourné en fiel, &amp; en amere poison,<text:line-break/><text:span text:style-name="pb">[195]</text:span><text:line-break/>pour la conformité de leurs amours, qui auoit en(-)<text:line-break/>gendré vne ialousie qui fut cause de la ruine de<text:line-break/>l'vn &amp; de l'autre. La Forest fit volontiers com(-)<text:line-break/>pagnie à son Compagnon, &amp; quand ils furent<text:line-break/>tous deux à ceste feste, Verdin, voyant que la Da(-)<text:line-break/>moiselle luy monstroit assez bon visage, &amp; luy iet(-)<text:line-break/>toit, aucunesfois, à la desrobee quelque œillade, se<text:line-break/>hazarda d'aller la prendre, pour la mener dancer : &amp;<text:line-break/>l'ayant prinse, aduint que aucunes des cordes desvio(-)<text:line-break/>les, &amp;<text:s/>instrumens desquels on sonnoit, vindrent à<text:line-break/>rompre, de maniere que force fut de cesser, pour re(-)<text:line-break/>mettre autres cordes : &amp; cependant le sieur Verdin<text:line-break/>se retira en vn coin de la sale, assez écarté d'autres<text:line-break/>personnes, &amp; s'amusa, selon l'honneste coustume<text:line-break/>de France, d'entretenir la Damoiselle, qui prenoit<text:line-break/>vn singulier plaisir de l'ouir parler &amp; discourir, &amp;<text:line-break/>eust voulu que les ioueurs d'instrumens eussent de(-)<text:line-break/>mouré fort long temps, à remettre autres cordes.<text:line-break/>tant y a que le Sieur Verdin eut loisir de décou(-)<text:line-break/>urir vne partie de son amour, &amp; luy dist. Mada(-)<text:line-break/>moiselle, nature vous a veritablement douce d'vne<text:line-break/>beauté si grande, &amp; d'vne perfection passant<text:line-break/>toute humaine perfection, que combien que ie<text:line-break/>sois indigne, comme simple gentilhomme &amp; par(-)<text:line-break/>auanture trop mal aprins, d'aprocher de vous, ie<text:line-break/>m'estimerois fort heureux, &amp; ne voudrois changer<text:line-break/>ma fortune à celle des Rois &amp; Empereurs, s'il vous<text:line-break/>plaisoit m'accepter pour vostre seruiteur, &amp; m'o(-)<text:line-break/>ctroyer vostre faueur &amp; amitié. Si ie fay mal, accusez<text:line-break/>Amour qui vous a tellement emprainte &amp; grauee en<text:line-break/>mon cœur, que l'effigie d'vne tant rare beauté n'en<text:line-break/><text:span text:style-name="pb">[n.p.]</text:span><text:line-break/>partira iamais : accusez en outre la nature, qui vous<text:line-break/>a formee sur l'idee de toutebeauté, tant excellente<text:line-break/>&amp; belle, qu'elle ne fit iamais chose, qui vous egal(-)<text:line-break/>last.<text:s/>Et si vous m'estes si rude &amp; cruelle que vous<text:line-break/>ne vouliez recompenser mon amitié d'vne recipro(-)<text:line-break/>que affection, ie vous prie à tout le moins per(-)<text:line-break/>mettre d'estre aymee. La Damoiselle à ces propos<text:line-break/>changea de couleur, mais pource que le lieu, où ils<text:line-break/><text:soft-page-break/>deuisoient estoit vn peu obscur, personne ne remar(-)<text:line-break/>qua ce Vermeillon en sa face, hors mis Verdin, au(-)<text:line-break/>quel elle dist modestem(e2)t, qu'elle n'estoit sortie d'vn<text:line-break/>tygre ny d'vn sanglier, &amp; qu'elle ne pouuoit mal<text:line-break/>vouloir à celuy qui luy vouloit bien : que toutesfois<text:line-break/>elle n'estoit deliberee d'aymer iamais autre que ce(-)<text:line-break/>luy que le ciel luy donneroit pour mary, &amp; qu'elle<text:line-break/>le remercioit humblement de sa bonne volonté, &amp;<text:line-break/>qu'il s'asseurast qu'en toute honnesteté, &amp; selon que<text:line-break/>la modestie d'vne ieune &amp; honneste Damoiselle le<text:line-break/>comportoit, il auoit part en la sienne. Ce pendant<text:line-break/>qu'ils tenoient ces propos amoureux, la Forest estoit<text:line-break/>d'vn autre costé lequel martellé de ialousie, qui luy<text:line-break/>tenoit le cousteau, en la gorge, creuoit de voir son<text:line-break/>Compagnon gouuerner tant paisiblement<text:s/>celle qu'il<text:line-break/>aymoit mieux que sa propre vie, &amp; estimoit Verdin<text:line-break/>heureux d'auoit ce bien de luy touscher la main &amp;<text:line-break/>de parler à elle, &amp; luy portoit vne extreme enuie,<text:line-break/>tant qu'au partir de là, il l'eust volontiers attaqué, &amp;<text:line-break/>contre les loix d'amitié, faict ressentir de ce tort qu'il<text:line-break/>pretendoit auoir receu de luy : mais voyant qu'il n'a(-)<text:line-break/>uoit suffisante occasion de ce faire, il se voulut pre(-)<text:line-break/>ualoir contre luy par vn autre moyen, comme vous<text:line-break/><text:span text:style-name="pb">[196]</text:span><text:line-break/>orrez icy apres. Les ioueurs d'instrumens ayans<text:line-break/>remonté leurs<text:s/>violes, commencerent à sonner vn<text:line-break/>branle tant doux, que les deux Amans ne laissoient<text:line-break/>pas de parler tout bellement ensemble en dance(-)<text:line-break/>ant, &amp; principallement Verdin, qui estoit le plus ai(-)<text:line-break/>se du monde d'estre en la bonne grace de sa Dame,<text:line-break/>selon qu'il coniecturoit &amp; voyoit certainement par<text:line-break/>la responce qu'elle luy auoit faicte, &amp; combien,<text:line-break/>qu'il receust vn tresgrand contentement de tenir<text:line-break/>par la main celle, qu'il aymoit &amp; adoroit, comme<text:line-break/>son seul bien, &amp; sa Deesse, il luy tardoit neant(-)<text:line-break/>moins que le bal n'estoit acheué, pour aller don(-)<text:line-break/>ner nouuelles à son fainct amy de l'heureux com(-)<text:line-break/>mencement de ses amours, &amp; de l'esperance qu'il<text:line-break/>auoit que la fin n'en seroit que bonne, pource qu'il<text:line-break/>n'auoit accoustumé de luy celer ny cacher aucu(-)<text:line-break/>ne chose, comme i'ay desia dict. Mais il n'auoit<text:line-break/>que faire de desirer ce moyen de luy reciter ce qui<text:line-break/>s'estoit passé entre luy &amp; la Damoiselle, pource<text:line-break/>qu'ayant attentisuement prins garde à leurs gestes<text:line-break/>&amp; contenances, il en auoit pensé &amp; coniecturé en(-)<text:line-break/>core plus que Verdin n'estoit pas deliberé de luy<text:line-break/>dire, tant ceste bourelle ialousie &amp; enuie le tour(-)<text:line-break/>mentoit. Mais pource quil n'estoit moins doué de<text:line-break/>beauté que son compagnon, il pensa que parauan(-)<text:line-break/>ture, il auroit bien ce credit d'entrer en la bonne<text:line-break/><text:soft-page-break/>grace de la Damoiselle, s'il<text:s/>pouuoit trouuer le moy(e2)<text:line-break/>de parler à elle : comme il le trouua deuant que<text:line-break/>partir de là, vsant de ce stratageme. Aussi tost<text:line-break/>que Verdin fut hors de la dance, &amp; qu'il eust fait<text:line-break/>vne grande reuerence à sa Dame, il s'(e2) alla vers son<text:line-break/><text:span text:style-name="pb">[n.p.]</text:span><text:line-break/>compagnon, auquel il ne faillit pas de dire, simple(-)<text:line-break/>ment, &amp; sans penser à la malice de la Forest, tout ce<text:line-break/>qui luy estoit aduenu, &amp; les propos tenuz entre luy<text:line-break/>&amp; la Damoiselle : Ce qu'ayant sçeu, il fit semblant de<text:line-break/>s'en esiouir, fendant au dedans, &amp; couurant par vne<text:line-break/>faincte gayeté du visage, le maltalent qu'il auoit au<text:line-break/>cœur, voulant vser de contrepoison, dist à son com(-)<text:line-break/>pagnon, que pour l'amour de luy, il vouloit la me(-)<text:line-break/>ner dancer, &amp; l'entretenant, parler de ses vertuz &amp;<text:line-break/>louanges, sans faire semblant de sçauoir aucune<text:line-break/>chose de leurs amours, à fin de luy donner occasion<text:line-break/>d'accroistre la bonne volonté qu'elle luy portoit.<text:line-break/>Verdin le remercia humblement, &amp; dist qu'il luy en<text:line-break/>sçauroit gré. Bien tost apres, ce gentilhomme alla<text:line-break/>prendre ceste Damoiselle, &amp; dansant vn bransle as(-)<text:line-break/>sez doux, il aprocha de son aureille, &amp; luy commen(-)<text:line-break/>ça à dire le plus humainement qu'il peut, que de<text:line-break/>plusieurs lesquels parauanture elle auoit blessez, par<text:line-break/>la violence de sa beauté, il n'y en auoit pas vn tant<text:line-break/>offensé qu'il estoit, &amp; que voyant que ceste beauté<text:line-break/>ne pouuoit estre sinon accompagnee d'vne grande<text:line-break/>douceur &amp; humanité, son plaisir fust de nepourchas(-)<text:line-break/>ser ou dem(a2)der sa mort, qui ne pouuoit faillir de s'(e2)(-)<text:line-break/>suiure, si à tout le moins, elle ne permettoit qu'il l'ai(-)<text:line-break/>mast, &amp; si elle ne<text:s/>l'acceptoit pour son vnique &amp; tres<text:line-break/>humble seruiteur. Elle luy respondit en brief, qu'elle<text:line-break/>n'auoit (q2) faire de seruiteur &amp; qu'elle auoit vne ch(a2)(-)<text:line-break/>briere, pour le seruice duquel elle auoit affaire, qu'au<text:line-break/>reste elle n'empeschoit ny ne pouuoit empescher<text:s/>la<text:line-break/>vol(o2)té qui estoit libre en vn chacun d'aymer, ouhair :<text:line-break/>le S. de la Forest cogneut, à cesteresp(o2)ce, qu'il venoit<text:line-break/>trop tard, &amp; qu'il estoit plus que certain que son<text:line-break/><text:span text:style-name="pb">[197]</text:span><text:line-break/>c(o2)pagn(o2) auoit seul part en ses b(o2)nes graces. Et pourt(a2)t<text:line-break/>il luy dit : Madamoiselle, ie sçay que vous ne pouuez<text:line-break/>estre douee de nature, de si grandes perfections sans<text:line-break/>aymer, ou vouloir aymer : &amp; pourtant ie vous prie<text:line-break/>accepter ma bonne &amp; honneste volonté en vostre<text:line-break/>endroit, vous pouuant asseurer que vous ne sçauriez<text:line-break/>assoir vostre amitié en aucun G(e2)tilhomme qui vous<text:line-break/>soit plus fidele que ie vous seray toute ma vie, s'il<text:line-break/>vous plaist me l'entretenir par quelque signe de bi(e2)(-)<text:line-break/>ueillance de vostre part, &amp; non pas me l'oster &amp; ra(-)<text:line-break/>uir par vn mauuais œil, ou quelque refus, protestant<text:line-break/><text:soft-page-break/>que mon desir est honneste &amp; à bonne fin, &amp; non<text:line-break/>tel que peult estre celuy d'vn autre à qui parauantu(-)<text:line-break/>re vous m(o2)strez meilleur visage qu'à moy, &amp; lequel<text:line-break/>vous deceura, ie m'en asseure, pource qu'il est trop<text:line-break/>langard, &amp; qu'il ayme deçà delà pour abuser les Da(-)<text:line-break/>moiselles. Lucrece alors voyant que cestui-cy a(-)<text:line-break/>uoit quelque souspçon de l'amitié qu'elle portoit au<text:line-break/>Sieur Verdin, &amp; qu'il vouloit le faire haïr &amp; mettre<text:line-break/>en sa mauuaise grace, pour s'insinuer en sa faueur,<text:line-break/>luy dist en brief qu'il perdoit son temps &amp; sa peine,<text:line-break/>&amp; qu'elle ne sçauoit que c'estoit de l'amour dont il<text:line-break/>luy parloit. La Forest, apres que le bransle fut cessé,<text:line-break/>s'en alla bien fasché, feignant toutesfois vn bon vi(-)<text:line-break/>sage, pour couurir sa trahison &amp; desloiauté : &amp; voy(a2)t<text:line-break/>qu'il ne<text:s/>gaignoit rien par ce moyen, il brassa incon(-)<text:line-break/>tinent vne autre tromperie en son esprit, &amp; s'aduisa<text:line-break/>de se retirer par deuers vn Negromancien pour gai(-)<text:line-break/>gner ce poinct par les arts d'iceluy, de mettre son<text:line-break/>amy &amp; compagnon, non plus amy, mais corriual en<text:line-break/>disgrace, &amp; faire qu'il print la place d'iceluy, &amp; en(-)<text:line-break/>trast incontinent en credit. Et de faict ayant esté<text:line-break/><text:span text:style-name="pb">[n.p.]</text:span><text:line-break/>aduerty qu'il y en auoit vn fort experim(e2)té en la ville,<text:line-break/>se meslant de gr(a2)des diuinati(o2)s, &amp; de choses admira(-)<text:line-break/>bles, il s'en alla le<text:s/>trouuer : &amp; apres quelques deuis<text:line-break/>d'entree, il luy descouurit la cause pour laquelle il e(-)<text:line-break/>stoit allé vers luy, &amp; ce qu'il requeroit de luy, &amp; tout<text:line-break/>soudain sans beaucoup march(a2)der, il luy donna vne<text:line-break/>bourse en laquelle il auoit mis cinquante escus d'or<text:line-break/>sol, auec promesse, s'il gaignoit par son art l'amitié<text:line-break/>&amp; bonne grace de sa Dame, il luy donneroit qui<text:line-break/>vaudroit six fois mieux : car il estoit Gentilh(o2)me ri(-)<text:line-break/>che, &amp; qui auoit beaucoup de moy(e2). Voyez comme<text:line-break/>les amans mondains, ne pouuans auoir par voyes li(-)<text:line-break/>cites ce qu'ils pretendent, ont volontiers recours aux<text:line-break/>arts diaboliques, pour venir à bout &amp; fin de leurs en(-)<text:line-break/>treprinses, ne se soucians de desplaire à Dieu pour<text:line-break/>plaire à leurs vains desirs. Le Negromancien ayant<text:line-break/>prins ceste bourse auec les cinqu(a2)te escus, promit (q2)<text:line-break/>il feroit en sorte qu'il le mettroit en credit, &amp; (q2) son<text:line-break/>compagnon seroit reietté : &amp; ayant demandé le nom<text:line-break/>de la Damoiselle, &amp; celuy de son corriual, il luy dist<text:line-break/>qu'il retournast le lendemain, &amp; qu'il luy bailleroit<text:line-break/>vn certain<text:s/>breuet pour l'effect qu'il luy auoit dict, &amp;<text:line-break/>(q2) le mettant en quelque part sur la Damoiselle, elle<text:line-break/>ne faudroit pas de ch(a2)ger de vol(o2)té, en sorte qu'elle<text:line-break/>auroit Verdin en horreur, &amp; qu'au c(o2)traire il seroit<text:line-break/>aymé en toute extremité. La Forest s'en<text:s/>alla fort c(o2)(-)<text:line-break/>tent &amp; ioyeux, &amp; cep(e2)dant la Damoiselle ne viuoit<text:line-break/>que par son bi(e2)(-)aymé Verdin, &amp; Verdin ne pouuoit<text:line-break/><text:soft-page-break/>durer, s'il ne voyoit tous les iours Madamoiselle Lu(-)<text:line-break/>crece, laquelle il pret(e2)doit dem(a2)der à son pere pour<text:line-break/>l'espouser, &amp;<text:s/>s'il en estoit refusé, pource qu'il estoit<text:line-break/>de moindre lieu (q2) la fille, l'espouser clandestinem(e2)t,<text:line-break/><text:span text:style-name="pb">[198]</text:span><text:line-break/>au pis aller, &amp; en iouïr mal(-)gré tout le monde. Mais<text:line-break/>la fortune l'engarda bien, laquelle s'entremesla icy,<text:line-break/>&amp; print son plaisir de iouër des siennes. Car il ad(-)<text:line-break/>uint que le sieur la Forest luy ayant esté assigné heu(-)<text:line-break/>re d'aller vers le Negromancien, &amp; icelle venuë, s'y<text:line-break/>en alla en diligence, &amp; receut le breuet, &amp; luy dist<text:line-break/>quelques choses de bouche, qu'il auoit à faire de(-)<text:line-break/>uant que le mettre sur la Damoiselle, mais ie ne<text:line-break/>diray que c'est, pour ne donner mauuaise instructi(o2)<text:line-break/>&amp; exemple. Tant y a qu'il print le breuet : &amp; de là<text:line-break/>à quelques iours il fut inuité en vn banquet, où d'a(-)<text:line-break/>uanture se trouua Madamoiselle Lucrece : dequoy<text:line-break/>estant aduerty auparauant, il porta le breuet, &amp; ay(a2)t<text:line-break/>faict en ce cas toutes les ceremonies qu'il falloit fai(-)<text:line-break/>re, &amp; desquelles il auoit esté suffisamment instruict,<text:line-break/>il trouua le moyen de s'approcher de la Damoiselle<text:line-break/>tant qu'il peust, &amp; y estant, il fourra secrettement le<text:line-break/>breuet dedans vn certain ply de la robbé de la Da(-)<text:line-break/>moiselle, en lieu d'où il ne pouuoit tomber en sorte<text:line-break/>du monde : &amp; la Damoiselle n'eust plustost le breuet<text:line-break/>sur elle, qu'elle se sentit eschauffee d'vne nouuelle<text:line-break/>ardeur, de maniere qu'elle c(o2)mença<text:s/>à regarder la Fo(-)<text:line-break/>rest de bon œil, &amp; pratiquer, sans dire mot toutefois,<text:line-break/>toutes les mignardises d'amour, en ce cas accoustu(-)<text:line-break/>mees à ceux qui iournellement en sont frappez. Et<text:line-break/>apres l'auoir bi(e2) cont(e2)plé, forcee d'vne viol(e2)te force,<text:line-break/>qui luy fit<text:s/>passer les bornes de la modestie c(o2)uena(-)<text:line-break/>ble aux ieunes Damoiselles qui doiuent estre sobres<text:line-break/>en propos d'amour, luy dit, M(o2)sieur, auez vo(us) souue(-)<text:line-break/>nance du iour que vous vous offristes à me seruir &amp;<text:line-break/>aymer ? vous m'excuserez du refus que ie vous<text:s/>feis,<text:line-break/>&amp; l'attribuerez au t(e2)ps, qui ne permettoit pas encor<text:line-break/><text:span text:style-name="pb">[n.p.]</text:span><text:line-break/>que i'esprouuasse la force de ce petit Archer qui m'a<text:line-break/>frappee de vostre amour, vieille ou non, en sorte que<text:line-break/>ie suis deliberee vous aymer tant que Dieu me fera<text:line-break/>la grce de viure, pourueu que vouliez me faire de(-)<text:line-break/>mander &amp; me prendre en mariage : toutesfois ie ne<text:line-break/>sçay si vous auez tousiours ceste mesme volonté &amp;<text:line-break/>b(o2)ne affection en m(o2) endroit, &amp; si vous estes point<text:line-break/>deuenu depuis amourex en quelque autre part : ce<text:line-break/>qui me seroit fort grief : pource que le ciel veult que<text:line-break/>ie vous ayme, sçachant bien toutesfois n'estre hon(-)<text:line-break/>neste à vne Damoiselle de mon rang &amp; qualité, de<text:line-break/>descouurir telles affecti(o2)s, offrir son amour, &amp; pour(-)<text:line-break/><text:soft-page-break/>chasser amans, ains doit attendre qu'elle soit requise<text:line-break/>&amp; pourchassee à la fin, pour laquelle l'on ayme hon(-)<text:line-break/>nestement. Madamoiselle, respondit le Gentilh(o2)me,<text:line-break/>ie suis tout tel que i'estois lors que ie vous priay d'ai(-)<text:line-break/>mer, vous pouuant certifier que ie ne suis pas du n(o2)(-)<text:line-break/>bre de ceux qui ayment auec inconstance : &amp; (q2) qu(a2)d<text:line-break/>bien la fortune &amp; le ciel ne m'eust fauorité de cest<text:line-break/>inesperé bon heur, ie vous eusse cherie &amp; aymee à<text:line-break/>iamais, pource que mon amitié a vn bon &amp; honne(-)<text:line-break/>ste fondement. Le Gentilhomme n'auoir que fai(-)<text:line-break/>re d'vser de tels appasts &amp; allechemens à l'endroit de<text:line-break/>celle qui n'estoit déja que trop vaincue, &amp; qui ay(-)<text:line-break/>moit extremement la Forest, par ceste estr(a2)ge &amp; vio(-)<text:line-break/>lente metamorphose. Quand il fut tard, chacun se<text:line-break/>retira, &amp; la Damoiselle s'en allant, pensoit tousiours<text:line-break/>en son nouuel amant, &amp; s'esbahissoit comme aupar(-)<text:line-break/>auant elle s'amouroit en Verdin qui n'estoit tant ay(-)<text:line-break/>mable, ny doüé à son aduïs de tant de graces &amp; per(-)<text:line-break/>fections que la Forest. Estant le soir couchee, cas e(-)<text:line-break/>strange, &amp; ayant laissé la robbe où estoit le breuet<text:s/>du<text:line-break/><text:span text:style-name="pb">[199]</text:span><text:line-break/>Negromancien, elle se vint à repentir de l'amour<text:line-break/>qu'elle auoit commencé de porter à la Forest, &amp; àse<text:line-break/>reprendre de son inconstance, veu que Verdin me(-)<text:line-break/>ritoit c(e2)t fois mieux d'estre aymé que l'autre : &amp; ainsi<text:line-break/>elle estoit diuersement combatue :<text:s/>car qu(a2)d elle pre(-)<text:line-break/>noit la mesme robbe où le breuet estoit caché, elle<text:line-break/>aymoit la Forest, &amp; haissoit Verdin, &amp; qu(a2)d elle en<text:line-break/>prenoit vne autre, elle aymoit en toute extremité<text:line-break/>Verdin &amp; haissoit la Forest. Et Verdin s'estant apper<text:line-break/>ceu de ceste inconstance, estoit le plus fasché du m(o2)(-)<text:line-break/>de, &amp; viuoit en vne peine &amp; tourment extreme, es(-)<text:line-break/>prouuant aucunesfois en sa Damoiselle vn visage<text:line-break/>plus cruel, &amp; vn regard pire c(e2)t fois que la mort : &amp;<text:line-break/>aucunesfois estant icelle forcee par l'art magique, ce<text:line-break/>qui<text:s/>estoit le plus souuent, pource que volontiers elle<text:line-break/>portoit la robbe du breuet, de laquelle elle aymoit<text:line-break/>fort les couleurs, quand l'occasi(o2) se presentoit à Ver(-)<text:line-break/>din de parler à elle en quelques nopces ou festin, elle<text:line-break/>luy tenoit des propos tant aigres &amp;<text:s/>fascheux, qu'il en<text:line-break/>estoit au desespoir. La Forest faisoit bonne mine, &amp;<text:line-break/>estoit le plus aise du monde de ce changement, &amp;<text:line-break/>poursuiuoit tousiours ses brisees, sans le malheureux<text:line-break/>Negromancien mesmes, lequel estant fort auare,<text:line-break/>comme parfaict seruiteur du maistre qu'il auoit, le<text:line-break/>Diable, s'aduisa vn iour de tirer argent de Verdin, &amp;<text:line-break/>luy descouurir ce qui estoit cause qu'il estoit disgra(-)<text:line-break/>cié enuers sa dame. Parquoy il s'en alla trouuer Ver(-)<text:line-break/>din, &amp; luy dit, qu'il auoit sçeu, au moyen de ses arts<text:line-break/>&amp; grands secrets, l'occasion de sa disgrace, &amp; de l'in(-)<text:line-break/><text:soft-page-break/>constance de sa Damoiselle qu'il aymoit tant affe(-p<text:line-break/>ctionnément, &amp; que s'il luy vouloit faire quelque<text:line-break/>honneste present, il le deliureroit de peine, &amp; feroit<text:line-break/><text:span text:style-name="pb">[n.p.]</text:span><text:line-break/>qu'il seroit aymé comme deuant. Verdin tout inc(o2)(-)<text:line-break/>tinent entra en son cabinet, &amp; luy c(o2)pta cent escus,<text:line-break/>qu'il luy bailla en pur d(o2), &amp; promit les luy doubler,<text:line-break/>pource qu'il estoit pareillement riche, s'il luy d(o2)noit<text:line-break/>à entendre la cause de ce mal, &amp; s'il vouloit y resi(-)<text:line-break/>ster par ses arts. Le<text:s/>meschant &amp; traistre Negrom(a2)t<text:line-break/>luy dist ce que Verdin auoit faict, mais il se donna<text:line-break/>bien de garde de dire que c'eust esté par son indu(-)<text:line-break/>strie &amp; moyen. Verdin sçachant ces nouuelles, fut<text:line-break/>le plus estonné du monde, que celuy qui se mon(-)<text:line-break/>stroit tant son<text:s/>amy, &amp; auquel il se sioit de toutes<text:line-break/>choses, voire mesme de la vie, luy eust brassé vne<text:line-break/>telle tromperie. Et apres que le Negromancien (qui<text:line-break/>le pria ne dire à personne qu'il luy eust reuelé ce<text:line-break/>secret) fut party, il ne se peust contenir, poussé d'ire<text:line-break/>&amp; fureur,<text:s/>d'aller en la maison de son fainct amy, le(-)<text:line-break/>quel il ne trouua point, dont bien luy print pour<text:line-break/>l'heure, pource qu'il y estoit allé, transporté de co(-)<text:line-break/>lere &amp; ialousie, en ferme volonté de le mettre bas &amp;<text:line-break/>le tuer par le fer ou le feu, le poignard ou la pistole.<text:line-break/>Et la haine qu'il conceut contre luy fut si grande,<text:line-break/>&amp; se sentit tant interessé de cest outrage, qu'il ne<text:line-break/>voulut attendre plus long temps que le lendemain<text:line-break/>matin à en prendre iuste vengeance. Et pour ceste<text:line-break/>cause il luy enuoya le soir mesme par vn sien page<text:line-break/>vn cartel, portant ce que s'ensuit.</text:p>
      <text:p text:style-name="p">La Forest traistre &amp; fainct amy, ie n'ay que faire<text:line-break/>de te dire pourquoy ie t'appelle tel, car ta conscien(-)<text:line-break/>ce te le tesmoigne. Ie t'aduise, que pour l'iniure &amp;<text:line-break/>outrage que tu m'as faict, d'oster ce qui estoit mi(e2),<text:line-break/>par vne tant deshonneste &amp; 'lasche trahison, pour<text:line-break/>t'en mettre en saisine &amp; possession, tu ayes à te<text:line-break/><text:span text:style-name="pb">[200]</text:span><text:line-break/>trouuer demain à cinq heures derriere les murs de<text:line-break/>la ville, où se picquent les cheuaux, auec l'espee &amp;<text:line-break/>le poignard &amp; l'estomach nud, pour là te comba(-)<text:line-break/>tre, auec semblables armes, pareillement l'esto(-)<text:line-break/>mach nud, &amp; te monstrer par la iuste venge(a2)ce, que<text:line-break/>moyennant l'ayde de Dieu, i'espere prendre de<text:line-break/>toy, que tu as meschamment &amp; malheureusement<text:line-break/>faict, de me iouët vn si lasche &amp; vilain tour : au(-)<text:line-break/>trement si ie ne t'y trouues, ie te repute le plus<text:line-break/>vil &amp; coüard qui fut iamais, indigne de porter<text:line-break/>espee, &amp; t'aduerty qu'en quelque lieu que ie te trou(-)<text:line-break/>ue, ie te tueray comme vn poltron &amp; desloyal que<text:line-break/>tu es, voire i'iray te prendre iusques dedans ta mai(-)<text:line-break/><text:soft-page-break/>son. Et pourtant ne fais faute de te trouuer au lieu<text:line-break/>assigné à la fin susdicte.</text:p>
      <text:p text:style-name="p">La Forest ayant leu ce cartel, en changeant de<text:line-break/>mille couleurs en lisant, fut le plus esbahy du mon(-)<text:line-break/>de, ne pouuant penser c(o2)me il auoit sçeu ce qui s'e(-)<text:line-break/>stoit passé<text:s/>par le moyen du Negromancien, &amp; n'eust<text:line-break/>pensé que le Negromancien eust esté si traistre &amp;<text:line-break/>malheureux, de faire iouër telles tragedies : &amp; en fin<text:line-break/>pensa qu'il falloit que quelque autre Magicien &amp; en(-)<text:line-break/>chanteur luy eust reuelé le faict, par le moyen de ses<text:line-break/>arts. Parquoy voyant qu'il ne gaigneroit rien de le<text:line-break/>nier, par voye pacifiq(u1)e, feroit trop grand tort à son<text:line-break/>honneur &amp; reputation, d'endurer tant d'outrageu(-)<text:line-break/>ses iniures, il luy m(a2)da qu'il s'estoit par trop mespris<text:line-break/>de s'attaquer à luy, &amp; qu'il luy feroit cognoistre qu'il<text:line-break/>n'estoit rien de ce que faulsement il l'accusoit : qu'il<text:line-break/>ne feroit faute de se trouuer au lieu assigné, ayant<text:line-break/>la matiere encore plus affectee que luy, à cause<text:line-break/>de l'excez, que contre les loix, d'amytié, il y soit<text:line-break/><text:span text:style-name="pb">[n.p.]</text:span><text:line-break/>&amp; auoit vsé par<text:s/>iniures infames contre luy. Ce iour<text:line-break/>mesme le Negromancien vray ministre de Sathan,<text:line-break/>n'estant pas content de tous ces ieux, desquels la Da(-)<text:line-break/>moiselle Lucrece ne sçauoit encores rien, voulut luy<text:line-break/>mesme entrer aux bonnes graces &amp; faueurs de la Da(-)<text:line-break/>moiselle,<text:s/>&amp; delibera faire tant par ses charmes, que<text:line-break/>Verdin fust là suplanté &amp; delaissé, pour le suiure, &amp;<text:line-break/>que par ce moyen il iouist d'vne si grande beauté :<text:line-break/>mais Dieu resista à ces malheureux desseings, &amp; la<text:line-break/>fortune voulut que la Damoiselle se trouua vn si(-)<text:line-break/>gnet<text:s/>qu'elle portoit tousiours sur elle, lequel resi(-)<text:line-break/>stoit à la violence des charmes : de maniere que com(-)<text:line-break/>bien qu'il n'empeschast l'amour, il empeschoit de<text:line-break/>venit au point, qui est le plus desiré en l'amour : &amp;<text:line-break/>ainsi ce meschant se trouua deçeu, pensant faire par<text:line-break/>la force de ses arts &amp; enchantemens, que la Damoi(-)<text:line-break/>selle le suiuist &amp; le pourchassast par force, pour con(-)<text:line-break/>tenter auec luy ses amoureux desirs. Le lendemain<text:line-break/>la Forest<text:span text:style-name="T3595"><text:s/>se trouua au lieu assigné, où Verdin l'atten(-)</text:span><text:span text:style-name="T3596"><text:line-break/></text:span><text:span text:style-name="T3597">doit de pied coy pour le com</text:span><text:span text:style-name="T3598">batre, apres auoir d'vn</text:span><text:span text:style-name="T3599"><text:line-break/></text:span><text:span text:style-name="T3600">cœur tres(-)humble faict sa priere à Dieu, pour l'ap(-)</text:span><text:span text:style-name="T3601"><text:line-break/></text:span><text:span text:style-name="T3602">puy &amp; defence de sa iust(e2) querelle, en ceste maniere,</text:span><text:span text:style-name="T3603"><text:line-break/></text:span><text:span text:style-name="T3604">Seigneur Dieu qui es la protecti(o2) &amp; sauuegarde des</text:span><text:span text:style-name="T3605"><text:line-break/></text:span><text:span text:style-name="T3606">pauures offensez, monstre auiourd'huy que la cruau</text:span><text:span text:style-name="T3607"><text:line-break/></text:span><text:span text:style-name="T3608">té &amp; trahison<text:s/></text:span><text:span text:style-name="T3609">t'est odieuse, &amp; que tu veux en com(-)</text:span><text:span text:style-name="T3610"><text:line-break/></text:span><text:span text:style-name="T3611">batant soustenir le bras de ceux qui vont droict en</text:span><text:span text:style-name="T3612"><text:line-break/></text:span><text:span text:style-name="T3613">besongne, comme tu l'as soustenu à Dauid contre vn</text:span><text:span text:style-name="T3614"><text:line-break/></text:span><text:span text:style-name="T3615">puissant geant Goliath, pource qu'il estoit ton ser(-)</text:span><text:span text:style-name="T3616"><text:line-break/></text:span><text:span text:style-name="T3617">uiteur, &amp; que l'autre te faisoit la guerre : comme aussi</text:span><text:span text:style-name="T3618"><text:line-break/></text:span><text:span text:style-name="T3619">te</text:span><text:span text:style-name="T3620"><text:s/>faict celuy que i'attens, lequel seruant au Diable</text:span><text:span text:style-name="T3621"><text:line-break/></text:span><text:soft-page-break/><text:span text:style-name="T3622">ton capital ennemy &amp; le nostre, ne peut aussi qu'il</text:span><text:span text:style-name="T3623"><text:line-break/></text:span><text:span text:style-name="T3624">ne te soit ennemy, comme tu sçais. Guide doncques</text:span><text:span text:style-name="T3625"><text:line-break/></text:span><text:span text:style-name="pb">[201]</text:span><text:span text:style-name="T3626"><text:line-break/></text:span><text:span text:style-name="T3627">ma main, Seigneur, pour prendre, par ta seule vo(-)</text:span><text:span text:style-name="T3628"><text:line-break/></text:span><text:span text:style-name="T3629">lonté, telle vengeance de luy qu'il m</text:span>erite.<text:s/>Ache(-)<text:line-break/>uant donc ces paroles, il veid la Forest suruenir auec<text:line-break/>vne grande audace, pensant bien, pource qu'il se<text:line-break/>persuadoit d'estre plus adroict aux armes que son<text:line-break/>aduersaire, l'atterracer du premier coup. Et aussi<text:line-break/>tost qu'ils se furent ioincts, Verdin, pour<text:s/>monstrer<text:line-break/>qu'il n'estoit point couuert ny maillé, se desbouton(-)<text:line-break/>na le pourpoint, &amp; monstra la poictrine nue : l'au(-)<text:line-break/>tre en fit tout autant : &amp; du premier coup que<text:line-break/>Verdin donna, apres en auoir reparé deux de son<text:line-break/>ennemy, il luy perça le cœur tout outre,<text:s/>ayant heu(-)<text:line-break/>reusement dressé son estoc, par la volonté de Dieu,<text:line-break/>sous la mamelle gauche : &amp; tout soudain la Forest<text:line-break/>tomba mort, ne tirant ny pieds ny mains : &amp; passa<text:line-break/>de ce monde aux manoirs infernaux, pour receuoir<text:line-break/>condigne salaire de ses mesfaicts. Verdin<text:s/>demeu(-)<text:line-break/>ré victorieux, rendit graces à Dieu, &amp; s'en alla<text:line-break/>tout ioyeux en sa maison. Le bruit de ceste vi(-)<text:line-break/>ctoire courut incontinent par toute la ville, de ma(-)<text:line-break/>niere que Lucrece en ouït parler, &amp; en fut ioyeuse<text:line-break/>quand elle sçeut l'occasion du combat, &amp; comme à<text:line-break/>tresbon droict ce traistre &amp; desloyal auoit esté tué,<text:line-break/>qui luy auoit donné tant de peine, &amp; auoit susci(-)<text:line-break/>té en son esprit vn autre combat, sur le choix<text:line-break/>de l'vn &amp; de l'autre amant qu'elle aimoit tour à<text:line-break/>tour, selon la force du charme qu'elle portoit,<text:s/>le(-)<text:line-break/>quel faisoit aymer le coulpable &amp; vaincu, quand<text:line-break/>elle le portoit : &amp; ne l'ay(a2)t sur soy, elle retournoit en<text:line-break/>sa premiere volonté de vouloir bien au victorieux<text:line-break/>Verdin : lequel elle ayma depuis encore d'vne<text:line-break/><text:span text:style-name="pb">[n.p.]</text:span><text:line-break/>tresgrande affection, &amp; l'eust tousiours aymé sans<text:line-break/>la malice de ce malheureux Negromancien, qui<text:line-break/>employa tellement son art &amp; industrie, à l'endroit<text:line-break/>d'icelle, pour faire qu'elle l'aimast, qu'elle oublia<text:line-break/>le Sieur Verdin, en sorte que le voyant, elle ne le co(-)<text:line-break/>gnoissoit plus. Car le Negromancien l'ayant vn iour<text:line-break/>touchee, auec vne petite verge, elle fut si bien capti(-)<text:line-break/>uee, que le Negromancien qui n'estoit beau de sa<text:line-break/>personne, luy sembla plus beau qu'vn Paris à He(-)<text:line-break/>leine, pour laquelle fut suscitee la guerre de Troye :<text:line-break/>tant qu'vne fois entre autres, le sieur Verdin ay(a2)t par<text:line-break/>vne certaine &amp; oportune occasion accosté sa Damoi<text:line-break/>selle Lucrece, à fin de s'esiouir auec elle de la victoi(-)<text:line-break/>re qu'il auoit obtenue de son ennemy qui se faignoit<text:line-break/>son parfaict amy : &amp; neantmoins le trahissoit, elle le<text:line-break/><text:soft-page-break/>mescogneut tout ainsi que si iamais elle ne l'eust<text:line-break/>veu. Voyez vn peu la force de ces ministres Diabo(-)<text:line-break/>liques. Ce que voyant il luy commença à dire : com(-)<text:line-break/>ment Madamoiselle, ne me cognoissez-vous pas ?<text:line-break/>sçauez vous pas bien que ie suis vostre verdin, lequel<text:line-break/>pour l'amour de vous ay debellé &amp; vaincu en camp<text:line-break/>clos vostre aduersaire &amp; le mien, qui vous auoit<text:line-break/>tant traistreusement charmee ? quel nouueau char(-)<text:line-break/>me vous a tellement surprinse que vous ne me co(-)<text:line-break/>gnoissez pas seulement ? Ha fortune que tu es c(o2)trai(-)<text:line-break/>re à ceux lesquels en loiauté se pourroient v(e2)ter d'e(-)<text:line-break/>stre &amp; passer les plus loyaux qui furent iamais au<text:line-break/>monde ! quel nouueau desastre m'as tu occasionné ?<text:line-break/>te semble il que ie ne sois digne de cueillir à la fin, a(-)<text:line-break/>pres tant de trauerses, &amp; tant de maux qui me sont<text:line-break/>aduenus, vne tant rare &amp; singuliere fleur, plus<text:line-break/><text:span text:style-name="pb">[202]</text:span><text:line-break/>odo(-)riferante que le baulme, que la ciuette &amp; le musc ?<text:line-break/>Tu m'es parauanture contraire, pource qu'il te sem(-)<text:line-break/>ble qu'vn humain ne merite vne chose qui est tant<text:line-break/>sur-humaine que Madamoiselle Lucrece, laquelle<text:line-break/>en beauté passe les plus belles, &amp; en port &amp; grace,<text:line-break/>les mesmes Deesses, voire la belle Cypris. Te con(-)<text:line-break/>tentes tu pas de m'auoir tant trauaillé par le passé,<text:line-break/>sans me donner nouueaux ennuis, &amp; m'ourdir vne<text:line-break/>toille, que parauanture ie ne pourray iamais tistre.<text:line-break/>Ah madamoiselle, qui estes mon seul bien, ma fin, &amp;<text:line-break/>ma ioye : recognoissez vostre Verdin, lequel n'a faict<text:line-break/>difficulté de s'exposer au danger de la vie, &amp; hazard<text:line-break/>des armes pour vous deliurer d'vn grand martyre<text:line-break/>&amp; ennuy, pour auoir raison de nostre commun en(-)<text:line-break/>nemy, &amp; pour vous monstrer qu'il n'auoit rien plus<text:line-break/>cher que vous, sans laquelle il luy est impossible de<text:line-break/>viure. La Damoiselle l'escoutoit parler, &amp; s'esbahis(-)<text:line-break/>soit de ces propos, m(o2)strant par ses c(o2)ten(a2)ces qu'elle<text:line-break/>n'auoit memoire aucune de l'auoir oncques veu ou<text:line-break/>ouy parler de luy, disant : Monsieur, i'ent(e2)s bien que<text:line-break/>vos propos sont fort pathetiques, &amp; pleins d'affe(-)<text:line-break/>ction, mais ie ne crois point que vous ayez faict tant<text:line-break/>de prouësses que vous dictes pour l'amour de moy,<text:line-break/>pource que ie ne sçay pas qui vous estes, &amp; ne vous<text:line-break/>cognois point, &amp; moins ay-ie ouy parler de vous, ou<text:line-break/>vous nommer en aucun lieu. Parquoy, ie vous prie<text:line-break/>ne vous aborder à moy, &amp; ne m'ennuyer d'auanta(-)<text:line-break/>ge, n'estant deliberee de prester iamais<text:s/>l'aureille à vn<text:line-break/>incogneu &amp; estranger : pource que ie me suis bien<text:line-break/>voüee à vn autre sainct. Elle ent(e2)doit parler du Ne(-)<text:line-break/>gromancien, lequel elle aimoit si ard(e2)ment, pource<text:line-break/><text:span text:style-name="pb">[n.p.]</text:span><text:line-break/>comme ie vous ay dict cy deuant, qu'elle y estoit<text:line-break/><text:soft-page-break/>forcee, qu'elle ne pensoit viure que par iceluy, &amp;<text:line-break/>auoit perdu toute souuenance du passé. Parquoy<text:line-break/>le Seigneur Verdin, voyant que nonobstant toutes<text:line-break/>les remonstrances qu'il luy pensoit faire pour la fai(-)<text:line-break/>re rememorer &amp; resouuenir du passé, il ne gaignoit<text:line-break/>rien, ains ne faisoit<text:s/>que rengreger sa douleur : il se<text:line-break/>retira de la ville, &amp; s'en alla aux champs se tenir<text:line-break/>en lieux solitaires, où il eut vn tel regret d'auoir<text:line-break/>perdu ce qu'il cherissoit le plus en ce monde, que<text:line-break/>en peu de mois il mourut, &amp; enchargea à ses heri(-)<text:line-break/>tiers de dire<text:s/>à Madamoiselle Lucrece, si iamais el(-)<text:line-break/>le venoit à reduire en memoire tout ce qui estoit<text:line-break/>aduenu, qu'il estoit mort pour l'amour d'elle, &amp;<text:line-break/>qu'elle eust souuenance de luy. Le pere de la Da(-)<text:line-break/>moiselle ayant esté aduerty que toutes ces piteuses<text:line-break/>tragedies estoient aduenuës à l'occasion de sa fille,<text:line-break/>la resserra tellement, qu'elle ne fut plus veuë en<text:line-break/>public : de maniere que le Negromancien, le plus<text:line-break/>malheureux qui fut oncques, n'en peut auoir ce<text:line-break/>qu'il pretendoit. Et quand la force de son charme<text:line-break/>par laps de temps,<text:s/>&amp; vouloir de Dieu fut cessé, le<text:line-break/>premier amour enuers le Seigneur Verdin luy re(-)<text:line-break/>tourna en la fantasie, &amp; voyant qu'il y auoit long<text:line-break/>temps qu'elle n'auoit parlé à luy, &amp; ne l'auoit veu,<text:line-break/>elle en parla à vne sienne fille de chambre qui co(-)<text:line-break/>gnoissoit toutes ses amours, laquelle l'aduisa de<text:line-break/>tout le passé, du combat de Verdin contre la Forest,<text:line-break/>de la mort de la Forest, du charme qu'elle presumoit<text:line-break/>auoir esté pratiqué par le Negromancien, pour se<text:line-break/>faire aymer d'elle, &amp; oublier le sieur Verdin, comme<text:line-break/><text:span text:style-name="pb">[203]</text:span><text:line-break/>elle auoit faict : du desplaisir du sieur Verdin, lequel<text:line-break/>se voyant mescogneu d'elle, s'estoit retiré aux ch(a2)ps,<text:line-break/>&amp; estoit mort de regret, &amp; comme les heritiers d'i(-)<text:line-break/>celuy l'auoient aduisee de luy dire quand elle seroit<text:line-break/>retournee à soy : pource que l'infortuné<text:s/>amant leur<text:line-break/>en auoit donné la charge, &amp; mesmes de la prier d'a(-)<text:line-break/>uoir à iamais souuenance de luy qui estoit mort<text:line-break/>pour l'amour d'elle, &amp; de fascherie de leur c(o2)mun<text:line-break/>desastre par le moyen d'vn malheureux Negrom(a2)(-)<text:line-break/>cien, auquel il s'estoit trop fié. Madamoiselle Lucre(-)<text:line-break/>ce ayant les yeux ouuerts, &amp; cognoissant quelles tra(-)<text:line-break/>gedies auoient esté ioüees à son occasion, ayant vn<text:line-break/>regret merueilleux de son cher &amp; loyal Verdin, pro(-)<text:line-break/>posa en elle de le suiure, &amp; dit que par sa mort elle<text:line-break/>satisferoit en partie au mescontentement de son bi(e2)<text:line-break/>aymé Verdin : &amp; s'estant enfermee en vne chambre,<text:line-break/>apres vne infinité de regrets &amp; de larmes, de la perte<text:line-break/>d'vn si braue Gentilhomme qui auoit monstré par<text:line-break/>tant de preuues, qu'il l'aimoit vniquem(e2)t, elle print<text:line-break/><text:soft-page-break/>vn cousteau<text:s/>en sa main, &amp; profera telles ou sembla(-)<text:line-break/>bles paroles. Ah chetiue Damoiselle ! que le Soleil<text:line-break/>ne t'a-il veuë aussi tost morte que viue, pour n'estre<text:line-break/>cause de si gr(a2)ds desastres ? ou à tout le moins, pour(-)<text:line-break/>quoy est-ce que i'ay receu ces vains &amp; pernicieux<text:line-break/>dons de nature, qui ont occasionné tant de piteux<text:line-break/>accidens ? il me vaudroit mieux n'auoir iamais esté,<text:line-break/>ou bien que ie fusse morte au berceau, pour obuier à<text:line-break/>tant d'inconueniens. O cher Verdin, quelle recom(-)<text:line-break/>pense as tu receuë d'auoir hazardé ta vie,<text:s/>afin de pu(-)<text:line-break/>nir vn traistre pour l'amour de moy ? la douleur, l'en(-)<text:line-break/>nuy, la tristesse &amp; vn creuecueur, qui tout conduict<text:line-break/><text:span text:style-name="pb">[n.p.]</text:span><text:line-break/>au tombeau. O malheureux Negromancien, quel sub<text:line-break/>iect as tu trouué pour exercer t(a2)t de cruautez ? ô bre(-)<text:line-break/>uet desastré !<text:s/>ô charmes diaboliques, causes de tant<text:line-break/>de malheurs ! que puisse au moins l'autheur d'iceux<text:line-break/>estre puny selon ses demerites. Falloit-il, falloit-il,<text:line-break/>cruelle fortune, que ie te seruisse comme de ioüet, &amp;<text:line-break/>que ie fusse sousmise à tant d'accid(e2)s qui m'ont faict<text:line-break/>perdre par ma faute, ou plustost par la ti(e2)ne, ie ne<text:line-break/>sçay ce secret, celuy qui estoit toute ma c(o2)solation,<text:line-break/>tout mon bi(e2), mon cher Verdin, l'ame duquel il me<text:line-break/>fault maintenant aller chercher là bas, ou en lieu<text:line-break/>qu'elle soit. Elle disoit ces choses,<text:s/>entremeslant vne<text:line-break/>infinité de souspirs &amp; sanglots, &amp; faisant de ses deux<text:line-break/>yeux deux fontaines de larmes. Et en fin, disant : Il est<text:line-break/>temps de partir de ceste misere, pour suiure l'ame de<text:line-break/>mon cher amant, elle se transperça le cœur du cou(-)<text:line-break/>steau qu'elle tenoit, &amp; tomba morte'en la place. Le<text:line-break/>pere aduerty de cecy, fut bien esbahy, &amp; ayant des(-)<text:line-break/>couuert l'occasion de cecy, fit prendre le Negrom(a2)(-)<text:line-break/>cien, lequel ne sçeut tant faire, qu'il se peust preser(-)<text:line-break/>uer par ses arts d'estre condamné &amp; executé par iu(-)<text:line-break/>stice, son procez fait, il fut p(e2)du &amp; estr(a2)glé, finissant<text:line-break/>d'vne mort ignominieuse, comme il meritoit, veu ce<text:line-break/>que dessus. Voilà donc la fin des charmes, voilà la<text:line-break/>fin de ceux lesquels s'aid(e2)t des arts magiques &amp; dia(-)<text:line-break/>boliques, lesquels ont pour<text:s/>vn temps vne partie de<text:line-break/>leur souhait, mais en fin sont recompensez du seruice<text:line-break/>qu'ils font à leur maistre Satan, en pareille monnoie<text:line-break/>que cestui-cy, apres auoir faict beaucoup de mal. On<text:line-break/>dit que le pere de la Damoiselle, qui n'auoit autres<text:line-break/>enfans que ceste fille, fut tellem(e2)t outré de douleur<text:line-break/><text:span text:style-name="pb">[204]</text:span><text:line-break/>de la mort de sa fille, &amp; d'vn tel desastre qui luy e(-)<text:line-break/>stoit aduenu, qu'il en mourut de regret &amp; desplaisir.<text:line-break/>Vous voyez quel lieu la fortune plus muable que<text:line-break/>le vent, a obtenu en ceste piteuse histoire, autant tra(-)<text:line-break/>gique qui se puisse voir.</text:p>
      <text:soft-page-break/>
      <text:p text:style-name="p">La nuict commençoit déja à donner signe aux<text:line-break/>hommes &amp; aux bestes de leur repos ordinaire, qu(a2)d<text:line-break/>la ioyeuse c(o2)pagnie mit fin aux plaisantes &amp; agrea(-)<text:line-break/>bles nouuelles de la iournee. Parquoy le Roy voy(a2)t<text:line-break/>que sa seigneurie &amp; charge venoit à cesser, s'estant<text:line-break/>tiré la verde couronne du chef, il la mit sur la teste<text:line-break/>de madame Lauinie qui auoit esté déja vne fois<text:line-break/>Royne, &amp; se sousriant vn peu, il luy dit. Il ne vous<text:line-break/>desplaira pas de nous commander encores vne fois,<text:line-break/>&amp; de nous estre Royne pour le iour de demain, vous<text:line-break/>suppliant que si i'ay failly en quelque chose au deu<text:line-break/>de ma charge, vous suppleez, par vostre singuliere<text:line-break/>presence, à ma faute : &amp; ay(a2)t dict ainsi, il s'assist. Par(-)<text:line-break/>quoy comme chacun eust loüé l'election de Philon<text:line-break/>qui auoit deposé sa couronne, la nouuelle Royne<text:line-break/>donna ordre à ce qu'elle entendoit faire pour le sou(-)<text:line-break/>per à venir. Et quand il fut prest, ils soupperent tous<text:line-break/>gayement, &amp; apres souper ils receurent la recreation<text:line-break/>accoustumee du son des instrum(e2) : &amp; des chansons,<text:line-break/>&amp; avans passé vne bonne partie de la nuict en tels<text:line-break/>plaisirs, la Royne d(o2)na congé à toute la compagnie,<text:line-break/>&amp; s'en alla reposer.</text:p>
      <text:h text:style-name="Titre1" text:outline-level="1"><text:span text:style-name="pb">[n.p.]</text:span><text:line-break/>SEPTIESME IOVRNEE,</text:h>
      <text:h text:style-name="Titre1" text:outline-level="1">Des cent belles &amp; choisies<text:line-break/>Nouuelles.</text:h>
      <text:p text:style-name="P3630"><text:span text:style-name="T3631">L</text:span>A belle &amp; vermeille lumiere du len(-)<text:line-break/>demain auoit ouuert l'Hemisphere,<text:line-break/>quand la belle Lauinie s'estant leuee,<text:line-break/>fit appeller ses compagnes &amp; les ieu(-)<text:line-break/>nes hommes aussi. Et apres qu'ils se<text:line-break/>furent tous gayement caressez &amp; salüez l'vn l'autre,<text:line-break/>il se mir(e2)t en voye derriere la Royne, l<text:span text:style-name="T3632">aquelle adres(-)</text:span><text:span text:style-name="T3633"><text:line-break/></text:span><text:span text:style-name="T3634">sa ses pas</text:span><text:span text:style-name="T3635"><text:s/>vers vn petit bois, où arriuez, ils commen(-)</text:span><text:span text:style-name="T3636"><text:line-break/></text:span><text:span text:style-name="T3637">cerent à se promener dedans, auec tres grand plaisir,</text:span><text:span text:style-name="T3638"><text:line-break/></text:span><text:span text:style-name="T3639">pource que la fraischeur du matin les recreoit fort,</text:span><text:span text:style-name="T3640"><text:line-break/></text:span><text:span text:style-name="T3641">d'autant que ceste nuict là auoit esté fort chaude : &amp;</text:span><text:span text:style-name="T3642"><text:line-break/></text:span><text:span text:style-name="T3643">prenoient grand plaisir à voir l'herbe menuë &amp;<text:s/></text:span><text:span text:style-name="T3644">es(-)</text:span><text:span text:style-name="T3645"><text:line-break/></text:span><text:span text:style-name="T3646">paisse, outre ce que quand quelque lieure se leuoit de</text:span><text:span text:style-name="T3647"><text:line-break/></text:span><text:span text:style-name="T3648">quelque lieu caché, les Damoiselles en estoient mer(-)</text:span><text:span text:style-name="T3649"><text:line-break/></text:span><text:span text:style-name="T3650">ueilleusem(e2)t recreees. Et apres auoir vn peu passé le</text:span><text:span text:style-name="T3651"><text:line-break/></text:span><text:span text:style-name="T3652">temps, ils s'en retournerent vers la maison, chantans</text:span><text:span text:style-name="T3653"><text:line-break/></text:span><text:span text:style-name="T3654">&amp; deuisans, où estans arriuez</text:span><text:span text:style-name="T3655">, ils trouuerent la table</text:span><text:span text:style-name="T3656"><text:line-break/></text:span><text:span text:style-name="T3657">preste. Et s'estans vn peu reposez, auant que s'asseoir</text:span><text:span text:style-name="T3658"><text:line-break/></text:span><text:span text:style-name="T3659">en table, ils chanterent cinq ou six gayes chansons.</text:span><text:span text:style-name="T3660"><text:line-break/></text:span><text:soft-page-break/><text:span text:style-name="T3661">Et ayans ioyeusement prins leur repas, apres auoir</text:span><text:span text:style-name="T3662"><text:line-break/></text:span><text:span text:style-name="T3663">passé le temps à la d(a2)ce, &amp; autres accoustumez plai(-)</text:span><text:span text:style-name="T3664"><text:line-break/></text:span><text:span text:style-name="T3665">sirs, quic(o</text:span><text:span text:style-name="T3666">2)que voulut s'(e2) alla reposer. Et qu(a2)d l'heure</text:span><text:span text:style-name="T3667"><text:line-break/></text:span><text:span text:style-name="T3668">acoustumee fut venuë, chac(u2) s'assembla au lieu que</text:span><text:span text:style-name="T3669"><text:line-break/></text:span><text:span text:style-name="T3670">dessus pour deuiser, où la Royne toute gaye &amp; alai(-)</text:span><text:span text:style-name="T3671"><text:line-break/></text:span><text:span text:style-name="T3672">gre regardant de ses yeux rians Lisa, voulut qu'elle</text:span><text:span text:style-name="T3673"><text:line-break/></text:span><text:span text:style-name="T3674">c(o2)mençast les Nouuelles de la presente<text:s/></text:span><text:span text:style-name="T3675">iournee, &amp;</text:span><text:span text:style-name="T3676"><text:line-break/></text:span><text:span text:style-name="T3677">pour ceste cause elle commença à dire ainsi.</text:span></text:p>
      <text:h text:style-name="Titre2" text:outline-level="2"><text:span text:style-name="pb">[175]</text:span><text:line-break/>LE SIEVR FRANCOIS IOVIS(-)<text:line-break/><text:span text:style-name="T3678">sant d'vne femme à Milan, s'en va : elle s'abandonne, en</text:span><text:span text:style-name="T3679"><text:line-break/></text:span><text:span text:style-name="T3680">l'absence d'iceluy, à vn amy du Sieur François, lequel</text:span><text:span text:style-name="T3681"><text:line-break/></text:span><text:span text:style-name="T3682">est (a2)tretourné, &amp;</text:span><text:span text:style-name="T3683"><text:s/>ayant descouuert l'affaire, tue son amy,</text:span><text:span text:style-name="T3684"><text:line-break/></text:span><text:span text:style-name="T3685">la femme le poursuit, &amp; il gangne au pied &amp; s'en(-)</text:span><text:span text:style-name="T3686"><text:line-break/></text:span><text:span text:style-name="T3687">fuit.</text:span></text:h>
      <text:h text:style-name="P3688" text:outline-level="2">novvelle i.</text:h>
      <text:p text:style-name="P3689"><text:span text:style-name="T3690">M</text:span>Adame, ie ne m'attendois pas que vo(-)<text:line-break/>stre royalle authorité me donnast au(-)<text:line-break/>iourd'huy ceste charge de commencer<text:line-break/>la presente iournee. Mais puis qu'il<text:line-break/>vous plaist ainsi, i'en suis pareillement<text:line-break/>contente. Ie dy donc belles &amp; cheres damoiselles,<text:line-break/>que la malignité de l'homme n'a fonds ny fin, qu(a2)d<text:line-break/>il peut executer ses conceptions, c(o2)me i'entens vous<text:line-break/>monstrer par vne mienne nouuelle, laquelle ayant<text:line-break/>quelques choses desplaisantes, ne vous sera pourt(a2)t<text:line-break/>peu agreable.</text:p>
      <text:p text:style-name="p">Vous deuez donc sçauoir qu'à Milan, tresancienne<text:line-break/>cité, &amp; au moyen des hommes d'icelle, des siecles<text:line-break/>passez, &amp; des estudes qui y florissent, non moins re(-)<text:line-break/>nommee que grande, estoit vne ieune femme, d'as(-)<text:line-break/>sez g(e2)tile race, &amp; c(o2)uenablem(e2)t pourueue &amp; douee<text:line-break/>des biens de la fortune, &amp; des beautez du corps, de<text:line-break/>laquelle vn Escolier de Pauie, nommé le sieur Fran(-)<text:line-break/>çois, lequel estoit allé là, pour aprendre la Philoso(-)<text:line-break/>phie, s'en<text:s/>amoura outre mesure, &amp; elle ayant d'vn co<text:line-break/>sté, ouy parler des excellentes vertus d'iceluy, &amp; d'au<text:line-break/>tre part, le voyant beau &amp; de bonne grace en deuint<text:line-break/>semblablement fort amoureuse. Et pource que<text:line-break/><text:span text:style-name="pb">[n.p.]</text:span><text:line-break/>sou(-)uent il n'est conuenable, que ce que l'vne &amp; l'autre<text:line-break/>partie desire, n'ait son effect, beaucoup de temps ne<text:line-break/>se passa sans que la femme, estant son mary pour plu(-)<text:line-break/>sieurs affaires, allé à Genes, où le plus du temps il se<text:line-break/>tenoit, à cause de sa trafique de marchandise, le fist<text:line-break/>venir à soy, de maniere qu'ils<text:s/>prindrent ensemble le<text:line-break/>plaisir, le plus grand, ce croy-ie, que l'on puisse trou(-)<text:line-break/><text:soft-page-break/>uer, &amp; continuans ce passetemps, aduint que le Pere<text:line-break/>du Sieur François, lequel estoit vieil, tomba fort ma<text:line-break/>lade, &amp; se sentant venir à la fin, à laquelle il fault<text:line-break/>que quiconque prend naissance vienne, il demanda<text:line-break/>&amp; requit plusieurs fois, de voir son fils, auquel il auoit<text:line-break/>mis la plus grande partie de ses esperances, certifi(a2)t<text:line-break/>que quand il l'auroit veu, il mourroit content. Par(-)<text:line-break/>quoy l'(o2) enuoya soudain à Milan, auec lettres au ieu(-)<text:line-break/>ne h(o2)me, que sans tarder, il vint parler à son pere qui<text:line-break/>tiroit à la fin. Qu(a2)d le ieune h(o2)me eut ent(e2)du ceste<text:line-break/>nouuelle (laquelle veritablem(e2)t deuroit estre facheu(-)<text:line-break/>se &amp; triste à tout homme pourueu d'vn solide iuge(-)<text:line-break/>ment &amp; vraye cognoissance) il fut merueilleusem(e2)t<text:line-break/>esbahy &amp; troublé : non pas que la mort du Pere luy<text:line-break/>amenast ennuy, de laquelle certainem(e2)t il ne se sou(-)<text:line-break/>cioit pas beaucoup, mais pource qu'il luy falloit lais(-)<text:line-break/>ser sa chere &amp; bien aimee dame &amp; maistresse, la(q2)lle il<text:line-break/>aimoit sur toute autre chose, &amp; pensant en soy mes(-)<text:line-break/>me, à diuerses choses, il fut maintesfois tenté, &amp;<text:line-break/>c(o2)me en propos de trouuer excuses, &amp; demourer à<text:line-break/>Mil(a2). Toutesfois époinç(o2)né d'vne raisonnable h(o2)te<text:line-break/>&amp; iuge(a2)t pareillement son retour certain, il delibera<text:line-break/>en fin y aller, mais premierement il le fit ent(e2)dre &amp;<text:line-break/>sçauoir à sa maistresse, auec laquelle, suiu(a2)t l'assigna(-)<text:line-break/>ti(o2) d(o2)nee entre eux, il se deuoit trouuer la nuict<text:line-break/><text:span text:style-name="pb">[206]</text:span><text:line-break/>en(-)suin(a2)t. Or que ceux là lesquels ont senty &amp; sentent<text:line-break/>les flammes &amp; traits d'Amour, rendent entiere foy,<text:line-break/>&amp; tesmoignage des piteuses paroles, regrets, souspirs<text:line-break/>en feu, ameres larmes, &amp; rigoureux s(a2)glots des deux<text:line-break/>am(a2)ts, &amp; principallem(e2)t de la ieune dame. Est(a2)t d(o2)c<text:line-break/>icelle demeuree fort desolee, aduint qu'vn Sienois,<text:line-break/>appellé le Seigneur Giome (lequel auoit esté là c(o2)finé<text:line-break/>&amp; renuoyé par la iustice de la maiesté imperialle, &amp;<text:line-break/>lequel estoit grand amy du sieur François, qui du c(o2)(-)<text:line-break/>sentement neantmoins &amp; vol(o2)té de la dame, l'auoit<text:line-break/>aduerty &amp; aduisé de son amour) commencea à entrer<text:line-break/>en vne nouuelle malice, &amp; à penser vn moyen, par<text:line-break/>lequel il peust prendre auec la dame, amitié charnel(-)<text:line-break/>le, car estans le Sieur François &amp; le mary d'elle tous<text:line-break/>deux loin, &amp; la dame sçachant qu'il cognoissoit ceste<text:line-break/>amour, il pensa qu'aisement il pourroit venir à chef<text:line-break/>de son intention. Deux iours donques apres aussi tost<text:line-break/>qu'il eut la commodité, il fit semblant qu'il auoit<text:line-break/>quelque chose d'importance à dire à la dame. Icelle<text:line-break/>desirant entendre &amp; ouir nouuelles de son Fr(a2)çois,<text:line-break/>aussi tost que tous ceux de sa maison fur(e2)t endormis<text:line-break/>(se faisant à croire que celuy là luy voulust parler du<text:line-break/>sieur François) elle s'en vint à vne fenestre d'vne ga(-)<text:line-break/>lerie, qui respondoit sur la rue, &amp; n'y fut pas plustost,<text:line-break/><text:soft-page-break/>qu'elle vid &amp; cogneut le Sienois, qui l'attendoit, le(-)<text:line-break/>quel s'estant incontin(e2)t approché de la fenestre, salua<text:line-break/>la Dame le mieux qu'il peut, &amp; luy fit sçauoir qu'il<text:line-break/>estoit venu là, pour deuiser auec elle d'vn cas estr(a2)ge<text:line-break/>qui la touchoit, (q2) pource qu'il ne<text:s/>luy pourroit pas si<text:line-break/>tost rac(o2)ter le tout, &amp; que de demourer dehors ce ne<text:line-break/>pouuoit estre auec beaucoup d'h(o2)neur d'icelle, il p(e2)(-)<text:line-break/>soit que ce seroit bien faict, qu'elle luy ouurist l'huis.<text:line-break/>La Dame qui ne trouuoit pas trop bon de se mesler<text:line-break/><text:span text:style-name="pb">[n.p.]</text:span><text:line-break/>tant priuément auec cestuy cy, luy fit responce qu'el(-)<text:line-break/>le ne vouloit aucunement luy ouurir, &amp; que s'il vou(-)<text:line-break/>loit parler à elle d'aucune chose, oubonne ou mau(-)<text:line-break/>maise, il le pouuoit aisement faire, voyant qu'elle e(-)<text:line-break/>stoit plus que volontiers preste de<text:s/>l'ouir. Apres que<text:line-break/>le sieur Giome luy eut faict plusieurs fois entendre,<text:line-break/>que si elle ne le laissoit entrer, il ne luy diroit aucu(-)<text:line-break/>nement, ce qui luy importoit de beaucoup, de ma(-)<text:line-break/>niere que si elle ne le sçauoit, il luy pourroit estre cau<text:line-break/>se de grand dommage, &amp; que se repentant trop tard,<text:line-break/>elle en seroit fachee &amp; dolente. Et ayant apertement<text:line-break/>congnu qu'il ne gaignoit rien &amp; perdoit temps, la<text:line-break/>menaceant que mal luy en aduiendroit, il s'en alla.<text:line-break/>La dame à laquelle l'Amour auoit desia rendu l'es(-)<text:line-break/>prit assez<text:s/>subtil, cogneut assez aysement, que le Sie(-)<text:line-break/>nois eust bien voulu cheuaucher la monture de son<text:line-break/>compagnon, de peur qu'elle vint à s'aparesser, &amp; en(-)<text:line-break/>dormir, &amp; commencea à dire en elle mesme, Que<text:line-break/>dois-ie faire ? que ne prens-ie ceste b(o2)ne fortune qui<text:line-break/>se presente ? que sçay-ie si elle me viendra de long<text:line-break/>temps ? I'ayme le Sieur François, &amp; ne laisseray de<text:line-break/>l'aimer tant que ie viuray, mais pour prendre le bon<text:line-break/>temps, quand ie peux, diminuray-ie pourtant aucu(-)<text:line-break/>ne chose de nostre amour ? M'ostay-ie tellementà luy<text:line-break/>que ie ne me puisse rendre ? certainement non, car<text:line-break/>quand i'auray l'occasion, ie le pourray assouuir. Et<text:line-break/>ne me deuroit point retirer ou destourner de ceste<text:line-break/>entreprinse, ce que ie sçay qu'ils sont compagnons,<text:line-break/>attendu que cestuy cy sçachant le faict du<text:s/>sieur Fr(a2)(-)<text:line-break/>çois, quand il sera retourné, ie pourray plus seurem(e2)t<text:line-break/>iouir de ceste douceur, sans que iamais il le relache.<text:line-break/>Et bien qu'il le sçache, il se plaindra de soymesme,<text:line-break/><text:span text:style-name="pb">[207]</text:span><text:line-break/>comme celuy lequel par vn plus meur conseil, de(-)<text:line-break/>uoit se garder de<text:s/>celuy auquel il se fioit, &amp; ne m'a(-)<text:line-break/>band(o2)ner comme il a faict, &amp; ne suis pas mesmes si<text:line-break/>sotte, que ie croie que s'il trouuoit chose qui luy vint<text:line-break/>à gré, il eust égard à vne si grande amour que ie luy<text:line-break/>porte, &amp; s'abstinst de contenter ses volontez. Et d'a(-)<text:line-break/>uantage, suis-ie asseuree qu'il retourne deçà ? si son<text:line-break/><text:soft-page-break/>pere meurt, il s'adonnera à gouuerner sa maison, &amp;<text:line-break/>me mettra en oubly, ou bien il prendra femme, ou<text:line-break/>bien il sera amoureux d'vne autre : &amp; pourtant ie de(-)<text:line-break/>meureray frustree, ioint que ceste beste<text:s/>de mary se<text:line-break/>tient à Genes &amp; me laisse seule, à fin, ce croy ie, que ie<text:line-break/>me paisse de vent, combien qu'estant icy, il me fait<text:line-break/>souffrir si longues ieusnes, que i'ay bien raison, de<text:line-break/>luy planter les cornes, non seulement au chef, mais<text:line-break/>deu(a2)t les yeux. Ie suis<text:s/>femme &amp; les femmes ne peu(-)<text:line-break/>uent sans vn tresgrand ennuy d'esprit, &amp; grand dan(-)<text:line-break/>ger de maladies, resister aux ardents eguillons de la<text:line-break/>chair : il m'est aduis que ie ne sçaurois mieux auoir<text:line-break/>affaire à autre personne, qu'au Sieur Giome, lequel<text:line-break/>outre ce qu'il est de belle representation, &amp; à ce que<text:line-break/>i'entens, de sang assez noble, a tousiours esté gardian<text:line-break/>de nos fruicts amoureux, &amp; si ie m'arrestois sur ceste<text:line-break/>rigoureuse pensee, il pourroit d'auanture, en mani(-)<text:line-break/>festant nos amours, m'acquerit tel des honneur &amp;<text:s/>vi(-)<text:line-break/>tupere, que ie ne serois iour de ma vie contente ny<text:line-break/>ioyeuse. Parquoy suis-ie deliberee (quoy qui en ad(-)<text:line-break/>uienne) satisfaire entierement, s'il m'en requiert (Et<text:line-break/>Dieu le vueille ainsi) à ses volontez : &amp; s'il ne passe<text:line-break/>outre, &amp; ne se soucie parauanture de ce que ie pense<text:line-break/>ie sçauray neantmoins ce qu'il me voudra dire. Elle<text:line-break/>passa en telles pensees, celle nuict, &amp; vne tresgrande<text:line-break/><text:span text:style-name="pb">[n.p.]</text:span><text:line-break/>partie du iour qui venoit apres, vers la fin duquel,<text:line-break/>icelle sach(a2)t que le Seigneur Giome auoit accoustu(-)<text:line-break/>mé passer à<text:s/>telle heure, par ces quartiers là, elle se mit<text:line-break/>à l'attendre à la fenestre : &amp; il ne tarda pas longue(-)<text:line-break/>ment à y venir &amp; s'y monstrer, &amp; ayant veu icelle le<text:line-break/>receuoir ioyeusement, il se monstra fort courroucé,<text:line-break/>&amp; sans trop ietter les yeux sur elle, il s'en<text:s/>alla. La Da(-)<text:line-break/>me fut d'autant plus enflammee de desir de parler &amp;<text:line-break/>estre auec cestuy cy, qu'elle pensoit voir que moins<text:line-break/>il s'en soucioit. Et proposa, si le ieune homme pas(-)<text:line-break/>soit vne autre fois là deuant, de l'inuiter par signes, à<text:line-break/>venir le soir la trouuer. Et ainsi, peu apres, le chemin<text:line-break/>luy fut ouuert de le pouuoir faire : &amp; pour ceste cau(-)<text:line-break/>se, le sieur Giome voyant qu'il auoit le moyen de ve(-)<text:line-break/>nir au poinct desiré, se reputa le plus content qui fut<text:line-break/>iamais, &amp; à peine d'allegresse, pouuoit il se tenir en<text:line-break/>soymesme. Parquoy ayant le temps propre, il s'a(-)<text:line-break/>gença du tout, se parfuma, &amp; s'en alla tres-ioyeux<text:line-break/>en la maison de la dame : ne sachant, le mauuais &amp;<text:line-break/>desloyal, (q2) Dieu, lequel de ses tresiustes yeux, regarde<text:line-break/>les humaines œuures, seroit irrité d'vne<text:s/>telle trom(-)<text:line-break/>perie, faulte &amp; deception. Et bien que luy &amp; les au(-)<text:line-break/>tres Sienois reputent astuce &amp; plaisir, és entreprinses<text:line-break/>d'amour, de n'auoir egard ny à amy, ny à parent, ny<text:line-break/><text:soft-page-break/>frere, c'est vne chose fort mal faite, &amp; n(o2) seulement<text:line-break/>digne de reprehension,<text:s/>mais aussi d'vn aspre chasti(-)<text:line-break/>ment, c(o2)bien que i'estime, &amp; sois mesmes trescertai(-)<text:line-break/>ne, par l'experience que i'en ay de ceste veufue esh(o2)(-)<text:line-break/>tee, &amp; ainsi croy-ie que tout h(o2)me de bon iugement<text:line-break/>fasse, que sur toutes autres choses, c'est vne perte tres(-)<text:line-break/>grande de demourer priué de la chose en laquelle la<text:line-break/>vie trauaillee &amp; facheuse s'appuie, où tout repos,<text:line-break/><text:span text:style-name="pb">[208]</text:span><text:line-break/>toute paix, &amp; toute ioye se trouue, &amp; pour laquelle<text:line-break/>ores au moyen de la lumiere des beaux yeux, ores par<text:line-break/>les tresdouces parolles nous nous sentons leuer, ains<text:line-break/>mettre aux plus heureuses parties du ciel. Or retour(-)<text:line-break/>nant d'où ie suis partie, ie dy donc que le sieur Giome<text:line-break/>fut receu de la dame &amp; introduit en la maison : &amp; n'y<text:line-break/>fut pas plustost, qu'iceluy au lieu de luy rac(o2)ter mer(-)<text:line-break/>ueilles, se ietta desh(o2)nestem(e2)t sur elle, &amp; l'ayant em(-)<text:line-break/>brassee, commença à la baiser sauoureusement. La<text:line-break/>dame se monstr(a2)t plus retifue qu'autrem(e2)t, s'efforça<text:line-break/>plusieurs fois de s'en defaire, luy demand(a2)t souu(e2)t la<text:line-break/>cause, qui l'auoit amené là, c(o2)me si elle n'eust cogneu<text:line-break/>que le bon h(o2)me eust voulu fourbir le fer, auquel la<text:line-break/>rouille s'estoit parauanture accueillie : &amp; à l'heure<text:line-break/>qu'il vid que la dame s'efforçoit le moins de sortir &amp;<text:line-break/>eschapper de ses bras, il luy descouurit qu'il estoit au<text:line-break/>mourir, à cause de l'amour extreme qu'il luy portoit,<text:line-break/>luy m(o2)strant par belles raisons qui faisoi(e2)t pour luy,<text:line-break/>qu'elle luy deuoit c(o2)plaire, sans doute, &amp; adioustant<text:line-break/>que si elle le refusoit, il s'estoit disposé de n'estre plus<text:line-break/>au m(o2)de, mais qu'en sa presence, il s'ouuriroit le sein<text:line-break/>de l'espee, laquelle il portoit : ce qui ne pourroit estre<text:line-break/>sans son grand dommage &amp; blasme. La Dame oyant<text:line-break/>ces raisons, desquelles elle en auoit au parau(a2)t consi(-)<text:line-break/>deré vne gr(a2)de partie, &amp; craign(a2)t que cestuy cy mist<text:line-break/>en effect ce qu'il auoit dit, voy(a2)t la commodité, &amp; la<text:line-break/>vol(o2)té à ce l'induis(a2)t, s(a2)s beaucoup d'autres def(e2)ses,<text:line-break/>elle se mit à accorder de faire s(o2) plaisir, &amp; le Sienois,<text:line-break/>bailla si bien du plat, &amp; consola tellement la Dame,<text:line-break/>qu'elle se reputa contente, &amp; le reputa vaillant, &amp;<text:line-break/>se retrouu(a2)s ensemble plusieurs autres fois, auec plus<text:line-break/>de loisir &amp; c(o2)modité, le Sienois au(a2)t (q2) cesser, mit en<text:line-break/><text:span text:style-name="pb">[n.p.]</text:span><text:line-break/>la teste de la Dame, que c'estoit bien faict de donner<text:line-break/>congé au Sieur Fr(a2)çois. La Dame laquelle auoit trou<text:line-break/>ué cestui-cy le plus roide &amp; vaillant cheualier aux<text:line-break/>batailles amoureuses, &amp; desiroit luy faire croire, que<text:line-break/>non pas l'appetit effrené &amp; tres-ardent, qui a accou(-)<text:line-break/>stumé d'induire &amp; attirer la plus part de ses sembla(-)<text:line-break/>bles, (sauf l'honneur &amp; reuerence des treschastes &amp;<text:line-break/>belles femmes) mais vnevraye amour l'eust c(o2)train(-)<text:line-break/><text:soft-page-break/>te à s'abandonner entierement à luy, aisement s'y ac(-)<text:line-break/>corda. Ce pendant le Sieur François, apres que son<text:line-break/>pere fut mort, ayant en peu de iours, donné ordre à<text:line-break/>ses affaires, pensant auoir de mouré mille ans, sans<text:line-break/>voir sa maistresse, il s'en retourna à Milan, &amp; là où<text:line-break/>il pensoit trouuer repos de son long ennuy, &amp; passer<text:line-break/>autant de nuicts en liesse &amp; plaisir, qu'il auoit faict<text:line-break/>en pleur, il la trouua du tout changee, &amp; hors<text:s/>de vo(-)<text:line-break/>lonté de plus luy complaire, l'ay(a2)t en horreur, com(-)<text:line-break/>me le diable, faisant tout ce qu'elle pouuoit, pour<text:line-break/>luy faire despit : dequoy il estoit fort mal content, &amp;<text:line-break/>n'en receuoit pas moins de merueille que de facherie<text:line-break/>&amp; douleur, pensant que sans<text:s/>auoir aucunement fail(-)<text:line-break/>ly, force luy estoit de perdre ce qu'il estimoit beau(-)<text:line-break/>coup. Et voyant que nonobstant tous ses efforts, &amp;<text:line-break/>industrie, il ne pouuoit paruenir à ce qu'il desiroit,<text:line-break/>il pourpensa vne chose, laquelle, sans en parler à<text:line-break/>Giomeson compagnon (lequel pour se monstrer cu(-)<text:line-break/>rieux de la vie &amp; de l'honneur d'iceluy, l'auoit beau(-)<text:line-break/>coup de fois reprins, &amp; ordy de longues trainees,<text:line-break/>pour le retirer de ce qu'il desiroit auoir tout seul) il<text:line-break/>s'efforcea de mettre en effect, &amp; en cela, la fortune<text:line-break/>luy fut aucunement fauorable. Il y auoit vne maison<text:line-break/>ioignant celle de la Dame en laquelle demouroit vn<text:line-break/><text:span text:style-name="pb">[209]</text:span><text:line-break/>certain bonnetier, homme de peu de moy(e2)s, mais<text:line-break/>de grand cœur, &amp; tresancien &amp; mortel ennemy du<text:line-break/>mary de ceste femme. Le sieur François commença<text:line-break/>à prendre accointance auec cestui-cy, tenant quasi<text:line-break/>pour certain, qu'il luy deust estre fauorable. Et plu(-)<text:line-break/>sieurs iours ne se passerent, que Barthelemy se voy(a2)t<text:line-break/>(qui estoit le nom du Bonnetier) caressé &amp; honoré,<text:line-break/>demonstroit aussi à l'encontre, vne grande &amp; infinie<text:line-break/>amitié enuers le sieur François, lequel ayant tous(-)<text:line-break/>iours l'œil sur la Dame &amp; le sieur Giome, &amp; craign(a2)t<text:line-break/>qu'elle tombee en soupçon de ceste amitié, ne se des<text:line-break/>petrast &amp; deffist des filets, qu'il luy vouloit tendre,<text:line-break/>&amp; que l'autre le reprint aigrement, comme il auoit<text:line-break/>accoustumé de faire, en fin il se resolut de decouurir<text:line-break/>au Bonnetier son intention. L'ayant donc inuité vn<text:line-break/>soir, il luy dist apres soupper, Barthelemy, pource (q2)<text:line-break/>voz gentilesses sont grandes, &amp; la passion que ie por(-)<text:line-break/>te au cœur intolerable, me sentant enhardy de l'vn &amp;<text:line-break/>forcé de l'autre, ie vous suplie me faire vn plaisir, du<text:line-break/>quel vous ne sçauriez receuoir ny deshonneur ny au(-)<text:line-break/>cun dommage : &amp; en cest endroit ayant commencé à<text:line-break/>deduire son amour, &amp; luy ayant narré le tout distin(-)<text:line-break/>ctement iusques à la fin, il le pria, au lieu de grande<text:line-break/>faueur, le vouloir laisser monter, par vn mur de sa<text:line-break/>court, sur vn porche de la maison de ceste Dame, d'où<text:line-break/><text:soft-page-break/>apres, il auroit la c(o2)modité d'entrer en sa chambre,<text:line-break/>sans qu'aucun le peust voir. Barthelemy, tant à cause<text:line-break/>de la haine qu'il portoit à son voisin, &amp; à ce qui luy<text:line-break/>apartenoit, que pource qu'il aimoit les estrangers (se(-)<text:line-break/>lon la coustume de la plus part des Milanois) &amp; fai(-)<text:line-break/>soit cas du sieur François, fit responce qu'il estoit du<text:line-break/>tout à son commandem(e2)t, &amp; que si d'au(a2)ture il estoit<text:line-break/><text:span text:style-name="pb">[n.p.]</text:span><text:line-break/>decouuert, il deuoit sortir par l'vn des deux huis, de<text:line-break/>la maison d'icelle, &amp; n(o2) pas retourner par ce mesme<text:line-break/>chemin, ou voye. Ayant aduisé cela entre eux, le soir<text:line-break/>d'apres, le Sieur François garny de ses armes, s'(e2) alla<text:line-break/>en la maison de Barthelemy, &amp; auec l'aide d'iceluy,<text:line-break/>à l'heure que la Dame souppoit, on le fit monter sur<text:line-break/>le porche, &amp; de là il entra tout bellement &amp; sans<text:line-break/>bruit en la ch(a2)bre d'icelle, &amp; se mit souz le lict, auec<text:line-break/>ferme propos, d'att(e2)dre<text:s/>qu'elle se couchast, à fin de se<text:line-break/>decouurir, &amp; essayer par tous moyens de r'entrer en<text:line-break/>possession des bi(e2)s qu'il auoit perduz : mais il se trou(-)<text:line-break/>ua merueilleusement loing de son c(o2)pte, pour ce que<text:line-break/>la Dame, attend(a2)t ceste nuict là, son Giome, ne s'en<text:line-break/>alla coucher, &amp; ne se despouilla point, ains, sur la my<text:line-break/>nuict, elle s'en alla tout doucement ouurir l'huis à<text:line-break/>son Giome, Le Sieur François, ayant veu premiere(-)<text:line-break/>ment que la Dame ne s'en alloit coucher, &amp; puis<text:line-break/>l'oy(a2)t sortir de la Ch(a2)bre, se douta bi(e2) de quel(q2) fre(-)<text:line-break/>daine, &amp; prenoit garde à ce qu'elle feroit, qu(a2)d elle re<text:line-break/>tourna auec son Giome, &amp; ne furent pas plustost en(-)<text:line-break/>trez en la ch(a2)bre &amp; enfermez ded(a2)s, qu'elle se ietta à<text:line-break/>son col, &amp; l'estreign(a2)t &amp; serr(a2)t fort tendrement,<text:s/>&amp;<text:line-break/>le baisant, elle sembloit s'en destruire &amp; c(o2)sommer.<text:line-break/>Le pauure am(a2)t qui estoit caché dessouz le lit, voy(a2)t<text:line-break/>bi(e2) toute chose, accompagné de tresameres pensees<text:line-break/>cuida mourir de douleur. C(o2)siderez maintenant, par<text:line-break/>vous mesmes mes dames si d'au(a2)ture autresfois cest<text:line-break/>enragé esprit de ialousie a peu trouuer lieu en vostre<text:line-break/>cœur, c(o2)me ie croy fermem(e2)t, qu'il vous soit aduenu<text:line-break/>plusieurs fois en voz amours, pource que ie sçay bi(e2) (q2)<text:line-break/>vous estes de chair, c(o2)me nous autres, de quelles poi<text:line-break/>gn(a2)tes saiettes le trauaillé ieune h(o2)me, se sentit à lors<text:line-break/><text:span text:style-name="pb">[210]</text:span><text:line-break/>outré : La ialousie certainem(e2)t est vne douleur, qui<text:line-break/>surpasse tout autre : ceste ialousie, est la crainte, laquel<text:line-break/>le conduit par mille voyes &amp; moyens, vn tres froid<text:line-break/>venin au cœur, elle<text:s/>est l'absynthe, elle est la lume &amp;<text:line-break/>le siel qui trouble &amp; gaste toute douceur amoureuse,<text:line-break/>elle est, en fin, la passion, qui suprime toute raison &amp;<text:line-break/>entendement, &amp; qui souuentes fois nous faict vser de<text:line-break/>cruauté c(o2)tre nous mesmes. Retournant, ie dy qu'a(-)<text:line-break/>pres (q2) la dame eut receu le Sienois de telle allegresse<text:line-break/><text:soft-page-break/>que l'on a accoustumé faire ce que l'on aime, ils s'ac(-)<text:line-break/>corderent de se despouiller, &amp; se mettre ded(a2)s le lict,<text:line-break/>c(o2)me le plus souuent ils auoient accoustumé defaire<text:line-break/>où apres auoir paracheué la<text:s/>premiere dance, ils com(-)<text:line-break/>mencer(e2)t à parler du Sieur Fr(a2)çois, de maniere, qu'il<text:line-break/>pouuoit bi(e2) ouir tout, &amp; la Dame luy rac(o2)toit d'vne<text:line-break/>part, les iniures lesquelles, qu(a2)d elle pouuoit, elle s'ef<text:line-break/>forçoit de luy faire : &amp; d'autre costé, le sieur<text:s/>Giome<text:line-break/>referoit les propos, qu'il luy faisoit sortir de la bou(-)<text:line-break/>che, &amp; le b(o2) c(o2)seil qu'il luy d(o2)noit d'heure en heure.<text:line-break/>Ce pend(a2)t le Sieur Fr(a2)çois pensant aux outrages re(-)<text:line-break/>ceuz par la dame, à l'esperance perdue, &amp; se voyant<text:line-break/>t(a2)t deçeu par celuy, auquel il disoit tout son secret,<text:line-break/>eut plusieurs fois enuie de voir tous les deux, mais<text:line-break/>pensant qu'il ne le pouuoit faire sans vn tresgr(a2)d d(a2)(-)<text:line-break/>ger, il delibera tarder, iusques à t(a2)t que par vn plus<text:line-break/>aisé moyen, il peust executer son cruel dessein. Les<text:line-break/>deux amans ay(a2)t mis fin à leurs delectables embras(-)<text:line-break/>sem(e2)s, apres (q2) Giome fut party, la dame laquelle au<text:line-break/>son des baisers, auoit bi(e2) ballé quatrefois, est(a2)t lasse<text:line-break/>s'endormit. Parquoy le Sieur François sortit de des(-)<text:line-break/>souz le<text:s/>lict, &amp; voy(a2)t ceste dame, il s'arresta vn peu à la<text:line-break/>regarder, &amp; ne se peut quasi garder de la baisser &amp;<text:line-break/><text:span text:style-name="pb">[n.p.]</text:span><text:line-break/>se coucher aupres d'elle : toutefois se resouuenant du<text:line-break/>tort qui luy auoit esté faict : s'est(a2)t r'enflammé d'ire<text:line-break/>il ouurit tout doucement l'huis de la rue, pour sortir<text:line-break/>&amp; le refermant, sans dire autre chose à Barthelemy,<text:line-break/>lequel estoit esueillé à attendre, il s'en retourna fort<text:line-break/>triste en sa maison où plusieurs fois il maudit sa for(-)<text:line-break/>tune, &amp; proposa en soy mesme ce qu'il deuoit faire.<text:line-break/>Parquoy estant iour, &amp; ayant rencontré Barthelemy<text:line-break/>il le remercia fort, certifiant qu'il auoit entierement<text:line-break/>receu ses plaisirs, dequoy Barthelemy demeura fort<text:line-break/>content, pensant que l'affaire estoit mieux reüssie,<text:line-break/>qu'il ne pensoit. Et faisant la meilleure mine qu'il<text:line-break/>pouuoit, il accueillit Giome, lequel pour reporter<text:line-break/>quelques beaux propos à sa Dame, l'estant allé voir en<text:line-break/>sa maison, estoit entré auec luy en deuis, &amp; s'effor(-)<text:line-break/>coit de le faire parler, ce qu'il faisoit volontiers. Mais<text:line-break/>comme le iour commenceast à perdre sa<text:s/>lumiere, &amp;<text:line-break/>le Sieur Giome, ayant volonté d'aller, pour quelques<text:line-break/>siennes affaires, parler au Seigneur don Ferand, ils se<text:line-break/>separerent, l'vn p(e2)sant de se v(e2)ger, &amp; l'autre se trou(-)<text:line-break/>uer es mesmes plaisirs de la nuict precedente : &amp; e(-)<text:line-break/>stans en ceste p(e2)see, le Sieur Giome, s'aproch(a2)t l'heu<text:line-break/>re d'aller auec sa dame, pource qu'il en estoit ainsi<text:line-break/>demouré d'accord auec elle, sortit de la maison. Et ne<text:line-break/>fut à peine dehors, que le Sieur François, lequel<text:line-break/>auoit entendu qu'il y deuoit aller à ceste heure là,<text:line-break/><text:soft-page-break/>l'assaillit, à vn certain passage, &amp; sans qu'il se peust<text:line-break/>aprester à la defense, il le tua incontinent de deux<text:line-break/>coups d'estoc qu'il luy donna au sein, &amp; s'en retour(-)<text:line-break/>na en la maison, où pensant s'estre v(e2)gé, &amp; auoir re(-)<text:line-break/>tranché tout empeschement qui luy peust nuire, il<text:line-break/>commencea à changer ceste rigueur de laquelle vn<text:line-break/><text:span text:style-name="pb">[211]</text:span><text:line-break/>peu auparauant il s'estoit armé, à la ruine non seule(-)<text:line-break/>ment du Sieur Giome, mais de la Dame, en plaisan(-)<text:line-break/>tes &amp; douces pensees, &amp; à s'efforcer de r'auoir par<text:line-break/>astuce, ce qu'il ne pouuoit pas auoir par vne feruente<text:line-break/>amour, &amp; pour ceste cause, estant sorty &amp; s'estant<text:line-break/>vestu en sorte qu'il sembloit le Sieur Giome, il se tr(a2)s<text:line-break/>porta vers la Dame, laquelle ayant attendu bonne<text:line-break/>piece, iugeant cestui cy estre son amant, luy ouurit<text:line-break/>&amp; auec tresdoux baisers le receut, &amp; iceluy se voiant<text:line-break/>à l'obscur, l'embrassa promptement, &amp; l'assaillit, en<text:line-break/>ce point, &amp; sur le champ, dequoy la Dame ne s'es(-)<text:line-break/>merueilla point, pource que le Sieur Giome auoit<text:line-break/>le plus souuent accoustumé d'en faire ainsi. Et ayant<text:line-break/>mis fin à la besongne, elle le mena en sa chambre,<text:line-break/>où (au moyen de la chandelle quiy estoit allumee)<text:line-break/>ayant decouuert la tromperie, elle demoura la plus<text:line-break/>dolente femme qui fut iamais, &amp; sans dire autre cho<text:line-break/>se, ellé baissa les yeux en terre de gr(a2)de h(o2)te.<text:s/>Au lieu<text:line-break/>que le Sieur François la deuoit reprendre, il comm(e2)(-)<text:line-break/>ça doucement à la prier, qu'il luy pleust le remettre<text:line-break/>en sa grace, attendu qu'il luy auoit tousiours esté<text:line-break/>tresloyal &amp; vray amant, &amp; que le Sieur Giome, le(-)<text:line-break/>quel elle aimoit ard(e2)ment, &amp;<text:s/>auquel elle auoit fi(a2)ce,<text:line-break/>l'auoit trompee &amp; trahie, ne se souci(a2)t point d'elle :<text:line-break/>attendu que ce soir, deuant iceluy aller vers vne au(-)<text:line-break/>tre femme, il estoit venu vers luy, &amp; aiant demandé<text:line-break/>pard(o2) de ceste amour, &amp; promis de plus ne s'en em(-)<text:line-break/>pescher ou entremester, il l'auoit en son lieu, enuoyé<text:line-break/>vers elle, à fin qu'elle en fust plus troublee, &amp; s'ostast<text:line-break/>detoute eesper(a2)ce d'estre iamais aymee de luy. Et pour<text:line-break/>mieux faire croire cela à ceste femme, il luy raconta<text:line-break/>quasi toutes les parolles, qu'ils auoi(e2)t tenues de luy<text:line-break/><text:span text:style-name="pb">[n.p.]</text:span><text:line-break/>la nuict precedente, &amp; icelle pleurant estrangement,<text:line-break/>commencea à le prier, que son plaisir fust de s'en al(-)<text:line-break/>ler, &amp; qu'elle auoit proposé en son cœur, de iamais<text:line-break/>ne s'asuiettir, tant qu'elle viuroit, ny à luy, ny à autre<text:line-break/>personne, &amp; qu'autrement elle se vengeroit de la<text:line-break/>tr(o2)perie que le Sieur Giome luy auoit iouee. Le sieur<text:line-break/>François la tenant tousiours embrassee la consoloit<text:line-break/>&amp; prioit entremeslant aussi quelques larmes aux pa(-)<text:line-break/>rolles, Mais tout cela ne seruoit de rien, &amp; l'ayant<text:line-break/>long temps priee, il delibera vser de force, s'aduisant<text:line-break/><text:soft-page-break/>que quand elle auroit c(o2)mencé à gouster ceste dou(-)<text:line-break/>ceur, toute rancune se mettroit en oubly, mais tout<text:line-break/>fut en vain, pource que la Dame courroucee le fai(-)<text:line-break/>soit non seulement tenir dehors, mais aussi suer &amp;<text:line-break/>trauailler plus qu'il n'eust voulu. Estant donc en ce<text:line-break/>debat que vous ay dict, ou fust à cause du grand tra(-)<text:line-break/>uail, ou pource qu'il sentoit vn remords de consci(e2)(-)<text:line-break/>ce, pour le meurtre commis, le Sieur François vint à<text:line-break/>vne telle angoisse<text:s/>qu'il tomba à demy mort en terre,<text:line-break/>de maniere que tout signe de vie sembloit amorty<text:line-break/>en luy. La Dame saisie de tant &amp; diuerses passions,<text:line-break/>demeura comme vne pierre insensible, &amp; ayant de(-)<text:line-break/>mouré long temps à regarder ce spectacle : &amp; qu'elle<text:line-break/>l'eust touché pour le faire reuenir, &amp; voyant qu'elle<text:line-break/>n'en pouuoit venir à bout, elle pensa certainement<text:line-break/>qu'il fust mort, &amp; voyant que si elle le tenoit trop<text:line-break/>long temps, là, on l'y trouueroit encore de iour, elle<text:line-break/>se vint à souuenir d'vne estr(a2)ge maniere de se deli(-)<text:line-break/>urer, &amp; ayant reprins ses forces, elle vint à penser<text:line-break/>qu'elle deuoit chercher en vn sien coffre (pource<text:line-break/>qu'elle ne pouuoit auoir aucune corde, sans<text:line-break/><text:span text:style-name="pb">[212]</text:span><text:line-break/>reueil(-)ler ceux là de la maison) certaines bandes, les(-)<text:line-break/>quelles l'annee de deu(a2)t elle auoit faict<text:s/>faire, pour vn<text:line-break/>sien fils: &amp; les ayant trouuees &amp; mises bout à bout,<text:line-break/>elle lia le ieune homme comme mort, &amp; ayant ou(-)<text:line-break/>uert vne sienne fenestre, qui regardoit sur vne pe(-)<text:line-break/>tite ruette non beaucoup hantee, elle le mit dessus,<text:line-break/>&amp; le deuala en bas: &amp; Dieu l'ayma tant qu'il n'eust<text:line-break/>autre mal, excepté qu'il toucha la muraille aucu(-)<text:line-break/>nefois de la teste, autrefois des iambes. Parquoy est(a2)t<text:line-break/>descendue &amp; l'ayant dessié, elle se mit à le prendre<text:line-break/>par le trauers, pour le porter vn peu loin de sa mai(-)<text:line-break/>son, &amp; ne le pouuant bien porter, elle luy laissoit<text:line-break/>amasser le peu de fange qui estoit là. Et à ceste cause,<text:line-break/>le pauure ieune homme estant reuenu à soy, ietta<text:line-break/>vn grand souspir &amp; dist. Mon Dieu, où suis-ie ? La<text:line-break/>dame plus estonnee de trouuer qu'il estoit en vie,<text:line-break/>qu'elle n'auoit esté auparauant de le voir mort,<text:line-break/>l'ayant laissé donner en terre rudement &amp; des<text:line-break/>reins &amp; de la teste, s'enfuit en la maison. Le ieune<text:line-break/>homme quasi hors de soymesme ayant vn peu de(-)<text:line-break/>mouré là, se retira, auec grand peine en sa maison. Il<text:line-break/>y eut le matin grand &amp; diuers bruit de la mort du<text:line-break/>sieur Giome, mais personne ne toucha au but, tou(-)<text:line-break/>chant la verité du meurtre. Giomefut honorablem(e2)t<text:line-break/>enseuely ce iour mesme, selon son degré. La femme<text:line-break/>ayant entendu cest accident, imagina incontinent<text:line-break/>que le Sieur François l'auoit tué: Et se souuen(a2)t qu'el<text:line-break/>le auoit trouué l'huis de sa chambre ouuert, le matin<text:line-break/><text:soft-page-break/>dont la nuict precedente, elle auoit esté auec le sieur<text:line-break/>Giome, &amp; qu'il pouuoit estre, qu'il les auoit escoutez<text:line-break/>en la ch(a2)bre, &amp; p(e2)s(a2)t à lheure (q2) le Sieur Giomeauoit<text:line-break/>esté tué &amp; à toute autre chose, elle s'asseura qu'il<text:line-break/><text:span text:style-name="pb">[n.p.]</text:span><text:line-break/>estoit ainsi. Parquoy craignant que le mal-faicteur<text:line-break/>ne se retrouuast, ou qu'il luy iouast quelque mauuais<text:line-break/>tour, ou descouurist à autres, ceste amour, elle en(-)<text:line-break/>uoya querir le lendemain vne vieille, laquelle aupar(-)<text:line-break/>auant auoit demeuré long temps en la maison de la<text:line-break/>mere d'icelle, &amp; pour le present gaignoit sa vie à filer<text:line-break/>&amp; lauer du linge, en la maison d'vn sien frere, &amp; la<text:line-break/>pria de faire en sorte, que son frere lequel estoit des<text:line-break/>sergens du Preuost de Milan, vint incontinent à elle<text:line-break/>ce qui fut faict. La Dame luy ayant premierement<text:line-break/>oingt la main, pria cest homme de faire comman(-)<text:line-break/>dement à quelqu'vn qu'elle luy monstreroit de la<text:line-break/>part du Preuost ou Iuge, de comparoir incontinent<text:line-break/>deuant luy. Le sergent s'y accorda, bien que mal vo(-)<text:line-break/>lontiers, pour le danger qu'il auoit peur d'en encou(-)<text:line-break/>rir, mais ceste femme luy dist, qu'il n'y auoit aucun<text:line-break/>mal, &amp; que s'il en tomboit en danger, elle promettoit<text:line-break/>l'(e2) retirer. La ieune f(e2)me n(o2) moins courageuse qu'a(-)<text:line-break/>uisee s'estant d(o2)c mise à la fenestre, elle acc(o2)moda le<text:line-break/>serg(e2)t en part, d'où il pouuoit, sans estre veu, aduiser<text:line-break/>quiconque passoit, &amp; l'amy venant pas à pas, n'arre(-)<text:line-break/>sta guere à y arriuer, auquel ceste f(e2)me fit vne laide<text:line-break/>chaire, &amp; peu apres, luy enuoya cest habile homme<text:line-break/>de sergent, lequel faisant tresdiligemment son office<text:line-break/>espouuanta tellement le pauure François, qu'ayant<text:line-break/>prins le peu d'argent qu'il auoit, ayant baillé le reste<text:line-break/>au maistre de la maison, gangna au pied, &amp; se retira<text:line-break/>à Pauie, où par la peur &amp; malaise, quel(q2)s mois apres<text:line-break/>il mourut. Telle fut la fin, tresbelles dames, de l'in(-)<text:line-break/>fortune François, sur laquelle l'on peut dire, qu'es<text:line-break/>affaires d'amour, l'homme ne se doit fier ny en com(-)<text:line-break/>pagnon, ny en aucun amy, car<text:s/>si ce que l'on dist est<text:line-break/><text:span text:style-name="pb">[213]</text:span><text:line-break/>veritable, que pour la seigneurie &amp; amour, l'homme<text:line-break/>n'a esgard à aucune chose, à quel propos, &amp; de quel<text:line-break/>courage vn Seigneur peut recomm(a2)der &amp; commet(-)<text:line-break/>tre sa Seigneurie à vn sien amy ? &amp; comment peult<text:line-break/>l'amant se fier à vn autre qui soit de chair à luy lais<text:line-break/>ser en garde vn subiect aimable, &amp; naturellem(e2)t de(-)<text:line-break/>siré d'vn chacun ? Giome a cherché son profit, &amp; le<text:line-break/>sieur François a mal faict de se fier en luy. Ie ne dy<text:line-break/>rien de la f(e2)me, pource qu'est(a2)t vn subiect muable,<text:line-break/>on ne doibt prendre pied à son faict. Elle est toute<text:line-break/>lasciue, &amp; n'estime rien, hors-mis la beauté. Et tant<text:line-break/>plus vous autres femmes estes courtisees &amp; sollici(-)<text:line-break/><text:soft-page-break/>tees, vous acquerez d'autant plus grande reputation<text:line-break/>&amp; faueur. Parquoy, messieurs, auec licence<text:s/>neant(-)<text:line-break/>moins de ces honorables dames, gardez vous de ces<text:line-break/>vostres ennemies.</text:p>
      <text:h text:style-name="Titre2" text:outline-level="2">VALERE ESTANT DEVENV A(-)<text:line-break/><text:span text:style-name="T3691">moureux de Beatrix, la requiert de son amour: le mary</text:span><text:span text:style-name="T3692"><text:line-break/></text:span><text:span text:style-name="T3693">d'icelle sçachant celà, faict en la prefence de Valere, à</text:span><text:span text:style-name="T3694"><text:line-break/></text:span><text:span text:style-name="T3695">la femme d'iceluy, ce qu'il vouloit faire</text:span><text:span text:style-name="T3696"><text:s/>à la sienne.</text:span></text:h>
      <text:h text:style-name="P3697" text:outline-level="2">Novvelle ii.</text:h>
      <text:p text:style-name="P3698"><text:span text:style-name="T3699">T</text:span>Ous commencerent à parler de cest acci(-)<text:line-break/>dent, qui disant vne chose, qui vne autre,<text:line-break/>qu(a2)d Philon qui cognoissoit que c'estoit<text:line-break/>à luy de parler, ayant auec la main cour(-)<text:line-break/>toisement imposé silence à tous, commença à dire<text:line-break/>ainsi.</text:p>
      <text:p text:style-name="p">Belles &amp; gaillardes Damoiselles, la femme de<text:line-break/>laquelle l'on a parlé à ceste heure, ne doit pas estre<text:line-break/><text:span text:style-name="pb">[n.p.]</text:span><text:line-break/>appellee femme, ains plustost vne cruelle beste, ruine<text:line-break/>de soymesme, &amp; d'aut(a2)t plus digne de blasme, que<text:line-break/>Beatrix digne de loüange, de laquelle ie<text:s/>vous veux<text:line-break/>parler à present, pource que ceste cy sauuant son h(o2)(-)<text:line-break/>neur, ne voulut diffamer aucun, comme vous orrez.</text:p>
      <text:p text:style-name="p">L'on m'a dict autrefois qu'il y auoit à Parme vn<text:line-break/>ieune homme d'assez honorable maison, nommé<text:line-break/>Valere, doüé par la nature de beauté, mais<text:s/>fort lascif.<text:line-break/>Cestui-cy estoit marié à vne belle &amp; vertueuse fem(-)<text:line-break/>me, appellee Marguerite, de laquelle encore qu'elle<text:line-break/>fust tres-belle, il ne se cont(e2)toit pas, mais il estoit a(-)<text:line-break/>moureux de toutes les femmes de Parme, &amp; leur fai(-)<text:line-break/>soit l'amour. Cestui-cy estoit vn de ceux qui ne font<text:line-break/>c(o2)pte des Roines, &amp; puis renc(o2)trent du v(e2)t. Aduint<text:line-break/>qu'entre les Dames qu'il courtisoit, se trouuoit vne<text:line-break/>merueilleusem(e2)t accorte &amp; sage, appellee Beatrix, la(-)<text:line-break/>quelle estoit bi(e2) informee de quelle nature estoit ce(-)<text:line-break/>stui-cy. Ceste cy ne failloit pas de luy respondre, ius(-)<text:line-break/>ques au limite de h(o2)nesteté: en tout ce qu'elle estoit<text:line-break/>par luy recherchee, à sçauoir és salutati(o2)s &amp; œillades,<text:line-break/>ce qu'elle faisoit plustost pour se moquer de luy, que<text:line-break/>pour ce qu'il luy fust agreable, ou l'aimast aucune(-)<text:line-break/>m(e2)t, att(e2)du qu'outre l'h(o2)nesteté de ceste femme qui<text:line-break/>ne permettoit qu'elle portast à h(o2)me du m(o2)de, hors(-)<text:line-break/>mis à son mary aucune affecti(o2) qui ne fust h(o2)neste,<text:line-break/>Valere auoit le renom &amp; bruit du plus<text:s/>gr(a2)d venteur<text:line-break/>du m(o2)de. Cest amour s'est(a2)t d(o2)c passé plusieurs mois<text:line-break/>en ceste maniere, auec l'entretenement d'œillades &amp;<text:line-break/>salutati(o2)s, Valere delibera en venir à quelque bonne<text:line-break/>fin, s'il estoit possible. Parquoy s'estant faict faire vne<text:line-break/><text:soft-page-break/>lettre (car il n'estoit pas si habile homme qu'il l'eust<text:line-break/>sçeu dicter) il l'enuoya à Beatrix par vne incogneuë<text:line-break/><text:span text:style-name="pb">[214]</text:span><text:line-break/>&amp; ruzee messagere, la suppli(a2)t auoir desormais pitié<text:line-break/>de ses l(a2)gueurs, &amp; le rec(o2)penser de son long seruice.<text:line-break/>La dame ayant receu ceste missiue, fut fort troublee,<text:line-break/>&amp; pensa que ce ne se deuoit plus pr(e2)dre en ieu, con(-)<text:line-break/>siderant que la hardiesse de cestui-cy, luy pouuoit a(-)<text:line-break/>mener ou d(o2)mage ou deshonneur: pource que si son<text:line-break/>mary en eust ouy parler, il eust pensé qu'elle l'eust<text:line-break/>aduisé &amp; asseuré de ce faire: d(o2)t luy adui(e2)droit mal(-)<text:line-break/>heur, sans ce que Valere donnoit occasion de parler<text:line-break/>d'elle à vne personne infame, qu'estoit celle qui luy<text:line-break/>auoit apporté ceste lettre. Elle dit d(o2)c iniure à la mes<text:line-break/>sagere, &amp; la menace de la faire estropier,<text:s/>la chass(a2)t de<text:line-break/>la plus gr(a2)de furie du m(o2)de. Et puis elle enuoya vne<text:line-break/>sienne loyalle chambriere à Valere, &amp; luy fit dire,<text:line-break/>qu'il regardast bien de ne plus c(o2)mettre semblables<text:line-break/>choses, &amp; ne regarder où elle seroit, pource qu'elle le<text:line-break/>feroit sçauoit à<text:s/>son mary, d(o2)t ne luy pourroit adue(-)<text:line-break/>nir que tres-grand d(o2)mage. A quoy il fit resp(o2)ce que<text:line-break/>il ne pouuoit viure sans sa faueur, &amp; qu'il ne pouuoit<text:line-break/>faire qu'en toute maniere &amp; à toute heure qu'il en<text:line-break/>auroit la c(o2)modité, il ne luy fist cognoistre<text:s/>l'amour<text:line-break/>infinie qu'il luy portoit. Parquoy il ne laissoit pas de<text:line-break/>la courtiser &amp; solliciter iournellem(e2)t par nouuelles<text:line-break/>missiues. Et la ieune femme ennuyee de cela, &amp; puis<text:line-break/>se cognoissant en tres-gr(a2)d danger, s'il aduenoit que<text:line-break/>son mary qui estoit accort, en cogneust iamais aucu(-)<text:line-break/>ne chose, elle delibera y prouuoir, s'il estoit possible.<text:line-break/>Parquoy, vn iour de bon matin que Marguerite fem<text:line-break/>me de Valere, estoit à la Messe, elle s'en alla auec sa<text:line-break/>seru(a2)te aux Cordeliers: où apres plusieurs autres pa(-)<text:line-break/>rolles, elle luy fit sçauoir la fascherie qu'elle rece(-)<text:line-break/>uoit tous les iours de Valere son mary, &amp; puis luy<text:line-break/><text:span text:style-name="pb">[n.p.]</text:span><text:line-break/>m(o2)stra les lettres qu'il luy auoit escrites de sa main,<text:line-break/>se plaignant fort, &amp; la priant faire en sorte qu'elle ne<text:line-break/>fust plus par luy molestee, adioustant qu'elle e(-)<text:line-break/>stoit preste de le faire sçauoir à Theodore, qui estoit<text:line-break/>le nom de son mary, s'il ne se deportoit de plus la<text:line-break/>solliciter. Marguerite entendant cela, fut merueil(-)<text:line-break/>leusement dolente, &amp; remercia Beatrix de sa sages(-)<text:line-break/>se, promettant faire en sorte que son mary ne luy<text:line-break/>d(o2)neroit plus de facherie, &amp; ne regarderoit pas seu(-)<text:line-break/>lement la porte &amp; fenestre de sa maison: &amp; puis de(-)<text:line-break/>uisans par le menu de ce faict, &amp; comme elles y de(-)<text:line-break/>uoient prouuoir, elles furent d'accord ensemble, que<text:line-break/>Beatrix vn iour que Theodore seroit en Parme, luy<text:line-break/>donnast assignation pour vn soir en sa maison, &amp; pro<text:line-break/><text:soft-page-break/>mist de le contenter, &amp; au lieu d'elle, qu'elle fist cou(-)<text:line-break/>cher ladicte Marguerite sa femme, qui luy diroit en<text:line-break/>apres les plus grandes iniures &amp; vilennies du<text:s/>mon(-)<text:line-break/>de: &amp; que c'estoit vn des meilleurs moyens qui fus(-)<text:line-break/>sent pour garder ceste beste de molester les femmes<text:line-break/>d'autruy. Est(a2)t cecy arresté entre elles, chacune ay(a2)s<text:line-break/>prins congé, s'en retourna en sa maison. Valere n'ar(-)<text:line-break/>resta pas beaucoup à donner occasion à Beatrix de<text:line-break/>faire ce qui auoit esté aduisé entre elle &amp; Marguerite:<text:line-break/>&amp; pource que ne cessant point de luy escrire tous les<text:line-break/>iours, il fut soudain aduerty par vne sienne secrette<text:line-break/>chambriere, qu'elle seroit à son commandement &amp;<text:line-break/>plaisir, s'il vouloit attendre que son mary s'en allast<text:line-break/>aux champs, &amp; iurer qu'il n'en diroit iamais mot à<text:line-break/>personne. Ce que Valere entendant fut le plus con(-)<text:line-break/>tent homme du monde, &amp; fit mille sermens qu'il ne<text:line-break/>le diroit pas seulement à soymesme, &amp; pensa que<text:line-break/>pour ceste seule crainte, la dame luy auoit si l(o2)g t(e2)ps<text:line-break/><text:span text:style-name="pb">[215]</text:span><text:line-break/>resisté, pource qu'on l'estimoit le plus bel homme du<text:line-break/>m(o2)de. Mais comme la fortune voulut, passant à ce(-)<text:line-break/>ste heure là Theodore par vne petite rue fort secre(-)<text:line-break/>te, &amp; peu habitee, il vid sa chambriere parler à Vale(-)<text:line-break/>re, &amp; comme sage il se cacha, &amp; att(e2)dit que l'vn eust<text:line-break/>prins congé de l'autre, &amp; puis se descouurant, il de(-)<text:line-break/>manda à sa chambriere ce qu'elle disoit à cestuy-là,<text:line-break/>menaç(a2)t de la faire mourir si elle ne disoit la verité.<text:line-break/>Parquoy ayant peur, elle luy rac(o2)ta le tout de poinct<text:line-break/>en poinct: ce qui s'estoit ensuiuy, ce qu'elle disoit à<text:line-break/>Valere, &amp; à quelle fin. Theodore qui reputoit sa fem<text:line-break/>me pour bonne, honneste &amp; sage, enuoya la seruan(-)<text:line-break/>te à la maison, &amp; luy commanda ne dire sur sa vie à<text:line-break/>Beatrix, qu'il eust parlé aucunement à elle. Et puis<text:line-break/>ayant pensé à vne iuste &amp; loüable vengeance qu'il<text:line-break/>vouloit prendre de Valere, il se retira en la maison,<text:line-break/>&amp; fit sçauoir à sa femme, auec vn seuere regard, ce<text:line-break/>qu'il auoit entendu de la chambriere, &amp; comme il<text:line-break/>l'auoit trouuee parlant à Valere, adioustant ne vou(-)<text:line-break/>loir croire, qu'il n'y eust en cela de sa faute, s'il ne<text:line-break/>voyoit la fin de ceste deliberation d'amener Valere<text:line-break/>à sa femme mesme au lieu d'elle, comme la cham(-)<text:line-break/>briere le luy auoit dict, promettant ne leur faire des(-)<text:line-break/>plaisir, &amp; puis il la menaça de la faire mourir, si pour<text:line-break/>occasion que ce fust, elle laissoit de ce faire. Beatrix<text:line-break/>encore qu'elle eust peur de quelque mal pour Vale(-)<text:line-break/>re, à cause qu'elle cognoissoit son mary fort terrible,<text:line-break/>ne pouuant neantmoins faire autrement, luy promit<text:line-break/>toute chose. Theodore donc ayant faict semblant<text:line-break/>de partir de la ville, &amp; le dit premierement à Vale(-)<text:line-break/>re, &amp; se cacha en sa maison. Parquoy Beatrix fit en(-)<text:line-break/><text:soft-page-break/>tendre à Marguerite qu'elles mettroient fin à leur<text:line-break/><text:span text:style-name="pb">[n.p.]</text:span><text:line-break/>entreprinse le lendemain, &amp; aduertit semblablemet<text:line-break/>Valere pour la nuict ensuiuant. Le lendemain Vale(-)<text:line-break/>re dist à sa femme, qu'elle ne l'attendist pas le soir à<text:line-break/>soupper: &amp; lors s'aduisant bien de ce qu'il vouloit<text:line-break/>faire, elle ne tarda point de se trouuer deuant luy<text:s/>en<text:line-break/>la maison de Beatrix, en laquelle, sans sçauoir autre<text:line-break/>chose, &amp; sans se douter d'aucun mal, elle demeura,<text:line-break/>&amp; se tint iusques à la nuict: &amp; icelle venuë, Valere,<text:line-break/>fuiuant l'ordre donné, s'en alla en la maison de Bea(-)<text:line-break/>trix, en laquelle la chambriere le fit entrer. Beatrix<text:line-break/>ayant déja faict coucher sans lumiere Marguerite en<text:line-break/>chemise sur vn lict, en vne bonne chambre, luy dist<text:line-break/>qu'elle ne bougeast de là iusques à ce que Valere fust<text:line-break/>venu en prendre son plaisir au lieu d'elle: &amp; puis sel(o2)<text:line-break/>que Theodore l'auoit<text:s/>informee, laissant la ch(a2)briere<text:line-break/>pour entretenir &amp; amuser Valere, elle permit que le<text:line-break/>mesme Theodore se couchast tout bellement au co(-)<text:line-break/>ste de Marguerite, de laquelle il cueillit le fruict que<text:line-break/>le pauure Valere pensoit bien receuoir d'elle le mes(-)<text:line-break/>me soir. Marguerite laquelle parauanture cogneut<text:line-break/>bien au seing que ce n'estoit pas là de l'escriture de<text:line-break/>Valere son mary, aussi tost que Theodore eut planté<text:line-break/>le may à la porte, elle fit vn cry, disant: Ah, ie suis tra(-)<text:line-break/>hie ! Et à ce cry, Valere qui n'estoit loing, s'est(a2)t tr(a2)s(-)<text:line-break/>porté, ayant bien entendu &amp; cogneu sa femme à la<text:line-break/>voix, il dist: Qu'as tu ma femme ? qui t'a icy amenee ?<text:line-break/>alors, comme il auoit esté ordonné, si d'auanture ce(-)<text:line-break/>la aduenoit, Beatrix se monstra auec vn flambeau en<text:line-break/>la main, &amp; entra<text:s/>en la chambre où son mary auoit<text:line-break/>couché auec Marguerite, lequel est(a2)t déja descendu<text:line-break/>du lict, couuert de maille, auec l'espee nue au poing,<text:line-break/>s'estoit presenté à Valere, luy disant. Meschant<text:line-break/><text:span text:style-name="pb">[216]</text:span><text:line-break/>hom(-)me, ie ne sçay pas qui me tient de t'esgorger, voyant<text:line-break/>que tu as eu la hardiesse de pourchasser auec telle &amp;<text:line-break/>si grande sollicitude, mon deshonneur. Remercie<text:line-break/>l'occasion qui s'estpresentee à moy, de te faire ce que<text:line-break/>tu me voulois faire: car i'eusse prins telle vengean(-)<text:line-break/>ce de toy, qu'elle t'eust esté cause d'vne perpetuelle<text:line-break/>misere. Encore que Valere vist manifestement,<text:line-break/>&amp; cogneust bi(e2) que Theodore auoit faict auec Mar(-)<text:line-break/>guerite ce qu'il vouloit faire auec Beatrix, se voyant<text:line-break/>quasi comme prisonnier, l'ayant tres-bien merité:<text:line-break/>&amp; puis voyant Theodore armé, ne sçeut que resp(o2)(-)<text:line-break/>dre, mais pria que la porte luy fust ouuerte, &amp; que<text:line-break/>l'on le laissast aller auec sa femme. Ce que Theo(-)<text:line-break/>dore luy accorda apres luy auoir dict plusieurs au(-)<text:line-break/>tres iniures, &amp; excusé Marguerite, laquelle estoit<text:line-break/><text:soft-page-break/>venuë là seulement pour le reprendre, &amp; luy faire<text:line-break/>honte. Valere s'en alla en ceste maniere auec plus<text:line-break/>de cornes que de plaisir. Et voilà le fruict qu'il re(-)<text:line-break/>ceut tel qu'il meritoit de sa presomption, pource<text:line-break/>qu'on luy fit ce que tous les iours il taschoit de faire<text:line-break/>à autruy. Incontinent apres on sçeut toute ceste af(-)<text:line-break/>faire par toute la ville de Parme, de maniere que le<text:line-break/>pauure homme de là en auant n'eut la hardiesse de<text:line-break/>courtiser les femmes, ny seulement de regarder vn<text:line-break/>homme en face.</text:p>
      <text:h text:style-name="Titre2" text:outline-level="2">GAVLTIER VOVLANT ENTRER<text:line-break/><text:span text:style-name="T3700">en la maison de sa dame, est</text:span><text:span text:style-name="T3701">at accueilly au lieu d'un pa(-)</text:span><text:span text:style-name="T3702"><text:line-break/></text:span><text:span text:style-name="T3703">r(e2)t d'elle, est assailly de quatre: &amp; estant defendu par</text:span><text:span text:style-name="T3704"><text:line-break/></text:span><text:span text:style-name="T3705">son mary, il est conduit en sa maison, où il faict ce pour(-)</text:span><text:span text:style-name="T3706"><text:line-break/></text:span><text:span text:style-name="T3707">quoy faire, il estoit allé trouuer sa dame.</text:span></text:h>
      <text:h text:style-name="Titre2" text:outline-level="2"><text:span text:style-name="pb">[n.p.]</text:span><text:line-break/><text:span text:style-name="T3708">Novvelle iii</text:span></text:h>
      <text:p text:style-name="P3709"><text:span text:style-name="T3710">A</text:span>Pres que Phil(o2) eut acheué sa nouuel(-)<text:line-break/>le, la Royne commanda à Constance<text:line-break/>de dire la sienne, laquelle commença<text:line-break/>ainsi.</text:p>
      <text:p text:style-name="p">Il y auoit autresfois en la ville de<text:line-break/>Genes vn Gentilhomme appellé Nicolas Adorni,<text:line-break/>lequel auoit vne tres-belle femme, appellee Lucre(-)<text:line-break/>ce, belle &amp; gentile autant qu'autre qui se peust voir<text:line-break/>en ladicte ville. A icelle faisoit la cour vn beau ieune<text:line-break/>homme Bolognois, nommé Gaultier, lequel pour<text:line-break/>vn temps fut repoussé par l'honneste ieune femme,<text:line-break/>mais en fin vaincue par le long seruice de Gautier,<text:line-break/>&amp; par la beauté, parau(a2)ture alors sans pareille à Ge(-)<text:line-break/>nes, &amp; semblablement par les vertus infinies, &amp; b(o2)<text:line-break/>nes graces du ieune homme, elle s'abandonna à luy:<text:line-break/>de maniere qu'elle ne pensoit autre chose qu'à trou(-)<text:line-break/>uer la c(o2)modité de luy complaire, laquelle elle n'es(-)<text:line-break/>peroit point,<text:s/>si d'auanture son mary n'alloit hors la<text:line-break/>ville: &amp; encore ne pensoit elle point qu'il s'en allast<text:line-break/>aucune part, sans l'emmener, comme celle qui le co(-)<text:line-break/>gnoissoit tres ialoux &amp; soupçonneux. Mais amour<text:line-break/>qui conduit tousiours les siens à vne fin desiree, fit<text:line-break/>bien tost en sorte, que Nicolas fut esprins de la beau(-)<text:line-break/>té d'vne païsane, fille d'vn sien Chastelain: &amp; pour<text:line-break/>ceste cause il commença à aymer les champs, &amp; y al(-)<text:line-break/>ler plus souuent s'esbatre que de coustume, sans<text:line-break/>y mener sa femme, de peur qu'elle descouurist son<text:line-break/>amour, ce qui tourna au grand bien des deux amans<text:line-break/>qui estoient déja d'accord de toute autre chose, par<text:line-break/>lettres &amp; ambassades. Or aduint que le mary estant<text:line-break/><text:span text:style-name="pb">[217]</text:span><text:line-break/><text:soft-page-break/>allé quatre &amp; six fois aux champs sans dire mot à<text:line-break/>Lucrece, pour la mener qu(a2)t &amp; luy: &amp;<text:s/>ay(a2)t faict ap(-)<text:line-break/>prester vn soir de la prouision pour y demeurer au<text:line-break/>moins cinq ou six iours, ay(a2)t dict à sa femme qu'el(-)<text:line-break/>le gardast la maison, elle fit incontinent sçauoir le<text:line-break/>tout à Gaultier, le priant de la venir voir le lende(-)<text:line-break/>main sur les cinq<text:s/>heures, &amp; qu'ils d(o2)neroient com(-)<text:line-break/>mencement à leurs plaisirs. Gaultier ay(a2)t ent(e2)du ces<text:line-break/>nouuelles fut le plus cont(e2)t du m(o2)de, &amp; commença<text:line-break/>auec tres-grande affection &amp; desit à attendre le len(-)<text:line-break/>demain, lequel venu, Nicolas enuoya deu(a2)t la<text:s/>proui<text:line-break/>sion, auec quelques autres besongnes necessaires aux<text:line-break/>ch(a2)ps, en intention de disner en la ville auec sa fem(-)<text:line-break/>me, &amp; puis s'en aller tout bellement à sa metairie, à<text:line-break/>vne lieuë seulem(e2)t de la ville. Le soir sur les quatre<text:line-break/>heures, ayant donné ordre à tout, il print c(o2)gé de sa<text:line-break/>femme, &amp; sortit de la ville, &amp; cheuauch(a2)t pas à pas,<text:line-break/>&amp; à l'aise, quand il fut à my-chemin, il se vint ad(-)<text:line-break/>uiser qu'il auoit oublié certaines petites besongnes<text:line-break/>qu'il auoit achetees pour Aulbe, qui estoit le nom de<text:line-break/>la Chastelaine. Parquoy ayant tourné bride, il pi(-)<text:line-break/>qua &amp; retourna promptement en la ville, pour les<text:line-break/>prendre, ayant pensé en soymesme, qu'il feroit sem(-)<text:line-break/>blant d'auoir oublié au coffre quelques siennes es(-)<text:line-break/>criptures, ou autre chose qui luy vi(e2)droit le mieux<text:line-break/>à propos. Et ne fut pas plustost arriué en sa maison,<text:line-break/>qu'il ouit vn grand bruit en la rue: &amp; pour ceste<text:line-break/>cause s'estant vn peu plus auancé, tout à cheual que<text:line-break/>il estoit, il veid quatre hommes auec les espees nues<text:line-break/>qui chargeoient vn homme, qu'il pensa estre son<text:line-break/>frere. Cestui-cy estoit Gaultier, lequel passant<text:line-break/>par là, selon la conuention &amp; le mot, auoit esté<text:line-break/><text:span text:style-name="pb">[n.p.]</text:span><text:line-break/>viuement assailly de quatre, lesquels l'auoient sem(-)<text:line-break/>blablement accueilly au lieu du frere de Nicolas,<text:line-break/>pource qu'il estoit vestu de rouge, c(o2)me luy, &amp; por(-)<text:line-break/>toit expres cest habillem(e2)t, afin que ceux qui le ver(-)<text:line-break/>roient entrer à ceste heure là en la maison de sa da(-)<text:line-break/>me, le prinssent pour le frere de Nicolas: c(o2)bien que<text:line-break/>cest aduis ne luy eust profité ceste fois. Nicolas qui<text:line-break/>estoit courageux &amp; vaill(a2)t hommes, &amp; l'estimoit son<text:line-break/>frere, le secourut &amp; tira des mains de ceux qui l'eus(-)<text:line-break/>sent mal traicté, encores qu'il se portast vaillam(-)<text:line-break/>ment contre eux: mais ce ne fut pas de si bonne<text:line-break/>heure, que le ieune homme ne demeurast vn peu<text:line-break/>blessé sur le bras droict: dequoy Nicolas s'estant ap(-)<text:line-break/>perceu, &amp; ayant cogneu vn des quatre qui l'auoyent<text:line-break/>assailly, &amp; par iceluy comprins manifestement que<text:line-break/>Gaultier auoit esté chargé &amp; prins pour son frere,<text:line-break/>encores qu'il fust fort auare, &amp; naturellement peu<text:line-break/><text:soft-page-break/>bening &amp; courtois, &amp; peu induict par l'exemple des<text:line-break/>autres à vser de courtoisie à l'endroit des estrangers,<text:line-break/>ne voy(a2)t plus d'ordre de s'en retourner à ceste heu(-)<text:line-break/>re là aux champs, pource que les portes de la ville e(-)<text:line-break/>stoient déja fermees, il ne voulut<text:s/>pas que Gaultier<text:line-break/>allast en autre maison que la sienne: où l'ayant faict<text:line-break/>mettre en vne bonne chambre, ne cognoissant pas<text:line-break/>toutesfois qui il estoit, tant s'en fault qu'il le co(-)<text:line-break/>gneust pour amant de sa femme, tant le ieune hom(-)<text:line-break/>me estoit finement entré en<text:s/>son amitié, il le fit pen(-)<text:line-break/>ser, &amp; l'honora beaucoup. Et puis le matin ensuiuant<text:line-break/>il s'en alla aux ch(a2)ps, ay(a2)t premierement bien rec(o2)(-)<text:line-break/>mandé à sa femme qu'elle eust soing de Gaultier,<text:line-break/>auquel il dit qu'il estoit en luy de s'en aller en sa mai(-)<text:line-break/>son, ou de demeurer en la sienne, comme il luy<text:line-break/><text:span text:style-name="pb">[218]</text:span><text:line-break/>plairoit. De quoy Gaultier le remercia infiniment,<text:line-break/>luy faisant entendre que luy &amp; tout son moyen se(-)<text:line-break/>roit à iamais à son commandement, &amp; le priant n'e(-)<text:line-break/>stre fasché si le soir mesme il s'en retournoit en son<text:line-break/>logis. Nicolas luy dit qu'il fist ce qui luy viendroit à<text:line-break/>gré, &amp; ayant prins congé de luy &amp; de sa femme, il<text:line-break/>s'en alla non moins content qu'il s'en allast de la<text:line-break/>maison, pour quelque despence qu'il eust faicte, que<text:line-break/>pour la ialousie de laquelle il estoit attaint de sa fem(-)<text:line-break/>me. Gaultier qui auoit receu vn petit coup au bras,<text:line-break/>&amp; qui ne s'en soucioit pas, pourueu que celle qu'a(-)<text:line-break/>mour luy auoit faicte au cœur fust guarie, ne tarda<text:line-break/>point, depuis qu'il en veid l'occasion double, de faire<text:line-break/>ce pourquoy faire<text:s/>il estoit venu le soir de deuant: &amp;<text:line-break/>ayant depuis donné bon ordre auec la ieune dame,<text:line-break/>tant qu'il demeura à Genes, ils iouïrent l'vn de l'au(-)<text:line-break/>tre auec vn plaisir infiny &amp; sans aucun souspçon du<text:line-break/>mary: &amp; toutes les fois qu'ils n'auoient la commo(-)<text:line-break/>dité de<text:s/>s'embrasser, ils passoient le temps à rire &amp; de(-)<text:line-break/>uiser, pource que la coustume est telle à Genes de<text:line-break/>laisser ceux que l'on cognoist parler &amp; ioüer auec la<text:line-break/>femme propre, sans aucun soupçon, de maniere<text:line-break/>que quiconque en voudroit d'auantage, ne pourroit<text:line-break/>sans<text:s/>eschele, monter à cheual.</text:p>
      <text:soft-page-break/>
      <text:h text:style-name="Titre2" text:outline-level="2">HERMOGENE IETTE PAR SON<text:line-break/><text:span text:style-name="T3711">pere en la mer, pour l'enuie de sa fortune à venir, deui(e2)t</text:span><text:span text:style-name="T3712"><text:line-break/></text:span><text:span text:style-name="T3713">Roy, le pere ne le cognoissant point ua le trouuer, &amp;</text:span><text:span text:style-name="T3714"><text:line-break/></text:span><text:span text:style-name="T3715">sçachant qu'il estoit son fils, ayant honte, luy demande</text:span><text:span text:style-name="T3716"><text:line-break/></text:span><text:span text:style-name="T3717">pardon, &amp;</text:span><text:span text:style-name="T3718"><text:s/>vit auec luy.</text:span></text:h>
      <text:h text:style-name="Titre2" text:outline-level="2">[n.p.]<text:line-break/><text:span text:style-name="T3719">Novvelle iiii</text:span>.</text:h>
      <text:p text:style-name="P3720"><text:span text:style-name="T3721">L</text:span>A nouuelle de Constance mise à fin,<text:line-break/>la Royne ay(a2)t imposé silence à tous,<text:line-break/>commença ainsi sa nouuelle, &amp;<text:s/>dit.</text:p>
      <text:p text:style-name="p">Les trauaux d'amour sont en si<text:line-break/>grand nombre, que ie pense qu'ils<text:line-break/>surpassent celuy des estoilles: &amp; pource que tous ces<text:line-break/>iours l'on a raconté plusieurs euenemens d'amour,<text:line-break/>ie veux vous raconter, sortant de ces nostres pays,<text:line-break/>plustost vne histoire qu'vne<text:s/>fable, qui m'a esté autre<text:line-break/>fois racontee par vn mien parent, &amp; est telle.</text:p>
      <text:p text:style-name="p">Il y auoit autresfois en Orient, en la fameuse ville<text:line-break/>d'Alexandrie vn marchand appellé Europe, lequel<text:line-break/>contre la fortune de plusieurs autres, ayant par plu(-)<text:line-break/>sieurs annees tousiours heureusement traffiqué ses<text:line-break/>moy(e2)s, &amp; les auoit tellem(e2)t augm(e2)tez, &amp; estoit par(-)<text:line-break/>uenu à vne telle richesse qu'il ne pouuoit (ce que peu<text:line-break/>font) desirer d'au(a2)tage. Et pour ceste cause il s'estoit<text:line-break/>appliqué à vne vie separee &amp; particuliere, ne pensant<text:line-break/>seulem(e2)t qu'aux moy(e2)s de faire gr(a2)d vn sien petit<text:line-break/>fils n(o2)mé Hermogene, qui estoit vnique. Parquoy<text:line-break/>l'ay(a2)t mis à l'estude des lettres, &amp; fait exercer en tou(-)<text:line-break/>tes autres vertus honorables, la fortune luy fut tant<text:line-break/>prospere, qu'en peu d'annees il se vid auoir vn h(o2)me<text:line-break/>tres-vaill(a2)t &amp; aux lettres &amp; aux armes, &amp; en toute<text:line-break/>autre chose c(o2)uenable à vn G(e2)tilh(o2)me. Ce qui sem(-)<text:line-break/>bloit seulem(e2)t defaillir en luy, estoit l'esprit esueillé,<text:line-break/>ou plustost l'occasi(o2) de faire cognoistre sa valeur: ce<text:line-break/>qu'il pouuoit mal faire en la maison, n'ayant hanté<text:line-break/>hors le pays: ce que par experience toutefois se void<text:line-break/>seruir beaucoup à faire cognoistre &amp; reputer la<text:line-break/><text:span text:style-name="pb">[219]</text:span><text:line-break/>per(-)sonne autrement que l'on ne faict celuy qui ne sort<text:line-break/>hors de son nid. Parquoy pour<text:s/>c(o2)plaire à son fils, il<text:line-break/>delibera pour quelque temps aller en diuers lieux,<text:line-break/>&amp; ayant choisi ceux qu'il vouloit mener quant &amp;<text:line-break/>luy, &amp; prins argent, ils equipperent vn vaisseau de<text:line-break/>viures &amp; de tout ce qui estoit necessaire, &amp; ayans<text:line-break/>donné bon ordre aux affaires de la maison, ils s'en<text:line-break/>allerent &amp; rec(o2)manderent le païs à Dieu pour quel(-)<text:line-break/>que mois. Est(a2)s sur mer, &amp; ayans nauigé l(o2)gtemps,<text:line-break/>aduint que pour s'asseurer de quelque prochaine r(e2)(-)<text:line-break/><text:soft-page-break/>peste, ou pour leur plaisir &amp; passetemps, ils surgirent<text:line-break/>en vne Isle, laquelle estant &amp; d'assiette, &amp; par la cu(-)<text:line-break/>re &amp; soing des habitans, fort delectable, ils fur(e2)t in(-)<text:line-break/>duicts à y demeurer pour quelques iours. Voulans<text:line-break/>apres passer outre, ils retournerent s'embarquer: &amp; à<text:line-break/>peine estans descendus du riuage pour monter, voi(-)<text:line-break/>cy suruenir deux beaux &amp; blancs oiseaux, lesquels<text:line-break/>volans esgaux, apres auoir faict quelques tours, se<text:line-break/>mirent à la cime &amp; coupeau de l'antenne, &amp; s'estans<text:line-break/>leuez de là, firent sembl(a2)t par vn vol à terre, de vou(-)<text:line-break/>loir s'asseoir sur la teste<text:s/>du ieune h(o2)me, &amp; de rechef<text:line-break/>ils retournerent à la hune du mast ou arbre. Là ils<text:line-break/>commencerent à chanter auec vne harmonie qui<text:line-break/>ressembloit à celle des experts musici(e2)s, &amp; ch(a2)toi(e2)t<text:line-break/>si doucem(e2)t, que tous ceux là qui s'estoient embar(-)<text:line-break/>quez, n'osoient, par maniere de dire, se mouuoir ou<text:line-break/>bouger, craign(a2)s qu'ils s'(e2)uolass(e2)t. Europe qui auoit<text:line-break/>déja ouy dire ie ne sçay quoy de tels augures, p(e2)soit<text:line-break/>en soimesme le bien ou le mal que celà vouloit infe(-)<text:line-break/>rer, &amp; voyant aussi son fils esmerueillé &amp; att(e2)tif, de<text:line-break/>maniere qu'il sembloit s'en resiouir en soymesme, il<text:line-break/>luy dit. Ce que i'ay autrefois ouy certifier, en<text:line-break/><text:span text:style-name="pb">[n.p.]</text:span><text:line-break/>sembla(-)ble cas, pourroit il estre vray que l'on trouue des ani(-)<text:line-break/>maux priuez de raison, lesquels par certains effects<text:line-break/>extraordinaires, demonstrent les choses à venir, &amp;<text:line-break/>que se trouuent des hommes sçau(a2)s qui l'entend(e2)t ?<text:line-break/>Ains il est tres-veritable, respondit le ieune homme,<text:line-break/>&amp; plusieurs fois il est aduenu en maints lieux, que<text:line-break/>par semblables moyens, &amp; principalement de diuer(-)<text:line-break/>ses sortes d'oiseaux, quelqu'vn aura preueu vn acci(-)<text:line-break/>dent, quelque temps deuant qu'il soit escheu, &amp; sous<text:line-break/>l'esperance de s'en esclaircir mieux, l'on introduisoit<text:line-break/>diuerses manieres de sacrifier: &amp; faisoit-on des cho(-)<text:line-break/>ses qui n'est besoing maintenant<text:s/>de dire. Si celà est<text:line-break/>vray, adiousta le pere à ceste heure là, ie serois bi(e2) ai(-)<text:line-break/>se (q2) l'on m'interpretast la signification de ce vol, de<text:line-break/>ces tournoiemens &amp; de ce ch(a2)t. A quoy le fils repli(-)<text:line-break/>qua, si vous auez desir de le sçauoir, ie vous le diray,<text:line-break/>c(o2)me est(a2)t obligé à vous obeïr, &amp; puis en adui(e2)ne ce<text:line-break/>qu'il pourra. Ce nouueau spectacle, en somme, est<text:line-break/>fait entierem(e2)t à l'exaltation de moy seul, &amp; veut in(-)<text:line-break/>ferer (q2) ie m(o2)teray à vn degré d'autant plus gr(a2)d que<text:line-break/>vo', (q2) ces oiseaux se sont assis en lieu plus hault que<text:line-break/>nous ne sommes: &amp; se sont déja mis à chanter ma<text:line-break/>gloire. Le marchand ayant entendu cela, fut inc(o2)ti(-)<text:line-break/>nent troublé &amp; meu de colere ou d'enuie. ou bien de<text:line-break/>tous les deux ensemble, là où vn autre en eust mené<text:line-break/>feste<text:s/>&amp; ioye. Il n'auiendra pas, dit-il, que pour ceste<text:line-break/>fois l'augure soit vray, parquoy il enpongna son fils,<text:line-break/><text:soft-page-break/>&amp; le ietta dedans la mer, disant en apres, qu'il desi(-)<text:line-break/>roit bien qu'il se sist grand, mais non pas si grand que<text:line-break/>luy, &amp; quil aymoit mieux demourer sans heritier,<text:line-break/>que se voir vn fils, auquel il falust faire seruice, &amp;<text:line-break/>auec ces parolles sans consideration, il s'en alla,<text:line-break/><text:span text:style-name="pb">[220]</text:span><text:line-break/>te(-)nant pour certain qu'il fust noyé. Mais tout le con(-)<text:line-break/>traire aduint, pource que par le moyen qu'il pensoit<text:line-break/>abaisser la grandeur qui luy estoit preparee, il luy ay(-)<text:line-break/>da à y paruenir plustost: car comme le ieune Hermo(-)<text:line-break/>gene s'efforçast &amp; des pieds &amp; des mains, de se sau(-)<text:line-break/>uer, suruint la trauerse qui le porta autant en arrie(-)<text:line-break/>re qu'il estoit allé en auant; &amp; le poussa tant fauora(-)<text:line-break/>blement, qu'en peu de temps, ce vent le remit en l'is(-)<text:line-break/>le, où l'inique pere l'auoit vn peu au precedent pre(-)<text:line-break/>cipité: &amp; estant abordé, il entendit à se reuenir &amp;<text:line-break/>restaurer ; en quoy les Insulaires le secoururent, ay(a2)s<text:line-break/>pitié de luy. Ne s'estant pas encore arresté deux<text:line-break/>iours, voicy vn nauire plein de marchandises, tas(-)<text:line-break/>chant de prendre port, à fin de se fournir d'eau dou(-)<text:line-break/>ce, &amp; aborda en ce lieu ; &amp; le ieune Hermogene c(o2)(-)<text:line-break/>sider(a2)t, pour plusieurs raisons, qu'il ne deuoit seiour(-)<text:line-break/>ner en ceste Isle dau(a2)tage, il fit en sorte que son acci(-)<text:line-break/>d(e2)t paruint aux aureilles du maistre de ce nauire, qui<text:line-break/>estoit vn riche marchand de Crete, nommé Sterife:<text:line-break/>lequel le fit venir, &amp; ayant entendu mieux d'iceluy<text:line-break/>le faict, fut aussi meu à pitié; &amp;<text:s/>luy ayant dem(a2)dé ce<text:line-break/>qu'il auoit intention de faire, il respondit qu'il estoit<text:line-break/>prest à faire tout ce qu'il luy plairoit, s'il vouloit ac(-)<text:line-break/>cepter son seruice. Et n'ayant en cela, trouué aucune<text:line-break/>difficulté, il delibera seruir si bien (ce qu'il fit) que<text:line-break/>Sterife estant sans enfans, &amp; hors d'esperance d'en<text:line-break/>pouuoir auoir, proiecta en soy-mesme d'adopter le<text:line-break/>ieune homme, voyant que de bonne grace, &amp; amia(-)<text:line-break/>bles mœurs, il corresp(o2)doit parfaitem(e2)t à sa vol(o2)té,<text:line-break/>ay(a2)t les b(o2)nes parties qu'il eust desiré en vn sien fils.<text:line-break/>Et est(a2)t arriué en la maison, &amp; ay(a2)t c(o2)muniqué son<text:line-break/>vouloirà sa f(e2)me, il la trouua d'accord, &amp; en peu de<text:line-break/><text:span text:style-name="pb">[n.p.]</text:span><text:line-break/>iours, il fut de l'vn &amp; de l'autre declaré, tenu, &amp; trai(-)<text:line-break/>té comme fils, &amp; par la benignité de la fortune qui<text:line-break/>s'estoit veuë tant apertement en luy, on luy ch(a2)gea<text:line-break/>le nom d'Hermogene en Eutique. Parquoy, si aupar<text:line-break/>auant il s'estoit porté comme vertueux ieune hom(-)<text:line-break/>me qu'il estoit, il est à croire que de là en apres il de(-)<text:line-break/>monstra encore plus grande sa fidelité,<text:s/>diligence &amp;<text:line-break/>promptitude à les seruir. Et d'au(a2)ture le Roy de ce(-)<text:line-break/>ste Isle de Crete (ou par accident qui fust en luy, ou<text:line-break/>par vray nom dit Critornee) se trouuoit subiect à vn<text:line-break/>trauail, lequel pour estre c(o2)tinuel &amp; ennuyeux, il re(-)<text:line-break/><text:soft-page-break/>putoit à grande infelicité: &amp; auoit faict tout ce qu'il<text:line-break/>auoit peu pour s'en deliurer: mais il n'auoit ri(e2) sçeu<text:line-break/>gaigner: &amp; n'en sçachant l'occasion, il pensoit (q2) mal<text:line-break/>luy en deuoit aduenir, &amp; faisoit mal p(e2)ser à ses sujets<text:line-break/>qui argum(e2)toient parauanture (q2) cela luy procedoit<text:line-break/>de quelque peché occult &amp; caché. Et cela estoit, que<text:line-break/>toutes les fois qu'il sortoit dehors, trois corbeaux se<text:line-break/>presentoi(e2)t c(o2)me s'ils l'eussent tenu expres, lesquels<text:line-break/>cri(a2)t &amp; vol(a2)t à l'entour de sa teste, l'estourdissoient<text:line-break/>tellem(e2)t<text:s/>qu'il estoit c(o2)traint se retirer en sa maison.<text:line-break/>Parquoy ne cessant de rechercher sa deliur(a2)ce de ce<text:line-break/>mal, &amp; voul(a2)t en faire la derniere preuue, il fit crier<text:line-break/>à son de trompe par tout son Royaume, que s'il se<text:line-break/>trouuoit aucune personne qui remediast à son mal,<text:line-break/>il luy donneroit pour rec(o2)pense la moitié de tout ce<text:line-break/>qu'il auoit: &amp; s'il estoit h(o2)me, il luy d(o2)neroit de sur(-)<text:line-break/>plus vne sienne fille vnique à femme. Cela est(a2)t pu(-)<text:line-break/>blié, plusieurs y coururent de diuerses c(o2)trees, chac(u2)<text:line-break/>se c(o2)fiant d'y pouuoir trouuer remede propre: auc(u2)s<text:line-break/>auec ench(a2)temens &amp; poisons, autres par la force de<text:line-break/>quelque c(o2)positi(o2): &amp; finalement par diuerses autres<text:line-break/><text:span text:style-name="pb">[221]</text:span><text:line-break/>experiences, mais le tout estoit vain. Cest nouuelle e(-)<text:line-break/>stant paruenue à Eutique, &amp; estant entré en certaine<text:line-break/>esper(a2)ce depouuoir estre celuy qui ioust d'vn si gr(a2)d<text:line-break/>guerdon, puis que le tout consistoit en l'intelligence<text:line-break/>des oiseaux, dequoy, par sci(e2)ce, il pouuoit faire assez<text:line-break/>seurem(e2)t profession, il c(o2)mencea à prier Sterife, de<text:line-break/>la volonté duquel il ne se vouloit point eslongner,<text:line-break/>qu'à son contentem(e2)t, il peust estre celuy qui ostast<text:line-break/>au Roy l'ennuy de l'infortune, c(o2)me il auoit le cœur<text:line-break/>&amp; intention de faire. Cela pleut au vieil Marchand,<text:line-break/>&amp; l'ayant c(o2)duit au Roy, il le fit sçauoir à sa maiesté,<text:line-break/>qui fit responce, que si Eutique venoit à chef de son<text:line-break/>intention, il ne failleroit de sa part de garder sa pro(-)<text:line-break/>messe, laquelle il repliqua, auec nouueaux sermens.<text:line-break/>Est(a2)t le ieune homme introduit, il pria le Roy auec<text:line-break/>reuerence, de daigner sortir à decouuert, qu'en brief<text:line-break/>il luy declareroit l'enigme, &amp; le deliureroit, par sem(-)<text:line-break/>blable, de la cause de son trauail. Il ne fut pas plu(-)<text:line-break/>stost en bas, que les trois corbeaux, selon la coustume<text:line-break/>s'offrirent, crians &amp; bruyans alentour du Roy,<text:s/>plus<text:line-break/>que iamais. Alors Euthique luy dist. Sirevous deuez<text:line-break/>sçauoir que ces oiseaux ne se presentent deuant vo(-)<text:line-break/>stre maiesté, pour aucun mal qu'ils luy signifient, ou<text:line-break/>à autruy, mais pour le different qui est entre eux. Ce<text:line-break/>corbeau qu'(o2) cognoist le plus vieil au poil, a prins au<text:line-break/>trefois pour compagne cest autre, qui est au lieu de<text:line-break/>masle, &amp; est femelle: mais estant suruenue la cherté,<text:line-break/>il le chassa de soy. Parquoy elle s'accosta d'vn autre<text:line-break/><text:soft-page-break/>ieune corbeau, qui est celuy lequel est au milieu. Et<text:line-break/>à present qu'il<text:s/>y a abond(a2)ce de bien, le vieil voudroit<text:line-break/>bien que sa compagne retournast auecluy, elle mon(-)<text:line-break/>stre ne s'en soucier &amp; le second mary, qui l'a nourrie<text:line-break/><text:span text:style-name="pb">[n.p.]</text:span><text:line-break/>en temps de necessité &amp; famine voudroit en iouir<text:line-break/>aussi, en ceste bonne saison. Debatans donc de cela<text:line-break/>entre eux, &amp; ne pouuans s'accorder, ils sont venus<text:line-break/>vers vous, à fin que par l'authorité &amp; iugement, du(-)<text:line-break/>quel vous sçauez faire les loix &amp; ordonn(a2)ces, il plai(-)<text:line-break/>se à vostre maiesté, decider leur different, &amp; elle<text:line-break/>n'aura plustost prononcé la sentence, qu'ils s'en iront<text:line-break/>&amp; ne retourneront iamais vous importuner &amp; fa(-)<text:line-break/>cher. Le Roy meu de telles parolles, iugea que le plus<text:line-break/>ieune corbeau deuoit retenir la femelle, &amp; tout in(-)<text:line-break/>continent, ils s'en allerent tous trois, &amp; ne furent<text:line-break/>veuz onques puis. Ce qu'à lors &amp; tousiours d'au(a2)ta(-)<text:line-break/>ge depuis, sembla vne notable merueille à tous, &amp;<text:line-break/>principallement au Roy, lequel merueilleusement<text:line-break/>ioyeux, garda sa promesse, car ayant prins le sçauant<text:line-break/>Eutique pour gendre il luy c(o2)signa la moitié de son<text:line-break/>Estat &amp; Royaume. Ainsi en estant en possession, il fit<text:line-break/>son pere adoptif, gouuerneur de tout, &amp; tandis qu'il<text:line-break/>fut en vie, il le traita tousiours &amp; honora, c(o2)me s'il<text:line-break/>n'eust point changé de c(o2)dition. Et se portant à com<text:line-break/>mander comme il est conuenable à vn legitime Sei(-)<text:line-break/>gneur, il deuint encore a la fin, Maistre &amp; Seigneur<text:line-break/>de tout le Royaume, auquel il succeda, estant le Roy<text:line-break/>mort &amp; decedé sans autres enfans, &amp; sçachant do(-)<text:line-break/>miner &amp; commander autant amiablement &amp; iuste(-)<text:line-break/>ment, qu'il auoit sçeu fidelement &amp; sincerement<text:s/>ser<text:line-break/>uir, il estoit egalement aymé &amp; redouté de chacun.<text:line-break/>Estant en ceste tres-heureuse fortune, aduint qu'en<text:line-break/>Alexandrie (d'où il estoit natif) y eut par troubles<text:line-break/>de guerre vne trop gr(a2)de charté, à raison de laquelle<text:line-break/>vn grand nombre de peuple mouroit tous<text:s/>les iours,<text:line-break/>&amp; n'y auoit autre remede que d'(e2)uoyer en autres pais<text:line-break/>acheter du bled. Aquoy faire l'(o2) choisit les pers(o2)nes<text:line-break/><text:span text:style-name="pb">[222]</text:span><text:line-break/>qui furent reputees les plus expertes g(e2)s, qui faisoi(e2)t<text:line-break/>quel(q2) n(o2)bre, auec ceux qu'ils menoi(e2)t auec eux, ils<text:line-break/>venoi(e2)t à faire deux bi(e2)s, d(o2)n(a2)t par tel moy(e2) secours,<text:line-break/>en la famine du pais, &amp; decharge(a2)t, cepend(a2)t qu'ils<text:line-break/>estoi(e2)t en chemin, le lieu de quelque despense. Entre<text:line-break/>autres fut éleu &amp; n(o2)mé, comme l'vn des plus expe(-)<text:line-break/>rimentez, Europe<text:s/>son pere naturel, celuy qui le ietta<text:line-break/>en la mer, &amp; estant là arriué, où le destin luy auoit<text:line-break/>si lon temps gardé la couronne, &amp; ayant demandé<text:line-break/>congé pour enleuer gr(a2)de quantité de bleds, le nou(-)<text:line-break/>ueau Roy voulut entendre, &amp; qui estoit venu, &amp; de<text:line-break/><text:soft-page-break/>qui il auoit esté enuoyé, &amp; aduerty auec la necessité<text:line-break/>de la maison du Marchand, il cogneut qu'il venoit<text:line-break/>de son pais, &amp; (q2) cestuy estoit son pere, &amp; deu(a2)t qu'il<text:line-break/>partist, il delibera de se d(o2)ner à cognoistre à luy, &amp;<text:line-break/>le faire auoir repentance de la faute qu'il auoit com(-)<text:line-break/>mise, &amp; l'ay(a2)t faict venir, c(o2)me pour luy parler d'au(-)<text:line-break/>tres choses, il l'inuita à disner auec luy. Ce (q2) ne pou(-)<text:line-break/>u(a2)t refuser, il accepta auec le respect &amp; la reuerence<text:line-break/>que ceux là ont accoustumé de monstrer, lesquels ne<text:line-break/>hant(e2)t pas beaucoup les grans Seigneurs. Est(a2)s en ta(-)<text:line-break/>ble, &amp; tombans en deuis, d'vn propos en autre, apres<text:line-break/>(q2) le Roy eut diligemm(e2)t enquis son pere, touch(a2)t les<text:line-break/>affaires publi(q2)s, il l'interrogea aussi des particulieres,<text:line-break/>&amp; entre autres, de quelle maison, il estoit, &amp; c(o2)bien il<text:line-break/>auoit d'(e2)fans-Surce ay(a2)t dict le n(o2) de sa maison, il res<text:line-break/>p(o2)dit en souspir(a2)t, qu'il n'(e2) auoit point, pourcequ'vn<text:line-break/>fils qu'il auoit luy fut rauy &amp; emporté par vne cruel<text:line-break/>le t(e2)peste de mer. Et le fils repliqua qu'il pouuoitestre<text:line-break/>autrement, pource que là se trouuoit vn, qu'il sçauoit<text:line-break/>estre eschappé autrefois d'vne semblable fortune, &amp; à<text:line-break/>ce qu'il croioit estoit nay d'vn march(a2)d, &amp; en ce pais<text:line-break/><text:span text:style-name="pb">[n.p.]</text:span><text:line-break/>là d'Alexandrie : &amp; pour ceste cause qu'il contem(-)<text:line-break/>plast bien tous les assistans, &amp; que parauanture il le<text:line-break/>pourroit recognoistre, encore qu'il ne le cogneust. A<text:line-break/>tant il se mit à bien considerer chacun, &amp; chacun se<text:line-break/>regardoit par merueille au visage, pensant ouir chose<text:line-break/>non iamais ouie, &amp; ayant demeuré bonne piece là<text:line-break/>dessus, &amp; conclud de ne le cognoistre, &amp; ne croire<text:line-break/>que son fils, fust là le Roy, adiousta incontinent. Si<text:line-break/>vous vous resouuenez du spectacle des deux oiseaux<text:line-break/>blancs : &amp; de l'interpretation qui vous en a esté faicte<text:line-break/>vous eussiez manifestement cogneu ce<text:s/>que ie vous<text:line-break/>veux declarer, qui est en somme que ie suisceluy mes<text:line-break/>me, auquel vous auez tasché de clorre la voye de la<text:line-break/>grandeur, au lieu que vous deuiez vous efforcer de<text:line-break/>la luy ouurir. Le bon homme oyant nommer les oi(-)<text:line-break/>seaux, s'estoit du tout changé par dehors, comme par<text:line-break/>le dedans il s'estoit troublé de honte : mais il deuint<text:line-break/>beaucoup plus pasle &amp; rouge ensemble, quand il vit<text:line-break/>qu'on luy dist en face, l'occasion d'vn si grand excez<text:line-break/>&amp; en la presence de tant de personnes, &amp; ne pouuant<text:line-break/>autrement l'amender, s'estant leué de son siege, il se<text:line-break/>ietta aux pieds de son fils. Mais iceluy non moins<text:line-break/>genereux de cœur, que puissant d'Empire, obuia à ce<text:line-break/>que son pere vouloit faire de luy demander pardon,<text:line-break/>&amp; ayant oublié le passé, il l'exhorta de iouir du pre(-)<text:line-break/>sent, luy disant<text:s/>seulement qu'il se contentoit de co(-)<text:line-break/>gnoistre par effect, que ce qui plaist à Dieu ne se peut<text:line-break/>interrompre ny empescher. Ainsi ayant donné ordre<text:line-break/><text:soft-page-break/>d'acheminer par autres, les viures ia achetez, pour se<text:line-break/>defendre de la famine du pays, il le fit demourer auec<text:line-break/>luy, deliberant que le reste de sa maison, vint en brief,<text:line-break/>vier de la bonne fortune, qui luy estoit ainsi<text:line-break/><text:span text:style-name="pb">[223]</text:span><text:line-break/>mer(-)ueilleusement auenue, &amp; qu'il auoit tant dextre(-)<text:line-break/>ment prinse.</text:p>
      <text:h text:style-name="Titre2" text:outline-level="2">GONNELLE PLAISANT ET BOV(-)<text:line-break/><text:span text:style-name="T3722">fon du Duc Borso, trouue moy(e2) de tirer subt</text:span><text:span text:style-name="T3723">ilem(e2)t argent</text:span><text:span text:style-name="T3724"><text:line-break/></text:span><text:span text:style-name="T3725">de son maistre, par une gentile gageure qu'il faict</text:span><text:span text:style-name="T3726"><text:line-break/></text:span><text:span text:style-name="T3727">auec luy, soustenant qu'il y auoit à Ferrare vn nombre</text:span><text:span text:style-name="T3728"><text:line-break/></text:span><text:span text:style-name="T3729">grand de Medecins.</text:span></text:h>
      <text:h text:style-name="P3730" text:outline-level="2">novvelle v.</text:h>
      <text:p text:style-name="P3731"><text:span text:style-name="T3732">E</text:span>Stant la nouuelle de la Royne mise à<text:line-break/>fin elle mesme commanda à Philan(-)<text:line-break/>dre de dire la sienne, lequel commen(-)<text:line-break/>cea à dire ainsi.</text:p>
      <text:p text:style-name="p">Mes dames, ie vous veux faire rire<text:line-break/>d'vn bon tour ioué par vn plaisant nommé Gon(-)<text:line-break/>nelle hantant la Court du Duc Borso de Ferrare du(-)<text:line-break/>quel il estoit le Bouffon &amp; plaisant.</text:p>
      <text:p text:style-name="p">Comme donc l'on disputast à la table du Duc des<text:line-break/>estats &amp; metiers &amp; de quelle profession estoit le plus<text:line-break/>grand nombre en la ville de Ferrare, plusieurs estans<text:line-break/>lors auec le Duc dirent là dessus diuerses choses, &amp;<text:line-break/>les vns alleguoyent vne maniere de metier, les autres<text:line-break/>en alleguoyent &amp; proposoyent vne autre, pour l'en(-)<text:line-break/>tretenem(e2)t du Duc : lequel c(o2)siderant toutes ces di(-)<text:line-break/>uerses opinions, voulut mesmes entendre celle de<text:line-break/>Gonnelle, &amp; la luy ayant demandé, il fit resp(o2)ce que<text:line-break/>personne de la compagnie n'auoit encores touché<text:line-break/>au but, pour trouuer le plus grand nombre en quel(-)<text:line-break/>que art que ce fust. Vous auez en ceste ville le plus<text:line-break/>grand nombre de Medecins, &amp; n'en faut douter<text:line-break/><text:span text:style-name="pb">[n.p.]</text:span><text:line-break/>au(-)cunement, pource que c'est vne chose plus que cer(-)<text:line-break/>taine. A ceste heure là le Duc luy dist, Tu mon(-)<text:line-break/>stres bien, Gonnelle, que tu n'es gueres ac(-)<text:line-break/>coustumé en ceste ville, où à peine se trouuent<text:line-break/>deux ou trois medecins, &amp; m'esbahis comme<text:line-break/>tu as esté tant mal adiusé de me faire vne telle res(-)<text:line-break/>ponce. Gonnelle à lors repliquant respondit, il<text:line-break/>semble que vous ayez de si grandes<text:s/>affaires en(-)<text:line-break/>tremains, que vous n'ayez cognoissance de vo(-)<text:line-break/>stre ville, &amp; de voz citoyens, &amp; estans là dessus<text:line-break/>en debat, &amp; contention ils firent gageure. Le<text:line-break/>Duc disoit qu'à peine se trouuoient trois ou quatre<text:line-break/>Medecins Gonnelle au contraire soustenoit qu'il y en<text:line-break/><text:soft-page-break/>auoit vn grand nombre. Le matin ensuiu(a2)t, Gonnel(-)<text:line-break/>le s'estant enueloppé la gorge &amp; le visage, auec de la<text:line-break/>l'aine, &amp; autre chose, s'en alla à la porte d'vne Eglise<text:line-break/>où tous ceux qui passoient luy demandoient quel<text:line-break/>mal il auoit, le voyans ainsi bridé &amp; embobeliné : &amp;<text:line-break/>il respondoit qu'il auoit mal aux dents, lesquelles luy<text:line-break/>faisoient si grande rage, qu'il ne pouuoit durer : &amp; à<text:line-break/>ceste heure là l'vn luy donnoit vn remede, &amp; l'autre<text:line-break/>vn autre, pour appaiser sa douleur des dents. Alors<text:line-break/>prenant la plume, il escriuoit les noms de ceux qui<text:line-break/>luy enseignoient les moyens de se guarir, &amp; mesmes<text:line-break/>couchoit par escrit les remedes &amp; receptes qu'on luy<text:line-break/>bailloit : &amp; puis, n'estant content de ce catalogue, al(-)<text:line-break/>lant ainsi par la ville, demandant à tous ceux qu'il r(e2)<text:line-break/>controit remedes pour la douleur de ses dents, Il fit<text:line-break/>vne liste de plus de trois c(e2)s personnes qui luy auoi(e2)t<text:line-break/>enseigné quelque medecine à faire à ses dents, pour<text:line-break/>ce que chacun croioit qu'il en fust malade, tant il<text:line-break/><text:span text:style-name="pb">[224]</text:span><text:line-break/>fai(-)soit bonne pipee, à fin de gangner l'argent du Duc,<text:line-break/>&amp; luy monstrer qu'il auoit gangné, &amp; que le Duc<text:line-break/>auoit perdu. Ainsi estant las de prendre en son papier<text:line-break/>les noms de tant de medecins &amp; medecines, des(-)<text:line-break/>quelles lon eust peu quasi faire vn liure aussi gros que<text:line-break/>celuy d'Hipocrate, il s'en retourna au Pàlais à l'heu(-)<text:line-break/>re de disner &amp; se presenta au Duc ainsi bandé qu'il<text:line-break/>estoit, faisant semblant d'endurer vne gr(a2)de douleur,<text:line-break/>&amp; aussi tost que le Duc l'apperceut, &amp; entendit qu'il<text:line-break/>auoit mal aux dents, incontinent il luy donna vn re(-)<text:line-break/>mede. Gonnelle disant qu'il vouloit faire &amp; compo(-)<text:line-break/>ser la medecine que le Duc luy auoit enseignee, s'en<text:line-break/>alla en la maison, &amp; ayant mis au net la liste &amp; cata(-)<text:line-break/>logue des Medecins &amp; leurs remedes, il escriuit le<text:line-break/>Duc tout le premier. Le lendemain, comme s'il eust<text:line-break/>esté guary de la douleur de ses dents, s'estant deban(-)<text:line-break/>dé &amp; desenueloppé le visage, &amp; la ioue, il s'en re(-)<text:line-break/>tourna au Duc promptement, l'aduisant de la ga(-)<text:line-break/>geure qu'il auoit faicte, &amp; le sommant de le payer,<text:line-break/>puis qu'il auoit perdu, &amp; luy gangné, c(o2)me il prou(-)<text:line-break/>ueroit deuant que partir de là. Et ayant tiré la liste<text:line-break/>&amp; memoire de ses receptes &amp; de ceux qui les luy<text:line-break/>auoient donnees, il le bailla à lire au Duc, lequel li(-)<text:line-break/>sant premierement son nom, &amp; puis de tant d'autres<text:line-break/>il se print à rire tout son saoul, &amp; confessa qu'il<text:line-break/>auoit perdu, &amp; luy fit compter l'argent de la ga(-)<text:line-break/>geure.</text:p>
      <text:soft-page-break/>
      <text:h text:style-name="Titre2" text:outline-level="2"><text:span text:style-name="pb">[n.p.]</text:span><text:line-break/>COMME VN NOVVEL ESPOVX<text:line-break/><text:span text:style-name="T3733">cognoist si sa femme est pucelle, la premiere nuict des</text:span><text:span text:style-name="T3734"><text:line-break/></text:span><text:span text:style-name="T3735">nopces, &amp; par vn subtil moyen (à son deshonneur neant</text:span><text:span text:style-name="T3736"><text:line-break/></text:span><text:span text:style-name="T3737">moins) il gangne cent escuz</text:span><text:span text:style-name="T3738">, &amp; vn court aut d'vn sien</text:span><text:span text:style-name="T3739"><text:line-break/></text:span><text:span text:style-name="T3740">amy.</text:span></text:h>
      <text:h text:style-name="P3741" text:outline-level="2">Novvelle vi.</text:h>
      <text:p text:style-name="P3742"><text:span text:style-name="T3743">T</text:span>Oute la compagnie trouua la nouuelle<text:line-break/>du bouffon assez plaisante, laquelle mi<text:line-break/>se à fin, la Royne commanda à Celse<text:line-break/>de parler lequel commencea à dire<text:line-break/>ainsi.</text:p>
      <text:p text:style-name="p">Mes Dames, ie vous aduise que les hommes ne se<text:line-break/>doiuent<text:s/>pas tousiours fier à certaines qui font trop<text:line-break/>les sucrees &amp; reserrees) &amp; pour vous prouuer mon<text:line-break/>dire.</text:p>
      <text:p text:style-name="p">Vous deuez sçauoir, qu'en vne notable ville de Fr(a2)<text:line-break/>ce y auoit n'agueres vne fille (de laquelle vous m'ex(e2)<text:line-break/>pterez s'il vous plaist de dire le nom, de peur de la<text:line-break/>deshonorer trop) &amp; est encore, mais maintenant ma(-)<text:line-break/>riee, laquelle estant fille, auoit l'air de ne demeurer<text:line-break/>trop endormie, &amp; de se reiouir auec quel(q2) bon c(o2)pa(-)<text:line-break/>gnon, qu'elle pouuoit cognoistre secret, qu(a2)d elle en<text:line-break/>pouuoit trouuer le moy(e2) &amp; la c(o2)modité : &amp; neant(-)<text:line-break/>moins elle se m(o2)stroit fort reuesche &amp; rebarbatiue à<text:line-break/>l'endroit desh(o2)nestes h(o2)mes qui luy faisoi(e2)t la court<text:line-break/>pensant ou par ceste austerité &amp; rigueur couurir sa<text:line-break/>deshonnesteté &amp; impudence, ou que personne ne<text:line-break/>fust digne d'elle, tant elle estoit outrecuidee faisant<text:line-break/>semblant d'auoir l'amour en horreur, combien que<text:line-break/><text:span text:style-name="pb">[225]</text:span><text:line-break/>l'on sçeust bien, qu'en derriere elle iouoit des mane(-)<text:line-break/>quins, &amp; sonnoit proprem(e2)t des cimballes : &amp; ne fai(-)<text:line-break/>soit son cas si secrettement qu'à la fin, elle ne fust<text:line-break/>aucunement taxee d'auoir faict la commune folie<text:line-break/>des autres. Ce nonobstant elle ne laissoit pas d'estre<text:line-break/>pourchassee d'aucuns en mariage, lesquels ou ne sça(-)<text:line-break/>uoient pas le bruit qui couroit d'icelle, ou bien fai(-)<text:line-break/>soient peu de cas<text:s/>de se hazarder à telles auantures,<text:line-break/>se persuadans parauanture, pour l'amour gr(a2)de qu'ils<text:line-break/>luy portoient qu'elle estoit plus fille de bien, que l'on<text:line-break/>ne pensoit : de plusieurs qui luy ont faict la court, vn<text:line-break/>seul se trouua en la bonne grace d'icelle, &amp; repoussa<text:line-break/>tous les autres, lesquels l'auoient delaissee tres-vol(o2)<text:line-break/>tiers à cause des propos qui se tenoient secrettement<text:line-break/>d'icelle. Cestuy cy donc que ie dy, qui estoit vn gail(-)<text:line-break/>lard ieune homme, l'ayant long temps courtisee, &amp;<text:line-break/>ayant sondé la volonté de la fille, la fit demander aux<text:line-break/><text:soft-page-break/>parens d'icelle gens d'honneur &amp; de marque, les(-)<text:line-break/>quels cognoissans le ieune homme de bonne part,<text:line-break/>riche &amp; de bonnes mœurs la luy accorderent volon(-)<text:line-break/>tiers, de maniere que de là à peu de iours les deux par(-)<text:line-break/>ties estans d'accord<text:s/>se fiancerent l'vn l'autre, en vne<text:line-break/>grande &amp; bien notable compagnie : où plusieurs des<text:line-break/>compagnons du fiancé se trouuerent pour luy faire<text:line-break/>honneur : &amp; apres l'aneau donné, plusieurs ne se peu<text:line-break/>rent tenir de luy ietter quelques lardons, sans faire<text:line-break/>semblant de rien, lesquels il ne print toutesfois en<text:line-break/>mauuaise part, pource qu'il estoit aussi bon garçon<text:line-break/>comme eux : l'vn luy disoit, comme venant de loin,<text:line-break/>qu'il estoit abordé à vne fille sage &amp; accorte, &amp; qui<text:line-break/>sçauroit bien contenter vn homme, vn autre plus<text:line-break/>familier &amp;<text:s/>hardy luy regardoit le front en se<text:line-break/><text:span text:style-name="pb">[n.p.]</text:span><text:line-break/>souz(-)riant disant qu'il l'auoit pour lors bi(e2) vni : vn autre<text:line-break/>plus familier encore le tira à part, &amp; luy dist aperte(-)<text:line-break/>ment qu'il s'ostast de là &amp; qu'il estoit, comme l'on<text:line-break/>dit, cocu en herbe, &amp; qu'il s'asseuroit bien qu'il n'au(-)<text:line-break/>roit point le pucelage de sa femme s'il l'espousoit. Le<text:line-break/>fiancé lequel veritablement estant grand amy de ce(-)<text:line-break/>luy qui luy donna cest aduertissement, ne s'en fit que<text:line-break/>rire, &amp; pource qu'il aimoit ceste fille, ne laissa pas de<text:line-break/>passer outre, &amp; durant le temps des fiançailles, entre(-)<text:line-break/>tenir &amp; aller voir sa fiancee, selon la coustume en ce(-)<text:line-break/>cas, &amp; de pr(e2)dre grand plaisir à deuiser auec elle. Et<text:line-break/>comme il eust vn iour rencontré celuy qui l'auoit ad<text:line-break/>uisé de son deshonneur, &amp; deshonnesteté<text:s/>de sa fian(-)<text:line-break/>cee, &amp; riant auec luy, il luy demanda comme il sça(-)<text:line-break/>uoit ce qu'il luy auoit dict d'elle : &amp; lors il luy declara<text:line-break/>que le bruit commun estoit, qu'elle sçauoit pour cer(-)<text:line-break/>tain (q2) c'estoit de la iouste amoureuse, encore qu'elle<text:line-break/>c(o2)tre fist<text:s/>bien la reserree, &amp; dedaignast aucuns qui a(-)<text:line-break/>uoi(e2)t tasché de l'honorer : &amp; que pour ceste cause, veu<text:line-break/>la gr(a2)de familiarité &amp; accoint(a2)ce qui estoit entre eux,<text:line-break/>il n'auoit faict difficulté de l'(e2) aduertir, &amp; qui l'(e2) ex(-)<text:line-break/>cusast, pource qu'il<text:s/>en auoit fait, n'estoit, pour le de(-)<text:line-break/>sarçonner, &amp; prendre sa place, ny par malice, pour<text:line-break/>descrier la fille à tort, mais pour le bien qu'il luy vou<text:line-break/>loit. Le fiancé le remercia fort de ceste sienne bon(-)<text:line-break/>ne volonté, &amp; luy dist : l'amour que ie porte à ceste<text:line-break/>cy, nonobstant ce que vous m'en auez dict, me con(-)<text:line-break/>traindra de passer outre : mais comment pourray ie<text:line-break/>cognoistre ce que vous dites estre vray, que ma fian(-)<text:line-break/>cee soit defloree &amp; n'ait la fleur, pour laquelle seule,<text:line-break/>on doit faire &amp; fait on tant de cas des filles, &amp; sans<text:line-break/>laquelle, on les met au nombre des autres presque<text:line-break/><text:span text:style-name="pb">[226]</text:span><text:line-break/>communes putains. Ie vous diray, dist l'Amy, c(o2)(-)<text:line-break/><text:soft-page-break/>me vous le cognoistrez aisement : car si elle est dui(-)<text:line-break/>te au metier de la guerre amoureuse, estant couché<text:line-break/>pres d'elle, elle ne<text:s/>faudra là où vous seriez parauan(-)<text:line-break/>ture trop lent &amp; tardif à ce faire, de planter le may<text:line-break/>deuant sa porte &amp; ne fera difficulté de le mettre de(-)<text:line-break/>dans, &amp; m'en croyez. Le fiancé se mit à rire de ce<text:line-break/>second aduis, &amp; luy dist, que veritablement il deuoit<text:line-break/>estre vn grand Clerc en ces matieres là : toutesfois<text:line-break/>qu'il s'asseuroit, qu'encore que sa fiancee ne fust pa(-)<text:line-break/>rauanture pucelle, elle seroit neantmoins si aduisee<text:line-break/>de la contrefaire, pour son honneur, &amp; de faire de la<text:line-break/>honteuse. L'amy dist la dessus, qu'il se pourroit fai(-)<text:line-break/>re qu'elle fist de la honteuse, &amp; se r'aduisant dist qu'il<text:line-break/>estoit certain que sa fiancee, qui estoit fine &amp; accor(-)<text:line-break/>te, pour se monstrer honneste ne seroit pas si hardie,<text:line-break/>que de braquer l'artillerie, pour l'aprocher de la bre(-)<text:line-break/>che. Le fiancé, c(o2)siderant en soy-mesme que son amy<text:line-break/>ne luy auoit m(e2)ty, &amp; qu'vn si grand feu veritablem(e2)t<text:line-break/>ne pouuoit estre sans fumee, &amp; qu'estant telle que l'(o2)<text:line-break/>disoit, il feroit en sorte, qu'elle apriuoiseroit le ieune<text:line-break/>colomb, pour l'attirer &amp; mettre de ses propes mains<text:line-break/>en son attrape &amp; puis que le bruit estoit desia t(a2)t c(o2)(-)<text:line-break/>mun d'elle, ne se souciant pas (q2) l'on sçeust ce qu'il de(-)<text:line-break/>uoit estre, auant que partir de là fit gageure de cent es<text:line-break/>cuz au Soleil, &amp; d'vn courtault de cinquante, que si<text:line-break/>sa<text:s/>future femme, auoit auparauant cogneu charnel(-)<text:line-break/>lement les h(o2)mes, elle attireroit l'eau en son moulin<text:line-break/>&amp; pour parler b(o2), Fr(a2)çois, le metroit ded(a2)s la premie<text:line-break/>re nuict : l'autre gagea que non, &amp; demoura d'accord<text:line-break/>de payer s'il perdoit, comme il entendoit aussi auoir<text:line-break/>la gageure, s'il gangnoit, comme il s'asseuroit de<text:line-break/><text:span text:style-name="pb">[n.p.]</text:span><text:line-break/>gangner, s'estant r'aduisé contre sa premiere opinion<text:line-break/>que sa dite future espouse, ne seroit pas si mal aduisee<text:line-break/>&amp; indiscerete de se deceller par ce moyen. Parquoy<text:line-break/>ils deposerent<text:s/>chacun cent escuz, qu'ils mirent en<text:line-break/>main tierce, d'vn autre leur intime amy : &amp; fut arre(-)<text:line-break/>sté que celuy qui gageoit contre le futur espoux, se(-)<text:line-break/>roit caché en la chambre de l'espouse &amp; de luy, la<text:line-break/>premiere nuict des nopces, pour entendre ce qu'il<text:line-break/>en seroit, ne se voul(a2)t fier à ce qu'il en diroit, &amp; qu'il<text:line-break/>se mettroit bien pres du lict, pour en entendre le<text:line-break/>plaisir, s'asseurant que si elle ne disoit mot, ce seroit<text:line-break/>signe de honte &amp; d'att(e2)dre l'assault, sans prouoquer<text:line-break/>autrement l'ennemy. Apres plusieurs<text:s/>autres plaisans<text:line-break/>deuis chacun se retira en son quartier, attandans le<text:line-break/>iour des nopces, pour venir à la preuue de lagageure,<text:line-break/>laquelle ils confirmoient toutes les fois, qu'ils ve(-)<text:line-break/>noient à sevoir ou rencontrer, ce qui estoit bi(e2)souu(e2)t.<text:line-break/>Ce pendant le fiancé faisoit le deuoir d'vn vrayam(a2)t<text:line-break/><text:soft-page-break/>&amp; s'en alloit souuentes fois visiter sa maistresse : ce qui<text:line-break/>l'enflammoit de plus en plus en l'amour d'icelle, de<text:line-break/>maniere qu'en peu de temps il communiqua auec les<text:line-break/>parens d'icelle, pour prendre iour, d'espouser, &amp; ay(a2)s<text:line-break/>de part &amp; d'autre faict tous leurs preparatifs, ils al(-)<text:line-break/>lerent vn Lundy à la messe, où ils furent espousez &amp;<text:line-break/>liez du nœud Gordi(a2) &amp; indissoluble : &amp; apres ne fut<text:line-break/>question que de faire bonne chere, de rire &amp; danser.<text:line-break/>Tous les compagnons du Marié se<text:s/>trouuerent à ces<text:line-break/>nopces, auec l'Amy qui auoit gagé, qui s'estoit à ce(-)<text:line-break/>ste heure là habillé de tafetas verd, pour faire hon(-)<text:line-break/>neur à l'Espoux, duquel il pensoit bien gangner les<text:line-break/>cent escuz gagez &amp; le courtault. Apres le souper, le<text:line-break/>bal s'etant tenu fort<text:s/>long temps, l'Amy c(o2)m(e2)ça de<text:line-break/><text:span text:style-name="pb">[227]</text:span><text:line-break/>bonne heure à desloger de la sale du bal, &amp; s'en alla<text:line-break/>en la chambre de l'espouse secrettement sans estre<text:line-break/>aperceu où estant il se fourra dessouz le lict, &amp; bien<text:line-break/>tost apres l'Espouse y fut menee auec grande pompe<text:line-break/>&amp; trouppe des plus proches parentes, lesquelles a(-)<text:line-break/>pres les confitures prinses &amp; la colation faicte, la des<text:line-break/>pouillerent &amp; comme l'on dict luy seruirent en cest<text:line-break/>endroit d'honnestes maquerelles &amp; la mirent ded(a2)s<text:line-break/>le lict : &amp; puis elles se retirerent toutes :<text:s/>&amp; estant seul<text:line-break/>en la chambre auec vn sien valet &amp; laquais, cognois(-)<text:line-break/>sant qu'il falloit vser de quelque industrie, pour co(-)<text:line-break/>gnoistre l'h(o2)nesteté de sa nouuelle ëspouse, &amp; pour<text:line-break/>gangner les cent escuz &amp; le courtault, il commença<text:line-break/>incontinent à ce plaindre, &amp; à se laisser aller les bras<text:line-break/>&amp; mains, c(o2)me vn homme impot(e2)t, &amp; cri(a2)t, seign(a2)t<text:line-break/>de sentir gr(a2)de douleur de membres principallem(e2)t<text:line-break/>des bras &amp; mains, d(o2)t il luy estoit impossible de s'ay<text:line-break/>der, à ce qu'il disoit. La ieune espouse fut bien esba(-)<text:line-break/>hie de ce soudain desastre &amp; changement, &amp; voyant<text:line-break/>qu'il crioit à ses valets, qui ne le despouilloient pas à<text:line-break/>sa fantasie, &amp; le sembloient faire despiter ny plus ny<text:line-break/>moins que se despitent les pauures gouteux, quand<text:line-break/>on leur touche tant soit peu, là<text:s/>où ils sent(e2)t la dou(-)<text:line-break/>leur, elle mit pied à terre, toute en chemise, &amp; print<text:line-break/>soudain son cotillon, pour aller ayder à son mary,<text:line-break/>qu'elle voioit en si grande peine, disant. Mon amy<text:line-break/>quel grand inconuenient vous est ainsi tant soudai(-)<text:line-break/>nement suruenu ?<text:s/>que veut dire cecy ? M'amie respon(-)<text:line-break/>dit il, ie suis en la plus grande peine du monde car ie<text:line-break/>ne me sçaurois ayder ny de bras ny de mains : ie croy<text:line-break/>que quelqu'vn m'ait enchanté. La ieune espouse oy(a2)t<text:line-break/>parler d'enchantement, &amp; sçachant que l'on<text:line-break/><text:span text:style-name="pb">[n.p.]</text:span><text:line-break/>prati(-)quoit en ce pais là vn certain charme empesch(a2)t l'h(o2)<text:line-break/>me &amp; la femme, de s'accoupler, pour la c(o2)sommati(o2)<text:line-break/><text:soft-page-break/>du mariage, ch(a2)ge(a2)t toute de couleur, elle eut s(a2)s dire<text:line-break/>mot, gr(a2)de peur qu'(o2) luy eust noué l'egueillette, c(o2)(-)<text:line-break/>me l'on dit, toutefois elle n'en fit autre semblant, &amp;<text:line-break/>seulement ayda à son mary à se deshabiler, &amp; le met<text:line-break/>tre dedans le lict. Quand il fut couché, la nouuelle<text:line-break/>espouse, ayant faict sortir le valet &amp; le laquais qui<text:line-break/>couchoient en vne petite garderobe prochaine, elle s'(e2)<text:line-break/>alla mettre pres de luy, toute craintiue à cause de ce<text:line-break/>facheux accident. Et quand ils furent ainsi l'vn pres<text:line-break/>de l'autre, le Mary qui estoit eschauffé en son harnois<text:line-break/>&amp; qui desiroit faire l'acte de mary enuers sa nouuelle<text:line-break/>espouse, mais faignoit n'auoir le moyen de ce faire,<text:line-break/>pour n'auoir les mains &amp; bras libres, ains tellement<text:line-break/>malades, qu'il ne s'en pouuoit ayder, dist à sa femme.<text:line-break/>M'amie aprochez, vous de moy, &amp; pour l'amour de<text:line-break/>Dieu, auteur de ce nostre mariage, mettez vous des(-)<text:line-break/>souz, &amp; le mettez ded(a2)s, car ie ne me peux ayder des<text:line-break/>mains, &amp; d'autre costé ie brusle de desir de vous cueil<text:line-break/>lir vostre douce fleur t(a2)t desiree, croyez (q2) ie meurs si<text:line-break/>vous ne me secourez. La nouuelle espouse à ceste heu<text:line-break/>re là, faisant de la fine, respondit, qu'elle n'en tendoit<text:line-break/>point ce langage, &amp; ne sçauoit point ce qu'il luy vou<text:line-break/>loit dire, &amp; qu'il reposast, pour appaiser la douleur<text:line-break/>qu'il sentoit de ses m(e2)bres. Alors il c(o2)mença à iurer<text:line-break/>(q2) par la vertu bieu, il brusloit, si elle ne le mettoit de(-)<text:line-break/>d(a2)s, &amp; qu'elle n'estoit pas ignor(a2)te pourquoy l'h(o2)me<text:line-break/>en l'h(o2)neste &amp; legitime mariage, c(o2)me le leur, s'accou<text:line-break/>ploit de la f(e2)me : &amp; que si elle n'auoit pitié de luy, elle<text:line-break/>le trouueroit mort, deu(a2)t (q2) le nouueau iour fust ve(-)<text:line-break/>nu : &amp; crioit en ce<text:s/>lict, c(o2)mevn aueugle qui auoit per(-)<text:line-break/>du sonbaston, misericorde, misericorde : ie meurs, ie<text:line-break/><text:span text:style-name="pb">[228]</text:span><text:line-break/>meurs, au secours, au secours : m'amie ne me soyez si<text:line-break/>cruelle, par vn peu de honte, qui est bien tost passee.<text:line-break/>I celle entendant ces propos, faignoit tousiours n'y<text:line-break/>entendre rien, disant. Mon Dieu, qu'estce que vous<text:line-break/>auez ainsi à crier ? estes vous hors du sens ? ie n'entens<text:line-break/>pas quel secours vous voulez de moy, si vous voulez<text:line-break/>que ie me leue, pour vous donner quelque remede<text:line-break/>ou refraischissement d'eau ou de vin,<text:s/>ie le feray tres(-)<text:line-break/>volontiers : autrement ie ne sçaurois que vous faire,<text:line-break/>&amp; n'entens pas bien le iarg(o2) que vous me tenez. C(o2)(-)<text:line-break/>ment dist le Marié ? que vous n'ent(e2)dez pas ce que ie<text:line-break/>dy, Parlay-ie Alemand, ou le Bret(o2) Bretonn(a2)t : ent(e2)(-)<text:line-break/>dez vous pas bien François ? Ie vous dy de rechef que<text:line-break/>si vous me voulez faire le plus gr(a2)d plaisir que iamais<text:line-break/>ie sçaurois, iour de ma vie receuoir de vous, vous<text:line-break/>vous couliez souz moy doucem(e2)t, de peur d'aigrir la<text:line-break/>douleur de mes bras, &amp; qu(a2)d vous serez souz moy,<text:line-break/>vous le mettiez ded(a2)s : car ie sçay bien, c(o2)me i'ay déja<text:line-break/><text:soft-page-break/>dit vne fois, que vous n'ignorez pas pourquoy l'on se<text:line-break/>marie. C(o2)ment m(o2) mary, (q2) dites vous ? l'on n'a point<text:line-break/>accoustumé, ce croy-ie, de tenir tel langage aux nou<text:line-break/>uelles mariees, vous m'excuserez s'il vous plaist, car<text:line-break/>en ce cas il m'est impossible de vo(us) obeir. Par le corps<text:line-break/>bieu, dist il, puis (q2) vous me refusez ce plaisir, &amp; que<text:line-break/>vous aimez mieux que ie meure, est(a2)t en ces alteres,<text:line-break/>i'appelleray donc mon seruiteur, à fin de me secourir<text:line-break/>&amp; faire entrer mon vaisseau &amp; marchandise en vo(-)<text:line-break/>stre haure : autrement ie voy bien que vous fai(-)<text:line-break/>tes tant la sucree, que vous n'enferez rien de<text:line-break/>vous mesmes : mon valet ne sera pas si honteux :<text:line-break/>vous le verrez bien tout presentement. Ayant<text:line-break/>dict ces parolles, il appella son seruiteur deux<text:line-break/><text:span text:style-name="pb">[n.p.]</text:span><text:line-break/>ou trois fois, à haute voix : lequel luy respondit : &amp;<text:line-break/>la nouuelle mariee craignant qu'il n'employast son<text:line-break/>valet à ceste besongne le pria de cesser de l'appeller &amp;<text:line-break/>de luy dire qu'il ne bougeast, &amp;<text:s/>qu'elle feroit ce qu'il<text:line-break/>voudroit. Cependant le valet s'en vint à la chambre,<text:line-break/>&amp; le maistre le r'enuoya incontinent recoucher : &amp;<text:line-break/>apres qu'il fut retourné se coucher, la nouuelle ma(-)<text:line-break/>riee faisant tousiours de la honteuse, s'aprocha de son<text:line-break/>mary &amp; à l'inst(a2)ce de son mary, elle c(o2)m(e2)ça à mettre<text:line-break/>la main sur son braquemard, à fin de le loger, disant,<text:line-break/>Mon grand amy, vous me faites faire icy vne chose<text:line-break/>qui m'est bien nouuelle, vostre grande importunité<text:line-break/>m'a induite à vne telle hardiesse, autrement i'eusse<text:line-break/>mieux aimé mourir que toucher à ces besongnes là,<text:line-break/>comme ie fay maintenant : &amp; vne fois ou deux<text:line-break/>elle auancea la main, &amp; autant de fois elle la retira,<text:line-break/>mais en fin l'espoux luy requer(a2)t tousiours secours,<text:line-break/>elle dist, Puis que c'est vn faire le fault, il me<text:s/>faut pr(e2)(-)<text:line-break/>dre cœur, au pis aller, ie croy que ie n'en mouray pas,<text:line-break/>vray est que si n'estoit pour vous c(o2)plaire &amp; alleger<text:line-break/>vostre mal, vous demeureriez là plustost dixans à mes<text:line-break/>costez, (q2) ie vous allasse recercher, &amp; faire ceste beson(-)<text:line-break/>gne : mais<text:s/>patience, la force me le fait faire, c(o2)tre le<text:line-break/>deuoir des nouuelles &amp; ignorantes espouses, c(o2)me ie<text:line-break/>suis. Ce dis(a2)t, elle troussa bagage, &amp; mit geoffroy au<text:line-break/>bissac aussi proprement (q2) si elle eust faict ce mestier<text:line-break/>toute sa vie. Alors le mary poussa<text:s/>sa fortune, se voy(a2)t<text:line-break/>si bien secondé : &amp; ayant couru ceste premiere car(-)<text:line-break/>riere, il c(o2)mença à s'aider des bras &amp; mains mieux<text:line-break/>qu'au parau(a2)t, &amp; dist à sa nouuelle espouse, qu'il s'esti<text:line-break/>moit heureux d'auoir vne f(e2)me faicte à ceste escrime<text:line-break/>&amp; n(o2)<text:s/>pas à faire, &amp; (q2) veritablem(e2)t, luy corresp(o2)d(a2)t<text:line-break/><text:span text:style-name="pb">[229]</text:span><text:line-break/>si habilem(e2)t, il l'en aymoit beaucoup mieux, &amp; l'ai(-)<text:line-break/>meroit à iamais, voyant qu'il en pouuoit tirer sans<text:line-break/><text:soft-page-break/>grande peine le contentement qu'il desiroit, &amp; che(-)<text:line-break/>miner par vn chemin déja tant frayé. L'amy qui e(-)<text:line-break/>stoit attendant le gain ou la perte, fut bien esbahy, &amp;<text:line-break/>fasché d'auoir perdu les cent escus &amp; le courtault : &amp;<text:line-break/>d'autre costé il rioit des plais(a2)s propos que l'espoux<text:line-break/>&amp; l'espouse auoient tenu ensemble deuant qu'entrer<text:line-break/>au combat.<text:s/>Le marié d'autre part cogneut bien que<text:line-break/>ce que son amy &amp; compagnon luy auoit dict de sa<text:line-break/>femme estoit vray : toutesfois voyant que la faulte e(-)<text:line-break/>stoit faicte, il se resolut de la boire, &amp; de tellement<text:line-break/>contenter sadicte femme, qu'elle n'eust occasion<text:line-break/>d'aller au change : ce qui fut cause qu'en celle nuict il<text:line-break/>rompit pour le moins six ou sept lances contre le<text:line-break/>fort escu de son roide &amp; doux aduersaire : lequel il<text:line-break/>serra tellem(e2)t de pres, que depuis il ne se plaisoit en<text:line-break/>autre combat &amp; iouste que d'eux deux. L'amy sen(-)<text:line-break/>tant l'espouse ronfler, apres auoir tant vaillamment<text:line-break/>combatu, s'en alla tout bellement, disant : A Dieu<text:line-break/>mes cent escus &amp; m(o2) courtault : ce que l'espoux qui<text:line-break/>ne dormoit encores entendit bien, resuant en l'astu(-)<text:line-break/>ce de sa femme qui s'estoit tant<text:s/>faict prier deu(a2)t que<text:line-break/>venir à l'appoinctement. Le lendemain de b(o2) ma(-)<text:line-break/>tin l'espoux s'en alla trouuer celuy qui auoit la ga(-)<text:line-break/>geure, &amp; en la presence de l'amy qui auoit gagé, se fit<text:line-break/>rendre ses cent escus, &amp; encore ceux-là de l'autre,<text:line-break/>soustenant auoir gaigné, combien qu'il fust bien si<text:line-break/>habile homme qu'il eust voulu qu'il luy en eust cou(-)<text:line-break/>sté dix fois autant, &amp; auoir esté le perdant, aymant<text:line-break/>beaucoup mieux l'h(o2)nesteté d'vne femme, que tout<text:line-break/>le bien du monde : toutesfois il ne laissa pas de luy<text:line-break/><text:span text:style-name="pb">[n.p</text:span><text:span text:style-name="pb">.]</text:span><text:line-break/>faire le meileur traictem(e2)t du m(o2)de, pource qu'il ne<text:line-break/>la trouuoit point en faulte, ayant bi(e2) à la maison de<text:line-break/>quoy se contenter sans aller m(e2)dier dehors : &amp; passe(-)<text:line-break/>rent assez amiablement leur temps ensemble, com(-)<text:line-break/>me enores ils le passent auiourd'huy, combien que<text:line-break/>aucuns affirment qu'elle ch(a2)ge aucunefois de pain,<text:line-break/>&amp; qu'estant affriandee à la diuersité agreable, elle ne<text:line-break/>s'en peut garder. Ie m'en rapporte au parchemin qui<text:line-break/>est plus fort que le papier.</text:p>
      <text:soft-page-break/>
      <text:h text:style-name="Titre2" text:outline-level="2">VN CERTAIN GENTIL-HOMME<text:line-break/><text:span text:style-name="T3744">Anglois est amoure</text:span><text:span text:style-name="T3745">ux à la Cour de France, d'vne Da(-)</text:span><text:span text:style-name="T3746"><text:line-break/></text:span><text:span text:style-name="T3747">moiselle de grand lieu : laquelle apres auoir prins son pas(-)</text:span><text:span text:style-name="T3748"><text:line-break/></text:span><text:span text:style-name="T3749">se-temps de sa folle amour, luy ioue d'vn bon tour, &amp; le</text:span><text:span text:style-name="T3750"><text:line-break/></text:span><text:span text:style-name="T3751">faict fouetter par des pages &amp; laquais.</text:span></text:h>
      <text:h text:style-name="P3752" text:outline-level="2">Novvelle vii.</text:h>
      <text:p text:style-name="P3753"><text:span text:style-name="T3754">L</text:span>A Royne voy(a2)t que Celse auoit mis<text:line-break/>fin à sa<text:s/>plaisante nouuelle qui fit bi(e2)<text:line-break/>rire toute la compagnie, principale(-)<text:line-break/>ment les hommes qui voyoi(e2)t sous(-)<text:line-break/>rire les Dames, commanda à Florette<text:line-break/>de parler, laquelle commeça à dire ainsi.</text:p>
      <text:p text:style-name="p">Mes Dames, ces Gentilshommes s'efforç(e2)t tous(-)<text:line-break/>iours de raconter quelques nouuelles au vitupere &amp;<text:line-break/>deshonneur des pauures femmes, qui sont si simples<text:line-break/>qu'elles ne peuuent leur respondre : toutesfois enco(-)<text:line-break/>res que ie ne sois gueres plus hardie que les autres, ie<text:line-break/>vous veux raconter vne nouuelle, par laquelle vous<text:line-break/>cognoistrez le peu de cerueau &amp; habileté qui se voit<text:line-break/>en aucuns.</text:p>
      <text:p text:style-name="p"><text:span text:style-name="pb">[230]</text:span><text:line-break/>Vn Gentilhomme François, accort &amp; gentil, ay(a2)t<text:line-break/>veu l'Italie &amp; l'Hespagne, &amp; ayant enuie de sçauoir<text:line-break/>de quelle humeur estoi(e2)t &amp; sont ceux de l'Isle d'An(-)<text:line-break/>gleterre, laissa vn iour la Cour du Roy de France, e(-)<text:line-break/>stant lors à Paris en son Palais Royal du Louure, &amp;<text:line-break/>s'achemina pour aller s'embarquer à Calais : où qu(a2)d<text:line-break/>il fut, il trouua d'auanture vn vaisseau Anglois tout<text:line-break/>prest de faire voile, de maniere qu'en peu d'heures il<text:line-break/>fut en Angleterre, &amp; ayant quant &amp; luy vn serui(-)<text:line-break/>teur parlant Anglois, &amp; cognoissant le pais où il a(-)<text:line-break/>uoit demeuré assez long temps, il s'en alla en la ville<text:line-break/>de Londres, la plus riche &amp; opul(e2)te qui soit en ceste<text:line-break/>Isle. Et comme les Nobles ne cherch(e2)t volontiers (q2)<text:line-break/>les nobles, il hantoit de b(o2)nes c(o2)pagnies, lesquelles<text:line-break/>il festoioit souuent, pource qu'il auoit des moyens<text:line-break/>beaucoup, &amp; estoit bi(e2) aise de se faire voir &amp; estimer<text:line-break/>de ce peuple estranger, &amp; ennemy du Fr(a2)çois, com(-)<text:line-break/>me nos Annales font foy. Tant y a qu'il s'accommo(-)<text:line-break/>doit, comme ayant déja halené l'air d'Italie, aux c(o2)(-)<text:line-break/>plexions assez rustiques de ce peuple : ce qui estoit<text:line-break/>cause qu'il estoit bien voulu d'vn chacun, &amp; aymé de<text:line-break/>tous les Gentilshommes qui estoi(e2)t en la ville, pour<text:line-break/>l'heure. Entre lesquels estoit vn assez nouueau, le(-)<text:line-break/>quel n'auoit encores bougé d'Angleterre, &amp; neant(-)<text:line-break/>moins auoit enuie d'aller voir vn iour la Cour de Fr(a2)<text:line-break/>ce, disant auoir ouy dire qu'il y auoit de fort belles<text:line-break/>Dames. Ce qu'il c(o2)muniqua vne fois à ce Gentilh(o2)(-)<text:line-break/><text:soft-page-break/>me François qui estoit de si bon esprit, qu'en peu de<text:line-break/>t(e2)ps il aprint la langue du païs : au moyen dequoy il<text:line-break/>entendit aisém(e2)t toutes les conceptions de ce G(e2)til(-)<text:line-break/>h(o2)me Anglois qui estoit beau, mais vn peu nouueau<text:line-break/>&amp; rude. Et pour ceste cause le Gentilh(o2)me François<text:line-break/><text:span text:style-name="pb">[n.p.]</text:span><text:line-break/>se voy(a2)t vn chemin preparé pour en auoir son pas(-)<text:line-break/>setemps, l'entretenoit volontiers, accordant tout ce<text:line-break/>qu'il luy disoit. Et estant vn iour en sa maison, en la(-)<text:line-break/>quelle il l'auoit inuité à disner, le Gentilhomme An(-)<text:line-break/>glois ayant en horreur les besongnes de son pays,<text:line-break/>comme parauanture luy semblant trop vulgaires,<text:line-break/>luy demanda, si les Damoiselles de France estoient<text:line-break/>tant belles &amp; affables que l'on disoit. Il fit responce,<text:line-break/>Monsieur, si ie n'estois François comme ie suis, &amp; si<text:line-break/>ie ne craignois que vous me tinssiez suspect en ce(-)<text:line-break/>ste matiere, ie rendrois plus volontiers responce à<text:line-break/>vostre dire : mais si i'en dy ce qui en est, vous pense(-)<text:line-break/>rez que ie vueille trop loüer les Dames de m(o2) païs,<text:line-break/>&amp; si ie vous cele la verité, d'autre costé, ie leur feray,<text:line-break/>tort. Monsieur, dist l'Anglois, ie vous repute si gentil<text:line-break/>personnage &amp; bon G(e2)tilhomme, que vous ne vou(-)<text:line-break/>driez me dire vne chose pour l'autre, pour me dece(-)<text:line-break/>uoir. Puis qu'ainsi est, dit le Gentilhomme François,<text:line-break/>ie vous en diray ce que i'en pense. La Damoiselle<text:line-break/>Françoise est gentile &amp; accorte, bien disante, &amp; la(-)<text:line-break/>quelle volontiers prend plaisir à entendre les Gen(-)<text:line-break/>tils-hommes bien discourir, non de la guerre, non<text:line-break/>de Mars, non des arts, non d'Euterpe, non d'Vranie,<text:line-break/>n(o2) de toutes les Muses, mais de Venus &amp; de son en(-)<text:line-break/>fant Amour. Voilà, dit l'Anglois, ce que ie demande<text:line-break/>aussi : car quant à ces autres mots incogneus que vo(us)<text:line-break/>auez alleguez, ie n'y entens rien non plus qu'elles.<text:line-break/>Or sus, dit le François, pour vous continuer mon<text:line-break/>discours. La Damoiselle Françoise ne se plaist en au(-)<text:line-break/>tre chose, pour le iourd'huy, qu'en pompes, qu'en<text:line-break/>plaisirs, qu'en piasse, qu'en veloux, damas, satin, or,<text:line-break/>argent, perles, bal, dances, en amour, &amp; sur tout à<text:line-break/><text:span text:style-name="pb">[231]</text:span><text:line-break/>voir de beaux<text:s/>Gentilshommes, haults, blonds, &amp;<text:line-break/>droicts, agiles de leurs personnes : &amp; combien qu'en<text:line-break/>France se trouuent plusieurs tels gentilzhommes,<text:line-break/>ce neantmoins elles en ayment mieux d'estrangers,<text:line-break/>&amp; principallement ceux de vostre nation de telles<text:line-break/>qualitez, ayans ouy dire par plusieurs, qui vous ont<text:line-break/>hantez &amp; pratiquez que vostre isle septentrionalle<text:line-break/>en produit vne infinité de tels, de maniere que quand<text:line-break/>elles en peuuent auoir vn Anglois, elles le cherissent,<text:line-break/>le respectent, l'ayment, &amp; preferent à tous autres,<text:line-break/>quels qu'ils soyent. L'Anglois oyant ces agreables<text:line-break/><text:soft-page-break/>propos demanda au gentilhomme Francois, si les<text:line-break/>damoiselles estoient par tout de ceste humeur : Il fit<text:line-break/>resp(o2)ce que ouy : mais principallem(e2)t en la court du<text:line-break/>Roy de France, où se trouuoient les plus belles Da(-)<text:line-break/>mes &amp; Damoiselles. Or disoit il cela, pour desniaiser<text:line-break/>l'Anglois, le voyant trop curieux, &amp; le cognoissant<text:line-break/>encores trop nouueau, de maniere qu'il ne faisoit<text:line-break/>point de dificulté de luy en bailler tout son saoul,<text:line-break/>pour son plaisir &amp; passetemps. Dauantage, continua<text:line-break/>le Francois en la langue du païs, ceux de vostre na(-)<text:line-break/>tion, qui sont d'aucune marque sont les fort bien ve(-)<text:line-break/>nuz, en la court du Roy de France, &amp; incontinent<text:line-break/>auancez, par sa maiesté, pourueu, comme ie vous dy,<text:line-break/>qu'ils soient aucunement qualifiez : car<text:s/>autrement,<text:line-break/>pour les guerres que vous sçauez que ceux de vostre<text:line-break/>nation ont eu à lencontre des François ils ne seroient<text:line-break/>pas les trop bi(e2)venuz : mais le temps fait oublier tou(-)<text:line-break/>tes choses : &amp; puis d'autant que les Anglois sont ra(-)<text:line-break/>res en la Cour de France, ceux qui y vont sont che(-)<text:line-break/>riz, comme vous sçauez que l'on ayme &amp; cherit tou(-)<text:line-break/>te nouueauté. Mais sur tout les belles Dames &amp;<text:line-break/><text:span text:style-name="pb">[n.p.]</text:span><text:line-break/>da(-)moiselles sont bien aises de voir &amp; auoir la faueur<text:line-break/>des beaux Gentilshommes Anglois. L'Anglois dit<text:line-break/>à ceste heure là, que combien qu'il ne fust beau, &amp;<text:line-break/>ne se reputast parauanture digne de la faueur des<text:line-break/>belles Dames de France, il auoit enuie de passer<text:line-break/>la mer pour voir le païs Gaulois &amp; Paris, où pour<text:line-break/>le plus il auoit ouy dire que la Cour du Roy de<text:line-break/>France residoit. Le<text:s/>François dit qu'il feroit fort bien<text:line-break/>&amp; que celuy qui ne bougeoit de dessus son fumier,<text:line-break/>ne pouuoit iamais beaucoup apprendre &amp; sçauoir.<text:line-break/>Cependant le Gentilhomme François, luy ayant r(e2)(-)<text:line-break/>du la pareille, de luy donner à disner, luy dist à Dieu,<text:line-break/>&amp; s'en alla voir les autres notables villes de l'isle<text:line-break/>pour repasser en brief en France, où il estoit man(-)<text:line-break/>dé pour quelques affaires d'importance. L'anglois<text:line-break/>pensant ordinairement aux propos que le Gentil(-)<text:line-break/>homme François luy auoit tenus, ne faillit pas à fai(-)<text:line-break/>re<text:s/>ses apprests, se monta de bons cheuaux, &amp; s'en<text:line-break/>alla droict embarquer, &amp; descendit au Haure, vint<text:line-break/>à Rouen, Capitale ville de Normandie, &amp; de là<text:line-break/>s'achemina en la ville de Paris : où quand il fut, il se<text:line-break/>trouua bien esbahy, voyant vne si grande multi(-)<text:line-break/>tude<text:s/>de peuple, tel abbord &amp; estendue de murail(-)<text:line-break/>les, cognoissant que ce qu'il en voyoit, surpas(-)<text:line-break/>soit mesmes ce qu'il en auoit ouy dire. Il alloit sou(-)<text:line-break/>uent au Louure faire vne douzaine de tours en la<text:line-break/>grande court, contemplant l'vn &amp; l'autre, &amp; prin(-)<text:line-break/>cipalement les Dames &amp; Damoiselles qu'il voyoit<text:line-break/><text:soft-page-break/>trauerser, lesquelles cognoissans à son port, gestes<text:line-break/>&amp; habits, qu'il estoit estranger, iettoient volontiers<text:line-break/>la veuë sur luy. A raison dequoy il s'en retournoit le<text:line-break/>plus glorieux du monde : &amp; disoit en soymesme.<text:line-break/><text:span text:style-name="pb">[232]</text:span><text:line-break/>Ve(-)ritablement ie trouue &amp; experimente ce que ce bon<text:line-break/>Gentilhomme François m'a dict, que les Damoisel(-)<text:line-break/>les de France sont amoureuses de nous autres Gen(-)<text:line-break/>tilsh(o2)mes Anglois, ie le cognois bien par les œilla(-)<text:line-break/>des qu'elles me iett(e2)t ordinairem(e2)t : mais i'espere vn<text:line-break/>iour le voir de plus pres. Et sur ce il s'(e2)retournoit en<text:line-break/>son logis le plus c(o2)tent du m(o2)de, faisant sur ses des(-)<text:line-break/>seings mille chasteaux en Hespagne. T(a2)t y a que ce<text:line-break/>p(e2)d(a2)t que l'Anglois encores tout nouueau, se<text:s/>nour(-)<text:line-break/>rissoit &amp; repaissoir de ceste bonne esperance, faisant<text:line-break/>brauade, &amp; estant selon sa qualité, bien suiuy de<text:line-break/>deux hommes &amp; deux laquais accoustrez à neuf,<text:line-break/>de ses liurees de bleu &amp; orangé. Le Gentilhom(-)<text:line-break/>me François ayant faïct son tour &amp; voyage, repas(-)<text:line-break/>sa en France, &amp; reuint à la Cour, où il trouua d'a(-)<text:line-break/>uanture l'Anglois, lequel l'aduisant vn iour en<text:line-break/>la sale du bal, s'en alla le salüer, &amp; luy don(-)<text:line-break/>ner l'accollade de meilleure affection, ou telle<text:line-break/>que iamais veau de laict tetta sa mere. Le Gen(-)<text:line-break/>tilhomme fut bien aise de l'auoit rencontré, &amp; se<text:line-break/>resouuenant de quelques traicts &amp; indignitez qui<text:line-break/>luy auoy(e2)t esté ioüez par quelques malicieux de ce(-)<text:line-break/>ste lsle Angloise, il se resiouit d'auoir là vn subiect,<text:line-break/>pour gayem(e2)t s'en venger c(o2)me déja il<text:s/>auoit c(o2)m(e2)(-)<text:line-break/>cé à faire est(a2)t parmy ce peuple barbare. L'anglois<text:line-break/>apres les accueils &amp; salutations, luy dit qu'il trou(-)<text:line-break/>uoit veritable ce qu'il luy auoit dit de l'honneur des<text:line-break/>Damoiselles Françoises, &amp; que depuis qu'il estoit à<text:line-break/>la Cour, il en auoit apperceu aucunes qui l'auoient<text:line-break/>regardé de bon œil, de quoy il remercioit Dieu,<text:line-break/>pource (q2) si les Damoiselles de France prenoi(e2)t plai(-)<text:line-break/>sir à le veoir, il ne prenoit pas moins de plaisir<text:line-break/><text:span text:style-name="pb">[n.p.]</text:span><text:line-break/>&amp; recreation à les contempler tant belles, gracieuses<text:line-break/>&amp;<text:s/>humaines. Le Gentilhomme François luy fit re(-)<text:line-break/>sponce qu'il n'estoit pas esbahy si les Damoiselles<text:line-break/>Françoises auoient de bonne affection ietté l'œil sur<text:line-break/>luy, &amp; qu'il estoit certainement sans flatterie, vn des<text:line-break/>beaux ieunes Gentilshommes &amp; des mieux accom(-)<text:line-break/>plis qui fust en ceste Isle d'Angleterre : &amp; qu'il en a(-)<text:line-break/>uoit veu de moindres que luy, bien venus &amp; caressez,<text:line-break/>&amp; que hardiment il poussast sa fortune, que veu<text:line-break/>la grande amitié qu'ils se portoient l'vn à l'autre, il<text:line-break/>seroit fort ioyeux &amp; content de le voir aduancé &amp;<text:line-break/>en credit &amp; faueur là où il souhaitoit. Au partir l'vn<text:line-break/><text:soft-page-break/>de l'autre, le Gentilhomme François voulant faire<text:line-break/>quelques autres participans de sa ioye, s'en alla en<text:line-break/>faire le conte à quelques autres siens familiers &amp; à<text:line-break/>quelques Damoiselles, lesquelles<text:s/>ayans entendu les<text:line-break/>propos tenus à Londres, &amp; la presomption de l'An(-)<text:line-break/>glois qui tenoit vn peu de la beste, se prindrent fort<text:line-break/>à rire, &amp; en firent le recit à autres leurs compagnes.<text:line-break/>de maniere qu'estans vn iour au bal, &amp; voyans ce<text:line-break/>ieune Gentilhomme qui presumoit estre aimé de<text:line-break/>toutes les Damoiselles qu'il voyoit, elles proiette(-)<text:line-break/>rent toutes en la dance continue de le prendre tou(-)<text:line-break/>tes l'vne apres l'autre : ce qu'elles fir(e2)t : dont le Gen(-)<text:line-break/>tilh(o2)me s'estimoit si glorieux &amp; content, qu'il n'eust<text:line-break/>voulu<text:s/>changer sa c(o2)dition à celle mesme des saincts<text:line-break/>de Paradis, &amp; s'esgalloit déja à quelque Pair ou Ma(-)<text:line-break/>reschal de France, se voyant tant respecté &amp; fauori(-)<text:line-break/>sé des Dames qui en prenoi(e2)t leur plaisir, &amp; le leu(-)<text:line-break/>roient si proprement. Ce pendant le Gentilhomme<text:line-break/>François estoit là auec quelques autres qui faisoit<text:line-break/>bonne mine, en deuisant &amp; gaudissant de l'Anglois,<text:line-break/><text:span text:style-name="pb">[233]</text:span><text:line-break/>pour se venger de ceux de sa nation, qui luy auoyent<text:line-break/>ioué quelques tours de leur mestier. Le lendemain,<text:line-break/>l'Anglois se persuadant qu'il estoit en la bonne gra(-)<text:line-break/>ce de toutes les dames &amp; damoiselles de la court,<text:line-break/>augmenta son train de quelques gens, pource qu'il<text:line-break/>auoit des moyens, &amp; n'estoit iour qu'il ne changeast<text:line-break/>d'habits. Au iourd'huy il en auoit vn verd ; le lende(-)<text:line-break/>main vn gris, l'autre,<text:s/>vn iaune, &amp; vn autre iour, vn<text:line-break/>orangé, &amp; taschoit tant qu'il pouuoit à s'habiller<text:line-break/>tousiours à l'Angloise, voyant que les conten(a2)ces &amp;<text:line-break/>gestes de l'Anglois estoient tant agreables aux da(-)<text:line-break/>mes de la court. Cecy continua tant que mesmes les<text:line-break/>pages &amp; les laquais en commençoyent déja à iouer<text:line-break/>au capifol. Mais deuant que s'en apperceuoir, il assit<text:line-break/>d'auanture la veue, sur vne belle damoiselle, laquel(-)<text:line-break/>le estant fort accorte, &amp; estant aduertie de la farce, fit<text:line-break/>bonne mine &amp; par mutuels regards &amp; c(o2)tenances,<text:line-break/>sembloit correspondre à l'affection d'iceluy. Ce que<text:line-break/>voyant le gentilhomme, enhardy, par le bon accueil<text:line-break/>que chacun luy faisoit, &amp; par la persuasion qu'il s'es(-)<text:line-break/>toit mise en la teste, que toutes les damoiselles l'ay(-)<text:line-break/>moient, l'accosta vn iour, ayant par plusieurs fois,<text:line-break/>long temps marchandé à ce faire, mais il n'en auoit<text:line-break/>eu la commodité &amp; occasion trop propre. Ce que la<text:line-break/>Damoiselle aiant bien remarqué, &amp; en ayant prins<text:line-break/>son plaisir auec ses compagnes aussi aduisees qu'elle,<text:line-break/>tascha s'aprocher de luy, &amp; pour luy ouurir le che(-)<text:line-break/>min à ce qu'elle se doutoit bien qu'il vouloit inten(-)<text:line-break/>ter, par le commandement d'vn grand seigneur qui<text:line-break/><text:soft-page-break/>se vouloit rire de la sottise de l'Anglois, elle s'en alla<text:line-break/>le prendre par la main, en vn bal continu pour le me(-)<text:line-break/>ner danser : &amp; quand le bal fut acheué, voyant le<text:line-break/><text:span text:style-name="pb">[n.p.]</text:span><text:line-break/>Gentilhomme pres d'elle qui estoit si rauy, qu'il ne<text:line-break/>sçauoit comme deslier sa langue pour luy declarer<text:line-break/>l'extreme amour &amp; affecti(o2) qu'il luy portoit, faisant<text:line-break/>de vrais gestes des Zani, Italiens, lesquels en vne co(-)<text:line-break/>medie ou farce regardent leur Francisquine ou mai(-)<text:line-break/>stresse, comme à la trauerse, &amp; puis serr(e2)t les espau(-)<text:line-break/>les, où s'estendent bras &amp; iambes, en regardans de<text:line-break/>l'autre costé, &amp; faisans estranges mines, luy c(o2)men(-)<text:line-break/>ça à dire : Monsieur, ie croy que vous ne soyez pas<text:line-break/>de ce pays icy, à veoir vos gestes &amp; contenances, qui<text:line-break/>ne peuuent estre que d'vn honneste &amp; sage Gentil(-)<text:line-break/>homme. Et iceluy ayant depuis qu'il estoit à Paris, a<text:line-break/>prins quelques mots Fr(a2)çois, fit responce qu'il estoit<text:line-break/>Anglois, à son seruice, qui estoit venu en Fr(a2)ce pour<text:line-break/>voir la Cour Royalle, &amp; les honorables Damoisel(-)<text:line-break/>les qu'il auoit en grand respect &amp; honneur. M(o2)sieur,<text:line-break/>dit-elle : veu la perfecti(o2) des hommes de ces vostres<text:line-break/>parties Septentrionales, ie m'estonne que l'on n'en<text:line-break/>voit icy d'auantage que l'on n'en voit, vous asseur(a2)t<text:line-break/>que si les hommes de vostre nati(o2) ne sont aymez de<text:line-break/>tous les hommes de France, ils ne sont aucunement<text:line-break/>haïs de nous autres Damoiselles, qui ne voulons la<text:line-break/>guerre que les vostres &amp; les nostres se sont<text:s/>faicte si<text:line-break/>long temps, mais toute paix &amp; amour. Madamoisel(-)<text:line-break/>le, respondit-il le mieux qu'il peust, ce qui faict que<text:line-break/>vous ne voyez beaucoup d'Anglois en ceste Cour<text:line-break/>c(o2)me d'Escossois, qui ont mesme cest h(o2)neur d'estre<text:line-break/>de la garde du Roy, &amp; sont nos prochains voisins, est<text:line-break/>l'ancienne inimitié qui est entre ceux de ma nati(o2) &amp;<text:line-break/>la Françoise, à cause des mortelles guerres, qui ont<text:line-break/>esté menees par le passé. Qu(a2)t à moy, voy(a2)t les Da(-)<text:line-break/>moiselles de Fr(a2)ce tant belles &amp; accomplies, ie<text:line-break/><text:span text:style-name="pb">[234]</text:span><text:line-break/>m'e(-)stimeray heureux de leur pouuoir faire h(u2)ble serui(-)<text:line-break/>ce. Ces amours durerent long temps deuant que ve(-)<text:line-break/>nir au but : &amp; cependant le Gentilhomme portoit<text:line-break/>tousiours quelques affiquets du Palais à sa Damoi(-)<text:line-break/>selle, à fin de les porter pour l'amour de luy. Ce<text:s/>que<text:line-break/>elle faisoit pour en auoir son plaisir, &amp; en faire tou(-)<text:line-break/>tes les autres participans auec tous les Gentilsh(o2)mes<text:line-break/>qui estoi(e2)t aduertis de cest amour : &amp; en gaudissoi(e2)t,<text:line-break/>pource que l'Anglois se prenoit à vne bien grande<text:line-break/>Dame, en laquelle il pensoit bien déja auoir trouué<text:line-break/>forme à son pied, de maniere que quand il trouuoit<text:line-break/>le Gentilhomme qui auoit esté cause qu'il estoit ve(-)<text:line-break/>nu à la Cour, il le benissoit, il l'(e2)brassoit &amp; caressoit,<text:line-break/><text:soft-page-break/>luy declarant tout le secret de ses amours, qu'il por(-)<text:line-break/>toit<text:s/>à ce qu'il disoit, à la plus belle creature qui fust<text:line-break/>au monde. Le Gentilhomme qui faisoit b(o2)ne mine,<text:line-break/>luy respondit qu'il en estoit bien aise pour l'amour<text:line-break/>de luy, &amp; luy donnoit de l'eau beniste de Cour en<text:line-break/>grande abondance, offrant seruice à toute reste : de(-)<text:line-break/>quoy l'Anglois se reputoit t(a2)t obligé à luy, qu'il n'e(-)<text:line-break/>stoit iour qu'il ne l'allast voir, pour le remercier du<text:line-break/>bien si gr(a2)d duquel il estoit cause, &amp; que s'il pouuoit<text:line-break/>iouïr de l'amour d'vne Damoiselle de la Cour, qu'il<text:line-break/>aimoit en toute extremité, il se reputeroit le plus heu<text:line-break/>reux du monde, &amp; triompheroit mieux &amp; à meilleu(-)<text:line-break/>res raisons que les grans monarques Romains apres<text:line-break/>leurs grandes victoires. Le Gentilhomme François,<text:line-break/>apres tous ces deuis, ayant accez en la maison de la<text:line-break/>Damoiselle aymee<text:s/>par l'Anglois luy alloit tout redi<text:line-break/>re, pour en passer le t(e2)ps auec plusieurs G(e2)tilshom(-)<text:line-break/>mes, qui s'aduiserent qu'il luy falloit bailler la baye<text:line-break/>pour le desniaiser, &amp; que s'il requeroit la<text:line-break/><text:span text:style-name="pb">[n.p.]</text:span><text:line-break/>Damoiselle de quelque chose ; elle luy deuoit accorder pour<text:line-break/>en auoir le plaisir : &amp; qu'au lieu d'elle l'on mettroit<text:line-break/>vn ieune &amp; fin page dedans vn lict pour la fin de la<text:line-break/>comedie, qui sçauroit bien iouer son personnage : &amp;<text:line-break/>que si le lendemain il se retrouuoit à la Cour auec<text:line-break/>tout son orgueil, sottise &amp; presomption, il seroitvan(-)<text:line-break/>né comme il meriteroit. La Damoiselle qui estoit<text:line-break/>gaillarde, dit qu'elle n'y feroit faute : &amp; par ce moyen<text:line-break/>le soir mesme il ne faillit pas à l'accoster de rechef,<text:line-break/>&amp; à s'enhardir de luy demander quelque grace &amp; fa(-)<text:line-break/>ueur. La Damoiselle<text:s/>se voyant en beau chemin pour<text:line-break/>aller où elle pretendoit, luy demanda quelle grace il<text:line-break/>vouloit d'elle, &amp; il luy respondit, celle, Madame,<text:line-break/>pour laquelle les fideles amans poursuiuent ardem(-)<text:line-break/>ment leurs maistresses : s'il vous plaist m'accepter<text:line-break/>pour vostre seruiteur, &amp; me faire ce bien que ie cou(-)<text:line-break/>che vne seule nuict à vos costez, ie m'estimeray le<text:line-break/>plus heureux qui nasquit iamais en Angleterre. M(o2)(-)<text:line-break/>sieur, dit-elle, ie n'attendois pas autre demande de<text:line-break/>vous, &amp; n'eust esté que c'est vn deshonneur, comme<text:line-break/>vous sçauez, aux Damoiselles de prier, il y a déja l(o2)g<text:line-break/>temps que ie vous en eusses entamé le propos, pour(-)<text:line-break/>ce que vostre grace &amp; beauté me plaist sur tous les<text:line-break/>Gentilshommes du m(o2)de : mais si ie vous fais quel(-)<text:line-break/>que faueur, ie vous aduise bi(e2) d'estre secret, &amp; auoir<text:line-break/>mon honneur en recomm(a2)dation : autrement vous<text:line-break/>sçauez bien que sans l'asseurance de vostre constan(-)<text:line-break/>ce &amp; fidelité, vne Damoiselle de ma qualité &amp; estof(-)<text:line-break/>se ne se voudroit pas mettre en ce hazard. L'Anglois<text:line-break/>commença à iurer son grand Dieu, qu'il n'en diroit<text:line-break/><text:soft-page-break/>iamais mot à personne : &amp; qu'elle cognoistroit par<text:line-break/>experi(e2)ce c(o2)me il luy seroit fidele en amours,<text:line-break/><text:span text:style-name="pb">[235]</text:span><text:line-break/>enco(-)res plus apres la iouïssance que deuant, se proposant<text:line-break/>iusques là de desobeïr en tout &amp; par tout à soymes(-)<text:line-break/>me pour luy complaire. Il luy tenoit ces propos à<text:line-break/>part : &amp; les Gentilsh(o2)mes &amp; Damoiselles qui estoi(e2)t<text:line-break/>là, estans bien aduertis du marché que l'Anglois &amp;<text:line-break/>la Damoiselle faisoient, rioyent tant qu'ils pouuoi(e2)t,<text:line-break/>faisans semblant de rire d'autres ieux. Tant y a qu'il<text:line-break/>s'accorderent, &amp; la Damoiselle luy donna assigna(-)<text:line-break/>tion de la venir trouuer sur la minuict en sa cham(-)<text:line-break/>bre, en laquelle elle couchoit seule, &amp; que sçachant<text:line-break/>bien son logis, elle feroit tenir sur le sueil de la porte<text:line-break/>vn page qui le meneroit droict en la chambre. Il dist<text:line-break/>à ceste heure là qu'il n'y failleroit pas, &amp; s'en alla le<text:line-break/>plus gay du monde, attendant l'heure dicte, laquelle<text:line-break/>estant venue, l'Anglois se laua &amp; perfuma du tout,<text:line-break/>&amp; puis s'estant habillé de ses plus riches habits, auec<text:line-break/>son espee<text:s/>au costé, s'en alla au logis de la Damoisel(-)<text:line-break/>le, ne pensant à auc(u2) mal. Or auoit-on faict coucher<text:line-break/>dedans vn lict bien paré vn rusé page, en vne belle<text:line-break/>chambre, richement tapissee, &amp; luy auoit la mesme<text:line-break/>Damoiselle faict accommoder le chef par autres<text:line-break/>siennes Damoiselles, de riches &amp; beaux atours de<text:line-break/>nuict, dont se seruent les grandes Dames : &amp; pres de<text:line-break/>la chambre estoient demie douzaine d'autres pages<text:line-break/>&amp; laquais en vne garderobe, qui estoient là, auec<text:line-break/>chacun vne poignee de verges pour mettre fin à ce<text:line-break/>jeu. Tant y a que le page mena le Gentilhomme<text:line-break/>Anglois en la chambre, où quand il fut, il dist,<text:line-break/>Monsieur, voilà le lict preparé pour vous, &amp; ayant<text:line-break/>dict cela, il se retira en la garderobbe auec les au(-)<text:line-break/>tres pages, &amp; ferma l'huis. Le Gentilhomme<text:line-break/>voyant sur la table<text:s/>les habits de sa Damoiselle<text:line-break/><text:span text:style-name="pb">[n.p.]</text:span><text:line-break/>(pource qu'elle les y auoit faict porter, pour mieux<text:line-break/>iouër la farce) s'enflamma d'auantage en son har(-)<text:line-break/>nois, &amp; sans beaucoup tarder il se despouilla tout<text:line-break/>nud en chemise, &amp; se mist au costé du page, lequel<text:line-break/>il commença à<text:s/>taster, pensant estre pres de la Da(-)<text:line-break/>moiselle, &amp; s'en approchant, &amp; montant sur le<text:line-break/>poullaillier, il luy aduint de mettre la main où vous<text:line-break/>sçauez, &amp; rencontra le bourdon du page : &amp; lors il<text:line-break/>commença à s'escrier : Ah, qu'est-ce cy, madame,<text:line-break/>ie pense que vous soyez Hermaphrodite. Non suis<text:line-break/>pas Monsieur, ne vous desplaise (ce que dit le pa(-)<text:line-break/>ge d'vne voix gresle &amp; desliee comme d'vne fem(-)<text:line-break/>me) mais vous deuez sçauoir que le pere de mon<text:line-break/>pere estoit Anglois, &amp; de ceux que l'on dit, comme<text:line-break/><text:soft-page-break/>vous sçauez, qui sont couez, ou auec vne queuë, de<text:line-break/>maniere que nous tenons cela de pere en fils, &amp; ne<text:line-break/>le deuez pas trouuer estrange. Alors l'Anglois co(-)<text:line-break/>gneut bien qu'il en auoit d'vne, &amp; que c'estoit vne<text:line-break/>pure moquerie, &amp; s'escria en sa langue, qu'il estoit a(-)<text:line-break/>busé, &amp; maudiss(a2)t l'heure qu'il estoit venu là ded(a2)s,<text:line-break/>voire en la Cour de France. La Damoiselle estoit en<text:line-break/>vne prochaine ch(a2)bre, qui auoit ouy, auec quelques<text:line-break/>grands Seigneurs &amp; Gentilshommes tous ces pro(-)<text:line-break/>pos, &amp; en rioyent à gorge desployee. Le Gentilhom<text:line-break/>me pensant descendre du lict, fut en vn instant en(-)<text:line-break/>uironné de ceste trouppe de Pages &amp; laquais, des(-)<text:line-break/>quels l'vn mit la main à l'espee du Gentil-homme<text:line-break/>nouueau, de peur qu'il s'en voulust seruir, &amp; les au(-)<text:line-break/>tres commencerent à l'innocenter de bonne forte, &amp;<text:line-break/>luy feirent en grande diligence gangner la porte du<text:line-break/>logis, ainsi nud en chemise qu'il estoit : &amp; l'Anglois<text:line-break/>plus marmiteux &amp; esbahy que s'il fust tombé des<text:line-break/><text:span text:style-name="pb">[236]</text:span><text:line-break/>nues, s'en retourna en son logis, deuant lequel il de(-)<text:line-break/>meura long temps deuant qu'on luy voulust ouurir,<text:line-break/>pource que l'on ne le cognoissoit point en cest estat :<text:line-break/>mais en fin l'vn de ses seruiteurs l'ent(e2)dit à la parol(-)<text:line-break/>le, &amp; luy fit ouurir. Et quand il fut en sa chambre, il<text:line-break/>ne faisoit que gronder &amp; grommeler entre ses d(e2)ts,<text:line-break/>se sentant fort<text:s/>interessé &amp; scandalisé d'vn tel tour,<text:line-break/>dont il fut si honteux, que le lendemain de gr(a2)d ma(-)<text:line-break/>tin il monta à cheual, &amp; s'en alla estre oncques<text:line-break/>plus veu.</text:p>
      <text:h text:style-name="Titre2" text:outline-level="2">VN MARCHAND IALOVX NOVR(-)<text:line-break/><text:span text:style-name="T3755">rit une Pie, afin qu'elle luy raconte touchant sa femme,</text:span><text:span text:style-name="T3756"><text:line-break/></text:span><text:span text:style-name="T3757">ce qui se faict<text:s/></text:span><text:span text:style-name="T3758">en la maison : la Pie parle à la legere &amp; de</text:span><text:span text:style-name="T3759"><text:line-break/></text:span><text:span text:style-name="T3760">trauers, par l'artifice de la femme : &amp; pour ceste cause</text:span><text:span text:style-name="T3761"><text:line-break/></text:span><text:span text:style-name="T3762">le marchand tue la Pie.</text:span></text:h>
      <text:h text:style-name="P3763" text:outline-level="2">nouvellle viii.</text:h>
      <text:p text:style-name="P3764"><text:span text:style-name="T3765">A</text:span>Pres que Florette qui auoit parlé vn<text:line-break/>peu librement, &amp; faict rire toute la c(o2)(-)<text:line-break/>pagnie, se fut teue, la Royne<text:s/>c(o2)manda<text:line-break/>à Laure de parler, laquelle se print à<text:line-break/>dire ainsi.</text:p>
      <text:p text:style-name="p">Es parties &amp;<text:s/>quartiers de Baraquet, ville peuplee,<text:line-break/>estoit iadis vn marchand, lequel auoit vne belle fem<text:line-break/>me, laquelle estoit amoureuse d'vn gal(a2)t ieune hom(-)<text:line-break/>me son voisin, &amp; bien que son mary en eust senty<text:line-break/>quel(q2) v(e2)t : toutesfois il ne le sçauoit pour certain, &amp;<text:line-break/>pensoit estre chose fort difficile de le croire : &amp; c(o2)me<text:line-break/>il aduient souu(e2)t en telles choses, que tous les serui(-)<text:line-break/>teurs de la maison tiennent plustost le party de la<text:line-break/><text:soft-page-break/><text:span text:style-name="pb">[n.p.]</text:span><text:line-break/>maistresse que du maistre, il n'en pouuoit tirer aucu(-)<text:line-break/>ne chose pour en auoir certitude. Et ce neantmoins<text:line-break/>voul(a2)t en quelque maniere que ce fust en sçauoir la<text:line-break/>verité, il delibera d'esleuer &amp; nourir vn de ces oi(-)<text:line-break/>seaux que vo(us) appellez gais ou pies, &amp; luy enseigner<text:line-break/>à parler &amp; faire mille autres merueilles, afin qu'elle<text:line-break/>luy racontast en apres tout ce que sa femme feroit.<text:line-break/>Ainsi d(o2)c il le fit ny plus ny moins qu'il l'auoit pro(-)<text:line-break/>ietté en s(o2) esprit, de maniere (q2) le soir qu(a2)d il retour(-)<text:line-break/>noit en la maison, la pie qui auoit obserué ce qui s'y<text:line-break/>estoit faict de iour, le luy racontoit entierement : &amp;<text:line-break/>ce qui estoit le pis, elle luy c(o2)seilloit de la chastier de<text:line-break/>ses fredaines. Et vn iour entre autres, c(o2)me l'amou(-)<text:line-break/>reux de la femme fust venu s'esiouyr &amp; prendre son<text:line-break/>plaisir auec elle : la pie qui veid tout ce qui<text:s/>s'estoit<text:line-break/>passé, le raconta le soir au mary, &amp; l'(e2)couragea à luy<text:line-break/>donner des coups de baston. Parquoy le mary plein<text:line-break/>de courroux &amp; mal talent à l'encontre de sa femme,<text:line-break/>luy vsa de l'outrage &amp; chastiment que telles fem(-)<text:line-break/>mes meritent &amp; gangnent le plus souuent en sembla<text:line-break/>bles accidens. Et pour ceste cause icelle pensant que<text:line-break/>les seruantes l'eussent descouucrte, elle ne faisoit que<text:line-break/>crier tout le iour contre elles, &amp; tempestoit par la<text:line-break/>maison, en sorte qu'elle estoit deuenue vn enfer, &amp;<text:line-break/>les pauures seruantes qui<text:s/>apperceurent d'où l'affaire<text:line-break/>venoit, luy dirent vn iour, est(a2)t toutes d'accord, mai(-)<text:line-break/>stresse, il n'y a aucune raison qui c(o2)sente ou vueille (q2)<text:line-break/>nous porti(o2)s la peine du tort (q2) vous faict la pie. Sça(-)<text:line-break/>chez donc qu'elle a descouuert &amp; declaré<text:s/>vos affai(-)<text:line-break/>res : &amp; de ce elles luy donnerent les enseignes. La<text:line-break/>maistresse les oyant ainsi parler, c(o2)me en soupç(o2)n(a2)t<text:line-break/>quelque chose, tint pour certain qu'ainsi fust, &amp;<text:line-break/><text:span text:style-name="pb">[237]</text:span><text:line-break/>en vn instant, elle monta en si grande colere contre<text:line-break/>la Pie, que tout à<text:s/>l'heure, elles'en alla vers elle pour<text:line-break/>la tuer, mais y pensant mieux, elle dist, Si ie la<text:line-break/>tue mon mary pensera incontinent que ce que ie<text:line-break/>ne luy ay pas voulu confesser, soit euangile. Il vaudra<text:line-break/>mieux trouuer le moyen, &amp; faire, qu'vne autre fois<text:line-break/>la mechante ne me puisse accuser. Et vne nuict, que<text:line-break/>le mary n'estoit au pais, ayant faict venir le ieune h(o2)<text:line-break/>me, elle commanda à l'vne des seruantes, de sonner<text:line-break/>à l'entour de la teste de la Pie, vne petite clochette,<text:line-break/>&amp; qu'vn autre luy tint vn miroir deuant elle, à fin<text:line-break/>qu'elle se peust voir dedans, &amp; qu'vne troisiesme,<text:line-break/>auec vne esponge, luy iettast de l'eau dessus : cestecy<text:line-break/>fist bruit auec sonnettes, ceste la demenast la cage, &amp;<text:line-break/>sur tout fissent grand bruit : &amp; en ceste maniere tour(-)<text:line-break/>mentant toute la nuict, la babillarde de Pie, elle ne<text:line-break/><text:soft-page-break/>peust voir ny ouir chose, que la bonne dame de mai(-)<text:line-break/>stresse fist auec son amy. Quand le mary fut retour(-)<text:line-break/>né le lendemain, à la maison, il s'en courut inconti(-)<text:line-break/>nent à la cage, pour demander à la Pie, si elle auoit<text:line-break/>veu quelque chose. Pourquoy m'enquiers tu de<text:line-break/>chose, que ie nepeux dire ? respondit la pie, attendu<text:line-break/>que i'ay esté toute nuict en si grand trauail, entre t(a2)t<text:line-break/>de tons, de t(o2)nerres, fouldres, tremblemens de terre,<text:line-break/>tant de pluie &amp; gresle, qu'il sembloit que la fin du<text:line-break/>monde fust venue. Le marchand luy oyant dire tel(-)<text:line-break/>les choses, &amp; considerant que ceste nuict là auoit esté<text:line-break/>seraine &amp; paisible, presuma que tout ce qu'elle luy<text:line-break/>auoit dict les autres fois, estoit autant veritable que<text:line-break/>les tonnerres &amp; fouldres de celle nuict, &amp; à<text:s/>fin qu'el<text:line-break/>le ne fust plus la cause de le faire entrer en ialousie,<text:line-break/>&amp; auoir mauuais temps, en la maison, il la fit<text:line-break/><text:span text:style-name="pb">[n.p.]</text:span><text:line-break/>incon(-)tinent tuer. Ainsi ie veux dire, que personne ne se<text:line-break/>doit iamais entremesser de ce qui ne luy touche, ou<text:line-break/>de faict, ou de parolles, procurer la ruine de person(-)<text:line-break/>ne aucune, car le lacet souuentesfois tendu pour au(-)<text:line-break/>truy, prend celuy mesme qui le tend.</text:p>
      <text:h text:style-name="Titre2" text:outline-level="2">CERTAINS HOMMES DE VELLE<text:line-break/><text:span text:style-name="T3766">tre ennemis de Rome, deceuans par ruse &amp; subtil moy(e2)</text:span><text:span text:style-name="T3767"><text:line-break/></text:span><text:span text:style-name="T3768">Crassus, tresauare, ruinent le bel edifice de Ro</text:span><text:span text:style-name="T3769">me.</text:span></text:h>
      <text:h text:style-name="P3770" text:outline-level="2">Novvelle ix.</text:h>
      <text:p text:style-name="P3771"><text:span text:style-name="T3772">L</text:span>A Royne, apres ceste nouuelle, fit signe à<text:line-break/>Sisimbre, qu'il eust à discourir, lequel en<text:line-break/>souzriant, commencea à dire.</text:p>
      <text:p text:style-name="p">L'on a tenu auiourd'huy diuers propos<text:line-break/>en ce lieu, &amp; d'amour &amp; d'autre chose. Parquoy e(-)<text:line-break/>stant le penultime, i'entens vous raconter vne hi(-)<text:line-break/>stoire ou fable auenue anciennement, lors que re(-)<text:line-break/>gnoit la Republique des Romains : &amp; est telle.</text:p>
      <text:p text:style-name="p">Il y auoit autrefois en la ville de Rome : vn tresno(-)<text:line-break/>ble citoyen, nommé Crassus, lequel selon que racon(-)<text:line-break/>te Tite Liue, en ses histoires, estoit le plus auaricieux<text:line-break/>homme qui fut iamais au monde, pource qu'il n'y<text:line-break/>auoit chose qu'il n'eust faicte ou permise, pour arg(e2)t.<text:line-break/>Or aduint que le peuple de Rome ayant quelque dif<text:line-break/>ferent &amp; debat à l'encontre de celuy de Velletre, le(-)<text:line-break/>quel est sept ou huict lieues pres de Rome : &amp; com(-)<text:line-break/>me la guerre &amp; l'inimitié eust longtemps duré, se<text:line-break/>trouuerent en Velletre, deux hommes, lesquels pro(-)<text:line-break/>poserent en leur cœur, de blasmer, par leur industrie,<text:line-break/><text:span text:style-name="pb">[238]</text:span><text:line-break/>le commun de Rome. Parquoy ils firent assembler<text:line-break/>le conseil en Velletre, &amp; proposerent c(o2)me ils vou(-)<text:line-break/><text:soft-page-break/>loient faire vne grande honte, &amp; causer vne grande<text:line-break/>perte, au commun de Rome : mais ils vouloient cin(-)<text:line-break/>quante mille Florins auparauant, &amp; se soumettoient<text:line-break/>d'en payer cent mille, au cas qu'ils ne le fissent. Pour<text:line-break/>ceste cause, fut arresté de bailler à ces deux ce qu'ils<text:line-break/>demandoient, ce qui fut fait, &amp; leur baillant les cin(-)<text:line-break/>quante mille Florins, on leur dict. Allez &amp; faites ver<text:line-break/>tueusement ce que vous auez promis. Ces deux vail(-)<text:line-break/>l(a2)s hommes, desquels l'vn auoit n(o2) Chelle &amp; l'autre<text:line-break/>lanus, prindrent cest argent, se mirent sur mer, &amp;<text:line-break/>s'en allerent à Pise, où ils acheter(e2)t quatre cheuaux,<text:line-break/>s'habillerent de nouueaux habits, &amp; se desguiser(e2)t<text:line-break/>&amp; transformerent tellement que personne du m(o2)de<text:line-break/>ne les eut iamais cogneuz, ils pr(i2)dr(e2)t deux seruiteurs<text:line-break/>&amp; leur dirent. Si quelqu'vn vous demande qui nous<text:line-break/>sommes, dites leur que nous sommes deuins, qui ve(-)<text:line-break/>nons de lointain &amp; estrange pais, &amp; allons à Rome.<text:line-break/>Ils monterent à cheual, auec leurs seruiteurs,<text:s/>&amp; n'ar(-)<text:line-break/>resterent en aucun lieu, tant qu'ils furent à Rome, &amp;<text:line-break/>ils enfouirent &amp; mirent secretem(e2)t souz terre, &amp; en<text:line-break/>plusieurs lieux hors de Rome, beaucoup de Florins, à<text:line-break/>sçauoir en vn lieu six mille, en vn autre, dix mille, &amp;<text:line-break/>en vn autre vingt mille, en<text:s/>certains vases d'armes<text:line-break/>faicts à l'antique, &amp; puis ils commencerent à han(-)<text:line-break/>ter &amp; frequenter la court de Crassus. A ceste cause<text:line-break/>c(o2)me l'on print garde à l'accoustrement nouueau &amp;<text:line-break/>contenance de ceux cy, on demanda plusieurs fois à<text:line-break/>leurs seruiteurs qu'ils<text:s/>estoient, &amp; les seruiteurs resp(o2)<text:line-break/>doi(e2)t qu'ils estoient deuins, de lointain pais à Rome.<text:line-break/>On dit à Crass(us) à ceste heure là, (q2) deux certains deu(i2)s<text:line-break/><text:span text:style-name="pb">[n.p.]</text:span><text:line-break/>estoient venuz en sa court, &amp; pour ceste cause il les<text:line-break/>fit venir, &amp; comme il leur eust demandé d'où ils e(-)<text:line-break/>stoient, &amp; ce qu'ils faisoient, ils respondirent, Nous<text:line-break/>sommes de Tolete, &amp; nous sçauons deuiner, &amp;<text:line-break/>trouuer argent, quand il est enfouy &amp; enterré. Et<text:line-break/>pource que nous auons veu, qu'il y en a beaucoup<text:line-break/>souz-terre, à Rome, a cause des grandes<text:s/>richesses<text:line-break/>des anciens, nous auons bien voulu y venir, mesmes<text:line-break/>pour voir vostre magnificence. Crassus dist à ceste<text:line-break/>heure là en soymesme, Ceux cy me saouleront de ce<text:line-break/>que i'ay enuie, &amp; commanda qu'on leur fist grand<text:line-break/>honneur, &amp; dist qu'il vouloit voir quelque<text:s/>experi(e2)ce<text:line-break/>de leur art, &amp; leur fit bailler &amp; aprester vne chambre<text:line-break/>&amp; les auoit tousiours à boire &amp; manger auec luy. Or<text:line-break/>aduint qu'vne nuict, quand il leur sembla temps, ils<text:line-break/>appellerent Crassus &amp; luy monstrerent vne estoille,<text:line-break/>disans. Nous voyons par l'influence de ceste estoille<text:line-break/>que souz icelle, à pl(o2)b, &amp; tout au droict, est enfouie<text:line-break/>vne quantité d'argent. Crassus leur dist alors : com(-)<text:line-break/><text:soft-page-break/>m(e2)t pourroit on trouuer ces deniers que vous dites ?<text:line-break/>Laissez nous faire, enuoyez seulement qu(a2)d &amp; nous<text:line-break/>de voz seruiteurs les plus secrets que vous ayez : &amp;<text:line-break/>ainsi fut faict. Ceux cy sortirent de Rome, &amp; s'en al(-)<text:line-break/>lerent au lieu où ils auoient enfouy &amp; enterré ces six<text:line-break/>mille Florins, &amp; quand ils en aprocherent, ils firent<text:line-break/>retirer arriere les seruiteurs, &amp; firent semblant auec<text:line-break/>leur Giometrie &amp; Arithmetique de mesurer le ciel,<text:line-break/>par leurs actes &amp; signes. Et ayans vn peu demouré<text:line-break/>là, ils dirent à ces seruiteurs, Fouissez en cest endroit<text:line-break/>&amp; fouissans, ils trouuerent vn pot de metal, de dans<text:line-break/>lequel estoient ces deniers, &amp; incontinent retour(-)<text:line-break/>nerent vers Crassus &amp; les luy baillerent. Crassus en<text:line-break/><text:span text:style-name="pb">[239]</text:span><text:line-break/>fut fort emerueillé &amp; demanda à ses seruiteurs, com(-)<text:line-break/>me le faict s'estoit passé, &amp; ils dirent tous les moy(e2)s<text:line-break/>qu'ils auoient tenuz. Crassus dist lors. Certainement<text:line-break/>ceux cy sont<text:s/>ceux là, que ie demande, &amp; commen(-)<text:line-break/>cea à les tenir à sa table, &amp; leur faisoit continuelle(-)<text:line-break/>ment grand honneur. Ceux là parloient peu, se te(-)<text:line-break/>noient solitaires, &amp; leur semblant à propos ils firent<text:line-break/>encores le semblable, &amp; dirent à Crassus. Seigneur,<text:line-break/>vne planette regne, en laquelle est vne estoille, qui<text:line-break/>monstre vn lieu, auquel y a certaine quantité de m(o2)(-)<text:line-break/>noie, &amp; pour ceste cause nous y voulons aller. Cras(-)<text:line-break/>sus fit allumer des flambeaux, &amp; enuoya quelques<text:line-break/>siens seruiteurs auec eux. Ceux cy s'en allerent droit<text:line-break/>au grand palais, qui estoit demoly &amp; desfaict, &amp; fi(-)<text:line-break/>rent comme auparauant, auec leurs gestes &amp; signes,<text:line-break/>&amp; puis ils dirent. Fouissez icy, &amp; en fouissant ou ca(-)<text:line-break/>uant, ils trouuerent dix mille Florins, &amp; incontin(e2)t<text:line-break/>ils s'en retournerent à<text:s/>Crassus, les luy bailler. Par(-)<text:line-break/>quoy Crassus voy(a2)t cela, trouua que c'estoit vn gr(a2)d<text:line-break/>cas, &amp; dist en soy mesme. Ces gens icy me feront le<text:line-break/>plus riche homme du monde en argent, &amp; ainsi il<text:line-break/>leur promettoit beaucoup. Et quand il leur sembla<text:line-break/>temps, ils s'en allerent vne autrefois d'vn autre co(-)<text:line-break/>sté, en ceste mesme maniere, tirer de terre les quinze<text:line-break/>mille Florins qu'ils auoient enfouiz, &amp; Crassus voy(a2)t<text:line-break/>cela, estoit le plus content du monde. Il y auoit au<text:line-break/>Capitole, vne tour, qui s'appelloit la Tour du tribun<text:line-break/>en laquelle estoient taillez en bosse du costé de de(-)<text:line-break/>hors, en metal, tous ceux qui eurent onques triom(-)<text:line-break/>phe ou renom, &amp; ceste tour estoit reputee la plus di(-)<text:line-break/>gne chose, qui fust en Rome. Ces deux Deuins ima(-)<text:line-break/>ginerent de la faire abatre, &amp; dirent vn iour à<text:line-break/><text:span text:style-name="pb">[n.p.]</text:span><text:line-break/>Cras(-)sus. Seigneur, nous trouuons que souz-la tour du<text:line-break/>Tribun, y a grand nombre de thresors. Crassus dist<text:line-break/>à ceste heure là. Quelle maniere trouueriez vous,<text:line-break/><text:soft-page-break/>pour les en tirer ? Ils respondir(e2)t, Il fault sçauoir des<text:line-break/>maçons &amp; ouuriers, s'ils la pourroient cauer, &amp; l'as(-)<text:line-break/>seurer, auec appuy des deux costez, &amp; cela faict, nous<text:line-break/>en tirerons le thresor qui y est, &amp; puis, vous la pour(-)<text:line-break/>rez faire refonder. Crassus fit venir incontinent deux<text:line-break/>habiles hommes, ausquels il demanda conseil de ce<text:line-break/>faict, &amp; ils luy respondirent qu'on pouuoit cauer &amp;<text:line-break/>miner ceste Tour &amp; l'appuyer, &amp; puis la refonder.<text:line-break/>Parquoy Crassus la fit cauer, &amp; appuyer : &amp; à fin de<text:line-break/>pouuoir faire cela plus secretement, il fit faire à l'en(-)<text:line-break/>tour, vne closture de bois, qui se fermoit à la clef. Et<text:line-break/>ce fait, il bailla la clef à ces deux Deuins, lesquels de(-)<text:line-break/>mourerent auec les Ouuriers à la faire cauer &amp; ap(-)<text:line-break/>puyer secretement. Et depuis qu'elle fut cauee, com(-)<text:line-break/>me à esté dict, ces deux qui auoient la clef leur sem(-)<text:line-break/>blant estre temps, mirent beaucoup d'estouppes aux<text:line-break/>soustenemens de la Tour, &amp; tempererent le feu auec<text:line-break/>soulphre &amp; amorce, à fin que la Tour ne tombast ius<text:line-break/>ques au matin, ce qu'ils firent pour se pouuoir esl(o2)(-)<text:line-break/>gner de Rome. Et apres qu'ils eurent accommodé<text:line-break/>leurs affaires à leur fantasie, ils y mirent le feu, &amp; fer(-)<text:line-break/>merent bien l'huis, &amp; monterent sur deux b(o2)s cour(-)<text:line-break/>siers, &amp; s'en retournerent à Velletre. Le lendemain<text:line-break/>estant beaucoup de monde assemblé, pource que le<text:line-break/>marché estoit à ce Capitole, ceste tour tomba<text:s/>par ter(-)<text:line-break/>re, sur les six heures &amp; demie, &amp; tua plusieurs centai(-)<text:line-break/>nes d'h(o2)mes, &amp; l'on ouit le grand bruit &amp; tintamar(-)<text:line-break/>re iusques à Velletre, &amp; se vid la gr(a2)de poussiere qui<text:line-break/>s'esleua de la ruine de ceste Tour. Parquoy, l'(o2) mena<text:line-break/><text:span text:style-name="pb">[240]</text:span><text:line-break/>à Velletre gr(a2)de allegresse de cela : &amp; puis il escriuir(e2)t<text:line-break/>au peuple Romain tout le fait, c(o2)me il passoit, &amp; c(o2)(-)<text:line-break/>me par leur argent, ils auoi(e2)t abbatu la plus noble &amp;<text:line-break/>gr(a2)de dignité de Rome. Parquoy le peuple voyant<text:line-break/>cela, courut à la furie, au palais de Crassus, &amp; estant<text:line-break/>tout d'accord, luy osta la vie.</text:p>
      <text:h text:style-name="Titre2" text:outline-level="2">BOCCIVOL ROMAIN SE FAI(-)<text:line-break/><text:span text:style-name="T3773">sant enseigner l'art d'amour deuient amoureux de la fe(-)</text:span><text:span text:style-name="T3774"><text:line-break/></text:span><text:span text:style-name="T3775">me qui l'enseigne &amp; ayant obtenu d'elle ce qu'il desiroit,</text:span><text:span text:style-name="T3776"><text:line-break/></text:span><text:span text:style-name="T3777">lemaistre s'en apperçoit, il cherche Bocciuol en sa mai</text:span><text:span text:style-name="T3778">son,</text:span><text:span text:style-name="T3779"><text:line-break/></text:span><text:span text:style-name="T3780">il ne letrouue point, &amp; la femme sauuant l'amant faict</text:span><text:span text:style-name="T3781"><text:line-break/></text:span><text:span text:style-name="T3782">croire que son mary soit deuenu fol.</text:span></text:h>
      <text:h text:style-name="P3783" text:outline-level="2">novvelle x.</text:h>
      <text:p text:style-name="P3784"><text:span text:style-name="T3785">L</text:span>A compagnie tint plusieurs &amp; diuers pro(-)<text:line-break/>pos, sur la nouuelle de Sisimbre, semblant<text:line-break/>à chacun qu'estant, ceste Tour faicte, d'v(-)<text:line-break/>ne si gr(a2)de<text:s/>industrie, qu'elle estoit, &amp; pour<text:line-break/>tant ayant esté tenue des Romains, en telle &amp; si gr(a2)(-)<text:line-break/><text:soft-page-break/>de estime, à bon droit l'iniure que le peuple de Ve(-)<text:line-break/>letre auoit faicte aux Romains, veritablement auoit<text:line-break/>estoit fort griefue. Car ils disoient, si vn long temps<text:line-break/>&amp; grande despense a basti quelque ouurage, qui<text:line-break/>reste pour memoire, à la posterité des faicts &amp; en(-)<text:line-break/>treprinses, quel plus grand tort &amp; d(o2)mage sçauroit<text:line-break/>on faire, que de ruiner en vn instant &amp; renuerser par<text:line-break/>terre ce qui s'est mis à fin, en long t(e2)ps<text:s/>&amp; auec beau(-)<text:line-break/>coup de peine &amp; frais ? Mais si vne telle perte doit a(-)<text:line-break/>mener facherie &amp; ennuy, certainement les Romains<text:line-break/>ont eu gr(a2) de occasi(o2) de porter vn gr(a2)d dueil &amp; fache<text:line-break/>rie de la ruine de ceste Tour, puis qu'vne gr(a2)de<text:line-break/><text:span text:style-name="pb">[n.p.]</text:span><text:line-break/>par(-)tie de<text:s/>leurs triomphes &amp; de leurs victoires, apparois(-)<text:line-break/>soit grauee &amp; taillee en icelle. Mais quelles sculptu(-)<text:line-break/>res estoient ce ? Telles certainem(e2)t, qu'on ne les sçau(-)<text:line-break/>roit auiourd'huy assez louer, &amp; non seulement<text:line-break/>payer ce qu'elles valloient. Dauantage nous sçau(o2)s<text:line-break/>que les Romains estimoient tant ces labeurs tant<text:line-break/>bien tirez &amp; faicts, qu'ils ne regardoi(e2)t &amp; ne se sou(-)<text:line-break/>cioi(e2)t d'aucune despence &amp; frais, pour les c(o2)duire à<text:line-break/>Rome, comme en font foy les colosses, les pirami(-)<text:line-break/>des, &amp; autres œuures conduites &amp; amenees de fort<text:line-break/>lointains pais. Quelques autres disoi(e2)t que les deux<text:line-break/>ieunes hommes de Veletee ont vsé d'vne grande ruse<text:line-break/>&amp; industrie, se faignans Deuins, à sçauoir conduire<text:line-break/>à fin, auec telle prudence &amp; subtilité, vn tel dessein :<text:line-break/>&amp; en telles questions ils alloient consumans le t(e2)ps,<text:line-break/>quand la Royne, voyant que c'estoit à Folquet de<text:line-break/>clorre le discours des nouuelles du iour, luy comm(a2)(-)<text:line-break/>da gracieusement de parler : &amp; soudain il commen(-)<text:line-break/>ça à dire ainsi.</text:p>
      <text:p text:style-name="p">Comme les Veletriens vindrent heuresement<text:line-break/>à bout de leur industrieuse entreprinse, ainsi print<text:line-break/>bien à vn ieune homme, duquel i'entens vous parler<text:line-break/>&amp; luy succeda à souhait vne doctrine, qui luy fut<text:line-break/>enseignee par vn sien maistre : enquoy vous ver(-)<text:line-break/>rez, comme le maistre se frappe (comme l'on<text:s/>dit) de<text:line-break/>son propre cousteau.</text:p>
      <text:p text:style-name="p">Ie dy donc qu'il y auoit à Rome en la maison des<text:line-break/>Sauelli, deux compagnons, l'vn desquels auoit nom<text:line-break/>Bocciuol, &amp; l'autre Pierre, bien naiz, &amp; assez riches : à<text:line-break/>raison dequoy, ils se mirent en fantasie d'aller estu(-)<text:line-break/>dier : &amp; ainsi estans venuz à Polongne, l'vn oyant la<text:line-break/>Loy, &amp; l'autre le Decret, ils estudierent long temps.<text:line-break/><text:span text:style-name="pb">[241]</text:span><text:line-break/>Or aduint que Bocciuol qui oyoit le decret, aprint<text:line-break/>plustost que ne fit Pierre, parquoy estant passé Do(-)<text:line-break/>cteur, il s'auisa de s'en retourner, à Rome &amp; dist à<text:line-break/>Pierre, Frere, puis que ie suis Licencié, ie m'en veux<text:line-break/><text:soft-page-break/>retourner en la maison. Ie te prie, respondit Pierre,<text:line-break/>que tu ne me laisses icy, mais qu'il te plaise m'atten(-)<text:line-break/>dre cest hyuer, &amp; puis nous nous en irons, au Prin(-)<text:line-break/>temps. Ce pendant tu pourras apprendre quelque<text:line-break/>autre science, &amp; ne perdras temps. Bocciuol en fut<text:line-break/>content, &amp; luy promit de l'attendre, &amp; s'en alla au<text:line-break/>maistre &amp; luy dist. Ie me suis deliberé d'attendre ce<text:line-break/>mien compagnon, &amp; pourtant ie vous prie, ce pen(-)<text:line-break/>dant me monstrer &amp; enseigner quelque belle scien(-)<text:line-break/>ce. Le Maistre respondit qu'il en estoit content &amp; luy<text:line-break/>dist. Choisi la science que tu veux, &amp; ie te l'enseigne(-)<text:line-break/>ray vol(o2)tiers : &amp; Bocciuol respondit, Maistre, ie vou(-)<text:line-break/>drois aprendre, comme l'homme deuient amoureux<text:line-break/>ou s'enamoure,<text:s/>&amp; quel moyen il y fault tenir. Le mai<text:line-break/>stre respondit quasi en riant, Cela me plaist &amp; tu ne<text:line-break/>pourrois auoir trouué science, de laquelle ie fusse<text:line-break/>plus content que de ceste cy. Parquoy va t'en dim(a2)(-)<text:line-break/>che matin, en l'Eglise des Freres mineurs, qu(a2)d tou(-)<text:line-break/>tes les femmes y seront assemblees, &amp; regarde bien<text:line-break/>s'il y en a aucune qui te plaise : &amp; quand tu l'auras<text:line-break/>trouuee suy là, iusques à ce que tu voyes où elle se<text:line-break/>tient, &amp; puis retourne à moy, voila la premiere par(-)<text:line-break/>tie que ie veux que tu aprennes. Bocciuol s'en alla &amp;<text:line-break/>le dimanche matin, estant en l'Eglise des Cordeliers,<text:line-break/>comme le maistre luy auoit dict, &amp; iett(a2)t l'œil entre<text:line-break/>les femmes qui y estoient en bon nombre, il en vid<text:line-break/>vne entre autres, qui luy pleust beaucoup, pource<text:line-break/>qu'elle estoit fort belle &amp; gaillarde. Ceste femme<text:line-break/><text:span text:style-name="pb">[n.p.]</text:span><text:line-break/>sort(a2)t de l'Eglise, fut suiuie de Bocciuol, qui apr(i2)t la<text:line-break/>mais(o2) où elle demouroit : &amp; pour ceste cause la f(e2)me<text:line-break/>cogneut bi(e2), (q2) cest Escolier auoit c(o2)m(e2)cé à s'(e2) amou(-)<text:line-break/>rer d'elle. Bocciuol s'(e2) retourna à son maistre &amp; luy<text:line-break/>dist, I'ay faict ce que vous m'auez dict, &amp; en ay veu<text:line-break/>vne qui me plaist fort. Le maistre prenoit grand<text:line-break/>plaisir en cela, &amp; quasi se moquoit de Bocciol, voy(a2)t<text:line-break/>la science qu'il vouloit aprendre, &amp; luy dist. Fay que<text:line-break/>tu passes tous les<text:s/>iours, deuant la maison, honneste(-)<text:line-break/>ment deux ou trois fois, &amp; aduise bien, que tu ne sois<text:line-break/>veu la regarder, mais prens en auec les yeux le plaisir<text:line-break/>(q2)tu pourras, de maniere qu'elle cognoisse que tu luy<text:line-break/>vueilles bi(e2), &amp; puis retourne à moy : &amp; ceste soit la<text:line-break/>seconde partie, ou leçon. Bocciuol s'(e2) alla, &amp; comm(e2)<text:line-break/>cea à passer sagement par deu(a2)t la maison de ceste f(e2)(-)<text:line-break/>me, laquelle cogneut qu'il y passoit pour l'amour d'el<text:line-break/>le, parquoy elle c(o2)mencea à le regarder, &amp; Bocciuol<text:line-break/>c(o2)mencea à la saluer sagement, &amp; elle luy plusieurs<text:line-break/>fois, de forte que Bocciuol s'apperceut que ceste fem(-)<text:line-break/>me l'aimoit, parquoy il rapporta le tout au maistre,<text:line-break/>&amp; il luy dist. Voila qui me plaist, &amp; suis content, tu<text:line-break/><text:soft-page-break/>as bien faict iusques icy. Or il fault que tu trouues le<text:line-break/>moyen de faire parler à elle, par vne de celle qui v(o2)t<text:line-break/>vendant des voiles, bourses &amp; autres choses, par la<text:line-break/>ville de Bolongne : &amp; luy fais dire, comme tu es son<text:line-break/>seruiteur, &amp; qu'il n'y a personne au monde, à qui tu<text:line-break/>vueilles plus de bi(e2) qu'a elle, &amp; que tu luy ferois vo(-)<text:line-break/>lontiers chose qui luy fust agreable, &amp; tu orras c(o2)me<text:line-break/>elle te respondra : &amp; puis selon qu'elle enuoyera la<text:line-break/>responce, retourne à moy, &amp; me le dis, &amp; ie te diray,<text:line-break/>ce qu'il de faudra faire. Bocciuol s'en alla inc(o2)tin(e2)t,<text:line-break/>&amp; trouua vne petite merciere qui est oit toute propre<text:line-break/>à cest office, à laquelle il donna deux florins &amp; luy<text:line-break/><text:span text:style-name="pb">[242]</text:span><text:line-break/>dist. Ie veux que vous alliez auiourd'huy en vne rue<text:line-break/>qui s'appelle la Mascarelle, où demoure vne ieune<text:line-break/>femme, qui s'appelle madame Ieanne, à laquelle<text:s/>ie<text:line-break/>veux plus de bien qu'à personne du monde, &amp; veux<text:line-break/>que vous me rec(o2)mandiez à elle, &amp; luy dissiez que<text:line-break/>vol(o2)tiers ie ferois chose qui luy fust agreable, &amp; tou(-)<text:line-break/>ch(a2)t cela dites luy les douces parolles, que ie sçay bi(e2)<text:line-break/>que vous luy sçaurez dire,<text:s/>&amp; de ce ie vous prie tant<text:line-break/>qu'il m'est possible. La vieille estant cont(e2)te, s'en alla<text:line-break/>incontin(e2)t auec vn panier de ses merceries, vers ce(-)<text:line-break/>ste femme, qu'elle trouua assise sur son huis, &amp; la sa(-)<text:line-break/>lua &amp; puis luy dist. Madame, ay-ie rien icy en mon<text:line-break/>panier de mercerie, qui vous duise ? prenez en hardi(-)<text:line-break/>ment s'il vous plaist. Et lors elle s'assit auec elle, &amp; c(o2)<text:line-break/>m(e2)cea à luy monstrer &amp; voiles &amp; bourses &amp; cord(o2)s,<text:line-break/>rub(e2)s, miroirs &amp; autres choses. Parquoy ayant veu<text:line-break/>beaucoup de choses, elle trouua fort à son gré vne<text:line-break/>bourse qui y estoit, &amp; pour ceste cause elle dit : si i'a(-)<text:line-break/>uois de l'argent, I'acheterois volontiers ceste bour(-)<text:line-break/>se. Madame, dist lors la merciere, il ne faut pas que<text:line-break/>vous regardiez à cela, prenez hardiment, s'il y a chose<text:line-break/>qui vous plaise, car tout est payé. La femme s'esmer(-)<text:line-break/>ueilla oyant ces parolles, &amp; se voyant faire t(a2)t de gra(-)<text:line-break/>cieuseté &amp; courtoisie à ceste cy, elle dist : Mamie que<text:line-break/>voulez vous dire ? quelles parolles sont ce icy ? La vieil<text:line-break/>le pleur(a2)t quasi dist. Ie<text:s/>vous le diray : Il est vray qu'vn<text:line-break/>ieune h(o2)me qui a non Bocciuol, m'a icy enuoyee le(-)<text:line-break/>quel vous aime, &amp; vous veut plus de bi(e2) qu'a pers(o2)ne<text:line-break/>du m(o2)de, &amp; n'y a chose qu'il peust faire pour vous,<text:line-break/>qu'il ne fist, &amp; m'a dict (q2) Dieu ne luy sçauroit<text:s/>faire<text:line-break/>plus grande grace, que d'estre commandé de vous en<text:line-break/>quelque chose. Et à la verité, ie le croy, tant est gr(a2)de<text:line-break/><text:span text:style-name="pb">[n.p.]</text:span><text:line-break/>la volonté qu'il a de parler à vous, &amp; ne veis iamais<text:line-break/>vn plus g(e2)til personnage qu'il est. La femme oy(a2)t ces<text:line-break/>parolles, ch(a2)gea de couleur, &amp; deuint toutevermeil(-)<text:line-break/>le, &amp; se tourn(a2)t à ceste cy, luy dist. Si n'estoit (q2) ie regar<text:line-break/><text:soft-page-break/>de à m(o2)h(o2)neur, ie vous manirois en sorte, que vous<text:line-break/>vous en repentiriez. Comment as tu point de h(o2)te,<text:line-break/>orde vieille de venir dire ces propos,<text:s/>à vne femme<text:line-break/>de bien ? Va malheureuse. Là dessus, la ieune femme<text:line-break/>print la barre de l'huis, pour luy en d(o2)ner sur les es(-)<text:line-break/>paules, &amp; luy dist : Si tu retournes iamais, ie t'accous(-)<text:line-break/>treray en sorte que l'on ne teverra iamais. La vieille<text:line-break/>fut pr(o2)pte,<text:s/>&amp; print incontin(e2)t ses besongnes, &amp; s'(e2)<text:line-break/>alla, ne se tenant bi(e2) asseuree, iusques à ce qu'elle fut<text:line-break/>venue à Bocciuol, lequel luy dem(a2)da, aussi tost qu'il la<text:line-break/>vid, c(o2)me l'affaire se portoit, Mal, respondit la vieille,<text:line-break/>ie n'eu iamais plus gr(a2)de peur, &amp; pour conclusi(o2), elle<text:line-break/>ne vous veut voir nyouir : &amp; si ie n'eusse esté prompte<text:line-break/>&amp; soudaine à m'en aller, i'eusse parau(a2)ture senty vne<text:line-break/>barre sur mon dos, qu'elle auoit en la main. Quant<text:line-break/>à moy ie ny veux plus retourner, &amp; vous c(o2)seille de<text:line-break/>ne<text:s/>vous y amuser plus. Bocciuolde moura tout desolé<text:line-break/>&amp; s'(e2) alla incontinent au Maistre, &amp; dist ce qui luy<text:line-break/>estoit aduenu. Le maistre le consola &amp; luy dist, Ne te<text:line-break/>soucie pas, Bocciuol, car l'arbre ne tombe pas du pre(-)<text:line-break/>mier coup : Et pour ceste cause, passe<text:s/>là deuant ce soir<text:line-break/>&amp; regarde bi(e2) (q2)l visage, elle te fera, &amp; si elle te s(e2)blera<text:line-break/>couroucee oun(o2) : &amp; puis me le retourne dire. Bocciuol<text:line-break/>s'(e2) alla vers sa dame, la(q2)lle le voy(a2)t venir, appellasou<text:line-break/>dain vne si(e2)ne fille &amp; luy dist. Fay que tu<text:s/>ailles apres<text:line-break/>ce ieune h(o2)me, &amp; luy dy de ma part, qu'il vienne ce<text:line-break/>soir &amp; qu'il ne faille point. La fille s'y en alla &amp; luy<text:line-break/>dist. M(o2)sieur madame Ie(a2)ne, dit (q2) vous veniez ce soir<text:line-break/><text:span text:style-name="pb">[243]</text:span><text:line-break/>vers elle, pource qu'elle veut parler à vo, Bocciuol s'es<text:line-break/>merueilla &amp; dist apres, Dites luy que i'ira y vol(o2)tiers :<text:line-break/>&amp; soudain, il s'en alla au maistre, &amp; luy dist, comme<text:line-break/>l'affaire alloit. Dequoy le maistre fut esmerueillé &amp;<text:line-break/>en soy-mesme eut doute, que ne fust sa femme pro(-)<text:line-break/>pre, c(o2)me elle estoit, &amp; dist à Bocciuol. Voila qui va<text:line-break/>bi(e2), iras tu ? Ouy dist Bocciuol, Quand tu iras, resp(o2)(-)<text:line-break/>dit le maistre, va y droict d'huy. Il sera faict, dist Boc(-)<text:line-break/>ciuol, &amp; s'y en alla. Ceste ieune dame estoit la femme<text:line-break/>du Maistre, &amp; Bocciuol n'en sçauoitri(e2), &amp; le maistre<text:line-break/>en estoit desia deuenu ialoux, pource qu'il cou(-)<text:line-break/>choit l'hiuer, à l'escole, pour lire la nuit aux Escoliers,<text:line-break/>&amp; sa femme demouroit seule, auec vne chambriere.<text:line-break/>Le maistre dist, Ie ne voudrois pas que cestuy-cy eust<text:line-break/>aprins à mes despens, &amp; pourtant ie le veux sçauoir.<text:line-break/>Parquoy Bocciuol ven(a2)t le soir, luy dist : Maistre, ie<text:line-break/>m'en vay : Le maistre respondit, Va &amp; sois sage, Boc(-)<text:line-break/>ciuol adiousta, Laissez moy faire, &amp; il s'(e2) alla auec vn<text:line-break/>bon iaque de maille, l'espee souz le bras, &amp; vn bon<text:line-break/>poignard au costé. Quand Bocciuol fut party, le mai(-)<text:line-break/>stre s'en alla apres, &amp; Bocciuol ne sçauoit ri(e2) de tout<text:line-break/><text:soft-page-break/>cela, lequel estant arriué à l'huis de la femme, aussi<text:line-break/>tost qu'il y eust frappé, luy fut ouuert, &amp; entra ded(a2)s,<text:line-break/>&amp; quand le maistre apperceut que c'estoit sa<text:s/>femme,<text:line-break/>il fut c(o2)me à demy mort &amp; dist. Ie voy bien main(-)<text:line-break/>tenant que cestuy cy a aprins à mes despens, &amp; pensa<text:line-break/>le tuer, &amp; inc(o2)tinent s'(e2) retourna à l'Escole, &amp; print<text:line-break/>vne espee, &amp; retourna en la maison, auec grande fu(-)<text:line-break/>rie, en intention de charger Bocciuol, &amp; est(a2)t venu à<text:line-break/>l'huis, il c(o2)mencea à frapper fort, &amp; en haste. La fem<text:line-break/>me estoit assise au pres du feu auec le ieune homme,<text:line-break/>&amp; oyant frapper à la porte, elle pensa incontin(e2)t que<text:line-break/><text:span text:style-name="pb">[n.p.]</text:span><text:line-break/>c'estoit le maistre, &amp; prit Bocciuol, &amp; le cachasouz vn<text:line-break/>monceau de linceux &amp; draps de buee, qui n'estoient<text:line-break/>pas encore secs, &amp; à cause du temps les auoit amassez<text:line-break/>sur vne table au pied d'vne fenestre, &amp; puis elle cou(-)<text:line-break/>rut à l'huis, &amp; dem(a2)da qui est la ? Le maistre resp(o2)dit<text:line-break/>ouure, tu le pourras bien<text:s/>sçauoir, mechante femme<text:line-break/>que tu es. La femme luy ouurit &amp; le voyant auec<text:line-break/>l'espee, elle luy dist. Ho ho, qu'est celà ? Tu sçais bien<text:line-break/>qui tu as en la maison. Mon Dieu dist la femme, que<text:line-break/>dites vous ? estes vous hors de vostre memoire ? cher(-)<text:line-break/>chez qui y est,<text:s/>&amp; si vous y trouuez personne, escartel<text:line-break/>lez moy : c(o2)ment c(o2)mencerois ie mainten(a2)t à faire<text:line-break/>ce que ie ne fisonques ? gardez, que l'ennemy ne vous<text:line-break/>fist voit chose, dont vous perdissiez l'ame. Le mai(-)<text:line-break/>stre fit allumer vn flambeau, &amp; c(o2)mença à chercher<text:line-break/>en la caue, entre les tonneaux, &amp; puis s'(e2)vint en haut<text:line-break/>&amp; chercha par tout en la chambre, &amp; souz le lict, &amp;<text:line-break/>mit l'espee à trauers la paillace, &amp; la perça entierem(e2)t.<text:line-break/>brief il chercha par toute la mais(o2), &amp; ne le peut trou<text:line-break/>uer. La femme estoit<text:s/>tousiours à son costé, auec la lu(-)<text:line-break/>miere en la main, &amp; disoit souu(e2)t. Mon mary, faictes<text:line-break/>le signe de la croix, car certainem(e2)t l'(e2)nemy de Dieu<text:line-break/>vous a t(e2)té, &amp; vous a induit à voir ce qui ne pourroit<text:line-break/>iamais estre, que si i'auois vn poil sur le dos qui le pen<text:line-break/>sast, ie me tuerois moymesme, &amp; pourt(a2)t, ie vo(us) prie,<text:line-break/>à l'honneur de Dieu, que vous ne vous laissiez point<text:line-break/>tenter. Parquoy le maistre voyant (q2) le ieune homme<text:line-break/>n'y estoit point, &amp; oy(a2)t les parolles de sa femme, la<text:line-break/>creut quasi, &amp; ayant esteint la ch(a2)delle, il s'en alla à<text:line-break/>l'escole, &amp; la f(e2)me inc(o2)tin(e2)t ferma l'huis, &amp; tira Boc<text:line-break/>ciuol de dessouz les linceux de la buee, &amp; alluma vn<text:line-break/>gr(a2)d feu, &amp; soupet(e2)t là d'vn gros &amp; gras chapon, &amp;<text:line-break/><text:span text:style-name="pb">[234]</text:span><text:line-break/>beur(e2)t de b(o2) vin : &amp; la f(e2)me dist plusieurs fois, voyez<text:line-break/>(q2) mon mary n'a rien pensé. Et apres vne grande feste<text:line-break/>&amp; soulas, la femme le print par la main, &amp; le mena<text:line-break/>en la chambre, &amp; s'en allerent auec grande alegresse<text:line-break/>mettre ded(a2)s le lict, &amp; se d(o2)nerent ceste nuict là, tout<text:line-break/><text:soft-page-break/>le<text:s/>plaisir qu'ils voulur(e2)t. Et la nuict passee, Bocciuol<text:line-break/>se leua, &amp; dist : Madame, ie m'en veux aller, me vou(-)<text:line-break/>driez vous c(o2)mander quelque chose ? Ouy, dist la Da(-)<text:line-break/>me, que vous retourniez ce soir. Bocciuol dist, Ie le<text:line-break/>feray, &amp; ayant prins congé, il<text:s/>sortit &amp; s'en alla à l'es(-)<text:line-break/>chole, &amp; dist au maistre. Ie vous veux faire rire. Com<text:line-break/>ment, resp(o2)dit le maistre ? Hier au soir, dist Bocciuol,<text:line-break/>depuis que ie feuz en la maison de ceste là, le mary<text:line-break/>viat, qui chercha par toute la maison, &amp; ne me peut<text:line-break/>pas trouuer, elle m'auoit caché souz vn monceau de<text:line-break/>draps de buee, lesquels n'estoi(e2)t pas encores secs. Bref<text:line-break/>la f(e2)me sçeut si bien dire, qu'il sortit, de maniere qu'(e2)<text:line-break/>apres nous soupames, d'vn gros chapon, &amp; beusmes<text:line-break/>de bon vin, auec la plus grande feste<text:s/>&amp; alegresse que<text:line-break/>vous vistes iamais, &amp; en ceste maniere, nous nous s(o2)(-)<text:line-break/>mes donnez du bon temps iusques au iour. Et pource<text:line-break/>que ie n'ay gueres dormy toute la nuict, ie m'(e2) veux<text:line-break/>aller reposer, pource que ie luy ay promis d'y retour(-)<text:line-break/>ner ce soir. Fay<text:s/>dit le maistre, que tu m'en aduertisses,<text:line-break/>quand tu iras. Volontiers, dist Bocciuol, &amp; puis s'en<text:line-break/>alla, &amp; le maistre demoura tout en flammé, qui ne sça<text:line-break/>uoit où aller de facherie, &amp; de tout le iour, ne peut fai<text:line-break/>re leçon, tant il auoit le cœur affligé, &amp; pensa<text:s/>de le<text:line-break/>surprendre le soir ensuiuant, &amp; s'accommoda d'vne<text:line-break/>iaque de maille, &amp; vn casquet. Quand il fut temps<text:line-break/>Bocciuol ne sçach(a2)t rien de ce faict, s'en alla au mai(-)<text:line-break/>stre, &amp; dist. Ie m'(e2)vay. Va dist le Maistre &amp; retourne<text:line-break/><text:span text:style-name="pb">[n.p.]</text:span><text:line-break/>icy demain au matin, me<text:s/>dire, comme tu auras faict.<text:line-break/>Bocciuol resp(o2)dit, Ie le feray, &amp; il s'achemina vers la<text:line-break/>mais(o2) de la femme. Le maistre print inc(o2)tin(e2)t ses ar(-)<text:line-break/>mes, &amp; va apres Bocciuol, le tal(o2)n(a2)t quasi &amp; le pen(-)<text:line-break/>sant surprendre à l'huis. La f(e2)me qui estoit attentifue<text:line-break/>luy ouurit &amp; le fit entrer, &amp; ferma l'huis, &amp; tout à<text:line-break/>l'instant le maistre arriua, &amp; c(o2)mencea à frapper, &amp;<text:line-break/>à faire vn gr(a2)d bruit. La femme inc(o2)tinent esteignit<text:line-break/>la lumiere, &amp; mit Bocciuol derriere soy &amp; ouurit<text:line-break/>l'huis, &amp; embrassa son<text:s/>mary, &amp; de l'autre bras, mit<text:line-break/>Bocciuol dehors, de maniere que son mary ne s'en ap<text:line-break/>perceut : &amp; puis c(o2)mencea à crier. Accourez, acourez,<text:line-break/>le maistre est deuenu fol, &amp; le tenoit estroitem(e2)t em(-)<text:line-break/>brassé, Les voisins oyans le bruit, coururent, &amp; voy(-)<text:line-break/>ans le maistre ainsi armé, &amp; oyans la femme qui di(-)<text:line-break/>soit, Tenez-le, car il est deuenu fol de trop estudier.<text:line-break/>ils penser(e2)t qu'il fust hors de sa memoire, &amp; c(o2)men(-)<text:line-break/>cer(e2)t à luy dire. Ah, maistre, que veut dire cela ? allez<text:line-break/>vous en mettre sur le lict, &amp; vous reposez, ne vous<text:line-break/>trauaillez pas d'au(a2)tage. C(o2)ment, dist le maistre, m'(e2)<text:line-break/>iray-ie reposer, quand ceste mechante femme a vn<text:line-break/>homme en la maison, que i'ay veu entrer ? Ah, mal(-)<text:line-break/><text:soft-page-break/>heureuse que ie suis, demandez à tous ces voisins, si<text:line-break/>iamais ils<text:s/>ont cogneu, quelque chose mauuaise en<text:line-break/>moy. Toutes les f(e2)mes &amp; les h(o2)mes resp(o2)dir(e2)t, Mai<text:line-break/>stre ne p(e2)sez pas cela, car iamais ne fut vne meilleure<text:line-break/>femme, ny mieux morigenee &amp; renommee. C(o2)m(e2)t ?<text:line-break/>dit le maistre, i'ay veu entrer icy vn h(o2)me, &amp; sçay bi(e2)<text:line-break/>qu'il y est entré. Cepend(a2)t, les deux freres de la fem(-)<text:line-break/>me vindrent, &amp; pour ceste cause, elle commença in(-)<text:line-break/>continent à pleurer, &amp; dist. Mes freres, ce mien mary<text:line-break/>est deuenu fol, &amp; dit que i'ay vn h(o2)me en la maison,<text:line-break/>&amp; me veut voir<text:s/>morte, &amp; vous sçauez bi(e2) si i'ay esté<text:line-break/><text:span text:style-name="pb">[245]</text:span><text:line-break/>f(e2)me de ces nouuelles. Les freres dir(e2)t alors. Nous s(o2)(-)<text:line-break/>mes emerueillez comme vous appellez nostre sœur<text:line-break/>mauuaise femme, &amp; qui vous induit plus à ceste heu<text:line-break/>re, qu'autre fois, ay(a2)t demeuré si l(o2)g t(e2)ps auec vous<text:line-break/>qu'elle a faict ? Ie vous aduise, dist le maistre, qu'il y a<text:line-break/>vn h(o2)me en la maison, car ie l'ay veu. Les freres res(-)<text:line-break/>pondir(e2)t. Or fus, cherch(o2)s s'il y est, &amp; s'il y en a, nous<text:line-break/>luy donnerons telle punition que vous serez cont(e2)t.<text:line-break/>Et l'vn d'eux appella sa sœur &amp; dist. Dites moy la ve<text:line-break/>rité, auez vous quel(q2) personne en la maison ? La f(e2)me<text:line-break/>respondit, Ah, que dites vous ? Dieu m'(e2) garde, &amp; me<text:line-break/>donne plustost la mort, que d'auoir seulem(e2)t vn poil<text:line-break/>sur moy qui le pensast.<text:s/>Ah, ferois-ie maintenant ce<text:line-break/>que iamais aucune de nostre maison ne fit ? as tu point<text:line-break/>de honte de me dire cela ? Lefrere fut fort content de<text:line-break/>cela, &amp; c(o2)mencerent à chercher au ec le maistre. Le<text:line-break/>maistre s'en alla inc(o2)tin(e2)t à ces draps, &amp; les perça p(e2)(-)<text:line-break/>sant (q2) Bocciuol y fust. Vous dy-ie pas, dist la f(e2)me,<text:line-break/>qu'il est deuenu fol de gaster ce linge ? Les freres co(-)<text:line-break/>gneurent (q2) le maistre estoit deuenu fol, &amp; quand ils<text:line-break/>eurent bien cherché, ce qui estoit en la maison, sans<text:line-break/>trouuer persone, l'vn<text:s/>des freres dist. Cestuy cy est fol,<text:line-break/>&amp; l'autre dist. Maistre, vous auez gr(a2)d tort de sc(a2)da(-)<text:line-break/>liser ainsi, sans cause, nostre sœur. Parquoy le maistre<text:line-break/>estoit en colere, &amp; sçauoit bi(e2) ce qui en estoit, c(o2)m(e2)ça<text:line-break/>à se couroucer de parolles auec ceux cy, &amp; tenoit tous<text:line-break/>iours l'espee nue. Parquoy ceux cy prindr(e2)t chac(u2) vn<text:line-break/>bon bast(o2) &amp; bastonner(e2)t le maistre de b(o2)ne sorte, &amp;<text:line-break/>luy rompirent ces deux bastons sur le dos, &amp; le lie(-)<text:line-break/>rent c(o2)me vn fol, disant qu'il estoit deuenu fol de trop<text:line-break/>estudier, &amp; toute la nuict ils le rindr(e2)t lié. Le matin ils<text:line-break/>firent venir le Medecin, lequel luy fit faire vn lict,<text:line-break/>pres du feu, &amp; c(o2)manda qu'on ne le laissast parler à<text:line-break/><text:span text:style-name="pb">[n.p.]</text:span><text:line-break/>personne, qu'on ne luy respondist rien, &amp; qu'on luy<text:line-break/>fist faire vne diete,<text:s/>tant que la memoire luy fust<text:line-break/>subtilizee : &amp; cela fut faict. Le bruit courut par toute<text:line-break/>la ville de Boulongne que ce maistre estoit deuenu<text:line-break/><text:soft-page-break/>fol, &amp; chacun en estoit faché, &amp; l'vn disoit à l'autre.<text:line-break/>Certainement, ie m'en apperceu hier, pource qu'il<text:line-break/>ne pouuoit pas lire nostre leçon : vn autre dist. Ie le<text:line-break/>vis tout changer : &amp; chacun disoit qu'il estoit deue(-)<text:line-break/>nu fol : &amp; ainsi l'on s'assembla, pour aller le voir. Boc(-)<text:line-break/>ciuol ne sach(a2)t rien de cecy, alla à l'Escole, en inten(-)<text:line-break/>ti(o2) de dire au maistre, ce qui<text:s/>luy estoit aduenu : mais<text:line-break/>arriuant, on luy dist, que le maistre estoit deuenu fol.<text:line-break/>Bocciuol s'en esmerueilla, &amp; en fut fort faché &amp; s'en<text:line-break/>alla le voir auec les autres. Et arriuant en la maison<text:line-break/>du maistre, Bocciuol commença à monstrer la plus<text:line-break/>grande merueille<text:s/>du monde, voyant ce faict : mais<text:line-break/>de peur que personne s'apperceust d'aucune chose, il<text:line-break/>entra auec les autres, &amp; arriuant en la salle, il vid le<text:line-break/>maistre tout rompu &amp; lié, couché sur vn lict, aupres<text:line-break/>du feu. Parquoy to(us) les escoliers fur(e2)t fachez auec le<text:line-break/>maistre, d'vne telle infortune. Bocciuol mesmes par<text:line-break/>la à luy, &amp; dist. Mon maistre, il me faict autant de<text:line-break/>mal de vous voir en ce poinct, que si vous estiez m(o2)<text:line-break/>pere, &amp; si ie vo(us) puis faire chose qui vo(us) soit agrea(-)<text:line-break/>ble, faites de moy comme de vostre fils. Le maistre<text:line-break/>resp(o2)dit, &amp; dist, Bocciuol, Bocciuol, va t'en, va t'en :<text:line-break/>tu as bien aprins à mes despens. La femme dist à lors.<text:line-break/>Ne prenez pas garde à ses parolles, car il vacille, &amp;<text:line-break/>ne scait pas ce qu'il dit luy mesme. Bocciuol partit, &amp;<text:line-break/>s'en alla<text:s/>à Pierre, &amp; dist. Frere, allons nous en, car<text:line-break/>i'ay tant aprins que ie ne veux plus aprendre, &amp; ainsi<text:line-break/>il partit, &amp; s'en retourna à Rome, auec bonne<text:line-break/><text:span text:style-name="pb">[246]</text:span><text:line-break/>auan(-)ture. La nouuelle de Bocciuol fit bien rire toute<text:line-break/>l'h(o2)neste compagnie, &amp;<text:s/>chacun eut grande compas(-)<text:line-break/>sion du mal de ce maistre, quand le Soleil se voyant<text:line-break/>commencer à baisser vers l'Occident, &amp; la nuict ap(-)<text:line-break/>prochera prest(a2)t ses ombres pour couurir la terre, la<text:line-break/>Royne voulant en celà maintenir la coustume des<text:line-break/>autres, s'estant leuee, se tira la couronne de la teste &amp;<text:line-break/>la mit sur le chef de Philandre disant : Ie sçay fort<text:line-break/>bien que sous vostre gouuernement nous aurons vn<text:line-break/>plus doux &amp; plus gracieux entretenement que nous<text:line-break/>n'auons eu sous le mien. Prenez ceste charge &amp; cou(-)<text:line-break/>ronne,<text:s/>monsieur, &amp; comme vous estes plein de tou(-)<text:line-break/>te grace, disposez vous aussi à satisfaire entierement<text:line-break/>à l'attente que chacun de nous a à vostre valeur.<text:line-break/>Philandre se print vn peu à souzrire, &amp; respondit : Il<text:line-break/>n'est possible d'adiouster aucune chose à vos ver(-)<text:line-break/>tus : &amp; c(o2)me nous ne pouuions auoir vn plus agrea(-)<text:line-break/>ble entretenement &amp; plaisir que cestuy que nous a(-)<text:line-break/>uons eu auiourd'huy, ainsi m'est-il aduis (q2) me met(-)<text:line-break/>tant au parangon de vous, madame, vostre gloire of(-)<text:line-break/>fusquera toutes les autres qui doiuent venir. Vous<text:line-break/><text:soft-page-break/>estes trop parfaicte, &amp; n'est possible qu'auc(u2) ou au(-)<text:line-break/>cune vous esgalle en prud(e2)ce, comme l'on void que<text:line-break/>chacune vous cede en grace, en gaillardise &amp; subtili(-)<text:line-break/>té d'esprit. Ce neantmoins puis que vous me iugez<text:line-break/>propre à ceste charge, ie l'accepte volontiers, &amp; che(-)<text:line-break/>min(a2)t par vos sentiers &amp; vestiges, ie suiuray vostre<text:line-break/>splendeur. Ainsi s'estans leuez, le Roy donna ordre<text:line-break/>pour la iournee ensuiuante, &amp; puis ils commencer(e2)t<text:line-break/>tous à danser gentiment entr'eux iusques à l'heure<text:line-break/>du soupper. Et apres auoir soupé gayem(e2)t, Sisimbre<text:line-break/>qui chantoit doucement, accorda sa voix auec le son<text:line-break/><text:span text:style-name="pb">[n.p.]</text:span><text:line-break/>d'vn tres-doux Luth : &amp; ayant mis fin à vne belle<text:line-break/>chanson, quelques autres en chanterent d'autres,<text:line-break/>comme il leur venoit à gré : &amp; estant déja passee vne<text:line-break/>bonne partie de la nuict, le Roy c(o2)manda à vn cha(-)<text:line-break/>cun d'aller reposer.</text:p>
      <text:h text:style-name="Titre1" text:outline-level="1">HVICTIESME IOVRNEE,</text:h>
      <text:h text:style-name="P3786" text:outline-level="1">Des cent belles &amp; choisies<text:line-break/>Nouuelles.</text:h>
      <text:p text:style-name="P3787"><text:span text:style-name="T3788">D</text:span>Epuis que le Soleil par sa nouuelle<text:line-break/>splendeur, eut commencé à recreer les<text:line-break/>viuans, &amp; que les hommes s'estans le(-)<text:line-break/>uez<text:s/>pour le labeur accoustumé, s'add(o2)(-)<text:line-break/>nerent au trauail : le Roy s'estant leué<text:line-break/>tout gaillard &amp; ioyeux, fit appeller les Damoiselles<text:line-break/>&amp; les autres ieunes hommes. Et chacun ayant salüé<text:line-break/>le nouueau Roy, l'on apresta incontinent le sacrifi(-)<text:line-break/>ce diuin : lequel ayant esté ouy de tous deuotement,<text:line-break/>apres que la ioyeuse compagnie se fut promenee vn<text:line-break/>peu de temps par les prairies &amp; verdures, l'heure de<text:line-break/>disner vint. Et apres que l'on eut disné, auec vn gr(a2)d<text:line-break/>silence &amp; ioye de chacun : le Roy donna congé à la<text:line-break/>compagnie d'aller se reposer &amp; faire ce qui luy vi(e2)(-)<text:line-break/>droit le mieux à gré. Et le Soleil auoit déja passé de<text:line-break/>beaucoup le Midy, quand le Roy ayant faict appel(-)<text:line-break/>ler vn chacun de la troupe, se rengea &amp; retira pres<text:line-break/>de l'accoustumee fontaine, où apres que les Dames<text:line-break/>furent assises selon qu'il leur pleut, le Roy comm(a2)(-)<text:line-break/>da à madame Laure de commencer sa nouuelle, ce<text:line-break/>qu'elle fit en ceste maniere.</text:p>
      <text:soft-page-break/>
      <text:h text:style-name="Titre2" text:outline-level="2"><text:span text:style-name="pb">[247]</text:span><text:line-break/>GALEAZ DE LA VALLEE AY(-)<text:line-break/><text:span text:style-name="T3789">me vne femme, &amp; la faict pourtraire : elle deui(e2)t amou(-)</text:span><text:span text:style-name="T3790"><text:line-break/></text:span><text:span text:style-name="T3791">reuse du Peintre, &amp; ne<text:s/></text:span><text:span text:style-name="T3792">veult plus voir Galeaz.</text:span></text:h>
      <text:h text:style-name="P3793" text:outline-level="2">Novvelle i.</text:h>
      <text:p text:style-name="P3794"><text:span text:style-name="T3795">P</text:span>Vis qu'il plaist à Dieu que ie donne<text:line-break/>commencement à la presente Iour(-)<text:line-break/>nee par ma nouuelle : i'en suis pareil(-)<text:line-break/>lement contente : Parquoy amoureu(-)<text:line-break/>ses &amp; belles Dames,</text:p>
      <text:p text:style-name="p">Galeaz de la Vallee, bourgeois<text:line-break/>de Vicenze, ieune homme fort galand, ayant couru<text:line-break/>vne grande partie du païs de Leuant, se r(e2)gea à Ve(-)<text:line-break/>nise pour y demeurer. Il auoit cognoissance de beau(-)<text:line-break/>coup de choses, &amp; parloit de toutes fort à propos : &amp;<text:line-break/>puis il sonnoit auec la lyre &amp; chantoit sonnets, stan(-)<text:line-break/>ces &amp; ch(a2)sons qu'il composoit sur le champ en son(-)<text:line-break/>nant, tant bien, que tous ceux qui l'oyoi(e2)t, en estoi(e2)t<text:line-break/>esmerueillez : &amp; estant fort souuent inuité en la mai<text:line-break/>son de ces magnifiques Gentilshommes, aux festes<text:line-break/>qui s'y font, à chanter à l'improuueu, aduint qu'en<text:line-break/>vn banquet il vid vne tresbelle Gentilfemme Veni(-)<text:line-break/>tienne, de laquelle le mary estoit en Grece. Il estoit<text:line-break/>assis pres d'elle en table, &amp; tandis que le soupper du(-)<text:line-break/>ra, la seruant selon la coustume, il deuisa tousiours a(-)<text:line-break/>uec elle : &amp; l'ayant trouuee auenante &amp; fort plaisan(-)<text:line-break/>te au deuis, il deuint amoureux d'elle, &amp; commen(-)<text:line-break/>ça à luy descouurir s(o2) amour. La f(e2)me qui ne l'auoit<text:line-break/>iamais veu, encores qu'elle le vid bien en ordre &amp;<text:line-break/>ieune homme de belle apparence, prenant gr(a2)d plai(-)<text:line-break/>sir à deuiser auec luy, luy donnoit certaines<text:line-break/><text:span text:style-name="pb">[n.p.]</text:span><text:line-break/>respon(-)ces, peu à propos d'iceluy. Apres souper, aucuns de<text:line-break/>ces magnifiques qui le cognoissoient, le prierent de<text:line-break/>chanter quelque chose à l'improuueu pour la recrea<text:line-break/>tion de la compagnie. Iceluy ayant<text:s/>faict aporter la<text:line-break/>lyre, estant enflammé d'vne nouuelle amour, c(o2)men<text:line-break/>ça à chanter tout ce qui luy estoit aduenu en table<text:line-break/>auec ceste ieune dame : de maniere que personne que<text:line-break/>elle, ne le peust entendre : mais tous y prindrent vn<text:line-break/>merueilleux plaisir. Elle qui ne s'estoit aucunement<text:line-break/>meuë en table, aux paroles de Galeaz, s'embrasa si<text:line-break/>fort de luy à son chant, qu'apres qu'il eust mis fin à<text:line-break/>sa chanson, &amp; que chacun se mist à parler de ce qui<text:line-break/>plus vint à gré, elle s'aprocha de luy, &amp; estant entree<text:line-break/>auec luy en deuis, comme l'amant la priast de le dai(-)<text:line-break/>gner accepter pour seruiteur, elle se plia aux prieres<text:line-break/>d'iceluy, &amp; luy dist qu'elle estoit entierement sienne.<text:line-break/>Et pource qu'il n'aduient pas souuent que là où les<text:line-break/><text:soft-page-break/>volontez sont vnies, ne s'ensuiue aisément l'œuure<text:line-break/>conforme au vouloir, la dame luy donna en brief le<text:line-break/>moyen de se trouuer quant &amp; luy : à raison de quoy<text:line-break/>ils iouirent pacifiquement de leurs amours, &amp; auec<text:line-break/>vn tres gr(a2)d plaisir des deux parties. Quelques iours<text:line-break/>apres aduint qu'il fallut que Galeaz se transportast à<text:line-break/>Padouë : ce qui luy fut fort desplaisant, comme à ce(-)<text:line-break/>luy qui aimoit beaucoup plus sa dame que sa propre<text:line-break/>vie. La dame pareillement estoit bien faschee de ce<text:line-break/>depart, &amp; ne s'en pouuoit aucunement resiouir. Les<text:line-break/>lettres, messages &amp; ambassades voloi(e2)t tous les iours<text:line-break/>de Padoue à Venise, &amp; de Venise à Padouë. D'au(-)<text:line-break/>tre costé Galeaz s'efforçoit d'aller toutes les sepmai(-)<text:line-break/>nes à Venise, &amp; demeurer vne nuict auec sa Dame :<text:line-break/>dont elle receuoit vn merueilleux contentement.</text:p>
      <text:p text:style-name="p"><text:span text:style-name="pb">[248]</text:span><text:line-break/>Estans vn iour les deux amans ensemble, &amp; deui(-)<text:line-break/>sans de ceste leur infortune, de leur separation, la<text:line-break/>dame pleurant quasi, dit à Galeaz. Mon amy, ie ne<text:line-break/>sçay pas comme ie vis quand vous n'estes pas icy, &amp;<text:line-break/>le temps que vo(us) estes loing de moy me semble tres<text:line-break/>long : ie voudrois vous<text:s/>auoir tousiours deuant mes<text:line-break/>yeux : &amp; pouuoir tousiours demeurer auec vous : &amp;<text:line-break/>certainement ie trouue vne chose trop fascheuse &amp;<text:line-break/>griefue de demeurer t(a2)t de iours sans vo(us) voir : mais<text:line-break/>que sçait on si vous auez point à Padouë quelque<text:line-break/>femme qui vous y entretienne, &amp; que vous aimiez<text:line-break/>plus (q2) moy ? Disant cela, elle ploroit, &amp; baisant Ga(-)<text:line-break/>leaz mille fois amoureusement, il sembloit qu'elle<text:line-break/>voulust mourir entre ses bras. Iceluy la serrant dou(-)<text:line-break/>cement la rebaisoit &amp; consoloit par amiables parol(-)<text:line-break/>les, luy<text:s/>promettant de venir la voir, le plus souuent<text:line-break/>qu'il uy seroit possible. Il l'asseuroit aussi sur sa foy<text:line-break/>qu'il n'aimoit autre femme qu'elle, &amp; que iamais il<text:line-break/>ne l'abandonneroit. Comment, disoit-il, pourrois-je<text:line-break/>iamais aymer autre femme ? vous abandonnerois je<text:line-break/>veu que ie vous aime t(a2), que ie vous suis tant obli(-)<text:line-break/>gé, que ie cognois que vous m'aimez parfaictement,<text:line-break/>&amp; que vous estes entierement mi(e2)ne ? Ce ne sera pas<text:line-break/>iamais, &amp; ma perseuerance &amp; tresloial seruice vous<text:line-break/>en feront tousiours certaine. Et s'il estoit necessaire,<text:line-break/>ie laisserois toutes mes affaires, &amp; mettant moymes(-)<text:line-break/>me en oubly pour l'amour de vous, ie me tiendrois<text:line-break/>tousiours à Venise. Ne doutez pas de moy, vie de ma<text:line-break/>vie, &amp; lumiere de mes yeux : &amp; disans ces choses, ils<text:line-break/>s'esbattoient ensemble amoureusement. Il tomba au<text:line-break/>cœur de la dame, d'auoir le portrait de s(o2) am(a2)t, pour<text:line-break/>se recreer la veuë, quand il n'y estoit pas, luy<text:line-break/><text:span text:style-name="pb">[n.p.]</text:span><text:line-break/>sem(-)blant que plus aisém(e2)t elle deuoit supporter l'absen(-)<text:line-break/><text:soft-page-break/>ce que luy : &amp; elle dit à l'amant ceste sienne pensee : ce<text:line-break/>qui luy pleut merueilleusement. I celuy qui en auoit<text:line-break/>vn de soymesme luy promit de le luy enuoyer aussi<text:line-break/>tost qu'il seroit à Padouë, priant icelle estre conten(-)<text:line-break/>te de se laisser tirer, afin qu'ay(a2)t par semblable le por(-)<text:line-break/>trait d'icelle, il vist des yeux la beauté de celle qu'il<text:line-break/>portoit au cœur en close, &amp; laquelle il voyoit tous(-)<text:line-break/>iours des yeux de l'entendement, Baillez moy, resp(o2)<text:line-break/>dit elle, vn peintre du quel nous nous puissi(o2)s asseu(-)<text:line-break/>rément fier, &amp; ie me laisseray volontiers pourtraire<text:line-break/>en papier, en toile ou en bois, comme il vous plaira :<text:line-break/>&amp; ainsi ils demeurerent d'accord. Quand Galeaz fut<text:line-break/>party d'auec la femme, auec l'aide d'vn sien amy, il<text:line-break/>trouua vn ieune Peintre lequel estoir en grande esti(-)<text:line-break/>me par toute la ville de Venise, pour tirer au natu(-)<text:line-break/>rel : &amp; ayant conuenu auec luy de tout ce qu'il vou(-)<text:line-break/>loit, il aduisa sa dame de tout, &amp; estant retourné à<text:line-break/>Padouë il luy enuoya le pourtrait promis. La dame<text:line-break/>de l'aduis &amp; volonté de son amant, conuint auec vne<text:line-break/>sienne voisine en laquelle elle<text:s/>se sioit beaucoup : &amp;<text:line-break/>ayant enuoyé appeller le peintre, elle se trouuoit à<text:line-break/>certaines heures du iour en la maison de la voisine<text:line-break/>où le peintre estoit aussi. Iceluy ayant veu la<text:line-break/>beauté de la Gentilfemme, il s'en amouracha estran(-)<text:line-break/>gement tout à coup, de maniere que pour auoir<text:line-break/>plus de loisir à la contempler, il estoit long à la<text:line-break/>besongne, &amp; ne saisoit quasi rien ou peu : &amp; quand<text:line-break/>il la deuoit tirer, il entroit en nouueaux propos<text:line-break/>&amp; deuis, cherchant neantmoins le moyen de fai(-)<text:line-break/>re aduiser la dame de son amour. Elle qui estoit bien<text:line-break/>aise d'ouyr causer le peintre qui auoit quelques<text:line-break/><text:span text:style-name="pb">[249]</text:span><text:line-break/>bons mots pour rire, ay(a2)t oublié l'amour de Galeaz,<text:line-break/>ietta les yeux sur luy, &amp; luy semblant vn beau ieune<text:line-break/>h(o2)me, il luy print enuie d'esprouuer s'il sçauoit aussi<text:line-break/>bien employer le burin &amp; trauailler en bosse, c(o2)me<text:line-break/>pourtraire au vif : dequoy il s'apperceut inc(o2)tinent,<text:line-break/>pource qu'il estoit fin &amp; rusé, &amp; ne faill(a2)t à soymes(-)<text:line-break/>me, il cogneut bien en deux ou trois fois qu'il parla à<text:line-break/>elle, que la dame n'estoit pas pour le laisser prier en<text:line-break/>vain : parquoy faisant du hardy, apres quelques pa(-)<text:line-break/>roles amoureuses, &amp; quelques c(o2)tenances assez pri(-)<text:line-break/>uees &amp; familieres, il luy baisa le sein : &amp; en trembl(a2)t<text:line-break/>il la pria qu'elle eust pitié de luy. La dame ne se mon(-)<text:line-break/>strant pour cecy<text:s/>retifue au Peintre, luy donna cou(-)<text:line-break/>rage de passer plus auant : parquoy l'ayant amoureu(-)<text:line-break/>sement baisee en la bouche, voyant qu'elle rioit, il<text:line-break/>laissa là le pinceau duquel il besongnoit en toile, &amp;<text:line-break/>l'ay(a2)tiettee sur vn petit lict qui estoit là, il la peignit<text:line-break/>auec vn autre pinceau qui luy estoit plus agreable, &amp;<text:line-break/><text:soft-page-break/>fit en sorte, que le premier amant fut mis du tout en<text:line-break/>oubly. Galeaz qui attendoit à Padouë le pourtrait, &amp;<text:line-break/>qui ne voyoit ny lettres ny peinture, s'en alla à Ve(-)<text:line-break/>nise, &amp; voulant selon sa coustume, aller aux nopces,<text:line-break/>il trouua que le banquet estoit appresté pour autruy,<text:line-break/>&amp; qu'il n'y pouuoit pas entrer : &amp; quelque peine<text:line-break/>qu'il y print, il ne peut iamais parler à sa dame : ce<text:line-break/>qui luy fut fort fascheux, c(o2)me à celuy qui l'aimoit<text:line-break/>vniquement : &amp; recherchant s'il pourroit sçauoir &amp;<text:line-break/>entendre l'occasion de ce tant soudain changem(e2)t,<text:line-break/>il sçeut par vn bon moyen que le Peintre estoit en(-)<text:line-break/>tré en possession des biens de la dame : dequoy il cui(-)<text:line-break/>da deuenir fol par ialousie : &amp; trouu(a2)t vn iour le pein(-)<text:line-break/>tre, il commença à le charger, luy d(o2)na deux coups<text:line-break/><text:span text:style-name="pb">[n.p.]</text:span><text:line-break/>sur la teste, &amp; le ietta en vn canal : &amp; pour ceste cau(-)<text:line-break/>se il fut banny de Venise, &amp; s'en alla à Milan où il<text:line-break/>demeura plus d'vn an, ne pouuant toutefois oublier<text:line-break/>sa dame : &amp; toutes les fois qu'il racontoit cest acci(-)<text:line-break/>dent, ce qui estoit bien souu(e2)t, &amp; mesmes le ch(a2)toit<text:line-break/>auec la lyre, on voyoit manifestem(e2)t qu'il en estoit<text:line-break/>fort passi(o2)né, c(o2)me celuy qui aimoit de b(o2) cœur ce(-)<text:line-break/>ste dame, &amp; volontiers fust retourné en grace auec<text:line-break/>elle, le ne sçay pas si le peintre est à blasmer, en ce que<text:line-break/>Galeaz s'estant fié de luy, il ne luy deuoit pas<text:line-break/>ioüer de ce trait. Quant à la femme, ie sçay bien ce<text:line-break/>que i'en pourrois bien dire, si ie prenois plaisir à dire<text:line-break/>mal des femmes.</text:p>
      <text:h text:style-name="Titre2" text:outline-level="2">VNE HONNESTE DAMOISELLE<text:line-break/><text:span text:style-name="T3796">Hespagnolle ayme vn Gentilhomme qui la veut abuser :</text:span><text:line-break/><text:span text:style-name="T3797">elle cognoist la fraude, &amp; pour se garder de pareilles</text:span><text:line-break/><text:span text:style-name="T3798">trousses, elle se met en religion : le G(e2)tilhomme depuis se</text:span><text:line-break/><text:span text:style-name="T3799">repent, &amp; en consideration de cela, faict la guerre c(o2)tre</text:span><text:line-break/><text:span text:style-name="T3800">le Turc pour l'auance</text:span><text:span text:style-name="T3801">ment de la foy Chrestienne.</text:span></text:h>
      <text:h text:style-name="P3802" text:outline-level="2">Novvelle ii.</text:h>
      <text:p text:style-name="P3803"><text:span text:style-name="T3804">E</text:span>Stant la susdicte nouuelle mise à fin, le<text:line-break/>Roy c(o2)manda à Celse de dire la si(e2)ne,<text:line-break/>lequel commença en ceste maniere.</text:p>
      <text:p text:style-name="p">Ie vous veux raconter en cest en(-)<text:line-break/>droit l'estrange cruauté &amp; ingratitude<text:line-break/>d'vn Gentilh(o2)me<text:s/>enuers vne h(o2)neste Damoiselle,<text:line-break/>laquelle ayant long temps poursuiuy honnestem(e2)t<text:line-break/>l'amitié &amp; faueur d'iceluy, ne s'en soucia point, &amp;<text:line-break/>seulement en voulut abuser, ne l'aimant point d'vne<text:line-break/><text:span text:style-name="pb">[250]</text:span><text:line-break/>vertueuse &amp; l'oüable amour, c(o2)me elle luy : ce qui<text:line-break/>fut cause qu'elle oublia ceste amitié, c(o2)me vo(us) orrez,<text:line-break/>&amp; espousa vn honneste Gentilh(o2)me : mais depuis, le<text:line-break/><text:soft-page-break/>premier, qui n'en auoit tenu c(o2)pte, cogneut sa faute,<text:line-break/>&amp; pour l'amour d'elle, ne voulut iamais pr(e2)dre fem(-)<text:line-break/>me, se contentant que la Damoiselle sçeust qu'il fai(-)<text:line-break/>soit penitence de l'ingratitude de laquelle il auoit<text:line-break/>voulu vser en son endroit.</text:p>
      <text:p text:style-name="p">Il y auoit en Salem(a2) que vne Damoiselle de b(o2)ne<text:line-break/>maison, &amp;<text:s/>ay(a2)t de fort bonnes parties en elle, n(o2)mee<text:line-break/>Anne, laquelle auoit esté de tout t(e2)ps nourrie en tou<text:line-break/>tes vertus par ses par(e2)s &amp; vne honorable Dame de<text:line-break/>mere qu'elle auoit : &amp; laquelle est(a2)t alle à Dieu, est(a2)t<text:line-break/>demeuree ieune sous la charge du pere, duquel l'estat<text:line-break/>n'estoit de c(o2)duire &amp; dresser les Damoiselles, (q2)lques<text:line-break/>vns de ses plus proches par(e2)s luy conseillerent de la<text:line-break/>marier. Et c(o2)me on luy en eust touché par plusieurs<text:line-break/>fois, elle s'en reculloit fort loing, &amp; disoit à son pere,<text:line-break/>(q2)<text:s/>s'il estoit ennuyé de la tenir auec luy, elle le prioit<text:line-break/>inst(a2)m(e2)t de la vouloir plustost enfermer en vn cloi(-)<text:line-break/>stre pour seruir Dieu, que la mettre au lien de maria(-)<text:line-break/>ge c(o2)tre sa vol(o2)té, ioint qu'elle n'estoit encor en aa(-)<text:line-break/>ge d'estre mariee<text:s/>(c(o2)bien qu'elle eust enuiton quinze<text:line-break/>ou seize ans.) Le pere qui l'aimoit vniquem(e2)t n'ay(a2)t<text:line-break/>(q2) ceste fille &amp; deux fils, n'auoit garde de la faire reli(-)<text:line-break/>gieuse, &amp; d'autre costé ne la vouloit solliciter de fai(-)<text:line-break/>te chose qui fust c(o2)tre son gré : &amp; pourtant il la laissa<text:line-break/>l(o2)guem(e2)t viure à sa fantasie, sans luy parler aucune(-)<text:line-break/>m(e2)t de la loger, ou luy trouuer quelque noble &amp; h(o2)(-)<text:line-break/>neste party. Elle p(e2)soit bien viure tousiours libre des<text:line-break/>passi(o2)s des amans, desquelles oy(a2)t aucunesfois deui(-)<text:line-break/>ser, elle se moquoit : mais Amour luy voulut m(o2)strer<text:line-break/><text:span text:style-name="pb">[n.p.]</text:span><text:line-break/>qu'il estoit bien en luy par le moindre de ses traicts,<text:line-break/>de faire bresche à son chaste &amp; t(e2)dre cœur. Et de fait<text:line-break/>estant sur l'an seiziesme de son aage, &amp; se trouuant<text:line-break/>en vn festin en la ville de Salemanque, où estoient<text:line-break/>assemblez plusieurs des principaux Gentilsh(o2)mes de<text:line-break/>la ville (pource que la Noblesse volontiers habite là<text:line-break/>aux villes, à l'opposite de la Noblesse de France qui<text:line-break/>demeure la plus part aux champs) elle assit son œil<text:line-break/>sur<text:s/>l'vn qu'elle trouua bien tant à son gré, que deu(a2)t<text:line-break/>que partir de là, elle deuint fort amoureuse de luy, &amp;<text:line-break/>eust bi(e2) voulu que le Gentilh(o2)me luy eust corresp(o2)(-)<text:line-break/>du en amour, pource qu'il estoit de qualité &amp; maison<text:line-break/>n(o2) moindre qu'elle, afin d'auoir esper(a2)ce de pouuoir<text:line-break/>vn iour estre ioincts &amp; alliez par mariage. Ce com(-)<text:line-break/>mencement d'amitié en ceste ieune Damoiselle fut<text:line-break/>tres-ardent, &amp; tel, qu'au banquet mesme elle en m(o2)(-)<text:line-break/>stra quelque signe à aucuns accorts aux affaires d'a(-)<text:line-break/>mour, pource<text:s/>qu'elle iettoit souuent sa veuë &amp; re(-)<text:line-break/>gard sur ce Gentilh(o2)me, &amp; puis elle demeuroit tou(-)<text:line-break/>te p(e2)siue, &amp; quelques fois quand quelqu'vn parloit à<text:line-break/><text:soft-page-break/>elle, on remarquoit qu'elle ne resp(o2)doit aucunem(e2)t<text:line-break/>à propos : ce qui faisoit penser à ceux-là qui<text:s/>cognois(-)<text:line-break/>soient bien les deportemens amoureux, c(o2)me ayans<text:line-break/>passé ce chemin, qu'elle estoit frappe de l'amour de<text:line-break/>quelqu'vn de la compagnie : &amp; y prenans garde, ils<text:line-break/>vir(e2)t qu'elle estoit aucunefois attentiue à cont(e2)pler<text:line-break/>la bonne grace de celuy qui<text:s/>luy a veritablem(e2)t ren(-)<text:line-break/>du pauure recompense du bien qu'elle luy a voulu(-).<text:line-break/>Et ce Gentilhomme s'appelloit Dom Diego de Lar(-)<text:line-break/>me tenu entre les autres en grande reputation pour<text:line-break/>son bien dire vertu &amp; prudence : combien qu'il l'ait<text:line-break/>mal monstré en cest<text:s/>endroit. Quelques<text:line-break/><text:span text:style-name="pb">[251]</text:span><text:line-break/>Gentilsh(o2)(-)mes du festin ayans prins garde à la façon de faire<text:line-break/>de la Damoiselle, en aduertirent incontinent Dom<text:line-break/>Diego, lequel pour lors n'en fit autre sembl(a2)t, pour(-)<text:line-break/>ce que veritablement il estoit frappé de l'amour d'v(-)<text:line-break/>ne autre qui luy touchoit de plus pres au cœur que<text:line-break/>ceste là : toutesfois la trouu(a2)t belle &amp; de bonne grace,<text:line-break/>il ne laissa pas de luy correspondre aucunesfois par<text:line-break/>quelques reciproques œillades, de maniere que la<text:line-break/>damoiselle presumast lors qu'il fut attaint<text:s/>de son a(-)<text:line-break/>mour : mais ce qu'il faisoit estoit pure faintise, afin de<text:line-break/>iouir de la bonne grace de la Damoiselle, &amp; puis s'en<text:line-break/>moquer, la laissant là, comme font plusieurs autres<text:line-break/>qui ne font point de conscience d'abuser les filles<text:line-break/>sous belles promesses qu'ils leur font. Mais ceste Da(-)<text:line-break/>moiselle se monstra accorte en cest endroit, &amp; ne<text:line-break/>voulut iamais se fier aux trompeuses parolles d'au(-)<text:line-break/>cuns hommes, tant simulez quelque fois, qu'il sem(-)<text:line-break/>ble aux simples pucelles que ce qu'ils disent soit E(-)<text:line-break/>uangile. Mais<text:s/>celles qui sont trop simple, s'en gar(-)<text:line-break/>dent si elles veulent, &amp; suiuent l'exemple de ceste<text:line-break/>vertueuse Damoiselle, laquelle aimant ce Gentilh(o2)(-)<text:line-break/>me plus que sa propre vie, ne fut toutes fois t(a2)t tr(a2)s(-)<text:line-break/>portee d'amour, que de croire de leger. Tant y a que<text:line-break/>le Gentilhomme assuré par plusieurs signes de la<text:line-break/>bonne volonté &amp; affection de la Damoiselle en<text:line-break/>son endroit, auant que partir de là, s'efforça de parler<text:line-break/>à elle : &amp; l'ayant accostee, ne fit semblant d'auoir<text:line-break/>apperceu qu'elle eust esté blesse de luy, ains se m(o2)<text:line-break/>stra passi(o2)né, &amp; luy dit : Madamoiselle, ie croy qu'en<text:line-break/>l'aage que vous estes, vous pouuez sçauoir, ou à tout<text:line-break/>le moins c(o2)iecturer que nostre compositi(o2) est telle,<text:line-break/>que volontiers nous sommes subiects &amp; enclins à<text:line-break/><text:span text:style-name="pb">[n.p.]</text:span><text:line-break/>l'amour de la<text:s/>chose plus correspondante à nostre na(-)<text:line-break/>ture qui se puisse veoir, comme nous, de la femme<text:line-break/>qui est tant humaine &amp; gratieuse, tant belle &amp; tant<text:line-break/>aornee d'vne infinité de dons de nature, qu'il est for(-)<text:line-break/><text:soft-page-break/>ce que nous l'aimions, comme au contraire, ie pense<text:line-break/>que<text:s/>nature ne vous ait faictes pour demeurer insen(-)<text:line-break/>sibles comme pierres, sans este assubiecties à la mes(-)<text:line-break/>me passion amoureuse vers nous,ny plus ny moins<text:line-break/>que nous sommes vers vous. Vray est que i'estime<text:line-break/>qu'aucunes le sont tost, les autres tard, selon qu'il<text:line-break/>plaist à ce petit Archer Roy de nos cœurs. Ie vous<text:line-break/>de cecy, Madamoiselle, pour vous monstrer que i'ay<text:line-break/>souffert violence en ce festin, par vn trait sorty de<text:line-break/>vos beaux yeux, qui m'a tellement nauré, qu'il fault<text:line-break/>que ie me vienne rendre à vos pieds, si ie veux en re(-)<text:line-break/>ceuoir tant soit peu d'esperance de guarison. Et<text:line-break/>pour parler plus ouuertement, ie vous aduise,<text:line-break/>que vostre beauté singuliere m'a tellement captiué,<text:line-break/>&amp; rendu son serf, que ie vous supplie enstam(-)<text:line-break/>ment me receuoir pour tel, vous asseurant que si<text:line-break/>vous me faictes cest honneur de m'accepter pour<text:line-break/>vostre humble seruiteur, ie me reputeray &amp; estime(-)<text:line-break/>ray le plus heureux Gentilhomme qui ceignit ia(-)<text:line-break/>mais espce, &amp; ne comparerois, ce me semble, mon<text:line-break/>bien &amp; ma felicité, à la felicité eternelle. A tant<text:line-break/>Madamoiselle, si vous aimez l'exercice de l'huma(-)<text:line-break/>nité qui est propre &amp; peculiere à vostre noble sexe,<text:line-break/>ie vous supplie me bien-heurer, par quelque bonne<text:line-break/>response, &amp; ie vous promets que toute ma vie ie me<text:line-break/>recognoistray desp(e2)dre de vostre seule faueur &amp; gra<text:line-break/>oieuseté. La Damoiselle à ces propos, deuint plus ver<text:line-break/>meille que la rose, ce qui luy augmenta beaucoup sa<text:line-break/><text:span text:style-name="pb">[252]</text:span><text:line-break/>grace &amp; naturelle beauté, &amp; en fin faisant force à<text:line-break/>l'h(o2)neste &amp; pudique h(o2)te, elle respondit : Monsieur,<text:line-break/>ie n'ay iusques à present ent(e2)du semblable har(a2)gue<text:line-break/>que vous venez de faire, ie ne sçay si c'est de cœur<text:line-break/>ou autrem(e2)t. Si vo(us) auez parié d'vn cœur vertueux,<text:line-break/>i'accepte vostre bonne vol(o2)té, pourueu qu'elle plai(-)<text:line-break/>se à celuy auquel i'apparti(e2)s, qui est mon pere : sinon,<text:line-break/>ie vous aduise de vous deporter d'entrer plus auant<text:line-break/>au chemin que vous voulez prendre, vous asseurant,<text:line-break/>qu'au lieu devous approcher de là où vous pret(e2)dez,<text:line-break/>vous vous en destourneriez du tout, &amp; pensant estre<text:line-break/>arriué à bon port, vous vous trouueriez par quelque<text:line-break/>soudaine bourrace ietté &amp; poulsé bien au(a2)t en haute<text:line-break/>mer, sans esper(a2)ce de pouuoir iamais prendre terre.<text:line-break/>Parquoy encores (q2)ie sois nouuelle en ce dont vous<text:line-break/>me parlez : si est-ce que la vertu que vostre gentille<text:line-break/>grace me promet, m'enhardit de vous<text:s/>dire, que s'il<text:line-break/>vous plaist me demander à mon pere, ie ne refuse<text:line-break/>pas vostre amour, ne vous voulant par ce moyen ac(-)<text:line-break/>cepter pour seruiteur, mais pour chef : &amp; à tout le<text:line-break/>moins esgalle moitié &amp; partie de moymesme : sinon,<text:line-break/><text:soft-page-break/>c(o2)me ie vous ay déja aduerti, vo(us) perdrez t(e2)ps de me<text:line-break/>poursuiure, pource que ie ne permettrois iamais de<text:line-break/>tacher mon h(o2)neur que ie veux garder entier &amp; in(-)<text:line-break/>uiolable à celuy (q2) i'auray la faueur d'espouser. Si vo(us)<text:line-break/>m'attaquez à ceste int(e2)tion de passer vostre vie auec<text:line-break/>moy,<text:s/>lié du lien nuptial, ie vous certifie que vo(us) estes<text:line-break/>le plus que tresbi(e2) venu : mais si vo(us) aimez auec ma(-)<text:line-break/>lice, vous estes mal adressé. Le Gentilh(o2)me repliqua<text:line-break/>qu'il auoit esté tresbien nourry pour vouloir abuser<text:line-break/>vne t(a2)t honorable Damoiselle qu'elle estoit, &amp; que<text:line-break/>quand il en voudroit deccuoir (ce que toutesfois il<text:line-break/><text:span text:style-name="pb">[n.p.]</text:span><text:line-break/>ne pretendoit faire pour tout le bien du monde, ay(a2)t<text:line-break/>la vertu en recomm(e2)dation) il s'addresseroit à autres<text:line-break/>qu'elle n'estoit pas, la suppli(a2)t croire qu'il l'aimoit<text:line-break/>ard(e2)ment &amp; à bonne intention, &amp; luy faire ceste fa(-)<text:line-break/>ueur de l'admettre aucunesfois, la c(o2)modité se pre(-)<text:line-break/>sentant, pour deuiser auec elle, afin d'alleger par ce<text:line-break/>moy(e2), le mal qu'il estoit asseuré de souffrir à l'occa(-)<text:line-break/>sion de son absence. La ieune Damoiselle, encores (q2)<text:line-break/>elle fust extremem(e2)t amoureuse du Gentilhomme,<text:line-break/>cogneut que l'amour d'iceluy n'estoit trop bien fon(-)<text:line-break/>dé : &amp; luy dit qu'il ne s'attendist pas de parler à ellé,<text:line-break/>s'excusant neantmoins qu'elle n'en pourroit auoir la<text:line-break/>commodité, sans se faire tort, &amp; qu'il procedast, s'il<text:line-break/>luy plaisoit, par le moy(e2) qu'elle luy auoit dit, &amp; qu'il<text:line-break/>n'y en auoit po(i2)t de meilleur n'y plus asseuré. Le g(e2)(-)<text:line-break/>tilh(o2)me cogneut par ces propos la gr(a2)de honnesteté<text:line-break/>de la Damoiselle, &amp; veit bien qu'il perdoit temps<text:line-break/>de s'amuser à elle : &amp; sans l'amour qu'il auoit déja<text:line-break/>assise en vne autre, comme i'ay déja touché cy des(-)<text:line-break/>sus, il l'eust veritablem(e2)t aimee d'vne amour n(o2) fain(-)<text:line-break/>te. Ainsi il partit d'auec elle, &amp; pour ne monstrer que<text:line-break/>il l'eust abordee d'vne mauuaise volonté, il luy dist<text:line-break/>qu'il feroit tout ainsi qu'elle l'auoit aduisé, &amp; qu'il<text:line-break/>en parleroit ou feroit parler à son pere, estim(a2)t qu'il<text:line-break/>ne la luy refuseroit pas : &amp; là dessus, estant en lieu<text:line-break/>où mal-aisément ils pouuoient estre descouuerts, il<text:line-break/>luy baisa h(u2)blement les mains, luy disant, Madamoi<text:line-break/>selle, ie vous dy à Dieu, vous suppliant me tenir<text:line-break/>tousiours en voz bonnes graces, attendant que le<text:line-break/>ciel fasse reussir à bonne fin nos conformes volon(-)<text:line-break/>tez. Elle ne luy respondit autre chose, sin(o2), Monsieur,<text:line-break/>vo'me cognoistrez ferme &amp; c(o2)st(a2)te en mes propos.<text:line-break/><text:span text:style-name="pb">[253]</text:span><text:line-break/>Le Gentil-homme s'en alla incontinent redire à ses<text:line-break/>compagnons qui luy auoient donné cest aduertisse(-)<text:line-break/>ment, les propos tenuz entre la Damoiselle &amp; luy, &amp;<text:line-break/>l(a2) grande vertu d'icelle, &amp; comme il ne se falloit pas<text:line-break/>attendre de pouuoir tant soit peu l'esbranler, pour<text:line-break/><text:soft-page-break/>iouir d'elle, que par la benediction du Prestre &amp; es(-)<text:line-break/>pousailles, &amp; que veritablement il cognoissoit bien<text:line-break/>qu'il estoit ardemment aymé d'icelle, mais que pour<text:line-break/>l'amitié<text:s/>qu'ils sçauoient bien qu'il portoit à vne au(-)<text:line-break/>tre, il estoit contraint n'en faire cas, combien qu'elle<text:line-break/>fust tresbelle, &amp; parauanture autant accomplie en<text:line-break/>toutes vertuz que pouuoit estre sa Dame. La compa(-)<text:line-break/>gnie du festin se departit, les vns d'vn costé &amp;<text:s/>les au(-)<text:line-break/>tres de l'autres, &amp; le gentil-homme, au premier pas<text:line-break/>qu'il fit hors de la maison, où le festin s'estoit faict,<text:line-break/>mis souz le pied, tous les propos qu'il auoit tenuz à<text:line-break/>la ieune Damoiselle &amp; l'amour qu'elle luy portoir,<text:line-break/>mais quant à elle, ceste amour<text:s/>qui la dontoit, ne l'a(-)<text:line-break/>bandonnoit iamais, &amp; ne la laissoit reposer ny nuict<text:line-break/>ne iour, attend(a2)t que domDiego poursuiuist ce qu'il<text:line-break/>luy auoit promis : mais elle auoit bel attendre, pour(-)<text:line-break/>ce que Diego ne pensoit plus en elle. Cependant se<text:line-break/>presenterent<text:s/>au Pere de la Damoiselle plusieurs ho(-)<text:line-break/>norables partis, les(q2)ls elle refusa tous, pour l'amourde<text:line-break/>D(o2) Diego &amp; voy(a2)t qu'il ne se mettoit en effort d'e(-)<text:line-break/>xecuter sa promesse, elle cogneut apertement qu'il se<text:line-break/>moquoit d'elle : &amp; pour ceste cause, elle<text:s/>luy enuoya<text:line-break/>porter ces paroles par vne sienne loyale chambriere.<text:line-break/>Dom Diego, ie ne sçay comm(e2)t vous auez peu estre<text:line-break/>d'vn cœur si selon &amp; peruers, que vous m'ayez dict<text:line-break/>d'vn &amp; pensé d'autre, me promettant amour &amp; bras(-)<text:line-break/>sant vne haine &amp; trahison. Ie cognois bien<text:line-break/><text:span text:style-name="pb">[n.p.]</text:span><text:line-break/>mainte(-)nant que vous me vouliez deceuoir &amp; abuser, &amp; n(o2)<text:line-break/>pas m'aimer ou cherir, comme vostre pretendue par<text:line-break/>tie : ie le cognois, puis que ie voy maintenant que<text:line-break/>vous ne faictes cas de celle qui vous a aimé plus que<text:line-break/>sa propre vie, &amp; qui vous<text:s/>ayme encore maintenant<text:line-break/>d'vne fraternelle &amp; Chrestienne amitié, &amp; n(o2) plus,<text:line-break/>à la fin, qu'elle desiroit. Amour m'auoit vaincue par<text:line-break/>vostre b(o2)ne grace, mais vostre dessoiauté &amp; m(e2)songe<text:line-break/>m'a faict vaincre l'amour, de maniere qu'en depit de<text:line-break/>luy, ie m'en<text:s/>vay m'enfermer en lieu, où ie ne p(e2)se ia(-)<text:line-break/>mais voir h(o2)me : non qu'il mefache de n'estre iointe<text:line-break/>à vous, du li(e2) honneste &amp; louable : car tant s'en faut,<text:line-break/>que qu(a2)d vous m'aimeriez à ceste fin, au lieu (q2) vo(us) me<text:line-break/>haissez, vous me trouueriez tousiours en ce ferme<text:line-break/>propos de laisser &amp; ab(a2)donner le monde r(e2)pli de si<text:line-break/>grande fraude &amp; cautelle. Et pourceste cause, deu(a2)t (q2)<text:line-break/>ce faire, ie vous remercie, de vostre desloyauté &amp; m(e2)(-)<text:line-break/>songe, qui me doit estre cause d'vn si grand bien que<text:line-break/>cestuy là, &amp; vous prie, pour l'amour de celle que vo(us)<text:line-break/>aymez, que vous ne vous apliquiez plus, à l'endroit<text:line-break/>des autres, parau(e2)ture fresles, &amp; peu const(a2)tes, à vser<text:line-break/>de telles brauades, de peur que souz esperance d'vne<text:line-break/><text:soft-page-break/>amere douceur, &amp; d'vn sucré fiel, Amour en fin, ne<text:line-break/>vous paye, c(o2)me merit(e2)t tous m(e2)teurs vos s(e2)blables :<text:line-break/>dequoy ie serois fors marrie, pour le bien que ie vous<text:line-break/>veux &amp; desire, c(o2)me vostre chresti(e2)ne sœur. La Da(-)<text:line-break/>moiselle, voy(a2)t que ceste seru(a2)te n'auoit la memoire<text:line-break/>pour<text:s/>retenir toutes ces choses là, les coucha par es(-)<text:line-break/>crit &amp; luy bailla la lettre, à porter. Et qu(a2)d d(o2) Diego<text:line-break/>l'eut leue de bout à autre, il ne se peut pas tenir de<text:line-break/>pleurer, &amp; d(o2)na resp(o2)ce, par laquelle il l'asseuroit de<text:line-break/>sa b(o2)ne vol(o2)té en son endroit : &amp; de faict, ceste lettre<text:line-break/><text:span text:style-name="pb">[254]</text:span><text:line-break/>luy auoit tellement attendry le cœur, qu'il laissa l'a(-)<text:line-break/>mour de la premiere Damoiselle, pour s'apliquer à<text:line-break/>ceste Damoiselle Anne : laquelle ayant receu ceste<text:line-break/>responce, &amp; accertence de bouche, par la seruante, de<text:line-break/>la singuliere affection de dom Diego, en son endroit,<text:line-break/>n'en fit neantmoins aucun cas : &amp; fit tant par prieres<text:line-break/>à l'endroit de son pere, qu'elle le fit condescendre à<text:line-break/>la mettre en la religion de S. Claire : &amp; delà à peu de<text:line-break/>temps, y fut mise, au gr(a2)d regret du Pere &amp; de tous<text:line-break/>les parents. Dom Diego ayant sçeu que ceste vertueu<text:line-break/>se Damoiselle s'estoit ainsi sequestree du m(o2)de, pour<text:line-break/>l'amour de luy, fut le plus faché que iamais l'on vid<text:line-break/>homme, &amp; en cuida mourir de regret, se rep(e2)tant de<text:line-break/>b(o2) cœur, qu'il n'auoit accepté de b(o2)ne heure, l'amour<text:line-break/>de la plus gentile &amp; mieux nee damoiselle queiamais<text:line-break/>nature forma : &amp; ayant demouré longuement en ce<text:line-break/>regret &amp; douleur, pour faire penitence de sa faulte,<text:line-break/>&amp; de l'erreur qu'il auoit commis enuers vne tant<text:line-break/>honneste Damoiselle, il proposa s'en aller faire la<text:line-break/>guerre, contre le Turc, pour le seruice de son Roy ca(-)<text:line-break/>tholique &amp; de la ligue : &amp; de fait s'estant equipé d'ar<text:line-break/>mes &amp; cheuaux, il laissa l'Hespagne, tousiours pen(-)<text:line-break/>sif, passa par le trauers de la France, &amp; s'achemina par<text:line-break/>l'Italie, es pais ordinairem(e2)t assailliz, par l'(e2)nemy de<text:line-break/>Iesus-Christ, que l'on appelle le grand Seigneur,<text:line-break/>qui est veritablement grand Seigneur de l'impieté,<text:line-break/>&amp; ministre de l'Antechrist, ou Antechrist mesme,<text:line-break/>où, combatant vertueusement, &amp; pensant tousiours<text:line-break/>au tort qu'il auoit fait à ceste pudique &amp; tresreligieu(-)<text:line-break/>se damoiselle cependant qu'il estoit à Saleman(q2) &amp;<text:line-break/>par consequent, à l'offense qu'il auoit faicte à Dieu,<text:line-break/>mourut à l'assault d'vne ville, pour la deffence de<text:line-break/><text:span text:style-name="pb">[n.p.]</text:span><text:line-break/>nostre foy Chrestienne, à fin d'amender son erreur :<text:line-break/>mais deuant qu'il partist, à ceste entreprinse, il fit en(-)<text:line-break/>tendre à ceste ieune Damoiselle &amp; religieuse, son<text:line-break/>dessein, en la supliant de luy pardonner la faulte, qu'il<text:line-break/>auoit faicte, de tenir si peu de compte, pour vn temps<text:line-break/>de l'amitié &amp; faueur, qu'elle luy auoit portee, l'asseu<text:line-break/><text:soft-page-break/>rant qu'il l'amenderoit par sa mort. Ainsi le Gentil(-)<text:line-break/>homme oublia toute amour, pour suiure l'amour de<text:line-break/>Dieu, &amp; auancer le Royaume de Dieu, ny plus ny<text:line-break/>moins qu'il auoit veu faire à la Damoiselle,<text:s/>qui s'e(-)<text:line-break/>stoit rendue religieuse, laquelle ayant entendu com(-)<text:line-break/>me Dom Diego, estoit mort, pour la querelle de Ie(-)<text:line-break/>sus Christ, se reiouit beaucoup d'vne fin tant glorieu(-)<text:line-break/>se, &amp; en loua nostre bon Dieu, auquel elle s'estoit<text:line-break/>vouee.</text:p>
      <text:h text:style-name="Titre2" text:outline-level="2">MOQVERIE OV TROVSSE<text:s/>IOVEE<text:line-break/><text:span text:style-name="T3805">par vne femme à son mary, auec plusieurs accidents, par</text:span><text:span text:style-name="T3806"><text:line-break/></text:span><text:span text:style-name="T3807">le moyen des enchantemens.</text:span></text:h>
      <text:h text:style-name="P3808" text:outline-level="2">Novvelle iii.</text:h>
      <text:p text:style-name="P3809"><text:span text:style-name="T3810">C</text:span>Else auoir acheué sa nouuelle, qui fut<text:line-break/>fort agreable aux dames, &amp; à toute la<text:line-break/>compagnie, quand le Roy enchargea<text:line-break/>à Constance de dire la sienne, laquelle<text:line-break/>commencea ainsi.</text:p>
      <text:p text:style-name="p">Puis que Celse a parlé d'vne moquerie d'vn Gen(-)<text:line-break/>til homme enuers vne femme, laquelle toutes fois<text:line-break/>il a amendee, vous m'excuserez, mes Dames, si i'en<text:line-break/>raconte vne d'vne femme enuers vn bomme.</text:p>
      <text:p text:style-name="p"><text:span text:style-name="pb">[255]</text:span><text:line-break/>Vn prince d'Italie, enuoya donc en la Ville de Mi(-)<text:line-break/>lan, vn Ambassadeur fort noble &amp; riche, qui auoit<text:line-break/>pour espouse, vne tresbelle ieune femme, à fin qu'il<text:line-break/>se tint pres du Duc, selon la coustume. Cestuy-cy co<text:line-break/>gnoissant qu'il deuoit demourer quelque temps, hors<text:line-break/>de la maison, mena sa femme à Milan,<text:s/>&amp; s'en alla lo(-)<text:line-break/>ger, au Palais, pres S. Iean, qui estoit autrefois la Cour<text:line-break/>ancienne du Seigneur Bernabé Vic(o2)te. Estant là par(-)<text:line-break/>uenu, &amp; s'estant pourueu de toutes choses necessai(-)<text:line-break/>res il y demouroit auec sa femme, laquelle estant, c(o2)(-)<text:line-break/>me i'ay<text:s/>dict, fort belle, &amp; en outre ayant fort bonne<text:line-break/>grace à chanter &amp; sonner, elle estoit tous les ioursvi(-)<text:line-break/>sitee, &amp; comme l'on dit, courtisee de toute la nobles(-)<text:line-break/>se de Milan : &amp; n'y auoit aucun homme d'esprit, ou<text:line-break/>doué de quelque vertu, qui ne s'y trouuast,<text:s/>&amp; elle<text:line-break/>monstroit bon visage à tous, &amp; les accueilloit selon<text:line-break/>leur degré, retenant ores ceux cy, ores ceux la à boire<text:line-break/>&amp; manger auec elle : &amp; le mary qui estoit liberal &amp;<text:line-break/>magnanime se monstroit bien aise, que sa femme fut<text:line-break/>honoree en ceste maniere. Ces mesmes<text:s/>iours là, vn<text:line-break/>autre Ambassadeur fut enuoyé à Milan, par vn au(-)<text:line-break/>tre Prince, qui estoit ieune, &amp; homme fort addon(-)<text:line-break/>né au seruice des Dames : &amp; pour obtenir l'amour &amp;<text:line-break/>la faueur de celle, qui luy auoit agrée, il ne laissoit au(-)<text:line-break/>cune chose en arriere, à faire, mais despendoit &amp; d(o2)(-)<text:line-break/><text:soft-page-break/>noit beaucoup. Nous appellerons cestuy là, pour le<text:line-break/>present Victor, n'estant deliberé, pour cause, mettre<text:line-break/>les propres noms des personnes, que ie nommeray<text:line-break/>en ceste mienne nouuelle, i'appelleray l'autre Am(-)<text:line-break/>bassadeur Ferrand, &amp; la femme, Philippe. Victor d(o2)c<text:line-break/>commenceant à hanter en la maison de Ferrand, s'y<text:line-break/>rendit fort familier, &amp; comme la conuersati(o2) de<text:line-break/><text:span text:style-name="pb">[n.p.]</text:span><text:line-break/>Phi(-)lippe luy fust merueilleusement agreable, &amp; à elle,<text:line-break/>celle de Victor, ils contracterent ensemble vne gr(a2)(-)<text:line-break/>de &amp; estroite amitié, laquelle, en peu de iours, se c(o2)(-)<text:line-break/>uertit en vne tresferuente amour. Parquoy ay(a2)s tous<text:line-break/>les iours &amp; à toute heure la c(o2)modité de parler ens(e2)(-)<text:line-break/>ble, ils se découurir(e2)t leurs amours, &amp; sçeur(e2)t t(a2)t bi(e2)<text:line-break/>conduire leur trame, que quelquefois, ils se sont es(-)<text:line-break/>batuz &amp; amoureusem(e2)t recreez ensemble : ce neant(-)<text:line-break/>moins c'estoit si indiscretement que mesmes les ser(-)<text:line-break/>uiteurs &amp; domestiques sçauoi(e2)t le tout, &amp; les petits<text:line-break/>enfans de Milan, en alloient à la moustarde. Ferrand<text:line-break/>quoy qu'il en fust cause, ne monstra iamais s'apperce(-)<text:line-break/>uoir d'aucune chose : à raison dequoy, la commune<text:line-break/>opinion estoit, pource qu'en toutes ses acti(o2)s, il estoit<text:line-break/>sage, &amp; aduisé, &amp; manioit fort prudemment les affai(-)<text:line-break/>res de son Prince,<text:s/>que sa femme l'auoit trompé par<text:line-break/>quelque malice. Comme donc elle aimast beaucoup<text:line-break/>mieux la compagnie de Victor que celle de son ma(-)<text:line-break/>ry, elle entra en ceste humeur de vouloir, que toutes<text:line-break/>les nuicts, il couchast auec elle. Et quant à ce qui tou<text:line-break/>choit les seruiteurs de l'vn &amp; l'autre maistre, c'estoit<text:line-break/>vne chose aisee, pource qu'en la maison de Victor,<text:line-break/>il n'y auoit homme qui ne sçeust bien que leur mai(-)<text:line-break/>stre estoit amoureux de la femme de Ferr(a2)d, &amp; iouis(-)<text:line-break/>soit de ses amours. Les seruiteurs &amp; seruantes de la<text:line-break/>maison de Philippe le cognoissoient bien, &amp; pour ce(-)<text:line-break/>ste cause, pers(o2)ne n'osoit en parler à Ferr(a2)d, cognois(-)<text:line-break/>sant qu'es autres choses estant sage &amp; bien aduisé, il<text:line-break/>estoit en cecy peu accort, pource qu'il adioustoit trop<text:line-break/>de foy à sa femme, comme tous les maris font quasi<text:line-break/>en beaucoup de villes d'Italie. C'estoit au mois de<text:line-break/>May, que la chaleur a beaucoup de fois accoustumé<text:line-break/>de croistre estrangement, &amp; à la verité, ceste annee là<text:line-break/><text:span text:style-name="pb">[256]</text:span><text:line-break/>l'air commencea à estre fort chauld : &amp;<text:s/>si ailleurs, la<text:line-break/>chaleur est grande, elle est tres(-)ardente à Milan, en<text:line-break/>semblable saison. Or Philippe commencea toute la<text:line-break/>nuict à se demener par le lict, &amp; à murmurer de la<text:line-break/>grande chaleur, qui ne la laissoit point dormir. Le<text:line-break/>mary voy(a2)t ces manieres de faire dist, Ie ne sens po(i2)t<text:line-break/>si grand chauld que vous dites : mais pour vous acc(o2)(-)<text:line-break/>moder, ie feray mettre en vn coin de la ch(a2)bre, mon<text:line-break/><text:soft-page-break/>lict, à part, &amp; vous laisseray reposer toute seule : Icelle<text:line-break/>voyant que son dessein commençoit déja à reussir, el<text:line-break/>le dist, Vous pouuez faire ce que vous voudrez. Elle<text:line-break/>cognoissoit bien que son mary estoit le plus peureux<text:line-break/>h(o2)me du m(o2)de, &amp; que du moindre bruit qu'il oyoit<text:line-break/>de nuict, il mouroit de peur, de maniere, qu'il n'eust<text:line-break/>osé aller par la maison, sans estre bien accompagné,<text:line-break/>&amp; sans lumiere : dauantage, qu(a2)d on parloit de morts<text:line-break/>ou quand on disoit que l'on auoit ouy des esprits, en<text:line-break/>quel(q2) lieu, il demeuroit deux ou trois iours, qu'il ne<text:line-break/>sçauoit où il en estoit d'extreme peur. Parquoy ay(a2)t<text:line-break/>g(a2)gné trois des<text:s/>plus hardis seruiteurs de la mais(o2), &amp;<text:line-break/>aucunes des seruantes, &amp; ay(a2)t c(o2)muniqué savol(o2)té à<text:line-break/>son am(a2)t, elle proposa de iouer vne bonne trousse à<text:line-break/>son mary. L'am(a2)t ay(a2)t ent(e2)du ledessein de son amou<text:line-break/>reuse, &amp; pensant estre aisé de coucher<text:s/>toute les nuits<text:line-break/>auec elle, il fit venir vn qu'il sçauoit c(o2)tre faire lavoix<text:line-break/>de plusieurs oiseaux &amp; autres animaux, &amp; le fit venir<text:line-break/>en sa maison. La bonne dame auoit faict contrefaire<text:line-break/>toutes les clefs, qu'elle pensa necessaires à son entre(-)<text:line-break/>prinse, &amp; les bailla à Victor. Or ayans mis ordre à<text:line-break/>tout, Victor, &amp; quatre siens seruiteurs, ausquels il<text:line-break/>auoit c(o2)muniqué l'affaire, &amp; auec le ieuneh(o2)me, qu'il<text:line-break/>auoit faict venir, qui s'appelloit Gabbade, se vestir(e2)t<text:line-break/><text:span text:style-name="pb">[n.p.]</text:span><text:line-break/>la nuict, en sorte qu'ils sembloyent<text:s/>des diables, &amp; a(-)<text:line-break/>uoient en la teste, certaines grandes cornes, pleines<text:line-break/>de feu artificiel, qui rendoient feu &amp; fumee, comme<text:line-break/>ils vouloient, &amp; des espouuentables masques qu'ils<text:line-break/>auoient au visage, ils iettoient aucunesfois des fl(a2)mes<text:line-break/>en maniere de rayons. Ceux cy, est(a2)s ainsi masquez<text:line-break/>&amp; entrez en la maison de Ferrand, s'en allerent pres<text:line-break/>de la chambre, où luy &amp; sa femme estoient couchez,<text:line-break/>&amp; là en la sale, &amp; sur vne gallerie, ils menoient vn<text:line-break/>menage &amp; sabbat de diables : &amp; Gabbade ores con(-)<text:line-break/>trefaisant l'Asne, ores le bœuf, &amp; oresquelque oiseau<text:line-break/>faisoit proprement sembler que ces vrays animaux<text:line-break/>fussent là presens. Parquoy le maistre d'hostel de Fer(-)<text:line-break/>rand homme âgé &amp; autres seruiteurs de la maison,<text:line-break/>se mirent en place &amp; sortirent de la chambre, mais<text:line-break/>aussi tost, qu'à leur aduis, ils virent les diables, crians<text:line-break/>à haute voix, ils se retirerent en leurs chambres.<text:line-break/>Ceux que la femme auoit gangnez en firent de mes<text:line-break/>mes, lesquels consentans de la farce, crioient. Iesus<text:line-break/>Aue Maria, voyla les diables d'enfer, &amp; ayans repli(-)<text:line-break/>qué cela deux ou trois fois, ils s'enfermerent en la<text:line-break/>chambre. Aussi tost que Ferrand ouit le bruit, &amp; en(-)<text:line-break/>tendit crier Iesus, &amp; nommer les diables, tremblant<text:line-break/>comme la feuille au vent, se ietra hors de son lict, &amp;<text:line-break/>courut en celuy de sa femme, criant :<text:s/>Ah Philippe,<text:line-break/><text:soft-page-break/>ois tu pas ce que i'oy ? La femme feignant estre endor(-)<text:line-break/>mie, se laissa pincer plus de deux fois, deuant qu'elle<text:line-break/>monstrast d'estre reueillée, &amp; puis se secou(a2)t du tout,<text:line-break/>elle dist peureusement. Mon Dieu, qui est ce qui me<text:line-break/>touche ? qui est<text:s/>icy ? &amp; fit semblant de vouloir sauter<text:line-break/>hors du lict, &amp; Ferrand l'ayant embrassee dist, Ie<text:line-break/>suis ton mary, qui ay grande peur. Ah respondit elle<text:line-break/><text:span text:style-name="pb">[257]</text:span><text:line-break/>vn peu fachee, Dieu vous pardonne ie dormois trop<text:line-break/>bien, que voulez vous : Ah (adiousta Ferrand) ois tu<text:line-break/>pas<text:s/>le bruit qui se fait en la maison, laquelle certai(-)<text:line-break/>nement est pleine de diables ? les voila qui font vn<text:line-break/>grand tintamarre en la sale, &amp; ne font que hurler. Ie(-)<text:line-break/>sus, aide moy : Ainsi, ce disant, il faisoit mille signes<text:line-break/>de la croix. La femme riant, dist,<text:s/>Ie pense que vous<text:line-break/>songez, ie n'oy rien : vous m'en baillez d'vne bi(e2) ver(-)<text:line-break/>de, vous ne pouuez permettre que ie dorme. Le bruit<text:line-break/>en effect, estoit tresgrand, auec certains hurlemens<text:line-break/>&amp; espouuentables voix, qui eussent espouuenté à ce(-)<text:line-break/>ste heure là, les<text:s/>plus asseurez hommes du monde.<text:line-break/>La femme, qui faignoit n'entendre, estant sortie du<text:line-break/>lict, s'en alla à vn matlas, où deux de ses seruantes e(-)<text:line-break/>stoient couchees en la chambre, lesquelles suiuant le<text:line-break/>commandement de la maistresse, faisoient semblant<text:line-break/>de dormir. La lumiere estoit allumee en la chambre,<text:line-break/>&amp; pourtant icelles, comme si elleseussent esté reueil(-)<text:line-break/>lees par leur maistresse, en maniere d'endormies &amp;<text:line-break/>sommeillantes encores luy dirent, Que vous plaist<text:line-break/>il, madame ? &amp; elle dist quasi en se souzriant. Voyez<text:line-break/>vous pas que mon mary dit, qu'il oit de tres-grands<text:line-break/>tumultes, &amp; bruits &amp; s'en est fuy en mon lict ?<text:line-break/>Les Damoiselles, faisans des honteuses, c(o2)me si elles<text:line-break/>eussent voulu dire, quele maistre s'estoit allé coucher<text:line-break/>là, pour se recreer, dirent. Allez, allez hardiment, ma(-)<text:line-break/>dame, vous serez l'espouse. Ferrand oyant cela, &amp;<text:line-break/>voyant que les femmes mesmes disoient qu'elles<text:line-break/>n'oyoi(e2)t aucun bruit, p(e2)soit enrager, oyant tousiours<text:line-break/>des cris, hurlem(e2)s &amp; bruits, outre mesure. Et à ceste<text:line-break/>heure là, la femme dist, Ie<text:s/>crains, m(o2) mary, que vous<text:line-break/>n'ayez beu trop hier au soir, &amp; que le cerneau ne vous<text:line-break/><text:span text:style-name="pb">[n.p.]</text:span><text:line-break/>tourne, de maniere qu'il vous semble ouyr quelques<text:line-break/>sons &amp; tintoins : c'est grand cas que de nous trois, il<text:line-break/>n'y a pas vne, qui oye aucune chose, &amp; ne sçay que<text:line-break/>dire des merueilles que vous oyez. Mais si vous vou(-)<text:line-break/>lez sortir de la chambre, i'iray quant &amp; vous, &amp; ver(-)<text:line-break/>rons quels diables sont ceux là, &amp; trouuerez que<text:line-break/>vous prenez vessies pour l'anternes. Il ne fut iamais<text:line-break/>possible que Ferrand voulust permettre que l'on<text:s/>ou(-)<text:line-break/>urist l'huis, encore que les deux Damoiselles vou(-)<text:line-break/><text:soft-page-break/>lussent sortir, auec leur maistresse. Cela dura plus de<text:line-break/>trois heures, &amp; à la fin les masquez s'en allerent.<text:line-break/>La dame se leua de bonne heure, &amp; Ferrand aussi,<text:line-break/>lequel trembloit de peur, &amp; n'osoit quasi aller par<text:line-break/>la maison, ayant mesmes entendu par son maistre<text:line-break/>d'Hostel, l'estrange forme &amp; habit de ces diables.<text:line-break/>Ceux en apres qui s'estoient accordez auec la mai(-)<text:line-break/>stresse, en disoient des plus belles du monde &amp; rac(o2)(-)<text:line-break/>toient choses merueilleuses &amp; espouuantables, ad(-)<text:line-break/>ioustans ce qu'ils auoient veu. On commencea à<text:line-break/>tenir quelque propos de ces esprits, par la ville de<text:line-break/>Milan, pour ce que toute la maison de m(o2)sieur l'Am(-)<text:line-break/>bassadeur ne sçauoit parler d'autre chose, que du<text:line-break/>grand bruit &amp; hurlemens, qui s'estoit ouy celle<text:line-break/>nuict. Or apres disner, comme plusieurs Seigneurs<text:line-break/>&amp; Gentils hommes fussent en la maison de Ferrand,<text:line-break/>&amp; Victor y estant de compagnie, on parloit en di(-)<text:line-break/>uerses manieres de ce faict, &amp; chacun trouuoit que<text:line-break/>c'estoit vn grand miracle, que tous<text:s/>eussent ouy ces<text:line-break/>esprits, excepté la femme &amp; ses Damoyselles, de<text:line-break/>maniere que l'vn disoit vne chose, &amp; l'autre vne au(-)<text:line-break/>tre. Aucuns estoient là, qui affirmoient que cela pou(-)<text:line-break/>uoit aduenir, pource que ceux là qui auoient veu &amp;<text:line-break/><text:span text:style-name="pb">[258]</text:span><text:line-break/>ouy les merueilles, ne<text:s/>deuoient auoir eu le cresme.<text:line-break/>La f(e2)me s'en rioit disant, que tous ceux qui pensoi(e2)t<text:line-break/>auoir veu &amp; ouy ces miracles, auoient prins, le soir<text:line-break/>auparauant, carte sur trente &amp; vn, &amp; haussé le temps<text:line-break/>plus qu'il ne falloit. Victor affirmoit qu'il ne croioit<text:line-break/>point ces visions, &amp; qu'en sa vie, il n'auoit veu ny<text:line-break/>ouy, aucune chose. Aucuns autres disoi(e2)t qu'il ne se<text:line-break/>falloit pas emerueiller si l'on oyoit quelque chose en<text:line-break/>ce palais, pource qu'infinis hommes du temps du Sei<text:line-break/>gneur Bernabé Viconte, qui auoit esté vn tres cruel<text:line-break/>Seigneur, auoient esté estranglez là dedans, de ma(-)<text:line-break/>niere qu'on les auoit fait mourir, par trescruels tour(-)<text:line-break/>mens : &amp; ainsi chacun en disoit son aduis. En somme<text:line-break/>tout n'estoit rien au regard de la peur que Ferrand a(-)<text:line-break/>uoit, lequel dist à sa femme. M'amie, il sera bon que<text:line-break/>nous fassions mettre en nostre chambre quatre ou<text:line-break/>cinq licts, &amp; que toutes vos Damoiselles y couchent<text:line-break/>&amp; en deux des autres licts, le maistre d'Hostel, auec<text:line-break/>trois de mes hommes, pour mon asseur(a2)ce. Ie neveux<text:line-break/>pas, dist la femme,<text:s/>qu'autres hommes que vous, cou(-)<text:line-break/>chent là où i'ay mon lict, car premierement ce mel(a2)(-)<text:line-break/>ge d'h(o2)mes &amp; femmes ne me plaist point, &amp; puis s'il<text:line-break/>aduient que vous entendiez quelque bruit, ie ne sçay<text:line-break/>pas c(o2)ment, vous ne me laisserez point dormir : &amp; ie<text:line-break/>vous dy en outre, m(o2) mary, (q2)si ceste vie duroit, vous<text:line-break/>fissiez l'vne de ces deux choses, ou que vous ne sortis<text:line-break/><text:soft-page-break/>siez de vostre lict, pour me venir reueiller, ou bi(e2) que<text:line-break/>vous fissiez mettre vostre lict, en vne autre chambre.<text:line-break/>Or là dessus, ils demourerent d'accord, qu'ils atten(-)<text:line-break/>droi(e2)t, pour voir, ce qu'il en seroit, la nuict ensuiu(a2)t,<text:line-break/>&amp; qu'ils ne feroient encore aucun changement de<text:line-break/>lict. Ce nonobstant, ils firent venir le Pere<text:line-break/><text:span text:style-name="pb">[n.p.]</text:span><text:line-break/>Vin(-)cent Spangotto, au Conuent de l'obseru(a2)ce &amp; ordre<text:line-break/>de S. Dominique, &amp; luy firent ietter de l'eau benite,<text:line-break/>partoute la maison, laquelle il benit auec pseaumes &amp;<text:line-break/>autres prieres. Victor estoit present à toute ces cere(-)<text:line-break/>monies, lequel la nuict ensuiuant, s'estant masqué,<text:line-break/>à la coustume, entra au palays, &amp; enuoya incontin(e2)t<text:line-break/>deux de ses seruiteurs masquez, sur le sueil de la ch(a2)(-)<text:line-break/>bre où Ferrand &amp; sa femme estoient couchez. Qui<text:line-break/>voudroit racontet le bruit &amp; tintamarre, qui se fit,<text:line-break/>celle nuict hault &amp; bas, auroit beaucoup affaire. Fer(-)<text:line-break/>rand, apres auoir vn<text:s/>peu enduré, vaincu de la peur,<text:line-break/>courrut au lict de sa femme, laquelle auec ses Damoi<text:line-break/>selles, faisoit semblant de dormir, &amp; l'ayant reueillee,<text:line-break/>asonaduis, il en rageoit de ce qu'elle n'oyoit pas legr(a2)d<text:line-break/>bruit, qui se faisoit si gr(a2)d, à la porte, qu'il sembloit<text:line-break/>que toute la maison d'eust abismer. La femme fais(a2)t<text:line-break/>de la courroucee dist. M(o2)mary, il sera de besoin, que<text:line-break/>vous soyez en vne chambre, la nuict, &amp; moy, en vne<text:line-break/>autre, &amp; de iour nous pourrons estre ensemble, car ie<text:line-break/>voy bien, que si monsommeil estoit tousiours inter(-)<text:line-break/>rompu en ceste maniere, ie deuiendrois folle, ou bi(e2),<text:line-break/>ie tomberois en quelque grosse maladie. Les masquez<text:line-break/>continuerent à faire leurs folies, quasi iusques à l'au<text:line-break/>be du iour : lequel est(a2)t venu, on ne fit que parler du<text:line-break/>tumulte de celle nuict, &amp; n'y auoit eu h(o2)me entou(-)<text:line-break/>te la mais(o2), qui eust esté si hardy de sortir de la ch(a2)bre<text:line-break/>&amp; pour ceste cause, ils estoient tous espouu(e2)tez. Fer<text:line-break/>rand fit mettre son lict en vne chambre qui estoit<text:line-break/>au bout d'vne galerie, &amp; fit coucher<text:s/>sept de ses gens<text:line-break/>en ceste chambre, &amp; pour ceste cause, la femme<text:line-break/>voyant son dessein reussir déja comme elle desiroit,<text:line-break/>&amp; ayant desia aduisé son amant de tout, il s'en alla la<text:line-break/><text:span text:style-name="pb">[259]</text:span><text:line-break/>trouuer celle nuict, &amp; mena quant &amp; luy ses mas(-)<text:line-break/>quez, lesquels ne firent<text:s/>autre bruit, pres la ch(a2)bre de<text:line-break/>la femme, qui reparoit auec Victor, le dommage pas(-)<text:line-break/>sé, sinon que Gabbade contrefit toute la nuict, ores le<text:line-break/>rossignol, ores l'alouette, ores la linotte, ores le char(-)<text:line-break/>donnereau &amp; quelque autre de ceux qui chantent<text:line-break/>melodieusement : mais les autres compagnons, fai(-)<text:line-break/>soient, és autres endroicts, le plus grand bruit, qu'il<text:line-break/>estoit possible, &amp; sur tout pres de la chambre de Fer(-)<text:line-break/>rand. Les seruiteurs que Philippe auoit gangnez<text:line-break/><text:soft-page-break/>estoient couchez en la chambre du maistre, lesquels<text:line-break/>au commencement du bruit, voyans que le maistre<text:line-break/>s'estoit leué, &amp; mis à genoux, pour faire ses prieres<text:line-break/>deuant vn crucifix, ayant tousiours la chandelle al(-)<text:line-break/>lumee en la chambre, luy dirent, auec brauade, pour<text:line-break/>faire des hardis. Monsieur, il nous s(e2)ble que ce nous<text:line-break/>est vne grande honte, &amp; à vous desh(o2)neur, que vous<text:line-break/>n'ayez aucun seruiteur en la maison qui osevoir quel<text:line-break/>bruit il y a là, qui se fait toutes les nuicts. Ie croy que<text:line-break/>ce sera bi(e2) faict, (q2) nous sorti(o2)s quatre ou cinq de no(us),<text:line-break/>&amp; que<text:s/>nous voyons ce que ces esprits sçauent faire.<text:line-break/>Le maistre d'hostel qui estoit vn b(o2) vieillard, &amp; qui<text:line-break/>pensoit n'auoir bien veu la premiere fois, desiroit<text:line-break/>mieux voir que c'estoit. Parquoy il pria le maistre de<text:line-break/>le laisser sortir auec les autres : mais Ferrant n'y vou(-)<text:line-break/>loit point entendre : ce neant moins ils firent bi(e2) t(a2)t<text:line-break/>qu'il s'y accorda, ils ouurirent donques l'huis, &amp; sorti<text:line-break/>rent dehors, auec leurs armes es mains : mais à pei(-)<text:line-break/>ne fur(e2)t ils sortiz, que les masquez l'esquels ne s'el(o2)(-)<text:line-break/>gnoient iamais trop de ce lieu, vindrent à l'encontre<text:line-break/>hurlans, &amp; faisans les plus estranges actes du m(o2)de,<text:line-break/>de maniere que ceux qui s'estoient monstrez si<text:line-break/><text:span text:style-name="pb">[n.p.]</text:span><text:line-break/>har(-)dis à sortir faign(a2)s mourir de peur, courur(e2)t en la ch(a2)<text:line-break/>bre, &amp; se laisser(e2)t<text:s/>tout expres, t(o2)ber au sueil de l'huis<text:line-break/>comme il leur auoit esté enchargé, &amp; sur ce les mas(-)<text:line-break/>quez, ayans ietté leurs feuz artificiels, enuoyerent le<text:line-break/>feu iusques dedans la chambre, &amp; passerent au long,<text:line-break/>trainans, apres eux, par terre, quelques chaines de<text:s/>fer<text:line-break/>qui faisoient tant de bruit, qu'il sembloit que le m(o2)(-)<text:line-break/>de deust pr(e2)dre fin. L'on tira par force, ces seruiteurs<text:line-break/>au ded(a2)s, &amp; l'on ferma l'huis, &amp; ceux qui estoient en<text:line-break/>la chambre, auoient desiaveu passer ces masquez, qui<text:line-break/>semboient proprement les diables d'Enfer. Ferrand<text:line-break/>plus mort que vif, disoit ses prieres, auec plus de si(-)<text:line-break/>gnes de croix, qu'il n'y a de fleurs au printemps.<text:line-break/>Les masquez cesserent de faire bruit, &amp; l'on oyoit seu<text:line-break/>lement le chant de Gabade. Mais qui pourroit dire le<text:line-break/>plaisir de<text:s/>Victor &amp; de Philippe, lesquels pour n'a(-)<text:line-break/>uoir peur, chassoient le plus qu'il leur estoit possible,<text:line-break/>le diable en enfer, &amp; se moquoyent du peureux Fer(-)<text:line-break/>rand ? Or ces bruits allerent bien tant en auant, que<text:line-break/>Ferrand ne se souuenant d'auoir iamais eu le cresme,<text:line-break/>en son enfance, se le fit donner par le sufragant de<text:line-break/>l'Archeuesque, &amp; print Victor pour son parrin, auec<text:line-break/>esperance de n'ouir plus de bruits : mais tout cela fut<text:line-break/>en vain, pource que les masquez ne cessoient point<text:line-break/>de faire leur office. Le pauure maistre<text:s/>d'Hostel, qui<text:line-break/>auoit voulu faire du braue, &amp; sortir de la chambre<text:line-break/>de son maistre, auec ceux, qui sçauoient le<text:s/><text:span text:style-name="T3811">tu autem,</text:span><text:line-break/><text:soft-page-break/>comme l'on dit, eut si grande peur, qu'il fut griefue(-)<text:line-break/>ment malade, &amp; non seulement se pela, y laissant<text:line-break/>la barbe &amp; les cheueux, mais comme font les tor(-)<text:line-break/>tues, y laissa aussi peu à peu, la peau, &amp; mourut quasi.<text:line-break/>En ces iours là, Victor eut vn fils de la f(e2)me, &amp; print<text:line-break/><text:span text:style-name="pb">[260]</text:span><text:line-break/>Philippe, pour commere, ne laissant pourtant de cou(-)<text:line-break/>cher auec elle, quand il pouuoit. Or comme l'affaire<text:line-break/>allast en ceste maniere, &amp; par la ville de Milan, ne se<text:line-break/>tint autre propos que des esprits, que l'on oyoit en la<text:line-break/>maison de Ferrand, quelque Gentil-homme y fut, le(-)<text:line-break/>quel entendant ceste baye, &amp; sçachant que pardeu(a2)t<text:line-break/>l'on n'auoit iamais rien ouy, en ce palais, commen(-)<text:line-break/>cea à penser, ce qui estoit, en effect : parquoy ayant<text:line-break/>communique ceste sienne pensee à vn autre Gentil(-)<text:line-break/>homme sien compagnon tresaymé, ils delibererent<text:line-break/>se mettre en aguet &amp; embusche, en quel que endroit<text:line-break/>de la maison, &amp; pourtant ayans veu venir, par vne<text:line-break/>nuict, Victor, auec ses compagnons, qui estoient sans<text:line-break/>masque &amp; habits, pource qu'ils se masquoient en la<text:line-break/>maison, ils attendirent qu'ils sortissent &amp; les char(-)<text:line-break/>gerent à coups despee, viuement, &amp; firent en sorte,<text:line-break/>que Victor fut blessé en deux endroits de son corps,<text:line-break/>&amp; l'habit pour masquer tomba à l'vn de ses gens,<text:line-break/>que les Gentilsh(o2)mes assaillans prindrent. Gaba de<text:line-break/>fut aussi estrangement blessé &amp; se mit fin à la mes(-)<text:line-break/>lee, sans que Victor cogneust qui l'auoit assailly, &amp;<text:line-break/>les autres mesmes ne cognoissoient pas Victor :<text:line-break/>mais le iour ensuiuant, quant l'on sçeut que mon(-)<text:line-break/>sieur l'Ambassadeur estoit blessé, les Gentils hom(-)<text:line-break/>mes recogneurent le faict, &amp; le tindient fort se(-)<text:line-break/>cret. D'autre costé, Victor sçachant, que l'habit estoit<text:line-break/>perdu, ne voulut plus vser de ce moyen, ne sçachant<text:line-break/>de qui se garder, &amp; doutant de plusieurs. Parquoy le<text:line-break/>bruit que les esprits faisoient cessa, de maniere que le<text:line-break/>bon Ferrant pensa que ces tribulations auoient cessé,<text:line-break/>par prieres qu'il auoit fait faire aux Conuents de Re(-)<text:line-break/>ligieux &amp; religieuses, qui n'y auoient rien perdu.</text:p>
      <text:h text:style-name="Titre2" text:outline-level="2"><text:span text:style-name="pb">[n.p.]</text:span><text:line-break/>BONNE TROVSSE DV CVRE AR(-)<text:line-break/><text:span text:style-name="T3812">lotto, lequel osta quatre tenches à vn Sienois.</text:span></text:h>
      <text:h text:style-name="P3813" text:outline-level="2">novvelle iiii.</text:h>
      <text:p text:style-name="P3814"><text:span text:style-name="T3815">L</text:span>A nouuelle de Constance fit bien ri(-)<text:line-break/>re toute la compagnie, &amp; puis le Roy<text:line-break/>commanda à Lauinie de parler<text:s/>apres,<text:line-break/>laquelle commença en ceste manie(-)<text:line-break/>re.</text:p>
      <text:soft-page-break/>
      <text:p text:style-name="p">Puis qu'il est question de parler des bons tours, ie<text:line-break/>vous en veux raconter vn, que vous ne trouuerez par<text:line-break/>auanture mauuais, combien qu'il ne soit en matiere<text:line-break/>d'amour, comme le precedent.</text:p>
      <text:p text:style-name="p">Arlotto donques, s'en<text:s/>retournant de Rome, s'ar(-)<text:line-break/>resta à Siene, en la maison d'vn Prestre, sien amy, l'es(-)<text:line-break/>pace de quatre iours, c(o2)me nous voyons que l'on fait<text:line-break/>ordinairem(e2)t entre les amis que l'on visite, apres que<text:line-break/>l'on a deme &lt;ATTillisible&gt; l(o2)g t(e2)ps, sans se voir. Allans donques<text:line-break/>vn Samedy matin en la place, acheter de lachair, pour<text:line-break/>le Dimanche, ils trouuerent de bonne fortune vn Sie<text:line-break/>nois, qui debatoit au boucher, à cause du poids, d'vn<text:line-break/>morceau de veau, qu'il auoit acheté, &amp; payé, &amp; auoit<text:line-break/>mis sur vne escabelle, pres du banc quatre belles ten(-)<text:line-break/>ches, ne pensant qu'à debarre contre le boucher, par(-)<text:line-break/>quoy, le Curé voyant qu'elles estoi(e2)t mal gardees, de<text:line-break/>cestui-là qui s'amusoit à causer &amp; crier, de peu de cho<text:line-break/>se, il les mit en sa m(a2)che, sans<text:s/>qu'aucun l'aperceust, &amp;<text:line-break/>quand il eut habilement &amp; finem(e2)t faict sa main, &amp;<text:line-break/>amassé &amp; leué les quatre belles t(e2)ches, il se retira du<text:line-break/>banc, sans faire semblant de rien, comme celuy qui<text:line-break/><text:span text:style-name="pb">[261]</text:span><text:line-break/>n'y auoit point touché, prenant garde, quand le<text:line-break/>causeur de Sienois auroit faict auec le boucher, pour<text:line-break/>en auoir son plaisir, lors qu'il voudroit prendre ses<text:line-break/>tenches pour s'en aller. Parquoy ayant acheué de de(-)<text:line-break/>batre, il voulut prendre ses tenches, qu'il auoit po(-)<text:line-break/>sees, &amp; s'en retourner vitement en la maison, mais<text:line-break/>ne les trouuant point, il commença à faire de rechef<text:line-break/>&amp; mener vn grand bruit à l'encontre du pauure<text:line-break/>boucher, qui n'en pouuoit mais, &amp; n'auoit rien ap(-)<text:line-break/>perceu de la tromperie : lequel iuroit &amp; faisoit mille<text:line-break/>sermens qu'il ne les auoit point. Le Prestre aussi qui<text:line-break/>achetoit de la chair, dist, qu'il n'en sçauoit rien, &amp;<text:line-break/>qu'il ne les auoit point veu prendre : &amp; le Sienois<text:line-break/>debatoit tousiours &amp; faisoit vn grand bruit, disant<text:line-break/>qu'on luy auoit desrobé ses tenches, &amp; que s'il pou(-)<text:line-break/>uoit sçauoit qui estoit le larron, il les luy feroit bien<text:line-break/>acheter cher, &amp; plus qu'au marché, &amp; qu'il luy a(-)<text:line-break/>prendroit que c'est de desrobber le monde, en ceste<text:line-break/>maniere, tout deuant ses yeux. Le Curé oyant tout<text:line-break/>cela, courut à ce bruit, &amp; ne faisant semblant de sça(-)<text:line-break/>uoir qu'il auoit à crier, il demanda que c'estoit : &amp; on<text:line-break/>luy dist, qu'il auoit n'agueres perdu quatre tenches,<text:line-break/>qu'on luy auoit dérobees, tandis qu'il parloit au bou(-)<text:line-break/>cher. Alors se tournant deuers le Sienois, il dist, Tu<text:line-break/>as bien la mine d'vn vaut rien, &amp; faineant d'a(-)<text:line-break/>uoir laissé tes tenches à l'abandon : si tu eusses faict,<text:line-break/>comme moy, tu ne les eusses pas perdues : car i'ay<text:line-break/>mis les miennes en ma manche, &amp; ne m'en seront<text:line-break/><text:soft-page-break/>ostees, que ie ne le sente bien : &amp; luy monstra la man(-)<text:line-break/>che disant. Ie ne veux pas que l'on me trompe :<text:s/>car<text:line-break/>i'entens qu'il y en a à Sienne, qui sont bien habiles<text:line-break/>de la main, pour iouer proprement de la harpe. Le<text:line-break/><text:span text:style-name="pb">[n.p.]</text:span><text:line-break/>Si(e2)nois alors tout honteux de sa sottise, s'en alla tout<text:line-break/>bellement &amp; coy, sans dire mot, &amp; sans ses tenches :<text:line-break/>&amp; le Curé les emporta &amp; en fit bonne chere auec<text:line-break/>son amy &amp; quelques autres Prestres qu'ils eurent de<text:line-break/>compagnie. Mais le bon fut, que d'autant que le<text:line-break/>seruiteur de cest amy estoit malade, fut dict qu'il fal(-)<text:line-break/>loit que quelqu'vn d'eux fist la cuisine &amp; lauast les<text:line-break/>escuelles : &amp; afin que<text:s/>personne ne se peust plaindre,<text:line-break/>si on imposoit ceste charge particulierement à quel(-)<text:line-break/>qu'vn, ils tirerent la courte busche pour veoir à qui<text:line-break/>elle viendroit : &amp; comme ils eussent faict premie(-)<text:line-break/>rement signe entre eux, pour faire tomber le sort<text:line-break/>sur (sol) le<text:s/>Curé Arlotto, afin de tromper celuy qui<text:line-break/>auoit trompé &amp; tant habilem(e2)t desniaisé le Si(e2)nois,<text:line-break/>Arlotto s'apperceuant du faict, fit semblant de ne l'a(-)<text:line-break/>uoir cogneu, &amp; dit en soymesme : Ie trouueray bien<text:line-break/>le moyen de lauer les escuelles sans me souiller<text:s/>les<text:line-break/>mains. Quand ils eurent disné, ils dirent en riant à<text:line-break/>Arlotto, que c'estoit à luy de sonner le tabourin auec<text:line-break/>les escuelles. Parquoy il s'en alla incontinent pour<text:line-break/>faire ceste œuure, &amp; print les marmites, tranchoirs,<text:line-break/>escuelles &amp; autres vaisseaux qui estoient ords, &amp; les<text:line-break/>mit en vne corbeille, laquelle il attacha à vne corde,<text:line-break/>&amp; comm(e2)ça à la plonger au puits : &amp; ayant faict ainsi<text:line-break/>long temps, l'hoste suruint n(o2)mé Messire Anthoine,<text:line-break/>auec les autres Prestres : &amp; c(o2)me ils luy eussent dict<text:line-break/>qu'il gastoit l'eau, &amp; qu'il n'y auoit point d'autre<text:line-break/>puits, Arlotto fit responce incontinent, qu'estant en<text:line-break/>sa maison il ne lauoit iamais autrement les vtensiles<text:line-break/>de la cuisine, &amp; que s'il pensoit mieux faire, qu'il les<text:line-break/>lauast luy mesme. Les Prestres s'en prindr(e2)t à rire, &amp;<text:line-break/>ceste eau se gasta en sorte, qu'il fallut faire nettoyer<text:line-break/><text:span text:style-name="pb">[262]</text:span><text:line-break/>le puits : &amp; par ce moyen la tromperie retomba sur<text:line-break/>celuy qui l'auoit brassee.</text:p>
      <text:soft-page-break/>
      <text:h text:style-name="Titre2" text:outline-level="2">D'VNE FEMME LAQVELLE AYANT<text:line-break/><text:span text:style-name="T3816">vn mary ialoux, &amp; toutefois deuot, trouue moyen d'a(-)</text:span><text:span text:style-name="T3817"><text:line-break/></text:span><text:span text:style-name="T3818">noir souuent, &amp; iouyr de son<text:s/></text:span><text:span text:style-name="T3819">amy en habit d'un Her(-)</text:span><text:span text:style-name="T3820"><text:line-break/></text:span><text:span text:style-name="T3821">mite &amp; sainct homme, &amp; trompe finement son mary</text:span><text:span text:style-name="T3822"><text:line-break/></text:span><text:span text:style-name="T3823">qui auoit eu quelque soupçon d'elle.</text:span></text:h>
      <text:h text:style-name="P3824" text:outline-level="2">Novvelle v.</text:h>
      <text:p text:style-name="P3825"><text:span text:style-name="T3826">E</text:span>Stant la preced(e2)te nouuelle recitee par<text:line-break/>Lauinie, mise à fin, le Roy commanda<text:line-break/>à Philon de dire la sienne, lequel com(-)<text:line-break/>mença en ceste maniere.</text:p>
      <text:p text:style-name="p">Ie vous veux mes Dames, rac(o2)ter vne<text:line-break/>assez plaisante nouuelle d'vne femme fort rusee à<text:line-break/>tromper son mary, s'il vous plaist m'escouter, c(o2)me<text:line-break/>ie vous estimet(a2)t amiables (q2) vous le ferez vol(o2)tiers,<text:line-break/>pource que ie parle de la ruse d'vne femme, à tout le<text:line-break/>moins pour n'interr(o2)pre le plaisir de la compagnie.</text:p>
      <text:p text:style-name="p">Il n'y a pas long temps qu'il y auoit en vne b(o2)ne<text:line-break/>ville de France vn homme n(o2)mé Anthoine Dous(-)<text:line-break/>son, estant d'vn estat, pour l'exercice duquel estoit<text:line-break/>besoing, estre presque tout le iour hors de la maison<text:line-break/>&amp; battre le paué, comme plusieurs autres. Cestuy(-)<text:line-break/>cy auoit vne fort belle &amp; gaillarde femme, laquelle<text:line-break/>soit que son mary ne fust à son gré, ou qu'il ne la c(o2)(-)<text:line-break/>tentast de ce qui est le plus agreable à vne f(e2)me belle<text:line-break/>&amp; ieune, eut enuie de faire vn amy, pour receuoir<text:line-break/>les fruicts d'vne clandestine &amp; secrette amitié,<text:line-break/>qu'elle estimoit plus sauoureux (q2) ceux là du chaste<text:line-break/><text:span text:style-name="pb">[n.p.]</text:span><text:line-break/>Hymenee &amp; legitime amour. Elle deuint d(o2) amou(-)<text:line-break/>reuse d'vn beau &amp; g(e2)til compagnon, qui de sa part<text:line-break/>ne cherchoit que quelque bonne fortune. Cestui(-)cy<text:line-break/>se nommoit André, qui estoit beau, mais il auoit peu<text:line-break/>de moyens : auquel par vne messagere atitree, elle fit<text:line-break/>sçauoir l'ard(e2)te affection qu'elle luy portoit, le pri(a2)t<text:line-break/>de se laisser aimer, &amp; de<text:s/>la secourir au besoing : &amp; que<text:line-break/>il ne se souciast point de s'appliquer autrement à sa<text:line-break/>vacation, qui estoit de la plume, pour gaigner afin de<text:line-break/>s'entretenir, d'autant qu'elle l'entretiendroit bien de<text:line-break/>tout ce qui luy estoit necessaire, pourueu qu'il vou(-)<text:line-break/>lust<text:s/>l'aimer. André ayant receu ces nouuelles par la<text:line-break/>messagere d'amours, fit responce que ce luy seroit<text:line-break/>bien le plus grand crime du monde de reietter vn si<text:line-break/>grand bien, qu'elle luy offroit : &amp; qu'il n'estoit pas si<text:line-break/>sot de le faire, pourueu qu'elle l'estimast digne de<text:line-break/>son amitié, qui meritoit veritablement vn amy qui<text:line-break/>fust d'autre qualité &amp; estoffe qu'il n'estoit pas : tou(-)<text:line-break/>tesfois qu'il s'efforceroit par tous moyens de la con(-)<text:line-break/>tenter, &amp; faire qu'elle ne se repentiroit point de l'a(-)<text:line-break/><text:soft-page-break/>uoir choisi pour seruiteur, &amp; qu'il luy seroit le plus<text:line-break/>loyal amant qui iamais fut au monde. Ainsi dés le<text:line-break/>premier message il receut quelque arg(e2)t, pource que<text:line-break/>elle auoit des moyens beaucoup de ce faire : &amp; ex(-)<text:line-break/>pressem(e2)t auoit faict faire vne faulse clef du cabinet<text:line-break/>de son mary pour auoir argent quand elle voudroit :<text:line-break/>d'autant que son mary estoit fort pecunieux &amp; hom<text:line-break/>me riche. Et quand il sortoit à la ville, elle entroit au<text:line-break/>cabinet, &amp; prenoit des escus à sa discretion, des sacs<text:line-break/>desquels elle cognoissoit, qu'elle pouuoit prendre<text:line-break/>sans que son mary s'en apperceust : &amp; continua long<text:line-break/>temps ceste maniere de faire, cependant qu'elle<text:line-break/><text:span text:style-name="pb">[263]</text:span><text:line-break/>en(-)tretint ce ieune galant, lequel ne failloit d'aller sou(-)<text:line-break/>uent voir sa dame, toutes les fois qu'il en auoit la c(o2)(-)<text:line-break/>modité : dequoy il auoit<text:s/>aduis par la susdicte messa(-)<text:line-break/>gere. A duint vn iour que ceste femme nommee<text:line-break/>Louyse, estant entree au cabinet, print vne bonne<text:line-break/>somme d'argent d'vn certain sac, que le soir de de(-)<text:line-break/>uant le mary auoit conté, pour en aller faire ce iour<text:line-break/>mesme quelque payement : &amp; de faict elle n'estoit à<text:line-break/>peine sortie du cabinet, que ce iour mesme iceluy re(-)<text:line-break/>tournant de la ville, entra en son cabinet, &amp; print ce<text:line-break/>sac bien lié qu'il bailla à porter à son seruiteur, ius(-)<text:line-break/>ques au lieu où il deuoit faire le payement : &amp; quand<text:line-break/>il eut conté le tout, il y trouua faute de cent escus : de(-)<text:line-break/>quoy il fut bi(e2) esbahy, &amp; en eust accusé le seruiteur,<text:line-break/>n'eust esté qu'il cognoissoit bien la fidelité d'iceluy,<text:line-break/>&amp; qu'il sçauoit bien qu'il le tenoit de si pres, &amp; le ha(-)<text:line-break/>stoit tellement d'aller portant l'argent, qu'il n'eust<text:line-break/>peu deslier le sac, &amp; auoir loisir de prendre ce qu'il<text:line-break/>s'en falloit : toutesfois pour luy oster toute doute &amp;<text:line-break/>soupçon de luy, il eut tousiours l'œil sur luy : &amp; qu(a2)d<text:line-break/>il fut au logis, il le fit despouiller pour voir s'il l'au(-)<text:line-break/>roit caché sur luy, mais il ne luy trouua rien, &amp; luy<text:line-break/>ayant enchargé ne dire mot a personne de cest arg(e2)t<text:line-break/>qu'il auoit trouué de faute, il luy bailla cent escus<text:line-break/>pour aller parfournir ce qui defailloit : &amp; le chargea<text:line-break/>de tirer quittance, ce qu'il<text:s/>fit. Cependant le mary se<text:line-break/>dout(a2)t bien de ce qui estoit, voulut s'acertener ne(a2)t(-)<text:line-break/>moins d'où venoit cecy : &amp; pour ce faire conta tout<text:line-break/>l'or &amp; l'arg(e2)t qu'il auoit en ses coffres : &amp; y trouuoit<text:line-break/>tous les iours de la diminution grande. Et pour sça(-)<text:line-break/>uoir qui estoit celuy ou celle qui entroit en son ca(-)<text:line-break/>binet, &amp; luy desroboit tous les iours de l'argent, il<text:line-break/><text:span text:style-name="pb">[n.p.]</text:span><text:line-break/>mit vn de ses seruiteurs en aguet, lequel fit tant qu'il<text:line-break/>veid sans estre veu, sa maistresse sort(a2)t du comptoir,<text:line-break/>cependant que la seruante faisoit le guet sur vne<text:line-break/>gallerie respondant fur la porte, pour voir si le ma(-)<text:line-break/><text:soft-page-break/>ry viendroit de peur d'estre surprinse sur le faict. Le<text:line-break/>valet aduertit son maistre de tout cecy, &amp; selon qu'il<text:line-break/>estoit homme d'assez bon esprit, il pensa bien que ce<text:line-break/>vice de<text:s/>prendre tant d'argent estoit accompagné de<text:line-break/>quelque autre encore pire : &amp; voulut par mesme<text:line-break/>moyen sçauoir en quoy elle l'employoit, pource que<text:line-break/>elle ne le mettoit point pour s'entretenir d'habits &amp;<text:line-break/>robbes, ny pour payer les seruiteurs domestiques &amp;<text:line-break/>seruantes : car le mary fournissoit tout cela. Il caressa<text:line-break/>donc le mesme seruiteur : &amp; luy ayant donné vn ha(-)<text:line-break/>billement tout neuf, il le fit espier, si sa maistresse, en<text:line-break/>son absence estoit point visitee de quelqu'vn. Tant<text:line-break/>y a qu'il y regarda de si pres, qu'il cogneut que l'amy<text:line-break/>quand il estoit dehors, voire mesmes par la ville, ve(-)<text:line-break/>noit en la maison par la porte de derriere, &amp; m(o2)toit,<text:line-break/>sans estre apperceu de la famille, en vne gallerie, de<text:line-break/>laquelle il entroit apres en la chambre de la Dame<text:line-break/>où il se donnoit du bon<text:s/>temps auec elle. Ce qu'il rap<text:line-break/>porta de poinct en poinct à son maistre, qui en fut le<text:line-break/>plus fasché du monde : &amp; pource qu'il aimoit sa fem<text:line-break/>me, &amp; qu'il vouloit meurement considerer le moy(e2)<text:line-break/>de la chastier, c(o2)me il falloit, il ne luy dict mot pour<text:line-break/>ceste<text:s/>heure là : &amp; ne se fiant en ce que son valet luy<text:line-break/>auoit dict, mais voulant voir oculairem(e2)t ce qu'il en<text:line-break/>sçauoit par rapport, il se cacha sous vn degré qui e(-)<text:line-break/>stoit ioignant la porte de derriere par où l'am(a2)t sou(-)<text:line-break/>loit entrer : &amp; tout soudain Loyse<text:s/>croyant que son<text:line-break/>mary fut dehors, enuoya querir son paillard pour<text:line-break/><text:span text:style-name="pb">[264]</text:span><text:line-break/>son passetemps, qui ne faillit pas à venir, &amp; à ouurir<text:line-break/>l'huis duquel il auoit la clef, &amp; ce en plein iour, pour<text:line-break/>ce que personne ne passoit par ce derriere de maison<text:line-break/>qui le peust voir entrer là dedans : &amp; si d'auanture<text:line-break/>quelqu'vn le voyoit, il p(e2)soit qu'il fust de la maison,<text:line-break/>le voyant ouurir l'huis auec vne clef. Tant y a qu'il<text:line-break/>entra, &amp; monta incontin(e2)t au degré de la gallerie :<text:line-break/>&amp; le mary incontinent apres le suiuit : &amp; ayant le<text:line-break/>iour de deuant trouué la faulse clef qui auoit esté es(-)<text:line-break/>garee par la dame Loyse sa femme, il enchargea au<text:line-break/>seruiteur, qu'aussi tost qu'il seroit en la ch(a2)bre auec<text:line-break/>luy, &amp; qu'il l'auroit surprins, il laissast couler ladi(-)<text:line-break/>cte clef en la pochette du paillard, cependant qu'il<text:line-break/>l'amuseroit : &amp; que celuy seroit assez aisé à faire, d'au(-)<text:line-break/>tant qu'il se trouueroit tout esperdu : ce qu'il fit<text:line-break/>fort habilem(e2)t, aussi tost que le mary fut entré en la<text:line-break/>chambre, auec deux siens autres seruiteurs qui sça(-)<text:line-break/>uoient bien déja le mesnage que faisoit ceste bon(-)<text:line-break/>ne dame. Et aussi tost qu'il y fut, &amp; que la clef fut<text:line-break/>subtilement mise en la pochette d'André auec<text:line-break/>celle de la porte de derriere, ainsi qu'il parloit au<text:line-break/><text:soft-page-break/>Sieur Anthoine pensant trouuer quelque excuse, il<text:line-break/>enuoya le<text:s/>seruiteur, sans faire sembl(a2)t de rien, vers<text:line-break/>la iustice, pour faire decerner contre ce paillard<text:line-break/>vne prinse de corps, en cas de vol &amp; larcin : ioinct<text:line-break/>qu'il portoit à son chappeau vne medaille d'or,<text:line-break/>qui auoit esté tiree de son cabinet. Cependant il<text:line-break/>dist à<text:s/>ses seruiteurs qu'ils gardassent bien que le ga(-)<text:line-break/>lant s'enfuist : &amp; puis il tira à part sa femme qui estoit<text:line-break/>plus morte que viue : à laquelle d'vn visage mauuais<text:line-break/>&amp; courroucé il dit, viençà malheureuse putain, (q2) de(-)<text:line-break/>urois ie maintenant faire de toy ?<text:s/>te deuroy ie pas<text:line-break/><text:span text:style-name="pb">[n.p.]</text:span><text:line-break/>mettre en mille pieces pour ta desloyauté, ou pour<text:line-break/>te faire sentir plus long temps la peine que tu me(-)<text:line-break/>rites, te tenir en cachot toute ta vie, &amp; te publier par<text:line-break/>toute ceste ville pour vne telle que tu es ? tu ne t'es<text:line-break/>pas contentee<text:s/>de m'auoir emporté &amp; desrobé mon<text:line-break/>bien, pour le bailler à cest homme : mais aussi luy a(-)<text:line-break/>bandonnant mes moyens, tu t'es procuré ce desh(o2)(-)<text:line-break/>neur perpetuel de t'abandonner toymesmes à luy, &amp;<text:line-break/>prostituer ton corps que tu dois à moy seul : es tu pas<text:line-break/>digne<text:s/>d'vn feu ? es tu pas digne d'vne corde &amp; d'vn<text:line-break/>gibet ? ou comme la plus vile chose qui soit au mon(-)<text:line-break/>de, merites tu pas d'estre iettee en vne fentine &amp;<text:line-break/>cloaque. Ah, meschante, ie te feray cognoistre deu(a2)t<text:line-break/>que ie meure, l'offence que tu as commise enuers<text:line-break/>Dieu, enuers toymesmes : &amp; celuy auquel Dieu mes(-)<text:line-break/>me a asseruy ta liberté, de maniere que tu n'es en ta<text:line-break/>puissance, mais en la mienne : &amp; pourtant i'espere de<text:line-break/>te chastier, comme ton forfait le merite. Cependant,<text:line-break/>si tu veux trouuer en moy quelque grace, &amp;<text:s/>si tu ne<text:line-break/>veux que ie te rende la plus infame du monde, ie<text:line-break/>veux, pour sauuer ton honneur, que tu die que cest<text:line-break/>homme est venu pour voler &amp; desrobber ceans, &amp;<text:line-break/>qu'il a esté trouué sur le faict, ouurant mon cabinet<text:line-break/>&amp; huis auec faulses clefs : &amp; par ce moy(e2)<text:s/>tu te pour(-)<text:line-break/>ras exempter du diffame que tu ne pourrois faillir<text:line-break/>d'encourir si tu n'y procedois en ceste maniere : &amp; là<text:line-break/>où tu voudrois faire autrement que ie te comman(-)<text:line-break/>de, tiens toy asseuree que ce sera ton dam, &amp; que tu<text:line-break/>t'en repentiras. Elle luy demanda pardon, &amp; dit que<text:line-break/>elle feroit ce qu'il luy auoit en chargé de faire, &amp; que<text:line-break/>de là en auant il ne la trouueroit iamais en faute. Les<text:line-break/>Sergens vindrent qui mirent la main sur le collet du<text:line-break/><text:span text:style-name="pb">[265]</text:span><text:line-break/>ieune h(o2)me, &amp; le trouuerent sais y des fausses clefs,<text:line-break/>&amp; de la<text:s/>medaille d'or &amp; combien qui'il alleguast que<text:line-break/>la femme de sa partie luy eust faict faire tout cela, il<text:line-break/>ne fut cru, pensant qu'il le dist, pour trouuer moyen<text:line-break/>d'eschapper : il fut mené en prison, &amp; son proces luy<text:line-break/><text:soft-page-break/>fut faict, en sorte que de là à quinze iours,<text:s/>il fut me(-)<text:line-break/>né au gibet, comme vn larron. La ieunne femme<text:line-break/>ayant perdu son Amant qu'elle aymoit sur toute<text:line-break/>chose du monde, demeura la plus desolee qui fust en<text:line-break/>ceste ville là : &amp; le mary la cognoissant tousiours en(-)<text:line-break/>cline à ses voluptez, la tenoit de court t(a2)t qu'il pou(-)<text:line-break/>uoit, &amp; ne vouloit permettre qu'elle sortist &amp; tro(-)<text:line-break/>tast tout le iour par la ville auec les autres ses voisi(-)<text:line-break/>nes, comme elle auoit accoustumé de faire deuant<text:line-break/>que sa maudite lubricité fust descouuerte. Mais ne<text:line-break/>pouuant durer sans l'amour d'vn estr(a2)ger, estant vn<text:line-break/>iour à l'Eglise, elle vid vn ieune homme qui la regar<text:line-break/>doit amoureusement, &amp; tout soudain le ieune hom(-)<text:line-break/>me luy pleut tellem(e2)t, qu'elle m(o2)stra par plusieurs<text:line-break/>signes &amp; œillades que l'amour d'iceluy luy estoit<text:line-break/>fort aggreable &amp; plaisant. Ce ieune homme, enco(-)<text:line-break/>res qu'il fust beau de visage, estoit neant moins natu(-)<text:line-break/>rellem(e2)t maigre &amp; fort attenué, lequel par plusieurs<text:line-break/>iours de feste alla œillader madame Loyse, comme<text:line-break/>il auoit faict la premiere fois qu'il l'auoitveuë<text:s/>en l'E(-)<text:line-break/>glise. Et cognoissant que son amour estoit recipro(-)<text:line-break/>que, fut encouragé par Amour d'aller parler à celle<text:line-break/>que la Fortune luy offroit &amp; m(o2)stroit de si bonne<text:line-break/>volonté en son endroit. Ils parlerent donc ensem(-)<text:line-break/>ble, &amp; demeurerent incontin(e2)t d'accord : mais pour<text:line-break/>iouir de leurs nouuelles amours, la dame aduisa son<text:line-break/>nouuel amant, qu'il estoit besoing trouuer quelque<text:line-break/><text:span text:style-name="pb">[n.p.]</text:span><text:line-break/>gentille inuention pour deceuoir son mary, lequel<text:line-break/>estoit deuenu tant ialoux d'elle qu'il auoit laissé l'e(-)<text:line-break/>xercice de son estat, &amp; ne bougeoit de la maison, de<text:line-break/>peur de la perdre de veuë. Ainsi elle l'aduisa de pr(e2)(-)<text:line-break/>dre l'habit d'vn Hermite, qui luy viendroit bien à<text:line-break/>cause de son visage maigre, &amp; qu'en cest habit il<text:line-break/>pourchassast l'amitié &amp; accointance de son mary,<text:line-break/>lequel estoit si deuot &amp; affectionné à ces hommes<text:line-break/>de Dieu, portans tel habit, qu'aussi tost qu'il le<text:line-break/>verroit en cest equippage auec de grosses patenostres<text:line-break/>à son col, il seroit le bien venu en son endroit, &amp; le<text:line-break/>feroit souuent boire &amp; manger à sa propre table : &amp;<text:line-break/>que ce faisant, la fortune leur preparoit quelque<text:line-break/>bonne occasion de iouir de leurs ardentes amours.<text:line-break/>Le nouuel amant dit qu'il le feroit ainsi. Et comme<text:line-break/>il fust incogneu en ceste ville là, il s'en alla tenir en<text:line-break/>vn petit lieu pres de la ville, &amp; s'habilla en Hermite,<text:line-break/>suiuant l'aduis de sa dame, &amp; estant en cest accou(-)<text:line-break/>strement, il alloit tous les iours en la ville, &amp; passoit<text:line-break/>souuent par deuant le logis de Loyse, laquelle il<text:line-break/>voyoit souuent à la porte, &amp; s'arrestoit à elle pour<text:line-break/>luy demander l'aumosne : &amp; elle luy<text:s/>bailloit, atten(-)<text:line-break/><text:soft-page-break/>dant de luy bonne recompense de l'aumosne amou(-)<text:line-break/>reuse qu'elle esperoit, vne missiue, auec quelques es(-)<text:line-break/>cus ded(a2)s, &amp; par la missiue, l'aduiscit du moy(e2) qu'il<text:line-break/>deuoit tenir en cest affaire &amp; entreprinse, &amp; de l'heu(-)<text:line-break/>re qu'il pourroit trouuer son mary sur la porte de la<text:line-break/>maison. Or baillant la missiue, le ialoux mary qui<text:line-break/>l'espioit tousiours, estoit en hault à la fenestre qui<text:line-break/>vid sa femme luy tendre la main, &amp; dit en soy mes(-)<text:line-break/>me, pensant qu'elle y allast à l'equité. A la fin, ie croy<text:line-break/>que ma femme se reduira : ie luy ay veu faire son<text:line-break/><text:span text:style-name="pb">[266]</text:span><text:line-break/>aumosne à ce sainct homme. Ie veux certainement<text:line-break/>parler à luy, &amp; le c(o2)uier quelque iour de venir ceans<text:line-break/>disner &amp; soupper auec moy, pource que i'ayme la<text:line-break/>compagnie &amp; c(o2)uersation de telles gens qui sont<text:line-break/>voüez à Dieu : &amp; en outre, par ses rem(o2)str(a2)ces, &amp; b(o2)s<text:line-break/>enseignem(e2)s, ma femme a pr(e2)dra à delaisser ses m(o2)(-)<text:line-break/>danitez, si aucunes restent en elle, c(o2)me ie me doute<text:line-break/>qu'elle ne peult les auoir si tost toutes supprimees &amp;<text:line-break/>mises sous<text:s/>le pied. Parquoy est(a2)t en la fenestre, &amp;<text:line-break/>voy(a2)t venir de loing l'Hermite, il desc(e2)dit en bas, &amp;<text:line-break/>attendit qu'il fust au droit de sa porte : où qu(a2)d il fut,<text:line-break/>le sieur Anthoine le iugea pour vn vray homme de<text:line-break/>Dieu, p(e2)sant qu'à cause de ses ard(e2)tes cont(e2)plations<text:line-break/>diuines il estoit ainsi maigre &amp; attenué. Et comme le<text:line-break/>sainct homme se fut adressé à luy, le sieur Anthoine<text:line-break/>mit la main à la bourse &amp; luy bailla de l'argent, luy<text:line-break/>disant, M(o2) amy priez Dieu pour tous nos amis tres(-)<text:line-break/>passez, &amp; pour les<text:s/>viu(a2)s aussi. L'hermite resp(o2)dit h(u2)(-)<text:line-break/>blem(e2)t : M(o2) bon seigneur, Dieu soit auec vous, &amp; la<text:line-break/>benoiste vierge Marie : ie feray vostre c(o2)mandem(e2)t.<text:line-break/>Et c(o2)me il s'en vouloit aller auec son aumosne, il ne<text:line-break/>fut pas deceu de son att(e2)te : car le sieur Anthoine l'ap<text:line-break/>pella &amp; le fit entrer dedans sa maison en vne sa(-)<text:line-break/>le : &amp; s'estant enquis de beaucoup de choses de luy :<text:line-break/>&amp; l'ayant trouué de bons discours pleins de grande<text:line-break/>c(o2)solati(o2), &amp; esloignez du peché de luxure, dis(a2)t tout<text:line-break/>à propos, qu(a2)d il venoit à discourir des pechez mor(-)<text:line-break/>tels, (q2) des sept le pire estoit celuy de la paillardise : &amp;<text:line-break/>que la mais(o2) ne prosperera iamais, la(q2)lle s'en trouue(-)<text:line-break/>ra tachee &amp; interessee : &amp; qu'en l'Escripture saincte<text:line-break/>nous en auions de grandes &amp; exemplaires puniti(o2)s.<text:line-break/>Voyez de quelle ruse &amp; finesse ce malheureux h(o2)me<text:line-break/><text:span text:style-name="pb">[n.p.]</text:span><text:line-break/>ourdissoit sa tromperie. Le sieur Anthoine voy(a2)t<text:line-break/>cest homme tant bien &amp; sainctement parler (com(-)<text:line-break/>bien qu'il eust le miel en la bouche, &amp; le venin au<text:line-break/>cœur) luy raconta<text:s/>comme il auoit vne femme vn<text:line-break/>peu volage &amp; subiecte à ses plaisirs mondains, qui<text:line-break/>luy desplaisoient autant, comme ils pouuoient<text:line-break/><text:soft-page-break/>plaire à icelle : qu'il le supplioit humblement vser<text:line-break/>vn peu à l'endroit d'icelle de ses bonnes remon(-)<text:line-break/>strances, pour la destourner de sa mauuaise volon(-)<text:line-break/>té, &amp; suiure en toutes choses le chemin de vertu &amp;<text:line-break/>la voye de nostre bon Dieu, au seruice duquel lais(-)<text:line-break/>sant le m(o2)de, il s'estoit voulu vouër. Le simulé Her(-)<text:line-break/>mite luy promit de ce faire, &amp; de tascher par tous<text:line-break/>moy(e2)s à ranger sa femme à Dieu selon son souhait.<text:line-break/>Ainsi il le fit disner auecluy, &amp; en disnant ce bon<text:line-break/>garnement qui faisoit de l'Hermite, tenoit des pro(-)<text:line-break/>pos les plus saincts du monde, loü(a2)t la c(o2)tinence, &amp;<text:line-break/>blasmant son contraire, &amp; amenant des notables<text:line-break/>ex(e2)ples de l'vn &amp; de l'autre, si bien que vous eussiez<text:line-break/>dict que toute sa vie il n'auoit fait autre chose qu'e(-)<text:line-break/>studier &amp; fueilleter les liures de la sainte Escriture, de<text:line-break/>laquelle il auoit les passages sur le doigt, imit(a2)t en ce<text:line-break/>le Diable son maistre qui<text:s/>s'aidoit de la saincte Escri(-)<text:line-break/>ture pour tromper nostre Seigneur, quand il fut ten(-)<text:line-break/>té au desert. Celà continua par plusieurs fois : tant<text:line-break/>qu'en fin le mary p(e2)sant que sa femme fust du tout<text:line-break/>reduite à vne honneste maniere de viure, luy donna<text:line-break/>plus de liberté que deuant, &amp; la laissa aller par tout,<text:line-break/>se fiant mieux en elle qu'il n'auoit encores faict,<text:line-break/>pource que quand l'Hermite apres disner estoit par(-)<text:line-break/>ty, elle ne faisoit que louër à son mary la saincte vie<text:line-break/>de l'Hermite, &amp; par larmes feinctes, faisoit sembl(a2)t<text:line-break/><text:span text:style-name="pb">[267]</text:span><text:line-break/>d'estre dolente de sa vie passee, &amp; d'auoir le cœur<text:line-break/>contrit de ses pechez : &amp; disoit souuent pour tr(o2)per<text:line-break/>le pauure mary. Ah, mon grand amy, estois-ie pas<text:line-break/>bien malheureuse le temps passé de m'adonner aux<text:line-break/>plaisirs de ce m(o2)de ! comment est-il possible (q2) Dieu<text:line-break/>m'ait remis t(a2)t d'offenses ? Ie voy bi(e2) que sa miseri(-)<text:line-break/>corde est encore plus gr(a2)de (q2) sa iustice : car s'il m'eust<text:line-break/>voulu traiter selon m(o2) demerite, il ne me restoit au(-)<text:line-break/>cune esperance de salut : mais ce sainct h(o2)me (que ie<text:line-break/>croy m'auoir esté par luy enuoyé) a tellement beson(-)<text:line-break/>gné en moy, que ie me confie du tout en Dieu, qui a<text:line-break/>corrigé mes mauuaises affections, &amp; les a rangees en<text:line-break/>leur propre &amp; conuenable lieu. Ie ne serois certaine(-)<text:line-break/>ment iamais lasse d'ouir discourir ce sainct personna<text:line-break/>ge, qui m'a tellem(e2)t rauie de l'amour de Dieu, que si<text:line-break/>i'estois encores à marier, ie voudrois estre religieuse.<text:line-break/>Voy(a2)t cela, le mary c(o2)mença à s'asseurer de sa preu(-)<text:line-break/>d'h(o2)mie &amp; fidelité, de maniere que qu(a2)d l'Hermite<text:line-break/>qui hantoit là dedans assez familiairement, estoit en<text:line-break/>la maison, le sieur Anthoine ne faisoit point de dif(-)<text:line-break/>ficulté de sortir &amp; aller où il auoit à faire : &amp; lors le b(o2)<text:line-break/>Hermite ay(a2)t la commodité de faire leçon à sa reli(-)<text:line-break/>gieuse, s'y employoit de<text:s/>toutes ses forces, &amp; se reti(-)<text:line-break/><text:soft-page-break/>roit priuément à part auec elle en vn cabinet, où ils<text:line-break/>n'estoient plustost, qu'ils se donnoient du bon t(e2)ps<text:line-break/>ensemble, au moyen du deduict amoureux, sans au(-)<text:line-break/>cun soupç(o2). Et quand le mary retournoit, elle disoit<text:line-break/>merueilles de l'integrité &amp; saincteté de cest homme<text:line-break/>qui estoit de tant bonne instructi(o2), &amp; prioit son ma(-)<text:line-break/>ry ne la priuer iamais de la c(o2)solati(o2) qu'elle receuoit<text:line-break/>de ses profitables &amp; salutaires enseignem(e2)s, sans les(-)<text:line-break/>quels elle demeureroit c(o2)me<text:s/>morte. Le mary luy dit<text:line-break/><text:span text:style-name="pb">[n.p.]</text:span><text:line-break/>qu'il le feroit &amp; qu'il entretiendroit tousiours cest<text:line-break/>h(o2)me de bien à son profit &amp; auancement, comme il<text:line-break/>fit. Et en ceste maniere le sieur Anthoine qui s'estoit<text:line-break/>monstré auparau(a2)t tant sage &amp; aduisé, sous couleur<text:line-break/>de pieté,<text:s/>fut deceu par sa femme, laquelle ioussoit<text:line-break/>de l'Hermite en sa maison, &amp; de luy mesme dehors<text:line-break/>la maison, en son habit accoustumé.</text:p>
      <text:h text:style-name="Titre2" text:outline-level="2">NICOLAS ALLANT A VALENCE<text:line-break/><text:span text:style-name="T3827">est conduict par vne grande tempeste &amp; orage en Bar(-)</text:span><text:span text:style-name="T3828"><text:line-break/></text:span><text:span text:style-name="T3829">barie, où il est vendu : la femme de son maistre</text:span><text:span text:style-name="T3830"><text:s/>en deui(e2)t</text:span><text:span text:style-name="T3831"><text:line-break/></text:span><text:span text:style-name="T3832">amoureuse, &amp; se faict Chresti(e2)ne pour l'amour de luy :</text:span><text:span text:style-name="T3833"><text:line-break/></text:span><text:span text:style-name="T3834">&amp; s'enfuyant auec elle, il s'en vient en Sicile, où est(a2)s</text:span><text:span text:style-name="T3835"><text:line-break/></text:span><text:span text:style-name="T3836">cogneus ils sont enuoyez en arriere au Roy : mais ils sont</text:span><text:span text:style-name="T3837"><text:line-break/></text:span><text:span text:style-name="T3838">portez par vne tempeste à Liuorne, où estans prins par</text:span><text:span text:style-name="T3839"><text:line-break/></text:span><text:span text:style-name="T3840">les Corsa</text:span><text:span text:style-name="T3841">ires, ils se rachetent, &amp; estans venus à Floren(-)</text:span><text:span text:style-name="T3842"><text:line-break/></text:span><text:span text:style-name="T3843">ce, ils viuent heureusement.</text:span></text:h>
      <text:h text:style-name="P3844" text:outline-level="2">Novvelle vi.</text:h>
      <text:p text:style-name="P3845"><text:span text:style-name="T3846">A</text:span>Pres que Philon eut mis fin à sa plai(-)<text:line-break/>sante nouuelle, Florette par le c(o2)man(-)<text:line-break/>dement du Roy c(o2)mença à dire ainsi.<text:line-break/>Ie vous rac(o2)teray, mes Dames, vne<text:line-break/>nouuelle qui ne vous sera point des(-)<text:line-break/>plaisante, selon mon iugem(e2)t, aduenue en Toscane,<text:line-break/>à laquelle prouince ie suis fort affecti(o2)né, pour estre<text:line-break/>pleine de grands esprits &amp; nobles entendemens.</text:p>
      <text:p text:style-name="p">Il y auoit donc autresfois, il y a long temps, en ces<text:line-break/>quartiers là deux Gentilsh(o2)mes de gr(a2)de maison, &amp;<text:line-break/>fort aisez des biens de fortune, lesquels non c(o2)tens<text:line-break/>des vertueux faicts de leurs predecesseurs, &amp; ne<text:line-break/><text:span text:style-name="pb">[268]</text:span><text:line-break/>te(-)n(a2)s pas les œuures d'autruy, pour vrais ornemens se<text:line-break/>r(e2)doient loüables &amp; excell(e2)s par leurs propres faits,<text:line-break/>de maniere qu'ils donnoi(e2)t plus gr(a2)de clarté à la no(-)<text:line-break/>blesse qu'icelle à eux, &amp; par le moy(e2) des lettres, cour(-)<text:line-break/>toisies, &amp; autres exercices ils auoi(e2)t acquis vn tel re(-)<text:line-break/>nom par la ville de Flor(e2)ce, (q2) chac(u2) en disoit bi(e2) : &amp;<text:line-break/>entre autres choses à priser en eux, estoit vne certai(-)<text:line-break/><text:soft-page-break/>ne amour &amp; fraternité, (q2) là où estoit l'vn, tousiours<text:line-break/>estoit l'autre : ce que l'vn vouloit, l'autre l'accordoit<text:line-break/>vol(o2)tiers. Ceux cy d(o2)c men(a2)s vne vie t(a2)t louable, la<text:line-break/>fortune sembla leur en porter enuie. Car il aduint<text:line-break/>que Nicolas des Albizi, qui estoit l'vn des deux amis,<text:line-break/>eut nouuelles de la mort d'vn frere de sa mere, le(q2)le(-)<text:line-break/>stant vn tres-riche marchand à Valence, &amp; n'ayant<text:line-break/>ou enfans ou autre qui luy fust plus proche parent,<text:line-break/>l'auoit laissé son heritier vniuersel. Et pour ceste cau(-)<text:line-break/>se il fallut que Nicolas se deliberast d'aller iusques en<text:line-break/>Hespagne : à quoy faire il requist Coppo (qui estoit le<text:line-break/>nom de son amy) d'aller quant &amp; luy : &amp; il en fut<text:line-break/>tres content,<text:s/>&amp; déja ils estoient demeurez d'accord,<text:line-break/>&amp; estoient sur leur departement, quand leur disgra(-)<text:line-break/>ce ou fortune voulut, que le pere de Coppo qui se<text:line-break/>nommoit Iean Baptiste Canigiani, deuint malade<text:line-break/>d'vne telle &amp; si griefue maladie, qu'en peu de iours<text:line-break/>il alla de vie à tres pas, de sorte que si Nicolas s'en<text:line-break/>voulut aller, il fallut qu'il s'en allast tout seul. Ain(-)<text:line-break/>si le laissant mal volontiers, &amp; neantmoins estant<text:line-break/>contrainct de partir, de necessité, il print la route<text:line-break/>de Genes, où s'estant embarqué, on donna des auir(o2)s<text:line-break/>en l'eau pour nauiger, &amp; à ce voyage la fortune luy<text:line-break/>fut contraire, pource qu'il n'estoit pas encore à cin(-)<text:line-break/>qu(a2)te lieuës loing de terre, (q2) sur le Soleil couch(a2)t, la<text:line-break/><text:span text:style-name="pb">[n.p.]</text:span><text:line-break/>mer deuenue toute blanche, comm(e2)ça à s'enfler, &amp;<text:line-break/>auec mille autres signes à le menacer, &amp; tous les na(-)<text:line-break/>uigans de grande tempeste. Parquoy le patron de la<text:line-break/>nauire, s'apperceuant incontinent de celà, y vouloit<text:line-break/>promptement donner ordre : mais la pluye &amp; le v(e2)t<text:line-break/>l'assaillirent en vn instant de telle impetuosité, qu'il<text:line-break/>ne pouuoit faire ce qu'il vouloit : &amp; en outre, l'air e(-)<text:line-break/>stoit deuenu si obscur (q2) l'on ne voyoit chose du m(o2)(-)<text:line-break/>de, sinon qu'aucun esfois se voyoi(e2)t certains esclairs,<text:line-break/>qui les laissoient en vn instant en vne plus grande<text:line-break/>obscurité, &amp; leur faisoit<text:s/>trouuer la chose beaucoup<text:line-break/>plus horrible &amp; espouuentable. Mais quelle pitié e(-)<text:line-break/>stoit-ce de voir ces pauures passagers, pour vouloir<text:line-break/>aussi se defendre des menaces du ciel, faire bien sou(-)<text:line-break/>uent le c(o2)traire de ce qu'il falloit ? Et si le patron leur<text:line-break/>disoit quelque chose, le bruit de l'eau qui tomboit du<text:line-break/>ciel, &amp; des ondes qui s'entrechoquoi(e2)t &amp; frappoi(e2)t<text:line-break/>l'vne l'autre, les cordes bruyoient, les voiles siffloi(e2)t,<text:line-break/>&amp; les tonnerres &amp; foudres faisoi(e2)t vn tel tintamar(-)<text:line-break/>re, que personne n'entendoit<text:s/>chose que l'on dist : &amp;<text:line-break/>tant plus la tempeste croissoit, plus defailloit le cœur<text:line-break/>&amp; le conseil à chacun. Quel courage pensez vous<text:line-break/>qu'eussent ces pauures gens voyans leur nauire qui<text:line-break/>sembloit ores monter au ciel, &amp; puis fendant la mer,<text:line-break/><text:soft-page-break/>descendre aux abysmes ? p(e2)sez vous que les cheueux<text:line-break/>ne leur dressassent pas en la teste, de voir qu'il sem(-)<text:line-break/>bloit que le ciel du tout conuerty en eau, voulust t(o2)(-)<text:line-break/>ber en la mer ? &amp; que la mer à ceste heure là mesme<text:line-break/>s'enfl(a2)t, voulust m(o2)ter au ciel ? quel courage estimez<text:line-break/>vous qu'ils eussent de voir les autres ietter en la mer<text:line-break/>leurs besongnes plus cheres, ou luy mesme les ietter<text:line-break/>pour moins de mal ? la nauire laissee à la discreti(o2) des<text:line-break/><text:span text:style-name="pb">[269]</text:span><text:line-break/>vents, &amp; ores batue &amp; poussee de ceux là, &amp; ores<text:line-break/>agitee &amp; tourmentee des ondes &amp; vagues, toute<text:line-break/>pleine d'eau, s'en alloit cherchantvn escueil, qui mist<text:line-break/>fin aux trauaux des pauures &amp; infortunez mariniers,<text:line-break/>lesquels nesçachant desormais autre chose que faire,<text:line-break/>s'embrassans &amp; baisans l'vn l'autre, se mettoient à<text:line-break/>pleurer &amp; crier misericorde, tant qu'ils pouuoient.<text:line-break/>O qu'il y en auoit qui vouloient consoler autruy,<text:line-break/>lesquels auoient eux mesmes besoin de consolation :<text:line-break/>leurs paroles finissoient ou en souspirs, ou en larmes :<text:line-break/>&amp; c(o2)bien, n'agueres, se moquoient du Ciel, qui lors<text:line-break/>sembloient des nonnains en prieres : l'vn appelloit la<text:line-break/>Vierge Marie, l'autre S. Nicolas, l'vn inuoquoit S.<text:line-break/>Erme, l'autre veut aller au sepulchre, l'vn se veut fai(-)<text:line-break/>re moyne, vn autre prendre femme pour l'amour de<text:line-break/>Dieu : ce marchand veut rendre, cest autre ne veut<text:line-break/>plus exercer l'vsure : l'vn appelle le Pere, l'autre la<text:line-break/>mere, l'vn se souuient des amis, l'autre des enfans :<text:line-break/>chacun auoit compassion de l'autre, &amp; n'oyoit on<text:line-break/>autres choses que l'amentations &amp; regrets : ce qui<text:line-break/>estoit cause encore d'vne plus grande calamité.<text:s/>Est(a2)s<text:line-break/>donc ces pauures infortunez en tel danger, il vint vn<text:line-break/>tourbillon de vent si grand qu'il rompt le mast : &amp; la<text:line-break/>nauire se fracassa en mille pieces, &amp; le plus grand n(o2)(-)<text:line-break/>bre d'eux fut englouty de la mer &amp; seruit de pasture<text:line-break/>aux poissons, &amp; autres bestes marines. Les autres par<text:line-break/>auanture plus experimentez sur la mer, ou en moin<text:line-break/>dre disgrace de la fortune, tascher(e2)t de se sauuer, qui<text:line-break/>sur vne table, qui sur vne piece du mast, qui en vne<text:line-break/>autre maniere : &amp; de ceux là Nicolas fut l'vn, lequel<text:line-break/>ayant embrassé vne table, ne la laissa iamais iusques<text:line-break/>à ce qu'il vint frapper la coste de Barberie, proche de<text:line-break/><text:span text:style-name="pb">[n.p.]</text:span><text:line-break/>Suse. Estant arriué là, quelques pescheurs, qui estoi(e2)t<text:line-break/>venuz pescher là aupres le virent, &amp;<text:s/>eurent pitié &amp;<text:line-break/>compassion de luy. Parquoy l'ayans incontin(e2)t prins<text:line-break/>ils le menerent en vne petite Cabanne proche de là :<text:line-break/>&amp; ayans faict vn grand feu, ils l'en aprocherent, &amp; a(-)<text:line-break/>pres qu'ils l'eurent faict reuenir auec grande peine,<text:line-break/>ils le firent parler,<text:s/>&amp; ayans ouy qu'il parloit Latin,<text:line-break/>pensans, comme la verité estoit, qu'il fust Chrestien,<text:line-break/><text:soft-page-break/>sans penser, pour ceste matinee, à vn meilleur poisson<text:line-break/>ils le menerent tous d'accord à Tunes, où ils le ven(-)<text:line-break/>dirent pour esclaue, à vn grand gentil-h(o2)me du pais<text:line-break/>appelé Lage Amet, lequel l'ay(a2)t veu ieune h(o2)me &amp; de<text:line-break/>gracieux visage, pensa le retenir au seruice de sa per(-)<text:line-break/>sonne : en quoy il se porta auec telle dexterité &amp; dilig(e2)<text:line-break/>ce, qu'en peu de temps, il fut aimé de son Maistre &amp;<text:line-break/>de tous ceux de la maison :<text:s/>mais sur tout, il acquit la<text:line-break/>bonne grace de sa maistresse, laquelle estoit vne des<text:line-break/>plus gentiles, accortes &amp; belles femmes, qui eussent<text:line-break/>esté de long temps, &amp; fussent lors en ces pais, elle<text:line-break/>trouuoit Nicolas tant à son gré, qu'elle ne pouuoit<text:line-break/>durer ny iour ny nuict, sinon quand ou elle le voi(-)<text:line-break/>oit, ou l'oyoit deuiser, &amp; sceut bien t(a2)t faire auec son<text:line-break/>mary, qu'iceluy qui eust pensé toute chose autre que<text:line-break/>ceste là, luy en fit vn present, à fin qu'elle s'en seruist<text:line-break/>pour sa personne : dequoy la dame fut fort ioyeuse,<text:line-break/>&amp; supporta secrettement, plusieurs iours, les flam(-)<text:line-break/>mes amoureuses, &amp; son intention estoit, sans qu'il<text:line-break/>s'en apperceust, en iouir vn peu, n'eust esté que pour<text:line-break/>la continuelle frequentation, elles vindrent à croi(-)<text:line-break/>stre tellement, qu'il luy fut de<text:s/>besoin les descouurir,<text:line-break/>par quelque bout, &amp; plusieursfois, elle delibera mani<text:line-break/>fester ce sien feu, mais toutes les fois qu'elle estoit<text:line-break/>preste d'effectuer sa p(e2)see, la h(o2)te d'estre amoureuse<text:line-break/><text:span text:style-name="pb">[270]</text:span><text:line-break/>d'vn esclaue, &amp; croire, ne se pouuoir fier de luy, auec<text:line-break/>les grands dangers ausquels elle se voyoit entrer, de<text:line-break/>perdre l'honneur &amp; la vie, incontinent l'en retiroi(e2)t.<text:line-break/>Parquoy se tirant souu(e2)tesfois à part, elle disoit toute<text:line-break/>trauaille, en soymesme. Estant folle, esteins &amp; amor<text:line-break/>tis ce ti(e2) feu, tandis qu'il<text:s/>c(o2)mence àbrusler, car là où<text:line-break/>maintenant vn peu d'eau, sera assez, si tu le laisse s'e(-)<text:line-break/>st(e2)dre, toutes les ondes de la mer ne suffir(o2)t, pour l'a(-)<text:line-break/>mortir. Ah aueugle, consideres tu pas le deshonneur,<text:line-break/>que tu aquerrois, si iamais aucun sçauoit, que tu eus(-)<text:line-break/>ses donné t(o2) amour à vn estranger : à vn esclaue, à vn<text:line-break/>chresti(e2), auquel tu ne monstreras plustost vn signe de<text:line-break/>liberté, que tu luy donneras occasi(o2) de s'enfuir, &amp; te<text:line-break/>laisser miserable, pleurer ta folie. Or sçais tu pas bi(e2),<text:line-break/>que là où<text:s/>la fantasie n'est ferme &amp; arrestee, amour ne<text:line-break/>se peut arrester ? c(o2)ment d(o2)c dois tu esperer d'estre ai(-)<text:line-break/>mee d'vn qui ne p(e2)se iamais à autre chose qu'a retour<text:line-break/>ner en liberté ? Retirestoy d(o2)c de ceste folle entreprin<text:line-break/>selaisse là vne tant vaine<text:s/>amour, &amp; toutesfois si tu<text:line-break/>veux tacher ton h(o2)neur, que les occasions aumoins<text:line-break/>soi(e2)t telles, qu'elles ne te cause double h(o2)te &amp; desh(o2)(-)<text:line-break/>neur, mais t'en excusent deuant tous ceux là, qui en<text:line-break/>sentiroi(e2)t d'au(a2)ture le vent. Mais à qui parlay-ie<text:s/>mi(-)<text:line-break/>serable, ou à qui presentay-ie telles prieres ? comm(e2)t<text:line-break/><text:soft-page-break/>peux ie suyure ma volonté puis que ie suis en la puis<text:line-break/>s(a2)ce d'autruy ? Ces p(e2)sees, ces c(o2)seils, ces deliberati(o2)s<text:line-break/>conui(e2)nent non à toy, qui esmariee, mais à ceux qui<text:line-break/>peuu(e2)t faire d'eux à leur plaisir, &amp; n(o2) à ceux ou celles<text:line-break/>qui s(o2)t en la puiss(a2)ce d'autruy, c(o2)me moy, à laquelle<text:line-break/>desormais sera besoin tourner les aureilles ou autruy<text:line-break/>m'appellera. Employe folle, employe ces parolles, en<text:line-break/>vn plus sain &amp; meilleur c(o2)seil &amp;<text:s/>aduis, ne perds plus<text:line-break/>t(e2)ps, ne te destruy pas d'au(a2)tage, car il te<text:line-break/><text:span text:style-name="pb">[n.p.]</text:span><text:line-break/>c(o2)ui(e2)drafai(-)re demain, auec plus de perte, ce que tu ne feras au(-)<text:line-break/>iourd'huy. Cherche donc &amp; t'esforces de faire que<text:line-break/>la volonté de ton Amant soit conforme à la tienne,<text:line-break/>&amp; considere que combien qu'il soit estranger, il n'(e2)<text:line-break/>doit pas pourtant, estre moins estimé, ny de toy ny<text:line-break/>d'aucun autre : car s'il ne falloit aimer autres choses<text:line-break/>que celles qui naissent en nos quartiers, ie ne sçay<text:line-break/>pas pourquoy l'or, les perles &amp; les autres choses plus<text:line-break/>precieuses, sont estimees, hors de ces pays où elles<text:line-break/>croissent &amp; viennent. Si la fortune l'a faict esclaue,<text:line-break/>elle ne luy a pas osté pourtant ces accortes manie(-)<text:line-break/>res : ie recognois ce nonobstant la noblesse de<text:line-break/>son cœur, ie voy la splendeur<text:s/>de ses vertuz, la fortu(-)<text:line-break/>ne ne change point la naissance : estre serf, peut adue(-)<text:line-break/>nir à chacun, la faulte n'en est sienne, ains à la fortu(-)<text:line-break/>ne : &amp; pour ceste cause, ie dois mespriser la fortune &amp;<text:line-break/>non pas luy : si ie deuenois serue ou esclaue, ce ne se(-)<text:line-break/>roit pas à dire, pourtant, que quand à l'esprit, ie ne<text:line-break/>fusse tousiours de mesme : ces choses donc me retire(-)<text:line-break/>ront elles de luy vouloir bien ? Qui est ce donc qui<text:line-break/>me retirera ? ce qu'il est d'vne autre foy ? comme si i'a(-)<text:line-break/>uois beaucoup plus grande<text:s/>certitude de la mienne<text:line-break/>que de la sienne : &amp; bien que i'en eusse toutes les cer(-)<text:line-break/>titudes du monde, ie ne la renonce pas pourtant, &amp;<text:line-break/>ne fais aucune chose, contre noz Dieux. Que sçait<text:line-break/>on si l'aymant, &amp; luy moy, ie le persuaderay à croire<text:line-break/>nos loix ? &amp; ainsi<text:s/>ie feray tout en vn coup, chose qui<text:line-break/>me plaire &amp; à noz Dieux pareillement. Pourquoy<text:line-break/>donques debatay-ie contre moymesme : pourquoy<text:line-break/>suis-ie contraire à mes plaisirs ? pourquoy ne suis-ie<text:line-break/>obeissante à mes volontez : pensay-ie donc pouuoir<text:line-break/>resister aux loix d'amour ? ho, que ie penserois mal, si<text:line-break/><text:span text:style-name="pb">[271]</text:span><text:line-break/>estant vne vile femme &amp; la propre amorce de son<text:line-break/>fusil, ie pensois pouuoir euiter ce que mille hommes<text:line-break/>sages n'ont peu faire : &amp; pourtant que ma volonté<text:line-break/>surmonte toute autre raison &amp; que les debiles forces<text:line-break/>d'vne ieune femme, tendrelette ne resistent &amp; fass(e2)t<text:line-break/>teste à celles d'vn si puissant Seigneur. Apres que<text:line-break/>l'amoureuse Dame eut faict tels &amp; autres sembla(-)<text:line-break/><text:soft-page-break/>bles discours, ayant combatu contre soy-mesme d(o2)(-)<text:line-break/>nant finalement la victoire, à celle part, à laquelle de<text:line-break/>son bon gré, amour la forçoit, aussi tost qu'elle eut la<text:line-break/>commodité, elle tira Nicolas à part, &amp; luy ayant ra(-)<text:line-break/>conté ses douleurs, luy demanda son amour. Nico(-)<text:line-break/>las, au commencement pensa à soy, oyant vn tel pro<text:line-break/>pos, &amp; sur ce diuerses choses luy vindrent en la fan(-)<text:line-break/>tasie, doutant qu'elle ne luy tinst ces propos là, pour<text:line-break/>le sonder, &amp; entra quasi en pensee, de luy r(e2)dre mau(-)<text:line-break/>uaise responce. Mais se souuenant de quelques ca(-)<text:line-break/>resses, qu'elle auoit accoustumé de luy faire aucune(-)<text:line-break/>fois, &amp; l'ayant cogneue beaucoup plus discrete que<text:line-break/>ne sont les autres femmes de ces pays, mesmes se re(-)<text:line-break/>souuenant de la nouuelle du Comte d'Anuers, &amp;<text:line-break/>de la Roine, &amp; de mille autres semblables à propos,<text:line-break/>il se resolut de luy complaire, &amp; le fit. Toutesfois, soit<text:line-break/>qu'il le sist, pour luy faire trouuer bon, ou que seule(-)<text:line-break/>ment il en voulust faire vn peu de preuue, ou quoy<text:line-break/>qu'il en fust, auant que venir à la conclusion, il la tint<text:line-break/>en suspens plusieurs iours : &amp; quand ceste cy, quivou<text:line-break/>loit autre chose que parolles, le tastoir, cognoissant<text:line-break/>iceluy par mille signes qu'il en estoit le maistre, pour<text:line-break/>colorer, comme ie pense, vn sien dessein, si iamais il<text:line-break/>en auoit l'occasi(o2), il s'aduisa d'essayer de la faire faire<text:line-break/>Chrestienne, deuant qu'il la contentast, &amp; luy dist<text:line-break/><text:span text:style-name="pb">[n.p.]</text:span><text:line-break/>gentiment qu'il estoit prest de luy obeir, mais qu'il la<text:line-break/>prioit luy promettre de faire vne chose, qui luy estoit<text:line-break/>assez aisee à faire. La Dame à la(q2)lle le t(e2)ps duvoit pour<text:line-break/>le desir qu'elle auoit de iouir de son Am(a2)t, s(a2)s p(e2)ser ce<text:line-break/>qu'il vouloit qu'elle fist, tr(a2)s portee par la vol(o2)té, luy<text:line-break/>promit &amp; engagea safoy, &amp; luy fit mille serm(e2)s, qu'el<text:line-break/>le feroit tout ce d(o2)t il la requeroit. Parquoy il luy de(-)<text:line-break/>clara &amp; exposa assez plaisamm(e2)t sa vol(o2)nté. Ceste c(o2)(-)<text:line-break/>dition imposee sembla du<text:s/>c(o2)mencement facheuse à<text:line-break/>la dame, &amp; n'eust esté, c(o2)me desia elle auoit dit plu(-)<text:line-break/>sieurs fois, qu'il luy estoit besoin suiure la volonté<text:line-break/>d'autruy, ie ne doute point qu'elle ne fust affollee.<text:line-break/>Mais Amour lequel a de coustume aussi quelquefois<text:line-break/>de faire merueilles, la sçeut si bi(e2) persuader, qu'apres<text:line-break/>mille destours, apres mille estr(a2)ges p(e2)sees, elle fut c(o2)<text:line-break/>trainte de dire, Fay de moy ce que tu voudras, &amp; ainsi<text:line-break/>pour ne vous la faire longue, elle fut baptisee le iour<text:line-break/>mesme, &amp; le iour mesme, ils c(o2)tracterent l'alli(a2)ce de<text:line-break/>mariage, lequel ils c(o2)sommer(e2)t le iour mesme &amp; les<text:line-break/>misteres de ceste nouuelle foy, luy s(e2)bler(e2)t t(a2)t doux,<text:line-break/>que c(o2)me Alibech a faict autresfois, à toutes heures<text:line-break/>elle reprenoit soy-mesme, d'auoir tant tardé à l'es(-)<text:line-break/>sayer, &amp; estoit tant aise d'y estre profondement ensei<text:line-break/>gnee, qu'elle n'auoit iamais aucun bi(e2), sin(o2) qu'(a2)d elle<text:line-break/><text:soft-page-break/>aprenoit ceste nouuelle doctrine. Tandis que Nicolas<text:line-break/>enseign(a2)t, &amp; elle aprenant, sans qu'autre s'en apper(-)<text:line-break/>ceust, ils demouroient en vne si douce escole. Cappo<text:line-break/>qui estoit l'amy de Nicolas, ayat ent(e2)du s(o2)infortune,<text:line-break/>s'en estoit venu, auec gr(a2)d qu(a2)tité de derniers, en Bar<text:line-break/>barie, en int(e2)tion de le racheter, &amp; de faict, ces iours<text:line-break/>là, il arriua à Tunes : &amp; à peine estoit il desc(e2)du, qu'il<text:line-break/>r(e2)contra Nicolas, lequel d'au(a2)ture retournoit de ie ne<text:line-break/>sçay où, auec sa maistresse : &amp; apres qu'à grande peine<text:line-break/><text:span text:style-name="pb">[272]</text:span><text:line-break/>ils se furent recogneuz, embrassez &amp; baisez l'vn l'au<text:line-break/>tre, mille fois, Nicolas ay(a2)t ent(e2)du la cause de sa ve(-)<text:line-break/>nue, depuis qu'il eut remercié, c(o2)me il falloit, il luy<text:line-break/>dist qu'il n'aduertist personne de ce qu'il estoit venu<text:line-break/>faire, iusques à ce qu'il eust parlé à luy, &amp; qu'il luy en<text:line-break/>diroit plus à loisir l'occasion. Et luy ayant dict où ils<text:line-break/>se trouueroient<text:s/>le lendemain, sans dire autre chose, il<text:line-break/>print c(o2)gé de luy. La f(e2)me voulut sçauoir inc(o2)tinent<text:line-break/>qui estoit cestuy là, &amp; quels propos ils auoient tenuz<text:line-break/>c(o2)me celle qui estoit tousiours attainte de ialousie, &amp;<text:line-break/>craignoit que mesmes les oiseaux de l'air, luy ostass(e2)t<text:line-break/>ce sien am(a2)t, mais luy qui n'estoit pas muet, trouua<text:line-break/>inc(o2)tinent ses defaictes propres, &amp; la contenta. Ni(-)<text:line-break/>colas c(o2)me chacun peut penser auoit grand desir de<text:line-break/>s'en retourner en sa maison, mais ten(a2)t pour certain<text:line-break/>que si l'amoureuse dame s'apperceuoit d'aucune<text:line-break/>chose, ou elle le ruineroit, ou à tout le moins, luy em<text:line-break/>pescheroit tout son dessein, il estoit entre deux, de t(e2)(-)<text:line-break/>ter aucun moy(e2) &amp; c'estoit l'occasi(o2) pourquoy il n'a(-)<text:line-break/>uoit voulu que Cappo, parlast à aucun de luy : &amp; p(e2)(-)<text:line-break/>se que la grande amour que la longue frequentation<text:line-break/>&amp; familiarité luy auoit enclos en la poitrine, luy eust<text:line-break/>mis tant de dangers au deuant &amp; tant de doutes, qu'il<text:line-break/>se fust rangé à demourer là où sa fortune l'auoit con(-)<text:line-break/>duit, n'estoit qu'il ne se sentoit tant hors de soy, qu'il<text:line-break/>ne s'apperceust, que ceste si(e2)ne femme se laissoit tr(a2)s<text:line-break/>porter tant inc(o2)siderem(e2)t à ses volontez, qu'il estoit<text:line-break/>impossible, qu'à la fin, Lage Amet ne le cogneust. Et<text:line-break/>pour ces causes, il auoit p(e2)sé plusieurs fois, de sonder<text:line-break/>si elle voudroit aller en son pais : &amp; il la voioit tant<text:line-break/>aueuglee de son faict, qu'il tenoit pour certain, qu'il<text:line-break/>n'auroit pas beaucoup de peine à la persuader. Mais<text:line-break/>pource qu'il n'y auoit encor veu aucu moyen, il s'en<text:line-break/><text:span text:style-name="pb">[n.p.]</text:span><text:line-break/>estoit teu iusques à ceste heure là, qu'il pensoit que<text:line-break/>la venue de son amy estoit tant à propos, qu'il vien(-)<text:line-break/>droit aisement à bout de son dessein. A ceste cause il<text:line-break/>pensa qu'il feroit bien de luy en parler, deuant qu'il<text:line-break/>parlast de se racheter : &amp; l'ayant trouué, &amp; bien exa(-)<text:line-break/>miné l'affaire, ils conclurent en fin, qu'il falloit exe(-)<text:line-break/><text:soft-page-break/>cuter l'entreprinse, toutes &amp; quantes fois, que la fem<text:line-break/>me voudroit. Parquoy Nicolas ayant choisy vn t(e2)ps<text:line-break/>&amp; lieu assez commode, l'assaillit par ces parolles. Ma<text:line-break/>tresdouce maistresse, penser aux remedes, apres que<text:line-break/>l'on est tombéau mal, que l'on pouuoit du commen(-)<text:line-break/>cement, euiter, n'est autre chose, que sans sçauoir ri(e2)<text:line-break/>vouloir monstrer estre sage apres le faict. Il me sem(-)<text:line-break/>bleroit necessaire, si nous ne voulions estre du nom(-)<text:line-break/>bre<text:s/>de ceux là, que nous obuiassions aux dangers, aus<text:line-break/>quels ce nostre amour nous guide, deuant que nous<text:line-break/>y rompre le col. Il s'est desormais tellement enhardy<text:line-break/>que i'ay grand peur, voire mesme suis-ie certain, que<text:line-break/>si nous n'y remedions, il sera cause de nostre ruine : &amp;<text:line-break/>pour ceste cause i'ay pensé plusieurs fois, en moymes<text:line-break/>me, quels moyens nous deuons tenir, pour fuir vn si<text:line-break/>grand danger, &amp; de plusieurs qui me sont tombez<text:line-break/>en la fantasie, i'(e2) ay tousiours veu deux moins diffi(-)<text:line-break/>ciles que les autres : le premier<text:s/>est de s'efforcer peu<text:line-break/>à peu de mettre fin à nostre amour : laquelle chose, si<text:line-break/>voz flammes sont egalles aux miennes, vous sera au(-)<text:line-break/>tant facheuse, que tout autre facheux party &amp; aduis<text:line-break/>vous semblera moins facheux &amp; difficile que cestuy<text:line-break/>cy : &amp; pour ceste cause, i'ay tousiours, iugé l'autre<text:line-break/>meilleur, lequel du commencement vous semblera<text:line-break/>difficile à executer, mais ie ne doute pas que quand<text:line-break/>vous y aurez apres bien pensé, vous ne le trouuiez<text:line-break/><text:span text:style-name="pb">[273]</text:span><text:line-break/>t(a2)t aisé, (q2) vous vous disposerez à le pr(e2)dre &amp; suiure,<text:line-break/>pource que vous en verrez resulter &amp; prouenir le<text:line-break/>proffit &amp; l'honneur d'vn vostre amant, d'vn vostre<text:line-break/>mary, &amp; vne perpetuelle occasion de pouuoir iouir<text:line-break/>de nos amours, sans soupçon &amp; sans aucun danger.<text:line-break/>Et cest aduis &amp; party est de vous en venir quant &amp;<text:line-break/>moy, en<text:s/>nostre belle Italie, il n'est besoin que ie vous<text:line-break/>die en cest endroit, quel pays c'est, au regard de cestuy<text:line-break/>cy, pource que ie vous en ay parlé beaucoup de fois,<text:line-break/>par le passé, comme aussi ont faict plusieurs autres,<text:line-break/>au milieu d'icelle, souz le plus temperé<text:s/>ciel, est assise<text:line-break/>Florence ma tres douce patrie, laquelle (&amp; n'en des(-)<text:line-break/>plaise à toutes les autres) est sans contredit, la plus<text:line-break/>belle ville, qui soit en tout le monde, où sans parler<text:line-break/>des temples, des palais, des maisons priuees, des droi(-)<text:line-break/>tes rues, des belles &amp; spacieuses places, &amp; autres si(e2)(-)<text:line-break/>nes parties de dedans, les campagnes qui sont à l'en<text:line-break/>tour, les iardins, les vilages desquels elle est ab(o2)dan(-)<text:line-break/>te par dessus toute autre, ne vous sembleront autre<text:line-break/>chose que paradis, oùsi Dieu nous faisoit la grace, de<text:line-break/>nous conduire &amp; mener à sauueté, il sçait c(o2)me vous<text:line-break/>vous y verriez contente, &amp; comme vous vous repr(e2)(-)<text:line-break/>driez tous les iours vous mesmes, de n'auoir esté la<text:line-break/><text:soft-page-break/>premiere à m'en requerir. Mais laissons là l'vtile, &amp;<text:line-break/>vostre plaisir, lequel apres l'vtile, est mon plaisir : ie<text:line-break/>sçay bien que vous ne l'estimez rien, quand toute au(-)<text:line-break/>tre chose vous élongneroit de ceste proposition, &amp;<text:line-break/>party, y deuriez vous pas estre induite, p(e2)sant de quel<text:line-break/>pauure &amp; deshonneste estat vous tirerez vn vostre a(-)<text:line-break/>mant, vn vostre mary, lequel vous ayme si ardemm(e2)t<text:line-break/>que pour ne vous ab(a2)d(o2)ner, il vit esclaue au pais d'au<text:line-break/>truy, pouuant viure en liberté au sien, ie dy pouuant,<text:line-break/><text:span text:style-name="pb">[n.p.]</text:span><text:line-break/>pource que desormais ie n'aurois faute de moyen de<text:line-break/>me racheter, si l'amour que ie<text:s/>vous porte me laissoit<text:line-break/>disposer de moy à ma volonté : &amp; ce Chrestien auec<text:line-break/>lequel ie parlay l'autre iour, est desia quasi d'accord<text:line-break/>auec vostre mary. Mais a Dieu ne plaise, que ie m'en<text:line-break/>aille iamais sans ma femme, sans ma maistresse, sans<text:line-break/>mon ame, laquelle me<text:s/>porte t(a2)t d'amitié, &amp; adiouste<text:line-break/>ie m'(e2) asseure, telle foy, àmes parolles, qu'il m'est ad(-)<text:line-break/>uis que ie la voy déja arrester sa p(e2)see où il me plaist.<text:line-break/>Mais, las ! qui vous retarde : qui vous retient, madame,<text:line-break/>pourquoy n'ois-ie si tost (q2) ie voudrois, ces amiables<text:line-break/>parolles ? trouuez vous estr(a2)ge de laisser vostre pais ?<text:line-break/>Sçauez vous pas que tout pais est la patrie d'vne cou(-)<text:line-break/>rageuse s(e2)me c(o2)me vous ? &amp; si ie suis vostre bi(e2), c(o2)me<text:line-break/>vous m'auez déja dict mille fois, vostre pays sera il<text:line-break/>pas où ie seray ? où sera vostre mary ? où seront vozpa(-)<text:line-break/>rens ? si vous en laissez icy, vous en trouuerez autant<text:line-break/>de là (q2) vous en pourrez laisser, voire mesme pourvn,<text:line-break/>vous en aurez cent, entre lesquels la conuersation de<text:line-break/>nos dames, &amp; principallem(e2)t d'vne mienne sœur,<text:line-break/>vous plaira bi(e2) tant, que vous p(e2)serez auoir laissé les<text:line-break/>bestes sauuages, pour venir habiter entre les h(o2)mes.<text:line-break/>Et ceste mi(e2)ne sœur, outre la naturelle priuauté d'i(-)<text:line-break/>celle, sçach(a2)t quels ont esté voz deportemens enuers<text:line-break/>moy,<text:s/>vous fera t(a2)t de caresses, &amp; vous verra de si bon<text:line-break/>œil, que vous me benirez mille fois le iour, de vous<text:line-break/>auoir menee en vn pays tantrecreatif. Il n'est pas be(-)<text:line-break/>soin vous dire, c(o2)me sont les autres h(o2)mes : car il y a<text:line-break/>déja long t(e2)ps que vous enauez donné resolution : car<text:line-break/>est(a2)t en leur endroit, plus rude, ignare &amp; rusti(q2), que<text:line-break/>vous ne me reputez icy habile &amp; d'esprit, si i'ay esté<text:line-break/>tant agreable, &amp; le suis encores que vous m'auez<text:line-break/><text:span text:style-name="pb">[274]</text:span><text:line-break/>gra(-)cieusem(e2)t faict don de vous mesmes, les autres vous<text:line-break/>deuront d'aut(a2)t mieux plaire, qu'ils sont plus dignes<text:line-break/>que moy. Et bien que toutes les autres raisons vous<text:line-break/>persuad(e2)t à partir, la crainte de ce qui se dira de vous<text:line-break/>par ces contrees, apres vostre depart, vous retient el(-)<text:line-break/>le ? ah madame, que cela ne<text:s/>vous empesche aussi de<text:line-break/>vous pourchasser &amp; à moy aussi vn si gr(a2)d bi(e2) : non<text:line-break/><text:soft-page-break/>que l'honneur ne soit à preferer à toute autre chose,<text:line-break/>ou que ie die estre veritable l'opinion de ceux là qui<text:line-break/>ti(e2)nent, qu'il ne se fault pas beaucoup soucier, si les<text:line-break/>autres<text:s/>dis(e2)t mal de nous, pourueu que nous ne l'oy(o2)s,<text:line-break/>mais pource que ny vous ny aucun se doit soucier du<text:line-break/>blasme, que l'on reçoit à tort, c(o2)me il vous a duiendra<text:line-break/>si auc(u2) vous veut blasmer de cela, qui est ce qui vous<text:line-break/>peut reprendre, sinon à tort, d'auoir laissé la fausse loy<text:line-break/>&amp; prins la bonne ? qui vous taxera, d'estre fuie loin de<text:line-break/>ceux là, qui s(o2)t mortels ennemis de nous autres Chre<text:line-break/>stiens, que devous ranger &amp; retirer au pais de vostre<text:line-break/>mary, de l'auoit tiré de seruitude ? personne de sain<text:line-break/>iugement ? mais au c(o2)traire se trouueront infiniz, qui<text:line-break/>vous en louer(o2)t, &amp; vous en exalter(o2)t ius ques au ciel.<text:line-break/>A quoy pensez vous ma tresdouce ame ? la difficulté (q2)<text:line-break/>vous cognoissez en vn tel cas, vous garde il ? s'il n'y a(-)<text:line-break/>uoit que cela, ie vous en voudrois repr(e2)dre asprem(e2)t<text:line-break/>car encore que ie n'y cognoisse aucun danger, toutes(-)<text:line-break/>fois, s'il y en a aucunem(e2)t, i'en doute : au lieu que de<text:line-break/>nous tenir icy, &amp; vser des moy(e2)s, ausquels nos amou<text:line-break/>reuses passi(o2)s nous c(o2)traign(e2)t, il y a d(a2)ger manifeste.<text:line-break/>Or qu'est celuy qui ne se mette, à vn d(a2)ger incertain<text:line-break/>pour en euitervn qu'il cognoisse tres-certain ? Qu(a2)t à<text:line-break/>cela i'(e2) pr(e2)s la charge sur moy, &amp; vous iure ma foy : si<text:line-break/>Dieu ne me priue, devostre grace, qui me fait viure en<text:line-break/><text:span text:style-name="pb">[n.p.]</text:span><text:line-break/>seruitude, que par le moyen de cest amy, auquel vous<text:line-break/>me vistes parler, il y a plusieurs iours, i'ay trouué le<text:line-break/>moyen de nous en aller seurement, sur vne sienne<text:line-break/>nauire. Considerez donc ma tres douce maistresse, la<text:line-break/>fidelité &amp; fiance que i'ay en vous, de vous auoitma(-)<text:line-break/>nifesté chose de si grande importance : p(e2)sez vn peu<text:line-break/>aux biens qui prouiendront d'vne telle deliberati(o2),<text:line-break/>voyez que pour laisser vostre pays, voz parens, vous<text:line-break/>ne deuez differer de partir, voyez que la crainte de<text:line-break/>l'honneur, des dangers &amp; des difficultez, ne vous<text:line-break/>doiuent retenir Parquoy disposez vous à me tirer de<text:line-break/>seruitude, disposez vous à me conduire en ma belle<text:line-break/>ville, ains la vostre, à voz parens &amp; à vostre sœur, qui<text:line-break/>attend déja, il y a si longtemps, &amp; les yeux pleins de<text:line-break/>larmes, &amp; auec les bras en croix, vous prie, que vous<text:line-break/>me les rendiez auec vous. Et accompagnant ces der(-)<text:line-break/>nieres parolles, de certaines affections d'amour, qui<text:line-break/>eussent peu mouuoir les pierres, &amp; auec les larmes<text:line-break/>qu'il pensa estre conuenables à vn homme, &amp; vn tel<text:line-break/>effect, il se<text:s/>teut. Ces parolles meurent tellement le<text:line-break/>cœur de l'amoureuse ieune femme, que c(o2)bien qu'vn<text:line-break/>tel party luy semblast facheux &amp; estr(a2)ge, &amp; que mil(-)<text:line-break/>le difficultez, mille d(a2)gers, &amp; tromperies, qu'aucuns<text:line-break/>hommes ont faict aux simples amoureuses, luy tom<text:line-break/><text:soft-page-break/>bassent en la fantasie forcee de la grande amour, qui<text:line-break/>luy faisoit trouuer toute grande montaigne pleine,<text:line-break/>comme femme de grand cœur qu'elle estoit, sans v(-)<text:line-break/>ser de beaucoup de parolles, luy dist, qu'elle estoit pre<text:line-break/>ste de faire sa volonté, &amp; pour n'allonger l'histoire,<text:line-break/>apres auoir donné ordre à leurs affaires Coppo &amp;<text:line-break/>luy, &amp; qu'ils se furent prouueuz de ce qui leur estoit<text:line-break/>necessaire, la femme ayant premierement faict vn b(o2)<text:line-break/><text:span text:style-name="pb">[275]</text:span><text:line-break/>amas d'or &amp; dargent, &amp; d'autres choses precieuses,<text:line-break/>faignant s'en aller vn matin, de b(o2)ne heure se prome<text:line-break/>ner auec Nicolas, elle s'en alla au nauire de Coppo, &amp;<text:line-break/>ne furent plustost arriuez, qu'elle &amp; tous ceux, qui<text:line-break/>deuoi(e2)t estre passagers, monstrans vouloir voir la na(-)<text:line-break/>uire, laissant les autres au riuage, monterent, &amp; est(a2)s<text:line-break/>embarquez, mirent soudain les voiles au v(e2)t, &amp; fin(-)<text:line-break/>glerent en pleine mer, ceux qui estoient venuz en<text:line-break/>leur compagnie, s'estans en fin aduisez du trait &amp;<text:line-break/>ayans veu le vaisseau à demie lieu loin, auant qu'ils<text:line-break/>s'en apperceussent, tous estonnez &amp; mal contens, s'(e2)<text:line-break/>retournerent en la maison &amp; firent sçauoir à Lagi A(-)<text:line-break/>met, comme les affaires estoient passees. Vous deuez<text:line-break/>penser qu'il y eut vn grand bruit &amp; trouble, &amp; que<text:line-break/>l'on fit tout ce qu'il fut possible, pour les attaindre :<text:line-break/>mais ils eur(e2)t le v(e2)t tant fauorable, qu'ils fur(e2)t quasi<text:line-break/>arriuez en Sicile, deu(a2)t que Lage Amet eust auec les<text:line-break/>siens, trouué le moy(e2) d'aller apres &amp; les suiure. Est(a2)s<text:line-break/>arriuez en Sicile, ils desc(e2)dirent au port de Messine,<text:line-break/>pource que la dame, qui n'auoit accoustumé tel tra(-)<text:line-break/>uail &amp; malaise, auoit besoin de se refreschir vn peu,<text:line-break/>&amp; pourtant ils s'aduiser(e2)t de la mener en la ville, &amp;<text:line-break/>logeans en la meilleure hostellerie qui y fust, ent(e2)dre<text:line-break/>à la bien traiter, comme ils firent. D'auanture quel(-)<text:line-break/>ques vns de la<text:s/>court estoi(e2)t venuz à Messine. Et pour<text:line-break/>tant vn Ambassadeur du Roy de Tunes qui estoit<text:line-break/>venu pour manier quelques affaires de tresgr(a2)de im<text:line-break/>port(a2)ce, auec le Roy de Sicile, estoit logé de malheur<text:line-break/>en l'hostellerie, ou ceux cy estoient, lequel ayant veu,<text:line-break/>ie ne sçay quelles fois, ceste ieune femme, pensa bien<text:line-break/>la cognoistre, &amp; tandis qu'il doutoit d'elle, luy suruin(-)<text:line-break/>dr(e2)t lettres de son maistre, qui l'aduisoient de ce qui<text:line-break/><text:span text:style-name="pb">[n.p.]</text:span><text:line-break/>estoit aduenu, &amp; luy enchargeoi(e2)t que si d'auanture<text:line-break/>elle arriuoit à Messine, il fit tout son effort, auec l'aide<text:line-break/>du Roy, &amp; de ceux qu'il aparti(e2)droit, à ce qu'elle fust<text:line-break/>r'(e2)uoyee à son mary. Parquoy ay(a2)t leu les lettres, co(-)<text:line-break/>gneur certainem(e2)t que c'estoit elle mesme, de laquel(-)<text:line-break/>le il estoit auparau(a2)t en doute, &amp; sans dire ou recher(-)<text:line-break/>cher autre chose, s'en alla au Roy, &amp; luy exposa la vo(-)<text:line-break/>l(o2)té de son Maistre. Le Roy, ay(a2)t faict venir aisem(e2)t<text:line-break/><text:soft-page-break/>la f(e2)me &amp; les deux ieunes hommes, il ent(e2)dit qu'elle<text:line-break/>estoit celle que l'on dem(a2)doit, &amp; c(o2)me celuy qui desi<text:line-break/>roit faire plaisir au Roy de Tunes, il c(o2)manda inc(o2)ti(-)<text:line-break/>n(e2)t, s(a2)s autres raisons, qu'(o2) les r'(e2)uoyast &amp; remenast.<text:line-break/>En quel estat p(e2)sezvous que la pauure ieune dame se<text:line-break/>trouua, à lors, auec l'infortuné Nicolas &amp; Coppo sem<text:line-break/>blablem(e2)t, quand ils ouirent vne t(a2)t triste nouuelle ?<text:line-break/>quels cris, quels gemissem(e2)s, quelles prieres fir(e2)t ils à<text:line-break/>vostre aduis ? ie n'aurois le cœur de vous en rac(o2)ter la<text:line-break/>miliesme partie. On les remena par force au port, &amp;<text:line-break/>les fit on r'(e2)trer en la mesme nauire (à laquelle le Roy<text:line-break/>mit vn patron) &amp; c(o2)me prisonniers du Roy de Thu(-)<text:line-break/>nes, ils furent remenez en Barbarie : &amp; ils estoi(e2)t déja<text:line-break/>arriuez auec vne bonace &amp; meilleur t(e2)ps, qu'ils ne<text:line-break/>desiroi(e2)t pas pres le cap de Carthage, qu(a2)d la fortune<text:line-break/>desormais saoule de t(a2)t de tourmens &amp; peines que le<text:line-break/>pauure Nicolas auoit enduré, delibera d(o2)ner le tour<text:line-break/>à sa roue, &amp; fit sourdre vn v(e2)t &amp; vne t(e2)peste si terri(-)<text:line-break/>ble qu'elle repoussa la nauire en arriere t(a2)t impetueu<text:line-break/>sement, qu'en<text:s/>peu de t(e2)ps, &amp; moins que l'on sçauroit<text:line-break/>penser, elle fut tr(a2)sportee en ceste nostre mer Thirre(-)<text:line-break/>ne pres de Liuorne, s(a2)s mast, &amp; ant(e2)nes, &amp; est(a2)t toute<text:line-break/>rompue &amp; en pauure equipage, elle tomba entre les<text:line-break/>mains de certains Corsaires Pis(a2)s, desquels la f(e2)me &amp;<text:line-break/><text:span text:style-name="pb">[276]</text:span><text:line-break/>les deux ieunes hommes se r'acheter(e2)t, d'vne bonne<text:line-break/>somme d'arg(e2)t, &amp; s'en allerent à Pise, &amp; là, pour l'a(-)<text:line-break/>mour de la ieune femme laquelle estoit fort abbatue<text:line-break/>de l'(e2)nuy &amp; malaise, ils demourerent quelques iours<text:line-break/>&amp; qu(a2)d ils la vir(e2)t quasi reuenue, ils prendr(e2)t le che<text:line-break/>min de Florence : où qu(a2)d ils fur(e2)t arriuez, ie ne sçau(-)<text:line-break/>rois imaginer, t(a2)t s'en fault, que ie le puisse dire, les<text:line-break/>grands accueils festes &amp; caresses, qui leur fur(e2)t faites.<text:line-break/>Apres quela ieune f(e2)me eut demouré plusieurs iours<text:line-break/>en si gr(a2)de liesse, telle qu'elle estoit deuenue faine &amp;<text:line-break/>gaillarde, comme elle auoit accoustumé, Nicolas,<text:line-break/>auec vne grande ioye &amp; feste de toute la ville, l'ayant<text:line-break/>de rechef faict baptiser, en Sainct Iean voulut qu'elle<text:line-break/>fust appellee Beatrix, &amp; ayant deliberé de l'espouser<text:line-break/>solennellement, &amp; selon la coustume Chrestienne,<text:line-break/>à fin que la feste fust plus grande &amp; auec plus grande<text:line-break/>allegresse, &amp; que l'amitié entre Coppo &amp; luy, fust<text:line-break/>nouee de plus estroits li(e2)s, il luy bailla sa sœur pour<text:line-break/>f(e2)me, laquelle, outre ce qu'elle estoit belle, à merueil(-)<text:line-break/>le, ne degeneroit aucunement desvertus de son frere.<text:line-break/>Et ainsi les nopces ayans esté faictes honorables &amp;<text:line-break/>grandes, madame Beatrix, estant fort contente &amp; du<text:line-break/>pays &amp; de la conuersation des hommes &amp; femmes<text:line-break/>cogneut bi(e2) que Nicolas ne luy auoit point m(e2)ty &amp;<text:line-break/>assit vne si grande amitié, en ceste sienne parente, &amp;<text:line-break/><text:soft-page-break/>la par(e2)te en icelle, que l'on n'eut sçeu discerner quel(-)<text:line-break/>le estoit la plus gr(a2)de amitié, ou entre les deux f(e2)mes<text:line-break/>ou entre les deux ieunes h(o2)mes : &amp; tous les quatre, s(a2)s<text:line-break/>que ia mais entre eux fust ouye vne mauuaise parolle<text:line-break/>vesquirent en paix &amp; vnion, &amp; tantioveusem(e2)t, que<text:line-break/>l'on ne parloit d'autre chose, par toute la ville de Flo(-)<text:line-break/>rence, tous les iours,<text:s/>ils deuenoient plus ioyeux, ils<text:line-break/><text:span text:style-name="pb">[n.p.]</text:span><text:line-break/>estoient tous les iours, plus contens, ils estoient tous<text:line-break/>les iours plus desireux de complaire l'vn à l'autre : &amp;<text:line-break/>la trop grande familiarité ou longue priuauté n'en(-)<text:line-break/>gendra onques haine ou mespris, au cœur d'aucun<text:line-break/>d'eux, ains croissans, de iour en iour, les officieux de(-)<text:line-break/>uoirs de l'vn enuers l'autre, ils vesquirent long t(e2)ps<text:line-break/>en tresgrande felicité &amp; repos.</text:p>
      <text:h text:style-name="Titre2" text:outline-level="2">AMBROISE VA POVR COVCHER<text:line-break/><text:span text:style-name="T3847">auec Rosine, &amp; est prins, &amp; vn autre couche auec elle</text:span><text:span text:style-name="T3848"><text:line-break/></text:span><text:span text:style-name="T3849">ceste mesme nuict.</text:span></text:h>
      <text:h text:style-name="P3850" text:outline-level="2">novvelle<text:s/>vii.</text:h>
      <text:p text:style-name="P3851"><text:span text:style-name="T3852">L</text:span>A nouuelle de Florette mise à fin, la(-)<text:line-break/>quelle fut fort agreable à toute lacom(-)<text:line-break/>pagnie, le Roy commanda à Sisimbre<text:line-break/>de parler &amp; il se mit à dire ainsi :</text:p>
      <text:p text:style-name="p">Ie vous raconteray, au contraire, vne<text:line-break/>petite nouuelle, laquelle, encore qu'elle soit lasciue,<text:line-break/>vous sera toutesfois assez agreable.</text:p>
      <text:p text:style-name="p">Il y auoit à Milan vn assez beau ieune homme,<text:line-break/>qui estoit bon compagnon, &amp; estoit bonnetier. Il<text:line-break/>estoit deuenu amoureux d'vne ieune femme, laquel(-)<text:line-break/>le estoit de fort belle apparence, auec deux yeux en<text:line-break/>la teste, qui appelloient de loin les hommes à les<text:line-break/>baiser. Cest amour alla si auant, que souuent ils se<text:line-break/>trouuoient ensemble &amp; se donnoient le meilleur<text:line-break/>t(e2)ps du monde. Le ieune h(o2)me qui s'appelloit Am(-)<text:line-break/>broise, enuoyoit, souuu(e2)t à Rosine (qui estoit le n(o2)de<text:line-break/>la f(e2)me) quel(q2) chose de b(o2), &amp; quand il pouuoit, il se<text:line-break/><text:span text:style-name="pb">[277]</text:span><text:line-break/>trouuoit auec elle à faire b(o2)ne chere, &amp; boire du b(o2).<text:line-break/>Le mary de Rosine estoit aussi bonnetier, &amp; tenoit<text:line-break/>vn peu de la beste plustost qu'autrement : &amp; demeu(-)<text:line-break/>roit aux faubourgs de la porte Conense, au dessous<text:line-break/>de S. Simplician, &amp; en ceste mesme boutique il fai(-)<text:line-break/>soit des bonnets, où Ambroise trauailloit aussi. Le<text:line-break/>mary voyant qu'Ambroise alloit familierement en<text:line-break/>sa maison, &amp; souuent y portoit quelque petite chose<text:line-break/>à manger, en estoit merueilleusement ioyeux, &amp; ne<text:line-break/>se soucioit aucunement de luy, &amp; ne s'en doutoit, de<text:line-break/>maniere (q2) les deux amans faisoient à toute heure ce<text:line-break/><text:soft-page-break/>qu'ils vouloient ce qui plus leur venoit à gré. Or vn<text:line-break/>soir qu'Ambroise voulant aller voir sa Rosine pour<text:line-break/>coucher ceste nuict<text:s/>auec elle, pource que le ma(-)<text:line-break/>ry estoit allé à Binasque, à quelques siens affaires, en<text:line-break/>cheminant il se sentit mouuoir le corps : parquoy e(-)<text:line-break/>st(a2)t pres des sepulchres de marbre qui sont au cime(-)<text:line-break/>tiere de S. Simplician, il se baissa pour se descharger<text:line-break/>le ventre, à l'vn de ces anciens sepulchres, qui auoit<text:line-break/>le couuercle à demy rompu : &amp; là fit ses besongnes,<text:line-break/>&amp; d'auanture, vn quart d'heure auparau(a2)t estoit en(-)<text:line-break/>tré en ce sepulchre vn bon compagnon, lequel ay(a2)t<text:line-break/>rencontré le seigneur Hector Vicomte,<text:s/>qui estoit<text:line-break/>ce soir là demeuré dehors au faulxbourg, auec plus<text:line-break/>de cent de ses gens, pensa auoir trouué les gens du<text:line-break/>Cheualier du Guet. I celuy sentant cestuy-là qui des(-)<text:line-break/>chargoit son ventre, dit pour luy faire peur, d'vne<text:line-break/>voix horrible &amp; espouuentable,<text:s/><text:span text:style-name="T3853">Oib</text:span><text:span text:style-name="T3854">ò quanta puzza è</text:span><text:line-break/><text:span text:style-name="T3855">chilò ?</text:span><text:s/>les parolles, le perseuerer, &amp; l'endiabler, ou<text:line-break/>diablerie, en ceste sepulture, fut tout à la fois &amp; en(-)<text:line-break/>semble. Ambroise oyant ceste voix tant à l'improu(-)<text:line-break/>ueu, se leua, &amp; ayant releué ses chausses, pensant que<text:line-break/><text:span text:style-name="pb">[n.p.]</text:span><text:line-break/>les morts eussent parlé, il commença à gaigner au<text:line-break/>pied tant qu'il peust : &amp; celuy-là qui s'estoit mis<text:line-break/>dedans ce sepulchre, sortit dehors, &amp; hurlant &amp;<text:line-break/>beuglant il alloit apres luy : mais le bon Ambroise<text:line-break/>n'alla gueres auant, qu'il rencontra la compagnie du<text:line-break/>seigneur Hector, laquelle au milieu du fauxbourg<text:line-break/>attendoit leur maistre, qui estoit allé coucher pour<text:line-break/>deux heures auec vne belle ieune femme. Ambroise<text:line-break/>pensant estre parmy les gens du guet, disoit en<text:line-break/>tremblant, Messieurs, ie n'ay point d'armes, &amp;<text:line-break/>&amp; m'en vay fuyant, pource que le diable est sorty<text:line-break/>hors d'vne sepulture, lequel me veult engloutir.<text:line-break/>Ceux-là cognoissans la peur de cestuy-cy, com(-)<text:line-break/>mencerent à brauer &amp; à le menacer, disans qu'ils<text:line-break/>le vouloient mener en prison, s'il ne leur disoit ce<text:line-break/>qu'il alloit faire à telle heure. Le pauure homme<text:line-break/>leur dist le tout, &amp; nomma la ieune femme qu'il<text:line-break/>alloit trouuer. Il y en auoit vn en la compagnie<text:line-break/>qui cognoissoit bien Rosine, lequel voulut sçauoir<text:line-break/>le signe qu'il faisoit quand il vouloit entrer la nuict<text:line-break/>en la maison d'icelle : le pauure sot craignant pis, ne<text:line-break/>luy cela aucune chose. A ceste heure là celuy qui<text:line-break/>cognoissoit Rosine, ayant appellé à part vn sien<text:line-break/>compagnon, le pria que pour deux heures il tint<text:line-break/>Ambroise auec bonne garde, pource qu'il vouloit<text:line-break/>aller esprouuer sa fortune. Le compagnon luy<text:line-break/>promit de l'amuser, &amp; l'ayant lié auec vne corde<text:line-break/>d'harquebuse, il le tint tousiours pres de luy. L'au(-)<text:line-break/><text:soft-page-break/>tre ayant entendu le moyen que l'am(a2)t tenoit pour<text:line-break/>entrer en la maison de Rosine, diligenta son affaire,<text:line-break/>&amp; s'en alla droict en la maison d'icelle, &amp; donnant<text:line-break/>les signes qu'il auoit apprins, on luy ouurit l'huis, &amp;<text:line-break/><text:span text:style-name="pb">[278]</text:span><text:line-break/>entra dedans. Elle estoit couchee, &amp; n'auoit pas en(-)<text:line-break/>cores amorty la chandelle, attendant son amant :<text:line-break/>mais quand elle vid au lieu de son Ambroise cest au(-)<text:line-break/>tre, elle demeura<text:s/>toute estonnee : ce neantmoins ce(-)<text:line-break/>luy qui estoit entré sçeut si bien dire, &amp; fit tant qu'il<text:line-break/>se mit d'accord au lict auec elle, &amp; battit soigneuse(-)<text:line-break/>ment &amp; auec grande diligence la laine, afin que le<text:line-break/>mary à son retour, peust faire des bonnets. Apres<text:line-break/>que le ieune homme eut bien cinq fois cardé la lai(-)<text:line-break/>ne, il s'en alla : &amp; estant venu à ses compagnons, il fit<text:line-break/>relascher Ambroise, lequel s'en alla trouuer sa Rosi(-)<text:line-break/>ne, laquelle oyant le signe, luy ouurit, &amp; luy cria<text:line-break/>fort de ce qu'il l'auoit tant faict attendre : mais en<text:line-break/>s'excusant il luy raconta comme il auoit esté prins<text:line-break/>du guet, &amp; qu'au parauant il auoit esté en grand d(a2)(-)<text:line-break/>ger à cause d'vn mort qui l'auoit assailly : &amp; s'estant<text:line-break/>mis auec Rosine dedans le lict, il abreuua de rechef<text:line-break/>plusieurs fois la laine, qui estoit fort bien lauee, &amp;<text:line-break/>la carda longuement.</text:p>
      <text:h text:style-name="Titre2" text:outline-level="2">VN GENTILHOMME DE BOVR(-)<text:line-break/><text:span text:style-name="T3856">gongne espouse vne Damoiselle, &amp; le soir de ses nop(-)</text:span><text:span text:style-name="T3857"><text:line-break/></text:span><text:span text:style-name="T3858">ces l'ayant trouuee auec l'imperfection d'estre boiteu(-)</text:span><text:span text:style-name="T3859"><text:line-break/></text:span><text:span text:style-name="T3860">se (ce qu'il sçauoit) borgne, auec un œil contrefaict,</text:span><text:span text:style-name="T3861"><text:line-break/></text:span><text:span text:style-name="T3862">bossue</text:span><text:span text:style-name="T3863">, &amp; auec cauteres sur son corps, il trouua le</text:span><text:span text:style-name="T3864"><text:line-break/></text:span><text:span text:style-name="T3865">moyen, sans la toucher la nuict, de se desfaire d'elle,</text:span><text:span text:style-name="T3866"><text:line-break/></text:span><text:span text:style-name="T3867">se disant inhabile à l'œuure de mariage, &amp; s'excusa</text:span><text:span text:style-name="T3868"><text:line-break/></text:span><text:span text:style-name="T3869">proprement enuers les parens de son espousee.</text:span></text:h>
      <text:h text:style-name="P3870" text:outline-level="2">Novvelle viii.</text:h>
      <text:p text:style-name="p"><text:span text:style-name="pb">[n.p.]</text:span></text:p>
      <text:p text:style-name="P3871"><text:span text:style-name="T3872">C</text:span>Hacun se mit à rire de la plaisante<text:line-break/>nouuelle susdite : &amp; le Roy en chargea<text:line-break/>à Folquet de dire la sienne : laquelle il<text:line-break/>commença ainsi.</text:p>
      <text:p text:style-name="p">Vn Gentilhomme de Bourgon(-)<text:line-break/>gne estant arriué en la fameuse ville de Paris pour<text:line-break/>quelques affaires qu'il auoit en la Cour, estoit assez<text:line-break/>familier en la maison d'vn certain Conseiller de la<text:line-break/>Cour de Parlement, fort honorable, &amp; lequel n'est<text:line-break/>besoing nommer en cest endroit. Et comme ce Gen(-)<text:line-break/>tilhomme y allast assez souuent, aduint que par la<text:line-break/>grande priuauté que le Conseiller &amp; la femme d'ice(-)<text:line-break/>luy auoient auec<text:s/>le Gentilhomme, ils luy offrirent<text:line-break/><text:soft-page-break/>vne leur fille, auec grande somme d'argent pour son<text:line-break/>dot. Or ceste fille n'estoit ny belle ny saine, mais na(-)<text:line-break/>ture sembloit l'auoir faicte entierement defectueu(-)<text:line-break/>se, toutesfois toutes ses imperfections n'apparois(-)<text:line-break/>soient pas au Gentilhomme, encore qu'il la vist boi(-)<text:line-break/>teuse. Mais si nature manquoit de ses graces à l'en(-)<text:line-break/>droit d'icelle, qu(a2)t à la beauté, elle estoit assez prou(-)<text:line-break/>ueuë de biens &amp; richesses, qui firent incontinent ou(-)<text:line-break/>urir les yeux au Gentilhomme,<text:s/>de maniere que luy<text:line-break/>ayant esté offerte, il les remercia humblement de<text:line-break/>l'honneur qu'ils leur faisoient, &amp; volontiers l'acce(-)<text:line-break/>pta. Apres cest accord, il fut question de faire bonne<text:line-break/>chere au Gentilhomme, toutesfois &amp; qu(a2)tes qu'il<text:line-break/>alloit en la maison de la<text:s/>promise &amp; accordee, &amp; de<text:line-break/>luy monstrer le meilleur visage, dont on se pourroit<text:line-break/>aduiser. Et tout soudain le Gentilhomme en escriuit<text:line-break/>au pays à quelques siens parens &amp; amis, qui ne fir(e2)t<text:line-break/>faute de s'acheminer, pour venir aux nopces. Cepen(-)<text:line-break/>dant de là à quelques iours les fiançailles se firent<text:line-break/><text:span text:style-name="pb">[279]</text:span><text:line-break/>en la maison du pere, auec grande resiouissance &amp;<text:line-break/>feste. Les amis du Gentilh(o2)me estans venuz, il fut<text:line-break/>question de prendre iour pour espouser, tel qu'il<text:line-break/>pleut aux parties : &amp; fut arresté que de là à quinze<text:line-break/>iours ils espouseroient : cependant on faisoit force<text:line-break/>banquets tant au Gentilhomme, qu'aux parens d'i(-)<text:line-break/>celuy qui estoient venuz aux nopces. Le iour venu,<text:line-break/>&amp; l'argent du mariage en grande partie touché parle<text:line-break/>Gentilhomme, qui auoit faict de grands preparatifs,<text:line-break/>ils allerent luy &amp; la damoiselle espouser à la parrois(-)<text:line-break/>se, &amp; de là estans espousez, ils s'en allerent en la salle,<text:line-break/>où se deuoit faire la feste, qui fut autant magnifique<text:line-break/>que lon eust sçeu voir, &amp; selon la qualité des per(-)<text:line-break/>sonnes, la mieux ordonnee du monde. On disna a(-)<text:line-break/>uec gr(a2)de réiouissance, on dança, iusques au souper,<text:line-break/>à souper l'on eut les hautbois, cornets, violes &amp; au(-)<text:line-break/>tres sortes d'instrum(e2)s, qui r(e2)plissoient la sale &amp; les<text:line-break/>aureilles de la c(o2)pagnié d'vn son fort harmonieux.<text:line-break/>Apres soupper, l'on dança encore long temps, mais<text:line-break/>l'espoux, ayant mené dancer son espouse, selon la<text:line-break/>coustume se descoba incontinent &amp; emmena son<text:line-break/>espouse en vne chambre qu'il auoit faict aprester au<text:line-break/>logis de son pere, à fin de dancer auec elle d'vne au(-)<text:line-break/>tre façon. Et quand ils furent en la chambre, auec vn<text:line-break/>seruiteur seulement &amp; vne seruante de l'espouse, il<text:line-break/>dist à la ch(a2)briere, qu'elle deshabillast sa maistresse,<text:line-break/>pour la mettre dedans le lict. Et incontinent la Da(-)<text:line-break/>moiselle, qui auoit la lange bien pendue. &amp;<text:s/>mieux<text:line-break/>faicte que tout le reste du corps, &amp; l'esprit assez bon,<text:line-break/>apres auoit long temps faict difficulté de se desha(-)<text:line-break/><text:soft-page-break/>biller deuant son mary, de peur que de la premiere<text:line-break/>nuict il remarquast tous ses defaults, &amp; voyant que<text:line-break/><text:span text:style-name="pb">[n.p.]</text:span><text:line-break/>son dit mary &amp; espoux la sollicitoit trop de se<text:line-break/>deshabiller pour se mettre au lict, elle com(-)<text:line-break/>mença à luy dire, que pour luy obeyr, comme elle<text:line-break/>estoit deliberee faire toute sa vie, elle se deshabille(-)<text:line-break/>roit : mais qu'elle le supplioit humblement ne se<text:line-break/>scandaliser si en elle il remarquoit quelques imper(-)<text:line-break/>fections &amp; defaults de nature, lesquels elle luy eust<text:line-break/>bien parau(a2)ture cachez pour ceste nuict là, ou pour<text:line-break/>deux : mais que puis qu'il auoit pleu à Dieu les lier<text:line-break/>ensemble d'vn sainct &amp; estroict lien, la raison ne<text:line-break/>vouloit qu'elle luy celast aucune chose, veu qu'el(-)<text:line-break/>le estoit bien asseuree, que consistant la principa(-)<text:line-break/>le beauté en l'esprit, elle l'estimoit tant sage &amp;<text:line-break/>vertueux Gentilhomme, qu'il feroit plus de cas de<text:line-break/>ceste beauté, que de la beauté exterieure qu'elle sça(-)<text:line-break/>uoit bien luy defaillir. Alors ayant prins son affust<text:line-break/>&amp; accoustrement de teste, qui estoit assez de bonne<text:line-break/>grace, pour la donner à chose tant difforme, elle se<text:line-break/>tira de la teste vn œil tant proprement contrefaict,<text:line-break/>que l'espoux n'auoit iamais p(e2)sé iusques à ceste heu(-)<text:line-break/>re là, qu'elle portast vn œil faux. Ce que l'espoux<text:line-break/>voyant, fut le plus esbahy du monde : apres s'estant<text:line-break/>despouillee de sa robbe, il cogneut qu'elle estoit fort<text:line-break/>bossuë : ce qui l'estonna encores plus, &amp; amortit le<text:line-break/>desir qu'il auoit de consommer amoureusement ce<text:line-break/>mariage auec elle. Ce n'est pas le tout, apres quel(-)<text:line-break/>ques preambules qu'elle fit pour monstrer que dés<text:line-break/>son enfance elle auoit esté fort maladifue &amp; subje(-)<text:line-break/>te à certaines mauuaises humeurs qui l'auoi(e2)t cuidé<text:line-break/>suffoquer &amp; estaindre son humeur radicalle &amp; vi(-)<text:line-break/>talle, elle auoüa que sa mere auoit esté contraincte<text:line-break/><text:span text:style-name="pb">[280]</text:span><text:line-break/>luy faire faire par vn expert Chirurgien, deux ou<text:line-break/>trois cauteres sur son corps, lesquels iusques à ceste<text:line-break/>heure là elle auoit entretenus pour la preseruati(o2) de<text:line-break/>sa santé &amp;<text:s/>entretenement de la vie. Et que les Me(-)<text:line-break/>decins tenoient que ce pendant qu'elle seroit fille,<text:line-break/>elle se porteroit mal sans ces cauteres, &amp; qu'estant<text:line-break/>mariee, ils auoyent opinion qu'elle n'en auroit plus<text:line-break/>à faire. Alors le Gentilhomme plus esbahy que de(-)<text:line-break/>uant, commença à dire en soymesme, que si elle n'a(-)<text:line-break/>uoit autre mary que luy, elle pourroit bien porter &amp;<text:line-break/>entretenir ses cauteres toute sa vie, &amp; que passee cel(-)<text:line-break/>le nuict, il ne coucheroit iamais auec elle. Estant d(o2)c<text:line-break/>l'espouse en cest equippage, boiteuse, borgne, ou des(-)<text:line-break/>nuee entierement d'vn œil, bossue, &amp; appuyee de<text:line-break/>cauteres, pour ses purgations, elle fut mise au lict par<text:line-break/><text:soft-page-break/>sa seruante : &amp; puis le Gentilhomme ayant enuoyé<text:line-break/>son seruiteur &amp; la chambriere hors la ch(a2)bre, se cou(-)<text:line-break/>cha au mesme lict, qui estoit assez grand, mais en<text:line-break/>sorte que iamais il ne la toucha, pource qu'il l'auoit<text:line-break/>tellement en horreur, que le soir mesme s'il eust<text:line-break/>peu honnestement sortir de là, il l'eust faict. Il ne<text:line-break/>dormit point la nuict, mais pensa tousiours aux<text:line-break/>moyens de se despestrer de ceste femme, &amp; n'en<text:line-break/>trouua point de meiller que cestui-cy, de dire qu'il<text:line-break/>n'estoit point naturel, &amp; qu'il auoit faulte de ce qui<text:line-break/>est le plus propre aux espousees. Et de faict le matin<text:line-break/>estant habillé, la mere vint donner le bon iour aux<text:line-break/>espousez &amp; nouueaux mariez, pensant se resiouïr<text:line-break/>auec eux, &amp; sçauoir comme ils s'estoient portez la<text:line-break/>nuict ensemble : elle trouua sa fille aussi habillee, la(-)<text:line-break/>quelle ne faisoit gueres belle mine : d'autre costé le<text:line-break/>mary rechignoit. La mere lors va comm(e2)cer à dire,<text:line-break/><text:span text:style-name="pb">[n</text:span><text:span text:style-name="pb">.p.]</text:span><text:line-break/>Qu'auez vous mes enfans, vous estes faschez tous<text:line-break/>deux, quel accident vous est aduenu ? vous a l'on<text:line-break/>noué l'eguillette ? Le Gentilhomme qui ne pensoit<text:line-break/>qu'aux moyens de se defaire de ceste contrefaicte<text:line-break/>femme, respondit incontin(e2)t, Madame, ce n'est pas<text:line-break/>cela qui nous rend tristes &amp; pensifs : il y a bien autre<text:line-break/>chose que ie ne vous veux celer : c'est que ie suis inha<text:line-break/>bile à l'affaire principale du mariage, &amp; que ie ne suis<text:line-break/>naturel, ny pourueu de toutes les parties naturelles<text:line-break/>requises aux nouuelles mariees : &amp; pourtant vous en<text:line-break/>ay-ie bien voulu aduertir à fin de ne vous abuser, &amp;<text:line-break/>ensemble ma damoiselle vostre fille, l'amour de la(-)<text:line-break/>quelle m'a faict venir à ce poinct de mariage : mais<text:line-break/>ie voy bien que ie l'abuserois si ie pensois demeurer<text:line-break/>plus long temps auec<text:s/>elle. Et pour ceste cause ie vo(us)<text:line-break/>veux rendre tout à present l'arg(e2)t que vous m'auez<text:line-break/>baillé pour son douaire : &amp; le luy compta en presen(-)<text:line-break/>ce d'autres là presens. La mere fut bien esbahie de<text:line-break/>ces choses là, &amp; pensa que le mary se vouloit despe(-)<text:line-break/>trer<text:s/>de sa fille apres en auoir faict à son plaisir, &amp;<text:line-break/>qu'il estoit vn abuseur de filles &amp; damoiselles, fai(-)<text:line-break/>sant son compte qu'il n'en iroit pas ainsi : &amp; dit, puis<text:line-break/>qu'ainsi estoit, il falloit qu'elle en parlast à son ma(-)<text:line-break/>ry, &amp; qu'il eust patience iusques<text:s/>à ce qu'elle l'en eust<text:line-break/>aduerty, pource qu'elle retourneroit incontin(e2)t. Elle<text:line-break/>estant partie, elle fit mettre garde à la porte du logis,<text:line-break/>de peur que le Gentilhomme sortist ce pendant que<text:line-break/>elle parleroit à son mary de ce faict : &amp; puis elle s'en<text:line-break/>alla trouuer monsieur le Conseiller qui estoit lors en<text:line-break/>son estude, lequel aussi tost qu'il la vid entrer, luy de(-)<text:line-break/>manda comme s'estoient portez les mariez. Comme<text:line-break/>chiens &amp; chats, resp(o2)dit elle : l'vn faict la mine d'vn<text:line-break/><text:soft-page-break/><text:span text:style-name="pb">[281]</text:span><text:line-break/>costé &amp; l'autre de l'autre : &amp; elle luy raconta lors<text:line-break/>tout ce que le Gentilh(o2)me luy auoit dict. Comment<text:line-break/>dit-il, est-ce ainsi qu'il faut abuser les Damoiselles ?<text:line-break/>il fault appeller nostre fille pour sçauoir comme il en<text:line-break/>va. Et lors la femme du Conseiller la fit appeller, &amp;<text:line-break/>estant deuant eux, le pere luy demanda comme la<text:line-break/>nuict s'estoit passee, &amp; si son mary s'estoit pas appro(-)<text:line-break/>ché d'elle. Là dessus faisant la honteuse, elle ne res(-)<text:line-break/>pondit rien : &amp; la mere l'encourageant dit qu'il<text:line-break/>ne falloit pas estre muette ny honteuse en cest en(-)<text:line-break/>droit, &amp;<text:s/>que son espoux la vouloit laisser. Alors elle<text:line-break/>dist, puis que vous me contraignez de parler contre<text:line-break/>ce qui est propre &amp; se(a2)t aux ieunes filles, ie vous di(-)<text:line-break/>ray que ie me suis leuee ny plus ny moins que ie me<text:line-break/>suis couchee : &amp; que l'espoux ou mary que vous m'a(-)<text:line-break/>uez d(o2)né, n'a iamais approché ceste nuict de moy.<text:line-break/>Ayant dict cela, elle se retira de l'estude du pere, &amp;<text:line-break/>s'en alla toute honteuse en la sale, se mettre à sa be(-)<text:line-break/>songne accoustumee : &amp; le pere s'en alla en la ch(a2)bre<text:line-break/>de l'espoux auec la mere, est(a2)s d'accord, puis que l'es(-)<text:line-break/>poux se disoit inhabile à l'acte Venerien, de retirer<text:line-break/>leur argent. Ainsi d(o2)c qu(a2)d ils y furent, l'espoux ne<text:line-break/>laissa pas de faire b(o2) visage au C(o2)seiller, &amp; le saluer<text:line-break/>h(u2)blem(e2)t, &amp; le C(o2)seiller l'accost(a2)t luy dit qu'il auoit<text:line-break/>ouy parler de son faict, &amp; qu'est(a2)t tel c(o2)me il disoit,<text:line-break/>il s'esbahissoit c(o2)me il estoit venu iusques à ce po(i2)ct.<text:line-break/>Le G(e2)tilh(o2)me fit resp(o2)ce qu'il l'excusast, &amp; (q2) l'affe(-)<text:line-break/>cti(o2) qu'il portoit à luy, à sa femme &amp; à sa fille son es(-)<text:line-break/>pouse le luy auoit fait faire, p(e2)sant (q2) parauanture, en<text:line-break/>l'ardente affecti(o2) de consommer le mariage, nature<text:line-break/>s'habiliteroit en luy, &amp; luy aideroit, c(o2)me elle ayda<text:line-break/>au fils du Roy de Lydie, par vne gr(a2)de ardeur, quand<text:line-break/><text:span text:style-name="pb">[n.p.]</text:span><text:line-break/>il vid la main de l'aduersaire leuee pour tuer son pe(-)<text:line-break/>re : car est(a2)t muet, sa l(a2)gue se deslia &amp; parla pour em(-)<text:line-break/>pescher le meurtrier : ainsi me cognoissant naturelle(-)<text:line-break/>m(e2)t inhabile à l'œuure charnel, i'ay voulu voir si par<text:line-break/>vne extreme<text:s/>affecti(o2)(q2) ie porte &amp; porteray toute ma<text:line-break/>vie à madamoiselle vostre fille, nature m'aideroit au<text:line-break/>besoing pour c(o2)tenter celle (q2) i'aime aut(a2)t que moy(-)<text:line-break/>mesme : mais puis que ie voy qu'il ne m'est possible<text:line-break/>de ch(a2)ger en ce la nature, &amp; (q2) ie<text:s/>ne puis sans off(e2)cer<text:line-break/>Dieu, &amp; l'h(o2)neste mi(e2)ne partie, &amp; vo(us) aussi, demeu(-)<text:line-break/>rer l'(o2)g t(e2)ps en ce poinct auec madamoiselle vostre<text:line-break/>fille, ie ne vous ay voulu abuser : &amp; la vo(us) rend(a2)t fil(-)<text:line-break/>le c(o2)me vous me l'auez baillee, il vous plaira me d(o2)(-)<text:line-break/>ner congé. Nous l'acceptons, dit le pere : mais à la<text:line-break/>charge (q2) vous en irez deu(a2)t l'Official d'Eglise auec<text:line-break/>ma fille vostre espouse, &amp; que vous direz les causes<text:line-break/><text:soft-page-break/>de vostre separati(o2) &amp; diuorce, afin d'en leuer acte,<text:line-break/>pource qu'est(a2)t<text:s/>mariee &amp; espousee, si nous n'en al(-)<text:line-break/>lions en Cour d'Eglise, pour rompre l'obligati(o2) que<text:line-break/>vous auez l'vn à l'autre, &amp; le lien inuiolable qui vo(us)<text:line-break/>ti(e2)t serrez, nous ferions tort à ma fille, &amp; ne la pour(-)<text:line-break/>rions marier vne autre fois. Le Gentilh(o2)me dit qu'il<text:line-break/>en estoit bien content, &amp; que bien que ce luy fust<text:line-break/>deshonneur, toutesfois pour leur faire plaisir, &amp; de(-)<text:line-break/>liurer sa bien aimee espouse de peine, pour laquelle<text:line-break/>il vouloit employer mille vies s'il les auoit, il se pre(-)<text:line-break/>senteroit en Cour d'Eglise, pour confesser le debte, &amp;<text:line-break/>auoir son defaut, pourueu (q2) ce fust en lieu où se trou(-)<text:line-break/>uassent peu de iuges &amp; tesmoings. Le Conseiller fit<text:line-break/>responce qu'ils ne laisseroi(e2)t pas d'estre amis, &amp; que<text:line-break/>toutes les fois qu'il luy plairoit luy faire cest h(o2)neur<text:line-break/>de venir en sa maison, il seroit le tresbien venu. Ainsi<text:line-break/><text:span text:style-name="pb">[282]</text:span><text:line-break/>ils s'en aller(e2)t de ce pas deuant l'Official, qui les des(-)<text:line-break/>lia, &amp; les laissa pour ces raisons en leur premiere li(-)<text:line-break/>berté : &amp; puis le Conseiller &amp; le Gentilhomme s'en<text:line-break/>aller(e2)t de<text:s/>c(o2)pagnie, &amp; le Gentilhomme fut par luy<text:line-break/>prié de venir disner auec luy : ce qu'il fit, &amp; apres dis(-)<text:line-break/>ner il print c(o2)gé de luy : &amp; pource que toutes ces cho<text:line-break/>ses s'estoi(e2)t faictes secretement, le pere de la fille le<text:line-break/>pria de retourner le soir en la maison pour euiter le<text:line-break/>scandale, &amp; que le lendemain il s'en pourroit aller<text:line-break/>où bon luy sembleroit. Le Gentilhomme y alla, &amp; y<text:line-break/>coucha, mais ce ne fut au lict de la fille : &amp; le lende(-)<text:line-break/>mais il s'en alla en la bonne grace du pere &amp; de la<text:line-break/>mere. Personne ne sçauoit rien de cest affaire, hors(-)<text:line-break/>mis le Conseiller &amp; sa femme, &amp; ceux du costé du<text:line-break/>Gentilhomme qui auoient veu compter &amp; rendre<text:line-break/>l'argent qu'il auoit touché : &amp; pourtant encore que<text:line-break/>l'on ne vist plus l'espoux, chacun pensoit qu'il estoit<text:line-break/>allé dehors à quelques siennes affaires bien loing, &amp;<text:line-break/>estoit la Damoiselle respectee en toutes c(o2)pagnies,<text:line-break/>&amp; tenuë au reng des mariees. Mais depuis, qu(a2)d on<text:line-break/>sçeut que l'espoux s'estoit marié en son pays à vne<text:line-break/>belle, ieune &amp; gaillarde Damoiselle, le Conseiller &amp;<text:line-break/>sa femme<text:s/>furent bien esbahis : &amp; cogneurent lors<text:line-break/>qu'il auoit ioüé de ceste trousse pour le defaut &amp; im(-)<text:line-break/>perfection de leur fille, laquelle ils s'efforcerent de<text:line-break/>loger quelque autre part.</text:p>
      <text:soft-page-break/>
      <text:h text:style-name="Titre2" text:outline-level="2">VN MEDECIN RICHE ET IGNO(-)<text:line-break/><text:span text:style-name="T3873">rant, apprend d'vn pauure &amp; sçauant comme il faut</text:span><text:span text:style-name="T3874"><text:line-break/></text:span><text:span text:style-name="T3875">faire &amp; pratiquer la medecine. Le riche se sert du pre(-)</text:span><text:span text:style-name="T3876"><text:line-break/></text:span><text:span text:style-name="T3877">cepte de cestuy-là, &amp; est chassé par le malade.</text:span></text:h>
      <text:h text:style-name="Titre2" text:outline-level="2"><text:span text:style-name="pb">[n.p.]</text:span><text:line-break/><text:span text:style-name="T3878">Novvelle ix.</text:span></text:h>
      <text:p text:style-name="P3879"><text:span text:style-name="T3880">L</text:span>A nouuelle de Folquet ne fut pas trouuee<text:line-break/>de mauuaise grace, &amp; chacun dit que le<text:line-break/>G(e2)tilhomme auoit trouué vn bon moy(e2)<text:line-break/>de se<text:s/>desfaire d'vne telle femme. Les Da(-)<text:line-break/>moiselles dirent, qu'il y auoit de la mauuaise foy,<text:line-break/>&amp; que puis qu'il estoit marié il ne deuoit pas vser<text:line-break/>de mensonge. Lors, dist l'vn des ieunes hommes :<text:line-break/>Le Conseiller ne deuoit croire ce que luy en disoit<text:line-break/>le Gentilhomme : mais deuoit faire veoir si le Gen(-)<text:line-break/>tilhomme estoit inhabile à coucher auec les fem(-)<text:line-break/>mes, comme il disoit. A ceste heure là chacun se<text:line-break/>mit à rire tout son saoul : &amp; puis le Roy commanda<text:line-break/>à Lisa de dire la sienne, laquelle la raconta de fort<text:line-break/>bonne grace, en ceste maniere.</text:p>
      <text:p text:style-name="p">Auiourd'huy les richesses sont plus honorees<text:line-break/>que la vertu, lesquelles reluisent seulement en<text:line-break/>quelque maniere, comme vous entendrez par ceste<text:line-break/>nouuelle.</text:p>
      <text:p text:style-name="p">Il y auoit autrefois à Padouë vn Medecin fort<text:line-break/>honoré &amp;<text:s/>abondant en richesses : mais il ne valoit<text:line-break/>gueres en la medecine. Cestui-cy auoit pour compa(-)<text:line-break/>gnon en la cure &amp; visite d'vn G(e2)tilhomme des pre(-)<text:line-break/>miers de la ville, vn autre medecin qui estoit excel(-)<text:line-break/>l(e2)t en doctrine &amp; pratique, mais il estoit pauure. Or<text:line-break/>est(a2)s venus vn iour tous deux voir le malade, le gr(a2)d<text:line-break/>Medecin richement vestu, luy ay(a2)t touché le pouls,<text:line-break/>dit qu'il auoit vne fieure fort violente &amp; fascheuse.<text:line-break/>Le pauure medecin regardant tout bellem(e2)t sous le<text:line-break/>lict, vid d'au(a2)ture quelques escorces &amp; peleures de<text:line-break/>p(o2)mes &amp; fruicts : &amp; pensa à iuste cause (q2) le malade<text:line-break/><text:span text:style-name="pb">[283]</text:span><text:line-break/>eust mangé le soir preced(e2)t des fruicts. Et apres qu'il<text:line-break/>luy eust touché le pouls, il luy dit : Monsieur &amp; amy,<text:line-break/>ie voy bien que vous mangeastes hier au soir des<text:line-break/>fruicts : &amp; pour ceste cause vous auez vne grosse fie(-)<text:line-break/>ure, &amp; le malade ne pouuant nier ce qui estoit vray,<text:line-break/>luy dit, que veritablement il en auoit mangé. Les re(-)<text:line-break/>medes propres furent ordonnez à ceste heure là, &amp;<text:line-break/>les medecins s'en aller(e2)t. Et ainsi s'en all(a2)s ensemble<text:line-break/>ce fameux &amp; honorable medecin, enflé d'enuie, pria<text:line-break/>le pauure medecin son c(o2)pagnon, luy vouloir mani(-)<text:line-break/>fester les signes par lesquels il auoit cogneu (q2) le ma(-)<text:line-break/>lade auoit m(a2)gé des fruicts, promett(a2)t le bi(e2) c(o2)ten(-)<text:line-break/><text:soft-page-break/>ter s'il les luy disoit. Le pauure medecin voy(a2)t l'igno<text:line-break/>r(a2)ce de cestuy là, afin de luy faire cognoistre sa h(o2)te,<text:line-break/>l'enseigna en ceste maniere. Quand il vous aduien(-)<text:line-break/>dra d'aller voir quelque malade, de premier abord,<text:line-break/>regardez tousiours sous le lict, &amp; sçachez pour cer(-)<text:line-break/>tain (q2) le malade aura mangé de ce que vous y verrez<text:line-break/>propre à manger. Ce qui est vne notable experience<text:line-break/>du grand Commentateur : &amp; ayant dict cela, apres<text:line-break/>auoir receu quelque argent de luy, il s'en alla. Le ma(-)<text:line-break/>tin ensuyuant cest<text:s/>excell(e2)t medecin appellé à la cure<text:line-break/>&amp; visite d'vn certain païsan, mais toutesfois bien ac(-)<text:line-break/>commodé &amp; riche : entrant en la chambre, il veid<text:line-break/>sous le lict la peau d'vn asne : &amp; apres auoir cherché<text:line-break/>&amp; trouué le pouls du malade, le voyant saisi d'vne<text:line-break/>sieure<text:s/>grande, il luy dit. Ie cognois mon amy que<text:line-break/>vous fistes hier au soir vn grand desordre : car vous<text:line-break/>auez mangé l'asne, &amp; pour ceste cause vous estes<text:line-break/>quasi venu au dernier poinct &amp; periode de vostre<text:line-break/>vie. Le païsan ayant ouy ces sottes paroles plei(-)<text:line-break/>nes de folies, respondit en se sousriant.<text:line-break/><text:span text:style-name="pb">[n.p.]</text:span><text:line-break/>Pardon(-)nez moy, m(o2)sieur, il y a dix iours que ie n'ay veu au(-)<text:line-break/>tre asne que vous. Et ayant dict cela, il r'enuoya le sa(-)<text:line-break/>ge &amp; sçauant medecin &amp; philosophe, &amp; fit trouuer<text:line-break/>vn autre medecin plus experimenté &amp; habile que<text:line-break/>luy : &amp; ainsi, comme i'ay dict, aucunement les ri(-)<text:line-break/>chesses, par vne belle apparence, sont aucunesfois<text:line-break/>plus honorees que la science &amp; la vertu.</text:p>
      <text:h text:style-name="Titre2" text:outline-level="2">GEDIN TROVVANT SON BEAV(-)<text:line-break/><text:span text:style-name="T3881">pere couché auec sa femme se met à crier contre luy : ce(-)</text:span><text:span text:style-name="T3882"><text:line-break/></text:span><text:span text:style-name="T3883">pendant la fem</text:span><text:span text:style-name="T3884">me saulte dehors par vne fenestre, &amp;</text:span><text:span text:style-name="T3885"><text:line-break/></text:span><text:span text:style-name="T3886">s'enfuit en chemise en la maison d'vn sien amoureux,</text:span><text:span text:style-name="T3887"><text:line-break/></text:span><text:span text:style-name="T3888">sans le sçauoir.</text:span></text:h>
      <text:h text:style-name="P3889" text:outline-level="2">Novvelle x.</text:h>
      <text:p text:style-name="P3890"><text:span text:style-name="T3891">L</text:span>A derniere nouuelle à raconter qui re(-)<text:line-break/>stoit, estoit celle du Roy, lequel chacun<text:line-break/>se taisant, dist &amp; commença en ceste ma(-)<text:line-break/>niere.</text:p>
      <text:p text:style-name="p">Il<text:s/>n'y a pas l(o2)g t(e2)ps qu'il y auoit en la ville de Par(-)<text:line-break/>me, assez ren(o2)mee en L(o2)bardie vn h(o2)me caneuacier<text:line-break/>&amp; filacier, appellé Ginois, &amp; pource que d'origine, il<text:line-break/>sembloit estre yssu de M(a2)toue, on le surnommoit le<text:line-break/>M(a2)tuan. Cestui-cy se voy(a2)t seul : &amp; sel(o2) ses pareils as(-)<text:line-break/>sez aisé, se disposa prendre f(e2)me, &amp; c(o2)me vne sienne<text:line-break/>voisine luy fust agreable, encore qu'elle fust vn peu<text:line-break/>aagee, il tourna t(a2)t à l'entour, qu'il obtint son desir, &amp;<text:line-break/>l'ay(a2)t espousee le plustost qu'il peut, il l'(e2)mena en sa<text:line-break/>maison auec vn si(e2) fils qui s'apelloit Gedin, aagé en(-)<text:line-break/><text:soft-page-break/>uiron de 18.ans, (q2) sa femme auoit eu d'vn autre sien<text:line-break/>mary. Le M(a2)tuan, pour pouuoir nourrir ceste sienne<text:line-break/><text:span text:style-name="pb">[284]</text:span><text:line-break/>famille, comm(e2)ça à traffiquer d'au(a2)tage auec le dot<text:line-break/>qu'il auoit eu de sa femme : de maniere qu'est(a2)t heu(-)<text:line-break/>reux en son art, il viuoit heureusem(e2)t, &amp; se donnoit<text:line-break/>du b(o2) t(e2)ps. Et voy(a2)t que toutes les choses qu'il pro(-)<text:line-break/>iettoit luy venoi(e2)t sel(o2) son desir, il s'auisa semblable(-)<text:line-break/>m(e2)t de<text:s/>d(o2)ner femme à Gedin fils de sa femme, afin<text:line-break/>d'assembler le dot qu'il auroit auec l'autre : &amp; par ce<text:line-break/>moy(e2) faire plus gr(a2)d train de march(a2)dise, afin d'eux<text:line-break/>enrichir plustost auec le t(e2)ps. Parquoy l'ay(a2)t appellé<text:line-break/>vn iour à part, il luy dit ainsi. M(o2) fils, qui n'a auiour(-)<text:line-break/>d'huy du bien, est tenu pour vne beste : &amp; celuy est<text:line-break/>reputé le plus honorable qui possede le plus : car il est<text:line-break/>bien seant à tout h(o2)me, n(o2) seulem(e2)t de c(o2)seruer ce<text:line-break/>qu'il a, mais de l'augmenter tant qu'il peust. Tu es<text:line-break/>gr(a2)d desormais, c(o2)me tu vois : &amp; pourtant seroit-ce<text:line-break/>bi(e2) faict que de toy mesme tu eusses soucy de toy, &amp;<text:line-break/>de toute nostre maison aussi, afin que si ie venois à<text:line-break/>mourir, tu peuses sans le secours d'autruy c(o2)duire tes<text:line-break/>affaires : à quoy faire ie ne voy moyen qui me plaise<text:line-break/>d'au(a2)tage, que de te deliberer de pr(e2)dre femme : &amp; au<text:line-break/>moy(e2) du dot que tu toucheras, &amp; du secours que ie<text:line-break/>te bailleray de l'autre costé, tu verras qu'il n'y a auc(u2)<text:line-break/>de tes semblables, qui se porte mieux que toy. Ou(-)<text:line-break/>ures d(o2)c l'esprit pour ent(e2)dre mes parolles, &amp; reçoy<text:line-break/>le conseil profitable que ie te d(o2)ne. Gedin ayant bi(e2)<text:line-break/>consideré ces raisons, dit qu'il en estoit bien cont(e2)t,<text:line-break/>pourueu que ce fust du vouloir &amp; consentement de<text:line-break/>Monete sa mere. Parquoy, de la volonté &amp; accord<text:line-break/>de madame Monete, qui ne demandoit pas mieux,<text:line-break/>de là à peu de temps, il print pour femme vne tres(-)<text:line-break/>belle, ieune, fresche &amp; parau(a2)ture plus gaillarde fil(-)<text:line-break/>le, qu'il ne luy appartenoit : &amp; l'ayant espousee, il<text:line-break/><text:span text:style-name="pb">[n.p.]</text:span><text:line-break/>s'appliqua entierem(e2)t à suiure les enseignemens de<text:line-break/>son beaupere. Tandis qu'il alloit tous les iours à la<text:line-break/>boutique, &amp; se trauailloit beaucoup : aduint que le<text:line-break/>M(a2)tu(a2) s'apriuoisa tellem(a2)t auec la femme de Gedin,<text:line-break/>il s'aduisa, puis qu'il luy ostoit beaucoup des peines<text:line-break/>du iour, ne permettre que la ieune femme en durast<text:line-break/>aucun default du mary, mais s'efforcer de suppleer à<text:line-break/>ce dequoy il pensoit qu'elle eust faulte &amp; ieunast :<text:line-break/>parquoy le charge(a2)t tous les iours de nouueaux tra(-)<text:line-break/>fics, il taschoit de le tenir le plus l(o2)g t(e2)ps qu'il pou(-)<text:line-break/>uoit hors de la maison, &amp; sur tout il le faisoit leuer<text:line-break/>tous les iours de grand matin. Comme le Mantuan<text:line-break/>c(o2)tinuast de luy bailler ces charges, quelqu'vn dit à<text:line-break/>Gedin : Ie ne sçay pas Gedin, comme tu l'entens, ay(a2)t<text:line-break/><text:soft-page-break/>vne ieune femme, &amp; l'ayant menee de nouueau en<text:line-break/>ta maison, de ce que tu t'en esloignes si souu(e2)t, prin(-)<text:line-break/>cipalement au t(e2)ps que les h(o2)mes doiu(e2)t employer<text:line-break/>aux plaisirs des femmes. Ha, qu'il te seroit bien em(-)<text:line-break/>ployé, (q2) qu(a2)d tu te leues le matin de si<text:s/>bonne heure,<text:line-break/>elle r(e2)contrast quelqu'vn qui luy tint meilleure c(o2)(-)<text:line-break/>pagnie (q2) tu ne fais. Pour tout cela le pauure sot n'eut<text:line-break/>aucun soupçon : mais c(o2)tinuant en la maniere (q2) vo(us)<text:line-break/>auez ouy, il donna lieu au Mantuan de faire ce qu'il<text:line-break/>desiroit<text:s/>fort, à sçauoir d'amener &amp; attirer partie par<text:line-break/>le continuel ennuy &amp; peine qu'il luy donnoit, partie<text:line-break/>pour la c(o2)modité &amp; loisir qu'il pensoit auoir, la belle<text:line-break/>ieune femme à l'acc(o2)plissement de ses desirs. A ce(-)<text:line-break/>ste cause, entre autres fois, suiu(a2)t l'aduis prins entre<text:line-break/>eux, faign(a2)t vne fois enuers madame Monete, &amp; fai(-)<text:line-break/>sant du mel(a2)colique &amp; p(e2)sif : à raison dequoy il m(o2)(-)<text:line-break/>stroit luy estre besoin sortir de la maison, pour quel(-)<text:line-break/>ques si(e2)nes affaires de gr(a2)de import(a2)ce, qu(a2)d il s(e2)tit<text:line-break/><text:span text:style-name="pb">[285]</text:span><text:line-break/>Gedin leué, il se retira du costé de madame Monete,<text:line-break/>qui ne s'en doutoit aucunement, &amp; s'en alla inconti(-)<text:line-break/>ment coucher au costé de la ieune femme, laquelle<text:line-break/>estoit couchee en vne autre chambre proche de là.<text:line-break/>La fortune voulut, que ceste matinee là Gedin, de ha<text:line-break/>ste qu'il auoit eu, auoit oublié quelques outils de son<text:line-break/>art, qu'il auoit achetez, &amp; mesmes n'auoit porté qu(a2)t<text:line-break/>&amp; luy les vieils, dequoy il ne s'aduisa point iusques à<text:line-break/>ce qu'il fust en la boutique. Parquoy estant retourné<text:line-break/>à la maison,<text:s/>&amp; ayant ouuert l'huis tout bellement,<text:line-break/>sans estre ouy de personne, il s'en alla tout droict en<text:line-break/>sa chambre, &amp; estant entré dedans, sçachant tresbien<text:line-break/>la coustume de l'ouurir, &amp; le sot de Mantuan, ne s'e(-)<text:line-break/>stoit efforcé de la fermer en sorte, que l'(o2) ne la peust<text:line-break/>ouurir sans parler ou appeller, il vid apertement la<text:line-break/>compassion que le Mantu(a2) auoit de sa femme, pour<text:line-break/>l'amour de laquelle, il se deportoir de labourer later(-)<text:line-break/>re de madame Monete, &amp; venoit planter sur le sien,<text:line-break/>à fin que la ieune femme fust moins ennuyee. Et<text:line-break/>combien qu'il cuidast mal faire de les destourber, ce<text:line-break/>neantmoins il ne se peut pas tenir de faire vn grand<text:line-break/>bruit, &amp; tandis qu'il crioit contre son beau-pere, la<text:line-break/>ieune femme craignant estre batue, &amp; que le malen(-)<text:line-break/>contre tombast sur elle, sans pouuoir prendre autre<text:line-break/>conseil, ayant ouuert la fenestre qui respondoit sur la<text:line-break/>rue, non fort haulte de terre, se ietta delà hors de la<text:line-break/>chambre : ce qu'elle fit commodement &amp; sans s'of(-)<text:line-break/>fenser aucunement. Estant en bas, elle se mit à fuir,<text:line-break/>&amp; ne fit beaucoup de pas, qu'elle se sauua &amp; retira en<text:line-break/>vne maison pres de la sienne, laquelle se trouuoit à<text:line-break/>ceste heure là ouuerte, pensant tousiours auoir apres<text:line-break/><text:soft-page-break/>elle, son malheureux de mary &amp; ne sçachant<text:line-break/><text:span text:style-name="pb">[n.p.]</text:span><text:line-break/>autre(-)ment où elle alloit. Et comme elle se voulust cacher<text:line-break/>le plus auant qu'il luy seroit possible, elle se trouua<text:line-break/>d'auanture à l'huis d'vne chambre, en laquelle estoit<text:line-break/>couché vn ieune h(o2)me tout seul, assez gentil &amp; gail(-)<text:line-break/>lard, qui se nommoit Galeaz Garimbert, lequel ayant<text:line-break/>plusieurs mois courtisé cestecy,<text:s/>&amp; pourchassé inst(a2)(-)<text:line-break/>ment de l'enfl(a2)mer en son amour, n'auoit iamais peu<text:line-break/>venir à aucune conclusion, &amp; n'(e2) auoit quasi aucun<text:line-break/>repos. Cestuy cy pensant auoir ouy vn bruit de pieds,<text:line-break/>commed'vne personne qui se hastoit de cheminer, se<text:line-break/>leua pr(o2)ptement, pour voir que c'estoit, &amp; ayant sou<text:line-break/>dain ouuert l'huis de la ch(a2)bre, la ieune femme toute<text:line-break/>peureuse &amp; tremblante, se ietta entre ses bras. Le<text:line-break/>ieune h(o2)me la recognoissant &amp; la voy(a2)t ainsi en che<text:line-break/>mise, trop plus belle qu'il n'eust sçeu imaginer, &amp;<text:s/>ne<text:line-break/>pouu(a2)t p(e2)ser que vouloit signifier cela, la print &amp; la<text:line-break/>mit doucement sur le lict, &amp; l'enquit plusieurs fois,<text:line-break/>en vain, de l'occasi(o2) desavenue. Parquoy, il p(e2)sa qu'il<text:line-break/>estoit t(e2)ps de la c(o2)soler autrem(e2)t que de parolles : &amp;<text:line-break/>se voy(a2)t<text:s/>la fortune à propos, sans auoir sur ce, peu ti(-)<text:line-break/>rer d'elle, vne seule parolle, il entra en la possessi(o2) vn<text:line-break/>peu deu(a2)t troublee au M(a2)tuan. Gedin, encores qu'il<text:line-break/>se fust fort eschaufé à crier c(o2)tre son pere, auoit veu<text:line-break/>ce que sa femme auoit faict, à raison dequoy, il en eut<text:line-break/>tresgrande pitié, &amp; sans perdre d'auantage de temps<text:line-break/>il courut pour voir ce qu'elle estoit deuenue : mais ne<text:line-break/>la trouuant en la rue, &amp; ne voyant aucune porte ou(-)<text:line-break/>uerte, hors mis celle en laquelle elle estoit entree, il y<text:line-break/>entra<text:s/>mesmement, pour voir, si elle y estoit, pensant<text:line-break/>bi(e2) qu'estant ainsi dechaussee, &amp; en chemise, comme<text:line-break/>elle estoit, elle n'estoit pas fuy trop loin, il s'en alla<text:line-break/>donc en la mesme ch(a2)bre où sa femme estoit entree<text:line-break/><text:span text:style-name="pb">[286]</text:span><text:line-break/>ayant trouué l'huis d'icelle ouuert, il trouua le ieune<text:line-break/>h(o2)me qui tenoit sa femme embrassee plus estroite(-)<text:line-break/>ment que iamais le lierre n'embrassa ou vn mur ou<text:line-break/>vn tronc : dequoy Gedin fut tant ébahy &amp; tomba en<text:line-break/>vne si grande folie, que luy mesme ne sçauoit s'il dor(-)<text:line-break/>moit, ou s'il estoit eueillé, &amp; si c'estoit vn songe ou<text:line-break/>fantosme qu'il voyoit. Et voyant ce succez tant su(-)<text:line-break/>bit &amp; irreparable, de ses affaires, où il pensoit auoir le<text:line-break/>plus d'interest, ne sçachant que faire ou dire, il se mit<text:line-break/>aussi à fuir de son costé, craign(a2)t, s'il eust crié ou seu(-)<text:line-break/>lement donné le moindre empeschem(e2)t, qu'vn plus<text:line-break/>grand scandale s'en fust ensuiuy, puis que voulant e(-)<text:line-break/>uiter &amp; fuir le premier, il auoit tant aisem(e2)t ouuert<text:line-break/>le chemin au second, pensant en soymesme, qu'il ne<text:line-break/>falloit attendre le troisiesme en aucune maniere. Par<text:line-break/><text:soft-page-break/>quoy les ayant laissez tous seuls, il courut où les i(a2)bes<text:line-break/>le porterent. Mais Garimbert, ayant esprouué le ter(-)<text:line-break/>roir doux à sa fantasie, ne voulant pas vne autrefois<text:line-break/>estre empesché de labourer, ferma l'huis de la ch(a2)bre<text:line-break/>&amp;<text:s/>ayant prins la ieune femme entre ses bras la pria<text:line-break/>tant qu'à son tresgrand plaisir, il sçeut comme cela e(-)<text:line-break/>stoit aduenu, qu'elle fust allee là à telle heure, &amp; en<text:line-break/>tel poinct. Apres que la ieune femme se fut r'asseu(-)<text:line-break/>ree, riant vn peu, se iouant, &amp; blasmant tous les ou(-)<text:line-break/>tils &amp; instrumens de son mary, ils se combatir(e2)t plu<text:line-break/>sieurs fois amoureusement ensemble, bras à bras, &amp;<text:line-break/>corps à corps, &amp; la ieune femme remercioit Dieu<text:line-break/>d'vne si heureuse fin, &amp; le ieune h(o2)me suiuoit ioyeu(-)<text:line-break/>sement sa bonne fortune. De là à peu de iours, Garim<text:line-break/>bert trouua moyen de les pacifier tous &amp; mettre en<text:line-break/>bonne paix, ayant premierement donné ordre &amp; ad(-)<text:line-break/>uisé auec la ieune femme, comme ils se pourroient,<text:line-break/>autresfois, trouuer ensemble.</text:p>
      <text:p text:style-name="p"><text:span text:style-name="pb">[n.p.]</text:span><text:line-break/>Apres que le Roy eut acheué sa nouuelle, &amp; que<text:line-break/>les Dames en eurent vn peu deuisé, cognoissant qu'il<text:line-break/>estoit au bout de la iournee, se leuant de son siege &amp;<text:line-break/>ayant prins la couronne en sa main, il la mit sur la<text:line-break/>teste de Laure, &amp; luy dist. Madame, vous esprouue(-)<text:line-break/>rez à l'aduenir la pesante charge qu'est le gouuerne(-)<text:line-break/>ment d'autruy. Ie le trouueray tresdoux, dist elle,<text:line-break/>puis qu'il me vient, par vostre moyen. En quelque<text:line-break/>maniere que soit, dist Philandre, vous estes pour de(-)<text:line-break/>main, nostre Guide &amp; Princesse. Or soit auec le nom<text:line-break/>de Dieu, repliqua la<text:s/>Roine, à ceste heure là : &amp; ayant<text:line-break/>dict cela, elle donna ordre, comme les autres, aux<text:line-break/>affaires de la maison. Et puis ayant faict venir le<text:line-break/>Maistre d'Hostel, elle fit aprester les tables, souz quel<text:line-break/>ques arbres, pres d'vne belle &amp; viue fontaine. Et<text:line-break/>quand les viandes furent sur la table, ayans premie(-)<text:line-break/>rement vn peu dansé, ils se mirent ioyeux en table : &amp;<text:line-break/>ayans repeu &amp; recrée leurs corps, la Roine voulut<text:line-break/>que Lauinie chantast quelque belle composition : ce<text:line-break/>qu'elle fit au son d'vne viole. Et apres ceste chan(-)<text:line-break/>son, en furent dites plusieurs autres. Et quand<text:line-break/>la Roine vid que l'heure de se reposer estoit venue,<text:line-break/>ayant donné congé à vn chacun, elle se retira en<text:line-break/>sa chambre.</text:p>
      <text:p text:style-name="p">Fin de la huictiesme Iournee.</text:p>
      <text:soft-page-break/>
      <text:h text:style-name="Titre1" text:outline-level="1"><text:span text:style-name="pb">[287]</text:span><text:line-break/>NEVFIESME IOVRNEE,</text:h>
      <text:h text:style-name="P3892" text:outline-level="1">Des cent belles &amp; choisies<text:line-break/>Nouuelles.</text:h>
      <text:p text:style-name="P3893"><text:span text:style-name="T3894">L</text:span>A blanche &amp; vermeille lumiere du len(-)<text:line-break/>demain, auoit ouuert l'Hemisphere,<text:line-break/>quand la Roine estant leuee se fit ouir<text:line-break/>à toute la compagnie &amp; troupe. Par(-)<text:line-break/>quoy chacuns s'estant habillé, apres que<text:line-break/>tous se furent reueuz &amp; saluez, auec ioye, la Roine s'a<text:line-break/>cheminant deuers vn petit bois, qui n'estoit pas loin<text:line-break/>de là, ils s'en allerent apres, deuisans &amp; se recreans<text:line-break/>ensemble. Et apres qu'ils eurent vn bon espace de<text:line-break/>temps ainsi cheminé, ils trouuerent les tables apre(-)<text:line-break/>stees au milieu du bois, auec vn grand plaisir &amp;<text:s/>mer(-)<text:line-break/>ueille de tous, qui ne pensoient pas deuoir disner là.<text:line-break/>Et s'estansvn peu reposez, apres qu'ils eurent chanté<text:line-break/>cinq ou six chansons, l'vne plus belle que l'autre s'e(-)<text:line-break/>stans mis en table, ils disnerent ioyeusement. Et<text:line-break/>apres disner, les vns se mirent<text:s/>à iouér, les autres s'en<text:line-break/>allerent reposer. Mais quand l'heure accoustumee de<text:line-break/>conter nouuelles fut venue, la Roine fit appeller tou(-)<text:line-break/>te la trouppe, &amp; chacun se mit où il voulut. Parquoy<text:line-break/>icelle toute ioyeuse regardant en face Lisa, luy dist<text:line-break/>doucement qu'elle eust à commencer : &amp; pourtant<text:line-break/>elle commencea en ceste maniere.</text:p>
      <text:h text:style-name="Titre2" text:outline-level="2"><text:span text:style-name="pb">[n.p.]</text:span><text:line-break/>VN CHEVALIER ROMAIN A<text:line-break/><text:span text:style-name="T3895">cause des parolles de sa femme, tue vn chie qui luy auoit</text:span><text:span text:style-name="T3896"><text:line-break/></text:span><text:span text:style-name="T3897">&lt;ATTillisible&gt;ué son fils, d'vn serpent, pensant que le chien eust</text:span><text:span text:style-name="T3898"><text:line-break/></text:span><text:span text:style-name="T3899">tué le fils.</text:span></text:h>
      <text:h text:style-name="Titre2" text:outline-level="2"><text:span text:style-name="T3900">novvelle i</text:span>.</text:h>
      <text:p text:style-name="P3901"><text:span text:style-name="T3902">I</text:span>L y auoit autresfois en la ville de Ro(-)<text:line-break/>me, vn Cheualier, lequel ayant vn fils,<text:line-break/>selon le commun desir des Peres, le fai(-)<text:line-break/>soit nourrir de tel soin &amp; dilig(e2)ce, qu'il<text:line-break/>est impossible d'eleuer vn fils vrayem(e2)t<text:line-break/>aimé du pere : &amp; pour vn plus grand contentement<text:line-break/>il le tenoit en la maison, &amp; en la mesme chambre<text:line-break/>où il couchoit.</text:p>
      <text:p text:style-name="P3903">Il auoit semblablement vn chien, qu'il aimoit fort<text:line-break/>non tant à cause de la beauté, que pour la rare bonté<text:line-break/>d'iceluy, de maniere qu'il receuoit, de l'vn &amp;<text:s/>de l'au(-)<text:line-break/>tre, la consolation &amp; le plaisir, que sçauroit imaginer<text:line-break/>celuy qui s'est trouué en tel cas. Auinten ce t(e2)ps là,<text:line-break/><text:soft-page-break/>que se faisant vn ieu militaire au theatre, ce Cheualier<text:line-break/>y fut aussi inuité : &amp; estant party de la maison, la fem(-)<text:line-break/>me d'iceluy,<text:s/>qui n'estoit parauanture pas plus adui(-)<text:line-break/>see que les autres femmes ont accoustumé d'estre,<text:line-break/>eut aussi grand desir de voir ce spectacle, &amp; ainsi elle<text:line-break/>s'en alla auec toutes ses seruantes, &amp; la nourrice mes(-)<text:line-break/>mes, en vn hault lieu de la maison : comme vn escha(-)<text:line-break/>fault, d'où elle pouuoit à tout le moins ouir ce qui se<text:line-break/>faisoit au Theatre, si elle ne le pouuoit voir : &amp; elles<text:line-break/>enfermerent le chien, en la chambre mesme, où ils<text:line-break/>auoient laissé l'enfant. La maison, pour estre vn peu<text:line-break/>vieille, auoit en plusieurs lieux<text:s/>des f(e2)tes, &amp; principal(-)<text:line-break/>lem(e2)t en la propre muraille de la chambre del'(e2)fant,<text:line-break/><text:span text:style-name="pb">[288]</text:span><text:line-break/>par où estant entré d'auanture vn serpent d'horri(-)<text:line-break/>ble stature, &amp; le chien voyant qu'il s'en alloit droit au<text:line-break/>berceau, meu &amp; poussé de la naturelle affection de<text:line-break/>laquelle l'on a veu, que tels animaux ont mis la vie<text:line-break/>pour leur maistre, se leua c(o2)tre luy, pour s'opposer à<text:line-break/>l'offense (q2) le serp(e2)t eust peu faire. Ainsi l'ay(a2)t assailly,<text:line-break/>&amp; iceluy s'est(a2)t retourné, ils s'attaquer(e2)t de telle for<text:line-break/>ce, que s'estans aprochez du berceau, ils le firent ren(-)<text:line-break/>uerser dessus dessouz, &amp; l'enfant tomba à terre, auec<text:line-break/>ses langes, &amp; drappeaux, en sorte qu'ils luy seruoient<text:line-break/>de lict, &amp; se tenoit coy, pour ceste cause, &amp; ne disoit<text:line-break/>mot : le chien merueilleusement furieux &amp; enragé n(o2)<text:line-break/>t(a2)t pour les morsures qu'il auoit receues du serpent<text:line-break/>qu'à cause de l'(e2)fant, craign(a2)t qu'il se fust suffoqué en<text:line-break/>t(o2)bant par terre, lepoursuiuoit tousiours plus coura(-)<text:line-break/>geusem(e2)t &amp; le serp(e2)t au contraire se defendoit puis(-)<text:line-break/>samm(e2)t. Ce ne(a2)tmoins, il fallut en fin, que le chien<text:line-break/>demourast victorieux, &amp; le traita c(o2)me vn trescruel<text:line-break/>ennemy traicte &amp; accommode vn autre, tellement<text:line-break/>qu'il se couurit tout de sang Or la nourrice estant al(-)<text:line-break/>lee reuoir l'enfant, aussi tost qu'elle eut mis le pied<text:line-break/>sur le sueil de l'huis &amp; eut veu du premier regard, le<text:line-break/>berceau r(e2)uersé, &amp; le chien ensanglanté, ne cherch(a2)t<text:line-break/>plus auant, &amp; ten(a2)t pour certain, que celuy qui auoit<text:line-break/>defendu l'(e2)fant, l'auoit tué, s'estant décheuelee, des(-)<text:line-break/>chire ses<text:s/>accoustremens, pleurant &amp; cri(a2)t, elle s'(e2) alla<text:line-break/>auec ceste nouuelle à la mere, la(q2)lle ay(a2)t ent(e2)du cecy<text:line-break/>ie laisse à p(e2)ser à qui a eu vn fils &amp; l'a perdu, en quel<text:line-break/>le peine, elle se trouua, &amp; quelle angoisse elle s(e2)rir. Si<text:line-break/>la nourrice se<text:s/>dechirases habits, il est à croire (q2) la Mere<text:line-break/>se dechira la chair, &amp; si ceste là creuoit de douleur, on<text:line-break/>peut p(e2)ser (q2) cestecy en estoit affollee : mais à ce iointes<text:line-break/>les larmes des autres seru(a2)tes, qui estoi(e2)t demourees<text:line-break/><text:span text:style-name="pb">[n.p.]</text:span><text:line-break/>auec la maistresse, le bruit des pleurs &amp; cris en fut<text:line-break/>plus grand, &amp; iamais aucune n'eut l'aduis d'aller co(-)<text:line-break/><text:soft-page-break/>gnoistre ce qui en estoit, ains perseuerans tousiours<text:line-break/>à demonstrer, par les signes exterieurs, la douleur in(-)<text:line-break/>terieure, elles demourerent tant sur l'eschafault,<text:s/>que<text:line-break/>le Cheualier retourné du Theatre passant de là, elles<text:line-break/>luy raconterent l'accident en la maniere qu'elles l'a(-)<text:line-break/>uoient non pas veu, mais imaginé, par les parolles de<text:line-break/>la nourrice. Le pere frappé d'vne tant mauuaise nou(-)<text:line-break/>uelle, plus remply de fureur que<text:s/>de larmes, pource<text:line-break/>que la douleur &amp; la colere tout ensemble leur auoi(e2)t<text:line-break/>bousché la voye, n'estant l'vn inferieur à l'autre, il<text:line-break/>s'en courut droict, en la chambre, &amp; rencontrant le<text:line-break/>chien, aussi tost qu'il le vid tout en sang, il creut ce<text:line-break/>que les femmes luy auoi(e2)t dict, &amp; lors il mit la main<text:line-break/>à l'espee &amp; d'vn coup, non moins soudain que fu(-)<text:line-break/>rieux &amp; puissant, il le fendit en deux, &amp; le pilant aux<text:line-break/>pieds, il se mit à maudire sa mauuaise fortune, à pleu(-)<text:line-break/>rer son fils, menaceant sa femme, &amp; les autres<text:line-break/>femmes de la maison aussi, pour le peu de soin<text:line-break/>qu'elles auoient eu de l'enfant. Et auec ce pleur, il<text:line-break/>s'(e2) alla vers le berceau, &amp; le redressant pour voir s'il<text:line-break/>trouueroit quelque partie entiere du corps de l'en(-)<text:line-break/>fant, il trouua l'enfant vif &amp; sans aucune offense.<text:line-break/>Dequoy chacun demoura auec allegresse &amp; merueil(-)<text:line-break/>le tresgrande : &amp; regardans à l'entour d'eux, pour ce<text:line-break/>que les femmes l'auoyent suiuy, ils virent le serpent<text:line-break/>mort, &amp; tout dechiré des morsures du chien. Par(-)<text:line-break/>quoy ils cogneurent que cela estoit aduenu, par la<text:line-break/>bataille que le chien deuoit auoir eu contre le serpent<text:line-break/>pour deffendre l'enfant. Et pour ceste cause le Che(-)<text:line-break/>ualier fut fort desplaisant, d'auoir tant soudainem(e2)t<text:line-break/><text:span text:style-name="pb">[289]</text:span><text:line-break/>tué le chien, &amp; peu s'en falut qu'il ne tuast sa femme<text:line-break/>&amp; les autres seruantes, qui auoient esté cause de la<text:line-break/>mort du chien. Infortunee amitié &amp; infortunee fi(-)<text:line-break/>delité de beste, laquelle au lieu de recomp(e2)se, qui luy<text:line-break/>estoit deue, pour la defence de l'enfant, en emporta<text:line-break/>&amp; eut la mort. La perte d'vne tant fidele beste, non<text:line-break/>seulement fut fort facheuse au maistre, mais aussi à<text:line-break/>tous les autres qui estoient presens, de maniere que<text:line-break/>toute la facherie &amp; le pleur se tourna sur la mort du<text:line-break/>pauure chien fidele &amp; innocent.</text:p>
      <text:soft-page-break/>
      <text:h text:style-name="Titre2" text:outline-level="2">VNE BELLE MERE OV MARASTRE<text:line-break/><text:span text:style-name="T3904">tente d'amour son beau fils : il ne lu</text:span><text:span text:style-name="T3905">y veut pas consentir,</text:span><text:span text:style-name="T3906"><text:line-break/></text:span><text:span text:style-name="T3907">elle luy baille la poison : vn esclaue qui la luy baille est</text:span><text:span text:style-name="T3908"><text:line-break/></text:span><text:span text:style-name="T3909">prins : le medecin découure que c'est de la pouldre, pour</text:span><text:span text:style-name="T3910"><text:line-break/></text:span><text:span text:style-name="T3911">faire dormir &amp; assopir les sens : l'esclaue est puny : &amp; le</text:span><text:span text:style-name="T3912"><text:line-break/></text:span><text:span text:style-name="T3913">beaufils resuscite ou se reueille.</text:span></text:h>
      <text:h text:style-name="P3914" text:outline-level="2">Novvelle ii.</text:h>
      <text:p text:style-name="P3915"><text:span text:style-name="T3916">C</text:span>Hacun<text:s/>se taisoit déja, apres (q2) Lisa eut<text:line-break/>mis fin à sa courte nouuelle, quand la<text:line-break/>Roine enchargea à Lauinie, de suiure<text:line-break/>&amp; en reciter quelque autre, qui fust<text:line-break/>belle : parquoy la ieune damoiselle tou(-)<text:line-break/>te riante commencea ainsi.</text:p>
      <text:p text:style-name="P3917">Ie m'efforceray de faire ce qui plaist à la Roine. Ie<text:line-break/>dy donc qu'il y auoit autrefois en la Romanie, vn<text:line-break/>Gentil-homme tres riche, lequel auoit vn fils, orné<text:line-break/>de lettres &amp; de tout autre vertu : duquel la mere est(a2)t<text:line-break/>morte, le pere auoit prins vn autre femme, &amp; en<text:line-break/>auoit engendré vn autre fils, lequel auoit déja douze<text:line-break/><text:span text:style-name="pb">[n.p.]</text:span><text:line-break/>ans, quand le plus grand en auoit vingt &amp; deux. Ce(-)<text:line-break/>ste marastre prouueu&lt;ATTcaractere&gt; de plus grande beauté, que de<text:line-break/>bonnes mœurs, auoit assis ses yeux sur la beauté de<text:line-break/>son Beaufils, de maniere qu'elle s'estoit fort amoura(-)<text:line-break/>chee de luy. Elle supporta auec silence, l'amour, t(a2)dis<text:line-break/>que du commencement il fut egal à ses forces, mais<text:line-break/>depuis que les mouelles embrasees de l'execrable<text:line-break/>feu la forcerent de ceder à l'amour, se faignant ma(-)<text:line-break/>lade du corps, elle couuroit la playe<text:s/>du cœur, se m(o2)(-)<text:line-break/>strant assaillie d'vne sieure cachee &amp; secrette. En fin<text:line-break/>meüe &amp; induite d'vne ardente pensee, elle fit appel(-)<text:line-break/>ler son Beaufils par vne chambriere, &amp; iceluy qui<text:line-break/>eust pensé toute autre chose que ceste là, s'(e2) alla vers<text:line-break/>elle, &amp; entra<text:s/>en sa chambre, &amp; auec vne face riante<text:line-break/>&amp; agreable, il luy demanda l'occasion de sa maladie.<text:line-break/>Alors la dame, voyant que la demande tomboit à<text:line-break/>propos, prins vn peu plus de hardiesse, &amp; se couurant<text:line-break/>de honte, le visage, auec le linceul, &amp; accompagnant<text:line-break/>ses parolles, d'vne grande abondance de larmes, se<text:line-break/>print à luy dire en ceste maniere, Vous estes vous mes<text:line-break/>me la cause &amp; le commencement de mon mal, &amp; de<text:line-break/>ma tresgrande douleur, &amp; vous mesmes aussi estes<text:line-break/>ma medecine &amp; mon salut. Ces vostres yeux relui(-)<text:line-break/>sans, passez,<text:s/>par les miens, aux bords &amp; extremitez<text:line-break/>de mon cœur, m'ont allumé dedans la poitrine vn<text:line-break/>grand feu, que ie le peux plus supporter : ayez donc<text:line-break/>pitié de celle, qui meurt pour l'amour de vous : que le<text:line-break/>lien &amp; l'amitié paternelle ne vous en gard(e2)t, car vous<text:line-break/><text:soft-page-break/>serez celuy qui preseruerez la pauure femme, laquel(-)<text:line-break/>le sans vostre secours, ne peut plus viure, &amp; laquelle<text:line-break/>recognoissant en vous l'image d'iceluy, en vostre face,<text:line-break/>ayme à bon droict son mary. Nous sommes icy tous<text:line-break/><text:span text:style-name="pb">[290]</text:span><text:line-break/>deux seuls : ce qui nous donne telle<text:s/>asseurance &amp;<text:line-break/>commodité que vous voudrez, &amp; ce qui n'est sçeu de<text:line-break/>personne, encore qu'il se fasse, est quasi comme s'il<text:line-break/>n'auoit point esté faict. Le vertueux ieune homme<text:line-break/>fut bien esbahy d'ouir ceste abominable demande : &amp;<text:line-break/>encore qu'il eust fort en horreur l'enorme peché,<text:line-break/>qu'il fust presque pour s'en aller &amp; se retirer de de(-)<text:line-break/>uant elle, sans luy d(o2)ner autre responce, il ne trou(-)<text:line-break/>ua pas propre de l'enaigrir &amp; desesperer, disant in(-)<text:line-break/>continent, non, &amp; la refusant à plate cousture, c(o2)me<text:line-break/>l'on dit, mais<text:s/>il pensa estre plus expedient &amp; conue(-)<text:line-break/>nable de l'entretenir &amp; amuser, par quelque delay<text:line-break/>&amp; espace de temps : &amp; pour ceste cause, il luy fit res(-)<text:line-break/>ponce, qu'elle entendist à se guarir, &amp; recouurer s(a2)té<text:line-break/>&amp; qu'elle ne se souciast point, qu'il luy promettoit la<text:line-break/>bien salarier &amp; guerdonner de son amour, &amp; pour<text:line-break/>l'heure, il l'appaisa &amp; pacifia de ces paroles. Et surce le<text:line-break/>ieune h(o2)me p(e2)sant qu'vne si grande ruine auoit be(-)<text:line-break/>soin d'vn b(o2) conseil, iugea qu'il estoit b(o2) de commu(-)<text:line-break/>niquer &amp; rapporter le tout à vn sage vieillard, pres<text:line-break/>duquel il auoit profitablem(e2)t passé &amp; c(o2)sommé l'aage<text:line-break/>de son enfance, &amp; à lors passoit la dangereuse adoles(-)<text:line-break/>c(e2)ce, subiecte à t(o2)ber : auquel, comme celuy qui co(-)<text:line-break/>gnoissoit bi(e2) ce que pouuoit la femme en furie, sem(-)<text:line-break/>ble expedi(e2)t de fuir le plustost qu'il seroit possible, la<text:line-break/>tempeste proche &amp; imminente de la cruelle fortune.<text:line-break/>Mais deuant que la sage deliberation vint à effect,<text:line-break/>l'impatiente ieune femme, à laquelle vn iour sem(-)<text:line-break/>bloit vn an, t(a2)t elle desiroit acc(o2)plir son execrable de(-)<text:line-break/>sir, sçeut bien tant faire, que donn(a2)t à ent(e2)dre au ma(-)<text:line-break/>ry, qu'il estoit bon qu'il allast en quelques siennes<text:line-break/>fermes, pource qu'elle auoit ent(e2)du qu'il y auoit vn<text:line-break/><text:span text:style-name="pb">[n.p.]</text:span><text:line-break/>mauuais gouuernement, elle l'enuoya<text:s/>dehors, pour<text:line-break/>ie ne sçay combien de iours : &amp; quand le mary fut<text:line-break/>party, elle molestoit à toute heure le ieune homme<text:line-break/>de luy tenir promesse : &amp; iceluy trouuant ores vn ex(-)<text:line-break/>cuse, ores vne autre, il s'efforçoit de paistre son desit<text:line-break/>de parolles, iusques à ce qu'il s'ostast de deuant elle,<text:line-break/>par vn long voyage. Ceste femme que la grande es(-)<text:line-break/>perance auoit rendue plus impatiente que de cou(-)<text:line-break/>stume, &amp; s'estant apperceue par les foibles excuses,<text:line-break/>que tant plus il luy promettoit, tant plus il s'esson(-)<text:line-break/>gnoit de l'obseruation de ses promesses, indignee, &amp;<text:line-break/>ayant changé &amp; tourné en vn instant, la méchante<text:line-break/><text:soft-page-break/>amour en vne haine, beaucoup pire, se conseilla à vn<text:line-break/>sien esclaue, auquel elle auoit grande fiance, pour sça<text:line-break/>uoir quelle voye elle pourroit tenir, de se venger de<text:line-break/>cestuy-cy, qui ne luy vouloit pas tenir sa promesse :<text:line-break/>&amp; en fin, ils arresterent, qu'il le falloit faire mourir,<text:line-break/>par poison. Le malheureux esclaue ne differa point sa<text:line-break/>cruelle deliberation, mais estant sorty de la maison<text:line-break/>s'en retourna le soir, apport(a2)t en vne<text:s/>phiole vn breu(-)<text:line-break/>uage, &amp; l'avant meslé auec du vin, en la chambre de<text:line-break/>sa maistresse, dedans vn petit flacon, la mit en vne ar(-)<text:line-break/>moire, où l'on mettoit les viandes, à fin de la bailler,<text:line-break/>le matin ensuiuant à boire au ieune homme, quand<text:line-break/>il viendroit à disner. Mais c(o2)me la fortune voulut le<text:line-break/>fils de ceste méchante femme, lequel comme i'ay dit,<text:line-break/>auoit douze ans, est(a2)t retourné, le matin de l'eschole,<text:line-break/>&amp; av(a2)t vn peu desieuné, eut soif, &amp; pour ceste cau(-)<text:line-break/>se, il print ce petit flacon, qu'il trouua à main,<text:s/>dedans<text:line-break/>lequel estoit la poison meslee, que par negligence,<text:line-break/>l'on auoit mis, en cest armoire, sans la fermer, il beut<text:line-break/>tout, &amp; en peu de t(e2)ps, il t(o2)ba en terre, comme mort.<text:line-break/><text:span text:style-name="pb">[291]</text:span><text:line-break/>Ceux de la maison voyans cecy, accoururent, &amp; se<text:line-break/>leua vn grand bruit, &amp; la<text:s/>mere y estant courue, on iu<text:line-break/>gea que cestuy cy estoit empois(o2)né. La mere &amp; le ser(-)<text:line-break/>uiteur qui auoit acheté le breuuage, se tirer(e2)t à part,<text:line-break/>&amp; deuiserent secrettement ensemble, &amp; delibererent<text:line-break/>de mettre la faulte de cecy, sur le fils aisné. Parquoy<text:line-break/>ce<text:s/>seruiteur dist publiquement qu'il sçauoit bi(e2), que<text:line-break/>le fils aisné estoit celuy qui auoit faict le mal, pource<text:line-break/>que peu de iours auparauant, il luy auoit promis cin(-)<text:line-break/>quante escuz, s'il le vouloit tuer, &amp; que n'ayant vou(-)<text:line-break/>lu consentir à telle chose, il<text:s/>l'auoit en apres, menacé<text:line-break/>de mort, s'il en parloit à personne. La femme fit in(-)<text:line-break/>continent venir les sergens, &amp; fit mener son beaufils<text:line-break/>en prison, en vertu de l'indice que l'esclaue auoit<text:line-break/>donné : &amp; puis enuoyavn messager au mary, luy por(-)<text:line-break/>ter la nouuelle<text:s/>de ce qui estoit aduenu. Le mary s'en<text:line-break/>vint incontinent, &amp; luy fit dire par le seruiteur tout<text:line-break/>ce que dessus a esté dict. Et en outre, qu'il l'auoit pour<text:line-break/>chassee de son deshonneur, &amp; n'ayant voulu c(o2)sentir<text:line-break/>à son vilain desir il l'auoit menacee de la tuer. L'infor<text:line-break/>tuné pere estoit fort dolent, voyant le plus ieune fils<text:line-break/>porté à la sepulture, &amp; l'autre, pour vn tel crime, de(-)<text:line-break/>uoir estre condamné à la mort, &amp; estant deceu &amp;<text:line-break/>abusé par les fausses lam(e2)tations de sa femme, il s'(e2)(-)<text:line-break/>flammoit à toute heure d'auantage c(o2)tre son fils. A<text:line-break/>peine estoi(e2)t les funerailles acheuees, que le misera(-)<text:line-break/>ble vieillard partit de la sepulture, &amp; s'(e2) alla au palais<text:line-break/>auec vn visage baigné en pleurs &amp; larmes, &amp; là auec<text:line-break/>instantes prieres, il s'employoit pour faire mourir<text:line-break/><text:soft-page-break/>son fils qui luy restoit seul, l'appellant incestueux, à<text:line-break/>cause du lict paternel, qu'il auoit voulu tacher &amp;<text:line-break/><text:span text:style-name="pb">[n.p.]</text:span><text:line-break/>souiller, &amp; fratricide, pource qu'il auoit occiss(o2) frere,<text:line-break/>&amp; assasim, pour auoir menacé sa marastre, de mort. Par<text:line-break/>ces parolles il auoit<text:s/>meu les cœurs des hommes à v(-)<text:line-break/>ne si grande indignation, que tous crioient à haute<text:line-break/>voix, que sans perdre t(e2)ps, en accusati(o2)s ou defences<text:line-break/>de ce peché, on le deuoit publiquement punir &amp; le<text:line-break/>lapider. A ceste heure là les iuges dirent, que suiuant<text:line-break/>la coustume ancienne, ils vouloient &amp; estoit raison(-)<text:line-break/>nable, que le faict fust bien examiné, que la sentence<text:line-break/>fust exactement entendue, &amp; qu'ils ne souffriroient<text:line-break/>point, qu'vn exemple tant cruel fust introduit &amp; mis<text:line-break/>en vsage, de faire mourir aucun, par indignation, &amp;<text:line-break/>non par iustes preuues. On fit donques appeller &amp; ci(-)<text:line-break/>ter l'accusé, selon la coustume de la loy, &amp; la cause<text:line-break/>fut denoncee à l'accusateur. Le pere dist que son fils<text:line-break/>aisné auoit empoisonné son frere, que de ce il auoit<text:line-break/>vn certain indice, qui estoit que peu de iours aupara(-)<text:line-break/>uant il auoit essayé de le faire tuer, par vn seruiteur<text:line-break/>luy promettant cinquante escus : &amp; surce le ieune<text:line-break/>homme interrogé &amp; enquis ny a tout cela. La con(-)<text:line-break/>tention de parler estant finie, les iuges ne voulurent<text:line-break/>pas decider ceste cause, par coniectures &amp; soupçons<text:line-break/>mais par fermes preuues &amp; certaines veritez. Ils or(-)<text:line-break/>donnerent que le seruiteur fust amené deuant eux,<text:line-break/>&amp; ainsi ce seruiteur, sentant son gibet, fut amené de(-)<text:line-break/>uant les Iuges, sans s'espouuanter ou egarer aucune(-)<text:line-break/>ment,<text:s/>&amp; dist les mesmes parolles qu'il auoit dictes au<text:line-break/>pere &amp; dauantage : &amp; qu'il soustenoit que cela estoit<text:line-break/>vray, &amp; le soustiendroit mesmes par la gesne, auec<text:line-break/>le ieune homme. Il n'y eut aucun iuge tant amy du<text:line-break/>ieune homme qui ne iugeast estre besoin, de gesner<text:line-break/>le fils premierement, &amp; puis apres l'esclaue, si le<text:line-break/><text:span text:style-name="pb">[292]</text:span><text:line-break/>ieu(-)ne homme enduroit le tourment &amp; nyoit l'accusa(-)<text:line-break/>tion. Alors vn medecin de grande integrité &amp; au(-)<text:line-break/>thorité en ce pays là, se leua, &amp; dist ce qui s'ensuit.<text:line-break/>Ie suis bien aise de pouuoir dire que iusques à pre(-)<text:line-break/>sent, vous m'auez reputé &amp; tenu homme de bien, ie<text:line-break/>ne peux souffrir que ce ieune homme innocent soit<text:line-break/>iniustement tourmenté &amp; occis. Mais que sera ce<text:line-break/>si ie m'oppose seul à l'affirmation d'vn autre ? Ie suis<text:line-break/>toutesfois celuy que vous m'estimez, &amp; il est vn me(-)<text:line-break/>chant esclaue, digne non pas seulement d'vn gibet,<text:line-break/>mais de mille. Ie sçay bien &amp; suis bien asseuré que<text:line-break/>ma conscience ne me deçoit pas, &amp; pour ceste cau(-)<text:line-break/>se, oyez comme il va de ce faict. Ce méchant est ve(-)<text:line-break/>nu à moy, voulant que ie luy vendisse vne poison<text:line-break/><text:soft-page-break/>faisant mourir à l'heure, m'offrant, pour paye(-)<text:line-break/>ment, cinquante ducats d'or, disant en auoir be(-)<text:line-break/>soin, pour bailler à vn malade, lequel tourmenté<text:line-break/>iour &amp; nuict d'vne hidropisie, à laquelle on ne pou(-)<text:line-break/>uoit remedier, &amp; de milles autres douleurs, il auoit<text:line-break/>desir, par le moyen de la mort, le deliurer de tant de<text:line-break/>peines : &amp; voyant ce larron aller mendiant les parol(-)<text:line-break/>les, cependant qu'il controuuoit telles excuses, ie<text:line-break/>commençay à douter qu'il en vouloit faire quelque<text:line-break/>grand mal, &amp; pensay le r'enuoyer. Mais considerant<text:line-break/>apres en moy-mesme, que si ie le r'enuoyois, il s'en<text:line-break/>iroit à vn autre, parau(a2)ture moins aduisé que ie ne<text:line-break/>suis, lequel luy complairoit en cela, i'estimay qu'il e(-)<text:line-break/>stoit bon, de luy bailler vn breuage, &amp; le luy baillay,<text:line-break/>mais vous entendrez apres, de quelle nature il estoit :<text:line-break/>&amp; tenant pour certainque cecy se rechercheroit auec<text:line-break/>le temps, ie ne voulu prendre incontinent l'argent<text:line-break/><text:span text:style-name="pb">[n.p.]</text:span><text:line-break/>qu'il m'auoit offert, mais icluy dis : Pource que ie dou<text:line-break/>te, que ne se trouue aucuns de<text:s/>ces ducats, qui soient<text:line-break/>faulx, ou legers, remets les en ce sachet, &amp; le cachette<text:line-break/>de son aneau, &amp; puis vn autre iour, quand nous au(-)<text:line-break/>rons plus de loisir, nous en irons versvn changeur, &amp;<text:line-break/>les ferons voir. Ainsi ie luy fis seeler ce petit sac, auec<text:line-break/>son cachet, &amp; maintenant, ie l'ay enuoyé querir,<text:line-break/>par mon seruiteur, &amp; le vous presente manifeste(-)<text:line-break/>ment : qu'il voye &amp; recognoisse son cachet, &amp; qu'il<text:line-break/>die, comment il veut accuser &amp; mettre la faulte de<text:line-break/>cecy sur ce ieune homme innocent, d'auoir donné la<text:line-break/>poison à son frere, puis qu'il l'a achetee luy mesme.<text:line-break/>Tandis que cest habile homme tenoit ces propos, ce<text:line-break/>mechant esclaue estant deuenu, commevn corps des<text:line-break/>enterré, &amp; tremblant, iettoit quelques goutes d'vne<text:line-break/>sueur froide, comme glace, &amp; demen(a2)t les pieds ores<text:line-break/>en au(a2)t, ores arriere, &amp; ores iettant la teste, çà &amp; là,<text:line-break/>c(o2)mencea à mascher certaines sottises &amp; fadaises, en<text:line-break/>sorte qu'a bondroict, personne ne l'eust peu iuger in(-)<text:line-break/>noc(e2)t. Ce ne(a2)tmoins le méchant allant au deuant<text:line-break/>de la crainte, auec son audace, l'ayant chassee, reprint<text:line-break/>cœur, &amp; commença à trouuer les vieilles ruses, &amp; a(-)<text:line-break/>uec la mesme promptitude d'esprit, accusant ce Me(-)<text:line-break/>decin de mensonge, il nioit tout ce qu'il auoit dict.<text:line-break/>Mais le veillard qui auoit tousiours bien vescu, pour<text:line-break/>ne tacher sanette<text:s/>renommee, sur ses vieux ans, s'ef(-)<text:line-break/>forçoit à toute instance, de monstrer la verité de la<text:line-break/>chose, &amp; pour ceste cause ay(a2)t faict tirer, à l'vn des e(-)<text:line-break/>xecuteurs de iustice l'aneau &amp; cachet du doigt du ser<text:line-break/>uiteur, &amp; l'ayant confronté &amp; conferé auec la mar(-)<text:line-break/>que du sacher, fut trouué qu'elle se raportoit &amp; estoit<text:line-break/>tout vn : parquoy, les iuges tindrent cela, pour vn<text:line-break/><text:soft-page-break/><text:s/><text:span text:style-name="pb">[293]</text:span><text:line-break/>indice suffisant de le mettre à la torture : &amp; apres que<text:line-break/>on luy eut donné plusieurs traits de corde, il nya<text:line-break/>tousiours cela fort &amp; ferme.<text:s/>A ceste heure là le me(-)<text:line-break/>decin dit aux Iuges : Vous deuez donc sçauoir que le<text:line-break/>meschant voulant que ie le prouueusse de ceste poi(-)<text:line-break/>son, comme ie vous ay dict, &amp; ne trouuant conuena(-)<text:line-break/>ble à vn bon medecin, estre cause de la mort d'auc(u2),<text:line-break/>comme celuy qui sçait la medecine auoir esté inuen(-)<text:line-break/>tee pour le salut des hommes, &amp; non pas dem(o2)stree<text:line-break/>à leur dommage, venant du ciel, &amp; doutant comme<text:line-break/>ie vous ay dict, qu'il ne fust allé à vn autre, lequel par<text:line-break/>conuoitise d'argent &amp; auarice, luy eust parauanture<text:line-break/>baillé ce qu'il vouloit, ie luy ay baillé non pas la poi(-)<text:line-break/>son, mais vn breuage de mandragore, qui faict dor(-)<text:line-break/>mir si profondement, que tandis que son operation<text:line-break/>dure, celuy qui l'a prinse demeure comme mort. Par<text:line-break/>quoy si cest enfant a prins le breuage que i'ay tem(-)<text:line-break/>peré, il est viuant, &amp; se repose &amp; dort, &amp; d'aut(a2)t plus<text:line-break/>tost que la force de nature aura chassé l'espaisse nuë<text:line-break/>de ce sommeil, nostre lumiere luy apparoistra de re(-)<text:line-break/>chef belle comme deu(a2)t : mais s'il est mort à bon es(-)<text:line-break/>cient, recherchez-en la cause d'ailleurs. Le medecin<text:line-break/>ayant dict cela, chacun fut d'aduis que sans tarder<text:line-break/>l'on allast au lieu où le garçon estoit enseuely, pour<text:line-break/>cognoistre la verité de ce faict. Parquoy mettant le<text:line-break/>seruiteur &amp; l'autre fils aisné en prison, ils s'en aller(e2)t<text:line-break/>à la sepulture : où estans arriuez, le pere de l'enfant<text:line-break/>fut celuy qui voulut leuer la pierre du monument,<text:line-break/>&amp; ne falloit pas att(e2)dre d'au(a2)tage à donner secours :<text:line-break/>pource que la nature auoit déja chassé de soy l'ob(-)<text:line-break/>scur sommeil : &amp; le ieune homme estoit retourné à<text:line-break/>soy. Le pere l'ayant embrassé de telleamour que vo(us)<text:line-break/><text:span text:style-name="pb">[n.p.]</text:span><text:line-break/>pouuez penser, pour n'auoir paroles suffisantes &amp;<text:line-break/>correspondantes à la presente alegresse, se taisant, le<text:line-break/>tira hors de la sepulture : &amp; ainsi en habit funebre le<text:line-break/>presenta deuant le iuge. Le seruiteur voyant le garç(o2)<text:line-break/>viuant, &amp; pensant que l'on luy pardonneroit, pour(-)<text:line-break/>ce que la mort ne s'estoit pas ensuiuie, &amp; aussi pour<text:line-break/>ne souffrir d'auantage la torture, confessa tout le<text:line-break/>faict. Parquoy la femme fut prinse &amp; menee de(-)<text:line-break/>uant les<text:s/>iuges, laquelle auec peu de gesne, confessa<text:line-break/>aussi le tout : &amp; lors le iuge prononça sentence, &amp;<text:line-break/>dit que le seruiteur pour auoir faict cest acte, encore<text:line-break/>que la mort ne s'en fust ensuiuie, seroit pendu &amp; e(-)<text:line-break/>stranglé : &amp; aux prieres du mary &amp; du fils, fut<text:s/>faicte<text:line-break/>grace à la femme, laquelle fut à iamais bannie : &amp; fut<text:line-break/>laissé au medecin d'vn commun consentement, le<text:line-break/>prix des cinquante ducats, pour le payement de la<text:line-break/><text:soft-page-break/>potion ou breuage endormant : &amp; ainsi le pere qui<text:line-break/>estoit en danger de perdre ses deux enfans, les<text:line-break/>changeant auec sa meschante femme, les eut en<text:line-break/>vie &amp; innocens.</text:p>
      <text:h text:style-name="Titre2" text:outline-level="2">ACCIDENT (PAR L'INIVRE DE<text:line-break/><text:span text:style-name="T3918">la fortune) dangereux &amp; estrange, certainement ad(-)</text:span><text:span text:style-name="T3919"><text:line-break/></text:span><text:span text:style-name="T3920">uenu à vn Seigneur François, s'en retournant de Ro(-)</text:span><text:span text:style-name="T3921"><text:line-break/></text:span><text:span text:style-name="T3922">me en France, sans se douter d'aucun mal : &amp; comme</text:span><text:span text:style-name="T3923"><text:line-break/></text:span><text:span text:style-name="T3924">il fut en</text:span><text:span text:style-name="T3925"><text:s/>danger d'estre tué auec tous ses gens.</text:span></text:h>
      <text:h text:style-name="P3926" text:outline-level="2">Novvelle iii.</text:h>
      <text:p text:style-name="p"><text:span text:style-name="pb">[294]</text:span></text:p>
      <text:p text:style-name="P3927"><text:span text:style-name="T3928">L</text:span>A nouuelle de Lauinie estoit acheuee<text:line-break/>&amp;<text:s/>mise à fin, quand la Royne comman(-)<text:line-break/>da à Philon de dire &amp; reciter la sienne :<text:line-break/>laquelle dit à ceste heure là.</text:p>
      <text:p text:style-name="p">Il n'y a pas l(o2)g temps, &amp; ne sçauroit auoir gueres<text:line-break/>plus de cinq ou six ans, qu'vn notable &amp; ieune Sei(-)<text:line-break/>gneur de Fr(a2)ce, fut voir, selon la coustume de la no(-)<text:line-break/>blesse Françoise, l'Italie, qui est certainement l'esco(-)<text:line-break/>le de bien &amp; mal aussi : de bien, toute courtoisie &amp;<text:line-break/>vertu aux Gentilshommes &amp; Seigneurs, tels que ce(-)<text:line-break/>luy duquel ie vous veux parler : de mal, à ceux qui<text:line-break/>sont mal naiz, &amp;<text:s/>suiu(e2)t plustost les vices que les ver(-)<text:line-break/>tus. Ainsi ce ieune Seigneur ay(a2)t veu toutes les plus<text:line-break/>notables villes d'Italie, &amp; premierem(e2)t du Piem(o2)t,<text:line-break/>d'où il passa à Ferrare, Venise, Bol(o2)gne, Padouë, Flo(-)<text:line-break/>rence &amp; autres principales villes de Toscane, en cha(-)<text:line-break/>cune desquelles il demeuroit bonne espace de temps<text:line-break/>bien suiuy &amp; accompagné, tousiours addonné à la<text:line-break/>vertu, pour aprendre ce qu'il pensoit m(a2)quer ou de(-)<text:line-break/>faillir en luy, proposa finalement s'en aller à Rome :<text:line-break/>de laquelle ayant veu les plus belles choses &amp; singu(-)<text:line-break/>lieres, &amp; ayant aprins beaucoup par la conuersation<text:line-break/>de plusieux nobles suiuans la Cour de Rome, il auoit<text:line-break/>vn merueilleux plaisir &amp; contentement en soymes(-)<text:line-break/>mes, &amp; ne se rep(e2)toit aucunement d'auoir entrepris<text:line-break/>ce voyage, par le<text:s/>vouloir de son tres-sage &amp; noble<text:line-break/>pere, qui l'y auoit enuoyé, y ayant bien tant profité,<text:line-break/>&amp; y profitant tous les iours, qu'il ne pouuoit trou(-)<text:line-break/>uer le chemin de s'en retourner en France, où il estoit<text:line-break/>fort desiré. Tant que le pere fut c(o2)trainct depescher<text:line-break/>vn homme, &amp; l'enuoyer promptement en Italie<text:line-break/>pour le faire venir &amp; arracher de là. Cest h(o2)me est(a2)t<text:line-break/><text:span text:style-name="pb">[n.p.]</text:span><text:line-break/>paruenu là où estoit ce ieune seigneur, luy presenta<text:line-break/>lettres de la part de son pere : l'aduisant qu'il eust in(-)<text:line-break/>continent la lettre leuë, à s'en retourner en diligen(-)<text:line-break/>ce. Parquoy, comme celuy qui n'auoit rien plus cher<text:line-break/><text:soft-page-break/>que d'obeïr aux commandemens paternels, ne faillit<text:line-break/>pas de commander à ses gens, nommément à son<text:line-break/>maistre d'hostel, d'aduiser à contenter vn chacun là<text:line-break/>où il pouuoit deuoit, &amp; de faire preparer toutes cho(-)<text:line-break/>ses pour le departement. Il s'estoit monté de tresb(o2)s<text:line-break/>cheuaux qu'il auoit laissé à Bolongne auec tout son<text:line-break/>train quand il alla à Rome, à Naples, &amp; Calabre :<text:line-break/>d'où il estoit retourné à Rome pour s'en aller à Bo(-)<text:line-break/>longne, &amp; de là s'en retourner en France. Et sçach(a2)t<text:line-break/>qu'il y auoit vne feste fort sol(e2)nelle &amp; belle, en vne<text:line-break/>petite ville assez loing de Rome, dicte nostre Dame<text:line-break/>de Lorette : &amp; ayant enuie de s'y trouuer le iour de la<text:line-break/>feste par deuotion : il se diligenta de partir,<text:s/>&amp; ayant<text:line-break/>dict à Dieu à quelques Seigneurs &amp; Cardinaux ses<text:line-break/>parens &amp; amis, ausquels il communiqua le vouloir<text:line-break/>&amp; c(o2)mandem(e2)t de m(o2)sieur son pere, il print la poste<text:line-break/>&amp; partit de Rome d'assez b(o2)ne heure ce iour mesme<text:line-break/>qui estoit la veille de ceste feste<text:s/>solennelle qui se de(-)<text:line-break/>noit faire en ceste ville, comme i'ay touché cy des(-)<text:line-break/>sus. Or est-il que ce iour mesme fut tué, enuiron<text:line-break/>l'heure que ledict sieur partit de Rome vn braue sei(-)<text:line-break/>gneur, parent d'vn des plus appar(e2)s &amp; notables Car(-)<text:line-break/>dinaux de la Cour Romaine, ainsi qu'il alloit par la<text:line-break/>ville en s(o2) coche, &amp; fut assailly de plusieurs en plein<text:line-break/>iour, lesquels l'ayant massacré, &amp; l'vn d'iceux don(-)<text:line-break/>né le coup de la mort, gaignerent au pied, montent à<text:line-break/>cheual à l'heure, &amp; s'en allerent. Le bruit de ce<text:s/>mas(-)<text:line-break/>sacre courut incontinent par toute la ville, qui en<text:line-break/><text:span text:style-name="pb">[295]</text:span><text:line-break/>fut fort troublee, à cause de la qualité de celuy qui<text:line-break/>auoit esté occis. Et d'auanture le chef de ceux qui a(-)<text:line-break/>uoient assailly le seigneur Italien estoit Francois : &amp;<text:line-break/>ces nouuelles portees à<text:s/>sa Saincteté &amp; tout le Sa(-)<text:line-break/>cré College des Cardinaux &amp; Prelats de la Cour<text:line-break/>Romaine, ils en porterent tous tel dueil, qu'il fut fait<text:line-break/>soudain commandement au Preuost, suiuy de ses<text:line-break/>gens &amp; d'autres Gentilshommes d'aller apres, &amp;<text:line-break/>amener les meurtriers vifs ou<text:s/>morts pour en faire<text:line-break/>telle iustice qui estoit requise &amp; necessaire à l'enor(-)<text:line-break/>mité du faict. Et pource que cela aduint, comme i'ay<text:line-break/>dict, enuiron sur l'heure que ledict sieur François<text:line-break/>sortit en poste de la ville, le bruit fut que les meur(-)<text:line-break/>triers auoient<text:s/>prins la poste, &amp; estoient hors de la<text:line-break/>ville, sortis par la porte que ledict sieur auoit prinse,<text:line-break/>lequel auec ses gens on prenoit indubitablement<text:line-break/>pour l'autheur de ce faict. Ceux qui à l'heure du<text:line-break/>meurtre, ou enuiron ceste heure là le virent sortir,<text:line-break/>s'en allerent en aduertir le Preuost, disant qu'ils a(-)<text:line-break/>uoient veu le meurtrier &amp; ses complices fuir &amp; sor(-)<text:line-break/>tir de la ville sur des cheuaux de poste, à l'heure mes(-)<text:line-break/><text:soft-page-break/>me que le massacre s'estoit commis : Et sur ce le Pre(-)<text:line-break/>uost y adioustant quelque foy, pource<text:s/>que ceux qui<text:line-break/>luy faisoient ce rapport, l'acertenoient qu'il estoit<text:line-break/>François &amp; tous ses gens aussi, comme ils pouuoi(e2)t<text:line-break/>bien remarquer à leur port &amp; habits : il s'en alla à la<text:line-break/>Poste pour sçauoir &amp; s'informer de celuy qui estoit<text:line-break/>party, &amp; quel chemin il auoit prins auec ses gens :<text:line-break/>On luy dit qu'il estoit Gentilhomme François, &amp;<text:line-break/>mesmes fut aduisé du chemin qu'il tenoit. Le Pre(-)<text:line-break/>uost auec ses gens presumant de là, encore vne plus<text:line-break/>certaine coniecture : &amp; estant bien asseuré que le<text:line-break/><text:span text:style-name="pb">[n.p.]</text:span><text:line-break/>Gentilhomme François<text:s/>estoit party sur l'heure du<text:line-break/>meurtre : &amp; que c'estoient des François qui estoient<text:line-break/>accusez de ce faict, print inc(o2)tinent des cheuaux, &amp;<text:line-break/>sans auc(u2) delay, m(o2)te &amp; pique, gallopant tant qu'il<text:line-break/>peust pour aller apres &amp; l'attaindre auec toute sa sui(-)<text:line-break/>te.<text:s/>Le sieur François ne sçach(a2)t rien de tout cela, s'en<text:line-break/>alloit en toute diligence s'esgayant &amp; desirant sur<text:line-break/>tout se trouuer où nous auons dict : à raison dequoy<text:line-break/>luy estoit force de galoper deux ou trois iours sans<text:line-break/>cesse pour y estre au iour de la feste. Le Preuost qui<text:line-break/>alloit apres, s'enqueroit diligemm(e2)t en chacune po(-)<text:line-break/>ste, où il se refraischissoit de cheuaux, du Gentilhom(-)<text:line-break/>me Fr(a2)çois &amp; son train, pour sçauoir tousiours quel<text:line-break/>chemin il prenoit : &amp; mesmes s'(i2)formoit de leur port,<text:line-break/>habits, couleur<text:s/>&amp; manieres, pour voir si ce que l'on<text:line-break/>luy en diroit se conformeroit à ce que l'on luy en a(-)<text:line-break/>uoit déja dict chez le Maistre de la poste de Rome,<text:line-break/>&amp; à la porte par laquelle ils estoient sortis : &amp; il trou(-)<text:line-break/>uoit proprem(e2)t qu'ils estoient ceux qu'on luy<text:s/>auoit<text:line-break/>remarquez. Ce qui luy d(o2)noit d'aut(a2)t plus ard(e2)te oc(-)<text:line-break/>casion de suiure ses brisees, &amp; courir t(a2)t qu'il les eust<text:line-break/>empoignez &amp; saisis c(o2)me meurtriers : deliberé là où<text:line-break/>les trouu(a2)s aux ch(a2)ps, ils voudroi(e2)t faire aucune re(-)<text:line-break/>sistance pour ne tomber entre ses mains, &amp; se sauuer<text:line-break/>de la mort qu(a2)d ils les voudroi(e2)t appreh(e2)der, passer<text:line-break/>ce qu'ils trouueroient par le fil de l'espee, là où ils ne<text:line-break/>pourroient en auoir autre raison. Et ayant déja passé<text:line-break/>plusieurs lieux où le G(e2)tilh(o2)me Fr(a2)çois passoit, il ne<text:line-break/>tardoit gueres, &amp; sçach(a2)t bi(e2) qu'il estoit besoing de<text:line-break/>dilig(e2)ce, pour attraper ceux qu'il pensoit estre fugi(-)<text:line-break/>tifs, c(o2)tinua à courir : p(e2)sant à tout le moins les trou(-)<text:line-break/>uer en certain lieu où ils se pouuoi(e2)t arrester pour le<text:line-break/><text:span text:style-name="pb">[296]</text:span><text:line-break/>meilleur &amp; plus c(o2)mode qui fust sur le chemin, afin<text:line-break/>d'eux refreschir &amp; pr(e1)dre leur repos. Et en ceste espe<text:line-break/>tance le Preuost galopoit tout ioyeux, p(e2)sant faire là<text:line-break/>quelque bon butin : &amp; ses gens faisoient déja leur c(o2)(-)<text:line-break/>te de prendre sur ces Fr(a2)çois ce qu'ils p(e2)seroient leur<text:line-break/><text:soft-page-break/>estre propre &amp; à leur vsage : l'vn disoit, s'ils ont (q2)lque<text:line-break/>beau poitrinal ou autres armes, c'est pour moy, l'au(-)<text:line-break/>tre, si quelqu'vn a quelque b(o2) m(a2)teau, no(us) ch(a2)ger(o2)s<text:line-break/>luy &amp; moy : &amp; departissoi(e2)t déja le butin, se debat(a2)s<text:line-break/>qui auroit la premiere pointe. Or quand le Preuost<text:line-break/>fut venu au lieu où il pensoit que les fugitifs, qu'il te(-)<text:line-break/>noit certainement pour tels, deussent coucher : &amp;<text:line-break/>ayant sçeu que le Gentilhomme François &amp; ses g(e2)s<text:line-break/>auoient passé outre, il cuida desesperer : &amp; voyant<text:line-break/>qu'ils alloy(e2)t iour &amp; nuict, se tint pour asseuré qu'ils<text:line-break/>estoient ceux là qui auoient massacré en son co(-)<text:line-break/>che, ce Seigneur Italien. Et pourtant, sans autre for(-)<text:line-break/>me de procez auoit deliberé tailler tous en pieces,<text:line-break/>les trouuant en campagne, comme veritablement il<text:line-break/>eust faict, sans la deuotion grande du ieune Seigneur<text:line-break/>qui auoit desir d'estre au iour de la feste à nostre Da(-)<text:line-break/>me de Lorette pour y faire ses prieres &amp; oraisons.<text:line-break/>Et pourtant voyant bien qu'il n'estoit pas temps de<text:line-break/>perdre cœur, ains de poursuiure d'autant plus cou(-)<text:line-break/>rageusement leur entreprinse, &amp; executer leur char(-)<text:line-break/>ge bien &amp; deuëment, il fit soupper ses gens en haste,<text:line-break/>&amp; ayant sçeu où tendoit le Gentilhomme François,<text:line-break/>aduerty qu'il s'en alloit coucher en la ville, où le len(-)<text:line-break/>demain deuoit estre ceste feste, print cheuaux de re(-)<text:line-break/>lais : &amp; fit tant qu'il arriua en ceste ville là, enui(-)<text:line-break/>ron deux ou troix heures apres que le Gentilhomme<text:line-break/>François fut arriué, qui fut sur le matin.</text:p>
      <text:p text:style-name="p"><text:span text:style-name="pb">[n.p.]</text:span><text:line-break/>Le Preuost sçachant que le Gentilhomme François<text:line-break/>estoit en ceste ville là, mit ses gens deçà delà : &amp; leur<text:line-break/>commanda de ne remuer mesnage, &amp; de prendre<text:line-break/>seulement garde que personne de l'hostellerie ne<text:line-break/>sortist. Cependant il s'en alla parler au Gouuerneur<text:line-break/>de la ville qui estoit l'Euesque : lequel sçachant cecy,<text:line-break/>donna authorité au Preuost de veiller sur celuy &amp;<text:line-break/>ceux qu'il pourchassoit : mais qu'il ne vouloit point<text:line-break/>que pour ce iour &amp; feste solennelle, on leur deman(-)<text:line-break/>dast aucune chose, ou fussent par iceluy saisis ius(-)<text:line-break/>ques au lendemain de la feste, si d'auanture ils ne<text:line-break/>s'ingeroient de partir : &amp; en ce cas il leur donnoit<text:line-break/>puissance &amp; authorité de les apprehender : mais s'ils<text:line-break/>ne bougeoient de la ville, il vouloit &amp; ent(e2)doit que<text:line-break/>l'on les laissast aller<text:s/>librement sans leur dire mot<text:line-break/>iusques au l(e2)demain, &amp; que tousiours l'on eust l'œil<text:line-break/>sur eux : &amp; enuoya aduertir aux portes, que si d'au(a2)(-)<text:line-break/>ture aucuns d'eux vouloient sortir, on ne les laissast<text:line-break/>sortir : &amp; y fit mettre garde. Le sieur François &amp; ses<text:line-break/>gens ne se doutoient d'aucun mal : comme ceux aussi<text:line-break/>qui ne se sentoient aucunement coulpables. Et est(a2)t<text:line-break/>ledict sieur debout, ne fit autre semblant de vouloir<text:line-break/><text:soft-page-break/>partir : mais s'en alla auec deux siens Gentilsh(o2)mes<text:line-break/>&amp; vn laquais seulement portant son espee<text:s/>apres luy,<text:line-break/>ouïr la Messe en attendant le disner : estoit gay &amp;<text:line-break/>ioyeux, ne se doutant aucunement du bon iour qu'il<text:line-break/>eust le lendemain de ceste feste. Les gens du Preuost<text:line-break/>sans faire semblant de rien, les remarquoy(e2)t tous les<text:line-break/>vns apres les autres, &amp; prenoient le maistre d'hostel<text:line-break/>dudict sieur, pour celuy qui auoit faict le coup ded(a2)s<text:line-break/>Rome, &amp; le prenoient tres-mal : car combien qu'il<text:line-break/>soit homme d'espee &amp; porte vn visage plustost<text:line-break/><text:span text:style-name="pb">[297]</text:span><text:line-break/>mar(-)tial, qu'autrement, si est-il, que quand il auroit que(-)<text:line-break/>relle à quelqu'vn, &amp; voudroit attaquer vn hom(-)<text:line-break/>me, il est bien tant nourry à la vertu, que de natu(-)<text:line-break/>re, &amp; par la bonne nourriture qu'il a receuë en<text:line-break/>la maison d'vn tel Seigneur, il ne voudroit poltron(-)<text:line-break/>nément l'assaillir, &amp; le tuer dedans vn coche, mais<text:line-break/>le combattre en vertueux Gentilhomme, l'espee au<text:line-break/>poing de part &amp; d'autre. Le iour se passa paisible(-)<text:line-break/>ment sans dire mot audict sieur, &amp; ses gens, qui e(-)<text:line-break/>stoient neantmoins espiez d'vne infinité d'argus : &amp;<text:line-break/>le lendemain dés le poinct du iour le Preuost entra<text:line-break/>de force où estoit ledict sieur, &amp; l'arresta auec tous<text:line-break/>ses gens, qui furent tous menez prisonniers separé(-)<text:line-break/>ment en diuers lieux, &amp; separément interrogez, &amp;<text:line-break/>fut tout leur bagage troussé : de maniere que le sieur<text:line-break/>François qui le iour auparauant estoit tant<text:s/>gay &amp;<text:line-break/>ioyeux de voir la nouueauté de ceste feste, esprouua<text:line-break/>en vn instant combien la fortune est muable, &amp;<text:line-break/>nous entremesle d'angoisses, sans y penser, parmy<text:line-break/>nos liesses. Et fut iceluy sieur mené en la maison<text:line-break/>du Gouuerneur, qu'il eut pour prison, sans aucun<text:line-break/>de ses gens. Il n'y eut celuy de tous ses gens qui ne<text:line-break/>fust particulierement &amp; separément examiné &amp;<text:line-break/>interrogé : &amp; mesmes ledict sieur, &amp; tous se trou(-)<text:line-break/>uerent tant conformes en leurs responces, que l'on<text:line-break/>commença à cognoistre qu'ils estoient innocens<text:line-break/>de ce<text:s/>faict. Le Gentilhomme François qui estoit<text:line-break/>prisonnier, trouua moyen d'escrire à Rome à cer(-)<text:line-break/>tains Cardinaux siens parens, pour les aduertir du<text:line-break/>destourbier qu'il auoit trouué en son chemin, &amp;<text:line-break/>du tort qui luy estoit faict, de l'accuser du meur(-)<text:line-break/>tre d'vn<text:s/>certain Seigneur Italien, que l'on disoit<text:line-break/><text:span text:style-name="pb">[n.p.]</text:span><text:line-break/>auoir esté tué le iour de son departement de Rome :<text:line-break/>dont il estoit ignorant, quand il departir, &amp; ses<text:line-break/>accusateurs furent ceux qui luy en auoyent apporté<text:line-break/>les premieres nouuelles : qu'ils le tenoient arresté<text:line-break/>auec tous ses gens par vne presomption &amp; coniectu(-)<text:line-break/>re, qui estoit, qu'il estoit party de Rome à l'heure<text:line-break/><text:soft-page-break/>que le meurtre auoit esté commis : &amp; puis qu'il estoit<text:line-break/>François, &amp; qu'vn François auoit tué le seigneur<text:line-break/>Italien. Et pourtant qu'il les supplioit humblement<text:line-break/>en escrire au Gouuerneur, pour monstrer qu'il estoit<text:line-break/>prins pour vn autre, &amp; estoit innocent de ce faict.<text:line-break/>Cependant ils eurent tous beaucoup d'affaires, &amp;<text:line-break/>n'eust esté le bon ordre que le Gouuerneur y mit, la<text:line-break/>commune qui auoit ouy parler de ce meurtre,<text:s/>&amp; te(-)<text:line-break/>noit pour certain que ces Fr(a2)çois l'auoient commis,<text:line-break/>vouloit s'esleuer contr'eux &amp; les massacrer. Le mai(-)<text:line-break/>stre d'hostel dudict sieur, lequel, comme i'ay dict, ils<text:line-break/>auoient opinion auoir faict le coup, fut reserré beau(-)<text:line-break/>coup plus estroictement<text:s/>que les autres, &amp; fut mené<text:line-break/>en vne tour en vn bout de la ville, loing des prisons<text:line-break/>des autres : &amp; en ceste tour fut mis auec vn hideux<text:line-break/>prisonnier qui estoit criminel, ayant de gros fers aux<text:line-break/>pieds. Qui fut bien esbahy, ce fut luy, quand il se vid<text:line-break/>là dedans auec vn si honneste compagnon, pource<text:line-break/>que l'enleuant de l'hostellerie, on luy auoit faict à<text:line-break/>croire, c(o2)me aussi à tous les autres, qu'on le menoit<text:line-break/>au logis du Gouuerneur. Comm(e2)t dit-il, entrant en<text:line-break/>la tour par vne petite porte de fer, &amp; basse : Le logis<text:line-break/>de monsieur le Gouuerneur a-il point de plus belle<text:line-break/>entree que ceste-cy ? Si tous les Gouuerneurs estoi(e2)t<text:line-break/>logez de ceste façon, il vaudroit mieux estre gouuer(-)<text:line-break/>né que Gouuerneur. Ie voy bien que vous me<text:line-break/><text:span text:style-name="pb">[298]</text:span><text:line-break/>met(-)tez en prison, &amp; ne sçay pourquoy. Qu'y a-il, au(o2)s<text:line-break/>nous mangé le lard ? dites moy à tout le moins pour(-)<text:line-break/>quoy vous me logez icy. Il dit ces choses deuant que<text:line-break/>il fust interrogé. Tant y a qu'on le laissa là dedans<text:line-break/>ronger son frein tant qu'il voulut : &amp; y estant, il com(-)<text:line-break/>m(e2)ce à parler au prisonnier qui estoit là, &amp; regard(a2)t<text:line-break/>en hault aduise vn certain engin auec vne corde, &amp;<text:line-break/>le prisonnier luy dit, pour le consoler, qu'il s'atten(-)<text:line-break/>dist en brief d'auoir plusieurs traicts de corde : &amp; que<text:line-break/>là dedans n'entroit pas vn prisonnier, qui ne passast<text:line-break/>par là : &amp; toutes les fois que l'on ouuroit l'huis de la<text:line-break/>prison, il luy donnoit ceste peur : &amp; voyant là vne<text:line-break/>place, auec des fers, il luy dit : Voila le lieu où vous<text:line-break/>serez incontinent attaché &amp; enchaisné, de manie(-)<text:line-break/>re que ce prisonnier, tant il estoit malheureux,<text:line-break/>sembloit se resiouir d'auoir vn compagnon. On<text:line-break/>luy apporta à manger : mais il estoit tant contri(-)<text:line-break/>sté, non tant pour l'amour de luy, que pour l'a(-)<text:line-break/>mour de son seigneur &amp; maistre, qu'il n'auoit point<text:line-break/>enuie de manger : toutesfois il auoit<text:s/>esperance en ce<text:line-break/>b(o2) Dieu, qu'ils seroi(e2)t bien tost deliurez de ceste pei(-)<text:line-break/>ne : &amp; ayant esté interrogé, on trouua que ces propos<text:line-break/>estoi(e2)t du tout c(o2)formes aux autres : &amp; demandoit<text:line-break/><text:soft-page-break/>souu(e2)t en quel estat estoit son maistre : &amp; le maistre<text:line-break/>pareillem(e2)t suplioit inst(a2)ment qu'il eust son maistre<text:line-break/>d'hostel, duquel il estoit en aussi gr(a2)de peine &amp; son(-)<text:line-break/>cy que soymesme. En fin leur innocence est(a2)t suffi(-)<text:line-break/>samm(e2)t descouuerte du faict d(o2)t on les auoit char(-)<text:line-break/>gez, &amp; le Gouuerneur ay(a2)t receu lettres de quelques<text:line-break/>Cardinaux de Rome, &amp; mesmes de la Saincteté, par<text:line-break/>lesquelles elle ent(e2)doit (q2) ledict sieur fust tiré de pri(-)<text:line-break/>son auec tous ses g(e2)s : &amp; qu'(o2) luy fist tout l'h(o2)neur (q2)<text:line-break/><text:span text:style-name="pb">[n.p.]</text:span><text:line-break/>l'on pourroit, pour luy reparer le tort qu'on luy a(-)<text:line-break/>uoit faict de l'arrester prisonnier, le Gouuerneur<text:line-break/>luy-mesmes s'en alla accueillir &amp; caresser ledict<text:line-break/>sieur, le suppliant l'excuser, auec le Preuost de<text:line-break/>Rome, s'il auoit esté constitué prisonnier, &amp; s'as(-)<text:line-break/>seurast qu'ils ne l'auoient faict<text:s/>sans bonne charge<text:line-break/>&amp; commission. Tant s'en fault que le sieur Fran(-)<text:line-break/>çois, comme gracieux &amp; humain, s'en trouuast<text:line-break/>interessé, ou en demandast aucune raison, qu'estant<text:line-break/>hors de ceste captiuité, il s'efforça par tous moyens<text:line-break/>de rendre toute la gracieuseté qu'il<text:s/>receuoit iour(-)<text:line-break/>nellement du Gouuerneur, &amp; de tous ses Gentils(-)<text:line-break/>hommes. Ce neantmoins le Gouuerneur pour le<text:line-break/>gratifier, tandis qu'il fut en la ville, voulut mesmes<text:line-break/>se despouiller de son authorité, pour la deferer au(-)<text:line-break/>dict sieur, de sorte qu'il estoit<text:s/>tant respecté du Gou(-)<text:line-break/>uerneur, &amp; de toute sa noblesse, que tous ceux qui<text:line-break/>desiroient obtenir &amp; impetrer quelque chose du<text:line-break/>Gouuerneur, s'addressoient audict sieur François,<text:line-break/>sçachans la faueur qu'il auoit, &amp; le pouuoir de les<text:line-break/>faire iouïssans de leur vouloir : &amp; de faict il fit plai(-)<text:line-break/>sir à beaucoup de personnes, n'estant refusé d'au(-)<text:line-break/>cune chose tant grande fust elle. Le sieur Gou(-)<text:line-break/>uerneur le receuoit souuent en sa maison, &amp; taschoit<text:line-break/>de luy faire la meilleure chere de laquelle il se pou(-)<text:line-break/>uoit aduiser :<text:s/>&amp; ledict sieur François ne faisoit fau(-)<text:line-break/>te de le luy rendre, auec toutes les courtoisies du<text:line-break/>monde, ne voulant permettre que celuy que le<text:line-break/>temps &amp; la fortune ennemie, par tant de fascheu(-)<text:line-break/>ses trauerses &amp; cruelles attaintes n'auoit oncques<text:line-break/>vaincu, le fust<text:s/>apres en la prosperité, par toutes<text:line-break/>les faueurs, accueils, caresses, &amp; infinies<text:line-break/><text:span text:style-name="pb">[299]</text:span><text:line-break/>courtoi(-)sies desquelles l'on vsoit en son endroit. Quand<text:line-break/>toutes ces festes eur(e2)t duré quelque temps, le sieur<text:line-break/>François s'en voulut aller à Bolongne : mais le Gou(-)<text:line-break/>uerneur le supplia de demeurer encores quelques<text:line-break/>iours en la ville, pource que s'il s'en alloit, la com(-)<text:line-break/>mune du plat pays, &amp; bannis, qui auoient ouy<text:line-break/>parler du massacre &amp; meurtre de ce Seigneur, &amp; qui<text:line-break/><text:soft-page-break/>en estoient fort irritez, pour la gr(a2)de affection qu'ils<text:line-break/>auoient à luy, &amp; sçachans ou presumans qu'il fust<text:line-break/>auec son train l'autheur de ce mesfaict, ne feroient<text:line-break/>pas faute de se ruer sur luy &amp; l'outrager, en sorte<text:line-break/>qu'ils seroient tous mis en pieces, sans qu'il y eust<text:line-break/>moyen aucun de le defendre ou sauuer, estant vne<text:line-break/>chose fort dangereuse &amp; à craindre, comme il sça(-)<text:line-break/>uoit trop mieux que luy, que la fureur d'vn peuple<text:line-break/>mutiné, qui ne suit autre chose que son desordon(-)<text:line-break/>né vouloir, qui le conduit où il luy plaist sans aucu(-)<text:line-break/>ne raison. Et pourtant qu'il le vouloit bien aduiser<text:line-break/>de ne se haster encore, tandis que la playe estoit en(-)<text:line-break/>cores recente, de peur que mal ou pis luy aduint : &amp;<text:line-break/>qu'est(a2)t les choses pacifiees, &amp; s(o2) innoc(e2)ce cogneuë<text:line-break/>à chacun c(o2)me à luy, il pourroit s'en aller à la garde<text:line-break/>de Dieu.<text:s/>Le sieur François suiuit cest aduis &amp; c(o2)seil,<text:line-break/>&amp; ne voulut se mettre ou hazarder à la misericorde<text:line-break/>d'vn peuple trop irrité, sçachant qu'il ne seroit pas<text:line-break/>t(e2)ps de se repentir qu(a2)d il se verroit entre ses mains.<text:line-break/>Et pour ceste cause il demeura encores plus de quin(-)<text:line-break/>ze iours en la ville, auec tous les plaisirs qu'on luy<text:line-break/>pouuoit d(o2)ner, en festins, bal, danses, ieux, tournoirs<text:line-break/>&amp; mascarades, pour am(e2)de l'escorne qu'il y auoit<text:line-break/>receu à son aduenement. Et quand il sçeut que la fu(-)<text:line-break/>reur du peuple fut appaisee, par le moyen du sage<text:line-break/><text:span text:style-name="pb">[n.p.]</text:span><text:line-break/>Gouuerneur qui fit sçauoir par tout l'innocence de<text:line-break/>ce seigneur François, &amp; la protection qu'il auoit de<text:line-break/>la Saincteté &amp; de tout le College sacré de la Cour<text:line-break/>Romaine, il print congé du sieur Gouuerneur qui le<text:line-break/>voulut desfrayer de tous les despens qu'il auoit faits<text:line-break/>en la ville, &amp; en outre luy bailler argent &amp; cheuaux<text:line-break/>pour son voyage : mais le ieune seigneur François sa(-)<text:line-break/>ge &amp; vertueux ne le voulut iamais permettre, &amp; le<text:line-break/>remercia humblement de tant d'honnestes offres,<text:line-break/>desirant auoir vn iour le moyen de s'en pouuoir re(-)<text:line-break/>uancher : &amp; sur ce luy baisa les mains, &amp; s'en alla :<text:line-break/>mais le Gouuerneur auec tous les Gentilshommes<text:line-break/>de sa suite, allerent l'accompagner bien loing hors<text:line-break/>de la ville : &amp; s'en retournant luy laissa gens pour sa<text:line-break/>sauuegarde, qui le conduirent iusques à Bolongne<text:line-break/>en seureté, craignant encore la folle furie d'vn peu(-)<text:line-break/>ple temeraire, plus à craindre aucunefois que le feu,<text:line-break/>pour ses premieres apprehensions. Ainsi vous voyez<text:line-break/>par ce discours veritable, comme quelquefois la for(-)<text:line-break/>tune se rit &amp; iouë de nous comme à la pelotte, nous<text:line-break/>haussant &amp; baissant à sa fantasie, &amp; nous faisant<text:line-break/>ores marris &amp; desplaisans, ores ioyeux &amp; gaillards,<text:line-break/>ores rire, ores pleurer, nous tramant souuent au mi(-)<text:line-break/><text:soft-page-break/>lieu de nos aises &amp; prosperitez, vne toile pleine<text:line-break/>d'embusches &amp; trahisons.</text:p>
      <text:h text:style-name="Titre2" text:outline-level="2">LE SIEVR RAMBERT FRAN(-)<text:line-break/><text:span text:style-name="T3929">ceschini est aymé d'vne femme, deuant laquelle estant</text:span><text:span text:style-name="T3930"><text:line-break/></text:span><text:span text:style-name="T3931">venu sans luy faire caresses, elle luy donne vne prune,</text:span><text:span text:style-name="T3932"><text:line-break/></text:span><text:span text:style-name="T3933">&amp; l'enuoye auec congé.</text:span></text:h>
      <text:h text:style-name="P3934" text:outline-level="2">Novvelle iiii.</text:h>
      <text:p text:style-name="p"><text:span text:style-name="pb">[300]</text:span></text:p>
      <text:p text:style-name="P3935"><text:span text:style-name="T3936">L</text:span>A nouuelle de Philon estoit acheuee<text:line-break/>quand la Royne commanda à Floret(-)<text:line-break/>te, de reciter la sienne, laquelle com(-)<text:line-break/>mença ioyeusement à dire ainsi.</text:p>
      <text:p text:style-name="p">Il n'y a pas long t(e2)ps à ce que i'ayouy<text:line-break/>dire d'autruy, qu'il y auoit en nostre ville vn ieune<text:line-break/>h(o2)me assez aisé des bi(e2)s de fortune, &amp; c(o2)uenablem(e2)t<text:line-break/>riche, duquel ie ne vo(us) yeux pas cacher le nom, pour(-)<text:line-break/>ce (q2) l'on l'appelloit R(a1)bert de Fr(a2)ceschini : lequel se<text:line-break/>voy(a2)t tres noble entre les autres citoyens, ne cedant<text:line-break/>point à auc(u2) de ce qui a accoustumé d'esleuer autruy<text:line-break/>ou par<text:s/>les moy(e2)s des bi(e2)s, ou par la noblesse de sang<text:line-break/>&amp; n(o2)bre de tres-honorables par(e2)s, desquels il abon(-)<text:line-break/>doit : &amp; est(a2)t bien ieune, Amour c(o2)mença à s'(e2)parer<text:line-break/>de luy, &amp; d'au(a2)ture il aduisa vne ieune femme qui e(-)<text:line-break/>stoit reputee &amp; tenue de ce t(e2)ps, la plus belle &amp; gail(-)<text:line-break/>larde qui fut oncques, appellee madame Armeline<text:line-break/>Richarde, fille d'Alberigue, que l'on sçait &amp; co(-)<text:line-break/>gnoist pour vn personnage fort reputé &amp; expert<text:line-break/>aux lettres &amp; sciences : &amp; estimé du monde. Or<text:line-break/>ceste ieune femme n'estant en aucune chose diffe(-)<text:line-break/>rente à son beaupere : mais estant aornee de toutes les<text:line-break/>vertus qui ont accoustumé d'illustrer chacun, &amp; bi(e2)<text:line-break/>parlante &amp; sage, plus que parauanture il n'estoit c(o2)(-)<text:line-break/>uenable à vne femme, &amp; mesmes d'extreme beauté,<text:line-break/>enflamma tellement le pauure Rambert, qu'il brus(-)<text:line-break/>loit entierement pour l'amour d'elle : &amp; c(o2)tinuant en<text:line-break/>ceste amour, il faisoit tout ce qu'il pensoit estre pro(-)<text:line-break/>pre pour acquerir la b(o2)ne grace de ceste femme, di(-)<text:line-break/>sant en soymesme celuy estre heureux, auquel Dieu<text:line-break/>auoit fait la grace de plaire à vne telle femme, qu'e(-)<text:line-break/>stoit madame Armeline, &amp; la suiuant en diuerses<text:line-break/><text:span text:style-name="pb">[n.p.]</text:span><text:line-break/>manieres, ores par lettres, ores par ambassades, &amp;<text:line-break/>ores passant souu(e2)tesfois deuant elle, il luy m(o2)stroit<text:line-break/>c(o2)me il l'aimoit &amp; la tenoit chere. La ieune femme<text:line-break/>qui n'estoit point beste, mais fort accorte, entendoit<text:line-break/>bi(e2) toutes ces choses là : &amp; pour ceste cause, luy est(a2)t<text:line-break/>aucunesfois liberale de quelque regard &amp; œillade el(-)<text:line-break/>le c(o2)soloit aucunem(e2)t le pauure cœur de cest amou(-)<text:line-break/><text:soft-page-break/>reux, lequel pren(a2)t de là plus de courage &amp; de force,<text:line-break/>pensa que sa dame tres-pitoyable ne le laisseroit ia(-)<text:line-break/>mais mourir à faute de sa grace : &amp; ne se passoit pas vn<text:line-break/>iour qu'il ne la vist deux ou trois fois, &amp; d'auantage<text:line-break/>s'il pouuoit : &amp; par ainsi le ieune homme aymoit sans<text:line-break/>cesse, &amp; despendoit beaucoup du bi(e2) que le pere luy<text:line-break/>auoit laissé. La dame voyant que ce ieune amoureux<text:line-break/>faisoit toutes ces choses pour l'amour d'elle, n'ayant<text:line-break/>le cœur ny de fer-ny de pierre, encor qu'elle fust tres(-)<text:line-break/>honneste, &amp; autant loyale à son mary qu'autre fust<text:line-break/>onques, fut quasi en bransle d'estre vaincue &amp; gai(-)<text:line-break/>gnee, &amp; par l'amour, &amp; par le long seruice de cestui<text:line-break/>cy. Et en fin toutesfois le voyant de iour en iour pas(-)<text:line-break/>ser par deuant elle, se voyant en toute extremité par<text:line-break/>luy aymee, &amp; tenue aussi chere que sa propre vie &amp;<text:line-break/>son honneur, elle sentit son tendre cœur plier, &amp; ne<text:line-break/>sçauoit comment peu à peu elle se veid esprinse de<text:line-break/>l'amour de ce ieune homme, de maniere qu'elle se<text:line-break/>sentoit embraser le cœur de secrettes flammes, sans<text:line-break/>sçauoir le boute-feu. Et se voyant à toute heure de(-)<text:line-break/>faillir de plus en plus, elle n'auoit esperance de pou(-)<text:line-break/>uoir viure. Mais ce qui luy faschoit plus que la mort,<text:line-break/>estoit qu'elle ne sçauoit pas, de la main de qui<text:line-break/>elle estoit ainsi en peu de temps, &amp; si rudement c(o2)(-)<text:line-break/>duite à la mo &lt;ATTillisible&gt;dequoy se plaignant &amp; faschant<text:line-break/><text:span text:style-name="pb">[301]</text:span><text:line-break/>fort, Amour luy fit sçauoir qui estoit cause de tout<text:line-break/>son mal &amp; misere, pource que Rambert venant à<text:line-break/>passer deuant elle, &amp; s'en embrasa de plus belle, à rai(-)<text:line-break/>son dequoy elle cogneut ce que patauanture, elle n'a<text:line-break/>uoit faict iusques à l'heure, &amp; delibera tenir son<text:line-break/>amour secret, de peur que son mary le sceust, &amp; qu'(e2)<text:line-break/>apres elle en eust de la peine &amp; facherie, &amp; fust par<text:line-break/>luy chastiee. Et pour ceste cause la flamme cruelle<text:line-break/>&amp; cachee au dedans luy donnoit plus de tourment<text:line-break/>&amp; de peine, &amp; n'eust esté qu'elle voyoit aucunesfois<text:line-break/>passer par deuant elle, son amoureux Rambert, au<text:line-break/>moyen dequoy, elle receuoit quelque consolation,<text:line-break/>certainement, elle fust morte, en peu de temps : mais<text:line-break/>il aduenoit aucunesfois, qu'elle sentoit quel(q2) reme(-)<text:line-break/>de de celuy mesme du(q2)l elle se sentoit consommer,<text:line-break/>le regardant au visage, tant est rigoureuse la loy d'A(-)<text:line-break/>mour qui se plaist autant à voir mourir que viure<text:line-break/>ses seruiteurs, qu'il tient souz son<text:s/>grand &amp; trespuis(-)<text:line-break/>sant Empire. Mais comme il aduient que la fortune,<text:line-break/>s'estant iouee pour vn temps d'aucun, le remet en<text:line-break/>quelque heureux estat, ainsi ayant quelque compas(-)<text:line-break/>sion des deux Amans, elle delibera leur donner quel(-)<text:line-break/>que contentemeut, &amp; les tirer de la misere en laquel(-)<text:line-break/>le, ils estoient tous deux, &amp; sur ce, vne loyalle &amp; fi(-)<text:line-break/><text:soft-page-break/>dele seruante de la ieune dame, trouuant vn iour sa<text:line-break/>maistresse à propos, en l'abs(e2)ce de son mary, &amp; l'ay(a2)t<text:line-break/>par plusieurs fois remarquee, auec vne grande tristes(-)<text:line-break/>se &amp; desplaisir, delibera, quoy qui en deust aduenir,<text:line-break/>luy demander la cause de son ennuy &amp; facherie, &amp;<text:line-break/>pour ceste cause, prenant heure commode, elle com(-)<text:line-break/>mancea à luy dire. Madame, il y a long temps que ie<text:line-break/>vous voy toute triste &amp; mel(a2)colique, &amp; pource qu'il<text:line-break/>m'en fait bien mal, comme à celle, laquelle est à<text:line-break/><text:span text:style-name="pb">[n.p.]</text:span><text:line-break/>vo(-)stre seruice depuis si long temps &amp; qui vous aime<text:line-break/>comme vne fidele seruante doit aimer sa maistresse,<text:line-break/>ie vous prie, ne faire difficulté de me manifester la<text:line-break/>cause de vostre tourment : car si l'on y peut trouuer<text:line-break/>remede, &amp; si i'y peux faire quelque chose, soyez as(-)<text:line-break/>seuree que ie n'espargneray pas ma peine, ny ma pro(-)<text:line-break/>pre vie aussi, pour vous seruir, s'il estoit besoin, t(a2)t ie<text:line-break/>vous ayme &amp; vous suis tenue. La ieune femme qui<text:line-break/>sçauoit fort bien, que personne ne luy pouuoit aider<text:line-break/>à ceste affaire mieux &amp; plus fidellement qu'elle, &amp; se<text:line-break/>trouuant déja en telle extremité, qu'elle ne luy de(-)<text:line-break/>uoit rien cacher, delibera luy manifester l'amour,<text:line-break/>qu'elle auoit longtemps tenu secret, pour ceste cause<text:line-break/>auec larmes, qui luy tomboient le long des ioues, a(-)<text:line-break/>pres auoir demouré toute honteuse, vn espace de<text:line-break/>temps, elle commença à dire, tenant la teste baissee,<text:line-break/>Camille, ie ne sçay à qui hors mis à toy, i'eusse mani(-)<text:line-break/>festé ce mien amour, mais pource que ie<text:s/>suis bien as(-)<text:line-break/>seuree de l'amour que tu me portes, &amp; que i'en voy<text:line-break/>la preuue, par le desplaisir que tu as de m(o2) mal, ie ne<text:line-break/>feray difficulté de te descouurir mes douleurs, &amp;<text:line-break/>quand ie te les auray manifestez, ie te prie de me se(-)<text:line-break/>courir s'il t'est possible, autrem(e2)t c'est faict de ma vie.<text:line-break/>Tusçaisquel est R(a1)bert &amp; la valeur d'iceluy : tu l'asveu<text:line-break/>passer beaucoup de fois icy deu(a2)t. Ie me sens du tout<text:line-break/>cons(o2)mer pour l'amour de luy, duquel l'amour m'est<text:line-break/>si auant imprimé au cœur, que si en brief, tu ne me<text:line-break/>fais parler à luy, &amp; ne l'aduises d'auoir pitié de ma<text:line-break/>langueur, ie me defferay de mes propres mains, si ma<text:line-break/>douleur ne peut assez tost me conduire au tombeau.<text:line-break/>Et ayant dict cela, elle se mit à pleurer en sorte, que<text:line-break/>Camille fut contrainte de pleurer<text:s/>aussi : mais voyant<text:line-break/><text:span text:style-name="pb">[302]</text:span><text:line-break/>qu'il n'estoit plus de besoin de larmes, elle resp(o2)dit<text:line-break/>ainsi, Madame ne vous fachez point, &amp; ne pleurez,<text:line-break/>car s'il y a moy(e2) ie feray que non seulement R(a2)bert<text:line-break/>aura pitié de vous, mais aussi vous verrez bien tost &amp;<text:line-break/>sera auec<text:s/>vous, de maniere que vous luy pourrez rac(o2)<text:line-break/>ter vous mesmes vostre mal : i'espere que ie vous a(-)<text:line-break/>meneray bi(e2) tost vostre aimé Rambert, pour vous se<text:line-break/><text:soft-page-break/>courir en vostre tourment. Ainsi elle s'(e2) alla trouuer<text:line-break/>le ieune h(o2)me, auquel elle manifesta l'amour de sa<text:line-break/>maistresse, qui la faisoit mourir pour l'affecti(o2) grande<text:line-break/>qu'elle luy portoit, &amp; qu'elle luy donnoit son amour<text:line-break/>&amp; sa vie, pour disposer d'elle à sa volonté, la supli(a2)t<text:line-break/>auoit pitié de sa langueur &amp; luy donner quelque<text:line-break/>consolation. Rambert la<text:s/>r'enuoya &amp; luy dist que le<text:line-break/>l(e2)demain, iroit parler a sa maistresse, la pri(a2)t cep(e2)d(a2)t<text:line-break/>de la c(o2)soler &amp; tenir ioyeuse de sa part, &amp; luy dire<text:line-break/>qu'il l'aimoit beaucoup, &amp; qu'il ne desiroit autre cho<text:line-break/>se, en ce m(o2)de que la voir &amp; parler à elle, &amp;<text:s/>que si ce(-)<text:line-break/>la luy estoit octroyé, il ne se soucieroit plus de mou(-)<text:line-break/>rir. La Ch(a2)briere s'(e2) alla faire ent(e2)dre ceste responce<text:line-break/>à sa maistresse la(q2)lle en deuint ioyeuse, &amp; plus belle.<text:line-break/>Le l(e2)demain R(a2)bert s'(e2) alla à sa dame, &amp; est(a2)t parue(-)<text:line-break/>nu à la maison, il trouua la Ch(a2)briere qui l'attendoit,<text:line-break/>parquoy, ay(a2)t m(o2)té l'escalier de la maison, il entra en<text:line-break/>la ch(a2)bre de sa dame, &amp; la trouua n'estant encore le(-)<text:line-break/>uee du lict, &amp; parau(a2)ture l'auoit elle fait expres, pour<text:line-break/>le pouuoir estroitem(e2)t embrasser. Quand R(a2)bert vid<text:line-break/>la dame au lict, il se sentit tout tr(a2)si &amp; surprins d'v(-)<text:line-break/>ne certaine crainte, ou à cause de la ioye, ou pour(-)<text:line-break/>ce qu'il n'auoit acoustumé de se paistre auec tant<text:line-break/>delicate viande, ou pour autre occasion,<text:s/>que ie<text:line-break/>ne sçaurois dire, de maniere que s'estant assis, il<text:line-break/><text:span text:style-name="pb">[n.p.]</text:span><text:line-break/>commencea à deuiser auec la Dame, comme s'il fust<text:line-break/>venu à elle non amant, mais comme predicateur ou<text:line-break/>conseiller, &amp; parlant ores d'vne chose, ores d'vne au(-)<text:line-break/>tre, il entra en vn grand discours de choses eslon(-)<text:line-break/>gnees de la volonté de sa maistresse. Eticelle voyant<text:line-break/>ces choses, iugea incontinent, qu'il n'estoit autre(-)<text:line-break/>ment digne de son amour, &amp; se repentant quasi de<text:line-break/>l'amour, qu'elle s'estoit disposee de luy porter, &amp; de(-)<text:line-break/>libera l'enuoyer &amp;<text:s/>luy donner ce dont elle le iugea<text:line-break/>digne, pour monstrer en quelle estime elle le tenoit,<text:line-break/>&amp; faire voir à chacun son peu d'esprit &amp; bestise.<text:line-break/>Parquoy ayant appellé vne Chambriere, &amp; s'estant<text:line-break/>faict bailler par elle, vne prune, elle luy dist ainsi.<text:line-break/>M(o2)sieur prenez ce present, puis que la saison leveut,<text:line-break/>car vous en estes digne plus que d'autre chose, &amp;<text:line-break/>vous en allez auec Dieu, le plustost que vous pour(-)<text:line-break/>rez, car ie me sens déja toute contente de vostre visi(-)<text:line-break/>tation, &amp; vous en remercie comme il appartient.<text:line-break/>L'habille homme n'entendant autrement ceste da(-)<text:line-break/>me, s'en alla fort ioyeux du present qu'il auoit receu<text:line-break/>d'elle, demourant tousiours en sa bestise &amp; lourde(-)<text:line-break/>rie, &amp; la ieune dame, ayant laissé de l'aymer se garda<text:line-break/>plus sagement à l'aduenir, à celuy auquel elle auoit<text:line-break/><text:soft-page-break/>faict part de son amour, &amp; duquel, par la loy de ma(-)<text:line-break/>riage elle dependoit du tout.</text:p>
      <text:h text:style-name="Titre2" text:outline-level="2">VN PAISANFIT SEMBLANT DE<text:line-break/><text:span text:style-name="T3937">croire qu'vn enfant faict par sa femme soit fi(e2), &amp; l'ay(a2)t</text:span><text:line-break/><text:span text:style-name="T3938">faict mal arriuer, il veut que sa femme croye que le</text:span><text:line-break/><text:span text:style-name="T3939">soleil l'art deffaict</text:span><text:span text:style-name="T3940">.</text:span></text:h>
      <text:h text:style-name="Titre2" text:outline-level="2"><text:span text:style-name="pb">[303]</text:span><text:line-break/><text:span text:style-name="T3941">novvelle v</text:span>.</text:h>
      <text:p text:style-name="P3942"><text:span text:style-name="T3943">A</text:span>Vssi tost que la precedente nouuelle<text:line-break/>fut mise à fin, la Roine commanda à<text:line-break/>Philandre de suiure : &amp; pour ceste cau(-)<text:line-break/>se, il commença à dire ainsi.</text:p>
      <text:p text:style-name="p">Nous auons, par nos discours tous(-)<text:line-break/>iours demouré en la ville iusques icy : mais sortant<text:line-break/>aux champs, ie vous veux raconter vn beau trait d'vn<text:line-break/>paisan.</text:p>
      <text:p text:style-name="p">Ie dy d(o2)c qu'aux quartiers de Vernie, &amp; en vn vil(-)<text:line-break/>lage appellé le Mercatal, auoit vn Paisan fort riche,<text:line-break/>lequel entre autres biens, auoit vn beau trouppeau<text:line-break/>de betail, a la garde duquel, sel(o2) la coustume du pays,<text:line-break/>il auoit accoustumé aller tout l'hyuer le mener aux<text:line-break/>riuages de la mer Thirrene. Cestuy cy auoitvne fem(-)<text:line-break/>me beaucoup plus belle que loyalle, laquelle estant<text:line-break/>deuenue amoureuse d'vn de ses Seigneurs, toutes<text:line-break/>les fois que son mary n'y estoit point, elle entendoit<text:line-break/>à se donner du bon temps, auec luy, &amp; vne fois entre<text:line-break/>autres, estant deuenue enceinte de luy, elle enfant'a<text:line-break/>vn fils, durant que son mary fut absent, à la garde de<text:line-break/>son betail, &amp; le bailla secrettement en nourrice de(-)<text:line-break/>uers Mangone, mais depuis qu'il fut deuenu gr(a2)delet<text:line-break/>pour la grande amour qu'elle luy portoit, &amp; mesmes<text:line-break/>pource qu'elle reputoit son mary vn bon homme,<text:line-break/>ella le remit en la maison, &amp; le nourrissoit comme<text:line-break/>son fils : mais quand le mary fut retourné de ses affai(-)<text:line-break/>res, &amp; vid cest enfant, par la maison, il demanda à sa<text:line-break/>femme qu'il estoit. Auquel, sans aucune peur, elle<text:line-break/>respondit hardiment : qu'il estoit à elle. Comment à<text:line-break/>toy ? repliqua le mary tout troublé. Ouy à moy, dist<text:line-break/><text:span text:style-name="pb">[n.p.]</text:span><text:line-break/>la f(e2)me, tout à l'heure, sans le laisser acheuer de par(-)<text:line-break/>ler. Or auez vous pas souuenance, mon doux mary,<text:line-break/>l'auoir ouy dire, il y a deux ans, que nous eusmes icy<text:line-break/>vn mauuais hyuer, &amp; des plus grands dont iamais il<text:line-break/>me soit souuenu, &amp; entre autres, le matin de S. Ca(-)<text:line-break/>therine, il tomba vne grande qu(a2)tité de neige, haute<text:line-break/>de plusieurs bras, &amp; pour ceste cause, comme ieunes,<text:line-break/>qui ne considerent pas beaucoup, ie m'en allay auec<text:line-break/>les autres filles, iouer à la neige, c(o2)me l'on faict, &amp; le<text:line-break/><text:soft-page-break/>soir m'en retournant en la maison pour me changer,<text:line-break/>c(o2)me celle qui estoit trempee, iusques à la chemise,<text:line-break/>en me despouillant, ah infortunee, i'ay honte de le<text:line-break/>dire, ie me trouuay enceinte, &amp; ne fut autre chose<text:line-break/>que ceste neige, qui en fut cause, pource qu'au bout<text:line-break/>de neuf mois i'enfantay ce beau garçon, vous voyez<text:line-break/>c(o2)me il est blanc, &amp; semble proprement de neige,<text:line-break/>comme celuy qui ressemble du tout la neige : &amp; pour<text:line-break/>ce que ie sçay bi(e2), c(o2)me vous estes faicts, vous autres<text:line-break/>h(o2)mes, &amp; que de prime face, vous pensez tout mal<text:line-break/>des pauures femmes, pour ne te donner aucun soup(-)<text:line-break/>çon, ie l'ay enuoyé nourrir hors de ce(a2)s, pensant en<text:line-break/>apres à loisir, &amp; qu(a2)d par vne longue experi(e2)ce, vous<text:line-break/>auriez bien cogneu vostre femme, l'enuoyer querir,<text:line-break/>&amp; vous manifester entierem(e2)t le faict, comme ievi(e2)s<text:line-break/>de faire. Le bon h(o2)me encore qu'ordinairement, il<text:line-break/>fust vn peu lourd, si ne peut il pas s'arrester à vne si<text:line-break/>gr(a2)de secousse, &amp; cogneut bi(e2) la simple excuse de sa<text:line-break/>desloyalle femme, ce neantmoins pource qu'il luy<text:line-break/>portoit vne gr(a2)de amour, estant belle &amp; gentile, &amp;<text:s/>e(-)<text:line-break/>stant l'vn de ceux là qui ne tirent iamais le menton<text:line-break/>hors du chaperon, &amp; tel qu'il ne sembloit la meri(-)<text:line-break/>ter, &amp; qui en outre la tenoit, pour se c(o2)sommer, &amp; en<text:line-break/><text:span text:style-name="pb">[304]</text:span><text:line-break/>cores ne vouloit il pas se mettre à la teste ce qu'il a(-)<text:line-break/>uoit caché au sein, &amp;<text:s/>mesmes faisoit du Seigneur,<text:line-break/>ressemblant ceste fois là, vn h(o2)me sage, fit semblant<text:line-break/>de la boire : ce neantmoins estant deliberé ne nourrir<text:line-break/>les enfans d'autruy, il trouua vn iour l'occasi(o2) de me<text:line-break/>ner quant &amp; luy le fils de la neige, ie ne sçay pas de<text:line-break/>puis ce qu'il en fit, tant y a que l'on ne reuid iamais<text:line-break/>le pauure enfant. La femme attend vn iour, elle en<text:line-break/>attend deux, &amp; ne void point retourner son fils, &amp;<text:line-break/>commença à entrer en soupçon : &amp; pour ceste cause<text:line-break/>ay(a2)t dem(a2)dé à son mary ce qu'il estoit deuenu, il luy<text:line-break/>resp(o2)dit. M'amie, l'autre iour, n'ayant pas plus de c(o2)(-)<text:line-break/>sideration qu'il falloit, ie menay quant &amp; moy se<text:line-break/>promener le pauure Bianquin (pour ce que la mere<text:line-break/>l'auoit ainsi nommé à cause de la neige) nous au(o2)s<text:line-break/>passé vn Soleil des plus chaulds &amp; violens qui ayent<text:line-break/>esté ceste annee, &amp; s'il t'en souuient bien, ie fus ma(-)<text:line-break/>lade le soir, &amp; ce fut ce Soleil, &amp; le pauure enfant en<text:line-break/>vn instant, deuant que ie m'en aperceusse, se destrui(-)<text:line-break/>sant du tout, &amp; fond(a2)t, s'est c(o2)uerty en eau : &amp; à ceste<text:line-break/>heure là, i'ay esté acertené, que tu m'auois dit la ve(-)<text:line-break/>rité, qu'il estoit né &amp; procedé de la neige, puis qu'aus<text:line-break/>si tost qu'il a veu le soleil, il s'est resouls &amp; fondu en<text:line-break/>eau. La femme, ne sçeut que repliquer, comme cel(-)<text:line-break/>le qui cogneut le trait &amp; fourbe : mais pleine de cou(-)<text:line-break/>roux, sans plus le dem(a2)der, elle se retira de deu(a2)t luy.</text:p>
      <text:soft-page-break/>
      <text:h text:style-name="Titre2" text:outline-level="2">LVCRECE AYME PAVL DES SCOT(-)<text:line-break/><text:span text:style-name="T3944">ti, laquelle estant abandonnee, print vne autre femme,</text:span><text:line-break/><text:span text:style-name="T3945">trouue moyen de tuer la nouuelle aimee : &amp; l'amant s'e(-)</text:span><text:line-break/><text:span text:style-name="T3946">stant apperceu de cecy</text:span><text:span text:style-name="T3947">, apres plusieurs regrets &amp; lamen(-)</text:span><text:line-break/><text:span text:style-name="T3948">tations, se plaignant d'elle, s'empoisonne.</text:span></text:h>
      <text:p text:style-name="p"><text:span text:style-name="pb">[n.p.]</text:span></text:p>
      <text:p text:style-name="P3949"><text:span text:style-name="T3950">A</text:span>Pres que l'on eut vn peu parlé des f(e2)(-)<text:line-break/>mes, &amp;<text:s/>que les femmes mesmes trou(-)<text:line-break/>uerent assez estr(a2)ge &amp; mauuais, qu'v(-)<text:line-break/>ne femme eust rac(o2)té ceste nouuelle,<text:line-break/>la Roine appaisa ce different, &amp; ay(a2)t<text:line-break/>dict qu'il estoit en liberté des hommes &amp; femmes de<text:line-break/>dire, pour le plaisir, ce qu'il viendroit à propos de ra(-)<text:line-break/>conter : &amp; puis elle mesme commencea à dire.</text:p>
      <text:p text:style-name="p">Il n'y a pas long temps qu'il y auoit à Plaisancevn<text:line-break/>ieune homme gaillard &amp; gentil, lequel pour sa beau(-)<text:line-break/>té &amp; singulieres qualitez, estoit fort aymé de plu(-)<text:line-break/>sieurs nobles &amp; gentils-femmes, entre lesquelles se<text:line-break/>trouua vne veufue, laquelle surpassa de beaucoup<text:line-break/>toutes les autres, à aymer cestuy-cy, que l'on appel(-)<text:line-break/>loit Paul Scotti. Ceste cy estoit belle ieune femme,<text:line-break/>de gentiles mœurs &amp; bonne grace, encore qu'elle<text:line-break/>l'ait mal demonstré à la fin de ceste<text:s/>sienne amour, à<text:line-break/>son dam &amp; malheur. Elle se sçeut si bien &amp; acorte(-)<text:line-break/>ment gouuerner en ce faict, que Paul, combien qu'il<text:line-break/>fust stimulé de beaucoup d'autres plus nobles, ne d(o2)(-)<text:line-break/>na toutesfois iamais son amour à autre qu'à elle, &amp;<text:line-break/>pourtant ils iouirent heureusement l'vn de l'autre,<text:line-break/>long temps, sans que personne du monde le sçeust<text:line-break/>hors mis vne seruante. Mais la fortune qui trouble<text:line-break/>ordinairement les plaisirs &amp; contentemens d'autruy<text:line-break/>ne voulant pas que les deux amans, passassent plus<text:line-break/>long temps leur vie en si<text:s/>grande douceur, tourna vn<text:line-break/>iour les yeux de Paul, pour regarder, vne gaillarde<text:line-break/>ieune fille, à laquelle au sortir de l'Eglise, estoit tombé<text:line-break/>vn gant, comme il y arriuoit &amp; iceluy qui estoit tout<text:line-break/>gentil &amp; courtois, se baissa plus promptement que<text:line-break/>tout autre, encore que plusieurs, pour regarder vne<text:line-break/><text:span text:style-name="pb">[305]</text:span><text:line-break/>tant belle fille, se fussent là assemblez, &amp; amassa ou<text:line-break/>leua le gant, &amp; le bailla à ceste belle fille, de la meil(-)<text:line-break/>leure grace que iamais l'on vid : &amp; elle qui n'estoit<text:line-break/>pas moins moriginee &amp; bien aprinse, que belle &amp;<text:line-break/>gaillarde, le print modestement, &amp; le remercia de la<text:line-break/>peine qu'il auoit prinse. Et puis fichant les yeux sur<text:line-break/>son visage, qui r'encontrerent les siens, ils luy don(-)<text:line-break/>nerent vn coup, de telle force, que le pauure deuint<text:line-break/>en vn instant, tout tel que la<text:s/>rose foulee aux pieds<text:line-break/>par terre, pour quelque temps. Florette estant partie,<text:line-break/><text:soft-page-break/>qui estoit le nom de la belle ieune fille, elle fust, auec<text:line-break/>vne tresgrande merueille d'vn chacun, louee &amp; fort<text:line-break/>estimee de beauté, de bonne grace, &amp; de gentiles<text:line-break/>mœurs. Le pauure Paul qui auoit receu le coup amou(-)<text:line-break/>reux, s'estant retiré en vn des plus secrets coings de<text:line-break/>l'Eglise, commença à penser en luymesme, comme<text:line-break/>il pourroit iouir d'vne tant merueilleuse beauté. Et<text:line-break/>louant tousiours en soymesme la gentilesse de la fille<text:line-break/>ne pouuant pour l'heure imaginer autre chose, qui<text:line-break/>luy peust seruir en cela, il s'aduisa qu'il ne pouuoit<text:line-break/>paruenir à vne fin tant desiree, sans aduertir par vn<text:line-break/>long seruice, la ieune fille de son amour tres ardente,<text:line-break/>auec esperance, qu'elle ne luy refuseroit apres, sa fa(-)<text:line-break/>ueur. Paul s'estant donc disposé à cecy, commencea<text:line-break/>par tous les moyens qui luy semblerent les meilleurs<text:line-break/>à faire que Florette peust cognoistre l'amour incredi(-)<text:line-break/>ble qu'il luy portoit, est(a2)t déja du tout deslié &amp; ex(e2)pt<text:line-break/>de l'amour, que par le passé, il auoit porté à Lucrece,<text:line-break/>qui estoit le nom de la veufue, qui l'aimoit si fort, &amp;<text:line-break/>laquelle comme accorte, &amp; tousiours craignant cecy<text:line-break/>ne tarda pas beaucoup, à s'apperceuoir que l'amour<text:line-break/>de Paul s'estoit refroidy enuers elle, voire du tout<text:line-break/><text:span text:style-name="pb">[n.p.]</text:span><text:line-break/>estaint.<text:s/>Parquoy, iceluy comme personne qui ne se<text:line-break/>soucioit gueres de toute autre chose, pour chassoit seu(-)<text:line-break/>lement d'obtenir la faueur de la nouuelle dame, &amp;<text:line-break/>pour ceste cause, il ne se laissoit pas voir souuent de<text:line-break/>Lucrece. Et là où il n'auoit accoustumé de passer<text:s/>vne<text:line-break/>nuict sans se trouuer entre les bras d'icelle, à peine à<text:line-break/>ceste heure là, luy faisoit il courtoisie d'vne en vn<text:line-break/>mois, par mille lettres, &amp; mille prieres. La veufue<text:line-break/>demoura en ceste peine quasi vn an entier, support(a2)t<text:line-break/>ses peines, &amp; les dissimulant auec vne patience incre(-)<text:line-break/>dible, considerant que le ieune homme estoit saoul<text:line-break/>d'elle, &amp; n'en vouloit plus, n'ayant iusques à ceste<text:line-break/>heure là (encore qu'elle en eust faict dilig(e2)te recher(-)<text:line-break/>che) peu sçauoir, qu'elle autre beauté le luy auoit sou(-)<text:line-break/>strait &amp;<text:s/>desrobé. Paul d'autre costé, ne cessoit de son(-)<text:line-break/>der ceste autre par tous moyens, mais il ne gangnoit<text:line-break/>pas beaucoup, pource que la ieune fille treschaste &amp;<text:line-break/>prouueuë de grande continence, ne se soucioit ny de<text:line-break/>ses prieres, ny de ses lamentations, &amp; toutes ses ver(-)<text:line-break/>tus luy vindr(e2)t à tel ennuy, qu'elle ne vouloit point<text:line-break/>seulement ouyr parler de luy. O Amour, pourquoy<text:line-break/>prens tu plaisir de voir ainsi, en ton Royaume, les vo(-)<text:line-break/>lontez inegales ? Le pauure Paul cuida deuenir fol, &amp;<text:line-break/>en peu de temps, du plus beau<text:s/>&amp; affable ieune h(o2)me<text:line-break/>qui fust en la ville de Plaisance, il deuint tant renfr(o2)(-)<text:line-break/>gné &amp; solitaire, que chacun le monstroit quasi pour<text:line-break/>vne beste sauuage. Et toutesfois on ne sçeut iamais la<text:line-break/><text:soft-page-break/>cause, d'vn sien si grand &amp; piteux changement. L'vn<text:line-break/>disoit qu'il estoit deuenu malade, ou par ialousie, ou<text:line-break/>par enuie, vn autre qu'vne humeur mel(a2)colique l'a(-)<text:line-break/>uoit opressé, &amp; vn autre iugeoit autrem(e2)t de s(o2) mal :<text:line-break/>&amp; personne ne creut qu'amour deut estre la cause de<text:line-break/><text:span text:style-name="pb">[306]</text:span><text:line-break/>cela. T(a2)t pource qu'il estoit tenu de tous pour vn tres<text:line-break/>cruel ieune homme, que pource que les beautez d'i(-)<text:line-break/>celuy estoi(e2)t t(a2)t extremes, qu'il sembloit à tous trop<text:line-break/>difficile de penser, que iamais aucune femme se fust<text:line-break/>trouuee, qui luy eust peu refuser sa faueur. Ce p(e2)dant<text:line-break/>le pauure homme se consommoit, auec peud'esper(a2)(-)<text:line-break/>ce de salut, &amp; auec vne grande douleur de luy &amp; de<text:line-break/>tous ceux qui le cognoissoi(e2)t : &amp; encore plus, auec les<text:line-break/>larmes de Lucrece, laquelle, encore qu'on ne sçeust<text:line-break/>pourquoy c'estoit, non seulement se voioit priuee de<text:line-break/>tout son c(o2)tentem(e2)t, mais le voioit mourir deu(a2)t ses<text:line-break/>yeux, sans luy pouuoir d(o2)ner aucun secours. Et en fin<text:line-break/>ceste cy creut qu'autre chose qu'vne passi(o2) amoureu(-)<text:line-break/>se, n'auoit peu le diuertir d'elle, qui l'aimoit tant, &amp;<text:line-break/>qui pourinfinis autres merites, ne deuoit iamais estre<text:line-break/>par luy aband(o2)nee, &amp; que autre chose ne l'auoit peu<text:line-break/>c(o2)duire au poinct où elle le voioit arriué. Parquoy<text:line-break/>ay(a2)t fait vne b(o2)ne deliberati(o2), elle p(e2)sa ce que iamais<text:line-break/>en autre maniere, elle n'auoit peu entendre, de vou(-)<text:line-break/>loir, s'il luy estoit possible, le sçauoir de luy mesme.<text:line-break/>Parquoy ayant enuoyé la Chambriere auec lettres,<text:line-break/>&amp; la charge(a2)t de mille prieres qu'elle auoit à faire &amp;<text:line-break/>dire de sa part, elle le requit pour vne heure seu(-)<text:line-break/>lement de la nuict ensuiuant, en sa maison, &amp; com(-)<text:line-break/>me la fortune voulut, elle le trouua de telle humeur,<text:line-break/>qu'apres qu'il eust leu la lettre, il iura &amp; promit d'y<text:line-break/>aller. Parquoy la nuict venue, sans penser à autre<text:line-break/>chose, il s'en alla tout seul, comme de coustume,<text:line-break/>en la maison de<text:s/>Lucrece, laquelle cachant du tout<text:line-break/>la passion qu'elle supportoit, pour l'amour de luy,<text:line-break/>le receut auec fort bon racueil &amp; bon visage, &amp; s'e(-)<text:line-break/>stant assise sur vn petit lict, qui estoit là, elle dist à<text:line-break/><text:span text:style-name="pb">[n.p.]</text:span><text:line-break/>Paul qu'il s'assist au deuant d'elle, &amp; puis elle com(-)<text:line-break/>mença à luy dire ainsi, auec vn visage ioyeux. Mon<text:line-break/>amy Paul, ie pense vous auoir, par le passé, tellement<text:line-break/>demonstré mon amour, que vous deuez bien croire,<text:line-break/>que iamais femme n'ayma homme d'vne si ardente<text:line-break/>affection, ny si parfaitement que vous auez esté aimé<text:line-break/>de moy, comme veritablem(e2)t voz vertuz &amp; beautez<text:line-break/>&amp; gentilles mœurs vous en ont r(e2)du digne plus que<text:line-break/>tout autre homme qui soit au monde. Vous ayant<text:line-break/>donc monstré par effect, quelle est mon affection<text:line-break/>enuers vous, il ne mes(e2)ble d(o2)c ny licite, ny necessai(-)<text:line-break/><text:soft-page-break/>re, vous certifier de parolles, quelle ie suis &amp; si vous<text:line-break/>croyez, comme vous deuez croire, pource qu'il est<text:line-break/>vray, &amp; pource que vous le meritez que ie vous ay(-)<text:line-break/>me t(a2)t, vous croyrez aussi que ce que ie desire &amp; veux<text:line-break/>sçauoir de vous, est<text:s/>plustost pour vous ayder, si ie<text:line-break/>peux, que pour me vouloir plaindre de vostre ingra(-)<text:line-break/>titude. Et pour ceste cause disposez vous de me dire<text:line-break/>la verité des choses que ie vous dem(a2)deray quelque<text:line-break/>fois, que la honte ne vous induise à me celer aucune<text:line-break/>chose, ny<text:s/>la pitié de m'auoir t(a2)t mal remuneree de m(o2)<text:line-break/>amour &amp; fidelité que i'ay tousiours gardé en vostre<text:line-break/>endroit, &amp; que ie iure que ie vous garderay tousiours<text:line-break/>inuiolablement, malgré le tort que vous me pourrez<text:line-break/>faire : car le contentem(e2)t que i'ay eu iusques<text:s/>icy auec<text:line-break/>vous, est procedé de vous voir ioyeux de iouyr de<text:line-break/>moy : ie ne veux pas dire, que me voir digne de iouir<text:line-break/>d'vne si grande beauté que la vostre, ne m'ait causé<text:line-break/>vn plaisir infiny, car ie mentirois, mais ie iure bien<text:line-break/>de rechef que mon plus grand plaisir estoit de vous<text:line-break/>voir fort content de m'aimer. Reccuant donc plaisir<text:line-break/>de vostre contentem(e2)t, vous ne deuez pas auoir h(o2)te<text:line-break/><text:span text:style-name="pb">[307]</text:span><text:line-break/>ny craindre que vous m'ayez faict tort, pour laisser<text:line-break/>de m'aymer, &amp; ne deuez auoir pitié de moy aucune(-)<text:line-break/>ment : car ie ne<text:s/>sens point d'ennuy de me voir aban(-)<text:line-break/>donnee de vous, vous ayant seulement aymé &amp; che(-)<text:line-break/>ry, pour vostre interest &amp; bien. Mais pource que m(o2)<text:line-break/>obligation enuers vous, qui auez daigné, m'aymer vn<text:line-break/>temps, est trop grande, ie veux que vostre guerdon,<text:line-break/>soit vous aymer &amp; seruir tousiours, &amp; à ce seruice<text:line-break/>&amp; amour, que ie m'apreste, vous porter à iamais, ie<text:line-break/>desire, que par vostre courtoisie, vous laissiez g(a2)gner<text:line-break/>tant de merite, enuers vous, qu'il soit suffisant de<text:line-break/>vous contraindre de me manifester la cause de voz<text:line-break/>peines, à fin que les sentant de force egale, sans me<text:line-break/>pouuoir preualoir d'aucun remede, ie puisse en vn<text:line-break/>mesme temps, vous c(o2)bler de plaisir, &amp; me deliurer<text:line-break/>d'vne tant extreme douleur. Ah, dites moy, s'il vous<text:line-break/>plaist, Paul, si l'amour est cause, de vous<text:s/>faire tant mi<text:line-break/>serablement consommer vostre vie ? dites le moy, ie<text:line-break/>vous prie. A qui voulez vous manifester voz douleurs,<text:line-break/>auec plus d'esper(a2) ced'estre secouru, si vous les celez à<text:line-break/>celle qui vous ayme t(a2)t, &amp; à la(q1)lle vous vous estes t(a2)t<text:line-break/>obligé ? Ah, ie vous prie qu'il vous chaille de vous<text:line-break/>mesmes, &amp; que vous ayez soucy de vous : ou bi(e2) ayez<text:line-break/>pitié de la douleur, en laquelle pour la pitié, que<text:line-break/>i'ay de vous, vous me voyez déja enseuelie. Dites<text:line-break/>moy vostre mal, &amp; soiez asseuré que ie vous en de(-)<text:line-break/>liureray bien tost. En cest endroit, Lucrece se teut,<text:line-break/>auec vn gr(a2)d desir, d'ouyr, à ce propos, ce que le ieu(-)<text:line-break/><text:soft-page-break/>ne homme luy respondroit : lequel quasi pleurant,<text:line-break/>d'vne voix lasche &amp; tremblante, dist ainsi. Lucrece,<text:line-break/>si ie niois vostre amour, ie serois beaucoup plus me(-)<text:line-break/>chant que ie ne suis à le remunerer tant mal. Ie<text:line-break/><text:span text:style-name="pb">[n.p.]</text:span><text:line-break/>confesse à mille signes &amp; à mille preuues, que i'ay<text:line-break/>apperceu vostre amour enuers moy estre infiny, &amp;<text:line-break/>qu'il a de beaucoup surpassé mon merite, &amp; d'au(-)<text:line-break/>tant moins que ce vostre amour a<text:s/>esté remuneré de<text:line-break/>moy, d'autant plussuis ie digne d'excuse enuers vous.<text:line-break/>Car estant homme raisonnable, &amp; commettant vne<text:line-break/>faulte, de laquelle parauanture se garderoit bien tout<text:line-break/>deshonneste animal, on doit conclure, que c'est par la<text:line-break/>force du Ciel, &amp; non par mon<text:s/>default. Ie ne celeray<text:line-break/>donc, de honte, ma passion, estant force de suiure ce<text:line-break/>que le Ciel veut, pour la pitié que i'ay devos douleurs<text:line-break/>ie me deporterois bien de la vous manifester, si ie ne<text:line-break/>me cognoissois digne, vous manifestant le tout, d'e(-)<text:line-break/>stre à iamais hay de vous. Ie vous ay, ie vous ay trop<text:line-break/>faict de tort, i'ay trop mal recompensé le plaisir que<text:line-break/>vous sentiez de mon contentement. Acceptez cecy<text:line-break/>pour aduis de vostre merite. Acceptez d'ouir, que ie<text:line-break/>sois amoureux d'vne autre femme. Que ces parolles<text:line-break/>vous deliur(e2)t de l'amour que vous me portez, duquel<text:line-break/>ie ne suis plus digne, vous pouuez bien &amp; à iuste cau(-)<text:line-break/>se rompre l'obligation si grande que vous dites auoir<text:line-break/>à moy, me couppant maintenant que vous m'auez<text:line-break/>icy, la gorge, auec vn cousteau. Certainem(e2)t, ie<text:s/>me<text:line-break/>trouue en vn tel estat, que non seulement ie me repu(-)<text:line-break/>terois content de tout mon merite, mais aussi, ie vous<text:line-break/>en serois tenu à iamais, pource que ie ne sçaurois de(-)<text:line-break/>sirer chose qui me fust plus douce que la mort. Le<text:line-break/>ieune h(o2)me se teut en cest endroit pleurant à chau(-)<text:line-break/>des larmes : Auquel Lucrece, encore qu'elle fust rem(-)<text:line-break/>plie de venin, ayant ouy l'occasion de la perte d'ice(-)<text:line-break/>luy, dist d'vn visage assez ferme &amp; arresté. Ie vous ay<text:line-break/>déja dict, &amp; le vous redy de rechef, que ie n'ay<text:line-break/><text:span text:style-name="pb">[308]</text:span><text:line-break/>ia(-)mais pensé meriter d'estre aimee de vous, mais bien<text:line-break/>ay ie eu infinies &amp; tresgrandes occasions de vous ay(-)<text:line-break/>mer, comme ie vous aime, &amp; aimeray tousiours plus<text:line-break/>que ma propre vie. Parquoy vous pouuez estre asseu<text:line-break/>ré, outre les susdites raisons, que tant s'en fault que ie<text:line-break/>vous appelle ingrat &amp; que ie me repute deceuë ou<text:line-break/>abusee, que mesmes ie me glorifie, &amp; me loue extre(-)<text:line-break/>mement de vous. Et soiez certain que combien que<text:line-break/>ie ne me cognoisse par effect d'amour inferieure, au<text:line-break/>merite de toute autre dame qui viue, ie n'ay toutes(-)<text:line-break/>fois iamais vescu, sans doute &amp; crainte de vostre foy.<text:line-break/>Et ceste peur m'a t(e2)peré la douceur &amp; le plaisir que ie<text:line-break/><text:soft-page-break/>prenois auec vous, laquelle parauanture eust bi(e2) eu la<text:line-break/>force de me priuer de la vie, presuposant aussi, c(o2)me<text:line-break/>vous faites de<text:s/>m'auoir offensee : ce que ie ne vous ac(-)<text:line-break/>corde pas : l'offense que vous m'auez faicte est petite,<text:line-break/>car vous sçauez bi(e2) que la playe preueuë fait le mo(i2)s<text:line-break/>de mal. Mais pourquoy m'auriez vous fait tort, vous<text:line-break/>est(a2)t retiré de moy ? ie ne vous auois pas acheté pour<text:line-break/>esclaue, ie ne vous ay iamais reputé mien, si non en(-)<text:line-break/>tant que vous vous donniez à moy de iour en iour,<text:line-break/>par vostre singuliere courtoisie : à la(q2)lle, pour la iouis(-)<text:line-break/>sance que i'ay eu de vous, ie suis seulement trop o(-)<text:line-break/>bligee : Ostez<text:s/>d(o2)c toute pensee, si vous en auez aucu(-)<text:line-break/>ne, que vous m'ayez offensee, &amp; croyez fermement<text:line-break/>qu'(e2) toute maniere, ie suis vostre, &amp; d'obligati(o2) &amp; de<text:line-break/>vouloir, &amp; vous fiez hardim(e2)t en moy. Dites moy, à<text:line-break/>la verité, qui est celle qui vous possede le cœur, &amp; ie<text:line-break/>feray en sorte, quelle elle soit, que vous en aurez bi(e2)<text:line-break/>tost tout vostre desir. Paul, encore qu'il fust en partie<text:line-break/>asseuré, par les paroles de Lucrece, se taisoit ay(a2)t h(o2)(-)<text:line-break/>te, car c(o2)me ieune h(o2)me vertueux, il cognoissoit bi(e2)<text:line-break/><text:span text:style-name="pb">[n.</text:span><text:span text:style-name="pb">p.]</text:span><text:line-break/>qu'elle l'obligeoit d'autant plus, qu'elle s'efforçoit<text:line-break/>de le des-obliger : ce neantmoins estant sollicité par<text:line-break/>elle, en fin il luy dist ce qu'elle vouloit sçauoir. Et<text:line-break/>icelle celant le venin caché, s'offrit &amp; promit le tirer<text:line-break/>d'ennuy, le reprenant de peu<text:s/>de cœur, &amp; luy mon(-)<text:line-break/>strant au mieux qu'elle sçeut, que ceste sienne entre(-)<text:line-break/>prinse n'estoit gueres difficile, c(o2)bien qu'il l'eust ad(-)<text:line-break/>uisee, par le discours qu'il luy auoit faict, que Florette<text:line-break/>estoit vne fille trescruelle, &amp; eslongnee de toutes p(e2)(-)<text:line-break/>sees amoureuses. Ainsi, apres que Paul fut party, qua<text:line-break/>si asseuré de n'auoir offensé Lucrece, à plus forte rai(-)<text:line-break/>son, d'en auoir obtenu pardon, elle qui auoit le cœur<text:line-break/>r(e2)ply de venin, &amp; d'amertume, pour les choses qu'el(-)<text:line-break/>le auoit ou yes, s'estant<text:s/>iettee à bouschons sur le lict,<text:line-break/>se lamenta fort, &amp; ayant composé dedans sa poitrine<text:line-break/>trauaillee vn penser cruel, elle commença à atten(-)<text:line-break/>dre le iour, pour donner commencement a son mal(-)<text:line-break/>heureux dessein. Quand la nouuelle lumiere fut ve(-)<text:line-break/>nue, elle fit<text:s/>secrettement semondre Florette, à aller<text:line-break/>passer le temps, &amp; se promener, en vn sien iardin<text:line-break/>hors de la ville, &amp; estant auec sa mere, qui luy estoit<text:line-break/>parente &amp; conioincte de sang, elle l'y mena, &amp; en<text:line-break/>ce iardin, apres souper, &amp; apres vn plaisir infiny<text:line-break/>prins, elle luy fit prendre, par vn subtil moy(e2), la poi(-)<text:line-break/>son, dedans vne pomme, &amp; estant venue de com(-)<text:line-break/>pagnie en la ville, &amp; chacune estant retournee en<text:line-break/>sa maison, elle commença d'vn grand desir, à at(-)<text:line-break/>tendre la mort de la belle &amp; infortunee Florette.<text:line-break/>Le venin ne tarda longtemps à faire son operation,<text:line-break/><text:soft-page-break/>&amp; pour ceste cause, l'infortunee Florette, au grand<text:line-break/>regret de toute la ville, alla de vie à trespas, &amp; fut ho(-)<text:line-break/>norablem(e2)t enseuelie s(a2)s sçauoir à qui l'(o2) deuoit<text:line-break/><text:span text:style-name="pb">[309]</text:span><text:line-break/>attri(-)buer la cause d'vne mort si violente &amp; cruelle, pour(-)<text:line-break/>ce que la poison que Lucrece auoit mise en œuure,<text:line-break/>monstroit peu de signe par dehors, de l'operation<text:line-break/>qu'elle auoit faicte au dedans. Mais l'infortuné Paul<text:line-break/>qui cognoissoit seul la cause pour laquelle Lucrece<text:line-break/>pouuoit bi(e2) auoir esté induite &amp; poussee à commet(-)<text:line-break/>tre vne si grande meschanceté, pource qu'il luy auoit<text:line-break/>confessé luymesme l'amour qu'il portoit à Florette,<text:line-break/>&amp; puis il sçauoit celuy que Lucrece luy portoit aus(-)<text:line-break/>si, &amp; d'auantage auoit sçeu que Florette auoit esté se<text:line-break/>promener en son iardin auec Lucrece, incontinent<text:line-break/>deuina comme la chose estoit auenuë, sans aucune(-)<text:line-break/>ment s'esloigner de la verité, p(e2)sant que la veufue a(-)<text:line-break/>uoit faict cela pour luy oster l'obiect, par lequel elle<text:line-break/>l'auoit perdu. Et sur ce ayant premierement pensé<text:line-break/>long temps, il delibera en luy mesme d'abandonner<text:line-break/>la vie, tant pour fuir la trop gr(a2)de &amp; cruelle douleur<text:line-break/>qu'il enduroit pour la mort de Florette, que pour<text:line-break/>faire que Lucrece ne vesquist ioyeuse, en l'esperance<text:line-break/>de le faire encore sien. Parquoy<text:s/>il print &amp; aualla de<text:line-break/>la poison, &amp; puis deuant que son esprit departist de<text:line-break/>son corps, il s'aduisa d'en porter luymesmes la nou(-)<text:line-break/>uelle à la cruelle Lucrece, tant pour la tirer hors d'e(-)<text:line-break/>sperance de iamais deuoir conduire &amp; mener à ef(-)<text:line-break/>fect son cruel desseing, qu'aussi pour ouy r ce qu'elle<text:line-break/>diroit, ou pour son excuse, ou niant la verité, &amp; mes(-)<text:line-break/>mes pour luy donner vne plus gr(a2)de peine, en mou(-)<text:line-break/>rant deuant elle, pource qu'il sçauoit bien qu'il ne<text:line-break/>pouuoit pas demeurer en vie plus de quatre ou cinq<text:line-break/>heures, comme celuy qui sçauoit tresbien la nature<text:line-break/>&amp; quantité de la poison qu'il auoit prinse. L'empoi(-)<text:line-break/>sonné d(o2)c &amp; desesperé ieune homme ne tarda point<text:line-break/><text:span text:style-name="pb">[n.p.]</text:span><text:line-break/>à s'en aller en la maison de la veufue, laquelle le re(-)<text:line-break/>ceut d'vne face tres-ioyeuse : mais n(o2) t(a2)t toutesfois,<text:line-break/>que luy qui estoit sage &amp; tres-accort, &amp; qui auoit<text:line-break/>imaginé la verité, ne s'aperceust à mille signes, qu'en<text:line-break/>vn mesme t(e2)ps elle estoit h(o2)teuse, &amp; auoit pitié de<text:line-break/>luy : mais il ne luy voulut parler ny de cecy, ny d'au(-)<text:line-break/>tre chose, auant qu'il se fust retiré seul, auec elle seu(-)<text:line-break/>le, en sa ch(a2)bre, en laquelle autresfois ils auoient eu<text:line-break/>&amp; prins ensemble tant de plaisirs. Quand donques<text:line-break/>ils y furent, ay(a2)s enuoyé la ch(a2)briere messagere, la(-)<text:line-break/>quelle seule y estoit presente,<text:s/>&amp; s'estant assis sur le<text:line-break/>lict, ayant faict seoir Lucrece au droict de luy : &amp;<text:line-break/>l'ayant priee de n'vser de plainte ny d'excuse, contre<text:line-break/><text:soft-page-break/>aucune chose qu'elle entendist de luy iusques à la<text:line-break/>fin, il commença à dire ainsi : La premiere chose que<text:line-break/>i'ay à te dire Lucrece, est que tandis que ie parleray,<text:line-break/>tu pourchasses d'estre briefue à me resp(o2)dre, à la fin<text:line-break/>de mon propos, si toutesfois tu me veux d(o2)ner quel(-)<text:line-break/>que responce, t'aduisant que ie suis paruenu à tel<text:line-break/>poinct &amp; terme de ma vie, que ie ne suis mesme cer(-)<text:line-break/>tain, s'il me restera du temps assez pour te dire tout<text:line-break/>ce que ie veux. La veufue considerant qu'il voulust<text:line-break/>par telles parolles exprimer la douleur qu'il suppor(-)<text:line-break/>toit, pour la recente &amp; cruelle mort de Florette, plus(-)<text:line-break/>tost que penser qu'il fust empoisonné : &amp; ay(a2)t com(-)<text:line-break/>mandem(e2)t de luy de ne respondre à chose qu'elle<text:line-break/>ouist iusques à la fin, ne dit mot, mais le regardant<text:line-break/>tousiours auec plaisir, elle attendit le reste, &amp; il ad(-)<text:line-break/>iousta cecy. Ie m'asseure que tu m'auoüeras, &amp; que<text:line-break/>tu ne me nieras point le cœur cruel que tu as, ô Lu(-)<text:line-break/>crece, &amp; le meschant effect qui s'en est ensuiuy,<text:line-break/>tant pource que ie sçay bien que tu ne me cognois<text:line-break/><text:span text:style-name="pb">[310]</text:span><text:line-break/>pas si fol, que tu puisses tirer aucune esperance, qu(a2)d<text:line-break/>tu le nierois, que iamais ie te creusse, que pource que<text:line-break/>tu le manifestes toy mesmes d'aut(a2)t plus que tu t'ef(-)<text:line-break/>forces de le celer. Car outre ce que ce ioyeux visage,<text:line-break/>auec lequel tu m'as recueilly maintenant, soit tout<text:line-break/>offusqué des signes qui r(e2)dent autruy certain d'vne<text:line-break/>vraye simulation &amp; faintise, en<text:s/>te monstrant seule(-)<text:line-break/>ment ioyeuse, tu la demonstres encore plus gr(a2)de : &amp;<text:line-break/>à la verité, si tu ne te fusses pas tant efforcée de me<text:line-break/>celer, ce que tu ne me peux cacher en aucune manie(-)<text:line-break/>re, tu te fusses monstree dolente &amp; triste de la mort<text:line-break/>de Florette, pour la douleur que tu deuois penser (q2)<text:line-break/>i'en supportasse, comme celle qui est aduertie de m(o2)<text:line-break/>ardeur. Mais comme i'ay dict, tu as t(a2)t tasché de me<text:line-break/>cacher le tout, qu'en toute sorte tu m'as tout mani(-)<text:line-break/>festé. Tu peux donc estre certaine que ie suis certain<text:line-break/>&amp; bien asseuré que tu es cause de la mort de l'inno(-)<text:line-break/>cente Florette : ce que ne pouuant pas nier ie ne sçay<text:line-break/>quelles paroles &amp; raisons tu voudrois amener pour<text:line-break/>le soustenir &amp; defendre. Tu diras parau(a2)ture que tu<text:line-break/>as faict cela afin qu'est(a2)t du<text:s/>tout priué de l'esper(a2)ce,<text:line-break/>de iamais plus la voir, &amp; d'acquerir sa faueur, ie re(-)<text:line-break/>tournasse à toy : en quoy tu te serois bien parau(a2)ture<text:line-break/>trompee : car tu dois bien penser que l'aym(a2)t en tel(-)<text:line-break/>le extremité que ie te disois, t(a2)t s'en fault que<text:s/>iamais<text:line-break/>i'eusse peu aymer celle qui me l'a ostee, que mesmes<text:line-break/>i'eusse mortellem(e2)t hay (bien qu'en vain) quic(o2)que<text:line-break/>eust tasché de me l'oster, à plus forte raison de la<text:line-break/>priuer de vie. Tu deuois c(o2)siderer cela plus que tou(-)<text:line-break/>te autre personne : toy dy-ie, qui au mesme temps te<text:line-break/><text:soft-page-break/>mouuois pour moy, que tu tenois cher, à faire le sem<text:line-break/>blable en vne personne innocente. Apres si tu veux<text:line-break/><text:span text:style-name="pb">[n.p.]</text:span><text:line-break/>dire que tu l'as faict pour te venger de celle qui t'a(-)<text:line-break/>uoit priuee de moy, tu mentiras, pource que tu as bi(e2)<text:line-break/>peu<text:s/>comprendre par mes propos, &amp; aussi par les pei(-)<text:line-break/>nes que i'endurois en aymant, lesquelles m'auoient<text:line-break/>quasi reduict à la fin de mes iours, que la ieune tres(-)<text:line-break/>passee ne m'auoit iamais octroyé tant de courtoisie,<text:line-break/>qu'elle m'eust deu ou peu oster à toy. Et d'aut(a2)t que<text:line-break/>ceste courtoisie estoit petite enuers moy, d'autant<text:line-break/>plus t'obligeoit-elle enuers la ieune fille, sans ce<text:line-break/>que autre que moy ne pouuoit estre coulpable en ce<text:line-break/>que tu estois abandonnee. Si tu pensois receuoir vn<text:line-break/>si grand tort de te voir laissee de<text:s/>moy, pourquoy n'as<text:line-break/>tu faict tomber la peine où il falloit ? Si tu veux dire<text:line-break/>par semblable, que pour me fascher d'auantage, en<text:line-break/>me priuant de chose tant chere, tu m'as voulu faire<text:line-break/>sentir &amp; c(o2)siderer la douleur incredible que tu sen(-)<text:line-break/>tois semblablement,<text:s/>pour estre priuee de moy, que<text:line-break/>tu aymes tant. Ie te respons, tres cruelle Medee, que<text:line-break/>tu me dies si en te priuant de moy, i'ay faict souffrir<text:line-break/>la mort à aucun. Ah traistresse ! si tu estois nee auec<text:line-break/>quelque estincelle de pitié, te fust-il iamais tombé<text:line-break/>en la<text:s/>fantasie de priuer tant cruellement de la vie<text:line-break/>celle qui ne pouuoit mais de ton dommage ou per(-)<text:line-break/>te ? Tu ne fus onques ny gentille ny amiable, &amp; tou(-)<text:line-break/>te la courtoisie que tu m'as dem(o2)stree pour vn t(e2)ps,<text:line-break/>est plustost procedee d'vn extreme desir d'vne furieu<text:line-break/>se &amp; enragee luxure, que d'aucune humanité qui se<text:line-break/>trouue en toy, &amp; suis mainten(a2)t ioyeux de cognoi(-)<text:line-break/>stre, qu'amour ne loge point en toy : pource qu'il te<text:line-break/>rendroit vers moy aucunement digne d'excuse, puis<text:line-break/>qu'il m'a semblablement conduit moymesmes, à me<text:line-break/>donner la mort. Ie me sens arriué à la fin de ma vie<text:line-break/><text:span text:style-name="pb">[311]</text:span><text:line-break/>estant de là, ie prieray le ciel qu'il te rafraischisse &amp;<text:line-break/>renouuelle tousiours de plus en plus la souuenance ;<text:line-break/>à ton plus grand regret &amp; douleur, &amp; de ta faulte,<text:line-break/>&amp; de ma mort. Et maintenant ie prie amour qu'il<text:line-break/>t'embrase de moy, ny plus ny moins que ie le suis de<text:line-break/>la pauure &amp; infortunee Florette. Et ce non pas pour<text:line-break/>estre bien aise de viure en la memoire de celle qui<text:line-break/>m'a osté tout mon plaisir : mais bien afin que tu es(-)<text:line-break/>prouues &amp; sentes vne<text:s/>douleur surpassant toutes au(-)<text:line-break/>tres douleurs, viuant en vn extreme desir &amp; hors de<text:line-break/>toute esperance. Le ieune homme se teut en cest en(-)<text:line-break/>droit, n'en pouuant plus : &amp; se sentant arriué à sa fin,<text:line-break/>il serra les bras, &amp; sans pouuoir ouyr autre respon(-)<text:line-break/>ce il<text:s/>ferma les yeux, &amp; se rendit à la mort. Ces deux<text:line-break/><text:soft-page-break/>infortunez amans eurent donc la fin que vous auez<text:line-break/>ouye.</text:p>
      <text:h text:style-name="Titre2" text:outline-level="2">PHILEMON ADOPTÉ PAR AR(-)<text:line-break/><text:span text:style-name="T3951">chelaus Seigneur François, faict mal. La marastre l'ac(-)</text:span><text:span text:style-name="T3952"><text:line-break/></text:span><text:span text:style-name="T3953">cuse au pere. I celuy estant prins, machine la mort de sa</text:span><text:span text:style-name="T3954"><text:line-break/></text:span><text:span text:style-name="T3955">marastre.</text:span><text:span text:style-name="T3956"><text:s/>En fin consentant que le pere soit tué, il se fait</text:span><text:span text:style-name="T3957"><text:line-break/></text:span><text:span text:style-name="T3958">seigneur &amp; maistre.</text:span></text:h>
      <text:h text:style-name="P3959" text:outline-level="2">Novvelle vii.</text:h>
      <text:p text:style-name="P3960"><text:span text:style-name="T3961">P</text:span>Lusieurs propos furent à ceste heure<text:line-break/>là tenus touch(a2)t la cruanté des deux<text:line-break/>amans, qu(a2)d la Royne, qui auoit lais(-)<text:line-break/>sé la compagnie assez long temps de(-)<text:line-break/>uiser sur<text:s/>la nouuelle par elle mise en<text:line-break/>auant, pour auoir loisir de se reposer,<text:line-break/>voulut que Constance parlast apres elle, laquelle<text:line-break/><text:span text:style-name="pb">[n.p.]</text:span><text:line-break/>se print à dire ainsi.</text:p>
      <text:p text:style-name="p">Vous auez ouy des accidens piteux des deux am(a2)s<text:line-break/>en la nouuelle recitee par nostre gracieuse Royne, es(-)<text:line-break/>coutez mainten(a2)t la cruauté d'vn fils c(o2)tre son pere.</text:p>
      <text:p text:style-name="p">Il y auoit autresfois en France vn Gentilhom(-)<text:line-break/>me appellé Archelaus, des plus puissans &amp; plus ri(-)<text:line-break/>ches qui fussent en ce florissant païs, tant en terres,<text:line-break/>possessions, que villages &amp; chasteaux, entre les(-)<text:line-break/>quels il en auoit vn, &amp; par la naturelle assiette, &amp;<text:line-break/>par l'art du bastiment, tant fort, que tous les peu(-)<text:line-break/>ples voisins, à cause de sa puissance le reueroient &amp;<text:line-break/>redoutoient sur tout autre personnage du pays. Ce<text:line-break/>Gentilhomme demeura long temps en mariage a(-)<text:line-break/>uec vne Dame du quartier, en la plus gr(a2)de concor(-)<text:line-break/>de &amp; amitié que iamais l'on eust sçeu voir vn mary<text:line-break/>&amp; vne femme : ce ne(a2)tmoins il ne peust iamais auoir<text:line-break/>d'elle aucun enfant. Parquoy pour ne demeurer sans<text:line-break/>vn certain successeur, en<text:s/>vn si grand patrimoine, co(-)<text:line-break/>gnoissant que sa femme n'estoit en aage &amp; terme de<text:line-break/>faire enfans, il pensa, au lieu d'vn fils legitime, en<text:line-break/>faire vn adoptif : &amp; ainsi au grand contentement de<text:line-break/>sa femme, il adopta vn ieune enfant, appellé Phile(-)<text:line-break/>mon, qui estoit de la mesme maison, &amp; parent au(-)<text:line-break/>tant d'vn que d'autre, l'esleuant auec telle diligence<text:line-break/>&amp; soing, &amp; tasch(a2)t de l'introduire &amp; nourrir en tou(-)<text:line-break/>tes vertus, que s'il eust esté vrayement leur fils. Il e(-)<text:line-break/>stoit t(a2)t bien doué des graces de nature,<text:s/>qu'il appre(-)<text:line-break/>noit fort bien tout ce qu'on luy enseignoit : de ma(-)<text:line-break/>niere qu'il n'estoit moins aimé qu'honoré, n(o2) seule(-)<text:line-break/>ment du Gentilh(o2)me &amp; de la Dame, qui l'auoient<text:line-break/>prins pour leur fils : mais de tous ceux de la maison,<text:line-break/>&amp; de ceux du pays aussi, auec esperance d'auoir vn<text:line-break/><text:soft-page-break/><text:span text:style-name="pb">[312]</text:span><text:line-break/>iour le plus sage &amp; meilleur Seigneur qui iamais les<text:line-break/>eust gouuernez. Et Archelaus fort ioyeux de cela, c(o2)(-)<text:line-break/>mença, en aage assez tendre, à luy d(o2)ner entree aux<text:line-break/>affaires du gouuernement : en quoy il procedoit sa(-)<text:line-break/>gement. Aduint en ce temps la que Philemon estoit<text:line-break/>assez bien duict aux affaires, que la Gentilfemme t(o2)(-)<text:line-break/>ba malade, &amp; sel(o2) le cours humain, finit ses iours. Ce<text:line-break/>qui causa à tous vne extreme douleur : principalem(e2)t<text:line-break/>à Archelaus, lequel ne se pouuant<text:s/>appaiser, ny d(o2)ner<text:line-break/>trefue au dueil, se retira pour ce faire, en vn sien lieu<text:line-break/>fort solitaire &amp; escarté, taschant par le moyen de la<text:line-break/>solitude &amp; des liures passer sa fascherie au mieux que<text:line-break/>il luy seroit possible, laissant cependant le gouuerne(-)<text:line-break/>ment, comme libre, en la main de Philemon : lequel<text:line-break/>se monstroit non moins triste &amp; dolent que son pe(-)<text:line-break/>re, &amp; du commencement sembloit ne vouloir en au(-)<text:line-break/>cune maniere demeurer sans son pere, ains auoir en(-)<text:line-break/>uie de le suiure, en quelque lieu qu'il allast, pour le<text:line-break/>seruir, c(o2)me il deuoit. En fin Archelaus luy c(o2)manda<text:line-break/>de demeurer, &amp; que sur tout il tinst la main aux af(-)<text:line-break/>faires de la iustice, pour estre droictement admini(-)<text:line-break/>strez. Et pour ne se monstrer desobeïssant, il demeu(-)<text:line-break/>ra &amp; s'addonna soigneusement au<text:s/>gouuernem(e2)t des<text:line-break/>subiects : où il se porta si bien pour quelques iours,<text:line-break/>qu'eux mesmes n'eussent sçeu mieux desirer : mais a(-)<text:line-break/>pres, soit (q2) la malice, iusques à ceste heure là cachee<text:line-break/>en luy, fut si grande, qu'elle ne peust tarder d'auanta(-)<text:line-break/>ge à produire ses effects, soit que la fureur de la ieu(-)<text:line-break/>nesse, auec la c(o2)modité si grande qu'il auoit, le trans(-)<text:line-break/>portast, il c(o2)mença à faire ce (q2) les ieunes desbordez<text:line-break/>ont acoustumé de faire qu(a2)d ils cognoiss(e2)t qu'ils les<text:line-break/>peuuent executer sans punition. Vray est (q2) sel(o2) son<text:line-break/><text:span text:style-name="pb">[n.p.]</text:span><text:line-break/>esprit, lequel (s'il se fust appliqué au bien comme au<text:line-break/>mal) estoit propre à le faire paroistre le plus grand<text:line-break/>personnage qui fust de son temps, il les menoit en<text:line-break/>sorte, que iamais son pere n'en receut aucune plain(-)<text:line-break/>te. Archelaus ay(a2)t deschargé &amp; mis fin à sa douleur,<text:line-break/>&amp; las desormais de la solitude, s'en retourna entre<text:line-break/>les siens, qui le receurent auec tres-grande alegresse :<text:line-break/>&amp; Philemon aussi en apparence, lequel rendit si b(o2)(-)<text:line-break/>ne raison de toutes les choses d'importance qui s'e(-)<text:line-break/>stoient passees en ce temps là, à Archelaus, &amp; se fit<text:line-break/>cognoistre de telle valeur, que combien qu'il fust<text:line-break/>present en son estat, il faisoit que toutes choses pas(-)<text:line-break/>soient par les mains de Philemon. De maniere que<text:line-break/>le ieune homme en la presence du pere, se trouuoit<text:line-break/>absolum(e2)t plus gr(a2)d maistre de tout, qu'il n'estoit en<text:line-break/>l'absence d'iceluy : &amp; ainsi il c(o2)tinua plusieurs iours<text:line-break/><text:soft-page-break/>se portant assez modestement en apparence : mais ne<text:line-break/>laissant en secret, chose en quoy il ne voulust saou(-)<text:line-break/>ler son appetit. Et Archelaus pensant que pour estre<text:line-break/>son fils desormais grand &amp; faict homme, il estoit b(o2)<text:line-break/>qu'il print femme, il commença à y aduiser : de quoy<text:line-break/>le ieune homme s'estant apperceu, craignant para(-)<text:line-break/>uanture s'il se laissoit lier en mariage,<text:s/>qu'il ne pour(-)<text:line-break/>roit tant bien assouuir &amp; contenter toutes ses vol(o2)(-)<text:line-break/>tez &amp; desirs, c(o2)me il auoit faict iusques à ceste heure<text:line-break/>là, &amp; qu'ayant à qui rendre compte des nuicts, es(-)<text:line-break/>quelles les ayant libres, il pouuoit au desceu du pere<text:line-break/>faire ce qu'il voudroit, il se trouueroit priué de la li(-)<text:line-break/>berté de saouler sans bride tous ses appetits, il s'en al(-)<text:line-break/>la trouuer son pere, &amp; sous couleur de zele &amp; affe(-)<text:line-break/>ction, de pouuoir mieux entendre à ses estudes, &amp; au<text:line-break/>gouuernement des affaires de l'estat, auquel la<text:line-break/><text:span text:style-name="pb">[313]</text:span><text:line-break/>com(-)pagnie d'vne femme, ne pouuoit faire qu'elle ne luy<text:line-break/>ostast vne bonne partie du temps, le pria instamm(e2)t<text:line-break/>le laisser demeurer comme il estoit, sans le sousmet(-)<text:line-break/>tre au ioug de mariage. Et par ces raisons tant bien<text:line-break/>colorees, il fonda si<text:s/>bien ses propos, que c(o2)bien que<text:line-break/>Archelaus desirast sur toute autre chose voir de la<text:line-break/>posterité de ce si(e2) fils t(a2)t aimé, ce neantmoins voy(a2)t<text:line-break/>qu'apres plusieurs repliques il demeuroit tousiours<text:line-break/>ferme en son premier propos, &amp; ne vouloit en aucu(-)<text:line-break/>ne maniere ent(e2)dre à se marier, pour ne luy desplai(-)<text:line-break/>re en ce qu'il vouloit, non sans quelque couleur de<text:line-break/>raison &amp; de bon zele, &amp; pour ne le c(o2)traindre à cho(-)<text:line-break/>se, de laquelle il se monstroit tant esloigné, le laissa<text:line-break/>faire à sa fantasie, ne laissant pourtant de penser s'il y<text:line-break/>auoit point moyen de le pouuoir induire à se marier<text:line-break/>par autre voye. Et pensant en auoir trouué vn assez<text:line-break/>bon, il c(o2)mença à dire entre ses plus intimes &amp; fami(-)<text:line-break/>liers de sa maison, que puis que son fils ne vouloit<text:line-break/>prendre femme, il seroit contrainct de la prendre,<text:line-break/>pour ne laisser finir en Philemon sa maison tant re(-)<text:line-break/>nommee en ces pais là, &amp; laquelle auoit commandé<text:line-break/>&amp; seigneurié si long temps, tenant pour certain que<text:line-break/>l'affaire allant aux aureilles du ieune homme, ne se<text:line-break/>pourroit faire, que quand ce ne seroit pour autre<text:line-break/>chose, que pour le bon zele à tout le moins de n'e(-)<text:line-break/>stre exclus par les vrais enfans, si Archelaus venant<text:line-break/>à se marier en auoit, &amp; forclos de la succession d'vn<text:line-break/>si grand patrimoine, il ne deust estre induict à con(-)<text:line-break/>sentir de prendre femme. Ce nonobstant le ieune<text:line-break/>homme ne changea point de propos, cognoissant<text:line-break/>parauanture Archelans estre desormais de tel aage,<text:line-break/>ou qu'il ne pourroit plus engendrer enfans, ou s'il en<text:line-break/><text:span text:style-name="pb">[n.p.]</text:span><text:line-break/><text:soft-page-break/>auoit, ne se pouuoit faire sel(o2) le cours<text:s/>de nature, que<text:line-break/>venant à mourir, il ne les laissast tant petits, qu'il fut<text:line-break/>necessairement contrainct laisser entre ses mains le<text:line-break/>gouuernement de ses enfans &amp; de l'estat, duquel il<text:line-break/>viendroit à estre Seigneur, ny plus ny moins, que si<text:line-break/>pour n'en auoir eu la seigneurie de droict luy fust es(-)<text:line-break/>cheuë. Archelaus voyant que le ieune h(o2)me n'estoit<text:line-break/>aucunement induict de cela, pensa que selon le bon<text:line-break/>esprit &amp; bon iugement duquel il le cognoissoit prou(-)<text:line-break/>ueu, pouuoit estre qu'il auoit descouuert son secret.<text:line-break/>Parquoy,<text:s/>pour mieux faire croire ceste bourde, il<text:line-break/>commença à aduiser de trouuer personne à propos<text:line-break/>qui en certifiast le ieune homme, de maniere qu'il<text:line-break/>n'en peust douter. Ce nonobst(a2)t Philemon demeu(-)<text:line-break/>ra tousiours plus ferme &amp; constant en son propos.<text:line-break/>Parquoy s'estant trouuee vne Gentilfemme n(o2)mee<text:line-break/>Euphrosine, noble aut(a2)t qu'autre du pays, bien mo(-)<text:line-break/>rigenee &amp; belle, &amp; d'aage conuenable, toutes les c(o2)(-)<text:line-break/>ditions de laquelle plaisoi(e2)t merueilleusement à Ar(-)<text:line-break/>chelaus, il se disposa, voyant le fils du tout<text:s/>estoigné<text:line-break/>de la volonté de prendre femme, de l'espouser. D(o2)t<text:line-break/>toute personne le loüa, &amp; Philemon aussi (sans la<text:line-break/>participation duquel il ne voulut venir à la c(o2)clusi(o2)<text:line-break/>de l'affaire.) Et ainsi auec vne grande ioye de tout le<text:line-break/>païs, les nopces furent solennellement celebrees. A(-)<text:line-break/>pres lesquelles Archelaus se confirmant &amp; s'acerte(-)<text:line-break/>nant de iour en iour d'au(a2)tage, de ce que par le bruit<text:line-break/>il auoit entendu, du grand esprit, de la prudence &amp;<text:line-break/>de la vertu de son espouse, il commença pareillem(e2)t<text:line-break/>à l'introduire au gouuernem(e2)t du païs, sans toutes(-)<text:line-break/>fois oster le maniement des affaires à Philemon : mais<text:line-break/>faisant qu'elle mist, comme l'on dit, le nez és choses<text:line-break/><text:span text:style-name="pb">[314]</text:span><text:line-break/>d'importance, &amp; que l'on c(o2)sultast auec elle des cho(-)<text:line-break/>ses qui auoi(e2)t mestier de conseil. En quoy elle se por(-)<text:line-break/>ta si bien, que de là à quelque temps le gouuernem(e2)t<text:line-break/>fut reduit peu à peu sous sa main. Car c(o2)me Arche(-)<text:line-break/>laus, à cause de son aage, desirast pr(e2)dre repos, &amp; Phi(-)<text:line-break/>lemon fust attentif à se donner du bon temps, &amp; à<text:line-break/>contenter son appetit de ce qui luy venoit en fanta(-)<text:line-break/>sie : ce qui ne se pouuoit tousiours faire sans offenser<text:line-break/>autruy, ce qui se presentoit, passoit par les mains de<text:line-break/>ceste Dame, laquelle s'y conduisoit fort dextrement,<text:line-break/>auec vne grande prudence, &amp; le cont(e2)tem(e2)t de cha(-)<text:line-break/>cun. Elle ne perseuera long temps au gouuernement<text:line-break/>de l'estat, que de tous costez on comm(e2)ça à se venir<text:line-break/>plaindre des deportemens de Philemon, lesquels el(-)<text:line-break/>le taschoit premierement de couurir &amp; corriger le<text:line-break/>mieux qu'elle pouuoit, sans qu'autres les r'esceuss(e2)t,<text:line-break/>ne laissant pas de l'aduertir, exhorter &amp; prier ne faire<text:line-break/><text:soft-page-break/>offence à aucun, &amp; entendre seulement, c(o2)me il fai(-)<text:line-break/>soit auparauant, au gouuernement du pays, se mon(-)<text:line-break/>strant digne du lieu auquel il estoit appellé par la be(-)<text:line-break/>nignité de la fortune &amp; amitié d'Archelaus. Et sur ce<text:line-break/>le ieune homme la remercioit infiniement auec<text:line-break/>promesse &amp; asseurance de suiure les amiables re(-)<text:line-break/>monstrances, qu'elle luy donnoit par sa bonté,<text:line-break/>mais les effects s'ensuiuoyent &amp; se voyoient tous<text:line-break/>les iours<text:s/>au contraire : car il n'y auoit chose de la(-)<text:line-break/>quelle il eust enuie qu'il ne voulust à toute force ou<text:line-break/>autrement obtenir. Et combien qu'il cherchast tou(-)<text:line-break/>te occasi(o2) de le pouuoir faire au desceu d'Euphrosi(-)<text:line-break/>ne t(a2)t qu'il pouuoit, il ne ioüoit pas pourt(a2)t si bi(e2) s(o2)<text:line-break/>personnage ou roolle auec elle, qu'il auoit faict auec<text:line-break/><text:span text:style-name="pb">[n.p.]</text:span><text:line-break/>son pere. Car les personnes auoyent plus librement<text:line-break/>recours à elle, qu'à Archelaus, &amp; s'y addressoi(e2)t plus<text:line-break/>hardiment, tant pource qu'elles voyoient les proui(-)<text:line-break/>si(o2)s plus soudaines, qu'aussi pource qu'elles ne crai(-)<text:line-break/>gnoient, en descouurant les erreurs du ieune hom(-)<text:line-break/>me, qu'elle se laissast deceuoir par vne naturelle affe<text:line-break/>ction, comme parauanture Archelaus eust faict : car<text:line-break/>outre ce qu'il luy estoit estroictement conioinct de<text:line-break/>sang, il l'auoit adopté pour son fils dés son enfance,<text:line-break/>l'auoit esleué, &amp; le tenoit pour son fils. Euphrosi(-)<text:line-break/>ne voyant que les aduertissemens ne seruoi(e2)t de ri(e2),<text:line-break/>commença à le repr(e2)dre plus librement, &amp; à le me(-)<text:line-break/>nacer, s'il ne se retiroit de sa mauuaise vie encomm(e2)(-)<text:line-break/>cee, de descouurir le tout à son mary, pour y prou(-)<text:line-break/>uoir c(o2)me il falloit. Mais perseuerant en ses belles<text:line-break/>promesses, &amp; faisant tousiours au c(o2)traire, &amp; de pis<text:line-break/>en pis, la vertueuse femme ne peut faire qu'elle n'en<text:line-break/>parlast à son mary, le pri(a2)t t(a2)dis (q2) son fils estoit en(-)<text:line-break/>core, pour son aage, corrigibie, de tascher par vn bon<text:line-break/>mov(e2) de le retirer du mauuais sentier des vices, au(-)<text:line-break/>quel il s'estoit tourné, pour le remettre au chemin de<text:line-break/>la vertu, par lequel il cheminoit auparauant. Arche(-)<text:line-break/>laus trouua fort estr(a2)ge d'ouïr dire de son fils, chose<text:line-break/>qui fut moins qu'h(o2)neste : ce neantmoins il ne laissa<text:line-break/>de luy faire vne b(o2)ne rem(o2)str(a2)ce : &amp; apres l'auoir re(-)<text:line-break/>prins aigrem(e2)t &amp; menacé, il luy<text:s/>enchargea se garder<text:line-break/>de faire tort à personne en maniere (q2) ce fust : &amp; que<text:line-break/>s'il ent(e2)doit plus parler de son faict, il luy donneroit<text:line-break/>telle puniti(o2), (q2) n(o2) seulem(e2)t il vi(e2)droit à estre chastié<text:line-break/>de ses fautes, mais seruiroit d'exemple aux autres de<text:line-break/>se garder de mal faire. De quoy le ieune h(o2)me, selon<text:line-break/>sa coustume, se m(o2)stra mal cont(e2)t d'auoir fait chose<text:line-break/><text:span text:style-name="pb">[315]</text:span><text:line-break/>qui luy peust desplaire, &amp; dem(a2)dant pard(o2) à son pe(-)<text:line-break/>re, il luy promit de viure en sorte, qu'il n'auroit plus<text:line-break/><text:soft-page-break/>reproche de<text:s/>luy. Ce n(o2)obst(a2)t peu de iours apres ay(a2)t<text:line-break/>veu vne belle ieune Damoiselle, fille d'vn des pre(-)<text:line-break/>miers G(e2)tilsh(o2)mes de la iurisdicti(o2) &amp; terres d'Ar(-)<text:line-break/>chelaus, il la print en amour tres-gr(a2)de, &amp; ne trou(-)<text:line-break/>u(a2)t autre moy(e2) d'en faire<text:s/>à son plaisir, il entra à l'im(-)<text:line-break/>prouueu en sa maison, &amp; la viola par force. Le pere<text:line-break/>ayant receu plainte de ce faict, le fit pr(e2)dre inc(o2)tin(e2)t<text:line-break/>&amp; mener auec b(o2)ne garde en vne tour de ceste sien(-)<text:line-break/>ne principale forteresse, encharge(a2)t bien au<text:s/>Chastel(-)<text:line-break/>lain de le garder seurem(e2)t là dedans. Philemon est(a2)t<text:line-break/>mené là, &amp; grandem(e2)t indigné contre Euphrosine,<text:line-break/>de laquelle il pensoit que cecy procedoit, se disposa<text:line-break/>essayer la force de son peruers esprit, à la ruine de l'in<text:line-break/>nocente dame : &amp; par<text:s/>tous moyens il s'appliqua de<text:line-break/>gaigner l'amitie du Chastelain qui le tenoit en pri(-)<text:line-break/>son. Ce qui ne luy fut pas beaucoup difficile, pource<text:line-break/>que le Chastelain estoit d'vn naturel gaillard &amp; alai(-)<text:line-break/>gre, aimant à faire plaisir à tous, &amp; principalement à<text:line-break/>cestui-cy, qu'il cognoissoit auec le temps deuoir estre<text:line-break/>son Seigneur. Parquoy il beuuoit &amp; m(a2)geoit souu(e2)t<text:line-break/>auec luy, l'entretenoit de diuers propos, auec ieux &amp;<text:line-break/>chants : &amp; en somme, hors mis la liberté, il ne le lais(-)<text:line-break/>soit auoir faute de chose qu'il peust<text:s/>desirer. Ce Cha(-)<text:line-break/>stelain auoit vne fille assez belle, &amp; d'aage pour estre<text:line-break/>mariee, laquelle le pere aymoit c(o2)me sa propre vie :<text:line-break/>de quoy Philemon s'estant apperceu, iugea (q2) cela ve(-)<text:line-break/>noit bi(e2) à propos pour luy, &amp; luy seruiroit d'vn bon<text:line-break/>moy(e2) pour paruenir où il desiroit : &amp; s'est(a2)t déja tant<text:line-break/>r(e2)du familier du Chastelain qu'il cognoissoit estre en<text:line-break/>luy de pouuoir librement luy dire sa conception,<text:line-break/><text:span text:style-name="pb">[n.p.]</text:span><text:line-break/>sans crainte d'aucun mal, il l'appella vn iour à soy :<text:line-break/>&amp; luy ayant faict vn long discours<text:s/>des offences qu'il<text:line-break/>auoit à tort receuës de sa marastre, &amp; comme par la<text:line-break/>malice d'icelle, de Seigneur quasi absolu qu'il estoit<text:line-break/>du pays, il estoit reduit à la miserable pris(o2) en laquel(-)<text:line-break/>le il se trouuoit, &amp; où le desseing d'icelle estoit qu'il<text:line-break/>eust beaucoup de peine &amp; tourm(e2)t, de maniere que<text:line-break/>viuant, il demeurast en vne pire condition (q2) la mort,<text:line-break/>combien que par la courtoisie &amp; bonté d'iceluy, il se<text:line-break/>cogneust, horsmis la liberté, estre aussi bien que ia(-)<text:line-break/>mais il auoit esté au comble de sa felicité.<text:s/>Dont il se<text:line-break/>sentoit tant tenu à luy, que iamais il n'oublieroit l'o(-)<text:line-break/>bligation qu'il auoit à luy, en recompense de laquel(-)<text:line-break/>le, &amp; pour le c(o2)mencem(e2)t de la recognoissance qu'il<text:line-break/>pouuoit attendre de luy, quand il seroit paruenu a(-)<text:line-break/>pres la mort de son pere à la Seigneurie, il vouloit<text:line-break/>(pourueu qu'il fust certain de l'auoir à s(o2) ayde, pour<text:line-break/>ce qu'il auoit intention de faire) espouser sa fille,<text:line-break/>qu'il aimoit vnique &amp; à iuste cause. Et en cest en(-)<text:line-break/><text:soft-page-break/>droit il luy exposa &amp; declara, par vn gentil moyen,<text:line-break/>ce<text:s/>qu'il auoit intention de faire contre l'innocente<text:line-break/>Dame : &amp; luy m(o2)stra c(o2)me cela se pouuoit faire. Le<text:line-break/>Chastelain fut attentif, auquel eut bien tant de pou(-)<text:line-break/>uoir le desir de voir sa fille si bi(e2) colloquee, &amp; l'am(-)<text:line-break/>bition d'auoir à se trouuer beaupere de son seigneur,<text:line-break/>&amp; par consequ(e2)t comme maistre du païs, que c(o2)bien<text:line-break/>qu'il cogneust que c'estoit mal faict, il se disposa de<text:line-break/>conduire l'affaire à fin : &amp; ainsi l'ay(a2)t iuré en la main<text:line-break/>de Philemon qui receut le serm(e2)t, il donna secrette(-)<text:line-break/>ment ordre au faict des nopces de sa fille : &amp; icelles<text:line-break/>depeschees, ne voul(a2)t pas faillir de mettre en execu(-)<text:line-break/>tion ce qu'il auoit promis, il appella à soy sept de ses<text:line-break/>soldats desquels il sçauoit se pouuoir fier, &amp; les fit<text:line-break/><text:span text:style-name="pb">[316]</text:span><text:line-break/>iu(-)rer de luy estre fidelles en ce qu'il leur diroit, &amp; de s'(e2)(-)<text:line-break/>ployer pour luy, souz l'attente, voire certaine asseu<text:line-break/>rance d'estre tous bien salariez &amp; recompensez. Et<text:line-break/>ils luy iurerent toute fidelité. Ce faict, il despecha<text:line-break/>incontinent vn des mesmes coniurez vers Arche(-)<text:line-break/>laus pour luy faire entendre, que pour vne chose<text:line-break/>qui luy importoit beaucoup, &amp; qui contenoit<text:line-break/>le repos &amp; la conseruation de l'estat, qu'il n'osoit pas<text:line-break/>fier en vne lettre, il luy pleust venir iusques au Cha(-)<text:line-break/>steau. Tandis que le messager alla faire tout ce<text:s/>qui luy<text:line-break/>auoit esté enchargé par le Chastelain, le meschant<text:line-break/>Philemon, pour mieux donner couleur à la chose,<text:line-break/>ayant trouué, és escritures du Chastelain vne lettre<text:line-break/>qu'Euphrosine luy auoit escrite de sa main, touch(a2)t<text:line-break/>sa charge, &amp; ayant congneu la main. il se<text:s/>mit à l'i(-)<text:line-break/>mitation de ces characteres de lettres, &amp; du stile, à<text:line-break/>composer &amp; former, à sa fantasie vne lettre, laquel(-)<text:line-break/>le paracheueé, ressembloit tant aux lettres de la<text:line-break/>main d'Euphrosine, (q1) quic(o2)que l'eust cogneuë &amp; ne<text:line-break/>l'eust veu escrire à Philem(o2), eust estimé qu'elle eust<text:line-break/>esté de la main d'icelle. La lettre finie, sans mettre de(-)<text:line-break/>d(a2)s le nom de qui l'escriuoit, il la ferma, fais(a2)t à l'imi<text:line-break/>tation de la mesme main, l'inscription au Chaste(-)<text:line-break/>lain, auquel il la porta si bien accoustree, qu'elle<text:line-break/>sembloit escripte de quelques iours au parauant, &amp;<text:line-break/>aduisa auec luy ce qu'il en falloit faire. Archelaus<text:line-break/>ayant entendu ce que le Chastelain luy auoit en(-)<text:line-break/>uoyé dire, il s'en alla auec peu de ses gens en ce<text:line-break/>Chasteau &amp; Forteresse, où quand il fut, en lieu se(-)<text:line-break/>cret, le Chastelain commença à reciter la grande<text:line-break/>obligation qu'il auoit à luy, en ce que de gentilhom(-)<text:line-break/>me particulier, &amp; de simple soldat, il l'auoit fait Capi<text:line-break/><text:span text:style-name="pb">[n.p.]</text:span><text:line-break/>taine &amp; superieur de la meilleure forteresse qui fust<text:line-break/>en toute la Fr(a2)ce :<text:s/>ce qui l'obligeoit, outre ce qu'il luy<text:line-break/><text:soft-page-break/>estoit subiect à ne regarder iamais en autre chose, (q2)<text:line-break/>en la c(o2)seruation &amp; accroissement de l'estat, &amp; de la<text:line-break/>personne de son Seigneur, laquelle il estoit tenu de(-)<text:line-break/>fendre auec son sang &amp; sa propre vie, &amp; n(o2) seulem(e2)t<text:line-break/>le deliurer, c(o2)me il pouuoit faire, en luy manifestant<text:line-break/>seulem(e2)t la chose, pour laquelle il auoit prins la har(-)<text:line-break/>diesse d'enuoyer pour le faire venir, qui estoit d'vn<text:line-break/>danger le plus grand du monde, auquel il estoit bien<text:line-break/>si auant, que sans<text:s/>la fidelité de luy &amp; de quelques au(-)<text:line-break/>tres des siens, il n'eust sçeu remedier aux embusches<text:line-break/>qui luy estoient t(e2)dues en l'estat &amp; en sa vie : &amp; mal(-)<text:line-break/>aisément eust-il peu s'en garder, ven(a2)t d'vne person(-)<text:line-break/>ne en laquelle il se fioit, &amp; de laquelle iamais n'eust<text:line-break/>peu se douter. Et ceste là (adiousta-il lors) est vostre<text:line-break/>femme, tenuë de vous, c(o2)me premierement de moy<text:line-break/>&amp; de tous les autres pour la meilleure &amp; la plus loya(-)<text:line-break/>le qui se trouue auiourd'huy au m(o2)de : mais en effect<text:line-break/>ce sexe est trop fragile &amp; inc(o2)stant, c(o2)me l'on a tous(-)<text:line-break/>iours veu par plusieurs ex(e2)ples, &amp; anciens &amp; moder(-)<text:line-break/>nes : mais ie ne sçay si iamais s'en est trouué de si mau<text:line-break/>uais que cestui-cy. Car depuis quelques iou rsen<text:line-break/>çà, ou pour haine conceuë contre vous, ou par quel(-)<text:line-break/>que secrette amour à l'endroit de quelqu'vn qui luy<text:line-break/>a tourné la ceruelle, ou pour quelque autre chose,<text:line-break/>quant à moy ie n'en sçaurois pas imaginer la cause,<text:line-break/>elle a commencé par presens &amp; offres plus grandes<text:line-break/>que de coustume, à tascher de faire (q2) ie luy<text:s/>sois obli(-)<text:line-break/>gé : de quoy ie me suis esmerueillé du c(o2)m(e2)cem(e2)t, &amp;<text:line-break/>pensois (q2) cela peust proceder d'vne bonté &amp; amitié,<text:line-break/>qu'elle demonstroit en apparence. Parquoy sans en<text:line-break/><text:span text:style-name="pb">[317]</text:span><text:line-break/>soupçonner autrement mal, ie regardois à toute heu(-)<text:line-break/>re de me demonstrer plus affectionné à son seruice,<text:line-break/>comme estant vostre femme, elle m'estoit en effect,<text:line-break/>Dame &amp; maistresse, luy faisant entendre, que ie n'a(-)<text:line-break/>uois pl(us) gr(a2)d desir, (q1) de luy pouuoir m(o2)strer d'effect,<text:line-break/>le seruice que ie luy deuois, &amp; la priant me<text:s/>c(o2)man(-)<text:line-break/>der librem(e2)t, &amp; se seruir de moy où elle cognoistroit<text:line-break/>que ie fusse propre à ce faire, qu'elle estoit maistresse<text:line-break/>de mon peu de moyens &amp; de ma personne, &amp; qu'el(-)<text:line-break/>le en pouuoit disposer à son plaisir, &amp; que i'estime(-)<text:line-break/>rois non seulement les<text:s/>biens, mais la vie bien em(-)<text:line-break/>ployee, la mett(a2)t pour son seruice. Desquellesmi(e2)nes<text:line-break/>grandes, mais generalles offres, elle a pensé m'auoir<text:line-break/>tant à son commandement, que ne regardant à ce à<text:line-break/>quoy principallement ie suis tenu, ie deusse faire ce<text:line-break/>que sa brutalle cruauté, laquelle, par vne fainte dou(-)<text:line-break/>ceur elle sçait tant bien couurir, luy auoit mis en la<text:line-break/>fantasie. Parquoy elle n'a pas beaucoup tardé à m'es<text:line-break/>crire, ceste missiue de sa main, à ce que m'a dit le mes(-)<text:line-break/><text:soft-page-break/>sager qui me l'a apportee, car quant à moy, ie ne co(-)<text:line-break/>gnois pas son escriture, &amp; n'y a point de nom au bas.<text:line-break/>En icelle, comme vous pouuez voir, elle m'inuite à<text:line-break/>vne grande trahison, qui y est contenue, qui est que<text:line-break/>venant, comme vous auez souu(e2)t accoustumé, en ce<text:line-break/>chasteau, ie vous fasse secretement mourir, &amp; mette<text:line-break/>la Forteresse en sa puissance, laquelle monstrant que<text:line-break/>par vieillesse, ou autre accident, vous soyez mort sou(-)<text:line-break/>dain &amp; à l'improuueu, estant demouree Dame &amp;<text:line-break/>seule maistresse de l'estat, me promet, comme vous<text:line-break/>voyez, en recompeuse, hors<text:s/>mis ce chasteau, vne des<text:line-break/>meilleures places, que vous ayez. Mais ia Dieu ne<text:line-break/>plaise, qu'en vn homme de ma profession t(o2)be vne<text:line-break/><text:span text:style-name="pb">[n.p.]</text:span><text:line-break/>si grande mechanceté &amp; malice, de se laisser induire<text:line-break/>à vne telle trahison, pour le desir de dominer &amp; sei(-)<text:line-break/>gneurier. Voila la missiue, &amp; ayant dict cela, il la luy<text:line-break/>bailla &amp; mit en la main auec reuerence. Archelaus<text:line-break/>oyoit ces propos aucvn ennuy le plus grand du m(o2)(-)<text:line-break/>de, pource que cognoissant la bonté de sa femme, il<text:line-break/>ne pouuoit croire, qu'elle fust seulement pour penser<text:line-break/>vne si grande mechanceté : ce neantmoins oyant<text:line-break/>parler de missiue, &amp; luy semblant que c'estoit vn<text:line-break/>moyen fort aisé, pour venir en cognoissance de la<text:line-break/>verité, il le laissa acheuer son propos. Et ayant prins<text:line-break/>la lettre, &amp; cognoissant fort bien la main &amp; escrit<text:line-break/>d'Euphrosine, il tint pour certain, qu'elle auoit escrit<text:line-break/>ceste missiue : &amp; l'ayant leuë &amp; releuë, il estoit com(-)<text:line-break/>me celuy lequel dormant, songe quelque chose, qui<text:line-break/>luy semble t(a2)t vraye, qu'il ne sçache discerner si c'est<text:line-break/>songe, ou pure verité. Il ne sçauoit comme se resoul(-)<text:line-break/>dre là dessus : car d'vn costé, il recogoissoit la main, &amp;<text:line-break/>n'en doutoit point, d'autre costé, il tenoit sa femme<text:line-break/>pour tant loyale, qu'il ne pouuoit croire en elle vne<text:line-break/>si grande trahison. Et le mech(a2)t Chastelain le voy(a2)t<text:line-break/>en ceste anxieté, pour mieux conduire à fin ce qui s'e<text:line-break/>stoit designé, adiousta. Monsieur i'ay esté en doute,<text:line-break/>que la missiue ne soit de la main d'Euphrosine, vous<text:line-break/>n'auez que faire d'en douter (respondit le pauure Ar(-)<text:line-break/>chelaus auec vn gr(a2)d sous pir) car ie la recognois trop<text:line-break/>bi(e2). Et sine(a2)t mo(i2)s, elle l'auoit escrite, i'ay p(e2)sé qu'elle<text:line-break/>l'auoit fait parau(a2)ture, pour s(o2)der ma fidelité, car ie<text:line-break/>ne pouuois penser, qu'elle voulust faire mourir celuy<text:line-break/>au(q1)l elle dem(o2)stre vouloir tant de bi(e2), &amp; auquel elle<text:line-break/>se demonstre t(a2)t obligee : mais vn autre trait que i'ay<text:line-break/>descouuert d'elle, me m(o2)stre la verité de l'vn &amp; de<text:line-break/><text:span text:style-name="pb">[318]</text:span><text:line-break/>l'autre. Elle auoit gangné &amp; corrompu, auec grande<text:line-break/>somme d'argent, aucun de ces miens soldats, que ie<text:line-break/>tiens à la garde de vostre Chasteau, &amp; les auoit in(-)<text:line-break/><text:soft-page-break/>duits à luy promettre, par serment solennel, quand<text:line-break/>elle seroit venue en la Forteresse (ce qui deuoit estre<text:line-break/>quand vous seriez despesché) d'auoir à me tuer à l'im<text:line-break/>prouueu, &amp; ainsi elle vouloit iouer d'vn double trait.<text:line-break/>Dequoy les mesmes soldats, m'ayans de ce requis<text:line-break/>pard(o2), auec serm(e2)t de ne les offenser, m'ont aduerty<text:line-break/>comme aussi ils vous pourront certifier. Et ay(a2)t dict<text:line-break/>cela, il appella ces coniurez : auec lesquels il auoit c(o2)(-)<text:line-break/>sulté l'affaire, lesquels s'est(a2)s<text:s/>mis à genoux aux pieds<text:line-break/>du Seigneur, &amp; luy demandans pardon de la faulte<text:line-break/>d'auoir presté l'aureille à vne trahison si grande, &amp; en<text:line-break/>auoir prins argent, reciter(e2)t qu'il auoient esté corr(o2)(-)<text:line-break/>puz &amp; gaignez par Euphrosine, qui les induisoit à<text:line-break/>tuer leur Capitaine, en la mesme maniere qu'il l'auoit<text:line-break/>déja ouy, mais qu'ay(a2)s, depuis, consideré l'enormité<text:line-break/>du fait, &amp; cognoissans que le serm(e2)t d(o2)né ne les pou(-)<text:line-break/>uoit estraindre ny obliger, pour ce qu'ils estoi(e2)t pre(-)<text:line-break/>mierem(e2)t tenuz à leur Chef par le tressolennel ser(-)<text:line-break/>ment de la guerre, ils auoient beaucoup mieux aimé<text:line-break/>découurit le faict, &amp; s'en remettre à la clemence &amp;<text:line-break/>bonté de leur Capitaine Archelaus voy(a2)t, par la mis(-)<text:line-break/>siue, &amp; le propos des soldats, la chose t(a2)t claire, qu'il<text:line-break/>n'(e2) pouuoit plus douter, demoura le plus confus du<text:line-break/>monde, car d'vn costé, la trahison en quoy il pensoit<text:line-break/>auoir manifestem(e2)t trouué sa femme, l'incitoit à la<text:line-break/>venge(a2)ce, d'autre costé, la grande amour qu'il estoit<text:line-break/>contraint porter à ceste Dame, l'en gardoit &amp; em(-)<text:line-break/>peschoit Mais le Chastelain qui estoit bi(e2) propre &amp;<text:line-break/>façonné à vn si gr(a2)d crime, adiousta. Monseigneur es<text:line-break/>cas où l'h(o2)me est interessé, par sa passion, il me<text:line-break/><text:span text:style-name="pb">[n.p.]</text:span><text:line-break/>sem(-)ble n'estre mauuais vser de conseil : &amp; pour ceste cau(-)<text:line-break/>se ie vous diray<text:s/>mon aduis que vous pourrez suiure,<text:line-break/>si vous le trouuez bon : sinon, vous ferez ce que vous<text:line-break/>iugerez estre pour le meilleur. Ie trouuerois bon<text:line-break/>que vous fissiez venir icy vostre femme, faignant e(-)<text:line-break/>stre besoin de luy communiquer quelque chose, &amp;<text:line-break/>quand elle y<text:s/>sera, voyant comme la trahison est ma(-)<text:line-break/>nifeste, ie serois bien d'aduis, que vous luy fissiez in(-)<text:line-break/>continent tr(a2)cher la teste : car c'est vne chose pitoia(-)<text:line-break/>ble en tel cas, d'estre cruelle, combien que ce ne soit<text:line-break/>cruauté ny iniustice de faire mourir<text:s/>vn traistre, mais<text:line-break/>plustost accomplissement de iustice. Le cruel Arche(-)<text:line-break/>laus accepta le conseil peruers, du mechant Chaste(-)<text:line-break/>lain, &amp; ayant incontinent escrit à sa femme, que sans<text:line-break/>delay, elle s'en vint à la Forteresse, pour quelques<text:line-break/>affaires d'importance, l'innocente Dame, ayant receu<text:line-break/>la lettre, s'y en alla incontinent : &amp; n'eut pas plustost<text:line-break/>passé les deux premiers ponts de l'entree du chasteau<text:line-break/>que les sept coniurez l'empoignerent &amp; luy tr(a2)che(-)<text:line-break/><text:soft-page-break/>rent la teste, sans luy donner loisir de dire aucune<text:line-break/>chose : &amp; à ce piteux spectacle Archelaus ne se vou(-)<text:line-break/>lut pas trouuer, mais en donna la charge au Chaste(-)<text:line-break/>lain : lequel ayant accomply, ce qu'il vouloit, s'en re(-)<text:line-break/>tourna à son Maistre Archelaus, &amp; par vne nouuelle<text:line-break/>malice dist, qu'Euphrosine, voyant que sa trahison<text:line-break/>estoit descouuerte, &amp; qu'elle meritoit la mort, luy<text:line-break/>auoit enchargé, de luy dem(a2)der pardon en son nom,<text:line-break/>de la grande offense qu'elle auoit commise contre<text:line-break/>luy, pour laquelle elle se recognoissoit digne de toute<text:line-break/>cruelle mort, &amp; non seulement de ceste là tant douce<text:line-break/>qui luy estoit aprestee : qu'elle ne sçauoit pas elle mes<text:line-break/>me, comme elle s'estoit peu induire à vne trahison<text:line-break/><text:span text:style-name="pb">[319]</text:span><text:line-break/>si grande, si n'estoit que Dieu parauanture, par son<text:line-break/>iuste iugement, luy auoit osté l'esprit, à cause du gr(a2)d<text:line-break/>tort qu'elle auoit fait, contre toute raison, à l'innoc(e2)t<text:line-break/>Philemon, de le mettre, par fausses calomnies, en la<text:line-break/>mauuaise grace du pere, &amp; par promesses &amp; presens,<text:line-break/>induire ce gentilhomme à se venir plaindre, de la for<text:line-break/>ce &amp; viol(e2)ce faicte à sa fille : ce qu'elle<text:s/>auoit controu(-)<text:line-break/>ué, pour se depescher de luy &amp; demourer seule au<text:line-break/>gouuernement de l'Estat. Le pauure vieillard creut<text:line-break/>facilement ces bourdes, &amp; fit incontinent tirer de la<text:line-break/>prison le malheureux Philemon, s'excusant encores<text:line-break/>de la rigueur qu'il luy auoit monstree, &amp; le remit en<text:line-break/>son degré accoustumé luy laissant le gouuernement<text:line-break/>de tout l'estat. Philemon voyant que son dessein e(-)<text:line-break/>stoit reussy, comme il vouloit, s'apliqua pour vn t(e2)ps<text:line-break/>à gangner l'amitié &amp; bien vueillance des subiects, &amp;<text:line-break/>puis considerant estre possible, qu'Archelaus eust en<text:line-break/>core enuie de prendre femme, de maniere que les af(-)<text:line-break/>faires n'allassent tant bien pour luy, comme elles al(-)<text:line-break/>loyent, il proposa de s'asseurer, tandis qu'il le pou(-)<text:line-break/>uoit, d'auoir à demourer, sans aucun empeschement,<text:line-break/>libre Seigneur de l'estat, duquel il p(e2)soit, en ce point,<text:line-break/>estre plustost gouuerneur que maistre. Et ayant co(-)<text:line-break/>gneu, par experience, comme à conduire à effect, ses<text:line-break/>malheureux &amp; damnables desseins, pouuoit celuy,<text:line-break/>lequel secrettement il s'estoit faict Beaupere, il luy<text:line-break/>communiqua librement sa pensee, le pri(a2)t s'apliquer<text:line-break/>quant &amp; luy à faire, que sans grand delay, il fust seul<text:line-break/>Seigneur de l'Estat. Le traistre Chastelain, desireux<text:line-break/>de gouuerneur auec son malheureux gendre, dist qu'il<text:line-break/>s'y employeroit, &amp; qu'il ne<text:s/>s'en souciast point, &amp;<text:line-break/>que la premiere fois qu'Archelaus viendroit en la<text:line-break/><text:span text:style-name="pb">[n.p.]</text:span><text:line-break/>Forteresse, il seroit en sorte que la Seigneurie luy de(-)<text:line-break/>moureroit libre. Et ayant communiqué l'affaire aux<text:line-break/>mesmes soldats, qui auoient tué l'innocente Euphro(-)<text:line-break/><text:soft-page-break/>sine, il persuada à Philem(o2) de s'en aller hors du cha(-)<text:line-break/>steau, de peur qu'aucun soupçon procedast de leur<text:line-break/>intelligence, &amp; que selon sa coustume, il allast par le<text:line-break/>pays, aduiseraux affaires du gouuernement, &amp; que ce<text:line-break/>neantmoins, il ne s'eslongnast pas beaucoup, de la<text:line-break/>Forteresse, à fin qu'vn iour ou deux apres l'executi(o2),<text:line-break/>il s'en emparast, c(o2)me du chef, &amp; par consequ(e2)t des<text:line-break/>autres membres de l'estat, deu(a2)t qu'il y eust autre re(-)<text:line-break/>muement. Philemon estant party, quelques iours a(-)<text:line-break/>pres Archelaus s'en alla<text:s/>au Chasteau : &amp; se promen(a2)t<text:line-break/>vn matin auec le Capitaine, en vn lieu assez eslongné<text:line-break/>&amp; escarté, deux des coniurez, sel(o2) qu'il auoit esté ad(-)<text:line-break/>uisé, luy ietterent vne seruiette au col &amp; l'en estran(-)<text:line-break/>glerent incontinent, sans pouuoir crier, ou faire au(-)<text:line-break/>tre bruit. Apres qu'il fut mort, le Chastelain comm(e2)(-)<text:line-break/>ce à crier, &amp; plusieurs accoururent à ce bruit, &amp; ice(-)<text:line-break/>luy tenant le corps mort embrassé, il dist auec larmes<text:line-break/>saintes, qu'en deuisant luy estoit venu vn accident,<text:line-break/>par lequel il estoit tombé en terre, &amp; que pour le se(-)<text:line-break/>couer, il n'auoit m(o2)stré aucun signe de resentim(e2)t, à<text:line-break/>rais(o2) dequoy il auoit peur qu'il fust mort. L'ay(a2)t d(o2)c<text:line-break/>faict porter sur vn lict, &amp; despouillé, il fit voir par<text:line-break/>rafreschissemens, odeurs, ventouses &amp; autres moy(e2)s<text:line-break/>si on le pourroit faire reuenir, mais l'(o2) cogneut que le<text:line-break/>tout estoit en vain. Parquoy sans perdre temps, il<text:line-break/>despescha vn h(o2)me vers Philemon, apres vn long<text:line-break/>pleur, non moins vray es autres, pour l'amour qu'ils<text:line-break/>portoi(e2)t à leur Seigneur, que saint en luy, &amp; entendit<text:line-break/>à faire les funerailles plus s(o2)ptueuses qu'il peut,<text:line-break/><text:span text:style-name="pb">[320]</text:span><text:line-break/>fai(-)gnant n'auoir repos, &amp; ne vouloir viure apres son<text:line-break/>seigneur. Philemon aduerty de cecy, ioyeux en son<text:line-break/>cœur, &amp; par le dehors, se monstrant fort triste &amp; do(-)<text:line-break/>lent, plus<text:s/>que sçauroit estre aucun t(e2)dre fils pour la<text:line-break/>mort de son pere, s'en alla sans tarder, en la Forteres(-)<text:line-break/>se : ou le Chestelain premierement &amp; puis apres les<text:line-break/>autres le saluerent, pour leur Seigneur. Et ainsi en ha(-)<text:line-break/>bit &amp; appar(e2)ce de dueil, il print possession de la sei(-)<text:line-break/>gneurie qu'il auoit tant malheureusement anticipee,<text:line-break/>premierement de la principalle forteresse, &amp; puis des<text:line-break/>autres places, sans aucun c(o2)tredit. Apres le dueil pas(-)<text:line-break/>sé les nopces fur(e2)t sol(e2)nellem(e2)t faites, de la fille du<text:line-break/>Chastelain, ayant iusques à ceste heure là caché &amp;<text:line-break/>celé ce mariage, &amp; du commencement, il fit de gran(-)<text:line-break/>des faueurs aux soldats coniurez, qui luy auoyent<text:line-break/>tenu la main, pourvenir à bout de ses malheureux des<text:line-break/>seins, &amp; puis il les fit tous perir, sans que l'on sçeust<text:line-break/>que cela venoit de luy : &amp; en fit autant du Chastelain<text:line-break/>quoy qu'il fust son beaupere. Mais il ne iouit pas aus(-)<text:line-break/>si longtemps luy mesme de ceste principauté : car la<text:line-break/><text:soft-page-break/>iustice de Dieu, qui ne laisse iamais passer vne gr(a2)de<text:line-break/>impieté, sans conuenable chastiment, fit qu'vn Sei(-)<text:line-break/>gneur ay(a2)t receu de luy quelques iniures se meut c(o2)(-)<text:line-break/>tre luy en Angleterre, &amp; auec l'aide des voisins, qui<text:line-break/>haissoient fort Philem(o2) à cause de ses insol(e2)ces, luy<text:line-break/>coup(a2)t chemin de pouuoir retourner en sa Forteres(-)<text:line-break/>se, l'(e2)ferma en vne petite bourgade, &amp; le print, &amp; le<text:line-break/>fit brusler publiquem(e2)t. Et c(o2)me on le menoit au su(-)<text:line-break/>plice, il c(o2)fessa qu'il meritoit ceste mort, voire vne<text:line-break/>plus cruelle, n(o2) pas pour le tort fait à l'Anglois, mais<text:line-break/>pour la trahis(o2) de la(q1)lle il auoit fait mourir Archela(us)<text:line-break/>&amp; l'innocente Euphrosine : &amp; estant lié au posteau,<text:line-break/><text:span text:style-name="pb">[n.p.]</text:span><text:line-break/>pour estre bruslé, il recita luy mesme son faict tant<text:line-break/>execrable.</text:p>
      <text:h text:style-name="Titre2" text:outline-level="2">SI MON PIGNE DEVIENT AMOV(-)<text:line-break/><text:span text:style-name="T3962">reux de Libre femme de Lazare Guis at paisan : &amp; aya</text:span><text:span text:style-name="T3963">nt</text:span><text:span text:style-name="T3964"><text:line-break/></text:span><text:span text:style-name="T3965">esté trouué en la maison par le mary, il est vilainement</text:span><text:span text:style-name="T3966"><text:line-break/></text:span><text:span text:style-name="T3967">batu, &amp; s'en retourne en la maison.</text:span></text:h>
      <text:h text:style-name="P3968" text:outline-level="2">novvelle viii.</text:h>
      <text:p text:style-name="P3969"><text:span text:style-name="T3970">A<text:s/></text:span><text:s/>Peine Constance auoit acheué sa nouuel<text:line-break/>le, que la Roine fit signe auec la main, à<text:line-break/>Folquet, que c'estoit à luy de parler : &amp; il<text:line-break/>dist incontinent. Puis que Constance a<text:line-break/>voulu parler de chose graue &amp; de poids, pleine de tri(-)<text:line-break/>stesse, ie vous veux parler, à fin de vous resiouir, d'v(-)<text:line-break/>ne trousse iouee par vn païsan à vn Padouan, qui<text:line-break/>fut telle.</text:p>
      <text:p text:style-name="p">Au village de Trissigol assis au dessouz de Miran,<text:line-break/>terroir de la fameuse ville de Padoue, demouroit y<text:line-break/>a long temps, vn certain Lazare Guisat, h(o2)me pour<text:line-break/>païsan, assez riche &amp; aisé, mais fort seditieux. Cestuy<text:line-break/>cy auoit vne ieune f(e2)me appellee, Libre, laquelle pour<text:line-break/>vne femme de village, estoit de tous reputee tresbel(-)<text:line-break/>le. Vn Simon Pigne citoyen de Padoue deuint fort<text:line-break/>amoureux d'icelle : &amp; pource qu'il auoit sa maison<text:line-break/>proche de celle de Lazare, il s'en alloit souuent, par<text:line-break/>maniere de plaisir aux champs, auec sa femme, qui e(-)<text:line-break/>stoit gentile, bien morigence &amp;<text:s/>belle : &amp; combien<text:line-break/>qu'elle eust beaucoup de parties, qui la faisoient gr(a2)(-)<text:line-break/>de, ce neantmoins, il ne se soucioit gueres d'elle : &amp;<text:line-break/>estoit bien tant embrasé de l'Amour de Libre, qu'il<text:line-break/><text:span text:style-name="pb">[321]</text:span><text:line-break/>n'auoit repos ne nuict ne iour. Il tenoit son amour<text:line-break/>caché en son cœur, &amp; n'osoit le descouurir en aucu(-)<text:line-break/>ne maniere, tant pour la crainte du mary, &amp; la b(o2)ne<text:line-break/>vie de Libre, que pour ne sc(a2)daliser sa prudente fem<text:line-break/>me. Ce Simon auoit pres de sa maison vne fontaine,<text:line-break/><text:soft-page-break/>de laquelle yssoient eaux tant claires &amp; sauoureuses,<text:line-break/>que non seulement les viuans, mais aussi les morts<text:line-break/>en eussent peu boire. Parquoy Libre s'en alloit à la<text:line-break/>fontaine soir &amp; matin, &amp; puisoit de l'eau, qu'elle em<text:line-break/>portoit en sa maison : &amp; pourtant amour qui n'espar(-)<text:line-break/>gne personne, rendoit Sim(o2) fort amoureux. Et ne(a2)t(-)<text:line-break/>moins cognoissant la vie qu'elle menoit &amp; sa bonne<text:line-break/>renommee, il n'osoit luy en parler aucunement, mais<text:line-break/>il se consoloit aucunefois, quand il la voioit. Dequoy<text:line-break/>elle ne sçauoit rien, &amp; iamais ne s'estoit apperceuë<text:line-break/>de ce faict, pource qu'elle ne regardoit autre chose<text:line-break/>qu'à l'affaire de la maison, comme vne femme de b(o2)(-)<text:line-break/>ne vie &amp; renom. Or all(a2)t vn iour à la fontaine, com(-)<text:line-break/>me elle auoit accoustumé, pour puiser de l'eau, elle<text:line-break/>rencontra d'auanture Simon, &amp; elle dist simplement<text:line-break/>comme toute autre femme eust faict : Bon iour, m(o2)(-)<text:line-break/>sieur, &amp; il luy respondit,<text:s/><text:span text:style-name="T3971">Ticco,</text:span><text:s/>pensant par telle parol(-)<text:line-break/>le l'entretenir &amp;<text:s/>apriuoiser vn peu, mais elle ne di(-)<text:line-break/>soit pas autre chose &amp; ne passoit plus auant, &amp; s'en<text:line-break/>alloit à ses affaires. Simon auoit plusieursfois donné<text:line-break/>telle responce à Libre, laquelle le saluoit toutes les<text:line-break/>fois, qu'elle le voioit, mais elle qui ne s'aperceuoit<text:s/>de<text:line-break/>la malice d'iceluy, s'en retournoit, la teste baissee en<text:line-break/>la maison. Et comme Simon continuast ceste resp(o2)(-)<text:line-break/>ce, Libre eut fantasie de le dire à Lazare son mary : &amp;<text:line-break/>estantvn iour en gracieux deuis auec luy, elle dist. M(o2)<text:line-break/>mary, ie vous veux dire vne chose, de laquelle<text:line-break/><text:span text:style-name="pb">[n.p.]</text:span><text:line-break/>parau(a2)(-)ture vous rirez. Et quelle dist Lazare ? Toutes les fois<text:line-break/>dist elle, que ie m'en vay à la fontaine querir de l'eau<text:line-break/>ie trouue le sieur Simon, &amp; luy donne le bon iour, &amp;<text:line-break/>il me respond,<text:s/><text:span text:style-name="T3972">Ticco.</text:span><text:s/>I'ay plusieurs fois c(o2)sideré ceste<text:line-break/>parolle, &amp; n'ay iamais peu penser que veut dire ou si(-)<text:line-break/>gnifier<text:s/><text:span text:style-name="T3973">Ticco.</text:span><text:s/>Et que luy auez vous respondu, dist La(-)<text:line-break/>zare ? Ie ne luy ay rien respondu, dist Libre. Or faite<text:line-break/>dist il, que s'il vous dit plus,<text:s/><text:span text:style-name="T3974">Ticco,</text:span><text:s/>vous luy resp(o2)drez<text:line-break/><text:span text:style-name="T3975">Tacco,</text:span><text:s/>&amp; prenez bien garde à ce qu'il vous dira, &amp; ne<text:line-break/>luy respondez autre chose, &amp; vous en venez, comme<text:line-break/>de coustume, en la maison. Libre estant allee, à l'heu(-)<text:line-break/>re accoustumee, à la fontaine, trouua le sieur Simon,<text:line-break/>&amp; luy donna le bon iour : Et il luy respondoit selon<text:s/>sa<text:line-break/>coustume,<text:s/><text:span text:style-name="T3976">Ticco</text:span> : &amp; comme elle eust repliqué ainsi<text:line-break/>que son mary l'auoit enseigne,<text:s/><text:span text:style-name="T3977">Tacco,</text:span><text:s/>Sim(o2) tout gay<text:line-break/>&amp; ioyeux de ceste responce, &amp; pensant qu'elle eust<text:line-break/>cogneu son amour, &amp; s'imaginant de l'auoir à son<text:line-break/>c(o2)m(a2)dem(e2)t, printvn peu de hardiesse,<text:s/>&amp; dist. Qu(a2)d<text:line-break/>vi(e2)s-ie ? Libre, comme le mary luy auoit dict, ne res(-)<text:line-break/>pondit ri(e2), &amp; estant retournee en la maison, le mary<text:line-break/>luy dem(a2)da comme l'affaire alloit, elle dist auoir fait<text:line-break/>tout ce qu'il luy auoit enchargé, &amp; que Simon luy a(-)<text:line-break/><text:soft-page-break/>uoit dit,<text:s/>Quand viens ie ? &amp; qu'elle ne luy auoit don(-)<text:line-break/>ne aucune responce. Lazare qui estoit vn h(o2)me fin,<text:line-break/>encore qu'il fust paysan, &amp; qui comprenoit aisement<text:line-break/>les propos dusieur Simon, se facha fort en soy-mes(-)<text:line-break/>me, &amp; pensa que ces parolles importoient d'autre<text:line-break/>chose que d'enfiler des perles à l'obscur, &amp; dist à sa<text:line-break/>femme. Si vous y retournez pl(us), &amp; il vous dit, Qu(a2)d<text:line-break/>viens-ie ? respondez luy, Ce soir, &amp; retournez en la<text:line-break/>maison, &amp; ne vous souciez du reste. Le l(e2)demain Li(-)<text:line-break/>bre, sel(o2) sa coustume, s'(e2)<text:s/>alla à la fontaine, pour auoir<text:line-break/><text:span text:style-name="pb">[322]</text:span><text:line-break/>de l'eau, &amp; trouua le sieur Simon, lequel l'attendoit<text:line-break/>auec vn tresgr(a2)d desir, &amp; elle luy dist. Boniour, mon<text:line-break/>sieur : &amp; Simon luy respondit,<text:s/><text:span text:style-name="T3978">Ticco,</text:span><text:s/>&amp; elle luy repli(-)<text:line-break/>qua,<text:s/><text:span text:style-name="T3979">Tacco,</text:span><text:s/>&amp; lors il luy dist, Quand viens-ie ? Ce soir,<text:line-break/>respondit Libre, soit donc ce soir, dist il. Libre estant<text:line-break/>retournee en la maison, dist au mary. I'ay fait tout ce<text:line-break/>que vous m'auez enchargé faire. Et que vous a il res(-)<text:line-break/>pondu, dist Lazare ? Soit donc ce soit, dist Libre. La(-)<text:line-break/>zare qui auoit déja<text:s/>l'estomac chargé d'autres choses<text:line-break/>que de Lazagnes, &amp; de maqueron, dist. Libre allons<text:line-break/>mesurer douze sacs de bled, pource que ie veux faire<text:line-break/>semblant d'aller au moulin : &amp; quand le Sieur Simon<text:line-break/>viendra, faites luy caresse &amp; le receuez honorable(-)<text:line-break/>ment. Et faites que vous ayez apresté vn sac vuide,<text:line-break/>pres ceux qui seront pleins de bled, &amp; quand vous<text:line-break/>sentirez que ie feray venu à la maison, faites qu'il en(-)<text:line-break/>tre &amp; se mette dedans le sac tout apresté, pour s'y<text:line-break/>cacher, &amp; puis me laissez faire. Nous n'auons pas, dit<text:line-break/>Libre, tant de sacs, qu'ils viennent au nombre que<text:line-break/>vous voulez. Et Lazare dist lors, Enuoyez nostre voi(-)<text:line-break/>sine Cya en la maison du sieur Simon, &amp; faites qu'il<text:line-break/>vous en preste deux, &amp; qu'elle luy die que c'est pour<text:line-break/>aller ce soir au moulin. Ce qu'elle fit de<text:s/>point en po(i2)t.<text:line-break/>Le sieur Simon lequel auoit tresbi(e2) consideré les pro(-)<text:line-break/>pos de Libre, &amp; veu comme elle luy auoit enuoyé de<text:line-break/>m(a2)der deux sacs, en emprunt, croy(a2)t vrayem(e2)t que<text:line-break/>son mary s'en allast au moulin, s'estima Ie plus heu(-)<text:line-break/>reux du m(o2)de, p(e2)sant tousiours que Libre fust amou(-)<text:line-break/>reuse de luy c(o2)me il estoit d'elle : mais le pauure hom<text:line-break/>me ne cognoissoit pas ce qui auoit esté ourdy &amp; tramé<text:line-break/>contre luy : car il eust parauanture procedé en cecy<text:line-break/>plus sagement qu'il ne fit. Le sieur Simon<text:s/>qui auoit<text:line-break/><text:span text:style-name="pb">[n.p.]</text:span><text:line-break/>en sa Court, beaucoup de bons &amp; gras chappons, en<text:line-break/>print deux, &amp; des meilleurs &amp; les enuoya par son va(-)<text:line-break/>let, à Libre, à ce qu'elle les mist en la broche, &amp; que le<text:line-break/>soir, il iroit vers elle, suiuant la parolle donnee. La<text:line-break/>nuict donc venue, Simon sortit secrettem(e2)t de sa mai<text:line-break/>son, &amp; s'en alla en la maison de Lazare, &amp; Libre le<text:line-break/><text:soft-page-break/>receut gracieusement. Alors le Sieur Simon voyant<text:line-break/>les sacs pleins de bled, &amp; p(e2)sant que le mary fust allé<text:line-break/>au moulin, il dist à Libre. Où est Lazare ? le pensois<text:line-break/>qu'il fust maintenant au moulin, mais voyant enco(-)<text:line-break/>res icy les sacs, ie ne sçay qu'en dire. Libre respondit,<text:line-break/>Seigneur Simon, ne vous fachez point, &amp; n'ayez<text:line-break/>point de peur, car tout se portera bien. Sçachez qu'à<text:line-break/>l'heure de vespre, est venu icy son beaufrere &amp;<text:s/>allié,<text:line-break/>qui luy a dict, que sa sœur estoit fort malade d'vne<text:line-break/>fieure c(o2)tinue, &amp; qu'elle ne verroit pas le iour de de(-)<text:line-break/>main. Parquoy il est monté à cheual, &amp; s'en est allé<text:line-break/>pour la voir, deuant qu'elle meure. Le Sieur Simon,<text:line-break/>que l'on pouuoit bien reputer<text:s/>simple, croyant cela,<text:line-break/>ne dist mot. Tandis que Libre mettoit peine de cuire<text:line-break/>les chapons, &amp; apprester la table, voicy Lazare son<text:line-break/>mary suruenir en la court, &amp; Libre l'ayant ouy, &amp;<text:line-break/>faisant bien lafachee elle dist. Ah, nous sommes per(-)<text:line-break/>duz, &amp; sans tarder, elle fit entrer le Sieur Simon de(-)<text:line-break/>dans le sac, qui estoit là demouré vuide, &amp; y estant<text:line-break/>entré bien que mal volontiers, elle mit le sac &amp; l'ac(-)<text:line-break/>costa, auec le sieur Simon, derriere les autres sacs qui<text:line-break/>estoient pleins de bled, &amp; attendit que le mary en(-)<text:line-break/>trast en la maison. Lazare estant entré &amp; ayant veu<text:line-break/>la table preste, &amp; les chappons en la broche, dist à sa<text:line-break/>femme. Que veut dire ce magnifique souper (q2) vous<text:line-break/>m'auez apresté ? Auquel Libre respondit. Ie pensois<text:line-break/><text:span text:style-name="pb">[323]</text:span><text:line-break/>que vous deussiez retourner lassé &amp; recru en la mai(-)<text:line-break/>son, voire à la mynuict, &amp; à fin que vous peussiez<text:line-break/>vous refaire vn peu, &amp; vous maintenir au labeur &amp;<text:line-break/>trauail accoustumé, ie vous ay voulu aprester quel(q2)<text:line-break/>chose de bon pour souper. Par ma foy, dist Lazare,<text:line-break/>vous auez bien faict, pource que<text:s/>ie me trouue mal(-)<text:line-break/>dispos, ie veux souper, pour m'en aller reposer, à fin<text:line-break/>que demain au matin, ie m'(e2) puisse aller au moulin,<text:line-break/>de bonne heure. Mais deu(a2)t que nous souppions, ie<text:line-break/>veux que nous voyons, si ces sacs preparez pour aller<text:line-break/>au moulin, sont iustes, &amp; si le poids y est. Et s'est(a2)t a<text:line-break/>proché des sacs, il c(o2)mença à les c(o2)pter, &amp; en trouua<text:line-break/>treize, &amp; feignant ne les auoit bi(e2) c(o2)ptez, il retourna<text:line-break/>recompter encore vne fois, &amp; en trouu(a2)t tousiours<text:line-break/>treize, il dist à sa f(e1)me Libre, que veux dire (q2) ie trou(-)<text:line-break/>ue treize sacs ? &amp; toutesfois nous n'en auons apresté (q2)<text:line-break/>douze ? d'où vi(e2)t cecy ? Et elle resp(o2)dit. Ie sçay bi(e2), que<text:line-break/>qu(a2)d nous au(o2)s mis le bled ded(a2)s les sacs, il y en auoit<text:line-break/>douze : mais ie ne vous sçaurois pas dire, comme le<text:line-break/>treiziesme y est adiousté. Le sieur Sim(o2) qui estoit de(-)<text:line-break/>d(a2)s le sac &amp; sçauoit bi(e2) qu'il y en auoit treize, se ten(a2)t<text:line-break/>coy, disant à part soy tout bas, sa patenostre, maudis(-)<text:line-break/>sant elle &amp; son amour, &amp; se rep(e2)tant d'estre venu : &amp;<text:line-break/><text:soft-page-break/>s'il eust peu sortir de ses mains, volontiers il s'(e2) fust<text:line-break/>fuy, &amp; craignoit quasi plus la honte que le d(o2)mage.<text:line-break/>Mais Lazare qui cognoissoit bi(e2) le sac, le print &amp; le<text:line-break/>traina iusques hors de l'huis, lequel finem(e2)t il auoit<text:line-break/>faict laisser ouuert, &amp; ce à fin (q2) luy d(o2)n(a2)t des coups,<text:line-break/>il eust moy(e2) de sortir du sac, &amp; s'enfuir. Lazare auoit<text:line-break/>prins vn baston plein de nœuds, preparé à cest effect,<text:line-break/>&amp; c(o2)mença à le battre tellement, qu'il ne luy de(-)<text:line-break/>moura membre, qui ne fust tout moulu &amp; rompu,<text:line-break/><text:span text:style-name="pb">[n.p.]</text:span><text:line-break/>&amp; quasi demoura mort. Et sans la femme, laquel(-)<text:line-break/>le de pitié, ou de crainte, que son mary ne fust bany,<text:line-break/>le luy osta des mains, il l'eust aisement tué. Lazare<text:line-break/>donc estant party, &amp; ayant lasché le sac, Simon en<text:line-break/>sortit, &amp; s'en alla en ce point en<text:s/>sa maison, pensant<text:line-break/>auoit Lazare auec le baston, tousiours à dos. Et s'est(a2)t<text:line-break/>mis dedans le lict, il s'y tint long temps deuant qu'il<text:line-break/>se peust r'auoir. Cep(e2)dant, Lazare, auec sa Libre, ay(a2)t<text:line-break/>bien souppé aux despens du sieur Simon, s'(e2) alla re(-)<text:line-break/>poser. Quelques iours apres, Libre s'en all(a2)t à la Fon(-)<text:line-break/>taine, vid le sieur Simon qui se promenoit deuant sa<text:line-break/>maison, &amp; elle le salua d'vn ioyeux visage, disant<text:line-break/><text:span text:style-name="T3980">Ticco,</text:span><text:s/>Mais le sieur Simon qui se sentoit encore des<text:line-break/>coups qu'il auoit receuz, pour telles<text:s/>parolles, ne luy<text:line-break/>respondit autre chose que cecy,</text:p>
      <text:p text:style-name="P3981">Non piu buon di, ne piu Ticco, ne Tacco</text:p>
      <text:p text:style-name="P3982">Donna, che non m'haurai piu nel tuo sac.</text:p>
      <text:p text:style-name="p">C'est à dire,</text:p>
      <text:p text:style-name="l">Non plus bon iour, non plus<text:s/><text:span text:style-name="T3983">Ticco,</text:span><text:s/>ny<text:s/><text:span text:style-name="T3984">Tac,</text:span></text:p>
      <text:p text:style-name="l">Femme, car plus ne m'auras en ton sac.</text:p>
      <text:p text:style-name="p">Ce que Libre voyant, se teut,<text:s/>&amp; estant rougie, s'(e2)<text:line-break/>retourna en sa maison : &amp; le sieur Simon, si estrange(-)<text:line-break/>ment batu, changea de pensee, &amp; s'apliqua à sa fem(-)<text:line-break/>me laquelle il auoit quasi en haine, &amp; se mit à en fai(-)<text:line-break/>re plus de cas qu'il n'auoit accoustumé haiss(a2)t les au(-)<text:line-break/>tres, de peur que ce qui luy estoit aduenu, luy aduint<text:line-break/>vne autre fois.</text:p>
      <text:h text:style-name="Titre2" text:outline-level="2">LIGVRINE EST ENLEVEE AV<text:line-break/><text:span text:style-name="T3985">Sac de Genes, &amp; vn long temps apres elle est recogneue</text:span><text:span text:style-name="T3986"><text:line-break/></text:span><text:span text:style-name="T3987">des siens &amp; mise en vn monastere.</text:span></text:h>
      <text:p text:style-name="p"><text:span text:style-name="pb">[324]</text:span></text:p>
      <text:p text:style-name="P3988"><text:span text:style-name="T3989">S</text:span>Isimbre, qui estoit assis pres de la Royne,<text:line-break/>apres que Folquet eut mis fin à sa nouuel(-)<text:line-break/>le, commencea, auec licence de la Royne<text:line-break/>à dire ainsi :</text:p>
      <text:p text:style-name="p">Les mesauantures ont accoustumé quelquefois de<text:line-break/>ranger &amp; reduire les personnes à vne diuerse manie(-)<text:line-break/>re de viure &amp; autre qu'elles ne pensent pas, comme<text:line-break/><text:soft-page-break/>vous comprendrez, par ceste nouuelle que ie vous<text:line-break/>vay dire.</text:p>
      <text:p text:style-name="p">Du temps qu'Octauian Fregose, ioinct auec les<text:line-break/>François, gouuernoit la seigneurie de Genes, les A(-)<text:line-break/>dorniens, estans d'accord auec le Duc de Milan, ay(a2)s<text:line-break/>à leur ayde Prosper Colonne Chef general en Italie,<text:line-break/>pour l'empire,<text:s/>s'en allerent auec l'armee Imperialle<text:line-break/>à Genes, &amp; entrerent par force, en la ville, qu'ils pr(i2)(-)<text:line-break/>dre d'assault &amp; la saccagerent entierement : &amp; entre<text:line-break/>autres choses, fut enleuee &amp; prinse vne fort belle fil(-)<text:line-break/>le, agee de neuf ou dix ans, noble, &amp; de la maison d'vn<text:line-break/>des principaux de Genes, &amp; fut menee, par mer en<text:line-break/>Hespagne, où croissant en beauté &amp; grace, est(a2)t aagee<text:line-break/>de quatorze ans, elle pleut fortà vn fils du Duc d'Albe.<text:line-break/>Le ieune h(o2)me d(o2)c trouua moyen d'auoir la fille en(-)<text:line-break/>leuee &amp; rauie ((q2) pour le pres(e2)t nous appeller(o2)s Ligu(-)<text:line-break/>rine) &amp; l'ay(a2)t &amp; l'aym(a2)t ard(e2)ment, il se d(o2)noit auec<text:line-break/>elle du bon t(e2)ps, en iouiss(a2)t d'elle. A duint de là à peu<text:line-break/>de t(e2)ps, que l'Empereur Charles passa, par mer, d'Hes<text:line-break/>pagne en Italie, &amp; auec luy<text:s/>vindrent plusieurs seig(n2)rs<text:line-break/>de ces c(o2)trees, entre les(q2)ls estoit ce fils du Duc d'Al(-)<text:line-break/>be, lequel auec sa Ligurine, s'estant embarqué, print<text:line-break/>port à Genes. Elle qui n'auoit oublié sa patrie &amp; ses<text:line-break/>parens, &amp; desiroit tousiours retourner en sa maison,<text:line-break/><text:span text:style-name="pb">[n.p.]</text:span><text:line-break/>se voyant en son lieu natal, trouua moyen, auec le fils<text:line-break/>du Duc, nommé Alphonse, de se faire loger par les<text:line-break/>fourriers, en la place des Maruffi, deuant la maison<text:line-break/>d'Estienne Fiesco. Ayant eu logis, selon la volonté de<text:line-break/>Ligurine, en la maison propre du pere d'icelle, elle y<text:line-break/>entra toute remplie de ioye, &amp; ne fut cogneuë d'au(-)<text:line-break/>cun de la maison : ce neantmoins elle recogneut son<text:line-break/>pere &amp; sa mere, &amp; quelques autres parens. Alphonse<text:line-break/>qui aimoit fort Ligurine, &amp; pour ceste cause, latenoit<text:line-break/>bi(e2) en ordre, d'habillem(e2)s, chaines d'or, brasselets, &amp;<text:line-break/>autres affiquets, d'or batu, de perles, &amp; pierres pre(-)<text:line-break/>cieuses, luy baillant tout son argent &amp; besongnes de<text:line-break/>prix &amp; estime en maniement, s'amusoit à courtiser<text:line-break/>l'Empereur &amp; demouroi(e2)t deux pages en la compa(-)<text:line-break/>gnie<text:s/>d'icelle, qui luy obeissoi(e2)t en tout ce qu'elle leur<text:line-break/>c(o2)m(a2)doit. I celuy &amp; tout son train ne l'appelloit pas<text:line-break/>autrem(e2)t (q2) Dame Ligurine : estant en sa mais(o2), pour<text:line-break/>mieux faire ce qu'elle auoit deliberé, fit s(e2)bl(a2)t d'estre<text:line-break/>mal disposee.<text:s/>Alphonse comm(a2)da que l'on fist venir<text:line-break/>les medecins, &amp; qu'elle n'eust faute de chose dont elle<text:line-break/>eust besoin, &amp; la rec(o2)m(a2)da fort à la Dame de la mai(-)<text:line-break/>s(o2), qui estoit sa mere. Ligurine dist qu'elle ne vouloit<text:line-break/>point de medecin, pour ceste heure là,<text:s/>&amp; qu'elle estoit<text:line-break/>certaine, que fais(a2)t vn peu de diete &amp; est(a2)t en repos,<text:line-break/>en brief, elle vi(e2)droit à recouurer santé. La mere d'i(-)<text:line-break/><text:soft-page-break/>celle, qui estoit vne h(o2)neste &amp; amiable g(e2)til femme,<text:line-break/>estoit à toute heure, à l'(e2)tour d'elle, &amp; la c(o2)soloit, l'ad<text:line-break/>uisant ne faire difficulté de dem(a2)der tout ce qu'elle<text:line-break/>voudroit, &amp; qu'elle en seroit secourue. Ligurine par(-)<text:line-break/>loit tres bien en langue Hespagnole, comme celle qui<text:line-break/>auoit esté esseuee &amp; nourrie quelques ans, en Hespa(-)<text:line-break/>gne : &amp; quiconque l'oyoit parler tenoit pour certain<text:line-break/><text:span text:style-name="pb">[325]</text:span><text:line-break/>qu'elle fust naturelle Hespagnolle. Or Alphonse e(-)<text:line-break/>stant allé vn iour de bonne heure à la Cour, &amp; Ligu(-)<text:line-break/>rine sçachant que la coustume d'iceluy estoit de ne<text:line-break/>retourner sinon sur le tard disner à la maison, elle<text:line-break/>commença à<text:s/>deuiser auec sa mere de beaucoup de<text:line-break/>choses, parlant tousiours en la langue de Genes. La<text:line-break/>mere s'esmerueillant fort de cela, luy dist. Mon Dieu<text:line-break/>qu'est-ce que i'oy ? Vous parlez tant bien Geneuois,<text:line-break/>qu'il semble que vous ayez esté nee &amp; nourrie en ce(-)<text:line-break/>ste ville. Dictes moy madame, n'auiez vous iamais<text:line-break/>esté en ceste ville d'autresfois ? Ligurine luy dit à ce(-)<text:line-break/>ste heure là. Madame, faictes venir icy vostre mary,<text:line-break/>vn tel &amp; tel homme, vne telle &amp; telle femme, pour(-)<text:line-break/>ce que i'ay maintes choses à dire à vous tous<text:s/>ensem(-)<text:line-break/>ble, qui vous donner(o2)t plaisir à mon iugement, fort<text:line-break/>grand, &amp; vous fer(o2)t aussi beaucoup (e1)smerueiller. La<text:line-break/>dame ne fut tardiue à faire la volonté de Ligurine : &amp;<text:line-break/>ayant enuoyé les pages en diuers lieux, qu(a2)d ils fu(-)<text:line-break/>rent tous assemblez &amp;<text:s/>assis deuant le lict, ils luy di(-)<text:line-break/>rent apres les conuenables salutati(o2)s : Madame, quel(-)<text:line-break/>les bonnes nouuelles nous voulez vous dire à ceste<text:line-break/>heure ? nous voicy prests à vous faire plaisir. Icelle à<text:line-break/>grande peine pouu(a2)t retenir les larmes, leur dit,<text:s/>par(-)<text:line-break/>lant tousiours Geneuois. Y a il personne de vous qui<text:line-break/>me cognoisse, ou bien se souui(e2)ne m'auoir veue en<text:line-break/>ceste ville autrefois ? Ils respondirent tous n'auoir<text:line-break/>souuenance de l'auoir iamais veuë à Genes, ny ail(-)<text:line-break/>leurs, la priant dire qui elle estoit. Ligurine à ceste<text:line-break/>heure là ne se pouuant plus garder de plorer amere(-)<text:line-break/>ment, apres plusieurs souspirs &amp; sanglots, non sans<text:line-break/>grande merueille de tous ceux qui l'escoutoient,<text:line-break/>estant tournee à son pere &amp; à sa mere, dit. Ie suis,<text:line-break/><text:span text:style-name="pb">[n.p.]</text:span><text:line-break/>(helas) vostre infortunee fille Ligurine, qui fus enle(-)<text:line-break/>uee par certains soldats Hespagnols, quand ceste vil(-)<text:line-break/>le fut prinse par Prosper Colonne, en faueur des A(-)<text:line-break/>dorniens, ayant chassé les seigneurs Fregoses, apres<text:line-break/>que tout fut mis à sac, qui fus dy-ie enleuee &amp; con(-)<text:line-break/>duite par mer en Hespagne, où le seigneur Alphonse<text:line-break/>qui loge ceans, fils du Duc d'Albe, estant encore pe(-)<text:line-break/>tite, m'a eu entre ses mains, &amp; m'a iusques à present<text:line-break/>tenuë (pour dire la verité comme elle est) pour sa<text:line-break/><text:soft-page-break/>garce. Et certainement il m'a tousiours honorable(-)<text:line-break/>m(e2)t tenuë : &amp; iamais n'ay eu faute de chose que i'aye<text:line-break/>desiree. Mais pource que ceste vie (Dieu le sçait qui<text:line-break/>cognoist les cœurs) ne m'a iamais pleu, quand il a<text:line-break/>voulu venir &amp; faire voile en Italie, i'ay faict tout m(o2)<text:line-break/>possible, pour venir auec<text:s/>luy, comme il m'est aduenu<text:line-break/>&amp; ay faict que les fourriers nous ont logez ce(a2)s, afin<text:line-break/>qu'auec vne plus grande sauueté ie t(o2)basse entre voz<text:line-break/>mains. Nonobstant toutes ces paroles ne se trouuoit<text:line-break/>là personne qui la cogneust, quand la mere se resou(-)<text:line-break/>uenant d'vn seing ou tache qu'elle auoit pres du n(o2)(-)<text:line-break/>bril, auec sept ou huict poils noirs c(o2)me charb(o2), dit :<text:line-break/>Ie cognoistray bien tost si ceste-cy est nostre fille,<text:line-break/>pource qu'elle a vne marque qui ne m(e2)tira point. Et<text:line-break/>estant déja toute esmeuë d'vne amour maternelle,<text:line-break/>pleine de larmes, s'estant approchee de Ligurine, &amp;<text:line-break/>luy ay(a2)t deslacé le corset, veid le seing c(o2)me elle l'a(-)<text:line-break/>uoit veu mille autres fois : parquoy l'ayant aduisee &amp;<text:line-break/>regardee plus à plein, cogneut certainem(e2)t qu'elle e(-)<text:line-break/>stoit Ligurine qu'elle auoit perdue au sac de Genes,<text:line-break/>&amp; l'(e2)brassa : &amp; pleur(a2)t tenoit les pitoiables propos, (q2)<text:line-break/>en semblables cas les amiables meres ont accoustu(-)<text:line-break/>mé de tenir : &amp; Ligurine d(o2)nant plusieurs enseignes,<text:line-break/><text:span text:style-name="pb">[326]</text:span><text:line-break/>elle fut indubitablem(e2)t recogneuë du pere &amp; autres<text:line-break/>par(e2)s qui estoi(e2)t là. Icelle apres les embrassem(e2)s &amp;<text:line-break/>caresses reiterees plusieurs fois, dit. Messieurs, il ne<text:line-break/>faut pas perdre t(e2)ps, pour penser à ma deliurance : car<text:line-break/>si le seigneur Alph(o2)se s'apperçoit de cecy, il m'enle(-)<text:line-break/>uera de ce(a2)s, &amp; me mettra en tel lieu que vous ne me<text:line-break/>verrez plus. Voicy les clefs de tous ses coffres où s(o2)t<text:line-break/>toutes ses hardes &amp; les mi(e2)nes : ie ne veux rien de ce<text:line-break/>qui est à luy. Baillez les à vne de ces vostres seru(a2)tes,<text:line-break/>la plus loyale, laquelle les luy baille, quand il sera ve(-)<text:line-break/>nu, &amp; luy die(q2) ie suis allee en quelque lieu qu'elle ne<text:line-break/>sçait pas : &amp; me menez secrettem(e2)t &amp; cachee, afin (q2)<text:line-break/>ie ne sois cogneuë en chemin, en vn monastere de<text:line-break/>sainctes dames : car ie ne veux plus demeurer au<text:s/>m(o2)(-)<text:line-break/>de, mais seruir Dieu le reste de ma vie : &amp; si ma ieunes(-)<text:line-break/>se a esté desh(o2)neste &amp; auec peu d'honneur de nostre<text:line-break/>maison (bi(e2) que i'aye vescu par force en telle misere)<text:line-break/>ma vie au moins soit à l'aduenir telle qu'il c(o2)uient à<text:line-break/>la qualité de nostre lignage, en am(e2)dant &amp; corrige(a2)t<text:line-break/>ma mauuaise &amp; deshonneste vie passee, par celle que<text:line-break/>ie veux mener d'oresnau(a2)t auec l'ayde de Dieu. Mais<text:line-break/>ne perdons t(e2)ps : nous en aurons apres assez pour dis(-)<text:line-break/>courir de nos adu(a2)tures. Le pere, la mere<text:s/>&amp; les autres<text:line-break/>parens cognoissans qu'elle disoit vray, la vestirent &amp;<text:line-break/>desguiser(e2)t, &amp; la mener(e2)t en vn venerable monaste(-)<text:line-break/>re de religieuses, où elle fut gracieusement recueillie.<text:line-break/><text:soft-page-break/>Qu(a2)d Alph(o2)se fut retourné en la maison, il dem(a2)da<text:line-break/>que faisoit la Dame, auquel la seruante qui auoit les<text:line-break/>clefs, luy dit. La dame m'a dit qu'elle vouloit aller en<text:line-break/>certain lieu, pour quelques affaires, &amp; m'a laissé les<text:line-break/>clefs pour vo(us) bailler. Alph(o2)se ay(a2)t prins les clefs, &amp;<text:line-break/>craign(a2)t qu'elle eust emporté (q2)lque chose, ouurit les<text:line-break/><text:span text:style-name="pb">[n.p.]</text:span><text:line-break/>coffres, &amp; veid qu'il n'y auoit faute d'aucune chose,<text:line-break/>&amp; mesmes veid toutes les robes, dorures &amp; bagues<text:line-break/>de Ligurine, &amp; demeura fort estonné, &amp; deuinant<text:line-break/>quasi ce qui en estoit, commença à fairevn tres-gr(a2)d<text:line-break/>bruit par la maison,<text:s/>&amp; menacer les vns &amp; les autres,<text:line-break/>voulant que le maistre de la maison luy fist trouuer<text:line-break/>la Dame : &amp; le maistre respondant qu'il ne sçauoit où<text:line-break/>elle estoit allee, &amp; qu'il n'estoit tenu à luy garder sa<text:line-break/>femme, Alphonse qui estoit entré en vne tres-gran(-)<text:line-break/>de colere, luy respondit. Vous m'auez faict desrober<text:line-break/>&amp; enleuer ma Dame : ie iure Dieu que ie vous la fe(-)<text:line-break/>ray trouuer malgré vous, ou par vn moyen ou par vn<text:line-break/>autre : &amp; ayant prins aucuns de ses seruiteurs, il dit.<text:line-break/>Ie vous vay amener des gens qui vous fer(o2)t cognoi(-)<text:line-break/>stre que c'est de se vouloir mocquer d'vn tel homme<text:line-break/>que moy de la maison de Tolede : &amp; debatant &amp;<text:line-break/>criant, le bruit courut par la rue, qu'en ceste maison<text:line-break/>là y auoit vne grande meslee entre les Hespagnols &amp;<text:line-break/>les Geneuois, &amp; plusieurs Gentilshommes, &amp;<text:s/>autres<text:line-break/>d'entre le peuple, s'en allerent vers la maison, les vns<text:line-break/>pour mieux entendre la cause de la meslee, les autres<text:line-break/>pour secourir ceux de la ville contre les Hespagnols,<text:line-break/>estans déja aduenuës quelques querelles par la ville,<text:line-break/>esquelles les Geneuois auoient<text:s/>fort mal traicté les<text:line-break/>Hespagnols, estant entre ces deux nations vne ini(-)<text:line-break/>mitié ancienne. Entre plusieurs qui coururent au<text:line-break/>bruit, Iean Lauagne s'y en alla, homme nourry aux<text:line-break/>armes, t(a2)t aux batailles sur terre, comme en celles de<text:line-break/>la marine, &amp; fort preux<text:s/>&amp; courageux és dangers : &amp;<text:line-break/>quand il fut arriué en ceste maison, il commença à<text:line-break/>monter les degrez pour aller en la sale où il oyoit le<text:line-break/>bruit. Aduint qu'estant déja quasi monté : Alphonse<text:line-break/><text:span text:style-name="pb">[327]</text:span><text:line-break/>vint au degré pour descendre, ayant auec luy aucuns<text:line-break/>de ses seruiteurs. Quand il vid Lauagne qui m(o2)toit,<text:line-break/>estant Alphonse en tres-grande colere, &amp; ne se pou(-)<text:line-break/>uant en sorte du monde appaiser de la perte de sa da(-)<text:line-break/>me qu'il aymoit tant, il dit à Lauagne d'vn visage<text:line-break/>troublé &amp; plein de menaces : Où vas tu more blanc,<text:line-break/>&amp;<text:s/>vilain traistre que tu es ? Lauagne qui n'auoit ac(-)<text:line-break/>coustumé de porter en crouppe, &amp; souffrir qu'aucun<text:line-break/>l'iniuariast, soit qu'il cogneust Alphonse ou non, luy<text:line-break/>dist qu'il auoit m(e2)ty, &amp; qu'il estoit vn Iuif Marran(-)<text:line-break/><text:soft-page-break/>Des parolles ils vindrent aux mains,<text:s/>de maniere que<text:line-break/>Lauagne luy tira vne braue estocade, &amp; le passa d'ou(-)<text:line-break/>tre en outre : &amp; le pauure Alphonse mourut inconti(-)<text:line-break/>nent. Les Hespagnols crier(e2)t aux armes, aux armes,<text:line-break/>&amp; mesmes le peuple s'arma : &amp; en ceste meslee quel(-)<text:line-break/>ques Hespagnols furent<text:s/>tuez, &amp; si l'Empereur ny<text:line-break/>fust suruenu par son authorité pour y remedier, les<text:line-break/>Geneuois auoient volonté se venger des torts &amp; in(-)<text:line-break/>iures receues par le passé, au sac &amp; prinse de Genes.<text:line-break/>En ces troubles Lauagne craignant la iustice, s'en al(-)<text:line-break/>la, &amp; se sauua<text:s/>sur le pays de Plaisance.</text:p>
      <text:h text:style-name="Titre2" text:outline-level="2">CHRISTOFLE AMOVREVX D'A(-)<text:line-break/><text:span text:style-name="T3990">patalee, prend d'elle par tromperie le plaisir amoureux,</text:span><text:span text:style-name="T3991"><text:line-break/></text:span><text:span text:style-name="T3992">pource qu'elle s'estoit tousiours monstree rigoureuse en</text:span><text:span text:style-name="T3993"><text:line-break/></text:span><text:span text:style-name="T3994">son endroit.</text:span></text:h>
      <text:h text:style-name="P3995" text:outline-level="2">Novvelle x.</text:h>
      <text:p text:style-name="P3996"><text:span text:style-name="T3997">C</text:span>Else voyant qu'il ne restoit que luy à par(-)<text:line-break/>ler, n'attendit<text:s/>pas le commandement de<text:line-break/>la Royne, mais aussi tost que Sisimbre eut<text:line-break/>mis fin à sa nouuelle, il commença à dire<text:line-break/>ainsi.</text:p>
      <text:p text:style-name="p"><text:span text:style-name="pb">[n.p.]</text:span><text:line-break/>Mes Dames, ie veux monstrer par ceste mienne<text:line-break/>nouuelle, que celuy qui ayme de b(o2) cœur, continu(a2)t<text:line-break/>&amp; perseuerant au seruice d'vne<text:s/>femme, en fin l'ob(-)<text:line-break/>tient ou par tromperie ou autrement.</text:p>
      <text:p text:style-name="p">Ie dy donc que Milan est auiourd'huy la plus ri(-)<text:line-break/>che &amp; abondante ville d'Italie, &amp; celle où l'on s'ap(-)<text:line-break/>plique le plus à faire que la table soit bien fournie &amp;<text:line-break/>entretenue. Outre la grandeur d'icelle, qui compr(e2)d<text:line-break/>les peuples de plusieurs villes, y habite vn grand n(o2)(-)<text:line-break/>bre de tres riches Gentilshommes, desquels chacun<text:line-break/>seroit suffisant d'illustrer vne bien grande ville. Et si<text:line-break/>vne centaine de Gentilshommes Milanois estoit au<text:line-break/>Royaume de Naples,<text:s/>ils seroient tous Barons, Mar(-)<text:line-break/>quis &amp; Comtes : mais les Milanois, en toute chose<text:line-break/>s'appliquent beaucoup plus à estre &amp; viure bien, que<text:line-break/>à paroistre. Et puis ils se plaisent beaucoup plus à<text:line-break/>voir les belles femmes, desquelles y en agr(a2)d nom(-)<text:line-break/>bre, &amp; à faire ordinairement l'amour qu'autres : &amp;<text:line-break/>tous fontvolontiers grandes caresses aux estrangers,<text:line-break/>&amp; les voyent de bon œil. Ils suiuent donc le train a(-)<text:line-break/>moureux, &amp; se paissent de ces douceurs, d'aut(a2)t plus<text:line-break/>vol(o2)tiers, qu'ils y trouu(e2)t la pasture plus<text:s/>grasse &amp; a(-)<text:line-break/>bondante, estans toutes les femmes aussi affetees &amp;<text:line-break/>amoureuses des hommes, que les hommes d'elles. Et<text:line-break/>pour ceste cause on les voit tout le iour en trouppe<text:line-break/>sur beaux cheuaux, bien &amp; richement parez &amp; en(-)<text:line-break/><text:soft-page-break/>harnachez, auec nouuelles manieres d'habillemens<text:line-break/>se promener ores deçà, ores delà, en sorte qu'ils res(-)<text:line-break/>semblent proprem(e2)t aux mousches à miel ou abeil(-)<text:line-break/>les, lesquelles vont à l'entour des belles fleurs, pour<text:line-break/>en cueillir le miel. L'on void aussi plusieurs belles<text:line-break/>carroches bien garnies<text:s/>&amp; dorees, que les beaux<text:line-break/><text:span text:style-name="pb">[328]</text:span><text:line-break/>cour(-)siers tirent, en sorte que les voyant aller par les rues<text:line-break/>vous diriez que c'est le triomphe de quelque Empe(-)<text:line-break/>reur : &amp; en ces carroches sont assises les tresbelles fem<text:line-break/>mes &amp; Damoiselles, qui s'en vont esbatre &amp; prome(-)<text:line-break/>ner par la ville. Il y auoit vn ieune homme d'hono(-)<text:line-break/>rable &amp; ancienne maison, parfaictement orné de<text:line-break/>toutes les vertus conuenables à vn ieune Gentilh(o2)(-)<text:line-break/>me qui auoit nom Christofle. Iceluy estant à cheual,<text:line-break/>auec quelques autres Gentilshommes, &amp; allant<text:s/>par<text:line-break/>la ville, vid vn soir à la porte vne Damoiselle fort<text:line-break/>belle, &amp; richem(e2)t mariee : en laquelle il luy sembloit<text:line-break/>voir comprinse &amp; amassee toute la beauté du m(o2)de.<text:line-break/>Et à l'heure mesme qu'il l'apperceust, il se sentit tel(-)<text:line-break/>lement embrasé de son amour,<text:s/>qu'il delibera s'assub(-)<text:line-break/>ietir si bien à elle, qu'il acquist la grace &amp; faueur<text:line-break/>d'icelle, &amp; commença à passer deux ou trois fois le<text:line-break/>iour par la rue : &amp; la voyant bien souuent à la por(-)<text:line-break/>te &amp; à la fenestre, &amp; aucunefois en carroche se pro(-)<text:line-break/>menant par la<text:s/>ville, il la saluoit, &amp; luy faisoit la re(-)<text:line-break/>uerence, &amp; la regardoit tant assectionném(e2)t, qu'el(-)<text:line-break/>le s'apperçeut aisément de l'amour du Gentilhom(-)<text:line-break/>me. Et comme elles font toutes, elle luy monstroit<text:line-break/>bon visage, &amp; ne sembloit estre aucunement faschee<text:line-break/>qu'on luy fist la court, ains estoit ioyeuse, &amp; auoit à<text:line-break/>gré que le Gentilh(o2)me la caressast, &amp; luy fust serui(-)<text:line-break/>teur : dequoy le ieune Gentilhomme eut bonne espe(-)<text:line-break/>rance, &amp; ne se pouuoit saouler de la voir : &amp; plus il la<text:line-break/>voyoit, plus il la trouuoit belle &amp; gaillarde : &amp; plus il<text:line-break/>se sentoit prins à la glus amoureuse. Parquoy ayant<text:line-break/>laissé passer quelques iours, &amp; desirant venir à fin de<text:line-break/>ceste amour, il trouua vn messager, duquel il pen(-)<text:line-break/>soit que la Damoiselle se peust fier, &amp; luy escriuit<text:line-break/><text:span text:style-name="pb">[n.p.]</text:span><text:line-break/>vne lettre en laquelle luy racontant sa peine, &amp; com<text:line-break/>me il estoit enflammé de l'extreme beauté &amp; sages<text:line-break/>contenances d'icelle, il desiroit mettre &amp; employer<text:line-break/>le bien &amp; la vie pour elle, &amp; la prioit affectueusem(e2)t<text:line-break/>luy faire ceste faueur de l'ouïr, afin de mieux luy<text:s/>fai(-)<text:line-break/>re cognoistre, &amp; dire de bouche la grande amour<text:line-break/>qu'il luy portoit. La Damoiselle print &amp; accepta l'a(-)<text:line-break/>moureuse lettre, &amp; l'ay(a2)t leuë &amp; releuë en la presen(-)<text:line-break/>ce du messager, elle commanda au porteur de s'en<text:line-break/>aller à ses affaires, &amp; de ne plus retourner en sa mai(-)<text:line-break/><text:soft-page-break/>son à tel effect, &amp; que s'il y retournoit, elle le recom(-)<text:line-break/>penseroit si bien qu'il luy cuiroit à iamais : &amp; en fin<text:line-break/>luy dit. Dy à celuy qui t'enuoye qu'il ne me donne<text:line-break/>plus d'ennuy, &amp; qu'il se pourchasse vne autre fem(-)<text:line-break/>me : car ie ne<text:s/>suis pas telle que parauanture il pense.<text:line-break/>I'ay Dieu mercy vn bon mary, auquel ie veux garder<text:line-break/>fidelité : &amp; pourtant ne m'apportes plus de lettres, &amp;<text:line-break/>quant à luy, qu'il ne m'escriue plus. Le messager s'en<text:line-break/>retourna au Gentilhomme auec ceste resp(o2)ce, &amp; luy<text:line-break/>raconta le tout de poinct en poinct : mais pource que<text:line-break/>tant plus vn gentil cœur void de difficulté en vne<text:line-break/>entreprinse, plus il s'y met vertueusement, le Gentil(-)<text:line-break/>homme ce nonobstant ne sentit aucunement ses<text:line-break/>fl(a2)mes moindres, &amp; ne se retira point de son amou(-)<text:line-break/>reuse entreprinse, ains s'y encouragea d'auantage, &amp;<text:line-break/>par autres moyens sonda le cœur de la Damoiselle :<text:line-break/>mais pour messages, lettres, prieres &amp; supplications<text:line-break/>d'iceluy, il n'auoit d'elle aucune bonne responce : ce<text:line-break/>qui luy estoit cause d'vn tres-grand desplaisir. Or c(o2)(-)<text:line-break/>me cestui-cy aimast en ceste maniere, passant vn iour<text:line-break/>à pied par la rue où la Damoiselle demouroit, il la<text:line-break/>trouua toute seule à la porte, &amp; s'enhardissant il luy<text:line-break/><text:span text:style-name="pb">[329]</text:span><text:line-break/>fit la reuerence &amp; la salua. La Damoiselle luy r(e2)dit le<text:line-break/>salut fort courtoisem(e2)t, &amp; le Gentilh(o2)me s'arresta à<text:line-break/>parler à elle, &amp; entra en propos de son amour, elle<text:line-break/>l'escouta pati(e2)ment, &amp; luy dit pour resp(o2)ce. M(o2)sieur<text:line-break/>ie vous remercie de l'amour (q2) vous dites me porter,<text:line-break/>&amp; vous en suis obligee, mais ie suis plus tenue d'ay(-)<text:line-break/>mer mon mary &amp; m(o2) h(o2)neur que chose qui soit au<text:line-break/>m(o2)de : &amp; cela vous suffise. I'estimeray bi(e2) &amp; feray cas<text:line-break/>de vostre amitié, &amp; pourrez quand il vous plaira, &amp;<text:line-break/>toutes les fois que vous voudrez parler à moy : mais<text:line-break/>ne me parlez point d'amour : autrem(e2)t ie ne vous or(-)<text:line-break/>ray point, &amp; si vous m'enuoyez auc(u2) messager, ie le<text:line-break/>r'enuoieray sans l'ouïr, &amp; ne pr(e2)dray vos lettres, &amp;<text:line-break/>qu'il n'en soit plus parlé. L'am(a2)t s'en alla tout triste<text:line-break/>&amp; desolé, p(e2)sant beaucoup de choses sur<text:s/>ceste sienne<text:line-break/>amour : &amp; voy(a2)t la rigueur de ceste Damoiselle qui<text:line-break/>estoit ieune &amp; fresche : il p(e2)sa qu'il falloit (q2) se trou(-)<text:line-break/>uast vraye l'vne de ces deux choses, à sçauoir qu'elle<text:line-break/>fust l'vne de ces femmes tres-rares qui se c(o2)tentent<text:line-break/>des embrassemens de leurs maris : ce qu'il ne pouuoit<text:line-break/>croire, pource (q2) son mary estoit vn peu aagé, &amp; mal<text:line-break/>sain : ou bi(e2) qu'elle eust quelque am(a2)t, de l'amour du<text:line-break/>quel elle iouist, &amp; que pour ceste cause elle fust si ru(-)<text:line-break/>de &amp; rigoureuse en son endroit. S'est(a2)t arresté en ce(-)<text:line-break/>ste opini(o2), &amp; ne pouu(a2)t imaginer autre chose, il c(o2)(-)<text:line-break/>mença à espier soigneusem(e2)t toutes les acti(o2)s &amp; ma(-)<text:line-break/>nieres de faire de la Damoiselle, pour voir s'il pour(-)<text:line-break/><text:soft-page-break/>roit cognoistre qu'elle aimast vn autre, ne laissant<text:line-break/>pourtant son seruice accoustumé. Or l'affaire print si<text:line-break/>l(o2)gue traitte, qu'il trauailla plus d'vn an deuant qu'il<text:line-break/>peust cognoistre qui pouuoit estre aimé de madame<text:line-break/>Apatalee, qui estoit le nom de ceste Damoiselle. Et<text:line-break/><text:span text:style-name="pb">[n.p.]</text:span><text:line-break/>apres qu'il eut bien recherché<text:s/>par tout, il entendit à<text:line-break/>la fin comme l'vn des principaux de Milan estoit ar(-)<text:line-break/>demment aimé d'icelle, &amp; elle de luy, &amp; qu'ils iouïs(-)<text:line-break/>soient de leurs amours, &amp; bien souuent se donnoient<text:line-break/>du bon temps. Et combien que ceste pratique se fist<text:line-break/>le plus secrettement du monde, ce neantmoins par<text:line-break/>force d'argent, il vint à la cognoissance de tout. Le<text:line-break/>Gentilhomme Christofle estant bien fasché de cela,<text:line-break/>&amp; deuenu déja jaloux de celle qu'il ne possedoit pas<text:line-break/>encore, il menoit vne vie fort amere &amp; ennuyeuse.<text:line-break/>Il se fust vol(o2)tiers retiré de l'entreprinse : mais ce luy<text:line-break/>estoit vne chose tant difficile, que tant plus il vou(-)<text:line-break/>loit oublier la Damoiselle, plus auant il se la mettoit<text:line-break/>en la fantasie, &amp; l'aimoit d'vne plus grande ardeur.<text:line-break/>Estant donc combatu d'amour &amp; ialousie de la<text:s/>dou(-)<text:line-break/>leur &amp; de mille autres martires, il commença par<text:line-break/>vne tres-sage industrie, nouueaux moyens, subtilitez<text:line-break/>&amp; diuerses manieres à espier toute la vie, actions &amp;<text:line-break/>moyen de Patalee, pour se trouuer auec son amant :<text:line-break/>&amp; pource que toute chose obeït à l'or, il<text:s/>corrompt à<text:line-break/>force d'argent vn amy de son corriual : &amp; fut aduer(-)<text:line-break/>ty &amp; certifié comme la Damoiselle alloit bien sou(-)<text:line-break/>uent de grand matin en vne Eglise proche de sa mai(-)<text:line-break/>son : ce qu'elle faisoit toutes les fois que son mary al(-)<text:line-break/>loit dehors. Ayant eu cest aduertissem(e2)t, &amp; sçeu que<text:line-break/>au retour elle entroit en vne maison qui n'estoit pas<text:line-break/>loing de l'Eglise, il trouua que ceste maison estoit<text:line-break/>tenuë au nom du Gentilhomme son corriual : ce qui<text:line-break/>le mit en plus grande pensee, ne sçachant en quel(-)<text:line-break/>le maniere se<text:s/>gouuerner, &amp; combien que l'esperan(-)<text:line-break/>ce de posseder la chose aimee diminuast tousiours,<text:line-break/>ce neantmoins le desir augmentoit tousiours, &amp; se<text:line-break/><text:span text:style-name="pb">[330]</text:span><text:line-break/>trouuoit bien fasché de viure en ceste maniere : par(-)<text:line-break/>quoy apres qu'il eust bien pensé à son affaire, il de(-)<text:line-break/>libera de se mettre au hazard de pouuoir iouïr de sa<text:line-break/>Damoiselle en quelque maniere que ce fust. Ceste<text:line-break/>deliberation prinse il commença à aller tous les ma(-)<text:line-break/>tins deuant que le Soleil se leuast, en l'Eglise que i'ay<text:line-break/>dict, où la Damoiselle auoit accoustumé de se trou(-)<text:line-break/>uer, &amp; y alla plusieurs fois en vain. Or ayant vne fois<text:line-break/>ent(e2)du que le mary d'Apatalee estoit le soir allé aux<text:line-break/>champs, il s'en alla le lendemain de grand matin en<text:line-break/>ladicte Eglise : &amp; trouua que le Prestre celebroit la<text:line-break/><text:soft-page-break/>premiere Messe, qui se dit deuant le leuer du So(-)<text:line-break/>leil. Estant là arriué, il se mit à genoux derriere vn<text:line-break/>pilier, pource que le Prestre vouloit leuer le sainct<text:line-break/>Sacrement de l'Autel. Et là estoient plusieurs fem(-)<text:line-break/>mes, entre lesquelles, l'vne à lors leua son voile qui<text:line-break/>luy pendoit sur le front, &amp; se descouurit vn peu le<text:line-break/>visage. Le Gentilhomme qui n'auoit pensé à ceste(-)<text:line-break/>cy, pource qu'elle estoit vestue de drap de laine assez<text:line-break/>gros, luy ayant veu le voile haussé, cogneut inconti(-)<text:line-break/>nent que ceste là estoit Apatalee, qu'il desiroit tant,<text:line-break/>&amp; à peine l'eust-il cogneuë, qu'elle se leua, sans<text:line-break/>auoir apperceu le Gentilhomme, &amp; sortit de l'Eglise<text:line-break/>auec vne siennevieille. I celuy ne perdant pas temps,<text:line-break/>alla tout bellement apres : &amp; n'auoit qu'vn seruiteur<text:line-break/>auec luy qui portoit vne cappe, pour<text:s/>n'estre cogneu,<text:line-break/>comme aussi auoit le maistre, &amp; s'en couuroit quasi<text:line-break/>tout le visage. Aparalee qui cheminoit deuant, est(a2)t<text:line-break/>à la porte de la maison susdicte, auec la vieille, &amp;<text:line-break/>l'ayant trouuee ouuerte, entra dedans, &amp; la vieil(-)<text:line-break/>le apres, qui ferma l'huis. Le Gentil-homme qui<text:line-break/><text:span text:style-name="pb">[n.p.]</text:span><text:line-break/>ouit fermer la porte, dit en soymesme. Que feray ie<text:line-break/>mainten(a2)t, ceste-cy est entree là dedans, &amp; certaine(-)<text:line-break/>ment est à croire que son amant y soit, ou s'il n'y est<text:line-break/>qu'il s'y trouuera bien tost. S'il y est ie suis despesché,<text:line-break/>comme l'on dit, par lettres de change, s'il n'y est, &amp; (q2)<text:line-break/>venant il me trouue icy en cest habit auec vn seul<text:line-break/>seruiteur, que pourra il penser ? Si ie frappe à la porte,<text:line-break/>&amp; que l'on m'ouure, &amp; que mon corriual soit ded(a2)s,<text:line-break/>quelle excuse trouueray-ie d'estre allé en ceste mai(-)<text:line-break/>son là ? Mais que sçait on s'il y est ? Que sçait-on s'il<text:line-break/>demeurera point encore l(o2)g temps à venir ? L'on dit<text:line-break/>communément que celuy qui ne se met au hazard,<text:line-break/>ne gaigne point : &amp; que la fortune ayde &amp; fauorise<text:line-break/>les hardis &amp; courageux. Ie m'en vay pour ceste cause<text:line-break/>esprouuer mon au(a2)ture, &amp; en aduienne ce qui pour(-)<text:line-break/>ra aduenir. S'estant donc approché de l'huis, il frappa<text:line-break/>vne fois doucement auec le pied, ayant déja pourp(e2)(-)<text:line-break/>sé vne apparente excuse, si d'auanture le corriual e(-)<text:line-break/>stoit en la maison. Aussi tost qu'il eust frappé, vn ser(-)<text:line-break/>uiteur l'ouurit, &amp; sans tarder, le Gentilhomme entra<text:line-break/>tenant pour certain que l'amy n'y fust point. Quand<text:line-break/>il fut dedans, sans autre consideration, il mit hors de<text:line-break/>la maison, celuy qui luy auoit ouuert, &amp; fit entrer son<text:line-break/>seruiteur : &amp; incontinent ferma la porte. Estant m(o2)té<text:line-break/>le degré, il ouit Apatalee qui deuisoit en vne ch(a2)bre<text:line-break/>auec sa vieille. Il entra dedans &amp; dit. Dieu vous d(o2)ne<text:line-break/>le bon iour, mon ame. Quand la Damoiselle ouit la<text:line-break/>voix, &amp; vid<text:s/>qu'il n'estoit son amant, elle fut toute<text:line-break/>estonnee, &amp; dit en pleur(a2)t : Ah, a qui vous a icy ame(-)<text:line-break/><text:soft-page-break/>né ? Madame &amp; vnique maistresse (respondit-il) l'a(-)<text:line-break/>mour que ie vous porte, &amp; ay tousiours porté si l(o2)g<text:line-break/>temps, m'a seruy de guide en ce lieu. Parquoy<text:s/>ie<text:line-break/><text:span text:style-name="pb">[331]</text:span><text:line-break/>vous prie tres-humblement, que desormais vous<text:line-break/>ayez esgard à mon tres-fidele seruice, &amp; que vous<text:line-break/>me donniez le loyer &amp; guerdon qu'vne tant sincere<text:line-break/>&amp; feruente amour merite. Apatalee bastissant certai(-)<text:line-break/>nes siennes bourdes, dit qu'elle estoit fort esmerueil(-)<text:line-break/>lee de sa temeraire presomption, &amp; qu'elle n'estoit<text:line-break/>pas telle que parauanture il pensoit, &amp; qu'elle estoit<text:line-break/>venuë là pour quelques si(e2)nes affaires, &amp; non pour<text:line-break/>mal. Lé Gentilhomme qui ne vouloit pas perdre<text:line-break/>temps, ny laisser eschapper de la main la proye, ayant<text:line-break/>appellé en hault son seruiteur, luy commanda de bi(e2)<text:line-break/>fermer la porte de la rue, &amp; puis qu'il mist la mau(-)<text:line-break/>dite vieille hors de la chambre, laquelle s'estoit prin(-)<text:line-break/>se à sa maistresse en plor(a2)t, &amp; ne la vouloit point las(-)<text:line-break/>cher. Le seruiteur fit tout ce qui luy auoit esté en(-)<text:line-break/>chargé : &amp; l'amant s'est(a2)t approché de la Damoiselle<text:line-break/>luy dit ainsi plaisamment : Vous ne deuez trouuer e(-)<text:line-break/>strange, madame, si ie suis venu icy, attendu que vous<text:line-break/>sçauez comme ie vous aime, &amp; combien de fois ie<text:line-break/>vous ay priee daigner me donner la commodité de<text:line-break/>pouuoir estre auec vous. Maintenant que i'y suis, ne<text:line-break/>pensez pas que ie m'en vueille aller legerement sans<text:line-break/>rien gaigner. Ie sçay bien que vous estes venue icy<text:line-break/>pour l'amour d'vn autre, &amp; sçay bien qu'il<text:s/>a loué ce(-)<text:line-break/>ste maison à tel effect : il est Gentilhomme &amp; riche,<text:line-break/>&amp; merite ce bien, voire encore vn plus grand : mais<text:line-break/>il ne me gardera iamais de vous aimer, &amp; tascher à<text:line-break/>iouïr de vostre amour : duquel ie ne p(e2)se estre moins<text:line-break/>digne que luy. Tant y a que ie suis icy, &amp; n'entens<text:line-break/>m'en aller aucunement sans vostre grace, &amp; verita(-)<text:line-break/>blement ie serois bien fol de laisser eschapper sotte(-)<text:line-break/>ment, ce que i'ay tant desiré : l'ayant à main sauue : &amp;<text:line-break/><text:span text:style-name="pb">[n.p.]</text:span><text:line-break/>pourtant il y aura moins de mal que vous me don(-)<text:line-break/>nez de vostre b(o2)ne volonté ce que vous ne me pou(-)<text:line-break/>uez pas refuser : &amp; tant plus vous tarderez, vous ferez<text:line-break/>pis : car ce pendant pourroit venir celuy, au nom du(-)<text:line-break/>quel vous estes icy venuë : &amp; s'il venoit, autre chose<text:line-break/>que scandale n'en peut sortir. Il est autant possible<text:line-break/>que ie le tue, comme luy moy : d'auantage vous serez<text:line-break/>diuulguee, blasmee, infame : &amp; en la perpetuelle dis(-)<text:line-break/>grace de vostre mary. Quant à moy, personne ne<text:line-break/>sçait que ie sois icy : &amp; ne se sçachant, que craignez<text:line-break/>vous ? &amp; quand bien on sçauroit que ie fusse icy, qui<text:line-break/>sera si sot de p(e2)ser iamais que ie sois party sans auoir<text:line-break/>iouy de ceste vostre beauté ? Et à la verité est-ce vne<text:line-break/><text:soft-page-break/>expresse folie de vouloir, sans occasion, encourir vne<text:line-break/>perpetuelle infamie : parquoy, madame, que i'ayme<text:line-break/>plus &amp; mieux que moymesme, ne me faictes plus<text:line-break/>languir. Vous deuriez desormais estre certaine de<text:line-break/>mon amour, de ma foy, &amp; de ma perseuerance.<text:line-break/>Vous sçauez combien de temps il y a que ie vous<text:line-break/>aime, que ie vous honore &amp; reuere : vous sçauez c(o2)(-)<text:line-break/>bien de fois ie vous ay supplié, qu'il vous pleust<text:line-break/>auoir compassion de moy. Maintenant que la for(-)<text:line-break/>tune nous appreste le moyen, &amp; la commodité, ne la<text:line-break/>perdons pas : car nous nous en pourrions bien repen<text:line-break/>tir tous deux. Ayant dit ces parolles, il la voulut bai(-)<text:line-break/>ser, luy iettant ses bras au col : mais elle toute pleine<text:line-break/>de courroux, le repoussoit tant qu'elle pouuoit de<text:line-break/>soy, pleurant &amp; se lamentant fort. Et apres que le<text:line-break/>Gentilhomme se fut fort trauaillé à la prier, &amp; que<text:line-break/>auec patience il eust supporté les ennuis de la Da(-)<text:line-break/>moiselle, laissant les prieres, d'vne voix menaçante<text:line-break/>&amp; rude visage il luy dit. Ie voy bien maintenant<text:line-break/><text:span text:style-name="pb">[332]</text:span><text:line-break/>que vous desirez que tout Milan sçache nos affai(-)<text:line-break/>res, lesquelles, puis que vous le voulez ainsi, se sçau(-)<text:line-break/>ront. Et quant à moy, prenant de vous par force les<text:line-break/>plaisirs qui plus m'agreront, ie ne vous en seray au(-)<text:line-break/>cunement obligé, ains ie vous publieray &amp; blasme(-)<text:line-break/>ray à tout le monde, comme vne deshonneste &amp;<text:line-break/>meschante femme, &amp; diray à tous, que ie vous ay fait<text:line-break/>venir icy pour argent, à vous promis : dequoy ie<text:line-break/>seray creu facilement, veu qu'auiourd'huy c'est<text:line-break/>l'ordinaire, en tels cas, d'adiouster foy plustost au<text:line-break/>m(e2)songe qu'à la verité : &amp; ainsi vous n'oserez iamais<text:line-break/>vous monstrer a personne, &amp; vous en pourroit mes(-)<text:line-break/>mes aduenir pis encore : pource que si<text:s/>vostre mary<text:line-break/>le vient à sçauoir, il trouuera moyen de vous faire<text:line-break/>secretement mourir. La Damoyselle oyant ces ter(-)<text:line-break/>ribles menaces, &amp; craignant que le Gentilhomme<text:line-break/>indigné, ne fist comme il disoit, &amp; parauanture pis,<text:line-break/>commencea par douces parolles à le vouloir mitiger<text:line-break/>&amp; partir libre de ses mains, s'il eust esté possible,<text:line-break/>mais elle estoit bien abusee : &amp; toutes ses prieres ne<text:line-break/>luy seruirent de rien, parquoy voyant qu'elle prioit<text:line-break/>en vain, elle s'abandonna au Gentil homme, &amp; ain(-)<text:line-break/>si d'vn commun consentement, apres auoir faict<text:line-break/>iurer luy &amp; le seruiteur, qu'ils n'en parleroi(e2)t iamais,<text:line-break/>le Gentilhomme se coucha auec Apatalee sur vn<text:line-break/>lict, &amp; en print le plaisir amoureux tant qu'il vou(-)<text:line-break/>lut. Ce fait, la Damoiselle demeura en vne tresgr(a2)de<text:line-break/>pensee du seruiteur que<text:s/>le Gentilhomme auoit mis<text:line-break/>hors de la porte, craignant qu'il eust raporté le tout<text:line-break/>à son maistre. Le G(e2)tilhomme aussi en estoit bi(e2) fas(-)<text:line-break/><text:soft-page-break/>ché, cognoissant bi(e2) que de là s'ensuiuroit vne mor(-)<text:line-break/>telle inimitié qu'il luy porteroit : ce neantmoins<text:line-break/><text:span text:style-name="pb">[n.p.</text:span><text:span text:style-name="pb">]</text:span><text:line-break/>prenant cœur, &amp; ayant laissé la Damoiselle assez de(-)<text:line-break/>solee, il sortit de la maison, &amp; de bonne fortune il r(e2)(-)<text:line-break/>contra le seruiteur qui s'en retournoit sans auoir peu<text:line-break/>trouuer son maistre : &amp; pourtant l'ayant prins par la<text:line-break/>main, il fit tant qu'il luy<text:s/>fit confesser comme il n'a(-)<text:line-break/>uoit pas trouué son maistre : de quoy le Gentilh(o2)me<text:line-break/>fur fort ioyeux, &amp; emplit la main du seruiteur d'es(-)<text:line-break/>cus, afin qu'il ne dist rien à son maistre : &amp; auec ceste<text:line-break/>bonne nouuelle il l'enuoya resiouir la Damoiselle, à<text:line-break/>fin de la mettre hors de doute &amp; de peine : ce que le<text:line-break/>seruiteur fit fidelement. Le Gentilhomme ayant de(-)<text:line-break/>puis mieux pensé à son faict, &amp; tenant pour certain,<text:line-break/>à la grande resistance qu'il auoit veu en Apatalee,<text:line-break/>que seulement il auoit eu le corps, &amp; non l'esprit en<text:line-break/>sa puissance, tempera son amour, &amp; ne suiuit plus<text:line-break/>Apatalee, mais la laissa en paix.</text:p>
      <text:p text:style-name="p">Depuis que les nouuelles fur(e2)t acheuees, la Roy(-)<text:line-break/>ne honora de la couronne Royalle Sisimbre, lequel<text:line-break/>tout ioyeux apres auoit remercié Laure, mit ordre<text:line-break/>aux affaires<text:s/>de la maison, selon la coustume de ceux<text:line-break/>&amp; celles qui auoient gouuerné deuant luy. Ce faict,<text:line-break/>s'estant leué, auec toute la compagnie, ils s'en aller(e2)t<text:line-break/>tous promener iusques à l'heure du soupper : &amp; apres<text:line-break/>soupper le Roy commanda à Florette de chanter<text:line-break/>sur le luth ce qu'elle fit de fort bonne grace. Et apres<text:line-break/>auoir passé le temps, iusques à vne b(o2)ne partie de la<text:line-break/>nuict, le Roy donna congé à la gaye compagnie.</text:p>
      <text:h text:style-name="Titre1" text:outline-level="1"><text:span text:style-name="pb">[333]</text:span><text:line-break/>DIXIESME IOVRNEE,</text:h>
      <text:h text:style-name="Titre2" text:outline-level="2"><text:span text:style-name="T3998">Des cent belles &amp; choisies</text:span><text:span text:style-name="T3999"><text:line-break/></text:span><text:span text:style-name="T4000">Nouuelles.</text:span></text:h>
      <text:p text:style-name="P4001"><text:span text:style-name="T4002">L</text:span>E Soleil estoit déja leué &amp; les oyseaux<text:line-break/>par leurs doux chants, se trauailloient<text:line-break/>à le saluer, qu(a2)d le Roy qui trouua que<text:line-break/>les ieunesh(o2)mes l'att(e2)doi(e2)t, s'achemi(-)<text:line-break/>na auec eux vers vne forest, qui n'estoit<text:line-break/>pas loin de la maison. En laquelle, apres qu'ils eurent<text:line-break/>deuisé de diuerses choses, &amp; que l'vn d'eux eut recité<text:line-break/>quelques nouuelles qu'il auoit eu de Venise, ils se<text:line-break/>mirent à iouer, l'vn à vne chose &amp; l'autre à vne au(-)<text:line-break/>tre : l'vn à saulter, l'autre à cueillir de laverdure. Lau(-)<text:line-break/>re &amp; Sisimbre se mirent à chanter les amours d'A(-)<text:line-break/>madis, composez par le tresexcellent Tasso. Const(a2)ce<text:line-break/>&amp; Philon d'autre costé, s'estans assis sur l'herbe ver(-)<text:line-break/><text:soft-page-break/>de, se mirent à lire la Methamorphose d'Ouide, en<text:line-break/>François : &amp; les autres se recreerent en diuerses ma(-)<text:line-break/>nieres, iusques à l'heure de disner. Laquelle venue,<text:line-break/>apres que le repas fut prins, au contentement d'vn<text:line-break/>chacun, &amp; que les Dames se furent reposees, selon la<text:line-break/>coustume, le Roy appella vn chacun au lieu accou(-)<text:line-break/>stumé, où estans tous assemblez, &amp; ayans prins place<text:line-break/>à volonté, il commanda à Folquet<text:s/>de commencer à<text:line-break/>entretenir la compagnie de sa nouuelle : &amp; soudain<text:line-break/>il se mit à dire ainsi.</text:p>
      <text:h text:style-name="Titre2" text:outline-level="2"><text:span text:style-name="pb">[n.p.]</text:span><text:line-break/>VN IEVNE HOMME AIME ET<text:line-break/><text:span text:style-name="T4003">n'est point aymé : il emmeine l'aimee à l'improuueu. Vn</text:span><text:line-break/><text:span text:style-name="T4004">autre ieune Amant qui estoit aymé d'elle s'en apper(-)</text:span><text:line-break/><text:span text:style-name="T4005">coit : il le suit &amp; les</text:span><text:span text:style-name="T4006"><text:s/>trouue qui dorment : en attendant il</text:span><text:line-break/><text:span text:style-name="T4007">s'endort, &amp; l'autre fuit.</text:span></text:h>
      <text:h text:style-name="P4008" text:outline-level="2">Novvelle i.</text:h>
      <text:p text:style-name="P4009"><text:span text:style-name="T4010">P</text:span>Vis qu'il plaist au Roy, que ie sois le<text:line-break/>premier à courir par ceste spacieu(-)<text:line-break/>se campagne des nouuelles du iour(-)<text:line-break/>d'huy, i'en suis bien content aussi : &amp;<text:line-break/>pour ceste cause, ne me<text:s/>departant des<text:line-break/>affaires d'Amour, commenceant par<text:line-break/>vne des merueilles d'iceluy :</text:p>
      <text:p text:style-name="p">Ie dy qu'il y auoit autrefois à Florence vn ieune<text:line-break/>homme, qui aymoit fortvne assez belle fille : mais elle<text:line-break/>qui estoit ardemment eprinse de l'amour d'vn autre<text:line-break/>ieune homme, ne s'en<text:s/>soucioit point, pource qu'elle<text:line-break/>estoit aimee de cestuycy, autant qu'elle pouuoit estre<text:line-break/>de l'autre : ce qui paroissoit, pource qu'il en auoit lais(-)<text:line-break/>sé &amp; oublié toute autre chose, estant le plus faché du<text:line-break/>monde, le iour qu'il ne la voyoit. Ce qui fut fort en(-)<text:line-break/>nuieux à vn sien compagnon, lequel fit tant qu'il le<text:line-break/>mena en vn sien tresbeau lieu, où ils demourerent à<text:line-break/>se recreer pres d'vn mois. Or aduint que ce pendant<text:line-break/>que ceux cy prenoi(e2)t leur plaisir, la fille se facha auec<text:line-break/>sa mere, &amp; pour ceste cause, elle<text:s/>enuoya la cham(-)<text:line-break/>briere à celuy qu'elle aimoit, disant qu'elle estoit de(-)<text:line-break/>liberé de s'en aller auec luy. L'amant oyant ces nou(-)<text:line-break/>uelles, fut fort ioyeux, &amp; la Ch(a2)briere aiousta encore<text:line-break/>cecy, Elle veut que vous veniez à cheual, qu(a2)d il sera<text:line-break/><text:span text:style-name="pb">[334]</text:span><text:line-break/>nuict fermee, elle fera sembl(a2)t de desc(e2)dre à la caue,<text:line-break/>vous serez tout prest à l'huis, &amp; se iettera en crouppe,<text:line-break/>elle est legere &amp; sçait bien se tenir à cheual. Le ieune<text:line-break/>h(o2)me luy resp(o2)dit, qu'il le feroit, &amp; qu'il en estoit bi(e2)<text:line-break/>content. Et quand ils eurent ainsi ordonné, il fit fai(-)<text:line-break/>re grand preparatif, en vn sien lieu, fit monter à che(-)<text:line-break/><text:soft-page-break/>ual de ses compagnons, qu'il fit tenir à la porte, de<text:line-break/>peur qu'elle fust fermee. Parquoy il monta à cheual,<text:line-break/>&amp; s'en alla vers la maison, mais la fille n'auoit en(-)<text:line-break/>core peu sortir, pource que la mere la gardoit trop : &amp;<text:line-break/>pour ceste cause, le ieune homme passa outre, pour<text:line-break/>retourner à ses compagn(o2)s, Or cest autre qui s'estoit<text:line-break/>c(o2)sommé aux champs, ne pouu(a2)t auoir repos, estoit<text:line-break/>monté à cheual, &amp; son compagnon, n'auoit sçeu tant<text:line-break/>faire, qu'il le peust retenir, parquoy estant party du<text:line-break/>village, il arriua ce soir aux murailles : mais les portes<text:line-break/>estoient toutes fermees : &amp; pour ceste cause il tour(-)<text:line-break/>noya tant, qu'il vint à la porte où estoient ceux là. Et<text:line-break/>quand<text:s/>il fut entré en la ville, il s'en alla vers la mai(-)<text:line-break/>son de l'Aymee, ny par intelligence, ny asseurance de<text:line-break/>la trouuer, ny de la voir, mais seulement pour voir<text:line-break/>la rue. Et s'estant arresté au droict de la maison, ny<text:line-break/>avant gueres que l'autre estoit passé, la fille ouurit<text:line-break/>l'huis, &amp; l'appella à basse voix, &amp; dist qu'il aprochast<text:line-break/>le cheual. Parquoy le ieune homme ne fut paresseux,<text:line-break/>&amp; le fit ainsi : &amp; elle se ietta promptement en croup(-)<text:line-break/>pe &amp; s'en allerent. Mais quand ils furent à la porte,<text:line-break/>les compagnons de l'autre, ne l'empescherent, pour<text:line-break/>ce qu'ils ne le cogneur(e2)t, car s'il eust esté celuy qu'ils<text:line-break/>attendoient, il se fust arresté à eux. Il cheminer(e2)t bi(e2)<text:line-break/>cinq lieues, tant qu'ils arriuerent en vn beau pré,<text:line-break/><text:span text:style-name="pb">[n.p.]</text:span><text:line-break/>enuironné de grands sapins, où ils descendirent, &amp;<text:line-break/>lierent le cheual à vn arbre, &amp; commencerent à rire<text:line-break/>&amp; iouer ensemble mais la ieune fille cogneut que ce(-)<text:line-break/>stuy cy n'estoit pas celuy auquel elle vouloit bien, &amp;<text:line-break/>s'apperceut de sa mesaduanture. Parquoy elle com(-)<text:line-break/>mencea à pleurer : &amp; le ieune homme au contraire<text:line-break/>se mit à la consoler, en larmoyant, &amp; aussi à luy faire<text:line-break/>tant d'honneur, qu'elle laissa le pleur, &amp; com(-)<text:line-break/>mença à luy vouloir bien, voyant que la fortune e(-)<text:line-break/>stoit pour luy, &amp; l'(e2)brassa. Cepend(a2)t l'autre ieuneh(o2)(-)<text:line-break/>mealla plusieurs fois &amp; hault &amp; bas, par la rue, t(a2)t qu'il<text:line-break/>ouit le pere &amp; la mere mener &amp; faire grand bruit, de<text:line-break/>la fille, &amp; entendit apres, par la Chambriere, comme<text:line-break/>elle s'en estoit allee. Parquoy le ieune amant demou(-)<text:line-break/>ra tout esperdu, &amp; s'en alla vers ses compagnons, &amp;<text:line-break/>le leur dist : lesquels luy respondirent : Nous l'auons<text:line-break/>bien veu passer auec elle, mais nous ne l'auons pas<text:line-break/>cogneu, &amp; y a si long temps qu'ils peuu(e2)t bien main(-)<text:line-break/>tenant estre logez &amp; ont prins ce chemin. Parquoy<text:line-break/>ils allerent incontinent apres : &amp;<text:s/>cheuaucherent tant<text:line-break/>qu'ils les trouuerent qui dormoient ainsi ambrassez<text:line-break/>&amp; les regardoi(e2)t à la lueur de la lune qui esclairoit. A<text:line-break/>ceste heure là il leur greua fort de les destourber, &amp;<text:line-break/>dir(e2)t. Attend(o2)s qu'ils se reueillent, &amp; puis nous fe(-)<text:line-break/><text:soft-page-break/>rons ce<text:s/>que nous auons à faire : &amp; attendirent là tant<text:line-break/>que le sommeil les vint à surprendre, &amp; s'endormi(-)<text:line-break/>rent tous. Ce pendant les ieunes amans se reueille(-)<text:line-break/>rent &amp; virent ces autres, &amp; furent esmerueillez, &amp;<text:line-break/>le ieune homme dist. Ceux cy nous ont faict tant de<text:line-break/>courtoisie que ja à Dieu ne plaise, que nous les offen(-)<text:line-break/>si(o2)s : &amp; pour ceste cause, est(a2)t montez à cheual, ils s'(e2)<text:line-break/>allerent. Et quant les autres furent reueillez, voyans<text:line-break/><text:span text:style-name="pb">[335]</text:span><text:line-break/>que les deux amans, qu'ils auoient trouuez endormis<text:line-break/>&amp; embrassez, s'en<text:s/>estoient allez, ils se deporterent de<text:line-break/>les plus rechercher.</text:p>
      <text:h text:style-name="Titre2" text:outline-level="2">DON IEAN EMANVEL TVE SEPT<text:line-break/><text:span text:style-name="T4011">Mores &amp; entre en la cloture des Lions : &amp; en sort à sau(-)</text:span><text:span text:style-name="T4012"><text:line-break/></text:span><text:span text:style-name="T4013">ueté pour l'amour d'vne dame.</text:span></text:h>
      <text:h text:style-name="P4014" text:outline-level="2">novvelle ii.</text:h>
      <text:p text:style-name="P4015"><text:span text:style-name="T4016">Q</text:span>Vand la nouuelle de Folquet fut mise à<text:line-break/>fin le Roy commanda à Constance de<text:line-break/>dire la sienne, laquelle commença à dire<text:line-break/>ainsi.</text:p>
      <text:p text:style-name="p">Ce qui me vient maintenant en p(e2)see, n'est moins<text:line-break/>beau que ce quevous auez ouy iusques à present no(-)<text:line-break/>table compagnie : au moyen dequoy vous pourrez<text:line-break/>apprendre, que là où est l'Amour est aussi la va(-)<text:line-break/>leur.</text:p>
      <text:p text:style-name="p">Don Iean Emanuel a esté vn Cheualier fort noble<text:line-break/>&amp; en grand credit enuers le Roy Ferrand, &amp; la re(-)<text:line-break/>n(o2)mee Royne Isabelle, lesquels acquir(e2)t le Royau(-)<text:line-break/>me de Grenate, Cestuy cy estoit amoureux d'vne<text:line-break/>Damoiselle de la Royne, &amp; luy faisoit la<text:s/>Court, en<text:line-break/>la seruant au moyen des grandes armes qu'il faisoit<text:line-break/>&amp; vertueux actes de cheualerie, comme les ieunes<text:line-break/>Cheualiers ont accoustumé de faire tous les iours<text:line-break/>pour l'amour de leurs maistresses : mais elle m(o2)stroit<text:line-break/>auoir peu àgré son seruice, ou soit qu'elle fust amou(-)<text:line-break/>reuse de quelque autre cheualier, ou que don Iean<text:line-break/>ne luy pleust, ou qu'autre chose, en fut cause. Don<text:line-break/>Iean estoit fort hautain, preux de sa personne,<text:line-break/><text:span text:style-name="pb">[n.p.]</text:span><text:line-break/>libe(-)ral, magnifique, courtois, gentil, humain, mais il<text:line-break/>n'estoit pas fort beau, &amp; estoit de stature mediocre.<text:line-break/>I celuy voyant que son seruice n'estoit pas agreable,<text:line-break/>à celle qu'il aymoit sur toute chose, il estoit le plus<text:line-break/>mal content Cheualier qui fust és Royaumes d'Hes(-)<text:line-break/>pagne, &amp; ne cessoit tout le iour de suplier sa Da(-)<text:line-break/>me qu'elle daignast l'accepter pour son seruiteur,<text:line-break/>luy commander, &amp; faire preuue de luy, à fin qu'elle<text:line-break/>peust estre certifiée, qu'elle estoit aimee &amp; reueree de<text:line-break/><text:soft-page-break/>luy, sur toutes les femmes du monde. Leonor qui e(-)<text:line-break/>stoit le nom de la Damoiselle, ou pour se deffaire<text:s/>de<text:line-break/>ceste poursuite, ou pour esprouuer l'amour de Don<text:line-break/>Iean, luy dist, Cheualier, ie ne peux croire si aisem(e2)t<text:line-break/>que vous m'aymiez tant que vous dites tous les iours<text:line-break/>car vous sçauez, vous autres hommes, trop bien dire<text:line-break/>voz raisons, &amp; maintes fois pour deceuoir les simples<text:line-break/>femmes, vous faignez d'aimer tresardemment, &amp; de<text:line-break/>brusser au milieu de tresgr(a2) des fl(a2)mes, &amp; ne(a2)tmoins<text:line-break/>vous estes plus froids que glace, &amp; n'aymez aucune(-)<text:line-break/>ment. Parquoy ie doute fort que vous soyez vn de<text:line-break/>ceux là, qui en aiment autant qu'ils en voyent tous<text:line-break/>les iours, &amp; voudroient à toute heure changer de<text:line-break/>viande. Il vaudra mieux que vous trouuiez en ceste<text:line-break/>court vne autre damoiselle, qui vous croie, car quant<text:line-break/>à moy, pour vous dire la verité, ie ne me trouue trop<text:line-break/>disposee d'adiouster tant legerement foy à tout ce<text:line-break/>que vous me dites. Don Iean oy(a2)t ces propos là, qui<text:line-break/>luy estoi(e2)t tous autant de poignans eguill(o2)s &amp; dards<text:line-break/>dedans le cœur, ne sçauoit autre chose que luy res(-)<text:line-break/>pondre, sinon, que pour auoir asseurance de luy &amp;<text:line-break/>de sa fidelité, elle luy commandast tout ce qu'elle<text:line-break/>voudroit, qui se peust mettre par luy en execution,<text:line-break/><text:span text:style-name="pb">[336]</text:span><text:line-break/>l'asseurant qu'il feroit tout ce qu'il seroit possible à<text:line-break/>vn homme son semblable de faire, ou qu'il mourroit<text:line-break/>en la peine. Et Leonor meue de telle legereté femini(-)<text:line-break/>ne, luy dist ainsi. Cheualier, si vous voulez que ie<text:line-break/>croye que vous m'aymez, &amp; que ie pense que vo(-)<text:line-break/>stre amour soit aussi feruente que vous me dites, al(-)<text:line-break/>lez &amp; m'apportez cinq testes de Mores, que vous<text:line-break/>ayez, comme vn vaillant homme, vaincuz &amp; occiz<text:line-break/>en bataille, &amp; à ceste heure là ie croiray que vous<text:line-break/>m'aimiez grandement. Ie ne sçay pas que vous dire<text:line-break/>de ceste femme, commandant vne chose tant des(-)<text:line-break/>honneste &amp; dangereuse : &amp; encore moins ne sçay-ie<text:line-break/>pas que ie dois penser, de don Iean, lequel se delibera<text:line-break/>de luy obeir : &amp; partant en laisseray-ie le iugement<text:line-break/>à autruy. Ayant eu ce commandement don Iean res(-)<text:line-break/>pondit à la Damoiselle, Ie vous obeiray fort volon(-)<text:line-break/>tiers. Et ne voulant differer son dessein, ayant donné<text:line-break/>ordre à ses affaires, &amp; trouué certaines excuses, qui<text:line-break/>l'induisoient de passer en Afrique, est(a2)t à ceste heure<text:line-break/>là, entre les Rois catholiques &amp; les Mores du riuage,<text:line-break/>la trefue, de maniere que le commerce estoit libre &amp;<text:line-break/>asseuré entre l'vn &amp; l'autre peuple, il passa, auec trois<text:line-break/>seruiteurs, bi(e2) sourny d'arg(e2)t, le destroit de Gibaltar,<text:line-break/>&amp; se mit à hanter les pais &amp; Royaumes où estoit la<text:line-break/>trefue. Il y demoura vn peu plus d'vn an, &amp; sçeut t(a2)t<text:line-break/>bi(e2) conduire ses affaires, qu'il alla n(o2) seulem(e2)t cinq,<text:line-break/><text:soft-page-break/>mais sept fois, à l'estour ou au c(o2)bat du duel &amp; de seul<text:line-break/>à seul, il tua sept mores, desquels il garda les testes,<text:line-break/>qu'il fit emplit d'herbes à ce apropriees, &amp; embaul(-)<text:line-break/>mer, &amp; auec ces testes, il repassa heureusement le<text:line-break/>destroit, &amp; s'en vint à Medine, où estoit la court<text:line-break/>à ceste heure là.<text:s/>Il fit entendre à son ennemie<text:line-break/><text:span text:style-name="pb">[n.p.]</text:span><text:line-break/>qu'il estoit retourné, &amp; qu'il auoit faict encore beau(-)<text:line-break/>coup plus qu'elle ne luy auoit pas enchargé : &amp; en foy<text:line-break/>&amp; tesmoignage de ce il auoit lettres patentes de tous<text:line-break/>les seigneurs &amp; gouuerneurs des lieux où il auoit<text:line-break/>vaillamment combatu. La Damoiselle qui pensoit<text:line-break/>parauanture que Don Iean ne deust iamais reuenir,<text:line-break/>ayant ouy ce qu'il luy enuoyoit dire, se trouua bien<text:line-break/>esbahie &amp; fachee, pensant toutesfois que le Cheua(-)<text:line-break/>lier l'aimoit à bon escient, &amp; ne sçauoit que faire,<text:line-break/>c(o2)me celle, qui en effect, ne l'aimoit point : Ce ne(a2)t(-)<text:line-break/>moins elle recueillit le Cheualier assez gracieusem(e2)t<text:line-break/>mais elle ne se soucia pas beaucoup de voir les testes,<text:line-break/>qu'il luy auoit apportees. Ce faict fut diuulgué &amp; se(-)<text:line-break/>mé par toute la Court,<text:s/>&amp; la Royne Isabelle voulut<text:line-break/>entendre le tout, &amp; voir les testes, &amp; reprint aigre(-)<text:line-break/>m(e2)t don Iean, qui s'estoit mis sans aucune raison, à<text:line-break/>l'instance d'vne femme en si grand danger. Le Che(-)<text:line-break/>ualier s'excusa mettant la faulte de cela sur Amour,<text:line-break/>&amp; ainsi il<text:s/>suiuoit, comme auparauant sa malheureu(-)<text:line-break/>se entreprinse. Leonor, plus de h(o2)te, que pour aucu(-)<text:line-break/>ne amour, qui fust en elle, monstroit assez bon visage<text:line-break/>à Don Iean, &amp; luy faisoit aucunefois des faueurs,<text:line-break/>que les Damoiselles font publiquement és cours, à<text:line-break/>leurs amoureux : mais il eust bien voulu des faueurs<text:line-break/>secretes, &amp; non fardees desquelles Leonor luy estoit<text:line-break/>treschiche. Le Cheualier estoit souuent reprins par<text:line-break/>ses amis, disans qu'il s'estoit mis à aymer en lieu, n(o2)<text:line-break/>conuenable à luy, pour ce que la Damoiselle n'estoit<text:line-break/>pas fort noble, &amp; que c'estoit à luy folie de suiure<text:line-break/>vne telle entreprinse : mais quant à luy, ou il ne vou(-)<text:line-break/>loit, ou ne sçauoit, ou parauanture ne pouuoit s'en<text:line-break/>retirer, &amp; disoit tout le iour à son ennemie. Que<text:line-break/><text:span text:style-name="pb">[337]</text:span><text:line-break/>voulez madame, (q2) ie fasse, pour vous accertener que<text:line-break/>ie vous aymevniquement ? &amp; elle luy resp(o2)doit assez<text:line-break/>froidement, qu'elle estoit certaine &amp; asseuree de l'a(-)<text:line-break/>mour d'iceluy &amp; qu'elle l'aimoit aussi sur tout autre :<text:line-break/>&amp; en tels deuis, ils passoient letemps. Aduint que la<text:line-break/>Court estant à Siuile, où le Roy faisoit, en vn cer(-)<text:line-break/>tain lieu, nourrir quelques lions, La Royne, auec ses<text:line-break/>dames &amp; Damoiselles, &amp; plusieurs Cheualiers alla<text:line-break/>voir les Li(o2)s, à l'heure que leur gouuerneur leur bail(-)<text:line-break/>loit à manger, &amp; estant là &amp; don Iean deuisant tous(-)<text:line-break/><text:soft-page-break/>iours auec Leonor, elle, ou sans s'en apperceuoir, ou<text:line-break/>soit qu'elle le fist à plaisir, laissa choir vn de ses g(a2)ts,<text:line-break/>parfumez en la court &amp; cloture des Lions, &amp; puis e(-)<text:line-break/>stant toute fachee dist quasi en pleurant. Mon Dieu,<text:line-break/>qui m'apportera<text:s/>mon gant que i'aymois tant ? Ie co(-)<text:line-break/>gnoistray maintenant qui me veut bien. A ceste heu<text:line-break/>re là don Iean descendit en bas, &amp; s'estant faict ou(-)<text:line-break/>urir la porte, auec sa cappe à l'entour de son bras se(-)<text:line-break/>nestre, &amp; l'espee nue en la main droite, il entra cou(-)<text:line-break/>rageusement en la court où les Lions estoient encore<text:line-break/>&amp; sans receuoir d'iceux aucun dommage &amp; tort,<text:line-break/>auec l'estonnement de chacun, il print le gant &amp;<text:line-break/>sortit dehors, &amp; puis estant monté en hault, &amp; ay(a2)t<text:line-break/>faict la reuerence à Leonor, &amp; baisé le gant, il<text:s/>le luy<text:line-break/>presenta, &amp; tout à l'instant, il leua lamain, &amp; luy d(o2)(-)<text:line-break/>na vn grand souflet sur sa ioue, &amp; luy dist. Mada(-)<text:line-break/>moiselle, ie vous ay donné cela, à fin qu'vne autre(-)<text:line-break/>fois vous apreniez à ne mettre les Cheualiers mes<text:line-break/>semblables en danger : &amp; puis<text:s/>il s'en alla. La Royne<text:line-break/>estant courroucee, de ce qu'en sa presence, vne de<text:line-break/>ses damoiselles auoit esté batue, fit b(a2)nir de la Court<text:line-break/>le Cheualier, pour quelque temps, blasm(a2)t la sottise<text:line-break/><text:span text:style-name="pb">[n.p.]</text:span><text:line-break/>d'iceluy, qui s'estoit mis entre les Li(o2)s, &amp; puis auoit<text:line-break/>eu la hardiesse de batre &amp; frapper vne sienne Da(-)<text:line-break/>moiselle.</text:p>
      <text:h text:style-name="Titre2" text:outline-level="2">ANTHOINE CARVLEO FAIT<text:line-break/><text:span text:style-name="T4017">desrober vne tresbelle iument, &amp; en fin est trompé &amp;</text:span><text:span text:style-name="T4018"><text:line-break/></text:span><text:span text:style-name="T4019">moqué par le maistre de la Iument.</text:span></text:h>
      <text:h text:style-name="P4020" text:outline-level="2">novvelle iii.</text:h>
      <text:p text:style-name="P4021"><text:span text:style-name="T4022">P</text:span>Hilon estoit assis pres de Constance,<text:line-break/>&amp; pour ceste cause, sans attendre au(-)<text:line-break/>tre commandement, il commencea à<text:line-break/>dire ainsi.</text:p>
      <text:p text:style-name="p">Qu(a2)d les moqueries &amp; trousses sont<text:line-break/>plaisantes elles delectent fort ceux par qui elles sont<text:line-break/>iouees &amp; faictes, mais elles plaisent encores plus à<text:line-break/>ceux là qui les escoutent.</text:p>
      <text:p text:style-name="p">Ie dy donc que Ferrand, file<text:s/>du glorieux Alphonse<text:line-break/>d'Arragon, Roy de Naples, apres la morr de son pere<text:line-break/>succedant au Royaume, fut beaucoup trauaillé, par<text:line-break/>les Bar(o2)s de son Royaume, auec lesquels il eutvne l(o2)<text:line-break/>gue &amp; trescruelle guerre. Apres suruint le Duc Iean<text:line-break/>fils du Roy René, Chef des Angionins, auec lequel<text:line-break/>vne gr(a2)de partie du Royaume se rebella contre Fer(-)<text:line-break/>r(a2)d. A ceste heure là Ferrand establit, pour Gouuer(-)<text:line-break/>neur à Coss(e2)se, capitale de la Calabre, Anthoine Caru<text:line-break/>leo soldat preux, &amp; de gr(a2)d gouuernem(e2)t, mais qui<text:line-break/><text:soft-page-break/>volontiers se iouoit au bi(e2) de sesvoisins. Est(a2)t iceluy<text:line-break/>à Cossense, il vid vne belle iument, qui appartenoit à<text:line-break/>vn G(e2)tilh(o2)me Cossentin, de tresgr(a2)de authorité en<text:line-break/>ceste ville là, &amp; gr(a2)d partisan de la facti(o2) &amp; querelle<text:line-break/><text:span text:style-name="pb">[338]</text:span><text:line-break/>Arragonoise.<text:s/>La iument outre ce qu'elle estoit aut(a2)t<text:line-break/>belle que l'(o2) sçauroit imaginer, estoit apres des meil<text:line-break/>leures qui sepeussent trouuer, au metier de la guerre,<text:line-break/>&amp; en tout exploit militaire, le Gentil-homme Coss(e2)(-)<text:line-break/>tin estoit tousiours monté sur sa belle &amp;<text:s/>bonne Ca(-)<text:line-break/>ualle. Caruleo donc eut enuie d'auoir la Iument, en<text:line-break/>quelque maniere que ce peust estre, &amp; sçauoit fort<text:line-break/>bi(e2) que le Gentil-h(o2)me l'aimoit t(a2)t que pour arg(e2)t il<text:line-break/>ne l'eust voulu bailler à pers(o2)ne : &amp; ne(a2)tmoins il luy<text:line-break/>fit demander,<text:s/>par quelques soldats, s'il la luy vouloit<text:line-break/>v(e2)dre : &amp; voy(a2)t (q2) c'estoit en vain, il delibera, ne trou(-)<text:line-break/>uant propre d'vser de force, de la luy faire voler, &amp;<text:line-break/>desrober, par vn subtil moy(e2). Caruleo auoit eu aduis<text:line-break/>c(o2)me ded(a2)s dix ou quinze iours, le Royvouloit, qu'il<text:line-break/>allast en Pouille, auec ses soldats, où le Duc d'Angio<text:line-break/>s'estoit retiré : ce qui luy s(e2)bla vne tresb(o2)ne occasi(o2)<text:line-break/>de faire desrober la cauale, &amp; l'(e2)uoyer dehors en quel<text:line-break/>que village, iusques au iour de son departem(e2)t. Ca(-)<text:line-break/>ruleo trouua donc moyen de la luy faire desrober<text:line-break/>vne nuict, &amp; le G(e2)til-h(o2)me, le matin, s'est(a2)t leué de<text:line-break/>b(o2)ne heure, s'(e2) alla trouuer Caruleo, se plaign(a2)t que<text:line-break/>ses soldats luy auoient desrobé sa caualle, &amp; qu'il sça(-)<text:line-break/>uoit fort bi(e2), qu'il n'y auoit personne en Coss(e2)ce, qui<text:line-break/>eust la hardiesse d'aller en sa maison, fairevn tel acte.<text:line-break/>Caruleo oyant la plainte, c(o2)m(a2)da que l'(o2) fist dilig(e2)ce<text:line-break/>pour trouuer la caualle : &amp; d'autre part, il fit equiper<text:line-break/>&amp; enharnacher trois de ses coursiers, selon la cou(-)<text:line-break/>stume qui estoit à lors, &amp; fit aussi accoustrer la ca(-)<text:line-break/>ualle, &amp; barder fort bas, auec la testiere d'acier,<text:line-break/>le col tout couuert de maille, &amp; mille autres<text:line-break/>choses à l'entour ce qui sembloit l'Asc(e2)tion de Veni<text:line-break/>se, &amp; c(o2)manda que les trois coursiers &amp; la Caualle<text:line-break/><text:span text:style-name="pb">[n.p.]</text:span><text:line-break/>fussent menez hors la ville de Cossence. Le Gentil(-)<text:line-break/>homme auquel la Caualle auoit esté desrobee, mit<text:line-break/>des espions à toutes les portes de la ville, &amp; s'en alla<text:line-break/>à la porte, par laquelle à ceste heure là l'on estoit<text:line-break/>prest de faire sortir la caualle. Quand celuy qui estoit<text:line-break/>dessus vid le gentilhomme, il eut peur que la Caual(-)<text:line-break/>le fut cogneue, &amp; s'en voulant garder il la destourna<text:line-break/>en vne rue la plus fangeuse du monde, en laquelle<text:line-break/>estoient deux ou trois grands monceaux de fange,<text:line-break/>si haults que Rabican mesmes eust eu beaucoup af(-)<text:line-break/>faire à les passer. Parquoy la Caualle se souilla tou(-)<text:line-break/>te en vn, comme fait l'oiseau sur la glu. Le pauure<text:line-break/><text:soft-page-break/>seruiteur, qui estoit tout plein de fange auec la caual(-)<text:line-break/>le, cria : A l'aide à l'aide,<text:s/>ce qui fut cause que plusieurs<text:line-break/>coururent à ce bruit. Le Gentil-homme oyant dire<text:line-break/>qu'vn cheual se perdoit dedans la boue, courut pa(-)<text:line-break/>reillement au bruit, ayant ne(a2)tmoins laissé vn de ses<text:line-break/>gens pour garde à la porte. Il fut force, pour tirer la<text:line-break/>iument de<text:s/>la fange, de luy couper toutes les fangles,<text:line-break/>&amp; luy oster les bardeures, auec tous les ornemens &amp;<text:line-break/>parures qu'elle auoit à l'entour : &amp; ce faict la Caual(-)<text:line-break/>le sortir aisement du bourbier, mais toutesfois toute<text:line-break/>gastee, c(o2)me vous pouuez imaginer. Quand le Gen(-)<text:line-break/>til homme vid la Caualle sortir de la fange, il la co(-)<text:line-break/>gneut aussi tost, &amp; dist les plus grandes iniures du<text:line-break/>m(o2)de à celuy qui l'emmenoit : il luy cuida deux ou<text:line-break/>trois fois rompre la teste, ce neantmoins il se retint,<text:line-break/>&amp; fit mener la Caualle en sa maison. Caruleo ad(-)<text:line-break/>uerty de cecy, trouue moyen de faire fuir soudain<text:line-break/>celuy qui emmenoit la caualle dehors, &amp; fit courir le<text:line-break/>bruit que ce mechant, ce poltron luy auoit desrobé<text:line-break/>ces harnois, pour emmener la caualle plus secretem(e2)t<text:line-break/><text:span text:style-name="pb">[339]</text:span><text:line-break/>Le Gentilh(o2)me Cossentin est(a2)t asseuré que le Gou(-)<text:line-break/>uerneur l'auoit faict desrober, &amp; qu'il se vouloit cou<text:line-break/>urir d'vn sac mouillé, estant homme fort plaisant &amp;<text:line-break/>recreatif, fit faire ce iour mesmes, vne paire de chaus<text:line-break/>ses de toile, &amp; fort grandes, &amp; telles que dedans eust<text:line-break/>peu tenir aisem(e2)t, toute la partie de derriere, de tout<text:line-break/>cheual tresgros. Et le Gouuerneur estant en la place,<text:line-break/>le facetieux Gentilhomme acc(o2)pagné de plusieurs<text:line-break/>sectateurs, auec les chausses s'en alla le trouuer, &amp;<text:line-break/>luy dist ainsi, Monsieur, ie vins hier vous suplier, que<text:line-break/>vous me fissiez rendre ma Caualle, estant certain que<text:line-break/>voz gens me l'auoient desrobee. Vous fistes faire de<text:line-break/>vostre grace, vn cry public, c(o2)me l'on a coustume de<text:line-break/>faire en tel cas, mais d'autre costé, vous fistes enhar(-)<text:line-break/>nacher la caualle, &amp; estant deguisee, en sorte, qu'elle<text:line-break/>sembloit vn masque, vous l'(e2)uoyastes, auec vn vostre<text:line-break/>seruiteur, pour la faire sortir hors de la ville : mais l'ef(-)<text:line-break/>fect ne s'est pas ensuiuy selon vostre desir, car vous<text:line-break/>auez bien sçeu me faire desrober ma caualle, mais<text:line-break/>apres, vous ne l'auez pas bien sçeu cacher, &amp; pource(-)<text:line-break/>ste cause suis ie venu vous donner conseil &amp; ayde,<text:line-break/>à fin que vous sçachiez vne autrefois mieux cacher<text:line-break/>voz larcins. Voicy ces brayes ou chausses que ie vous<text:line-break/>ay apportees, à fin que quand vous ferez desrober<text:line-break/>quelque autre caualle, vous puissiez, auec icelles leur<text:line-break/>couurir les parties de derriere, &amp; cacher le sexe &amp; en<text:line-break/>ceste maniere vous pourrez desrober &amp; prendre plus<text:line-break/>facilement. Caruleo fut merueillensement honteux,<text:line-break/>&amp; ne sçeut si bi(e2) resp(o2)dre au Cossentin, que tous ne<text:line-break/><text:soft-page-break/>s'apperceussent qu'il auoit faict faire le larcin : &amp; de<text:line-break/>là en auant il se garda de tels mesfaicts, de peur d'en<text:line-break/>tomber en deshonneur.</text:p>
      <text:h text:style-name="Titre2" text:outline-level="2"><text:span text:style-name="pb">[n.p.]</text:span><text:line-break/>VN COMTE DE PRAT PREND<text:line-break/><text:span text:style-name="T4023">femme, le Roy Iean s'en amoure d'elle, &amp;</text:span><text:span text:style-name="T4024"><text:s/>priuant le Com</text:span><text:span text:style-name="T4025"><text:line-break/></text:span><text:span text:style-name="T4026">te d'icelle, la faict sienne.</text:span></text:h>
      <text:h text:style-name="P4027" text:outline-level="2">Novvelle iiii.</text:h>
      <text:p text:style-name="P4028"><text:span text:style-name="T4029">L</text:span>Aure commença incontinent apres Phi(-)<text:line-break/>lon à dire en ceste maniere. Mes Dames,<text:line-break/>les forces d'amour rompent toute loy. Et<text:line-break/>c(o2)bien que vous le sçachiez, ie vous veux<text:line-break/>presentem(e2)t rac(o2)ter vne<text:s/>gentile nouuelle à ce pro(-)<text:line-break/>pos s'il vous plaist m'entendre.</text:p>
      <text:p text:style-name="p">Le C(o2)te de Prat de Barcellonne a esté cheualier<text:line-break/>de grande reputati(o2) en ces pays là. Iceluy estant ieu(-)<text:line-break/>ne &amp; riche, &amp; voulant prendre femme, trouua moy(e2)<text:line-break/>d'auoir vne fille de l'Admiral d'Hespagne, laquelle<text:line-break/>estoit de ce temps, la plus belle &amp; gaillarde Damoi(-)<text:line-break/>selle, qui fust en tous ces Royaumes, &amp; par la faueur<text:line-break/>du Roy Iean d'Arragon, duquel il estoit vassal, il fit<text:line-break/>tant, qu'il l'obtint, de l'Admiral, pour femme. Le c(o2)(-)<text:line-break/>tract se<text:s/>fit, le mariage fut conclud, &amp; le Comte en(-)<text:line-break/>uoya vn docteur, auec lettres de procuration, lequel<text:line-break/>espousa, au nom d'iceluy, madame Marie, qui estoit<text:line-break/>le nom de la fille, &amp; eut le dot promis, en beaux du(-)<text:line-break/>cats : &amp; ainsi monsieur le Docteur, ayant donné aduis<text:line-break/>de tout au comte, &amp; le Comte ayant enuoyé honne(-)<text:line-break/>ste c(o2)pagnie de Cheualiers, pour acc(o2)pagner &amp; me(-)<text:line-break/>ner l'espouse, la c(o2)duit honorablement à Barcel(o2)ne,<text:line-break/>où l'on auoit faict aprests, pour celebrer les nopces<text:line-break/>telles qu'il estoit conuenable<text:s/>à la grandeur des es(-)<text:line-break/>poux. Le festin estoit preparé au palais de la commu(-)<text:line-break/>nauté de Barcelonne, en vne sale fort grande, estant<text:line-break/><text:span text:style-name="pb">[340]</text:span><text:line-break/>les coustumes du pays, (q2) tous les Seigneurs &amp; gr(a2)ds<text:line-break/>personnages de la contree, se marians, fissent le pre(-)<text:line-break/>mier festin des nopces en ceste sale, &amp; là ils espousas(-)<text:line-break/>s(e2)t de leur propre main, encorevne fois, les femmes.<text:line-break/>Le Comte de Prat auoit suplié le Roy, de daigner,<text:line-break/>par sa presence honorer les nopces : ce que le Roy n(o2)<text:line-break/>seulement auoit promis de faire, mais aussi s'estoit<text:line-break/>offert aller hors de Barcellonne, rencontrer l'espou(-)<text:line-break/>se, &amp; la conduire, de compagnie, au palais, à l'Hes(-)<text:line-break/>pagnole. Et desirant faire honneur à son vassal, il<text:line-break/>tint sa promesse : &amp; pour ceste cause, qu(a2)d il fut t(e2)ps<text:line-break/>il monta à cheual, auec toute sa court, &amp; s'(e2) alla hors<text:line-break/>de Barcelonne, plus d'vne lieue &amp; demie, deu(a2)t qu'il<text:line-break/><text:soft-page-break/>trouuast l'espouse : &amp; l'ayant rencontree, apres les<text:line-break/>conuenables ceremonies &amp; salutations, il se la mit,<text:line-break/>encore qu'elle en fit grande resistence, à sa dextre, &amp;<text:line-break/>print les resnes de la haquenee sur laquelle l'espou(-)<text:line-break/>see estoit montee, &amp; commencea à la mener deuers<text:line-break/>Barcel(o2)ne : &amp; parlant à elle, &amp; considerant par le me<text:line-break/>nu, la beauté d'icelle, il s'enamoura t(a2)t estr(a2)gement<text:line-break/>d'icelle, qu'(e2) vn instant<text:s/>il s'apperceut de son amour<text:line-break/>feruente, &amp; cogneut les flammes d'iceluy estre pene(-)<text:line-break/>trees si auant en sa t(e2)dre poitrine, qu'il estoit imposi(-)<text:line-break/>sible de les amortir en aucune maniere. Il n'eut ia(-)<text:line-break/>mais la hardiesse de luy en toucher vn mot, pensant<text:line-break/>quel moyen il deuoit tenir, pour deuenir possesseur<text:line-break/>d'icelle : &amp; p(e2)sant en son esprit mille choses, &amp; se pre<text:line-break/>nant à l'vne, &amp; à l'autre, &amp; ne sçach(a2)t où arrester le<text:line-break/>pied, il arriua en la ville vne heure deu(a2)t le soupper,<text:line-break/>&amp; estans arriuez là, il balla<text:s/>à la Catelane, &amp; mena<text:line-break/>feste, iusques à l'heure du souper. Le Roy d(a2)sa le pre(-)<text:line-break/>mier auec l'espouse, p(e2)sant tousiours à ses r(o2)geards<text:line-break/><text:span text:style-name="pb">[n.p.]</text:span><text:line-break/>desirs : &amp; il receuoit vn si grand plaisir, en dansant<text:line-break/>auec elle, qu'il eust bien voulu que ceste danse eust<text:line-break/>duré tout le iour. La premiere danse acheuee, le Roy<text:line-break/>s'assist tout seul en vn coin, où sans parler à personne<text:line-break/>il disoit en soy-mesme. Suis ie pas Roy d'Arragon,<text:line-break/>&amp; libre Seigneur de tout ce Royaume ? qui m'empes(-)<text:line-break/>chera donc de prendre de ceste belle femme, tout le<text:line-break/>plaisir que sa beauté &amp; ma ieunesse me met au de(-)<text:line-break/>uant ? qui est celuy qui m'osera reprendre de chose<text:line-break/>que ie fasse ? deuant quel iuge seray-ie accusé de cela ?<text:line-break/>que me pourra faire le Comte de Prat, si ie luy enle(-)<text:line-break/>ue sa femme ? quel empeschement me donnera l'Ad(-)<text:line-break/>miral d'Hespagne, si ie rauy sa fille à son g(e2)dre ? Mais<text:line-break/>que sçay-ie (helas !) si elle en sera contente ? que sçay<text:line-break/>ie si elle est point enamouree de son mary ? si ainsi e(-)<text:line-break/>stoit ie peux bien m'asseurer, que iamais elle n'ent(e2)(-)<text:line-break/>droit de bon cœur à mes plaisirs, &amp; quant à moy,<text:line-break/>i'aurois tousiours l'eguillon de sa facherie, qui ne<text:line-break/>me laisseroit iamais gouster aucun plaisir entier, &amp;<text:line-break/>ma vie seroit tousiours trauaillee. Mais si ie faisois<text:line-break/>tuer le Comte de Prat, quel dommage m'en adui(e2)(-)<text:line-break/>droit il ? Ie ne le pourrois pas faire si secrettement,<text:line-break/>par le moyen de mes loyaux seruiteurs, que iamais<text:line-break/>ne s'en sçeust rien : &amp; quand vne chose est en la<text:line-break/>main des seruiteurs, elle est ordinairement en la<text:line-break/>bouche du vulgaire, Ah a ! qu'elle cruelle vie est ce(-)<text:line-break/>ste cy, en laquelle ie suis entré depuis peu de temps<text:line-break/>en ça ? Helas ! ie ne suis plus celuy que ie soulois e(-)<text:line-break/>stre, voyie pas bien que toutes ces pensees, lesquelles<text:line-break/>me vi(e2)n(e2)t en l'esprit, me m(o2)stre certainem(e2)t que ie<text:line-break/><text:soft-page-break/>suis hors de moymesme, &amp; que de Roy que ie suis, ie<text:line-break/>veux deuenir trescruel tyr(a2) ? Quelle offense me fit<text:line-break/><text:span text:style-name="pb">[341]</text:span><text:line-break/>ia(-)mais le C(o2)te de Prat, pour p(e2)ser seulem(e2)t, ie ne diray<text:line-break/>faire aucune chose qui soit à son dommage ou vitu(-)<text:line-break/>pere ? Ainsi, si ie ramentoy les faicts &amp; gestes de ses<text:line-break/>ayeulx &amp; les miens, ie trouueray que ces Comtes de<text:line-break/>Prat ont tousiours esté tres-fideles à la maison d'A(-)<text:line-break/>ragon, &amp; que quand le Roy Pierre acquist &amp; print<text:line-break/>l'Isle de Sicile, ils espandirent volontiers leur sang<text:line-break/>pour nostre seruice. Mais qu'ay-ie affaire de recher(-)<text:line-break/>cher les vieilles choses, voyant que du pere d'iceluy<text:line-break/>&amp; de luy-mesmes, i'ay exemples tres-manifestes, de<text:line-break/>leur tres-grande fidelité enuers nostre Coronne !<text:line-break/>Voudray-je donc deuenir cruel contre ce pauure<text:line-break/>Comte, qui<text:s/>m'ayme t(a2)t, &amp; lequel mille fois en vne<text:line-break/>heure mettroit volontiers la vie pour mon seruice ?<text:line-break/>luy osteray ie sa femme, que parauanture il aime<text:line-break/>plus que moy, &amp; à iuste cause ? Deui(e2)dray-ie pire que<text:line-break/>les Mores de Granate, lesquels, ie m'en asseure, ne<text:line-break/>voudroient pas commettre vne telle meschanceté ?<text:line-break/>Que doy-ie donc faire ? Il faut donc, que me surmon(-)<text:line-break/>tant moymesme, non seulement ie tempere ce mien<text:line-break/>effrené appetit : mais que ie l'amortisse du tout, &amp; le<text:line-break/>chasse de mon cœur : &amp; combien que ce soit vne cho<text:line-break/>se difficile &amp; fascheuse à faire, il faut ne(a2)tmoins que<text:line-break/>ie monstre que la raison à plus de pouuoir en moy,<text:line-break/>que non pas le sens. Et ayant arresté en son esprit de<text:line-break/>faire ainsi, il delibera s'en aller, &amp; ne demourer en<text:line-break/>sorte quelc(o2)que, à soupper auec l'espouse : mais aussi<text:line-break/>tost qu'il la vid de rechef au visage, il changea de p(e2)(-)<text:line-break/>see, &amp; delibera en soy mesme, quoy qui en aduint,<text:line-break/>de l'auoir : &amp; toutesfois la raison eut en luy tant de<text:line-break/>pouuoir, qu'il pensa de la prendre pour femme, &amp;<text:line-break/>espouse, estimant que souz ce tiltre de mariage, ses<text:line-break/><text:span text:style-name="pb">[n.p.]</text:span><text:line-break/>aduersaires ne deuroient auoir occasion de l'accuser<text:line-break/>ou blasmer de cest acte. S'estant donc arresté en ce<text:line-break/>propos, &amp; ayant ordonné sans bruit à vn si(e2) tres-fi(-)<text:line-break/>dele seruiteur ce qu'il vouloit qu'il fist, il attendit (q2)<text:line-break/>le bal fust acheué. Les festes finies, &amp; les tables est(a2)s<text:line-break/>dressees, on souppa, &amp; le Roy auoit tousiours au<text:line-break/>droict de luy sa nouuelle amoureuse : par le regard<text:line-break/>&amp; veuë de laquelle, taschant de diminuer ses tres ar(-)<text:line-break/>dentes flammes, il les augmentoit beaucoup d'auan(-)<text:line-break/>tage. Le Roy mangea fort peu, c(o2)batant c(o2)tinuelle(-)<text:line-break/>ment auec ses pensees. Apres souper ils s'en retour(-)<text:line-break/>ner(e2)t danser vne autre fois, faisant la feste l(o2)gue : &amp;<text:line-break/>puis ay(a2)t mis fin à tout, ils se mir(e2)t tous de c(o2)pagnie<text:line-break/>pour c(o2)duire l'espouse au logis du mary. Il falloit al(-)<text:line-break/><text:soft-page-break/>ler par deu(a2)t le chasteau où le Roy faisoit sa demeu(-)<text:line-break/>re. Parquoy est(a2)s arriuez deu(a2)t la porte du chasteau,<text:line-break/>ils trouuer(e2)t là toute la garde dehors en armes, c(o2)me<text:line-break/>le Roy<text:s/>auoit ord(o2)né &amp; c(o2)mandé de faire. Le Roy<text:line-break/>tenant les resnes de la haquenee sur laquelle estoit<text:line-break/>montee l'espouse, il se tourna vers le Comte de Prat,<text:line-break/>&amp; luy dit en ceste maniere tant hault, qu'il fut ouy<text:line-break/>d'vn chac(u2). Comte, ou ma fortune ou mesauanture<text:line-break/>a voulu qu'aussi tost (q2) i'ay veu auiourd'huy Madame<text:line-break/>Marie, i'en suis deuenu amoureux, que iamais ie n'ay<text:line-break/>peu tourner m(o2) espritailleurs, (q2) d'en estre possesseur :<text:line-break/>parquoy cognoissant manifestem(e2)t (q2) ie ne pourrois<text:line-break/>viure sans elle, &amp; que vous<text:s/>n'auez encore c(o2)sommé<text:line-break/>le mariage, ie vous prie pour l'amour (q2) vous me por(-)<text:line-break/>tez, permettre que de Comtesse qu'elle esperoit estre,<text:line-break/>ie la fasse Royne d'Arragon, la prenant pour femme.<text:line-break/>Vous n'aurez faute de femmes, au lieu que ie ne sçau<text:line-break/>rois iamais trouuer qui soit t(a2)t à mon gré (q2) madame<text:line-break/><text:span text:style-name="pb">[342]</text:span><text:line-break/>Marie. Le C(o2)te fit de necessité vertu, ne pouu(a2)t faire<text:line-break/>autrement : &amp; ainsi le Roy Iean ay(a2)t enuoyé à Ro(-)<text:line-break/>me pour la dispense, espousa madame Marie, estant<text:line-break/>cont(e2)t que le Comte de Prat retint pour soy tout le<text:line-break/>dot que l'Admiral luy auoit enuoyé. De cest amou(-)<text:line-break/>reux mariage nasquit ce glorieux &amp; magnanime Roy<text:line-break/>Ferrand d'Arragon qui espousa la Royne Ysabelle<text:line-break/>d'Hespagne, &amp; acquit le Royaume de Grenade, chas<text:line-break/>sant les Mores en Afrique : &amp; puis chasseant les Fr(a2)(-)<text:line-break/>çois hors du Royaume de Naples, par le moyen &amp;<text:line-break/>ay de de Fern(a2)d Agidaire, surn(o2)mé le grand Capitai(-)<text:line-break/>ne, il reconquit ce Royaume à la maison d'Aragon.</text:p>
      <text:h text:style-name="Titre2" text:outline-level="2">VNE FEMME TVE SON MARY<text:line-break/><text:span text:style-name="T4030">ialoux. &amp; cache le corps : il est trouué par vn estrange</text:span><text:line-break/><text:span text:style-name="T4031">ac</text:span><text:span text:style-name="T4032">cident, &amp; elle est decapitee.</text:span></text:h>
      <text:h text:style-name="P4033" text:outline-level="2">Novvelle v.</text:h>
      <text:p text:style-name="P4034"><text:span text:style-name="T4035">L</text:span>E Roy commanda à Phil(a2)dre de dire<text:line-break/>la si(e2)ne : &amp; pour ceste cause vn peu de<text:line-break/>temps apres il dit ainsi.</text:p>
      <text:p text:style-name="p">La ialousie qui ruine souuentes fois<text:line-break/>autruy, a esté cause d'vn vray accid(e2)t<text:line-break/>qui est aduenu, comme i'estois à Rouen.</text:p>
      <text:p text:style-name="p">Il y auoir donc à Rouen vne bonne dame, laquel(-)<text:line-break/>le se maria à vn mauuais h(o2)me, qui estoit ioüeur, bla(-)<text:line-break/>sphemateur, ialoux, &amp; r(e2)ply de plusieurs autres vi(-)<text:line-break/>ces : &amp; outre ce qu'il desp(e2)doit son bi(e2) : &amp; ce (q2) sa fem(-)<text:line-break/>me luy<text:s/>auoit apporté en la maison, il prenoit plus de<text:line-break/>plaisir aux femmes d'autruy qu'en la sienne propre.<text:line-break/><text:span text:style-name="pb">[n.p.]</text:span><text:line-break/><text:soft-page-break/>La bonne dame enduroit le tout patiemm(e2)t, laquel(-)<text:line-break/>le estoit aymee de tout le voisinage, &amp; chacun auoit<text:line-break/>compassion de la tres mauuaise vie que le<text:s/>mary luy<text:line-break/>faisoit faire ou mener. Le mauuais h(o2)me qui voyoit<text:line-break/>sa f(e2)me aymee &amp; caressee de tous les voisins &amp; voi(-)<text:line-break/>sines, entra en si grand soupçon d'elle, &amp; en vne si<text:line-break/>grande ialousie, sans aucune apparence de vray indi(-)<text:line-break/>ce, qu'il commença à la tenir enfermee en la maison,<text:line-break/>la battre, &amp; carder sans peigne, d'vne fort estrange<text:line-break/>maniere, tant que la pauure femme, qui estoit fem(-)<text:line-break/>me de bien, vint à vn tresgrand desespoir, &amp; c(o2)uer(-)<text:line-break/>tit l'amour qu'elle portoit à son mary, en vne tres(-)<text:line-break/>cruelle haine, ne pouuant souffrir qu'il la batist &amp;<text:line-break/>outrageast de coups ainsi à tort. Quand le mary n'e(-)<text:line-break/>stoit point en la maison, les voisins &amp; les voisines<text:line-break/>alloyent la voir, &amp; deuisoy(e2)t auec elle aux fenestres,<text:line-break/>la consolant le mieux qu'elles pouuoyent. Tous c(o2)(-)<text:line-break/>me i'ay dit, luy vouloient grand bien, pource qu'el(-)<text:line-break/>le estoit de tresbonne nature, ioyeuse &amp; plaisante, la(-)<text:line-break/>quelle en compagnie reiouissoit &amp; tenoit volontiers<text:line-break/>ioyeuse toute la trouppe. Or vn iour d'hyuer, estant<text:line-break/>le mary venu en la maison, &amp; ayant veu sa femme à<text:line-break/>la fenestre qui parloit à vne voisine, ayant parauen(-)<text:line-break/>ture perdu au ieu, ou estant en colere d'autre chose,<text:line-break/>empongna la pauure femme par les cheueux, &amp; la<text:line-break/>battit outre mesure, à coups de pieds &amp; coups de<text:line-break/>poing. Incontinent apres ils se<text:s/>mirent tous deux à<text:line-break/>gronder c(o2)me chiens &amp; chats &amp; à barbotter aupres<text:line-break/>du feu. Le mauuais homme fourgonnoit au feu auec<text:line-break/>vn tizon allumé, &amp; la femme y fourg(o2)noit aussi auec<text:line-break/>la palette. Aduint qu'vn charbon ardant saulta sur le<text:line-break/>sein de la femme, laquelle<text:s/>pensant que le mary l'eust<text:line-break/><text:span text:style-name="pb">[343]</text:span><text:line-break/>expressément ietté sur elle, ayant perdu la patience,<text:line-break/>&amp; aueuglee de courroux &amp; ire, leua la palette, &amp; en<text:line-break/>donna si grand coup à son mary sur la nuque de la<text:line-break/>teste, que le pauure homme tomba mort incontin(e2)t.<text:line-break/>Icelle esperdue d'vn cas tant inopiné, estant en vne<text:line-break/>grande peine &amp; fascherie de l'homicide commis,<text:line-break/>voyant qu'il n'y auoit autre remede, print le corps,<text:line-break/>&amp; ayant osté son lict du lieu où il auoit accoustumé<text:line-break/>d'estre, elle fit là vne fosse le mieux qu'elle peust, &amp;<text:line-break/>y mit le corps, qu'elle couurit de terre, &amp; remit le lict<text:line-break/>en sa premiere place. Et comme les voisins ne viss(e2)t<text:line-break/>plus son mary, on luy demanda où il estoit allé : &amp;<text:line-break/>elle disoit à tous que son mary estoit allé à la guerre<text:line-break/>de Piemont, qui se faisoit entre les François &amp; les<text:line-break/>Hespagnols : ce que chacun croioit, de maniere que<text:line-break/>l'on ne s'en informoit point d'auantage. Aduint que<text:line-break/>la maison de ceste femme se brusla iusques aux fon(-)<text:line-break/><text:soft-page-break/>demens : &amp; pour ceste cause elle delibera partir de<text:line-break/>Rouen, &amp; s'en aller en la maison de<text:s/>son frere qui<text:line-break/>demeuroit à trois lieuës de la ville. Les voisins qui e(-)<text:line-break/>stoient trop fachez de perdre la compagnie &amp; fre(-)<text:line-break/>quentation de ceste femme naturellement ioyeuse,<text:line-break/>conuindrent ensemble, &amp; firent vne taille entr'eux,<text:line-break/>suffisante à rebastir la maison : &amp; ainsi ils la retindr(e2)t.<text:line-break/>Et comme les maçons y besongnoi(e2)t, la femme leur<text:line-break/>enchargea ne fouïr là où le corps de son mary estoit<text:line-break/>enterré : ce qu'elle leur enchargea &amp; defendit tant de<text:line-break/>fois, que l'vn d'eux se douta qu'il y auoit quelque<text:line-break/>chose cachee. Parquoy, comme la pauure femme e(-)<text:line-break/>stoit à la Messe, cestuy-là se mit à fouïr là au droict,<text:line-break/>&amp; ne fouïst gueres qu'il trouua le corps, qui fut re(-)<text:line-break/>cogneu. Qu(a2)d la iustice le sçeut, la femme fut prinse,<text:line-break/><text:span text:style-name="pb">[n.p.]</text:span><text:line-break/>laquelle sans att(e2)dre les tourm(e2)s<text:s/>&amp; gesne, c(o2)fessa le<text:line-break/>tout, &amp; le recita tout ainsi qu'il estoit aduenu : &amp; ne<text:line-break/>gaigna rien pour son excuse d'alleguer la mauuaise<text:line-break/>vie du mary, &amp; les coups qu'il luy donnoit tous les<text:line-break/>iours, prouu(a2)t par tous les voisins son dire : car la iu(-)<text:line-break/>stice la condamna à la mort. Icelle ayant ouy sa sent(e2)<text:line-break/>ce se disposa à mourir deuotem(e2)t, &amp; en b(o2)ne Chre(-)<text:line-break/>stienne. Et apres qu'elle se fut confessee au prestre, a(-)<text:line-break/>uec vne tres grande contrition, au grand regret &amp;<text:line-break/>compassion de tous, le bourreau fit d'elle son office,<text:line-break/>&amp; executa la iustice. Vous voyez d(o2)c à quelle piteu(-)<text:line-break/>se &amp; mauuaise fin, la ialousie du mary, &amp; l'ire de la<text:line-break/>femme, ont conduit l'vn &amp; l'autre.</text:p>
      <text:h text:style-name="Titre2" text:outline-level="2">PANTEE FEMME D'ABRADAT,<text:line-break/><text:span text:style-name="T4036">sçachant deuoir estre Royne &amp; femme de Cirus, ne le</text:span><text:span text:style-name="T4037"><text:line-break/></text:span><text:span text:style-name="T4038">veut pour l'amour<text:s/></text:span><text:span text:style-name="T4039">du mary. Cirus pour ceste cause la do(-)</text:span><text:span text:style-name="T4040"><text:line-break/></text:span><text:span text:style-name="T4041">ne au mary, &amp; l'aime fort.</text:span></text:h>
      <text:h text:style-name="P4042" text:outline-level="2">Novvelle vi.</text:h>
      <text:p text:style-name="P4043"><text:span text:style-name="T4044">L</text:span>Es personnes (commença Lisa apres le<text:line-break/>commandement receu par le Roy) ont<text:line-break/>souuent accoustumé de dire mal des<text:line-break/>femmes. Mais qui voudroit mesdire<text:line-break/>des hommes, on auroit beaucoup plus<text:line-break/>ample matiere. Or estant tenue de soustenir mon se(-)<text:line-break/>xe, vous en disant bien, ie vous rac(o2)teray vn cas cer(-)<text:line-break/>tainement aduenu d'vne femme, laquelle a fort ay(-)<text:line-break/>mé son mary.</text:p>
      <text:p text:style-name="p">Pantee estoit d'Assirie, ieune Dame, de beauté<text:line-break/><text:span text:style-name="pb">[344]</text:span><text:line-break/>corporelle, tant excellente, que l'on tenoit pour cer(-)<text:line-break/>tain, qu'elle n'auoit qui l'esgallast en toute l'Asie, de<text:line-break/>maniere qu'elle n'estoit à nulle autre seconde, és gra(-)<text:line-break/><text:soft-page-break/>ces &amp; perfections de nature : &amp; outre cequ'elle estoit<text:line-break/>tresbelle, elle estoit ornee de beaucoup de vertus : &amp;<text:line-break/>mesmement estoit le tres-luisant &amp; vray miroir de<text:line-break/>pudicité, &amp; le singulier parangon d'amour coniuga(-)<text:line-break/>le, comme vous entendrez par le succez de l'histoire.<text:line-break/>Ceste-cy eut pour mary vn Bar(o2) du Roy d'Assirie,<text:line-break/>appellé Abradat, personnage de grande estime &amp; au(-)<text:line-break/>thorité aupres du Roy, &amp; qui estoit employé par sa<text:line-break/>majesté, en toutes affaires d'importance &amp; d'estat.<text:line-break/>Aduint en ce temps que Cirus Roy de Perse delibe(-)<text:line-break/>ra faire &amp; mettre en execution son entreprinse, c(o2)(-)<text:line-break/>tre le Roy d'Assirie : &amp; pour ceste cause donna ordre<text:line-break/>aux grands apprests de tout ce qui estoit necessaire<text:line-break/>aux exploicts de ce ceste guerre. Le Roy d'Assirie<text:line-break/>ay(a2)t ent(e2)du cela, c(o2)mença aussi à se tenir prest de ce<text:line-break/>qui luy falloit, pour soustenir ceste guerre, afin qu'il<text:line-break/>ne fust<text:s/>assailly des ennemis à l'improuueu : &amp; entre<text:line-break/>autres prouisions de guerre, il fit fortifier Babylone,<text:line-break/>&amp; fournir de toutes sortes de viures, qu'il la r(e2)dit in(-)<text:line-break/>expugnable. Or c(o2)me le Roy Cirus, auec sa puiss(a2)te<text:line-break/>armee s'approchast du pays d'Assirie, il fut empes(-)<text:line-break/>ché de passer auant, pource qu'il ne pouuoit pas tra(-)<text:line-break/>uerserle fleuue Ginde, qui estoit tres-profond, sans<text:line-break/>vaisseaux. Cirus fit là ceste memorable entre(-)<text:line-break/>prinse, (q2) se noyant en la dite riuiere vn des cheuaux<text:line-break/>qu'il auoit consacrez au Soleil, il se mit auec toute<text:line-break/>son armee en besongne, &amp; en peu de temps &amp;<text:line-break/>espace diuisa ledict fleuue Ginde, en cent quatre,<text:line-break/>vingts petits ruisseaux qu'vne femme pouuoit passer<text:line-break/><text:span text:style-name="pb">[n.p.]</text:span><text:line-break/>tous sans danger. Quand il fut passé auec toute sa g(e2)(-)<text:line-break/>darmerie, il<text:s/>trouua les Assiriens, auec lesquels estant<text:line-break/>venu aux mains, il combatit en campagne, &amp; leur li(-)<text:line-break/>ura vne tant furieuse bataille &amp; si bien ordonnee,<text:line-break/>qu'il les debella, &amp; les fit retirer en la ville. Abradat<text:line-break/>se trouua en ce faict d'armes, lequel ayant tres-vail(-)<text:line-break/>lamment combatu, &amp; voyant le camp en route, ne<text:line-break/>voulut point abandonner son Roy, mais le conduit<text:line-break/>seurem(e2)t en Babylone. La coustume de ces peuples<text:line-break/>là estoit de mener auec eux à la guerre leurs femmes,<text:line-break/>&amp; de porter ou faire porter auec eux de tres-grandes<text:line-break/>richesses. Pantee demeura prisonniere, &amp; fut baillee<text:line-break/>en garde à Araspe Median. Cependant Cyrus assie(-)<text:line-break/>gea la ville de Babylone fort estroictement, &amp; la te(-)<text:line-break/>noit en grande subiection. Le Roy se voyant assiegé<text:line-break/>enuoya pour Ambassadeur Abradat au Roy des Bac(-)<text:line-break/>trians, afin d'auoir secours : mais Cirus par astuce &amp;<text:line-break/>ruse grande print la ville, &amp; le Royen combat(a2)t fut<text:line-break/>tué. Abradat sçachant ces nouuelles, s'en retourna<text:line-break/>au pays d'Assirie, où il trouua que Cirus s'auançoit<text:line-break/><text:soft-page-break/>tousiours, &amp; faisoit de grandes conquestes. Cepen(-)<text:line-break/>dant Pantee estoit prisonniere, comme ie vous ay<text:line-break/>déja dit, qui estoit menee par la garde derriere l'ar(-)<text:line-break/>mee auec les autres femmes : sa beauté extreme fut<text:line-break/>tellement diulguee partout, que l'on ne parloit<text:line-break/>d'autre chose. Et vn iour aduint qu'Araspe loüant<text:line-break/>en la presence de Cirus, la diuine beauté de Pantee,<text:line-break/>dit que certainement il estoit impossible de trouuer<text:line-break/>en toute l'Asie, vne femme de si grande beauté, ny<text:line-break/>ornee de si gr(a2)de vertu que ceste là estoit. Cirus qui<text:line-break/>s'appliquoit du tout à prendre l'estat d'Assirie, &amp;<text:line-break/>ubiuguer celuy de Perse, encore qu'il eust ouy<text:line-break/><text:span text:style-name="pb">[345]</text:span><text:line-break/>main(-)tesfois louer à plusieurs l'incroyable beauté de ceste<text:line-break/>cy, ce neantmoins pour ne se destourner de son en(-)<text:line-break/>treprinse en commencee, ne voulut la voir autre(-)<text:line-break/>ment : mais l'ayant à ceste heure ouy si fort louer &amp;<text:line-break/>estimer par Araspe, il delibera la prendre pour fem(-)<text:line-break/>me. Parquoy, comme quelques Barons &amp; Seigneurs<text:line-break/>la fussent aller voir vn iour, ils la trouuerent bien fa(-)<text:line-break/>chee &amp; toute melancholique, pource qu'elle<text:s/>auoit<text:line-break/>le cœur tourné à son mary, &amp; se faschoit plus de l'ab(-)<text:line-break/>sence d'iceluy, que de sa prison : &amp; l'vn d'iceux qui<text:line-break/>sçauoit bien la volonté du Roy, luy dit en ceste ma(-)<text:line-break/>niere : Pantee, chassez toute melancholie, resiouissez<text:line-break/>vous &amp; viuez ioyeuse : car si<text:s/>vous auiez vn mary ieu(-)<text:line-break/>ne, beau &amp; riche : la fortune vous en à maintenant<text:line-break/>preparé vn plus fameux, plus puissant, &amp; Roy : &amp;<text:line-break/>asseurez vous que vous serez bien tost nostre Roy(-)<text:line-break/>ne, pour ce que Cirus a deliberé vous prendre à fem(-)<text:line-break/>me. Pensez vous qu'elle se resiouist de ces nouuelles,<text:line-break/>s'esleuast ou monstrast aucun signe de contentem(e2)t ?<text:line-break/>Elle se mit incontinent à pleurer, &amp; dechirant la ro(-)<text:line-break/>be qu'elle auoit sur le dos, elle se lamentoit merueil(-)<text:line-break/>leusement &amp; disoit qu'il n'y auoit au m(o2)de vne plus<text:line-break/>miserable femme qu'elle estoit, &amp; que s'il luy falloit<text:line-break/>perdre son mary qu'elle aimoit vniquem(e2)t, &amp; pour<text:line-break/>lequel seul elle vouloit viure, autre ne iouiroit ia(-)<text:line-break/>mais d'elle. Ia à Dieu ne plaise (disoit elle) que ia(-)<text:line-break/>mais autre iouisse de moy : i'ay<text:s/>esté du commence(-)<text:line-break/>ment à Abradat, ie suis maintenant encore à luy &amp;<text:line-break/>seray à iamais. Acertenez hardiment le Roy Cirus,<text:line-break/>messieurs, que ie mourray plustost que de laisser d'e(-)<text:line-break/>stre &amp; appartenir à Abradat, &amp; luy dictes, que<text:line-break/><text:span text:style-name="pb">[n.p.]</text:span><text:line-break/>plus(-)tost il me fasse mourir luy mesme, que de m'oster à<text:line-break/>mon cher espoux. Ces parolles furent raportees à Ci(-)<text:line-break/>rus, lesquelles penetrerent si auant en son cœur, qu'il<text:line-break/>l'enuoya consoler, &amp; s'offrit à luy faire tout plaisir.<text:line-break/>Elle ne luy demanda autre chose, sinon qu'elle fust<text:line-break/><text:soft-page-break/>rendue à son mary : ce que Cirus luy octroya gracieu<text:line-break/>sement. Abradat vint donc trouuer sa femme, de la(-)<text:line-break/>quelle ayant entendu la continence de Cirus, il de(-)<text:line-break/>meur à remply de tres gr(a2)de merueille, disant à Pan(-)<text:line-break/>tee. Mamie, que i'ayme mieux que moymesme, que<text:line-break/>pensez vous que ie doiue faire pour vser de satisfa(-)<text:line-break/>ction enuers vn si grand Roy, du bien &amp; faueur que<text:line-break/>nous auons receu de luy, afin que ie ne puisse estre<text:line-break/>appellé ingrat ? Et quelle chose, mon amy, dit elle,<text:line-break/>pouuez vous faire plus digne de vous &amp;<text:s/>de moy,<text:line-break/>que d'imiter vn tant excellent &amp; vertueux Roy, &amp;<text:line-break/>puis que la mauuaise fortune nous a priuez de no(-)<text:line-break/>stre Roy, seruir cestui-cy, lequel a vaillamment ac(-)<text:line-break/>quis le Royaume ? Pantee fut donc cause que Cirus<text:line-break/>remit Abradat non seulement en ses estats<text:s/>&amp; digni(-)<text:line-break/>tez : mais aussi le retint au nombre de ses plus fauo(-)<text:line-break/>rits, &amp; l'employa en plusieurs exploicts de guerre &amp;<text:line-break/>entreprinses, esquelles Abradat donnant de soy<text:line-break/>odeur de vaillant &amp; sage guerrier, acquist &amp; gai(-)<text:line-break/>gna tellement la faueur de Cirus, qu'il l'appelloit<text:line-break/>son amy, &amp; vouloit qu'il fust appellé de tous, l'Amy<text:line-break/>du Roy. Ce nonobstant Cirus ne voulut iamais<text:line-break/>voir Pantee, craignant que la beauté d'icelle le<text:line-break/>poussast à luxure &amp; paillardise : &amp; Abradat prioit<text:line-break/>tousiours Inpiter luy octroyer &amp; faire la<text:s/>faueur<text:line-break/>d'estre tousiours digne mary de Pantee &amp; digne<text:line-break/>amy de Cirus. Depuis, comme Cirus fit la<text:line-break/><text:span text:style-name="pb">[346]</text:span><text:line-break/>guer(-)re à Tomiris Royne des Massageres, Abradat com(-)<text:line-break/>batant vaillamment, fut tué : &amp; le corps d'iceluy<text:line-break/>fut porté à Pantee. Et icelle apres l'auoir tres-ame(-)<text:line-break/>rement pleuré &amp; regretté, ne voulant plus estre<text:line-break/>subiecte aux douteux accidens de fortune, elle<text:line-break/>print vn cousteau, &amp; se le fourra &amp; mit en la<text:line-break/>gorge, &amp; s'estant laissee choir à bouchons, sur le<text:line-break/>corps d'Abradat qui estoit mort, elle mesla son<text:line-break/>sang aux playes d'iceluy, &amp; là finit ses iours, lais(-)<text:line-break/>sant apres elle, vn eternel renom de ses vertus :<text:line-break/>car lors ce dernier acte estoit trouué loüable, le(-)<text:line-break/>quel à nous autres Chrestiens est execrable &amp; dia(-)<text:line-break/>bolique, causé du desespoir que suscite l'ennemy du<text:line-break/>genre humain.</text:p>
      <text:soft-page-break/>
      <text:h text:style-name="Titre2" text:outline-level="2">DEVX IEVNES HOMMES VESTVS<text:line-break/><text:span text:style-name="T4045">de blanc, sont par vne bonne trousse mocquez &amp; gau(-)</text:span><text:span text:style-name="T4046"><text:line-break/></text:span><text:span text:style-name="T4047">dis d'vn autre ieune homme.</text:span></text:h>
      <text:h text:style-name="P4048" text:outline-level="2">Novvelle vii.</text:h>
      <text:p text:style-name="P4049"><text:span text:style-name="T4050">L</text:span>A nouuelle de Lisa estoit mise à fin<text:line-break/>quand le Roy voulut que Florette c(o2)(-)<text:line-break/>tinuant les discours, dit la sienne, la(-)<text:line-break/>quelle commença ainsi.</text:p>
      <text:p text:style-name="p">Il y auoit deux ieunes hommes, de<text:line-break/>b(o2)ne maison &amp; lignee, lesquels tenoient du simple,<text:line-break/>pource (q2) le prestre en les baptiz(a2)t leur auoit mis peu<text:line-break/>de sel en la bouche. Et pour estre, c(o2)me l'on a coustu(-)<text:line-break/>me de dire à Mil(a2), de la paroisse de S. Simplician, ils<text:line-break/>auoient contracté, par la similitude du naturel<text:line-break/><text:span text:style-name="pb">[n.p.]</text:span><text:line-break/>vne grande familiarité ensemble. Ils alloient tous(-)<text:line-break/>iours de compagnie, &amp; s'habilloient ordinairement<text:line-break/>d'vne mesme façon, &amp; s'ils se trouuoient d'auantu(-)<text:line-break/>re<text:s/>auec les autres, ils tenoient les plus beaux propos<text:line-break/>du monde, &amp; ne pouuoi(e2)t souffrit qu'autres qu'eux<text:line-break/>parlast, &amp; souuent sans aucun esgard ou respect, ils<text:line-break/>rompoient les propos des autres, &amp; se trouuans a(-)<text:line-break/>uoir mauuais voisins, tous leurs propos, pour<text:s/>la plus<text:line-break/>part tendoient à se louer &amp; estimer leurs propres<text:line-break/>besongnes, de maniere qu'ils ennuyoient tous ceux<text:line-break/>qui les escoutoient, &amp; n'estoient volontiers receus<text:line-break/>&amp; admis en compagnie. Or aduint qu'en esté ils se<text:line-break/>vestirent de blanc, à sçauoir le pour point &amp;<text:s/>le saye<text:line-break/>de tafetas blanc, les chausses de drap blanc, les sou(-)<text:line-break/>liers &amp; le bonnet de veloux blanc, auec panaches<text:line-break/>blancs au bonnet. Ils sortirent de hors, &amp; se mon(-)<text:line-break/>strerent publiquement en cest habit, &amp; s'en alloient<text:line-break/>comme Paons faisans la roue, &amp; à tous pas se regar(-)<text:line-break/>dans &amp; contemplans de tous costez, &amp; regardans de<text:line-break/>la queuë de l'œil, si autres les regardoient, pensans<text:line-break/>que chacun deust trouuer belle ceste maniere d'ha(-)<text:line-break/>billement. Quand ils estoient en compagnie d'au(-)<text:line-break/>tres, ils parloient hors de propos comme bestes<text:line-break/>qu'ils estoient de ce leur accoustrem(e2)t blanc, de ma(-)<text:line-break/>niere que chacun fuioit leur compagnie, tant qu'il<text:line-break/>estoit possible, pource qu'ils auoient tous ordinaire(-)<text:line-break/>ment les aureilles battues de cecy : Regardez ce pas(-)<text:line-break/>sement, qu'il<text:s/>vient bien sur ce pourpoint : voyez ces<text:line-break/>plumes tres-fines, comme elles se demeinent à la<text:line-break/>moindre haleine du yent, &amp; tremblottent de la plus<text:line-break/>belle maniere du m(o2)de. Que dictes-vous de ces bou(-)<text:line-break/>tons, &amp; de ceste belle deuise faicte de main de<text:line-break/><text:span text:style-name="pb">[347]</text:span><text:line-break/>mai(-)stre ? certainement le tout est excellent, &amp; vous peux<text:line-break/><text:soft-page-break/>dire, que peu, hors mis nous, eussent tant bien acc(o2)(-)<text:line-break/>pagné le tout : &amp; de telles fadaises ils ennuyoient<text:line-break/>chacun. Il y auoit vn ieune homme fort galand, ac(-)<text:line-break/>cort &amp; aduisé, auquel ces sottes manieres de ces deux<text:line-break/>Ganime des desplaisoient beaucoup, &amp; pensoit tous(-)<text:line-break/>iours en soimesme comme il leur pourroit iouër d'v(-)<text:line-break/>ne trousse, &amp; de liurer chacun de l'ennuy qu'ils don(-)<text:line-break/>noient : &amp; s'estant aduisé d'vn bontour, y ayant don(-)<text:line-break/>né ordre, il attendoit l'occasion de le pouuoir met(-)<text:line-break/>tre en effect, fel(o2) qu'il auoit imaginé. C'estoit, com(-)<text:line-break/>me ie vous ay dict, en Esté. Parquoy ayant prins gar(-)<text:line-break/>de que ces paons blancs passoient quasi tous les soirs<text:line-break/>par la rue où il demeuroit : pource que là aupres<text:s/>se te(-)<text:line-break/>noient deux belles ieunes filles, ausquelles ils fai(-)<text:line-break/>soient l'amour. Il se mit vn iour apres soupper à sa<text:line-break/>porte pour prendre la frescheur : &amp; n'y ayant gueres<text:line-break/>demeuré, voicy les deux amoureux qui viennent se<text:line-break/>panadant, lesquels il arresta allant au deuant, &amp; les<text:line-break/>ayans prins tous deux par la main, leur dit. Vous e(-)<text:line-break/>stes mes prisonniers, &amp; ne partirez d'icy sans boire<text:line-break/>vne fois. Les deux ayans accepté l'offre, entrerent en<text:line-break/>la maison, où comme les seruiteurs vouloient lauer<text:line-break/>les verres &amp; couppes, l'habile &amp; galant ieune hom(-)<text:line-break/>me dit lors. Ie veux que nous allions boire là bas à la<text:line-break/>caue, pource que nous aurons plus de frescheur. Et<text:line-break/>ayant faict allumer vne chandelle, estant déja tard,<text:line-break/>&amp; la caue obscure, ils descendirent en bas. Tandis<text:line-break/>que l'on lauoit<text:s/>les verres, ils se mirent tous trois à se<text:line-break/>promener par la caue, qui estoit assez grande &amp; spa(-)<text:line-break/>cieuse. Il y auoit là vn grand vaisseau plein d'eau,<text:line-break/>que le ieune homme auoit faict mettre tout<text:line-break/><text:span text:style-name="pb">[n.p.]</text:span><text:line-break/>ex(-)pres. Et pource qu'il sembloit si grand, qu'vn<text:line-break/>homme ne le peust leuer, il dit à ceux qu'il auoit<text:line-break/>inuitez : I'ay vn homme qui se met bien ce vais(-)<text:line-break/>seau sur le dos, &amp; le porte en hault. Vn de ces<text:line-break/>Ganimedes qui pensoit estre fort puissant, ne le<text:line-break/>pouu(a2)t à peine remuer, dit : Ie ne p(e2)se point qu'vn<text:line-break/>homme puisse porter vne si pesante charge. Le<text:line-break/>ieune homme de la maison gagea que si, l'autre<text:line-break/>que non, &amp; iouerent ou gagerent six couples de<text:line-break/>perdix. Sur ce vint vn homme que celuy de la<text:line-break/>maison auoit faict venir à cest effect, &amp; commen(-)<text:line-break/>ça à prendre le vaisseau, &amp; se le mettre sur le col.<text:line-break/>Le ieune homme sans dire autre chose, s'achemine<text:line-break/>aux degrez pour monter en hault, &amp; apres luy<text:line-break/>s'en alla le seruiteur qui portoit la chandelle : &amp;<text:line-break/>puis celuy qui auoit le vase sur les espaules, &amp;<text:line-break/>derriere luy suyuoient les Cheualiers blancs qui ri(-)<text:line-break/>oyent. Les degrez estoient haults, &amp; celuy qui<text:line-break/><text:soft-page-break/>portoit le pesant vaisseau, s'en alloit tout belle(-)<text:line-break/>ment, faisant semblant d'estre fort chargé, &amp;<text:line-break/>quand il fut quasi au couppeau des degrez, il fei(-)<text:line-break/>gnit d'estre aheurté à quelque<text:s/>chose, &amp; laissa al(-)<text:line-break/>ler le vaisseau, en sorte que frappant contre le mur,<text:line-break/>il respandit si bien ce qui estoit dedans, qu'il ar(-)<text:line-break/>rousa d'vne estrange maniere les beaux accoustre(-)<text:line-break/>mens des ieunes amoureux : mais le porteur fut si<text:line-break/>adroict, qu'il retint<text:s/>tousiours le vaisseau : car s'il<text:line-break/>l'eust laissé aller, il eust fait autre chose (q2) gaster les<text:line-break/>habillemens. L'eau qui auoit esté mise dedans, e(-)<text:line-break/>stoit meslee auec aucre &amp; fange, de maniere que<text:line-break/>ces accoustremens qui estoient auparauant blancs<text:line-break/>comme neige,<text:s/>deuindrent tous noirs &amp; sales de<text:line-break/><text:span text:style-name="pb">[348]</text:span><text:line-break/>ceste mixtion. Le maistre de la maison fit sem(-)<text:line-break/>blant de se mettre fort asprement en colere con(-)<text:line-break/>tre celuy qui portoit le vaisseau, &amp; de le vouloir<text:line-break/>fort estrangement battre : mais il gaigna prompre(-)<text:line-break/>ment au pied : &amp; les deux ieunes hommes furent<text:line-break/>abbreuuez tout leul saoul, &amp; mocquez : &amp; force<text:line-break/>leur fut changer d'autres habillements, pource que<text:line-break/>ceux qu'ils portoient, estoient tous gastez &amp; fan(-)<text:line-break/>geux.</text:p>
      <text:h text:style-name="Titre2" text:outline-level="2">HIPOCRATE MEDECIN, VOYANT<text:line-break/><text:span text:style-name="T4051">un sien nepueu auoir guary vn Prince<text:s/></text:span><text:span text:style-name="T4052">d'une ma(-)</text:span><text:line-break/><text:span text:style-name="T4053">ladie : au moyen de quoy il estoit fort grandement</text:span><text:line-break/><text:span text:style-name="T4054">honoré du Roy de Hongrie, meu d'enuie, le tue : &amp;</text:span><text:line-break/><text:span text:style-name="T4055">estant deuenu malade, voulant monstrer sa grande ex(-)</text:span><text:line-break/><text:span text:style-name="T4056">cellence &amp; experience, pensant se guarir, se faict mourir</text:span><text:line-break/><text:span text:style-name="T4057">auec une eau.</text:span></text:h>
      <text:h text:style-name="P4058" text:outline-level="2">Novvelle viii.</text:h>
      <text:p text:style-name="P4059"><text:span text:style-name="T4060">A</text:span>Pres que Florette eut acheué, le Roy<text:line-break/>voulant commander à Celse de parler,<text:line-break/>&amp; voyant qu'il estoit venu à son tour,<text:line-break/>il commença à dire ainsi.</text:p>
      <text:p text:style-name="p">Belles &amp; g(e2)tilles damoiselles, les h(o2)(-)<text:line-break/>mes en toutes choses, peuu(e2)t bien estre enuieux en(-)<text:line-break/>uers les autres h(o2)mes : mais qu'vn pere porte enuie à<text:line-break/>vn fils ou à vn si(e2) ne pueu du bi(e2) qu'il a, iamais ne se<text:line-break/>trouua : si l'oncle toutesfois est h(o2)me raisonnable, &amp;<text:line-break/>d'vne bonne ame. Ce neantmoins chacun sçait qu'en<text:line-break/>cas d'h(o2)neurs &amp; de gloire, le fils &amp;<text:s/>le neueu n'est<text:line-break/><text:span text:style-name="pb">[n.p.]</text:span><text:line-break/>vo(-)lontiers bien veu du pere &amp; de l'oncle : car le bien est<text:line-break/>fort estimé, mais la gloire surpasse toute autre chose :<text:line-break/>&amp; l'h(o2)me qu(a2)t à l'esprit ne veut ceder ny aux enf(a2)s<text:line-break/><text:soft-page-break/>ny à autres. Et pource que de tout ce que i'ay propo(-)<text:line-break/>sé, se trouu(e2)t beaucoup d'ex(e2)ples aux histoires, pour<text:line-break/>passer toutesfois le iour auec quelque plaisir, ie vous<text:line-break/>en reciteray presentement vn qui ne sera desplai(-)<text:line-break/>sant, aduenu entre le nepueu &amp; l'oncle.</text:p>
      <text:p text:style-name="p">Ie dy donc que le tres-excellent Medecin Hipo(-)<text:line-break/>crate eut vn nepueu, auquel il enseigna l'art de me(-)<text:line-break/>decine tant soigneusement, qu'il deuint aussi sça(-)<text:line-break/>uant &amp; bon practicien que luy. En ce temps là ad(-)<text:line-break/>uint que le fils du Roy de Hongrie tomba mala(-)<text:line-break/>de, &amp; empirant de iour en iour, vint à vne telle ex(-)<text:line-break/>tremité de sa vie, que tous les medecins de la<text:line-break/>prouince tenoyent qu'il n'en reschapperoit ia(-)<text:line-break/>mais, &amp; qu'il estoit malade à la mort, sans au(-)<text:line-break/>cune esperance de santé ou guarison. Le pere<text:line-break/>fut aduerty, que si son fils, par art d'homme, de(-)<text:line-break/>uoit recouurer sa santé, Hipocrate seul y estoit pro(-)<text:line-break/>pre, homme sçauant &amp; renommé par tout le mon(-)<text:line-break/>de. L'affaire donc communiquee entre le Roy &amp; la<text:line-break/>Royne, qui estoient tous deux en grande perplexité<text:line-break/>de ceste maladie : &amp; estans curieux de la santé de leur<text:line-break/>fils, despescherent en diligence Ambassadeurs vers<text:line-break/>Hipocrate, l'inuitant auec presens qu'ils enuoierent,<text:line-break/>&amp; qu'ils estoient pour faire à l'aduenir auec promes(-)<text:line-break/>ses de mille autres recompenses, de venir veoir &amp;<text:line-break/>guarir leur fils malade, lequel sans leur<text:s/>ayde &amp; se(-)<text:line-break/>cours estoit tenu pour despesché &amp; abandonné de<text:line-break/>tous les autres medecins. Ainsi ayant faict<text:line-break/><text:span text:style-name="pb">[349]</text:span><text:line-break/>l'Am(-)bassade, &amp; presenté les dons, qui furent grands, &amp;<text:line-break/>mesmes d'argent, &amp; Hipocrate ayant accepte le tout<text:line-break/>respondit, qu'il estoit bien faché qu'il ne pouuoit, se(-)<text:line-break/>lon son desir &amp; vouloir satisfaire à la volonté du Roy,<text:line-break/>mais que se trouuant desormais opressé de vieillesse,<text:line-break/>il estoit par consequent malsain, &amp; suplioit le Roy de<text:line-break/>le tenir pour excusé, mais qu'il luy enuoyeroit vn sien<text:line-break/>nepueu, fort<text:s/>suffisant en l'art de medecine, comme il<text:line-break/>estoit bien asseuré, &amp; que le Roy s'en trouueroit, à ce(-)<text:line-break/>ste cause fort bien serui : pource qu'ayant esté esseué, &amp;<text:line-break/>ayant aprins la pratique de la science, souz luy, il sça(-)<text:line-break/>uoit bien qu'il le pouuoir seurement<text:s/>enuoyer à ceste<text:line-break/>charge &amp; entreprinse : &amp; pour ceste cause que le Roy<text:line-break/>n'eust esgard à son ieune aage, pource qu'il estoit tres<text:line-break/>meur de science. Les Ambassadeurs voy(a2)s qu'Hip(-)<text:line-break/>pocrate n'estoit en termes de se mettre en chemin, &amp;<text:line-break/>ayans bonne opinion du<text:s/>nepueu, s'acheminer(e2)t auec<text:line-break/>luy, &amp; estans arriuez en Hongrie, ils furent tous re(-)<text:line-break/>ceuz auec grande feste. Or sans tarder, le ieune mede(-)<text:line-break/>cin alla voir le malade, &amp; le considerant bien au par(-)<text:line-break/>ler, à la phisionomie, &amp; contenance, il cogneut bien<text:line-break/><text:soft-page-break/>qu'il n'estoit fils du Roy, &amp; deuant que venir à aucun<text:line-break/>remede, voulant s'en acertener, il requit la Royne de<text:line-break/>parler à elle à part. Et s'estans retirez à part, le mede(-)<text:line-break/>cin dist. Si vous me voulez dire la verité de ce que ie<text:line-break/>vous demanderay, vous aurez, en peu de temps, vo(-)<text:line-break/>stre fils sain, autrement ie ne vous en peux d(o2)ner au(-)<text:line-break/>cune certitude. La Royne promit inc(o2)tinent, par ser(-)<text:line-break/>ment, de ne luy nier la verité, a fin qu'il rendist à son<text:line-break/>fils, la santé, qu'elle desiroit sur toute autre chose. Ie<text:line-break/>ne<text:s/>veux, adiousta le medecin, sçauoir de vous autre<text:line-break/>chose, sinon qui est le Pere du malade : à quoy la<text:line-break/><text:span text:style-name="pb">[n.p.]</text:span><text:line-break/>Roy(-)ne respondit. Que voulez vous qui soit son pere, au(-)<text:line-break/>tre que le Roy ? Le medecin repliqua à ceste heure là :<text:line-break/>Puis que vous ne meconfessez la<text:s/>verité, ie m'en iray<text:line-break/>&amp; vostre fils mourra. La Royne oyant telles parolles<text:line-break/>delibera, pour sauuer la vie du malade, de manifester<text:line-break/>au medecin, ce qu'elle n'eust dict à personne du m(o2)(-)<text:line-break/>de, pour chose qui soit : &amp; s'estant par serment, faict<text:line-break/>promettre, qu'il seroit tressecret, elle c(o2)mença à dire<text:line-break/>non sans grande honte : Sans m'estendre beaucoup,<text:line-break/>vous deuez sçauoir c(o2)bien auiourd'huy est mauuaise<text:line-break/>la c(o2)dition des f(e2)mes, lesquelles estans mariees, n'(o2)t<text:line-break/>la grace &amp; faueur d'auoir des enfans, esquels l'(o2) peut<text:line-break/>dire par effect, que leur contentem(e2)t &amp; felicité c(o2)(-)<text:line-break/>sistent : pource que l'on voit au contraire, que quand<text:line-break/>les maris ne peuuent auoir enfans de leurs femmes,<text:line-break/>comme si le default venoit d'elles, il les ont en hai(-)<text:line-break/>ne, &amp; les traitent mal de parolles &amp; d'effect, &amp; en<text:line-break/>fin les abandonnent souuent du tout, taschans d'a(-)<text:line-break/>uoir d'ailleurs quelque bastard, qui leur succede à l'he<text:line-break/>ritage. Me trouu(a2)t en ces termes aussi, ay(a2)t demou(-)<text:line-break/>ré quelques annees auec le Roy, sans deuenir encein(-)<text:line-break/>te à rais(o2) dequoy on me repuroit sterile, &amp; estois peu<text:line-break/>estimee de chacun, ie proposay voir si le default ve(-)<text:line-break/>noit de moy, ou de mon mary. Ainsi estant d'auantu(-)<text:line-break/>re venu à la court le meusnier, qui a coustume de por(-)<text:line-break/>ter la farine &amp; me voyant<text:s/>la c(o2)modité assez propre<text:line-break/>&amp; bonne pour ce que le Roy estoit allé, ce iour là, à<text:line-break/>la chasse, de maniere, que hors mis mes damoiselles,<text:line-break/>personne n'estoit demouré au logis du Roy, ie les fis<text:line-break/>venir à moy, &amp; souz couleur d'auoir à luy parler se(-)<text:line-break/>crettement,<text:s/>i'eu affaire à luy, &amp; nous nous sommes<text:line-break/>trouuez ainsi quelques autresfois, de maniere que<text:line-break/><text:span text:style-name="pb">[350]</text:span><text:line-break/>ie suis deuenue enceinte, &amp; surce ie trouuay moyen,<text:line-break/>que le Roy couchast de nuict, auec moy, pour mieux<text:line-break/>couurir le faict, c(o2)me ie fis. Car le temps d'enfanter,<text:line-break/>est(a2)t venu, l'on estima que l'enfant que i'eu apparte(-)<text:line-break/>noit au Roy c(o2)me l'(o1) a tousiours faict, &amp; depuis ce<text:line-break/><text:soft-page-break/>temps là i'ay tousiours esté tenue &amp; reueree comme<text:line-break/>Roine. Ie vous prie donc, que par vostre industrie &amp;<text:line-break/>doctrine, vous me conseruiez, ce<text:s/>que par ruse &amp; auec<text:line-break/>si gr(a2)d danger, i'ay acquis. Le Medecin se souzriant<text:line-break/>fit responce, qu'elle n'eust point de peur, &amp; qu'(e2)bref,<text:line-break/>il luy rendroit son fils sain &amp; sauf. Ainsi par plusieurs<text:line-break/>remedes, mais specialement le nourrissant de vian(-)<text:line-break/>des non trop delicates, mais de gros s(a2)g &amp; nourritu(-)<text:line-break/>re c(o2)uenable au naturel d'iceluy, il recouura en peu<text:line-break/>de iours sa santé accoustumee. Et le Medecin pensant<text:line-break/>que desormais, il s'(e2) pouuoit retourner en la maison<text:line-break/>estans les choses asseurees, il demanda congé. On luy<text:line-break/>presenta beaucoup d'or &amp; argent, &amp; fut remené a(-)<text:line-break/>uec honorable compagnie, vers Hipocrate son on(-)<text:line-break/>cle : lequel ayant entendu du Nepueu, comme la cho(-)<text:line-break/>se estoit passee, cogneut qu'il le sur passoit déja, en la<text:line-break/>merueilleuse experience, faicte<text:s/>en peu de temps. Et<text:line-break/>là où il s'en deuoit reiouir, veu qu'il estoit sa facture,<text:line-break/>incontinent il s'enflamma d'enuie, &amp; craignant<text:line-break/>qu'il deuint plus excellent &amp; plus ren(o2)mé que luy<text:line-break/>ayant mesmes à estre heritier de ce qu'il auoit, &amp; de<text:line-break/>son bien, sur tout d'vne grande quantité de liures,<text:line-break/>qu'il auoit composez selon ses experiences, il auoit<text:line-break/>peur, qu'ils ne le fassent deuenir plus gr(a2)d que luy, &amp;<text:line-break/>que par consequent il ne vint à iouir du fruict de ses<text:line-break/>trauaux. Parquoy il proposa le faire mourir secrete(-)<text:line-break/>ment, &amp; y ayant bien pensé, il l'appella vn iour, en<text:line-break/><text:span text:style-name="pb">[n.p.]</text:span><text:line-break/>vn iardin, plein de simples infiurs, &amp; luy demandant<text:line-break/>s'il cognoissoit la vertu d'aucuns d'iceux, il luy resp(o2)(-)<text:line-break/>dit que ouy : &amp; luy commanda qu'il en print vne. A<text:line-break/>ceste heure là se baissant, sans<text:s/>aucun soupçon, pour<text:line-break/>prendre vne herbe, l'enuieux vieillard le frappa d'vne<text:line-break/>hache qu'il auoit souz sa robe, &amp; l'atterra du premier<text:line-break/>coup aussi tost qu'il le vid mort, pour couurir sa cruel<text:line-break/>le mechanceté, il fit là vne fosse, &amp; l'enseuelit. Peu de<text:line-break/>iours apres, Dieu voulut, par son iuste iugement, qui<text:line-break/>ne laisse iamais aucun mal impuny, qu'il tomba ma(-)<text:line-break/>lade, auec vn flux si grand &amp; malin, qu'aucun mede(-)<text:line-break/>cin n'y peut iamais trouuer remede, pour le restrain(-)<text:line-break/>dre, c(o2)me il falloit. A ceste heure là Hipocrate vou(-)<text:line-break/>lant demonstrer sa science aux assistans, fit emplir vn<text:line-break/>vaisseau d'eau, &amp; ayant mis dedans certaine pouldre,<text:line-break/>il fit ouurir plusieurs trouz qui estoient à l'entour du<text:line-break/>vase, à fin de voir, si l'eau voudroit sortir, mais la ver(-)<text:line-break/>tu de la pouldre auoit tellement reserré la nature de<text:line-break/>l'eau, qu'elle demoura dedans le vase, comme si elle<text:line-break/>eust esté glacee, dequoy furent fort esmerueillez ceux<text:line-break/>qui virent cela : mais le iugement d'iceluy ne fut pas<text:line-break/>à propos de faire vne telle experi(e2)ce, en son flux, pour<text:line-break/><text:soft-page-break/>ce que le restraign(a2)t du tout, luy eust esté mesmem(e2)t<text:line-break/>mortel. Ce nonobstant il pensa que nature luy deust<text:line-break/>aider, bien que, si le nepueu eust esté en vie, il en eust<text:line-break/>esté beaucoup plus asseuré. Il print ceste eau, &amp; co(-)<text:line-break/>gnoissant, finalement, mais<text:s/>trop tard, qu'il auoit com(-)<text:line-break/>mis vne grande faulte, il commencea à souspirer,<text:line-break/>&amp; se plaindre, appellant souu(e1)t son nepueu, mais c'e(-)<text:line-break/>stoit en vain, &amp; ainsi la memoire d'iceluy luy causoit<text:line-break/>vn regret &amp; desplaisir infiny, auec lequel, il finit mi(-)<text:line-break/>serablement sa vie.</text:p>
      <text:h text:style-name="Titre2" text:outline-level="2"><text:span text:style-name="pb">[351]</text:span><text:line-break/>ROLAND RIGVCE, AYANT DONNE<text:line-break/><text:span text:style-name="T4061">ordre, pour se trouuer un soir, auec sa dame &amp; amoureu</text:span><text:line-break/><text:span text:style-name="T4062">se est empesché par le mary d'icelle, mais iceluy par vn</text:span><text:line-break/><text:span text:style-name="T4063">nouuel aduis, le faisant sortir de la maison, print le plai(-)</text:span><text:line-break/><text:span text:style-name="T4064">sir amoureux de l'Amie.</text:span></text:h>
      <text:h text:style-name="P4065" text:outline-level="2">Novvelle ix.</text:h>
      <text:p text:style-name="P4066"><text:span text:style-name="T4067">C</text:span>Este nouuelle mise à fin, le Roy com(-)<text:line-break/>manda à Lauinie de dire la sienne &amp;<text:line-break/>elle commença à dire en ceste ma(-)<text:line-break/>niere :</text:p>
      <text:p text:style-name="p">Ie veux rac(o2)ter vne plais(a2)te nouuelle,<text:line-break/>la(q2)lle vous fera cognoistre à tout le moins cecy, que<text:line-break/>l'esprit de la femme est<text:s/>tant sultil, que qu(a2)d elle veut<text:line-break/>elle vientà fin de son proiect, combi(e2) que ie ne vueil(-)<text:line-break/>le dire, pource que ie suis f(e2)me, qu'il faille emploier,<text:line-break/>nostre subtilité en telles affaires, mais bien, en quel(-)<text:line-break/>quel chose b(o2)ne &amp; profitable : toutefois puis qu'il est<text:line-break/>permis de no(us) recreer pour ceste heure, par toute sor<text:line-break/>te de contes, ie ne feray difficulté de reciter cestuy cy,<text:line-break/>sçachant mes dames que vous ne vous en scandali(-)<text:line-break/>serez point, &amp; que ces Gentils hommes, conside(-)<text:line-break/>rans le lieu &amp; le temps, n'en feront que rire.</text:p>
      <text:p text:style-name="p">Il y auoit &amp; n'y a pas long temps, en la ville d'A(-)<text:line-break/>rezzo, vn ieune homme appellé le sieur Roland Ri(-)<text:line-break/>guce, noble &amp; vaillant. Cestuy cy pour euiter l'oisi(-)<text:line-break/>ueté, se mit à seruir, pensant qu'elle le meritast ainsi,<text:line-break/>vne tresbelle ieune femme, ayant pour mary Denis<text:line-break/>d'Abeti. Il se sçent tant bien &amp; si secrettement gou(-)<text:line-break/>uerner en ceste sienne amour, qu'il obtint ce qu'il de<text:line-break/>siroit de l'Aymee, sans qu'aucun s'en apperceust fors<text:line-break/><text:span text:style-name="pb">[n.p.]</text:span><text:line-break/>vne chambriere. Mais à cause de la ialousie du ma(-)<text:line-break/>ry, lequel ne sortoit pas souuent de la maison, elle ne<text:line-break/>pouuoit pas souuent gouster les fruicts de l'amour.<text:line-break/>Vn iour entre autres, ay(a2)t iceluy donné assignation<text:line-break/>à Iulie (pource que celle qu'il seruoit se nommoit<text:line-break/>ainsi) de se trouuer le soir auec<text:s/>elle, &amp; ay(a2)t esté acer(-)<text:line-break/><text:soft-page-break/>tené qu'on luy ouuriroit l'huis, pource que le mary<text:line-break/>deuoit aller, ce soir là, soupper en vn iardin, auec<text:line-break/>quelques siens amis : ce que toutesfois il ne fit pas, ou<text:line-break/>par ialousie, ou pour autre chose. Et neant moins<text:line-break/>Roland, delibera, malgré quic(o2)que le voudroit em(-)<text:line-break/>pescher, par vne nouuelle &amp; belle astuce, iouir de sa<text:line-break/>douceur accoustumee : &amp; ayant soudain trouué vn<text:line-break/>sien tresfidele compagnon, nommé Iulian, qui co(-)<text:line-break/>gnoissoit son amour, il luy enchargea ce qu'il deuoit<text:line-break/>faire, aussi tost que le Soleil seroit couché : &amp; puis il<text:line-break/>commença à attendre l'heure designee, qui n'estoit<text:line-break/>pas loin, se promenant deuant la maison de sa dame.<text:line-break/>Ceste maison d'auanture auoit vne vne porte, qui se<text:line-break/>pouuoit bien ouurir, par le moyen d'vne petite cor(-)<text:line-break/>de attachee au ressort, par dedans &amp; passoit par vn<text:line-break/>petit pertuis dehors, &amp; à peine toutesfois le pouuoit<text:line-break/>on apperceuoir, mais l'amoureux ieune homme le<text:line-break/>sçauoit bien. L'heure estant venuevn Troyen, com(-)<text:line-break/>me ils auoient parauant aduisé entre eux, assaillit, a(-)<text:line-break/>uec vne autre sien compagnon, ce Riguce, de grande<text:line-break/>brauade : &amp; Riguce n'ayant ny espee ny autres armes<text:line-break/>desquelles il se peust deffendre s'estant aproché de<text:line-break/>la porte de l'aimee, tira à soy la corde, qui l'ouurit<text:line-break/>&amp; entra, &amp; le ialoux, qui auoit bien veu le tout<text:line-break/>d'vne fenestre, &amp; qui n'eust iamais pensé à ce trait,<text:line-break/><text:span text:style-name="pb">[352]</text:span><text:line-break/>le receut humainem(e2)t &amp; de tresb(o2)ne vol(o2)té, &amp; sem<text:line-break/>blablement sa femme, laquelle ne sçachant rien de<text:line-break/>l'astuce &amp; ruse de son amant, estoit deuenue<text:line-break/>transie &amp; demie morte &amp; trembloit comme la<text:line-break/>fueille, le voyant ainsi venu à l'impourueu, &amp;<text:line-break/>comme poursuiuy de quelques mauuais siens en(-)<text:line-break/>nemis, tout craintif &amp; esperdu. Et quoy qu'el(-)<text:line-break/>le fust bien fachee &amp; coleree de le voir en ce point<text:line-break/>se doutant qu'il auoit reçeu quelque facherie, ou<text:line-break/>bien que l'on luy en vouloit faire, elle ne fit au(-)<text:line-break/>cun semblant de cognoistre cestuy-cy, de peur de<text:line-break/>donner à son mary occasion de soupçonner, qu'il<text:line-break/>fust son amant : estant le propre des femmes,<text:line-break/>en tel cas, de deuenir de peur, pafles &amp; eston(-)<text:line-break/>nees, de maniere que pour cest estonnement<text:line-break/>duquel elle fut surprinse à l'heure, son mary ne<text:line-break/>se pouuoit douter d'aucune chose, veu qu'il n'en<text:line-break/>fut pas moins esbahy &amp; estonne qu'elle.<text:line-break/>De là à peu de temps, apres qu'ils luy eurent vn peu<text:line-break/>donné loisir de respirer &amp;<text:s/>prendre haleine, se<text:line-break/>faignant tout transporté de la peur, qu'il auoit<text:line-break/>eu de ses mauuais poursuiuans n'ayant aucunes<text:line-break/>armes pour se deffendre à l'encontre d'eux, comme<text:line-break/>i'ay dict cy dessus, Denis demanda au ieune hom(-)<text:line-break/><text:soft-page-break/>me s'il cognoissoit celuy qui l'auoit voulu frapper,<text:line-break/>&amp; pourquoy on l'auoit voulu charger en ceste ma(-)<text:line-break/>niere à telle heure. L'amant luy fit vne courte &amp;<text:line-break/>bien aduisee responce, par laquelle il l'informoit de<text:line-break/>tout, &amp; apres qu'il l'eut entretenu de Baliuernes<text:line-break/>&amp; mensonges les mieux controuuez du mon(-)<text:line-break/>de, il le pria en l'honneur de Dieu, que pour le<text:line-break/><text:span text:style-name="pb">[n.p.]</text:span><text:line-break/>grand desir qu'il auoit de se retirer en sa maison, sain<text:line-break/>&amp; sauf, il luy pleust sortir vn peu en la rue, &amp; regar(-)<text:line-break/>der, si d'auanture il verroit point passer, où demourer<text:line-break/>là attendant quelqu'vn<text:s/>qu'il pensast ou luy semblast<text:line-break/>se tenir là pour mal faire, à fin que seurement il s'en<text:line-break/>peust aller à ses affaires. Denis encore qu'il fust tres(-)<text:line-break/>ialoux, estoit neant moins bon, gracieux &amp; raisonna(-)<text:line-break/>ble, lequel ne voulant, en sorte quelconque, que le<text:line-break/>ieune homme couchast la nuict en la maison, &amp; ne<text:line-break/>sçachant par quel bout commencer pour luy donner<text:line-break/>congé, dist qu'il luy feroit bien ce plaisir qu'il reque(-)<text:line-break/>roit de luy, à fin que seurement il peust gangner sa<text:line-break/>maison sans aucun danger ou inconuenient, &amp; que<text:line-break/>veritablement c'estoit bien la moindre chose qu'il<text:line-break/>voudroit faire pour luy, estans les hommes tenuz,<text:line-break/>de secourir au besoin, comme en ceste extremité, les<text:line-break/>vns les autres : Roland le remercia humblement, &amp;<text:line-break/>luy dist que si iamais il pouuoit auoir le moy(e2) de luy<text:line-break/>rendre la pareille, il le feroit de tresbonne volonté,<text:line-break/>mais toutesfois que Dieu le voulust preseruer &amp; gar(-)<text:line-break/>der d'vn tel inconuenient auquel il estoit tombé, ne<text:line-break/>sçauoit bonnement par quel desastre. Et apres tou(-)<text:line-break/>tes ces belles parolles, le ialoux<text:s/>mary, ne se doutant<text:line-break/>d'aucune malice, sortir, comme à la bonne foy, &amp;<text:line-break/>tournant &amp; virant de rue en autre, paruint finalem(e2)t<text:line-break/>où Iulian &amp; son compagnon, qui l'auoient veu sor(-)<text:line-break/>tir, pour ce que la Lune luisoit fort, l'attendoient. Et<text:line-break/>quand il fut pres d'eux, l'vn dist. Voicy ce brigand,<text:line-break/>qui a retiré nostre ennemy en sa maison, chargeons<text:line-break/>le, puis qu'il nous à empeschez de tuer l'autre : &amp; ay(a2)s<text:line-break/>dict cela, ils se ietterent sur luy de la plus grande fu(-)<text:line-break/>rie du monde, s'estans chacun d'eux tournez en sorte<text:line-break/><text:span text:style-name="pb">[353]</text:span><text:line-break/>du costé de sa maison, qu'il ne peust s'y enfuir. Le<text:line-break/>pauure homme tout plein de peur, s'enfuir en la<text:line-break/>maison d'aucuns siens parens, &amp; Iulian &amp; son com(-)<text:line-break/>pagnon le poursuiuirent long temps : &amp; vn peu apres<text:line-break/>les parens l'accompagnerent en sa maison, auec b(o2)(-)<text:line-break/>ne compagnie, de peur de rencontrer ceux qui auoi(e2)t<text:line-break/>voulu offenser Denis : &amp; quand il fut en la maison,<text:line-break/>il trouua sa femme toute seule, laquelle apres auoir<text:line-break/>prins assez longuement tresgrand plaisir auec le ieu(-)<text:line-break/><text:soft-page-break/>ne homme, l'auoit fait retirer &amp; s'en aller, à fin que<text:line-break/>le mary qu'elle cognoissoit tresialoux, ne soupçon(-)<text:line-break/>nast aucun mal, &amp; deuinast parauanture le tout.<text:line-break/>Ainsi l'accort Roland, eust par vne telle astuce, que<text:line-break/>vous auez ouye, en despit du pauure ialoux, le bon<text:line-break/>soir, à son souhait &amp;<text:s/>plaisir, &amp; s'en gaudit depuis,<text:line-break/>auec sa douce &amp; bien aymee Iulie, beaucoup de fois,<text:line-break/>qu'il se trouua auec elle, creuant quasi tous deux de<text:line-break/>rire, de la bonne trousse &amp; tromperie.</text:p>
      <text:h text:style-name="Titre2" text:outline-level="2">ANTHOINE AIME YSABEAV, LA(-)<text:line-break/><text:span text:style-name="T4068">quelle l'ayme pareillement, desirant estre ioincte<text:s/></text:span><text:span text:style-name="T4069">en ma(-)</text:span><text:span text:style-name="T4070"><text:line-break/></text:span><text:span text:style-name="T4071">riage auec luy : vn autre trouue finement le moyen de r(o2)(-)</text:span><text:span text:style-name="T4072"><text:line-break/></text:span><text:span text:style-name="T4073">pre ceste amitié : s'insinue aux bonnes graces de la Mere</text:span><text:span text:style-name="T4074"><text:line-break/></text:span><text:span text:style-name="T4075">de la fille, &amp; l'espouse : &amp; sçachant le tort, en fin, qu'il</text:span><text:span text:style-name="T4076"><text:line-break/></text:span><text:span text:style-name="T4077">auoit faict au premier Amant, permet, par la poursuite</text:span><text:span text:style-name="T4078"><text:line-break/></text:span><text:span text:style-name="T4079">d'iceluy,<text:s/></text:span><text:span text:style-name="T4080">qu'il iouisse d'elle.</text:span></text:h>
      <text:h text:style-name="P4081" text:outline-level="2">Novvelle x.</text:h>
      <text:p text:style-name="p"><text:span text:style-name="pb">[n.p.]</text:span></text:p>
      <text:p text:style-name="P4082"><text:span text:style-name="T4083">L</text:span>E Roy voyant qu'il n'y auoit plus<text:line-break/>que luy à dire la sienne, il la commen(-)<text:line-break/>cea incontinent en ceste maniere.</text:p>
      <text:p text:style-name="p">Il y auoit à Paris vn marchant as(-)<text:line-break/>sez riche, lequel auoit vne belle fille,<text:line-break/>qu'il auoit faict esleuer<text:s/>par la mere, auec grand soin<text:line-break/>&amp; diligence. Ceste fille estant aagee de quinze à sei(-)<text:line-break/>ze ans, vint à perdre son Pere, qui mourut n'y a en(-)<text:line-break/>cores long t(e2)ps : &amp; durant le dueil, vn certain ieune<text:line-break/>h(o2)me n(o2)mé Anthoine, qui n'estoit pas de moindre<text:line-break/>maison que la fille, vint à asseoir sa veue sur elle, &amp;<text:line-break/>luy pleut tant la beauté &amp; bonne grace d'icelle (n(o2)(-)<text:line-break/>mee Ysabeau) qu'il ne pouuoit durer s'il ne la voyoit<text:line-break/>tous les iours deux ou trois fois, &amp; pour ceste cause,<text:line-break/>il espioit, quand elle estoit aux fenestres ou à la porte<text:line-break/>du logis de sa mere &amp; les festes &amp; dim(a2)ches, il alloit,<text:line-break/>pour la veoir, en l'Eglise, où la Mere auoit accou(-)<text:line-break/>stumé de la mener, à fin d'ouir la Messe. Et quant elle<text:line-break/>estoit en quelques nopces ou festin, il trouuoit moy(e2)<text:line-break/>d'y aller pour la veoit, &amp; iouyr de la veue d'vne t(a2)t<text:line-break/>rare &amp; singuliere beauté, qui estoit telle qu'en tout le<text:line-break/>quartier où elle se tenoit, ne se trouuoit sa pareille.<text:line-break/>Ce ieune Amant fit bien tant de vireuoles à l'en(-)<text:line-break/>tour, &amp; luy ietta tant d'œillades que la fille, qui n'e(-)<text:line-break/>stoit point sotte &amp; qui estoit en l'aage de pouuoir<text:line-break/>sentir les eguillons d'amour, apperceut bien, qu'il e(-)<text:line-break/>stoit frappé d'elle, &amp; qu'il l'aymoit. Et pour ceste<text:line-break/>cause, le voyant beau &amp; adroict, &amp; mesmes co(-)<text:line-break/>gnoissant bien, qu'il estoit<text:s/>yssu d'honorables gens,<text:line-break/><text:soft-page-break/>pource que la maison du pere du ieune homme n'e(-)<text:line-break/>stoit pas eslongnee de celle de la fille, elle l'ayma<text:line-break/><text:span text:style-name="pb">[354]</text:span><text:line-break/>d'amour reciproque, sans toutesfois luy en monstrer<text:line-break/>aucun signe, &amp; estoit bien aise de le voit aucunes(-)<text:line-break/>fois passer par<text:s/>deuant la maison de sa mere, combien<text:line-break/>quelle ne fist pas semblant de le voir quand il passoit<text:line-break/>de peur de contreuenir aux loix de modestie conue(-)<text:line-break/>nables aux honnestes filles comme estoit Isabeau.<text:line-break/>Or l'amour s'enflamma tellement au cœur du ieune<text:line-break/>amoureux,<text:s/>que force luy fut, en fin, découurir son<text:line-break/>feu à Isabeau : à quoy faire, il demoura fort long<text:line-break/>temps, ne pouuant trouuer le moyen de l'accoster,<text:line-break/>pource que sa mere ne la laissoit aucunement trotter<text:line-break/>ny courir çà de là, pour l'inconuenient qui en pou(-)<text:line-break/>uoit aduenir, comme nous voyons qu'il aduient au(-)<text:line-break/>cunefois, par la trop grande licence &amp; liberté qui est<text:line-break/>donnee aux filles, desquelles la garde est fort dan(-)<text:line-break/>gereuse. Mais en fin il trouua moyen de parler à<text:line-break/>vne certaine lauandiere, qui hantoit en la maison de<text:line-break/>la fille, pour faire les buees, à laquelle, ayant faict<text:line-break/>quelque don, &amp; luy ayant promis b(o2)ne recompen(-)<text:line-break/>se, il declara son intention, qui estoit de parler de<text:line-break/>sa part à Ysabeau, &amp; luy declarer la peine &amp; le<text:line-break/>martyre qu'il enduroit à l'occasion d'icelle,<text:s/>qui luy<text:line-break/>sembloit n(o2) seulem(e2)nt belle, mais aussi l'ydee mesme<text:line-break/>de beauté. La lau(a2)diere luy promit de faire en ce tout<text:line-break/>ce qu'il voudroit, pourueu que ce fust en intention<text:line-break/>de se ioindre à elle par mariage : &amp; qu'autrement elle<text:line-break/>ne se voudroit ingerer<text:s/>de porter telles parolles, &amp;<text:line-break/>que s'il estoit ainsi qu'il voulust aymer pour l'abuser,<text:line-break/>ce qui estoit abominable, il falloit qu'il s'adressast<text:line-break/>à autres femmes qu'elle, qui auoit l'honneur en re(-)<text:line-break/>commendation encore qu'elle fust pauure. Il luy<text:line-break/><text:span text:style-name="pb">[n.p.]</text:span><text:line-break/>fit responce que c'estoit à ceste fin mesme, qu'il l'a<text:line-break/>vouloit aymer &amp; l'aymoit : mais qu'il n'y auoit point<text:line-break/>de mal de la sonder, &amp; sçauoir si elle seroit ferme<text:line-break/>aux assaults que les amans, lesquels veulent abuser<text:line-break/>les filles, ont accoustumé de leur liurer. Vous pou(-)<text:line-break/>uez donc bien, dist la Lauandiere, enuoyer en ceste<text:line-break/>charge autre que moy, pource que ie ne suis bonne<text:line-break/>à ces assaults que vous dites, &amp; ne suis tant vaillante<text:line-break/>que ie puisse prendre de force ou par ruse, vne place<text:line-break/>que ie sçay estre imprenable autrement<text:s/>que par l'h(o2)<text:line-break/>nesteté, vertu &amp; moyens licites, car ie cognois bien<text:line-break/>la fille, il y a long temps, &amp; ses parens aussi. Or bien<text:line-break/>repliqua le ieune homme, allez y comme vous vou(-)<text:line-break/>drez, &amp; le trouuerez bon, ie suis content, vous as(-)<text:line-break/>seurant que mon amour est honneste &amp; tend à bon(-)<text:line-break/><text:soft-page-break/>ne fin : ce que ie vous prie instamment luy donner<text:line-break/>à entendre, &amp; la prier de ma part, de me vouloir<text:line-break/>bien, &amp; me preferer en amour à tous autres. Quant<text:line-break/>à moy, i'y eusse bien procedé, &amp; procederois au(-)<text:line-break/>trement en la demandant de prime face à sa mere,<text:line-break/>mais sçachant comme aucunesfois, les mariages se<text:line-break/>portent mal, qui ne sont du gré &amp; consentement des<text:line-break/>deux parties, mais par contrainte &amp; force des par(e2)s,<text:line-break/>ie veux bien, en ce cognoistre &amp; sonder la volonté<text:line-break/>de la fille, deu(a2)t que ie<text:s/>la fasse dem(a2)der. Parquoy al(-)<text:line-break/>lez vous y en, ou bien parlez à elle, quand l'occasion<text:line-break/>se pourra presenter vne autrefois d'aller là dedans :<text:line-break/>&amp; vous cognoistrez, comme ie vous ay déja touché<text:line-break/>cv dessus, que vous n'aurez pas faict plaisir à vn in(-)<text:line-break/>grat.<text:s/>Ceste femme n'y faillit pas : car le l(e2)demain, elle<text:line-break/>alla au logis d'Ysabeau, &amp; la trouuant seule, elle<text:line-break/><text:span text:style-name="pb">[355]</text:span><text:line-break/>c(o2)(-)mença à luy dire familierement, sçachant que la<text:line-break/>fille ne se sentoit point estrange d'elle : Ysabeau,<text:line-break/>parle l'on point ceans de vous marier ? par ma foy,<text:line-break/>il fault que vostre mere, prenne ceans quelque hon(-)<text:line-break/>neste gendre, qui la secoure en ses affaires : &amp; puis<text:line-break/>vous estes d'aage d'estre mariee. Ysabeau respondit,<text:line-break/>qu'il n'estoit temps de parler de ces choses là, &amp;<text:line-break/>qu'il leur falloit pleurer<text:s/>&amp; non pas penser en ma(-)<text:line-break/>riage. Comment pleurer, dist la lauandiere, c'est<text:line-break/>à faire à ceux la qui sont tristes : ie ne vous dy rien,<text:line-break/>que Dieu ne commande : le mariage est vn sacre(-)<text:line-break/>ment, le mariage est sainct &amp; louable, &amp; si vous vou(-)<text:line-break/>lez, ie vous sçay vn bon party. Et quel, respondit<text:line-break/>la fille ? Le Sieur Antoine, repliqua l'autre, qui est le<text:line-break/>meilleur enfant du monde, auec lequel vous seriez<text:line-break/>la plus heureuse femme qui fut iamais sur la terre.<text:line-break/>Ysabeau, qui auoit cogneu par mille signes, qu'An(-)<text:line-break/>toine luy portoit affection, vid bien que ceste fem(-)<text:line-break/>me auoit charge de porter ces parolles, &amp; la couleur<text:line-break/>incontinent luy monta au visage, &amp; quant &amp;<text:line-break/>quant se sentit outree encore plus fort que deuant,<text:line-break/>à cause de luy, d'vn trait amoureux, tant aceré,<text:line-break/>qu'il luy auoit percé le cœur, si bien que dissimulant<text:line-break/>neantmoins son affection &amp; ardeur, &amp; cachant<text:line-break/>les secrettes flammes qui la deuoroyent, elle ne fit<text:line-break/>que dire, Ha ie suis trop peu de chose, pour vn tant<text:line-break/>vertueux ieune homme : &amp; puis peut estre ne suis-ie<text:line-break/>pas assez<text:s/>riche pour luy. Que vous souciez vous,<text:line-break/>dist la femme, dist la fille on pourroit parauanture<text:line-break/>voir de pires mariages. La lauandiere partit de la,<text:line-break/><text:span text:style-name="pb">[n.p.]</text:span><text:line-break/>vn peu apres, &amp; s'en alla porter ceste responce à An(-)<text:line-break/>thoine, qui en fut le plus ioyeux &amp; c(o2)tent du<text:s/>mon(-)<text:line-break/><text:soft-page-break/>de : &amp; depuis s'(e2)hardit de parler à la fille, qui le receut<text:line-break/>tousiours humainement : ce que le ieune h(o2)me vo(-)<text:line-break/>yant, ne fit difficulté de la demander à la mere,<text:line-break/>laquelle la luy accorda incontin(e2)t. Sur ses entrefaites<text:line-break/>vint vn second, amy d'vn facteur de la maison par<text:line-break/>le moyen en duquel il sçeut l'amour d'Anthoine, &amp; le<text:line-break/>bon recueil qu'il auoit de la mere &amp; de la fille, de<text:line-break/>laquelle il s'attendoit estre le mary : &amp; cestuy cy<text:line-break/>s'appelloit le Sieur Hercules, que le Pere auoit lais(-)<text:line-break/>sé fort riche : lequel estant deuenu fort amoureux<text:line-break/>d'Ysabeau, auoit plusieurs fois tasché de gangner<text:line-break/>sa bonne grace, mais c'estoit en vain. Et pour ce(-)<text:line-break/>ste cause, voyant qu'il perdoit son temps &amp; sa peine,<text:line-break/>&amp; qu'il ne faisoit non plus que s'il se fust amusé à<text:line-break/>batre l'eau, pria ce facteur de la maison, faire en sor(-)<text:line-break/>te, qu'il empeschast ce mariage d'Anthoine &amp;<text:line-break/>Ysabeau, ce qu'il pourroit faire donnant à entendre<text:line-break/>à la Mere &amp; à la fille, qu'Anthoine estoit vn hom(-)<text:line-break/>me desbauché, vn ioueur, vn querelleur, &amp; vn<text:line-break/>paillard, auec lequel vne femme auroit fort mau(-)<text:line-break/>uais traitement. Ce que le facteur fit, en sorte que<text:line-break/>la Mere &amp; la fille en estoient presque du premier<text:line-break/>coup desgoustees, tant pour la bonne opinion qu'ils<text:line-break/>auoient de celuy qui leur en parloit, que pource<text:line-break/>que naturellement ce sexe est credule. D'autre costé,<text:line-break/>le Sieur Hercules, trouua moyen d'accoster An(-)<text:line-break/>thoine &amp; se lerendre familier, tellement qu'Anthoi(-)<text:line-break/>ne ne luy celoit rien de ses principalles affaires, &amp;<text:line-break/>vn iour entre autres, il luy dist qu'il aimoit ceste fille,<text:line-break/>&amp; que mesmes elle luy auoit esté accordec : &amp; le fin<text:line-break/><text:span text:style-name="pb">[356]</text:span><text:line-break/>renard luy respondit là dessus. Seigneur Anthoine,<text:line-break/>si vous n'estiez bien mon amy, ie ne voudrois pas<text:line-break/>vous dire, que si vous faites ce que vous pretendez,<text:line-break/>vous faictes la plus grande faute, que iamais hom(-)<text:line-break/>me fit. Pourquoy dist Anthoine ? Pource repliqua<text:line-break/>l'autre, que ie sçay de bonne part, que la fille que<text:line-break/>vous voulez prendre, est duite déja au mestier d'a(-)<text:line-break/>mour, &amp; que vous n'en aurez pas la fleur. Ah<text:line-break/>comment est il possible, dist Anthoine. Croyez<text:line-break/>hardiment ce que ie vous dy : car il est ainsi : mais<text:line-break/>comme ie le vous dy en frere &amp; amy, ie vous prie<text:line-break/>qu'il ne passe pas outre, &amp; que ie parle à vn sourd,<text:line-break/>car ie ne voudrois pas ailleurs deshonnorer vne fil(-)<text:line-break/>le, &amp; pourueu que vous n'entriez en ce labirinthe,<text:line-break/>ie ne me soucie pas du malheureux qui y entrera :<text:line-break/>vous estes trop mon amy, pour vous celler vne<text:line-break/>chose, qui m'est tant manifeste. Anthoine fut à<text:line-break/>ceste heure là tout refroidy de sa premiere asse(-)<text:line-break/>ction, selon que les hommes volontiers croyent<text:line-break/><text:soft-page-break/>plustost le mal que le bien, &amp; n'alla plus voir<text:line-break/>son accordee : &amp; l'accordee ne se soucia plus aussi<text:line-break/>aucunement de luy. Et ce pendant Hercules, s'e(-)<text:line-break/>stant insinué par le moyen du Facteur (auquel fut<text:line-break/>promis vn habillement de draps de soye pour sa<text:line-break/>peine &amp; quelque autre grand auantage) aux bonnes<text:line-break/>graces de la mere de la fille, eut la fille en maria(-)<text:line-break/>ge bien tost apres, &amp; la fille partie pour complaire à<text:line-break/>sa mere, qui le vouloit ainsi, partie de l'ennuy qu'elle<text:line-break/>portoit, pour l'amour du premier, qu'elle ne pouuoit<text:line-break/>bien oster de sa fantasie, encores que pour les vices,<text:line-break/>qu'à tort on luy auoit dechifrez d'iceluy, elle taschast<text:line-break/><text:span text:style-name="pb">[n.p.]</text:span><text:line-break/>par tous moyens de l'oublier, accepta ce mary. Et e(-)<text:line-break/>stant le mariage faict &amp; consommé, aduint que le<text:line-break/>sieur Hercule ayant ce qu'il demandoit, &amp; ne se sou(-)<text:line-break/>ciant de tenir promesse au Facteur, qui auoit esté<text:line-break/>cause de son bien, le laissa là &amp; n'en fit aucun comte :<text:line-break/>dequoy le Facteur indigné, s'en alla aduertir le sieur<text:line-break/>Anthoine du mauuais tour que le sieur Hercule<text:line-break/>luy auoit ioué, mais il se garda bien de luy dire qu'il<text:line-break/>en eust esté le moyen : Anthoine sçachant cela fit<text:line-break/>aduertir Ysabeau de la trahison qui luy auoit esté<text:line-break/>iouee, &amp; du tort que luy auoit faict son desloyal<text:line-break/>mary, lequel pour le priuer d'elle, &amp; s'emparer de<text:line-break/>son seul bien &amp; vnique esperance, luy auoit faict en(-)<text:line-break/>tendre qu'elle estoit putain, &amp; auoit esté si traistre<text:line-break/>que de luy faire croire &amp; à sa mere aussi, qu'il estoit<text:line-break/>vn debauché &amp; homme mal viuant, &amp; que si n'estoit<text:line-break/>pour l'amour d'elle, il en voudroit auoir sa raison,<text:line-break/>auec<text:s/>l'espee, &amp; ques s'il ne craignoit de luy faire des(-)<text:line-break/>plaisir, il ne failleroit pas de l'attaquer, en quelque<text:line-break/>part qu'il le trouuast, pour le faire repentir d'vne tel(-)<text:line-break/>le trahison &amp; desloyauté : la supliant auoir souue(-)<text:line-break/>nance de luy, &amp; n'oublier la premiere affection &amp;<text:line-break/>amitié qu'il estoit asseuré, qu'elle auoit assise en luy :<text:line-break/>que quant à luy il n'aymeroit iamais autre femme<text:line-break/>qu'elle, pour luy monstrer, que son faux mary, auoit<text:line-break/>mechamment &amp; faussement menty de luy auoit fait<text:line-break/>entendre, qu'il fust vn homme<text:s/>de mauuais gouuer(-)<text:line-break/>nement. Ysabeau sçachant le trait que son mary luy<text:line-break/>auoit ioué ne le peut iamais aymer de bon cœur, &amp;<text:line-break/>le luy reprocha maintesfois : &amp; pour la punition d'vn<text:line-break/>tel mesfaict, dit on qu'elle s'accommoda auec<text:line-break/><text:span text:style-name="pb">[357]</text:span><text:line-break/>An(-)thoine, pour prendre ensemble, en baisers &amp; plaisirs<text:line-break/>amoureux, vengeance du traistre, qui auoit troublé<text:line-break/>&amp; rompu vne si saincte amitié, &amp; osté la bonne re(-)<text:line-break/>nommee de l'vn &amp; de l'autre, pour paruenir a ses<text:line-break/>fins, qui luy ont esté plus pernicieuses &amp; dommagea<text:line-break/><text:soft-page-break/>bles qu'il ne pensoit pas, pource qu'Isabeau, com(-)<text:line-break/>me i'ay dict, le voyant, pensoit voir vn diable d'en(-)<text:line-break/>fer, &amp; qu'en fin elle luy attacha le panache auiour(-)<text:line-break/>d'huy tant commun que chacun de vous sçait. Voi(-)<text:line-break/>la comment la tromperie, qu'il a controuuee &amp; pra(-)<text:line-break/>tiquee à<text:s/>l'endroit de ces deux fideles Amans, tombe<text:line-break/>en fin sur luy mesme, ainsi que voyez.</text:p>
      <text:p text:style-name="p">Le Roy voyant que le soir suruenant n'estoit pas<text:line-break/>loin, sans se leuer de son siege commencea à dire :<text:line-break/>Mes Dames, il y a dix iours que nous sommes icy<text:line-break/>à discourir des nouuelles. Ie trouuerois bon, de<text:line-break/>nous transporter en quelque autre lieu, pource<text:line-break/>que nostre compagnie est beaucoup augmentee, &amp;<text:line-break/>si vous estes d'aduis contraire, ie sçay bien déja a qui<text:line-break/>ie dois deferer la coronne &amp; le gouuernement, pour<text:line-break/>le iour de demain. Les Dames<text:s/>surce tindrent plu(-)<text:line-break/>sieurs propos, &amp; en fin se tindrent au conseil du<text:line-break/>Roy, &amp; quand l'heure du soupper fut venue, ils<text:line-break/>soupperent tous auec grand plaisir, &amp; puis se mirent<text:line-break/>à sonner &amp; iouer des luths &amp; violes, qu'ils accorde(-)<text:line-break/>rent aux chansons, de fort bonne grace. Et ayans<text:line-break/>déja passé le temps vne bonne partie de la nuict, le<text:line-break/>Roy donna congé à chacun : &amp; le lendemain, dés<text:line-break/>que le Soleil fut lené, ils se transporterent tous en<text:line-break/>vn autre plaisant lieu, que ie vous diray vne autre<text:line-break/>fois, où estans attenduz, ils<text:s/>furent ioyeusement<text:line-break/><text:span text:style-name="pb">[n.p.]</text:span><text:line-break/>re(-)cueilliz, &amp; se donnerent plaisir &amp; bon temps, com(-)<text:line-break/>me ils auoient déja faict les dix iours precedens, &amp;<text:line-break/>raconterent des nouuelles, non moins plaisantes que<text:line-break/>les premieres sus mentionnees, desquelles le mon(-)<text:line-break/>de iouira vn iour, Dieu aydant, qui nous vueille gar(-)<text:line-break/>der à iamais.</text:p>
      <text:p text:style-name="p"><text:span text:style-name="T4084">Fin des Cent facetieuses &amp; choisies Nouuelles de</text:span><text:line-break/><text:span text:style-name="T4085">G.C.D.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text-indent="0.1652in"/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style:style style:name="C8.jal8" style:display-name="C8. j/al8" style:family="paragraph" style:parent-style-name="Normal">
      <style:paragraph-properties style:text-autospace="none" fo:text-align="justify" style:vertical-align="auto" fo:margin-bottom="0in" style:line-height-at-least="0.1944in" fo:text-indent="0.1652in"/>
      <style:text-properties style:font-name="Times" style:font-name-complex="Times" fo:font-size="12pt" style:font-size-asian="12pt" style:font-size-complex="12pt" fo:hyphenate="true"/>
    </style:style>
    <style:style style:name="gras" style:display-name="gras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tilisateur Windows</dc:creator>
    <meta:creation-date>2019-02-11T12:34:00Z</meta:creation-date>
    <dc:date>2019-04-16T08:01:00Z</dc:date>
    <meta:template xlink:href="Normal.dotm" xlink:type="simple"/>
    <meta:editing-cycles>836</meta:editing-cycles>
    <meta:editing-duration>PT15300S</meta:editing-duration>
    <meta:document-statistic meta:page-count="486" meta:paragraph-count="871" meta:word-count="216036" meta:character-count="1227839" meta:row-count="23935" meta:non-whitespace-character-count="1012669"/>
  </office:meta>
</office:document-meta>
</file>